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F000000FD000000FDD6FA36F5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0146in"/>
    </style:style>
    <style:style style:name="co4" style:family="table-column">
      <style:table-column-properties fo:break-before="auto" style:column-width="1.1992in"/>
    </style:style>
    <style:style style:name="co5" style:family="table-column">
      <style:table-column-properties fo:break-before="auto" style:column-width="1.0043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3661in"/>
    </style:style>
    <style:style style:name="co8" style:family="table-column">
      <style:table-column-properties fo:break-before="auto" style:column-width="1.6307in"/>
    </style:style>
    <style:style style:name="co9" style:family="table-column">
      <style:table-column-properties fo:break-before="auto" style:column-width="1.8075in"/>
    </style:style>
    <style:style style:name="ro1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" style:family="table-cell" style:parent-style-name="Default" style:data-style-name="N121">
      <style:table-cell-properties style:glyph-orientation-vertical="0" fo:border-bottom="none" fo:background-color="#ff9966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" style:family="table-cell" style:parent-style-name="Default" style:data-style-name="N2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" style:family="table-cell" style:parent-style-name="Default">
      <style:table-cell-properties style:glyph-orientation-vertical="0"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22">
      <style:table-cell-properties style:glyph-orientation-vertical="0"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" style:family="table-cell" style:parent-style-name="Default" style:data-style-name="N122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2" style:family="table-cell" style:parent-style-name="Default">
      <style:table-cell-properties fo:background-color="#ff9966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7" style:family="table-cell" style:parent-style-name="Default" style:data-style-name="N61">
      <style:table-cell-properties style:glyph-orientation-vertical="0"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8" style:family="table-cell" style:parent-style-name="Default" style:data-style-name="N61">
      <style:table-cell-properties style:glyph-orientation-vertical="0" fo:border-bottom="0.0008in solid #000000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9" style:family="table-cell" style:parent-style-name="Default">
      <style:table-cell-properties fo:border-bottom="none" fo:border-left="0.0008in solid #000000" fo:border-right="none" fo:border-top="0.0008in solid #000000"/>
    </style:style>
    <style:style style:name="ce20" style:family="table-cell" style:parent-style-name="Default" style:data-style-name="N122">
      <style:table-cell-properties style:glyph-orientation-vertical="0" fo:border-bottom="none" fo:background-color="#ff9966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1" style:family="table-cell" style:parent-style-name="Default" style:data-style-name="N122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fo:border-bottom="none" fo:border-left="none" fo:border-right="none" fo:border-top="0.0008in solid #000000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2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" style:family="table-cell" style:parent-style-name="Default" style:data-style-name="N122">
      <style:table-cell-properties style:glyph-orientation-vertical="0" fo:background-color="#ff99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" style:family="table-cell" style:parent-style-name="Default" style:data-style-name="N122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" style:family="table-cell" style:parent-style-name="Default" style:data-style-name="N122">
      <style:table-cell-properties style:glyph-orientation-vertical="0" fo:border-bottom="0.000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8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9" style:family="table-cell" style:parent-style-name="Default" style:data-style-name="N122">
      <style:table-cell-properties fo:border-bottom="0.0008in solid #000000" fo:border-left="0.0008in solid #000000" fo:border-right="0.0008in solid #000000" fo:border-top="none"/>
    </style:style>
    <style:style style:name="ce30" style:family="table-cell" style:parent-style-name="Default" style:data-style-name="N122"/>
    <style:style style:name="ce31" style:family="table-cell" style:parent-style-name="Default">
      <style:table-cell-properties fo:border-bottom="none" fo:border-left="none" fo:border-right="0.0008in solid #000000" fo:border-top="0.0008in solid #000000"/>
    </style:style>
    <style:style style:name="ce32" style:family="table-cell" style:parent-style-name="Default" style:data-style-name="N122">
      <style:table-cell-properties style:glyph-orientation-vertical="0" fo:border-bottom="none" fo:background-color="#ff9966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3" style:family="table-cell" style:parent-style-name="Default" style:data-style-name="N122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4" style:family="table-cell" style:parent-style-name="Default" style:data-style-name="N122">
      <style:table-cell-properties style:glyph-orientation-vertical="0" fo:border-bottom="0.0008in solid #000000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5" style:family="table-cell" style:parent-style-name="Default">
      <style:table-cell-properties fo:border-bottom="none" fo:border-left="0.0008in solid #000000" fo:border-right="none" fo:border-top="none"/>
    </style:style>
    <style:style style:name="ce36" style:family="table-cell" style:parent-style-name="Default" style:data-style-name="N61">
      <style:table-cell-properties fo:border-bottom="none" fo:border-left="0.0008in solid #000000" fo:border-right="none" fo:border-top="none"/>
    </style:style>
    <style:style style:name="ce37" style:family="table-cell" style:parent-style-name="Default" style:data-style-name="N61">
      <style:table-cell-properties fo:border-bottom="none" fo:background-color="#ff9966" fo:border-left="0.0008in solid #000000" fo:border-right="none" fo:border-top="none"/>
    </style:style>
    <style:style style:name="ce38" style:family="table-cell" style:parent-style-name="Default" style:data-style-name="N61">
      <style:table-cell-properties fo:border-bottom="none" fo:background-color="transparent" fo:border-left="0.0008in solid #000000" fo:border-right="none" fo:border-top="none"/>
    </style:style>
    <style:style style:name="ce39" style:family="table-cell" style:parent-style-name="Default" style:data-style-name="N61">
      <style:table-cell-properties fo:border-bottom="0.0008in solid #000000" fo:border-left="0.0008in solid #000000" fo:border-right="none" fo:border-top="none"/>
    </style:style>
    <style:style style:name="ce40" style:family="table-cell" style:parent-style-name="Default" style:data-style-name="N60"/>
    <style:style style:name="ce41" style:family="table-cell" style:parent-style-name="Default" style:data-style-name="N2"/>
    <style:style style:name="ce42" style:family="table-cell" style:parent-style-name="Default" style:data-style-name="N2">
      <style:table-cell-properties fo:background-color="#ff9966"/>
    </style:style>
    <style:style style:name="ce43" style:family="table-cell" style:parent-style-name="Default" style:data-style-name="N2">
      <style:table-cell-properties fo:background-color="transparent"/>
    </style:style>
    <style:style style:name="ce44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45" style:family="table-cell" style:parent-style-name="Default">
      <style:table-cell-properties fo:border-bottom="none" fo:border-left="none" fo:border-right="0.0008in solid #000000" fo:border-top="none"/>
    </style:style>
    <style:style style:name="ce46" style:family="table-cell" style:parent-style-name="Default" style:data-style-name="N61">
      <style:table-cell-properties fo:border-bottom="none" fo:border-left="none" fo:border-right="0.0008in solid #000000" fo:border-top="none"/>
    </style:style>
    <style:style style:name="ce47" style:family="table-cell" style:parent-style-name="Default" style:data-style-name="N61">
      <style:table-cell-properties fo:border-bottom="none" fo:background-color="#ff9966" fo:border-left="none" fo:border-right="0.0008in solid #000000" fo:border-top="none"/>
    </style:style>
    <style:style style:name="ce48" style:family="table-cell" style:parent-style-name="Default" style:data-style-name="N61">
      <style:table-cell-properties fo:border-bottom="none" fo:background-color="transparent" fo:border-left="none" fo:border-right="0.0008in solid #000000" fo:border-top="none"/>
    </style:style>
    <style:style style:name="ce49" style:family="table-cell" style:parent-style-name="Default" style:data-style-name="N61">
      <style:table-cell-properties fo:border-bottom="0.0008in solid #000000" fo:border-left="none" fo:border-right="0.0008in solid #000000" fo:border-top="none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51" style:family="table-cell" style:parent-style-name="Default" style:data-style-name="N61"/>
    <style:style style:name="ce52" style:family="table-cell" style:parent-style-name="Default" style:data-style-name="N61">
      <style:table-cell-properties fo:background-color="#ff9966"/>
    </style:style>
    <style:style style:name="ce53" style:family="table-cell" style:parent-style-name="Default" style:data-style-name="N61">
      <style:table-cell-properties fo:background-color="transparent"/>
    </style:style>
    <style:style style:name="ce54" style:family="table-cell" style:parent-style-name="Default" style:data-style-name="N61">
      <style:table-cell-properties fo:border-bottom="0.0008in solid #000000" fo:border-left="none" fo:border-right="none" fo:border-top="none"/>
    </style:style>
    <style:style style:name="ce55" style:family="table-cell" style:parent-style-name="Default" style:data-style-name="N121">
      <style:table-cell-properties fo:border-bottom="none" fo:border-left="0.0008in solid #000000" fo:border-right="none" fo:border-top="none"/>
    </style:style>
    <style:style style:name="ce56" style:family="table-cell" style:parent-style-name="Default">
      <style:table-cell-properties fo:border-bottom="0.0008in solid #000000" fo:border-left="0.0008in solid #000000" fo:border-right="none" fo:border-top="none"/>
    </style:style>
    <style:style style:name="ce57" style:family="table-cell" style:parent-style-name="Default" style:data-style-name="N121"/>
    <style:style style:name="ce58" style:family="table-cell" style:parent-style-name="Default">
      <style:table-cell-properties fo:border-bottom="0.0008in solid #000000" fo:border-left="none" fo:border-right="none" fo:border-top="none"/>
    </style:style>
    <style:style style:name="ce59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start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4" style:family="table-cell" style:parent-style-name="Default" style:data-style-name="N2">
      <style:table-cell-properties fo:border-bottom="none" fo:border-left="0.0008in solid #000000" fo:border-right="none" fo:border-top="none"/>
    </style:style>
    <style:style style:name="ce65" style:family="table-cell" style:parent-style-name="Default" style:data-style-name="N2">
      <style:table-cell-properties fo:border-bottom="none" fo:background-color="#ff9966" fo:border-left="0.0008in solid #000000" fo:border-right="none" fo:border-top="none"/>
    </style:style>
    <style:style style:name="ce66" style:family="table-cell" style:parent-style-name="Default" style:data-style-name="N2">
      <style:table-cell-properties fo:border-bottom="0.0008in solid #000000" fo:border-left="0.0008in solid #000000" fo:border-right="none" fo:border-top="none"/>
    </style:style>
    <style:style style:name="ce67" style:family="table-cell" style:parent-style-name="Default" style:data-style-name="N126">
      <style:table-cell-properties fo:border-bottom="0.0008in solid #000000" fo:border-left="0.0008in solid #000000" fo:border-right="0.0008in solid #000000" fo:border-top="none"/>
    </style:style>
    <style:style style:name="ce68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69" style:family="table-cell" style:parent-style-name="Default" style:data-style-name="N2">
      <style:table-cell-properties fo:border-bottom="none" fo:background-color="#ff9966" fo:border-left="none" fo:border-right="0.0008in solid #000000" fo:border-top="none"/>
    </style:style>
    <style:style style:name="ce70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ce7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72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73" style:family="table-cell" style:parent-style-name="Default" style:data-style-name="N121">
      <style:table-cell-properties fo:border-bottom="0.0008in solid #000000" fo:border-left="0.0008in solid #000000" fo:border-right="none" fo:border-top="none"/>
    </style:style>
    <style:style style:name="ce74" style:family="table-cell" style:parent-style-name="Default" style:data-style-name="N130">
      <style:table-cell-properties fo:border-bottom="0.0008in solid #000000" fo:border-left="0.0008in solid #000000" fo:border-right="0.0008in solid #000000" fo:border-top="none"/>
    </style:style>
    <style:style style:name="ce75" style:family="table-cell" style:parent-style-name="Default" style:data-style-name="N122">
      <style:table-cell-properties fo:border-bottom="0.0008in solid #000000" fo:border-left="none" fo:border-right="none" fo:border-top="none"/>
    </style:style>
    <style:style style:name="ce76" style:family="table-cell" style:parent-style-name="Default" style:data-style-name="N121">
      <style:table-cell-properties fo:border-bottom="none" fo:border-left="none" fo:border-right="0.0008in solid #000000" fo:border-top="none"/>
    </style:style>
    <style:style style:name="ce77" style:family="table-cell" style:parent-style-name="Default" style:data-style-name="N121">
      <style:table-cell-properties fo:border-bottom="0.0008in solid #000000" fo:border-left="none" fo:border-right="0.0008in solid #000000" fo:border-top="none"/>
    </style:style>
    <style:style style:name="ce78" style:family="table-cell" style:parent-style-name="Default">
      <style:table-cell-properties fo:background-color="#ffffcc"/>
    </style:style>
    <style:style style:name="ce79" style:family="table-cell" style:parent-style-name="Default" style:data-style-name="N121">
      <style:table-cell-properties fo:border-bottom="0.0008in solid #000000" fo:border-left="0.0008in solid #000000" fo:border-right="0.0008in solid #000000" fo:border-top="none"/>
    </style:style>
    <style:style style:name="ce80" style:family="table-cell" style:parent-style-name="Default">
      <style:table-cell-properties fo:border-bottom="none" fo:border-left="0.0008in solid #000000" fo:border-right="0.0008in solid #000000" fo:border-top="none"/>
    </style:style>
    <style:style style:name="ce81" style:family="table-cell" style:parent-style-name="Default" style:data-style-name="N121">
      <style:table-cell-properties fo:border-bottom="none" fo:border-left="0.0008in solid #000000" fo:border-right="0.0008in solid #000000" fo:border-top="none"/>
    </style:style>
    <style:style style:name="ce82" style:family="table-cell" style:parent-style-name="Default">
      <style:table-cell-properties fo:border="none"/>
    </style:style>
    <style:style style:name="ce83" style:family="table-cell" style:parent-style-name="Default" style:data-style-name="N121">
      <style:table-cell-properties fo:border-bottom="0.0008in solid #000000" fo:border-left="none" fo:border-right="none" fo:border-top="none"/>
    </style:style>
    <style:style style:name="ce84" style:family="table-cell" style:parent-style-name="Default" style:data-style-name="N60">
      <style:table-cell-properties fo:border="none"/>
    </style:style>
    <style:style style:name="ce85" style:family="table-cell" style:parent-style-name="Default" style:data-style-name="N122">
      <style:table-cell-properties fo:border="none"/>
    </style:style>
    <style:style style:name="ce86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7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8" style:family="table-cell" style:parent-style-name="Default" style:data-style-name="N125"/>
    <style:style style:name="ce89" style:family="table-cell" style:parent-style-name="Default" style:data-style-name="N1"/>
    <style:style style:name="ce9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122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2">
      <style:table-cell-properties fo:border-bottom="none" fo:border-left="none" fo:border-right="0.0008in solid #000000" fo:border-top="none"/>
    </style:style>
    <style:style style:name="ce94" style:family="table-cell" style:parent-style-name="Default" style:data-style-name="N133"/>
    <style:style style:name="ce95" style:family="table-cell" style:parent-style-name="Default">
      <style:table-cell-properties fo:background-color="#ffff00"/>
    </style:style>
    <style:style style:name="ce96" style:family="table-cell" style:parent-style-name="Default" style:data-style-name="N2">
      <style:text-properties style:font-name="Arial1" style:font-name-asian="DejaVu Sans" style:font-name-complex="Arial1"/>
    </style:style>
    <style:style style:name="ce97" style:family="table-cell" style:parent-style-name="Default" style:data-style-name="N2">
      <style:table-cell-properties fo:background-color="#ffff00"/>
    </style:style>
    <style:style style:name="ce98" style:family="table-cell" style:parent-style-name="Default" style:data-style-name="N130"/>
    <style:style style:name="ce99" style:family="table-cell" style:parent-style-name="Default" style:data-style-name="N134"/>
    <style:style style:name="ce100" style:family="table-cell" style:parent-style-name="Default" style:data-style-name="N123"/>
    <style:style style:name="ce101" style:family="table-cell" style:parent-style-name="Default" style:data-style-name="N131">
      <style:table-cell-properties style:text-align-source="fix" style:repeat-content="false"/>
      <style:paragraph-properties fo:text-align="end" fo:margin-left="0in"/>
    </style:style>
    <style:style style:name="ce102" style:family="table-cell" style:parent-style-name="Default" style:data-style-name="N131"/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1" table:default-cell-style-name="ce10"/>
        <table:table-column table:style-name="co1" table:number-columns-repeated="4" table:default-cell-style-name="ce24"/>
        <table:table-column table:style-name="co1" table:default-cell-style-name="ce16"/>
        <table:table-column table:style-name="co3" table:default-cell-style-name="ce36"/>
        <table:table-column table:style-name="co1" table:default-cell-style-name="ce41"/>
        <table:table-column table:style-name="co1" table:default-cell-style-name="ce46"/>
        <table:table-column table:style-name="co1" table:default-cell-style-name="ce36"/>
        <table:table-column table:style-name="co1" table:default-cell-style-name="ce51"/>
        <table:table-column table:style-name="co1" table:default-cell-style-name="ce46"/>
        <table:table-column table:style-name="co1" table:number-columns-repeated="29" table:default-cell-style-name="Default"/>
        <table:table-column table:style-name="co1" table:default-cell-style-name="ce55"/>
        <table:table-column table:style-name="co1" table:default-cell-style-name="ce30"/>
        <table:table-column table:style-name="co1" table:default-cell-style-name="ce76"/>
        <table:table-column table:style-name="co1" table:default-cell-style-name="ce55"/>
        <table:table-column table:style-name="co1" table:default-cell-style-name="ce76"/>
        <table:table-column table:style-name="co1" table:default-cell-style-name="Default"/>
        <table:table-column table:style-name="co1" table:default-cell-style-name="ce81"/>
        <table:table-column table:style-name="co1" table:default-cell-style-name="ce36"/>
        <table:table-column table:style-name="co1" table:default-cell-style-name="ce57"/>
        <table:table-column table:style-name="co1" table:default-cell-style-name="ce76"/>
        <table:table-column table:style-name="co1" table:number-columns-repeated="2" table:default-cell-style-name="Default"/>
        <table:table-column table:style-name="co1" table:default-cell-style-name="ce57"/>
        <table:table-column table:style-name="co1" table:number-columns-repeated="10" table:default-cell-style-name="Default"/>
        <table:table-column table:style-name="co1" table:number-columns-repeated="3" table:default-cell-style-name="ce57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Density of helium-4 at a pressure of (0 atm) at various temperatures</text:p>
          </table:table-cell>
          <table:table-cell table:number-columns-repeated="2"/>
          <table:table-cell table:style-name="Default" table:number-columns-repeated="12"/>
          <table:table-cell table:number-columns-repeated="8"/>
          <table:table-cell table:style-name="ce60"/>
          <table:table-cell table:style-name="ce62"/>
          <table:table-cell table:number-columns-repeated="3"/>
          <table:table-cell table:style-name="ce28" office:value-type="string">
            <text:p>const value</text:p>
          </table:table-cell>
          <table:table-cell/>
          <table:table-cell table:style-name="ce19" office:value-type="string">
            <text:p>Del1</text:p>
          </table:table-cell>
          <table:table-cell table:style-name="ce22" office:value-type="string">
            <text:p>Del2</text:p>
          </table:table-cell>
          <table:table-cell table:style-name="ce22" office:value-type="string">
            <text:p>Del3</text:p>
          </table:table-cell>
          <table:table-cell table:style-name="ce22" office:value-type="string">
            <text:p>Del4</text:p>
          </table:table-cell>
          <table:table-cell table:style-name="ce22" office:value-type="string">
            <text:p>Del5</text:p>
          </table:table-cell>
          <table:table-cell table:style-name="ce22" office:value-type="string">
            <text:p>Del6</text:p>
          </table:table-cell>
          <table:table-cell table:style-name="ce31" office:value-type="string">
            <text:p>Del7</text:p>
          </table:table-cell>
          <table:table-cell table:number-columns-repeated="7"/>
          <table:table-cell table:style-name="Default" office:value-type="string">
            <text:p>Brooks and Donnelly data</text:p>
          </table:table-cell>
          <table:table-cell table:style-name="Default" table:number-columns-repeated="2"/>
          <table:table-cell table:style-name="Default" office:value-type="string">
            <text:p>gnuplot fit</text:p>
          </table:table-cell>
          <table:table-cell table:style-name="Default" office:value-type="string">
            <text:p>f(t,r) = a+b*r+c*exp(x)*t/r+d*exp(2*x)*r+(e+f*r+g*r**2)*exp(3*x)</text:p>
          </table:table-cell>
          <table:table-cell/>
          <table:table-cell table:style-name="Default" table:number-columns-repeated="4"/>
          <table:table-cell/>
          <table:table-cell office:value-type="float" office:value="37.1229">
            <text:p>37.12</text:p>
          </table:table-cell>
          <table:table-cell table:style-name="Default" office:value-type="float" office:value="-194.201">
            <text:p>-194.2</text:p>
          </table:table-cell>
          <table:table-cell office:value-type="float" office:value="-20.3025">
            <text:p>-20.3</text:p>
          </table:table-cell>
          <table:table-cell office:value-type="float" office:value="-16.3637">
            <text:p>-16.36</text:p>
          </table:table-cell>
          <table:table-cell office:value-type="float" office:value="-2.26787">
            <text:p>-2.27</text:p>
          </table:table-cell>
          <table:table-cell office:value-type="float" office:value="-0.340106">
            <text:p>-0.34</text:p>
          </table:table-cell>
          <table:table-cell office:value-type="float" office:value="-0.0509907">
            <text:p>-0.05</text:p>
          </table:table-cell>
          <table:table-cell/>
          <table:table-cell office:value-type="string">
            <text:p>gnuplot fit</text:p>
          </table:table-cell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style-name="ce28" office:value-type="string">
            <text:p>const value</text:p>
          </table:table-cell>
          <table:table-cell table:style-name="Default" table:number-columns-repeated="2"/>
          <table:table-cell table:style-name="ce19" office:value-type="string">
            <text:p>(const v=240)</text:p>
          </table:table-cell>
          <table:table-cell table:style-name="ce22"/>
          <table:table-cell table:style-name="ce31" office:value-type="string">
            <text:p>(variable v)</text:p>
          </table:table-cell>
          <table:table-cell table:style-name="ce19"/>
          <table:table-cell table:style-name="ce50" office:value-type="string">
            <text:p>(at smallest length scale)</text:p>
          </table:table-cell>
          <table:table-cell table:style-name="ce31"/>
          <table:table-cell table:style-name="ce19" office:value-type="string">
            <text:p>pi</text:p>
          </table:table-cell>
          <table:table-cell table:style-name="ce22" office:value-type="string">
            <text:p>kB</text:p>
          </table:table-cell>
          <table:table-cell table:style-name="ce22" office:value-type="string">
            <text:p>hbar</text:p>
          </table:table-cell>
          <table:table-cell table:style-name="ce22" office:value-type="string">
            <text:p>v</text:p>
          </table:table-cell>
          <table:table-cell table:style-name="ce31"/>
          <table:table-cell/>
          <table:table-cell table:style-name="ce19" office:value-type="string">
            <text:p>a0</text:p>
          </table:table-cell>
          <table:table-cell table:style-name="ce22" office:value-type="string">
            <text:p>m</text:p>
          </table:table-cell>
          <table:table-cell table:style-name="ce61" office:value-type="string">
            <text:p>atomic weight</text:p>
          </table:table-cell>
          <table:table-cell table:style-name="ce63" office:value-type="string">
            <text:p>2(p+n)</text:p>
          </table:table-cell>
          <table:table-cell table:number-columns-repeated="3"/>
          <table:table-cell table:style-name="ce67" table:formula="of:=SUM([.AC6:.AC52])/47" office:value-type="float" office:value="145.145306689034">
            <text:p>145.145</text:p>
          </table:table-cell>
          <table:table-cell/>
          <table:table-cell table:style-name="ce56" office:value-type="float" office:value="17.41647">
            <text:p>17.42</text:p>
          </table:table-cell>
          <table:table-cell table:style-name="ce58" office:value-type="float" office:value="-60.48823">
            <text:p>-60.49</text:p>
          </table:table-cell>
          <table:table-cell table:style-name="ce58" office:value-type="float" office:value="-0.5307478">
            <text:p>-0.53</text:p>
          </table:table-cell>
          <table:table-cell table:style-name="ce71" office:value-type="float" office:value="18172.61">
            <text:p>1.82E+004</text:p>
          </table:table-cell>
          <table:table-cell table:style-name="ce71" office:value-type="float" office:value="-13513980">
            <text:p>-1.35E+007</text:p>
          </table:table-cell>
          <table:table-cell table:style-name="ce71" office:value-type="float" office:value="162149900">
            <text:p>1.62E+008</text:p>
          </table:table-cell>
          <table:table-cell table:style-name="ce72" office:value-type="float" office:value="-506266100">
            <text:p>-5.06E+008</text:p>
          </table:table-cell>
          <table:table-cell table:number-columns-repeated="7"/>
          <table:table-cell table:style-name="Default" table:number-columns-repeated="4"/>
          <table:table-cell table:style-name="Default" office:value-type="string">
            <text:p>x = -(a+b*r)/t</text:p>
          </table:table-cell>
          <table:table-cell/>
          <table:table-cell table:style-name="Default" table:number-columns-repeated="4"/>
          <table:table-cell/>
          <table:table-cell table:style-name="ce85" office:value-type="float" office:value="-9.5035">
            <text:p>-9.50350</text:p>
          </table:table-cell>
          <table:table-cell table:style-name="ce85" office:value-type="float" office:value="67.9418">
            <text:p>67.94180</text:p>
          </table:table-cell>
          <table:table-cell table:style-name="ce85" office:value-type="float" office:value="-1.48637">
            <text:p>-1.48637</text:p>
          </table:table-cell>
          <table:table-cell table:style-name="ce85" office:value-type="float" office:value="5.0673">
            <text:p>5.06730</text:p>
          </table:table-cell>
          <table:table-cell table:style-name="ce85" office:value-type="float" office:value="40.6681">
            <text:p>40.66810</text:p>
          </table:table-cell>
          <table:table-cell table:style-name="ce85" office:value-type="float" office:value="5.29001">
            <text:p>5.29001</text:p>
          </table:table-cell>
          <table:table-cell table:style-name="ce85" office:value-type="float" office:value="1.41102">
            <text:p>1.41102</text:p>
          </table:table-cell>
          <table:table-cell table:number-columns-repeated="5"/>
          <table:table-cell table:style-name="Default" table:number-columns-repeated="3"/>
          <table:table-cell office:value-type="float" office:value="-13.2898">
            <text:p>-13.2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style-name="ce29" table:formula="of:=SUM([.G6:.G52])/47" office:value-type="float" office:value="0.145276655589736">
            <text:p>0.14528</text:p>
          </table:table-cell>
          <table:table-cell table:style-name="Default" table:number-columns-repeated="2"/>
          <table:table-cell table:style-name="ce35" office:value-type="string">
            <text:p>Phonon 1</text:p>
          </table:table-cell>
          <table:table-cell table:style-name="Default" office:value-type="string">
            <text:p>v = v(T)</text:p>
          </table:table-cell>
          <table:table-cell table:style-name="ce45" office:value-type="string">
            <text:p>Phonon 2</text:p>
          </table:table-cell>
          <table:table-cell table:style-name="ce35" office:value-type="string">
            <text:p>(const dens)</text:p>
          </table:table-cell>
          <table:table-cell table:style-name="Default" office:value-type="string">
            <text:p>(const dens)</text:p>
          </table:table-cell>
          <table:table-cell table:style-name="ce45" office:value-type="string">
            <text:p>(var dens)</text:p>
          </table:table-cell>
          <table:table-cell table:style-name="ce55" office:value-type="float" office:value="3.14159265358979">
            <text:p>3.1416</text:p>
          </table:table-cell>
          <table:table-cell table:style-name="ce57" office:value-type="float" office:value="1.380650424">
            <text:p>1.3807</text:p>
          </table:table-cell>
          <table:table-cell table:style-name="ce57" office:value-type="float" office:value="1.05457162853">
            <text:p>1.0546</text:p>
          </table:table-cell>
          <table:table-cell table:style-name="ce57" office:value-type="float" office:value="2.4">
            <text:p>2.4000</text:p>
          </table:table-cell>
          <table:table-cell table:style-name="ce45"/>
          <table:table-cell/>
          <table:table-cell table:style-name="ce39" office:value-type="float" office:value="0.000000000253">
            <text:p>2.53E-10</text:p>
          </table:table-cell>
          <table:table-cell table:style-name="ce54" table:formula="of:=[.X3]" office:value-type="float" office:value="6.64647618667245E-027">
            <text:p>6.65E-27</text:p>
          </table:table-cell>
          <table:table-cell table:style-name="ce54" table:formula="of:=(4.0026022/(6.02214179E+023))/1000" office:value-type="float" office:value="6.64647618667245E-027">
            <text:p>6.65E-27</text:p>
          </table:table-cell>
          <table:table-cell table:style-name="ce49" table:formula="of:=2*(1.672621E-027)+2*(1.674927E-027)" office:value-type="float" office:value="6.695096E-027">
            <text:p>6.70E-27</text:p>
          </table:table-cell>
          <table:table-cell table:number-columns-repeated="2"/>
          <table:table-cell table:style-name="ce19" office:value-type="string">
            <text:p>Density</text:p>
          </table:table-cell>
          <table:table-cell table:style-name="ce31" office:value-type="string">
            <text:p>Superfl 3</text:p>
          </table:table-cell>
          <table:table-cell/>
          <table:table-cell table:style-name="ce19"/>
          <table:table-cell table:style-name="ce50" office:value-type="string">
            <text:p>(variable densities)</text:p>
          </table:table-cell>
          <table:table-cell table:style-name="ce31"/>
          <table:table-cell/>
          <table:table-cell table:style-name="ce19"/>
          <table:table-cell table:style-name="ce50" office:value-type="string">
            <text:p>(constant densities)</text:p>
          </table:table-cell>
          <table:table-cell table:style-name="ce31"/>
          <table:table-cell table:number-columns-repeated="7"/>
          <table:table-cell table:style-name="Default" table:number-columns-repeated="5"/>
          <table:table-cell/>
          <table:table-cell table:style-name="Default" table:number-columns-repeated="4"/>
          <table:table-cell/>
          <table:table-cell office:value-type="float" office:value="36.2771">
            <text:p>36.28</text:p>
          </table:table-cell>
          <table:table-cell table:style-name="Default" office:value-type="float" office:value="-187.907">
            <text:p>-187.91</text:p>
          </table:table-cell>
          <table:table-cell office:value-type="float" office:value="-10.7351">
            <text:p>-10.74</text:p>
          </table:table-cell>
          <table:table-cell office:value-type="float" office:value="-4.48056">
            <text:p>-4.48</text:p>
          </table:table-cell>
          <table:table-cell office:value-type="float" office:value="-0.232294">
            <text:p>-0.23</text:p>
          </table:table-cell>
          <table:table-cell office:value-type="float" office:value="-0.0420492">
            <text:p>-0.04</text:p>
          </table:table-cell>
          <table:table-cell office:value-type="float" office:value="-0.00731874">
            <text:p>-0.01</text:p>
          </table:table-cell>
          <table:table-cell table:number-columns-repeated="5"/>
          <table:table-cell table:style-name="Default" table:number-columns-repeated="3"/>
          <table:table-cell office:value-type="float" office:value="95.0513">
            <text:p>95.0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emperature</text:p>
          </table:table-cell>
          <table:table-cell table:style-name="ce8" office:value-type="string">
            <text:p>Density</text:p>
          </table:table-cell>
          <table:table-cell table:style-name="ce14" office:value-type="string">
            <text:p>Density</text:p>
          </table:table-cell>
          <table:table-cell table:style-name="ce19" office:value-type="string">
            <text:p>1<text:span text:style-name="T2">st</text:span><text:span text:style-name="T3"> order fit</text:span></text:p>
          </table:table-cell>
          <table:table-cell table:style-name="ce22" office:value-type="string">
            <text:p>2<text:span text:style-name="T2">nd</text:span><text:span text:style-name="T3"> order fit</text:span></text:p>
          </table:table-cell>
          <table:table-cell table:style-name="ce22" office:value-type="string">
            <text:p>3<text:span text:style-name="T2">rd</text:span><text:span text:style-name="T3"> order fit</text:span></text:p>
          </table:table-cell>
          <table:table-cell table:style-name="ce22" office:value-type="string">
            <text:p>4<text:span text:style-name="T2">th</text:span><text:span text:style-name="T3"> order fit</text:span></text:p>
          </table:table-cell>
          <table:table-cell table:style-name="ce22" office:value-type="string">
            <text:p>5<text:span text:style-name="T2">th</text:span><text:span text:style-name="T3"> order fit</text:span></text:p>
          </table:table-cell>
          <table:table-cell table:style-name="ce31" office:value-type="string">
            <text:p>6<text:span text:style-name="T2">th</text:span><text:span text:style-name="T3"> order fit</text:span></text:p>
          </table:table-cell>
          <table:table-cell table:style-name="ce35" office:value-type="string">
            <text:p>component</text:p>
          </table:table-cell>
          <table:table-cell table:style-name="Default" office:value-type="string">
            <text:p>sound speed</text:p>
          </table:table-cell>
          <table:table-cell table:style-name="ce45" office:value-type="string">
            <text:p>component</text:p>
          </table:table-cell>
          <table:table-cell table:style-name="ce35" office:value-type="string">
            <text:p>Superfl 1</text:p>
          </table:table-cell>
          <table:table-cell table:style-name="Default" office:value-type="string">
            <text:p>Superfl 2</text:p>
          </table:table-cell>
          <table:table-cell table:style-name="ce45" office:value-type="string">
            <text:p>Superfl 3</text:p>
          </table:table-cell>
          <table:table-cell table:style-name="ce56"/>
          <table:table-cell table:style-name="ce58" office:value-type="float" office:value="-23">
            <text:p>-23</text:p>
          </table:table-cell>
          <table:table-cell table:style-name="ce58" office:value-type="float" office:value="-34">
            <text:p>-34</text:p>
          </table:table-cell>
          <table:table-cell table:style-name="ce58" office:value-type="float" office:value="2">
            <text:p>2</text:p>
          </table:table-cell>
          <table:table-cell table:style-name="ce59" table:formula="of:=4*([.Q4])-3*([.R4])-5*([.S4])" office:value-type="float" office:value="0">
            <text:p>0</text:p>
          </table:table-cell>
          <table:table-cell table:number-columns-repeated="7"/>
          <table:table-cell table:style-name="ce35" office:value-type="string">
            <text:p>4<text:span text:style-name="T4">th</text:span> order fit</text:p>
          </table:table-cell>
          <table:table-cell table:style-name="ce45" office:value-type="string">
            <text:p>4<text:span text:style-name="T2">th</text:span><text:span text:style-name="T3"> order fit</text:span></text:p>
          </table:table-cell>
          <table:table-cell/>
          <table:table-cell table:style-name="ce35" office:value-type="string">
            <text:p>x</text:p>
          </table:table-cell>
          <table:table-cell office:value-type="string">
            <text:p>Del/kB 1</text:p>
          </table:table-cell>
          <table:table-cell table:style-name="ce45" office:value-type="string">
            <text:p>C</text:p>
          </table:table-cell>
          <table:table-cell/>
          <table:table-cell table:style-name="ce35" office:value-type="string">
            <text:p>x</text:p>
          </table:table-cell>
          <table:table-cell office:value-type="string">
            <text:p>Del/kB 2</text:p>
          </table:table-cell>
          <table:table-cell table:style-name="ce45" office:value-type="string">
            <text:p>C</text:p>
          </table:table-cell>
          <table:table-cell>
            <draw:frame table:end-cell-address="Sheet1.AR25" table:end-x="0.4524in" table:end-y="0.0484in" draw:z-index="4" draw:style-name="gr1" svg:width="5.3256in" svg:height="3.6028in" svg:x="0.461in" svg:y="0.0642in">
              <draw:object draw:notify-on-update-of-ranges="Sheet1.AF4:Sheet1.AF4 Sheet1.AF10:Sheet1.AF52 Sheet1.A10:Sheet1.A52 Sheet1.AJ4:Sheet1.AJ4 Sheet1.AJ10:Sheet1.AJ52 Sheet1.A10:Sheet1.A5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 table:style-name="Default" table:number-columns-repeated="3"/>
          <table:table-cell table:style-name="Default" office:value-type="string">
            <text:p>using DelokFit.dat</text:p>
          </table:table-cell>
          <table:table-cell table:style-name="Default"/>
          <table:table-cell/>
          <table:table-cell table:style-name="Default" table:number-columns-repeated="4"/>
          <table:table-cell/>
          <table:table-cell office:value-type="float" office:value="10.1169430121868">
            <text:p>10.12</text:p>
          </table:table-cell>
          <table:table-cell table:style-name="Default" office:value-type="float" office:value="-9.88264499497637">
            <text:p>-9.88</text:p>
          </table:table-cell>
          <table:table-cell office:value-type="float" office:value="-0.664377974941481">
            <text:p>-0.66</text:p>
          </table:table-cell>
          <table:table-cell office:value-type="float" office:value="18200.0901963049">
            <text:p>18200.09</text:p>
          </table:table-cell>
          <table:table-cell table:style-name="ce40" office:value-type="float" office:value="-13499999.9767995">
            <text:p>-1.35E+007</text:p>
          </table:table-cell>
          <table:table-cell table:style-name="ce40" office:value-type="float" office:value="162000000.003397">
            <text:p>1.62E+008</text:p>
          </table:table-cell>
          <table:table-cell table:style-name="ce40" office:value-type="float" office:value="-505999999.999502">
            <text:p>-5.06E+008</text:p>
          </table:table-cell>
          <table:table-cell/>
          <table:table-cell office:value-type="string">
            <text:p>using DelokFitFake.dat</text:p>
          </table:table-cell>
          <table:table-cell table:number-columns-repeated="3"/>
          <table:table-cell table:style-name="Default" table:number-columns-repeated="3"/>
          <table:table-cell office:value-type="float" office:value="-3.24314">
            <text:p>-3.2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(K)</text:p>
          </table:table-cell>
          <table:table-cell table:style-name="ce9" office:value-type="string">
            <text:p>(g/cm^3)</text:p>
          </table:table-cell>
          <table:table-cell table:style-name="ce15" office:value-type="string">
            <text:p>(kg/m^3)</text:p>
          </table:table-cell>
          <table:table-cell table:style-name="ce9" office:value-type="string">
            <text:p>(g/cm^3)</text:p>
          </table:table-cell>
          <table:table-cell table:number-columns-repeated="4" table:style-name="ce23" office:value-type="string">
            <text:p>(g/cm^3)</text:p>
          </table:table-cell>
          <table:table-cell table:style-name="ce15" office:value-type="string">
            <text:p>(g/cm^3)</text:p>
          </table:table-cell>
          <table:table-cell table:style-name="ce9" office:value-type="string">
            <text:p>(kg/m^3)</text:p>
          </table:table-cell>
          <table:table-cell table:style-name="Default" office:value-type="string">
            <text:p>(m/s)</text:p>
          </table:table-cell>
          <table:table-cell table:style-name="ce15" office:value-type="string">
            <text:p>(kg/m^3)</text:p>
          </table:table-cell>
          <table:table-cell table:style-name="ce9" office:value-type="string">
            <text:p>(kg/m^3)</text:p>
          </table:table-cell>
          <table:table-cell table:style-name="ce23" office:value-type="string">
            <text:p>(kg/m^3)</text:p>
          </table:table-cell>
          <table:table-cell table:style-name="ce15" office:value-type="string">
            <text:p>(kg/m^3)</text:p>
          </table:table-cell>
          <table:table-cell>
            <draw:frame table:end-cell-address="Sheet1.V21" table:end-x="0.2748in" table:end-y="0.1547in" draw:z-index="0" draw:style-name="gr1" svg:width="5.472in" svg:height="2.7854in" svg:x="0.137in" svg:y="0.1146in">
              <draw:object draw:notify-on-update-of-ranges="Sheet1.B4:Sheet1.B4 Sheet1.B8:Sheet1.B48 Sheet1.A8:Sheet1.A48 Sheet1.D4:Sheet1.D4 Sheet1.D6:Sheet1.D72 Sheet1.A6:Sheet1.A72 Sheet1.E4:Sheet1.E4 Sheet1.E6:Sheet1.E72 Sheet1.A6:Sheet1.A72 Sheet1.F4:Sheet1.F4 Sheet1.F6:Sheet1.F72 Sheet1.A6:Sheet1.A72 Sheet1.G4:Sheet1.G4 Sheet1.G6:Sheet1.G72 Sheet1.A6:Sheet1.A72 Sheet1.H4:Sheet1.H4 Sheet1.H6:Sheet1.H72 Sheet1.A6:Sheet1.A72 Sheet1.I4:Sheet1.I4 Sheet1.I6:Sheet1.I72 Sheet1.A6:Sheet1.A7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AA32" table:end-x="0.752in" table:end-y="0.022in" draw:z-index="3" draw:style-name="gr1" svg:width="4.8579in" svg:height="4.5894in" svg:x="0.3394in" svg:y="0.05in">
              <draw:object draw:notify-on-update-of-ranges="Sheet1.O4:Sheet1.O4 Sheet1.O8:Sheet1.O48 Sheet1.A8:Sheet1.A48 Sheet1.C4:Sheet1.C4 Sheet1.C8:Sheet1.C48 Sheet1.A8:Sheet1.A48 Sheet1.AC4:Sheet1.AC4 Sheet1.AC6:Sheet1.AC52 Sheet1.A6:Sheet1.A52 Sheet1.AB4:Sheet1.AB4 Sheet1.AB6:Sheet1.AB52 Sheet1.A6:Sheet1.A5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 table:style-name="ce35" office:value-type="string">
            <text:p>(kg/m^3)</text:p>
          </table:table-cell>
          <table:table-cell table:style-name="ce45" office:value-type="string">
            <text:p>(kg/m^3)</text:p>
          </table:table-cell>
          <table:table-cell/>
          <table:table-cell table:style-name="ce35" office:value-type="string">
            <text:p>(unitless)</text:p>
          </table:table-cell>
          <table:table-cell office:value-type="string">
            <text:p>(K)</text:p>
          </table:table-cell>
          <table:table-cell table:style-name="ce45" office:value-type="string">
            <text:p>(unitless)</text:p>
          </table:table-cell>
          <table:table-cell/>
          <table:table-cell table:style-name="ce35" office:value-type="string">
            <text:p>(unitless)</text:p>
          </table:table-cell>
          <table:table-cell office:value-type="string">
            <text:p>(K)</text:p>
          </table:table-cell>
          <table:table-cell table:style-name="ce45" office:value-type="string">
            <text:p>(unitless)</text:p>
          </table:table-cell>
          <table:table-cell table:number-columns-repeated="7"/>
          <table:table-cell table:style-name="Default"/>
          <table:table-cell table:style-name="Default" office:value-type="float" office:value="0.145339031721838">
            <text:p>0.15</text:p>
          </table:table-cell>
          <table:table-cell table:style-name="Default" table:number-columns-repeated="2"/>
          <table:table-cell table:style-name="Default" office:value-type="string">
            <text:p>f(x,y) = a+b*y+c*exp(-(a+b*y)/x)*x/y+d*exp(-2*(a+b*y)/x)*y+(e+f*y+g*y**2)*exp(-3*(a+b*y)/x)</text:p>
          </table:table-cell>
          <table:table-cell/>
          <table:table-cell table:style-name="Default" table:number-columns-repeated="4"/>
          <table:table-cell/>
          <table:table-cell office:value-type="float" office:value="38.1211">
            <text:p>38.12</text:p>
          </table:table-cell>
          <table:table-cell table:style-name="Default" office:value-type="float" office:value="-203.042">
            <text:p>-203.04</text:p>
          </table:table-cell>
          <table:table-cell office:value-type="float" office:value="2.16608">
            <text:p>2.17</text:p>
          </table:table-cell>
          <table:table-cell office:value-type="float" office:value="-18928.8">
            <text:p>-18928.8</text:p>
          </table:table-cell>
          <table:table-cell table:style-name="ce40" office:value-type="float" office:value="-13204000">
            <text:p>-1.32E+007</text:p>
          </table:table-cell>
          <table:table-cell table:style-name="ce40" office:value-type="float" office:value="162193000">
            <text:p>1.62E+008</text:p>
          </table:table-cell>
          <table:table-cell table:style-name="ce40" office:value-type="float" office:value="-506260000">
            <text:p>-5.06E+008</text:p>
          </table:table-cell>
          <table:table-cell table:number-columns-repeated="5"/>
          <table:table-cell table:style-name="Default" table:number-columns-repeated="3"/>
          <table:table-cell office:value-type="float" office:value="9.19451">
            <text:p>9.19</text:p>
          </table:table-cell>
          <table:table-cell table:number-columns-repeated="2"/>
        </table:table-row>
        <table:table-row table:style-name="ro1">
          <table:table-cell office:value-type="float" office:value="0">
            <text:p>0.00</text:p>
          </table:table-cell>
          <table:table-cell table:style-name="ce10"/>
          <table:table-cell table:style-name="ce16"/>
          <table:table-cell table:formula="of:=0.000205923*[.A6]+0.144983" office:value-type="float" office:value="0.144983">
            <text:p>0.14498</text:p>
          </table:table-cell>
          <table:table-cell table:formula="of:=0.14528-0.000553551*[.A6]+0.000345216*[.A6]^2" office:value-type="float" office:value="0.14528">
            <text:p>0.14528</text:p>
          </table:table-cell>
          <table:table-cell table:formula="of:=0.145054+0.000509199*[.A6]-0.000823615*[.A6]^2+0.000354191*[.A6]^3" office:value-type="float" office:value="0.145054">
            <text:p>0.14505</text:p>
          </table:table-cell>
          <table:table-cell table:formula="of:=0.14514-0.000103362*[.A6]+0.000340383*[.A6]^2-0.000450864*[.A6]^3+0.000182967*[.A6]^4" office:value-type="float" office:value="0.14514">
            <text:p>0.14514</text:p>
          </table:table-cell>
          <table:table-cell table:formula="of:=0.145125+(0.0000398458)*[.A6]-(0.0000632759)*[.A6]^2+(0.0000151622)*[.A6]^3-(0.0000513776)*[.A6]^4+(0.0000426081)*[.A6]^5" office:value-type="float" office:value="0.145125">
            <text:p>0.14513</text:p>
          </table:table-cell>
          <table:table-cell table:formula="of:=0.145143-0.000175895*[.A6]+0.000761068*[.A6]^2-0.00136935*[.A6]^3+0.00108631*[.A6]^4-0.000406313*[.A6]^5+(0.0000680184)*[.A6]^6" office:value-type="float" office:value="0.145143">
            <text:p>0.14514</text:p>
          </table:table-cell>
          <table:table-cell table:formula="of:=2*[.$P$3]^2*[.$Q$3]^4*[.A6]^4*10^([.$T$4])/(45*[.$R$3]^3*[.$S$3]^5)" office:value-type="float" office:value="0">
            <text:p>0.00E+00</text:p>
          </table:table-cell>
          <table:table-cell table:formula="of:=253.55-48.8666*[.A6]+47.0174*[.A6]^2-14.8131*[.A6]^3" office:value-type="float" office:value="253.55">
            <text:p>253.55</text:p>
          </table:table-cell>
          <table:table-cell table:formula="of:=2*[.$P$3]^2*[.$Q$3]^4*[.A6]^4*10^([.$T$4])/(45*[.$R$3]^3*([.K6]/100)^5)" office:value-type="float" office:value="0">
            <text:p>0.00E+00</text:p>
          </table:table-cell>
          <table:table-cell table:formula="of:=145.2-[.J6]" office:value-type="float" office:value="145.2">
            <text:p>1.45E+02</text:p>
          </table:table-cell>
          <table:table-cell table:formula="of:=145.2-[.L6]" office:value-type="float" office:value="145.2">
            <text:p>1.45E+02</text:p>
          </table:table-cell>
          <table:table-cell table:number-columns-repeated="13"/>
          <table:table-cell table:style-name="ce64" table:formula="of:=[.G6]*1000" office:value-type="float" office:value="145.14">
            <text:p>145.14</text:p>
          </table:table-cell>
          <table:table-cell table:style-name="ce68" table:formula="of:=145.12+0.0670526*[.A6]-0.0556804*[.A6]^2-0.111639*[.A6]^3+0.0687962*[.A6]^4" office:value-type="float" office:value="145.12">
            <text:p>145.12</text:p>
          </table:table-cell>
          <table:table-cell/>
          <table:table-cell table:style-name="ce64"/>
          <table:table-cell table:style-name="ce41" table:formula="of:=[.$AE$2]+[.$AF$2]*[.G6]+[.$AG$2]*EXP([.AE6])*[.A6]/[.G6]+[.$AH$2]*EXP(2*[.AE6])*[.G6]+([.$AI$2]+[.$AJ$2]*[.G6]+[.$AK$2]*[.G6]^2)*EXP(3*[.AE6])" office:value-type="float" office:value="-641706.383151863">
            <text:p>-641706.38</text:p>
          </table:table-cell>
          <table:table-cell table:style-name="ce68" table:formula="of:=[.$W$3]^2*([.$Q$3]*10^[.$Q$4])*[.AF6]/([.$P$3]^2*([.$R$3]*10^([.$R$4]))^2*[.AC6]*[.$V$3])" office:value-type="float" office:value="-97118.7968212425">
            <text:p>-97118.80</text:p>
          </table:table-cell>
          <table:table-cell table:style-name="ce41"/>
          <table:table-cell table:style-name="ce64"/>
          <table:table-cell table:style-name="ce41" table:formula="of:=[.$AE$2]+[.$AF$2]*[.$G$3]+[.$AG$2]*EXP([.AI6])*[.A6]/[.$G$3]+[.$AH$2]*EXP(2*[.AI6])*[.$G$3]+([.$AI$2]+[.$AJ$2]*[.$G$3]+[.$AK$2]*[.$G$3]^2)*EXP(3*[.AI6])" office:value-type="float" office:value="-639637.430570959">
            <text:p>-639637.43</text:p>
          </table:table-cell>
          <table:table-cell table:style-name="ce68" table:formula="of:=[.$W$3]^2*([.$Q$3]*10^[.$Q$4])*[.AJ6]/([.$P$3]^2*([.$R$3]*10^([.$R$4]))^2*[.$AC$2]*[.$V$3])" office:value-type="float" office:value="-96788.7935451173">
            <text:p>-96788.79</text:p>
          </table:table-cell>
          <table:table-cell table:number-columns-repeated="7"/>
          <table:table-cell table:style-name="Default" table:number-columns-repeated="4"/>
          <table:table-cell table:style-name="Default" office:value-type="string">
            <text:p>fit f(x,y) 'DelokFit.dat' using 1:2:3:(3) via a,b,c,d,e,f,g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/>
          <table:table-cell>
            <draw:frame table:end-cell-address="Sheet1.BN34" table:end-x="0.2531in" table:end-y="0.0142in" draw:z-index="5" draw:style-name="gr1" svg:width="6.2693in" svg:height="4.6323in" svg:x="0.2071in" svg:y="0.1697in">
              <draw:object draw:notify-on-update-of-ranges="Sheet1.AS14:Sheet1.AS129 Sheet1.BA11:Sheet1.BA11 Sheet1.BA13:Sheet1.BA129 Sheet1.AS13:Sheet1.AS129 Sheet1.AU11:Sheet1.AU11 Sheet1.AU13:Sheet1.AU129 Sheet1.AS13:Sheet1.AS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8"/>
          <table:table-cell table:style-name="Default" table:number-columns-repeated="3"/>
          <table:table-cell office:value-type="float" office:value="85.1904">
            <text:p>85.19</text:p>
          </table:table-cell>
          <table:table-cell table:number-columns-repeated="2"/>
        </table:table-row>
        <table:table-row table:style-name="ro1">
          <table:table-cell office:value-type="float" office:value="0.05">
            <text:p>0.05</text:p>
          </table:table-cell>
          <table:table-cell table:style-name="ce10"/>
          <table:table-cell table:style-name="ce16"/>
          <table:table-cell table:formula="of:=0.000205923*[.A7]+0.144983" office:value-type="float" office:value="0.14499329615">
            <text:p>0.14499</text:p>
          </table:table-cell>
          <table:table-cell table:formula="of:=0.14528-0.000553551*[.A7]+0.000345216*[.A7]^2" office:value-type="float" office:value="0.14525318549">
            <text:p>0.14525</text:p>
          </table:table-cell>
          <table:table-cell table:formula="of:=0.145054+0.000509199*[.A7]-0.000823615*[.A7]^2+0.000354191*[.A7]^3" office:value-type="float" office:value="0.145077445186375">
            <text:p>0.14508</text:p>
          </table:table-cell>
          <table:table-cell table:formula="of:=0.14514-0.000103362*[.A7]+0.000340383*[.A7]^2-0.000450864*[.A7]^3+0.000182967*[.A7]^4" office:value-type="float" office:value="0.145135627643044">
            <text:p>0.14514</text:p>
          </table:table-cell>
          <table:table-cell table:formula="of:=0.145125+(0.0000398458)*[.A7]-(0.0000632759)*[.A7]^2+(0.0000151622)*[.A7]^3-(0.0000513776)*[.A7]^4+(0.0000426081)*[.A7]^5" office:value-type="float" office:value="0.14512683568773">
            <text:p>0.14513</text:p>
          </table:table-cell>
          <table:table-cell table:formula="of:=0.145143-0.000175895*[.A7]+0.000761068*[.A7]^2-0.00136935*[.A7]^3+0.00108631*[.A7]^4-0.000406313*[.A7]^5+(0.0000680184)*[.A7]^6" office:value-type="float" office:value="0.145135943414777">
            <text:p>0.14514</text:p>
          </table:table-cell>
          <table:table-cell table:formula="of:=2*[.$P$3]^2*[.$Q$3]^4*[.A7]^4*10^([.$T$4])/(45*[.$R$3]^3*[.$S$3]^5)" office:value-type="float" office:value="0.000000106671329735715">
            <text:p>1.07E-07</text:p>
          </table:table-cell>
          <table:table-cell table:formula="of:=253.55-48.8666*[.A7]+47.0174*[.A7]^2-14.8131*[.A7]^3" office:value-type="float" office:value="251.2223618625">
            <text:p>251.22</text:p>
          </table:table-cell>
          <table:table-cell table:formula="of:=2*[.$P$3]^2*[.$Q$3]^4*[.A7]^4*10^([.$T$4])/(45*[.$R$3]^3*([.K7]/100)^5)" office:value-type="float" office:value="0.0000000848813827845905">
            <text:p>8.49E-08</text:p>
          </table:table-cell>
          <table:table-cell table:formula="of:=145.2-[.J7]" office:value-type="float" office:value="145.199999893329">
            <text:p>1.45E+02</text:p>
          </table:table-cell>
          <table:table-cell table:formula="of:=145.2-[.L7]" office:value-type="float" office:value="145.199999915119">
            <text:p>1.45E+02</text:p>
          </table:table-cell>
          <table:table-cell table:number-columns-repeated="13"/>
          <table:table-cell table:style-name="ce64" table:formula="of:=[.G7]*1000" office:value-type="float" office:value="145.135627643044">
            <text:p>145.14</text:p>
          </table:table-cell>
          <table:table-cell table:style-name="ce68" table:formula="of:=145.12+0.0670526*[.A7]-0.0556804*[.A7]^2-0.111639*[.A7]^3+0.0687962*[.A7]^4" office:value-type="float" office:value="145.123199904101">
            <text:p>145.12</text:p>
          </table:table-cell>
          <table:table-cell/>
          <table:table-cell table:style-name="ce64" table:formula="of:=-([.$AE$2]+[.$AF$2]*[.G7])/[.A7]" office:value-type="float" office:value="-172.749455478664">
            <text:p>-172.75</text:p>
          </table:table-cell>
          <table:table-cell table:style-name="ce41" table:formula="of:=[.$AE$2]+[.$AF$2]*[.G7]+[.$AG$2]*EXP([.AE7])*[.A7]/[.G7]+[.$AH$2]*EXP(2*[.AE7])*[.G7]+([.$AI$2]+[.$AJ$2]*[.G7]+[.$AK$2]*[.G7]^2)*EXP(3*[.AE7])" office:value-type="float" office:value="8.63747277393321">
            <text:p>8.64</text:p>
          </table:table-cell>
          <table:table-cell table:style-name="ce68" table:formula="of:=[.$W$3]^2*([.$Q$3]*10^[.$Q$4])*[.AF7]/([.$P$3]^2*([.$R$3]*10^([.$R$4]))^2*[.AC7]*[.$V$3])" office:value-type="float" office:value="1.30720605074439">
            <text:p>1.31</text:p>
          </table:table-cell>
          <table:table-cell table:style-name="ce41"/>
          <table:table-cell table:style-name="ce64" table:formula="of:=-([.$AE$2]+[.$AF$2]*[.$G$3])/[.A7]" office:value-type="float" office:value="-172.578844861145">
            <text:p>-172.58</text:p>
          </table:table-cell>
          <table:table-cell table:style-name="ce41" table:formula="of:=[.$AE$2]+[.$AF$2]*[.$G$3]+[.$AG$2]*EXP([.AI7])*[.A7]/[.$G$3]+[.$AH$2]*EXP(2*[.AI7])*[.$G$3]+([.$AI$2]+[.$AJ$2]*[.$G$3]+[.$AK$2]*[.$G$3]^2)*EXP(3*[.AI7])" office:value-type="float" office:value="8.62894224305727">
            <text:p>8.63</text:p>
          </table:table-cell>
          <table:table-cell table:style-name="ce68" table:formula="of:=[.$W$3]^2*([.$Q$3]*10^[.$Q$4])*[.AJ7]/([.$P$3]^2*([.$R$3]*10^([.$R$4]))^2*[.$AC$2]*[.$V$3])" office:value-type="float" office:value="1.30571612816733">
            <text:p>1.31</text:p>
          </table:table-cell>
          <table:table-cell table:number-columns-repeated="7"/>
          <table:table-cell table:style-name="Default" table:number-columns-repeated="5"/>
          <table:table-cell/>
          <table:table-cell table:style-name="Default"/>
          <table:table-cell table:style-name="ce82" office:value-type="float" office:value="17.41647">
            <text:p>17.42</text:p>
          </table:table-cell>
          <table:table-cell table:style-name="ce82" office:value-type="float" office:value="-60.48823">
            <text:p>-60.49</text:p>
          </table:table-cell>
          <table:table-cell table:style-name="ce82" office:value-type="float" office:value="-0.5307478">
            <text:p>-0.53</text:p>
          </table:table-cell>
          <table:table-cell table:style-name="ce84" office:value-type="float" office:value="18172.61">
            <text:p>1.82E+004</text:p>
          </table:table-cell>
          <table:table-cell table:style-name="ce84" office:value-type="float" office:value="-13513980">
            <text:p>-1.35E+007</text:p>
          </table:table-cell>
          <table:table-cell table:style-name="ce84" office:value-type="float" office:value="162149900">
            <text:p>1.62E+008</text:p>
          </table:table-cell>
          <table:table-cell table:style-name="ce84" office:value-type="float" office:value="-506266100">
            <text:p>-5.06E+008</text:p>
          </table:table-cell>
          <table:table-cell table:number-columns-repeated="5"/>
          <table:table-cell office:value-type="float" office:value="16.8219">
            <text:p>16.82</text:p>
          </table:table-cell>
          <table:table-cell office:value-type="float" office:value="-58.778">
            <text:p>-58.78</text:p>
          </table:table-cell>
          <table:table-cell office:value-type="float" office:value="-0.491266">
            <text:p>-0.49</text:p>
          </table:table-cell>
          <table:table-cell office:value-type="float" office:value="18000">
            <text:p>18000</text:p>
          </table:table-cell>
          <table:table-cell table:style-name="ce40" office:value-type="float" office:value="-13500000">
            <text:p>-1.35E+007</text:p>
          </table:table-cell>
          <table:table-cell table:style-name="ce40" office:value-type="float" office:value="162000000">
            <text:p>1.62E+008</text:p>
          </table:table-cell>
          <table:table-cell table:style-name="ce40" office:value-type="float" office:value="-506000000">
            <text:p>-5.06E+008</text:p>
          </table:table-cell>
          <table:table-cell office:value-type="float" office:value="11.1669">
            <text:p>11.17</text:p>
          </table:table-cell>
          <table:table-cell table:number-columns-repeated="2"/>
        </table:table-row>
        <table:table-row table:style-name="ro1">
          <table:table-cell office:value-type="float" office:value="0.1">
            <text:p>0.10</text:p>
          </table:table-cell>
          <table:table-cell table:style-name="ce10" office:value-type="float" office:value="0.14513">
            <text:p>0.14513</text:p>
          </table:table-cell>
          <table:table-cell table:style-name="ce17" table:formula="of:=[.B8]*1000" office:value-type="float" office:value="145.13">
            <text:p>1.45E+02</text:p>
          </table:table-cell>
          <table:table-cell table:formula="of:=0.000205923*[.A8]+0.144983" office:value-type="float" office:value="0.1450035923">
            <text:p>0.14500</text:p>
          </table:table-cell>
          <table:table-cell table:formula="of:=0.14528-0.000553551*[.A8]+0.000345216*[.A8]^2" office:value-type="float" office:value="0.14522809706">
            <text:p>0.14523</text:p>
          </table:table-cell>
          <table:table-cell table:formula="of:=0.145054+0.000509199*[.A8]-0.000823615*[.A8]^2+0.000354191*[.A8]^3" office:value-type="float" office:value="0.145097037941">
            <text:p>0.14510</text:p>
          </table:table-cell>
          <table:table-cell table:formula="of:=0.14514-0.000103362*[.A8]+0.000340383*[.A8]^2-0.000450864*[.A8]^3+0.000182967*[.A8]^4" office:value-type="float" office:value="0.1451326350627">
            <text:p>0.14513</text:p>
          </table:table-cell>
          <table:table-cell table:formula="of:=0.145125+(0.0000398458)*[.A8]-(0.0000632759)*[.A8]^2+(0.0000151622)*[.A8]^3-(0.0000513776)*[.A8]^4+(0.0000426081)*[.A8]^5" office:value-type="float" office:value="0.145128362271521">
            <text:p>0.14513</text:p>
          </table:table-cell>
          <table:table-cell table:formula="of:=0.145143-0.000175895*[.A8]+0.000761068*[.A8]^2-0.00136935*[.A8]^3+0.00108631*[.A8]^4-0.000406313*[.A8]^5+(0.0000680184)*[.A8]^6" office:value-type="float" office:value="0.145131756465888">
            <text:p>0.14513</text:p>
          </table:table-cell>
          <table:table-cell table:formula="of:=2*[.$P$3]^2*[.$Q$3]^4*[.A8]^4*10^([.$T$4])/(45*[.$R$3]^3*[.$S$3]^5)" office:value-type="float" office:value="0.00000170674127577144">
            <text:p>1.71E-06</text:p>
          </table:table-cell>
          <table:table-cell table:formula="of:=253.55-48.8666*[.A8]+47.0174*[.A8]^2-14.8131*[.A8]^3" office:value-type="float" office:value="249.1187009">
            <text:p>249.12</text:p>
          </table:table-cell>
          <table:table-cell table:formula="of:=2*[.$P$3]^2*[.$Q$3]^4*[.A8]^4*10^([.$T$4])/(45*[.$R$3]^3*([.K8]/100)^5)" office:value-type="float" office:value="0.00000141642064357662">
            <text:p>1.42E-06</text:p>
          </table:table-cell>
          <table:table-cell table:formula="of:=145.2-[.J8]" office:value-type="float" office:value="145.199998293259">
            <text:p>1.45E+02</text:p>
          </table:table-cell>
          <table:table-cell table:formula="of:=145.2-[.L8]" office:value-type="float" office:value="145.199998583579">
            <text:p>1.45E+02</text:p>
          </table:table-cell>
          <table:table-cell table:formula="of:=[.C8]-[.L8]" office:value-type="float" office:value="145.129998583579">
            <text:p>1.45E+02</text:p>
          </table:table-cell>
          <table:table-cell table:number-columns-repeated="12"/>
          <table:table-cell table:style-name="ce64" table:formula="of:=[.G8]*1000" office:value-type="float" office:value="145.1326350627">
            <text:p>145.13</text:p>
          </table:table-cell>
          <table:table-cell table:style-name="ce68" table:formula="of:=145.12+0.0670526*[.A8]-0.0556804*[.A8]^2-0.111639*[.A8]^3+0.0687962*[.A8]^4" office:value-type="float" office:value="145.12604369662">
            <text:p>145.13</text:p>
          </table:table-cell>
          <table:table-cell/>
          <table:table-cell table:style-name="ce64" table:formula="of:=-([.$AE$2]+[.$AF$2]*[.G8])/[.A8]" office:value-type="float" office:value="-86.3765378982134">
            <text:p>-86.38</text:p>
          </table:table-cell>
          <table:table-cell table:style-name="ce41" table:formula="of:=[.$AE$2]+[.$AF$2]*[.G8]+[.$AG$2]*EXP([.AE8])*[.A8]/[.G8]+[.$AH$2]*EXP(2*[.AE8])*[.G8]+([.$AI$2]+[.$AJ$2]*[.G8]+[.$AK$2]*[.G8]^2)*EXP(3*[.AE8])" office:value-type="float" office:value="8.63765378982134">
            <text:p>8.64</text:p>
          </table:table-cell>
          <table:table-cell table:style-name="ce68" table:formula="of:=[.$W$3]^2*([.$Q$3]*10^[.$Q$4])*[.AF8]/([.$P$3]^2*([.$R$3]*10^([.$R$4]))^2*[.AC8]*[.$V$3])" office:value-type="float" office:value="1.3072078302488">
            <text:p>1.31</text:p>
          </table:table-cell>
          <table:table-cell table:style-name="ce41"/>
          <table:table-cell table:style-name="ce64" table:formula="of:=-([.$AE$2]+[.$AF$2]*[.$G$3])/[.A8]" office:value-type="float" office:value="-86.2894224305727">
            <text:p>-86.29</text:p>
          </table:table-cell>
          <table:table-cell table:style-name="ce41" table:formula="of:=[.$AE$2]+[.$AF$2]*[.$G$3]+[.$AG$2]*EXP([.AI8])*[.A8]/[.$G$3]+[.$AH$2]*EXP(2*[.AI8])*[.$G$3]+([.$AI$2]+[.$AJ$2]*[.$G$3]+[.$AK$2]*[.$G$3]^2)*EXP(3*[.AI8])" office:value-type="float" office:value="8.62894224305727">
            <text:p>8.63</text:p>
          </table:table-cell>
          <table:table-cell table:style-name="ce68" table:formula="of:=[.$W$3]^2*([.$Q$3]*10^[.$Q$4])*[.AJ8]/([.$P$3]^2*([.$R$3]*10^([.$R$4]))^2*[.$AC$2]*[.$V$3])" office:value-type="float" office:value="1.30571612816733">
            <text:p>1.31</text:p>
          </table:table-cell>
          <table:table-cell table:number-columns-repeated="7"/>
          <table:table-cell table:style-name="Default" table:number-columns-repeated="5"/>
          <table:table-cell/>
          <table:table-cell table:style-name="Default"/>
          <table:table-cell table:style-name="ce19" office:value-type="string">
            <text:p>a or Del1</text:p>
          </table:table-cell>
          <table:table-cell table:style-name="ce22" office:value-type="string">
            <text:p>b or Del2</text:p>
          </table:table-cell>
          <table:table-cell table:style-name="ce22" office:value-type="string">
            <text:p>c or Del3</text:p>
          </table:table-cell>
          <table:table-cell table:style-name="ce22" office:value-type="string">
            <text:p>d or Del4</text:p>
          </table:table-cell>
          <table:table-cell table:style-name="ce22" office:value-type="string">
            <text:p>e or Del5</text:p>
          </table:table-cell>
          <table:table-cell table:style-name="ce22" office:value-type="string">
            <text:p>f or Del6</text:p>
          </table:table-cell>
          <table:table-cell table:style-name="ce31" office:value-type="string">
            <text:p>g or Del7</text:p>
          </table:table-cell>
          <table:table-cell table:number-columns-repeated="5"/>
          <table:table-cell table:style-name="ce19" office:value-type="string">
            <text:p>a or Del1</text:p>
          </table:table-cell>
          <table:table-cell table:style-name="ce22" office:value-type="string">
            <text:p>b or Del2</text:p>
          </table:table-cell>
          <table:table-cell table:style-name="ce22" office:value-type="string">
            <text:p>c or Del3</text:p>
          </table:table-cell>
          <table:table-cell table:style-name="ce22" office:value-type="string">
            <text:p>d or Del4</text:p>
          </table:table-cell>
          <table:table-cell table:style-name="ce22" office:value-type="string">
            <text:p>e or Del5</text:p>
          </table:table-cell>
          <table:table-cell table:style-name="ce22" office:value-type="string">
            <text:p>f or Del6</text:p>
          </table:table-cell>
          <table:table-cell table:style-name="ce31" office:value-type="string">
            <text:p>g or Del7</text:p>
          </table:table-cell>
          <table:table-cell office:value-type="float" office:value="2.17789">
            <text:p>2.18</text:p>
          </table:table-cell>
          <table:table-cell table:number-columns-repeated="2"/>
        </table:table-row>
        <table:table-row table:style-name="ro1">
          <table:table-cell office:value-type="float" office:value="0.15">
            <text:p>0.15</text:p>
          </table:table-cell>
          <table:table-cell table:style-name="ce10" office:value-type="float" office:value="0.14513">
            <text:p>0.14513</text:p>
          </table:table-cell>
          <table:table-cell table:style-name="ce17" table:formula="of:=[.B9]*1000" office:value-type="float" office:value="145.13">
            <text:p>1.45E+02</text:p>
          </table:table-cell>
          <table:table-cell table:formula="of:=0.000205923*[.A9]+0.144983" office:value-type="float" office:value="0.14501388845">
            <text:p>0.14501</text:p>
          </table:table-cell>
          <table:table-cell table:formula="of:=0.14528-0.000553551*[.A9]+0.000345216*[.A9]^2" office:value-type="float" office:value="0.14520473471">
            <text:p>0.14520</text:p>
          </table:table-cell>
          <table:table-cell table:formula="of:=0.145054+0.000509199*[.A9]-0.000823615*[.A9]^2+0.000354191*[.A9]^3" office:value-type="float" office:value="0.145113043907125">
            <text:p>0.14511</text:p>
          </table:table-cell>
          <table:table-cell table:formula="of:=0.14514-0.000103362*[.A9]+0.000340383*[.A9]^2-0.000450864*[.A9]^3+0.000182967*[.A9]^4" office:value-type="float" office:value="0.145130725278544">
            <text:p>0.14513</text:p>
          </table:table-cell>
          <table:table-cell table:formula="of:=0.145125+(0.0000398458)*[.A9]-(0.0000632759)*[.A9]^2+(0.0000151622)*[.A9]^3-(0.0000513776)*[.A9]^4+(0.0000426081)*[.A9]^5" office:value-type="float" office:value="0.145129581560318">
            <text:p>0.14513</text:p>
          </table:table-cell>
          <table:table-cell table:formula="of:=0.145143-0.000175895*[.A9]+0.000761068*[.A9]^2-0.00136935*[.A9]^3+0.00108631*[.A9]^4-0.000406313*[.A9]^5+(0.0000680184)*[.A9]^6" office:value-type="float" office:value="0.145129638088566">
            <text:p>0.14513</text:p>
          </table:table-cell>
          <table:table-cell table:formula="of:=2*[.$P$3]^2*[.$Q$3]^4*[.A9]^4*10^([.$T$4])/(45*[.$R$3]^3*[.$S$3]^5)" office:value-type="float" office:value="0.0000086403777085929">
            <text:p>8.64E-06</text:p>
          </table:table-cell>
          <table:table-cell table:formula="of:=253.55-48.8666*[.A9]+47.0174*[.A9]^2-14.8131*[.A9]^3" office:value-type="float" office:value="247.2279072875">
            <text:p>247.23</text:p>
          </table:table-cell>
          <table:table-cell table:formula="of:=2*[.$P$3]^2*[.$Q$3]^4*[.A9]^4*10^([.$T$4])/(45*[.$R$3]^3*([.K9]/100)^5)" office:value-type="float" office:value="0.00000744906000790821">
            <text:p>7.45E-06</text:p>
          </table:table-cell>
          <table:table-cell table:formula="of:=145.2-[.J9]" office:value-type="float" office:value="145.199991359622">
            <text:p>1.45E+02</text:p>
          </table:table-cell>
          <table:table-cell table:formula="of:=145.2-[.L9]" office:value-type="float" office:value="145.19999255094">
            <text:p>1.45E+02</text:p>
          </table:table-cell>
          <table:table-cell table:formula="of:=[.C9]-[.L9]" office:value-type="float" office:value="145.12999255094">
            <text:p>1.45E+02</text:p>
          </table:table-cell>
          <table:table-cell table:number-columns-repeated="12"/>
          <table:table-cell table:style-name="ce64" table:formula="of:=[.G9]*1000" office:value-type="float" office:value="145.130725278544">
            <text:p>145.13</text:p>
          </table:table-cell>
          <table:table-cell table:style-name="ce68" table:formula="of:=145.12+0.0670526*[.A9]-0.0556804*[.A9]^2-0.111639*[.A9]^3+0.0687962*[.A9]^4" office:value-type="float" office:value="145.128463127451">
            <text:p>145.13</text:p>
          </table:table-cell>
          <table:table-cell/>
          <table:table-cell table:style-name="ce64" table:formula="of:=-([.$AE$2]+[.$AF$2]*[.G9])/[.A9]" office:value-type="float" office:value="-57.5851287285642">
            <text:p>-57.59</text:p>
          </table:table-cell>
          <table:table-cell table:style-name="ce41" table:formula="of:=[.$AE$2]+[.$AF$2]*[.G9]+[.$AG$2]*EXP([.AE9])*[.A9]/[.G9]+[.$AH$2]*EXP(2*[.AE9])*[.G9]+([.$AI$2]+[.$AJ$2]*[.G9]+[.$AK$2]*[.G9]^2)*EXP(3*[.AE9])" office:value-type="float" office:value="8.63776930928463">
            <text:p>8.64</text:p>
          </table:table-cell>
          <table:table-cell table:style-name="ce68" table:formula="of:=[.$W$3]^2*([.$Q$3]*10^[.$Q$4])*[.AF9]/([.$P$3]^2*([.$R$3]*10^([.$R$4]))^2*[.AC9]*[.$V$3])" office:value-type="float" office:value="1.30720352006671">
            <text:p>1.31</text:p>
          </table:table-cell>
          <table:table-cell table:style-name="ce41"/>
          <table:table-cell table:style-name="ce64" table:formula="of:=-([.$AE$2]+[.$AF$2]*[.$G$3])/[.A9]" office:value-type="float" office:value="-57.5262816203818">
            <text:p>-57.53</text:p>
          </table:table-cell>
          <table:table-cell table:style-name="ce41" table:formula="of:=[.$AE$2]+[.$AF$2]*[.$G$3]+[.$AG$2]*EXP([.AI9])*[.A9]/[.$G$3]+[.$AH$2]*EXP(2*[.AI9])*[.$G$3]+([.$AI$2]+[.$AJ$2]*[.$G$3]+[.$AK$2]*[.$G$3]^2)*EXP(3*[.AI9])" office:value-type="float" office:value="8.62894224305727">
            <text:p>8.63</text:p>
          </table:table-cell>
          <table:table-cell table:style-name="ce68" table:formula="of:=[.$W$3]^2*([.$Q$3]*10^[.$Q$4])*[.AJ9]/([.$P$3]^2*([.$R$3]*10^([.$R$4]))^2*[.$AC$2]*[.$V$3])" office:value-type="float" office:value="1.30571612816733">
            <text:p>1.31</text:p>
          </table:table-cell>
          <table:table-cell table:number-columns-repeated="7"/>
          <table:table-cell table:style-name="Default"/>
          <table:table-cell table:style-name="ce28" office:value-type="string">
            <text:p>const value</text:p>
          </table:table-cell>
          <table:table-cell table:style-name="Default" table:number-columns-repeated="3"/>
          <table:table-cell/>
          <table:table-cell table:style-name="ce28" office:value-type="string">
            <text:p>const value</text:p>
          </table:table-cell>
          <table:table-cell table:style-name="ce56" office:value-type="float" office:value="10.1169430121868">
            <text:p>10.12</text:p>
          </table:table-cell>
          <table:table-cell table:style-name="ce58" office:value-type="float" office:value="-9.88264499497637">
            <text:p>-9.88</text:p>
          </table:table-cell>
          <table:table-cell table:style-name="ce58" office:value-type="float" office:value="-0.664377974941481">
            <text:p>-0.66</text:p>
          </table:table-cell>
          <table:table-cell table:style-name="ce58" office:value-type="float" office:value="18200.0901963049">
            <text:p>18200.09</text:p>
          </table:table-cell>
          <table:table-cell table:style-name="ce71" office:value-type="float" office:value="-13499999.9767995">
            <text:p>-1.35E+007</text:p>
          </table:table-cell>
          <table:table-cell table:style-name="ce71" office:value-type="float" office:value="162000000.003397">
            <text:p>1.62E+008</text:p>
          </table:table-cell>
          <table:table-cell table:style-name="ce72" office:value-type="float" office:value="-505999999.999502">
            <text:p>-5.06E+008</text:p>
          </table:table-cell>
          <table:table-cell table:number-columns-repeated="5"/>
          <table:table-cell table:style-name="ce56" office:value-type="float" office:value="17.1">
            <text:p>17.1</text:p>
          </table:table-cell>
          <table:table-cell table:style-name="ce58" office:value-type="float" office:value="-60.1">
            <text:p>-60.1</text:p>
          </table:table-cell>
          <table:table-cell table:style-name="ce58" office:value-type="float" office:value="-0.5">
            <text:p>-0.5</text:p>
          </table:table-cell>
          <table:table-cell table:style-name="ce71" office:value-type="float" office:value="18000">
            <text:p>1.80E+004</text:p>
          </table:table-cell>
          <table:table-cell table:style-name="ce71" office:value-type="float" office:value="-13500000">
            <text:p>-1.35E+007</text:p>
          </table:table-cell>
          <table:table-cell table:style-name="ce71" office:value-type="float" office:value="162000000">
            <text:p>1.62E+008</text:p>
          </table:table-cell>
          <table:table-cell table:style-name="ce72" office:value-type="float" office:value="-506000000">
            <text:p>-5.06E+008</text:p>
          </table:table-cell>
          <table:table-cell table:number-columns-repeated="3"/>
        </table:table-row>
        <table:table-row table:style-name="ro1">
          <table:table-cell office:value-type="float" office:value="0.2">
            <text:p>0.20</text:p>
          </table:table-cell>
          <table:table-cell table:style-name="ce10" office:value-type="float" office:value="0.14513">
            <text:p>0.14513</text:p>
          </table:table-cell>
          <table:table-cell table:style-name="ce17" table:formula="of:=[.B10]*1000" office:value-type="float" office:value="145.13">
            <text:p>1.45E+02</text:p>
          </table:table-cell>
          <table:table-cell table:formula="of:=0.000205923*[.A10]+0.144983" office:value-type="float" office:value="0.1450241846">
            <text:p>0.14502</text:p>
          </table:table-cell>
          <table:table-cell table:formula="of:=0.14528-0.000553551*[.A10]+0.000345216*[.A10]^2" office:value-type="float" office:value="0.14518309844">
            <text:p>0.14518</text:p>
          </table:table-cell>
          <table:table-cell table:formula="of:=0.145054+0.000509199*[.A10]-0.000823615*[.A10]^2+0.000354191*[.A10]^3" office:value-type="float" office:value="0.145125728728">
            <text:p>0.14513</text:p>
          </table:table-cell>
          <table:table-cell table:formula="of:=0.14514-0.000103362*[.A10]+0.000340383*[.A10]^2-0.000450864*[.A10]^3+0.000182967*[.A10]^4" office:value-type="float" office:value="0.1451296287552">
            <text:p>0.14513</text:p>
          </table:table-cell>
          <table:table-cell table:formula="of:=0.145125+(0.0000398458)*[.A10]-(0.0000632759)*[.A10]^2+(0.0000151622)*[.A10]^3-(0.0000513776)*[.A10]^4+(0.0000426081)*[.A10]^5" office:value-type="float" office:value="0.145130490852032">
            <text:p>0.14513</text:p>
          </table:table-cell>
          <table:table-cell table:formula="of:=0.145143-0.000175895*[.A10]+0.000761068*[.A10]^2-0.00136935*[.A10]^3+0.00108631*[.A10]^4-0.000406313*[.A10]^5+(0.0000680184)*[.A10]^6" office:value-type="float" office:value="0.145128921349018">
            <text:p>0.14513</text:p>
          </table:table-cell>
          <table:table-cell table:formula="of:=2*[.$P$3]^2*[.$Q$3]^4*[.A10]^4*10^([.$T$4])/(45*[.$R$3]^3*[.$S$3]^5)" office:value-type="float" office:value="0.000027307860412343">
            <text:p>2.73E-05</text:p>
          </table:table-cell>
          <table:table-cell table:formula="of:=253.55-48.8666*[.A10]+47.0174*[.A10]^2-14.8131*[.A10]^3" office:value-type="float" office:value="245.5388712">
            <text:p>245.54</text:p>
          </table:table-cell>
          <table:table-cell table:formula="of:=2*[.$P$3]^2*[.$Q$3]^4*[.A10]^4*10^([.$T$4])/(45*[.$R$3]^3*([.K10]/100)^5)" office:value-type="float" office:value="0.0000243636643647368">
            <text:p>2.44E-05</text:p>
          </table:table-cell>
          <table:table-cell table:formula="of:=145.2-[.J10]" office:value-type="float" office:value="145.19997269214">
            <text:p>1.45E+02</text:p>
          </table:table-cell>
          <table:table-cell table:formula="of:=145.2-[.L10]" office:value-type="float" office:value="145.199975636336">
            <text:p>1.45E+02</text:p>
          </table:table-cell>
          <table:table-cell table:formula="of:=[.C10]-[.L10]" office:value-type="float" office:value="145.129975636336">
            <text:p>1.45E+02</text:p>
          </table:table-cell>
          <table:table-cell table:number-columns-repeated="12"/>
          <table:table-cell table:style-name="ce64" table:formula="of:=[.G10]*1000" office:value-type="float" office:value="145.1296287552">
            <text:p>145.13</text:p>
          </table:table-cell>
          <table:table-cell table:style-name="ce68" table:formula="of:=145.12+0.0670526*[.A10]-0.0556804*[.A10]^2-0.111639*[.A10]^3+0.0687962*[.A10]^4" office:value-type="float" office:value="145.13040026592">
            <text:p>145.13</text:p>
          </table:table-cell>
          <table:table-cell/>
          <table:table-cell table:style-name="ce64" table:formula="of:=-([.$AE$2]+[.$AF$2]*[.G10])/[.A10]" office:value-type="float" office:value="-43.1891781802042">
            <text:p>-43.19</text:p>
          </table:table-cell>
          <table:table-cell table:style-name="ce41" table:formula="of:=[.$AE$2]+[.$AF$2]*[.G10]+[.$AG$2]*EXP([.AE10])*[.A10]/[.G10]+[.$AH$2]*EXP(2*[.AE10])*[.G10]+([.$AI$2]+[.$AJ$2]*[.G10]+[.$AK$2]*[.G10]^2)*EXP(3*[.AE10])" office:value-type="float" office:value="8.63783563604085">
            <text:p>8.64</text:p>
          </table:table-cell>
          <table:table-cell table:style-name="ce68" table:formula="of:=[.$W$3]^2*([.$Q$3]*10^[.$Q$4])*[.AF10]/([.$P$3]^2*([.$R$3]*10^([.$R$4]))^2*[.AC10]*[.$V$3])" office:value-type="float" office:value="1.30719610955072">
            <text:p>1.31</text:p>
          </table:table-cell>
          <table:table-cell table:style-name="ce41"/>
          <table:table-cell table:style-name="ce64" table:formula="of:=-([.$AE$2]+[.$AF$2]*[.$G$3])/[.A10]" office:value-type="float" office:value="-43.1447112152863">
            <text:p>-43.14</text:p>
          </table:table-cell>
          <table:table-cell table:style-name="ce41" table:formula="of:=[.$AE$2]+[.$AF$2]*[.$G$3]+[.$AG$2]*EXP([.AI10])*[.A10]/[.$G$3]+[.$AH$2]*EXP(2*[.AI10])*[.$G$3]+([.$AI$2]+[.$AJ$2]*[.$G$3]+[.$AK$2]*[.$G$3]^2)*EXP(3*[.AI10])" office:value-type="float" office:value="8.62894224305727">
            <text:p>8.63</text:p>
          </table:table-cell>
          <table:table-cell table:style-name="ce68" table:formula="of:=[.$W$3]^2*([.$Q$3]*10^[.$Q$4])*[.AJ10]/([.$P$3]^2*([.$R$3]*10^([.$R$4]))^2*[.$AC$2]*[.$V$3])" office:value-type="float" office:value="1.30571612816733">
            <text:p>1.31</text:p>
          </table:table-cell>
          <table:table-cell table:number-columns-repeated="7"/>
          <table:table-cell table:style-name="Default"/>
          <table:table-cell table:style-name="ce74" table:formula="of:=SUM([.AT13:.AT129])/117" office:value-type="float" office:value="0.145339031721838">
            <text:p>0.1453390</text:p>
          </table:table-cell>
          <table:table-cell table:style-name="Default"/>
          <table:table-cell table:style-name="ce78" office:value-type="string">
            <text:p>Their fit</text:p>
          </table:table-cell>
          <table:table-cell table:style-name="ce78"/>
          <table:table-cell/>
          <table:table-cell table:style-name="ce79" table:formula="of:=SUM([.AY13:.AY129])/117" office:value-type="float" office:value="145.141522196222">
            <text:p>145.1415</text:p>
          </table:table-cell>
          <table:table-cell table:style-name="ce19"/>
          <table:table-cell table:style-name="ce50" office:value-type="string">
            <text:p>(variable densities)</text:p>
          </table:table-cell>
          <table:table-cell table:style-name="ce31"/>
          <table:table-cell/>
          <table:table-cell table:style-name="ce19"/>
          <table:table-cell table:style-name="ce50" office:value-type="string">
            <text:p>(constant densities)</text:p>
          </table:table-cell>
          <table:table-cell table:style-name="ce31"/>
          <table:table-cell table:number-columns-repeated="9"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float" office:value="0.25">
            <text:p>0.25</text:p>
          </table:table-cell>
          <table:table-cell table:style-name="ce10" office:value-type="float" office:value="0.14513">
            <text:p>0.14513</text:p>
          </table:table-cell>
          <table:table-cell table:style-name="ce17" table:formula="of:=[.B11]*1000" office:value-type="float" office:value="145.13">
            <text:p>1.45E+02</text:p>
          </table:table-cell>
          <table:table-cell table:formula="of:=0.000205923*[.A11]+0.144983" office:value-type="float" office:value="0.14503448075">
            <text:p>0.14503</text:p>
          </table:table-cell>
          <table:table-cell table:formula="of:=0.14528-0.000553551*[.A11]+0.000345216*[.A11]^2" office:value-type="float" office:value="0.14516318825">
            <text:p>0.14516</text:p>
          </table:table-cell>
          <table:table-cell table:formula="of:=0.145054+0.000509199*[.A11]-0.000823615*[.A11]^2+0.000354191*[.A11]^3" office:value-type="float" office:value="0.145135358046875">
            <text:p>0.14514</text:p>
          </table:table-cell>
          <table:table-cell table:formula="of:=0.14514-0.000103362*[.A11]+0.000340383*[.A11]^2-0.000450864*[.A11]^3+0.000182967*[.A11]^4" office:value-type="float" office:value="0.145129103402344">
            <text:p>0.14513</text:p>
          </table:table-cell>
          <table:table-cell table:formula="of:=0.145125+(0.0000398458)*[.A11]-(0.0000632759)*[.A11]^2+(0.0000151622)*[.A11]^3-(0.0000513776)*[.A11]^4+(0.0000426081)*[.A11]^5" office:value-type="float" office:value="0.145131084531348">
            <text:p>0.14513</text:p>
          </table:table-cell>
          <table:table-cell table:formula="of:=0.145143-0.000175895*[.A11]+0.000761068*[.A11]^2-0.00136935*[.A11]^3+0.00108631*[.A11]^4-0.000406313*[.A11]^5+(0.0000680184)*[.A11]^6" office:value-type="float" office:value="0.145129060120703">
            <text:p>0.14513</text:p>
          </table:table-cell>
          <table:table-cell table:formula="of:=2*[.$P$3]^2*[.$Q$3]^4*[.A11]^4*10^([.$T$4])/(45*[.$R$3]^3*[.$S$3]^5)" office:value-type="float" office:value="0.0000666695810848217">
            <text:p>6.67E-05</text:p>
          </table:table-cell>
          <table:table-cell table:formula="of:=253.55-48.8666*[.A11]+47.0174*[.A11]^2-14.8131*[.A11]^3" office:value-type="float" office:value="244.0404828125">
            <text:p>244.04</text:p>
          </table:table-cell>
          <table:table-cell table:formula="of:=2*[.$P$3]^2*[.$Q$3]^4*[.A11]^4*10^([.$T$4])/(45*[.$R$3]^3*([.K11]/100)^5)" office:value-type="float" office:value="0.0000613302248842257">
            <text:p>6.13E-05</text:p>
          </table:table-cell>
          <table:table-cell table:formula="of:=145.2-[.J11]" office:value-type="float" office:value="145.199933330419">
            <text:p>1.45E+02</text:p>
          </table:table-cell>
          <table:table-cell table:formula="of:=145.2-[.L11]" office:value-type="float" office:value="145.199938669775">
            <text:p>1.45E+02</text:p>
          </table:table-cell>
          <table:table-cell table:formula="of:=[.C11]-[.L11]" office:value-type="float" office:value="145.129938669775">
            <text:p>1.45E+02</text:p>
          </table:table-cell>
          <table:table-cell table:number-columns-repeated="12"/>
          <table:table-cell table:style-name="ce64" table:formula="of:=[.G11]*1000" office:value-type="float" office:value="145.129103402344">
            <text:p>145.13</text:p>
          </table:table-cell>
          <table:table-cell table:style-name="ce68" table:formula="of:=145.12+0.0670526*[.A11]-0.0556804*[.A11]^2-0.111639*[.A11]^3+0.0687962*[.A11]^4" office:value-type="float" office:value="145.131807500781">
            <text:p>145.13</text:p>
          </table:table-cell>
          <table:table-cell/>
          <table:table-cell table:style-name="ce64" table:formula="of:=-([.$AE$2]+[.$AF$2]*[.G11])/[.A11]" office:value-type="float" office:value="-34.551469654821">
            <text:p>-34.55</text:p>
          </table:table-cell>
          <table:table-cell table:style-name="ce41" table:formula="of:=[.$AE$2]+[.$AF$2]*[.G11]+[.$AG$2]*EXP([.AE11])*[.A11]/[.G11]+[.$AH$2]*EXP(2*[.AE11])*[.G11]+([.$AI$2]+[.$AJ$2]*[.G11]+[.$AK$2]*[.G11]^2)*EXP(3*[.AE11])" office:value-type="float" office:value="8.63786741370525">
            <text:p>8.64</text:p>
          </table:table-cell>
          <table:table-cell table:style-name="ce68" table:formula="of:=[.$W$3]^2*([.$Q$3]*10^[.$Q$4])*[.AF11]/([.$P$3]^2*([.$R$3]*10^([.$R$4]))^2*[.AC11]*[.$V$3])" office:value-type="float" office:value="1.30718824363197">
            <text:p>1.31</text:p>
          </table:table-cell>
          <table:table-cell table:style-name="ce41"/>
          <table:table-cell table:style-name="ce64" table:formula="of:=-([.$AE$2]+[.$AF$2]*[.$G$3])/[.A11]" office:value-type="float" office:value="-34.5157689722291">
            <text:p>-34.52</text:p>
          </table:table-cell>
          <table:table-cell table:style-name="ce41" table:formula="of:=[.$AE$2]+[.$AF$2]*[.$G$3]+[.$AG$2]*EXP([.AI11])*[.A11]/[.$G$3]+[.$AH$2]*EXP(2*[.AI11])*[.$G$3]+([.$AI$2]+[.$AJ$2]*[.$G$3]+[.$AK$2]*[.$G$3]^2)*EXP(3*[.AI11])" office:value-type="float" office:value="8.62894224305727">
            <text:p>8.63</text:p>
          </table:table-cell>
          <table:table-cell table:style-name="ce68" table:formula="of:=[.$W$3]^2*([.$Q$3]*10^[.$Q$4])*[.AJ11]/([.$P$3]^2*([.$R$3]*10^([.$R$4]))^2*[.$AC$2]*[.$V$3])" office:value-type="float" office:value="1.30571612816733">
            <text:p>1.31</text:p>
          </table:table-cell>
          <table:table-cell table:number-columns-repeated="7"/>
          <table:table-cell table:style-name="ce19" office:value-type="string">
            <text:p>Temperature</text:p>
          </table:table-cell>
          <table:table-cell table:style-name="ce22" office:value-type="string">
            <text:p>rho (4<text:span text:style-name="T4">th</text:span> order)</text:p>
          </table:table-cell>
          <table:table-cell table:style-name="ce31" office:value-type="string">
            <text:p>Del/kB data</text:p>
          </table:table-cell>
          <table:table-cell table:style-name="ce19" office:value-type="string">
            <text:p>x</text:p>
          </table:table-cell>
          <table:table-cell table:style-name="ce31" office:value-type="string">
            <text:p>Del/kB 1</text:p>
          </table:table-cell>
          <table:table-cell/>
          <table:table-cell table:style-name="ce28" office:value-type="string">
            <text:p>Superfl 3</text:p>
          </table:table-cell>
          <table:table-cell table:style-name="ce35" office:value-type="string">
            <text:p>x</text:p>
          </table:table-cell>
          <table:table-cell table:style-name="Default" office:value-type="string">
            <text:p>Del/kB 3</text:p>
          </table:table-cell>
          <table:table-cell table:style-name="ce45" office:value-type="string">
            <text:p>C</text:p>
          </table:table-cell>
          <table:table-cell/>
          <table:table-cell table:style-name="ce35" office:value-type="string">
            <text:p>x</text:p>
          </table:table-cell>
          <table:table-cell table:style-name="Default" office:value-type="string">
            <text:p>Del/kB 4</text:p>
          </table:table-cell>
          <table:table-cell table:style-name="ce45" office:value-type="string">
            <text:p>C</text:p>
          </table:table-cell>
          <table:table-cell table:number-columns-repeated="5"/>
          <table:table-cell table:style-name="ce35" office:value-type="string">
            <text:p>x</text:p>
          </table:table-cell>
          <table:table-cell office:value-type="string">
            <text:p>Del/kB Fake</text:p>
          </table:table-cell>
          <table:table-cell table:number-columns-repeated="2"/>
          <table:table-cell table:style-name="Default" table:number-columns-repeated="3"/>
          <table:table-cell/>
          <table:table-cell office:value-type="string">
            <text:p>Del/kB Fake Fit</text:p>
          </table:table-cell>
          <table:table-cell>
            <draw:frame table:end-cell-address="Sheet1.CD42" table:end-x="0.124in" table:end-y="0.0547in" draw:z-index="6" draw:style-name="gr1" svg:width="7.3157in" svg:height="5.3236in" svg:x="0.8094in" svg:y="0.0291in">
              <draw:object draw:notify-on-update-of-ranges="Sheet1.BM11:Sheet1.BM11 Sheet1.BM13:Sheet1.BM129 Sheet1.AS13:Sheet1.AS129 Sheet1.BT11:Sheet1.BT11 Sheet1.BT13:Sheet1.BT129 Sheet1.AS13:Sheet1.AS12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0.3">
            <text:p>0.30</text:p>
          </table:table-cell>
          <table:table-cell table:style-name="ce10" office:value-type="float" office:value="0.14513">
            <text:p>0.14513</text:p>
          </table:table-cell>
          <table:table-cell table:style-name="ce17" table:formula="of:=[.B12]*1000" office:value-type="float" office:value="145.13">
            <text:p>1.45E+02</text:p>
          </table:table-cell>
          <table:table-cell table:formula="of:=0.000205923*[.A12]+0.144983" office:value-type="float" office:value="0.1450447769">
            <text:p>0.14504</text:p>
          </table:table-cell>
          <table:table-cell table:formula="of:=0.14528-0.000553551*[.A12]+0.000345216*[.A12]^2" office:value-type="float" office:value="0.14514500414">
            <text:p>0.14515</text:p>
          </table:table-cell>
          <table:table-cell table:formula="of:=0.145054+0.000509199*[.A12]-0.000823615*[.A12]^2+0.000354191*[.A12]^3" office:value-type="float" office:value="0.145142197507">
            <text:p>0.14514</text:p>
          </table:table-cell>
          <table:table-cell table:formula="of:=0.14514-0.000103362*[.A12]+0.000340383*[.A12]^2-0.000450864*[.A12]^3+0.000182967*[.A12]^4" office:value-type="float" office:value="0.1451289345747">
            <text:p>0.14513</text:p>
          </table:table-cell>
          <table:table-cell table:formula="of:=0.145125+(0.0000398458)*[.A12]-(0.0000632759)*[.A12]^2+(0.0000151622)*[.A12]^3-(0.0000513776)*[.A12]^4+(0.0000426081)*[.A12]^5" office:value-type="float" office:value="0.145131355667523">
            <text:p>0.14513</text:p>
          </table:table-cell>
          <table:table-cell table:formula="of:=0.145143-0.000175895*[.A12]+0.000761068*[.A12]^2-0.00136935*[.A12]^3+0.00108631*[.A12]^4-0.000406313*[.A12]^5+(0.0000680184)*[.A12]^6" office:value-type="float" office:value="0.145129616525824">
            <text:p>0.14513</text:p>
          </table:table-cell>
          <table:table-cell table:formula="of:=2*[.$P$3]^2*[.$Q$3]^4*[.A12]^4*10^([.$T$4])/(45*[.$R$3]^3*[.$S$3]^5)" office:value-type="float" office:value="0.000138246043337486">
            <text:p>1.38E-04</text:p>
          </table:table-cell>
          <table:table-cell table:formula="of:=253.55-48.8666*[.A12]+47.0174*[.A12]^2-14.8131*[.A12]^3" office:value-type="float" office:value="242.7216323">
            <text:p>242.72</text:p>
          </table:table-cell>
          <table:table-cell table:formula="of:=2*[.$P$3]^2*[.$Q$3]^4*[.A12]^4*10^([.$T$4])/(45*[.$R$3]^3*([.K12]/100)^5)" office:value-type="float" office:value="0.000130667174034206">
            <text:p>1.31E-04</text:p>
          </table:table-cell>
          <table:table-cell table:formula="of:=145.2-[.J12]" office:value-type="float" office:value="145.199861753957">
            <text:p>1.45E+02</text:p>
          </table:table-cell>
          <table:table-cell table:formula="of:=145.2-[.L12]" office:value-type="float" office:value="145.199869332826">
            <text:p>1.45E+02</text:p>
          </table:table-cell>
          <table:table-cell table:formula="of:=[.C12]-[.L12]" office:value-type="float" office:value="145.129869332826">
            <text:p>1.45E+02</text:p>
          </table:table-cell>
          <table:table-cell table:number-columns-repeated="12"/>
          <table:table-cell table:style-name="ce64" table:formula="of:=[.G12]*1000" office:value-type="float" office:value="145.1289345747">
            <text:p>145.13</text:p>
          </table:table-cell>
          <table:table-cell table:style-name="ce68" table:formula="of:=145.12+0.0670526*[.A12]-0.0556804*[.A12]^2-0.111639*[.A12]^3+0.0687962*[.A12]^4" office:value-type="float" office:value="145.13264754022">
            <text:p>145.13</text:p>
          </table:table-cell>
          <table:table-cell/>
          <table:table-cell table:style-name="ce64" table:formula="of:=-([.$AE$2]+[.$AF$2]*[.G12])/[.A12]" office:value-type="float" office:value="-28.792925419302">
            <text:p>-28.79</text:p>
          </table:table-cell>
          <table:table-cell table:style-name="ce41" table:formula="of:=[.$AE$2]+[.$AF$2]*[.G12]+[.$AG$2]*EXP([.AE12])*[.A12]/[.G12]+[.$AH$2]*EXP(2*[.AE12])*[.G12]+([.$AI$2]+[.$AJ$2]*[.G12]+[.$AK$2]*[.G12]^2)*EXP(3*[.AE12])" office:value-type="float" office:value="8.63787762579025">
            <text:p>8.64</text:p>
          </table:table-cell>
          <table:table-cell table:style-name="ce68" table:formula="of:=[.$W$3]^2*([.$Q$3]*10^[.$Q$4])*[.AF12]/([.$P$3]^2*([.$R$3]*10^([.$R$4]))^2*[.AC12]*[.$V$3])" office:value-type="float" office:value="1.30718222293051">
            <text:p>1.31</text:p>
          </table:table-cell>
          <table:table-cell table:style-name="ce41"/>
          <table:table-cell table:style-name="ce64" table:formula="of:=-([.$AE$2]+[.$AF$2]*[.$G$3])/[.A12]" office:value-type="float" office:value="-28.7631408101909">
            <text:p>-28.76</text:p>
          </table:table-cell>
          <table:table-cell table:style-name="ce41" table:formula="of:=[.$AE$2]+[.$AF$2]*[.$G$3]+[.$AG$2]*EXP([.AI12])*[.A12]/[.$G$3]+[.$AH$2]*EXP(2*[.AI12])*[.$G$3]+([.$AI$2]+[.$AJ$2]*[.$G$3]+[.$AK$2]*[.$G$3]^2)*EXP(3*[.AI12])" office:value-type="float" office:value="8.62894224305692">
            <text:p>8.63</text:p>
          </table:table-cell>
          <table:table-cell table:style-name="ce68" table:formula="of:=[.$W$3]^2*([.$Q$3]*10^[.$Q$4])*[.AJ12]/([.$P$3]^2*([.$R$3]*10^([.$R$4]))^2*[.$AC$2]*[.$V$3])" office:value-type="float" office:value="1.30571612816728">
            <text:p>1.31</text:p>
          </table:table-cell>
          <table:table-cell table:number-columns-repeated="7"/>
          <table:table-cell table:style-name="ce35" office:value-type="string">
            <text:p>(K)</text:p>
          </table:table-cell>
          <table:table-cell table:style-name="Default" office:value-type="string">
            <text:p>(g/cm^3)</text:p>
          </table:table-cell>
          <table:table-cell table:style-name="ce45" office:value-type="string">
            <text:p>(K)</text:p>
          </table:table-cell>
          <table:table-cell table:style-name="ce35" office:value-type="string">
            <text:p>(unitless)</text:p>
          </table:table-cell>
          <table:table-cell table:style-name="ce45" office:value-type="string">
            <text:p>(K)</text:p>
          </table:table-cell>
          <table:table-cell/>
          <table:table-cell table:style-name="ce80" office:value-type="string">
            <text:p>(kg/m^3)</text:p>
          </table:table-cell>
          <table:table-cell table:style-name="ce35" office:value-type="string">
            <text:p>(unitless)</text:p>
          </table:table-cell>
          <table:table-cell table:style-name="Default" office:value-type="string">
            <text:p>(K)</text:p>
          </table:table-cell>
          <table:table-cell table:style-name="ce45" office:value-type="string">
            <text:p>(unitless)</text:p>
          </table:table-cell>
          <table:table-cell/>
          <table:table-cell table:style-name="ce35" office:value-type="string">
            <text:p>(unitless)</text:p>
          </table:table-cell>
          <table:table-cell table:style-name="Default" office:value-type="string">
            <text:p>(K)</text:p>
          </table:table-cell>
          <table:table-cell table:style-name="ce45" office:value-type="string">
            <text:p>(unitless)</text:p>
          </table:table-cell>
          <table:table-cell table:number-columns-repeated="5"/>
          <table:table-cell table:style-name="ce35" office:value-type="string">
            <text:p>(unitless)</text:p>
          </table:table-cell>
          <table:table-cell office:value-type="string">
            <text:p>(K)</text:p>
          </table:table-cell>
          <table:table-cell table:number-columns-repeated="2"/>
          <table:table-cell table:style-name="Default" office:value-type="string">
            <text:p>temp</text:p>
          </table:table-cell>
          <table:table-cell table:style-name="Default" office:value-type="string">
            <text:p>rho</text:p>
          </table:table-cell>
          <table:table-cell table:style-name="Default" office:value-type="string">
            <text:p>Del/kB</text:p>
          </table:table-cell>
          <table:table-cell/>
          <table:table-cell office:value-type="string">
            <text:p>(K)</text:p>
          </table:table-cell>
          <table:table-cell/>
        </table:table-row>
        <table:table-row table:style-name="ro1">
          <table:table-cell office:value-type="float" office:value="0.35">
            <text:p>0.35</text:p>
          </table:table-cell>
          <table:table-cell table:style-name="ce10" office:value-type="float" office:value="0.14513">
            <text:p>0.14513</text:p>
          </table:table-cell>
          <table:table-cell table:style-name="ce17" table:formula="of:=[.B13]*1000" office:value-type="float" office:value="145.13">
            <text:p>1.45E+02</text:p>
          </table:table-cell>
          <table:table-cell table:formula="of:=0.000205923*[.A13]+0.144983" office:value-type="float" office:value="0.14505507305">
            <text:p>0.14506</text:p>
          </table:table-cell>
          <table:table-cell table:formula="of:=0.14528-0.000553551*[.A13]+0.000345216*[.A13]^2" office:value-type="float" office:value="0.14512854611">
            <text:p>0.14513</text:p>
          </table:table-cell>
          <table:table-cell table:formula="of:=0.145054+0.000509199*[.A13]-0.000823615*[.A13]^2+0.000354191*[.A13]^3" office:value-type="float" office:value="0.145146512751625">
            <text:p>0.14515</text:p>
          </table:table-cell>
          <table:table-cell table:formula="of:=0.14514-0.000103362*[.A13]+0.000340383*[.A13]^2-0.000450864*[.A13]^3+0.000182967*[.A13]^4" office:value-type="float" office:value="0.145128935072044">
            <text:p>0.14513</text:p>
          </table:table-cell>
          <table:table-cell table:formula="of:=0.145125+(0.0000398458)*[.A13]-(0.0000632759)*[.A13]^2+(0.0000151622)*[.A13]^3-(0.0000513776)*[.A13]^4+(0.0000426081)*[.A13]^5" office:value-type="float" office:value="0.145131297612195">
            <text:p>0.14513</text:p>
          </table:table-cell>
          <table:table-cell table:formula="of:=0.145143-0.000175895*[.A13]+0.000761068*[.A13]^2-0.00136935*[.A13]^3+0.00108631*[.A13]^4-0.000406313*[.A13]^5+(0.0000680184)*[.A13]^6" office:value-type="float" office:value="0.145130249142014">
            <text:p>0.14513</text:p>
          </table:table-cell>
          <table:table-cell table:formula="of:=2*[.$P$3]^2*[.$Q$3]^4*[.A13]^4*10^([.$T$4])/(45*[.$R$3]^3*[.$S$3]^5)" office:value-type="float" office:value="0.000256117862695451">
            <text:p>2.56E-04</text:p>
          </table:table-cell>
          <table:table-cell table:formula="of:=253.55-48.8666*[.A13]+47.0174*[.A13]^2-14.8131*[.A13]^3" office:value-type="float" office:value="241.5712098375">
            <text:p>241.57</text:p>
          </table:table-cell>
          <table:table-cell table:formula="of:=2*[.$P$3]^2*[.$Q$3]^4*[.A13]^4*10^([.$T$4])/(45*[.$R$3]^3*([.K13]/100)^5)" office:value-type="float" office:value="0.000247896391953268">
            <text:p>2.48E-04</text:p>
          </table:table-cell>
          <table:table-cell table:formula="of:=145.2-[.J13]" office:value-type="float" office:value="145.199743882137">
            <text:p>1.45E+02</text:p>
          </table:table-cell>
          <table:table-cell table:formula="of:=145.2-[.L13]" office:value-type="float" office:value="145.199752103608">
            <text:p>1.45E+02</text:p>
          </table:table-cell>
          <table:table-cell table:formula="of:=[.C13]-[.L13]" office:value-type="float" office:value="145.129752103608">
            <text:p>1.45E+02</text:p>
          </table:table-cell>
          <table:table-cell table:number-columns-repeated="12"/>
          <table:table-cell table:style-name="ce64" table:formula="of:=[.G13]*1000" office:value-type="float" office:value="145.128935072044">
            <text:p>145.13</text:p>
          </table:table-cell>
          <table:table-cell table:style-name="ce68" table:formula="of:=145.12+0.0670526*[.A13]-0.0556804*[.A13]^2-0.111639*[.A13]^3+0.0687962*[.A13]^4" office:value-type="float" office:value="145.132893411851">
            <text:p>145.13</text:p>
          </table:table-cell>
          <table:table-cell/>
          <table:table-cell table:style-name="ce64" table:formula="of:=-([.$AE$2]+[.$AF$2]*[.G13])/[.A13]" office:value-type="float" office:value="-24.679650273449">
            <text:p>-24.68</text:p>
          </table:table-cell>
          <table:table-cell table:style-name="ce41" table:formula="of:=[.$AE$2]+[.$AF$2]*[.G13]+[.$AG$2]*EXP([.AE13])*[.A13]/[.G13]+[.$AH$2]*EXP(2*[.AE13])*[.G13]+([.$AI$2]+[.$AJ$2]*[.G13]+[.$AK$2]*[.G13]^2)*EXP(3*[.AE13])" office:value-type="float" office:value="8.63787759568266">
            <text:p>8.64</text:p>
          </table:table-cell>
          <table:table-cell table:style-name="ce68" table:formula="of:=[.$W$3]^2*([.$Q$3]*10^[.$Q$4])*[.AF13]/([.$P$3]^2*([.$R$3]*10^([.$R$4]))^2*[.AC13]*[.$V$3])" office:value-type="float" office:value="1.30718000385891">
            <text:p>1.31</text:p>
          </table:table-cell>
          <table:table-cell table:style-name="ce41"/>
          <table:table-cell table:style-name="ce64" table:formula="of:=-([.$AE$2]+[.$AF$2]*[.$G$3])/[.A13]" office:value-type="float" office:value="-24.6541206944493">
            <text:p>-24.65</text:p>
          </table:table-cell>
          <table:table-cell table:style-name="ce41" table:formula="of:=[.$AE$2]+[.$AF$2]*[.$G$3]+[.$AG$2]*EXP([.AI13])*[.A13]/[.$G$3]+[.$AH$2]*EXP(2*[.AI13])*[.$G$3]+([.$AI$2]+[.$AJ$2]*[.$G$3]+[.$AK$2]*[.$G$3]^2)*EXP(3*[.AI13])" office:value-type="float" office:value="8.62894224303217">
            <text:p>8.63</text:p>
          </table:table-cell>
          <table:table-cell table:style-name="ce68" table:formula="of:=[.$W$3]^2*([.$Q$3]*10^[.$Q$4])*[.AJ13]/([.$P$3]^2*([.$R$3]*10^([.$R$4]))^2*[.$AC$2]*[.$V$3])" office:value-type="float" office:value="1.30571612816353">
            <text:p>1.31</text:p>
          </table:table-cell>
          <table:table-cell table:number-columns-repeated="7"/>
          <table:table-cell office:value-type="float" office:value="1.0499">
            <text:p>1.0499</text:p>
          </table:table-cell>
          <table:table-cell table:formula="of:=0.14514-0.000103362*[.AS13]+0.000340383*[.AS13]^2-0.000450864*[.AS13]^3+0.000182967*[.AS13]^4" office:value-type="float" office:value="0.145107211509017">
            <text:p>0.14511</text:p>
          </table:table-cell>
          <table:table-cell office:value-type="float" office:value="8.6537">
            <text:p>8.6537</text:p>
          </table:table-cell>
          <table:table-cell table:formula="of:=-([.$AE$2]+[.$AF$2]*[.AT13])/[.AS13]" office:value-type="float" office:value="-8.2285852134336">
            <text:p>-8.2286</text:p>
          </table:table-cell>
          <table:table-cell table:formula="of:=[.$AE$2]+[.$AF$2]*[.AT13]+[.$AG$2]*EXP([.AV13])*[.AS13]/[.AT13]+[.$AH$2]*EXP(2*[.AV13])*[.AT13]+([.$AI$2]+[.$AJ$2]*[.AT13]+[.$AK$2]*[.AT13]^2)*EXP(3*[.AV13])" office:value-type="float" office:value="8.63834223306498">
            <text:p>8.6383</text:p>
          </table:table-cell>
          <table:table-cell/>
          <table:table-cell table:formula="of:=145.12+0.0670526*[.AS13]-0.0556804*[.AS13]^2-0.111639*[.AS13]^3+0.0687962*[.AS13]^4" office:value-type="float" office:value="145.083413759321">
            <text:p>145.0834</text:p>
          </table:table-cell>
          <table:table-cell table:formula="of:=-([.$AZ$9]+[.$BA$9]*[.AT13])/[.AS13]" office:value-type="float" office:value="-8.27021616785621">
            <text:p>-8.27E+00</text:p>
          </table:table-cell>
          <table:table-cell table:formula="of:=[.$AZ$9]+[.$BA$9]*[.AT13]+[.$BB$9]*EXP([.AZ13])*[.AS13]/[.AT13]+[.$BC$9]*EXP(2*[.AZ13])*[.AT13]+([.$BD$9]+[.$BE$9]*[.AT13]+[.$BF$9]*[.AT13]^2)*EXP(3*[.AZ13])" office:value-type="float" office:value="8.68183147831363">
            <text:p>8.6818</text:p>
          </table:table-cell>
          <table:table-cell table:formula="of:=[.$W$3]^2*([.$Q$3]*10^[.$Q$4])*[.BA13]/([.$P$3]^2*([.$R$3]*10^([.$R$4]))^2*[.AY13]*[.$V$3])" office:value-type="float" office:value="1.31427966853378">
            <text:p>1.3143</text:p>
          </table:table-cell>
          <table:table-cell/>
          <table:table-cell table:formula="of:=-([.$AZ$9]+[.$BA$9]*[.$AT$10])/[.AS13]" office:value-type="float" office:value="-8.26803405825913">
            <text:p>-8.27</text:p>
          </table:table-cell>
          <table:table-cell table:formula="of:=[.$AZ$9]+[.$BA$9]*[.$AT$10]+[.$BB$9]*EXP([.AZ13])*[.AS13]/[.$AT$10]+[.$BC$9]*EXP(2*[.AZ13])*[.$AT$10]+([.$BD$9]+[.$BE$9]*[.$AT$10]+[.$BF$9]*[.$AT$10]^2)*EXP(3*[.AZ13])" office:value-type="float" office:value="8.67954277957321">
            <text:p>8.6795</text:p>
          </table:table-cell>
          <table:table-cell table:number-columns-repeated="6"/>
          <table:table-cell table:formula="of:=-([.$BL$9]+[.$BM$9]*[.AT13])/[.AS13]" office:value-type="float" office:value="-7.9808139711478">
            <text:p>-7.98</text:p>
          </table:table-cell>
          <table:table-cell table:formula="of:=[.$BL$9]+[.$BM$9]*[.AT13]+[.$BN$9]*EXP([.BL13])*[.AS13]/[.AT13]+[.$BO$9]*EXP(2*[.BL13])*[.AT13]+([.$BP$9]+[.$BQ$9]*[.AT13]+[.$BR$9]*[.AT13]^2)*EXP(3*[.BL13])" office:value-type="float" office:value="8.37809904540401">
            <text:p>8.38</text:p>
          </table:table-cell>
          <table:table-cell table:number-columns-repeated="2"/>
          <table:table-cell office:value-type="float" office:value="1.0499">
            <text:p>1.0499</text:p>
          </table:table-cell>
          <table:table-cell office:value-type="float" office:value="0.14511">
            <text:p>0.1451</text:p>
          </table:table-cell>
          <table:table-cell office:value-type="float" office:value="8.29255167991021">
            <text:p>8.2926</text:p>
          </table:table-cell>
          <table:table-cell/>
          <table:table-cell table:formula="of:=[.$BL$7]+[.$BM$7]*[.AT13]+[.$BN$7]*EXP([.BL13])*[.AS13]/[.AT13]+[.$BO$7]*EXP(2*[.BL13])*[.AT13]+([.$BP$7]+[.$BQ$7]*[.AT13]+[.$BR$7]*[.AT13]^2)*EXP(3*[.BL13])" office:value-type="float" office:value="8.29185238871496">
            <text:p>8.29</text:p>
          </table:table-cell>
          <table:table-cell/>
        </table:table-row>
        <table:table-row table:style-name="ro1">
          <table:table-cell office:value-type="float" office:value="0.4">
            <text:p>0.40</text:p>
          </table:table-cell>
          <table:table-cell table:style-name="ce10" office:value-type="float" office:value="0.14513">
            <text:p>0.14513</text:p>
          </table:table-cell>
          <table:table-cell table:style-name="ce17" table:formula="of:=[.B14]*1000" office:value-type="float" office:value="145.13">
            <text:p>1.45E+02</text:p>
          </table:table-cell>
          <table:table-cell table:formula="of:=0.000205923*[.A14]+0.144983" office:value-type="float" office:value="0.1450653692">
            <text:p>0.14507</text:p>
          </table:table-cell>
          <table:table-cell table:formula="of:=0.14528-0.000553551*[.A14]+0.000345216*[.A14]^2" office:value-type="float" office:value="0.14511381416">
            <text:p>0.14511</text:p>
          </table:table-cell>
          <table:table-cell table:formula="of:=0.145054+0.000509199*[.A14]-0.000823615*[.A14]^2+0.000354191*[.A14]^3" office:value-type="float" office:value="0.145148569424">
            <text:p>0.14515</text:p>
          </table:table-cell>
          <table:table-cell table:formula="of:=0.14514-0.000103362*[.A14]+0.000340383*[.A14]^2-0.000450864*[.A14]^3+0.000182967*[.A14]^4" office:value-type="float" office:value="0.1451289451392">
            <text:p>0.14513</text:p>
          </table:table-cell>
          <table:table-cell table:formula="of:=0.145125+(0.0000398458)*[.A14]-(0.0000632759)*[.A14]^2+(0.0000151622)*[.A14]^3-(0.0000513776)*[.A14]^4+(0.0000426081)*[.A14]^5" office:value-type="float" office:value="0.145130905597184">
            <text:p>0.14513</text:p>
          </table:table-cell>
          <table:table-cell table:formula="of:=0.145143-0.000175895*[.A14]+0.000761068*[.A14]^2-0.00136935*[.A14]^3+0.00108631*[.A14]^4-0.000406313*[.A14]^5+(0.0000680184)*[.A14]^6" office:value-type="float" office:value="0.145130701974246">
            <text:p>0.14513</text:p>
          </table:table-cell>
          <table:table-cell table:formula="of:=2*[.$P$3]^2*[.$Q$3]^4*[.A14]^4*10^([.$T$4])/(45*[.$R$3]^3*[.$S$3]^5)" office:value-type="float" office:value="0.000436925766597488">
            <text:p>4.37E-04</text:p>
          </table:table-cell>
          <table:table-cell table:formula="of:=253.55-48.8666*[.A14]+47.0174*[.A14]^2-14.8131*[.A14]^3" office:value-type="float" office:value="240.5781056">
            <text:p>240.58</text:p>
          </table:table-cell>
          <table:table-cell table:formula="of:=2*[.$P$3]^2*[.$Q$3]^4*[.A14]^4*10^([.$T$4])/(45*[.$R$3]^3*([.K14]/100)^5)" office:value-type="float" office:value="0.000431701305105498">
            <text:p>4.32E-04</text:p>
          </table:table-cell>
          <table:table-cell table:formula="of:=145.2-[.J14]" office:value-type="float" office:value="145.199563074233">
            <text:p>1.45E+02</text:p>
          </table:table-cell>
          <table:table-cell table:formula="of:=145.2-[.L14]" office:value-type="float" office:value="145.199568298695">
            <text:p>1.45E+02</text:p>
          </table:table-cell>
          <table:table-cell table:formula="of:=[.C14]-[.L14]" office:value-type="float" office:value="145.129568298695">
            <text:p>1.45E+02</text:p>
          </table:table-cell>
          <table:table-cell table:number-columns-repeated="12"/>
          <table:table-cell table:style-name="ce64" table:formula="of:=[.G14]*1000" office:value-type="float" office:value="145.1289451392">
            <text:p>145.13</text:p>
          </table:table-cell>
          <table:table-cell table:style-name="ce68" table:formula="of:=145.12+0.0670526*[.A14]-0.0556804*[.A14]^2-0.111639*[.A14]^3+0.0687962*[.A14]^4" office:value-type="float" office:value="145.13252846272">
            <text:p>145.13</text:p>
          </table:table-cell>
          <table:table-cell/>
          <table:table-cell table:style-name="ce64" table:formula="of:=-([.$AE$2]+[.$AF$2]*[.G14])/[.A14]" office:value-type="float" office:value="-21.5946924669067">
            <text:p>-21.59</text:p>
          </table:table-cell>
          <table:table-cell table:style-name="ce41" table:formula="of:=[.$AE$2]+[.$AF$2]*[.G14]+[.$AG$2]*EXP([.AE14])*[.A14]/[.G14]+[.$AH$2]*EXP(2*[.AE14])*[.G14]+([.$AI$2]+[.$AJ$2]*[.G14]+[.$AK$2]*[.G14]^2)*EXP(3*[.AE14])" office:value-type="float" office:value="8.63787698615071">
            <text:p>8.64</text:p>
          </table:table-cell>
          <table:table-cell table:style-name="ce68" table:formula="of:=[.$W$3]^2*([.$Q$3]*10^[.$Q$4])*[.AF14]/([.$P$3]^2*([.$R$3]*10^([.$R$4]))^2*[.AC14]*[.$V$3])" office:value-type="float" office:value="1.3071831986422">
            <text:p>1.31</text:p>
          </table:table-cell>
          <table:table-cell table:style-name="ce41"/>
          <table:table-cell table:style-name="ce64" table:formula="of:=-([.$AE$2]+[.$AF$2]*[.$G$3])/[.A14]" office:value-type="float" office:value="-21.5723556076432">
            <text:p>-21.57</text:p>
          </table:table-cell>
          <table:table-cell table:style-name="ce41" table:formula="of:=[.$AE$2]+[.$AF$2]*[.$G$3]+[.$AG$2]*EXP([.AI14])*[.A14]/[.$G$3]+[.$AH$2]*EXP(2*[.AI14])*[.$G$3]+([.$AI$2]+[.$AJ$2]*[.$G$3]+[.$AK$2]*[.$G$3]^2)*EXP(3*[.AI14])" office:value-type="float" office:value="8.6289422424321">
            <text:p>8.63</text:p>
          </table:table-cell>
          <table:table-cell table:style-name="ce68" table:formula="of:=[.$W$3]^2*([.$Q$3]*10^[.$Q$4])*[.AJ14]/([.$P$3]^2*([.$R$3]*10^([.$R$4]))^2*[.$AC$2]*[.$V$3])" office:value-type="float" office:value="1.30571612807273">
            <text:p>1.31</text:p>
          </table:table-cell>
          <table:table-cell>
            <draw:frame table:end-cell-address="Sheet1.AR50" table:end-x="0.5551in" table:end-y="0.0268in" draw:z-index="7" draw:style-name="gr1" svg:width="5.4807in" svg:height="6.0807in" svg:x="0.4087in" svg:y="0.0728in">
              <draw:object draw:notify-on-update-of-ranges="Sheet1.AW11:Sheet1.AW11 Sheet1.AW13:Sheet1.AW129 Sheet1.AS13:Sheet1.AS129 Sheet1.AU11:Sheet1.AU11 Sheet1.AU13:Sheet1.AU129 Sheet1.AS13:Sheet1.AS12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6"/>
          <table:table-cell office:value-type="float" office:value="1.0601">
            <text:p>1.0601</text:p>
          </table:table-cell>
          <table:table-cell table:formula="of:=0.14514-0.000103362*[.AS14]+0.000340383*[.AS14]^2-0.000450864*[.AS14]^3+0.000182967*[.AS14]^4" office:value-type="float" office:value="0.145106893018727">
            <text:p>0.14511</text:p>
          </table:table-cell>
          <table:table-cell office:value-type="float" office:value="8.6561">
            <text:p>8.6561</text:p>
          </table:table-cell>
          <table:table-cell table:formula="of:=-([.$AE$2]+[.$AF$2]*[.AT14])/[.AS14]" office:value-type="float" office:value="-8.14943012970274">
            <text:p>-8.1494</text:p>
          </table:table-cell>
          <table:table-cell table:formula="of:=[.$AE$2]+[.$AF$2]*[.AT14]+[.$AG$2]*EXP([.AV14])*[.AS14]/[.AT14]+[.$AH$2]*EXP(2*[.AV14])*[.AT14]+([.$AI$2]+[.$AJ$2]*[.AT14]+[.$AK$2]*[.AT14]^2)*EXP(3*[.AV14])" office:value-type="float" office:value="8.63829522424781">
            <text:p>8.6383</text:p>
          </table:table-cell>
          <table:table-cell/>
          <table:table-cell table:formula="of:=145.12+0.0670526*[.AS14]-0.0556804*[.AS14]^2-0.111639*[.AS14]^3+0.0687962*[.AS14]^4" office:value-type="float" office:value="145.082393085994">
            <text:p>145.0824</text:p>
          </table:table-cell>
          <table:table-cell table:formula="of:=-([.$AZ$9]+[.$BA$9]*[.AT14])/[.AS14]" office:value-type="float" office:value="-8.1906453185159">
            <text:p>-8.19E+00</text:p>
          </table:table-cell>
          <table:table-cell table:formula="of:=[.$AZ$9]+[.$BA$9]*[.AT14]+[.$BB$9]*EXP([.AZ14])*[.AS14]/[.AT14]+[.$BC$9]*EXP(2*[.AZ14])*[.AT14]+([.$BD$9]+[.$BE$9]*[.AT14]+[.$BF$9]*[.AT14]^2)*EXP(3*[.AZ14])" office:value-type="float" office:value="8.68174667877847">
            <text:p>8.6817</text:p>
          </table:table-cell>
          <table:table-cell table:formula="of:=[.$W$3]^2*([.$Q$3]*10^[.$Q$4])*[.BA14]/([.$P$3]^2*([.$R$3]*10^([.$R$4]))^2*[.AY14]*[.$V$3])" office:value-type="float" office:value="1.31427607738203">
            <text:p>1.3143</text:p>
          </table:table-cell>
          <table:table-cell/>
          <table:table-cell table:formula="of:=-([.$AZ$9]+[.$BA$9]*[.$AT$10])/[.AS14]" office:value-type="float" office:value="-8.188481235512">
            <text:p>-8.19</text:p>
          </table:table-cell>
          <table:table-cell table:formula="of:=[.$AZ$9]+[.$BA$9]*[.$AT$10]+[.$BB$9]*EXP([.AZ14])*[.AS14]/[.$AT$10]+[.$BC$9]*EXP(2*[.AZ14])*[.$AT$10]+([.$BD$9]+[.$BE$9]*[.$AT$10]+[.$BF$9]*[.$AT$10]^2)*EXP(3*[.AZ14])" office:value-type="float" office:value="8.67945508272981">
            <text:p>8.6795</text:p>
          </table:table-cell>
          <table:table-cell table:number-columns-repeated="6"/>
          <table:table-cell table:formula="of:=-([.$BL$9]+[.$BM$9]*[.AT14])/[.AS14]" office:value-type="float" office:value="-7.90404275971562">
            <text:p>-7.9</text:p>
          </table:table-cell>
          <table:table-cell table:formula="of:=[.$BL$9]+[.$BM$9]*[.AT14]+[.$BN$9]*EXP([.BL14])*[.AS14]/[.AT14]+[.$BO$9]*EXP(2*[.BL14])*[.AT14]+([.$BP$9]+[.$BQ$9]*[.AT14]+[.$BR$9]*[.AT14]^2)*EXP(3*[.BL14])" office:value-type="float" office:value="8.37805047807588">
            <text:p>8.38</text:p>
          </table:table-cell>
          <table:table-cell table:number-columns-repeated="2"/>
          <table:table-cell office:value-type="float" office:value="1.0601">
            <text:p>1.0601</text:p>
          </table:table-cell>
          <table:table-cell office:value-type="float" office:value="0.14511">
            <text:p>0.1451</text:p>
          </table:table-cell>
          <table:table-cell office:value-type="float" office:value="8.29250130320189">
            <text:p>8.2925</text:p>
          </table:table-cell>
          <table:table-cell/>
          <table:table-cell table:formula="of:=[.$BL$7]+[.$BM$7]*[.AT14]+[.$BN$7]*EXP([.BL14])*[.AS14]/[.AT14]+[.$BO$7]*EXP(2*[.BL14])*[.AT14]+([.$BP$7]+[.$BQ$7]*[.AT14]+[.$BR$7]*[.AT14]^2)*EXP(3*[.BL14])" office:value-type="float" office:value="8.2918053514353">
            <text:p>8.29</text:p>
          </table:table-cell>
          <table:table-cell/>
        </table:table-row>
        <table:table-row table:style-name="ro1">
          <table:table-cell office:value-type="float" office:value="0.45">
            <text:p>0.45</text:p>
          </table:table-cell>
          <table:table-cell table:style-name="ce10" office:value-type="float" office:value="0.14513">
            <text:p>0.14513</text:p>
          </table:table-cell>
          <table:table-cell table:style-name="ce17" table:formula="of:=[.B15]*1000" office:value-type="float" office:value="145.13">
            <text:p>1.45E+02</text:p>
          </table:table-cell>
          <table:table-cell table:formula="of:=0.000205923*[.A15]+0.144983" office:value-type="float" office:value="0.14507566535">
            <text:p>0.14508</text:p>
          </table:table-cell>
          <table:table-cell table:formula="of:=0.14528-0.000553551*[.A15]+0.000345216*[.A15]^2" office:value-type="float" office:value="0.14510080829">
            <text:p>0.14510</text:p>
          </table:table-cell>
          <table:table-cell table:formula="of:=0.145054+0.000509199*[.A15]-0.000823615*[.A15]^2+0.000354191*[.A15]^3" office:value-type="float" office:value="0.145148633167375">
            <text:p>0.14515</text:p>
          </table:table-cell>
          <table:table-cell table:formula="of:=0.14514-0.000103362*[.A15]+0.000340383*[.A15]^2-0.000450864*[.A15]^3+0.000182967*[.A15]^4" office:value-type="float" office:value="0.145128832466044">
            <text:p>0.14513</text:p>
          </table:table-cell>
          <table:table-cell table:formula="of:=0.145125+(0.0000398458)*[.A15]-(0.0000632759)*[.A15]^2+(0.0000151622)*[.A15]^3-(0.0000513776)*[.A15]^4+(0.0000426081)*[.A15]^5" office:value-type="float" office:value="0.145130178332295">
            <text:p>0.14513</text:p>
          </table:table-cell>
          <table:table-cell table:formula="of:=0.145143-0.000175895*[.A15]+0.000761068*[.A15]^2-0.00136935*[.A15]^3+0.00108631*[.A15]^4-0.000406313*[.A15]^5+(0.0000680184)*[.A15]^6" office:value-type="float" office:value="0.145130794191934">
            <text:p>0.14513</text:p>
          </table:table-cell>
          <table:table-cell table:formula="of:=2*[.$P$3]^2*[.$Q$3]^4*[.A15]^4*10^([.$T$4])/(45*[.$R$3]^3*[.$S$3]^5)" office:value-type="float" office:value="0.000699870594396025">
            <text:p>7.00E-04</text:p>
          </table:table-cell>
          <table:table-cell table:formula="of:=253.55-48.8666*[.A15]+47.0174*[.A15]^2-14.8131*[.A15]^3" office:value-type="float" office:value="239.7312097625">
            <text:p>239.73</text:p>
          </table:table-cell>
          <table:table-cell table:formula="of:=2*[.$P$3]^2*[.$Q$3]^4*[.A15]^4*10^([.$T$4])/(45*[.$R$3]^3*([.K15]/100)^5)" office:value-type="float" office:value="0.000703802929677599">
            <text:p>7.04E-04</text:p>
          </table:table-cell>
          <table:table-cell table:formula="of:=145.2-[.J15]" office:value-type="float" office:value="145.199300129406">
            <text:p>1.45E+02</text:p>
          </table:table-cell>
          <table:table-cell table:formula="of:=145.2-[.L15]" office:value-type="float" office:value="145.19929619707">
            <text:p>1.45E+02</text:p>
          </table:table-cell>
          <table:table-cell table:formula="of:=[.C15]-[.L15]" office:value-type="float" office:value="145.12929619707">
            <text:p>1.45E+02</text:p>
          </table:table-cell>
          <table:table-cell table:number-columns-repeated="12"/>
          <table:table-cell table:style-name="ce64" table:formula="of:=[.G15]*1000" office:value-type="float" office:value="145.128832466044">
            <text:p>145.13</text:p>
          </table:table-cell>
          <table:table-cell table:style-name="ce68" table:formula="of:=145.12+0.0670526*[.A15]-0.0556804*[.A15]^2-0.111639*[.A15]^3+0.0687962*[.A15]^4" office:value-type="float" office:value="145.131546359301">
            <text:p>145.13</text:p>
          </table:table-cell>
          <table:table-cell/>
          <table:table-cell table:style-name="ce64" table:formula="of:=-([.$AE$2]+[.$AF$2]*[.G15])/[.A15]" office:value-type="float" office:value="-19.1952973381388">
            <text:p>-19.20</text:p>
          </table:table-cell>
          <table:table-cell table:style-name="ce41" table:formula="of:=[.$AE$2]+[.$AF$2]*[.G15]+[.$AG$2]*EXP([.AE15])*[.A15]/[.G15]+[.$AH$2]*EXP(2*[.AE15])*[.G15]+([.$AI$2]+[.$AJ$2]*[.G15]+[.$AK$2]*[.G15]^2)*EXP(3*[.AE15])" office:value-type="float" office:value="8.63788379457789">
            <text:p>8.64</text:p>
          </table:table-cell>
          <table:table-cell table:style-name="ce68" table:formula="of:=[.$W$3]^2*([.$Q$3]*10^[.$Q$4])*[.AF15]/([.$P$3]^2*([.$R$3]*10^([.$R$4]))^2*[.AC15]*[.$V$3])" office:value-type="float" office:value="1.30719307467182">
            <text:p>1.31</text:p>
          </table:table-cell>
          <table:table-cell table:style-name="ce41"/>
          <table:table-cell table:style-name="ce64" table:formula="of:=-([.$AE$2]+[.$AF$2]*[.$G$3])/[.A15]" office:value-type="float" office:value="-19.1754272067939">
            <text:p>-19.18</text:p>
          </table:table-cell>
          <table:table-cell table:style-name="ce41" table:formula="of:=[.$AE$2]+[.$AF$2]*[.$G$3]+[.$AG$2]*EXP([.AI15])*[.A15]/[.$G$3]+[.$AH$2]*EXP(2*[.AI15])*[.$G$3]+([.$AI$2]+[.$AJ$2]*[.$G$3]+[.$AK$2]*[.$G$3]^2)*EXP(3*[.AI15])" office:value-type="float" office:value="8.62894223532834">
            <text:p>8.63</text:p>
          </table:table-cell>
          <table:table-cell table:style-name="ce68" table:formula="of:=[.$W$3]^2*([.$Q$3]*10^[.$Q$4])*[.AJ15]/([.$P$3]^2*([.$R$3]*10^([.$R$4]))^2*[.$AC$2]*[.$V$3])" office:value-type="float" office:value="1.3057161269978">
            <text:p>1.31</text:p>
          </table:table-cell>
          <table:table-cell table:number-columns-repeated="7"/>
          <table:table-cell office:value-type="float" office:value="1.07">
            <text:p>1.0700</text:p>
          </table:table-cell>
          <table:table-cell table:formula="of:=0.14514-0.000103362*[.AS15]+0.000340383*[.AS15]^2-0.000450864*[.AS15]^3+0.000182967*[.AS15]^4" office:value-type="float" office:value="0.14510661178311">
            <text:p>0.14511</text:p>
          </table:table-cell>
          <table:table-cell office:value-type="float" office:value="8.6585">
            <text:p>8.6585</text:p>
          </table:table-cell>
          <table:table-cell table:formula="of:=-([.$AE$2]+[.$AF$2]*[.AT15])/[.AS15]" office:value-type="float" office:value="-8.07404475882481">
            <text:p>-8.0740</text:p>
          </table:table-cell>
          <table:table-cell table:formula="of:=[.$AE$2]+[.$AF$2]*[.AT15]+[.$AG$2]*EXP([.AV15])*[.AS15]/[.AT15]+[.$AH$2]*EXP(2*[.AV15])*[.AT15]+([.$AI$2]+[.$AJ$2]*[.AT15]+[.$AK$2]*[.AT15]^2)*EXP(3*[.AV15])" office:value-type="float" office:value="8.63824511069712">
            <text:p>8.6382</text:p>
          </table:table-cell>
          <table:table-cell/>
          <table:table-cell table:formula="of:=145.12+0.0670526*[.AS15]-0.0556804*[.AS15]^2-0.111639*[.AS15]^3+0.0687962*[.AS15]^4" office:value-type="float" office:value="145.081413001026">
            <text:p>145.0814</text:p>
          </table:table-cell>
          <table:table-cell table:formula="of:=-([.$AZ$9]+[.$BA$9]*[.AT15])/[.AS15]" office:value-type="float" office:value="-8.11486530982287">
            <text:p>-8.11E+00</text:p>
          </table:table-cell>
          <table:table-cell table:formula="of:=[.$AZ$9]+[.$BA$9]*[.AT15]+[.$BB$9]*EXP([.AZ15])*[.AS15]/[.AT15]+[.$BC$9]*EXP(2*[.AZ15])*[.AT15]+([.$BD$9]+[.$BE$9]*[.AT15]+[.$BF$9]*[.AT15]^2)*EXP(3*[.AZ15])" office:value-type="float" office:value="8.68165966334644">
            <text:p>8.6817</text:p>
          </table:table-cell>
          <table:table-cell table:formula="of:=[.$W$3]^2*([.$Q$3]*10^[.$Q$4])*[.BA15]/([.$P$3]^2*([.$R$3]*10^([.$R$4]))^2*[.AY15]*[.$V$3])" office:value-type="float" office:value="1.31427178304217">
            <text:p>1.3143</text:p>
          </table:table-cell>
          <table:table-cell/>
          <table:table-cell table:formula="of:=-([.$AZ$9]+[.$BA$9]*[.$AT$10])/[.AS15]" office:value-type="float" office:value="-8.11271865211801">
            <text:p>-8.11</text:p>
          </table:table-cell>
          <table:table-cell table:formula="of:=[.$AZ$9]+[.$BA$9]*[.$AT$10]+[.$BB$9]*EXP([.AZ15])*[.AS15]/[.$AT$10]+[.$BC$9]*EXP(2*[.AZ15])*[.$AT$10]+([.$BD$9]+[.$BE$9]*[.$AT$10]+[.$BF$9]*[.$AT$10]^2)*EXP(3*[.AZ15])" office:value-type="float" office:value="8.6793655543324">
            <text:p>8.6794</text:p>
          </table:table-cell>
          <table:table-cell table:number-columns-repeated="6"/>
          <table:table-cell table:formula="of:=-([.$BL$9]+[.$BM$9]*[.AT15])/[.AS15]" office:value-type="float" office:value="-7.83092769330384">
            <text:p>-7.83</text:p>
          </table:table-cell>
          <table:table-cell table:formula="of:=[.$BL$9]+[.$BM$9]*[.AT15]+[.$BN$9]*EXP([.BL15])*[.AS15]/[.AT15]+[.$BO$9]*EXP(2*[.BL15])*[.AT15]+([.$BP$9]+[.$BQ$9]*[.AT15]+[.$BR$9]*[.AT15]^2)*EXP(3*[.BL15])" office:value-type="float" office:value="8.37799959914604">
            <text:p>8.38</text:p>
          </table:table-cell>
          <table:table-cell table:number-columns-repeated="2"/>
          <table:table-cell office:value-type="float" office:value="1.07">
            <text:p>1.0700</text:p>
          </table:table-cell>
          <table:table-cell office:value-type="float" office:value="0.14511">
            <text:p>0.1451</text:p>
          </table:table-cell>
          <table:table-cell office:value-type="float" office:value="8.29244887020608">
            <text:p>8.2924</text:p>
          </table:table-cell>
          <table:table-cell/>
          <table:table-cell table:formula="of:=[.$BL$7]+[.$BM$7]*[.AT15]+[.$BN$7]*EXP([.BL15])*[.AS15]/[.AT15]+[.$BO$7]*EXP(2*[.BL15])*[.AT15]+([.$BP$7]+[.$BQ$7]*[.AT15]+[.$BR$7]*[.AT15]^2)*EXP(3*[.BL15])" office:value-type="float" office:value="8.29175612466746">
            <text:p>8.29</text:p>
          </table:table-cell>
          <table:table-cell/>
        </table:table-row>
        <table:table-row table:style-name="ro1">
          <table:table-cell office:value-type="float" office:value="0.5">
            <text:p>0.50</text:p>
          </table:table-cell>
          <table:table-cell table:style-name="ce10" office:value-type="float" office:value="0.14513">
            <text:p>0.14513</text:p>
          </table:table-cell>
          <table:table-cell table:style-name="ce17" table:formula="of:=[.B16]*1000" office:value-type="float" office:value="145.13">
            <text:p>1.45E+02</text:p>
          </table:table-cell>
          <table:table-cell table:formula="of:=0.000205923*[.A16]+0.144983" office:value-type="float" office:value="0.1450859615">
            <text:p>0.14509</text:p>
          </table:table-cell>
          <table:table-cell table:formula="of:=0.14528-0.000553551*[.A16]+0.000345216*[.A16]^2" office:value-type="float" office:value="0.1450895285">
            <text:p>0.14509</text:p>
          </table:table-cell>
          <table:table-cell table:formula="of:=0.145054+0.000509199*[.A16]-0.000823615*[.A16]^2+0.000354191*[.A16]^3" office:value-type="float" office:value="0.145146969625">
            <text:p>0.14515</text:p>
          </table:table-cell>
          <table:table-cell table:formula="of:=0.14514-0.000103362*[.A16]+0.000340383*[.A16]^2-0.000450864*[.A16]^3+0.000182967*[.A16]^4" office:value-type="float" office:value="0.1451284921875">
            <text:p>0.14513</text:p>
          </table:table-cell>
          <table:table-cell table:formula="of:=0.145125+(0.0000398458)*[.A16]-(0.0000632759)*[.A16]^2+(0.0000151622)*[.A16]^3-(0.0000513776)*[.A16]^4+(0.0000426081)*[.A16]^5" office:value-type="float" office:value="0.145129119603125">
            <text:p>0.14513</text:p>
          </table:table-cell>
          <table:table-cell table:formula="of:=0.145143-0.000175895*[.A16]+0.000761068*[.A16]^2-0.00136935*[.A16]^3+0.00108631*[.A16]^4-0.000406313*[.A16]^5+(0.0000680184)*[.A16]^6" office:value-type="float" office:value="0.14513041063125">
            <text:p>0.14513</text:p>
          </table:table-cell>
          <table:table-cell table:formula="of:=2*[.$P$3]^2*[.$Q$3]^4*[.A16]^4*10^([.$T$4])/(45*[.$R$3]^3*[.$S$3]^5)" office:value-type="float" office:value="0.00106671329735715">
            <text:p>1.07E-03</text:p>
          </table:table-cell>
          <table:table-cell table:formula="of:=253.55-48.8666*[.A16]+47.0174*[.A16]^2-14.8131*[.A16]^3" office:value-type="float" office:value="239.0194125">
            <text:p>239.02</text:p>
          </table:table-cell>
          <table:table-cell table:formula="of:=2*[.$P$3]^2*[.$Q$3]^4*[.A16]^4*10^([.$T$4])/(45*[.$R$3]^3*([.K16]/100)^5)" office:value-type="float" office:value="0.0010887747601634">
            <text:p>1.09E-03</text:p>
          </table:table-cell>
          <table:table-cell table:formula="of:=145.2-[.J16]" office:value-type="float" office:value="145.198933286703">
            <text:p>1.45E+02</text:p>
          </table:table-cell>
          <table:table-cell table:formula="of:=145.2-[.L16]" office:value-type="float" office:value="145.19891122524">
            <text:p>1.45E+02</text:p>
          </table:table-cell>
          <table:table-cell table:formula="of:=[.C16]-[.L16]" office:value-type="float" office:value="145.12891122524">
            <text:p>1.45E+02</text:p>
          </table:table-cell>
          <table:table-cell table:number-columns-repeated="12"/>
          <table:table-cell table:style-name="ce64" table:formula="of:=[.G16]*1000" office:value-type="float" office:value="145.1284921875">
            <text:p>145.13</text:p>
          </table:table-cell>
          <table:table-cell table:style-name="ce68" table:formula="of:=145.12+0.0670526*[.A16]-0.0556804*[.A16]^2-0.111639*[.A16]^3+0.0687962*[.A16]^4" office:value-type="float" office:value="145.1299510875">
            <text:p>145.13</text:p>
          </table:table-cell>
          <table:table-cell/>
          <table:table-cell table:style-name="ce64" table:formula="of:=-([.$AE$2]+[.$AF$2]*[.G16])/[.A16]" office:value-type="float" office:value="-17.2758087700186">
            <text:p>-17.28</text:p>
          </table:table-cell>
          <table:table-cell table:style-name="ce41" table:formula="of:=[.$AE$2]+[.$AF$2]*[.G16]+[.$AG$2]*EXP([.AE16])*[.A16]/[.G16]+[.$AH$2]*EXP(2*[.AE16])*[.G16]+([.$AI$2]+[.$AJ$2]*[.G16]+[.$AK$2]*[.G16]^2)*EXP(3*[.AE16])" office:value-type="float" office:value="8.63790432755832">
            <text:p>8.64</text:p>
          </table:table-cell>
          <table:table-cell table:style-name="ce68" table:formula="of:=[.$W$3]^2*([.$Q$3]*10^[.$Q$4])*[.AF16]/([.$P$3]^2*([.$R$3]*10^([.$R$4]))^2*[.AC16]*[.$V$3])" office:value-type="float" office:value="1.30721055071119">
            <text:p>1.31</text:p>
          </table:table-cell>
          <table:table-cell table:style-name="ce41"/>
          <table:table-cell table:style-name="ce64" table:formula="of:=-([.$AE$2]+[.$AF$2]*[.$G$3])/[.A16]" office:value-type="float" office:value="-17.2578844861145">
            <text:p>-17.26</text:p>
          </table:table-cell>
          <table:table-cell table:style-name="ce41" table:formula="of:=[.$AE$2]+[.$AF$2]*[.$G$3]+[.$AG$2]*EXP([.AI16])*[.A16]/[.$G$3]+[.$AH$2]*EXP(2*[.AI16])*[.$G$3]+([.$AI$2]+[.$AJ$2]*[.$G$3]+[.$AK$2]*[.$G$3]^2)*EXP(3*[.AI16])" office:value-type="float" office:value="8.62894218462695">
            <text:p>8.63</text:p>
          </table:table-cell>
          <table:table-cell table:style-name="ce68" table:formula="of:=[.$W$3]^2*([.$Q$3]*10^[.$Q$4])*[.AJ16]/([.$P$3]^2*([.$R$3]*10^([.$R$4]))^2*[.$AC$2]*[.$V$3])" office:value-type="float" office:value="1.30571611932576">
            <text:p>1.31</text:p>
          </table:table-cell>
          <table:table-cell table:number-columns-repeated="7"/>
          <table:table-cell office:value-type="float" office:value="1.0799">
            <text:p>1.0799</text:p>
          </table:table-cell>
          <table:table-cell table:formula="of:=0.14514-0.000103362*[.AS16]+0.000340383*[.AS16]^2-0.000450864*[.AS16]^3+0.000182967*[.AS16]^4" office:value-type="float" office:value="0.145106359950689">
            <text:p>0.14511</text:p>
          </table:table-cell>
          <table:table-cell office:value-type="float" office:value="8.6577">
            <text:p>8.6577</text:p>
          </table:table-cell>
          <table:table-cell table:formula="of:=-([.$AE$2]+[.$AF$2]*[.AT16])/[.AS16]" office:value-type="float" office:value="-8.00003993410493">
            <text:p>-8.0000</text:p>
          </table:table-cell>
          <table:table-cell table:formula="of:=[.$AE$2]+[.$AF$2]*[.AT16]+[.$AG$2]*EXP([.AV16])*[.AS16]/[.AT16]+[.$AH$2]*EXP(2*[.AV16])*[.AT16]+([.$AI$2]+[.$AJ$2]*[.AT16]+[.$AK$2]*[.AT16]^2)*EXP(3*[.AV16])" office:value-type="float" office:value="8.63819052199906">
            <text:p>8.6382</text:p>
          </table:table-cell>
          <table:table-cell/>
          <table:table-cell table:formula="of:=145.12+0.0670526*[.AS16]-0.0556804*[.AS16]^2-0.111639*[.AS16]^3+0.0687962*[.AS16]^4" office:value-type="float" office:value="145.080444393768">
            <text:p>145.0804</text:p>
          </table:table-cell>
          <table:table-cell table:formula="of:=-([.$AZ$9]+[.$BA$9]*[.AT16])/[.AS16]" office:value-type="float" office:value="-8.0404744608583">
            <text:p>-8.04E+00</text:p>
          </table:table-cell>
          <table:table-cell table:formula="of:=[.$AZ$9]+[.$BA$9]*[.AT16]+[.$BB$9]*EXP([.AZ16])*[.AS16]/[.AT16]+[.$BC$9]*EXP(2*[.AZ16])*[.AT16]+([.$BD$9]+[.$BE$9]*[.AT16]+[.$BF$9]*[.AT16]^2)*EXP(3*[.AZ16])" office:value-type="float" office:value="8.68156796274245">
            <text:p>8.6816</text:p>
          </table:table-cell>
          <table:table-cell table:formula="of:=[.$W$3]^2*([.$Q$3]*10^[.$Q$4])*[.BA16]/([.$P$3]^2*([.$R$3]*10^([.$R$4]))^2*[.AY16]*[.$V$3])" office:value-type="float" office:value="1.3142666754002">
            <text:p>1.3143</text:p>
          </table:table-cell>
          <table:table-cell/>
          <table:table-cell table:formula="of:=-([.$AZ$9]+[.$BA$9]*[.$AT$10])/[.AS16]" office:value-type="float" office:value="-8.03834517804081">
            <text:p>-8.04</text:p>
          </table:table-cell>
          <table:table-cell table:formula="of:=[.$AZ$9]+[.$BA$9]*[.$AT$10]+[.$BB$9]*EXP([.AZ16])*[.AS16]/[.$AT$10]+[.$BC$9]*EXP(2*[.AZ16])*[.$AT$10]+([.$BD$9]+[.$BE$9]*[.$AT$10]+[.$BF$9]*[.$AT$10]^2)*EXP(3*[.AZ16])" office:value-type="float" office:value="8.67927165667749">
            <text:p>8.6793</text:p>
          </table:table-cell>
          <table:table-cell table:number-columns-repeated="6"/>
          <table:table-cell table:formula="of:=-([.$BL$9]+[.$BM$9]*[.AT16])/[.AS16]" office:value-type="float" office:value="-7.7591515575179">
            <text:p>-7.76</text:p>
          </table:table-cell>
          <table:table-cell table:formula="of:=[.$BL$9]+[.$BM$9]*[.AT16]+[.$BN$9]*EXP([.BL16])*[.AS16]/[.AT16]+[.$BO$9]*EXP(2*[.BL16])*[.AT16]+([.$BP$9]+[.$BQ$9]*[.AT16]+[.$BR$9]*[.AT16]^2)*EXP(3*[.BL16])" office:value-type="float" office:value="8.37794506086153">
            <text:p>8.38</text:p>
          </table:table-cell>
          <table:table-cell table:number-columns-repeated="2"/>
          <table:table-cell office:value-type="float" office:value="1.0799">
            <text:p>1.0799</text:p>
          </table:table-cell>
          <table:table-cell office:value-type="float" office:value="0.14511">
            <text:p>0.1451</text:p>
          </table:table-cell>
          <table:table-cell office:value-type="float" office:value="8.29239299761719">
            <text:p>8.2924</text:p>
          </table:table-cell>
          <table:table-cell/>
          <table:table-cell table:formula="of:=[.$BL$7]+[.$BM$7]*[.AT16]+[.$BN$7]*EXP([.BL16])*[.AS16]/[.AT16]+[.$BO$7]*EXP(2*[.BL16])*[.AT16]+([.$BP$7]+[.$BQ$7]*[.AT16]+[.$BR$7]*[.AT16]^2)*EXP(3*[.BL16])" office:value-type="float" office:value="8.29170341172614">
            <text:p>8.29</text:p>
          </table:table-cell>
          <table:table-cell/>
        </table:table-row>
        <table:table-row table:style-name="ro1">
          <table:table-cell office:value-type="float" office:value="0.55">
            <text:p>0.55</text:p>
          </table:table-cell>
          <table:table-cell table:style-name="ce10" office:value-type="float" office:value="0.14513">
            <text:p>0.14513</text:p>
          </table:table-cell>
          <table:table-cell table:style-name="ce17" table:formula="of:=[.B17]*1000" office:value-type="float" office:value="145.13">
            <text:p>1.45E+02</text:p>
          </table:table-cell>
          <table:table-cell table:formula="of:=0.000205923*[.A17]+0.144983" office:value-type="float" office:value="0.14509625765">
            <text:p>0.14510</text:p>
          </table:table-cell>
          <table:table-cell table:formula="of:=0.14528-0.000553551*[.A17]+0.000345216*[.A17]^2" office:value-type="float" office:value="0.14507997479">
            <text:p>0.14508</text:p>
          </table:table-cell>
          <table:table-cell table:formula="of:=0.145054+0.000509199*[.A17]-0.000823615*[.A17]^2+0.000354191*[.A17]^3" office:value-type="float" office:value="0.145143844440125">
            <text:p>0.14514</text:p>
          </table:table-cell>
          <table:table-cell table:formula="of:=0.14514-0.000103362*[.A17]+0.000340383*[.A17]^2-0.000450864*[.A17]^3+0.000182967*[.A17]^4" office:value-type="float" office:value="0.145127846883544">
            <text:p>0.14513</text:p>
          </table:table-cell>
          <table:table-cell table:formula="of:=0.145125+(0.0000398458)*[.A17]-(0.0000632759)*[.A17]^2+(0.0000151622)*[.A17]^3-(0.0000513776)*[.A17]^4+(0.0000426081)*[.A17]^5" office:value-type="float" office:value="0.145127739868863">
            <text:p>0.14513</text:p>
          </table:table-cell>
          <table:table-cell table:formula="of:=0.145143-0.000175895*[.A17]+0.000761068*[.A17]^2-0.00136935*[.A17]^3+0.00108631*[.A17]^4-0.000406313*[.A17]^5+(0.0000680184)*[.A17]^6" office:value-type="float" office:value="0.145129493062648">
            <text:p>0.14513</text:p>
          </table:table-cell>
          <table:table-cell table:formula="of:=2*[.$P$3]^2*[.$Q$3]^4*[.A17]^4*10^([.$T$4])/(45*[.$R$3]^3*[.$S$3]^5)" office:value-type="float" office:value="0.0015617749386606">
            <text:p>1.56E-03</text:p>
          </table:table-cell>
          <table:table-cell table:formula="of:=253.55-48.8666*[.A17]+47.0174*[.A17]^2-14.8131*[.A17]^3" office:value-type="float" office:value="238.4316039875">
            <text:p>238.43</text:p>
          </table:table-cell>
          <table:table-cell table:formula="of:=2*[.$P$3]^2*[.$Q$3]^4*[.A17]^4*10^([.$T$4])/(45*[.$R$3]^3*([.K17]/100)^5)" office:value-type="float" office:value="0.00161382171966108">
            <text:p>1.61E-03</text:p>
          </table:table-cell>
          <table:table-cell table:formula="of:=145.2-[.J17]" office:value-type="float" office:value="145.198438225061">
            <text:p>1.45E+02</text:p>
          </table:table-cell>
          <table:table-cell table:formula="of:=145.2-[.L17]" office:value-type="float" office:value="145.19838617828">
            <text:p>1.45E+02</text:p>
          </table:table-cell>
          <table:table-cell table:formula="of:=[.C17]-[.L17]" office:value-type="float" office:value="145.12838617828">
            <text:p>1.45E+02</text:p>
          </table:table-cell>
          <table:table-cell table:number-columns-repeated="12"/>
          <table:table-cell table:style-name="ce64" table:formula="of:=[.G17]*1000" office:value-type="float" office:value="145.127846883544">
            <text:p>145.13</text:p>
          </table:table-cell>
          <table:table-cell table:style-name="ce68" table:formula="of:=145.12+0.0670526*[.A17]-0.0556804*[.A17]^2-0.111639*[.A17]^3+0.0687962*[.A17]^4" office:value-type="float" office:value="145.127756952651">
            <text:p>145.13</text:p>
          </table:table-cell>
          <table:table-cell/>
          <table:table-cell table:style-name="ce64" table:formula="of:=-([.$AE$2]+[.$AF$2]*[.G17])/[.A17]" office:value-type="float" office:value="-15.7053516696426">
            <text:p>-15.71</text:p>
          </table:table-cell>
          <table:table-cell table:style-name="ce41" table:formula="of:=[.$AE$2]+[.$AF$2]*[.G17]+[.$AG$2]*EXP([.AE17])*[.A17]/[.G17]+[.$AH$2]*EXP(2*[.AE17])*[.G17]+([.$AI$2]+[.$AJ$2]*[.G17]+[.$AK$2]*[.G17]^2)*EXP(3*[.AE17])" office:value-type="float" office:value="8.63794311444832">
            <text:p>8.64</text:p>
          </table:table-cell>
          <table:table-cell table:style-name="ce68" table:formula="of:=[.$W$3]^2*([.$Q$3]*10^[.$Q$4])*[.AF17]/([.$P$3]^2*([.$R$3]*10^([.$R$4]))^2*[.AC17]*[.$V$3])" office:value-type="float" office:value="1.30723618383441">
            <text:p>1.31</text:p>
          </table:table-cell>
          <table:table-cell table:style-name="ce41"/>
          <table:table-cell table:style-name="ce64" table:formula="of:=-([.$AE$2]+[.$AF$2]*[.$G$3])/[.A17]" office:value-type="float" office:value="-15.6889858964678">
            <text:p>-15.69</text:p>
          </table:table-cell>
          <table:table-cell table:style-name="ce41" table:formula="of:=[.$AE$2]+[.$AF$2]*[.$G$3]+[.$AG$2]*EXP([.AI17])*[.A17]/[.$G$3]+[.$AH$2]*EXP(2*[.AI17])*[.$G$3]+([.$AI$2]+[.$AJ$2]*[.$G$3]+[.$AK$2]*[.$G$3]^2)*EXP(3*[.AI17])" office:value-type="float" office:value="8.62894193450595">
            <text:p>8.63</text:p>
          </table:table-cell>
          <table:table-cell table:style-name="ce68" table:formula="of:=[.$W$3]^2*([.$Q$3]*10^[.$Q$4])*[.AJ17]/([.$P$3]^2*([.$R$3]*10^([.$R$4]))^2*[.$AC$2]*[.$V$3])" office:value-type="float" office:value="1.30571608147789">
            <text:p>1.31</text:p>
          </table:table-cell>
          <table:table-cell table:number-columns-repeated="7"/>
          <table:table-cell office:value-type="float" office:value="1.0901">
            <text:p>1.0901</text:p>
          </table:table-cell>
          <table:table-cell table:formula="of:=0.14514-0.000103362*[.AS17]+0.000340383*[.AS17]^2-0.000450864*[.AS17]^3+0.000182967*[.AS17]^4" office:value-type="float" office:value="0.145106133306252">
            <text:p>0.14511</text:p>
          </table:table-cell>
          <table:table-cell office:value-type="float" office:value="8.6601">
            <text:p>8.6601</text:p>
          </table:table-cell>
          <table:table-cell table:formula="of:=-([.$AE$2]+[.$AF$2]*[.AT17])/[.AS17]" office:value-type="float" office:value="-7.92519661880634">
            <text:p>-7.9252</text:p>
          </table:table-cell>
          <table:table-cell table:formula="of:=[.$AE$2]+[.$AF$2]*[.AT17]+[.$AG$2]*EXP([.AV17])*[.AS17]/[.AT17]+[.$AH$2]*EXP(2*[.AV17])*[.AT17]+([.$AI$2]+[.$AJ$2]*[.AT17]+[.$AK$2]*[.AT17]^2)*EXP(3*[.AV17])" office:value-type="float" office:value="8.63812955398042">
            <text:p>8.6381</text:p>
          </table:table-cell>
          <table:table-cell/>
          <table:table-cell table:formula="of:=145.12+0.0670526*[.AS17]-0.0556804*[.AS17]^2-0.111639*[.AS17]^3+0.0687962*[.AS17]^4" office:value-type="float" office:value="145.079459572358">
            <text:p>145.0795</text:p>
          </table:table-cell>
          <table:table-cell table:formula="of:=-([.$AZ$9]+[.$BA$9]*[.AT17])/[.AS17]" office:value-type="float" office:value="-7.96524228064159">
            <text:p>-7.97E+00</text:p>
          </table:table-cell>
          <table:table-cell table:formula="of:=[.$AZ$9]+[.$BA$9]*[.AT17]+[.$BB$9]*EXP([.AZ17])*[.AS17]/[.AT17]+[.$BC$9]*EXP(2*[.AZ17])*[.AT17]+([.$BD$9]+[.$BE$9]*[.AT17]+[.$BF$9]*[.AT17]^2)*EXP(3*[.AZ17])" office:value-type="float" office:value="8.68146854858645">
            <text:p>8.6815</text:p>
          </table:table-cell>
          <table:table-cell table:formula="of:=[.$W$3]^2*([.$Q$3]*10^[.$Q$4])*[.BA17]/([.$P$3]^2*([.$R$3]*10^([.$R$4]))^2*[.AY17]*[.$V$3])" office:value-type="float" office:value="1.31426054684189">
            <text:p>1.3143</text:p>
          </table:table-cell>
          <table:table-cell/>
          <table:table-cell table:formula="of:=-([.$AZ$9]+[.$BA$9]*[.$AT$10])/[.AS17]" office:value-type="float" office:value="-7.96313086667853">
            <text:p>-7.96</text:p>
          </table:table-cell>
          <table:table-cell table:formula="of:=[.$AZ$9]+[.$BA$9]*[.$AT$10]+[.$BB$9]*EXP([.AZ17])*[.AS17]/[.$AT$10]+[.$BC$9]*EXP(2*[.AZ17])*[.$AT$10]+([.$BD$9]+[.$BE$9]*[.$AT$10]+[.$BF$9]*[.$AT$10]^2)*EXP(3*[.AZ17])" office:value-type="float" office:value="8.67917033220982">
            <text:p>8.6792</text:p>
          </table:table-cell>
          <table:table-cell table:number-columns-repeated="6"/>
          <table:table-cell table:formula="of:=-([.$BL$9]+[.$BM$9]*[.AT17])/[.AS17]" office:value-type="float" office:value="-7.68656213952323">
            <text:p>-7.69</text:p>
          </table:table-cell>
          <table:table-cell table:formula="of:=[.$BL$9]+[.$BM$9]*[.AT17]+[.$BN$9]*EXP([.BL17])*[.AS17]/[.AT17]+[.$BO$9]*EXP(2*[.BL17])*[.AT17]+([.$BP$9]+[.$BQ$9]*[.AT17]+[.$BR$9]*[.AT17]^2)*EXP(3*[.BL17])" office:value-type="float" office:value="8.37788507749896">
            <text:p>8.38</text:p>
          </table:table-cell>
          <table:table-cell table:number-columns-repeated="2"/>
          <table:table-cell office:value-type="float" office:value="1.0901">
            <text:p>1.0901</text:p>
          </table:table-cell>
          <table:table-cell office:value-type="float" office:value="0.14511">
            <text:p>0.1451</text:p>
          </table:table-cell>
          <table:table-cell office:value-type="float" office:value="8.29233188775247">
            <text:p>8.2923</text:p>
          </table:table-cell>
          <table:table-cell/>
          <table:table-cell table:formula="of:=[.$BL$7]+[.$BM$7]*[.AT17]+[.$BN$7]*EXP([.BL17])*[.AS17]/[.AT17]+[.$BO$7]*EXP(2*[.BL17])*[.AT17]+([.$BP$7]+[.$BQ$7]*[.AT17]+[.$BR$7]*[.AT17]^2)*EXP(3*[.BL17])" office:value-type="float" office:value="8.29164549929921">
            <text:p>8.29</text:p>
          </table:table-cell>
          <table:table-cell/>
        </table:table-row>
        <table:table-row table:style-name="ro1">
          <table:table-cell office:value-type="float" office:value="0.6">
            <text:p>0.60</text:p>
          </table:table-cell>
          <table:table-cell table:style-name="ce10" office:value-type="float" office:value="0.14513">
            <text:p>0.14513</text:p>
          </table:table-cell>
          <table:table-cell table:style-name="ce17" table:formula="of:=[.B18]*1000" office:value-type="float" office:value="145.13">
            <text:p>1.45E+02</text:p>
          </table:table-cell>
          <table:table-cell table:formula="of:=0.000205923*[.A18]+0.144983" office:value-type="float" office:value="0.1451065538">
            <text:p>0.14511</text:p>
          </table:table-cell>
          <table:table-cell table:formula="of:=0.14528-0.000553551*[.A18]+0.000345216*[.A18]^2" office:value-type="float" office:value="0.14507214716">
            <text:p>0.14507</text:p>
          </table:table-cell>
          <table:table-cell table:formula="of:=0.145054+0.000509199*[.A18]-0.000823615*[.A18]^2+0.000354191*[.A18]^3" office:value-type="float" office:value="0.145139523256">
            <text:p>0.14514</text:p>
          </table:table-cell>
          <table:table-cell table:formula="of:=0.14514-0.000103362*[.A18]+0.000340383*[.A18]^2-0.000450864*[.A18]^3+0.000182967*[.A18]^4" office:value-type="float" office:value="0.1451268465792">
            <text:p>0.14513</text:p>
          </table:table-cell>
          <table:table-cell table:formula="of:=0.145125+(0.0000398458)*[.A18]-(0.0000632759)*[.A18]^2+(0.0000151622)*[.A18]^3-(0.0000513776)*[.A18]^4+(0.0000426081)*[.A18]^5" office:value-type="float" office:value="0.145126057860096">
            <text:p>0.14513</text:p>
          </table:table-cell>
          <table:table-cell table:formula="of:=0.145143-0.000175895*[.A18]+0.000761068*[.A18]^2-0.00136935*[.A18]^3+0.00108631*[.A18]^4-0.000406313*[.A18]^5+(0.0000680184)*[.A18]^6" office:value-type="float" office:value="0.14512803222359">
            <text:p>0.14513</text:p>
          </table:table-cell>
          <table:table-cell table:formula="of:=2*[.$P$3]^2*[.$Q$3]^4*[.A18]^4*10^([.$T$4])/(45*[.$R$3]^3*[.$S$3]^5)" office:value-type="float" office:value="0.00221193669339978">
            <text:p>2.21E-03</text:p>
          </table:table-cell>
          <table:table-cell table:formula="of:=253.55-48.8666*[.A18]+47.0174*[.A18]^2-14.8131*[.A18]^3" office:value-type="float" office:value="237.9566744">
            <text:p>237.96</text:p>
          </table:table-cell>
          <table:table-cell table:formula="of:=2*[.$P$3]^2*[.$Q$3]^4*[.A18]^4*10^([.$T$4])/(45*[.$R$3]^3*([.K18]/100)^5)" office:value-type="float" office:value="0.00230855086502278">
            <text:p>2.31E-03</text:p>
          </table:table-cell>
          <table:table-cell table:formula="of:=145.2-[.J18]" office:value-type="float" office:value="145.197788063307">
            <text:p>1.45E+02</text:p>
          </table:table-cell>
          <table:table-cell table:formula="of:=145.2-[.L18]" office:value-type="float" office:value="145.197691449135">
            <text:p>1.45E+02</text:p>
          </table:table-cell>
          <table:table-cell table:formula="of:=[.C18]-[.L18]" office:value-type="float" office:value="145.127691449135">
            <text:p>1.45E+02</text:p>
          </table:table-cell>
          <table:table-cell table:number-columns-repeated="12"/>
          <table:table-cell table:style-name="ce64" table:formula="of:=[.G18]*1000" office:value-type="float" office:value="145.1268465792">
            <text:p>145.13</text:p>
          </table:table-cell>
          <table:table-cell table:style-name="ce68" table:formula="of:=145.12+0.0670526*[.A18]-0.0556804*[.A18]^2-0.111639*[.A18]^3+0.0687962*[.A18]^4" office:value-type="float" office:value="145.12498857952">
            <text:p>145.12</text:p>
          </table:table-cell>
          <table:table-cell/>
          <table:table-cell table:style-name="ce64" table:formula="of:=-([.$AE$2]+[.$AF$2]*[.G18])/[.A18]" office:value-type="float" office:value="-14.3966732082377">
            <text:p>-14.40</text:p>
          </table:table-cell>
          <table:table-cell table:style-name="ce41" table:formula="of:=[.$AE$2]+[.$AF$2]*[.G18]+[.$AG$2]*EXP([.AE18])*[.A18]/[.G18]+[.$AH$2]*EXP(2*[.AE18])*[.G18]+([.$AI$2]+[.$AJ$2]*[.G18]+[.$AK$2]*[.G18]^2)*EXP(3*[.AE18])" office:value-type="float" office:value="8.63800269862215">
            <text:p>8.64</text:p>
          </table:table-cell>
          <table:table-cell table:style-name="ce68" table:formula="of:=[.$W$3]^2*([.$Q$3]*10^[.$Q$4])*[.AF18]/([.$P$3]^2*([.$R$3]*10^([.$R$4]))^2*[.AC18]*[.$V$3])" office:value-type="float" office:value="1.30727013782432">
            <text:p>1.31</text:p>
          </table:table-cell>
          <table:table-cell table:style-name="ce41"/>
          <table:table-cell table:style-name="ce64" table:formula="of:=-([.$AE$2]+[.$AF$2]*[.$G$3])/[.A18]" office:value-type="float" office:value="-14.3815704050954">
            <text:p>-14.38</text:p>
          </table:table-cell>
          <table:table-cell table:style-name="ce41" table:formula="of:=[.$AE$2]+[.$AF$2]*[.$G$3]+[.$AG$2]*EXP([.AI18])*[.A18]/[.$G$3]+[.$AH$2]*EXP(2*[.AI18])*[.$G$3]+([.$AI$2]+[.$AJ$2]*[.$G$3]+[.$AK$2]*[.$G$3]^2)*EXP(3*[.AI18])" office:value-type="float" office:value="8.62894099937364">
            <text:p>8.63</text:p>
          </table:table-cell>
          <table:table-cell table:style-name="ce68" table:formula="of:=[.$W$3]^2*([.$Q$3]*10^[.$Q$4])*[.AJ18]/([.$P$3]^2*([.$R$3]*10^([.$R$4]))^2*[.$AC$2]*[.$V$3])" office:value-type="float" office:value="1.30571593997534">
            <text:p>1.31</text:p>
          </table:table-cell>
          <table:table-cell table:number-columns-repeated="7"/>
          <table:table-cell office:value-type="float" office:value="1.1">
            <text:p>1.1000</text:p>
          </table:table-cell>
          <table:table-cell table:formula="of:=0.14514-0.000103362*[.AS18]+0.000340383*[.AS18]^2-0.000450864*[.AS18]^3+0.000182967*[.AS18]^4" office:value-type="float" office:value="0.1451059472307">
            <text:p>0.14511</text:p>
          </table:table-cell>
          <table:table-cell office:value-type="float" office:value="8.6626">
            <text:p>8.6626</text:p>
          </table:table-cell>
          <table:table-cell table:formula="of:=-([.$AE$2]+[.$AF$2]*[.AT18])/[.AS18]" office:value-type="float" office:value="-7.85388008140141">
            <text:p>-7.8539</text:p>
          </table:table-cell>
          <table:table-cell table:formula="of:=[.$AE$2]+[.$AF$2]*[.AT18]+[.$AG$2]*EXP([.AV18])*[.AS18]/[.AT18]+[.$AH$2]*EXP(2*[.AV18])*[.AT18]+([.$AI$2]+[.$AJ$2]*[.AT18]+[.$AK$2]*[.AT18]^2)*EXP(3*[.AV18])" office:value-type="float" office:value="8.63806576121481">
            <text:p>8.6381</text:p>
          </table:table-cell>
          <table:table-cell/>
          <table:table-cell table:formula="of:=145.12+0.0670526*[.AS18]-0.0556804*[.AS18]^2-0.111639*[.AS18]^3+0.0687962*[.AS18]^4" office:value-type="float" office:value="145.07851758342">
            <text:p>145.0785</text:p>
          </table:table-cell>
          <table:table-cell table:formula="of:=-([.$AZ$9]+[.$BA$9]*[.AT18])/[.AS18]" office:value-type="float" office:value="-7.89355677186002">
            <text:p>-7.89E+00</text:p>
          </table:table-cell>
          <table:table-cell table:formula="of:=[.$AZ$9]+[.$BA$9]*[.AT18]+[.$BB$9]*EXP([.AZ18])*[.AS18]/[.AT18]+[.$BC$9]*EXP(2*[.AZ18])*[.AT18]+([.$BD$9]+[.$BE$9]*[.AT18]+[.$BF$9]*[.AT18]^2)*EXP(3*[.AZ18])" office:value-type="float" office:value="8.68136724728977">
            <text:p>8.6814</text:p>
          </table:table-cell>
          <table:table-cell table:formula="of:=[.$W$3]^2*([.$Q$3]*10^[.$Q$4])*[.BA18]/([.$P$3]^2*([.$R$3]*10^([.$R$4]))^2*[.AY18]*[.$V$3])" office:value-type="float" office:value="1.31425374449428">
            <text:p>1.3143</text:p>
          </table:table-cell>
          <table:table-cell/>
          <table:table-cell table:formula="of:=-([.$AZ$9]+[.$BA$9]*[.$AT$10])/[.AS18]" office:value-type="float" office:value="-7.89146268887842">
            <text:p>-7.89</text:p>
          </table:table-cell>
          <table:table-cell table:formula="of:=[.$AZ$9]+[.$BA$9]*[.$AT$10]+[.$BB$9]*EXP([.AZ18])*[.AS18]/[.$AT$10]+[.$BC$9]*EXP(2*[.AZ18])*[.$AT$10]+([.$BD$9]+[.$BE$9]*[.$AT$10]+[.$BF$9]*[.$AT$10]^2)*EXP(3*[.AZ18])" office:value-type="float" office:value="8.6790675426041">
            <text:p>8.6791</text:p>
          </table:table-cell>
          <table:table-cell table:number-columns-repeated="6"/>
          <table:table-cell table:formula="of:=-([.$BL$9]+[.$BM$9]*[.AT18])/[.AS18]" office:value-type="float" office:value="-7.61739324675903">
            <text:p>-7.62</text:p>
          </table:table-cell>
          <table:table-cell table:formula="of:=[.$BL$9]+[.$BM$9]*[.AT18]+[.$BN$9]*EXP([.BL18])*[.AS18]/[.AT18]+[.$BO$9]*EXP(2*[.BL18])*[.AT18]+([.$BP$9]+[.$BQ$9]*[.AT18]+[.$BR$9]*[.AT18]^2)*EXP(3*[.BL18])" office:value-type="float" office:value="8.37782321689255">
            <text:p>8.38</text:p>
          </table:table-cell>
          <table:table-cell table:number-columns-repeated="2"/>
          <table:table-cell office:value-type="float" office:value="1.1">
            <text:p>1.1000</text:p>
          </table:table-cell>
          <table:table-cell office:value-type="float" office:value="0.14511">
            <text:p>0.1451</text:p>
          </table:table-cell>
          <table:table-cell office:value-type="float" office:value="8.29226918833716">
            <text:p>8.2923</text:p>
          </table:table-cell>
          <table:table-cell/>
          <table:table-cell table:formula="of:=[.$BL$7]+[.$BM$7]*[.AT18]+[.$BN$7]*EXP([.BL18])*[.AS18]/[.AT18]+[.$BO$7]*EXP(2*[.BL18])*[.AT18]+([.$BP$7]+[.$BQ$7]*[.AT18]+[.$BR$7]*[.AT18]^2)*EXP(3*[.BL18])" office:value-type="float" office:value="8.29158584246125">
            <text:p>8.29</text:p>
          </table:table-cell>
          <table:table-cell/>
        </table:table-row>
        <table:table-row table:style-name="ro1">
          <table:table-cell office:value-type="float" office:value="0.65">
            <text:p>0.65</text:p>
          </table:table-cell>
          <table:table-cell table:style-name="ce10" office:value-type="float" office:value="0.14512">
            <text:p>0.14512</text:p>
          </table:table-cell>
          <table:table-cell table:style-name="ce17" table:formula="of:=[.B19]*1000" office:value-type="float" office:value="145.12">
            <text:p>1.45E+02</text:p>
          </table:table-cell>
          <table:table-cell table:formula="of:=0.000205923*[.A19]+0.144983" office:value-type="float" office:value="0.14511684995">
            <text:p>0.14512</text:p>
          </table:table-cell>
          <table:table-cell table:formula="of:=0.14528-0.000553551*[.A19]+0.000345216*[.A19]^2" office:value-type="float" office:value="0.14506604561">
            <text:p>0.14507</text:p>
          </table:table-cell>
          <table:table-cell table:formula="of:=0.145054+0.000509199*[.A19]-0.000823615*[.A19]^2+0.000354191*[.A19]^3" office:value-type="float" office:value="0.145134271715875">
            <text:p>0.14513</text:p>
          </table:table-cell>
          <table:table-cell table:formula="of:=0.14514-0.000103362*[.A19]+0.000340383*[.A19]^2-0.000450864*[.A19]^3+0.000182967*[.A19]^4" office:value-type="float" office:value="0.145125468744544">
            <text:p>0.14513</text:p>
          </table:table-cell>
          <table:table-cell table:formula="of:=0.145125+(0.0000398458)*[.A19]-(0.0000632759)*[.A19]^2+(0.0000151622)*[.A19]^3-(0.0000513776)*[.A19]^4+(0.0000426081)*[.A19]^5" office:value-type="float" office:value="0.145124102176613">
            <text:p>0.14512</text:p>
          </table:table-cell>
          <table:table-cell table:formula="of:=0.145143-0.000175895*[.A19]+0.000761068*[.A19]^2-0.00136935*[.A19]^3+0.00108631*[.A19]^4-0.000406313*[.A19]^5+(0.0000680184)*[.A19]^6" office:value-type="float" office:value="0.145126060616486">
            <text:p>0.14513</text:p>
          </table:table-cell>
          <table:table-cell table:formula="of:=2*[.$P$3]^2*[.$Q$3]^4*[.A19]^4*10^([.$T$4])/(45*[.$R$3]^3*[.$S$3]^5)" office:value-type="float" office:value="0.00304663984858175">
            <text:p>3.05E-03</text:p>
          </table:table-cell>
          <table:table-cell table:formula="of:=253.55-48.8666*[.A19]+47.0174*[.A19]^2-14.8131*[.A19]^3" office:value-type="float" office:value="237.5835139125">
            <text:p>237.58</text:p>
          </table:table-cell>
          <table:table-cell table:formula="of:=2*[.$P$3]^2*[.$Q$3]^4*[.A19]^4*10^([.$T$4])/(45*[.$R$3]^3*([.K19]/100)^5)" office:value-type="float" office:value="0.00320476227700111">
            <text:p>3.20E-03</text:p>
          </table:table-cell>
          <table:table-cell table:formula="of:=145.2-[.J19]" office:value-type="float" office:value="145.196953360151">
            <text:p>1.45E+02</text:p>
          </table:table-cell>
          <table:table-cell table:formula="of:=145.2-[.L19]" office:value-type="float" office:value="145.196795237723">
            <text:p>1.45E+02</text:p>
          </table:table-cell>
          <table:table-cell table:formula="of:=[.C19]-[.L19]" office:value-type="float" office:value="145.116795237723">
            <text:p>1.45E+02</text:p>
          </table:table-cell>
          <table:table-cell table:number-columns-repeated="12"/>
          <table:table-cell table:style-name="ce64" table:formula="of:=[.G19]*1000" office:value-type="float" office:value="145.125468744544">
            <text:p>145.13</text:p>
          </table:table-cell>
          <table:table-cell table:style-name="ce68" table:formula="of:=145.12+0.0670526*[.A19]-0.0556804*[.A19]^2-0.111639*[.A19]^3+0.0687962*[.A19]^4" office:value-type="float" office:value="145.121680912301">
            <text:p>145.12</text:p>
          </table:table-cell>
          <table:table-cell/>
          <table:table-cell table:style-name="ce64" table:formula="of:=-([.$AE$2]+[.$AF$2]*[.G19])/[.A19]" office:value-type="float" office:value="-13.289365027265">
            <text:p>-13.29</text:p>
          </table:table-cell>
          <table:table-cell table:style-name="ce41" table:formula="of:=[.$AE$2]+[.$AF$2]*[.G19]+[.$AG$2]*EXP([.AE19])*[.A19]/[.G19]+[.$AH$2]*EXP(2*[.AE19])*[.G19]+([.$AI$2]+[.$AJ$2]*[.G19]+[.$AK$2]*[.G19]^2)*EXP(3*[.AE19])" office:value-type="float" office:value="8.63808325218033">
            <text:p>8.64</text:p>
          </table:table-cell>
          <table:table-cell table:style-name="ce68" table:formula="of:=[.$W$3]^2*([.$Q$3]*10^[.$Q$4])*[.AF19]/([.$P$3]^2*([.$R$3]*10^([.$R$4]))^2*[.AC19]*[.$V$3])" office:value-type="float" office:value="1.30731212481549">
            <text:p>1.31</text:p>
          </table:table-cell>
          <table:table-cell table:style-name="ce41"/>
          <table:table-cell table:style-name="ce64" table:formula="of:=-([.$AE$2]+[.$AF$2]*[.$G$3])/[.A19]" office:value-type="float" office:value="-13.2752957585496">
            <text:p>-13.28</text:p>
          </table:table-cell>
          <table:table-cell table:style-name="ce41" table:formula="of:=[.$AE$2]+[.$AF$2]*[.$G$3]+[.$AG$2]*EXP([.AI19])*[.A19]/[.$G$3]+[.$AH$2]*EXP(2*[.AI19])*[.$G$3]+([.$AI$2]+[.$AJ$2]*[.$G$3]+[.$AK$2]*[.$G$3]^2)*EXP(3*[.AI19])" office:value-type="float" office:value="8.62893817498299">
            <text:p>8.63</text:p>
          </table:table-cell>
          <table:table-cell table:style-name="ce68" table:formula="of:=[.$W$3]^2*([.$Q$3]*10^[.$Q$4])*[.AJ19]/([.$P$3]^2*([.$R$3]*10^([.$R$4]))^2*[.$AC$2]*[.$V$3])" office:value-type="float" office:value="1.30571551259359">
            <text:p>1.31</text:p>
          </table:table-cell>
          <table:table-cell table:number-columns-repeated="7"/>
          <table:table-cell office:value-type="float" office:value="1.11">
            <text:p>1.1100</text:p>
          </table:table-cell>
          <table:table-cell table:formula="of:=0.14514-0.000103362*[.AS19]+0.000340383*[.AS19]^2-0.000450864*[.AS19]^3+0.000182967*[.AS19]^4" office:value-type="float" office:value="0.145105795279823">
            <text:p>0.14511</text:p>
          </table:table-cell>
          <table:table-cell office:value-type="float" office:value="8.665">
            <text:p>8.6650</text:p>
          </table:table-cell>
          <table:table-cell table:formula="of:=-([.$AE$2]+[.$AF$2]*[.AT19])/[.AS19]" office:value-type="float" office:value="-7.78313268538845">
            <text:p>-7.7831</text:p>
          </table:table-cell>
          <table:table-cell table:formula="of:=[.$AE$2]+[.$AF$2]*[.AT19]+[.$AG$2]*EXP([.AV19])*[.AS19]/[.AT19]+[.$AH$2]*EXP(2*[.AV19])*[.AT19]+([.$AI$2]+[.$AJ$2]*[.AT19]+[.$AK$2]*[.AT19]^2)*EXP(3*[.AV19])" office:value-type="float" office:value="8.63799668414787">
            <text:p>8.6380</text:p>
          </table:table-cell>
          <table:table-cell/>
          <table:table-cell table:formula="of:=145.12+0.0670526*[.AS19]-0.0556804*[.AS19]^2-0.111639*[.AS19]^3+0.0687962*[.AS19]^4" office:value-type="float" office:value="145.077581083491">
            <text:p>145.0776</text:p>
          </table:table-cell>
          <table:table-cell table:formula="of:=-([.$AZ$9]+[.$BA$9]*[.AT19])/[.AS19]" office:value-type="float" office:value="-7.82244500065099">
            <text:p>-7.82E+00</text:p>
          </table:table-cell>
          <table:table-cell table:formula="of:=[.$AZ$9]+[.$BA$9]*[.AT19]+[.$BB$9]*EXP([.AZ19])*[.AS19]/[.AT19]+[.$BC$9]*EXP(2*[.AZ19])*[.AT19]+([.$BD$9]+[.$BE$9]*[.AT19]+[.$BF$9]*[.AT19]^2)*EXP(3*[.AZ19])" office:value-type="float" office:value="8.68126010084476">
            <text:p>8.6813</text:p>
          </table:table-cell>
          <table:table-cell table:formula="of:=[.$W$3]^2*([.$Q$3]*10^[.$Q$4])*[.BA19]/([.$P$3]^2*([.$R$3]*10^([.$R$4]))^2*[.AY19]*[.$V$3])" office:value-type="float" office:value="1.31424600744352">
            <text:p>1.3142</text:p>
          </table:table-cell>
          <table:table-cell/>
          <table:table-cell table:formula="of:=-([.$AZ$9]+[.$BA$9]*[.$AT$10])/[.AS19]" office:value-type="float" office:value="-7.82036843042006">
            <text:p>-7.82</text:p>
          </table:table-cell>
          <table:table-cell table:formula="of:=[.$AZ$9]+[.$BA$9]*[.$AT$10]+[.$BB$9]*EXP([.AZ19])*[.AS19]/[.$AT$10]+[.$BC$9]*EXP(2*[.AZ19])*[.$AT$10]+([.$BD$9]+[.$BE$9]*[.$AT$10]+[.$BF$9]*[.$AT$10]^2)*EXP(3*[.AZ19])" office:value-type="float" office:value="8.67895928231821">
            <text:p>8.6790</text:p>
          </table:table-cell>
          <table:table-cell table:number-columns-repeated="6"/>
          <table:table-cell table:formula="of:=-([.$BL$9]+[.$BM$9]*[.AT19])/[.AS19]" office:value-type="float" office:value="-7.54877630962403">
            <text:p>-7.55</text:p>
          </table:table-cell>
          <table:table-cell table:formula="of:=[.$BL$9]+[.$BM$9]*[.AT19]+[.$BN$9]*EXP([.BL19])*[.AS19]/[.AT19]+[.$BO$9]*EXP(2*[.BL19])*[.AT19]+([.$BP$9]+[.$BQ$9]*[.AT19]+[.$BR$9]*[.AT19]^2)*EXP(3*[.BL19])" office:value-type="float" office:value="8.37775713086796">
            <text:p>8.38</text:p>
          </table:table-cell>
          <table:table-cell table:number-columns-repeated="2"/>
          <table:table-cell office:value-type="float" office:value="1.11">
            <text:p>1.1100</text:p>
          </table:table-cell>
          <table:table-cell office:value-type="float" office:value="0.14511">
            <text:p>0.1451</text:p>
          </table:table-cell>
          <table:table-cell office:value-type="float" office:value="8.29220251779509">
            <text:p>8.2922</text:p>
          </table:table-cell>
          <table:table-cell/>
          <table:table-cell table:formula="of:=[.$BL$7]+[.$BM$7]*[.AT19]+[.$BN$7]*EXP([.BL19])*[.AS19]/[.AT19]+[.$BO$7]*EXP(2*[.BL19])*[.AT19]+([.$BP$7]+[.$BQ$7]*[.AT19]+[.$BR$7]*[.AT19]^2)*EXP(3*[.BL19])" office:value-type="float" office:value="8.29152218548904">
            <text:p>8.29</text:p>
          </table:table-cell>
          <table:table-cell/>
        </table:table-row>
        <table:table-row table:style-name="ro1">
          <table:table-cell office:value-type="float" office:value="0.7">
            <text:p>0.70</text:p>
          </table:table-cell>
          <table:table-cell table:style-name="ce10" office:value-type="float" office:value="0.14512">
            <text:p>0.14512</text:p>
          </table:table-cell>
          <table:table-cell table:style-name="ce17" table:formula="of:=[.B20]*1000" office:value-type="float" office:value="145.12">
            <text:p>1.45E+02</text:p>
          </table:table-cell>
          <table:table-cell table:formula="of:=0.000205923*[.A20]+0.144983" office:value-type="float" office:value="0.1451271461">
            <text:p>0.14513</text:p>
          </table:table-cell>
          <table:table-cell table:formula="of:=0.14528-0.000553551*[.A20]+0.000345216*[.A20]^2" office:value-type="float" office:value="0.14506167014">
            <text:p>0.14506</text:p>
          </table:table-cell>
          <table:table-cell table:formula="of:=0.145054+0.000509199*[.A20]-0.000823615*[.A20]^2+0.000354191*[.A20]^3" office:value-type="float" office:value="0.145128355463">
            <text:p>0.14513</text:p>
          </table:table-cell>
          <table:table-cell table:formula="of:=0.14514-0.000103362*[.A20]+0.000340383*[.A20]^2-0.000450864*[.A20]^3+0.000182967*[.A20]^4" office:value-type="float" office:value="0.1451237182947">
            <text:p>0.14512</text:p>
          </table:table-cell>
          <table:table-cell table:formula="of:=0.145125+(0.0000398458)*[.A20]-(0.0000632759)*[.A20]^2+(0.0000151622)*[.A20]^3-(0.0000513776)*[.A20]^4+(0.0000426081)*[.A20]^5" office:value-type="float" office:value="0.145121912885207">
            <text:p>0.14512</text:p>
          </table:table-cell>
          <table:table-cell table:formula="of:=0.145143-0.000175895*[.A20]+0.000761068*[.A20]^2-0.00136935*[.A20]^3+0.00108631*[.A20]^4-0.000406313*[.A20]^5+(0.0000680184)*[.A20]^6" office:value-type="float" office:value="0.145123646071832">
            <text:p>0.14512</text:p>
          </table:table-cell>
          <table:table-cell table:formula="of:=2*[.$P$3]^2*[.$Q$3]^4*[.A20]^4*10^([.$T$4])/(45*[.$R$3]^3*[.$S$3]^5)" office:value-type="float" office:value="0.00409788580312722">
            <text:p>4.10E-03</text:p>
          </table:table-cell>
          <table:table-cell table:formula="of:=253.55-48.8666*[.A20]+47.0174*[.A20]^2-14.8131*[.A20]^3" office:value-type="float" office:value="237.3010127">
            <text:p>237.30</text:p>
          </table:table-cell>
          <table:table-cell table:formula="of:=2*[.$P$3]^2*[.$Q$3]^4*[.A20]^4*10^([.$T$4])/(45*[.$R$3]^3*([.K20]/100)^5)" office:value-type="float" office:value="0.00433628783488068">
            <text:p>4.34E-03</text:p>
          </table:table-cell>
          <table:table-cell table:formula="of:=145.2-[.J20]" office:value-type="float" office:value="145.195902114197">
            <text:p>1.45E+02</text:p>
          </table:table-cell>
          <table:table-cell table:formula="of:=145.2-[.L20]" office:value-type="float" office:value="145.195663712165">
            <text:p>1.45E+02</text:p>
          </table:table-cell>
          <table:table-cell table:formula="of:=[.C20]-[.L20]" office:value-type="float" office:value="145.115663712165">
            <text:p>1.45E+02</text:p>
          </table:table-cell>
          <table:table-cell table:number-columns-repeated="12"/>
          <table:table-cell table:style-name="ce64" table:formula="of:=[.G20]*1000" office:value-type="float" office:value="145.1237182947">
            <text:p>145.12</text:p>
          </table:table-cell>
          <table:table-cell table:style-name="ce68" table:formula="of:=145.12+0.0670526*[.A20]-0.0556804*[.A20]^2-0.111639*[.A20]^3+0.0687962*[.A20]^4" office:value-type="float" office:value="145.11787921462">
            <text:p>145.12</text:p>
          </table:table-cell>
          <table:table-cell/>
          <table:table-cell table:style-name="ce64" table:formula="of:=-([.$AE$2]+[.$AF$2]*[.G20])/[.A20]" office:value-type="float" office:value="-12.3402759276214">
            <text:p>-12.34</text:p>
          </table:table-cell>
          <table:table-cell table:style-name="ce41" table:formula="of:=[.$AE$2]+[.$AF$2]*[.G20]+[.$AG$2]*EXP([.AE20])*[.A20]/[.G20]+[.$AH$2]*EXP(2*[.AE20])*[.G20]+([.$AI$2]+[.$AJ$2]*[.G20]+[.$AK$2]*[.G20]^2)*EXP(3*[.AE20])" office:value-type="float" office:value="8.63818200701199">
            <text:p>8.64</text:p>
          </table:table-cell>
          <table:table-cell table:style-name="ce68" table:formula="of:=[.$W$3]^2*([.$Q$3]*10^[.$Q$4])*[.AF20]/([.$P$3]^2*([.$R$3]*10^([.$R$4]))^2*[.AC20]*[.$V$3])" office:value-type="float" office:value="1.30736131910207">
            <text:p>1.31</text:p>
          </table:table-cell>
          <table:table-cell table:style-name="ce41"/>
          <table:table-cell table:style-name="ce64" table:formula="of:=-([.$AE$2]+[.$AF$2]*[.$G$3])/[.A20]" office:value-type="float" office:value="-12.3270603472247">
            <text:p>-12.33</text:p>
          </table:table-cell>
          <table:table-cell table:style-name="ce41" table:formula="of:=[.$AE$2]+[.$AF$2]*[.$G$3]+[.$AG$2]*EXP([.AI20])*[.A20]/[.$G$3]+[.$AH$2]*EXP(2*[.AI20])*[.$G$3]+([.$AI$2]+[.$AJ$2]*[.$G$3]+[.$AK$2]*[.$G$3]^2)*EXP(3*[.AI20])" office:value-type="float" office:value="8.62893096517719">
            <text:p>8.63</text:p>
          </table:table-cell>
          <table:table-cell table:style-name="ce68" table:formula="of:=[.$W$3]^2*([.$Q$3]*10^[.$Q$4])*[.AJ20]/([.$P$3]^2*([.$R$3]*10^([.$R$4]))^2*[.$AC$2]*[.$V$3])" office:value-type="float" office:value="1.30571442161866">
            <text:p>1.31</text:p>
          </table:table-cell>
          <table:table-cell table:number-columns-repeated="7"/>
          <table:table-cell office:value-type="float" office:value="1.1202">
            <text:p>1.1202</text:p>
          </table:table-cell>
          <table:table-cell table:formula="of:=0.14514-0.000103362*[.AS20]+0.000340383*[.AS20]^2-0.000450864*[.AS20]^3+0.000182967*[.AS20]^4" office:value-type="float" office:value="0.145105679787527">
            <text:p>0.14511</text:p>
          </table:table-cell>
          <table:table-cell office:value-type="float" office:value="8.6642">
            <text:p>8.6642</text:p>
          </table:table-cell>
          <table:table-cell table:formula="of:=-([.$AE$2]+[.$AF$2]*[.AT20])/[.AS20]" office:value-type="float" office:value="-7.71226947572374">
            <text:p>-7.7123</text:p>
          </table:table-cell>
          <table:table-cell table:formula="of:=[.$AE$2]+[.$AF$2]*[.AT20]+[.$AG$2]*EXP([.AV20])*[.AS20]/[.AT20]+[.$AH$2]*EXP(2*[.AV20])*[.AT20]+([.$AI$2]+[.$AJ$2]*[.AT20]+[.$AK$2]*[.AT20]^2)*EXP(3*[.AV20])" office:value-type="float" office:value="8.63792140750685">
            <text:p>8.6379</text:p>
          </table:table-cell>
          <table:table-cell/>
          <table:table-cell table:formula="of:=145.12+0.0670526*[.AS20]-0.0556804*[.AS20]^2-0.111639*[.AS20]^3+0.0687962*[.AS20]^4" office:value-type="float" office:value="145.076642582014">
            <text:p>145.0766</text:p>
          </table:table-cell>
          <table:table-cell table:formula="of:=-([.$AZ$9]+[.$BA$9]*[.AT20])/[.AS20]" office:value-type="float" office:value="-7.75121861461521">
            <text:p>-7.75E+00</text:p>
          </table:table-cell>
          <table:table-cell table:formula="of:=[.$AZ$9]+[.$BA$9]*[.AT20]+[.$BB$9]*EXP([.AZ20])*[.AS20]/[.AT20]+[.$BC$9]*EXP(2*[.AZ20])*[.AT20]+([.$BD$9]+[.$BE$9]*[.AT20]+[.$BF$9]*[.AT20]^2)*EXP(3*[.AZ20])" office:value-type="float" office:value="8.68114581789162">
            <text:p>8.6811</text:p>
          </table:table-cell>
          <table:table-cell table:formula="of:=[.$W$3]^2*([.$Q$3]*10^[.$Q$4])*[.BA20]/([.$P$3]^2*([.$R$3]*10^([.$R$4]))^2*[.AY20]*[.$V$3])" office:value-type="float" office:value="1.31423720802998">
            <text:p>1.3142</text:p>
          </table:table-cell>
          <table:table-cell/>
          <table:table-cell table:formula="of:=-([.$AZ$9]+[.$BA$9]*[.$AT$10])/[.AS20]" office:value-type="float" office:value="-7.74915993373171">
            <text:p>-7.75</text:p>
          </table:table-cell>
          <table:table-cell table:formula="of:=[.$AZ$9]+[.$BA$9]*[.$AT$10]+[.$BB$9]*EXP([.AZ20])*[.AS20]/[.$AT$10]+[.$BC$9]*EXP(2*[.AZ20])*[.$AT$10]+([.$BD$9]+[.$BE$9]*[.$AT$10]+[.$BF$9]*[.$AT$10]^2)*EXP(3*[.AZ20])" office:value-type="float" office:value="8.67884429178624">
            <text:p>8.6788</text:p>
          </table:table-cell>
          <table:table-cell table:number-columns-repeated="6"/>
          <table:table-cell table:formula="of:=-([.$BL$9]+[.$BM$9]*[.AT20])/[.AS20]" office:value-type="float" office:value="-7.48004699586649">
            <text:p>-7.48</text:p>
          </table:table-cell>
          <table:table-cell table:formula="of:=[.$BL$9]+[.$BM$9]*[.AT20]+[.$BN$9]*EXP([.BL20])*[.AS20]/[.AT20]+[.$BO$9]*EXP(2*[.BL20])*[.AT20]+([.$BP$9]+[.$BQ$9]*[.AT20]+[.$BR$9]*[.AT20]^2)*EXP(3*[.BL20])" office:value-type="float" office:value="8.37768603426952">
            <text:p>8.38</text:p>
          </table:table-cell>
          <table:table-cell table:number-columns-repeated="2"/>
          <table:table-cell office:value-type="float" office:value="1.1202">
            <text:p>1.1202</text:p>
          </table:table-cell>
          <table:table-cell office:value-type="float" office:value="0.14511">
            <text:p>0.1451</text:p>
          </table:table-cell>
          <table:table-cell office:value-type="float" office:value="8.29213109834448">
            <text:p>8.2921</text:p>
          </table:table-cell>
          <table:table-cell/>
          <table:table-cell table:formula="of:=[.$BL$7]+[.$BM$7]*[.AT20]+[.$BN$7]*EXP([.BL20])*[.AS20]/[.AT20]+[.$BO$7]*EXP(2*[.BL20])*[.AT20]+([.$BP$7]+[.$BQ$7]*[.AT20]+[.$BR$7]*[.AT20]^2)*EXP(3*[.BL20])" office:value-type="float" office:value="8.2914537865138">
            <text:p>8.29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table:style-name="ce10" office:value-type="float" office:value="0.14512">
            <text:p>0.14512</text:p>
          </table:table-cell>
          <table:table-cell table:style-name="ce17" table:formula="of:=[.B21]*1000" office:value-type="float" office:value="145.12">
            <text:p>1.45E+02</text:p>
          </table:table-cell>
          <table:table-cell table:formula="of:=0.000205923*[.A21]+0.144983" office:value-type="float" office:value="0.14513744225">
            <text:p>0.14514</text:p>
          </table:table-cell>
          <table:table-cell table:formula="of:=0.14528-0.000553551*[.A21]+0.000345216*[.A21]^2" office:value-type="float" office:value="0.14505902075">
            <text:p>0.14506</text:p>
          </table:table-cell>
          <table:table-cell table:formula="of:=0.145054+0.000509199*[.A21]-0.000823615*[.A21]^2+0.000354191*[.A21]^3" office:value-type="float" office:value="0.145122040140625">
            <text:p>0.14512</text:p>
          </table:table-cell>
          <table:table-cell table:formula="of:=0.14514-0.000103362*[.A21]+0.000340383*[.A21]^2-0.000450864*[.A21]^3+0.000182967*[.A21]^4" office:value-type="float" office:value="0.145121627589844">
            <text:p>0.14512</text:p>
          </table:table-cell>
          <table:table-cell table:formula="of:=0.145125+(0.0000398458)*[.A21]-(0.0000632759)*[.A21]^2+(0.0000151622)*[.A21]^3-(0.0000513776)*[.A21]^4+(0.0000426081)*[.A21]^5" office:value-type="float" office:value="0.14511954311748">
            <text:p>0.14512</text:p>
          </table:table-cell>
          <table:table-cell table:formula="of:=0.145143-0.000175895*[.A21]+0.000761068*[.A21]^2-0.00136935*[.A21]^3+0.00108631*[.A21]^4-0.000406313*[.A21]^5+(0.0000680184)*[.A21]^6" office:value-type="float" office:value="0.145120886076562">
            <text:p>0.14512</text:p>
          </table:table-cell>
          <table:table-cell table:formula="of:=2*[.$P$3]^2*[.$Q$3]^4*[.A21]^4*10^([.$T$4])/(45*[.$R$3]^3*[.$S$3]^5)" office:value-type="float" office:value="0.00540023606787056">
            <text:p>5.40E-03</text:p>
          </table:table-cell>
          <table:table-cell table:formula="of:=253.55-48.8666*[.A21]+47.0174*[.A21]^2-14.8131*[.A21]^3" office:value-type="float" office:value="237.0980609375">
            <text:p>237.10</text:p>
          </table:table-cell>
          <table:table-cell table:formula="of:=2*[.$P$3]^2*[.$Q$3]^4*[.A21]^4*10^([.$T$4])/(45*[.$R$3]^3*([.K21]/100)^5)" office:value-type="float" office:value="0.00573890377223353">
            <text:p>5.74E-03</text:p>
          </table:table-cell>
          <table:table-cell table:formula="of:=145.2-[.J21]" office:value-type="float" office:value="145.194599763932">
            <text:p>1.45E+02</text:p>
          </table:table-cell>
          <table:table-cell table:formula="of:=145.2-[.L21]" office:value-type="float" office:value="145.194261096228">
            <text:p>1.45E+02</text:p>
          </table:table-cell>
          <table:table-cell table:formula="of:=[.C21]-[.L21]" office:value-type="float" office:value="145.114261096228">
            <text:p>1.45E+02</text:p>
          </table:table-cell>
          <table:table-cell table:number-columns-repeated="12"/>
          <table:table-cell table:style-name="ce64" table:formula="of:=[.G21]*1000" office:value-type="float" office:value="145.121627589844">
            <text:p>145.12</text:p>
          </table:table-cell>
          <table:table-cell table:style-name="ce68" table:formula="of:=145.12+0.0670526*[.A21]-0.0556804*[.A21]^2-0.111639*[.A21]^3+0.0687962*[.A21]^4" office:value-type="float" office:value="145.113639069531">
            <text:p>145.11</text:p>
          </table:table-cell>
          <table:table-cell/>
          <table:table-cell table:style-name="ce64" table:formula="of:=-([.$AE$2]+[.$AF$2]*[.G21])/[.A21]" office:value-type="float" office:value="-11.5177594831616">
            <text:p>-11.52</text:p>
          </table:table-cell>
          <table:table-cell table:style-name="ce41" table:formula="of:=[.$AE$2]+[.$AF$2]*[.G21]+[.$AG$2]*EXP([.AE21])*[.A21]/[.G21]+[.$AH$2]*EXP(2*[.AE21])*[.G21]+([.$AI$2]+[.$AJ$2]*[.G21]+[.$AK$2]*[.G21]^2)*EXP(3*[.AE21])" office:value-type="float" office:value="8.63829257573259">
            <text:p>8.64</text:p>
          </table:table-cell>
          <table:table-cell table:style-name="ce68" table:formula="of:=[.$W$3]^2*([.$Q$3]*10^[.$Q$4])*[.AF21]/([.$P$3]^2*([.$R$3]*10^([.$R$4]))^2*[.AC21]*[.$V$3])" office:value-type="float" office:value="1.30741625423259">
            <text:p>1.31</text:p>
          </table:table-cell>
          <table:table-cell table:style-name="ce41"/>
          <table:table-cell table:style-name="ce64" table:formula="of:=-([.$AE$2]+[.$AF$2]*[.$G$3])/[.A21]" office:value-type="float" office:value="-11.5052563240764">
            <text:p>-11.51</text:p>
          </table:table-cell>
          <table:table-cell table:style-name="ce41" table:formula="of:=[.$AE$2]+[.$AF$2]*[.$G$3]+[.$AG$2]*EXP([.AI21])*[.A21]/[.$G$3]+[.$AH$2]*EXP(2*[.AI21])*[.$G$3]+([.$AI$2]+[.$AJ$2]*[.$G$3]+[.$AK$2]*[.$G$3]^2)*EXP(3*[.AI21])" office:value-type="float" office:value="8.62891489934877">
            <text:p>8.63</text:p>
          </table:table-cell>
          <table:table-cell table:style-name="ce68" table:formula="of:=[.$W$3]^2*([.$Q$3]*10^[.$Q$4])*[.AJ21]/([.$P$3]^2*([.$R$3]*10^([.$R$4]))^2*[.$AC$2]*[.$V$3])" office:value-type="float" office:value="1.3057119905662">
            <text:p>1.31</text:p>
          </table:table-cell>
          <table:table-cell table:number-columns-repeated="7"/>
          <table:table-cell office:value-type="float" office:value="1.1301">
            <text:p>1.1301</text:p>
          </table:table-cell>
          <table:table-cell table:formula="of:=0.14514-0.000103362*[.AS21]+0.000340383*[.AS21]^2-0.000450864*[.AS21]^3+0.000182967*[.AS21]^4" office:value-type="float" office:value="0.14510560802573">
            <text:p>0.14511</text:p>
          </table:table-cell>
          <table:table-cell office:value-type="float" office:value="8.6634">
            <text:p>8.6634</text:p>
          </table:table-cell>
          <table:table-cell table:formula="of:=-([.$AE$2]+[.$AF$2]*[.AT21])/[.AS21]" office:value-type="float" office:value="-7.64471162503299">
            <text:p>-7.6447</text:p>
          </table:table-cell>
          <table:table-cell table:formula="of:=[.$AE$2]+[.$AF$2]*[.AT21]+[.$AG$2]*EXP([.AV21])*[.AS21]/[.AT21]+[.$AH$2]*EXP(2*[.AV21])*[.AT21]+([.$AI$2]+[.$AJ$2]*[.AT21]+[.$AK$2]*[.AT21]^2)*EXP(3*[.AV21])" office:value-type="float" office:value="8.6378436840108">
            <text:p>8.6378</text:p>
          </table:table-cell>
          <table:table-cell/>
          <table:table-cell table:formula="of:=145.12+0.0670526*[.AS21]-0.0556804*[.AS21]^2-0.111639*[.AS21]^3+0.0687962*[.AS21]^4" office:value-type="float" office:value="145.075749008825">
            <text:p>145.0757</text:p>
          </table:table-cell>
          <table:table-cell table:formula="of:=-([.$AZ$9]+[.$BA$9]*[.AT21])/[.AS21]" office:value-type="float" office:value="-7.6833163448264">
            <text:p>-7.68E+00</text:p>
          </table:table-cell>
          <table:table-cell table:formula="of:=[.$AZ$9]+[.$BA$9]*[.AT21]+[.$BB$9]*EXP([.AZ21])*[.AS21]/[.AT21]+[.$BC$9]*EXP(2*[.AZ21])*[.AT21]+([.$BD$9]+[.$BE$9]*[.AT21]+[.$BF$9]*[.AT21]^2)*EXP(3*[.AZ21])" office:value-type="float" office:value="8.68103007982935">
            <text:p>8.6810</text:p>
          </table:table-cell>
          <table:table-cell table:formula="of:=[.$W$3]^2*([.$Q$3]*10^[.$Q$4])*[.BA21]/([.$P$3]^2*([.$R$3]*10^([.$R$4]))^2*[.AY21]*[.$V$3])" office:value-type="float" office:value="1.31422778121111">
            <text:p>1.3142</text:p>
          </table:table-cell>
          <table:table-cell/>
          <table:table-cell table:formula="of:=-([.$AZ$9]+[.$BA$9]*[.$AT$10])/[.AS21]" office:value-type="float" office:value="-7.68127507102581">
            <text:p>-7.68</text:p>
          </table:table-cell>
          <table:table-cell table:formula="of:=[.$AZ$9]+[.$BA$9]*[.$AT$10]+[.$BB$9]*EXP([.AZ21])*[.AS21]/[.$AT$10]+[.$BC$9]*EXP(2*[.AZ21])*[.$AT$10]+([.$BD$9]+[.$BE$9]*[.$AT$10]+[.$BF$9]*[.$AT$10]^2)*EXP(3*[.AZ21])" office:value-type="float" office:value="8.67872830597781">
            <text:p>8.6787</text:p>
          </table:table-cell>
          <table:table-cell table:number-columns-repeated="6"/>
          <table:table-cell table:formula="of:=-([.$BL$9]+[.$BM$9]*[.AT21])/[.AS21]" office:value-type="float" office:value="-7.41452345602478">
            <text:p>-7.41</text:p>
          </table:table-cell>
          <table:table-cell table:formula="of:=[.$BL$9]+[.$BM$9]*[.AT21]+[.$BN$9]*EXP([.BL21])*[.AS21]/[.AT21]+[.$BO$9]*EXP(2*[.BL21])*[.AT21]+([.$BP$9]+[.$BQ$9]*[.AT21]+[.$BR$9]*[.AT21]^2)*EXP(3*[.BL21])" office:value-type="float" office:value="8.37761349475007">
            <text:p>8.38</text:p>
          </table:table-cell>
          <table:table-cell table:number-columns-repeated="2"/>
          <table:table-cell office:value-type="float" office:value="1.1301">
            <text:p>1.1301</text:p>
          </table:table-cell>
          <table:table-cell office:value-type="float" office:value="0.14511">
            <text:p>0.1451</text:p>
          </table:table-cell>
          <table:table-cell office:value-type="float" office:value="8.29205850226018">
            <text:p>8.2921</text:p>
          </table:table-cell>
          <table:table-cell/>
          <table:table-cell table:formula="of:=[.$BL$7]+[.$BM$7]*[.AT21]+[.$BN$7]*EXP([.BL21])*[.AS21]/[.AT21]+[.$BO$7]*EXP(2*[.BL21])*[.AT21]+([.$BP$7]+[.$BQ$7]*[.AT21]+[.$BR$7]*[.AT21]^2)*EXP(3*[.BL21])" office:value-type="float" office:value="8.29138408736062">
            <text:p>8.29</text:p>
          </table:table-cell>
          <table:table-cell/>
        </table:table-row>
        <table:table-row table:style-name="ro1">
          <table:table-cell office:value-type="float" office:value="0.8">
            <text:p>0.80</text:p>
          </table:table-cell>
          <table:table-cell table:style-name="ce10" office:value-type="float" office:value="0.14512">
            <text:p>0.14512</text:p>
          </table:table-cell>
          <table:table-cell table:style-name="ce17" table:formula="of:=[.B22]*1000" office:value-type="float" office:value="145.12">
            <text:p>1.45E+02</text:p>
          </table:table-cell>
          <table:table-cell table:formula="of:=0.000205923*[.A22]+0.144983" office:value-type="float" office:value="0.1451477384">
            <text:p>0.14515</text:p>
          </table:table-cell>
          <table:table-cell table:formula="of:=0.14528-0.000553551*[.A22]+0.000345216*[.A22]^2" office:value-type="float" office:value="0.14505809744">
            <text:p>0.14506</text:p>
          </table:table-cell>
          <table:table-cell table:formula="of:=0.145054+0.000509199*[.A22]-0.000823615*[.A22]^2+0.000354191*[.A22]^3" office:value-type="float" office:value="0.145115591392">
            <text:p>0.14512</text:p>
          </table:table-cell>
          <table:table-cell table:formula="of:=0.14514-0.000103362*[.A22]+0.000340383*[.A22]^2-0.000450864*[.A22]^3+0.000182967*[.A22]^4" office:value-type="float" office:value="0.1451192564352">
            <text:p>0.14512</text:p>
          </table:table-cell>
          <table:table-cell table:formula="of:=0.145125+(0.0000398458)*[.A22]-(0.0000632759)*[.A22]^2+(0.0000151622)*[.A22]^3-(0.0000513776)*[.A22]^4+(0.0000426081)*[.A22]^5" office:value-type="float" office:value="0.145117060667648">
            <text:p>0.14512</text:p>
          </table:table-cell>
          <table:table-cell table:formula="of:=0.145143-0.000175895*[.A22]+0.000761068*[.A22]^2-0.00136935*[.A22]^3+0.00108631*[.A22]^4-0.000406313*[.A22]^5+(0.0000680184)*[.A22]^6" office:value-type="float" office:value="0.14511790286761">
            <text:p>0.14512</text:p>
          </table:table-cell>
          <table:table-cell table:formula="of:=2*[.$P$3]^2*[.$Q$3]^4*[.A22]^4*10^([.$T$4])/(45*[.$R$3]^3*[.$S$3]^5)" office:value-type="float" office:value="0.0069908122655598">
            <text:p>6.99E-03</text:p>
          </table:table-cell>
          <table:table-cell table:formula="of:=253.55-48.8666*[.A22]+47.0174*[.A22]^2-14.8131*[.A22]^3" office:value-type="float" office:value="236.9635488">
            <text:p>236.96</text:p>
          </table:table-cell>
          <table:table-cell table:formula="of:=2*[.$P$3]^2*[.$Q$3]^4*[.A22]^4*10^([.$T$4])/(45*[.$R$3]^3*([.K22]/100)^5)" office:value-type="float" office:value="0.00745034050170556">
            <text:p>7.45E-03</text:p>
          </table:table-cell>
          <table:table-cell table:formula="of:=145.2-[.J22]" office:value-type="float" office:value="145.193009187734">
            <text:p>1.45E+02</text:p>
          </table:table-cell>
          <table:table-cell table:formula="of:=145.2-[.L22]" office:value-type="float" office:value="145.192549659498">
            <text:p>1.45E+02</text:p>
          </table:table-cell>
          <table:table-cell table:formula="of:=[.C22]-[.L22]" office:value-type="float" office:value="145.112549659498">
            <text:p>1.45E+02</text:p>
          </table:table-cell>
          <table:table-cell table:number-columns-repeated="12"/>
          <table:table-cell table:style-name="ce64" table:formula="of:=[.G22]*1000" office:value-type="float" office:value="145.1192564352">
            <text:p>145.12</text:p>
          </table:table-cell>
          <table:table-cell table:style-name="ce68" table:formula="of:=145.12+0.0670526*[.A22]-0.0556804*[.A22]^2-0.111639*[.A22]^3+0.0687962*[.A22]^4" office:value-type="float" office:value="145.10902637952">
            <text:p>145.11</text:p>
          </table:table-cell>
          <table:table-cell/>
          <table:table-cell table:style-name="ce64" table:formula="of:=-([.$AE$2]+[.$AF$2]*[.G22])/[.A22]" office:value-type="float" office:value="-10.7980787991483">
            <text:p>-10.80</text:p>
          </table:table-cell>
          <table:table-cell table:style-name="ce41" table:formula="of:=[.$AE$2]+[.$AF$2]*[.G22]+[.$AG$2]*EXP([.AE22])*[.A22]/[.G22]+[.$AH$2]*EXP(2*[.AE22])*[.G22]+([.$AI$2]+[.$AJ$2]*[.G22]+[.$AK$2]*[.G22]^2)*EXP(3*[.AE22])" office:value-type="float" office:value="8.63840433466558">
            <text:p>8.64</text:p>
          </table:table-cell>
          <table:table-cell table:style-name="ce68" table:formula="of:=[.$W$3]^2*([.$Q$3]*10^[.$Q$4])*[.AF22]/([.$P$3]^2*([.$R$3]*10^([.$R$4]))^2*[.AC22]*[.$V$3])" office:value-type="float" office:value="1.30747472944893">
            <text:p>1.31</text:p>
          </table:table-cell>
          <table:table-cell table:style-name="ce41"/>
          <table:table-cell table:style-name="ce64" table:formula="of:=-([.$AE$2]+[.$AF$2]*[.$G$3])/[.A22]" office:value-type="float" office:value="-10.7861778038216">
            <text:p>-10.79</text:p>
          </table:table-cell>
          <table:table-cell table:style-name="ce41" table:formula="of:=[.$AE$2]+[.$AF$2]*[.$G$3]+[.$AG$2]*EXP([.AI22])*[.A22]/[.$G$3]+[.$AH$2]*EXP(2*[.AI22])*[.$G$3]+([.$AI$2]+[.$AJ$2]*[.$G$3]+[.$AK$2]*[.$G$3]^2)*EXP(3*[.AI22])" office:value-type="float" office:value="8.62888291561086">
            <text:p>8.63</text:p>
          </table:table-cell>
          <table:table-cell table:style-name="ce68" table:formula="of:=[.$W$3]^2*([.$Q$3]*10^[.$Q$4])*[.AJ22]/([.$P$3]^2*([.$R$3]*10^([.$R$4]))^2*[.$AC$2]*[.$V$3])" office:value-type="float" office:value="1.3057071508441">
            <text:p>1.31</text:p>
          </table:table-cell>
          <table:table-cell table:number-columns-repeated="7"/>
          <table:table-cell office:value-type="float" office:value="1.14">
            <text:p>1.1400</text:p>
          </table:table-cell>
          <table:table-cell table:formula="of:=0.14514-0.000103362*[.AS22]+0.000340383*[.AS22]^2-0.000450864*[.AS22]^3+0.000182967*[.AS22]^4" office:value-type="float" office:value="0.145105578186379">
            <text:p>0.14511</text:p>
          </table:table-cell>
          <table:table-cell office:value-type="float" office:value="8.6658">
            <text:p>8.6658</text:p>
          </table:table-cell>
          <table:table-cell table:formula="of:=-([.$AE$2]+[.$AF$2]*[.AT22])/[.AS22]" office:value-type="float" office:value="-7.57832492313977">
            <text:p>-7.5783</text:p>
          </table:table-cell>
          <table:table-cell table:formula="of:=[.$AE$2]+[.$AF$2]*[.AT22]+[.$AG$2]*EXP([.AV22])*[.AS22]/[.AT22]+[.$AH$2]*EXP(2*[.AV22])*[.AT22]+([.$AI$2]+[.$AJ$2]*[.AT22]+[.$AK$2]*[.AT22]^2)*EXP(3*[.AV22])" office:value-type="float" office:value="8.63776136431404">
            <text:p>8.6378</text:p>
          </table:table-cell>
          <table:table-cell/>
          <table:table-cell table:formula="of:=145.12+0.0670526*[.AS22]-0.0556804*[.AS22]^2-0.111639*[.AS22]^3+0.0687962*[.AS22]^4" office:value-type="float" office:value="145.074873666503">
            <text:p>145.0749</text:p>
          </table:table-cell>
          <table:table-cell table:formula="of:=-([.$AZ$9]+[.$BA$9]*[.AT22])/[.AS22]" office:value-type="float" office:value="-7.61659306682459">
            <text:p>-7.62E+00</text:p>
          </table:table-cell>
          <table:table-cell table:formula="of:=[.$AZ$9]+[.$BA$9]*[.AT22]+[.$BB$9]*EXP([.AZ22])*[.AS22]/[.AT22]+[.$BC$9]*EXP(2*[.AZ22])*[.AT22]+([.$BD$9]+[.$BE$9]*[.AT22]+[.$BF$9]*[.AT22]^2)*EXP(3*[.AZ22])" office:value-type="float" office:value="8.6809096082054">
            <text:p>8.6809</text:p>
          </table:table-cell>
          <table:table-cell table:formula="of:=[.$W$3]^2*([.$Q$3]*10^[.$Q$4])*[.BA22]/([.$P$3]^2*([.$R$3]*10^([.$R$4]))^2*[.AY22]*[.$V$3])" office:value-type="float" office:value="1.31421747250271">
            <text:p>1.3142</text:p>
          </table:table-cell>
          <table:table-cell/>
          <table:table-cell table:formula="of:=-([.$AZ$9]+[.$BA$9]*[.$AT$10])/[.AS22]" office:value-type="float" office:value="-7.61456926119848">
            <text:p>-7.61</text:p>
          </table:table-cell>
          <table:table-cell table:formula="of:=[.$AZ$9]+[.$BA$9]*[.$AT$10]+[.$BB$9]*EXP([.AZ22])*[.AS22]/[.$AT$10]+[.$BC$9]*EXP(2*[.AZ22])*[.$AT$10]+([.$BD$9]+[.$BE$9]*[.$AT$10]+[.$BF$9]*[.$AT$10]^2)*EXP(3*[.AZ22])" office:value-type="float" office:value="8.6786080445336">
            <text:p>8.6786</text:p>
          </table:table-cell>
          <table:table-cell table:number-columns-repeated="6"/>
          <table:table-cell table:formula="of:=-([.$BL$9]+[.$BM$9]*[.AT22])/[.AS22]" office:value-type="float" office:value="-7.35013574649003">
            <text:p>-7.35</text:p>
          </table:table-cell>
          <table:table-cell table:formula="of:=[.$BL$9]+[.$BM$9]*[.AT22]+[.$BN$9]*EXP([.BL22])*[.AS22]/[.AT22]+[.$BO$9]*EXP(2*[.BL22])*[.AT22]+([.$BP$9]+[.$BQ$9]*[.AT22]+[.$BR$9]*[.AT22]^2)*EXP(3*[.BL22])" office:value-type="float" office:value="8.37753748644995">
            <text:p>8.38</text:p>
          </table:table-cell>
          <table:table-cell table:number-columns-repeated="2"/>
          <table:table-cell office:value-type="float" office:value="1.14">
            <text:p>1.1400</text:p>
          </table:table-cell>
          <table:table-cell office:value-type="float" office:value="0.14511">
            <text:p>0.1451</text:p>
          </table:table-cell>
          <table:table-cell office:value-type="float" office:value="8.29198267325504">
            <text:p>8.2920</text:p>
          </table:table-cell>
          <table:table-cell/>
          <table:table-cell table:formula="of:=[.$BL$7]+[.$BM$7]*[.AT22]+[.$BN$7]*EXP([.BL22])*[.AS22]/[.AT22]+[.$BO$7]*EXP(2*[.BL22])*[.AT22]+([.$BP$7]+[.$BQ$7]*[.AT22]+[.$BR$7]*[.AT22]^2)*EXP(3*[.BL22])" office:value-type="float" office:value="8.29131114781109">
            <text:p>8.29</text:p>
          </table:table-cell>
          <table:table-cell/>
        </table:table-row>
        <table:table-row table:style-name="ro1">
          <table:table-cell office:value-type="float" office:value="0.85">
            <text:p>0.85</text:p>
          </table:table-cell>
          <table:table-cell table:style-name="ce10" office:value-type="float" office:value="0.14512">
            <text:p>0.14512</text:p>
          </table:table-cell>
          <table:table-cell table:style-name="ce17" table:formula="of:=[.B23]*1000" office:value-type="float" office:value="145.12">
            <text:p>1.45E+02</text:p>
          </table:table-cell>
          <table:table-cell table:formula="of:=0.000205923*[.A23]+0.144983" office:value-type="float" office:value="0.14515803455">
            <text:p>0.14516</text:p>
          </table:table-cell>
          <table:table-cell table:formula="of:=0.14528-0.000553551*[.A23]+0.000345216*[.A23]^2" office:value-type="float" office:value="0.14505890021">
            <text:p>0.14506</text:p>
          </table:table-cell>
          <table:table-cell table:formula="of:=0.145054+0.000509199*[.A23]-0.000823615*[.A23]^2+0.000354191*[.A23]^3" office:value-type="float" office:value="0.145109274860375">
            <text:p>0.14511</text:p>
          </table:table-cell>
          <table:table-cell table:formula="of:=0.14514-0.000103362*[.A23]+0.000340383*[.A23]^2-0.000450864*[.A23]^3+0.000182967*[.A23]^4" office:value-type="float" office:value="0.145116692081044">
            <text:p>0.14512</text:p>
          </table:table-cell>
          <table:table-cell table:formula="of:=0.145125+(0.0000398458)*[.A23]-(0.0000632759)*[.A23]^2+(0.0000151622)*[.A23]^3-(0.0000513776)*[.A23]^4+(0.0000426081)*[.A23]^5" office:value-type="float" office:value="0.145114549590341">
            <text:p>0.14511</text:p>
          </table:table-cell>
          <table:table-cell table:formula="of:=0.145143-0.000175895*[.A23]+0.000761068*[.A23]^2-0.00136935*[.A23]^3+0.00108631*[.A23]^4-0.000406313*[.A23]^5+(0.0000680184)*[.A23]^6" office:value-type="float" office:value="0.145114839290663">
            <text:p>0.14511</text:p>
          </table:table-cell>
          <table:table-cell table:formula="of:=2*[.$P$3]^2*[.$Q$3]^4*[.A23]^4*10^([.$T$4])/(45*[.$R$3]^3*[.$S$3]^5)" office:value-type="float" office:value="0.00890929613085663">
            <text:p>8.91E-03</text:p>
          </table:table-cell>
          <table:table-cell table:formula="of:=253.55-48.8666*[.A23]+47.0174*[.A23]^2-14.8131*[.A23]^3" office:value-type="float" office:value="236.8863664625">
            <text:p>236.89</text:p>
          </table:table-cell>
          <table:table-cell table:formula="of:=2*[.$P$3]^2*[.$Q$3]^4*[.A23]^4*10^([.$T$4])/(45*[.$R$3]^3*([.K23]/100)^5)" office:value-type="float" office:value="0.0095104106706251">
            <text:p>9.51E-03</text:p>
          </table:table-cell>
          <table:table-cell table:formula="of:=145.2-[.J23]" office:value-type="float" office:value="145.191090703869">
            <text:p>1.45E+02</text:p>
          </table:table-cell>
          <table:table-cell table:formula="of:=145.2-[.L23]" office:value-type="float" office:value="145.190489589329">
            <text:p>1.45E+02</text:p>
          </table:table-cell>
          <table:table-cell table:formula="of:=[.C23]-[.L23]" office:value-type="float" office:value="145.110489589329">
            <text:p>1.45E+02</text:p>
          </table:table-cell>
          <table:table-cell table:number-columns-repeated="12"/>
          <table:table-cell table:style-name="ce64" table:formula="of:=[.G23]*1000" office:value-type="float" office:value="145.116692081044">
            <text:p>145.12</text:p>
          </table:table-cell>
          <table:table-cell table:style-name="ce68" table:formula="of:=145.12+0.0670526*[.A23]-0.0556804*[.A23]^2-0.111639*[.A23]^3+0.0687962*[.A23]^4" office:value-type="float" office:value="145.104117366501">
            <text:p>145.10</text:p>
          </table:table-cell>
          <table:table-cell/>
          <table:table-cell table:style-name="ce64" table:formula="of:=-([.$AE$2]+[.$AF$2]*[.G23])/[.A23]" office:value-type="float" office:value="-10.1630801794855">
            <text:p>-10.16</text:p>
          </table:table-cell>
          <table:table-cell table:style-name="ce41" table:formula="of:=[.$AE$2]+[.$AF$2]*[.G23]+[.$AG$2]*EXP([.AE23])*[.A23]/[.G23]+[.$AH$2]*EXP(2*[.AE23])*[.G23]+([.$AI$2]+[.$AJ$2]*[.G23]+[.$AK$2]*[.G23]^2)*EXP(3*[.AE23])" office:value-type="float" office:value="8.63850213811043">
            <text:p>8.64</text:p>
          </table:table-cell>
          <table:table-cell table:style-name="ce68" table:formula="of:=[.$W$3]^2*([.$Q$3]*10^[.$Q$4])*[.AF23]/([.$P$3]^2*([.$R$3]*10^([.$R$4]))^2*[.AC23]*[.$V$3])" office:value-type="float" office:value="1.30753376623064">
            <text:p>1.31</text:p>
          </table:table-cell>
          <table:table-cell table:style-name="ce41"/>
          <table:table-cell table:style-name="ce64" table:formula="of:=-([.$AE$2]+[.$AF$2]*[.$G$3])/[.A23]" office:value-type="float" office:value="-10.151696756538">
            <text:p>-10.15</text:p>
          </table:table-cell>
          <table:table-cell table:style-name="ce41" table:formula="of:=[.$AE$2]+[.$AF$2]*[.$G$3]+[.$AG$2]*EXP([.AI23])*[.A23]/[.$G$3]+[.$AH$2]*EXP(2*[.AI23])*[.$G$3]+([.$AI$2]+[.$AJ$2]*[.$G$3]+[.$AK$2]*[.$G$3]^2)*EXP(3*[.AI23])" office:value-type="float" office:value="8.62882508308129">
            <text:p>8.63</text:p>
          </table:table-cell>
          <table:table-cell table:style-name="ce68" table:formula="of:=[.$W$3]^2*([.$Q$3]*10^[.$Q$4])*[.AJ23]/([.$P$3]^2*([.$R$3]*10^([.$R$4]))^2*[.$AC$2]*[.$V$3])" office:value-type="float" office:value="1.30569839972902">
            <text:p>1.31</text:p>
          </table:table-cell>
          <table:table-cell table:number-columns-repeated="7"/>
          <table:table-cell office:value-type="float" office:value="1.1502">
            <text:p>1.1502</text:p>
          </table:table-cell>
          <table:table-cell table:formula="of:=0.14514-0.000103362*[.AS23]+0.000340383*[.AS23]^2-0.000450864*[.AS23]^3+0.000182967*[.AS23]^4" office:value-type="float" office:value="0.145105593626662">
            <text:p>0.14511</text:p>
          </table:table-cell>
          <table:table-cell office:value-type="float" office:value="8.665">
            <text:p>8.6650</text:p>
          </table:table-cell>
          <table:table-cell table:formula="of:=-([.$AE$2]+[.$AF$2]*[.AT23])/[.AS23]" office:value-type="float" office:value="-7.51111935178574">
            <text:p>-7.5111</text:p>
          </table:table-cell>
          <table:table-cell table:formula="of:=[.$AE$2]+[.$AF$2]*[.AT23]+[.$AG$2]*EXP([.AV23])*[.AS23]/[.AT23]+[.$AH$2]*EXP(2*[.AV23])*[.AT23]+([.$AI$2]+[.$AJ$2]*[.AT23]+[.$AK$2]*[.AT23]^2)*EXP(3*[.AV23])" office:value-type="float" office:value="8.63767173663312">
            <text:p>8.6377</text:p>
          </table:table-cell>
          <table:table-cell/>
          <table:table-cell table:formula="of:=145.12+0.0670526*[.AS23]-0.0556804*[.AS23]^2-0.111639*[.AS23]^3+0.0687962*[.AS23]^4" office:value-type="float" office:value="145.073992101181">
            <text:p>145.0740</text:p>
          </table:table-cell>
          <table:table-cell table:formula="of:=-([.$AZ$9]+[.$BA$9]*[.AT23])/[.AS23]" office:value-type="float" office:value="-7.5490488120233">
            <text:p>-7.55E+00</text:p>
          </table:table-cell>
          <table:table-cell table:formula="of:=[.$AZ$9]+[.$BA$9]*[.AT23]+[.$BB$9]*EXP([.AZ23])*[.AS23]/[.AT23]+[.$BC$9]*EXP(2*[.AZ23])*[.AT23]+([.$BD$9]+[.$BE$9]*[.AT23]+[.$BF$9]*[.AT23]^2)*EXP(3*[.AZ23])" office:value-type="float" office:value="8.68078054801539">
            <text:p>8.6808</text:p>
          </table:table-cell>
          <table:table-cell table:formula="of:=[.$W$3]^2*([.$Q$3]*10^[.$Q$4])*[.BA23]/([.$P$3]^2*([.$R$3]*10^([.$R$4]))^2*[.AY23]*[.$V$3])" office:value-type="float" office:value="1.31420591979797">
            <text:p>1.3142</text:p>
          </table:table-cell>
          <table:table-cell/>
          <table:table-cell table:formula="of:=-([.$AZ$9]+[.$BA$9]*[.$AT$10])/[.AS23]" office:value-type="float" office:value="-7.54704308621654">
            <text:p>-7.55</text:p>
          </table:table-cell>
          <table:table-cell table:formula="of:=[.$AZ$9]+[.$BA$9]*[.$AT$10]+[.$BB$9]*EXP([.AZ23])*[.AS23]/[.$AT$10]+[.$BC$9]*EXP(2*[.AZ23])*[.$AT$10]+([.$BD$9]+[.$BE$9]*[.$AT$10]+[.$BF$9]*[.$AT$10]^2)*EXP(3*[.AZ23])" office:value-type="float" office:value="8.6784797073115">
            <text:p>8.6785</text:p>
          </table:table-cell>
          <table:table-cell table:number-columns-repeated="6"/>
          <table:table-cell table:formula="of:=-([.$BL$9]+[.$BM$9]*[.AT23])/[.AS23]" office:value-type="float" office:value="-7.28495376720365">
            <text:p>-7.28</text:p>
          </table:table-cell>
          <table:table-cell table:formula="of:=[.$BL$9]+[.$BM$9]*[.AT23]+[.$BN$9]*EXP([.BL23])*[.AS23]/[.AT23]+[.$BO$9]*EXP(2*[.BL23])*[.AT23]+([.$BP$9]+[.$BQ$9]*[.AT23]+[.$BR$9]*[.AT23]^2)*EXP(3*[.BL23])" office:value-type="float" office:value="8.37745553516058">
            <text:p>8.38</text:p>
          </table:table-cell>
          <table:table-cell table:number-columns-repeated="2"/>
          <table:table-cell office:value-type="float" office:value="1.1502">
            <text:p>1.1502</text:p>
          </table:table-cell>
          <table:table-cell office:value-type="float" office:value="0.14511">
            <text:p>0.1451</text:p>
          </table:table-cell>
          <table:table-cell office:value-type="float" office:value="8.2919011229614">
            <text:p>8.2919</text:p>
          </table:table-cell>
          <table:table-cell/>
          <table:table-cell table:formula="of:=[.$BL$7]+[.$BM$7]*[.AT23]+[.$BN$7]*EXP([.BL23])*[.AS23]/[.AT23]+[.$BO$7]*EXP(2*[.BL23])*[.AT23]+([.$BP$7]+[.$BQ$7]*[.AT23]+[.$BR$7]*[.AT23]^2)*EXP(3*[.BL23])" office:value-type="float" office:value="8.29123260736202">
            <text:p>8.29</text:p>
          </table:table-cell>
          <table:table-cell/>
        </table:table-row>
        <table:table-row table:style-name="ro1">
          <table:table-cell office:value-type="float" office:value="0.9">
            <text:p>0.90</text:p>
          </table:table-cell>
          <table:table-cell table:style-name="ce10" office:value-type="float" office:value="0.14511">
            <text:p>0.14511</text:p>
          </table:table-cell>
          <table:table-cell table:style-name="ce17" table:formula="of:=[.B24]*1000" office:value-type="float" office:value="145.11">
            <text:p>1.45E+02</text:p>
          </table:table-cell>
          <table:table-cell table:formula="of:=0.000205923*[.A24]+0.144983" office:value-type="float" office:value="0.1451683307">
            <text:p>0.14517</text:p>
          </table:table-cell>
          <table:table-cell table:formula="of:=0.14528-0.000553551*[.A24]+0.000345216*[.A24]^2" office:value-type="float" office:value="0.14506142906">
            <text:p>0.14506</text:p>
          </table:table-cell>
          <table:table-cell table:formula="of:=0.145054+0.000509199*[.A24]-0.000823615*[.A24]^2+0.000354191*[.A24]^3" office:value-type="float" office:value="0.145103356189">
            <text:p>0.14510</text:p>
          </table:table-cell>
          <table:table-cell table:formula="of:=0.14514-0.000103362*[.A24]+0.000340383*[.A24]^2-0.000450864*[.A24]^3+0.000182967*[.A24]^4" office:value-type="float" office:value="0.1451140492227">
            <text:p>0.14511</text:p>
          </table:table-cell>
          <table:table-cell table:formula="of:=0.145125+(0.0000398458)*[.A24]-(0.0000632759)*[.A24]^2+(0.0000151622)*[.A24]^3-(0.0000513776)*[.A24]^4+(0.0000426081)*[.A24]^5" office:value-type="float" office:value="0.145112111798409">
            <text:p>0.14511</text:p>
          </table:table-cell>
          <table:table-cell table:formula="of:=0.145143-0.000175895*[.A24]+0.000761068*[.A24]^2-0.00136935*[.A24]^3+0.00108631*[.A24]^4-0.000406313*[.A24]^5+(0.0000680184)*[.A24]^6" office:value-type="float" office:value="0.145111855424144">
            <text:p>0.14511</text:p>
          </table:table-cell>
          <table:table-cell table:formula="of:=2*[.$P$3]^2*[.$Q$3]^4*[.A24]^4*10^([.$T$4])/(45*[.$R$3]^3*[.$S$3]^5)" office:value-type="float" office:value="0.0111979295103364">
            <text:p>1.12E-02</text:p>
          </table:table-cell>
          <table:table-cell table:formula="of:=253.55-48.8666*[.A24]+47.0174*[.A24]^2-14.8131*[.A24]^3" office:value-type="float" office:value="236.8554041">
            <text:p>236.86</text:p>
          </table:table-cell>
          <table:table-cell table:formula="of:=2*[.$P$3]^2*[.$Q$3]^4*[.A24]^4*10^([.$T$4])/(45*[.$R$3]^3*([.K24]/100)^5)" office:value-type="float" office:value="0.011961274237839">
            <text:p>1.20E-02</text:p>
          </table:table-cell>
          <table:table-cell table:formula="of:=145.2-[.J24]" office:value-type="float" office:value="145.18880207049">
            <text:p>1.45E+02</text:p>
          </table:table-cell>
          <table:table-cell table:formula="of:=145.2-[.L24]" office:value-type="float" office:value="145.188038725762">
            <text:p>1.45E+02</text:p>
          </table:table-cell>
          <table:table-cell table:formula="of:=[.C24]-[.L24]" office:value-type="float" office:value="145.098038725762">
            <text:p>1.45E+02</text:p>
          </table:table-cell>
          <table:table-cell table:number-columns-repeated="12"/>
          <table:table-cell table:style-name="ce64" table:formula="of:=[.G24]*1000" office:value-type="float" office:value="145.1140492227">
            <text:p>145.11</text:p>
          </table:table-cell>
          <table:table-cell table:style-name="ce68" table:formula="of:=145.12+0.0670526*[.A24]-0.0556804*[.A24]^2-0.111639*[.A24]^3+0.0687962*[.A24]^4" office:value-type="float" office:value="145.09899857182">
            <text:p>145.10</text:p>
          </table:table-cell>
          <table:table-cell/>
          <table:table-cell table:style-name="ce64" table:formula="of:=-([.$AE$2]+[.$AF$2]*[.G24])/[.A24]" office:value-type="float" office:value="-9.59864223820667">
            <text:p>-9.60</text:p>
          </table:table-cell>
          <table:table-cell table:style-name="ce41" table:formula="of:=[.$AE$2]+[.$AF$2]*[.G24]+[.$AG$2]*EXP([.AE24])*[.A24]/[.G24]+[.$AH$2]*EXP(2*[.AE24])*[.G24]+([.$AI$2]+[.$AJ$2]*[.G24]+[.$AK$2]*[.G24]^2)*EXP(3*[.AE24])" office:value-type="float" office:value="8.63856669690479">
            <text:p>8.64</text:p>
          </table:table-cell>
          <table:table-cell table:style-name="ce68" table:formula="of:=[.$W$3]^2*([.$Q$3]*10^[.$Q$4])*[.AF24]/([.$P$3]^2*([.$R$3]*10^([.$R$4]))^2*[.AC24]*[.$V$3])" office:value-type="float" office:value="1.30758966537583">
            <text:p>1.31</text:p>
          </table:table-cell>
          <table:table-cell table:style-name="ce41"/>
          <table:table-cell table:style-name="ce64" table:formula="of:=-([.$AE$2]+[.$AF$2]*[.$G$3])/[.A24]" office:value-type="float" office:value="-9.58771360339697">
            <text:p>-9.59</text:p>
          </table:table-cell>
          <table:table-cell table:style-name="ce41" table:formula="of:=[.$AE$2]+[.$AF$2]*[.$G$3]+[.$AG$2]*EXP([.AI24])*[.A24]/[.$G$3]+[.$AH$2]*EXP(2*[.AI24])*[.$G$3]+([.$AI$2]+[.$AJ$2]*[.$G$3]+[.$AK$2]*[.$G$3]^2)*EXP(3*[.AI24])" office:value-type="float" office:value="8.62872900106692">
            <text:p>8.63</text:p>
          </table:table-cell>
          <table:table-cell table:style-name="ce68" table:formula="of:=[.$W$3]^2*([.$Q$3]*10^[.$Q$4])*[.AJ24]/([.$P$3]^2*([.$R$3]*10^([.$R$4]))^2*[.$AC$2]*[.$V$3])" office:value-type="float" office:value="1.30568386077022">
            <text:p>1.31</text:p>
          </table:table-cell>
          <table:table-cell table:number-columns-repeated="7"/>
          <table:table-cell office:value-type="float" office:value="1.1601">
            <text:p>1.1601</text:p>
          </table:table-cell>
          <table:table-cell table:formula="of:=0.14514-0.000103362*[.AS24]+0.000340383*[.AS24]^2-0.000450864*[.AS24]^3+0.000182967*[.AS24]^4" office:value-type="float" office:value="0.145105655749783">
            <text:p>0.14511</text:p>
          </table:table-cell>
          <table:table-cell office:value-type="float" office:value="8.6706">
            <text:p>8.6706</text:p>
          </table:table-cell>
          <table:table-cell table:formula="of:=-([.$AE$2]+[.$AF$2]*[.AT24])/[.AS24]" office:value-type="float" office:value="-7.44701811973648">
            <text:p>-7.4470</text:p>
          </table:table-cell>
          <table:table-cell table:formula="of:=[.$AE$2]+[.$AF$2]*[.AT24]+[.$AG$2]*EXP([.AV24])*[.AS24]/[.AT24]+[.$AH$2]*EXP(2*[.AV24])*[.AT24]+([.$AI$2]+[.$AJ$2]*[.AT24]+[.$AK$2]*[.AT24]^2)*EXP(3*[.AV24])" office:value-type="float" office:value="8.63758006157183">
            <text:p>8.6376</text:p>
          </table:table-cell>
          <table:table-cell/>
          <table:table-cell table:formula="of:=145.12+0.0670526*[.AS24]-0.0556804*[.AS24]^2-0.111639*[.AS24]^3+0.0687962*[.AS24]^4" office:value-type="float" office:value="145.073157384328">
            <text:p>145.0732</text:p>
          </table:table-cell>
          <table:table-cell table:formula="of:=-([.$AZ$9]+[.$BA$9]*[.AT24])/[.AS24]" office:value-type="float" office:value="-7.48462660947198">
            <text:p>-7.48E+00</text:p>
          </table:table-cell>
          <table:table-cell table:formula="of:=[.$AZ$9]+[.$BA$9]*[.AT24]+[.$BB$9]*EXP([.AZ24])*[.AS24]/[.AT24]+[.$BC$9]*EXP(2*[.AZ24])*[.AT24]+([.$BD$9]+[.$BE$9]*[.AT24]+[.$BF$9]*[.AT24]^2)*EXP(3*[.AZ24])" office:value-type="float" office:value="8.68065050119392">
            <text:p>8.6807</text:p>
          </table:table-cell>
          <table:table-cell table:formula="of:=[.$W$3]^2*([.$Q$3]*10^[.$Q$4])*[.BA24]/([.$P$3]^2*([.$R$3]*10^([.$R$4]))^2*[.AY24]*[.$V$3])" office:value-type="float" office:value="1.31419379319053">
            <text:p>1.3142</text:p>
          </table:table-cell>
          <table:table-cell/>
          <table:table-cell table:formula="of:=-([.$AZ$9]+[.$BA$9]*[.$AT$10])/[.AS24]" office:value-type="float" office:value="-7.48263852923564">
            <text:p>-7.48</text:p>
          </table:table-cell>
          <table:table-cell table:formula="of:=[.$AZ$9]+[.$BA$9]*[.$AT$10]+[.$BB$9]*EXP([.AZ24])*[.AS24]/[.$AT$10]+[.$BC$9]*EXP(2*[.AZ24])*[.$AT$10]+([.$BD$9]+[.$BE$9]*[.$AT$10]+[.$BF$9]*[.$AT$10]^2)*EXP(3*[.AZ24])" office:value-type="float" office:value="8.67835088122546">
            <text:p>8.6784</text:p>
          </table:table-cell>
          <table:table-cell table:number-columns-repeated="6"/>
          <table:table-cell table:formula="of:=-([.$BL$9]+[.$BM$9]*[.AT24])/[.AS24]" office:value-type="float" office:value="-7.22278259584349">
            <text:p>-7.22</text:p>
          </table:table-cell>
          <table:table-cell table:formula="of:=[.$BL$9]+[.$BM$9]*[.AT24]+[.$BN$9]*EXP([.BL24])*[.AS24]/[.AT24]+[.$BO$9]*EXP(2*[.BL24])*[.AT24]+([.$BP$9]+[.$BQ$9]*[.AT24]+[.$BR$9]*[.AT24]^2)*EXP(3*[.BL24])" office:value-type="float" office:value="8.37737241725538">
            <text:p>8.38</text:p>
          </table:table-cell>
          <table:table-cell table:number-columns-repeated="2"/>
          <table:table-cell office:value-type="float" office:value="1.1601">
            <text:p>1.1601</text:p>
          </table:table-cell>
          <table:table-cell office:value-type="float" office:value="0.14511">
            <text:p>0.1451</text:p>
          </table:table-cell>
          <table:table-cell office:value-type="float" office:value="8.29181856043494">
            <text:p>8.2918</text:p>
          </table:table-cell>
          <table:table-cell/>
          <table:table-cell table:formula="of:=[.$BL$7]+[.$BM$7]*[.AT24]+[.$BN$7]*EXP([.BL24])*[.AS24]/[.AT24]+[.$BO$7]*EXP(2*[.BL24])*[.AT24]+([.$BP$7]+[.$BQ$7]*[.AT24]+[.$BR$7]*[.AT24]^2)*EXP(3*[.BL24])" office:value-type="float" office:value="8.29115305183678">
            <text:p>8.29</text:p>
          </table:table-cell>
          <table:table-cell/>
        </table:table-row>
        <table:table-row table:style-name="ro1">
          <table:table-cell office:value-type="float" office:value="0.95">
            <text:p>0.95</text:p>
          </table:table-cell>
          <table:table-cell table:style-name="ce10" office:value-type="float" office:value="0.14511">
            <text:p>0.14511</text:p>
          </table:table-cell>
          <table:table-cell table:style-name="ce17" table:formula="of:=[.B25]*1000" office:value-type="float" office:value="145.11">
            <text:p>1.45E+02</text:p>
          </table:table-cell>
          <table:table-cell table:formula="of:=0.000205923*[.A25]+0.144983" office:value-type="float" office:value="0.14517862685">
            <text:p>0.14518</text:p>
          </table:table-cell>
          <table:table-cell table:formula="of:=0.14528-0.000553551*[.A25]+0.000345216*[.A25]^2" office:value-type="float" office:value="0.14506568399">
            <text:p>0.14507</text:p>
          </table:table-cell>
          <table:table-cell table:formula="of:=0.145054+0.000509199*[.A25]-0.000823615*[.A25]^2+0.000354191*[.A25]^3" office:value-type="float" office:value="0.145098101021125">
            <text:p>0.14510</text:p>
          </table:table-cell>
          <table:table-cell table:formula="of:=0.14514-0.000103362*[.A25]+0.000340383*[.A25]^2-0.000450864*[.A25]^3+0.000182967*[.A25]^4" office:value-type="float" office:value="0.145111470000544">
            <text:p>0.14511</text:p>
          </table:table-cell>
          <table:table-cell table:formula="of:=0.145125+(0.0000398458)*[.A25]-(0.0000632759)*[.A25]^2+(0.0000151622)*[.A25]^3-(0.0000513776)*[.A25]^4+(0.0000426081)*[.A25]^5" office:value-type="float" office:value="0.145109868660728">
            <text:p>0.14511</text:p>
          </table:table-cell>
          <table:table-cell table:formula="of:=0.145143-0.000175895*[.A25]+0.000761068*[.A25]^2-0.00136935*[.A25]^3+0.00108631*[.A25]^4-0.000406313*[.A25]^5+(0.0000680184)*[.A25]^6" office:value-type="float" office:value="0.145109125968382">
            <text:p>0.14511</text:p>
          </table:table-cell>
          <table:table-cell table:formula="of:=2*[.$P$3]^2*[.$Q$3]^4*[.A25]^4*10^([.$T$4])/(45*[.$R$3]^3*[.$S$3]^5)" office:value-type="float" office:value="0.0139015143624881">
            <text:p>1.39E-02</text:p>
          </table:table-cell>
          <table:table-cell table:formula="of:=253.55-48.8666*[.A25]+47.0174*[.A25]^2-14.8131*[.A25]^3" office:value-type="float" office:value="236.8595518875">
            <text:p>236.86</text:p>
          </table:table-cell>
          <table:table-cell table:formula="of:=2*[.$P$3]^2*[.$Q$3]^4*[.A25]^4*10^([.$T$4])/(45*[.$R$3]^3*([.K25]/100)^5)" office:value-type="float" office:value="0.014847857976446">
            <text:p>1.48E-02</text:p>
          </table:table-cell>
          <table:table-cell table:formula="of:=145.2-[.J25]" office:value-type="float" office:value="145.186098485638">
            <text:p>1.45E+02</text:p>
          </table:table-cell>
          <table:table-cell table:formula="of:=145.2-[.L25]" office:value-type="float" office:value="145.185152142024">
            <text:p>1.45E+02</text:p>
          </table:table-cell>
          <table:table-cell table:formula="of:=[.C25]-[.L25]" office:value-type="float" office:value="145.095152142024">
            <text:p>1.45E+02</text:p>
          </table:table-cell>
          <table:table-cell table:number-columns-repeated="12"/>
          <table:table-cell table:style-name="ce64" table:formula="of:=[.G25]*1000" office:value-type="float" office:value="145.111470000544">
            <text:p>145.11</text:p>
          </table:table-cell>
          <table:table-cell table:style-name="ce68" table:formula="of:=145.12+0.0670526*[.A25]-0.0556804*[.A25]^2-0.111639*[.A25]^3+0.0687962*[.A25]^4" office:value-type="float" office:value="145.093766856251">
            <text:p>145.09</text:p>
          </table:table-cell>
          <table:table-cell/>
          <table:table-cell table:style-name="ce64" table:formula="of:=-([.$AE$2]+[.$AF$2]*[.G25])/[.A25]" office:value-type="float" office:value="-9.09361476523053">
            <text:p>-9.09</text:p>
          </table:table-cell>
          <table:table-cell table:style-name="ce41" table:formula="of:=[.$AE$2]+[.$AF$2]*[.G25]+[.$AG$2]*EXP([.AE25])*[.A25]/[.G25]+[.$AH$2]*EXP(2*[.AE25])*[.G25]+([.$AI$2]+[.$AJ$2]*[.G25]+[.$AK$2]*[.G25]^2)*EXP(3*[.AE25])" office:value-type="float" office:value="8.63857593242037">
            <text:p>8.64</text:p>
          </table:table-cell>
          <table:table-cell table:style-name="ce68" table:formula="of:=[.$W$3]^2*([.$Q$3]*10^[.$Q$4])*[.AF25]/([.$P$3]^2*([.$R$3]*10^([.$R$4]))^2*[.AC25]*[.$V$3])" office:value-type="float" office:value="1.30763821176193">
            <text:p>1.31</text:p>
          </table:table-cell>
          <table:table-cell table:style-name="ce41"/>
          <table:table-cell table:style-name="ce64" table:formula="of:=-([.$AE$2]+[.$AF$2]*[.$G$3])/[.A25]" office:value-type="float" office:value="-9.08309709795502">
            <text:p>-9.08</text:p>
          </table:table-cell>
          <table:table-cell table:style-name="ce41" table:formula="of:=[.$AE$2]+[.$AF$2]*[.$G$3]+[.$AG$2]*EXP([.AI25])*[.A25]/[.$G$3]+[.$AH$2]*EXP(2*[.AI25])*[.$G$3]+([.$AI$2]+[.$AJ$2]*[.$G$3]+[.$AK$2]*[.$G$3]^2)*EXP(3*[.AI25])" office:value-type="float" office:value="8.62858118958405">
            <text:p>8.63</text:p>
          </table:table-cell>
          <table:table-cell table:style-name="ce68" table:formula="of:=[.$W$3]^2*([.$Q$3]*10^[.$Q$4])*[.AJ25]/([.$P$3]^2*([.$R$3]*10^([.$R$4]))^2*[.$AC$2]*[.$V$3])" office:value-type="float" office:value="1.30566149420063">
            <text:p>1.31</text:p>
          </table:table-cell>
          <table:table-cell table:number-columns-repeated="7"/>
          <table:table-cell office:value-type="float" office:value="1.17">
            <text:p>1.1700</text:p>
          </table:table-cell>
          <table:table-cell table:formula="of:=0.14514-0.000103362*[.AS25]+0.000340383*[.AS25]^2-0.000450864*[.AS25]^3+0.000182967*[.AS25]^4" office:value-type="float" office:value="0.14510576662622">
            <text:p>0.14511</text:p>
          </table:table-cell>
          <table:table-cell office:value-type="float" office:value="8.6698">
            <text:p>8.6698</text:p>
          </table:table-cell>
          <table:table-cell table:formula="of:=-([.$AE$2]+[.$AF$2]*[.AT25])/[.AS25]" office:value-type="float" office:value="-7.38399915725374">
            <text:p>-7.3840</text:p>
          </table:table-cell>
          <table:table-cell table:formula="of:=[.$AE$2]+[.$AF$2]*[.AT25]+[.$AG$2]*EXP([.AV25])*[.AS25]/[.AT25]+[.$AH$2]*EXP(2*[.AV25])*[.AT25]+([.$AI$2]+[.$AJ$2]*[.AT25]+[.$AK$2]*[.AT25]^2)*EXP(3*[.AV25])" office:value-type="float" office:value="8.63748375075648">
            <text:p>8.6375</text:p>
          </table:table-cell>
          <table:table-cell/>
          <table:table-cell table:formula="of:=145.12+0.0670526*[.AS25]-0.0556804*[.AS25]^2-0.111639*[.AS25]^3+0.0687962*[.AS25]^4" office:value-type="float" office:value="145.07234448801">
            <text:p>145.0723</text:p>
          </table:table-cell>
          <table:table-cell table:formula="of:=-([.$AZ$9]+[.$BA$9]*[.AT25])/[.AS25]" office:value-type="float" office:value="-7.42129421700511">
            <text:p>-7.42E+00</text:p>
          </table:table-cell>
          <table:table-cell table:formula="of:=[.$AZ$9]+[.$BA$9]*[.AT25]+[.$BB$9]*EXP([.AZ25])*[.AS25]/[.AT25]+[.$BC$9]*EXP(2*[.AZ25])*[.AT25]+([.$BD$9]+[.$BE$9]*[.AT25]+[.$BF$9]*[.AT25]^2)*EXP(3*[.AZ25])" office:value-type="float" office:value="8.68051574621526">
            <text:p>8.6805</text:p>
          </table:table-cell>
          <table:table-cell table:formula="of:=[.$W$3]^2*([.$Q$3]*10^[.$Q$4])*[.BA25]/([.$P$3]^2*([.$R$3]*10^([.$R$4]))^2*[.AY25]*[.$V$3])" office:value-type="float" office:value="1.31418075598739">
            <text:p>1.3142</text:p>
          </table:table-cell>
          <table:table-cell/>
          <table:table-cell table:formula="of:=-([.$AZ$9]+[.$BA$9]*[.$AT$10])/[.AS25]" office:value-type="float" office:value="-7.41932389552672">
            <text:p>-7.42</text:p>
          </table:table-cell>
          <table:table-cell table:formula="of:=[.$AZ$9]+[.$BA$9]*[.$AT$10]+[.$BB$9]*EXP([.AZ25])*[.AS25]/[.$AT$10]+[.$BC$9]*EXP(2*[.AZ25])*[.$AT$10]+([.$BD$9]+[.$BE$9]*[.$AT$10]+[.$BF$9]*[.$AT$10]^2)*EXP(3*[.AZ25])" office:value-type="float" office:value="8.67821788623359">
            <text:p>8.6782</text:p>
          </table:table-cell>
          <table:table-cell table:number-columns-repeated="6"/>
          <table:table-cell table:formula="of:=-([.$BL$9]+[.$BM$9]*[.AT25])/[.AS25]" office:value-type="float" office:value="-7.16166104766169">
            <text:p>-7.16</text:p>
          </table:table-cell>
          <table:table-cell table:formula="of:=[.$BL$9]+[.$BM$9]*[.AT25]+[.$BN$9]*EXP([.BL25])*[.AS25]/[.AT25]+[.$BO$9]*EXP(2*[.BL25])*[.AT25]+([.$BP$9]+[.$BQ$9]*[.AT25]+[.$BR$9]*[.AT25]^2)*EXP(3*[.BL25])" office:value-type="float" office:value="8.37728568940402">
            <text:p>8.38</text:p>
          </table:table-cell>
          <table:table-cell table:number-columns-repeated="2"/>
          <table:table-cell office:value-type="float" office:value="1.17">
            <text:p>1.1700</text:p>
          </table:table-cell>
          <table:table-cell office:value-type="float" office:value="0.14511">
            <text:p>0.1451</text:p>
          </table:table-cell>
          <table:table-cell office:value-type="float" office:value="8.29173249230728">
            <text:p>8.2917</text:p>
          </table:table-cell>
          <table:table-cell/>
          <table:table-cell table:formula="of:=[.$BL$7]+[.$BM$7]*[.AT25]+[.$BN$7]*EXP([.BL25])*[.AS25]/[.AT25]+[.$BO$7]*EXP(2*[.BL25])*[.AT25]+([.$BP$7]+[.$BQ$7]*[.AT25]+[.$BR$7]*[.AT25]^2)*EXP(3*[.BL25])" office:value-type="float" office:value="8.29107014455723">
            <text:p>8.29</text:p>
          </table:table-cell>
          <table:table-cell/>
        </table:table-row>
        <table:table-row table:style-name="ro1">
          <table:table-cell office:value-type="float" office:value="1">
            <text:p>1.00</text:p>
          </table:table-cell>
          <table:table-cell table:style-name="ce10" office:value-type="float" office:value="0.14511">
            <text:p>0.14511</text:p>
          </table:table-cell>
          <table:table-cell table:style-name="ce17" table:formula="of:=[.B26]*1000" office:value-type="float" office:value="145.11">
            <text:p>1.45E+02</text:p>
          </table:table-cell>
          <table:table-cell table:formula="of:=0.000205923*[.A26]+0.144983" office:value-type="float" office:value="0.145188923">
            <text:p>0.14519</text:p>
          </table:table-cell>
          <table:table-cell table:formula="of:=0.14528-0.000553551*[.A26]+0.000345216*[.A26]^2" office:value-type="float" office:value="0.145071665">
            <text:p>0.14507</text:p>
          </table:table-cell>
          <table:table-cell table:formula="of:=0.145054+0.000509199*[.A26]-0.000823615*[.A26]^2+0.000354191*[.A26]^3" office:value-type="float" office:value="0.145093775">
            <text:p>0.14509</text:p>
          </table:table-cell>
          <table:table-cell table:formula="of:=0.14514-0.000103362*[.A26]+0.000340383*[.A26]^2-0.000450864*[.A26]^3+0.000182967*[.A26]^4" office:value-type="float" office:value="0.145109124">
            <text:p>0.14511</text:p>
          </table:table-cell>
          <table:table-cell table:formula="of:=0.145125+(0.0000398458)*[.A26]-(0.0000632759)*[.A26]^2+(0.0000151622)*[.A26]^3-(0.0000513776)*[.A26]^4+(0.0000426081)*[.A26]^5" office:value-type="float" office:value="0.1451079626">
            <text:p>0.14511</text:p>
          </table:table-cell>
          <table:table-cell table:formula="of:=0.145143-0.000175895*[.A26]+0.000761068*[.A26]^2-0.00136935*[.A26]^3+0.00108631*[.A26]^4-0.000406313*[.A26]^5+(0.0000680184)*[.A26]^6" office:value-type="float" office:value="0.1451068384">
            <text:p>0.14511</text:p>
          </table:table-cell>
          <table:table-cell table:formula="of:=2*[.$P$3]^2*[.$Q$3]^4*[.A26]^4*10^([.$T$4])/(45*[.$R$3]^3*[.$S$3]^5)" office:value-type="float" office:value="0.0170674127577144">
            <text:p>1.71E-02</text:p>
          </table:table-cell>
          <table:table-cell table:formula="of:=253.55-48.8666*[.A26]+47.0174*[.A26]^2-14.8131*[.A26]^3" office:value-type="float" office:value="236.8877">
            <text:p>236.89</text:p>
          </table:table-cell>
          <table:table-cell table:formula="of:=2*[.$P$3]^2*[.$Q$3]^4*[.A26]^4*10^([.$T$4])/(45*[.$R$3]^3*([.K26]/100)^5)" office:value-type="float" office:value="0.0182184465870516">
            <text:p>1.82E-02</text:p>
          </table:table-cell>
          <table:table-cell table:formula="of:=145.2-[.J26]" office:value-type="float" office:value="145.182932587242">
            <text:p>1.45E+02</text:p>
          </table:table-cell>
          <table:table-cell table:formula="of:=145.2-[.L26]" office:value-type="float" office:value="145.181781553413">
            <text:p>1.45E+02</text:p>
          </table:table-cell>
          <table:table-cell table:formula="of:=[.C26]-[.L26]" office:value-type="float" office:value="145.091781553413">
            <text:p>1.45E+02</text:p>
          </table:table-cell>
          <table:table-cell table:number-columns-repeated="12"/>
          <table:table-cell table:style-name="ce64" table:formula="of:=[.G26]*1000" office:value-type="float" office:value="145.109124">
            <text:p>145.11</text:p>
          </table:table-cell>
          <table:table-cell table:style-name="ce68" table:formula="of:=145.12+0.0670526*[.A26]-0.0556804*[.A26]^2-0.111639*[.A26]^3+0.0687962*[.A26]^4" office:value-type="float" office:value="145.0885294">
            <text:p>145.09</text:p>
          </table:table-cell>
          <table:table-cell/>
          <table:table-cell table:style-name="ce64" table:formula="of:=-([.$AE$2]+[.$AF$2]*[.G26])/[.A26]" office:value-type="float" office:value="-8.63907593238948">
            <text:p>-8.64</text:p>
          </table:table-cell>
          <table:table-cell table:style-name="ce41" table:formula="of:=[.$AE$2]+[.$AF$2]*[.G26]+[.$AG$2]*EXP([.AE26])*[.A26]/[.G26]+[.$AH$2]*EXP(2*[.AE26])*[.G26]+([.$AI$2]+[.$AJ$2]*[.G26]+[.$AK$2]*[.G26]^2)*EXP(3*[.AE26])" office:value-type="float" office:value="8.63850744006407">
            <text:p>8.64</text:p>
          </table:table-cell>
          <table:table-cell table:style-name="ce68" table:formula="of:=[.$W$3]^2*([.$Q$3]*10^[.$Q$4])*[.AF26]/([.$P$3]^2*([.$R$3]*10^([.$R$4]))^2*[.AC26]*[.$V$3])" office:value-type="float" office:value="1.30767504714458">
            <text:p>1.31</text:p>
          </table:table-cell>
          <table:table-cell table:style-name="ce41"/>
          <table:table-cell table:style-name="ce64" table:formula="of:=-([.$AE$2]+[.$AF$2]*[.$G$3])/[.A26]" office:value-type="float" office:value="-8.62894224305727">
            <text:p>-8.63</text:p>
          </table:table-cell>
          <table:table-cell table:style-name="ce41" table:formula="of:=[.$AE$2]+[.$AF$2]*[.$G$3]+[.$AG$2]*EXP([.AI26])*[.A26]/[.$G$3]+[.$AH$2]*EXP(2*[.AI26])*[.$G$3]+([.$AI$2]+[.$AJ$2]*[.$G$3]+[.$AK$2]*[.$G$3]^2)*EXP(3*[.AI26])" office:value-type="float" office:value="8.62836960328778">
            <text:p>8.63</text:p>
          </table:table-cell>
          <table:table-cell table:style-name="ce68" table:formula="of:=[.$W$3]^2*([.$Q$3]*10^[.$Q$4])*[.AJ26]/([.$P$3]^2*([.$R$3]*10^([.$R$4]))^2*[.$AC$2]*[.$V$3])" office:value-type="float" office:value="1.30562947734019">
            <text:p>1.31</text:p>
          </table:table-cell>
          <table:table-cell table:number-columns-repeated="7"/>
          <table:table-cell office:value-type="float" office:value="1.1799">
            <text:p>1.1799</text:p>
          </table:table-cell>
          <table:table-cell table:formula="of:=0.14514-0.000103362*[.AS26]+0.000340383*[.AS26]^2-0.000450864*[.AS26]^3+0.000182967*[.AS26]^4" office:value-type="float" office:value="0.145105928595162">
            <text:p>0.14511</text:p>
          </table:table-cell>
          <table:table-cell office:value-type="float" office:value="8.6691">
            <text:p>8.6691</text:p>
          </table:table-cell>
          <table:table-cell table:formula="of:=-([.$AE$2]+[.$AF$2]*[.AT26])/[.AS26]" office:value-type="float" office:value="-7.32203510193427">
            <text:p>-7.3220</text:p>
          </table:table-cell>
          <table:table-cell table:formula="of:=[.$AE$2]+[.$AF$2]*[.AT26]+[.$AG$2]*EXP([.AV26])*[.AS26]/[.AT26]+[.$AH$2]*EXP(2*[.AV26])*[.AT26]+([.$AI$2]+[.$AJ$2]*[.AT26]+[.$AK$2]*[.AT26]^2)*EXP(3*[.AV26])" office:value-type="float" office:value="8.63738276556441">
            <text:p>8.6374</text:p>
          </table:table-cell>
          <table:table-cell/>
          <table:table-cell table:formula="of:=145.12+0.0670526*[.AS26]-0.0556804*[.AS26]^2-0.111639*[.AS26]^3+0.0687962*[.AS26]^4" office:value-type="float" office:value="145.071554628777">
            <text:p>145.0716</text:p>
          </table:table-cell>
          <table:table-cell table:formula="of:=-([.$AZ$9]+[.$BA$9]*[.AT26])/[.AS26]" office:value-type="float" office:value="-7.35902418273957">
            <text:p>-7.36E+00</text:p>
          </table:table-cell>
          <table:table-cell table:formula="of:=[.$AZ$9]+[.$BA$9]*[.AT26]+[.$BB$9]*EXP([.AZ26])*[.AS26]/[.AT26]+[.$BC$9]*EXP(2*[.AZ26])*[.AT26]+([.$BD$9]+[.$BE$9]*[.AT26]+[.$BF$9]*[.AT26]^2)*EXP(3*[.AZ26])" office:value-type="float" office:value="8.68037627369945">
            <text:p>8.6804</text:p>
          </table:table-cell>
          <table:table-cell table:formula="of:=[.$W$3]^2*([.$Q$3]*10^[.$Q$4])*[.BA26]/([.$P$3]^2*([.$R$3]*10^([.$R$4]))^2*[.AY26]*[.$V$3])" office:value-type="float" office:value="1.31416679573862">
            <text:p>1.3142</text:p>
          </table:table-cell>
          <table:table-cell/>
          <table:table-cell table:formula="of:=-([.$AZ$9]+[.$BA$9]*[.$AT$10])/[.AS26]" office:value-type="float" office:value="-7.35707174995022">
            <text:p>-7.36</text:p>
          </table:table-cell>
          <table:table-cell table:formula="of:=[.$AZ$9]+[.$BA$9]*[.$AT$10]+[.$BB$9]*EXP([.AZ26])*[.AS26]/[.$AT$10]+[.$BC$9]*EXP(2*[.AZ26])*[.$AT$10]+([.$BD$9]+[.$BE$9]*[.$AT$10]+[.$BF$9]*[.$AT$10]^2)*EXP(3*[.AZ26])" office:value-type="float" office:value="8.67808074154282">
            <text:p>8.6781</text:p>
          </table:table-cell>
          <table:table-cell table:number-columns-repeated="6"/>
          <table:table-cell table:formula="of:=-([.$BL$9]+[.$BM$9]*[.AT26])/[.AS26]" office:value-type="float" office:value="-7.10156258278731">
            <text:p>-7.1</text:p>
          </table:table-cell>
          <table:table-cell table:formula="of:=[.$BL$9]+[.$BM$9]*[.AT26]+[.$BN$9]*EXP([.BL26])*[.AS26]/[.AT26]+[.$BO$9]*EXP(2*[.BL26])*[.AT26]+([.$BP$9]+[.$BQ$9]*[.AT26]+[.$BR$9]*[.AT26]^2)*EXP(3*[.BL26])" office:value-type="float" office:value="8.37719521221079">
            <text:p>8.38</text:p>
          </table:table-cell>
          <table:table-cell table:number-columns-repeated="2"/>
          <table:table-cell office:value-type="float" office:value="1.1799">
            <text:p>1.1799</text:p>
          </table:table-cell>
          <table:table-cell office:value-type="float" office:value="0.14511">
            <text:p>0.1451</text:p>
          </table:table-cell>
          <table:table-cell office:value-type="float" office:value="8.29164270184312">
            <text:p>8.2916</text:p>
          </table:table-cell>
          <table:table-cell/>
          <table:table-cell table:formula="of:=[.$BL$7]+[.$BM$7]*[.AT26]+[.$BN$7]*EXP([.BL26])*[.AS26]/[.AT26]+[.$BO$7]*EXP(2*[.BL26])*[.AT26]+([.$BP$7]+[.$BQ$7]*[.AT26]+[.$BR$7]*[.AT26]^2)*EXP(3*[.BL26])" office:value-type="float" office:value="8.29098375626927">
            <text:p>8.29</text:p>
          </table:table-cell>
          <table:table-cell/>
        </table:table-row>
        <table:table-row table:style-name="ro1">
          <table:table-cell office:value-type="float" office:value="1.05">
            <text:p>1.05</text:p>
          </table:table-cell>
          <table:table-cell table:style-name="ce10" office:value-type="float" office:value="0.14511">
            <text:p>0.14511</text:p>
          </table:table-cell>
          <table:table-cell table:style-name="ce17" table:formula="of:=[.B27]*1000" office:value-type="float" office:value="145.11">
            <text:p>1.45E+02</text:p>
          </table:table-cell>
          <table:table-cell table:formula="of:=0.000205923*[.A27]+0.144983" office:value-type="float" office:value="0.14519921915">
            <text:p>0.14520</text:p>
          </table:table-cell>
          <table:table-cell table:formula="of:=0.14528-0.000553551*[.A27]+0.000345216*[.A27]^2" office:value-type="float" office:value="0.14507937209">
            <text:p>0.14508</text:p>
          </table:table-cell>
          <table:table-cell table:formula="of:=0.145054+0.000509199*[.A27]-0.000823615*[.A27]^2+0.000354191*[.A27]^3" office:value-type="float" office:value="0.145090643768875">
            <text:p>0.14509</text:p>
          </table:table-cell>
          <table:table-cell table:formula="of:=0.14514-0.000103362*[.A27]+0.000340383*[.A27]^2-0.000450864*[.A27]^3+0.000182967*[.A27]^4" office:value-type="float" office:value="0.145107208251544">
            <text:p>0.14511</text:p>
          </table:table-cell>
          <table:table-cell table:formula="of:=0.145125+(0.0000398458)*[.A27]-(0.0000632759)*[.A27]^2+(0.0000151622)*[.A27]^3-(0.0000513776)*[.A27]^4+(0.0000426081)*[.A27]^5" office:value-type="float" office:value="0.145106558690558">
            <text:p>0.14511</text:p>
          </table:table-cell>
          <table:table-cell table:formula="of:=0.145143-0.000175895*[.A27]+0.000761068*[.A27]^2-0.00136935*[.A27]^3+0.00108631*[.A27]^4-0.000406313*[.A27]^5+(0.0000680184)*[.A27]^6" office:value-type="float" office:value="0.145105191891506">
            <text:p>0.14511</text:p>
          </table:table-cell>
          <table:table-cell table:formula="of:=2*[.$P$3]^2*[.$Q$3]^4*[.A27]^4*10^([.$T$4])/(45*[.$R$3]^3*[.$S$3]^5)" office:value-type="float" office:value="0.0207455468783315">
            <text:p>2.07E-02</text:p>
          </table:table-cell>
          <table:table-cell table:formula="of:=253.55-48.8666*[.A27]+47.0174*[.A27]^2-14.8131*[.A27]^3" office:value-type="float" office:value="236.9287386125">
            <text:p>236.93</text:p>
          </table:table-cell>
          <table:table-cell table:formula="of:=2*[.$P$3]^2*[.$Q$3]^4*[.A27]^4*10^([.$T$4])/(45*[.$R$3]^3*([.K27]/100)^5)" office:value-type="float" office:value="0.0221254638860134">
            <text:p>2.21E-02</text:p>
          </table:table-cell>
          <table:table-cell table:formula="of:=145.2-[.J27]" office:value-type="float" office:value="145.179254453122">
            <text:p>1.45E+02</text:p>
          </table:table-cell>
          <table:table-cell table:formula="of:=145.2-[.L27]" office:value-type="float" office:value="145.177874536114">
            <text:p>1.45E+02</text:p>
          </table:table-cell>
          <table:table-cell table:formula="of:=[.C27]-[.L27]" office:value-type="float" office:value="145.087874536114">
            <text:p>1.45E+02</text:p>
          </table:table-cell>
          <table:table-cell table:number-columns-repeated="12"/>
          <table:table-cell table:style-name="ce64" table:formula="of:=[.G27]*1000" office:value-type="float" office:value="145.107208251544">
            <text:p>145.11</text:p>
          </table:table-cell>
          <table:table-cell table:style-name="ce68" table:formula="of:=145.12+0.0670526*[.A27]-0.0556804*[.A27]^2-0.111639*[.A27]^3+0.0687962*[.A27]^4" office:value-type="float" office:value="145.083403702701">
            <text:p>145.08</text:p>
          </table:table-cell>
          <table:table-cell/>
          <table:table-cell table:style-name="ce64" table:formula="of:=-([.$AE$2]+[.$AF$2]*[.G27])/[.A27]" office:value-type="float" office:value="-8.22780172630736">
            <text:p>-8.23</text:p>
          </table:table-cell>
          <table:table-cell table:style-name="ce41" table:formula="of:=[.$AE$2]+[.$AF$2]*[.G27]+[.$AG$2]*EXP([.AE27])*[.A27]/[.G27]+[.$AH$2]*EXP(2*[.AE27])*[.G27]+([.$AI$2]+[.$AJ$2]*[.G27]+[.$AK$2]*[.G27]^2)*EXP(3*[.AE27])" office:value-type="float" office:value="8.63834179474976">
            <text:p>8.64</text:p>
          </table:table-cell>
          <table:table-cell table:style-name="ce68" table:formula="of:=[.$W$3]^2*([.$Q$3]*10^[.$Q$4])*[.AF27]/([.$P$3]^2*([.$R$3]*10^([.$R$4]))^2*[.AC27]*[.$V$3])" office:value-type="float" office:value="1.3076961705608">
            <text:p>1.31</text:p>
          </table:table-cell>
          <table:table-cell table:style-name="ce41"/>
          <table:table-cell table:style-name="ce64" table:formula="of:=-([.$AE$2]+[.$AF$2]*[.$G$3])/[.A27]" office:value-type="float" office:value="-8.21804023148311">
            <text:p>-8.22</text:p>
          </table:table-cell>
          <table:table-cell table:style-name="ce41" table:formula="of:=[.$AE$2]+[.$AF$2]*[.$G$3]+[.$AG$2]*EXP([.AI27])*[.A27]/[.$G$3]+[.$AH$2]*EXP(2*[.AI27])*[.$G$3]+([.$AI$2]+[.$AJ$2]*[.$G$3]+[.$AK$2]*[.$G$3]^2)*EXP(3*[.AI27])" office:value-type="float" office:value="8.62808698895061">
            <text:p>8.63</text:p>
          </table:table-cell>
          <table:table-cell table:style-name="ce68" table:formula="of:=[.$W$3]^2*([.$Q$3]*10^[.$Q$4])*[.AJ27]/([.$P$3]^2*([.$R$3]*10^([.$R$4]))^2*[.$AC$2]*[.$V$3])" office:value-type="float" office:value="1.30558671264347">
            <text:p>1.31</text:p>
          </table:table-cell>
          <table:table-cell table:number-columns-repeated="7"/>
          <table:table-cell office:value-type="float" office:value="1.1901">
            <text:p>1.1901</text:p>
          </table:table-cell>
          <table:table-cell table:formula="of:=0.14514-0.000103362*[.AS27]+0.000340383*[.AS27]^2-0.000450864*[.AS27]^3+0.000182967*[.AS27]^4" office:value-type="float" office:value="0.14510615142681">
            <text:p>0.14511</text:p>
          </table:table-cell>
          <table:table-cell office:value-type="float" office:value="8.6715">
            <text:p>8.6715</text:p>
          </table:table-cell>
          <table:table-cell table:formula="of:=-([.$AE$2]+[.$AF$2]*[.AT27])/[.AS27]" office:value-type="float" office:value="-7.2592687489121">
            <text:p>-7.2593</text:p>
          </table:table-cell>
          <table:table-cell table:formula="of:=[.$AE$2]+[.$AF$2]*[.AT27]+[.$AG$2]*EXP([.AV27])*[.AS27]/[.AT27]+[.$AH$2]*EXP(2*[.AV27])*[.AT27]+([.$AI$2]+[.$AJ$2]*[.AT27]+[.$AK$2]*[.AT27]^2)*EXP(3*[.AV27])" office:value-type="float" office:value="8.63727376535481">
            <text:p>8.6373</text:p>
          </table:table-cell>
          <table:table-cell/>
          <table:table-cell table:formula="of:=145.12+0.0670526*[.AS27]-0.0556804*[.AS27]^2-0.111639*[.AS27]^3+0.0687962*[.AS27]^4" office:value-type="float" office:value="145.070766231364">
            <text:p>145.0708</text:p>
          </table:table-cell>
          <table:table-cell table:formula="of:=-([.$AZ$9]+[.$BA$9]*[.AT27])/[.AS27]" office:value-type="float" office:value="-7.29595028236985">
            <text:p>-7.30E+00</text:p>
          </table:table-cell>
          <table:table-cell table:formula="of:=[.$AZ$9]+[.$BA$9]*[.AT27]+[.$BB$9]*EXP([.AZ27])*[.AS27]/[.AT27]+[.$BC$9]*EXP(2*[.AZ27])*[.AT27]+([.$BD$9]+[.$BE$9]*[.AT27]+[.$BF$9]*[.AT27]^2)*EXP(3*[.AZ27])" office:value-type="float" office:value="8.68022761102251">
            <text:p>8.6802</text:p>
          </table:table-cell>
          <table:table-cell table:formula="of:=[.$W$3]^2*([.$Q$3]*10^[.$Q$4])*[.BA27]/([.$P$3]^2*([.$R$3]*10^([.$R$4]))^2*[.AY27]*[.$V$3])" office:value-type="float" office:value="1.31415143074233">
            <text:p>1.3142</text:p>
          </table:table-cell>
          <table:table-cell/>
          <table:table-cell table:formula="of:=-([.$AZ$9]+[.$BA$9]*[.$AT$10])/[.AS27]" office:value-type="float" office:value="-7.29401643371672">
            <text:p>-7.29</text:p>
          </table:table-cell>
          <table:table-cell table:formula="of:=[.$AZ$9]+[.$BA$9]*[.$AT$10]+[.$BB$9]*EXP([.AZ27])*[.AS27]/[.$AT$10]+[.$BC$9]*EXP(2*[.AZ27])*[.$AT$10]+([.$BD$9]+[.$BE$9]*[.$AT$10]+[.$BF$9]*[.$AT$10]^2)*EXP(3*[.AZ27])" office:value-type="float" office:value="8.67793510233517">
            <text:p>8.6779</text:p>
          </table:table-cell>
          <table:table-cell table:number-columns-repeated="6"/>
          <table:table-cell table:formula="of:=-([.$BL$9]+[.$BM$9]*[.AT27])/[.AS27]" office:value-type="float" office:value="-7.04068590811589">
            <text:p>-7.04</text:p>
          </table:table-cell>
          <table:table-cell table:formula="of:=[.$BL$9]+[.$BM$9]*[.AT27]+[.$BN$9]*EXP([.BL27])*[.AS27]/[.AT27]+[.$BO$9]*EXP(2*[.BL27])*[.AT27]+([.$BP$9]+[.$BQ$9]*[.AT27]+[.$BR$9]*[.AT27]^2)*EXP(3*[.BL27])" office:value-type="float" office:value="8.37709785377158">
            <text:p>8.38</text:p>
          </table:table-cell>
          <table:table-cell table:number-columns-repeated="2"/>
          <table:table-cell office:value-type="float" office:value="1.1901">
            <text:p>1.1901</text:p>
          </table:table-cell>
          <table:table-cell office:value-type="float" office:value="0.14511">
            <text:p>0.1451</text:p>
          </table:table-cell>
          <table:table-cell office:value-type="float" office:value="8.29154597499293">
            <text:p>8.2915</text:p>
          </table:table-cell>
          <table:table-cell/>
          <table:table-cell table:formula="of:=[.$BL$7]+[.$BM$7]*[.AT27]+[.$BN$7]*EXP([.BL27])*[.AS27]/[.AT27]+[.$BO$7]*EXP(2*[.BL27])*[.AT27]+([.$BP$7]+[.$BQ$7]*[.AT27]+[.$BR$7]*[.AT27]^2)*EXP(3*[.BL27])" office:value-type="float" office:value="8.29089090216418">
            <text:p>8.29</text:p>
          </table:table-cell>
          <table:table-cell/>
        </table:table-row>
        <table:table-row table:style-name="ro1">
          <table:table-cell office:value-type="float" office:value="1.1">
            <text:p>1.10</text:p>
          </table:table-cell>
          <table:table-cell table:style-name="ce10" office:value-type="float" office:value="0.1451">
            <text:p>0.14510</text:p>
          </table:table-cell>
          <table:table-cell table:style-name="ce17" table:formula="of:=[.B28]*1000" office:value-type="float" office:value="145.1">
            <text:p>1.45E+02</text:p>
          </table:table-cell>
          <table:table-cell table:formula="of:=0.000205923*[.A28]+0.144983" office:value-type="float" office:value="0.1452095153">
            <text:p>0.14521</text:p>
          </table:table-cell>
          <table:table-cell table:formula="of:=0.14528-0.000553551*[.A28]+0.000345216*[.A28]^2" office:value-type="float" office:value="0.14508880526">
            <text:p>0.14509</text:p>
          </table:table-cell>
          <table:table-cell table:formula="of:=0.145054+0.000509199*[.A28]-0.000823615*[.A28]^2+0.000354191*[.A28]^3" office:value-type="float" office:value="0.145088972971">
            <text:p>0.14509</text:p>
          </table:table-cell>
          <table:table-cell table:formula="of:=0.14514-0.000103362*[.A28]+0.000340383*[.A28]^2-0.000450864*[.A28]^3+0.000182967*[.A28]^4" office:value-type="float" office:value="0.1451059472307">
            <text:p>0.14511</text:p>
          </table:table-cell>
          <table:table-cell table:formula="of:=0.145125+(0.0000398458)*[.A28]-(0.0000632759)*[.A28]^2+(0.0000151622)*[.A28]^3-(0.0000513776)*[.A28]^4+(0.0000426081)*[.A28]^5" office:value-type="float" office:value="0.145105846256171">
            <text:p>0.14511</text:p>
          </table:table-cell>
          <table:table-cell table:formula="of:=0.145143-0.000175895*[.A28]+0.000761068*[.A28]^2-0.00136935*[.A28]^3+0.00108631*[.A28]^4-0.000406313*[.A28]^5+(0.0000680184)*[.A28]^6" office:value-type="float" office:value="0.145104396996092">
            <text:p>0.14510</text:p>
          </table:table-cell>
          <table:table-cell table:formula="of:=2*[.$P$3]^2*[.$Q$3]^4*[.A28]^4*10^([.$T$4])/(45*[.$R$3]^3*[.$S$3]^5)" office:value-type="float" office:value="0.0249883990185696">
            <text:p>2.50E-02</text:p>
          </table:table-cell>
          <table:table-cell table:formula="of:=253.55-48.8666*[.A28]+47.0174*[.A28]^2-14.8131*[.A28]^3" office:value-type="float" office:value="236.9715579">
            <text:p>236.97</text:p>
          </table:table-cell>
          <table:table-cell table:formula="of:=2*[.$P$3]^2*[.$Q$3]^4*[.A28]^4*10^([.$T$4])/(45*[.$R$3]^3*([.K28]/100)^5)" office:value-type="float" office:value="0.026626465619537">
            <text:p>2.66E-02</text:p>
          </table:table-cell>
          <table:table-cell table:formula="of:=145.2-[.J28]" office:value-type="float" office:value="145.175011600981">
            <text:p>1.45E+02</text:p>
          </table:table-cell>
          <table:table-cell table:formula="of:=145.2-[.L28]" office:value-type="float" office:value="145.17337353438">
            <text:p>1.45E+02</text:p>
          </table:table-cell>
          <table:table-cell table:formula="of:=[.C28]-[.L28]" office:value-type="float" office:value="145.07337353438">
            <text:p>1.45E+02</text:p>
          </table:table-cell>
          <table:table-cell table:number-columns-repeated="12"/>
          <table:table-cell table:style-name="ce64" table:formula="of:=[.G28]*1000" office:value-type="float" office:value="145.1059472307">
            <text:p>145.11</text:p>
          </table:table-cell>
          <table:table-cell table:style-name="ce68" table:formula="of:=145.12+0.0670526*[.A28]-0.0556804*[.A28]^2-0.111639*[.A28]^3+0.0687962*[.A28]^4" office:value-type="float" office:value="145.07851758342">
            <text:p>145.08</text:p>
          </table:table-cell>
          <table:table-cell/>
          <table:table-cell table:style-name="ce64" table:formula="of:=-([.$AE$2]+[.$AF$2]*[.G28])/[.A28]" office:value-type="float" office:value="-7.85388008140141">
            <text:p>-7.85</text:p>
          </table:table-cell>
          <table:table-cell table:style-name="ce41" table:formula="of:=[.$AE$2]+[.$AF$2]*[.G28]+[.$AG$2]*EXP([.AE28])*[.A28]/[.G28]+[.$AH$2]*EXP(2*[.AE28])*[.G28]+([.$AI$2]+[.$AJ$2]*[.G28]+[.$AK$2]*[.G28]^2)*EXP(3*[.AE28])" office:value-type="float" office:value="8.63806576121481">
            <text:p>8.64</text:p>
          </table:table-cell>
          <table:table-cell table:style-name="ce68" table:formula="of:=[.$W$3]^2*([.$Q$3]*10^[.$Q$4])*[.AF28]/([.$P$3]^2*([.$R$3]*10^([.$R$4]))^2*[.AC28]*[.$V$3])" office:value-type="float" office:value="1.30769842450895">
            <text:p>1.31</text:p>
          </table:table-cell>
          <table:table-cell table:style-name="ce41"/>
          <table:table-cell table:style-name="ce64" table:formula="of:=-([.$AE$2]+[.$AF$2]*[.$G$3])/[.A28]" office:value-type="float" office:value="-7.84449294823388">
            <text:p>-7.84</text:p>
          </table:table-cell>
          <table:table-cell table:style-name="ce41" table:formula="of:=[.$AE$2]+[.$AF$2]*[.$G$3]+[.$AG$2]*EXP([.AI28])*[.A28]/[.$G$3]+[.$AH$2]*EXP(2*[.AI28])*[.$G$3]+([.$AI$2]+[.$AJ$2]*[.$G$3]+[.$AK$2]*[.$G$3]^2)*EXP(3*[.AI28])" office:value-type="float" office:value="8.62773412214448">
            <text:p>8.63</text:p>
          </table:table-cell>
          <table:table-cell table:style-name="ce68" table:formula="of:=[.$W$3]^2*([.$Q$3]*10^[.$Q$4])*[.AJ28]/([.$P$3]^2*([.$R$3]*10^([.$R$4]))^2*[.$AC$2]*[.$V$3])" office:value-type="float" office:value="1.30553331746862">
            <text:p>1.31</text:p>
          </table:table-cell>
          <table:table-cell table:number-columns-repeated="7"/>
          <table:table-cell office:value-type="float" office:value="1.2">
            <text:p>1.2000</text:p>
          </table:table-cell>
          <table:table-cell table:formula="of:=0.14514-0.000103362*[.AS28]+0.000340383*[.AS28]^2-0.000450864*[.AS28]^3+0.000182967*[.AS28]^4" office:value-type="float" office:value="0.1451064244992">
            <text:p>0.14511</text:p>
          </table:table-cell>
          <table:table-cell office:value-type="float" office:value="8.6739">
            <text:p>8.6739</text:p>
          </table:table-cell>
          <table:table-cell table:formula="of:=-([.$AE$2]+[.$AF$2]*[.AT28])/[.AS28]" office:value-type="float" office:value="-7.1993660170123">
            <text:p>-7.1994</text:p>
          </table:table-cell>
          <table:table-cell table:formula="of:=[.$AE$2]+[.$AF$2]*[.AT28]+[.$AG$2]*EXP([.AV28])*[.AS28]/[.AT28]+[.$AH$2]*EXP(2*[.AV28])*[.AT28]+([.$AI$2]+[.$AJ$2]*[.AT28]+[.$AK$2]*[.AT28]^2)*EXP(3*[.AV28])" office:value-type="float" office:value="8.63716306542074">
            <text:p>8.6372</text:p>
          </table:table-cell>
          <table:table-cell/>
          <table:table-cell table:formula="of:=145.12+0.0670526*[.AS28]-0.0556804*[.AS28]^2-0.111639*[.AS28]^3+0.0687962*[.AS28]^4" office:value-type="float" office:value="145.07002695232">
            <text:p>145.0700</text:p>
          </table:table-cell>
          <table:table-cell table:formula="of:=-([.$AZ$9]+[.$BA$9]*[.AT28])/[.AS28]" office:value-type="float" office:value="-7.23575644364239">
            <text:p>-7.24E+00</text:p>
          </table:table-cell>
          <table:table-cell table:formula="of:=[.$AZ$9]+[.$BA$9]*[.AT28]+[.$BB$9]*EXP([.AZ28])*[.AS28]/[.AT28]+[.$BC$9]*EXP(2*[.AZ28])*[.AT28]+([.$BD$9]+[.$BE$9]*[.AT28]+[.$BF$9]*[.AT28]^2)*EXP(3*[.AZ28])" office:value-type="float" office:value="8.68007844785246">
            <text:p>8.6801</text:p>
          </table:table-cell>
          <table:table-cell table:formula="of:=[.$W$3]^2*([.$Q$3]*10^[.$Q$4])*[.BA28]/([.$P$3]^2*([.$R$3]*10^([.$R$4]))^2*[.AY28]*[.$V$3])" office:value-type="float" office:value="1.31413554486076">
            <text:p>1.3141</text:p>
          </table:table-cell>
          <table:table-cell/>
          <table:table-cell table:formula="of:=-([.$AZ$9]+[.$BA$9]*[.$AT$10])/[.AS28]" office:value-type="float" office:value="-7.23384079813856">
            <text:p>-7.23</text:p>
          </table:table-cell>
          <table:table-cell table:formula="of:=[.$AZ$9]+[.$BA$9]*[.$AT$10]+[.$BB$9]*EXP([.AZ28])*[.AS28]/[.$AT$10]+[.$BC$9]*EXP(2*[.AZ28])*[.$AT$10]+([.$BD$9]+[.$BE$9]*[.$AT$10]+[.$BF$9]*[.$AT$10]^2)*EXP(3*[.AZ28])" office:value-type="float" office:value="8.67778951171023">
            <text:p>8.6778</text:p>
          </table:table-cell>
          <table:table-cell table:number-columns-repeated="6"/>
          <table:table-cell table:formula="of:=-([.$BL$9]+[.$BM$9]*[.AT28])/[.AS28]" office:value-type="float" office:value="-6.9825865729984">
            <text:p>-6.98</text:p>
          </table:table-cell>
          <table:table-cell table:formula="of:=[.$BL$9]+[.$BM$9]*[.AT28]+[.$BN$9]*EXP([.BL28])*[.AS28]/[.AT28]+[.$BO$9]*EXP(2*[.BL28])*[.AT28]+([.$BP$9]+[.$BQ$9]*[.AT28]+[.$BR$9]*[.AT28]^2)*EXP(3*[.BL28])" office:value-type="float" office:value="8.37699904579902">
            <text:p>8.38</text:p>
          </table:table-cell>
          <table:table-cell table:number-columns-repeated="2"/>
          <table:table-cell office:value-type="float" office:value="1.2">
            <text:p>1.2000</text:p>
          </table:table-cell>
          <table:table-cell office:value-type="float" office:value="0.14511">
            <text:p>0.1451</text:p>
          </table:table-cell>
          <table:table-cell office:value-type="float" office:value="8.29144758037112">
            <text:p>8.2914</text:p>
          </table:table-cell>
          <table:table-cell/>
          <table:table-cell table:formula="of:=[.$BL$7]+[.$BM$7]*[.AT28]+[.$BN$7]*EXP([.BL28])*[.AS28]/[.AT28]+[.$BO$7]*EXP(2*[.BL28])*[.AT28]+([.$BP$7]+[.$BQ$7]*[.AT28]+[.$BR$7]*[.AT28]^2)*EXP(3*[.BL28])" office:value-type="float" office:value="8.29079675968928">
            <text:p>8.29</text:p>
          </table:table-cell>
          <table:table-cell/>
        </table:table-row>
        <table:table-row table:style-name="ro1">
          <table:table-cell office:value-type="float" office:value="1.15">
            <text:p>1.15</text:p>
          </table:table-cell>
          <table:table-cell table:style-name="ce10" office:value-type="float" office:value="0.1451">
            <text:p>0.14510</text:p>
          </table:table-cell>
          <table:table-cell table:style-name="ce17" table:formula="of:=[.B29]*1000" office:value-type="float" office:value="145.1">
            <text:p>1.45E+02</text:p>
          </table:table-cell>
          <table:table-cell table:formula="of:=0.000205923*[.A29]+0.144983" office:value-type="float" office:value="0.14521981145">
            <text:p>0.14522</text:p>
          </table:table-cell>
          <table:table-cell table:formula="of:=0.14528-0.000553551*[.A29]+0.000345216*[.A29]^2" office:value-type="float" office:value="0.14509996451">
            <text:p>0.14510</text:p>
          </table:table-cell>
          <table:table-cell table:formula="of:=0.145054+0.000509199*[.A29]-0.000823615*[.A29]^2+0.000354191*[.A29]^3" office:value-type="float" office:value="0.145089028249625">
            <text:p>0.14509</text:p>
          </table:table-cell>
          <table:table-cell table:formula="of:=0.14514-0.000103362*[.A29]+0.000340383*[.A29]^2-0.000450864*[.A29]^3+0.000182967*[.A29]^4" office:value-type="float" office:value="0.145105592858044">
            <text:p>0.14511</text:p>
          </table:table-cell>
          <table:table-cell table:formula="of:=0.145125+(0.0000398458)*[.A29]-(0.0000632759)*[.A29]^2+(0.0000151622)*[.A29]^3-(0.0000513776)*[.A29]^4+(0.0000426081)*[.A29]^5" office:value-type="float" office:value="0.145106040467846">
            <text:p>0.14511</text:p>
          </table:table-cell>
          <table:table-cell table:formula="of:=0.145143-0.000175895*[.A29]+0.000761068*[.A29]^2-0.00136935*[.A29]^3+0.00108631*[.A29]^4-0.000406313*[.A29]^5+(0.0000680184)*[.A29]^6" office:value-type="float" office:value="0.145104676097643">
            <text:p>0.14510</text:p>
          </table:table-cell>
          <table:table-cell table:formula="of:=2*[.$P$3]^2*[.$Q$3]^4*[.A29]^4*10^([.$T$4])/(45*[.$R$3]^3*[.$S$3]^5)" office:value-type="float" office:value="0.0298510115845721">
            <text:p>2.99E-02</text:p>
          </table:table-cell>
          <table:table-cell table:formula="of:=253.55-48.8666*[.A29]+47.0174*[.A29]^2-14.8131*[.A29]^3" office:value-type="float" office:value="237.0050480375">
            <text:p>237.01</text:p>
          </table:table-cell>
          <table:table-cell table:formula="of:=2*[.$P$3]^2*[.$Q$3]^4*[.A29]^4*10^([.$T$4])/(45*[.$R$3]^3*([.K29]/100)^5)" office:value-type="float" office:value="0.0317853706563737">
            <text:p>3.18E-02</text:p>
          </table:table-cell>
          <table:table-cell table:formula="of:=145.2-[.J29]" office:value-type="float" office:value="145.170148988415">
            <text:p>1.45E+02</text:p>
          </table:table-cell>
          <table:table-cell table:formula="of:=145.2-[.L29]" office:value-type="float" office:value="145.168214629344">
            <text:p>1.45E+02</text:p>
          </table:table-cell>
          <table:table-cell table:formula="of:=[.C29]-[.L29]" office:value-type="float" office:value="145.068214629344">
            <text:p>1.45E+02</text:p>
          </table:table-cell>
          <table:table-cell table:number-columns-repeated="12"/>
          <table:table-cell table:style-name="ce64" table:formula="of:=[.G29]*1000" office:value-type="float" office:value="145.105592858044">
            <text:p>145.11</text:p>
          </table:table-cell>
          <table:table-cell table:style-name="ce68" table:formula="of:=145.12+0.0670526*[.A29]-0.0556804*[.A29]^2-0.111639*[.A29]^3+0.0687962*[.A29]^4" office:value-type="float" office:value="145.074009180651">
            <text:p>145.07</text:p>
          </table:table-cell>
          <table:table-cell/>
          <table:table-cell table:style-name="ce64" table:formula="of:=-([.$AE$2]+[.$AF$2]*[.G29])/[.A29]" office:value-type="float" office:value="-7.51242567384025">
            <text:p>-7.51</text:p>
          </table:table-cell>
          <table:table-cell table:style-name="ce41" table:formula="of:=[.$AE$2]+[.$AF$2]*[.G29]+[.$AG$2]*EXP([.AE29])*[.A29]/[.G29]+[.$AH$2]*EXP(2*[.AE29])*[.G29]+([.$AI$2]+[.$AJ$2]*[.G29]+[.$AK$2]*[.G29]^2)*EXP(3*[.AE29])" office:value-type="float" office:value="8.63767354105744">
            <text:p>8.64</text:p>
          </table:table-cell>
          <table:table-cell table:style-name="ce68" table:formula="of:=[.$W$3]^2*([.$Q$3]*10^[.$Q$4])*[.AF29]/([.$P$3]^2*([.$R$3]*10^([.$R$4]))^2*[.AC29]*[.$V$3])" office:value-type="float" office:value="1.30767968407046">
            <text:p>1.31</text:p>
          </table:table-cell>
          <table:table-cell table:style-name="ce41"/>
          <table:table-cell table:style-name="ce64" table:formula="of:=-([.$AE$2]+[.$AF$2]*[.$G$3])/[.A29]" office:value-type="float" office:value="-7.5034280374411">
            <text:p>-7.50</text:p>
          </table:table-cell>
          <table:table-cell table:style-name="ce41" table:formula="of:=[.$AE$2]+[.$AF$2]*[.$G$3]+[.$AG$2]*EXP([.AI29])*[.A29]/[.$G$3]+[.$AH$2]*EXP(2*[.AI29])*[.$G$3]+([.$AI$2]+[.$AJ$2]*[.$G$3]+[.$AK$2]*[.$G$3]^2)*EXP(3*[.AI29])" office:value-type="float" office:value="8.6273210117624">
            <text:p>8.63</text:p>
          </table:table-cell>
          <table:table-cell table:style-name="ce68" table:formula="of:=[.$W$3]^2*([.$Q$3]*10^[.$Q$4])*[.AJ29]/([.$P$3]^2*([.$R$3]*10^([.$R$4]))^2*[.$AC$2]*[.$V$3])" office:value-type="float" office:value="1.30547080634345">
            <text:p>1.31</text:p>
          </table:table-cell>
          <table:table-cell table:number-columns-repeated="7"/>
          <table:table-cell office:value-type="float" office:value="1.2099">
            <text:p>1.2099</text:p>
          </table:table-cell>
          <table:table-cell table:formula="of:=0.14514-0.000103362*[.AS29]+0.000340383*[.AS29]^2-0.000450864*[.AS29]^3+0.000182967*[.AS29]^4" office:value-type="float" office:value="0.145106756010133">
            <text:p>0.14511</text:p>
          </table:table-cell>
          <table:table-cell office:value-type="float" office:value="8.6731">
            <text:p>8.6731</text:p>
          </table:table-cell>
          <table:table-cell table:formula="of:=-([.$AE$2]+[.$AF$2]*[.AT29])/[.AS29]" office:value-type="float" office:value="-7.14044067105147">
            <text:p>-7.1404</text:p>
          </table:table-cell>
          <table:table-cell table:formula="of:=[.$AE$2]+[.$AF$2]*[.AT29]+[.$AG$2]*EXP([.AV29])*[.AS29]/[.AT29]+[.$AH$2]*EXP(2*[.AV29])*[.AT29]+([.$AI$2]+[.$AJ$2]*[.AT29]+[.$AK$2]*[.AT29]^2)*EXP(3*[.AV29])" office:value-type="float" office:value="8.63704739676441">
            <text:p>8.6370</text:p>
          </table:table-cell>
          <table:table-cell/>
          <table:table-cell table:formula="of:=145.12+0.0670526*[.AS29]-0.0556804*[.AS29]^2-0.111639*[.AS29]^3+0.0687962*[.AS29]^4" office:value-type="float" office:value="145.069314493734">
            <text:p>145.0693</text:p>
          </table:table-cell>
          <table:table-cell table:formula="of:=-([.$AZ$9]+[.$BA$9]*[.AT29])/[.AS29]" office:value-type="float" office:value="-7.17654719907926">
            <text:p>-7.18E+00</text:p>
          </table:table-cell>
          <table:table-cell table:formula="of:=[.$AZ$9]+[.$BA$9]*[.AT29]+[.$BB$9]*EXP([.AZ29])*[.AS29]/[.AT29]+[.$BC$9]*EXP(2*[.AZ29])*[.AT29]+([.$BD$9]+[.$BE$9]*[.AT29]+[.$BF$9]*[.AT29]^2)*EXP(3*[.AZ29])" office:value-type="float" office:value="8.67992439573146">
            <text:p>8.6799</text:p>
          </table:table-cell>
          <table:table-cell table:formula="of:=[.$W$3]^2*([.$Q$3]*10^[.$Q$4])*[.BA29]/([.$P$3]^2*([.$R$3]*10^([.$R$4]))^2*[.AY29]*[.$V$3])" office:value-type="float" office:value="1.31411867568759">
            <text:p>1.3141</text:p>
          </table:table-cell>
          <table:table-cell/>
          <table:table-cell table:formula="of:=-([.$AZ$9]+[.$BA$9]*[.$AT$10])/[.AS29]" office:value-type="float" office:value="-7.17464993616519">
            <text:p>-7.17</text:p>
          </table:table-cell>
          <table:table-cell table:formula="of:=[.$AZ$9]+[.$BA$9]*[.$AT$10]+[.$BB$9]*EXP([.AZ29])*[.AS29]/[.$AT$10]+[.$BC$9]*EXP(2*[.AZ29])*[.$AT$10]+([.$BD$9]+[.$BE$9]*[.$AT$10]+[.$BF$9]*[.$AT$10]^2)*EXP(3*[.AZ29])" office:value-type="float" office:value="8.67763969246289">
            <text:p>8.6776</text:p>
          </table:table-cell>
          <table:table-cell table:number-columns-repeated="6"/>
          <table:table-cell table:formula="of:=-([.$BL$9]+[.$BM$9]*[.AT29])/[.AS29]" office:value-type="float" office:value="-6.9254351300033">
            <text:p>-6.93</text:p>
          </table:table-cell>
          <table:table-cell table:formula="of:=[.$BL$9]+[.$BM$9]*[.AT29]+[.$BN$9]*EXP([.BL29])*[.AS29]/[.AT29]+[.$BO$9]*EXP(2*[.BL29])*[.AT29]+([.$BP$9]+[.$BQ$9]*[.AT29]+[.$BR$9]*[.AT29]^2)*EXP(3*[.BL29])" office:value-type="float" office:value="8.37689559951576">
            <text:p>8.38</text:p>
          </table:table-cell>
          <table:table-cell table:number-columns-repeated="2"/>
          <table:table-cell office:value-type="float" office:value="1.2099">
            <text:p>1.2099</text:p>
          </table:table-cell>
          <table:table-cell office:value-type="float" office:value="0.14511">
            <text:p>0.1451</text:p>
          </table:table-cell>
          <table:table-cell office:value-type="float" office:value="8.29134419906472">
            <text:p>8.2913</text:p>
          </table:table-cell>
          <table:table-cell/>
          <table:table-cell table:formula="of:=[.$BL$7]+[.$BM$7]*[.AT29]+[.$BN$7]*EXP([.BL29])*[.AS29]/[.AT29]+[.$BO$7]*EXP(2*[.BL29])*[.AT29]+([.$BP$7]+[.$BQ$7]*[.AT29]+[.$BR$7]*[.AT29]^2)*EXP(3*[.BL29])" office:value-type="float" office:value="8.29069827884106">
            <text:p>8.29</text:p>
          </table:table-cell>
          <table:table-cell/>
        </table:table-row>
        <table:table-row table:style-name="ro1">
          <table:table-cell office:value-type="float" office:value="1.2">
            <text:p>1.20</text:p>
          </table:table-cell>
          <table:table-cell table:style-name="ce10" office:value-type="float" office:value="0.14511">
            <text:p>0.14511</text:p>
          </table:table-cell>
          <table:table-cell table:style-name="ce17" table:formula="of:=[.B30]*1000" office:value-type="float" office:value="145.11">
            <text:p>1.45E+02</text:p>
          </table:table-cell>
          <table:table-cell table:formula="of:=0.000205923*[.A30]+0.144983" office:value-type="float" office:value="0.1452301076">
            <text:p>0.14523</text:p>
          </table:table-cell>
          <table:table-cell table:formula="of:=0.14528-0.000553551*[.A30]+0.000345216*[.A30]^2" office:value-type="float" office:value="0.14511284984">
            <text:p>0.14511</text:p>
          </table:table-cell>
          <table:table-cell table:formula="of:=0.145054+0.000509199*[.A30]-0.000823615*[.A30]^2+0.000354191*[.A30]^3" office:value-type="float" office:value="0.145091075248">
            <text:p>0.14509</text:p>
          </table:table-cell>
          <table:table-cell table:formula="of:=0.14514-0.000103362*[.A30]+0.000340383*[.A30]^2-0.000450864*[.A30]^3+0.000182967*[.A30]^4" office:value-type="float" office:value="0.1451064244992">
            <text:p>0.14511</text:p>
          </table:table-cell>
          <table:table-cell table:formula="of:=0.145125+(0.0000398458)*[.A30]-(0.0000632759)*[.A30]^2+(0.0000151622)*[.A30]^3-(0.0000513776)*[.A30]^4+(0.0000426081)*[.A30]^5" office:value-type="float" office:value="0.145107383941632">
            <text:p>0.14511</text:p>
          </table:table-cell>
          <table:table-cell table:formula="of:=0.145143-0.000175895*[.A30]+0.000761068*[.A30]^2-0.00136935*[.A30]^3+0.00108631*[.A30]^4-0.000406313*[.A30]^5+(0.0000680184)*[.A30]^6" office:value-type="float" office:value="0.145106264625946">
            <text:p>0.14511</text:p>
          </table:table-cell>
          <table:table-cell table:formula="of:=2*[.$P$3]^2*[.$Q$3]^4*[.A30]^4*10^([.$T$4])/(45*[.$R$3]^3*[.$S$3]^5)" office:value-type="float" office:value="0.0353909870943965">
            <text:p>3.54E-02</text:p>
          </table:table-cell>
          <table:table-cell table:formula="of:=253.55-48.8666*[.A30]+47.0174*[.A30]^2-14.8131*[.A30]^3" office:value-type="float" office:value="237.0180992">
            <text:p>237.02</text:p>
          </table:table-cell>
          <table:table-cell table:formula="of:=2*[.$P$3]^2*[.$Q$3]^4*[.A30]^4*10^([.$T$4])/(45*[.$R$3]^3*([.K30]/100)^5)" office:value-type="float" office:value="0.0376739649805717">
            <text:p>3.77E-02</text:p>
          </table:table-cell>
          <table:table-cell table:formula="of:=145.2-[.J30]" office:value-type="float" office:value="145.164609012906">
            <text:p>1.45E+02</text:p>
          </table:table-cell>
          <table:table-cell table:formula="of:=145.2-[.L30]" office:value-type="float" office:value="145.162326035019">
            <text:p>1.45E+02</text:p>
          </table:table-cell>
          <table:table-cell table:formula="of:=[.C30]-[.L30]" office:value-type="float" office:value="145.072326035019">
            <text:p>1.45E+02</text:p>
          </table:table-cell>
          <table:table-cell table:number-columns-repeated="12"/>
          <table:table-cell table:style-name="ce64" table:formula="of:=[.G30]*1000" office:value-type="float" office:value="145.1064244992">
            <text:p>145.11</text:p>
          </table:table-cell>
          <table:table-cell table:style-name="ce68" table:formula="of:=145.12+0.0670526*[.A30]-0.0556804*[.A30]^2-0.111639*[.A30]^3+0.0687962*[.A30]^4" office:value-type="float" office:value="145.07002695232">
            <text:p>145.07</text:p>
          </table:table-cell>
          <table:table-cell/>
          <table:table-cell table:style-name="ce64" table:formula="of:=-([.$AE$2]+[.$AF$2]*[.G30])/[.A30]" office:value-type="float" office:value="-7.1993660170123">
            <text:p>-7.20</text:p>
          </table:table-cell>
          <table:table-cell table:style-name="ce41" table:formula="of:=[.$AE$2]+[.$AF$2]*[.G30]+[.$AG$2]*EXP([.AE30])*[.A30]/[.G30]+[.$AH$2]*EXP(2*[.AE30])*[.G30]+([.$AI$2]+[.$AJ$2]*[.G30]+[.$AK$2]*[.G30]^2)*EXP(3*[.AE30])" office:value-type="float" office:value="8.63716306542074">
            <text:p>8.64</text:p>
          </table:table-cell>
          <table:table-cell table:style-name="ce68" table:formula="of:=[.$W$3]^2*([.$Q$3]*10^[.$Q$4])*[.AF30]/([.$P$3]^2*([.$R$3]*10^([.$R$4]))^2*[.AC30]*[.$V$3])" office:value-type="float" office:value="1.30763829603823">
            <text:p>1.31</text:p>
          </table:table-cell>
          <table:table-cell table:style-name="ce41"/>
          <table:table-cell table:style-name="ce64" table:formula="of:=-([.$AE$2]+[.$AF$2]*[.$G$3])/[.A30]" office:value-type="float" office:value="-7.19078520254772">
            <text:p>-7.19</text:p>
          </table:table-cell>
          <table:table-cell table:style-name="ce41" table:formula="of:=[.$AE$2]+[.$AF$2]*[.$G$3]+[.$AG$2]*EXP([.AI30])*[.A30]/[.$G$3]+[.$AH$2]*EXP(2*[.AI30])*[.$G$3]+([.$AI$2]+[.$AJ$2]*[.$G$3]+[.$AK$2]*[.$G$3]^2)*EXP(3*[.AI30])" office:value-type="float" office:value="8.62686302829485">
            <text:p>8.63</text:p>
          </table:table-cell>
          <table:table-cell table:style-name="ce68" table:formula="of:=[.$W$3]^2*([.$Q$3]*10^[.$Q$4])*[.AJ30]/([.$P$3]^2*([.$R$3]*10^([.$R$4]))^2*[.$AC$2]*[.$V$3])" office:value-type="float" office:value="1.30540150510314">
            <text:p>1.31</text:p>
          </table:table-cell>
          <table:table-cell table:number-columns-repeated="7"/>
          <table:table-cell office:value-type="float" office:value="1.2202">
            <text:p>1.2202</text:p>
          </table:table-cell>
          <table:table-cell table:formula="of:=0.14514-0.000103362*[.AS30]+0.000340383*[.AS30]^2-0.000450864*[.AS30]^3+0.000182967*[.AS30]^4" office:value-type="float" office:value="0.145107165643065">
            <text:p>0.14511</text:p>
          </table:table-cell>
          <table:table-cell office:value-type="float" office:value="8.6755">
            <text:p>8.6755</text:p>
          </table:table-cell>
          <table:table-cell table:formula="of:=-([.$AE$2]+[.$AF$2]*[.AT30])/[.AS30]" office:value-type="float" office:value="-7.08014619729077">
            <text:p>-7.0801</text:p>
          </table:table-cell>
          <table:table-cell table:formula="of:=[.$AE$2]+[.$AF$2]*[.AT30]+[.$AG$2]*EXP([.AV30])*[.AS30]/[.AT30]+[.$AH$2]*EXP(2*[.AV30])*[.AT30]+([.$AI$2]+[.$AJ$2]*[.AT30]+[.$AK$2]*[.AT30]^2)*EXP(3*[.AV30])" office:value-type="float" office:value="8.63692157984239">
            <text:p>8.6369</text:p>
          </table:table-cell>
          <table:table-cell/>
          <table:table-cell table:formula="of:=145.12+0.0670526*[.AS30]-0.0556804*[.AS30]^2-0.111639*[.AS30]^3+0.0687962*[.AS30]^4" office:value-type="float" office:value="145.068603094376">
            <text:p>145.0686</text:p>
          </table:table-cell>
          <table:table-cell table:formula="of:=-([.$AZ$9]+[.$BA$9]*[.AT30])/[.AS30]" office:value-type="float" office:value="-7.11596493026484">
            <text:p>-7.12E+00</text:p>
          </table:table-cell>
          <table:table-cell table:formula="of:=[.$AZ$9]+[.$BA$9]*[.AT30]+[.$BB$9]*EXP([.AZ30])*[.AS30]/[.AT30]+[.$BC$9]*EXP(2*[.AZ30])*[.AT30]+([.$BD$9]+[.$BE$9]*[.AT30]+[.$BF$9]*[.AT30]^2)*EXP(3*[.AZ30])" office:value-type="float" office:value="8.67975878833597">
            <text:p>8.6798</text:p>
          </table:table-cell>
          <table:table-cell table:formula="of:=[.$W$3]^2*([.$Q$3]*10^[.$Q$4])*[.BA30]/([.$P$3]^2*([.$R$3]*10^([.$R$4]))^2*[.AY30]*[.$V$3])" office:value-type="float" office:value="1.31410004730572">
            <text:p>1.3141</text:p>
          </table:table-cell>
          <table:table-cell/>
          <table:table-cell table:formula="of:=-([.$AZ$9]+[.$BA$9]*[.$AT$10])/[.AS30]" office:value-type="float" office:value="-7.11408700030017">
            <text:p>-7.11</text:p>
          </table:table-cell>
          <table:table-cell table:formula="of:=[.$AZ$9]+[.$BA$9]*[.$AT$10]+[.$BB$9]*EXP([.AZ30])*[.AS30]/[.$AT$10]+[.$BC$9]*EXP(2*[.AZ30])*[.$AT$10]+([.$BD$9]+[.$BE$9]*[.$AT$10]+[.$BF$9]*[.$AT$10]^2)*EXP(3*[.AZ30])" office:value-type="float" office:value="8.6774792249315">
            <text:p>8.6775</text:p>
          </table:table-cell>
          <table:table-cell table:number-columns-repeated="6"/>
          <table:table-cell table:formula="of:=-([.$BL$9]+[.$BM$9]*[.AT30])/[.AS30]" office:value-type="float" office:value="-6.86695569976381">
            <text:p>-6.87</text:p>
          </table:table-cell>
          <table:table-cell table:formula="of:=[.$BL$9]+[.$BM$9]*[.AT30]+[.$BN$9]*EXP([.BL30])*[.AS30]/[.AT30]+[.$BO$9]*EXP(2*[.BL30])*[.AT30]+([.$BP$9]+[.$BQ$9]*[.AT30]+[.$BR$9]*[.AT30]^2)*EXP(3*[.BL30])" office:value-type="float" office:value="8.3767825093464">
            <text:p>8.38</text:p>
          </table:table-cell>
          <table:table-cell table:number-columns-repeated="2"/>
          <table:table-cell office:value-type="float" office:value="1.2202">
            <text:p>1.2202</text:p>
          </table:table-cell>
          <table:table-cell office:value-type="float" office:value="0.14511">
            <text:p>0.1451</text:p>
          </table:table-cell>
          <table:table-cell office:value-type="float" office:value="8.29123061174924">
            <text:p>8.2912</text:p>
          </table:table-cell>
          <table:table-cell/>
          <table:table-cell table:formula="of:=[.$BL$7]+[.$BM$7]*[.AT30]+[.$BN$7]*EXP([.BL30])*[.AS30]/[.AT30]+[.$BO$7]*EXP(2*[.BL30])*[.AT30]+([.$BP$7]+[.$BQ$7]*[.AT30]+[.$BR$7]*[.AT30]^2)*EXP(3*[.BL30])" office:value-type="float" office:value="8.29059068460698">
            <text:p>8.29</text:p>
          </table:table-cell>
          <table:table-cell/>
        </table:table-row>
        <table:table-row table:style-name="ro1">
          <table:table-cell office:value-type="float" office:value="1.25">
            <text:p>1.25</text:p>
          </table:table-cell>
          <table:table-cell table:style-name="ce10" office:value-type="float" office:value="0.14511">
            <text:p>0.14511</text:p>
          </table:table-cell>
          <table:table-cell table:style-name="ce17" table:formula="of:=[.B31]*1000" office:value-type="float" office:value="145.11">
            <text:p>1.45E+02</text:p>
          </table:table-cell>
          <table:table-cell table:formula="of:=0.000205923*[.A31]+0.144983" office:value-type="float" office:value="0.14524040375">
            <text:p>0.14524</text:p>
          </table:table-cell>
          <table:table-cell table:formula="of:=0.14528-0.000553551*[.A31]+0.000345216*[.A31]^2" office:value-type="float" office:value="0.14512746125">
            <text:p>0.14513</text:p>
          </table:table-cell>
          <table:table-cell table:formula="of:=0.145054+0.000509199*[.A31]-0.000823615*[.A31]^2+0.000354191*[.A31]^3" office:value-type="float" office:value="0.145095379609375">
            <text:p>0.14510</text:p>
          </table:table-cell>
          <table:table-cell table:formula="of:=0.14514-0.000103362*[.A31]+0.000340383*[.A31]^2-0.000450864*[.A31]^3+0.000182967*[.A31]^4" office:value-type="float" office:value="0.145108748964844">
            <text:p>0.14511</text:p>
          </table:table-cell>
          <table:table-cell table:formula="of:=0.145125+(0.0000398458)*[.A31]-(0.0000632759)*[.A31]^2+(0.0000151622)*[.A31]^3-(0.0000513776)*[.A31]^4+(0.0000426081)*[.A31]^5" office:value-type="float" office:value="0.145110148336426">
            <text:p>0.14511</text:p>
          </table:table-cell>
          <table:table-cell table:formula="of:=0.145143-0.000175895*[.A31]+0.000761068*[.A31]^2-0.00136935*[.A31]^3+0.00108631*[.A31]^4-0.000406313*[.A31]^5+(0.0000680184)*[.A31]^6" office:value-type="float" office:value="0.145109413037109">
            <text:p>0.14511</text:p>
          </table:table-cell>
          <table:table-cell table:formula="of:=2*[.$P$3]^2*[.$Q$3]^4*[.A31]^4*10^([.$T$4])/(45*[.$R$3]^3*[.$S$3]^5)" office:value-type="float" office:value="0.0416684881780136">
            <text:p>4.17E-02</text:p>
          </table:table-cell>
          <table:table-cell table:formula="of:=253.55-48.8666*[.A31]+47.0174*[.A31]^2-14.8131*[.A31]^3" office:value-type="float" office:value="236.9996015625">
            <text:p>237.00</text:p>
          </table:table-cell>
          <table:table-cell table:formula="of:=2*[.$P$3]^2*[.$Q$3]^4*[.A31]^4*10^([.$T$4])/(45*[.$R$3]^3*([.K31]/100)^5)" office:value-type="float" office:value="0.0443737234850081">
            <text:p>4.44E-02</text:p>
          </table:table-cell>
          <table:table-cell table:formula="of:=145.2-[.J31]" office:value-type="float" office:value="145.158331511822">
            <text:p>1.45E+02</text:p>
          </table:table-cell>
          <table:table-cell table:formula="of:=145.2-[.L31]" office:value-type="float" office:value="145.155626276515">
            <text:p>1.45E+02</text:p>
          </table:table-cell>
          <table:table-cell table:formula="of:=[.C31]-[.L31]" office:value-type="float" office:value="145.065626276515">
            <text:p>1.45E+02</text:p>
          </table:table-cell>
          <table:table-cell table:number-columns-repeated="12"/>
          <table:table-cell table:style-name="ce64" table:formula="of:=[.G31]*1000" office:value-type="float" office:value="145.108748964844">
            <text:p>145.11</text:p>
          </table:table-cell>
          <table:table-cell table:style-name="ce68" table:formula="of:=145.12+0.0670526*[.A31]-0.0556804*[.A31]^2-0.111639*[.A31]^3+0.0687962*[.A31]^4" office:value-type="float" office:value="145.066729675781">
            <text:p>145.07</text:p>
          </table:table-cell>
          <table:table-cell/>
          <table:table-cell table:style-name="ce64" table:formula="of:=-([.$AE$2]+[.$AF$2]*[.G31])/[.A31]" office:value-type="float" office:value="-6.91127889408182">
            <text:p>-6.91</text:p>
          </table:table-cell>
          <table:table-cell table:style-name="ce41" table:formula="of:=[.$AE$2]+[.$AF$2]*[.G31]+[.$AG$2]*EXP([.AE31])*[.A31]/[.G31]+[.$AH$2]*EXP(2*[.AE31])*[.G31]+([.$AI$2]+[.$AJ$2]*[.G31]+[.$AK$2]*[.G31]^2)*EXP(3*[.AE31])" office:value-type="float" office:value="8.63652315515185">
            <text:p>8.64</text:p>
          </table:table-cell>
          <table:table-cell table:style-name="ce68" table:formula="of:=[.$W$3]^2*([.$Q$3]*10^[.$Q$4])*[.AF31]/([.$P$3]^2*([.$R$3]*10^([.$R$4]))^2*[.AC31]*[.$V$3])" office:value-type="float" office:value="1.30757113531534">
            <text:p>1.31</text:p>
          </table:table-cell>
          <table:table-cell table:style-name="ce41"/>
          <table:table-cell table:style-name="ce64" table:formula="of:=-([.$AE$2]+[.$AF$2]*[.$G$3])/[.A31]" office:value-type="float" office:value="-6.90315379444582">
            <text:p>-6.90</text:p>
          </table:table-cell>
          <table:table-cell table:style-name="ce41" table:formula="of:=[.$AE$2]+[.$AF$2]*[.$G$3]+[.$AG$2]*EXP([.AI31])*[.A31]/[.$G$3]+[.$AH$2]*EXP(2*[.AI31])*[.$G$3]+([.$AI$2]+[.$AJ$2]*[.$G$3]+[.$AK$2]*[.$G$3]^2)*EXP(3*[.AI31])" office:value-type="float" office:value="8.6263677325913">
            <text:p>8.63</text:p>
          </table:table-cell>
          <table:table-cell table:style-name="ce68" table:formula="of:=[.$W$3]^2*([.$Q$3]*10^[.$Q$4])*[.AJ31]/([.$P$3]^2*([.$R$3]*10^([.$R$4]))^2*[.$AC$2]*[.$V$3])" office:value-type="float" office:value="1.30532655784192">
            <text:p>1.31</text:p>
          </table:table-cell>
          <table:table-cell table:number-columns-repeated="7"/>
          <table:table-cell office:value-type="float" office:value="1.2301">
            <text:p>1.2301</text:p>
          </table:table-cell>
          <table:table-cell table:formula="of:=0.14514-0.000103362*[.AS31]+0.000340383*[.AS31]^2-0.000450864*[.AS31]^3+0.000182967*[.AS31]^4" office:value-type="float" office:value="0.145107624220702">
            <text:p>0.14511</text:p>
          </table:table-cell>
          <table:table-cell office:value-type="float" office:value="8.6747">
            <text:p>8.6747</text:p>
          </table:table-cell>
          <table:table-cell table:formula="of:=-([.$AE$2]+[.$AF$2]*[.AT31])/[.AS31]" office:value-type="float" office:value="-7.02314173756981">
            <text:p>-7.0231</text:p>
          </table:table-cell>
          <table:table-cell table:formula="of:=[.$AE$2]+[.$AF$2]*[.AT31]+[.$AG$2]*EXP([.AV31])*[.AS31]/[.AT31]+[.$AH$2]*EXP(2*[.AV31])*[.AT31]+([.$AI$2]+[.$AJ$2]*[.AT31]+[.$AK$2]*[.AT31]^2)*EXP(3*[.AV31])" office:value-type="float" office:value="8.63679512856417">
            <text:p>8.6368</text:p>
          </table:table-cell>
          <table:table-cell/>
          <table:table-cell table:formula="of:=145.12+0.0670526*[.AS31]-0.0556804*[.AS31]^2-0.111639*[.AS31]^3+0.0687962*[.AS31]^4" office:value-type="float" office:value="145.067949349232">
            <text:p>145.0679</text:p>
          </table:table-cell>
          <table:table-cell table:formula="of:=-([.$AZ$9]+[.$BA$9]*[.AT31])/[.AS31]" office:value-type="float" office:value="-7.05869106247392">
            <text:p>-7.06E+00</text:p>
          </table:table-cell>
          <table:table-cell table:formula="of:=[.$AZ$9]+[.$BA$9]*[.AT31]+[.$BB$9]*EXP([.AZ31])*[.AS31]/[.AT31]+[.$BC$9]*EXP(2*[.AZ31])*[.AT31]+([.$BD$9]+[.$BE$9]*[.AT31]+[.$BF$9]*[.AT31]^2)*EXP(3*[.AZ31])" office:value-type="float" office:value="8.67959429621251">
            <text:p>8.6796</text:p>
          </table:table-cell>
          <table:table-cell table:formula="of:=[.$W$3]^2*([.$Q$3]*10^[.$Q$4])*[.BA31]/([.$P$3]^2*([.$R$3]*10^([.$R$4]))^2*[.AY31]*[.$V$3])" office:value-type="float" office:value="1.31408106533801">
            <text:p>1.3141</text:p>
          </table:table-cell>
          <table:table-cell/>
          <table:table-cell table:formula="of:=-([.$AZ$9]+[.$BA$9]*[.$AT$10])/[.AS31]" office:value-type="float" office:value="-7.05683193054733">
            <text:p>-7.06</text:p>
          </table:table-cell>
          <table:table-cell table:formula="of:=[.$AZ$9]+[.$BA$9]*[.$AT$10]+[.$BB$9]*EXP([.AZ31])*[.AS31]/[.$AT$10]+[.$BC$9]*EXP(2*[.AZ31])*[.$AT$10]+([.$BD$9]+[.$BE$9]*[.$AT$10]+[.$BF$9]*[.$AT$10]^2)*EXP(3*[.AZ31])" office:value-type="float" office:value="8.67732041531687">
            <text:p>8.6773</text:p>
          </table:table-cell>
          <table:table-cell table:number-columns-repeated="6"/>
          <table:table-cell table:formula="of:=-([.$BL$9]+[.$BM$9]*[.AT31])/[.AS31]" office:value-type="float" office:value="-6.81166716879589">
            <text:p>-6.81</text:p>
          </table:table-cell>
          <table:table-cell table:formula="of:=[.$BL$9]+[.$BM$9]*[.AT31]+[.$BN$9]*EXP([.BL31])*[.AS31]/[.AT31]+[.$BO$9]*EXP(2*[.BL31])*[.AT31]+([.$BP$9]+[.$BQ$9]*[.AT31]+[.$BR$9]*[.AT31]^2)*EXP(3*[.BL31])" office:value-type="float" office:value="8.37666789790526">
            <text:p>8.38</text:p>
          </table:table-cell>
          <table:table-cell table:number-columns-repeated="2"/>
          <table:table-cell office:value-type="float" office:value="1.2301">
            <text:p>1.2301</text:p>
          </table:table-cell>
          <table:table-cell office:value-type="float" office:value="0.14511">
            <text:p>0.1451</text:p>
          </table:table-cell>
          <table:table-cell office:value-type="float" office:value="8.29111475654779">
            <text:p>8.2911</text:p>
          </table:table-cell>
          <table:table-cell/>
          <table:table-cell table:formula="of:=[.$BL$7]+[.$BM$7]*[.AT31]+[.$BN$7]*EXP([.BL31])*[.AS31]/[.AT31]+[.$BO$7]*EXP(2*[.BL31])*[.AT31]+([.$BP$7]+[.$BQ$7]*[.AT31]+[.$BR$7]*[.AT31]^2)*EXP(3*[.BL31])" office:value-type="float" office:value="8.29048168393772">
            <text:p>8.29</text:p>
          </table:table-cell>
          <table:table-cell/>
        </table:table-row>
        <table:table-row table:style-name="ro1">
          <table:table-cell office:value-type="float" office:value="1.3">
            <text:p>1.30</text:p>
          </table:table-cell>
          <table:table-cell table:style-name="ce10" office:value-type="float" office:value="0.14511">
            <text:p>0.14511</text:p>
          </table:table-cell>
          <table:table-cell table:style-name="ce17" table:formula="of:=[.B32]*1000" office:value-type="float" office:value="145.11">
            <text:p>1.45E+02</text:p>
          </table:table-cell>
          <table:table-cell table:formula="of:=0.000205923*[.A32]+0.144983" office:value-type="float" office:value="0.1452506999">
            <text:p>0.14525</text:p>
          </table:table-cell>
          <table:table-cell table:formula="of:=0.14528-0.000553551*[.A32]+0.000345216*[.A32]^2" office:value-type="float" office:value="0.14514379874">
            <text:p>0.14514</text:p>
          </table:table-cell>
          <table:table-cell table:formula="of:=0.145054+0.000509199*[.A32]-0.000823615*[.A32]^2+0.000354191*[.A32]^3" office:value-type="float" office:value="0.145102206977">
            <text:p>0.14510</text:p>
          </table:table-cell>
          <table:table-cell table:formula="of:=0.14514-0.000103362*[.A32]+0.000340383*[.A32]^2-0.000450864*[.A32]^3+0.000182967*[.A32]^4" office:value-type="float" office:value="0.1451129005107">
            <text:p>0.14511</text:p>
          </table:table-cell>
          <table:table-cell table:formula="of:=0.145125+(0.0000398458)*[.A32]-(0.0000632759)*[.A32]^2+(0.0000151622)*[.A32]^3-(0.0000513776)*[.A32]^4+(0.0000426081)*[.A32]^5" office:value-type="float" office:value="0.145114635951773">
            <text:p>0.14511</text:p>
          </table:table-cell>
          <table:table-cell table:formula="of:=0.145143-0.000175895*[.A32]+0.000761068*[.A32]^2-0.00136935*[.A32]^3+0.00108631*[.A32]^4-0.000406313*[.A32]^5+(0.0000680184)*[.A32]^6" office:value-type="float" office:value="0.145114389559196">
            <text:p>0.14511</text:p>
          </table:table-cell>
          <table:table-cell table:formula="of:=2*[.$P$3]^2*[.$Q$3]^4*[.A32]^4*10^([.$T$4])/(45*[.$R$3]^3*[.$S$3]^5)" office:value-type="float" office:value="0.048746237577308">
            <text:p>4.87E-02</text:p>
          </table:table-cell>
          <table:table-cell table:formula="of:=253.55-48.8666*[.A32]+47.0174*[.A32]^2-14.8131*[.A32]^3" office:value-type="float" office:value="236.9384453">
            <text:p>236.94</text:p>
          </table:table-cell>
          <table:table-cell table:formula="of:=2*[.$P$3]^2*[.$Q$3]^4*[.A32]^4*10^([.$T$4])/(45*[.$R$3]^3*([.K32]/100)^5)" office:value-type="float" office:value="0.0519780086541524">
            <text:p>5.20E-02</text:p>
          </table:table-cell>
          <table:table-cell table:formula="of:=145.2-[.J32]" office:value-type="float" office:value="145.151253762423">
            <text:p>1.45E+02</text:p>
          </table:table-cell>
          <table:table-cell table:formula="of:=145.2-[.L32]" office:value-type="float" office:value="145.148021991346">
            <text:p>1.45E+02</text:p>
          </table:table-cell>
          <table:table-cell table:formula="of:=[.C32]-[.L32]" office:value-type="float" office:value="145.058021991346">
            <text:p>1.45E+02</text:p>
          </table:table-cell>
          <table:table-cell table:number-columns-repeated="12"/>
          <table:table-cell table:style-name="ce64" table:formula="of:=[.G32]*1000" office:value-type="float" office:value="145.1129005107">
            <text:p>145.11</text:p>
          </table:table-cell>
          <table:table-cell table:style-name="ce68" table:formula="of:=145.12+0.0670526*[.A32]-0.0556804*[.A32]^2-0.111639*[.A32]^3+0.0687962*[.A32]^4" office:value-type="float" office:value="145.06428644782">
            <text:p>145.06</text:p>
          </table:table-cell>
          <table:table-cell/>
          <table:table-cell table:style-name="ce64" table:formula="of:=-([.$AE$2]+[.$AF$2]*[.G32])/[.A32]" office:value-type="float" office:value="-6.64526730610897">
            <text:p>-6.65</text:p>
          </table:table-cell>
          <table:table-cell table:style-name="ce41" table:formula="of:=[.$AE$2]+[.$AF$2]*[.G32]+[.$AG$2]*EXP([.AE32])*[.A32]/[.G32]+[.$AH$2]*EXP(2*[.AE32])*[.G32]+([.$AI$2]+[.$AJ$2]*[.G32]+[.$AK$2]*[.G32]^2)*EXP(3*[.AE32])" office:value-type="float" office:value="8.63570628343321">
            <text:p>8.64</text:p>
          </table:table-cell>
          <table:table-cell table:style-name="ce68" table:formula="of:=[.$W$3]^2*([.$Q$3]*10^[.$Q$4])*[.AF32]/([.$P$3]^2*([.$R$3]*10^([.$R$4]))^2*[.AC32]*[.$V$3])" office:value-type="float" office:value="1.30746948132055">
            <text:p>1.31</text:p>
          </table:table-cell>
          <table:table-cell table:style-name="ce41"/>
          <table:table-cell table:style-name="ce64" table:formula="of:=-([.$AE$2]+[.$AF$2]*[.$G$3])/[.A32]" office:value-type="float" office:value="-6.63764787927482">
            <text:p>-6.64</text:p>
          </table:table-cell>
          <table:table-cell table:style-name="ce41" table:formula="of:=[.$AE$2]+[.$AF$2]*[.$G$3]+[.$AG$2]*EXP([.AI32])*[.A32]/[.$G$3]+[.$AH$2]*EXP(2*[.AI32])*[.$G$3]+([.$AI$2]+[.$AJ$2]*[.$G$3]+[.$AK$2]*[.$G$3]^2)*EXP(3*[.AI32])" office:value-type="float" office:value="8.62580713511275">
            <text:p>8.63</text:p>
          </table:table-cell>
          <table:table-cell table:style-name="ce68" table:formula="of:=[.$W$3]^2*([.$Q$3]*10^[.$Q$4])*[.AJ32]/([.$P$3]^2*([.$R$3]*10^([.$R$4]))^2*[.$AC$2]*[.$V$3])" office:value-type="float" office:value="1.30524172923274">
            <text:p>1.31</text:p>
          </table:table-cell>
          <table:table-cell table:number-columns-repeated="7"/>
          <table:table-cell office:value-type="float" office:value="1.24">
            <text:p>1.2400</text:p>
          </table:table-cell>
          <table:table-cell table:formula="of:=0.14514-0.000103362*[.AS32]+0.000340383*[.AS32]^2-0.000450864*[.AS32]^3+0.000182967*[.AS32]^4" office:value-type="float" office:value="0.14510814899669">
            <text:p>0.14511</text:p>
          </table:table-cell>
          <table:table-cell office:value-type="float" office:value="8.6739">
            <text:p>8.6739</text:p>
          </table:table-cell>
          <table:table-cell table:formula="of:=-([.$AE$2]+[.$AF$2]*[.AT32])/[.AS32]" office:value-type="float" office:value="-6.96704428114028">
            <text:p>-6.9670</text:p>
          </table:table-cell>
          <table:table-cell table:formula="of:=[.$AE$2]+[.$AF$2]*[.AT32]+[.$AG$2]*EXP([.AV32])*[.AS32]/[.AT32]+[.$AH$2]*EXP(2*[.AV32])*[.AT32]+([.$AI$2]+[.$AJ$2]*[.AT32]+[.$AK$2]*[.AT32]^2)*EXP(3*[.AV32])" office:value-type="float" office:value="8.63666293593682">
            <text:p>8.6367</text:p>
          </table:table-cell>
          <table:table-cell/>
          <table:table-cell table:formula="of:=145.12+0.0670526*[.AS32]-0.0556804*[.AS32]^2-0.111639*[.AS32]^3+0.0687962*[.AS32]^4" office:value-type="float" office:value="145.0673263669">
            <text:p>145.0673</text:p>
          </table:table-cell>
          <table:table-cell table:formula="of:=-([.$AZ$9]+[.$BA$9]*[.AT32])/[.AS32]" office:value-type="float" office:value="-7.00233120143095">
            <text:p>-7.00E+00</text:p>
          </table:table-cell>
          <table:table-cell table:formula="of:=[.$AZ$9]+[.$BA$9]*[.AT32]+[.$BB$9]*EXP([.AZ32])*[.AS32]/[.AT32]+[.$BC$9]*EXP(2*[.AZ32])*[.AT32]+([.$BD$9]+[.$BE$9]*[.AT32]+[.$BF$9]*[.AT32]^2)*EXP(3*[.AZ32])" office:value-type="float" office:value="8.67942433812795">
            <text:p>8.6794</text:p>
          </table:table-cell>
          <table:table-cell table:formula="of:=[.$W$3]^2*([.$Q$3]*10^[.$Q$4])*[.BA32]/([.$P$3]^2*([.$R$3]*10^([.$R$4]))^2*[.AY32]*[.$V$3])" office:value-type="float" office:value="1.31406097699662">
            <text:p>1.3141</text:p>
          </table:table-cell>
          <table:table-cell/>
          <table:table-cell table:formula="of:=-([.$AZ$9]+[.$BA$9]*[.$AT$10])/[.AS32]" office:value-type="float" office:value="-7.0004910949728">
            <text:p>-7</text:p>
          </table:table-cell>
          <table:table-cell table:formula="of:=[.$AZ$9]+[.$BA$9]*[.$AT$10]+[.$BB$9]*EXP([.AZ32])*[.AS32]/[.$AT$10]+[.$BC$9]*EXP(2*[.AZ32])*[.$AT$10]+([.$BD$9]+[.$BE$9]*[.$AT$10]+[.$BF$9]*[.$AT$10]^2)*EXP(3*[.AZ32])" office:value-type="float" office:value="8.67715690264336">
            <text:p>8.6772</text:p>
          </table:table-cell>
          <table:table-cell table:number-columns-repeated="6"/>
          <table:table-cell table:formula="of:=-([.$BL$9]+[.$BM$9]*[.AT32])/[.AS32]" office:value-type="float" office:value="-6.75725826233785">
            <text:p>-6.76</text:p>
          </table:table-cell>
          <table:table-cell table:formula="of:=[.$BL$9]+[.$BM$9]*[.AT32]+[.$BN$9]*EXP([.BL32])*[.AS32]/[.AT32]+[.$BO$9]*EXP(2*[.BL32])*[.AT32]+([.$BP$9]+[.$BQ$9]*[.AT32]+[.$BR$9]*[.AT32]^2)*EXP(3*[.BL32])" office:value-type="float" office:value="8.37654668186622">
            <text:p>8.38</text:p>
          </table:table-cell>
          <table:table-cell table:number-columns-repeated="2"/>
          <table:table-cell office:value-type="float" office:value="1.24">
            <text:p>1.2400</text:p>
          </table:table-cell>
          <table:table-cell office:value-type="float" office:value="0.14511">
            <text:p>0.1451</text:p>
          </table:table-cell>
          <table:table-cell office:value-type="float" office:value="8.29099128834346">
            <text:p>8.2910</text:p>
          </table:table-cell>
          <table:table-cell/>
          <table:table-cell table:formula="of:=[.$BL$7]+[.$BM$7]*[.AT32]+[.$BN$7]*EXP([.BL32])*[.AS32]/[.AT32]+[.$BO$7]*EXP(2*[.BL32])*[.AT32]+([.$BP$7]+[.$BQ$7]*[.AT32]+[.$BR$7]*[.AT32]^2)*EXP(3*[.BL32])" office:value-type="float" office:value="8.29036641155385">
            <text:p>8.29</text:p>
          </table:table-cell>
          <table:table-cell/>
        </table:table-row>
        <table:table-row table:style-name="ro1">
          <table:table-cell office:value-type="float" office:value="1.35">
            <text:p>1.35</text:p>
          </table:table-cell>
          <table:table-cell table:style-name="ce10" office:value-type="float" office:value="0.14512">
            <text:p>0.14512</text:p>
          </table:table-cell>
          <table:table-cell table:style-name="ce17" table:formula="of:=[.B33]*1000" office:value-type="float" office:value="145.12">
            <text:p>1.45E+02</text:p>
          </table:table-cell>
          <table:table-cell table:formula="of:=0.000205923*[.A33]+0.144983" office:value-type="float" office:value="0.14526099605">
            <text:p>0.14526</text:p>
          </table:table-cell>
          <table:table-cell table:formula="of:=0.14528-0.000553551*[.A33]+0.000345216*[.A33]^2" office:value-type="float" office:value="0.14516186231">
            <text:p>0.14516</text:p>
          </table:table-cell>
          <table:table-cell table:formula="of:=0.145054+0.000509199*[.A33]-0.000823615*[.A33]^2+0.000354191*[.A33]^3" office:value-type="float" office:value="0.145111822994125">
            <text:p>0.14511</text:p>
          </table:table-cell>
          <table:table-cell table:formula="of:=0.14514-0.000103362*[.A33]+0.000340383*[.A33]^2-0.000450864*[.A33]^3+0.000182967*[.A33]^4" office:value-type="float" office:value="0.145119240837544">
            <text:p>0.14512</text:p>
          </table:table-cell>
          <table:table-cell table:formula="of:=0.145125+(0.0000398458)*[.A33]-(0.0000632759)*[.A33]^2+(0.0000151622)*[.A33]^3-(0.0000513776)*[.A33]^4+(0.0000426081)*[.A33]^5" office:value-type="float" office:value="0.145121181325673">
            <text:p>0.14512</text:p>
          </table:table-cell>
          <table:table-cell table:formula="of:=0.145143-0.000175895*[.A33]+0.000761068*[.A33]^2-0.00136935*[.A33]^3+0.00108631*[.A33]^4-0.000406313*[.A33]^5+(0.0000680184)*[.A33]^6" office:value-type="float" office:value="0.14512148370305">
            <text:p>0.14512</text:p>
          </table:table-cell>
          <table:table-cell table:formula="of:=2*[.$P$3]^2*[.$Q$3]^4*[.A33]^4*10^([.$T$4])/(45*[.$R$3]^3*[.$S$3]^5)" office:value-type="float" office:value="0.056689518146078">
            <text:p>5.67E-02</text:p>
          </table:table-cell>
          <table:table-cell table:formula="of:=253.55-48.8666*[.A33]+47.0174*[.A33]^2-14.8131*[.A33]^3" office:value-type="float" office:value="236.8235205875">
            <text:p>236.82</text:p>
          </table:table-cell>
          <table:table-cell table:formula="of:=2*[.$P$3]^2*[.$Q$3]^4*[.A33]^4*10^([.$T$4])/(45*[.$R$3]^3*([.K33]/100)^5)" office:value-type="float" office:value="0.0605947236493797">
            <text:p>6.06E-02</text:p>
          </table:table-cell>
          <table:table-cell table:formula="of:=145.2-[.J33]" office:value-type="float" office:value="145.143310481854">
            <text:p>1.45E+02</text:p>
          </table:table-cell>
          <table:table-cell table:formula="of:=145.2-[.L33]" office:value-type="float" office:value="145.139405276351">
            <text:p>1.45E+02</text:p>
          </table:table-cell>
          <table:table-cell table:formula="of:=[.C33]-[.L33]" office:value-type="float" office:value="145.059405276351">
            <text:p>1.45E+02</text:p>
          </table:table-cell>
          <table:table-cell table:number-columns-repeated="12"/>
          <table:table-cell table:style-name="ce64" table:formula="of:=[.G33]*1000" office:value-type="float" office:value="145.119240837544">
            <text:p>145.12</text:p>
          </table:table-cell>
          <table:table-cell table:style-name="ce68" table:formula="of:=145.12+0.0670526*[.A33]-0.0556804*[.A33]^2-0.111639*[.A33]^3+0.0687962*[.A33]^4" office:value-type="float" office:value="145.062876684651">
            <text:p>145.06</text:p>
          </table:table-cell>
          <table:table-cell/>
          <table:table-cell table:style-name="ce64" table:formula="of:=-([.$AE$2]+[.$AF$2]*[.G33])/[.A33]" office:value-type="float" office:value="-6.39886220947649">
            <text:p>-6.40</text:p>
          </table:table-cell>
          <table:table-cell table:style-name="ce41" table:formula="of:=[.$AE$2]+[.$AF$2]*[.G33]+[.$AG$2]*EXP([.AE33])*[.A33]/[.G33]+[.$AH$2]*EXP(2*[.AE33])*[.G33]+([.$AI$2]+[.$AJ$2]*[.G33]+[.$AK$2]*[.G33]^2)*EXP(3*[.AE33])" office:value-type="float" office:value="8.63458085773779">
            <text:p>8.63</text:p>
          </table:table-cell>
          <table:table-cell table:style-name="ce68" table:formula="of:=[.$W$3]^2*([.$Q$3]*10^[.$Q$4])*[.AF33]/([.$P$3]^2*([.$R$3]*10^([.$R$4]))^2*[.AC33]*[.$V$3])" office:value-type="float" office:value="1.30731179351341">
            <text:p>1.31</text:p>
          </table:table-cell>
          <table:table-cell table:style-name="ce41"/>
          <table:table-cell table:style-name="ce64" table:formula="of:=-([.$AE$2]+[.$AF$2]*[.$G$3])/[.A33]" office:value-type="float" office:value="-6.39180906893131">
            <text:p>-6.39</text:p>
          </table:table-cell>
          <table:table-cell table:style-name="ce41" table:formula="of:=[.$AE$2]+[.$AF$2]*[.$G$3]+[.$AG$2]*EXP([.AI33])*[.A33]/[.$G$3]+[.$AH$2]*EXP(2*[.AI33])*[.$G$3]+([.$AI$2]+[.$AJ$2]*[.$G$3]+[.$AK$2]*[.$G$3]^2)*EXP(3*[.AI33])" office:value-type="float" office:value="8.62506938540426">
            <text:p>8.63</text:p>
          </table:table-cell>
          <table:table-cell table:style-name="ce68" table:formula="of:=[.$W$3]^2*([.$Q$3]*10^[.$Q$4])*[.AJ33]/([.$P$3]^2*([.$R$3]*10^([.$R$4]))^2*[.$AC$2]*[.$V$3])" office:value-type="float" office:value="1.30513009426454">
            <text:p>1.31</text:p>
          </table:table-cell>
          <table:table-cell table:number-columns-repeated="7"/>
          <table:table-cell office:value-type="float" office:value="1.2502">
            <text:p>1.2502</text:p>
          </table:table-cell>
          <table:table-cell table:formula="of:=0.14514-0.000103362*[.AS33]+0.000340383*[.AS33]^2-0.000450864*[.AS33]^3+0.000182967*[.AS33]^4" office:value-type="float" office:value="0.145108761699483">
            <text:p>0.14511</text:p>
          </table:table-cell>
          <table:table-cell office:value-type="float" office:value="8.6763">
            <text:p>8.6763</text:p>
          </table:table-cell>
          <table:table-cell table:formula="of:=-([.$AE$2]+[.$AF$2]*[.AT33])/[.AS33]" office:value-type="float" office:value="-6.91017265022113">
            <text:p>-6.9102</text:p>
          </table:table-cell>
          <table:table-cell table:formula="of:=[.$AE$2]+[.$AF$2]*[.AT33]+[.$AG$2]*EXP([.AV33])*[.AS33]/[.AT33]+[.$AH$2]*EXP(2*[.AV33])*[.AT33]+([.$AI$2]+[.$AJ$2]*[.AT33]+[.$AK$2]*[.AT33]^2)*EXP(3*[.AV33])" office:value-type="float" office:value="8.63652029195843">
            <text:p>8.6365</text:p>
          </table:table-cell>
          <table:table-cell/>
          <table:table-cell table:formula="of:=145.12+0.0670526*[.AS33]-0.0556804*[.AS33]^2-0.111639*[.AS33]^3+0.0687962*[.AS33]^4" office:value-type="float" office:value="145.066718085429">
            <text:p>145.0667</text:p>
          </table:table-cell>
          <table:table-cell table:formula="of:=-([.$AZ$9]+[.$BA$9]*[.AT33])/[.AS33]" office:value-type="float" office:value="-6.94519647628394">
            <text:p>-6.95E+00</text:p>
          </table:table-cell>
          <table:table-cell table:formula="of:=[.$AZ$9]+[.$BA$9]*[.AT33]+[.$BB$9]*EXP([.AZ33])*[.AS33]/[.AT33]+[.$BC$9]*EXP(2*[.AZ33])*[.AT33]+([.$BD$9]+[.$BE$9]*[.AT33]+[.$BF$9]*[.AT33]^2)*EXP(3*[.AZ33])" office:value-type="float" office:value="8.67924316272573">
            <text:p>8.6792</text:p>
          </table:table-cell>
          <table:table-cell table:formula="of:=[.$W$3]^2*([.$Q$3]*10^[.$Q$4])*[.BA33]/([.$P$3]^2*([.$R$3]*10^([.$R$4]))^2*[.AY33]*[.$V$3])" office:value-type="float" office:value="1.3140390570156">
            <text:p>1.3140</text:p>
          </table:table-cell>
          <table:table-cell/>
          <table:table-cell table:formula="of:=-([.$AZ$9]+[.$BA$9]*[.$AT$10])/[.AS33]" office:value-type="float" office:value="-6.94337622601685">
            <text:p>-6.94</text:p>
          </table:table-cell>
          <table:table-cell table:formula="of:=[.$AZ$9]+[.$BA$9]*[.$AT$10]+[.$BB$9]*EXP([.AZ33])*[.AS33]/[.$AT$10]+[.$BC$9]*EXP(2*[.AZ33])*[.$AT$10]+([.$BD$9]+[.$BE$9]*[.$AT$10]+[.$BF$9]*[.$AT$10]^2)*EXP(3*[.AZ33])" office:value-type="float" office:value="8.67698320402391">
            <text:p>8.6770</text:p>
          </table:table-cell>
          <table:table-cell table:number-columns-repeated="6"/>
          <table:table-cell table:formula="of:=-([.$BL$9]+[.$BM$9]*[.AT33])/[.AS33]" office:value-type="float" office:value="-6.70209840174456">
            <text:p>-6.7</text:p>
          </table:table-cell>
          <table:table-cell table:formula="of:=[.$BL$9]+[.$BM$9]*[.AT33]+[.$BN$9]*EXP([.BL33])*[.AS33]/[.AT33]+[.$BO$9]*EXP(2*[.BL33])*[.AT33]+([.$BP$9]+[.$BQ$9]*[.AT33]+[.$BR$9]*[.AT33]^2)*EXP(3*[.BL33])" office:value-type="float" office:value="8.37641384745801">
            <text:p>8.38</text:p>
          </table:table-cell>
          <table:table-cell table:number-columns-repeated="2"/>
          <table:table-cell office:value-type="float" office:value="1.2502">
            <text:p>1.2502</text:p>
          </table:table-cell>
          <table:table-cell office:value-type="float" office:value="0.14511">
            <text:p>0.1451</text:p>
          </table:table-cell>
          <table:table-cell office:value-type="float" office:value="8.29085476483015">
            <text:p>8.2909</text:p>
          </table:table-cell>
          <table:table-cell/>
          <table:table-cell table:formula="of:=[.$BL$7]+[.$BM$7]*[.AT33]+[.$BN$7]*EXP([.BL33])*[.AS33]/[.AT33]+[.$BO$7]*EXP(2*[.BL33])*[.AT33]+([.$BP$7]+[.$BQ$7]*[.AT33]+[.$BR$7]*[.AT33]^2)*EXP(3*[.BL33])" office:value-type="float" office:value="8.29024006079505">
            <text:p>8.29</text:p>
          </table:table-cell>
          <table:table-cell/>
        </table:table-row>
        <table:table-row table:style-name="ro1">
          <table:table-cell office:value-type="float" office:value="1.4">
            <text:p>1.40</text:p>
          </table:table-cell>
          <table:table-cell table:style-name="ce10" office:value-type="float" office:value="0.14513">
            <text:p>0.14513</text:p>
          </table:table-cell>
          <table:table-cell table:style-name="ce17" table:formula="of:=[.B34]*1000" office:value-type="float" office:value="145.13">
            <text:p>1.45E+02</text:p>
          </table:table-cell>
          <table:table-cell table:formula="of:=0.000205923*[.A34]+0.144983" office:value-type="float" office:value="0.1452712922">
            <text:p>0.14527</text:p>
          </table:table-cell>
          <table:table-cell table:formula="of:=0.14528-0.000553551*[.A34]+0.000345216*[.A34]^2" office:value-type="float" office:value="0.14518165196">
            <text:p>0.14518</text:p>
          </table:table-cell>
          <table:table-cell table:formula="of:=0.145054+0.000509199*[.A34]-0.000823615*[.A34]^2+0.000354191*[.A34]^3" office:value-type="float" office:value="0.145124493304">
            <text:p>0.14512</text:p>
          </table:table-cell>
          <table:table-cell table:formula="of:=0.14514-0.000103362*[.A34]+0.000340383*[.A34]^2-0.000450864*[.A34]^3+0.000182967*[.A34]^4" office:value-type="float" office:value="0.1451281590912">
            <text:p>0.14513</text:p>
          </table:table-cell>
          <table:table-cell table:formula="of:=0.145125+(0.0000398458)*[.A34]-(0.0000632759)*[.A34]^2+(0.0000151622)*[.A34]^3-(0.0000513776)*[.A34]^4+(0.0000426081)*[.A34]^5" office:value-type="float" office:value="0.145130152832384">
            <text:p>0.14513</text:p>
          </table:table-cell>
          <table:table-cell table:formula="of:=0.145143-0.000175895*[.A34]+0.000761068*[.A34]^2-0.00136935*[.A34]^3+0.00108631*[.A34]^4-0.000406313*[.A34]^5+(0.0000680184)*[.A34]^6" office:value-type="float" office:value="0.145131010538342">
            <text:p>0.14513</text:p>
          </table:table-cell>
          <table:table-cell table:formula="of:=2*[.$P$3]^2*[.$Q$3]^4*[.A34]^4*10^([.$T$4])/(45*[.$R$3]^3*[.$S$3]^5)" office:value-type="float" office:value="0.0655661728500355">
            <text:p>6.56E-02</text:p>
          </table:table-cell>
          <table:table-cell table:formula="of:=253.55-48.8666*[.A34]+47.0174*[.A34]^2-14.8131*[.A34]^3" office:value-type="float" office:value="236.6437176">
            <text:p>236.64</text:p>
          </table:table-cell>
          <table:table-cell table:formula="of:=2*[.$P$3]^2*[.$Q$3]^4*[.A34]^4*10^([.$T$4])/(45*[.$R$3]^3*([.K34]/100)^5)" office:value-type="float" office:value="0.070349521230298">
            <text:p>7.03E-02</text:p>
          </table:table-cell>
          <table:table-cell table:formula="of:=145.2-[.J34]" office:value-type="float" office:value="145.13443382715">
            <text:p>1.45E+02</text:p>
          </table:table-cell>
          <table:table-cell table:formula="of:=145.2-[.L34]" office:value-type="float" office:value="145.12965047877">
            <text:p>1.45E+02</text:p>
          </table:table-cell>
          <table:table-cell table:formula="of:=[.C34]-[.L34]" office:value-type="float" office:value="145.05965047877">
            <text:p>1.45E+02</text:p>
          </table:table-cell>
          <table:table-cell table:number-columns-repeated="12"/>
          <table:table-cell table:style-name="ce64" table:formula="of:=[.G34]*1000" office:value-type="float" office:value="145.1281590912">
            <text:p>145.13</text:p>
          </table:table-cell>
          <table:table-cell table:style-name="ce68" table:formula="of:=145.12+0.0670526*[.A34]-0.0556804*[.A34]^2-0.111639*[.A34]^3+0.0687962*[.A34]^4" office:value-type="float" office:value="145.06269012192">
            <text:p>145.06</text:p>
          </table:table-cell>
          <table:table-cell/>
          <table:table-cell table:style-name="ce64" table:formula="of:=-([.$AE$2]+[.$AF$2]*[.G34])/[.A34]" office:value-type="float" office:value="-6.16994609529636">
            <text:p>-6.17</text:p>
          </table:table-cell>
          <table:table-cell table:style-name="ce41" table:formula="of:=[.$AE$2]+[.$AF$2]*[.G34]+[.$AG$2]*EXP([.AE34])*[.A34]/[.G34]+[.$AH$2]*EXP(2*[.AE34])*[.G34]+([.$AI$2]+[.$AJ$2]*[.G34]+[.$AK$2]*[.G34]^2)*EXP(3*[.AE34])" office:value-type="float" office:value="8.6328565271688">
            <text:p>8.63</text:p>
          </table:table-cell>
          <table:table-cell table:style-name="ce68" table:formula="of:=[.$W$3]^2*([.$Q$3]*10^[.$Q$4])*[.AF34]/([.$P$3]^2*([.$R$3]*10^([.$R$4]))^2*[.AC34]*[.$V$3])" office:value-type="float" office:value="1.30705240360215">
            <text:p>1.31</text:p>
          </table:table-cell>
          <table:table-cell table:style-name="ce41"/>
          <table:table-cell table:style-name="ce64" table:formula="of:=-([.$AE$2]+[.$AF$2]*[.$G$3])/[.A34]" office:value-type="float" office:value="-6.16353017361234">
            <text:p>-6.16</text:p>
          </table:table-cell>
          <table:table-cell table:style-name="ce41" table:formula="of:=[.$AE$2]+[.$AF$2]*[.$G$3]+[.$AG$2]*EXP([.AI34])*[.A34]/[.$G$3]+[.$AH$2]*EXP(2*[.AI34])*[.$G$3]+([.$AI$2]+[.$AJ$2]*[.$G$3]+[.$AK$2]*[.$G$3]^2)*EXP(3*[.AI34])" office:value-type="float" office:value="8.62388363028302">
            <text:p>8.62</text:p>
          </table:table-cell>
          <table:table-cell table:style-name="ce68" table:formula="of:=[.$W$3]^2*([.$Q$3]*10^[.$Q$4])*[.AJ34]/([.$P$3]^2*([.$R$3]*10^([.$R$4]))^2*[.$AC$2]*[.$V$3])" office:value-type="float" office:value="1.30495066791746">
            <text:p>1.30</text:p>
          </table:table-cell>
          <table:table-cell table:number-columns-repeated="7"/>
          <table:table-cell office:value-type="float" office:value="1.2601">
            <text:p>1.2601</text:p>
          </table:table-cell>
          <table:table-cell table:formula="of:=0.14514-0.000103362*[.AS34]+0.000340383*[.AS34]^2-0.000450864*[.AS34]^3+0.000182967*[.AS34]^4" office:value-type="float" office:value="0.145109429036101">
            <text:p>0.14511</text:p>
          </table:table-cell>
          <table:table-cell office:value-type="float" office:value="8.6787">
            <text:p>8.6787</text:p>
          </table:table-cell>
          <table:table-cell table:formula="of:=-([.$AE$2]+[.$AF$2]*[.AT34])/[.AS34]" office:value-type="float" office:value="-6.85585071128932">
            <text:p>-6.8559</text:p>
          </table:table-cell>
          <table:table-cell table:formula="of:=[.$AE$2]+[.$AF$2]*[.AT34]+[.$AG$2]*EXP([.AV34])*[.AS34]/[.AT34]+[.$AH$2]*EXP(2*[.AV34])*[.AT34]+([.$AI$2]+[.$AJ$2]*[.AT34]+[.$AK$2]*[.AT34]^2)*EXP(3*[.AV34])" office:value-type="float" office:value="8.63637505092255">
            <text:p>8.6364</text:p>
          </table:table-cell>
          <table:table-cell/>
          <table:table-cell table:formula="of:=145.12+0.0670526*[.AS34]-0.0556804*[.AS34]^2-0.111639*[.AS34]^3+0.0687962*[.AS34]^4" office:value-type="float" office:value="145.066161665044">
            <text:p>145.0662</text:p>
          </table:table-cell>
          <table:table-cell table:formula="of:=-([.$AZ$9]+[.$BA$9]*[.AT34])/[.AS34]" office:value-type="float" office:value="-6.890626172208">
            <text:p>-6.89E+00</text:p>
          </table:table-cell>
          <table:table-cell table:formula="of:=[.$AZ$9]+[.$BA$9]*[.AT34]+[.$BB$9]*EXP([.AZ34])*[.AS34]/[.AT34]+[.$BC$9]*EXP(2*[.AZ34])*[.AT34]+([.$BD$9]+[.$BE$9]*[.AT34]+[.$BF$9]*[.AT34]^2)*EXP(3*[.AZ34])" office:value-type="float" office:value="8.67906099172047">
            <text:p>8.6791</text:p>
          </table:table-cell>
          <table:table-cell table:formula="of:=[.$W$3]^2*([.$Q$3]*10^[.$Q$4])*[.BA34]/([.$P$3]^2*([.$R$3]*10^([.$R$4]))^2*[.AY34]*[.$V$3])" office:value-type="float" office:value="1.31401651635516">
            <text:p>1.3140</text:p>
          </table:table-cell>
          <table:table-cell/>
          <table:table-cell table:formula="of:=-([.$AZ$9]+[.$BA$9]*[.$AT$10])/[.AS34]" office:value-type="float" office:value="-6.8888254565243">
            <text:p>-6.89</text:p>
          </table:table-cell>
          <table:table-cell table:formula="of:=[.$AZ$9]+[.$BA$9]*[.$AT$10]+[.$BB$9]*EXP([.AZ34])*[.AS34]/[.$AT$10]+[.$BC$9]*EXP(2*[.AZ34])*[.$AT$10]+([.$BD$9]+[.$BE$9]*[.$AT$10]+[.$BF$9]*[.$AT$10]^2)*EXP(3*[.AZ34])" office:value-type="float" office:value="8.67680913963614">
            <text:p>8.6768</text:p>
          </table:table-cell>
          <table:table-cell table:number-columns-repeated="6"/>
          <table:table-cell table:formula="of:=-([.$BL$9]+[.$BM$9]*[.AT34])/[.AS34]" office:value-type="float" office:value="-6.64941140776951">
            <text:p>-6.65</text:p>
          </table:table-cell>
          <table:table-cell table:formula="of:=[.$BL$9]+[.$BM$9]*[.AT34]+[.$BN$9]*EXP([.BL34])*[.AS34]/[.AT34]+[.$BO$9]*EXP(2*[.BL34])*[.AT34]+([.$BP$9]+[.$BQ$9]*[.AT34]+[.$BR$9]*[.AT34]^2)*EXP(3*[.BL34])" office:value-type="float" office:value="8.37627598777251">
            <text:p>8.38</text:p>
          </table:table-cell>
          <table:table-cell table:number-columns-repeated="2"/>
          <table:table-cell office:value-type="float" office:value="1.2601">
            <text:p>1.2601</text:p>
          </table:table-cell>
          <table:table-cell office:value-type="float" office:value="0.14511">
            <text:p>0.1451</text:p>
          </table:table-cell>
          <table:table-cell office:value-type="float" office:value="8.29071164313934">
            <text:p>8.2907</text:p>
          </table:table-cell>
          <table:table-cell/>
          <table:table-cell table:formula="of:=[.$BL$7]+[.$BM$7]*[.AT34]+[.$BN$7]*EXP([.BL34])*[.AS34]/[.AT34]+[.$BO$7]*EXP(2*[.BL34])*[.AT34]+([.$BP$7]+[.$BQ$7]*[.AT34]+[.$BR$7]*[.AT34]^2)*EXP(3*[.BL34])" office:value-type="float" office:value="8.29010885485665">
            <text:p>8.29</text:p>
          </table:table-cell>
          <table:table-cell/>
        </table:table-row>
        <table:table-row table:style-name="ro1">
          <table:table-cell office:value-type="float" office:value="1.45">
            <text:p>1.45</text:p>
          </table:table-cell>
          <table:table-cell table:style-name="ce10" office:value-type="float" office:value="0.14514">
            <text:p>0.14514</text:p>
          </table:table-cell>
          <table:table-cell table:style-name="ce17" table:formula="of:=[.B35]*1000" office:value-type="float" office:value="145.14">
            <text:p>1.45E+02</text:p>
          </table:table-cell>
          <table:table-cell table:formula="of:=0.000205923*[.A35]+0.144983" office:value-type="float" office:value="0.14528158835">
            <text:p>0.14528</text:p>
          </table:table-cell>
          <table:table-cell table:formula="of:=0.14528-0.000553551*[.A35]+0.000345216*[.A35]^2" office:value-type="float" office:value="0.14520316769">
            <text:p>0.14520</text:p>
          </table:table-cell>
          <table:table-cell table:formula="of:=0.145054+0.000509199*[.A35]-0.000823615*[.A35]^2+0.000354191*[.A35]^3" office:value-type="float" office:value="0.145140483549875">
            <text:p>0.14514</text:p>
          </table:table-cell>
          <table:table-cell table:formula="of:=0.14514-0.000103362*[.A35]+0.000340383*[.A35]^2-0.000450864*[.A35]^3+0.000182967*[.A35]^4" office:value-type="float" office:value="0.145140071862544">
            <text:p>0.14514</text:p>
          </table:table-cell>
          <table:table-cell table:formula="of:=0.145125+(0.0000398458)*[.A35]-(0.0000632759)*[.A35]^2+(0.0000151622)*[.A35]^3-(0.0000513776)*[.A35]^4+(0.0000426081)*[.A35]^5" office:value-type="float" office:value="0.145141954280223">
            <text:p>0.14514</text:p>
          </table:table-cell>
          <table:table-cell table:formula="of:=0.145143-0.000175895*[.A35]+0.000761068*[.A35]^2-0.00136935*[.A35]^3+0.00108631*[.A35]^4-0.000406313*[.A35]^5+(0.0000680184)*[.A35]^6" office:value-type="float" office:value="0.145143315734818">
            <text:p>0.14514</text:p>
          </table:table-cell>
          <table:table-cell table:formula="of:=2*[.$P$3]^2*[.$Q$3]^4*[.A35]^4*10^([.$T$4])/(45*[.$R$3]^3*[.$S$3]^5)" office:value-type="float" office:value="0.0754466047668061">
            <text:p>7.54E-02</text:p>
          </table:table-cell>
          <table:table-cell table:formula="of:=253.55-48.8666*[.A35]+47.0174*[.A35]^2-14.8131*[.A35]^3" office:value-type="float" office:value="236.3879265125">
            <text:p>236.39</text:p>
          </table:table-cell>
          <table:table-cell table:formula="of:=2*[.$P$3]^2*[.$Q$3]^4*[.A35]^4*10^([.$T$4])/(45*[.$R$3]^3*([.K35]/100)^5)" office:value-type="float" office:value="0.0813897009791655">
            <text:p>8.14E-02</text:p>
          </table:table-cell>
          <table:table-cell table:formula="of:=145.2-[.J35]" office:value-type="float" office:value="145.124553395233">
            <text:p>1.45E+02</text:p>
          </table:table-cell>
          <table:table-cell table:formula="of:=145.2-[.L35]" office:value-type="float" office:value="145.118610299021">
            <text:p>1.45E+02</text:p>
          </table:table-cell>
          <table:table-cell table:formula="of:=[.C35]-[.L35]" office:value-type="float" office:value="145.058610299021">
            <text:p>1.45E+02</text:p>
          </table:table-cell>
          <table:table-cell table:number-columns-repeated="12"/>
          <table:table-cell table:style-name="ce64" table:formula="of:=[.G35]*1000" office:value-type="float" office:value="145.140071862544">
            <text:p>145.14</text:p>
          </table:table-cell>
          <table:table-cell table:style-name="ce68" table:formula="of:=145.12+0.0670526*[.A35]-0.0556804*[.A35]^2-0.111639*[.A35]^3+0.0687962*[.A35]^4" office:value-type="float" office:value="145.063926814701">
            <text:p>145.06</text:p>
          </table:table-cell>
          <table:table-cell/>
          <table:table-cell table:style-name="ce64" table:formula="of:=-([.$AE$2]+[.$AF$2]*[.G35])/[.A35]" office:value-type="float" office:value="-5.95669237997374">
            <text:p>-5.96</text:p>
          </table:table-cell>
          <table:table-cell table:style-name="ce41" table:formula="of:=[.$AE$2]+[.$AF$2]*[.G35]+[.$AG$2]*EXP([.AE35])*[.A35]/[.G35]+[.$AH$2]*EXP(2*[.AE35])*[.G35]+([.$AI$2]+[.$AJ$2]*[.G35]+[.$AK$2]*[.G35]^2)*EXP(3*[.AE35])" office:value-type="float" office:value="8.62997610083416">
            <text:p>8.63</text:p>
          </table:table-cell>
          <table:table-cell table:style-name="ce68" table:formula="of:=[.$W$3]^2*([.$Q$3]*10^[.$Q$4])*[.AF35]/([.$P$3]^2*([.$R$3]*10^([.$R$4]))^2*[.AC35]*[.$V$3])" office:value-type="float" office:value="1.30660515529164">
            <text:p>1.31</text:p>
          </table:table-cell>
          <table:table-cell table:style-name="ce41"/>
          <table:table-cell table:style-name="ce64" table:formula="of:=-([.$AE$2]+[.$AF$2]*[.$G$3])/[.A35]" office:value-type="float" office:value="-5.95099465038432">
            <text:p>-5.95</text:p>
          </table:table-cell>
          <table:table-cell table:style-name="ce41" table:formula="of:=[.$AE$2]+[.$AF$2]*[.$G$3]+[.$AG$2]*EXP([.AI35])*[.A35]/[.$G$3]+[.$AH$2]*EXP(2*[.AI35])*[.$G$3]+([.$AI$2]+[.$AJ$2]*[.$G$3]+[.$AK$2]*[.$G$3]^2)*EXP(3*[.AI35])" office:value-type="float" office:value="8.6217120796477">
            <text:p>8.62</text:p>
          </table:table-cell>
          <table:table-cell table:style-name="ce68" table:formula="of:=[.$W$3]^2*([.$Q$3]*10^[.$Q$4])*[.AJ35]/([.$P$3]^2*([.$R$3]*10^([.$R$4]))^2*[.$AC$2]*[.$V$3])" office:value-type="float" office:value="1.3046220727539">
            <text:p>1.30</text:p>
          </table:table-cell>
          <table:table-cell table:number-columns-repeated="7"/>
          <table:table-cell office:value-type="float" office:value="1.27">
            <text:p>1.2700</text:p>
          </table:table-cell>
          <table:table-cell table:formula="of:=0.14514-0.000103362*[.AS35]+0.000340383*[.AS35]^2-0.000450864*[.AS35]^3+0.000182967*[.AS35]^4" office:value-type="float" office:value="0.145110170693086">
            <text:p>0.14511</text:p>
          </table:table-cell>
          <table:table-cell office:value-type="float" office:value="8.6748">
            <text:p>8.6748</text:p>
          </table:table-cell>
          <table:table-cell table:formula="of:=-([.$AE$2]+[.$AF$2]*[.AT35])/[.AS35]" office:value-type="float" office:value="-6.80237214155695">
            <text:p>-6.8024</text:p>
          </table:table-cell>
          <table:table-cell table:formula="of:=[.$AE$2]+[.$AF$2]*[.AT35]+[.$AG$2]*EXP([.AV35])*[.AS35]/[.AT35]+[.$AH$2]*EXP(2*[.AV35])*[.AT35]+([.$AI$2]+[.$AJ$2]*[.AT35]+[.$AK$2]*[.AT35]^2)*EXP(3*[.AV35])" office:value-type="float" office:value="8.63622246538566">
            <text:p>8.6362</text:p>
          </table:table-cell>
          <table:table-cell/>
          <table:table-cell table:formula="of:=145.12+0.0670526*[.AS35]-0.0556804*[.AS35]^2-0.111639*[.AS35]^3+0.0687962*[.AS35]^4" office:value-type="float" office:value="145.065640082615">
            <text:p>145.0656</text:p>
          </table:table-cell>
          <table:table-cell table:formula="of:=-([.$AZ$9]+[.$BA$9]*[.AT35])/[.AS35]" office:value-type="float" office:value="-6.83690607091859">
            <text:p>-6.84E+00</text:p>
          </table:table-cell>
          <table:table-cell table:formula="of:=[.$AZ$9]+[.$BA$9]*[.AT35]+[.$BB$9]*EXP([.AZ35])*[.AS35]/[.AT35]+[.$BC$9]*EXP(2*[.AZ35])*[.AT35]+([.$BD$9]+[.$BE$9]*[.AT35]+[.$BF$9]*[.AT35]^2)*EXP(3*[.AZ35])" office:value-type="float" office:value="8.67887205120494">
            <text:p>8.6789</text:p>
          </table:table-cell>
          <table:table-cell table:formula="of:=[.$W$3]^2*([.$Q$3]*10^[.$Q$4])*[.BA35]/([.$P$3]^2*([.$R$3]*10^([.$R$4]))^2*[.AY35]*[.$V$3])" office:value-type="float" office:value="1.31399263504939">
            <text:p>1.3140</text:p>
          </table:table-cell>
          <table:table-cell/>
          <table:table-cell table:formula="of:=-([.$AZ$9]+[.$BA$9]*[.$AT$10])/[.AS35]" office:value-type="float" office:value="-6.83512516359548">
            <text:p>-6.84</text:p>
          </table:table-cell>
          <table:table-cell table:formula="of:=[.$AZ$9]+[.$BA$9]*[.$AT$10]+[.$BB$9]*EXP([.AZ35])*[.AS35]/[.$AT$10]+[.$BC$9]*EXP(2*[.AZ35])*[.$AT$10]+([.$BD$9]+[.$BE$9]*[.$AT$10]+[.$BF$9]*[.$AT$10]^2)*EXP(3*[.AZ35])" office:value-type="float" office:value="8.67662918178565">
            <text:p>8.6766</text:p>
          </table:table-cell>
          <table:table-cell table:number-columns-repeated="6"/>
          <table:table-cell table:formula="of:=-([.$BL$9]+[.$BM$9]*[.AT35])/[.AS35]" office:value-type="float" office:value="-6.59754231602008">
            <text:p>-6.6</text:p>
          </table:table-cell>
          <table:table-cell table:formula="of:=[.$BL$9]+[.$BM$9]*[.AT35]+[.$BN$9]*EXP([.BL35])*[.AS35]/[.AT35]+[.$BO$9]*EXP(2*[.BL35])*[.AT35]+([.$BP$9]+[.$BQ$9]*[.AT35]+[.$BR$9]*[.AT35]^2)*EXP(3*[.BL35])" office:value-type="float" office:value="8.37612788732068">
            <text:p>8.38</text:p>
          </table:table-cell>
          <table:table-cell table:number-columns-repeated="2"/>
          <table:table-cell office:value-type="float" office:value="1.27">
            <text:p>1.2700</text:p>
          </table:table-cell>
          <table:table-cell office:value-type="float" office:value="0.14511">
            <text:p>0.1451</text:p>
          </table:table-cell>
          <table:table-cell office:value-type="float" office:value="8.29055622442465">
            <text:p>8.2906</text:p>
          </table:table-cell>
          <table:table-cell/>
          <table:table-cell table:formula="of:=[.$BL$7]+[.$BM$7]*[.AT35]+[.$BN$7]*EXP([.BL35])*[.AS35]/[.AT35]+[.$BO$7]*EXP(2*[.BL35])*[.AT35]+([.$BP$7]+[.$BQ$7]*[.AT35]+[.$BR$7]*[.AT35]^2)*EXP(3*[.BL35])" office:value-type="float" office:value="8.28996777500055">
            <text:p>8.29</text:p>
          </table:table-cell>
          <table:table-cell/>
        </table:table-row>
        <table:table-row table:style-name="ro1">
          <table:table-cell office:value-type="float" office:value="1.5">
            <text:p>1.50</text:p>
          </table:table-cell>
          <table:table-cell table:style-name="ce10" office:value-type="float" office:value="0.14516">
            <text:p>0.14516</text:p>
          </table:table-cell>
          <table:table-cell table:style-name="ce17" table:formula="of:=[.B36]*1000" office:value-type="float" office:value="145.16">
            <text:p>1.45E+02</text:p>
          </table:table-cell>
          <table:table-cell table:formula="of:=0.000205923*[.A36]+0.144983" office:value-type="float" office:value="0.1452918845">
            <text:p>0.14529</text:p>
          </table:table-cell>
          <table:table-cell table:formula="of:=0.14528-0.000553551*[.A36]+0.000345216*[.A36]^2" office:value-type="float" office:value="0.1452264095">
            <text:p>0.14523</text:p>
          </table:table-cell>
          <table:table-cell table:formula="of:=0.145054+0.000509199*[.A36]-0.000823615*[.A36]^2+0.000354191*[.A36]^3" office:value-type="float" office:value="0.145160059375">
            <text:p>0.14516</text:p>
          </table:table-cell>
          <table:table-cell table:formula="of:=0.14514-0.000103362*[.A36]+0.000340383*[.A36]^2-0.000450864*[.A36]^3+0.000182967*[.A36]^4" office:value-type="float" office:value="0.1451554231875">
            <text:p>0.14516</text:p>
          </table:table-cell>
          <table:table-cell table:formula="of:=0.145125+(0.0000398458)*[.A36]-(0.0000632759)*[.A36]^2+(0.0000151622)*[.A36]^3-(0.0000513776)*[.A36]^4+(0.0000426081)*[.A36]^5" office:value-type="float" office:value="0.145157026509375">
            <text:p>0.14516</text:p>
          </table:table-cell>
          <table:table-cell table:formula="of:=0.145143-0.000175895*[.A36]+0.000761068*[.A36]^2-0.00136935*[.A36]^3+0.00108631*[.A36]^4-0.000406313*[.A36]^5+(0.0000680184)*[.A36]^6" office:value-type="float" office:value="0.14515878136875">
            <text:p>0.14516</text:p>
          </table:table-cell>
          <table:table-cell table:formula="of:=2*[.$P$3]^2*[.$Q$3]^4*[.A36]^4*10^([.$T$4])/(45*[.$R$3]^3*[.$S$3]^5)" office:value-type="float" office:value="0.086403777085929">
            <text:p>8.64E-02</text:p>
          </table:table-cell>
          <table:table-cell table:formula="of:=253.55-48.8666*[.A36]+47.0174*[.A36]^2-14.8131*[.A36]^3" office:value-type="float" office:value="236.0450375">
            <text:p>236.05</text:p>
          </table:table-cell>
          <table:table-cell table:formula="of:=2*[.$P$3]^2*[.$Q$3]^4*[.A36]^4*10^([.$T$4])/(45*[.$R$3]^3*([.K36]/100)^5)" office:value-type="float" office:value="0.0938889676993411">
            <text:p>9.39E-02</text:p>
          </table:table-cell>
          <table:table-cell table:formula="of:=145.2-[.J36]" office:value-type="float" office:value="145.113596222914">
            <text:p>1.45E+02</text:p>
          </table:table-cell>
          <table:table-cell table:formula="of:=145.2-[.L36]" office:value-type="float" office:value="145.106111032301">
            <text:p>1.45E+02</text:p>
          </table:table-cell>
          <table:table-cell table:formula="of:=[.C36]-[.L36]" office:value-type="float" office:value="145.066111032301">
            <text:p>1.45E+02</text:p>
          </table:table-cell>
          <table:table-cell>
            <draw:frame table:end-cell-address="Sheet1.V62" table:end-x="0.378in" table:end-y="0.0744in" draw:z-index="1" draw:style-name="gr1" svg:width="5.5323in" svg:height="4.4902in" svg:x="0.1799in" svg:y="0.0094in">
              <draw:object draw:notify-on-update-of-ranges="Sheet1.O4:Sheet1.O4 Sheet1.O8:Sheet1.O48 Sheet1.A8:Sheet1.A48 Sheet1.C4:Sheet1.C4 Sheet1.C8:Sheet1.C48 Sheet1.A8:Sheet1.A48 Sheet1.J3:Sheet1.J3 Sheet1.J6:Sheet1.J72 Sheet1.A6:Sheet1.A72 Sheet1.L3:Sheet1.L3 Sheet1.L6:Sheet1.L72 Sheet1.A6:Sheet1.A72 Sheet1.N4:Sheet1.N4 Sheet1.N6:Sheet1.N51 Sheet1.A6:Sheet1.A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  <table:table-cell table:style-name="ce64" table:formula="of:=[.G36]*1000" office:value-type="float" office:value="145.1554231875">
            <text:p>145.16</text:p>
          </table:table-cell>
          <table:table-cell table:style-name="ce68" table:formula="of:=145.12+0.0670526*[.A36]-0.0556804*[.A36]^2-0.111639*[.A36]^3+0.0687962*[.A36]^4" office:value-type="float" office:value="145.0667971375">
            <text:p>145.07</text:p>
          </table:table-cell>
          <table:table-cell/>
          <table:table-cell table:style-name="ce64" table:formula="of:=-([.$AE$2]+[.$AF$2]*[.G36])/[.A36]" office:value-type="float" office:value="-5.75751691765811">
            <text:p>-5.76</text:p>
          </table:table-cell>
          <table:table-cell table:style-name="ce41" table:formula="of:=[.$AE$2]+[.$AF$2]*[.G36]+[.$AG$2]*EXP([.AE36])*[.A36]/[.G36]+[.$AH$2]*EXP(2*[.AE36])*[.G36]+([.$AI$2]+[.$AJ$2]*[.G36]+[.$AK$2]*[.G36]^2)*EXP(3*[.AE36])" office:value-type="float" office:value="8.62496824776323">
            <text:p>8.62</text:p>
          </table:table-cell>
          <table:table-cell table:style-name="ce68" table:formula="of:=[.$W$3]^2*([.$Q$3]*10^[.$Q$4])*[.AF36]/([.$P$3]^2*([.$R$3]*10^([.$R$4]))^2*[.AC36]*[.$V$3])" office:value-type="float" office:value="1.30582111303217">
            <text:p>1.31</text:p>
          </table:table-cell>
          <table:table-cell table:style-name="ce41"/>
          <table:table-cell table:style-name="ce64" table:formula="of:=-([.$AE$2]+[.$AF$2]*[.$G$3])/[.A36]" office:value-type="float" office:value="-5.75262816203818">
            <text:p>-5.75</text:p>
          </table:table-cell>
          <table:table-cell table:style-name="ce41" table:formula="of:=[.$AE$2]+[.$AF$2]*[.$G$3]+[.$AG$2]*EXP([.AI36])*[.A36]/[.$G$3]+[.$AH$2]*EXP(2*[.AI36])*[.$G$3]+([.$AI$2]+[.$AJ$2]*[.$G$3]+[.$AK$2]*[.$G$3]^2)*EXP(3*[.AI36])" office:value-type="float" office:value="8.61760419880025">
            <text:p>8.62</text:p>
          </table:table-cell>
          <table:table-cell table:style-name="ce68" table:formula="of:=[.$W$3]^2*([.$Q$3]*10^[.$Q$4])*[.AJ36]/([.$P$3]^2*([.$R$3]*10^([.$R$4]))^2*[.$AC$2]*[.$V$3])" office:value-type="float" office:value="1.3040004755611">
            <text:p>1.30</text:p>
          </table:table-cell>
          <table:table-cell table:number-columns-repeated="7"/>
          <table:table-cell office:value-type="float" office:value="1.2802">
            <text:p>1.2802</text:p>
          </table:table-cell>
          <table:table-cell table:formula="of:=0.14514-0.000103362*[.AS36]+0.000340383*[.AS36]^2-0.000450864*[.AS36]^3+0.000182967*[.AS36]^4" office:value-type="float" office:value="0.145111015479001">
            <text:p>0.14511</text:p>
          </table:table-cell>
          <table:table-cell office:value-type="float" office:value="8.6772">
            <text:p>8.6772</text:p>
          </table:table-cell>
          <table:table-cell table:formula="of:=-([.$AE$2]+[.$AF$2]*[.AT36])/[.AS36]" office:value-type="float" office:value="-6.74813429165179">
            <text:p>-6.7481</text:p>
          </table:table-cell>
          <table:table-cell table:formula="of:=[.$AE$2]+[.$AF$2]*[.AT36]+[.$AG$2]*EXP([.AV36])*[.AS36]/[.AT36]+[.$AH$2]*EXP(2*[.AV36])*[.AT36]+([.$AI$2]+[.$AJ$2]*[.AT36]+[.$AK$2]*[.AT36]^2)*EXP(3*[.AV36])" office:value-type="float" office:value="8.63605673887793">
            <text:p>8.6361</text:p>
          </table:table-cell>
          <table:table-cell/>
          <table:table-cell table:formula="of:=145.12+0.0670526*[.AS36]-0.0556804*[.AS36]^2-0.111639*[.AS36]^3+0.0687962*[.AS36]^4" office:value-type="float" office:value="145.065140586795">
            <text:p>145.0651</text:p>
          </table:table-cell>
          <table:table-cell table:formula="of:=-([.$AZ$9]+[.$BA$9]*[.AT36])/[.AS36]" office:value-type="float" office:value="-6.78242646566733">
            <text:p>-6.78E+00</text:p>
          </table:table-cell>
          <table:table-cell table:formula="of:=[.$AZ$9]+[.$BA$9]*[.AT36]+[.$BB$9]*EXP([.AZ36])*[.AS36]/[.AT36]+[.$BC$9]*EXP(2*[.AZ36])*[.AT36]+([.$BD$9]+[.$BE$9]*[.AT36]+[.$BF$9]*[.AT36]^2)*EXP(3*[.AZ36])" office:value-type="float" office:value="8.67866960542616">
            <text:p>8.6787</text:p>
          </table:table-cell>
          <table:table-cell table:formula="of:=[.$W$3]^2*([.$Q$3]*10^[.$Q$4])*[.BA36]/([.$P$3]^2*([.$R$3]*10^([.$R$4]))^2*[.AY36]*[.$V$3])" office:value-type="float" office:value="1.3139665087945">
            <text:p>1.3140</text:p>
          </table:table-cell>
          <table:table-cell/>
          <table:table-cell table:formula="of:=-([.$AZ$9]+[.$BA$9]*[.$AT$10])/[.AS36]" office:value-type="float" office:value="-6.78066626915034">
            <text:p>-6.78</text:p>
          </table:table-cell>
          <table:table-cell table:formula="of:=[.$AZ$9]+[.$BA$9]*[.$AT$10]+[.$BB$9]*EXP([.AZ36])*[.AS36]/[.$AT$10]+[.$BC$9]*EXP(2*[.AZ36])*[.$AT$10]+([.$BD$9]+[.$BE$9]*[.$AT$10]+[.$BF$9]*[.$AT$10]^2)*EXP(3*[.AZ36])" office:value-type="float" office:value="8.67643694931697">
            <text:p>8.6764</text:p>
          </table:table-cell>
          <table:table-cell table:number-columns-repeated="6"/>
          <table:table-cell table:formula="of:=-([.$BL$9]+[.$BM$9]*[.AT36])/[.AS36]" office:value-type="float" office:value="-6.54493670497738">
            <text:p>-6.54</text:p>
          </table:table-cell>
          <table:table-cell table:formula="of:=[.$BL$9]+[.$BM$9]*[.AT36]+[.$BN$9]*EXP([.BL36])*[.AS36]/[.AT36]+[.$BO$9]*EXP(2*[.BL36])*[.AT36]+([.$BP$9]+[.$BQ$9]*[.AT36]+[.$BR$9]*[.AT36]^2)*EXP(3*[.BL36])" office:value-type="float" office:value="8.37596279458533">
            <text:p>8.38</text:p>
          </table:table-cell>
          <table:table-cell table:number-columns-repeated="2"/>
          <table:table-cell office:value-type="float" office:value="1.2802">
            <text:p>1.2802</text:p>
          </table:table-cell>
          <table:table-cell office:value-type="float" office:value="0.14511">
            <text:p>0.1451</text:p>
          </table:table-cell>
          <table:table-cell office:value-type="float" office:value="8.29038096227649">
            <text:p>8.2904</text:p>
          </table:table-cell>
          <table:table-cell/>
          <table:table-cell table:formula="of:=[.$BL$7]+[.$BM$7]*[.AT36]+[.$BN$7]*EXP([.BL36])*[.AS36]/[.AT36]+[.$BO$7]*EXP(2*[.BL36])*[.AT36]+([.$BP$7]+[.$BQ$7]*[.AT36]+[.$BR$7]*[.AT36]^2)*EXP(3*[.BL36])" office:value-type="float" office:value="8.28981031138356">
            <text:p>8.29</text:p>
          </table:table-cell>
          <table:table-cell/>
        </table:table-row>
        <table:table-row table:style-name="ro1">
          <table:table-cell office:value-type="float" office:value="1.55">
            <text:p>1.55</text:p>
          </table:table-cell>
          <table:table-cell table:style-name="ce10" office:value-type="float" office:value="0.14518">
            <text:p>0.14518</text:p>
          </table:table-cell>
          <table:table-cell table:style-name="ce17" table:formula="of:=[.B37]*1000" office:value-type="float" office:value="145.18">
            <text:p>1.45E+02</text:p>
          </table:table-cell>
          <table:table-cell table:formula="of:=0.000205923*[.A37]+0.144983" office:value-type="float" office:value="0.14530218065">
            <text:p>0.14530</text:p>
          </table:table-cell>
          <table:table-cell table:formula="of:=0.14528-0.000553551*[.A37]+0.000345216*[.A37]^2" office:value-type="float" office:value="0.14525137739">
            <text:p>0.14525</text:p>
          </table:table-cell>
          <table:table-cell table:formula="of:=0.145054+0.000509199*[.A37]-0.000823615*[.A37]^2+0.000354191*[.A37]^3" office:value-type="float" office:value="0.145183486422625">
            <text:p>0.14518</text:p>
          </table:table-cell>
          <table:table-cell table:formula="of:=0.14514-0.000103362*[.A37]+0.000340383*[.A37]^2-0.000450864*[.A37]^3+0.000182967*[.A37]^4" office:value-type="float" office:value="0.145174684547044">
            <text:p>0.14517</text:p>
          </table:table-cell>
          <table:table-cell table:formula="of:=0.145125+(0.0000398458)*[.A37]-(0.0000632759)*[.A37]^2+(0.0000151622)*[.A37]^3-(0.0000513776)*[.A37]^4+(0.0000426081)*[.A37]^5" office:value-type="float" office:value="0.145175848989691">
            <text:p>0.14518</text:p>
          </table:table-cell>
          <table:table-cell table:formula="of:=0.145143-0.000175895*[.A37]+0.000761068*[.A37]^2-0.00136935*[.A37]^3+0.00108631*[.A37]^4-0.000406313*[.A37]^5+(0.0000680184)*[.A37]^6" office:value-type="float" office:value="0.145177832494601">
            <text:p>0.14518</text:p>
          </table:table-cell>
          <table:table-cell table:formula="of:=2*[.$P$3]^2*[.$Q$3]^4*[.A37]^4*10^([.$T$4])/(45*[.$R$3]^3*[.$S$3]^5)" office:value-type="float" office:value="0.0985132131088571">
            <text:p>9.85E-02</text:p>
          </table:table-cell>
          <table:table-cell table:formula="of:=253.55-48.8666*[.A37]+47.0174*[.A37]^2-14.8131*[.A37]^3" office:value-type="float" office:value="235.6039407375">
            <text:p>235.60</text:p>
          </table:table-cell>
          <table:table-cell table:formula="of:=2*[.$P$3]^2*[.$Q$3]^4*[.A37]^4*10^([.$T$4])/(45*[.$R$3]^3*([.K37]/100)^5)" office:value-type="float" office:value="0.108053276778065">
            <text:p>1.08E-01</text:p>
          </table:table-cell>
          <table:table-cell table:formula="of:=145.2-[.J37]" office:value-type="float" office:value="145.101486786891">
            <text:p>1.45E+02</text:p>
          </table:table-cell>
          <table:table-cell table:formula="of:=145.2-[.L37]" office:value-type="float" office:value="145.091946723222">
            <text:p>1.45E+02</text:p>
          </table:table-cell>
          <table:table-cell table:formula="of:=[.C37]-[.L37]" office:value-type="float" office:value="145.071946723222">
            <text:p>1.45E+02</text:p>
          </table:table-cell>
          <table:table-cell table:number-columns-repeated="12"/>
          <table:table-cell table:style-name="ce64" table:formula="of:=[.G37]*1000" office:value-type="float" office:value="145.174684547044">
            <text:p>145.17</text:p>
          </table:table-cell>
          <table:table-cell table:style-name="ce68" table:formula="of:=145.12+0.0670526*[.A37]-0.0556804*[.A37]^2-0.111639*[.A37]^3+0.0687962*[.A37]^4" office:value-type="float" office:value="145.071521784251">
            <text:p>145.07</text:p>
          </table:table-cell>
          <table:table-cell/>
          <table:table-cell table:style-name="ce64" table:formula="of:=-([.$AE$2]+[.$AF$2]*[.G37])/[.A37]" office:value-type="float" office:value="-5.57103889738127">
            <text:p>-5.57</text:p>
          </table:table-cell>
          <table:table-cell table:style-name="ce41" table:formula="of:=[.$AE$2]+[.$AF$2]*[.G37]+[.$AG$2]*EXP([.AE37])*[.A37]/[.G37]+[.$AH$2]*EXP(2*[.AE37])*[.G37]+([.$AI$2]+[.$AJ$2]*[.G37]+[.$AK$2]*[.G37]^2)*EXP(3*[.AE37])" office:value-type="float" office:value="8.61625618752455">
            <text:p>8.62</text:p>
          </table:table-cell>
          <table:table-cell table:style-name="ce68" table:formula="of:=[.$W$3]^2*([.$Q$3]*10^[.$Q$4])*[.AF37]/([.$P$3]^2*([.$R$3]*10^([.$R$4]))^2*[.AC37]*[.$V$3])" office:value-type="float" office:value="1.30445962154062">
            <text:p>1.30</text:p>
          </table:table-cell>
          <table:table-cell table:style-name="ce41"/>
          <table:table-cell table:style-name="ce64" table:formula="of:=-([.$AE$2]+[.$AF$2]*[.$G$3])/[.A37]" office:value-type="float" office:value="-5.56705951164985">
            <text:p>-5.57</text:p>
          </table:table-cell>
          <table:table-cell table:style-name="ce41" table:formula="of:=[.$AE$2]+[.$AF$2]*[.$G$3]+[.$AG$2]*EXP([.AI37])*[.A37]/[.$G$3]+[.$AH$2]*EXP(2*[.AI37])*[.$G$3]+([.$AI$2]+[.$AJ$2]*[.$G$3]+[.$AK$2]*[.$G$3]^2)*EXP(3*[.AI37])" office:value-type="float" office:value="8.61000934966746">
            <text:p>8.61</text:p>
          </table:table-cell>
          <table:table-cell table:style-name="ce68" table:formula="of:=[.$W$3]^2*([.$Q$3]*10^[.$Q$4])*[.AJ37]/([.$P$3]^2*([.$R$3]*10^([.$R$4]))^2*[.$AC$2]*[.$V$3])" office:value-type="float" office:value="1.3028512365554">
            <text:p>1.30</text:p>
          </table:table-cell>
          <table:table-cell table:number-columns-repeated="7"/>
          <table:table-cell office:value-type="float" office:value="1.2901">
            <text:p>1.2901</text:p>
          </table:table-cell>
          <table:table-cell table:formula="of:=0.14514-0.000103362*[.AS37]+0.000340383*[.AS37]^2-0.000450864*[.AS37]^3+0.000182967*[.AS37]^4" office:value-type="float" office:value="0.145111916579985">
            <text:p>0.14511</text:p>
          </table:table-cell>
          <table:table-cell office:value-type="float" office:value="8.6764">
            <text:p>8.6764</text:p>
          </table:table-cell>
          <table:table-cell table:formula="of:=-([.$AE$2]+[.$AF$2]*[.AT37])/[.AS37]" office:value-type="float" office:value="-6.69630804911947">
            <text:p>-6.6963</text:p>
          </table:table-cell>
          <table:table-cell table:formula="of:=[.$AE$2]+[.$AF$2]*[.AT37]+[.$AG$2]*EXP([.AV37])*[.AS37]/[.AT37]+[.$AH$2]*EXP(2*[.AV37])*[.AT37]+([.$AI$2]+[.$AJ$2]*[.AT37]+[.$AK$2]*[.AT37]^2)*EXP(3*[.AV37])" office:value-type="float" office:value="8.63588664118461">
            <text:p>8.6359</text:p>
          </table:table-cell>
          <table:table-cell/>
          <table:table-cell table:formula="of:=145.12+0.0670526*[.AS37]-0.0556804*[.AS37]^2-0.111639*[.AS37]^3+0.0687962*[.AS37]^4" office:value-type="float" office:value="145.064693987937">
            <text:p>145.0647</text:p>
          </table:table-cell>
          <table:table-cell table:formula="of:=-([.$AZ$9]+[.$BA$9]*[.AT37])/[.AS37]" office:value-type="float" office:value="-6.73037241770884">
            <text:p>-6.73E+00</text:p>
          </table:table-cell>
          <table:table-cell table:formula="of:=[.$AZ$9]+[.$BA$9]*[.AT37]+[.$BB$9]*EXP([.AZ37])*[.AS37]/[.AT37]+[.$BC$9]*EXP(2*[.AZ37])*[.AT37]+([.$BD$9]+[.$BE$9]*[.AT37]+[.$BF$9]*[.AT37]^2)*EXP(3*[.AZ37])" office:value-type="float" office:value="8.67846473425371">
            <text:p>8.6785</text:p>
          </table:table-cell>
          <table:table-cell table:formula="of:=[.$W$3]^2*([.$Q$3]*10^[.$Q$4])*[.BA37]/([.$P$3]^2*([.$R$3]*10^([.$R$4]))^2*[.AY37]*[.$V$3])" office:value-type="float" office:value="1.31393953602911">
            <text:p>1.3139</text:p>
          </table:table-cell>
          <table:table-cell/>
          <table:table-cell table:formula="of:=-([.$AZ$9]+[.$BA$9]*[.$AT$10])/[.AS37]" office:value-type="float" office:value="-6.72863263139777">
            <text:p>-6.73</text:p>
          </table:table-cell>
          <table:table-cell table:formula="of:=[.$AZ$9]+[.$BA$9]*[.$AT$10]+[.$BB$9]*EXP([.AZ37])*[.AS37]/[.$AT$10]+[.$BC$9]*EXP(2*[.AZ37])*[.$AT$10]+([.$BD$9]+[.$BE$9]*[.$AT$10]+[.$BF$9]*[.$AT$10]^2)*EXP(3*[.AZ37])" office:value-type="float" office:value="8.67624296361978">
            <text:p>8.6762</text:p>
          </table:table-cell>
          <table:table-cell table:number-columns-repeated="6"/>
          <table:table-cell table:formula="of:=-([.$BL$9]+[.$BM$9]*[.AT37])/[.AS37]" office:value-type="float" office:value="-6.49467003607695">
            <text:p>-6.49</text:p>
          </table:table-cell>
          <table:table-cell table:formula="of:=[.$BL$9]+[.$BM$9]*[.AT37]+[.$BN$9]*EXP([.BL37])*[.AS37]/[.AT37]+[.$BO$9]*EXP(2*[.BL37])*[.AT37]+([.$BP$9]+[.$BQ$9]*[.AT37]+[.$BR$9]*[.AT37]^2)*EXP(3*[.BL37])" office:value-type="float" office:value="8.37578837100523">
            <text:p>8.38</text:p>
          </table:table-cell>
          <table:table-cell table:number-columns-repeated="2"/>
          <table:table-cell office:value-type="float" office:value="1.2901">
            <text:p>1.2901</text:p>
          </table:table-cell>
          <table:table-cell office:value-type="float" office:value="0.14511">
            <text:p>0.1451</text:p>
          </table:table-cell>
          <table:table-cell office:value-type="float" office:value="8.29019358807003">
            <text:p>8.2902</text:p>
          </table:table-cell>
          <table:table-cell/>
          <table:table-cell table:formula="of:=[.$BL$7]+[.$BM$7]*[.AT37]+[.$BN$7]*EXP([.BL37])*[.AS37]/[.AT37]+[.$BO$7]*EXP(2*[.BL37])*[.AT37]+([.$BP$7]+[.$BQ$7]*[.AT37]+[.$BR$7]*[.AT37]^2)*EXP(3*[.BL37])" office:value-type="float" office:value="8.28964368851413">
            <text:p>8.29</text:p>
          </table:table-cell>
          <table:table-cell/>
        </table:table-row>
        <table:table-row table:style-name="ro1">
          <table:table-cell office:value-type="float" office:value="1.6">
            <text:p>1.60</text:p>
          </table:table-cell>
          <table:table-cell table:style-name="ce10" office:value-type="float" office:value="0.1452">
            <text:p>0.14520</text:p>
          </table:table-cell>
          <table:table-cell table:style-name="ce17" table:formula="of:=[.B38]*1000" office:value-type="float" office:value="145.2">
            <text:p>1.45E+02</text:p>
          </table:table-cell>
          <table:table-cell table:formula="of:=0.000205923*[.A38]+0.144983" office:value-type="float" office:value="0.1453124768">
            <text:p>0.14531</text:p>
          </table:table-cell>
          <table:table-cell table:formula="of:=0.14528-0.000553551*[.A38]+0.000345216*[.A38]^2" office:value-type="float" office:value="0.14527807136">
            <text:p>0.14528</text:p>
          </table:table-cell>
          <table:table-cell table:formula="of:=0.145054+0.000509199*[.A38]-0.000823615*[.A38]^2+0.000354191*[.A38]^3" office:value-type="float" office:value="0.145211030336">
            <text:p>0.14521</text:p>
          </table:table-cell>
          <table:table-cell table:formula="of:=0.14514-0.000103362*[.A38]+0.000340383*[.A38]^2-0.000450864*[.A38]^3+0.000182967*[.A38]^4" office:value-type="float" office:value="0.1451983548672">
            <text:p>0.14520</text:p>
          </table:table-cell>
          <table:table-cell table:formula="of:=0.145125+(0.0000398458)*[.A38]-(0.0000632759)*[.A38]^2+(0.0000151622)*[.A38]^3-(0.0000513776)*[.A38]^4+(0.0000426081)*[.A38]^5" office:value-type="float" office:value="0.145198941418496">
            <text:p>0.14520</text:p>
          </table:table-cell>
          <table:table-cell table:formula="of:=0.145143-0.000175895*[.A38]+0.000761068*[.A38]^2-0.00136935*[.A38]^3+0.00108631*[.A38]^4-0.000406313*[.A38]^5+(0.0000680184)*[.A38]^6" office:value-type="float" office:value="0.145200944481894">
            <text:p>0.14520</text:p>
          </table:table-cell>
          <table:table-cell table:formula="of:=2*[.$P$3]^2*[.$Q$3]^4*[.A38]^4*10^([.$T$4])/(45*[.$R$3]^3*[.$S$3]^5)" office:value-type="float" office:value="0.111852996248957">
            <text:p>1.12E-01</text:p>
          </table:table-cell>
          <table:table-cell table:formula="of:=253.55-48.8666*[.A38]+47.0174*[.A38]^2-14.8131*[.A38]^3" office:value-type="float" office:value="235.0535264">
            <text:p>235.05</text:p>
          </table:table-cell>
          <table:table-cell table:formula="of:=2*[.$P$3]^2*[.$Q$3]^4*[.A38]^4*10^([.$T$4])/(45*[.$R$3]^3*([.K38]/100)^5)" office:value-type="float" office:value="0.124128062127898">
            <text:p>1.24E-01</text:p>
          </table:table-cell>
          <table:table-cell table:formula="of:=145.2-[.J38]" office:value-type="float" office:value="145.088147003751">
            <text:p>1.45E+02</text:p>
          </table:table-cell>
          <table:table-cell table:formula="of:=145.2-[.L38]" office:value-type="float" office:value="145.075871937872">
            <text:p>1.45E+02</text:p>
          </table:table-cell>
          <table:table-cell table:formula="of:=[.C38]-[.L38]" office:value-type="float" office:value="145.075871937872">
            <text:p>1.45E+02</text:p>
          </table:table-cell>
          <table:table-cell table:number-columns-repeated="12"/>
          <table:table-cell table:style-name="ce64" table:formula="of:=[.G38]*1000" office:value-type="float" office:value="145.1983548672">
            <text:p>145.20</text:p>
          </table:table-cell>
          <table:table-cell table:style-name="ce68" table:formula="of:=145.12+0.0670526*[.A38]-0.0556804*[.A38]^2-0.111639*[.A38]^3+0.0687962*[.A38]^4" office:value-type="float" office:value="145.07833176832">
            <text:p>145.08</text:p>
          </table:table-cell>
          <table:table-cell/>
          <table:table-cell table:style-name="ce64" table:formula="of:=-([.$AE$2]+[.$AF$2]*[.G38])/[.A38]" office:value-type="float" office:value="-5.39604907198199">
            <text:p>-5.40</text:p>
          </table:table-cell>
          <table:table-cell table:style-name="ce41" table:formula="of:=[.$AE$2]+[.$AF$2]*[.G38]+[.$AG$2]*EXP([.AE38])*[.A38]/[.G38]+[.$AH$2]*EXP(2*[.AE38])*[.G38]+([.$AI$2]+[.$AJ$2]*[.G38]+[.$AK$2]*[.G38]^2)*EXP(3*[.AE38])" office:value-type="float" office:value="8.60141896859306">
            <text:p>8.60</text:p>
          </table:table-cell>
          <table:table-cell table:style-name="ce68" table:formula="of:=[.$W$3]^2*([.$Q$3]*10^[.$Q$4])*[.AF38]/([.$P$3]^2*([.$R$3]*10^([.$R$4]))^2*[.AC38]*[.$V$3])" office:value-type="float" office:value="1.30215221221138">
            <text:p>1.30</text:p>
          </table:table-cell>
          <table:table-cell table:style-name="ce41"/>
          <table:table-cell table:style-name="ce64" table:formula="of:=-([.$AE$2]+[.$AF$2]*[.$G$3])/[.A38]" office:value-type="float" office:value="-5.39308890191079">
            <text:p>-5.39</text:p>
          </table:table-cell>
          <table:table-cell table:style-name="ce41" table:formula="of:=[.$AE$2]+[.$AF$2]*[.$G$3]+[.$AG$2]*EXP([.AI38])*[.A38]/[.$G$3]+[.$AH$2]*EXP(2*[.AI38])*[.$G$3]+([.$AI$2]+[.$AJ$2]*[.$G$3]+[.$AK$2]*[.$G$3]^2)*EXP(3*[.AI38])" office:value-type="float" office:value="8.59654601364874">
            <text:p>8.60</text:p>
          </table:table-cell>
          <table:table-cell table:style-name="ce68" table:formula="of:=[.$W$3]^2*([.$Q$3]*10^[.$Q$4])*[.AJ38]/([.$P$3]^2*([.$R$3]*10^([.$R$4]))^2*[.$AC$2]*[.$V$3])" office:value-type="float" office:value="1.30081398859575">
            <text:p>1.30</text:p>
          </table:table-cell>
          <table:table-cell table:number-columns-repeated="7"/>
          <table:table-cell office:value-type="float" office:value="1.3">
            <text:p>1.3000</text:p>
          </table:table-cell>
          <table:table-cell table:formula="of:=0.14514-0.000103362*[.AS38]+0.000340383*[.AS38]^2-0.000450864*[.AS38]^3+0.000182967*[.AS38]^4" office:value-type="float" office:value="0.1451129005107">
            <text:p>0.14511</text:p>
          </table:table-cell>
          <table:table-cell office:value-type="float" office:value="8.682">
            <text:p>8.6820</text:p>
          </table:table-cell>
          <table:table-cell table:formula="of:=-([.$AE$2]+[.$AF$2]*[.AT38])/[.AS38]" office:value-type="float" office:value="-6.64526730610897">
            <text:p>-6.6453</text:p>
          </table:table-cell>
          <table:table-cell table:formula="of:=[.$AE$2]+[.$AF$2]*[.AT38]+[.$AG$2]*EXP([.AV38])*[.AS38]/[.AT38]+[.$AH$2]*EXP(2*[.AV38])*[.AT38]+([.$AI$2]+[.$AJ$2]*[.AT38]+[.$AK$2]*[.AT38]^2)*EXP(3*[.AV38])" office:value-type="float" office:value="8.63570628343321">
            <text:p>8.6357</text:p>
          </table:table-cell>
          <table:table-cell/>
          <table:table-cell table:formula="of:=145.12+0.0670526*[.AS38]-0.0556804*[.AS38]^2-0.111639*[.AS38]^3+0.0687962*[.AS38]^4" office:value-type="float" office:value="145.06428644782">
            <text:p>145.0643</text:p>
          </table:table-cell>
          <table:table-cell table:formula="of:=-([.$AZ$9]+[.$BA$9]*[.AT38])/[.AS38]" office:value-type="float" office:value="-6.67911056326787">
            <text:p>-6.68E+00</text:p>
          </table:table-cell>
          <table:table-cell table:formula="of:=[.$AZ$9]+[.$BA$9]*[.AT38]+[.$BB$9]*EXP([.AZ38])*[.AS38]/[.AT38]+[.$BC$9]*EXP(2*[.AZ38])*[.AT38]+([.$BD$9]+[.$BE$9]*[.AT38]+[.$BF$9]*[.AT38]^2)*EXP(3*[.AZ38])" office:value-type="float" office:value="8.6782506235817">
            <text:p>8.6783</text:p>
          </table:table-cell>
          <table:table-cell table:formula="of:=[.$W$3]^2*([.$Q$3]*10^[.$Q$4])*[.BA38]/([.$P$3]^2*([.$R$3]*10^([.$R$4]))^2*[.AY38]*[.$V$3])" office:value-type="float" office:value="1.3139108104396">
            <text:p>1.3139</text:p>
          </table:table-cell>
          <table:table-cell/>
          <table:table-cell table:formula="of:=-([.$AZ$9]+[.$BA$9]*[.$AT$10])/[.AS38]" office:value-type="float" office:value="-6.67739150597405">
            <text:p>-6.68</text:p>
          </table:table-cell>
          <table:table-cell table:formula="of:=[.$AZ$9]+[.$BA$9]*[.$AT$10]+[.$BB$9]*EXP([.AZ38])*[.AS38]/[.$AT$10]+[.$BC$9]*EXP(2*[.AZ38])*[.$AT$10]+([.$BD$9]+[.$BE$9]*[.$AT$10]+[.$BF$9]*[.$AT$10]^2)*EXP(3*[.AZ38])" office:value-type="float" office:value="8.67604073950679">
            <text:p>8.6760</text:p>
          </table:table-cell>
          <table:table-cell table:number-columns-repeated="6"/>
          <table:table-cell table:formula="of:=-([.$BL$9]+[.$BM$9]*[.AT38])/[.AS38]" office:value-type="float" office:value="-6.44516513792841">
            <text:p>-6.45</text:p>
          </table:table-cell>
          <table:table-cell table:formula="of:=[.$BL$9]+[.$BM$9]*[.AT38]+[.$BN$9]*EXP([.BL38])*[.AS38]/[.AT38]+[.$BO$9]*EXP(2*[.BL38])*[.AT38]+([.$BP$9]+[.$BQ$9]*[.AT38]+[.$BR$9]*[.AT38]^2)*EXP(3*[.BL38])" office:value-type="float" office:value="8.37559761251781">
            <text:p>8.38</text:p>
          </table:table-cell>
          <table:table-cell table:number-columns-repeated="2"/>
          <table:table-cell office:value-type="float" office:value="1.3">
            <text:p>1.3000</text:p>
          </table:table-cell>
          <table:table-cell office:value-type="float" office:value="0.14511">
            <text:p>0.1451</text:p>
          </table:table-cell>
          <table:table-cell office:value-type="float" office:value="8.28998625594524">
            <text:p>8.2900</text:p>
          </table:table-cell>
          <table:table-cell/>
          <table:table-cell table:formula="of:=[.$BL$7]+[.$BM$7]*[.AT38]+[.$BN$7]*EXP([.BL38])*[.AS38]/[.AT38]+[.$BO$7]*EXP(2*[.BL38])*[.AT38]+([.$BP$7]+[.$BQ$7]*[.AT38]+[.$BR$7]*[.AT38]^2)*EXP(3*[.BL38])" office:value-type="float" office:value="8.28946113257624">
            <text:p>8.29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 table:style-name="ce10" office:value-type="float" office:value="0.14523">
            <text:p>0.14523</text:p>
          </table:table-cell>
          <table:table-cell table:style-name="ce17" table:formula="of:=[.B39]*1000" office:value-type="float" office:value="145.23">
            <text:p>1.45E+02</text:p>
          </table:table-cell>
          <table:table-cell table:formula="of:=0.000205923*[.A39]+0.144983" office:value-type="float" office:value="0.14532277295">
            <text:p>0.14532</text:p>
          </table:table-cell>
          <table:table-cell table:formula="of:=0.14528-0.000553551*[.A39]+0.000345216*[.A39]^2" office:value-type="float" office:value="0.14530649141">
            <text:p>0.14531</text:p>
          </table:table-cell>
          <table:table-cell table:formula="of:=0.145054+0.000509199*[.A39]-0.000823615*[.A39]^2+0.000354191*[.A39]^3" office:value-type="float" office:value="0.145242956758375">
            <text:p>0.14524</text:p>
          </table:table-cell>
          <table:table-cell table:formula="of:=0.14514-0.000103362*[.A39]+0.000340383*[.A39]^2-0.000450864*[.A39]^3+0.000182967*[.A39]^4" office:value-type="float" office:value="0.145226960519044">
            <text:p>0.14523</text:p>
          </table:table-cell>
          <table:table-cell table:formula="of:=0.145125+(0.0000398458)*[.A39]-(0.0000632759)*[.A39]^2+(0.0000151622)*[.A39]^3-(0.0000513776)*[.A39]^4+(0.0000426081)*[.A39]^5" office:value-type="float" office:value="0.145226865318391">
            <text:p>0.14523</text:p>
          </table:table-cell>
          <table:table-cell table:formula="of:=0.145143-0.000175895*[.A39]+0.000761068*[.A39]^2-0.00136935*[.A39]^3+0.00108631*[.A39]^4-0.000406313*[.A39]^5+(0.0000680184)*[.A39]^6" office:value-type="float" office:value="0.145228651117288">
            <text:p>0.14523</text:p>
          </table:table-cell>
          <table:table-cell table:formula="of:=2*[.$P$3]^2*[.$Q$3]^4*[.A39]^4*10^([.$T$4])/(45*[.$R$3]^3*[.$S$3]^5)" office:value-type="float" office:value="0.126503770031509">
            <text:p>1.27E-01</text:p>
          </table:table-cell>
          <table:table-cell table:formula="of:=253.55-48.8666*[.A39]+47.0174*[.A39]^2-14.8131*[.A39]^3" office:value-type="float" office:value="234.3826846625">
            <text:p>234.38</text:p>
          </table:table-cell>
          <table:table-cell table:formula="of:=2*[.$P$3]^2*[.$Q$3]^4*[.A39]^4*10^([.$T$4])/(45*[.$R$3]^3*([.K39]/100)^5)" office:value-type="float" office:value="0.142407235196535">
            <text:p>1.42E-01</text:p>
          </table:table-cell>
          <table:table-cell table:formula="of:=145.2-[.J39]" office:value-type="float" office:value="145.073496229968">
            <text:p>1.45E+02</text:p>
          </table:table-cell>
          <table:table-cell table:formula="of:=145.2-[.L39]" office:value-type="float" office:value="145.057592764803">
            <text:p>1.45E+02</text:p>
          </table:table-cell>
          <table:table-cell table:formula="of:=[.C39]-[.L39]" office:value-type="float" office:value="145.087592764803">
            <text:p>1.45E+02</text:p>
          </table:table-cell>
          <table:table-cell table:number-columns-repeated="12"/>
          <table:table-cell table:style-name="ce64" table:formula="of:=[.G39]*1000" office:value-type="float" office:value="145.226960519044">
            <text:p>145.23</text:p>
          </table:table-cell>
          <table:table-cell table:style-name="ce68" table:formula="of:=145.12+0.0670526*[.A39]-0.0556804*[.A39]^2-0.111639*[.A39]^3+0.0687962*[.A39]^4" office:value-type="float" office:value="145.087468422501">
            <text:p>145.09</text:p>
          </table:table-cell>
          <table:table-cell/>
          <table:table-cell table:style-name="ce64" table:formula="of:=-([.$AE$2]+[.$AF$2]*[.G39])/[.A39]" office:value-type="float" office:value="-5.23148376358979">
            <text:p>-5.23</text:p>
          </table:table-cell>
          <table:table-cell table:style-name="ce41" table:formula="of:=[.$AE$2]+[.$AF$2]*[.G39]+[.$AG$2]*EXP([.AE39])*[.A39]/[.G39]+[.$AH$2]*EXP(2*[.AE39])*[.G39]+([.$AI$2]+[.$AJ$2]*[.G39]+[.$AK$2]*[.G39]^2)*EXP(3*[.AE39])" office:value-type="float" office:value="8.57690353094239">
            <text:p>8.58</text:p>
          </table:table-cell>
          <table:table-cell table:style-name="ce68" table:formula="of:=[.$W$3]^2*([.$Q$3]*10^[.$Q$4])*[.AF39]/([.$P$3]^2*([.$R$3]*10^([.$R$4]))^2*[.AC39]*[.$V$3])" office:value-type="float" office:value="1.2983591001707">
            <text:p>1.30</text:p>
          </table:table-cell>
          <table:table-cell table:style-name="ce41"/>
          <table:table-cell table:style-name="ce64" table:formula="of:=-([.$AE$2]+[.$AF$2]*[.$G$3])/[.A39]" office:value-type="float" office:value="-5.22966196548925">
            <text:p>-5.23</text:p>
          </table:table-cell>
          <table:table-cell table:style-name="ce41" table:formula="of:=[.$AE$2]+[.$AF$2]*[.$G$3]+[.$AG$2]*EXP([.AI39])*[.A39]/[.$G$3]+[.$AH$2]*EXP(2*[.AI39])*[.$G$3]+([.$AI$2]+[.$AJ$2]*[.$G$3]+[.$AK$2]*[.$G$3]^2)*EXP(3*[.AI39])" office:value-type="float" office:value="8.57372778998337">
            <text:p>8.57</text:p>
          </table:table-cell>
          <table:table-cell table:style-name="ce68" table:formula="of:=[.$W$3]^2*([.$Q$3]*10^[.$Q$4])*[.AJ39]/([.$P$3]^2*([.$R$3]*10^([.$R$4]))^2*[.$AC$2]*[.$V$3])" office:value-type="float" office:value="1.29736117574607">
            <text:p>1.30</text:p>
          </table:table-cell>
          <table:table-cell table:number-columns-repeated="7"/>
          <table:table-cell office:value-type="float" office:value="1.3099">
            <text:p>1.3099</text:p>
          </table:table-cell>
          <table:table-cell table:formula="of:=0.14514-0.000103362*[.AS39]+0.000340383*[.AS39]^2-0.000450864*[.AS39]^3+0.000182967*[.AS39]^4" office:value-type="float" office:value="0.145113970164237">
            <text:p>0.14511</text:p>
          </table:table-cell>
          <table:table-cell office:value-type="float" office:value="8.6812">
            <text:p>8.6812</text:p>
          </table:table-cell>
          <table:table-cell table:formula="of:=-([.$AE$2]+[.$AF$2]*[.AT39])/[.AS39]" office:value-type="float" office:value="-6.59499411901101">
            <text:p>-6.5950</text:p>
          </table:table-cell>
          <table:table-cell table:formula="of:=[.$AE$2]+[.$AF$2]*[.AT39]+[.$AG$2]*EXP([.AV39])*[.AS39]/[.AT39]+[.$AH$2]*EXP(2*[.AV39])*[.AT39]+([.$AI$2]+[.$AJ$2]*[.AT39]+[.$AK$2]*[.AT39]^2)*EXP(3*[.AV39])" office:value-type="float" office:value="8.63551431358509">
            <text:p>8.6355</text:p>
          </table:table-cell>
          <table:table-cell/>
          <table:table-cell table:formula="of:=145.12+0.0670526*[.AS39]-0.0556804*[.AS39]^2-0.111639*[.AS39]^3+0.0687962*[.AS39]^4" office:value-type="float" office:value="145.063919391265">
            <text:p>145.0639</text:p>
          </table:table-cell>
          <table:table-cell table:formula="of:=-([.$AZ$9]+[.$BA$9]*[.AT39])/[.AS39]" office:value-type="float" office:value="-6.62862291872819">
            <text:p>-6.63E+00</text:p>
          </table:table-cell>
          <table:table-cell table:formula="of:=[.$AZ$9]+[.$BA$9]*[.AT39]+[.$BB$9]*EXP([.AZ39])*[.AS39]/[.AT39]+[.$BC$9]*EXP(2*[.AZ39])*[.AT39]+([.$BD$9]+[.$BE$9]*[.AT39]+[.$BF$9]*[.AT39]^2)*EXP(3*[.AZ39])" office:value-type="float" office:value="8.67802610897811">
            <text:p>8.6780</text:p>
          </table:table-cell>
          <table:table-cell table:formula="of:=[.$W$3]^2*([.$Q$3]*10^[.$Q$4])*[.BA39]/([.$P$3]^2*([.$R$3]*10^([.$R$4]))^2*[.AY39]*[.$V$3])" office:value-type="float" office:value="1.31388014283082">
            <text:p>1.3139</text:p>
          </table:table-cell>
          <table:table-cell/>
          <table:table-cell table:formula="of:=-([.$AZ$9]+[.$BA$9]*[.$AT$10])/[.AS39]" office:value-type="float" office:value="-6.62692492386157">
            <text:p>-6.63</text:p>
          </table:table-cell>
          <table:table-cell table:formula="of:=[.$AZ$9]+[.$BA$9]*[.$AT$10]+[.$BB$9]*EXP([.AZ39])*[.AS39]/[.$AT$10]+[.$BC$9]*EXP(2*[.AZ39])*[.$AT$10]+([.$BD$9]+[.$BE$9]*[.$AT$10]+[.$BF$9]*[.$AT$10]^2)*EXP(3*[.AZ39])" office:value-type="float" office:value="8.6758291565284">
            <text:p>8.6758</text:p>
          </table:table-cell>
          <table:table-cell table:number-columns-repeated="6"/>
          <table:table-cell table:formula="of:=-([.$BL$9]+[.$BM$9]*[.AT39])/[.AS39]" office:value-type="float" office:value="-6.39640460579386">
            <text:p>-6.4</text:p>
          </table:table-cell>
          <table:table-cell table:formula="of:=[.$BL$9]+[.$BM$9]*[.AT39]+[.$BN$9]*EXP([.BL39])*[.AS39]/[.AT39]+[.$BO$9]*EXP(2*[.BL39])*[.AT39]+([.$BP$9]+[.$BQ$9]*[.AT39]+[.$BR$9]*[.AT39]^2)*EXP(3*[.BL39])" office:value-type="float" office:value="8.3753878066531">
            <text:p>8.38</text:p>
          </table:table-cell>
          <table:table-cell table:number-columns-repeated="2"/>
          <table:table-cell office:value-type="float" office:value="1.3099">
            <text:p>1.3099</text:p>
          </table:table-cell>
          <table:table-cell office:value-type="float" office:value="0.14511">
            <text:p>0.1451</text:p>
          </table:table-cell>
          <table:table-cell office:value-type="float" office:value="8.28975559719254">
            <text:p>8.2898</text:p>
          </table:table-cell>
          <table:table-cell/>
          <table:table-cell table:formula="of:=[.$BL$7]+[.$BM$7]*[.AT39]+[.$BN$7]*EXP([.BL39])*[.AS39]/[.AT39]+[.$BO$7]*EXP(2*[.BL39])*[.AT39]+([.$BP$7]+[.$BQ$7]*[.AT39]+[.$BR$7]*[.AT39]^2)*EXP(3*[.BL39])" office:value-type="float" office:value="8.28925994285457">
            <text:p>8.29</text:p>
          </table:table-cell>
          <table:table-cell/>
        </table:table-row>
        <table:table-row table:style-name="ro1">
          <table:table-cell office:value-type="float" office:value="1.7">
            <text:p>1.70</text:p>
          </table:table-cell>
          <table:table-cell table:style-name="ce10" office:value-type="float" office:value="0.14526">
            <text:p>0.14526</text:p>
          </table:table-cell>
          <table:table-cell table:style-name="ce17" table:formula="of:=[.B40]*1000" office:value-type="float" office:value="145.26">
            <text:p>1.45E+02</text:p>
          </table:table-cell>
          <table:table-cell table:formula="of:=0.000205923*[.A40]+0.144983" office:value-type="float" office:value="0.1453330691">
            <text:p>0.14533</text:p>
          </table:table-cell>
          <table:table-cell table:formula="of:=0.14528-0.000553551*[.A40]+0.000345216*[.A40]^2" office:value-type="float" office:value="0.14533663754">
            <text:p>0.14534</text:p>
          </table:table-cell>
          <table:table-cell table:formula="of:=0.145054+0.000509199*[.A40]-0.000823615*[.A40]^2+0.000354191*[.A40]^3" office:value-type="float" office:value="0.145279531333">
            <text:p>0.14528</text:p>
          </table:table-cell>
          <table:table-cell table:formula="of:=0.14514-0.000103362*[.A40]+0.000340383*[.A40]^2-0.000450864*[.A40]^3+0.000182967*[.A40]^4" office:value-type="float" office:value="0.1452610553187">
            <text:p>0.14526</text:p>
          </table:table-cell>
          <table:table-cell table:formula="of:=0.145125+(0.0000398458)*[.A40]-(0.0000632759)*[.A40]^2+(0.0000151622)*[.A40]^3-(0.0000513776)*[.A40]^4+(0.0000426081)*[.A40]^5" office:value-type="float" office:value="0.145260225635057">
            <text:p>0.14526</text:p>
          </table:table-cell>
          <table:table-cell table:formula="of:=0.145143-0.000175895*[.A40]+0.000761068*[.A40]^2-0.00136935*[.A40]^3+0.00108631*[.A40]^4-0.000406313*[.A40]^5+(0.0000680184)*[.A40]^6" office:value-type="float" office:value="0.14526155347186">
            <text:p>0.14526</text:p>
          </table:table-cell>
          <table:table-cell table:formula="of:=2*[.$P$3]^2*[.$Q$3]^4*[.A40]^4*10^([.$T$4])/(45*[.$R$3]^3*[.$S$3]^5)" office:value-type="float" office:value="0.142548738093706">
            <text:p>1.43E-01</text:p>
          </table:table-cell>
          <table:table-cell table:formula="of:=253.55-48.8666*[.A40]+47.0174*[.A40]^2-14.8131*[.A40]^3" office:value-type="float" office:value="233.5803057">
            <text:p>233.58</text:p>
          </table:table-cell>
          <table:table-cell table:formula="of:=2*[.$P$3]^2*[.$Q$3]^4*[.A40]^4*10^([.$T$4])/(45*[.$R$3]^3*([.K40]/100)^5)" office:value-type="float" office:value="0.163244468114747">
            <text:p>1.63E-01</text:p>
          </table:table-cell>
          <table:table-cell table:formula="of:=145.2-[.J40]" office:value-type="float" office:value="145.057451261906">
            <text:p>1.45E+02</text:p>
          </table:table-cell>
          <table:table-cell table:formula="of:=145.2-[.L40]" office:value-type="float" office:value="145.036755531885">
            <text:p>1.45E+02</text:p>
          </table:table-cell>
          <table:table-cell table:formula="of:=[.C40]-[.L40]" office:value-type="float" office:value="145.096755531885">
            <text:p>1.45E+02</text:p>
          </table:table-cell>
          <table:table-cell table:number-columns-repeated="12"/>
          <table:table-cell table:style-name="ce64" table:formula="of:=[.G40]*1000" office:value-type="float" office:value="145.2610553187">
            <text:p>145.26</text:p>
          </table:table-cell>
          <table:table-cell table:style-name="ce68" table:formula="of:=145.12+0.0670526*[.A40]-0.0556804*[.A40]^2-0.111639*[.A40]^3+0.0687962*[.A40]^4" office:value-type="float" office:value="145.09918339902">
            <text:p>145.10</text:p>
          </table:table-cell>
          <table:table-cell/>
          <table:table-cell table:style-name="ce64" table:formula="of:=-([.$AE$2]+[.$AF$2]*[.G40])/[.A40]" office:value-type="float" office:value="-5.07640345637632">
            <text:p>-5.08</text:p>
          </table:table-cell>
          <table:table-cell table:style-name="ce41" table:formula="of:=[.$AE$2]+[.$AF$2]*[.G40]+[.$AG$2]*EXP([.AE40])*[.A40]/[.G40]+[.$AH$2]*EXP(2*[.AE40])*[.G40]+([.$AI$2]+[.$AJ$2]*[.G40]+[.$AK$2]*[.G40]^2)*EXP(3*[.AE40])" office:value-type="float" office:value="8.53768741099776">
            <text:p>8.54</text:p>
          </table:table-cell>
          <table:table-cell table:style-name="ce68" table:formula="of:=[.$W$3]^2*([.$Q$3]*10^[.$Q$4])*[.AF40]/([.$P$3]^2*([.$R$3]*10^([.$R$4]))^2*[.AC40]*[.$V$3])" office:value-type="float" office:value="1.29231827409549">
            <text:p>1.29</text:p>
          </table:table-cell>
          <table:table-cell table:style-name="ce41"/>
          <table:table-cell table:style-name="ce64" table:formula="of:=-([.$AE$2]+[.$AF$2]*[.$G$3])/[.A40]" office:value-type="float" office:value="-5.07584837826898">
            <text:p>-5.08</text:p>
          </table:table-cell>
          <table:table-cell table:style-name="ce41" table:formula="of:=[.$AE$2]+[.$AF$2]*[.$G$3]+[.$AG$2]*EXP([.AI40])*[.A40]/[.$G$3]+[.$AH$2]*EXP(2*[.AI40])*[.$G$3]+([.$AI$2]+[.$AJ$2]*[.$G$3]+[.$AK$2]*[.$G$3]^2)*EXP(3*[.AI40])" office:value-type="float" office:value="8.53664850392039">
            <text:p>8.54</text:p>
          </table:table-cell>
          <table:table-cell table:style-name="ce68" table:formula="of:=[.$W$3]^2*([.$Q$3]*10^[.$Q$4])*[.AJ40]/([.$P$3]^2*([.$R$3]*10^([.$R$4]))^2*[.$AC$2]*[.$V$3])" office:value-type="float" office:value="1.2917504044059">
            <text:p>1.29</text:p>
          </table:table-cell>
          <table:table-cell table:number-columns-repeated="7"/>
          <table:table-cell office:value-type="float" office:value="1.3201">
            <text:p>1.3201</text:p>
          </table:table-cell>
          <table:table-cell table:formula="of:=0.14514-0.000103362*[.AS40]+0.000340383*[.AS40]^2-0.000450864*[.AS40]^3+0.000182967*[.AS40]^4" office:value-type="float" office:value="0.14511516499158">
            <text:p>0.14512</text:p>
          </table:table-cell>
          <table:table-cell office:value-type="float" office:value="8.6804">
            <text:p>8.6804</text:p>
          </table:table-cell>
          <table:table-cell table:formula="of:=-([.$AE$2]+[.$AF$2]*[.AT40])/[.AS40]" office:value-type="float" office:value="-6.54398191311367">
            <text:p>-6.5440</text:p>
          </table:table-cell>
          <table:table-cell table:formula="of:=[.$AE$2]+[.$AF$2]*[.AT40]+[.$AG$2]*EXP([.AV40])*[.AS40]/[.AT40]+[.$AH$2]*EXP(2*[.AV40])*[.AT40]+([.$AI$2]+[.$AJ$2]*[.AT40]+[.$AK$2]*[.AT40]^2)*EXP(3*[.AV40])" office:value-type="float" office:value="8.63530270167465">
            <text:p>8.6353</text:p>
          </table:table-cell>
          <table:table-cell/>
          <table:table-cell table:formula="of:=145.12+0.0670526*[.AS40]-0.0556804*[.AS40]^2-0.111639*[.AS40]^3+0.0687962*[.AS40]^4" office:value-type="float" office:value="145.063585076271">
            <text:p>145.0636</text:p>
          </table:table-cell>
          <table:table-cell table:formula="of:=-([.$AZ$9]+[.$BA$9]*[.AT40])/[.AS40]" office:value-type="float" office:value="-6.57739667690901">
            <text:p>-6.58E+00</text:p>
          </table:table-cell>
          <table:table-cell table:formula="of:=[.$AZ$9]+[.$BA$9]*[.AT40]+[.$BB$9]*EXP([.AZ40])*[.AS40]/[.AT40]+[.$BC$9]*EXP(2*[.AZ40])*[.AT40]+([.$BD$9]+[.$BE$9]*[.AT40]+[.$BF$9]*[.AT40]^2)*EXP(3*[.AZ40])" office:value-type="float" office:value="8.67778245310384">
            <text:p>8.6778</text:p>
          </table:table-cell>
          <table:table-cell table:formula="of:=[.$W$3]^2*([.$Q$3]*10^[.$Q$4])*[.BA40]/([.$P$3]^2*([.$R$3]*10^([.$R$4]))^2*[.AY40]*[.$V$3])" office:value-type="float" office:value="1.31384628047">
            <text:p>1.3138</text:p>
          </table:table-cell>
          <table:table-cell/>
          <table:table-cell table:formula="of:=-([.$AZ$9]+[.$BA$9]*[.$AT$10])/[.AS40]" office:value-type="float" office:value="-6.57572074673606">
            <text:p>-6.58</text:p>
          </table:table-cell>
          <table:table-cell table:formula="of:=[.$AZ$9]+[.$BA$9]*[.$AT$10]+[.$BB$9]*EXP([.AZ40])*[.AS40]/[.$AT$10]+[.$BC$9]*EXP(2*[.AZ40])*[.$AT$10]+([.$BD$9]+[.$BE$9]*[.$AT$10]+[.$BF$9]*[.$AT$10]^2)*EXP(3*[.AZ40])" office:value-type="float" office:value="8.67559996511135">
            <text:p>8.6756</text:p>
          </table:table-cell>
          <table:table-cell table:number-columns-repeated="6"/>
          <table:table-cell table:formula="of:=-([.$BL$9]+[.$BM$9]*[.AT40])/[.AS40]" office:value-type="float" office:value="-6.34692719036894">
            <text:p>-6.35</text:p>
          </table:table-cell>
          <table:table-cell table:formula="of:=[.$BL$9]+[.$BM$9]*[.AT40]+[.$BN$9]*EXP([.BL40])*[.AS40]/[.AT40]+[.$BO$9]*EXP(2*[.BL40])*[.AT40]+([.$BP$9]+[.$BQ$9]*[.AT40]+[.$BR$9]*[.AT40]^2)*EXP(3*[.BL40])" office:value-type="float" office:value="8.3751484144247">
            <text:p>8.38</text:p>
          </table:table-cell>
          <table:table-cell table:number-columns-repeated="2"/>
          <table:table-cell office:value-type="float" office:value="1.3201">
            <text:p>1.3201</text:p>
          </table:table-cell>
          <table:table-cell office:value-type="float" office:value="0.14512">
            <text:p>0.1451</text:p>
          </table:table-cell>
          <table:table-cell office:value-type="float" office:value="8.28948946701639">
            <text:p>8.2895</text:p>
          </table:table-cell>
          <table:table-cell/>
          <table:table-cell table:formula="of:=[.$BL$7]+[.$BM$7]*[.AT40]+[.$BN$7]*EXP([.BL40])*[.AS40]/[.AT40]+[.$BO$7]*EXP(2*[.BL40])*[.AT40]+([.$BP$7]+[.$BQ$7]*[.AT40]+[.$BR$7]*[.AT40]^2)*EXP(3*[.BL40])" office:value-type="float" office:value="8.2890298729697">
            <text:p>8.29</text:p>
          </table:table-cell>
          <table:table-cell/>
        </table:table-row>
        <table:table-row table:style-name="ro1">
          <table:table-cell office:value-type="float" office:value="1.75">
            <text:p>1.75</text:p>
          </table:table-cell>
          <table:table-cell table:style-name="ce10" office:value-type="float" office:value="0.1453">
            <text:p>0.14530</text:p>
          </table:table-cell>
          <table:table-cell table:style-name="ce17" table:formula="of:=[.B41]*1000" office:value-type="float" office:value="145.3">
            <text:p>1.45E+02</text:p>
          </table:table-cell>
          <table:table-cell table:formula="of:=0.000205923*[.A41]+0.144983" office:value-type="float" office:value="0.14534336525">
            <text:p>0.14534</text:p>
          </table:table-cell>
          <table:table-cell table:formula="of:=0.14528-0.000553551*[.A41]+0.000345216*[.A41]^2" office:value-type="float" office:value="0.14536850975">
            <text:p>0.14537</text:p>
          </table:table-cell>
          <table:table-cell table:formula="of:=0.145054+0.000509199*[.A41]-0.000823615*[.A41]^2+0.000354191*[.A41]^3" office:value-type="float" office:value="0.145321019703125">
            <text:p>0.14532</text:p>
          </table:table-cell>
          <table:table-cell table:formula="of:=0.14514-0.000103362*[.A41]+0.000340383*[.A41]^2-0.000450864*[.A41]^3+0.000182967*[.A41]^4" office:value-type="float" office:value="0.145301220527344">
            <text:p>0.14530</text:p>
          </table:table-cell>
          <table:table-cell table:formula="of:=0.145125+(0.0000398458)*[.A41]-(0.0000632759)*[.A41]^2+(0.0000151622)*[.A41]^3-(0.0000513776)*[.A41]^4+(0.0000426081)*[.A41]^5" office:value-type="float" office:value="0.145299672335059">
            <text:p>0.14530</text:p>
          </table:table-cell>
          <table:table-cell table:formula="of:=0.145143-0.000175895*[.A41]+0.000761068*[.A41]^2-0.00136935*[.A41]^3+0.00108631*[.A41]^4-0.000406313*[.A41]^5+(0.0000680184)*[.A41]^6" office:value-type="float" office:value="0.145300329533594">
            <text:p>0.14530</text:p>
          </table:table-cell>
          <table:table-cell table:formula="of:=2*[.$P$3]^2*[.$Q$3]^4*[.A41]^4*10^([.$T$4])/(45*[.$R$3]^3*[.$S$3]^5)" office:value-type="float" office:value="0.160073664184657">
            <text:p>1.60E-01</text:p>
          </table:table-cell>
          <table:table-cell table:formula="of:=253.55-48.8666*[.A41]+47.0174*[.A41]^2-14.8131*[.A41]^3" office:value-type="float" office:value="232.6352796875">
            <text:p>232.64</text:p>
          </table:table-cell>
          <table:table-cell table:formula="of:=2*[.$P$3]^2*[.$Q$3]^4*[.A41]^4*10^([.$T$4])/(45*[.$R$3]^3*([.K41]/100)^5)" office:value-type="float" office:value="0.187067442601554">
            <text:p>1.87E-01</text:p>
          </table:table-cell>
          <table:table-cell table:formula="of:=145.2-[.J41]" office:value-type="float" office:value="145.039926335815">
            <text:p>1.45E+02</text:p>
          </table:table-cell>
          <table:table-cell table:formula="of:=145.2-[.L41]" office:value-type="float" office:value="145.012932557398">
            <text:p>1.45E+02</text:p>
          </table:table-cell>
          <table:table-cell table:formula="of:=[.C41]-[.L41]" office:value-type="float" office:value="145.112932557398">
            <text:p>1.45E+02</text:p>
          </table:table-cell>
          <table:table-cell table:number-columns-repeated="12"/>
          <table:table-cell table:style-name="ce64" table:formula="of:=[.G41]*1000" office:value-type="float" office:value="145.301220527344">
            <text:p>145.30</text:p>
          </table:table-cell>
          <table:table-cell table:style-name="ce68" table:formula="of:=145.12+0.0670526*[.A41]-0.0556804*[.A41]^2-0.111639*[.A41]^3+0.0687962*[.A41]^4" office:value-type="float" office:value="145.113738669531">
            <text:p>145.11</text:p>
          </table:table-cell>
          <table:table-cell/>
          <table:table-cell table:style-name="ce64" table:formula="of:=-([.$AE$2]+[.$AF$2]*[.G41])/[.A41]" office:value-type="float" office:value="-4.92997505912075">
            <text:p>-4.93</text:p>
          </table:table-cell>
          <table:table-cell table:style-name="ce41" table:formula="of:=[.$AE$2]+[.$AF$2]*[.G41]+[.$AG$2]*EXP([.AE41])*[.A41]/[.G41]+[.$AH$2]*EXP(2*[.AE41])*[.G41]+([.$AI$2]+[.$AJ$2]*[.G41]+[.$AK$2]*[.G41]^2)*EXP(3*[.AE41])" office:value-type="float" office:value="8.47689352914023">
            <text:p>8.48</text:p>
          </table:table-cell>
          <table:table-cell table:style-name="ce68" table:formula="of:=[.$W$3]^2*([.$Q$3]*10^[.$Q$4])*[.AF41]/([.$P$3]^2*([.$R$3]*10^([.$R$4]))^2*[.AC41]*[.$V$3])" office:value-type="float" office:value="1.28298742852748">
            <text:p>1.28</text:p>
          </table:table-cell>
          <table:table-cell table:style-name="ce41"/>
          <table:table-cell table:style-name="ce64" table:formula="of:=-([.$AE$2]+[.$AF$2]*[.$G$3])/[.A41]" office:value-type="float" office:value="-4.93082413888987">
            <text:p>-4.93</text:p>
          </table:table-cell>
          <table:table-cell table:style-name="ce41" table:formula="of:=[.$AE$2]+[.$AF$2]*[.$G$3]+[.$AG$2]*EXP([.AI41])*[.A41]/[.$G$3]+[.$AH$2]*EXP(2*[.AI41])*[.$G$3]+([.$AI$2]+[.$AJ$2]*[.$G$3]+[.$AK$2]*[.$G$3]^2)*EXP(3*[.AI41])" office:value-type="float" office:value="8.47863081322525">
            <text:p>8.48</text:p>
          </table:table-cell>
          <table:table-cell table:style-name="ce68" table:formula="of:=[.$W$3]^2*([.$Q$3]*10^[.$Q$4])*[.AJ41]/([.$P$3]^2*([.$R$3]*10^([.$R$4]))^2*[.$AC$2]*[.$V$3])" office:value-type="float" office:value="1.28297127107462">
            <text:p>1.28</text:p>
          </table:table-cell>
          <table:table-cell table:number-columns-repeated="7"/>
          <table:table-cell office:value-type="float" office:value="1.33">
            <text:p>1.3300</text:p>
          </table:table-cell>
          <table:table-cell table:formula="of:=0.14514-0.000103362*[.AS41]+0.000340383*[.AS41]^2-0.000450864*[.AS41]^3+0.000182967*[.AS41]^4" office:value-type="float" office:value="0.145116417762524">
            <text:p>0.14512</text:p>
          </table:table-cell>
          <table:table-cell office:value-type="float" office:value="8.6796">
            <text:p>8.6796</text:p>
          </table:table-cell>
          <table:table-cell table:formula="of:=-([.$AE$2]+[.$AF$2]*[.AT41])/[.AS41]" office:value-type="float" office:value="-6.49521409443937">
            <text:p>-6.4952</text:p>
          </table:table-cell>
          <table:table-cell table:formula="of:=[.$AE$2]+[.$AF$2]*[.AT41]+[.$AG$2]*EXP([.AV41])*[.AS41]/[.AT41]+[.$AH$2]*EXP(2*[.AV41])*[.AT41]+([.$AI$2]+[.$AJ$2]*[.AT41]+[.$AK$2]*[.AT41]^2)*EXP(3*[.AV41])" office:value-type="float" office:value="8.63508199221329">
            <text:p>8.6351</text:p>
          </table:table-cell>
          <table:table-cell/>
          <table:table-cell table:formula="of:=145.12+0.0670526*[.AS41]-0.0556804*[.AS41]^2-0.111639*[.AS41]^3+0.0687962*[.AS41]^4" office:value-type="float" office:value="145.063304662218">
            <text:p>145.0633</text:p>
          </table:table-cell>
          <table:table-cell table:formula="of:=-([.$AZ$9]+[.$BA$9]*[.AT41])/[.AS41]" office:value-type="float" office:value="-6.52842779886999">
            <text:p>-6.53E+00</text:p>
          </table:table-cell>
          <table:table-cell table:formula="of:=[.$AZ$9]+[.$BA$9]*[.AT41]+[.$BB$9]*EXP([.AZ41])*[.AS41]/[.AT41]+[.$BC$9]*EXP(2*[.AZ41])*[.AT41]+([.$BD$9]+[.$BE$9]*[.AT41]+[.$BF$9]*[.AT41]^2)*EXP(3*[.AZ41])" office:value-type="float" office:value="8.67753232902208">
            <text:p>8.6775</text:p>
          </table:table-cell>
          <table:table-cell table:formula="of:=[.$W$3]^2*([.$Q$3]*10^[.$Q$4])*[.BA41]/([.$P$3]^2*([.$R$3]*10^([.$R$4]))^2*[.AY41]*[.$V$3])" office:value-type="float" office:value="1.31381095047103">
            <text:p>1.3138</text:p>
          </table:table-cell>
          <table:table-cell/>
          <table:table-cell table:formula="of:=-([.$AZ$9]+[.$BA$9]*[.$AT$10])/[.AS41]" office:value-type="float" office:value="-6.52677365245584">
            <text:p>-6.53</text:p>
          </table:table-cell>
          <table:table-cell table:formula="of:=[.$AZ$9]+[.$BA$9]*[.$AT$10]+[.$BB$9]*EXP([.AZ41])*[.AS41]/[.$AT$10]+[.$BC$9]*EXP(2*[.AZ41])*[.$AT$10]+([.$BD$9]+[.$BE$9]*[.$AT$10]+[.$BF$9]*[.$AT$10]^2)*EXP(3*[.AZ41])" office:value-type="float" office:value="8.67536503536972">
            <text:p>8.6754</text:p>
          </table:table-cell>
          <table:table-cell table:number-columns-repeated="6"/>
          <table:table-cell table:formula="of:=-([.$BL$9]+[.$BM$9]*[.AT41])/[.AS41]" office:value-type="float" office:value="-6.29962653569346">
            <text:p>-6.3</text:p>
          </table:table-cell>
          <table:table-cell table:formula="of:=[.$BL$9]+[.$BM$9]*[.AT41]+[.$BN$9]*EXP([.BL41])*[.AS41]/[.AT41]+[.$BO$9]*EXP(2*[.BL41])*[.AT41]+([.$BP$9]+[.$BQ$9]*[.AT41]+[.$BR$9]*[.AT41]^2)*EXP(3*[.BL41])" office:value-type="float" office:value="8.3748898350015">
            <text:p>8.37</text:p>
          </table:table-cell>
          <table:table-cell table:number-columns-repeated="2"/>
          <table:table-cell office:value-type="float" office:value="1.33">
            <text:p>1.3300</text:p>
          </table:table-cell>
          <table:table-cell office:value-type="float" office:value="0.14512">
            <text:p>0.1451</text:p>
          </table:table-cell>
          <table:table-cell office:value-type="float" office:value="8.28919899460369">
            <text:p>8.2892</text:p>
          </table:table-cell>
          <table:table-cell/>
          <table:table-cell table:formula="of:=[.$BL$7]+[.$BM$7]*[.AT41]+[.$BN$7]*EXP([.BL41])*[.AS41]/[.AT41]+[.$BO$7]*EXP(2*[.BL41])*[.AT41]+([.$BP$7]+[.$BQ$7]*[.AT41]+[.$BR$7]*[.AT41]^2)*EXP(3*[.BL41])" office:value-type="float" office:value="8.28878078596808">
            <text:p>8.29</text:p>
          </table:table-cell>
          <table:table-cell/>
        </table:table-row>
        <table:table-row table:style-name="ro1">
          <table:table-cell office:value-type="float" office:value="1.8">
            <text:p>1.80</text:p>
          </table:table-cell>
          <table:table-cell table:style-name="ce10" office:value-type="float" office:value="0.14535">
            <text:p>0.14535</text:p>
          </table:table-cell>
          <table:table-cell table:style-name="ce17" table:formula="of:=[.B42]*1000" office:value-type="float" office:value="145.35">
            <text:p>1.45E+02</text:p>
          </table:table-cell>
          <table:table-cell table:formula="of:=0.000205923*[.A42]+0.144983" office:value-type="float" office:value="0.1453536614">
            <text:p>0.14535</text:p>
          </table:table-cell>
          <table:table-cell table:formula="of:=0.14528-0.000553551*[.A42]+0.000345216*[.A42]^2" office:value-type="float" office:value="0.14540210804">
            <text:p>0.14540</text:p>
          </table:table-cell>
          <table:table-cell table:formula="of:=0.145054+0.000509199*[.A42]-0.000823615*[.A42]^2+0.000354191*[.A42]^3" office:value-type="float" office:value="0.145367687512">
            <text:p>0.14537</text:p>
          </table:table-cell>
          <table:table-cell table:formula="of:=0.14514-0.000103362*[.A42]+0.000340383*[.A42]^2-0.000450864*[.A42]^3+0.000182967*[.A42]^4" office:value-type="float" office:value="0.1453480648512">
            <text:p>0.14535</text:p>
          </table:table-cell>
          <table:table-cell table:formula="of:=0.145125+(0.0000398458)*[.A42]-(0.0000632759)*[.A42]^2+(0.0000151622)*[.A42]^3-(0.0000513776)*[.A42]^4+(0.0000426081)*[.A42]^5" office:value-type="float" office:value="0.145345902003648">
            <text:p>0.14535</text:p>
          </table:table-cell>
          <table:table-cell table:formula="of:=0.145143-0.000175895*[.A42]+0.000761068*[.A42]^2-0.00136935*[.A42]^3+0.00108631*[.A42]^4-0.000406313*[.A42]^5+(0.0000680184)*[.A42]^6" office:value-type="float" office:value="0.145345744605082">
            <text:p>0.14535</text:p>
          </table:table-cell>
          <table:table-cell table:formula="of:=2*[.$P$3]^2*[.$Q$3]^4*[.A42]^4*10^([.$T$4])/(45*[.$R$3]^3*[.$S$3]^5)" office:value-type="float" office:value="0.179166872165382">
            <text:p>1.79E-01</text:p>
          </table:table-cell>
          <table:table-cell table:formula="of:=253.55-48.8666*[.A42]+47.0174*[.A42]^2-14.8131*[.A42]^3" office:value-type="float" office:value="231.5364968">
            <text:p>231.54</text:p>
          </table:table-cell>
          <table:table-cell table:formula="of:=2*[.$P$3]^2*[.$Q$3]^4*[.A42]^4*10^([.$T$4])/(45*[.$R$3]^3*([.K42]/100)^5)" office:value-type="float" office:value="0.214395976284901">
            <text:p>2.14E-01</text:p>
          </table:table-cell>
          <table:table-cell table:formula="of:=145.2-[.J42]" office:value-type="float" office:value="145.020833127835">
            <text:p>1.45E+02</text:p>
          </table:table-cell>
          <table:table-cell table:formula="of:=145.2-[.L42]" office:value-type="float" office:value="144.985604023715">
            <text:p>1.45E+02</text:p>
          </table:table-cell>
          <table:table-cell table:formula="of:=[.C42]-[.L42]" office:value-type="float" office:value="145.135604023715">
            <text:p>1.45E+02</text:p>
          </table:table-cell>
          <table:table-cell table:number-columns-repeated="12"/>
          <table:table-cell table:style-name="ce64" table:formula="of:=[.G42]*1000" office:value-type="float" office:value="145.3480648512">
            <text:p>145.35</text:p>
          </table:table-cell>
          <table:table-cell table:style-name="ce68" table:formula="of:=145.12+0.0670526*[.A42]-0.0556804*[.A42]^2-0.111639*[.A42]^3+0.0687962*[.A42]^4" office:value-type="float" office:value="145.13140652512">
            <text:p>145.13</text:p>
          </table:table-cell>
          <table:table-cell/>
          <table:table-cell table:style-name="ce64" table:formula="of:=-([.$AE$2]+[.$AF$2]*[.G42])/[.A42]" office:value-type="float" office:value="-4.79145712401428">
            <text:p>-4.79</text:p>
          </table:table-cell>
          <table:table-cell table:style-name="ce41" table:formula="of:=[.$AE$2]+[.$AF$2]*[.G42]+[.$AG$2]*EXP([.AE42])*[.A42]/[.G42]+[.$AH$2]*EXP(2*[.AE42])*[.G42]+([.$AI$2]+[.$AJ$2]*[.G42]+[.$AK$2]*[.G42]^2)*EXP(3*[.AE42])" office:value-type="float" office:value="8.3853598821159">
            <text:p>8.39</text:p>
          </table:table-cell>
          <table:table-cell table:style-name="ce68" table:formula="of:=[.$W$3]^2*([.$Q$3]*10^[.$Q$4])*[.AF42]/([.$P$3]^2*([.$R$3]*10^([.$R$4]))^2*[.AC42]*[.$V$3])" office:value-type="float" office:value="1.26897920699237">
            <text:p>1.27</text:p>
          </table:table-cell>
          <table:table-cell table:style-name="ce41"/>
          <table:table-cell table:style-name="ce64" table:formula="of:=-([.$AE$2]+[.$AF$2]*[.$G$3])/[.A42]" office:value-type="float" office:value="-4.79385680169848">
            <text:p>-4.79</text:p>
          </table:table-cell>
          <table:table-cell table:style-name="ce41" table:formula="of:=[.$AE$2]+[.$AF$2]*[.$G$3]+[.$AG$2]*EXP([.AI42])*[.A42]/[.$G$3]+[.$AH$2]*EXP(2*[.AI42])*[.$G$3]+([.$AI$2]+[.$AJ$2]*[.$G$3]+[.$AK$2]*[.$G$3]^2)*EXP(3*[.AI42])" office:value-type="float" office:value="8.39084452750971">
            <text:p>8.39</text:p>
          </table:table-cell>
          <table:table-cell table:style-name="ce68" table:formula="of:=[.$W$3]^2*([.$Q$3]*10^[.$Q$4])*[.AJ42]/([.$P$3]^2*([.$R$3]*10^([.$R$4]))^2*[.$AC$2]*[.$V$3])" office:value-type="float" office:value="1.2696876071142">
            <text:p>1.27</text:p>
          </table:table-cell>
          <table:table-cell table:number-columns-repeated="7"/>
          <table:table-cell office:value-type="float" office:value="1.3399">
            <text:p>1.3399</text:p>
          </table:table-cell>
          <table:table-cell table:formula="of:=0.14514-0.000103362*[.AS42]+0.000340383*[.AS42]^2-0.000450864*[.AS42]^3+0.000182967*[.AS42]^4" office:value-type="float" office:value="0.145117765280819">
            <text:p>0.14512</text:p>
          </table:table-cell>
          <table:table-cell office:value-type="float" office:value="8.6821">
            <text:p>8.6821</text:p>
          </table:table-cell>
          <table:table-cell table:formula="of:=-([.$AE$2]+[.$AF$2]*[.AT42])/[.AS42]" office:value-type="float" office:value="-6.44716265139772">
            <text:p>-6.4472</text:p>
          </table:table-cell>
          <table:table-cell table:formula="of:=[.$AE$2]+[.$AF$2]*[.AT42]+[.$AG$2]*EXP([.AV42])*[.AS42]/[.AT42]+[.$AH$2]*EXP(2*[.AV42])*[.AT42]+([.$AI$2]+[.$AJ$2]*[.AT42]+[.$AK$2]*[.AT42]^2)*EXP(3*[.AV42])" office:value-type="float" office:value="8.63484401506635">
            <text:p>8.6348</text:p>
          </table:table-cell>
          <table:table-cell/>
          <table:table-cell table:formula="of:=145.12+0.0670526*[.AS42]-0.0556804*[.AS42]^2-0.111639*[.AS42]^3+0.0687962*[.AS42]^4" office:value-type="float" office:value="145.063069146216">
            <text:p>145.0631</text:p>
          </table:table-cell>
          <table:table-cell table:formula="of:=-([.$AZ$9]+[.$BA$9]*[.AT42])/[.AS42]" office:value-type="float" office:value="-6.48018184599758">
            <text:p>-6.48E+00</text:p>
          </table:table-cell>
          <table:table-cell table:formula="of:=[.$AZ$9]+[.$BA$9]*[.AT42]+[.$BB$9]*EXP([.AZ42])*[.AS42]/[.AT42]+[.$BC$9]*EXP(2*[.AZ42])*[.AT42]+([.$BD$9]+[.$BE$9]*[.AT42]+[.$BF$9]*[.AT42]^2)*EXP(3*[.AZ42])" office:value-type="float" office:value="8.67726686788961">
            <text:p>8.6773</text:p>
          </table:table-cell>
          <table:table-cell table:formula="of:=[.$W$3]^2*([.$Q$3]*10^[.$Q$4])*[.BA42]/([.$P$3]^2*([.$R$3]*10^([.$R$4]))^2*[.AY42]*[.$V$3])" office:value-type="float" office:value="1.31377289162178">
            <text:p>1.3138</text:p>
          </table:table-cell>
          <table:table-cell/>
          <table:table-cell table:formula="of:=-([.$AZ$9]+[.$BA$9]*[.$AT$10])/[.AS42]" office:value-type="float" office:value="-6.4785498602629">
            <text:p>-6.48</text:p>
          </table:table-cell>
          <table:table-cell table:formula="of:=[.$AZ$9]+[.$BA$9]*[.$AT$10]+[.$BB$9]*EXP([.AZ42])*[.AS42]/[.$AT$10]+[.$BC$9]*EXP(2*[.AZ42])*[.$AT$10]+([.$BD$9]+[.$BE$9]*[.$AT$10]+[.$BF$9]*[.$AT$10]^2)*EXP(3*[.AZ42])" office:value-type="float" office:value="8.67511595517586">
            <text:p>8.6751</text:p>
          </table:table-cell>
          <table:table-cell table:number-columns-repeated="6"/>
          <table:table-cell table:formula="of:=-([.$BL$9]+[.$BM$9]*[.AT42])/[.AS42]" office:value-type="float" office:value="-6.25302060349487">
            <text:p>-6.25</text:p>
          </table:table-cell>
          <table:table-cell table:formula="of:=[.$BL$9]+[.$BM$9]*[.AT42]+[.$BN$9]*EXP([.BL42])*[.AS42]/[.AT42]+[.$BO$9]*EXP(2*[.BL42])*[.AT42]+([.$BP$9]+[.$BQ$9]*[.AT42]+[.$BR$9]*[.AT42]^2)*EXP(3*[.BL42])" office:value-type="float" office:value="8.3746012774333">
            <text:p>8.37</text:p>
          </table:table-cell>
          <table:table-cell table:number-columns-repeated="2"/>
          <table:table-cell office:value-type="float" office:value="1.3399">
            <text:p>1.3399</text:p>
          </table:table-cell>
          <table:table-cell office:value-type="float" office:value="0.14512">
            <text:p>0.1451</text:p>
          </table:table-cell>
          <table:table-cell office:value-type="float" office:value="8.28887176733993">
            <text:p>8.2889</text:p>
          </table:table-cell>
          <table:table-cell/>
          <table:table-cell table:formula="of:=[.$BL$7]+[.$BM$7]*[.AT42]+[.$BN$7]*EXP([.BL42])*[.AS42]/[.AT42]+[.$BO$7]*EXP(2*[.BL42])*[.AT42]+([.$BP$7]+[.$BQ$7]*[.AT42]+[.$BR$7]*[.AT42]^2)*EXP(3*[.BL42])" office:value-type="float" office:value="8.2885021706152">
            <text:p>8.29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 table:style-name="ce10" office:value-type="float" office:value="0.1454">
            <text:p>0.14540</text:p>
          </table:table-cell>
          <table:table-cell table:style-name="ce17" table:formula="of:=[.B43]*1000" office:value-type="float" office:value="145.4">
            <text:p>1.45E+02</text:p>
          </table:table-cell>
          <table:table-cell table:formula="of:=0.000205923*[.A43]+0.144983" office:value-type="float" office:value="0.14536395755">
            <text:p>0.14536</text:p>
          </table:table-cell>
          <table:table-cell table:formula="of:=0.14528-0.000553551*[.A43]+0.000345216*[.A43]^2" office:value-type="float" office:value="0.14543743241">
            <text:p>0.14544</text:p>
          </table:table-cell>
          <table:table-cell table:formula="of:=0.145054+0.000509199*[.A43]-0.000823615*[.A43]^2+0.000354191*[.A43]^3" office:value-type="float" office:value="0.145419800402875">
            <text:p>0.14542</text:p>
          </table:table-cell>
          <table:table-cell table:formula="of:=0.14514-0.000103362*[.A43]+0.000340383*[.A43]^2-0.000450864*[.A43]^3+0.000182967*[.A43]^4" office:value-type="float" office:value="0.145402224441544">
            <text:p>0.14540</text:p>
          </table:table-cell>
          <table:table-cell table:formula="of:=0.145125+(0.0000398458)*[.A43]-(0.0000632759)*[.A43]^2+(0.0000151622)*[.A43]^3-(0.0000513776)*[.A43]^4+(0.0000426081)*[.A43]^5" office:value-type="float" office:value="0.145399659442569">
            <text:p>0.14540</text:p>
          </table:table-cell>
          <table:table-cell table:formula="of:=0.145143-0.000175895*[.A43]+0.000761068*[.A43]^2-0.00136935*[.A43]^3+0.00108631*[.A43]^4-0.000406313*[.A43]^5+(0.0000680184)*[.A43]^6" office:value-type="float" office:value="0.145398662466424">
            <text:p>0.14540</text:p>
          </table:table-cell>
          <table:table-cell table:formula="of:=2*[.$P$3]^2*[.$Q$3]^4*[.A43]^4*10^([.$T$4])/(45*[.$R$3]^3*[.$S$3]^5)" office:value-type="float" office:value="0.199919246008817">
            <text:p>2.00E-01</text:p>
          </table:table-cell>
          <table:table-cell table:formula="of:=253.55-48.8666*[.A43]+47.0174*[.A43]^2-14.8131*[.A43]^3" office:value-type="float" office:value="230.2728472125">
            <text:p>230.27</text:p>
          </table:table-cell>
          <table:table-cell table:formula="of:=2*[.$P$3]^2*[.$Q$3]^4*[.A43]^4*10^([.$T$4])/(45*[.$R$3]^3*([.K43]/100)^5)" office:value-type="float" office:value="0.245865254873994">
            <text:p>2.46E-01</text:p>
          </table:table-cell>
          <table:table-cell table:formula="of:=145.2-[.J43]" office:value-type="float" office:value="145.000080753991">
            <text:p>1.45E+02</text:p>
          </table:table-cell>
          <table:table-cell table:formula="of:=145.2-[.L43]" office:value-type="float" office:value="144.954134745126">
            <text:p>1.45E+02</text:p>
          </table:table-cell>
          <table:table-cell table:formula="of:=[.C43]-[.L43]" office:value-type="float" office:value="145.154134745126">
            <text:p>1.45E+02</text:p>
          </table:table-cell>
          <table:table-cell table:number-columns-repeated="12"/>
          <table:table-cell table:style-name="ce64" table:formula="of:=[.G43]*1000" office:value-type="float" office:value="145.402224441544">
            <text:p>145.40</text:p>
          </table:table-cell>
          <table:table-cell table:style-name="ce68" table:formula="of:=145.12+0.0670526*[.A43]-0.0556804*[.A43]^2-0.111639*[.A43]^3+0.0687962*[.A43]^4" office:value-type="float" office:value="145.152469576301">
            <text:p>145.15</text:p>
          </table:table-cell>
          <table:table-cell/>
          <table:table-cell table:style-name="ce64" table:formula="of:=-([.$AE$2]+[.$AF$2]*[.G43])/[.A43]" office:value-type="float" office:value="-4.66018746241529">
            <text:p>-4.66</text:p>
          </table:table-cell>
          <table:table-cell table:style-name="ce41" table:formula="of:=[.$AE$2]+[.$AF$2]*[.G43]+[.$AG$2]*EXP([.AE43])*[.A43]/[.G43]+[.$AH$2]*EXP(2*[.AE43])*[.G43]+([.$AI$2]+[.$AJ$2]*[.G43]+[.$AK$2]*[.G43]^2)*EXP(3*[.AE43])" office:value-type="float" office:value="8.2511680543904">
            <text:p>8.25</text:p>
          </table:table-cell>
          <table:table-cell table:style-name="ce68" table:formula="of:=[.$W$3]^2*([.$Q$3]*10^[.$Q$4])*[.AF43]/([.$P$3]^2*([.$R$3]*10^([.$R$4]))^2*[.AC43]*[.$V$3])" office:value-type="float" office:value="1.24849039996422">
            <text:p>1.25</text:p>
          </table:table-cell>
          <table:table-cell table:style-name="ce41"/>
          <table:table-cell table:style-name="ce64" table:formula="of:=-([.$AE$2]+[.$AF$2]*[.$G$3])/[.A43]" office:value-type="float" office:value="-4.66429310435528">
            <text:p>-4.66</text:p>
          </table:table-cell>
          <table:table-cell table:style-name="ce41" table:formula="of:=[.$AE$2]+[.$AF$2]*[.$G$3]+[.$AG$2]*EXP([.AI43])*[.A43]/[.$G$3]+[.$AH$2]*EXP(2*[.AI43])*[.$G$3]+([.$AI$2]+[.$AJ$2]*[.$G$3]+[.$AK$2]*[.$G$3]^2)*EXP(3*[.AI43])" office:value-type="float" office:value="8.26190234439954">
            <text:p>8.26</text:p>
          </table:table-cell>
          <table:table-cell table:style-name="ce68" table:formula="of:=[.$W$3]^2*([.$Q$3]*10^[.$Q$4])*[.AJ43]/([.$P$3]^2*([.$R$3]*10^([.$R$4]))^2*[.$AC$2]*[.$V$3])" office:value-type="float" office:value="1.25017630626808">
            <text:p>1.25</text:p>
          </table:table-cell>
          <table:table-cell table:number-columns-repeated="7"/>
          <table:table-cell office:value-type="float" office:value="1.3502">
            <text:p>1.3502</text:p>
          </table:table-cell>
          <table:table-cell table:formula="of:=0.14514-0.000103362*[.AS43]+0.000340383*[.AS43]^2-0.000450864*[.AS43]^3+0.000182967*[.AS43]^4" office:value-type="float" office:value="0.145119271106735">
            <text:p>0.14512</text:p>
          </table:table-cell>
          <table:table-cell office:value-type="float" office:value="8.6813">
            <text:p>8.6813</text:p>
          </table:table-cell>
          <table:table-cell table:formula="of:=-([.$AE$2]+[.$AF$2]*[.AT43])/[.AS43]" office:value-type="float" office:value="-6.3979130142671">
            <text:p>-6.3979</text:p>
          </table:table-cell>
          <table:table-cell table:formula="of:=[.$AE$2]+[.$AF$2]*[.AT43]+[.$AG$2]*EXP([.AV43])*[.AS43]/[.AT43]+[.$AH$2]*EXP(2*[.AV43])*[.AT43]+([.$AI$2]+[.$AJ$2]*[.AT43]+[.$AK$2]*[.AT43]^2)*EXP(3*[.AV43])" office:value-type="float" office:value="8.63457541924705">
            <text:p>8.6346</text:p>
          </table:table-cell>
          <table:table-cell/>
          <table:table-cell table:formula="of:=145.12+0.0670526*[.AS43]-0.0556804*[.AS43]^2-0.111639*[.AS43]^3+0.0687962*[.AS43]^4" office:value-type="float" office:value="145.06287337185">
            <text:p>145.0629</text:p>
          </table:table-cell>
          <table:table-cell table:formula="of:=-([.$AZ$9]+[.$BA$9]*[.AT43])/[.AS43]" office:value-type="float" office:value="-6.43073676041268">
            <text:p>-6.43E+00</text:p>
          </table:table-cell>
          <table:table-cell table:formula="of:=[.$AZ$9]+[.$BA$9]*[.AT43]+[.$BB$9]*EXP([.AZ43])*[.AS43]/[.AT43]+[.$BC$9]*EXP(2*[.AZ43])*[.AT43]+([.$BD$9]+[.$BE$9]*[.AT43]+[.$BF$9]*[.AT43]^2)*EXP(3*[.AZ43])" office:value-type="float" office:value="8.6769720473516">
            <text:p>8.6770</text:p>
          </table:table-cell>
          <table:table-cell table:formula="of:=[.$W$3]^2*([.$Q$3]*10^[.$Q$4])*[.BA43]/([.$P$3]^2*([.$R$3]*10^([.$R$4]))^2*[.AY43]*[.$V$3])" office:value-type="float" office:value="1.31373002759889">
            <text:p>1.3137</text:p>
          </table:table-cell>
          <table:table-cell/>
          <table:table-cell table:formula="of:=-([.$AZ$9]+[.$BA$9]*[.$AT$10])/[.AS43]" office:value-type="float" office:value="-6.42912824601264">
            <text:p>-6.43</text:p>
          </table:table-cell>
          <table:table-cell table:formula="of:=[.$AZ$9]+[.$BA$9]*[.$AT$10]+[.$BB$9]*EXP([.AZ43])*[.AS43]/[.$AT$10]+[.$BC$9]*EXP(2*[.AZ43])*[.$AT$10]+([.$BD$9]+[.$BE$9]*[.$AT$10]+[.$BF$9]*[.$AT$10]^2)*EXP(3*[.AZ43])" office:value-type="float" office:value="8.67483949000134">
            <text:p>8.6748</text:p>
          </table:table-cell>
          <table:table-cell table:number-columns-repeated="6"/>
          <table:table-cell table:formula="of:=-([.$BL$9]+[.$BM$9]*[.AT43])/[.AS43]" office:value-type="float" office:value="-6.20525241185396">
            <text:p>-6.21</text:p>
          </table:table-cell>
          <table:table-cell table:formula="of:=[.$BL$9]+[.$BM$9]*[.AT43]+[.$BN$9]*EXP([.BL43])*[.AS43]/[.AT43]+[.$BO$9]*EXP(2*[.BL43])*[.AT43]+([.$BP$9]+[.$BQ$9]*[.AT43]+[.$BR$9]*[.AT43]^2)*EXP(3*[.BL43])" office:value-type="float" office:value="8.37426422366341">
            <text:p>8.37</text:p>
          </table:table-cell>
          <table:table-cell table:number-columns-repeated="2"/>
          <table:table-cell office:value-type="float" office:value="1.3502">
            <text:p>1.3502</text:p>
          </table:table-cell>
          <table:table-cell office:value-type="float" office:value="0.14512">
            <text:p>0.1451</text:p>
          </table:table-cell>
          <table:table-cell office:value-type="float" office:value="8.28848619608964">
            <text:p>8.2885</text:p>
          </table:table-cell>
          <table:table-cell/>
          <table:table-cell table:formula="of:=[.$BL$7]+[.$BM$7]*[.AT43]+[.$BN$7]*EXP([.BL43])*[.AS43]/[.AT43]+[.$BO$7]*EXP(2*[.BL43])*[.AT43]+([.$BP$7]+[.$BQ$7]*[.AT43]+[.$BR$7]*[.AT43]^2)*EXP(3*[.BL43])" office:value-type="float" office:value="8.28817595123254">
            <text:p>8.29</text:p>
          </table:table-cell>
          <table:table-cell/>
        </table:table-row>
        <table:table-row table:style-name="ro1">
          <table:table-cell office:value-type="float" office:value="1.9">
            <text:p>1.90</text:p>
          </table:table-cell>
          <table:table-cell table:style-name="ce10" office:value-type="float" office:value="0.14546">
            <text:p>0.14546</text:p>
          </table:table-cell>
          <table:table-cell table:style-name="ce17" table:formula="of:=[.B44]*1000" office:value-type="float" office:value="145.46">
            <text:p>1.45E+02</text:p>
          </table:table-cell>
          <table:table-cell table:formula="of:=0.000205923*[.A44]+0.144983" office:value-type="float" office:value="0.1453742537">
            <text:p>0.14537</text:p>
          </table:table-cell>
          <table:table-cell table:formula="of:=0.14528-0.000553551*[.A44]+0.000345216*[.A44]^2" office:value-type="float" office:value="0.14547448286">
            <text:p>0.14547</text:p>
          </table:table-cell>
          <table:table-cell table:formula="of:=0.145054+0.000509199*[.A44]-0.000823615*[.A44]^2+0.000354191*[.A44]^3" office:value-type="float" office:value="0.145477624019">
            <text:p>0.14548</text:p>
          </table:table-cell>
          <table:table-cell table:formula="of:=0.14514-0.000103362*[.A44]+0.000340383*[.A44]^2-0.000450864*[.A44]^3+0.000182967*[.A44]^4" office:value-type="float" office:value="0.1454643628947">
            <text:p>0.14546</text:p>
          </table:table-cell>
          <table:table-cell table:formula="of:=0.145125+(0.0000398458)*[.A44]-(0.0000632759)*[.A44]^2+(0.0000151622)*[.A44]^3-(0.0000513776)*[.A44]^4+(0.0000426081)*[.A44]^5" office:value-type="float" office:value="0.145461739267859">
            <text:p>0.14546</text:p>
          </table:table-cell>
          <table:table-cell table:formula="of:=0.145143-0.000175895*[.A44]+0.000761068*[.A44]^2-0.00136935*[.A44]^3+0.00108631*[.A44]^4-0.000406313*[.A44]^5+(0.0000680184)*[.A44]^6" office:value-type="float" office:value="0.14546005730334">
            <text:p>0.14546</text:p>
          </table:table-cell>
          <table:table-cell table:formula="of:=2*[.$P$3]^2*[.$Q$3]^4*[.A44]^4*10^([.$T$4])/(45*[.$R$3]^3*[.$S$3]^5)" office:value-type="float" office:value="0.222424229799809">
            <text:p>2.22E-01</text:p>
          </table:table-cell>
          <table:table-cell table:formula="of:=253.55-48.8666*[.A44]+47.0174*[.A44]^2-14.8131*[.A44]^3" office:value-type="float" office:value="228.8332211">
            <text:p>228.83</text:p>
          </table:table-cell>
          <table:table-cell table:formula="of:=2*[.$P$3]^2*[.$Q$3]^4*[.A44]^4*10^([.$T$4])/(45*[.$R$3]^3*([.K44]/100)^5)" office:value-type="float" office:value="0.282255838869947">
            <text:p>2.82E-01</text:p>
          </table:table-cell>
          <table:table-cell table:formula="of:=145.2-[.J44]" office:value-type="float" office:value="144.9775757702">
            <text:p>1.45E+02</text:p>
          </table:table-cell>
          <table:table-cell table:formula="of:=145.2-[.L44]" office:value-type="float" office:value="144.91774416113">
            <text:p>1.45E+02</text:p>
          </table:table-cell>
          <table:table-cell table:formula="of:=[.C44]-[.L44]" office:value-type="float" office:value="145.17774416113">
            <text:p>1.45E+02</text:p>
          </table:table-cell>
          <table:table-cell table:number-columns-repeated="12"/>
          <table:table-cell table:style-name="ce64" table:formula="of:=[.G44]*1000" office:value-type="float" office:value="145.4643628947">
            <text:p>145.46</text:p>
          </table:table-cell>
          <table:table-cell table:style-name="ce68" table:formula="of:=145.12+0.0670526*[.A44]-0.0556804*[.A44]^2-0.111639*[.A44]^3+0.0687962*[.A44]^4" office:value-type="float" office:value="145.17722075302">
            <text:p>145.18</text:p>
          </table:table-cell>
          <table:table-cell/>
          <table:table-cell table:style-name="ce64" table:formula="of:=-([.$AE$2]+[.$AF$2]*[.G44])/[.A44]" office:value-type="float" office:value="-4.53557271601154">
            <text:p>-4.54</text:p>
          </table:table-cell>
          <table:table-cell table:style-name="ce41" table:formula="of:=[.$AE$2]+[.$AF$2]*[.G44]+[.$AG$2]*EXP([.AE44])*[.A44]/[.G44]+[.$AH$2]*EXP(2*[.AE44])*[.G44]+([.$AI$2]+[.$AJ$2]*[.G44]+[.$AK$2]*[.G44]^2)*EXP(3*[.AE44])" office:value-type="float" office:value="8.05913520532502">
            <text:p>8.06</text:p>
          </table:table-cell>
          <table:table-cell table:style-name="ce68" table:formula="of:=[.$W$3]^2*([.$Q$3]*10^[.$Q$4])*[.AF44]/([.$P$3]^2*([.$R$3]*10^([.$R$4]))^2*[.AC44]*[.$V$3])" office:value-type="float" office:value="1.21922586564281">
            <text:p>1.22</text:p>
          </table:table-cell>
          <table:table-cell table:style-name="ce41"/>
          <table:table-cell table:style-name="ce64" table:formula="of:=-([.$AE$2]+[.$AF$2]*[.$G$3])/[.A44]" office:value-type="float" office:value="-4.54154854897751">
            <text:p>-4.54</text:p>
          </table:table-cell>
          <table:table-cell table:style-name="ce41" table:formula="of:=[.$AE$2]+[.$AF$2]*[.$G$3]+[.$AG$2]*EXP([.AI44])*[.A44]/[.$G$3]+[.$AH$2]*EXP(2*[.AI44])*[.$G$3]+([.$AI$2]+[.$AJ$2]*[.$G$3]+[.$AK$2]*[.$G$3]^2)*EXP(3*[.AI44])" office:value-type="float" office:value="8.07744179030112">
            <text:p>8.08</text:p>
          </table:table-cell>
          <table:table-cell table:style-name="ce68" table:formula="of:=[.$W$3]^2*([.$Q$3]*10^[.$Q$4])*[.AJ44]/([.$P$3]^2*([.$R$3]*10^([.$R$4]))^2*[.$AC$2]*[.$V$3])" office:value-type="float" office:value="1.22226406468473">
            <text:p>1.22</text:p>
          </table:table-cell>
          <table:table-cell table:number-columns-repeated="7"/>
          <table:table-cell office:value-type="float" office:value="1.3601">
            <text:p>1.3601</text:p>
          </table:table-cell>
          <table:table-cell table:formula="of:=0.14514-0.000103362*[.AS44]+0.000340383*[.AS44]^2-0.000450864*[.AS44]^3+0.000182967*[.AS44]^4" office:value-type="float" office:value="0.14512082149448">
            <text:p>0.14512</text:p>
          </table:table-cell>
          <table:table-cell office:value-type="float" office:value="8.6837">
            <text:p>8.6837</text:p>
          </table:table-cell>
          <table:table-cell table:formula="of:=-([.$AE$2]+[.$AF$2]*[.AT44])/[.AS44]" office:value-type="float" office:value="-6.35127444427099">
            <text:p>-6.3513</text:p>
          </table:table-cell>
          <table:table-cell table:formula="of:=[.$AE$2]+[.$AF$2]*[.AT44]+[.$AG$2]*EXP([.AV44])*[.AS44]/[.AT44]+[.$AH$2]*EXP(2*[.AV44])*[.AT44]+([.$AI$2]+[.$AJ$2]*[.AT44]+[.$AK$2]*[.AT44]^2)*EXP(3*[.AV44])" office:value-type="float" office:value="8.63429411606228">
            <text:p>8.6343</text:p>
          </table:table-cell>
          <table:table-cell/>
          <table:table-cell table:formula="of:=145.12+0.0670526*[.AS44]-0.0556804*[.AS44]^2-0.111639*[.AS44]^3+0.0687962*[.AS44]^4" office:value-type="float" office:value="145.062734100899">
            <text:p>145.0627</text:p>
          </table:table-cell>
          <table:table-cell table:formula="of:=-([.$AZ$9]+[.$BA$9]*[.AT44])/[.AS44]" office:value-type="float" office:value="-6.38391695608964">
            <text:p>-6.38E+00</text:p>
          </table:table-cell>
          <table:table-cell table:formula="of:=[.$AZ$9]+[.$BA$9]*[.AT44]+[.$BB$9]*EXP([.AZ44])*[.AS44]/[.AT44]+[.$BC$9]*EXP(2*[.AZ44])*[.AT44]+([.$BD$9]+[.$BE$9]*[.AT44]+[.$BF$9]*[.AT44]^2)*EXP(3*[.AZ44])" office:value-type="float" office:value="8.67666815920141">
            <text:p>8.6767</text:p>
          </table:table-cell>
          <table:table-cell table:formula="of:=[.$W$3]^2*([.$Q$3]*10^[.$Q$4])*[.BA44]/([.$P$3]^2*([.$R$3]*10^([.$R$4]))^2*[.AY44]*[.$V$3])" office:value-type="float" office:value="1.31368527888984">
            <text:p>1.3137</text:p>
          </table:table-cell>
          <table:table-cell/>
          <table:table-cell table:formula="of:=-([.$AZ$9]+[.$BA$9]*[.$AT$10])/[.AS44]" office:value-type="float" office:value="-6.38233141516526">
            <text:p>-6.38</text:p>
          </table:table-cell>
          <table:table-cell table:formula="of:=[.$AZ$9]+[.$BA$9]*[.$AT$10]+[.$BB$9]*EXP([.AZ44])*[.AS44]/[.$AT$10]+[.$BC$9]*EXP(2*[.AZ44])*[.$AT$10]+([.$BD$9]+[.$BE$9]*[.$AT$10]+[.$BF$9]*[.$AT$10]^2)*EXP(3*[.AZ44])" office:value-type="float" office:value="8.67455455827199">
            <text:p>8.6746</text:p>
          </table:table-cell>
          <table:table-cell table:number-columns-repeated="6"/>
          <table:table-cell table:formula="of:=-([.$BL$9]+[.$BM$9]*[.AT44])/[.AS44]" office:value-type="float" office:value="-6.16001663714563">
            <text:p>-6.16</text:p>
          </table:table-cell>
          <table:table-cell table:formula="of:=[.$BL$9]+[.$BM$9]*[.AT44]+[.$BN$9]*EXP([.BL44])*[.AS44]/[.AT44]+[.$BO$9]*EXP(2*[.BL44])*[.AT44]+([.$BP$9]+[.$BQ$9]*[.AT44]+[.$BR$9]*[.AT44]^2)*EXP(3*[.BL44])" office:value-type="float" office:value="8.37389939476688">
            <text:p>8.37</text:p>
          </table:table-cell>
          <table:table-cell table:number-columns-repeated="2"/>
          <table:table-cell office:value-type="float" office:value="1.3601">
            <text:p>1.3601</text:p>
          </table:table-cell>
          <table:table-cell office:value-type="float" office:value="0.14512">
            <text:p>0.1451</text:p>
          </table:table-cell>
          <table:table-cell office:value-type="float" office:value="8.28806560916035">
            <text:p>8.2881</text:p>
          </table:table-cell>
          <table:table-cell/>
          <table:table-cell table:formula="of:=[.$BL$7]+[.$BM$7]*[.AT44]+[.$BN$7]*EXP([.BL44])*[.AS44]/[.AT44]+[.$BO$7]*EXP(2*[.BL44])*[.AT44]+([.$BP$7]+[.$BQ$7]*[.AT44]+[.$BR$7]*[.AT44]^2)*EXP(3*[.BL44])" office:value-type="float" office:value="8.28782202001534">
            <text:p>8.29</text:p>
          </table:table-cell>
          <table:table-cell/>
        </table:table-row>
        <table:table-row table:style-name="ro1">
          <table:table-cell office:value-type="float" office:value="1.95">
            <text:p>1.95</text:p>
          </table:table-cell>
          <table:table-cell table:style-name="ce10" office:value-type="float" office:value="0.14553">
            <text:p>0.14553</text:p>
          </table:table-cell>
          <table:table-cell table:style-name="ce17" table:formula="of:=[.B45]*1000" office:value-type="float" office:value="145.53">
            <text:p>1.46E+02</text:p>
          </table:table-cell>
          <table:table-cell table:formula="of:=0.000205923*[.A45]+0.144983" office:value-type="float" office:value="0.14538454985">
            <text:p>0.14538</text:p>
          </table:table-cell>
          <table:table-cell table:formula="of:=0.14528-0.000553551*[.A45]+0.000345216*[.A45]^2" office:value-type="float" office:value="0.14551325939">
            <text:p>0.14551</text:p>
          </table:table-cell>
          <table:table-cell table:formula="of:=0.145054+0.000509199*[.A45]-0.000823615*[.A45]^2+0.000354191*[.A45]^3" office:value-type="float" office:value="0.145541424003625">
            <text:p>0.14554</text:p>
          </table:table-cell>
          <table:table-cell table:formula="of:=0.14514-0.000103362*[.A45]+0.000340383*[.A45]^2-0.000450864*[.A45]^3+0.000182967*[.A45]^4" office:value-type="float" office:value="0.145535171252044">
            <text:p>0.14554</text:p>
          </table:table-cell>
          <table:table-cell table:formula="of:=0.145125+(0.0000398458)*[.A45]-(0.0000632759)*[.A45]^2+(0.0000151622)*[.A45]^3-(0.0000513776)*[.A45]^4+(0.0000426081)*[.A45]^5" office:value-type="float" office:value="0.145532987507656">
            <text:p>0.14553</text:p>
          </table:table-cell>
          <table:table-cell table:formula="of:=0.145143-0.000175895*[.A45]+0.000761068*[.A45]^2-0.00136935*[.A45]^3+0.00108631*[.A45]^4-0.000406313*[.A45]^5+(0.0000680184)*[.A45]^6" office:value-type="float" office:value="0.145531026400492">
            <text:p>0.14553</text:p>
          </table:table-cell>
          <table:table-cell table:formula="of:=2*[.$P$3]^2*[.$Q$3]^4*[.A45]^4*10^([.$T$4])/(45*[.$R$3]^3*[.$S$3]^5)" office:value-type="float" office:value="0.246777827735122">
            <text:p>2.47E-01</text:p>
          </table:table-cell>
          <table:table-cell table:formula="of:=253.55-48.8666*[.A45]+47.0174*[.A45]^2-14.8131*[.A45]^3" office:value-type="float" office:value="227.2065086375">
            <text:p>227.21</text:p>
          </table:table-cell>
          <table:table-cell table:formula="of:=2*[.$P$3]^2*[.$Q$3]^4*[.A45]^4*10^([.$T$4])/(45*[.$R$3]^3*([.K45]/100)^5)" office:value-type="float" office:value="0.324532731213463">
            <text:p>3.25E-01</text:p>
          </table:table-cell>
          <table:table-cell table:formula="of:=145.2-[.J45]" office:value-type="float" office:value="144.953222172265">
            <text:p>1.45E+02</text:p>
          </table:table-cell>
          <table:table-cell table:formula="of:=145.2-[.L45]" office:value-type="float" office:value="144.875467268787">
            <text:p>1.45E+02</text:p>
          </table:table-cell>
          <table:table-cell table:formula="of:=[.C45]-[.L45]" office:value-type="float" office:value="145.205467268787">
            <text:p>1.45E+02</text:p>
          </table:table-cell>
          <table:table-cell table:number-columns-repeated="12"/>
          <table:table-cell table:style-name="ce64" table:formula="of:=[.G45]*1000" office:value-type="float" office:value="145.535171252044">
            <text:p>145.54</text:p>
          </table:table-cell>
          <table:table-cell table:style-name="ce68" table:formula="of:=145.12+0.0670526*[.A45]-0.0556804*[.A45]^2-0.111639*[.A45]^3+0.0687962*[.A45]^4" office:value-type="float" office:value="145.205963304651">
            <text:p>145.21</text:p>
          </table:table-cell>
          <table:table-cell/>
          <table:table-cell table:style-name="ce64" table:formula="of:=-([.$AE$2]+[.$AF$2]*[.G45])/[.A45]" office:value-type="float" office:value="-4.41707953241897">
            <text:p>-4.42</text:p>
          </table:table-cell>
          <table:table-cell table:style-name="ce41" table:formula="of:=[.$AE$2]+[.$AF$2]*[.G45]+[.$AG$2]*EXP([.AE45])*[.A45]/[.G45]+[.$AH$2]*EXP(2*[.AE45])*[.G45]+([.$AI$2]+[.$AJ$2]*[.G45]+[.$AK$2]*[.G45]^2)*EXP(3*[.AE45])" office:value-type="float" office:value="7.79027455477181">
            <text:p>7.79</text:p>
          </table:table-cell>
          <table:table-cell table:style-name="ce68" table:formula="of:=[.$W$3]^2*([.$Q$3]*10^[.$Q$4])*[.AF45]/([.$P$3]^2*([.$R$3]*10^([.$R$4]))^2*[.AC45]*[.$V$3])" office:value-type="float" office:value="1.17831800923245">
            <text:p>1.18</text:p>
          </table:table-cell>
          <table:table-cell table:style-name="ce41"/>
          <table:table-cell table:style-name="ce64" table:formula="of:=-([.$AE$2]+[.$AF$2]*[.$G$3])/[.A45]" office:value-type="float" office:value="-4.42509858618321">
            <text:p>-4.43</text:p>
          </table:table-cell>
          <table:table-cell table:style-name="ce41" table:formula="of:=[.$AE$2]+[.$AF$2]*[.$G$3]+[.$AG$2]*EXP([.AI45])*[.A45]/[.$G$3]+[.$AH$2]*EXP(2*[.AI45])*[.$G$3]+([.$AI$2]+[.$AJ$2]*[.$G$3]+[.$AK$2]*[.$G$3]^2)*EXP(3*[.AI45])" office:value-type="float" office:value="7.81970280048799">
            <text:p>7.82</text:p>
          </table:table-cell>
          <table:table-cell table:style-name="ce68" table:formula="of:=[.$W$3]^2*([.$Q$3]*10^[.$Q$4])*[.AJ45]/([.$P$3]^2*([.$R$3]*10^([.$R$4]))^2*[.$AC$2]*[.$V$3])" office:value-type="float" office:value="1.18326346109078">
            <text:p>1.18</text:p>
          </table:table-cell>
          <table:table-cell table:number-columns-repeated="7"/>
          <table:table-cell office:value-type="float" office:value="1.37">
            <text:p>1.3700</text:p>
          </table:table-cell>
          <table:table-cell table:formula="of:=0.14514-0.000103362*[.AS45]+0.000340383*[.AS45]^2-0.000450864*[.AS45]^3+0.000182967*[.AS45]^4" office:value-type="float" office:value="0.145122476073469">
            <text:p>0.14512</text:p>
          </table:table-cell>
          <table:table-cell office:value-type="float" office:value="8.6797">
            <text:p>8.6797</text:p>
          </table:table-cell>
          <table:table-cell table:formula="of:=-([.$AE$2]+[.$AF$2]*[.AT45])/[.AS45]" office:value-type="float" office:value="-6.30530532050987">
            <text:p>-6.3053</text:p>
          </table:table-cell>
          <table:table-cell table:formula="of:=[.$AE$2]+[.$AF$2]*[.AT45]+[.$AG$2]*EXP([.AV45])*[.AS45]/[.AT45]+[.$AH$2]*EXP(2*[.AV45])*[.AT45]+([.$AI$2]+[.$AJ$2]*[.AT45]+[.$AK$2]*[.AT45]^2)*EXP(3*[.AV45])" office:value-type="float" office:value="8.63398683062752">
            <text:p>8.6340</text:p>
          </table:table-cell>
          <table:table-cell/>
          <table:table-cell table:formula="of:=145.12+0.0670526*[.AS45]-0.0556804*[.AS45]^2-0.111639*[.AS45]^3+0.0687962*[.AS45]^4" office:value-type="float" office:value="145.062644303577">
            <text:p>145.0626</text:p>
          </table:table-cell>
          <table:table-cell table:formula="of:=-([.$AZ$9]+[.$BA$9]*[.AT45])/[.AS45]" office:value-type="float" office:value="-6.33777306595675">
            <text:p>-6.34E+00</text:p>
          </table:table-cell>
          <table:table-cell table:formula="of:=[.$AZ$9]+[.$BA$9]*[.AT45]+[.$BB$9]*EXP([.AZ45])*[.AS45]/[.AT45]+[.$BC$9]*EXP(2*[.AZ45])*[.AT45]+([.$BD$9]+[.$BE$9]*[.AT45]+[.$BF$9]*[.AT45]^2)*EXP(3*[.AZ45])" office:value-type="float" office:value="8.67634123301247">
            <text:p>8.6763</text:p>
          </table:table-cell>
          <table:table-cell table:formula="of:=[.$W$3]^2*([.$Q$3]*10^[.$Q$4])*[.BA45]/([.$P$3]^2*([.$R$3]*10^([.$R$4]))^2*[.AY45]*[.$V$3])" office:value-type="float" office:value="1.31363659401626">
            <text:p>1.3136</text:p>
          </table:table-cell>
          <table:table-cell/>
          <table:table-cell table:formula="of:=-([.$AZ$9]+[.$BA$9]*[.$AT$10])/[.AS45]" office:value-type="float" office:value="-6.33621091807757">
            <text:p>-6.34</text:p>
          </table:table-cell>
          <table:table-cell table:formula="of:=[.$AZ$9]+[.$BA$9]*[.$AT$10]+[.$BB$9]*EXP([.AZ45])*[.AS45]/[.$AT$10]+[.$BC$9]*EXP(2*[.AZ45])*[.$AT$10]+([.$BD$9]+[.$BE$9]*[.$AT$10]+[.$BF$9]*[.$AT$10]^2)*EXP(3*[.AZ45])" office:value-type="float" office:value="8.67424792877856">
            <text:p>8.6742</text:p>
          </table:table-cell>
          <table:table-cell table:number-columns-repeated="6"/>
          <table:table-cell table:formula="of:=-([.$BL$9]+[.$BM$9]*[.AT45])/[.AS45]" office:value-type="float" office:value="-6.11543006422228">
            <text:p>-6.12</text:p>
          </table:table-cell>
          <table:table-cell table:formula="of:=[.$BL$9]+[.$BM$9]*[.AT45]+[.$BN$9]*EXP([.BL45])*[.AS45]/[.AT45]+[.$BO$9]*EXP(2*[.BL45])*[.AT45]+([.$BP$9]+[.$BQ$9]*[.AT45]+[.$BR$9]*[.AT45]^2)*EXP(3*[.BL45])" office:value-type="float" office:value="8.37348848111238">
            <text:p>8.37</text:p>
          </table:table-cell>
          <table:table-cell table:number-columns-repeated="2"/>
          <table:table-cell office:value-type="float" office:value="1.37">
            <text:p>1.3700</text:p>
          </table:table-cell>
          <table:table-cell office:value-type="float" office:value="0.14512">
            <text:p>0.1451</text:p>
          </table:table-cell>
          <table:table-cell office:value-type="float" office:value="8.2875887386708">
            <text:p>8.2876</text:p>
          </table:table-cell>
          <table:table-cell/>
          <table:table-cell table:formula="of:=[.$BL$7]+[.$BM$7]*[.AT45]+[.$BN$7]*EXP([.BL45])*[.AS45]/[.AT45]+[.$BO$7]*EXP(2*[.BL45])*[.AT45]+([.$BP$7]+[.$BQ$7]*[.AT45]+[.$BR$7]*[.AT45]^2)*EXP(3*[.BL45])" office:value-type="float" office:value="8.28742249095853">
            <text:p>8.29</text:p>
          </table:table-cell>
          <table:table-cell/>
        </table:table-row>
        <table:table-row table:style-name="ro1">
          <table:table-cell office:value-type="float" office:value="2">
            <text:p>2.00</text:p>
          </table:table-cell>
          <table:table-cell table:style-name="ce10" office:value-type="float" office:value="0.14561">
            <text:p>0.14561</text:p>
          </table:table-cell>
          <table:table-cell table:style-name="ce17" table:formula="of:=[.B46]*1000" office:value-type="float" office:value="145.61">
            <text:p>1.46E+02</text:p>
          </table:table-cell>
          <table:table-cell table:formula="of:=0.000205923*[.A46]+0.144983" office:value-type="float" office:value="0.145394846">
            <text:p>0.14539</text:p>
          </table:table-cell>
          <table:table-cell table:formula="of:=0.14528-0.000553551*[.A46]+0.000345216*[.A46]^2" office:value-type="float" office:value="0.145553762">
            <text:p>0.14555</text:p>
          </table:table-cell>
          <table:table-cell table:formula="of:=0.145054+0.000509199*[.A46]-0.000823615*[.A46]^2+0.000354191*[.A46]^3" office:value-type="float" office:value="0.145611466">
            <text:p>0.14561</text:p>
          </table:table-cell>
          <table:table-cell table:formula="of:=0.14514-0.000103362*[.A46]+0.000340383*[.A46]^2-0.000450864*[.A46]^3+0.000182967*[.A46]^4" office:value-type="float" office:value="0.145615368">
            <text:p>0.14562</text:p>
          </table:table-cell>
          <table:table-cell table:formula="of:=0.145125+(0.0000398458)*[.A46]-(0.0000632759)*[.A46]^2+(0.0000151622)*[.A46]^3-(0.0000513776)*[.A46]^4+(0.0000426081)*[.A46]^5" office:value-type="float" office:value="0.1456143032">
            <text:p>0.14561</text:p>
          </table:table-cell>
          <table:table-cell table:formula="of:=0.145143-0.000175895*[.A46]+0.000761068*[.A46]^2-0.00136935*[.A46]^3+0.00108631*[.A46]^4-0.000406313*[.A46]^5+(0.0000680184)*[.A46]^6" office:value-type="float" office:value="0.1456128036">
            <text:p>0.14561</text:p>
          </table:table-cell>
          <table:table-cell table:formula="of:=2*[.$P$3]^2*[.$Q$3]^4*[.A46]^4*10^([.$T$4])/(45*[.$R$3]^3*[.$S$3]^5)" office:value-type="float" office:value="0.27307860412343">
            <text:p>2.73E-01</text:p>
          </table:table-cell>
          <table:table-cell table:formula="of:=253.55-48.8666*[.A46]+47.0174*[.A46]^2-14.8131*[.A46]^3" office:value-type="float" office:value="225.3816">
            <text:p>225.38</text:p>
          </table:table-cell>
          <table:table-cell table:formula="of:=2*[.$P$3]^2*[.$Q$3]^4*[.A46]^4*10^([.$T$4])/(45*[.$R$3]^3*([.K46]/100)^5)" office:value-type="float" office:value="0.373896667652927">
            <text:p>3.74E-01</text:p>
          </table:table-cell>
          <table:table-cell table:formula="of:=145.2-[.J46]" office:value-type="float" office:value="144.926921395877">
            <text:p>1.45E+02</text:p>
          </table:table-cell>
          <table:table-cell table:formula="of:=145.2-[.L46]" office:value-type="float" office:value="144.826103332347">
            <text:p>1.45E+02</text:p>
          </table:table-cell>
          <table:table-cell table:formula="of:=[.C46]-[.L46]" office:value-type="float" office:value="145.236103332347">
            <text:p>1.45E+02</text:p>
          </table:table-cell>
          <table:table-cell table:number-columns-repeated="12"/>
          <table:table-cell table:style-name="ce64" table:formula="of:=[.G46]*1000" office:value-type="float" office:value="145.615368">
            <text:p>145.62</text:p>
          </table:table-cell>
          <table:table-cell table:style-name="ce68" table:formula="of:=145.12+0.0670526*[.A46]-0.0556804*[.A46]^2-0.111639*[.A46]^3+0.0687962*[.A46]^4" office:value-type="float" office:value="145.2390108">
            <text:p>145.24</text:p>
          </table:table-cell>
          <table:table-cell/>
          <table:table-cell table:style-name="ce64" table:formula="of:=-([.$AE$2]+[.$AF$2]*[.G46])/[.A46]" office:value-type="float" office:value="-4.30422706444068">
            <text:p>-4.30</text:p>
          </table:table-cell>
          <table:table-cell table:style-name="ce41" table:formula="of:=[.$AE$2]+[.$AF$2]*[.G46]+[.$AG$2]*EXP([.AE46])*[.A46]/[.G46]+[.$AH$2]*EXP(2*[.AE46])*[.G46]+([.$AI$2]+[.$AJ$2]*[.G46]+[.$AK$2]*[.G46]^2)*EXP(3*[.AE46])" office:value-type="float" office:value="7.42122937482228">
            <text:p>7.42</text:p>
          </table:table-cell>
          <table:table-cell table:style-name="ce68" table:formula="of:=[.$W$3]^2*([.$Q$3]*10^[.$Q$4])*[.AF46]/([.$P$3]^2*([.$R$3]*10^([.$R$4]))^2*[.AC46]*[.$V$3])" office:value-type="float" office:value="1.12224266729841">
            <text:p>1.12</text:p>
          </table:table-cell>
          <table:table-cell table:style-name="ce41"/>
          <table:table-cell table:style-name="ce64" table:formula="of:=-([.$AE$2]+[.$AF$2]*[.$G$3])/[.A46]" office:value-type="float" office:value="-4.31447112152863">
            <text:p>-4.31</text:p>
          </table:table-cell>
          <table:table-cell table:style-name="ce41" table:formula="of:=[.$AE$2]+[.$AF$2]*[.$G$3]+[.$AG$2]*EXP([.AI46])*[.A46]/[.$G$3]+[.$AH$2]*EXP(2*[.AI46])*[.$G$3]+([.$AI$2]+[.$AJ$2]*[.$G$3]+[.$AK$2]*[.$G$3]^2)*EXP(3*[.AI46])" office:value-type="float" office:value="7.46711058656319">
            <text:p>7.47</text:p>
          </table:table-cell>
          <table:table-cell table:style-name="ce68" table:formula="of:=[.$W$3]^2*([.$Q$3]*10^[.$Q$4])*[.AJ46]/([.$P$3]^2*([.$R$3]*10^([.$R$4]))^2*[.$AC$2]*[.$V$3])" office:value-type="float" office:value="1.12990983704048">
            <text:p>1.13</text:p>
          </table:table-cell>
          <table:table-cell table:number-columns-repeated="7"/>
          <table:table-cell office:value-type="float" office:value="1.3802">
            <text:p>1.3802</text:p>
          </table:table-cell>
          <table:table-cell table:formula="of:=0.14514-0.000103362*[.AS46]+0.000340383*[.AS46]^2-0.000450864*[.AS46]^3+0.000182967*[.AS46]^4" office:value-type="float" office:value="0.145124293138191">
            <text:p>0.14512</text:p>
          </table:table-cell>
          <table:table-cell office:value-type="float" office:value="8.6821">
            <text:p>8.6821</text:p>
          </table:table-cell>
          <table:table-cell table:formula="of:=-([.$AE$2]+[.$AF$2]*[.AT46])/[.AS46]" office:value-type="float" office:value="-6.2586280090347">
            <text:p>-6.2586</text:p>
          </table:table-cell>
          <table:table-cell table:formula="of:=[.$AE$2]+[.$AF$2]*[.AT46]+[.$AG$2]*EXP([.AV46])*[.AS46]/[.AT46]+[.$AH$2]*EXP(2*[.AV46])*[.AT46]+([.$AI$2]+[.$AJ$2]*[.AT46]+[.$AK$2]*[.AT46]^2)*EXP(3*[.AV46])" office:value-type="float" office:value="8.63363914220406">
            <text:p>8.6336</text:p>
          </table:table-cell>
          <table:table-cell/>
          <table:table-cell table:formula="of:=145.12+0.0670526*[.AS46]-0.0556804*[.AS46]^2-0.111639*[.AS46]^3+0.0687962*[.AS46]^4" office:value-type="float" office:value="145.062605154167">
            <text:p>145.0626</text:p>
          </table:table-cell>
          <table:table-cell table:formula="of:=-([.$AZ$9]+[.$BA$9]*[.AT46])/[.AS46]" office:value-type="float" office:value="-6.29092243367278">
            <text:p>-6.29E+00</text:p>
          </table:table-cell>
          <table:table-cell table:formula="of:=[.$AZ$9]+[.$BA$9]*[.AT46]+[.$BB$9]*EXP([.AZ46])*[.AS46]/[.AT46]+[.$BC$9]*EXP(2*[.AZ46])*[.AT46]+([.$BD$9]+[.$BE$9]*[.AT46]+[.$BF$9]*[.AT46]^2)*EXP(3*[.AZ46])" office:value-type="float" office:value="8.67597682220974">
            <text:p>8.6760</text:p>
          </table:table-cell>
          <table:table-cell table:formula="of:=[.$W$3]^2*([.$Q$3]*10^[.$Q$4])*[.BA46]/([.$P$3]^2*([.$R$3]*10^([.$R$4]))^2*[.AY46]*[.$V$3])" office:value-type="float" office:value="1.31358177511096">
            <text:p>1.3136</text:p>
          </table:table-cell>
          <table:table-cell/>
          <table:table-cell table:formula="of:=-([.$AZ$9]+[.$BA$9]*[.$AT$10])/[.AS46]" office:value-type="float" office:value="-6.289384841158">
            <text:p>-6.29</text:p>
          </table:table-cell>
          <table:table-cell table:formula="of:=[.$AZ$9]+[.$BA$9]*[.$AT$10]+[.$BB$9]*EXP([.AZ46])*[.AS46]/[.$AT$10]+[.$BC$9]*EXP(2*[.AZ46])*[.$AT$10]+([.$BD$9]+[.$BE$9]*[.$AT$10]+[.$BF$9]*[.$AT$10]^2)*EXP(3*[.AZ46])" office:value-type="float" office:value="8.6739058872416">
            <text:p>8.6739</text:p>
          </table:table-cell>
          <table:table-cell table:number-columns-repeated="6"/>
          <table:table-cell table:formula="of:=-([.$BL$9]+[.$BM$9]*[.AT46])/[.AS46]" office:value-type="float" office:value="-6.07015648630252">
            <text:p>-6.07</text:p>
          </table:table-cell>
          <table:table-cell table:formula="of:=[.$BL$9]+[.$BM$9]*[.AT46]+[.$BN$9]*EXP([.BL46])*[.AS46]/[.AT46]+[.$BO$9]*EXP(2*[.BL46])*[.AT46]+([.$BP$9]+[.$BQ$9]*[.AT46]+[.$BR$9]*[.AT46]^2)*EXP(3*[.BL46])" office:value-type="float" office:value="8.37300985189792">
            <text:p>8.37</text:p>
          </table:table-cell>
          <table:table-cell table:number-columns-repeated="2"/>
          <table:table-cell office:value-type="float" office:value="1.3802">
            <text:p>1.3802</text:p>
          </table:table-cell>
          <table:table-cell office:value-type="float" office:value="0.14512">
            <text:p>0.1451</text:p>
          </table:table-cell>
          <table:table-cell office:value-type="float" office:value="8.28703004787365">
            <text:p>8.2870</text:p>
          </table:table-cell>
          <table:table-cell/>
          <table:table-cell table:formula="of:=[.$BL$7]+[.$BM$7]*[.AT46]+[.$BN$7]*EXP([.BL46])*[.AS46]/[.AT46]+[.$BO$7]*EXP(2*[.BL46])*[.AT46]+([.$BP$7]+[.$BQ$7]*[.AT46]+[.$BR$7]*[.AT46]^2)*EXP(3*[.BL46])" office:value-type="float" office:value="8.28695611367444">
            <text:p>8.29</text:p>
          </table:table-cell>
          <table:table-cell/>
        </table:table-row>
        <table:table-row table:style-name="ro1">
          <table:table-cell office:value-type="float" office:value="2.05">
            <text:p>2.05</text:p>
          </table:table-cell>
          <table:table-cell table:style-name="ce10" office:value-type="float" office:value="0.1457">
            <text:p>0.14570</text:p>
          </table:table-cell>
          <table:table-cell table:style-name="ce17" table:formula="of:=[.B47]*1000" office:value-type="float" office:value="145.7">
            <text:p>1.46E+02</text:p>
          </table:table-cell>
          <table:table-cell table:formula="of:=0.000205923*[.A47]+0.144983" office:value-type="float" office:value="0.14540514215">
            <text:p>0.14541</text:p>
          </table:table-cell>
          <table:table-cell table:formula="of:=0.14528-0.000553551*[.A47]+0.000345216*[.A47]^2" office:value-type="float" office:value="0.14559599069">
            <text:p>0.14560</text:p>
          </table:table-cell>
          <table:table-cell table:formula="of:=0.145054+0.000509199*[.A47]-0.000823615*[.A47]^2+0.000354191*[.A47]^3" office:value-type="float" office:value="0.145688015651375">
            <text:p>0.14569</text:p>
          </table:table-cell>
          <table:table-cell table:formula="of:=0.14514-0.000103362*[.A47]+0.000340383*[.A47]^2-0.000450864*[.A47]^3+0.000182967*[.A47]^4" office:value-type="float" office:value="0.145705699070044">
            <text:p>0.14571</text:p>
          </table:table-cell>
          <table:table-cell table:formula="of:=0.145125+(0.0000398458)*[.A47]-(0.0000632759)*[.A47]^2+(0.0000151622)*[.A47]^3-(0.0000513776)*[.A47]^4+(0.0000426081)*[.A47]^5" office:value-type="float" office:value="0.145706639990636">
            <text:p>0.14571</text:p>
          </table:table-cell>
          <table:table-cell table:formula="of:=0.145143-0.000175895*[.A47]+0.000761068*[.A47]^2-0.00136935*[.A47]^3+0.00108631*[.A47]^4-0.000406313*[.A47]^5+(0.0000680184)*[.A47]^6" office:value-type="float" office:value="0.145706773525184">
            <text:p>0.14571</text:p>
          </table:table-cell>
          <table:table-cell table:formula="of:=2*[.$P$3]^2*[.$Q$3]^4*[.A47]^4*10^([.$T$4])/(45*[.$R$3]^3*[.$S$3]^5)" office:value-type="float" office:value="0.301427683385323">
            <text:p>3.01E-01</text:p>
          </table:table-cell>
          <table:table-cell table:formula="of:=253.55-48.8666*[.A47]+47.0174*[.A47]^2-14.8131*[.A47]^3" office:value-type="float" office:value="223.3473853625">
            <text:p>223.35</text:p>
          </table:table-cell>
          <table:table-cell table:formula="of:=2*[.$P$3]^2*[.$Q$3]^4*[.A47]^4*10^([.$T$4])/(45*[.$R$3]^3*([.K47]/100)^5)" office:value-type="float" office:value="0.431852045213368">
            <text:p>4.32E-01</text:p>
          </table:table-cell>
          <table:table-cell table:formula="of:=145.2-[.J47]" office:value-type="float" office:value="144.898572316615">
            <text:p>1.45E+02</text:p>
          </table:table-cell>
          <table:table-cell table:formula="of:=145.2-[.L47]" office:value-type="float" office:value="144.768147954787">
            <text:p>1.45E+02</text:p>
          </table:table-cell>
          <table:table-cell table:formula="of:=[.C47]-[.L47]" office:value-type="float" office:value="145.268147954787">
            <text:p>1.45E+02</text:p>
          </table:table-cell>
          <table:table-cell table:number-columns-repeated="12"/>
          <table:table-cell table:style-name="ce64" table:formula="of:=[.G47]*1000" office:value-type="float" office:value="145.705699070044">
            <text:p>145.71</text:p>
          </table:table-cell>
          <table:table-cell table:style-name="ce68" table:formula="of:=145.12+0.0670526*[.A47]-0.0556804*[.A47]^2-0.111639*[.A47]^3+0.0687962*[.A47]^4" office:value-type="float" office:value="145.276687127301">
            <text:p>145.28</text:p>
          </table:table-cell>
          <table:table-cell/>
          <table:table-cell table:style-name="ce64" table:formula="of:=-([.$AE$2]+[.$AF$2]*[.G47])/[.A47]" office:value-type="float" office:value="-4.19658056699532">
            <text:p>-4.20</text:p>
          </table:table-cell>
          <table:table-cell table:style-name="ce41" table:formula="of:=[.$AE$2]+[.$AF$2]*[.G47]+[.$AG$2]*EXP([.AE47])*[.A47]/[.G47]+[.$AH$2]*EXP(2*[.AE47])*[.G47]+([.$AI$2]+[.$AJ$2]*[.G47]+[.$AK$2]*[.G47]^2)*EXP(3*[.AE47])" office:value-type="float" office:value="6.923685114134">
            <text:p>6.92</text:p>
          </table:table-cell>
          <table:table-cell table:style-name="ce68" table:formula="of:=[.$W$3]^2*([.$Q$3]*10^[.$Q$4])*[.AF47]/([.$P$3]^2*([.$R$3]*10^([.$R$4]))^2*[.AC47]*[.$V$3])" office:value-type="float" office:value="1.04673219990225">
            <text:p>1.05</text:p>
          </table:table-cell>
          <table:table-cell table:style-name="ce41"/>
          <table:table-cell table:style-name="ce64" table:formula="of:=-([.$AE$2]+[.$AF$2]*[.$G$3])/[.A47]" office:value-type="float" office:value="-4.20924011856452">
            <text:p>-4.21</text:p>
          </table:table-cell>
          <table:table-cell table:style-name="ce41" table:formula="of:=[.$AE$2]+[.$AF$2]*[.$G$3]+[.$AG$2]*EXP([.AI47])*[.A47]/[.$G$3]+[.$AH$2]*EXP(2*[.AI47])*[.$G$3]+([.$AI$2]+[.$AJ$2]*[.$G$3]+[.$AK$2]*[.$G$3]^2)*EXP(3*[.AI47])" office:value-type="float" office:value="6.99387324989404">
            <text:p>6.99</text:p>
          </table:table-cell>
          <table:table-cell table:style-name="ce68" table:formula="of:=[.$W$3]^2*([.$Q$3]*10^[.$Q$4])*[.AJ47]/([.$P$3]^2*([.$R$3]*10^([.$R$4]))^2*[.$AC$2]*[.$V$3])" office:value-type="float" office:value="1.05830040849934">
            <text:p>1.06</text:p>
          </table:table-cell>
          <table:table-cell table:number-columns-repeated="7"/>
          <table:table-cell office:value-type="float" office:value="1.3901">
            <text:p>1.3901</text:p>
          </table:table-cell>
          <table:table-cell table:formula="of:=0.14514-0.000103362*[.AS47]+0.000340383*[.AS47]^2-0.000450864*[.AS47]^3+0.000182967*[.AS47]^4" office:value-type="float" office:value="0.145126169118819">
            <text:p>0.14513</text:p>
          </table:table-cell>
          <table:table-cell office:value-type="float" office:value="8.6813">
            <text:p>8.6813</text:p>
          </table:table-cell>
          <table:table-cell table:formula="of:=-([.$AE$2]+[.$AF$2]*[.AT47])/[.AS47]" office:value-type="float" office:value="-6.21397374528594">
            <text:p>-6.2140</text:p>
          </table:table-cell>
          <table:table-cell table:formula="of:=[.$AE$2]+[.$AF$2]*[.AT47]+[.$AG$2]*EXP([.AV47])*[.AS47]/[.AT47]+[.$AH$2]*EXP(2*[.AV47])*[.AT47]+([.$AI$2]+[.$AJ$2]*[.AT47]+[.$AK$2]*[.AT47]^2)*EXP(3*[.AV47])" office:value-type="float" office:value="8.63326720277015">
            <text:p>8.6333</text:p>
          </table:table-cell>
          <table:table-cell/>
          <table:table-cell table:formula="of:=145.12+0.0670526*[.AS47]-0.0556804*[.AS47]^2-0.111639*[.AS47]^3+0.0687962*[.AS47]^4" office:value-type="float" office:value="145.062620548099">
            <text:p>145.0626</text:p>
          </table:table-cell>
          <table:table-cell table:formula="of:=-([.$AZ$9]+[.$BA$9]*[.AT47])/[.AS47]" office:value-type="float" office:value="-6.24610646953788">
            <text:p>-6.25E+00</text:p>
          </table:table-cell>
          <table:table-cell table:formula="of:=[.$AZ$9]+[.$BA$9]*[.AT47]+[.$BB$9]*EXP([.AZ47])*[.AS47]/[.AT47]+[.$BC$9]*EXP(2*[.AZ47])*[.AT47]+([.$BD$9]+[.$BE$9]*[.AT47]+[.$BF$9]*[.AT47]^2)*EXP(3*[.AZ47])" office:value-type="float" office:value="8.67559252923278">
            <text:p>8.6756</text:p>
          </table:table-cell>
          <table:table-cell table:formula="of:=[.$W$3]^2*([.$Q$3]*10^[.$Q$4])*[.BA47]/([.$P$3]^2*([.$R$3]*10^([.$R$4]))^2*[.AY47]*[.$V$3])" office:value-type="float" office:value="1.31352345204182">
            <text:p>1.3135</text:p>
          </table:table-cell>
          <table:table-cell/>
          <table:table-cell table:formula="of:=-([.$AZ$9]+[.$BA$9]*[.$AT$10])/[.AS47]" office:value-type="float" office:value="-6.2445931643524">
            <text:p>-6.24</text:p>
          </table:table-cell>
          <table:table-cell table:formula="of:=[.$AZ$9]+[.$BA$9]*[.$AT$10]+[.$BB$9]*EXP([.AZ47])*[.AS47]/[.$AT$10]+[.$BC$9]*EXP(2*[.AZ47])*[.$AT$10]+([.$BD$9]+[.$BE$9]*[.$AT$10]+[.$BF$9]*[.$AT$10]^2)*EXP(3*[.AZ47])" office:value-type="float" office:value="8.67354477520863">
            <text:p>8.6735</text:p>
          </table:table-cell>
          <table:table-cell table:number-columns-repeated="6"/>
          <table:table-cell table:formula="of:=-([.$BL$9]+[.$BM$9]*[.AT47])/[.AS47]" office:value-type="float" office:value="-6.02684500104956">
            <text:p>-6.03</text:p>
          </table:table-cell>
          <table:table-cell table:formula="of:=[.$BL$9]+[.$BM$9]*[.AT47]+[.$BN$9]*EXP([.BL47])*[.AS47]/[.AT47]+[.$BO$9]*EXP(2*[.BL47])*[.AT47]+([.$BP$9]+[.$BQ$9]*[.AT47]+[.$BR$9]*[.AT47]^2)*EXP(3*[.BL47])" office:value-type="float" office:value="8.37248399435229">
            <text:p>8.37</text:p>
          </table:table-cell>
          <table:table-cell table:number-columns-repeated="2"/>
          <table:table-cell office:value-type="float" office:value="1.3901">
            <text:p>1.3901</text:p>
          </table:table-cell>
          <table:table-cell office:value-type="float" office:value="0.14513">
            <text:p>0.1451</text:p>
          </table:table-cell>
          <table:table-cell office:value-type="float" office:value="8.28641320254258">
            <text:p>8.2864</text:p>
          </table:table-cell>
          <table:table-cell/>
          <table:table-cell table:formula="of:=[.$BL$7]+[.$BM$7]*[.AT47]+[.$BN$7]*EXP([.BL47])*[.AS47]/[.AT47]+[.$BO$7]*EXP(2*[.BL47])*[.AT47]+([.$BP$7]+[.$BQ$7]*[.AT47]+[.$BR$7]*[.AT47]^2)*EXP(3*[.BL47])" office:value-type="float" office:value="8.28644266745265">
            <text:p>8.29</text:p>
          </table:table-cell>
          <table:table-cell/>
        </table:table-row>
        <table:table-row table:style-name="ro1">
          <table:table-cell office:value-type="float" office:value="2.1">
            <text:p>2.10</text:p>
          </table:table-cell>
          <table:table-cell table:style-name="ce11" office:value-type="float" office:value="0.14582">
            <text:p>0.14582</text:p>
          </table:table-cell>
          <table:table-cell table:style-name="ce18" table:formula="of:=[.B48]*1000" office:value-type="float" office:value="145.82">
            <text:p>1.46E+02</text:p>
          </table:table-cell>
          <table:table-cell table:formula="of:=0.000205923*[.A48]+0.144983" office:value-type="float" office:value="0.1454154383">
            <text:p>0.14542</text:p>
          </table:table-cell>
          <table:table-cell table:formula="of:=0.14528-0.000553551*[.A48]+0.000345216*[.A48]^2" office:value-type="float" office:value="0.14563994546">
            <text:p>0.14564</text:p>
          </table:table-cell>
          <table:table-cell table:formula="of:=0.145054+0.000509199*[.A48]-0.000823615*[.A48]^2+0.000354191*[.A48]^3" office:value-type="float" office:value="0.145771338601">
            <text:p>0.14577</text:p>
          </table:table-cell>
          <table:table-cell table:formula="of:=0.14514-0.000103362*[.A48]+0.000340383*[.A48]^2-0.000450864*[.A48]^3+0.000182967*[.A48]^4" office:value-type="float" office:value="0.1458069378387">
            <text:p>0.14581</text:p>
          </table:table-cell>
          <table:table-cell table:formula="of:=0.145125+(0.0000398458)*[.A48]-(0.0000632759)*[.A48]^2+(0.0000151622)*[.A48]^3-(0.0000513776)*[.A48]^4+(0.0000426081)*[.A48]^5" office:value-type="float" office:value="0.145811007730821">
            <text:p>0.14581</text:p>
          </table:table-cell>
          <table:table-cell table:formula="of:=0.145143-0.000175895*[.A48]+0.000761068*[.A48]^2-0.00136935*[.A48]^3+0.00108631*[.A48]^4-0.000406313*[.A48]^5+(0.0000680184)*[.A48]^6" office:value-type="float" office:value="0.145814486569496">
            <text:p>0.14581</text:p>
          </table:table-cell>
          <table:table-cell table:formula="of:=2*[.$P$3]^2*[.$Q$3]^4*[.A48]^4*10^([.$T$4])/(45*[.$R$3]^3*[.$S$3]^5)" office:value-type="float" office:value="0.331928750053305">
            <text:p>3.32E-01</text:p>
          </table:table-cell>
          <table:table-cell table:formula="of:=253.55-48.8666*[.A48]+47.0174*[.A48]^2-14.8131*[.A48]^3" office:value-type="float" office:value="221.0927549">
            <text:p>221.09</text:p>
          </table:table-cell>
          <table:table-cell table:formula="of:=2*[.$P$3]^2*[.$Q$3]^4*[.A48]^4*10^([.$T$4])/(45*[.$R$3]^3*([.K48]/100)^5)" office:value-type="float" office:value="0.500297719311507">
            <text:p>5.00E-01</text:p>
          </table:table-cell>
          <table:table-cell table:formula="of:=145.2-[.J48]" office:value-type="float" office:value="144.868071249947">
            <text:p>1.45E+02</text:p>
          </table:table-cell>
          <table:table-cell table:formula="of:=145.2-[.L48]" office:value-type="float" office:value="144.699702280689">
            <text:p>1.45E+02</text:p>
          </table:table-cell>
          <table:table-cell table:formula="of:=[.C48]-[.L48]" office:value-type="float" office:value="145.319702280689">
            <text:p>1.45E+02</text:p>
          </table:table-cell>
          <table:table-cell table:number-columns-repeated="12"/>
          <table:table-cell table:style-name="ce64" table:formula="of:=[.G48]*1000" office:value-type="float" office:value="145.8069378387">
            <text:p>145.81</text:p>
          </table:table-cell>
          <table:table-cell table:style-name="ce68" table:formula="of:=145.12+0.0670526*[.A48]-0.0556804*[.A48]^2-0.111639*[.A48]^3+0.0687962*[.A48]^4" office:value-type="float" office:value="145.31932649422">
            <text:p>145.32</text:p>
          </table:table-cell>
          <table:table-cell/>
          <table:table-cell table:style-name="ce64" table:formula="of:=-([.$AE$2]+[.$AF$2]*[.G48])/[.A48]" office:value-type="float" office:value="-4.09374590877001">
            <text:p>-4.09</text:p>
          </table:table-cell>
          <table:table-cell table:style-name="ce41" table:formula="of:=[.$AE$2]+[.$AF$2]*[.G48]+[.$AG$2]*EXP([.AE48])*[.A48]/[.G48]+[.$AH$2]*EXP(2*[.AE48])*[.G48]+([.$AI$2]+[.$AJ$2]*[.G48]+[.$AK$2]*[.G48]^2)*EXP(3*[.AE48])" office:value-type="float" office:value="6.26376355735777">
            <text:p>6.26</text:p>
          </table:table-cell>
          <table:table-cell table:style-name="ce68" table:formula="of:=[.$W$3]^2*([.$Q$3]*10^[.$Q$4])*[.AF48]/([.$P$3]^2*([.$R$3]*10^([.$R$4]))^2*[.AC48]*[.$V$3])" office:value-type="float" office:value="0.946686498178081">
            <text:p>0.95</text:p>
          </table:table-cell>
          <table:table-cell table:style-name="ce41"/>
          <table:table-cell table:style-name="ce64" table:formula="of:=-([.$AE$2]+[.$AF$2]*[.$G$3])/[.A48]" office:value-type="float" office:value="-4.10902011574156">
            <text:p>-4.11</text:p>
          </table:table-cell>
          <table:table-cell table:style-name="ce41" table:formula="of:=[.$AE$2]+[.$AF$2]*[.$G$3]+[.$AG$2]*EXP([.AI48])*[.A48]/[.$G$3]+[.$AH$2]*EXP(2*[.AI48])*[.$G$3]+([.$AI$2]+[.$AJ$2]*[.$G$3]+[.$AK$2]*[.$G$3]^2)*EXP(3*[.AI48])" office:value-type="float" office:value="6.36960305835977">
            <text:p>6.37</text:p>
          </table:table-cell>
          <table:table-cell table:style-name="ce68" table:formula="of:=[.$W$3]^2*([.$Q$3]*10^[.$Q$4])*[.AJ48]/([.$P$3]^2*([.$R$3]*10^([.$R$4]))^2*[.$AC$2]*[.$V$3])" office:value-type="float" office:value="0.963836958118008">
            <text:p>0.96</text:p>
          </table:table-cell>
          <table:table-cell table:number-columns-repeated="7"/>
          <table:table-cell office:value-type="float" office:value="1.4">
            <text:p>1.4000</text:p>
          </table:table-cell>
          <table:table-cell table:formula="of:=0.14514-0.000103362*[.AS48]+0.000340383*[.AS48]^2-0.000450864*[.AS48]^3+0.000182967*[.AS48]^4" office:value-type="float" office:value="0.1451281590912">
            <text:p>0.14513</text:p>
          </table:table-cell>
          <table:table-cell office:value-type="float" office:value="8.6806">
            <text:p>8.6806</text:p>
          </table:table-cell>
          <table:table-cell table:formula="of:=-([.$AE$2]+[.$AF$2]*[.AT48])/[.AS48]" office:value-type="float" office:value="-6.16994609529636">
            <text:p>-6.1699</text:p>
          </table:table-cell>
          <table:table-cell table:formula="of:=[.$AE$2]+[.$AF$2]*[.AT48]+[.$AG$2]*EXP([.AV48])*[.AS48]/[.AT48]+[.$AH$2]*EXP(2*[.AV48])*[.AT48]+([.$AI$2]+[.$AJ$2]*[.AT48]+[.$AK$2]*[.AT48]^2)*EXP(3*[.AV48])" office:value-type="float" office:value="8.6328565271688">
            <text:p>8.6329</text:p>
          </table:table-cell>
          <table:table-cell/>
          <table:table-cell table:formula="of:=145.12+0.0670526*[.AS48]-0.0556804*[.AS48]^2-0.111639*[.AS48]^3+0.0687962*[.AS48]^4" office:value-type="float" office:value="145.06269012192">
            <text:p>145.0627</text:p>
          </table:table-cell>
          <table:table-cell table:formula="of:=-([.$AZ$9]+[.$BA$9]*[.AT48])/[.AS48]" office:value-type="float" office:value="-6.20192352651001">
            <text:p>-6.20E+00</text:p>
          </table:table-cell>
          <table:table-cell table:formula="of:=[.$AZ$9]+[.$BA$9]*[.AT48]+[.$BB$9]*EXP([.AZ48])*[.AS48]/[.AT48]+[.$BC$9]*EXP(2*[.AZ48])*[.AT48]+([.$BD$9]+[.$BE$9]*[.AT48]+[.$BF$9]*[.AT48]^2)*EXP(3*[.AZ48])" office:value-type="float" office:value="8.67517382758198">
            <text:p>8.6752</text:p>
          </table:table-cell>
          <table:table-cell table:formula="of:=[.$W$3]^2*([.$Q$3]*10^[.$Q$4])*[.BA48]/([.$P$3]^2*([.$R$3]*10^([.$R$4]))^2*[.AY48]*[.$V$3])" office:value-type="float" office:value="1.31345942879074">
            <text:p>1.3135</text:p>
          </table:table-cell>
          <table:table-cell/>
          <table:table-cell table:formula="of:=-([.$AZ$9]+[.$BA$9]*[.$AT$10])/[.AS48]" office:value-type="float" office:value="-6.20043496983305">
            <text:p>-6.2</text:p>
          </table:table-cell>
          <table:table-cell table:formula="of:=[.$AZ$9]+[.$BA$9]*[.$AT$10]+[.$BB$9]*EXP([.AZ48])*[.AS48]/[.$AT$10]+[.$BC$9]*EXP(2*[.AZ48])*[.$AT$10]+([.$BD$9]+[.$BE$9]*[.$AT$10]+[.$BF$9]*[.$AT$10]^2)*EXP(3*[.AZ48])" office:value-type="float" office:value="8.6731507569658">
            <text:p>8.6732</text:p>
          </table:table-cell>
          <table:table-cell table:number-columns-repeated="6"/>
          <table:table-cell table:formula="of:=-([.$BL$9]+[.$BM$9]*[.AT48])/[.AS48]" office:value-type="float" office:value="-5.98414117044206">
            <text:p>-5.98</text:p>
          </table:table-cell>
          <table:table-cell table:formula="of:=[.$BL$9]+[.$BM$9]*[.AT48]+[.$BN$9]*EXP([.BL48])*[.AS48]/[.AT48]+[.$BO$9]*EXP(2*[.BL48])*[.AT48]+([.$BP$9]+[.$BQ$9]*[.AT48]+[.$BR$9]*[.AT48]^2)*EXP(3*[.BL48])" office:value-type="float" office:value="8.37188932630297">
            <text:p>8.37</text:p>
          </table:table-cell>
          <table:table-cell table:number-columns-repeated="2"/>
          <table:table-cell office:value-type="float" office:value="1.4">
            <text:p>1.4000</text:p>
          </table:table-cell>
          <table:table-cell office:value-type="float" office:value="0.14513">
            <text:p>0.1451</text:p>
          </table:table-cell>
          <table:table-cell office:value-type="float" office:value="8.28571281505236">
            <text:p>8.2857</text:p>
          </table:table-cell>
          <table:table-cell/>
          <table:table-cell table:formula="of:=[.$BL$7]+[.$BM$7]*[.AT48]+[.$BN$7]*EXP([.BL48])*[.AS48]/[.AT48]+[.$BO$7]*EXP(2*[.BL48])*[.AT48]+([.$BP$7]+[.$BQ$7]*[.AT48]+[.$BR$7]*[.AT48]^2)*EXP(3*[.BL48])" office:value-type="float" office:value="8.28586093535874">
            <text:p>8.29</text:p>
          </table:table-cell>
          <table:table-cell/>
        </table:table-row>
        <table:table-row table:style-name="ro1">
          <table:table-cell office:value-type="float" office:value="2.15">
            <text:p>2.15</text:p>
          </table:table-cell>
          <table:table-cell table:number-columns-repeated="2"/>
          <table:table-cell table:formula="of:=0.000205923*[.A49]+0.144983" office:value-type="float" office:value="0.14542573445">
            <text:p>0.14543</text:p>
          </table:table-cell>
          <table:table-cell table:formula="of:=0.14528-0.000553551*[.A49]+0.000345216*[.A49]^2" office:value-type="float" office:value="0.14568562631">
            <text:p>0.14569</text:p>
          </table:table-cell>
          <table:table-cell table:formula="of:=0.145054+0.000509199*[.A49]-0.000823615*[.A49]^2+0.000354191*[.A49]^3" office:value-type="float" office:value="0.145861700492125">
            <text:p>0.14586</text:p>
          </table:table-cell>
          <table:table-cell table:formula="of:=0.14514-0.000103362*[.A49]+0.000340383*[.A49]^2-0.000450864*[.A49]^3+0.000182967*[.A49]^4" office:value-type="float" office:value="0.145919885127544">
            <text:p>0.14592</text:p>
          </table:table-cell>
          <table:table-cell table:formula="of:=0.145125+(0.0000398458)*[.A49]-(0.0000632759)*[.A49]^2+(0.0000151622)*[.A49]^3-(0.0000513776)*[.A49]^4+(0.0000426081)*[.A49]^5" office:value-type="float" office:value="0.145928474075124">
            <text:p>0.14593</text:p>
          </table:table-cell>
          <table:table-cell table:formula="of:=0.145143-0.000175895*[.A49]+0.000761068*[.A49]^2-0.00136935*[.A49]^3+0.00108631*[.A49]^4-0.000406313*[.A49]^5+(0.0000680184)*[.A49]^6" office:value-type="float" office:value="0.145937674650671">
            <text:p>0.14594</text:p>
          </table:table-cell>
          <table:table-cell table:formula="of:=2*[.$P$3]^2*[.$Q$3]^4*[.A49]^4*10^([.$T$4])/(45*[.$R$3]^3*[.$S$3]^5)" office:value-type="float" office:value="0.364688048771791">
            <text:p>3.65E-01</text:p>
          </table:table-cell>
          <table:table-cell table:formula="of:=253.55-48.8666*[.A49]+47.0174*[.A49]^2-14.8131*[.A49]^3" office:value-type="float" office:value="218.6065987875">
            <text:p>218.61</text:p>
          </table:table-cell>
          <table:table-cell table:formula="of:=2*[.$P$3]^2*[.$Q$3]^4*[.A49]^4*10^([.$T$4])/(45*[.$R$3]^3*([.K49]/100)^5)" office:value-type="float" office:value="0.581649559307239">
            <text:p>5.82E-01</text:p>
          </table:table-cell>
          <table:table-cell table:formula="of:=145.2-[.J49]" office:value-type="float" office:value="144.835311951228">
            <text:p>1.45E+02</text:p>
          </table:table-cell>
          <table:table-cell table:formula="of:=145.2-[.L49]" office:value-type="float" office:value="144.618350440693">
            <text:p>1.45E+02</text:p>
          </table:table-cell>
          <table:table-cell table:number-columns-repeated="13"/>
          <table:table-cell table:style-name="ce64" table:formula="of:=[.G49]*1000" office:value-type="float" office:value="145.919885127544">
            <text:p>145.92</text:p>
          </table:table-cell>
          <table:table-cell table:style-name="ce68" table:formula="of:=145.12+0.0670526*[.A49]-0.0556804*[.A49]^2-0.111639*[.A49]^3+0.0687962*[.A49]^4" office:value-type="float" office:value="145.367273427851">
            <text:p>145.37</text:p>
          </table:table-cell>
          <table:table-cell/>
          <table:table-cell table:style-name="ce64" table:formula="of:=-([.$AE$2]+[.$AF$2]*[.G49])/[.A49]" office:value-type="float" office:value="-3.99536484968909">
            <text:p>-4.00</text:p>
          </table:table-cell>
          <table:table-cell table:style-name="ce41" table:formula="of:=[.$AE$2]+[.$AF$2]*[.G49]+[.$AG$2]*EXP([.AE49])*[.A49]/[.G49]+[.$AH$2]*EXP(2*[.AE49])*[.G49]+([.$AI$2]+[.$AJ$2]*[.G49]+[.$AK$2]*[.G49]^2)*EXP(3*[.AE49])" office:value-type="float" office:value="5.40140188148118">
            <text:p>5.40</text:p>
          </table:table-cell>
          <table:table-cell table:style-name="ce68" table:formula="of:=[.$W$3]^2*([.$Q$3]*10^[.$Q$4])*[.AF49]/([.$P$3]^2*([.$R$3]*10^([.$R$4]))^2*[.AC49]*[.$V$3])" office:value-type="float" office:value="0.816082472770184">
            <text:p>0.82</text:p>
          </table:table-cell>
          <table:table-cell table:style-name="ce41"/>
          <table:table-cell table:style-name="ce64" table:formula="of:=-([.$AE$2]+[.$AF$2]*[.$G$3])/[.A49]" office:value-type="float" office:value="-4.01346150839873">
            <text:p>-4.01</text:p>
          </table:table-cell>
          <table:table-cell table:style-name="ce41" table:formula="of:=[.$AE$2]+[.$AF$2]*[.$G$3]+[.$AG$2]*EXP([.AI49])*[.A49]/[.$G$3]+[.$AH$2]*EXP(2*[.AI49])*[.$G$3]+([.$AI$2]+[.$AJ$2]*[.$G$3]+[.$AK$2]*[.$G$3]^2)*EXP(3*[.AI49])" office:value-type="float" office:value="5.55896947438016">
            <text:p>5.56</text:p>
          </table:table-cell>
          <table:table-cell table:style-name="ce68" table:formula="of:=[.$W$3]^2*([.$Q$3]*10^[.$Q$4])*[.AJ49]/([.$P$3]^2*([.$R$3]*10^([.$R$4]))^2*[.$AC$2]*[.$V$3])" office:value-type="float" office:value="0.841173332053308">
            <text:p>0.84</text:p>
          </table:table-cell>
          <table:table-cell table:number-columns-repeated="7"/>
          <table:table-cell office:value-type="float" office:value="1.4102">
            <text:p>1.4102</text:p>
          </table:table-cell>
          <table:table-cell table:formula="of:=0.14514-0.000103362*[.AS49]+0.000340383*[.AS49]^2-0.000450864*[.AS49]^3+0.000182967*[.AS49]^4" office:value-type="float" office:value="0.145130332098279">
            <text:p>0.14513</text:p>
          </table:table-cell>
          <table:table-cell office:value-type="float" office:value="8.6829">
            <text:p>8.6829</text:p>
          </table:table-cell>
          <table:table-cell table:formula="of:=-([.$AE$2]+[.$AF$2]*[.AT49])/[.AS49]" office:value-type="float" office:value="-6.12522556521269">
            <text:p>-6.1252</text:p>
          </table:table-cell>
          <table:table-cell table:formula="of:=[.$AE$2]+[.$AF$2]*[.AT49]+[.$AG$2]*EXP([.AV49])*[.AS49]/[.AT49]+[.$AH$2]*EXP(2*[.AV49])*[.AT49]+([.$AI$2]+[.$AJ$2]*[.AT49]+[.$AK$2]*[.AT49]^2)*EXP(3*[.AV49])" office:value-type="float" office:value="8.6323872817844">
            <text:p>8.6324</text:p>
          </table:table-cell>
          <table:table-cell/>
          <table:table-cell table:formula="of:=145.12+0.0670526*[.AS49]-0.0556804*[.AS49]^2-0.111639*[.AS49]^3+0.0687962*[.AS49]^4" office:value-type="float" office:value="145.062820146201">
            <text:p>145.0628</text:p>
          </table:table-cell>
          <table:table-cell table:formula="of:=-([.$AZ$9]+[.$BA$9]*[.AT49])/[.AS49]" office:value-type="float" office:value="-6.15704968235462">
            <text:p>-6.16E+00</text:p>
          </table:table-cell>
          <table:table-cell table:formula="of:=[.$AZ$9]+[.$BA$9]*[.AT49]+[.$BB$9]*EXP([.AZ49])*[.AS49]/[.AT49]+[.$BC$9]*EXP(2*[.AZ49])*[.AT49]+([.$BD$9]+[.$BE$9]*[.AT49]+[.$BF$9]*[.AT49]^2)*EXP(3*[.AZ49])" office:value-type="float" office:value="8.67470142626947">
            <text:p>8.6747</text:p>
          </table:table-cell>
          <table:table-cell table:formula="of:=[.$W$3]^2*([.$Q$3]*10^[.$Q$4])*[.BA49]/([.$P$3]^2*([.$R$3]*10^([.$R$4]))^2*[.AY49]*[.$V$3])" office:value-type="float" office:value="1.3133867279266">
            <text:p>1.3134</text:p>
          </table:table-cell>
          <table:table-cell/>
          <table:table-cell table:formula="of:=-([.$AZ$9]+[.$BA$9]*[.$AT$10])/[.AS49]" office:value-type="float" office:value="-6.15558712081">
            <text:p>-6.16</text:p>
          </table:table-cell>
          <table:table-cell table:formula="of:=[.$AZ$9]+[.$BA$9]*[.$AT$10]+[.$BB$9]*EXP([.AZ49])*[.AS49]/[.$AT$10]+[.$BC$9]*EXP(2*[.AZ49])*[.$AT$10]+([.$BD$9]+[.$BE$9]*[.$AT$10]+[.$BF$9]*[.$AT$10]^2)*EXP(3*[.AZ49])" office:value-type="float" office:value="8.67270541626842">
            <text:p>8.6727</text:p>
          </table:table-cell>
          <table:table-cell table:number-columns-repeated="6"/>
          <table:table-cell table:formula="of:=-([.$BL$9]+[.$BM$9]*[.AT49])/[.AS49]" office:value-type="float" office:value="-5.94076516869484">
            <text:p>-5.94</text:p>
          </table:table-cell>
          <table:table-cell table:formula="of:=[.$BL$9]+[.$BM$9]*[.AT49]+[.$BN$9]*EXP([.BL49])*[.AS49]/[.AT49]+[.$BO$9]*EXP(2*[.BL49])*[.AT49]+([.$BP$9]+[.$BQ$9]*[.AT49]+[.$BR$9]*[.AT49]^2)*EXP(3*[.BL49])" office:value-type="float" office:value="8.37119487382639">
            <text:p>8.37</text:p>
          </table:table-cell>
          <table:table-cell table:number-columns-repeated="2"/>
          <table:table-cell office:value-type="float" office:value="1.4102">
            <text:p>1.4102</text:p>
          </table:table-cell>
          <table:table-cell office:value-type="float" office:value="0.14513">
            <text:p>0.1451</text:p>
          </table:table-cell>
          <table:table-cell office:value-type="float" office:value="8.28489214912813">
            <text:p>8.2849</text:p>
          </table:table-cell>
          <table:table-cell/>
          <table:table-cell table:formula="of:=[.$BL$7]+[.$BM$7]*[.AT49]+[.$BN$7]*EXP([.BL49])*[.AS49]/[.AT49]+[.$BO$7]*EXP(2*[.BL49])*[.AT49]+([.$BP$7]+[.$BQ$7]*[.AT49]+[.$BR$7]*[.AT49]^2)*EXP(3*[.BL49])" office:value-type="float" office:value="8.28518037285392">
            <text:p>8.29</text:p>
          </table:table-cell>
          <table:table-cell/>
        </table:table-row>
        <table:table-row table:style-name="ro1">
          <table:table-cell table:style-name="ce4" office:value-type="float" office:value="2.1768">
            <text:p>2.1768</text:p>
          </table:table-cell>
          <table:table-cell table:style-name="ce12" table:number-columns-repeated="2"/>
          <table:table-cell table:style-name="ce20" table:formula="of:=0.000205923*[.A50]+0.144983" office:value-type="float" office:value="0.1454312531864">
            <text:p>0.14543</text:p>
          </table:table-cell>
          <table:table-cell table:style-name="ce25" table:formula="of:=0.14528-0.000553551*[.A50]+0.000345216*[.A50]^2" office:value-type="float" office:value="0.14571082178298">
            <text:p>0.14571</text:p>
          </table:table-cell>
          <table:table-cell table:style-name="ce25" table:formula="of:=0.145054+0.000509199*[.A50]-0.000823615*[.A50]^2+0.000354191*[.A50]^3" office:value-type="float" office:value="0.145913124470437">
            <text:p>0.14591</text:p>
          </table:table-cell>
          <table:table-cell table:style-name="ce25" table:formula="of:=0.14514-0.000103362*[.A50]+0.000340383*[.A50]^2-0.000450864*[.A50]^3+0.000182967*[.A50]^4" office:value-type="float" office:value="0.145985531775479">
            <text:p>0.14599</text:p>
          </table:table-cell>
          <table:table-cell table:style-name="ce25" table:formula="of:=0.145125+(0.0000398458)*[.A50]-(0.0000632759)*[.A50]^2+(0.0000151622)*[.A50]^3-(0.0000513776)*[.A50]^4+(0.0000426081)*[.A50]^5" office:value-type="float" office:value="0.145997217799067">
            <text:p>0.14600</text:p>
          </table:table-cell>
          <table:table-cell table:style-name="ce32" table:formula="of:=0.145143-0.000175895*[.A50]+0.000761068*[.A50]^2-0.00136935*[.A50]^3+0.00108631*[.A50]^4-0.000406313*[.A50]^5+(0.0000680184)*[.A50]^6" office:value-type="float" office:value="0.146010736835432">
            <text:p>0.14601</text:p>
          </table:table-cell>
          <table:table-cell table:style-name="ce37" table:formula="of:=2*[.$P$3]^2*[.$Q$3]^4*[.A50]^4*10^([.$T$4])/(45*[.$R$3]^3*[.$S$3]^5)" office:value-type="float" office:value="0.38321438810617">
            <text:p>3.83E-01</text:p>
          </table:table-cell>
          <table:table-cell table:style-name="ce42" table:formula="of:=253.55-48.8666*[.A50]+47.0174*[.A50]^2-14.8131*[.A50]^3" office:value-type="float" office:value="217.174846046014">
            <text:p>217.17</text:p>
          </table:table-cell>
          <table:table-cell table:style-name="ce47" table:formula="of:=2*[.$P$3]^2*[.$Q$3]^4*[.A50]^4*10^([.$T$4])/(45*[.$R$3]^3*([.K50]/100)^5)" office:value-type="float" office:value="0.631612045175277">
            <text:p>6.32E-01</text:p>
          </table:table-cell>
          <table:table-cell table:style-name="ce37" table:formula="of:=145.2-[.J50]" office:value-type="float" office:value="144.816785611894">
            <text:p>1.45E+02</text:p>
          </table:table-cell>
          <table:table-cell table:style-name="ce52" table:formula="of:=145.2-[.L50]" office:value-type="float" office:value="144.568387954825">
            <text:p>1.45E+02</text:p>
          </table:table-cell>
          <table:table-cell table:style-name="ce47"/>
          <table:table-cell table:number-columns-repeated="12"/>
          <table:table-cell table:style-name="ce65" table:formula="of:=[.G50]*1000" office:value-type="float" office:value="145.985531775479">
            <text:p>145.99</text:p>
          </table:table-cell>
          <table:table-cell table:style-name="ce69" table:formula="of:=145.12+0.0670526*[.A50]-0.0556804*[.A50]^2-0.111639*[.A50]^3+0.0687962*[.A50]^4" office:value-type="float" office:value="145.395280896363">
            <text:p>145.40</text:p>
          </table:table-cell>
          <table:table-cell table:style-name="ce12"/>
          <table:table-cell table:style-name="ce65" table:formula="of:=-([.$AE$2]+[.$AF$2]*[.G50])/[.A50]" office:value-type="float" office:value="-3.94435114723102">
            <text:p>-3.94</text:p>
          </table:table-cell>
          <table:table-cell table:style-name="ce42" table:formula="of:=[.$AE$2]+[.$AF$2]*[.G50]+[.$AG$2]*EXP([.AE50])*[.A50]/[.G50]+[.$AH$2]*EXP(2*[.AE50])*[.G50]+([.$AI$2]+[.$AJ$2]*[.G50]+[.$AK$2]*[.G50]^2)*EXP(3*[.AE50])" office:value-type="float" office:value="4.83982164277406">
            <text:p>4.84</text:p>
          </table:table-cell>
          <table:table-cell table:style-name="ce69" table:formula="of:=[.$W$3]^2*([.$Q$3]*10^[.$Q$4])*[.AF50]/([.$P$3]^2*([.$R$3]*10^([.$R$4]))^2*[.AC50]*[.$V$3])" office:value-type="float" office:value="0.731094051476516">
            <text:p>0.73</text:p>
          </table:table-cell>
          <table:table-cell table:style-name="ce42"/>
          <table:table-cell table:style-name="ce65" table:formula="of:=-([.$AE$2]+[.$AF$2]*[.$G$3])/[.A50]" office:value-type="float" office:value="-3.9640491745026">
            <text:p>-3.96</text:p>
          </table:table-cell>
          <table:table-cell table:style-name="ce42" table:formula="of:=[.$AE$2]+[.$AF$2]*[.$G$3]+[.$AG$2]*EXP([.AI50])*[.A50]/[.$G$3]+[.$AH$2]*EXP(2*[.AI50])*[.$G$3]+([.$AI$2]+[.$AJ$2]*[.$G$3]+[.$AK$2]*[.$G$3]^2)*EXP(3*[.AI50])" office:value-type="float" office:value="5.0338520222182">
            <text:p>5.03</text:p>
          </table:table-cell>
          <table:table-cell table:style-name="ce69" table:formula="of:=[.$W$3]^2*([.$Q$3]*10^[.$Q$4])*[.AJ50]/([.$P$3]^2*([.$R$3]*10^([.$R$4]))^2*[.$AC$2]*[.$V$3])" office:value-type="float" office:value="0.761713497098257">
            <text:p>0.76</text:p>
          </table:table-cell>
          <table:table-cell table:number-columns-repeated="7"/>
          <table:table-cell office:value-type="float" office:value="1.4201">
            <text:p>1.4201</text:p>
          </table:table-cell>
          <table:table-cell table:formula="of:=0.14514-0.000103362*[.AS50]+0.000340383*[.AS50]^2-0.000450864*[.AS50]^3+0.000182967*[.AS50]^4" office:value-type="float" office:value="0.145132563763513">
            <text:p>0.14513</text:p>
          </table:table-cell>
          <table:table-cell office:value-type="float" office:value="8.6822">
            <text:p>8.6822</text:p>
          </table:table-cell>
          <table:table-cell table:formula="of:=-([.$AE$2]+[.$AF$2]*[.AT50])/[.AS50]" office:value-type="float" office:value="-6.08242947861625">
            <text:p>-6.0824</text:p>
          </table:table-cell>
          <table:table-cell table:formula="of:=[.$AE$2]+[.$AF$2]*[.AT50]+[.$AG$2]*EXP([.AV50])*[.AS50]/[.AT50]+[.$AH$2]*EXP(2*[.AV50])*[.AT50]+([.$AI$2]+[.$AJ$2]*[.AT50]+[.$AK$2]*[.AT50]^2)*EXP(3*[.AV50])" office:value-type="float" office:value="8.6318809768917">
            <text:p>8.6319</text:p>
          </table:table-cell>
          <table:table-cell/>
          <table:table-cell table:formula="of:=145.12+0.0670526*[.AS50]-0.0556804*[.AS50]^2-0.111639*[.AS50]^3+0.0687962*[.AS50]^4" office:value-type="float" office:value="145.063004614261">
            <text:p>145.0630</text:p>
          </table:table-cell>
          <table:table-cell table:formula="of:=-([.$AZ$9]+[.$BA$9]*[.AT50])/[.AS50]" office:value-type="float" office:value="-6.11411126491178">
            <text:p>-6.11E+00</text:p>
          </table:table-cell>
          <table:table-cell table:formula="of:=[.$AZ$9]+[.$BA$9]*[.AT50]+[.$BB$9]*EXP([.AZ50])*[.AS50]/[.AT50]+[.$BC$9]*EXP(2*[.AZ50])*[.AT50]+([.$BD$9]+[.$BE$9]*[.AT50]+[.$BF$9]*[.AT50]^2)*EXP(3*[.AZ50])" office:value-type="float" office:value="8.6741976489421">
            <text:p>8.6742</text:p>
          </table:table-cell>
          <table:table-cell table:formula="of:=[.$W$3]^2*([.$Q$3]*10^[.$Q$4])*[.BA50]/([.$P$3]^2*([.$R$3]*10^([.$R$4]))^2*[.AY50]*[.$V$3])" office:value-type="float" office:value="1.31330878383505">
            <text:p>1.3133</text:p>
          </table:table-cell>
          <table:table-cell/>
          <table:table-cell table:formula="of:=-([.$AZ$9]+[.$BA$9]*[.$AT$10])/[.AS50]" office:value-type="float" office:value="-6.11267442980513">
            <text:p>-6.11</text:p>
          </table:table-cell>
          <table:table-cell table:formula="of:=[.$AZ$9]+[.$BA$9]*[.$AT$10]+[.$BB$9]*EXP([.AZ50])*[.AS50]/[.$AT$10]+[.$BC$9]*EXP(2*[.AZ50])*[.$AT$10]+([.$BD$9]+[.$BE$9]*[.$AT$10]+[.$BF$9]*[.$AT$10]^2)*EXP(3*[.AZ50])" office:value-type="float" office:value="8.67222954119575">
            <text:p>8.6722</text:p>
          </table:table-cell>
          <table:table-cell table:number-columns-repeated="6"/>
          <table:table-cell table:formula="of:=-([.$BL$9]+[.$BM$9]*[.AT50])/[.AS50]" office:value-type="float" office:value="-5.89925562834508">
            <text:p>-5.9</text:p>
          </table:table-cell>
          <table:table-cell table:formula="of:=[.$BL$9]+[.$BM$9]*[.AT50]+[.$BN$9]*EXP([.BL50])*[.AS50]/[.AT50]+[.$BO$9]*EXP(2*[.BL50])*[.AT50]+([.$BP$9]+[.$BQ$9]*[.AT50]+[.$BR$9]*[.AT50]^2)*EXP(3*[.BL50])" office:value-type="float" office:value="8.37043095387482">
            <text:p>8.37</text:p>
          </table:table-cell>
          <table:table-cell table:number-columns-repeated="2"/>
          <table:table-cell office:value-type="float" office:value="1.4201">
            <text:p>1.4201</text:p>
          </table:table-cell>
          <table:table-cell office:value-type="float" office:value="0.14513">
            <text:p>0.1451</text:p>
          </table:table-cell>
          <table:table-cell office:value-type="float" office:value="8.28398695785942">
            <text:p>8.2840</text:p>
          </table:table-cell>
          <table:table-cell/>
          <table:table-cell table:formula="of:=[.$BL$7]+[.$BM$7]*[.AT50]+[.$BN$7]*EXP([.BL50])*[.AS50]/[.AT50]+[.$BO$7]*EXP(2*[.BL50])*[.AT50]+([.$BP$7]+[.$BQ$7]*[.AT50]+[.$BR$7]*[.AT50]^2)*EXP(3*[.BL50])" office:value-type="float" office:value="8.28443049280808">
            <text:p>8.28</text:p>
          </table:table-cell>
          <table:table-cell/>
        </table:table-row>
        <table:table-row table:style-name="ro1">
          <table:table-cell table:style-name="ce5" office:value-type="float" office:value="2.2">
            <text:p>2.20</text:p>
          </table:table-cell>
          <table:table-cell table:style-name="ce13" table:number-columns-repeated="2"/>
          <table:table-cell table:style-name="ce21" table:formula="of:=0.000205923*[.A51]+0.144983" office:value-type="float" office:value="0.1454360306">
            <text:p>0.14544</text:p>
          </table:table-cell>
          <table:table-cell table:style-name="ce26" table:formula="of:=0.14528-0.000553551*[.A51]+0.000345216*[.A51]^2" office:value-type="float" office:value="0.14573303324">
            <text:p>0.14573</text:p>
          </table:table-cell>
          <table:table-cell table:style-name="ce26" table:formula="of:=0.145054+0.000509199*[.A51]-0.000823615*[.A51]^2+0.000354191*[.A51]^3" office:value-type="float" office:value="0.145959366968">
            <text:p>0.14596</text:p>
          </table:table-cell>
          <table:table-cell table:style-name="ce26" table:formula="of:=0.14514-0.000103362*[.A51]+0.000340383*[.A51]^2-0.000450864*[.A51]^3+0.000182967*[.A51]^4" office:value-type="float" office:value="0.1460453692032">
            <text:p>0.14605</text:p>
          </table:table-cell>
          <table:table-cell table:style-name="ce26" table:formula="of:=0.145125+(0.0000398458)*[.A51]-(0.0000632759)*[.A51]^2+(0.0000151622)*[.A51]^3-(0.0000513776)*[.A51]^4+(0.0000426081)*[.A51]^5" office:value-type="float" office:value="0.146060166079232">
            <text:p>0.14606</text:p>
          </table:table-cell>
          <table:table-cell table:style-name="ce33" table:formula="of:=0.145143-0.000175895*[.A51]+0.000761068*[.A51]^2-0.00136935*[.A51]^3+0.00108631*[.A51]^4-0.000406313*[.A51]^5+(0.0000680184)*[.A51]^6" office:value-type="float" office:value="0.146078267730074">
            <text:p>0.14608</text:p>
          </table:table-cell>
          <table:table-cell table:style-name="ce38" table:formula="of:=2*[.$P$3]^2*[.$Q$3]^4*[.A51]^4*10^([.$T$4])/(45*[.$R$3]^3*[.$S$3]^5)" office:value-type="float" office:value="0.399814384297114">
            <text:p>4.00E-01</text:p>
          </table:table-cell>
          <table:table-cell table:style-name="ce43" table:formula="of:=253.55-48.8666*[.A51]+47.0174*[.A51]^2-14.8131*[.A51]^3" office:value-type="float" office:value="215.8778072">
            <text:p>215.88</text:p>
          </table:table-cell>
          <table:table-cell table:style-name="ce48" table:formula="of:=2*[.$P$3]^2*[.$Q$3]^4*[.A51]^4*10^([.$T$4])/(45*[.$R$3]^3*([.K51]/100)^5)" office:value-type="float" office:value="0.679007596886481">
            <text:p>6.79E-01</text:p>
          </table:table-cell>
          <table:table-cell table:style-name="ce38" table:formula="of:=145.2-[.J51]" office:value-type="float" office:value="144.800185615703">
            <text:p>1.45E+02</text:p>
          </table:table-cell>
          <table:table-cell table:style-name="ce53" table:formula="of:=145.2-[.L51]" office:value-type="float" office:value="144.520992403113">
            <text:p>1.45E+02</text:p>
          </table:table-cell>
          <table:table-cell table:style-name="ce48"/>
          <table:table-cell table:number-columns-repeated="12"/>
          <table:table-cell table:style-name="ce64" table:formula="of:=[.G51]*1000" office:value-type="float" office:value="146.0453692032">
            <text:p>146.05</text:p>
          </table:table-cell>
          <table:table-cell table:style-name="ce68" table:formula="of:=145.12+0.0670526*[.A51]-0.0556804*[.A51]^2-0.111639*[.A51]^3+0.0687962*[.A51]^4" office:value-type="float" office:value="145.42088277472">
            <text:p>145.42</text:p>
          </table:table-cell>
          <table:table-cell/>
          <table:table-cell table:style-name="ce64" table:formula="of:=-([.$AE$2]+[.$AF$2]*[.G51])/[.A51]" office:value-type="float" office:value="-3.90111096236451">
            <text:p>-3.90</text:p>
          </table:table-cell>
          <table:table-cell table:style-name="ce41" table:formula="of:=[.$AE$2]+[.$AF$2]*[.G51]+[.$AG$2]*EXP([.AE51])*[.A51]/[.G51]+[.$AH$2]*EXP(2*[.AE51])*[.G51]+([.$AI$2]+[.$AJ$2]*[.G51]+[.$AK$2]*[.G51]^2)*EXP(3*[.AE51])" office:value-type="float" office:value="4.28971813394252">
            <text:p>4.29</text:p>
          </table:table-cell>
          <table:table-cell table:style-name="ce68" table:formula="of:=[.$W$3]^2*([.$Q$3]*10^[.$Q$4])*[.AF51]/([.$P$3]^2*([.$R$3]*10^([.$R$4]))^2*[.AC51]*[.$V$3])" office:value-type="float" office:value="0.647882402371635">
            <text:p>0.65</text:p>
          </table:table-cell>
          <table:table-cell table:style-name="ce41"/>
          <table:table-cell table:style-name="ce64" table:formula="of:=-([.$AE$2]+[.$AF$2]*[.$G$3])/[.A51]" office:value-type="float" office:value="-3.92224647411694">
            <text:p>-3.92</text:p>
          </table:table-cell>
          <table:table-cell table:style-name="ce41" table:formula="of:=[.$AE$2]+[.$AF$2]*[.$G$3]+[.$AG$2]*EXP([.AI51])*[.A51]/[.$G$3]+[.$AH$2]*EXP(2*[.AI51])*[.$G$3]+([.$AI$2]+[.$AJ$2]*[.$G$3]+[.$AK$2]*[.$G$3]^2)*EXP(3*[.AI51])" office:value-type="float" office:value="4.52139097431387">
            <text:p>4.52</text:p>
          </table:table-cell>
          <table:table-cell table:style-name="ce68" table:formula="of:=[.$W$3]^2*([.$Q$3]*10^[.$Q$4])*[.AJ51]/([.$P$3]^2*([.$R$3]*10^([.$R$4]))^2*[.$AC$2]*[.$V$3])" office:value-type="float" office:value="0.684168806630015">
            <text:p>0.68</text:p>
          </table:table-cell>
          <table:table-cell table:number-columns-repeated="7"/>
          <table:table-cell office:value-type="float" office:value="1.43">
            <text:p>1.4300</text:p>
          </table:table-cell>
          <table:table-cell table:formula="of:=0.14514-0.000103362*[.AS51]+0.000340383*[.AS51]^2-0.000450864*[.AS51]^3+0.000182967*[.AS51]^4" office:value-type="float" office:value="0.145134919608354">
            <text:p>0.14513</text:p>
          </table:table-cell>
          <table:table-cell office:value-type="float" office:value="8.6814">
            <text:p>8.6814</text:p>
          </table:table-cell>
          <table:table-cell table:formula="of:=-([.$AE$2]+[.$AF$2]*[.AT51])/[.AS51]" office:value-type="float" office:value="-6.04022070048839">
            <text:p>-6.0402</text:p>
          </table:table-cell>
          <table:table-cell table:formula="of:=[.$AE$2]+[.$AF$2]*[.AT51]+[.$AG$2]*EXP([.AV51])*[.AS51]/[.AT51]+[.$AH$2]*EXP(2*[.AV51])*[.AT51]+([.$AI$2]+[.$AJ$2]*[.AT51]+[.$AK$2]*[.AT51]^2)*EXP(3*[.AV51])" office:value-type="float" office:value="8.6313178776922">
            <text:p>8.6313</text:p>
          </table:table-cell>
          <table:table-cell/>
          <table:table-cell table:formula="of:=145.12+0.0670526*[.AS51]-0.0556804*[.AS51]^2-0.111639*[.AS51]^3+0.0687962*[.AS51]^4" office:value-type="float" office:value="145.063248114114">
            <text:p>145.0632</text:p>
          </table:table-cell>
          <table:table-cell table:formula="of:=-([.$AZ$9]+[.$BA$9]*[.AT51])/[.AS51]" office:value-type="float" office:value="-6.0717665212049">
            <text:p>-6.07E+00</text:p>
          </table:table-cell>
          <table:table-cell table:formula="of:=[.$AZ$9]+[.$BA$9]*[.AT51]+[.$BB$9]*EXP([.AZ51])*[.AS51]/[.AT51]+[.$BC$9]*EXP(2*[.AZ51])*[.AT51]+([.$BD$9]+[.$BE$9]*[.AT51]+[.$BF$9]*[.AT51]^2)*EXP(3*[.AZ51])" office:value-type="float" office:value="8.67364326450707">
            <text:p>8.6736</text:p>
          </table:table-cell>
          <table:table-cell table:formula="of:=[.$W$3]^2*([.$Q$3]*10^[.$Q$4])*[.BA51]/([.$P$3]^2*([.$R$3]*10^([.$R$4]))^2*[.AY51]*[.$V$3])" office:value-type="float" office:value="1.31322264342885">
            <text:p>1.3132</text:p>
          </table:table-cell>
          <table:table-cell/>
          <table:table-cell table:formula="of:=-([.$AZ$9]+[.$BA$9]*[.$AT$10])/[.AS51]" office:value-type="float" office:value="-6.07035591452186">
            <text:p>-6.07</text:p>
          </table:table-cell>
          <table:table-cell table:formula="of:=[.$AZ$9]+[.$BA$9]*[.$AT$10]+[.$BB$9]*EXP([.AZ51])*[.AS51]/[.$AT$10]+[.$BC$9]*EXP(2*[.AZ51])*[.$AT$10]+([.$BD$9]+[.$BE$9]*[.$AT$10]+[.$BF$9]*[.$AT$10]^2)*EXP(3*[.AZ51])" office:value-type="float" office:value="8.67170472732419">
            <text:p>8.6717</text:p>
          </table:table-cell>
          <table:table-cell table:number-columns-repeated="6"/>
          <table:table-cell table:formula="of:=-([.$BL$9]+[.$BM$9]*[.AT51])/[.AS51]" office:value-type="float" office:value="-5.8583156164601">
            <text:p>-5.86</text:p>
          </table:table-cell>
          <table:table-cell table:formula="of:=[.$BL$9]+[.$BM$9]*[.AT51]+[.$BN$9]*EXP([.BL51])*[.AS51]/[.AT51]+[.$BO$9]*EXP(2*[.BL51])*[.AT51]+([.$BP$9]+[.$BQ$9]*[.AT51]+[.$BR$9]*[.AT51]^2)*EXP(3*[.BL51])" office:value-type="float" office:value="8.36956701828168">
            <text:p>8.37</text:p>
          </table:table-cell>
          <table:table-cell table:number-columns-repeated="2"/>
          <table:table-cell office:value-type="float" office:value="1.43">
            <text:p>1.4300</text:p>
          </table:table-cell>
          <table:table-cell office:value-type="float" office:value="0.14513">
            <text:p>0.1451</text:p>
          </table:table-cell>
          <table:table-cell office:value-type="float" office:value="8.28296113443082">
            <text:p>8.2830</text:p>
          </table:table-cell>
          <table:table-cell/>
          <table:table-cell table:formula="of:=[.$BL$7]+[.$BM$7]*[.AT51]+[.$BN$7]*EXP([.BL51])*[.AS51]/[.AT51]+[.$BO$7]*EXP(2*[.BL51])*[.AT51]+([.$BP$7]+[.$BQ$7]*[.AT51]+[.$BR$7]*[.AT51]^2)*EXP(3*[.BL51])" office:value-type="float" office:value="8.28358116009278">
            <text:p>8.28</text:p>
          </table:table-cell>
          <table:table-cell/>
        </table:table-row>
        <table:table-row table:style-name="ro1">
          <table:table-cell office:value-type="float" office:value="2.25">
            <text:p>2.25</text:p>
          </table:table-cell>
          <table:table-cell table:number-columns-repeated="2"/>
          <table:table-cell table:formula="of:=0.000205923*[.A52]+0.144983" office:value-type="float" office:value="0.14544632675">
            <text:p>0.14545</text:p>
          </table:table-cell>
          <table:table-cell table:formula="of:=0.14528-0.000553551*[.A52]+0.000345216*[.A52]^2" office:value-type="float" office:value="0.14578216625">
            <text:p>0.14578</text:p>
          </table:table-cell>
          <table:table-cell table:formula="of:=0.145054+0.000509199*[.A52]-0.000823615*[.A52]^2+0.000354191*[.A52]^3" office:value-type="float" office:value="0.146064603671875">
            <text:p>0.14606</text:p>
          </table:table-cell>
          <table:table-cell table:formula="of:=0.14514-0.000103362*[.A52]+0.000340383*[.A52]^2-0.000450864*[.A52]^3+0.000182967*[.A52]^4" office:value-type="float" office:value="0.146184245777344">
            <text:p>0.14618</text:p>
          </table:table-cell>
          <table:table-cell table:formula="of:=0.145125+(0.0000398458)*[.A52]-(0.0000632759)*[.A52]^2+(0.0000151622)*[.A52]^3-(0.0000513776)*[.A52]^4+(0.0000426081)*[.A52]^5" office:value-type="float" office:value="0.146207271797754">
            <text:p>0.14621</text:p>
          </table:table-cell>
          <table:table-cell table:formula="of:=0.145143-0.000175895*[.A52]+0.000761068*[.A52]^2-0.00136935*[.A52]^3+0.00108631*[.A52]^4-0.000406313*[.A52]^5+(0.0000680184)*[.A52]^6" office:value-type="float" office:value="0.146238411097266">
            <text:p>0.14624</text:p>
          </table:table-cell>
          <table:table-cell table:formula="of:=2*[.$P$3]^2*[.$Q$3]^4*[.A52]^4*10^([.$T$4])/(45*[.$R$3]^3*[.$S$3]^5)" office:value-type="float" office:value="0.437419121497515">
            <text:p>4.37E-01</text:p>
          </table:table-cell>
          <table:table-cell table:formula="of:=253.55-48.8666*[.A52]+47.0174*[.A52]^2-14.8131*[.A52]^3" office:value-type="float" office:value="212.8952703125">
            <text:p>212.90</text:p>
          </table:table-cell>
          <table:table-cell table:formula="of:=2*[.$P$3]^2*[.$Q$3]^4*[.A52]^4*10^([.$T$4])/(45*[.$R$3]^3*([.K52]/100)^5)" office:value-type="float" office:value="0.796386530993616">
            <text:p>7.96E-01</text:p>
          </table:table-cell>
          <table:table-cell table:formula="of:=145.2-[.J52]" office:value-type="float" office:value="144.762580878502">
            <text:p>1.45E+02</text:p>
          </table:table-cell>
          <table:table-cell table:formula="of:=145.2-[.L52]" office:value-type="float" office:value="144.403613469006">
            <text:p>1.44E+02</text:p>
          </table:table-cell>
          <table:table-cell table:number-columns-repeated="13"/>
          <table:table-cell table:style-name="ce66" table:formula="of:=[.G52]*1000" office:value-type="float" office:value="146.184245777344">
            <text:p>146.18</text:p>
          </table:table-cell>
          <table:table-cell table:style-name="ce70" table:formula="of:=145.12+0.0670526*[.A52]-0.0556804*[.A52]^2-0.111639*[.A52]^3+0.0687962*[.A52]^4" office:value-type="float" office:value="145.480519700781">
            <text:p>145.48</text:p>
          </table:table-cell>
          <table:table-cell/>
          <table:table-cell table:style-name="ce66" table:formula="of:=-([.$AE$2]+[.$AF$2]*[.G52])/[.A52]" office:value-type="float" office:value="-3.81068609735267">
            <text:p>-3.81</text:p>
          </table:table-cell>
          <table:table-cell table:style-name="ce44" table:formula="of:=[.$AE$2]+[.$AF$2]*[.G52]+[.$AG$2]*EXP([.AE52])*[.A52]/[.G52]+[.$AH$2]*EXP(2*[.AE52])*[.G52]+([.$AI$2]+[.$AJ$2]*[.G52]+[.$AK$2]*[.G52]^2)*EXP(3*[.AE52])" office:value-type="float" office:value="2.8743630331063">
            <text:p>2.87</text:p>
          </table:table-cell>
          <table:table-cell table:style-name="ce70" table:formula="of:=[.$W$3]^2*([.$Q$3]*10^[.$Q$4])*[.AF52]/([.$P$3]^2*([.$R$3]*10^([.$R$4]))^2*[.AC52]*[.$V$3])" office:value-type="float" office:value="0.433941293108646">
            <text:p>0.43</text:p>
          </table:table-cell>
          <table:table-cell table:style-name="ce41"/>
          <table:table-cell table:style-name="ce66" table:formula="of:=-([.$AE$2]+[.$AF$2]*[.$G$3])/[.A52]" office:value-type="float" office:value="-3.83508544135879">
            <text:p>-3.84</text:p>
          </table:table-cell>
          <table:table-cell table:style-name="ce44" table:formula="of:=[.$AE$2]+[.$AF$2]*[.$G$3]+[.$AG$2]*EXP([.AI52])*[.A52]/[.$G$3]+[.$AH$2]*EXP(2*[.AI52])*[.$G$3]+([.$AI$2]+[.$AJ$2]*[.$G$3]+[.$AK$2]*[.$G$3]^2)*EXP(3*[.AI52])" office:value-type="float" office:value="3.21077150285206">
            <text:p>3.21</text:p>
          </table:table-cell>
          <table:table-cell table:style-name="ce70" table:formula="of:=[.$W$3]^2*([.$Q$3]*10^[.$Q$4])*[.AJ52]/([.$P$3]^2*([.$R$3]*10^([.$R$4]))^2*[.$AC$2]*[.$V$3])" office:value-type="float" office:value="0.485848209090413">
            <text:p>0.49</text:p>
          </table:table-cell>
          <table:table-cell table:number-columns-repeated="7"/>
          <table:table-cell office:value-type="float" office:value="1.4399">
            <text:p>1.4399</text:p>
          </table:table-cell>
          <table:table-cell table:formula="of:=0.14514-0.000103362*[.AS52]+0.000340383*[.AS52]^2-0.000450864*[.AS52]^3+0.000182967*[.AS52]^4" office:value-type="float" office:value="0.145137403079794">
            <text:p>0.14514</text:p>
          </table:table-cell>
          <table:table-cell office:value-type="float" office:value="8.6806">
            <text:p>8.6806</text:p>
          </table:table-cell>
          <table:table-cell table:formula="of:=-([.$AE$2]+[.$AF$2]*[.AT52])/[.AS52]" office:value-type="float" office:value="-5.99858697194718">
            <text:p>-5.9986</text:p>
          </table:table-cell>
          <table:table-cell table:formula="of:=[.$AE$2]+[.$AF$2]*[.AT52]+[.$AG$2]*EXP([.AV52])*[.AS52]/[.AT52]+[.$AH$2]*EXP(2*[.AV52])*[.AT52]+([.$AI$2]+[.$AJ$2]*[.AT52]+[.$AK$2]*[.AT52]^2)*EXP(3*[.AV52])" office:value-type="float" office:value="8.63069061834117">
            <text:p>8.6307</text:p>
          </table:table-cell>
          <table:table-cell/>
          <table:table-cell table:formula="of:=145.12+0.0670526*[.AS52]-0.0556804*[.AS52]^2-0.111639*[.AS52]^3+0.0687962*[.AS52]^4" office:value-type="float" office:value="145.06355227885">
            <text:p>145.0636</text:p>
          </table:table-cell>
          <table:table-cell table:formula="of:=-([.$AZ$9]+[.$BA$9]*[.AT52])/[.AS52]" office:value-type="float" office:value="-6.03000318220461">
            <text:p>-6.03E+00</text:p>
          </table:table-cell>
          <table:table-cell table:formula="of:=[.$AZ$9]+[.$BA$9]*[.AT52]+[.$BB$9]*EXP([.AZ52])*[.AS52]/[.AT52]+[.$BC$9]*EXP(2*[.AZ52])*[.AT52]+([.$BD$9]+[.$BE$9]*[.AT52]+[.$BF$9]*[.AT52]^2)*EXP(3*[.AZ52])" office:value-type="float" office:value="8.67303164616341">
            <text:p>8.6730</text:p>
          </table:table-cell>
          <table:table-cell table:formula="of:=[.$W$3]^2*([.$Q$3]*10^[.$Q$4])*[.BA52]/([.$P$3]^2*([.$R$3]*10^([.$R$4]))^2*[.AY52]*[.$V$3])" office:value-type="float" office:value="1.31312728875073">
            <text:p>1.3131</text:p>
          </table:table-cell>
          <table:table-cell/>
          <table:table-cell table:formula="of:=-([.$AZ$9]+[.$BA$9]*[.$AT$10])/[.AS52]" office:value-type="float" office:value="-6.02861931923485">
            <text:p>-6.03</text:p>
          </table:table-cell>
          <table:table-cell table:formula="of:=[.$AZ$9]+[.$BA$9]*[.$AT$10]+[.$BB$9]*EXP([.AZ52])*[.AS52]/[.$AT$10]+[.$BC$9]*EXP(2*[.AZ52])*[.$AT$10]+([.$BD$9]+[.$BE$9]*[.$AT$10]+[.$BF$9]*[.$AT$10]^2)*EXP(3*[.AZ52])" office:value-type="float" office:value="8.67112440193427">
            <text:p>8.6711</text:p>
          </table:table-cell>
          <table:table-cell table:number-columns-repeated="6"/>
          <table:table-cell table:formula="of:=-([.$BL$9]+[.$BM$9]*[.AT52])/[.AS52]" office:value-type="float" office:value="-5.81793324182541">
            <text:p>-5.82</text:p>
          </table:table-cell>
          <table:table-cell table:formula="of:=[.$BL$9]+[.$BM$9]*[.AT52]+[.$BN$9]*EXP([.BL52])*[.AS52]/[.AT52]+[.$BO$9]*EXP(2*[.BL52])*[.AT52]+([.$BP$9]+[.$BQ$9]*[.AT52]+[.$BR$9]*[.AT52]^2)*EXP(3*[.BL52])" office:value-type="float" office:value="8.3685905590908">
            <text:p>8.37</text:p>
          </table:table-cell>
          <table:table-cell table:number-columns-repeated="2"/>
          <table:table-cell office:value-type="float" office:value="1.4399">
            <text:p>1.4399</text:p>
          </table:table-cell>
          <table:table-cell office:value-type="float" office:value="0.14514">
            <text:p>0.1451</text:p>
          </table:table-cell>
          <table:table-cell office:value-type="float" office:value="8.28179988956865">
            <text:p>8.2818</text:p>
          </table:table-cell>
          <table:table-cell/>
          <table:table-cell table:formula="of:=[.$BL$7]+[.$BM$7]*[.AT52]+[.$BN$7]*EXP([.BL52])*[.AS52]/[.AT52]+[.$BO$7]*EXP(2*[.BL52])*[.AT52]+([.$BP$7]+[.$BQ$7]*[.AT52]+[.$BR$7]*[.AT52]^2)*EXP(3*[.BL52])" office:value-type="float" office:value="8.28261987952855">
            <text:p>8.28</text:p>
          </table:table-cell>
          <table:table-cell/>
        </table:table-row>
        <table:table-row table:style-name="ro1">
          <table:table-cell office:value-type="float" office:value="2.3">
            <text:p>2.30</text:p>
          </table:table-cell>
          <table:table-cell table:number-columns-repeated="2"/>
          <table:table-cell table:formula="of:=0.000205923*[.A53]+0.144983" office:value-type="float" office:value="0.1454566229">
            <text:p>0.14546</text:p>
          </table:table-cell>
          <table:table-cell table:formula="of:=0.14528-0.000553551*[.A53]+0.000345216*[.A53]^2" office:value-type="float" office:value="0.14583302534">
            <text:p>0.14583</text:p>
          </table:table-cell>
          <table:table-cell table:formula="of:=0.145054+0.000509199*[.A53]-0.000823615*[.A53]^2+0.000354191*[.A53]^3" office:value-type="float" office:value="0.146177676247">
            <text:p>0.14618</text:p>
          </table:table-cell>
          <table:table-cell table:formula="of:=0.14514-0.000103362*[.A53]+0.000340383*[.A53]^2-0.000450864*[.A53]^3+0.000182967*[.A53]^4" office:value-type="float" office:value="0.1463373980067">
            <text:p>0.14634</text:p>
          </table:table-cell>
          <table:table-cell table:formula="of:=0.145125+(0.0000398458)*[.A53]-(0.0000632759)*[.A53]^2+(0.0000151622)*[.A53]^3-(0.0000513776)*[.A53]^4+(0.0000426081)*[.A53]^5" office:value-type="float" office:value="0.146371041882023">
            <text:p>0.14637</text:p>
          </table:table-cell>
          <table:table-cell table:formula="of:=0.145143-0.000175895*[.A53]+0.000761068*[.A53]^2-0.00136935*[.A53]^3+0.00108631*[.A53]^4-0.000406313*[.A53]^5+(0.0000680184)*[.A53]^6" office:value-type="float" office:value="0.146420483419768">
            <text:p>0.14642</text:p>
          </table:table-cell>
          <table:table-cell table:formula="of:=2*[.$P$3]^2*[.$Q$3]^4*[.A53]^4*10^([.$T$4])/(45*[.$R$3]^3*[.$S$3]^5)" office:value-type="float" office:value="0.477616185353154">
            <text:p>4.78E-01</text:p>
          </table:table-cell>
          <table:table-cell table:formula="of:=253.55-48.8666*[.A53]+47.0174*[.A53]^2-14.8131*[.A53]^3" office:value-type="float" office:value="209.6478783">
            <text:p>209.65</text:p>
          </table:table-cell>
          <table:table-cell table:formula="of:=2*[.$P$3]^2*[.$Q$3]^4*[.A53]^4*10^([.$T$4])/(45*[.$R$3]^3*([.K53]/100)^5)" office:value-type="float" office:value="0.939037392766906">
            <text:p>9.39E-01</text:p>
          </table:table-cell>
          <table:table-cell table:formula="of:=145.2-[.J53]" office:value-type="float" office:value="144.722383814647">
            <text:p>1.45E+02</text:p>
          </table:table-cell>
          <table:table-cell table:formula="of:=145.2-[.L53]" office:value-type="float" office:value="144.260962607233">
            <text:p>1.44E+02</text:p>
          </table:table-cell>
          <table:table-cell table:number-columns-repeated="30"/>
          <table:table-cell office:value-type="float" office:value="1.4501">
            <text:p>1.4501</text:p>
          </table:table-cell>
          <table:table-cell table:formula="of:=0.14514-0.000103362*[.AS53]+0.000340383*[.AS53]^2-0.000450864*[.AS53]^3+0.000182967*[.AS53]^4" office:value-type="float" office:value="0.145140098980927">
            <text:p>0.14514</text:p>
          </table:table-cell>
          <table:table-cell office:value-type="float" office:value="8.6798">
            <text:p>8.6798</text:p>
          </table:table-cell>
          <table:table-cell table:formula="of:=-([.$AE$2]+[.$AF$2]*[.AT53])/[.AS53]" office:value-type="float" office:value="-5.9562804707392">
            <text:p>-5.9563</text:p>
          </table:table-cell>
          <table:table-cell table:formula="of:=[.$AE$2]+[.$AF$2]*[.AT53]+[.$AG$2]*EXP([.AV53])*[.AS53]/[.AT53]+[.$AH$2]*EXP(2*[.AV53])*[.AT53]+([.$AI$2]+[.$AJ$2]*[.AT53]+[.$AK$2]*[.AT53]^2)*EXP(3*[.AV53])" office:value-type="float" office:value="8.62996861878661">
            <text:p>8.6300</text:p>
          </table:table-cell>
          <table:table-cell/>
          <table:table-cell table:formula="of:=145.12+0.0670526*[.AS53]-0.0556804*[.AS53]^2-0.111639*[.AS53]^3+0.0687962*[.AS53]^4" office:value-type="float" office:value="145.063930853138">
            <text:p>145.0639</text:p>
          </table:table-cell>
          <table:table-cell table:formula="of:=-([.$AZ$9]+[.$BA$9]*[.AT53])/[.AS53]" office:value-type="float" office:value="-5.98756978099618">
            <text:p>-5.99E+00</text:p>
          </table:table-cell>
          <table:table-cell table:formula="of:=[.$AZ$9]+[.$BA$9]*[.AT53]+[.$BB$9]*EXP([.AZ53])*[.AS53]/[.AT53]+[.$BC$9]*EXP(2*[.AZ53])*[.AT53]+([.$BD$9]+[.$BE$9]*[.AT53]+[.$BF$9]*[.AT53]^2)*EXP(3*[.AZ53])" office:value-type="float" office:value="8.67233386174292">
            <text:p>8.6723</text:p>
          </table:table-cell>
          <table:table-cell table:formula="of:=[.$W$3]^2*([.$Q$3]*10^[.$Q$4])*[.BA53]/([.$P$3]^2*([.$R$3]*10^([.$R$4]))^2*[.AY53]*[.$V$3])" office:value-type="float" office:value="1.31301821515075">
            <text:p>1.3130</text:p>
          </table:table-cell>
          <table:table-cell/>
          <table:table-cell table:formula="of:=-([.$AZ$9]+[.$BA$9]*[.$AT$10])/[.AS53]" office:value-type="float" office:value="-5.98621402507845">
            <text:p>-5.99</text:p>
          </table:table-cell>
          <table:table-cell table:formula="of:=[.$AZ$9]+[.$BA$9]*[.$AT$10]+[.$BB$9]*EXP([.AZ53])*[.AS53]/[.$AT$10]+[.$BC$9]*EXP(2*[.AZ53])*[.$AT$10]+([.$BD$9]+[.$BE$9]*[.$AT$10]+[.$BF$9]*[.$AT$10]^2)*EXP(3*[.AZ53])" office:value-type="float" office:value="8.67046071624808">
            <text:p>8.6705</text:p>
          </table:table-cell>
          <table:table-cell table:number-columns-repeated="6"/>
          <table:table-cell table:formula="of:=-([.$BL$9]+[.$BM$9]*[.AT53])/[.AS53]" office:value-type="float" office:value="-5.77689818029535">
            <text:p>-5.78</text:p>
          </table:table-cell>
          <table:table-cell table:formula="of:=[.$BL$9]+[.$BM$9]*[.AT53]+[.$BN$9]*EXP([.BL53])*[.AS53]/[.AT53]+[.$BO$9]*EXP(2*[.BL53])*[.AT53]+([.$BP$9]+[.$BQ$9]*[.AT53]+[.$BR$9]*[.AT53]^2)*EXP(3*[.BL53])" office:value-type="float" office:value="8.36745229392005">
            <text:p>8.37</text:p>
          </table:table-cell>
          <table:table-cell table:number-columns-repeated="2"/>
          <table:table-cell office:value-type="float" office:value="1.4501">
            <text:p>1.4501</text:p>
          </table:table-cell>
          <table:table-cell office:value-type="float" office:value="0.14514">
            <text:p>0.1451</text:p>
          </table:table-cell>
          <table:table-cell office:value-type="float" office:value="8.28044468359723">
            <text:p>8.2804</text:p>
          </table:table-cell>
          <table:table-cell/>
          <table:table-cell table:formula="of:=[.$BL$7]+[.$BM$7]*[.AT53]+[.$BN$7]*EXP([.BL53])*[.AS53]/[.AT53]+[.$BO$7]*EXP(2*[.BL53])*[.AT53]+([.$BP$7]+[.$BQ$7]*[.AT53]+[.$BR$7]*[.AT53]^2)*EXP(3*[.BL53])" office:value-type="float" office:value="8.28149786868558">
            <text:p>8.28</text:p>
          </table:table-cell>
          <table:table-cell/>
        </table:table-row>
        <table:table-row table:style-name="ro1">
          <table:table-cell office:value-type="float" office:value="2.35">
            <text:p>2.35</text:p>
          </table:table-cell>
          <table:table-cell table:number-columns-repeated="2"/>
          <table:table-cell table:formula="of:=0.000205923*[.A54]+0.144983" office:value-type="float" office:value="0.14546691905">
            <text:p>0.14547</text:p>
          </table:table-cell>
          <table:table-cell table:formula="of:=0.14528-0.000553551*[.A54]+0.000345216*[.A54]^2" office:value-type="float" office:value="0.14588561051">
            <text:p>0.14589</text:p>
          </table:table-cell>
          <table:table-cell table:formula="of:=0.145054+0.000509199*[.A54]-0.000823615*[.A54]^2+0.000354191*[.A54]^3" office:value-type="float" office:value="0.146298850336625">
            <text:p>0.14630</text:p>
          </table:table-cell>
          <table:table-cell table:formula="of:=0.14514-0.000103362*[.A54]+0.000340383*[.A54]^2-0.000450864*[.A54]^3+0.000182967*[.A54]^4" office:value-type="float" office:value="0.146505736493044">
            <text:p>0.14651</text:p>
          </table:table-cell>
          <table:table-cell table:formula="of:=0.145125+(0.0000398458)*[.A54]-(0.0000632759)*[.A54]^2+(0.0000151622)*[.A54]^3-(0.0000513776)*[.A54]^4+(0.0000426081)*[.A54]^5" office:value-type="float" office:value="0.146552791177901">
            <text:p>0.14655</text:p>
          </table:table-cell>
          <table:table-cell table:formula="of:=0.145143-0.000175895*[.A54]+0.000761068*[.A54]^2-0.00136935*[.A54]^3+0.00108631*[.A54]^4-0.000406313*[.A54]^5+(0.0000680184)*[.A54]^6" office:value-type="float" office:value="0.146627115558035">
            <text:p>0.14663</text:p>
          </table:table-cell>
          <table:table-cell table:formula="of:=2*[.$P$3]^2*[.$Q$3]^4*[.A54]^4*10^([.$T$4])/(45*[.$R$3]^3*[.$S$3]^5)" office:value-type="float" office:value="0.520522060956102">
            <text:p>5.21E-01</text:p>
          </table:table-cell>
          <table:table-cell table:formula="of:=253.55-48.8666*[.A54]+47.0174*[.A54]^2-14.8131*[.A54]^3" office:value-type="float" office:value="206.1245213375">
            <text:p>206.12</text:p>
          </table:table-cell>
          <table:table-cell table:formula="of:=2*[.$P$3]^2*[.$Q$3]^4*[.A54]^4*10^([.$T$4])/(45*[.$R$3]^3*([.K54]/100)^5)" office:value-type="float" office:value="1.11390216627946">
            <text:p>1.11E+00</text:p>
          </table:table-cell>
          <table:table-cell table:formula="of:=145.2-[.J54]" office:value-type="float" office:value="144.679477939044">
            <text:p>1.45E+02</text:p>
          </table:table-cell>
          <table:table-cell table:formula="of:=145.2-[.L54]" office:value-type="float" office:value="144.086097833721">
            <text:p>1.44E+02</text:p>
          </table:table-cell>
          <table:table-cell table:number-columns-repeated="16"/>
          <table:table-cell office:value-type="string">
            <text:p>DATA THIEF</text:p>
          </table:table-cell>
          <table:table-cell table:number-columns-repeated="13"/>
          <table:table-cell office:value-type="float" office:value="1.46">
            <text:p>1.4600</text:p>
          </table:table-cell>
          <table:table-cell table:formula="of:=0.14514-0.000103362*[.AS54]+0.000340383*[.AS54]^2-0.000450864*[.AS54]^3+0.000182967*[.AS54]^4" office:value-type="float" office:value="0.145142852351064">
            <text:p>0.14514</text:p>
          </table:table-cell>
          <table:table-cell office:value-type="float" office:value="8.6822">
            <text:p>8.6822</text:p>
          </table:table-cell>
          <table:table-cell table:formula="of:=-([.$AE$2]+[.$AF$2]*[.AT54])/[.AS54]" office:value-type="float" office:value="-5.91577792063892">
            <text:p>-5.9158</text:p>
          </table:table-cell>
          <table:table-cell table:formula="of:=[.$AE$2]+[.$AF$2]*[.AT54]+[.$AG$2]*EXP([.AV54])*[.AS54]/[.AT54]+[.$AH$2]*EXP(2*[.AV54])*[.AT54]+([.$AI$2]+[.$AJ$2]*[.AT54]+[.$AK$2]*[.AT54]^2)*EXP(3*[.AV54])" office:value-type="float" office:value="8.6291850940136">
            <text:p>8.6292</text:p>
          </table:table-cell>
          <table:table-cell/>
          <table:table-cell table:formula="of:=145.12+0.0670526*[.AS54]-0.0556804*[.AS54]^2-0.111639*[.AS54]^3+0.0687962*[.AS54]^4" office:value-type="float" office:value="145.064363275253">
            <text:p>145.0644</text:p>
          </table:table-cell>
          <table:table-cell table:formula="of:=-([.$AZ$9]+[.$BA$9]*[.AT54])/[.AS54]" office:value-type="float" office:value="-5.94695049920751">
            <text:p>-5.95E+00</text:p>
          </table:table-cell>
          <table:table-cell table:formula="of:=[.$AZ$9]+[.$BA$9]*[.AT54]+[.$BB$9]*EXP([.AZ54])*[.AS54]/[.AT54]+[.$BC$9]*EXP(2*[.AZ54])*[.AT54]+([.$BD$9]+[.$BE$9]*[.AT54]+[.$BF$9]*[.AT54]^2)*EXP(3*[.AZ54])" office:value-type="float" office:value="8.6715826111336">
            <text:p>8.6716</text:p>
          </table:table-cell>
          <table:table-cell table:formula="of:=[.$W$3]^2*([.$Q$3]*10^[.$Q$4])*[.BA54]/([.$P$3]^2*([.$R$3]*10^([.$R$4]))^2*[.AY54]*[.$V$3])" office:value-type="float" office:value="1.31290055984626">
            <text:p>1.3129</text:p>
          </table:table-cell>
          <table:table-cell/>
          <table:table-cell table:formula="of:=-([.$AZ$9]+[.$BA$9]*[.$AT$10])/[.AS54]" office:value-type="float" office:value="-5.94562257381251">
            <text:p>-5.95</text:p>
          </table:table-cell>
          <table:table-cell table:formula="of:=[.$AZ$9]+[.$BA$9]*[.$AT$10]+[.$BB$9]*EXP([.AZ54])*[.AS54]/[.$AT$10]+[.$BC$9]*EXP(2*[.AZ54])*[.$AT$10]+([.$BD$9]+[.$BE$9]*[.$AT$10]+[.$BF$9]*[.$AT$10]^2)*EXP(3*[.AZ54])" office:value-type="float" office:value="8.66974441712062">
            <text:p>8.6697</text:p>
          </table:table-cell>
          <table:table-cell table:number-columns-repeated="6"/>
          <table:table-cell table:formula="of:=-([.$BL$9]+[.$BM$9]*[.AT54])/[.AS54]" office:value-type="float" office:value="-5.73761272171307">
            <text:p>-5.74</text:p>
          </table:table-cell>
          <table:table-cell table:formula="of:=[.$BL$9]+[.$BM$9]*[.AT54]+[.$BN$9]*EXP([.BL54])*[.AS54]/[.AT54]+[.$BO$9]*EXP(2*[.BL54])*[.AT54]+([.$BP$9]+[.$BQ$9]*[.AT54]+[.$BR$9]*[.AT54]^2)*EXP(3*[.BL54])" office:value-type="float" office:value="8.3662037178124">
            <text:p>8.37</text:p>
          </table:table-cell>
          <table:table-cell table:number-columns-repeated="2"/>
          <table:table-cell office:value-type="float" office:value="1.46">
            <text:p>1.4600</text:p>
          </table:table-cell>
          <table:table-cell office:value-type="float" office:value="0.14514">
            <text:p>0.1451</text:p>
          </table:table-cell>
          <table:table-cell office:value-type="float" office:value="8.27895704232931">
            <text:p>8.2790</text:p>
          </table:table-cell>
          <table:table-cell/>
          <table:table-cell table:formula="of:=[.$BL$7]+[.$BM$7]*[.AT54]+[.$BN$7]*EXP([.BL54])*[.AS54]/[.AT54]+[.$BO$7]*EXP(2*[.BL54])*[.AT54]+([.$BP$7]+[.$BQ$7]*[.AT54]+[.$BR$7]*[.AT54]^2)*EXP(3*[.BL54])" office:value-type="float" office:value="8.28026567968677">
            <text:p>8.28</text:p>
          </table:table-cell>
          <table:table-cell/>
        </table:table-row>
        <table:table-row table:style-name="ro1">
          <table:table-cell office:value-type="float" office:value="2.4">
            <text:p>2.40</text:p>
          </table:table-cell>
          <table:table-cell table:number-columns-repeated="2"/>
          <table:table-cell table:formula="of:=0.000205923*[.A55]+0.144983" office:value-type="float" office:value="0.1454772152">
            <text:p>0.14548</text:p>
          </table:table-cell>
          <table:table-cell table:formula="of:=0.14528-0.000553551*[.A55]+0.000345216*[.A55]^2" office:value-type="float" office:value="0.14593992176">
            <text:p>0.14594</text:p>
          </table:table-cell>
          <table:table-cell table:formula="of:=0.145054+0.000509199*[.A55]-0.000823615*[.A55]^2+0.000354191*[.A55]^3" office:value-type="float" office:value="0.146428391584">
            <text:p>0.14643</text:p>
          </table:table-cell>
          <table:table-cell table:formula="of:=0.14514-0.000103362*[.A55]+0.000340383*[.A55]^2-0.000450864*[.A55]^3+0.000182967*[.A55]^4" office:value-type="float" office:value="0.1466901992832">
            <text:p>0.14669</text:p>
          </table:table-cell>
          <table:table-cell table:formula="of:=0.145125+(0.0000398458)*[.A55]-(0.0000632759)*[.A55]^2+(0.0000151622)*[.A55]^3-(0.0000513776)*[.A55]^4+(0.0000426081)*[.A55]^5" office:value-type="float" office:value="0.146753900323584">
            <text:p>0.14675</text:p>
          </table:table-cell>
          <table:table-cell table:formula="of:=0.145143-0.000175895*[.A55]+0.000761068*[.A55]^2-0.00136935*[.A55]^3+0.00108631*[.A55]^4-0.000406313*[.A55]^5+(0.0000680184)*[.A55]^6" office:value-type="float" office:value="0.146861210145638">
            <text:p>0.14686</text:p>
          </table:table-cell>
          <table:table-cell table:formula="of:=2*[.$P$3]^2*[.$Q$3]^4*[.A55]^4*10^([.$T$4])/(45*[.$R$3]^3*[.$S$3]^5)" office:value-type="float" office:value="0.566255793510344">
            <text:p>5.66E-01</text:p>
          </table:table-cell>
          <table:table-cell table:formula="of:=253.55-48.8666*[.A55]+47.0174*[.A55]^2-14.8131*[.A55]^3" office:value-type="float" office:value="202.3140896">
            <text:p>202.31</text:p>
          </table:table-cell>
          <table:table-cell table:formula="of:=2*[.$P$3]^2*[.$Q$3]^4*[.A55]^4*10^([.$T$4])/(45*[.$R$3]^3*([.K55]/100)^5)" office:value-type="float" office:value="1.33026517465646">
            <text:p>1.33E+00</text:p>
          </table:table-cell>
          <table:table-cell table:formula="of:=145.2-[.J55]" office:value-type="float" office:value="144.63374420649">
            <text:p>1.45E+02</text:p>
          </table:table-cell>
          <table:table-cell table:formula="of:=145.2-[.L55]" office:value-type="float" office:value="143.869734825344">
            <text:p>1.44E+02</text:p>
          </table:table-cell>
          <table:table-cell table:number-columns-repeated="30"/>
          <table:table-cell office:value-type="float" office:value="1.4699">
            <text:p>1.4699</text:p>
          </table:table-cell>
          <table:table-cell table:formula="of:=0.14514-0.000103362*[.AS55]+0.000340383*[.AS55]^2-0.000450864*[.AS55]^3+0.000182967*[.AS55]^4" office:value-type="float" office:value="0.14514574405082">
            <text:p>0.14515</text:p>
          </table:table-cell>
          <table:table-cell office:value-type="float" office:value="8.6783">
            <text:p>8.6783</text:p>
          </table:table-cell>
          <table:table-cell table:formula="of:=-([.$AE$2]+[.$AF$2]*[.AT55])/[.AS55]" office:value-type="float" office:value="-5.87581525976794">
            <text:p>-5.8758</text:p>
          </table:table-cell>
          <table:table-cell table:formula="of:=[.$AE$2]+[.$AF$2]*[.AT55]+[.$AG$2]*EXP([.AV55])*[.AS55]/[.AT55]+[.$AH$2]*EXP(2*[.AV55])*[.AT55]+([.$AI$2]+[.$AJ$2]*[.AT55]+[.$AK$2]*[.AT55]^2)*EXP(3*[.AV55])" office:value-type="float" office:value="8.62830999154169">
            <text:p>8.6283</text:p>
          </table:table-cell>
          <table:table-cell/>
          <table:table-cell table:formula="of:=145.12+0.0670526*[.AS55]-0.0556804*[.AS55]^2-0.111639*[.AS55]^3+0.0687962*[.AS55]^4" office:value-type="float" office:value="145.06486140786">
            <text:p>145.0649</text:p>
          </table:table-cell>
          <table:table-cell table:formula="of:=-([.$AZ$9]+[.$BA$9]*[.AT55])/[.AS55]" office:value-type="float" office:value="-5.90687744145918">
            <text:p>-5.91E+00</text:p>
          </table:table-cell>
          <table:table-cell table:formula="of:=[.$AZ$9]+[.$BA$9]*[.AT55]+[.$BB$9]*EXP([.AZ55])*[.AS55]/[.AT55]+[.$BC$9]*EXP(2*[.AZ55])*[.AT55]+([.$BD$9]+[.$BE$9]*[.AT55]+[.$BF$9]*[.AT55]^2)*EXP(3*[.AZ55])" office:value-type="float" office:value="8.67074940227697">
            <text:p>8.6707</text:p>
          </table:table-cell>
          <table:table-cell table:formula="of:=[.$W$3]^2*([.$Q$3]*10^[.$Q$4])*[.BA55]/([.$P$3]^2*([.$R$3]*10^([.$R$4]))^2*[.AY55]*[.$V$3])" office:value-type="float" office:value="1.31276990193479">
            <text:p>1.3128</text:p>
          </table:table-cell>
          <table:table-cell/>
          <table:table-cell table:formula="of:=-([.$AZ$9]+[.$BA$9]*[.$AT$10])/[.AS55]" office:value-type="float" office:value="-5.90557790173907">
            <text:p>-5.91</text:p>
          </table:table-cell>
          <table:table-cell table:formula="of:=[.$AZ$9]+[.$BA$9]*[.$AT$10]+[.$BB$9]*EXP([.AZ55])*[.AS55]/[.$AT$10]+[.$BC$9]*EXP(2*[.AZ55])*[.$AT$10]+([.$BD$9]+[.$BE$9]*[.$AT$10]+[.$BF$9]*[.$AT$10]^2)*EXP(3*[.AZ55])" office:value-type="float" office:value="8.6689480374743">
            <text:p>8.6689</text:p>
          </table:table-cell>
          <table:table-cell table:number-columns-repeated="6"/>
          <table:table-cell table:formula="of:=-([.$BL$9]+[.$BM$9]*[.AT55])/[.AS55]" office:value-type="float" office:value="-5.69885079430284">
            <text:p>-5.7</text:p>
          </table:table-cell>
          <table:table-cell table:formula="of:=[.$BL$9]+[.$BM$9]*[.AT55]+[.$BN$9]*EXP([.BL55])*[.AS55]/[.AT55]+[.$BO$9]*EXP(2*[.BL55])*[.AT55]+([.$BP$9]+[.$BQ$9]*[.AT55]+[.$BR$9]*[.AT55]^2)*EXP(3*[.BL55])" office:value-type="float" office:value="8.36479683366171">
            <text:p>8.36</text:p>
          </table:table-cell>
          <table:table-cell table:number-columns-repeated="2"/>
          <table:table-cell office:value-type="float" office:value="1.4699">
            <text:p>1.4699</text:p>
          </table:table-cell>
          <table:table-cell office:value-type="float" office:value="0.14515">
            <text:p>0.1452</text:p>
          </table:table-cell>
          <table:table-cell office:value-type="float" office:value="8.27728011576015">
            <text:p>8.2773</text:p>
          </table:table-cell>
          <table:table-cell/>
          <table:table-cell table:formula="of:=[.$BL$7]+[.$BM$7]*[.AT55]+[.$BN$7]*EXP([.BL55])*[.AS55]/[.AT55]+[.$BO$7]*EXP(2*[.BL55])*[.AT55]+([.$BP$7]+[.$BQ$7]*[.AT55]+[.$BR$7]*[.AT55]^2)*EXP(3*[.BL55])" office:value-type="float" office:value="8.27887579744994">
            <text:p>8.28</text:p>
          </table:table-cell>
          <table:table-cell/>
        </table:table-row>
        <table:table-row table:style-name="ro1">
          <table:table-cell office:value-type="float" office:value="2.45">
            <text:p>2.45</text:p>
          </table:table-cell>
          <table:table-cell table:number-columns-repeated="2"/>
          <table:table-cell table:formula="of:=0.000205923*[.A56]+0.144983" office:value-type="float" office:value="0.14548751135">
            <text:p>0.14549</text:p>
          </table:table-cell>
          <table:table-cell table:formula="of:=0.14528-0.000553551*[.A56]+0.000345216*[.A56]^2" office:value-type="float" office:value="0.14599595909">
            <text:p>0.14600</text:p>
          </table:table-cell>
          <table:table-cell table:formula="of:=0.145054+0.000509199*[.A56]-0.000823615*[.A56]^2+0.000354191*[.A56]^3" office:value-type="float" office:value="0.146566565632375">
            <text:p>0.14657</text:p>
          </table:table-cell>
          <table:table-cell table:formula="of:=0.14514-0.000103362*[.A56]+0.000340383*[.A56]^2-0.000450864*[.A56]^3+0.000182967*[.A56]^4" office:value-type="float" office:value="0.146891751869044">
            <text:p>0.14689</text:p>
          </table:table-cell>
          <table:table-cell table:formula="of:=0.145125+(0.0000398458)*[.A56]-(0.0000632759)*[.A56]^2+(0.0000151622)*[.A56]^3-(0.0000513776)*[.A56]^4+(0.0000426081)*[.A56]^5" office:value-type="float" office:value="0.146975817347402">
            <text:p>0.14698</text:p>
          </table:table-cell>
          <table:table-cell table:formula="of:=0.145143-0.000175895*[.A56]+0.000761068*[.A56]^2-0.00136935*[.A56]^3+0.00108631*[.A56]^4-0.000406313*[.A56]^5+(0.0000680184)*[.A56]^6" office:value-type="float" office:value="0.147125961934652">
            <text:p>0.14713</text:p>
          </table:table-cell>
          <table:table-cell table:formula="of:=2*[.$P$3]^2*[.$Q$3]^4*[.A56]^4*10^([.$T$4])/(45*[.$R$3]^3*[.$S$3]^5)" office:value-type="float" office:value="0.614938988331778">
            <text:p>6.15E-01</text:p>
          </table:table-cell>
          <table:table-cell table:formula="of:=253.55-48.8666*[.A56]+47.0174*[.A56]^2-14.8131*[.A56]^3" office:value-type="float" office:value="198.2054732625">
            <text:p>198.21</text:p>
          </table:table-cell>
          <table:table-cell table:formula="of:=2*[.$P$3]^2*[.$Q$3]^4*[.A56]^4*10^([.$T$4])/(45*[.$R$3]^3*([.K56]/100)^5)" office:value-type="float" office:value="1.60070028696456">
            <text:p>1.60E+00</text:p>
          </table:table-cell>
          <table:table-cell table:formula="of:=145.2-[.J56]" office:value-type="float" office:value="144.585061011668">
            <text:p>1.45E+02</text:p>
          </table:table-cell>
          <table:table-cell table:formula="of:=145.2-[.L56]" office:value-type="float" office:value="143.599299713035">
            <text:p>1.44E+02</text:p>
          </table:table-cell>
          <table:table-cell table:number-columns-repeated="30"/>
          <table:table-cell office:value-type="float" office:value="1.4801">
            <text:p>1.4801</text:p>
          </table:table-cell>
          <table:table-cell table:formula="of:=0.14514-0.000103362*[.AS56]+0.000340383*[.AS56]^2-0.000450864*[.AS56]^3+0.000182967*[.AS56]^4" office:value-type="float" office:value="0.145148871880302">
            <text:p>0.14515</text:p>
          </table:table-cell>
          <table:table-cell office:value-type="float" office:value="8.6775">
            <text:p>8.6775</text:p>
          </table:table-cell>
          <table:table-cell table:formula="of:=-([.$AE$2]+[.$AF$2]*[.AT56])/[.AS56]" office:value-type="float" office:value="-5.83519468513192">
            <text:p>-5.8352</text:p>
          </table:table-cell>
          <table:table-cell table:formula="of:=[.$AE$2]+[.$AF$2]*[.AT56]+[.$AG$2]*EXP([.AV56])*[.AS56]/[.AT56]+[.$AH$2]*EXP(2*[.AV56])*[.AT56]+([.$AI$2]+[.$AJ$2]*[.AT56]+[.$AK$2]*[.AT56]^2)*EXP(3*[.AV56])" office:value-type="float" office:value="8.62730101686477">
            <text:p>8.6273</text:p>
          </table:table-cell>
          <table:table-cell/>
          <table:table-cell table:formula="of:=145.12+0.0670526*[.AS56]-0.0556804*[.AS56]^2-0.111639*[.AS56]^3+0.0687962*[.AS56]^4" office:value-type="float" office:value="145.06544515588">
            <text:p>145.0654</text:p>
          </table:table-cell>
          <table:table-cell table:formula="of:=-([.$AZ$9]+[.$BA$9]*[.AT56])/[.AS56]" office:value-type="float" office:value="-5.86614974662014">
            <text:p>-5.87E+00</text:p>
          </table:table-cell>
          <table:table-cell table:formula="of:=[.$AZ$9]+[.$BA$9]*[.AT56]+[.$BB$9]*EXP([.AZ56])*[.AS56]/[.AT56]+[.$BC$9]*EXP(2*[.AZ56])*[.AT56]+([.$BD$9]+[.$BE$9]*[.AT56]+[.$BF$9]*[.AT56]^2)*EXP(3*[.AZ56])" office:value-type="float" office:value="8.66979477049855">
            <text:p>8.6698</text:p>
          </table:table-cell>
          <table:table-cell table:formula="of:=[.$W$3]^2*([.$Q$3]*10^[.$Q$4])*[.BA56]/([.$P$3]^2*([.$R$3]*10^([.$R$4]))^2*[.AY56]*[.$V$3])" office:value-type="float" office:value="1.31262008660634">
            <text:p>1.3126</text:p>
          </table:table-cell>
          <table:table-cell/>
          <table:table-cell table:formula="of:=-([.$AZ$9]+[.$BA$9]*[.$AT$10])/[.AS56]" office:value-type="float" office:value="-5.86488004713618">
            <text:p>-5.86</text:p>
          </table:table-cell>
          <table:table-cell table:formula="of:=[.$AZ$9]+[.$BA$9]*[.$AT$10]+[.$BB$9]*EXP([.AZ56])*[.AS56]/[.$AT$10]+[.$BC$9]*EXP(2*[.AZ56])*[.$AT$10]+([.$BD$9]+[.$BE$9]*[.$AT$10]+[.$BF$9]*[.$AT$10]^2)*EXP(3*[.AZ56])" office:value-type="float" office:value="8.66803336385162">
            <text:p>8.6680</text:p>
          </table:table-cell>
          <table:table-cell table:number-columns-repeated="6"/>
          <table:table-cell table:formula="of:=-([.$BL$9]+[.$BM$9]*[.AT56])/[.AS56]" office:value-type="float" office:value="-5.65945057765951">
            <text:p>-5.66</text:p>
          </table:table-cell>
          <table:table-cell table:formula="of:=[.$BL$9]+[.$BM$9]*[.AT56]+[.$BN$9]*EXP([.BL56])*[.AS56]/[.AT56]+[.$BO$9]*EXP(2*[.BL56])*[.AT56]+([.$BP$9]+[.$BQ$9]*[.AT56]+[.$BR$9]*[.AT56]^2)*EXP(3*[.BL56])" office:value-type="float" office:value="8.36316269821035">
            <text:p>8.36</text:p>
          </table:table-cell>
          <table:table-cell table:number-columns-repeated="2"/>
          <table:table-cell office:value-type="float" office:value="1.4801">
            <text:p>1.4801</text:p>
          </table:table-cell>
          <table:table-cell office:value-type="float" office:value="0.14515">
            <text:p>0.1452</text:p>
          </table:table-cell>
          <table:table-cell office:value-type="float" office:value="8.27533209406865">
            <text:p>8.2753</text:p>
          </table:table-cell>
          <table:table-cell/>
          <table:table-cell table:formula="of:=[.$BL$7]+[.$BM$7]*[.AT56]+[.$BN$7]*EXP([.BL56])*[.AS56]/[.AT56]+[.$BO$7]*EXP(2*[.BL56])*[.AT56]+([.$BP$7]+[.$BQ$7]*[.AT56]+[.$BR$7]*[.AT56]^2)*EXP(3*[.BL56])" office:value-type="float" office:value="8.27725983588112">
            <text:p>8.28</text:p>
          </table:table-cell>
          <table:table-cell/>
        </table:table-row>
        <table:table-row table:style-name="ro1">
          <table:table-cell office:value-type="float" office:value="2.5">
            <text:p>2.50</text:p>
          </table:table-cell>
          <table:table-cell table:number-columns-repeated="2"/>
          <table:table-cell table:formula="of:=0.000205923*[.A57]+0.144983" office:value-type="float" office:value="0.1454978075">
            <text:p>0.14550</text:p>
          </table:table-cell>
          <table:table-cell table:formula="of:=0.14528-0.000553551*[.A57]+0.000345216*[.A57]^2" office:value-type="float" office:value="0.1460537225">
            <text:p>0.14605</text:p>
          </table:table-cell>
          <table:table-cell table:formula="of:=0.145054+0.000509199*[.A57]-0.000823615*[.A57]^2+0.000354191*[.A57]^3" office:value-type="float" office:value="0.146713638125">
            <text:p>0.14671</text:p>
          </table:table-cell>
          <table:table-cell table:formula="of:=0.14514-0.000103362*[.A57]+0.000340383*[.A57]^2-0.000450864*[.A57]^3+0.000182967*[.A57]^4" office:value-type="float" office:value="0.1471113871875">
            <text:p>0.14711</text:p>
          </table:table-cell>
          <table:table-cell table:formula="of:=0.145125+(0.0000398458)*[.A57]-(0.0000632759)*[.A57]^2+(0.0000151622)*[.A57]^3-(0.0000513776)*[.A57]^4+(0.0000426081)*[.A57]^5" office:value-type="float" office:value="0.147220059265625">
            <text:p>0.14722</text:p>
          </table:table-cell>
          <table:table-cell table:formula="of:=0.145143-0.000175895*[.A57]+0.000761068*[.A57]^2-0.00136935*[.A57]^3+0.00108631*[.A57]^4-0.000406313*[.A57]^5+(0.0000680184)*[.A57]^6" office:value-type="float" office:value="0.14742487890625">
            <text:p>0.14742</text:p>
          </table:table-cell>
          <table:table-cell table:formula="of:=2*[.$P$3]^2*[.$Q$3]^4*[.A57]^4*10^([.$T$4])/(45*[.$R$3]^3*[.$S$3]^5)" office:value-type="float" office:value="0.666695810848217">
            <text:p>6.67E-01</text:p>
          </table:table-cell>
          <table:table-cell table:formula="of:=253.55-48.8666*[.A57]+47.0174*[.A57]^2-14.8131*[.A57]^3" office:value-type="float" office:value="193.7875625">
            <text:p>193.79</text:p>
          </table:table-cell>
          <table:table-cell table:formula="of:=2*[.$P$3]^2*[.$Q$3]^4*[.A57]^4*10^([.$T$4])/(45*[.$R$3]^3*([.K57]/100)^5)" office:value-type="float" office:value="1.94247051036536">
            <text:p>1.94E+00</text:p>
          </table:table-cell>
          <table:table-cell table:formula="of:=145.2-[.J57]" office:value-type="float" office:value="144.533304189152">
            <text:p>1.45E+02</text:p>
          </table:table-cell>
          <table:table-cell table:formula="of:=145.2-[.L57]" office:value-type="float" office:value="143.257529489635">
            <text:p>1.43E+02</text:p>
          </table:table-cell>
          <table:table-cell table:number-columns-repeated="30"/>
          <table:table-cell office:value-type="float" office:value="1.49">
            <text:p>1.4900</text:p>
          </table:table-cell>
          <table:table-cell table:formula="of:=0.14514-0.000103362*[.AS57]+0.000340383*[.AS57]^2-0.000450864*[.AS57]^3+0.000182967*[.AS57]^4" office:value-type="float" office:value="0.145152055602342">
            <text:p>0.14515</text:p>
          </table:table-cell>
          <table:table-cell office:value-type="float" office:value="8.6767">
            <text:p>8.6767</text:p>
          </table:table-cell>
          <table:table-cell table:formula="of:=-([.$AE$2]+[.$AF$2]*[.AT57])/[.AS57]" office:value-type="float" office:value="-5.79629468171327">
            <text:p>-5.7963</text:p>
          </table:table-cell>
          <table:table-cell table:formula="of:=[.$AE$2]+[.$AF$2]*[.AT57]+[.$AG$2]*EXP([.AV57])*[.AS57]/[.AT57]+[.$AH$2]*EXP(2*[.AV57])*[.AT57]+([.$AI$2]+[.$AJ$2]*[.AT57]+[.$AK$2]*[.AT57]^2)*EXP(3*[.AV57])" office:value-type="float" office:value="8.62620519860664">
            <text:p>8.6262</text:p>
          </table:table-cell>
          <table:table-cell/>
          <table:table-cell table:formula="of:=145.12+0.0670526*[.AS57]-0.0556804*[.AS57]^2-0.111639*[.AS57]^3+0.0687962*[.AS57]^4" office:value-type="float" office:value="145.06608193783">
            <text:p>145.0661</text:p>
          </table:table-cell>
          <table:table-cell table:formula="of:=-([.$AZ$9]+[.$BA$9]*[.AT57])/[.AS57]" office:value-type="float" office:value="-5.82715219891127">
            <text:p>-5.83E+00</text:p>
          </table:table-cell>
          <table:table-cell table:formula="of:=[.$AZ$9]+[.$BA$9]*[.AT57]+[.$BB$9]*EXP([.AZ57])*[.AS57]/[.AT57]+[.$BC$9]*EXP(2*[.AZ57])*[.AT57]+([.$BD$9]+[.$BE$9]*[.AT57]+[.$BF$9]*[.AT57]^2)*EXP(3*[.AZ57])" office:value-type="float" office:value="8.66876373155081">
            <text:p>8.6688</text:p>
          </table:table-cell>
          <table:table-cell table:formula="of:=[.$W$3]^2*([.$Q$3]*10^[.$Q$4])*[.BA57]/([.$P$3]^2*([.$R$3]*10^([.$R$4]))^2*[.AY57]*[.$V$3])" office:value-type="float" office:value="1.31245822455402">
            <text:p>1.3125</text:p>
          </table:table-cell>
          <table:table-cell/>
          <table:table-cell table:formula="of:=-([.$AZ$9]+[.$BA$9]*[.$AT$10])/[.AS57]" office:value-type="float" office:value="-5.82591205219213">
            <text:p>-5.83</text:p>
          </table:table-cell>
          <table:table-cell table:formula="of:=[.$AZ$9]+[.$BA$9]*[.$AT$10]+[.$BB$9]*EXP([.AZ57])*[.AS57]/[.$AT$10]+[.$BC$9]*EXP(2*[.AZ57])*[.$AT$10]+([.$BD$9]+[.$BE$9]*[.$AT$10]+[.$BF$9]*[.$AT$10]^2)*EXP(3*[.AZ57])" office:value-type="float" office:value="8.66704310523951">
            <text:p>8.6670</text:p>
          </table:table-cell>
          <table:table-cell table:number-columns-repeated="6"/>
          <table:table-cell table:formula="of:=-([.$BL$9]+[.$BM$9]*[.AT57])/[.AS57]" office:value-type="float" office:value="-5.62171909952971">
            <text:p>-5.62</text:p>
          </table:table-cell>
          <table:table-cell table:formula="of:=[.$BL$9]+[.$BM$9]*[.AT57]+[.$BN$9]*EXP([.BL57])*[.AS57]/[.AT57]+[.$BO$9]*EXP(2*[.BL57])*[.AT57]+([.$BP$9]+[.$BQ$9]*[.AT57]+[.$BR$9]*[.AT57]^2)*EXP(3*[.BL57])" office:value-type="float" office:value="8.36137730139208">
            <text:p>8.36</text:p>
          </table:table-cell>
          <table:table-cell table:number-columns-repeated="2"/>
          <table:table-cell office:value-type="float" office:value="1.49">
            <text:p>1.4900</text:p>
          </table:table-cell>
          <table:table-cell office:value-type="float" office:value="0.14515">
            <text:p>0.1452</text:p>
          </table:table-cell>
          <table:table-cell office:value-type="float" office:value="8.27320403287778">
            <text:p>8.2732</text:p>
          </table:table-cell>
          <table:table-cell/>
          <table:table-cell table:formula="of:=[.$BL$7]+[.$BM$7]*[.AT57]+[.$BN$7]*EXP([.BL57])*[.AS57]/[.AT57]+[.$BO$7]*EXP(2*[.BL57])*[.AT57]+([.$BP$7]+[.$BQ$7]*[.AT57]+[.$BR$7]*[.AT57]^2)*EXP(3*[.BL57])" office:value-type="float" office:value="8.27549272923358">
            <text:p>8.28</text:p>
          </table:table-cell>
          <table:table-cell/>
        </table:table-row>
        <table:table-row table:style-name="ro1">
          <table:table-cell office:value-type="float" office:value="2.55">
            <text:p>2.55</text:p>
          </table:table-cell>
          <table:table-cell table:number-columns-repeated="2"/>
          <table:table-cell table:formula="of:=0.000205923*[.A58]+0.144983" office:value-type="float" office:value="0.14550810365">
            <text:p>0.14551</text:p>
          </table:table-cell>
          <table:table-cell table:formula="of:=0.14528-0.000553551*[.A58]+0.000345216*[.A58]^2" office:value-type="float" office:value="0.14611321199">
            <text:p>0.14611</text:p>
          </table:table-cell>
          <table:table-cell table:formula="of:=0.145054+0.000509199*[.A58]-0.000823615*[.A58]^2+0.000354191*[.A58]^3" office:value-type="float" office:value="0.146869874705125">
            <text:p>0.14687</text:p>
          </table:table-cell>
          <table:table-cell table:formula="of:=0.14514-0.000103362*[.A58]+0.000340383*[.A58]^2-0.000450864*[.A58]^3+0.000182967*[.A58]^4" office:value-type="float" office:value="0.147350125620544">
            <text:p>0.14735</text:p>
          </table:table-cell>
          <table:table-cell table:formula="of:=0.145125+(0.0000398458)*[.A58]-(0.0000632759)*[.A58]^2+(0.0000151622)*[.A58]^3-(0.0000513776)*[.A58]^4+(0.0000426081)*[.A58]^5" office:value-type="float" office:value="0.147488213680269">
            <text:p>0.14749</text:p>
          </table:table-cell>
          <table:table-cell table:formula="of:=0.145143-0.000175895*[.A58]+0.000761068*[.A58]^2-0.00136935*[.A58]^3+0.00108631*[.A58]^4-0.000406313*[.A58]^5+(0.0000680184)*[.A58]^6" office:value-type="float" office:value="0.147761804146504">
            <text:p>0.14776</text:p>
          </table:table-cell>
          <table:table-cell table:formula="of:=2*[.$P$3]^2*[.$Q$3]^4*[.A58]^4*10^([.$T$4])/(45*[.$R$3]^3*[.$S$3]^5)" office:value-type="float" office:value="0.721652986599387">
            <text:p>7.22E-01</text:p>
          </table:table-cell>
          <table:table-cell table:formula="of:=253.55-48.8666*[.A58]+47.0174*[.A58]^2-14.8131*[.A58]^3" office:value-type="float" office:value="189.0492474875">
            <text:p>189.05</text:p>
          </table:table-cell>
          <table:table-cell table:formula="of:=2*[.$P$3]^2*[.$Q$3]^4*[.A58]^4*10^([.$T$4])/(45*[.$R$3]^3*([.K58]/100)^5)" office:value-type="float" office:value="2.37963230947508">
            <text:p>2.38E+00</text:p>
          </table:table-cell>
          <table:table-cell table:formula="of:=145.2-[.J58]" office:value-type="float" office:value="144.478347013401">
            <text:p>1.44E+02</text:p>
          </table:table-cell>
          <table:table-cell table:formula="of:=145.2-[.L58]" office:value-type="float" office:value="142.820367690525">
            <text:p>1.43E+02</text:p>
          </table:table-cell>
          <table:table-cell table:number-columns-repeated="30"/>
          <table:table-cell office:value-type="float" office:value="1.4999">
            <text:p>1.4999</text:p>
          </table:table-cell>
          <table:table-cell table:formula="of:=0.14514-0.000103362*[.AS58]+0.000340383*[.AS58]^2-0.000450864*[.AS58]^3+0.000182967*[.AS58]^4" office:value-type="float" office:value="0.145155388744365">
            <text:p>0.14516</text:p>
          </table:table-cell>
          <table:table-cell office:value-type="float" office:value="8.6727">
            <text:p>8.6727</text:p>
          </table:table-cell>
          <table:table-cell table:formula="of:=-([.$AE$2]+[.$AF$2]*[.AT58])/[.AS58]" office:value-type="float" office:value="-5.75790216673875">
            <text:p>-5.7579</text:p>
          </table:table-cell>
          <table:table-cell table:formula="of:=[.$AE$2]+[.$AF$2]*[.AT58]+[.$AG$2]*EXP([.AV58])*[.AS58]/[.AT58]+[.$AH$2]*EXP(2*[.AV58])*[.AT58]+([.$AI$2]+[.$AJ$2]*[.AT58]+[.$AK$2]*[.AT58]^2)*EXP(3*[.AV58])" office:value-type="float" office:value="8.62498131166309">
            <text:p>8.6250</text:p>
          </table:table-cell>
          <table:table-cell/>
          <table:table-cell table:formula="of:=145.12+0.0670526*[.AS58]-0.0556804*[.AS58]^2-0.111639*[.AS58]^3+0.0687962*[.AS58]^4" office:value-type="float" office:value="145.066789621522">
            <text:p>145.0668</text:p>
          </table:table-cell>
          <table:table-cell table:formula="of:=-([.$AZ$9]+[.$BA$9]*[.AT58])/[.AS58]" office:value-type="float" office:value="-5.78866846864355">
            <text:p>-5.79E+00</text:p>
          </table:table-cell>
          <table:table-cell table:formula="of:=[.$AZ$9]+[.$BA$9]*[.AT58]+[.$BB$9]*EXP([.AZ58])*[.AS58]/[.AT58]+[.$BC$9]*EXP(2*[.AZ58])*[.AT58]+([.$BD$9]+[.$BE$9]*[.AT58]+[.$BF$9]*[.AT58]^2)*EXP(3*[.AZ58])" office:value-type="float" office:value="8.66761774885416">
            <text:p>8.6676</text:p>
          </table:table-cell>
          <table:table-cell table:formula="of:=[.$W$3]^2*([.$Q$3]*10^[.$Q$4])*[.BA58]/([.$P$3]^2*([.$R$3]*10^([.$R$4]))^2*[.AY58]*[.$V$3])" office:value-type="float" office:value="1.31227832003797">
            <text:p>1.3123</text:p>
          </table:table-cell>
          <table:table-cell/>
          <table:table-cell table:formula="of:=-([.$AZ$9]+[.$BA$9]*[.$AT$10])/[.AS58]" office:value-type="float" office:value="-5.78745846907545">
            <text:p>-5.79</text:p>
          </table:table-cell>
          <table:table-cell table:formula="of:=[.$AZ$9]+[.$BA$9]*[.$AT$10]+[.$BB$9]*EXP([.AZ58])*[.AS58]/[.$AT$10]+[.$BC$9]*EXP(2*[.AZ58])*[.$AT$10]+([.$BD$9]+[.$BE$9]*[.$AT$10]+[.$BF$9]*[.$AT$10]^2)*EXP(3*[.AZ58])" office:value-type="float" office:value="8.66593990886408">
            <text:p>8.6659</text:p>
          </table:table-cell>
          <table:table-cell table:number-columns-repeated="6"/>
          <table:table-cell table:formula="of:=-([.$BL$9]+[.$BM$9]*[.AT58])/[.AS58]" office:value-type="float" office:value="-5.58447972295731">
            <text:p>-5.58</text:p>
          </table:table-cell>
          <table:table-cell table:formula="of:=[.$BL$9]+[.$BM$9]*[.AT58]+[.$BN$9]*EXP([.BL58])*[.AS58]/[.AT58]+[.$BO$9]*EXP(2*[.BL58])*[.AT58]+([.$BP$9]+[.$BQ$9]*[.AT58]+[.$BR$9]*[.AT58]^2)*EXP(3*[.BL58])" office:value-type="float" office:value="8.35937398851997">
            <text:p>8.36</text:p>
          </table:table-cell>
          <table:table-cell table:number-columns-repeated="2"/>
          <table:table-cell office:value-type="float" office:value="1.4999">
            <text:p>1.4999</text:p>
          </table:table-cell>
          <table:table-cell office:value-type="float" office:value="0.14516">
            <text:p>0.1452</text:p>
          </table:table-cell>
          <table:table-cell office:value-type="float" office:value="8.27081702494544">
            <text:p>8.2708</text:p>
          </table:table-cell>
          <table:table-cell/>
          <table:table-cell table:formula="of:=[.$BL$7]+[.$BM$7]*[.AT58]+[.$BN$7]*EXP([.BL58])*[.AS58]/[.AT58]+[.$BO$7]*EXP(2*[.BL58])*[.AT58]+([.$BP$7]+[.$BQ$7]*[.AT58]+[.$BR$7]*[.AT58]^2)*EXP(3*[.BL58])" office:value-type="float" office:value="8.27350836085044">
            <text:p>8.27</text:p>
          </table:table-cell>
          <table:table-cell/>
        </table:table-row>
        <table:table-row table:style-name="ro1">
          <table:table-cell office:value-type="float" office:value="2.6">
            <text:p>2.60</text:p>
          </table:table-cell>
          <table:table-cell table:number-columns-repeated="2"/>
          <table:table-cell table:formula="of:=0.000205923*[.A59]+0.144983" office:value-type="float" office:value="0.1455183998">
            <text:p>0.14552</text:p>
          </table:table-cell>
          <table:table-cell table:formula="of:=0.14528-0.000553551*[.A59]+0.000345216*[.A59]^2" office:value-type="float" office:value="0.14617442756">
            <text:p>0.14617</text:p>
          </table:table-cell>
          <table:table-cell table:formula="of:=0.145054+0.000509199*[.A59]-0.000823615*[.A59]^2+0.000354191*[.A59]^3" office:value-type="float" office:value="0.147035541016">
            <text:p>0.14704</text:p>
          </table:table-cell>
          <table:table-cell table:formula="of:=0.14514-0.000103362*[.A59]+0.000340383*[.A59]^2-0.000450864*[.A59]^3+0.000182967*[.A59]^4" office:value-type="float" office:value="0.1476090149952">
            <text:p>0.14761</text:p>
          </table:table-cell>
          <table:table-cell table:formula="of:=0.145125+(0.0000398458)*[.A59]-(0.0000632759)*[.A59]^2+(0.0000151622)*[.A59]^3-(0.0000513776)*[.A59]^4+(0.0000426081)*[.A59]^5" office:value-type="float" office:value="0.147781940376896">
            <text:p>0.14778</text:p>
          </table:table-cell>
          <table:table-cell table:formula="of:=0.145143-0.000175895*[.A59]+0.000761068*[.A59]^2-0.00136935*[.A59]^3+0.00108631*[.A59]^4-0.000406313*[.A59]^5+(0.0000680184)*[.A59]^6" office:value-type="float" office:value="0.148140938487398">
            <text:p>0.14814</text:p>
          </table:table-cell>
          <table:table-cell table:formula="of:=2*[.$P$3]^2*[.$Q$3]^4*[.A59]^4*10^([.$T$4])/(45*[.$R$3]^3*[.$S$3]^5)" office:value-type="float" office:value="0.779939801236928">
            <text:p>7.80E-01</text:p>
          </table:table-cell>
          <table:table-cell table:formula="of:=253.55-48.8666*[.A59]+47.0174*[.A59]^2-14.8131*[.A59]^3" office:value-type="float" office:value="183.9794184">
            <text:p>183.98</text:p>
          </table:table-cell>
          <table:table-cell table:formula="of:=2*[.$P$3]^2*[.$Q$3]^4*[.A59]^4*10^([.$T$4])/(45*[.$R$3]^3*([.K59]/100)^5)" office:value-type="float" office:value="2.94626009713812">
            <text:p>2.95E+00</text:p>
          </table:table-cell>
          <table:table-cell table:formula="of:=145.2-[.J59]" office:value-type="float" office:value="144.420060198763">
            <text:p>1.44E+02</text:p>
          </table:table-cell>
          <table:table-cell table:formula="of:=145.2-[.L59]" office:value-type="float" office:value="142.253739902862">
            <text:p>1.42E+02</text:p>
          </table:table-cell>
          <table:table-cell table:number-columns-repeated="30"/>
          <table:table-cell office:value-type="float" office:value="1.5102">
            <text:p>1.5102</text:p>
          </table:table-cell>
          <table:table-cell table:formula="of:=0.14514-0.000103362*[.AS59]+0.000340383*[.AS59]^2-0.000450864*[.AS59]^3+0.000182967*[.AS59]^4" office:value-type="float" office:value="0.145159019185326">
            <text:p>0.14516</text:p>
          </table:table-cell>
          <table:table-cell office:value-type="float" office:value="8.6719">
            <text:p>8.6719</text:p>
          </table:table-cell>
          <table:table-cell table:formula="of:=-([.$AE$2]+[.$AF$2]*[.AT59])/[.AS59]" office:value-type="float" office:value="-5.71848620112805">
            <text:p>-5.7185</text:p>
          </table:table-cell>
          <table:table-cell table:formula="of:=[.$AE$2]+[.$AF$2]*[.AT59]+[.$AG$2]*EXP([.AV59])*[.AS59]/[.AT59]+[.$AH$2]*EXP(2*[.AV59])*[.AT59]+([.$AI$2]+[.$AJ$2]*[.AT59]+[.$AK$2]*[.AT59]^2)*EXP(3*[.AV59])" office:value-type="float" office:value="8.62355656771472">
            <text:p>8.6236</text:p>
          </table:table-cell>
          <table:table-cell/>
          <table:table-cell table:formula="of:=145.12+0.0670526*[.AS59]-0.0556804*[.AS59]^2-0.111639*[.AS59]^3+0.0687962*[.AS59]^4" office:value-type="float" office:value="145.067603032564">
            <text:p>145.0676</text:p>
          </table:table-cell>
          <table:table-cell table:formula="of:=-([.$AZ$9]+[.$BA$9]*[.AT59])/[.AS59]" office:value-type="float" office:value="-5.74916432112254">
            <text:p>-5.75E+00</text:p>
          </table:table-cell>
          <table:table-cell table:formula="of:=[.$AZ$9]+[.$BA$9]*[.AT59]+[.$BB$9]*EXP([.AZ59])*[.AS59]/[.AT59]+[.$BC$9]*EXP(2*[.AZ59])*[.AT59]+([.$BD$9]+[.$BE$9]*[.AT59]+[.$BF$9]*[.AT59]^2)*EXP(3*[.AZ59])" office:value-type="float" office:value="8.66628946006709">
            <text:p>8.6663</text:p>
          </table:table-cell>
          <table:table-cell table:formula="of:=[.$W$3]^2*([.$Q$3]*10^[.$Q$4])*[.BA59]/([.$P$3]^2*([.$R$3]*10^([.$R$4]))^2*[.AY59]*[.$V$3])" office:value-type="float" office:value="1.31206985999281">
            <text:p>1.3121</text:p>
          </table:table-cell>
          <table:table-cell/>
          <table:table-cell table:formula="of:=-([.$AZ$9]+[.$BA$9]*[.$AT$10])/[.AS59]" office:value-type="float" office:value="-5.74798633145694">
            <text:p>-5.75</text:p>
          </table:table-cell>
          <table:table-cell table:formula="of:=[.$AZ$9]+[.$BA$9]*[.$AT$10]+[.$BB$9]*EXP([.AZ59])*[.AS59]/[.$AT$10]+[.$BC$9]*EXP(2*[.AZ59])*[.$AT$10]+([.$BD$9]+[.$BE$9]*[.$AT$10]+[.$BF$9]*[.$AT$10]^2)*EXP(3*[.AZ59])" office:value-type="float" office:value="8.66465829903069">
            <text:p>8.6647</text:p>
          </table:table-cell>
          <table:table-cell table:number-columns-repeated="6"/>
          <table:table-cell table:formula="of:=-([.$BL$9]+[.$BM$9]*[.AT59])/[.AS59]" office:value-type="float" office:value="-5.54624748176526">
            <text:p>-5.55</text:p>
          </table:table-cell>
          <table:table-cell table:formula="of:=[.$BL$9]+[.$BM$9]*[.AT59]+[.$BN$9]*EXP([.BL59])*[.AS59]/[.AT59]+[.$BO$9]*EXP(2*[.BL59])*[.AT59]+([.$BP$9]+[.$BQ$9]*[.AT59]+[.$BR$9]*[.AT59]^2)*EXP(3*[.BL59])" office:value-type="float" office:value="8.35703348699584">
            <text:p>8.36</text:p>
          </table:table-cell>
          <table:table-cell table:number-columns-repeated="2"/>
          <table:table-cell office:value-type="float" office:value="1.5102">
            <text:p>1.5102</text:p>
          </table:table-cell>
          <table:table-cell office:value-type="float" office:value="0.14516">
            <text:p>0.1452</text:p>
          </table:table-cell>
          <table:table-cell office:value-type="float" office:value="8.26802968292752">
            <text:p>8.2680</text:p>
          </table:table-cell>
          <table:table-cell/>
          <table:table-cell table:formula="of:=[.$BL$7]+[.$BM$7]*[.AT59]+[.$BN$7]*EXP([.BL59])*[.AS59]/[.AT59]+[.$BO$7]*EXP(2*[.BL59])*[.AT59]+([.$BP$7]+[.$BQ$7]*[.AT59]+[.$BR$7]*[.AT59]^2)*EXP(3*[.BL59])" office:value-type="float" office:value="8.27118827788055">
            <text:p>8.27</text:p>
          </table:table-cell>
          <table:table-cell/>
        </table:table-row>
        <table:table-row table:style-name="ro1">
          <table:table-cell office:value-type="float" office:value="2.65">
            <text:p>2.65</text:p>
          </table:table-cell>
          <table:table-cell table:number-columns-repeated="2"/>
          <table:table-cell table:formula="of:=0.000205923*[.A60]+0.144983" office:value-type="float" office:value="0.14552869595">
            <text:p>0.14553</text:p>
          </table:table-cell>
          <table:table-cell table:formula="of:=0.14528-0.000553551*[.A60]+0.000345216*[.A60]^2" office:value-type="float" office:value="0.14623736921">
            <text:p>0.14624</text:p>
          </table:table-cell>
          <table:table-cell table:formula="of:=0.145054+0.000509199*[.A60]-0.000823615*[.A60]^2+0.000354191*[.A60]^3" office:value-type="float" office:value="0.147210902700875">
            <text:p>0.14721</text:p>
          </table:table-cell>
          <table:table-cell table:formula="of:=0.14514-0.000103362*[.A60]+0.000340383*[.A60]^2-0.000450864*[.A60]^3+0.000182967*[.A60]^4" office:value-type="float" office:value="0.147889130583544">
            <text:p>0.14789</text:p>
          </table:table-cell>
          <table:table-cell table:formula="of:=0.145125+(0.0000398458)*[.A60]-(0.0000632759)*[.A60]^2+(0.0000151622)*[.A60]^3-(0.0000513776)*[.A60]^4+(0.0000426081)*[.A60]^5" office:value-type="float" office:value="0.148102972922419">
            <text:p>0.14810</text:p>
          </table:table-cell>
          <table:table-cell table:formula="of:=0.145143-0.000175895*[.A60]+0.000761068*[.A60]^2-0.00136935*[.A60]^3+0.00108631*[.A60]^4-0.000406313*[.A60]^5+(0.0000680184)*[.A60]^6" office:value-type="float" office:value="0.148566863913041">
            <text:p>0.14857</text:p>
          </table:table-cell>
          <table:table-cell table:formula="of:=2*[.$P$3]^2*[.$Q$3]^4*[.A60]^4*10^([.$T$4])/(45*[.$R$3]^3*[.$S$3]^5)" office:value-type="float" office:value="0.841688100524392">
            <text:p>8.42E-01</text:p>
          </table:table-cell>
          <table:table-cell table:formula="of:=253.55-48.8666*[.A60]+47.0174*[.A60]^2-14.8131*[.A60]^3" office:value-type="float" office:value="178.5669654125">
            <text:p>178.57</text:p>
          </table:table-cell>
          <table:table-cell table:formula="of:=2*[.$P$3]^2*[.$Q$3]^4*[.A60]^4*10^([.$T$4])/(45*[.$R$3]^3*([.K60]/100)^5)" office:value-type="float" office:value="3.6914909215199">
            <text:p>3.69E+00</text:p>
          </table:table-cell>
          <table:table-cell table:formula="of:=145.2-[.J60]" office:value-type="float" office:value="144.358311899476">
            <text:p>1.44E+02</text:p>
          </table:table-cell>
          <table:table-cell table:formula="of:=145.2-[.L60]" office:value-type="float" office:value="141.50850907848">
            <text:p>1.42E+02</text:p>
          </table:table-cell>
          <table:table-cell table:number-columns-repeated="30"/>
          <table:table-cell office:value-type="float" office:value="1.5201">
            <text:p>1.5201</text:p>
          </table:table-cell>
          <table:table-cell table:formula="of:=0.14514-0.000103362*[.AS60]+0.000340383*[.AS60]^2-0.000450864*[.AS60]^3+0.000182967*[.AS60]^4" office:value-type="float" office:value="0.145162668865654">
            <text:p>0.14516</text:p>
          </table:table-cell>
          <table:table-cell office:value-type="float" office:value="8.6743">
            <text:p>8.6743</text:p>
          </table:table-cell>
          <table:table-cell table:formula="of:=-([.$AE$2]+[.$AF$2]*[.AT60])/[.AS60]" office:value-type="float" office:value="-5.68109801870963">
            <text:p>-5.6811</text:p>
          </table:table-cell>
          <table:table-cell table:formula="of:=[.$AE$2]+[.$AF$2]*[.AT60]+[.$AG$2]*EXP([.AV60])*[.AS60]/[.AT60]+[.$AH$2]*EXP(2*[.AV60])*[.AT60]+([.$AI$2]+[.$AJ$2]*[.AT60]+[.$AK$2]*[.AT60]^2)*EXP(3*[.AV60])" office:value-type="float" office:value="8.62202541243979">
            <text:p>8.6220</text:p>
          </table:table-cell>
          <table:table-cell/>
          <table:table-cell table:formula="of:=145.12+0.0670526*[.AS60]-0.0556804*[.AS60]^2-0.111639*[.AS60]^3+0.0687962*[.AS60]^4" office:value-type="float" office:value="145.068460814436">
            <text:p>145.0685</text:p>
          </table:table-cell>
          <table:table-cell table:formula="of:=-([.$AZ$9]+[.$BA$9]*[.AT60])/[.AS60]" office:value-type="float" office:value="-5.7116978417632">
            <text:p>-5.71E+00</text:p>
          </table:table-cell>
          <table:table-cell table:formula="of:=[.$AZ$9]+[.$BA$9]*[.AT60]+[.$BB$9]*EXP([.AZ60])*[.AS60]/[.AT60]+[.$BC$9]*EXP(2*[.AZ60])*[.AT60]+([.$BD$9]+[.$BE$9]*[.AT60]+[.$BF$9]*[.AT60]^2)*EXP(3*[.AZ60])" office:value-type="float" office:value="8.66486735694246">
            <text:p>8.6649</text:p>
          </table:table-cell>
          <table:table-cell table:formula="of:=[.$W$3]^2*([.$Q$3]*10^[.$Q$4])*[.BA60]/([.$P$3]^2*([.$R$3]*10^([.$R$4]))^2*[.AY60]*[.$V$3])" office:value-type="float" office:value="1.31184679769989">
            <text:p>1.3118</text:p>
          </table:table-cell>
          <table:table-cell/>
          <table:table-cell table:formula="of:=-([.$AZ$9]+[.$BA$9]*[.$AT$10])/[.AS60]" office:value-type="float" office:value="-5.71055125173756">
            <text:p>-5.71</text:p>
          </table:table-cell>
          <table:table-cell table:formula="of:=[.$AZ$9]+[.$BA$9]*[.$AT$10]+[.$BB$9]*EXP([.AZ60])*[.AS60]/[.$AT$10]+[.$BC$9]*EXP(2*[.AZ60])*[.$AT$10]+([.$BD$9]+[.$BE$9]*[.$AT$10]+[.$BF$9]*[.$AT$10]^2)*EXP(3*[.AZ60])" office:value-type="float" office:value="8.66328316817224">
            <text:p>8.6633</text:p>
          </table:table-cell>
          <table:table-cell table:number-columns-repeated="6"/>
          <table:table-cell table:formula="of:=-([.$BL$9]+[.$BM$9]*[.AT60])/[.AS60]" office:value-type="float" office:value="-5.50998197564254">
            <text:p>-5.51</text:p>
          </table:table-cell>
          <table:table-cell table:formula="of:=[.$BL$9]+[.$BM$9]*[.AT60]+[.$BN$9]*EXP([.BL60])*[.AS60]/[.AT60]+[.$BO$9]*EXP(2*[.BL60])*[.AT60]+([.$BP$9]+[.$BQ$9]*[.AT60]+[.$BR$9]*[.AT60]^2)*EXP(3*[.BL60])" office:value-type="float" office:value="8.35451160571941">
            <text:p>8.35</text:p>
          </table:table-cell>
          <table:table-cell table:number-columns-repeated="2"/>
          <table:table-cell office:value-type="float" office:value="1.5201">
            <text:p>1.5201</text:p>
          </table:table-cell>
          <table:table-cell office:value-type="float" office:value="0.14516">
            <text:p>0.1452</text:p>
          </table:table-cell>
          <table:table-cell office:value-type="float" office:value="8.26502831896013">
            <text:p>8.2650</text:p>
          </table:table-cell>
          <table:table-cell/>
          <table:table-cell table:formula="of:=[.$BL$7]+[.$BM$7]*[.AT60]+[.$BN$7]*EXP([.BL60])*[.AS60]/[.AT60]+[.$BO$7]*EXP(2*[.BL60])*[.AT60]+([.$BP$7]+[.$BQ$7]*[.AT60]+[.$BR$7]*[.AT60]^2)*EXP(3*[.BL60])" office:value-type="float" office:value="8.268686716934">
            <text:p>8.27</text:p>
          </table:table-cell>
          <table:table-cell/>
        </table:table-row>
        <table:table-row table:style-name="ro1">
          <table:table-cell office:value-type="float" office:value="2.7">
            <text:p>2.70</text:p>
          </table:table-cell>
          <table:table-cell table:number-columns-repeated="2"/>
          <table:table-cell table:formula="of:=0.000205923*[.A61]+0.144983" office:value-type="float" office:value="0.1455389921">
            <text:p>0.14554</text:p>
          </table:table-cell>
          <table:table-cell table:formula="of:=0.14528-0.000553551*[.A61]+0.000345216*[.A61]^2" office:value-type="float" office:value="0.14630203694">
            <text:p>0.14630</text:p>
          </table:table-cell>
          <table:table-cell table:formula="of:=0.145054+0.000509199*[.A61]-0.000823615*[.A61]^2+0.000354191*[.A61]^3" office:value-type="float" office:value="0.147396225403">
            <text:p>0.14740</text:p>
          </table:table-cell>
          <table:table-cell table:formula="of:=0.14514-0.000103362*[.A61]+0.000340383*[.A61]^2-0.000450864*[.A61]^3+0.000182967*[.A61]^4" office:value-type="float" office:value="0.1481915751027">
            <text:p>0.14819</text:p>
          </table:table-cell>
          <table:table-cell table:formula="of:=0.145125+(0.0000398458)*[.A61]-(0.0000632759)*[.A61]^2+(0.0000151622)*[.A61]^3-(0.0000513776)*[.A61]^4+(0.0000426081)*[.A61]^5" office:value-type="float" office:value="0.148453120262907">
            <text:p>0.14845</text:p>
          </table:table-cell>
          <table:table-cell table:formula="of:=0.145143-0.000175895*[.A61]+0.000761068*[.A61]^2-0.00136935*[.A61]^3+0.00108631*[.A61]^4-0.000406313*[.A61]^5+(0.0000680184)*[.A61]^6" office:value-type="float" office:value="0.149044567731088">
            <text:p>0.14904</text:p>
          </table:table-cell>
          <table:table-cell table:formula="of:=2*[.$P$3]^2*[.$Q$3]^4*[.A61]^4*10^([.$T$4])/(45*[.$R$3]^3*[.$S$3]^5)" office:value-type="float" office:value="0.907032290337248">
            <text:p>9.07E-01</text:p>
          </table:table-cell>
          <table:table-cell table:formula="of:=253.55-48.8666*[.A61]+47.0174*[.A61]^2-14.8131*[.A61]^3" office:value-type="float" office:value="172.8007787">
            <text:p>172.80</text:p>
          </table:table-cell>
          <table:table-cell table:formula="of:=2*[.$P$3]^2*[.$Q$3]^4*[.A61]^4*10^([.$T$4])/(45*[.$R$3]^3*([.K61]/100)^5)" office:value-type="float" office:value="4.68759929889016">
            <text:p>4.69E+00</text:p>
          </table:table-cell>
          <table:table-cell table:formula="of:=145.2-[.J61]" office:value-type="float" office:value="144.292967709663">
            <text:p>1.44E+02</text:p>
          </table:table-cell>
          <table:table-cell table:formula="of:=145.2-[.L61]" office:value-type="float" office:value="140.51240070111">
            <text:p>1.41E+02</text:p>
          </table:table-cell>
          <table:table-cell table:number-columns-repeated="30"/>
          <table:table-cell office:value-type="float" office:value="1.53">
            <text:p>1.5300</text:p>
          </table:table-cell>
          <table:table-cell table:formula="of:=0.14514-0.000103362*[.AS61]+0.000340383*[.AS61]^2-0.000450864*[.AS61]^3+0.000182967*[.AS61]^4" office:value-type="float" office:value="0.145166479482579">
            <text:p>0.14517</text:p>
          </table:table-cell>
          <table:table-cell office:value-type="float" office:value="8.6736">
            <text:p>8.6736</text:p>
          </table:table-cell>
          <table:table-cell table:formula="of:=-([.$AE$2]+[.$AF$2]*[.AT61])/[.AS61]" office:value-type="float" office:value="-5.64418732076305">
            <text:p>-5.6442</text:p>
          </table:table-cell>
          <table:table-cell table:formula="of:=[.$AE$2]+[.$AF$2]*[.AT61]+[.$AG$2]*EXP([.AV61])*[.AS61]/[.AT61]+[.$AH$2]*EXP(2*[.AV61])*[.AT61]+([.$AI$2]+[.$AJ$2]*[.AT61]+[.$AK$2]*[.AT61]^2)*EXP(3*[.AV61])" office:value-type="float" office:value="8.6203184253777">
            <text:p>8.6203</text:p>
          </table:table-cell>
          <table:table-cell/>
          <table:table-cell table:formula="of:=145.12+0.0670526*[.AS61]-0.0556804*[.AS61]^2-0.111639*[.AS61]^3+0.0687962*[.AS61]^4" office:value-type="float" office:value="145.069394852976">
            <text:p>145.0694</text:p>
          </table:table-cell>
          <table:table-cell table:formula="of:=-([.$AZ$9]+[.$BA$9]*[.AT61])/[.AS61]" office:value-type="float" office:value="-5.67471518319605">
            <text:p>-5.67E+00</text:p>
          </table:table-cell>
          <table:table-cell table:formula="of:=[.$AZ$9]+[.$BA$9]*[.AT61]+[.$BB$9]*EXP([.AZ61])*[.AS61]/[.AT61]+[.$BC$9]*EXP(2*[.AZ61])*[.AT61]+([.$BD$9]+[.$BE$9]*[.AT61]+[.$BF$9]*[.AT61]^2)*EXP(3*[.AZ61])" office:value-type="float" office:value="8.66328707753085">
            <text:p>8.6633</text:p>
          </table:table-cell>
          <table:table-cell table:formula="of:=[.$W$3]^2*([.$Q$3]*10^[.$Q$4])*[.BA61]/([.$P$3]^2*([.$R$3]*10^([.$R$4]))^2*[.AY61]*[.$V$3])" office:value-type="float" office:value="1.31159910110342">
            <text:p>1.3116</text:p>
          </table:table-cell>
          <table:table-cell/>
          <table:table-cell table:formula="of:=-([.$AZ$9]+[.$BA$9]*[.$AT$10])/[.AS61]" office:value-type="float" office:value="-5.67360062599102">
            <text:p>-5.67</text:p>
          </table:table-cell>
          <table:table-cell table:formula="of:=[.$AZ$9]+[.$BA$9]*[.$AT$10]+[.$BB$9]*EXP([.AZ61])*[.AS61]/[.$AT$10]+[.$BC$9]*EXP(2*[.AZ61])*[.$AT$10]+([.$BD$9]+[.$BE$9]*[.$AT$10]+[.$BF$9]*[.$AT$10]^2)*EXP(3*[.AZ61])" office:value-type="float" office:value="8.66175194280396">
            <text:p>8.6618</text:p>
          </table:table-cell>
          <table:table-cell table:number-columns-repeated="6"/>
          <table:table-cell table:formula="of:=-([.$BL$9]+[.$BM$9]*[.AT61])/[.AS61]" office:value-type="float" office:value="-5.47417946607646">
            <text:p>-5.47</text:p>
          </table:table-cell>
          <table:table-cell table:formula="of:=[.$BL$9]+[.$BM$9]*[.AT61]+[.$BN$9]*EXP([.BL61])*[.AS61]/[.AT61]+[.$BO$9]*EXP(2*[.BL61])*[.AT61]+([.$BP$9]+[.$BQ$9]*[.AT61]+[.$BR$9]*[.AT61]^2)*EXP(3*[.BL61])" office:value-type="float" office:value="8.35169530426104">
            <text:p>8.35</text:p>
          </table:table-cell>
          <table:table-cell table:number-columns-repeated="2"/>
          <table:table-cell office:value-type="float" office:value="1.53">
            <text:p>1.5300</text:p>
          </table:table-cell>
          <table:table-cell office:value-type="float" office:value="0.14517">
            <text:p>0.1452</text:p>
          </table:table-cell>
          <table:table-cell office:value-type="float" office:value="8.26167913372219">
            <text:p>8.2617</text:p>
          </table:table-cell>
          <table:table-cell/>
          <table:table-cell table:formula="of:=[.$BL$7]+[.$BM$7]*[.AT61]+[.$BN$7]*EXP([.BL61])*[.AS61]/[.AT61]+[.$BO$7]*EXP(2*[.BL61])*[.AT61]+([.$BP$7]+[.$BQ$7]*[.AT61]+[.$BR$7]*[.AT61]^2)*EXP(3*[.BL61])" office:value-type="float" office:value="8.26589143016524">
            <text:p>8.27</text:p>
          </table:table-cell>
          <table:table-cell/>
        </table:table-row>
        <table:table-row table:style-name="ro1">
          <table:table-cell office:value-type="float" office:value="2.75">
            <text:p>2.75</text:p>
          </table:table-cell>
          <table:table-cell table:number-columns-repeated="2"/>
          <table:table-cell table:formula="of:=0.000205923*[.A62]+0.144983" office:value-type="float" office:value="0.14554928825">
            <text:p>0.14555</text:p>
          </table:table-cell>
          <table:table-cell table:formula="of:=0.14528-0.000553551*[.A62]+0.000345216*[.A62]^2" office:value-type="float" office:value="0.14636843075">
            <text:p>0.14637</text:p>
          </table:table-cell>
          <table:table-cell table:formula="of:=0.145054+0.000509199*[.A62]-0.000823615*[.A62]^2+0.000354191*[.A62]^3" office:value-type="float" office:value="0.147591774765625">
            <text:p>0.14759</text:p>
          </table:table-cell>
          <table:table-cell table:formula="of:=0.14514-0.000103362*[.A62]+0.000340383*[.A62]^2-0.000450864*[.A62]^3+0.000182967*[.A62]^4" office:value-type="float" office:value="0.148517478714844">
            <text:p>0.14852</text:p>
          </table:table-cell>
          <table:table-cell table:formula="of:=0.145125+(0.0000398458)*[.A62]-(0.0000632759)*[.A62]^2+(0.0000151622)*[.A62]^3-(0.0000513776)*[.A62]^4+(0.0000426081)*[.A62]^5" office:value-type="float" office:value="0.148834268321387">
            <text:p>0.14883</text:p>
          </table:table-cell>
          <table:table-cell table:formula="of:=0.145143-0.000175895*[.A62]+0.000761068*[.A62]^2-0.00136935*[.A62]^3+0.00108631*[.A62]^4-0.000406313*[.A62]^5+(0.0000680184)*[.A62]^6" office:value-type="float" office:value="0.149579467509375">
            <text:p>0.14958</text:p>
          </table:table-cell>
          <table:table-cell table:formula="of:=2*[.$P$3]^2*[.$Q$3]^4*[.A62]^4*10^([.$T$4])/(45*[.$R$3]^3*[.$S$3]^5)" office:value-type="float" office:value="0.976109336662875">
            <text:p>9.76E-01</text:p>
          </table:table-cell>
          <table:table-cell table:formula="of:=253.55-48.8666*[.A62]+47.0174*[.A62]^2-14.8131*[.A62]^3" office:value-type="float" office:value="166.6697484375">
            <text:p>166.67</text:p>
          </table:table-cell>
          <table:table-cell table:formula="of:=2*[.$P$3]^2*[.$Q$3]^4*[.A62]^4*10^([.$T$4])/(45*[.$R$3]^3*([.K62]/100)^5)" office:value-type="float" office:value="6.04325299377333">
            <text:p>6.04E+00</text:p>
          </table:table-cell>
          <table:table-cell table:formula="of:=145.2-[.J62]" office:value-type="float" office:value="144.223890663337">
            <text:p>1.44E+02</text:p>
          </table:table-cell>
          <table:table-cell table:formula="of:=145.2-[.L62]" office:value-type="float" office:value="139.156747006227">
            <text:p>1.39E+02</text:p>
          </table:table-cell>
          <table:table-cell/>
          <table:table-cell>
            <draw:frame table:end-cell-address="Sheet1.S88" table:end-x="0.3421in" table:end-y="0.0035in" draw:z-index="2" draw:style-name="gr1" svg:width="2.8039in" svg:height="4.3209in" svg:x="0.2055in" svg:y="0.1079in">
              <draw:object draw:notify-on-update-of-ranges="Sheet1.K4:Sheet1.K4 Sheet1.K6:Sheet1.K72 Sheet1.A6:Sheet1.A7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8"/>
          <table:table-cell office:value-type="float" office:value="1.5402">
            <text:p>1.5402</text:p>
          </table:table-cell>
          <table:table-cell table:formula="of:=0.14514-0.000103362*[.AS62]+0.000340383*[.AS62]^2-0.000450864*[.AS62]^3+0.000182967*[.AS62]^4" office:value-type="float" office:value="0.145170577990691">
            <text:p>0.14517</text:p>
          </table:table-cell>
          <table:table-cell office:value-type="float" office:value="8.6728">
            <text:p>8.6728</text:p>
          </table:table-cell>
          <table:table-cell table:formula="of:=-([.$AE$2]+[.$AF$2]*[.AT62])/[.AS62]" office:value-type="float" office:value="-5.6066476361941">
            <text:p>-5.6066</text:p>
          </table:table-cell>
          <table:table-cell table:formula="of:=[.$AE$2]+[.$AF$2]*[.AT62]+[.$AG$2]*EXP([.AV62])*[.AS62]/[.AT62]+[.$AH$2]*EXP(2*[.AV62])*[.AT62]+([.$AI$2]+[.$AJ$2]*[.AT62]+[.$AK$2]*[.AT62]^2)*EXP(3*[.AV62])" office:value-type="float" office:value="8.61835621621073">
            <text:p>8.6184</text:p>
          </table:table-cell>
          <table:table-cell/>
          <table:table-cell table:formula="of:=145.12+0.0670526*[.AS62]-0.0556804*[.AS62]^2-0.111639*[.AS62]^3+0.0687962*[.AS62]^4" office:value-type="float" office:value="145.070438848315">
            <text:p>145.0704</text:p>
          </table:table-cell>
          <table:table-cell table:formula="of:=-([.$AZ$9]+[.$BA$9]*[.AT62])/[.AS62]" office:value-type="float" office:value="-5.63710798999433">
            <text:p>-5.64E+00</text:p>
          </table:table-cell>
          <table:table-cell table:formula="of:=[.$AZ$9]+[.$BA$9]*[.AT62]+[.$BB$9]*EXP([.AZ62])*[.AS62]/[.AT62]+[.$BC$9]*EXP(2*[.AZ62])*[.AT62]+([.$BD$9]+[.$BE$9]*[.AT62]+[.$BF$9]*[.AT62]^2)*EXP(3*[.AZ62])" office:value-type="float" office:value="8.66147573277865">
            <text:p>8.6615</text:p>
          </table:table-cell>
          <table:table-cell table:formula="of:=[.$W$3]^2*([.$Q$3]*10^[.$Q$4])*[.BA62]/([.$P$3]^2*([.$R$3]*10^([.$R$4]))^2*[.AY62]*[.$V$3])" office:value-type="float" office:value="1.31131543131278">
            <text:p>1.3113</text:p>
          </table:table-cell>
          <table:table-cell/>
          <table:table-cell table:formula="of:=-([.$AZ$9]+[.$BA$9]*[.$AT$10])/[.AS62]" office:value-type="float" office:value="-5.63602711191161">
            <text:p>-5.64</text:p>
          </table:table-cell>
          <table:table-cell table:formula="of:=[.$AZ$9]+[.$BA$9]*[.$AT$10]+[.$BB$9]*EXP([.AZ62])*[.AS62]/[.$AT$10]+[.$BC$9]*EXP(2*[.AZ62])*[.$AT$10]+([.$BD$9]+[.$BE$9]*[.$AT$10]+[.$BF$9]*[.$AT$10]^2)*EXP(3*[.AZ62])" office:value-type="float" office:value="8.65999332375517">
            <text:p>8.6600</text:p>
          </table:table-cell>
          <table:table-cell table:number-columns-repeated="6"/>
          <table:table-cell table:formula="of:=-([.$BL$9]+[.$BM$9]*[.AT62])/[.AS62]" office:value-type="float" office:value="-5.43776669442896">
            <text:p>-5.44</text:p>
          </table:table-cell>
          <table:table-cell table:formula="of:=[.$BL$9]+[.$BM$9]*[.AT62]+[.$BN$9]*EXP([.BL62])*[.AS62]/[.AT62]+[.$BO$9]*EXP(2*[.BL62])*[.AT62]+([.$BP$9]+[.$BQ$9]*[.AT62]+[.$BR$9]*[.AT62]^2)*EXP(3*[.BL62])" office:value-type="float" office:value="8.34845471017959">
            <text:p>8.35</text:p>
          </table:table-cell>
          <table:table-cell table:number-columns-repeated="2"/>
          <table:table-cell office:value-type="float" office:value="1.5402">
            <text:p>1.5402</text:p>
          </table:table-cell>
          <table:table-cell office:value-type="float" office:value="0.14517">
            <text:p>0.1452</text:p>
          </table:table-cell>
          <table:table-cell office:value-type="float" office:value="8.25782876992365">
            <text:p>8.2578</text:p>
          </table:table-cell>
          <table:table-cell/>
          <table:table-cell table:formula="of:=[.$BL$7]+[.$BM$7]*[.AT62]+[.$BN$7]*EXP([.BL62])*[.AS62]/[.AT62]+[.$BO$7]*EXP(2*[.BL62])*[.AT62]+([.$BP$7]+[.$BQ$7]*[.AT62]+[.$BR$7]*[.AT62]^2)*EXP(3*[.BL62])" office:value-type="float" office:value="8.26267322781779">
            <text:p>8.26</text:p>
          </table:table-cell>
          <table:table-cell/>
        </table:table-row>
        <table:table-row table:style-name="ro1">
          <table:table-cell office:value-type="float" office:value="2.8">
            <text:p>2.80</text:p>
          </table:table-cell>
          <table:table-cell table:number-columns-repeated="2"/>
          <table:table-cell table:formula="of:=0.000205923*[.A63]+0.144983" office:value-type="float" office:value="0.1455595844">
            <text:p>0.14556</text:p>
          </table:table-cell>
          <table:table-cell table:formula="of:=0.14528-0.000553551*[.A63]+0.000345216*[.A63]^2" office:value-type="float" office:value="0.14643655064">
            <text:p>0.14644</text:p>
          </table:table-cell>
          <table:table-cell table:formula="of:=0.145054+0.000509199*[.A63]-0.000823615*[.A63]^2+0.000354191*[.A63]^3" office:value-type="float" office:value="0.147797816432">
            <text:p>0.14780</text:p>
          </table:table-cell>
          <table:table-cell table:formula="of:=0.14514-0.000103362*[.A63]+0.000340383*[.A63]^2-0.000450864*[.A63]^3+0.000182967*[.A63]^4" office:value-type="float" office:value="0.1488679990272">
            <text:p>0.14887</text:p>
          </table:table-cell>
          <table:table-cell table:formula="of:=0.145125+(0.0000398458)*[.A63]-(0.0000632759)*[.A63]^2+(0.0000151622)*[.A63]^3-(0.0000513776)*[.A63]^4+(0.0000426081)*[.A63]^5" office:value-type="float" office:value="0.149248381595648">
            <text:p>0.14925</text:p>
          </table:table-cell>
          <table:table-cell table:formula="of:=0.145143-0.000175895*[.A63]+0.000761068*[.A63]^2-0.00136935*[.A63]^3+0.00108631*[.A63]^4-0.000406313*[.A63]^5+(0.0000680184)*[.A63]^6" office:value-type="float" office:value="0.150177436777754">
            <text:p>0.15018</text:p>
          </table:table-cell>
          <table:table-cell table:formula="of:=2*[.$P$3]^2*[.$Q$3]^4*[.A63]^4*10^([.$T$4])/(45*[.$R$3]^3*[.$S$3]^5)" office:value-type="float" office:value="1.04905876560057">
            <text:p>1.05E+00</text:p>
          </table:table-cell>
          <table:table-cell table:formula="of:=253.55-48.8666*[.A63]+47.0174*[.A63]^2-14.8131*[.A63]^3" office:value-type="float" office:value="160.1627648">
            <text:p>160.16</text:p>
          </table:table-cell>
          <table:table-cell table:formula="of:=2*[.$P$3]^2*[.$Q$3]^4*[.A63]^4*10^([.$T$4])/(45*[.$R$3]^3*([.K63]/100)^5)" office:value-type="float" office:value="7.92589363064308">
            <text:p>7.93E+00</text:p>
          </table:table-cell>
          <table:table-cell table:formula="of:=145.2-[.J63]" office:value-type="float" office:value="144.150941234399">
            <text:p>1.44E+02</text:p>
          </table:table-cell>
          <table:table-cell table:formula="of:=145.2-[.L63]" office:value-type="float" office:value="137.274106369357">
            <text:p>1.37E+02</text:p>
          </table:table-cell>
          <table:table-cell table:number-columns-repeated="30"/>
          <table:table-cell office:value-type="float" office:value="1.5501">
            <text:p>1.5501</text:p>
          </table:table-cell>
          <table:table-cell table:formula="of:=0.14514-0.000103362*[.AS63]+0.000340383*[.AS63]^2-0.000450864*[.AS63]^3+0.000182967*[.AS63]^4" office:value-type="float" office:value="0.145174727316655">
            <text:p>0.14517</text:p>
          </table:table-cell>
          <table:table-cell office:value-type="float" office:value="8.672">
            <text:p>8.6720</text:p>
          </table:table-cell>
          <table:table-cell table:formula="of:=-([.$AE$2]+[.$AF$2]*[.AT63])/[.AS63]" office:value-type="float" office:value="-5.5706778297419">
            <text:p>-5.5707</text:p>
          </table:table-cell>
          <table:table-cell table:formula="of:=[.$AE$2]+[.$AF$2]*[.AT63]+[.$AG$2]*EXP([.AV63])*[.AS63]/[.AT63]+[.$AH$2]*EXP(2*[.AV63])*[.AT63]+([.$AI$2]+[.$AJ$2]*[.AT63]+[.$AK$2]*[.AT63]^2)*EXP(3*[.AV63])" office:value-type="float" office:value="8.61623360099654">
            <text:p>8.6162</text:p>
          </table:table-cell>
          <table:table-cell/>
          <table:table-cell table:formula="of:=145.12+0.0670526*[.AS63]-0.0556804*[.AS63]^2-0.111639*[.AS63]^3+0.0687962*[.AS63]^4" office:value-type="float" office:value="145.071533244327">
            <text:p>145.0715</text:p>
          </table:table-cell>
          <table:table-cell table:formula="of:=-([.$AZ$9]+[.$BA$9]*[.AT63])/[.AS63]" office:value-type="float" office:value="-5.60107910449249">
            <text:p>-5.60E+00</text:p>
          </table:table-cell>
          <table:table-cell table:formula="of:=[.$AZ$9]+[.$BA$9]*[.AT63]+[.$BB$9]*EXP([.AZ63])*[.AS63]/[.AT63]+[.$BC$9]*EXP(2*[.AZ63])*[.AT63]+([.$BD$9]+[.$BE$9]*[.AT63]+[.$BF$9]*[.AT63]^2)*EXP(3*[.AZ63])" office:value-type="float" office:value="8.65952121050322">
            <text:p>8.6595</text:p>
          </table:table-cell>
          <table:table-cell table:formula="of:=[.$W$3]^2*([.$Q$3]*10^[.$Q$4])*[.BA63]/([.$P$3]^2*([.$R$3]*10^([.$R$4]))^2*[.AY63]*[.$V$3])" office:value-type="float" office:value="1.31100963374239">
            <text:p>1.3110</text:p>
          </table:table-cell>
          <table:table-cell/>
          <table:table-cell table:formula="of:=-([.$AZ$9]+[.$BA$9]*[.$AT$10])/[.AS63]" office:value-type="float" office:value="-5.600031583618">
            <text:p>-5.6</text:p>
          </table:table-cell>
          <table:table-cell table:formula="of:=[.$AZ$9]+[.$BA$9]*[.$AT$10]+[.$BB$9]*EXP([.AZ63])*[.AS63]/[.$AT$10]+[.$BC$9]*EXP(2*[.AZ63])*[.$AT$10]+([.$BD$9]+[.$BE$9]*[.$AT$10]+[.$BF$9]*[.$AT$10]^2)*EXP(3*[.AZ63])" office:value-type="float" office:value="8.65809209330284">
            <text:p>8.6581</text:p>
          </table:table-cell>
          <table:table-cell table:number-columns-repeated="6"/>
          <table:table-cell table:formula="of:=-([.$BL$9]+[.$BM$9]*[.AT63])/[.AS63]" office:value-type="float" office:value="-5.40287651652736">
            <text:p>-5.4</text:p>
          </table:table-cell>
          <table:table-cell table:formula="of:=[.$BL$9]+[.$BM$9]*[.AT63]+[.$BN$9]*EXP([.BL63])*[.AS63]/[.AT63]+[.$BO$9]*EXP(2*[.BL63])*[.AT63]+([.$BP$9]+[.$BQ$9]*[.AT63]+[.$BR$9]*[.AT63]^2)*EXP(3*[.BL63])" office:value-type="float" office:value="8.34494800840227">
            <text:p>8.34</text:p>
          </table:table-cell>
          <table:table-cell table:number-columns-repeated="2"/>
          <table:table-cell office:value-type="float" office:value="1.5501">
            <text:p>1.5501</text:p>
          </table:table-cell>
          <table:table-cell office:value-type="float" office:value="0.14517">
            <text:p>0.1452</text:p>
          </table:table-cell>
          <table:table-cell office:value-type="float" office:value="8.25366623707799">
            <text:p>8.2537</text:p>
          </table:table-cell>
          <table:table-cell/>
          <table:table-cell table:formula="of:=[.$BL$7]+[.$BM$7]*[.AT63]+[.$BN$7]*EXP([.BL63])*[.AS63]/[.AT63]+[.$BO$7]*EXP(2*[.BL63])*[.AT63]+([.$BP$7]+[.$BQ$7]*[.AT63]+[.$BR$7]*[.AT63]^2)*EXP(3*[.BL63])" office:value-type="float" office:value="8.25918899127779">
            <text:p>8.26</text:p>
          </table:table-cell>
          <table:table-cell/>
        </table:table-row>
        <table:table-row table:style-name="ro1">
          <table:table-cell office:value-type="float" office:value="2.85">
            <text:p>2.85</text:p>
          </table:table-cell>
          <table:table-cell table:number-columns-repeated="2"/>
          <table:table-cell table:formula="of:=0.000205923*[.A64]+0.144983" office:value-type="float" office:value="0.14556988055">
            <text:p>0.14557</text:p>
          </table:table-cell>
          <table:table-cell table:formula="of:=0.14528-0.000553551*[.A64]+0.000345216*[.A64]^2" office:value-type="float" office:value="0.14650639661">
            <text:p>0.14651</text:p>
          </table:table-cell>
          <table:table-cell table:formula="of:=0.145054+0.000509199*[.A64]-0.000823615*[.A64]^2+0.000354191*[.A64]^3" office:value-type="float" office:value="0.148014616045375">
            <text:p>0.14801</text:p>
          </table:table-cell>
          <table:table-cell table:formula="of:=0.14514-0.000103362*[.A64]+0.000340383*[.A64]^2-0.000450864*[.A64]^3+0.000182967*[.A64]^4" office:value-type="float" office:value="0.149244321092044">
            <text:p>0.14924</text:p>
          </table:table-cell>
          <table:table-cell table:formula="of:=0.145125+(0.0000398458)*[.A64]-(0.0000632759)*[.A64]^2+(0.0000151622)*[.A64]^3-(0.0000513776)*[.A64]^4+(0.0000426081)*[.A64]^5" office:value-type="float" office:value="0.149697504756047">
            <text:p>0.14970</text:p>
          </table:table-cell>
          <table:table-cell table:formula="of:=0.145143-0.000175895*[.A64]+0.000761068*[.A64]^2-0.00136935*[.A64]^3+0.00108631*[.A64]^4-0.000406313*[.A64]^5+(0.0000680184)*[.A64]^6" office:value-type="float" office:value="0.150844831495134">
            <text:p>0.15084</text:p>
          </table:table-cell>
          <table:table-cell table:formula="of:=2*[.$P$3]^2*[.$Q$3]^4*[.A64]^4*10^([.$T$4])/(45*[.$R$3]^3*[.$S$3]^5)" office:value-type="float" office:value="1.12602266336153">
            <text:p>1.13E+00</text:p>
          </table:table-cell>
          <table:table-cell table:formula="of:=253.55-48.8666*[.A64]+47.0174*[.A64]^2-14.8131*[.A64]^3" office:value-type="float" office:value="153.2687179625">
            <text:p>153.27</text:p>
          </table:table-cell>
          <table:table-cell table:formula="of:=2*[.$P$3]^2*[.$Q$3]^4*[.A64]^4*10^([.$T$4])/(45*[.$R$3]^3*([.K64]/100)^5)" office:value-type="float" office:value="10.6007286201994">
            <text:p>1.06E+01</text:p>
          </table:table-cell>
          <table:table-cell table:formula="of:=145.2-[.J64]" office:value-type="float" office:value="144.073977336638">
            <text:p>1.44E+02</text:p>
          </table:table-cell>
          <table:table-cell table:formula="of:=145.2-[.L64]" office:value-type="float" office:value="134.599271379801">
            <text:p>1.35E+02</text:p>
          </table:table-cell>
          <table:table-cell table:number-columns-repeated="30"/>
          <table:table-cell office:value-type="float" office:value="1.56">
            <text:p>1.5600</text:p>
          </table:table-cell>
          <table:table-cell table:formula="of:=0.14514-0.000103362*[.AS64]+0.000340383*[.AS64]^2-0.000450864*[.AS64]^3+0.000182967*[.AS64]^4" office:value-type="float" office:value="0.14517904944556">
            <text:p>0.14518</text:p>
          </table:table-cell>
          <table:table-cell office:value-type="float" office:value="8.668">
            <text:p>8.6680</text:p>
          </table:table-cell>
          <table:table-cell table:formula="of:=-([.$AE$2]+[.$AF$2]*[.AT64])/[.AS64]" office:value-type="float" office:value="-5.53515786279204">
            <text:p>-5.5352</text:p>
          </table:table-cell>
          <table:table-cell table:formula="of:=[.$AE$2]+[.$AF$2]*[.AT64]+[.$AG$2]*EXP([.AV64])*[.AS64]/[.AT64]+[.$AH$2]*EXP(2*[.AV64])*[.AT64]+([.$AI$2]+[.$AJ$2]*[.AT64]+[.$AK$2]*[.AT64]^2)*EXP(3*[.AV64])" office:value-type="float" office:value="8.61387415985599">
            <text:p>8.6139</text:p>
          </table:table-cell>
          <table:table-cell/>
          <table:table-cell table:formula="of:=145.12+0.0670526*[.AS64]-0.0556804*[.AS64]^2-0.111639*[.AS64]^3+0.0687962*[.AS64]^4" office:value-type="float" office:value="145.07270938003">
            <text:p>145.0727</text:p>
          </table:table-cell>
          <table:table-cell table:formula="of:=-([.$AZ$9]+[.$BA$9]*[.AT64])/[.AS64]" office:value-type="float" office:value="-5.56550641397962">
            <text:p>-5.57E+00</text:p>
          </table:table-cell>
          <table:table-cell table:formula="of:=[.$AZ$9]+[.$BA$9]*[.AT64]+[.$BB$9]*EXP([.AZ64])*[.AS64]/[.AT64]+[.$BC$9]*EXP(2*[.AZ64])*[.AT64]+([.$BD$9]+[.$BE$9]*[.AT64]+[.$BF$9]*[.AT64]^2)*EXP(3*[.AZ64])" office:value-type="float" office:value="8.65735327942385">
            <text:p>8.6574</text:p>
          </table:table-cell>
          <table:table-cell table:formula="of:=[.$W$3]^2*([.$Q$3]*10^[.$Q$4])*[.BA64]/([.$P$3]^2*([.$R$3]*10^([.$R$4]))^2*[.AY64]*[.$V$3])" office:value-type="float" office:value="1.31067079348452">
            <text:p>1.3107</text:p>
          </table:table-cell>
          <table:table-cell/>
          <table:table-cell table:formula="of:=-([.$AZ$9]+[.$BA$9]*[.$AT$10])/[.AS64]" office:value-type="float" office:value="-5.56449292164504">
            <text:p>-5.56</text:p>
          </table:table-cell>
          <table:table-cell table:formula="of:=[.$AZ$9]+[.$BA$9]*[.$AT$10]+[.$BB$9]*EXP([.AZ64])*[.AS64]/[.$AT$10]+[.$BC$9]*EXP(2*[.AZ64])*[.$AT$10]+([.$BD$9]+[.$BE$9]*[.$AT$10]+[.$BF$9]*[.$AT$10]^2)*EXP(3*[.AZ64])" office:value-type="float" office:value="8.65597952207343">
            <text:p>8.6560</text:p>
          </table:table-cell>
          <table:table-cell table:number-columns-repeated="6"/>
          <table:table-cell table:formula="of:=-([.$BL$9]+[.$BM$9]*[.AT64])/[.AS64]" office:value-type="float" office:value="-5.36842251815502">
            <text:p>-5.37</text:p>
          </table:table-cell>
          <table:table-cell table:formula="of:=[.$BL$9]+[.$BM$9]*[.AT64]+[.$BN$9]*EXP([.BL64])*[.AS64]/[.AT64]+[.$BO$9]*EXP(2*[.BL64])*[.AT64]+([.$BP$9]+[.$BQ$9]*[.AT64]+[.$BR$9]*[.AT64]^2)*EXP(3*[.BL64])" office:value-type="float" office:value="8.34105089969317">
            <text:p>8.34</text:p>
          </table:table-cell>
          <table:table-cell table:number-columns-repeated="2"/>
          <table:table-cell office:value-type="float" office:value="1.56">
            <text:p>1.5600</text:p>
          </table:table-cell>
          <table:table-cell office:value-type="float" office:value="0.14518">
            <text:p>0.1452</text:p>
          </table:table-cell>
          <table:table-cell office:value-type="float" office:value="8.24904497744399">
            <text:p>8.2490</text:p>
          </table:table-cell>
          <table:table-cell/>
          <table:table-cell table:formula="of:=[.$BL$7]+[.$BM$7]*[.AT64]+[.$BN$7]*EXP([.BL64])*[.AS64]/[.AT64]+[.$BO$7]*EXP(2*[.BL64])*[.AT64]+([.$BP$7]+[.$BQ$7]*[.AT64]+[.$BR$7]*[.AT64]^2)*EXP(3*[.BL64])" office:value-type="float" office:value="8.25531508241327">
            <text:p>8.26</text:p>
          </table:table-cell>
          <table:table-cell/>
        </table:table-row>
        <table:table-row table:style-name="ro1">
          <table:table-cell office:value-type="float" office:value="2.9">
            <text:p>2.90</text:p>
          </table:table-cell>
          <table:table-cell table:number-columns-repeated="2"/>
          <table:table-cell table:formula="of:=0.000205923*[.A65]+0.144983" office:value-type="float" office:value="0.1455801767">
            <text:p>0.14558</text:p>
          </table:table-cell>
          <table:table-cell table:formula="of:=0.14528-0.000553551*[.A65]+0.000345216*[.A65]^2" office:value-type="float" office:value="0.14657796866">
            <text:p>0.14658</text:p>
          </table:table-cell>
          <table:table-cell table:formula="of:=0.145054+0.000509199*[.A65]-0.000823615*[.A65]^2+0.000354191*[.A65]^3" office:value-type="float" office:value="0.148242439249">
            <text:p>0.14824</text:p>
          </table:table-cell>
          <table:table-cell table:formula="of:=0.14514-0.000103362*[.A65]+0.000340383*[.A65]^2-0.000450864*[.A65]^3+0.000182967*[.A65]^4" office:value-type="float" office:value="0.1496476574067">
            <text:p>0.14965</text:p>
          </table:table-cell>
          <table:table-cell table:formula="of:=0.145125+(0.0000398458)*[.A65]-(0.0000632759)*[.A65]^2+(0.0000151622)*[.A65]^3-(0.0000513776)*[.A65]^4+(0.0000426081)*[.A65]^5" office:value-type="float" office:value="0.150183764243309">
            <text:p>0.15018</text:p>
          </table:table-cell>
          <table:table-cell table:formula="of:=0.145143-0.000175895*[.A65]+0.000761068*[.A65]^2-0.00136935*[.A65]^3+0.00108631*[.A65]^4-0.000406313*[.A65]^5+(0.0000680184)*[.A65]^6" office:value-type="float" office:value="0.151588517281736">
            <text:p>0.15159</text:p>
          </table:table-cell>
          <table:table-cell table:formula="of:=2*[.$P$3]^2*[.$Q$3]^4*[.A65]^4*10^([.$T$4])/(45*[.$R$3]^3*[.$S$3]^5)" office:value-type="float" office:value="1.2071456762689">
            <text:p>1.21E+00</text:p>
          </table:table-cell>
          <table:table-cell table:formula="of:=253.55-48.8666*[.A65]+47.0174*[.A65]^2-14.8131*[.A65]^3" office:value-type="float" office:value="145.9764981">
            <text:p>145.98</text:p>
          </table:table-cell>
          <table:table-cell table:formula="of:=2*[.$P$3]^2*[.$Q$3]^4*[.A65]^4*10^([.$T$4])/(45*[.$R$3]^3*([.K65]/100)^5)" office:value-type="float" office:value="14.5011079989217">
            <text:p>1.45E+01</text:p>
          </table:table-cell>
          <table:table-cell table:formula="of:=145.2-[.J65]" office:value-type="float" office:value="143.992854323731">
            <text:p>1.44E+02</text:p>
          </table:table-cell>
          <table:table-cell table:formula="of:=145.2-[.L65]" office:value-type="float" office:value="130.698892001078">
            <text:p>1.31E+02</text:p>
          </table:table-cell>
          <table:table-cell table:number-columns-repeated="30"/>
          <table:table-cell office:value-type="float" office:value="1.5702">
            <text:p>1.5702</text:p>
          </table:table-cell>
          <table:table-cell table:formula="of:=0.14514-0.000103362*[.AS65]+0.000340383*[.AS65]^2-0.000450864*[.AS65]^3+0.000182967*[.AS65]^4" office:value-type="float" office:value="0.145183687512229">
            <text:p>0.14518</text:p>
          </table:table-cell>
          <table:table-cell office:value-type="float" office:value="8.6672">
            <text:p>8.6672</text:p>
          </table:table-cell>
          <table:table-cell table:formula="of:=-([.$AE$2]+[.$AF$2]*[.AT65])/[.AS65]" office:value-type="float" office:value="-5.49902287448235">
            <text:p>-5.4990</text:p>
          </table:table-cell>
          <table:table-cell table:formula="of:=[.$AE$2]+[.$AF$2]*[.AT65]+[.$AG$2]*EXP([.AV65])*[.AS65]/[.AT65]+[.$AH$2]*EXP(2*[.AV65])*[.AT65]+([.$AI$2]+[.$AJ$2]*[.AT65]+[.$AK$2]*[.AT65]^2)*EXP(3*[.AV65])" office:value-type="float" office:value="8.61117069519931">
            <text:p>8.6112</text:p>
          </table:table-cell>
          <table:table-cell/>
          <table:table-cell table:formula="of:=145.12+0.0670526*[.AS65]-0.0556804*[.AS65]^2-0.111639*[.AS65]^3+0.0687962*[.AS65]^4" office:value-type="float" office:value="145.074008594353">
            <text:p>145.0740</text:p>
          </table:table-cell>
          <table:table-cell table:formula="of:=-([.$AZ$9]+[.$BA$9]*[.AT65])/[.AS65]" office:value-type="float" office:value="-5.52932376094883">
            <text:p>-5.53E+00</text:p>
          </table:table-cell>
          <table:table-cell table:formula="of:=[.$AZ$9]+[.$BA$9]*[.AT65]+[.$BB$9]*EXP([.AZ65])*[.AS65]/[.AT65]+[.$BC$9]*EXP(2*[.AZ65])*[.AT65]+([.$BD$9]+[.$BE$9]*[.AT65]+[.$BF$9]*[.AT65]^2)*EXP(3*[.AZ65])" office:value-type="float" office:value="8.65487396830976">
            <text:p>8.6549</text:p>
          </table:table-cell>
          <table:table-cell table:formula="of:=[.$W$3]^2*([.$Q$3]*10^[.$Q$4])*[.BA65]/([.$P$3]^2*([.$R$3]*10^([.$R$4]))^2*[.AY65]*[.$V$3])" office:value-type="float" office:value="1.31028370642762">
            <text:p>1.3103</text:p>
          </table:table-cell>
          <table:table-cell/>
          <table:table-cell table:formula="of:=-([.$AZ$9]+[.$BA$9]*[.$AT$10])/[.AS65]" office:value-type="float" office:value="-5.52834604366722">
            <text:p>-5.53</text:p>
          </table:table-cell>
          <table:table-cell table:formula="of:=[.$AZ$9]+[.$BA$9]*[.$AT$10]+[.$BB$9]*EXP([.AZ65])*[.AS65]/[.$AT$10]+[.$BC$9]*EXP(2*[.AZ65])*[.$AT$10]+([.$BD$9]+[.$BE$9]*[.$AT$10]+[.$BF$9]*[.$AT$10]^2)*EXP(3*[.AZ65])" office:value-type="float" office:value="8.65355937714286">
            <text:p>8.6536</text:p>
          </table:table-cell>
          <table:table-cell table:number-columns-repeated="6"/>
          <table:table-cell table:formula="of:=-([.$BL$9]+[.$BM$9]*[.AT65])/[.AS65]" office:value-type="float" office:value="-5.33337178736152">
            <text:p>-5.33</text:p>
          </table:table-cell>
          <table:table-cell table:formula="of:=[.$BL$9]+[.$BM$9]*[.AT65]+[.$BN$9]*EXP([.BL65])*[.AS65]/[.AT65]+[.$BO$9]*EXP(2*[.BL65])*[.AT65]+([.$BP$9]+[.$BQ$9]*[.AT65]+[.$BR$9]*[.AT65]^2)*EXP(3*[.BL65])" office:value-type="float" office:value="8.33658871013491">
            <text:p>8.34</text:p>
          </table:table-cell>
          <table:table-cell table:number-columns-repeated="2"/>
          <table:table-cell office:value-type="float" office:value="1.5702">
            <text:p>1.5702</text:p>
          </table:table-cell>
          <table:table-cell office:value-type="float" office:value="0.14518">
            <text:p>0.1452</text:p>
          </table:table-cell>
          <table:table-cell office:value-type="float" office:value="8.24375937483214">
            <text:p>8.2438</text:p>
          </table:table-cell>
          <table:table-cell/>
          <table:table-cell table:formula="of:=[.$BL$7]+[.$BM$7]*[.AT65]+[.$BN$7]*EXP([.BL65])*[.AS65]/[.AT65]+[.$BO$7]*EXP(2*[.BL65])*[.AT65]+([.$BP$7]+[.$BQ$7]*[.AT65]+[.$BR$7]*[.AT65]^2)*EXP(3*[.BL65])" office:value-type="float" office:value="8.25087757816243">
            <text:p>8.25</text:p>
          </table:table-cell>
          <table:table-cell/>
        </table:table-row>
        <table:table-row table:style-name="ro1">
          <table:table-cell office:value-type="float" office:value="2.95">
            <text:p>2.95</text:p>
          </table:table-cell>
          <table:table-cell table:number-columns-repeated="2"/>
          <table:table-cell table:formula="of:=0.000205923*[.A66]+0.144983" office:value-type="float" office:value="0.14559047285">
            <text:p>0.14559</text:p>
          </table:table-cell>
          <table:table-cell table:formula="of:=0.14528-0.000553551*[.A66]+0.000345216*[.A66]^2" office:value-type="float" office:value="0.14665126679">
            <text:p>0.14665</text:p>
          </table:table-cell>
          <table:table-cell table:formula="of:=0.145054+0.000509199*[.A66]-0.000823615*[.A66]^2+0.000354191*[.A66]^3" office:value-type="float" office:value="0.148481551686125">
            <text:p>0.14848</text:p>
          </table:table-cell>
          <table:table-cell table:formula="of:=0.14514-0.000103362*[.A66]+0.000340383*[.A66]^2-0.000450864*[.A66]^3+0.000182967*[.A66]^4" office:value-type="float" office:value="0.150079247913544">
            <text:p>0.15008</text:p>
          </table:table-cell>
          <table:table-cell table:formula="of:=0.145125+(0.0000398458)*[.A66]-(0.0000632759)*[.A66]^2+(0.0000151622)*[.A66]^3-(0.0000513776)*[.A66]^4+(0.0000426081)*[.A66]^5" office:value-type="float" office:value="0.150709369866334">
            <text:p>0.15071</text:p>
          </table:table-cell>
          <table:table-cell table:formula="of:=0.145143-0.000175895*[.A66]+0.000761068*[.A66]^2-0.00136935*[.A66]^3+0.00108631*[.A66]^4-0.000406313*[.A66]^5+(0.0000680184)*[.A66]^6" office:value-type="float" office:value="0.152415897416551">
            <text:p>0.15242</text:p>
          </table:table-cell>
          <table:table-cell table:formula="of:=2*[.$P$3]^2*[.$Q$3]^4*[.A66]^4*10^([.$T$4])/(45*[.$R$3]^3*[.$S$3]^5)" office:value-type="float" office:value="1.29257501075769">
            <text:p>1.29E+00</text:p>
          </table:table-cell>
          <table:table-cell table:formula="of:=253.55-48.8666*[.A66]+47.0174*[.A66]^2-14.8131*[.A66]^3" office:value-type="float" office:value="138.2749953875">
            <text:p>138.27</text:p>
          </table:table-cell>
          <table:table-cell table:formula="of:=2*[.$P$3]^2*[.$Q$3]^4*[.A66]^4*10^([.$T$4])/(45*[.$R$3]^3*([.K66]/100)^5)" office:value-type="float" office:value="20.3607466867637">
            <text:p>2.04E+01</text:p>
          </table:table-cell>
          <table:table-cell table:formula="of:=145.2-[.J66]" office:value-type="float" office:value="143.907424989242">
            <text:p>1.44E+02</text:p>
          </table:table-cell>
          <table:table-cell table:formula="of:=145.2-[.L66]" office:value-type="float" office:value="124.839253313236">
            <text:p>1.25E+02</text:p>
          </table:table-cell>
          <table:table-cell table:number-columns-repeated="30"/>
          <table:table-cell office:value-type="float" office:value="1.5801">
            <text:p>1.5801</text:p>
          </table:table-cell>
          <table:table-cell table:formula="of:=0.14514-0.000103362*[.AS66]+0.000340383*[.AS66]^2-0.000450864*[.AS66]^3+0.000182967*[.AS66]^4" office:value-type="float" office:value="0.145188372835658">
            <text:p>0.14519</text:p>
          </table:table-cell>
          <table:table-cell office:value-type="float" office:value="8.6664">
            <text:p>8.6664</text:p>
          </table:table-cell>
          <table:table-cell table:formula="of:=-([.$AE$2]+[.$AF$2]*[.AT66])/[.AS66]" office:value-type="float" office:value="-5.46438979215934">
            <text:p>-5.4644</text:p>
          </table:table-cell>
          <table:table-cell table:formula="of:=[.$AE$2]+[.$AF$2]*[.AT66]+[.$AG$2]*EXP([.AV66])*[.AS66]/[.AT66]+[.$AH$2]*EXP(2*[.AV66])*[.AT66]+([.$AI$2]+[.$AJ$2]*[.AT66]+[.$AK$2]*[.AT66]^2)*EXP(3*[.AV66])" office:value-type="float" office:value="8.60825625143509">
            <text:p>8.6083</text:p>
          </table:table-cell>
          <table:table-cell/>
          <table:table-cell table:formula="of:=145.12+0.0670526*[.AS66]-0.0556804*[.AS66]^2-0.111639*[.AS66]^3+0.0687962*[.AS66]^4" office:value-type="float" office:value="145.075356367572">
            <text:p>145.0754</text:p>
          </table:table-cell>
          <table:table-cell table:formula="of:=-([.$AZ$9]+[.$BA$9]*[.AT66])/[.AS66]" office:value-type="float" office:value="-5.49465088668674">
            <text:p>-5.49E+00</text:p>
          </table:table-cell>
          <table:table-cell table:formula="of:=[.$AZ$9]+[.$BA$9]*[.AT66]+[.$BB$9]*EXP([.AZ66])*[.AS66]/[.AT66]+[.$BC$9]*EXP(2*[.AZ66])*[.AT66]+([.$BD$9]+[.$BE$9]*[.AT66]+[.$BF$9]*[.AT66]^2)*EXP(3*[.AZ66])" office:value-type="float" office:value="8.65220559807935">
            <text:p>8.6522</text:p>
          </table:table-cell>
          <table:table-cell table:formula="of:=[.$W$3]^2*([.$Q$3]*10^[.$Q$4])*[.BA66]/([.$P$3]^2*([.$R$3]*10^([.$R$4]))^2*[.AY66]*[.$V$3])" office:value-type="float" office:value="1.30986756598011">
            <text:p>1.3099</text:p>
          </table:table-cell>
          <table:table-cell/>
          <table:table-cell table:formula="of:=-([.$AZ$9]+[.$BA$9]*[.$AT$10])/[.AS66]" office:value-type="float" office:value="-5.49370859930781">
            <text:p>-5.49</text:p>
          </table:table-cell>
          <table:table-cell table:formula="of:=[.$AZ$9]+[.$BA$9]*[.$AT$10]+[.$BB$9]*EXP([.AZ66])*[.AS66]/[.$AT$10]+[.$BC$9]*EXP(2*[.AZ66])*[.$AT$10]+([.$BD$9]+[.$BE$9]*[.$AT$10]+[.$BF$9]*[.$AT$10]^2)*EXP(3*[.AZ66])" office:value-type="float" office:value="8.65095044796898">
            <text:p>8.6510</text:p>
          </table:table-cell>
          <table:table-cell table:number-columns-repeated="6"/>
          <table:table-cell table:formula="of:=-([.$BL$9]+[.$BM$9]*[.AT66])/[.AS66]" office:value-type="float" office:value="-5.29977773088852">
            <text:p>-5.3</text:p>
          </table:table-cell>
          <table:table-cell table:formula="of:=[.$BL$9]+[.$BM$9]*[.AT66]+[.$BN$9]*EXP([.BL66])*[.AS66]/[.AT66]+[.$BO$9]*EXP(2*[.BL66])*[.AT66]+([.$BP$9]+[.$BQ$9]*[.AT66]+[.$BR$9]*[.AT66]^2)*EXP(3*[.BL66])" office:value-type="float" office:value="8.33178367397459">
            <text:p>8.33</text:p>
          </table:table-cell>
          <table:table-cell table:number-columns-repeated="2"/>
          <table:table-cell office:value-type="float" office:value="1.5801">
            <text:p>1.5801</text:p>
          </table:table-cell>
          <table:table-cell office:value-type="float" office:value="0.14519">
            <text:p>0.1452</text:p>
          </table:table-cell>
          <table:table-cell office:value-type="float" office:value="8.23807407061756">
            <text:p>8.2381</text:p>
          </table:table-cell>
          <table:table-cell/>
          <table:table-cell table:formula="of:=[.$BL$7]+[.$BM$7]*[.AT66]+[.$BN$7]*EXP([.BL66])*[.AS66]/[.AT66]+[.$BO$7]*EXP(2*[.BL66])*[.AT66]+([.$BP$7]+[.$BQ$7]*[.AT66]+[.$BR$7]*[.AT66]^2)*EXP(3*[.BL66])" office:value-type="float" office:value="8.24609727441287">
            <text:p>8.25</text:p>
          </table:table-cell>
          <table:table-cell/>
        </table:table-row>
        <table:table-row table:style-name="ro1">
          <table:table-cell office:value-type="float" office:value="3">
            <text:p>3.00</text:p>
          </table:table-cell>
          <table:table-cell table:number-columns-repeated="2"/>
          <table:table-cell table:formula="of:=0.000205923*[.A67]+0.144983" office:value-type="float" office:value="0.145600769">
            <text:p>0.14560</text:p>
          </table:table-cell>
          <table:table-cell table:formula="of:=0.14528-0.000553551*[.A67]+0.000345216*[.A67]^2" office:value-type="float" office:value="0.146726291">
            <text:p>0.14673</text:p>
          </table:table-cell>
          <table:table-cell table:formula="of:=0.145054+0.000509199*[.A67]-0.000823615*[.A67]^2+0.000354191*[.A67]^3" office:value-type="float" office:value="0.148732219">
            <text:p>0.14873</text:p>
          </table:table-cell>
          <table:table-cell table:formula="of:=0.14514-0.000103362*[.A67]+0.000340383*[.A67]^2-0.000450864*[.A67]^3+0.000182967*[.A67]^4" office:value-type="float" office:value="0.15054036">
            <text:p>0.15054</text:p>
          </table:table-cell>
          <table:table-cell table:formula="of:=0.145125+(0.0000398458)*[.A67]-(0.0000632759)*[.A67]^2+(0.0000151622)*[.A67]^3-(0.0000513776)*[.A67]^4+(0.0000426081)*[.A67]^5" office:value-type="float" office:value="0.1512766164">
            <text:p>0.15128</text:p>
          </table:table-cell>
          <table:table-cell table:formula="of:=0.145143-0.000175895*[.A67]+0.000761068*[.A67]^2-0.00136935*[.A67]^3+0.00108631*[.A67]^4-0.000406313*[.A67]^5+(0.0000680184)*[.A67]^6" office:value-type="float" office:value="0.1533349416">
            <text:p>0.15333</text:p>
          </table:table-cell>
          <table:table-cell table:formula="of:=2*[.$P$3]^2*[.$Q$3]^4*[.A67]^4*10^([.$T$4])/(45*[.$R$3]^3*[.$S$3]^5)" office:value-type="float" office:value="1.38246043337486">
            <text:p>1.38E+00</text:p>
          </table:table-cell>
          <table:table-cell table:formula="of:=253.55-48.8666*[.A67]+47.0174*[.A67]^2-14.8131*[.A67]^3" office:value-type="float" office:value="130.1531">
            <text:p>130.15</text:p>
          </table:table-cell>
          <table:table-cell table:formula="of:=2*[.$P$3]^2*[.$Q$3]^4*[.A67]^4*10^([.$T$4])/(45*[.$R$3]^3*([.K67]/100)^5)" office:value-type="float" office:value="29.4738138181916">
            <text:p>2.95E+01</text:p>
          </table:table-cell>
          <table:table-cell table:formula="of:=145.2-[.J67]" office:value-type="float" office:value="143.817539566625">
            <text:p>1.44E+02</text:p>
          </table:table-cell>
          <table:table-cell table:formula="of:=145.2-[.L67]" office:value-type="float" office:value="115.726186181808">
            <text:p>1.16E+02</text:p>
          </table:table-cell>
          <table:table-cell table:number-columns-repeated="30"/>
          <table:table-cell office:value-type="float" office:value="1.59">
            <text:p>1.5900</text:p>
          </table:table-cell>
          <table:table-cell table:formula="of:=0.14514-0.000103362*[.AS67]+0.000340383*[.AS67]^2-0.000450864*[.AS67]^3+0.000182967*[.AS67]^4" office:value-type="float" office:value="0.145193243215717">
            <text:p>0.14519</text:p>
          </table:table-cell>
          <table:table-cell office:value-type="float" office:value="8.6625">
            <text:p>8.6625</text:p>
          </table:table-cell>
          <table:table-cell table:formula="of:=-([.$AE$2]+[.$AF$2]*[.AT67])/[.AS67]" office:value-type="float" office:value="-5.43018094963634">
            <text:p>-5.4302</text:p>
          </table:table-cell>
          <table:table-cell table:formula="of:=[.$AE$2]+[.$AF$2]*[.AT67]+[.$AG$2]*EXP([.AV67])*[.AS67]/[.AT67]+[.$AH$2]*EXP(2*[.AV67])*[.AT67]+([.$AI$2]+[.$AJ$2]*[.AT67]+[.$AK$2]*[.AT67]^2)*EXP(3*[.AV67])" office:value-type="float" office:value="8.60502809423788">
            <text:p>8.6050</text:p>
          </table:table-cell>
          <table:table-cell/>
          <table:table-cell table:formula="of:=145.12+0.0670526*[.AS67]-0.0556804*[.AS67]^2-0.111639*[.AS67]^3+0.0687962*[.AS67]^4" office:value-type="float" office:value="145.076791509147">
            <text:p>145.0768</text:p>
          </table:table-cell>
          <table:table-cell table:formula="of:=-([.$AZ$9]+[.$BA$9]*[.AT67])/[.AS67]" office:value-type="float" office:value="-5.46040863762051">
            <text:p>-5.46E+00</text:p>
          </table:table-cell>
          <table:table-cell table:formula="of:=[.$AZ$9]+[.$BA$9]*[.AT67]+[.$BB$9]*EXP([.AZ67])*[.AS67]/[.AT67]+[.$BC$9]*EXP(2*[.AZ67])*[.AT67]+([.$BD$9]+[.$BE$9]*[.AT67]+[.$BF$9]*[.AT67]^2)*EXP(3*[.AZ67])" office:value-type="float" office:value="8.64925421970622">
            <text:p>8.6493</text:p>
          </table:table-cell>
          <table:table-cell table:formula="of:=[.$W$3]^2*([.$Q$3]*10^[.$Q$4])*[.BA67]/([.$P$3]^2*([.$R$3]*10^([.$R$4]))^2*[.AY67]*[.$V$3])" office:value-type="float" office:value="1.30940780017358">
            <text:p>1.3094</text:p>
          </table:table-cell>
          <table:table-cell/>
          <table:table-cell table:formula="of:=-([.$AZ$9]+[.$BA$9]*[.$AT$10])/[.AS67]" office:value-type="float" office:value="-5.45950248916117">
            <text:p>-5.46</text:p>
          </table:table-cell>
          <table:table-cell table:formula="of:=[.$AZ$9]+[.$BA$9]*[.$AT$10]+[.$BB$9]*EXP([.AZ67])*[.AS67]/[.$AT$10]+[.$BC$9]*EXP(2*[.AZ67])*[.$AT$10]+([.$BD$9]+[.$BE$9]*[.$AT$10]+[.$BF$9]*[.$AT$10]^2)*EXP(3*[.AZ67])" office:value-type="float" office:value="8.64806042518018">
            <text:p>8.6481</text:p>
          </table:table-cell>
          <table:table-cell table:number-columns-repeated="6"/>
          <table:table-cell table:formula="of:=-([.$BL$9]+[.$BM$9]*[.AT67])/[.AS67]" office:value-type="float" office:value="-5.26659502058831">
            <text:p>-5.27</text:p>
          </table:table-cell>
          <table:table-cell table:formula="of:=[.$BL$9]+[.$BM$9]*[.AT67]+[.$BN$9]*EXP([.BL67])*[.AS67]/[.AT67]+[.$BO$9]*EXP(2*[.BL67])*[.AT67]+([.$BP$9]+[.$BQ$9]*[.AT67]+[.$BR$9]*[.AT67]^2)*EXP(3*[.BL67])" office:value-type="float" office:value="8.32646915552611">
            <text:p>8.33</text:p>
          </table:table-cell>
          <table:table-cell table:number-columns-repeated="2"/>
          <table:table-cell office:value-type="float" office:value="1.59">
            <text:p>1.5900</text:p>
          </table:table-cell>
          <table:table-cell office:value-type="float" office:value="0.14519">
            <text:p>0.1452</text:p>
          </table:table-cell>
          <table:table-cell office:value-type="float" office:value="8.23179313510566">
            <text:p>8.2318</text:p>
          </table:table-cell>
          <table:table-cell/>
          <table:table-cell table:formula="of:=[.$BL$7]+[.$BM$7]*[.AT67]+[.$BN$7]*EXP([.BL67])*[.AS67]/[.AT67]+[.$BO$7]*EXP(2*[.BL67])*[.AT67]+([.$BP$7]+[.$BQ$7]*[.AT67]+[.$BR$7]*[.AT67]^2)*EXP(3*[.BL67])" office:value-type="float" office:value="8.2408082635189">
            <text:p>8.24</text:p>
          </table:table-cell>
          <table:table-cell/>
        </table:table-row>
        <table:table-row table:style-name="ro1">
          <table:table-cell office:value-type="float" office:value="3.05">
            <text:p>3.05</text:p>
          </table:table-cell>
          <table:table-cell table:number-columns-repeated="2"/>
          <table:table-cell table:formula="of:=0.000205923*[.A68]+0.144983" office:value-type="float" office:value="0.14561106515">
            <text:p>0.14561</text:p>
          </table:table-cell>
          <table:table-cell table:formula="of:=0.14528-0.000553551*[.A68]+0.000345216*[.A68]^2" office:value-type="float" office:value="0.14680304129">
            <text:p>0.14680</text:p>
          </table:table-cell>
          <table:table-cell table:formula="of:=0.145054+0.000509199*[.A68]-0.000823615*[.A68]^2+0.000354191*[.A68]^3" office:value-type="float" office:value="0.148994706833875">
            <text:p>0.14899</text:p>
          </table:table-cell>
          <table:table-cell table:formula="of:=0.14514-0.000103362*[.A68]+0.000340383*[.A68]^2-0.000450864*[.A68]^3+0.000182967*[.A68]^4" office:value-type="float" office:value="0.151032288498544">
            <text:p>0.15103</text:p>
          </table:table-cell>
          <table:table-cell table:formula="of:=0.145125+(0.0000398458)*[.A68]-(0.0000632759)*[.A68]^2+(0.0000151622)*[.A68]^3-(0.0000513776)*[.A68]^4+(0.0000426081)*[.A68]^5" office:value-type="float" office:value="0.151887885182964">
            <text:p>0.15189</text:p>
          </table:table-cell>
          <table:table-cell table:formula="of:=0.145143-0.000175895*[.A68]+0.000761068*[.A68]^2-0.00136935*[.A68]^3+0.00108631*[.A68]^4-0.000406313*[.A68]^5+(0.0000680184)*[.A68]^6" office:value-type="float" office:value="0.154354215481812">
            <text:p>0.15435</text:p>
          </table:table-cell>
          <table:table-cell table:formula="of:=2*[.$P$3]^2*[.$Q$3]^4*[.A68]^4*10^([.$T$4])/(45*[.$R$3]^3*[.$S$3]^5)" office:value-type="float" office:value="1.47695427077928">
            <text:p>1.48E+00</text:p>
          </table:table-cell>
          <table:table-cell table:formula="of:=253.55-48.8666*[.A68]+47.0174*[.A68]^2-14.8131*[.A68]^3" office:value-type="float" office:value="121.5997021125">
            <text:p>121.60</text:p>
          </table:table-cell>
          <table:table-cell table:formula="of:=2*[.$P$3]^2*[.$Q$3]^4*[.A68]^4*10^([.$T$4])/(45*[.$R$3]^3*([.K68]/100)^5)" office:value-type="float" office:value="44.2344571948589">
            <text:p>4.42E+01</text:p>
          </table:table-cell>
          <table:table-cell table:formula="of:=145.2-[.J68]" office:value-type="float" office:value="143.723045729221">
            <text:p>1.44E+02</text:p>
          </table:table-cell>
          <table:table-cell table:formula="of:=145.2-[.L68]" office:value-type="float" office:value="100.965542805141">
            <text:p>1.01E+02</text:p>
          </table:table-cell>
          <table:table-cell table:number-columns-repeated="30"/>
          <table:table-cell office:value-type="float" office:value="1.5999">
            <text:p>1.5999</text:p>
          </table:table-cell>
          <table:table-cell table:formula="of:=0.14514-0.000103362*[.AS68]+0.000340383*[.AS68]^2-0.000450864*[.AS68]^3+0.000182967*[.AS68]^4" office:value-type="float" office:value="0.145198302781125">
            <text:p>0.14520</text:p>
          </table:table-cell>
          <table:table-cell office:value-type="float" office:value="8.6617">
            <text:p>8.6617</text:p>
          </table:table-cell>
          <table:table-cell table:formula="of:=-([.$AE$2]+[.$AF$2]*[.AT68])/[.AS68]" office:value-type="float" office:value="-5.39638831537327">
            <text:p>-5.3964</text:p>
          </table:table-cell>
          <table:table-cell table:formula="of:=[.$AE$2]+[.$AF$2]*[.AT68]+[.$AG$2]*EXP([.AV68])*[.AS68]/[.AT68]+[.$AH$2]*EXP(2*[.AV68])*[.AT68]+([.$AI$2]+[.$AJ$2]*[.AT68]+[.$AK$2]*[.AT68]^2)*EXP(3*[.AV68])" office:value-type="float" office:value="8.60145689700353">
            <text:p>8.6015</text:p>
          </table:table-cell>
          <table:table-cell/>
          <table:table-cell table:formula="of:=145.12+0.0670526*[.AS68]-0.0556804*[.AS68]^2-0.111639*[.AS68]^3+0.0687962*[.AS68]^4" office:value-type="float" office:value="145.078315908497">
            <text:p>145.0783</text:p>
          </table:table-cell>
          <table:table-cell table:formula="of:=-([.$AZ$9]+[.$BA$9]*[.AT68])/[.AS68]" office:value-type="float" office:value="-5.42658899426705">
            <text:p>-5.43E+00</text:p>
          </table:table-cell>
          <table:table-cell table:formula="of:=[.$AZ$9]+[.$BA$9]*[.AT68]+[.$BB$9]*EXP([.AZ68])*[.AS68]/[.AT68]+[.$BC$9]*EXP(2*[.AZ68])*[.AT68]+([.$BD$9]+[.$BE$9]*[.AT68]+[.$BF$9]*[.AT68]^2)*EXP(3*[.AZ68])" office:value-type="float" office:value="8.64599330241565">
            <text:p>8.6460</text:p>
          </table:table-cell>
          <table:table-cell table:formula="of:=[.$W$3]^2*([.$Q$3]*10^[.$Q$4])*[.BA68]/([.$P$3]^2*([.$R$3]*10^([.$R$4]))^2*[.AY68]*[.$V$3])" office:value-type="float" office:value="1.30890037764365">
            <text:p>1.3089</text:p>
          </table:table-cell>
          <table:table-cell/>
          <table:table-cell table:formula="of:=-([.$AZ$9]+[.$BA$9]*[.$AT$10])/[.AS68]" office:value-type="float" office:value="-5.42571970608555">
            <text:p>-5.43</text:p>
          </table:table-cell>
          <table:table-cell table:formula="of:=[.$AZ$9]+[.$BA$9]*[.$AT$10]+[.$BB$9]*EXP([.AZ68])*[.AS68]/[.$AT$10]+[.$BC$9]*EXP(2*[.AZ68])*[.$AT$10]+([.$BD$9]+[.$BE$9]*[.$AT$10]+[.$BF$9]*[.$AT$10]^2)*EXP(3*[.AZ68])" office:value-type="float" office:value="8.64486268561976">
            <text:p>8.6449</text:p>
          </table:table-cell>
          <table:table-cell table:number-columns-repeated="6"/>
          <table:table-cell table:formula="of:=-([.$BL$9]+[.$BM$9]*[.AT68])/[.AS68]" office:value-type="float" office:value="-5.23381586527559">
            <text:p>-5.23</text:p>
          </table:table-cell>
          <table:table-cell table:formula="of:=[.$BL$9]+[.$BM$9]*[.AT68]+[.$BN$9]*EXP([.BL68])*[.AS68]/[.AT68]+[.$BO$9]*EXP(2*[.BL68])*[.AT68]+([.$BP$9]+[.$BQ$9]*[.AT68]+[.$BR$9]*[.AT68]^2)*EXP(3*[.BL68])" office:value-type="float" office:value="8.32060017597984">
            <text:p>8.32</text:p>
          </table:table-cell>
          <table:table-cell table:number-columns-repeated="2"/>
          <table:table-cell office:value-type="float" office:value="1.5999">
            <text:p>1.5999</text:p>
          </table:table-cell>
          <table:table-cell office:value-type="float" office:value="0.1452">
            <text:p>0.1452</text:p>
          </table:table-cell>
          <table:table-cell office:value-type="float" office:value="8.2248650104566">
            <text:p>8.2249</text:p>
          </table:table-cell>
          <table:table-cell/>
          <table:table-cell table:formula="of:=[.$BL$7]+[.$BM$7]*[.AT68]+[.$BN$7]*EXP([.BL68])*[.AS68]/[.AT68]+[.$BO$7]*EXP(2*[.BL68])*[.AT68]+([.$BP$7]+[.$BQ$7]*[.AT68]+[.$BR$7]*[.AT68]^2)*EXP(3*[.BL68])" office:value-type="float" office:value="8.23496558010374">
            <text:p>8.23</text:p>
          </table:table-cell>
          <table:table-cell/>
        </table:table-row>
        <table:table-row table:style-name="ro1">
          <table:table-cell office:value-type="float" office:value="3.1">
            <text:p>3.10</text:p>
          </table:table-cell>
          <table:table-cell table:number-columns-repeated="2"/>
          <table:table-cell table:formula="of:=0.000205923*[.A69]+0.144983" office:value-type="float" office:value="0.1456213613">
            <text:p>0.14562</text:p>
          </table:table-cell>
          <table:table-cell table:formula="of:=0.14528-0.000553551*[.A69]+0.000345216*[.A69]^2" office:value-type="float" office:value="0.14688151766">
            <text:p>0.14688</text:p>
          </table:table-cell>
          <table:table-cell table:formula="of:=0.145054+0.000509199*[.A69]-0.000823615*[.A69]^2+0.000354191*[.A69]^3" office:value-type="float" office:value="0.149269280831">
            <text:p>0.14927</text:p>
          </table:table-cell>
          <table:table-cell table:formula="of:=0.14514-0.000103362*[.A69]+0.000340383*[.A69]^2-0.000450864*[.A69]^3+0.000182967*[.A69]^4" office:value-type="float" office:value="0.1515563556867">
            <text:p>0.15156</text:p>
          </table:table-cell>
          <table:table-cell table:formula="of:=0.145125+(0.0000398458)*[.A69]-(0.0000632759)*[.A69]^2+(0.0000151622)*[.A69]^3-(0.0000513776)*[.A69]^4+(0.0000426081)*[.A69]^5" office:value-type="float" office:value="0.152545645715471">
            <text:p>0.15255</text:p>
          </table:table-cell>
          <table:table-cell table:formula="of:=0.145143-0.000175895*[.A69]+0.000761068*[.A69]^2-0.00136935*[.A69]^3+0.00108631*[.A69]^4-0.000406313*[.A69]^5+(0.0000680184)*[.A69]^6" office:value-type="float" office:value="0.1554829109541">
            <text:p>0.15548</text:p>
          </table:table-cell>
          <table:table-cell table:formula="of:=2*[.$P$3]^2*[.$Q$3]^4*[.A69]^4*10^([.$T$4])/(45*[.$R$3]^3*[.$S$3]^5)" office:value-type="float" office:value="1.57621140974171">
            <text:p>1.58E+00</text:p>
          </table:table-cell>
          <table:table-cell table:formula="of:=253.55-48.8666*[.A69]+47.0174*[.A69]^2-14.8131*[.A69]^3" office:value-type="float" office:value="112.6036919">
            <text:p>112.60</text:p>
          </table:table-cell>
          <table:table-cell table:formula="of:=2*[.$P$3]^2*[.$Q$3]^4*[.A69]^4*10^([.$T$4])/(45*[.$R$3]^3*([.K69]/100)^5)" office:value-type="float" office:value="69.3278171703294">
            <text:p>6.93E+01</text:p>
          </table:table-cell>
          <table:table-cell table:formula="of:=145.2-[.J69]" office:value-type="float" office:value="143.623788590258">
            <text:p>1.44E+02</text:p>
          </table:table-cell>
          <table:table-cell table:formula="of:=145.2-[.L69]" office:value-type="float" office:value="75.8721828296706">
            <text:p>7.59E+01</text:p>
          </table:table-cell>
          <table:table-cell table:number-columns-repeated="30"/>
          <table:table-cell office:value-type="float" office:value="1.6101">
            <text:p>1.6101</text:p>
          </table:table-cell>
          <table:table-cell table:formula="of:=0.14514-0.000103362*[.AS69]+0.000340383*[.AS69]^2-0.000450864*[.AS69]^3+0.000182967*[.AS69]^4" office:value-type="float" office:value="0.145203717945046">
            <text:p>0.14520</text:p>
          </table:table-cell>
          <table:table-cell office:value-type="float" office:value="8.6577">
            <text:p>8.6577</text:p>
          </table:table-cell>
          <table:table-cell table:formula="of:=-([.$AE$2]+[.$AF$2]*[.AT69])/[.AS69]" office:value-type="float" office:value="-5.36199870323888">
            <text:p>-5.3620</text:p>
          </table:table-cell>
          <table:table-cell table:formula="of:=[.$AE$2]+[.$AF$2]*[.AT69]+[.$AG$2]*EXP([.AV69])*[.AS69]/[.AT69]+[.$AH$2]*EXP(2*[.AV69])*[.AT69]+([.$AI$2]+[.$AJ$2]*[.AT69]+[.$AK$2]*[.AT69]^2)*EXP(3*[.AV69])" office:value-type="float" office:value="8.59738543322187">
            <text:p>8.5974</text:p>
          </table:table-cell>
          <table:table-cell/>
          <table:table-cell table:formula="of:=145.12+0.0670526*[.AS69]-0.0556804*[.AS69]^2-0.111639*[.AS69]^3+0.0687962*[.AS69]^4" office:value-type="float" office:value="145.079981870712">
            <text:p>145.0800</text:p>
          </table:table-cell>
          <table:table-cell table:formula="of:=-([.$AZ$9]+[.$BA$9]*[.AT69])/[.AS69]" office:value-type="float" office:value="-5.39217825960203">
            <text:p>-5.39E+00</text:p>
          </table:table-cell>
          <table:table-cell table:formula="of:=[.$AZ$9]+[.$BA$9]*[.AT69]+[.$BB$9]*EXP([.AZ69])*[.AS69]/[.AT69]+[.$BC$9]*EXP(2*[.AZ69])*[.AT69]+([.$BD$9]+[.$BE$9]*[.AT69]+[.$BF$9]*[.AT69]^2)*EXP(3*[.AZ69])" office:value-type="float" office:value="8.64227974405532">
            <text:p>8.6423</text:p>
          </table:table-cell>
          <table:table-cell table:formula="of:=[.$W$3]^2*([.$Q$3]*10^[.$Q$4])*[.BA69]/([.$P$3]^2*([.$R$3]*10^([.$R$4]))^2*[.AY69]*[.$V$3])" office:value-type="float" office:value="1.30832316542459">
            <text:p>1.3083</text:p>
          </table:table-cell>
          <table:table-cell/>
          <table:table-cell table:formula="of:=-([.$AZ$9]+[.$BA$9]*[.$AT$10])/[.AS69]" office:value-type="float" office:value="-5.39134771614575">
            <text:p>-5.39</text:p>
          </table:table-cell>
          <table:table-cell table:formula="of:=[.$AZ$9]+[.$BA$9]*[.$AT$10]+[.$BB$9]*EXP([.AZ69])*[.AS69]/[.$AT$10]+[.$BC$9]*EXP(2*[.AZ69])*[.$AT$10]+([.$BD$9]+[.$BE$9]*[.$AT$10]+[.$BF$9]*[.$AT$10]^2)*EXP(3*[.AZ69])" office:value-type="float" office:value="8.64121600058807">
            <text:p>8.6412</text:p>
          </table:table-cell>
          <table:table-cell table:number-columns-repeated="6"/>
          <table:table-cell table:formula="of:=-([.$BL$9]+[.$BM$9]*[.AT69])/[.AS69]" office:value-type="float" office:value="-5.20045745699195">
            <text:p>-5.2</text:p>
          </table:table-cell>
          <table:table-cell table:formula="of:=[.$BL$9]+[.$BM$9]*[.AT69]+[.$BN$9]*EXP([.BL69])*[.AS69]/[.AT69]+[.$BO$9]*EXP(2*[.BL69])*[.AT69]+([.$BP$9]+[.$BQ$9]*[.AT69]+[.$BR$9]*[.AT69]^2)*EXP(3*[.BL69])" office:value-type="float" office:value="8.31392266335549">
            <text:p>8.31</text:p>
          </table:table-cell>
          <table:table-cell table:number-columns-repeated="2"/>
          <table:table-cell office:value-type="float" office:value="1.6101">
            <text:p>1.6101</text:p>
          </table:table-cell>
          <table:table-cell office:value-type="float" office:value="0.1452">
            <text:p>0.1452</text:p>
          </table:table-cell>
          <table:table-cell office:value-type="float" office:value="8.21699193221375">
            <text:p>8.2170</text:p>
          </table:table-cell>
          <table:table-cell/>
          <table:table-cell table:formula="of:=[.$BL$7]+[.$BM$7]*[.AT69]+[.$BN$7]*EXP([.BL69])*[.AS69]/[.AT69]+[.$BO$7]*EXP(2*[.BL69])*[.AT69]+([.$BP$7]+[.$BQ$7]*[.AT69]+[.$BR$7]*[.AT69]^2)*EXP(3*[.BL69])" office:value-type="float" office:value="8.22831599946449">
            <text:p>8.23</text:p>
          </table:table-cell>
          <table:table-cell/>
        </table:table-row>
        <table:table-row table:style-name="ro1">
          <table:table-cell office:value-type="float" office:value="3.15">
            <text:p>3.15</text:p>
          </table:table-cell>
          <table:table-cell table:number-columns-repeated="2"/>
          <table:table-cell table:formula="of:=0.000205923*[.A70]+0.144983" office:value-type="float" office:value="0.14563165745">
            <text:p>0.14563</text:p>
          </table:table-cell>
          <table:table-cell table:formula="of:=0.14528-0.000553551*[.A70]+0.000345216*[.A70]^2" office:value-type="float" office:value="0.14696172011">
            <text:p>0.14696</text:p>
          </table:table-cell>
          <table:table-cell table:formula="of:=0.145054+0.000509199*[.A70]-0.000823615*[.A70]^2+0.000354191*[.A70]^3" office:value-type="float" office:value="0.149556206634625">
            <text:p>0.14956</text:p>
          </table:table-cell>
          <table:table-cell table:formula="of:=0.14514-0.000103362*[.A70]+0.000340383*[.A70]^2-0.000450864*[.A70]^3+0.000182967*[.A70]^4" office:value-type="float" office:value="0.152113911287044">
            <text:p>0.15211</text:p>
          </table:table-cell>
          <table:table-cell table:formula="of:=0.145125+(0.0000398458)*[.A70]-(0.0000632759)*[.A70]^2+(0.0000151622)*[.A70]^3-(0.0000513776)*[.A70]^4+(0.0000426081)*[.A70]^5" office:value-type="float" office:value="0.153252457257152">
            <text:p>0.15325</text:p>
          </table:table-cell>
          <table:table-cell table:formula="of:=0.145143-0.000175895*[.A70]+0.000761068*[.A70]^2-0.00136935*[.A70]^3+0.00108631*[.A70]^4-0.000406313*[.A70]^5+(0.0000680184)*[.A70]^6" office:value-type="float" office:value="0.156730877209648">
            <text:p>0.15673</text:p>
          </table:table-cell>
          <table:table-cell table:formula="of:=2*[.$P$3]^2*[.$Q$3]^4*[.A70]^4*10^([.$T$4])/(45*[.$R$3]^3*[.$S$3]^5)" office:value-type="float" office:value="1.68038929714485">
            <text:p>1.68E+00</text:p>
          </table:table-cell>
          <table:table-cell table:formula="of:=253.55-48.8666*[.A70]+47.0174*[.A70]^2-14.8131*[.A70]^3" office:value-type="float" office:value="103.1539595375">
            <text:p>103.15</text:p>
          </table:table-cell>
          <table:table-cell table:formula="of:=2*[.$P$3]^2*[.$Q$3]^4*[.A70]^4*10^([.$T$4])/(45*[.$R$3]^3*([.K70]/100)^5)" office:value-type="float" office:value="114.560948516063">
            <text:p>1.15E+02</text:p>
          </table:table-cell>
          <table:table-cell table:formula="of:=145.2-[.J70]" office:value-type="float" office:value="143.519610702855">
            <text:p>1.44E+02</text:p>
          </table:table-cell>
          <table:table-cell table:formula="of:=145.2-[.L70]" office:value-type="float" office:value="30.6390514839368">
            <text:p>3.06E+01</text:p>
          </table:table-cell>
          <table:table-cell table:number-columns-repeated="30"/>
          <table:table-cell office:value-type="float" office:value="1.62">
            <text:p>1.6200</text:p>
          </table:table-cell>
          <table:table-cell table:formula="of:=0.14514-0.000103362*[.AS70]+0.000340383*[.AS70]^2-0.000450864*[.AS70]^3+0.000182967*[.AS70]^4" office:value-type="float" office:value="0.145209174489201">
            <text:p>0.14521</text:p>
          </table:table-cell>
          <table:table-cell office:value-type="float" office:value="8.6537">
            <text:p>8.6537</text:p>
          </table:table-cell>
          <table:table-cell table:formula="of:=-([.$AE$2]+[.$AF$2]*[.AT70])/[.AS70]" office:value-type="float" office:value="-5.32902719468338">
            <text:p>-5.3290</text:p>
          </table:table-cell>
          <table:table-cell table:formula="of:=[.$AE$2]+[.$AF$2]*[.AT70]+[.$AG$2]*EXP([.AV70])*[.AS70]/[.AT70]+[.$AH$2]*EXP(2*[.AV70])*[.AT70]+([.$AI$2]+[.$AJ$2]*[.AT70]+[.$AK$2]*[.AT70]^2)*EXP(3*[.AV70])" office:value-type="float" office:value="8.59301859944497">
            <text:p>8.5930</text:p>
          </table:table-cell>
          <table:table-cell/>
          <table:table-cell table:formula="of:=145.12+0.0670526*[.AS70]-0.0556804*[.AS70]^2-0.111639*[.AS70]^3+0.0687962*[.AS70]^4" office:value-type="float" office:value="145.08169336821">
            <text:p>145.0817</text:p>
          </table:table-cell>
          <table:table-cell table:formula="of:=-([.$AZ$9]+[.$BA$9]*[.AT70])/[.AS70]" office:value-type="float" office:value="-5.35919277203484">
            <text:p>-5.36E+00</text:p>
          </table:table-cell>
          <table:table-cell table:formula="of:=[.$AZ$9]+[.$BA$9]*[.AT70]+[.$BB$9]*EXP([.AZ70])*[.AS70]/[.AT70]+[.$BC$9]*EXP(2*[.AZ70])*[.AT70]+([.$BD$9]+[.$BE$9]*[.AT70]+[.$BF$9]*[.AT70]^2)*EXP(3*[.AZ70])" office:value-type="float" office:value="8.63830071628065">
            <text:p>8.6383</text:p>
          </table:table-cell>
          <table:table-cell table:formula="of:=[.$W$3]^2*([.$Q$3]*10^[.$Q$4])*[.BA70]/([.$P$3]^2*([.$R$3]*10^([.$R$4]))^2*[.AY70]*[.$V$3])" office:value-type="float" office:value="1.30770536804213">
            <text:p>1.3077</text:p>
          </table:table-cell>
          <table:table-cell/>
          <table:table-cell table:formula="of:=-([.$AZ$9]+[.$BA$9]*[.$AT$10])/[.AS70]" office:value-type="float" office:value="-5.35840059121374">
            <text:p>-5.36</text:p>
          </table:table-cell>
          <table:table-cell table:formula="of:=[.$AZ$9]+[.$BA$9]*[.$AT$10]+[.$BB$9]*EXP([.AZ70])*[.AS70]/[.$AT$10]+[.$BC$9]*EXP(2*[.AZ70])*[.$AT$10]+([.$BD$9]+[.$BE$9]*[.$AT$10]+[.$BF$9]*[.$AT$10]^2)*EXP(3*[.AZ70])" office:value-type="float" office:value="8.63730345735449">
            <text:p>8.6373</text:p>
          </table:table-cell>
          <table:table-cell table:number-columns-repeated="6"/>
          <table:table-cell table:formula="of:=-([.$BL$9]+[.$BM$9]*[.AT70])/[.AS70]" office:value-type="float" office:value="-5.16847445259198">
            <text:p>-5.17</text:p>
          </table:table-cell>
          <table:table-cell table:formula="of:=[.$BL$9]+[.$BM$9]*[.AT70]+[.$BN$9]*EXP([.BL70])*[.AS70]/[.AT70]+[.$BO$9]*EXP(2*[.BL70])*[.AT70]+([.$BP$9]+[.$BQ$9]*[.AT70]+[.$BR$9]*[.AT70]^2)*EXP(3*[.BL70])" office:value-type="float" office:value="8.30677683944709">
            <text:p>8.31</text:p>
          </table:table-cell>
          <table:table-cell table:number-columns-repeated="2"/>
          <table:table-cell office:value-type="float" office:value="1.62">
            <text:p>1.6200</text:p>
          </table:table-cell>
          <table:table-cell office:value-type="float" office:value="0.14521">
            <text:p>0.1452</text:p>
          </table:table-cell>
          <table:table-cell office:value-type="float" office:value="8.20857693539745">
            <text:p>8.2086</text:p>
          </table:table-cell>
          <table:table-cell/>
          <table:table-cell table:formula="of:=[.$BL$7]+[.$BM$7]*[.AT70]+[.$BN$7]*EXP([.BL70])*[.AS70]/[.AT70]+[.$BO$7]*EXP(2*[.BL70])*[.AT70]+([.$BP$7]+[.$BQ$7]*[.AT70]+[.$BR$7]*[.AT70]^2)*EXP(3*[.BL70])" office:value-type="float" office:value="8.22119811416218">
            <text:p>8.22</text:p>
          </table:table-cell>
          <table:table-cell/>
        </table:table-row>
        <table:table-row table:style-name="ro1">
          <table:table-cell office:value-type="float" office:value="3.2">
            <text:p>3.20</text:p>
          </table:table-cell>
          <table:table-cell table:number-columns-repeated="2"/>
          <table:table-cell table:formula="of:=0.000205923*[.A71]+0.144983" office:value-type="float" office:value="0.1456419536">
            <text:p>0.14564</text:p>
          </table:table-cell>
          <table:table-cell table:formula="of:=0.14528-0.000553551*[.A71]+0.000345216*[.A71]^2" office:value-type="float" office:value="0.14704364864">
            <text:p>0.14704</text:p>
          </table:table-cell>
          <table:table-cell table:formula="of:=0.145054+0.000509199*[.A71]-0.000823615*[.A71]^2+0.000354191*[.A71]^3" office:value-type="float" office:value="0.149855749888">
            <text:p>0.14986</text:p>
          </table:table-cell>
          <table:table-cell table:formula="of:=0.14514-0.000103362*[.A71]+0.000340383*[.A71]^2-0.000450864*[.A71]^3+0.000182967*[.A71]^4" office:value-type="float" office:value="0.1527063324672">
            <text:p>0.15271</text:p>
          </table:table-cell>
          <table:table-cell table:formula="of:=0.145125+(0.0000398458)*[.A71]-(0.0000632759)*[.A71]^2+(0.0000151622)*[.A71]^3-(0.0000513776)*[.A71]^4+(0.0000426081)*[.A71]^5" office:value-type="float" office:value="0.154010970424832">
            <text:p>0.15401</text:p>
          </table:table-cell>
          <table:table-cell table:formula="of:=0.145143-0.000175895*[.A71]+0.000761068*[.A71]^2-0.00136935*[.A71]^3+0.00108631*[.A71]^4-0.000406313*[.A71]^5+(0.0000680184)*[.A71]^6" office:value-type="float" office:value="0.158108652565402">
            <text:p>0.15811</text:p>
          </table:table-cell>
          <table:table-cell table:formula="of:=2*[.$P$3]^2*[.$Q$3]^4*[.A71]^4*10^([.$T$4])/(45*[.$R$3]^3*[.$S$3]^5)" office:value-type="float" office:value="1.78964793998331">
            <text:p>1.79E+00</text:p>
          </table:table-cell>
          <table:table-cell table:formula="of:=253.55-48.8666*[.A71]+47.0174*[.A71]^2-14.8131*[.A71]^3" office:value-type="float" office:value="93.2393951999999">
            <text:p>93.24</text:p>
          </table:table-cell>
          <table:table-cell table:formula="of:=2*[.$P$3]^2*[.$Q$3]^4*[.A71]^4*10^([.$T$4])/(45*[.$R$3]^3*([.K71]/100)^5)" office:value-type="float" office:value="202.221149357295">
            <text:p>2.02E+02</text:p>
          </table:table-cell>
          <table:table-cell table:formula="of:=145.2-[.J71]" office:value-type="float" office:value="143.410352060017">
            <text:p>1.43E+02</text:p>
          </table:table-cell>
          <table:table-cell table:formula="of:=145.2-[.L71]" office:value-type="float" office:value="-57.0211493572949">
            <text:p>-5.70E+01</text:p>
          </table:table-cell>
          <table:table-cell table:number-columns-repeated="30"/>
          <table:table-cell office:value-type="float" office:value="1.6299">
            <text:p>1.6299</text:p>
          </table:table-cell>
          <table:table-cell table:formula="of:=0.14514-0.000103362*[.AS71]+0.000340383*[.AS71]^2-0.000450864*[.AS71]^3+0.000182967*[.AS71]^4" office:value-type="float" office:value="0.14521483298756">
            <text:p>0.14521</text:p>
          </table:table-cell>
          <table:table-cell office:value-type="float" office:value="8.653">
            <text:p>8.6530</text:p>
          </table:table-cell>
          <table:table-cell table:formula="of:=-([.$AE$2]+[.$AF$2]*[.AT71])/[.AS71]" office:value-type="float" office:value="-5.29644872865628">
            <text:p>-5.2964</text:p>
          </table:table-cell>
          <table:table-cell table:formula="of:=[.$AE$2]+[.$AF$2]*[.AT71]+[.$AG$2]*EXP([.AV71])*[.AS71]/[.AT71]+[.$AH$2]*EXP(2*[.AV71])*[.AT71]+([.$AI$2]+[.$AJ$2]*[.AT71]+[.$AK$2]*[.AT71]^2)*EXP(3*[.AV71])" office:value-type="float" office:value="8.58820635670312">
            <text:p>8.5882</text:p>
          </table:table-cell>
          <table:table-cell/>
          <table:table-cell table:formula="of:=145.12+0.0670526*[.AS71]-0.0556804*[.AS71]^2-0.111639*[.AS71]^3+0.0687962*[.AS71]^4" office:value-type="float" office:value="145.083499945852">
            <text:p>145.0835</text:p>
          </table:table-cell>
          <table:table-cell table:formula="of:=-([.$AZ$9]+[.$BA$9]*[.AT71])/[.AS71]" office:value-type="float" office:value="-5.32660676714274">
            <text:p>-5.33E+00</text:p>
          </table:table-cell>
          <table:table-cell table:formula="of:=[.$AZ$9]+[.$BA$9]*[.AT71]+[.$BB$9]*EXP([.AZ71])*[.AS71]/[.AT71]+[.$BC$9]*EXP(2*[.AZ71])*[.AT71]+([.$BD$9]+[.$BE$9]*[.AT71]+[.$BF$9]*[.AT71]^2)*EXP(3*[.AZ71])" office:value-type="float" office:value="8.63391963231605">
            <text:p>8.6339</text:p>
          </table:table-cell>
          <table:table-cell table:formula="of:=[.$W$3]^2*([.$Q$3]*10^[.$Q$4])*[.BA71]/([.$P$3]^2*([.$R$3]*10^([.$R$4]))^2*[.AY71]*[.$V$3])" office:value-type="float" office:value="1.30702586429643">
            <text:p>1.3070</text:p>
          </table:table-cell>
          <table:table-cell/>
          <table:table-cell table:formula="of:=-([.$AZ$9]+[.$BA$9]*[.$AT$10])/[.AS71]" office:value-type="float" office:value="-5.32585370744602">
            <text:p>-5.33</text:p>
          </table:table-cell>
          <table:table-cell table:formula="of:=[.$AZ$9]+[.$BA$9]*[.$AT$10]+[.$BB$9]*EXP([.AZ71])*[.AS71]/[.$AT$10]+[.$BC$9]*EXP(2*[.AZ71])*[.$AT$10]+([.$BD$9]+[.$BE$9]*[.$AT$10]+[.$BF$9]*[.$AT$10]^2)*EXP(3*[.AZ71])" office:value-type="float" office:value="8.63299023123007">
            <text:p>8.6330</text:p>
          </table:table-cell>
          <table:table-cell table:number-columns-repeated="6"/>
          <table:table-cell table:formula="of:=-([.$BL$9]+[.$BM$9]*[.AT71])/[.AS71]" office:value-type="float" office:value="-5.13687253049122">
            <text:p>-5.14</text:p>
          </table:table-cell>
          <table:table-cell table:formula="of:=[.$BL$9]+[.$BM$9]*[.AT71]+[.$BN$9]*EXP([.BL71])*[.AS71]/[.AT71]+[.$BO$9]*EXP(2*[.BL71])*[.AT71]+([.$BP$9]+[.$BQ$9]*[.AT71]+[.$BR$9]*[.AT71]^2)*EXP(3*[.BL71])" office:value-type="float" office:value="8.29892104086407">
            <text:p>8.3</text:p>
          </table:table-cell>
          <table:table-cell table:number-columns-repeated="2"/>
          <table:table-cell office:value-type="float" office:value="1.6299">
            <text:p>1.6299</text:p>
          </table:table-cell>
          <table:table-cell office:value-type="float" office:value="0.14521">
            <text:p>0.1452</text:p>
          </table:table-cell>
          <table:table-cell office:value-type="float" office:value="8.19933701726034">
            <text:p>8.1993</text:p>
          </table:table-cell>
          <table:table-cell/>
          <table:table-cell table:formula="of:=[.$BL$7]+[.$BM$7]*[.AT71]+[.$BN$7]*EXP([.BL71])*[.AS71]/[.AT71]+[.$BO$7]*EXP(2*[.BL71])*[.AT71]+([.$BP$7]+[.$BQ$7]*[.AT71]+[.$BR$7]*[.AT71]^2)*EXP(3*[.BL71])" office:value-type="float" office:value="8.21337108361644">
            <text:p>8.21</text:p>
          </table:table-cell>
          <table:table-cell/>
        </table:table-row>
        <table:table-row table:style-name="ro1">
          <table:table-cell table:style-name="ce6" office:value-type="float" office:value="3.25">
            <text:p>3.25</text:p>
          </table:table-cell>
          <table:table-cell table:number-columns-repeated="2"/>
          <table:table-cell table:style-name="ce11" table:formula="of:=0.000205923*[.A72]+0.144983" office:value-type="float" office:value="0.14565224975">
            <text:p>0.14565</text:p>
          </table:table-cell>
          <table:table-cell table:style-name="ce27" table:formula="of:=0.14528-0.000553551*[.A72]+0.000345216*[.A72]^2" office:value-type="float" office:value="0.14712730325">
            <text:p>0.14713</text:p>
          </table:table-cell>
          <table:table-cell table:style-name="ce27" table:formula="of:=0.145054+0.000509199*[.A72]-0.000823615*[.A72]^2+0.000354191*[.A72]^3" office:value-type="float" office:value="0.150168176234375">
            <text:p>0.15017</text:p>
          </table:table-cell>
          <table:table-cell table:style-name="ce27" table:formula="of:=0.14514-0.000103362*[.A72]+0.000340383*[.A72]^2-0.000450864*[.A72]^3+0.000182967*[.A72]^4" office:value-type="float" office:value="0.153335023839844">
            <text:p>0.15334</text:p>
          </table:table-cell>
          <table:table-cell table:style-name="ce27" table:formula="of:=0.145125+(0.0000398458)*[.A72]-(0.0000632759)*[.A72]^2+(0.0000151622)*[.A72]^3-(0.0000513776)*[.A72]^4+(0.0000426081)*[.A72]^5" office:value-type="float" office:value="0.154823928790332">
            <text:p>0.15482</text:p>
          </table:table-cell>
          <table:table-cell table:style-name="ce34" table:formula="of:=0.145143-0.000175895*[.A72]+0.000761068*[.A72]^2-0.00136935*[.A72]^3+0.00108631*[.A72]^4-0.000406313*[.A72]^5+(0.0000680184)*[.A72]^6" office:value-type="float" office:value="0.159627497051172">
            <text:p>0.15963</text:p>
          </table:table-cell>
          <table:table-cell table:style-name="ce39" table:formula="of:=2*[.$P$3]^2*[.$Q$3]^4*[.A72]^4*10^([.$T$4])/(45*[.$R$3]^3*[.$S$3]^5)" office:value-type="float" office:value="1.90414990536359">
            <text:p>1.90E+00</text:p>
          </table:table-cell>
          <table:table-cell table:style-name="ce44" table:formula="of:=253.55-48.8666*[.A72]+47.0174*[.A72]^2-14.8131*[.A72]^3" office:value-type="float" office:value="82.8488890625">
            <text:p>82.85</text:p>
          </table:table-cell>
          <table:table-cell table:style-name="ce49" table:formula="of:=2*[.$P$3]^2*[.$Q$3]^4*[.A72]^4*10^([.$T$4])/(45*[.$R$3]^3*([.K72]/100)^5)" office:value-type="float" office:value="388.439957372867">
            <text:p>3.88E+02</text:p>
          </table:table-cell>
          <table:table-cell table:style-name="ce39" table:formula="of:=145.2-[.J72]" office:value-type="float" office:value="143.295850094636">
            <text:p>1.43E+02</text:p>
          </table:table-cell>
          <table:table-cell table:style-name="ce54" table:formula="of:=145.2-[.L72]" office:value-type="float" office:value="-243.239957372867">
            <text:p>-2.43E+02</text:p>
          </table:table-cell>
          <table:table-cell table:style-name="ce49"/>
          <table:table-cell table:number-columns-repeated="29"/>
          <table:table-cell office:value-type="float" office:value="1.6401">
            <text:p>1.6401</text:p>
          </table:table-cell>
          <table:table-cell table:formula="of:=0.14514-0.000103362*[.AS72]+0.000340383*[.AS72]^2-0.000450864*[.AS72]^3+0.000182967*[.AS72]^4" office:value-type="float" office:value="0.145220878724079">
            <text:p>0.14522</text:p>
          </table:table-cell>
          <table:table-cell office:value-type="float" office:value="8.6458">
            <text:p>8.6458</text:p>
          </table:table-cell>
          <table:table-cell table:formula="of:=-([.$AE$2]+[.$AF$2]*[.AT72])/[.AS72]" office:value-type="float" office:value="-5.26328643798292">
            <text:p>-5.2633</text:p>
          </table:table-cell>
          <table:table-cell table:formula="of:=[.$AE$2]+[.$AF$2]*[.AT72]+[.$AG$2]*EXP([.AV72])*[.AS72]/[.AT72]+[.$AH$2]*EXP(2*[.AV72])*[.AT72]+([.$AI$2]+[.$AJ$2]*[.AT72]+[.$AK$2]*[.AT72]^2)*EXP(3*[.AV72])" office:value-type="float" office:value="8.58274161365932">
            <text:p>8.5827</text:p>
          </table:table-cell>
          <table:table-cell/>
          <table:table-cell table:formula="of:=145.12+0.0670526*[.AS72]-0.0556804*[.AS72]^2-0.111639*[.AS72]^3+0.0687962*[.AS72]^4" office:value-type="float" office:value="145.085462777689">
            <text:p>145.0855</text:p>
          </table:table-cell>
          <table:table-cell table:formula="of:=-([.$AZ$9]+[.$BA$9]*[.AT72])/[.AS72]" office:value-type="float" office:value="-5.29344346192196">
            <text:p>-5.29E+00</text:p>
          </table:table-cell>
          <table:table-cell table:formula="of:=[.$AZ$9]+[.$BA$9]*[.AT72]+[.$BB$9]*EXP([.AZ72])*[.AS72]/[.AT72]+[.$BC$9]*EXP(2*[.AZ72])*[.AT72]+([.$BD$9]+[.$BE$9]*[.AT72]+[.$BF$9]*[.AT72]^2)*EXP(3*[.AZ72])" office:value-type="float" office:value="8.62894842894292">
            <text:p>8.6289</text:p>
          </table:table-cell>
          <table:table-cell table:formula="of:=[.$W$3]^2*([.$Q$3]*10^[.$Q$4])*[.BA72]/([.$P$3]^2*([.$R$3]*10^([.$R$4]))^2*[.AY72]*[.$V$3])" office:value-type="float" office:value="1.30625563791641">
            <text:p>1.3063</text:p>
          </table:table-cell>
          <table:table-cell/>
          <table:table-cell table:formula="of:=-([.$AZ$9]+[.$BA$9]*[.$AT$10])/[.AS72]" office:value-type="float" office:value="-5.292731515009">
            <text:p>-5.29</text:p>
          </table:table-cell>
          <table:table-cell table:formula="of:=[.$AZ$9]+[.$BA$9]*[.$AT$10]+[.$BB$9]*EXP([.AZ72])*[.AS72]/[.$AT$10]+[.$BC$9]*EXP(2*[.AZ72])*[.$AT$10]+([.$BD$9]+[.$BE$9]*[.$AT$10]+[.$BF$9]*[.$AT$10]^2)*EXP(3*[.AZ72])" office:value-type="float" office:value="8.62809015005341">
            <text:p>8.6281</text:p>
          </table:table-cell>
          <table:table-cell table:number-columns-repeated="6"/>
          <table:table-cell table:formula="of:=-([.$BL$9]+[.$BM$9]*[.AT72])/[.AS72]" office:value-type="float" office:value="-5.10470409650804">
            <text:p>-5.1</text:p>
          </table:table-cell>
          <table:table-cell table:formula="of:=[.$BL$9]+[.$BM$9]*[.AT72]+[.$BN$9]*EXP([.BL72])*[.AS72]/[.AT72]+[.$BO$9]*EXP(2*[.BL72])*[.AT72]+([.$BP$9]+[.$BQ$9]*[.AT72]+[.$BR$9]*[.AT72]^2)*EXP(3*[.BL72])" office:value-type="float" office:value="8.29002315264595">
            <text:p>8.29</text:p>
          </table:table-cell>
          <table:table-cell table:number-columns-repeated="2"/>
          <table:table-cell office:value-type="float" office:value="1.6401">
            <text:p>1.6401</text:p>
          </table:table-cell>
          <table:table-cell office:value-type="float" office:value="0.14522">
            <text:p>0.1452</text:p>
          </table:table-cell>
          <table:table-cell office:value-type="float" office:value="8.18888425318584">
            <text:p>8.1889</text:p>
          </table:table-cell>
          <table:table-cell/>
          <table:table-cell table:formula="of:=[.$BL$7]+[.$BM$7]*[.AT72]+[.$BN$7]*EXP([.BL72])*[.AS72]/[.AT72]+[.$BO$7]*EXP(2*[.BL72])*[.AT72]+([.$BP$7]+[.$BQ$7]*[.AT72]+[.$BR$7]*[.AT72]^2)*EXP(3*[.BL72])" office:value-type="float" office:value="8.20450371699869">
            <text:p>8.2</text:p>
          </table:table-cell>
          <table:table-cell/>
        </table:table-row>
        <table:table-row table:style-name="ro1">
          <table:table-cell table:style-name="ce7"/>
          <table:table-cell table:number-columns-repeated="2"/>
          <table:table-cell table:style-name="Default" table:number-columns-repeated="6"/>
          <table:table-cell table:style-name="ce40"/>
          <table:table-cell table:style-name="Default" table:number-columns-repeated="5"/>
          <table:table-cell table:number-columns-repeated="29"/>
          <table:table-cell office:value-type="float" office:value="1.65">
            <text:p>1.6500</text:p>
          </table:table-cell>
          <table:table-cell table:formula="of:=0.14514-0.000103362*[.AS73]+0.000340383*[.AS73]^2-0.000450864*[.AS73]^3+0.000182967*[.AS73]^4" office:value-type="float" office:value="0.145226960519044">
            <text:p>0.14523</text:p>
          </table:table-cell>
          <table:table-cell office:value-type="float" office:value="8.6418">
            <text:p>8.6418</text:p>
          </table:table-cell>
          <table:table-cell table:formula="of:=-([.$AE$2]+[.$AF$2]*[.AT73])/[.AS73]" office:value-type="float" office:value="-5.23148376358979">
            <text:p>-5.2315</text:p>
          </table:table-cell>
          <table:table-cell table:formula="of:=[.$AE$2]+[.$AF$2]*[.AT73]+[.$AG$2]*EXP([.AV73])*[.AS73]/[.AT73]+[.$AH$2]*EXP(2*[.AV73])*[.AT73]+([.$AI$2]+[.$AJ$2]*[.AT73]+[.$AK$2]*[.AT73]^2)*EXP(3*[.AV73])" office:value-type="float" office:value="8.57690353094239">
            <text:p>8.5769</text:p>
          </table:table-cell>
          <table:table-cell/>
          <table:table-cell table:formula="of:=145.12+0.0670526*[.AS73]-0.0556804*[.AS73]^2-0.111639*[.AS73]^3+0.0687962*[.AS73]^4" office:value-type="float" office:value="145.087468422501">
            <text:p>145.0875</text:p>
          </table:table-cell>
          <table:table-cell table:formula="of:=-([.$AZ$9]+[.$BA$9]*[.AT73])/[.AS73]" office:value-type="float" office:value="-5.26164637435009">
            <text:p>-5.26E+00</text:p>
          </table:table-cell>
          <table:table-cell table:formula="of:=[.$AZ$9]+[.$BA$9]*[.AT73]+[.$BB$9]*EXP([.AZ73])*[.AS73]/[.AT73]+[.$BC$9]*EXP(2*[.AZ73])*[.AT73]+([.$BD$9]+[.$BE$9]*[.AT73]+[.$BF$9]*[.AT73]^2)*EXP(3*[.AZ73])" office:value-type="float" office:value="8.62364137920041">
            <text:p>8.6236</text:p>
          </table:table-cell>
          <table:table-cell table:formula="of:=[.$W$3]^2*([.$Q$3]*10^[.$Q$4])*[.BA73]/([.$P$3]^2*([.$R$3]*10^([.$R$4]))^2*[.AY73]*[.$V$3])" office:value-type="float" office:value="1.30543420721712">
            <text:p>1.3054</text:p>
          </table:table-cell>
          <table:table-cell/>
          <table:table-cell table:formula="of:=-([.$AZ$9]+[.$BA$9]*[.$AT$10])/[.AS73]" office:value-type="float" office:value="-5.26097512591895">
            <text:p>-5.26</text:p>
          </table:table-cell>
          <table:table-cell table:formula="of:=[.$AZ$9]+[.$BA$9]*[.$AT$10]+[.$BB$9]*EXP([.AZ73])*[.AS73]/[.$AT$10]+[.$BC$9]*EXP(2*[.AZ73])*[.$AT$10]+([.$BD$9]+[.$BE$9]*[.$AT$10]+[.$BF$9]*[.$AT$10]^2)*EXP(3*[.AZ73])" office:value-type="float" office:value="8.62285303991321">
            <text:p>8.6229</text:p>
          </table:table-cell>
          <table:table-cell table:number-columns-repeated="6"/>
          <table:table-cell table:formula="of:=-([.$BL$9]+[.$BM$9]*[.AT73])/[.AS73]" office:value-type="float" office:value="-5.07385434715483">
            <text:p>-5.07</text:p>
          </table:table-cell>
          <table:table-cell table:formula="of:=[.$BL$9]+[.$BM$9]*[.AT73]+[.$BN$9]*EXP([.BL73])*[.AS73]/[.AT73]+[.$BO$9]*EXP(2*[.BL73])*[.AT73]+([.$BP$9]+[.$BQ$9]*[.AT73]+[.$BR$9]*[.AT73]^2)*EXP(3*[.BL73])" office:value-type="float" office:value="8.2805431618492">
            <text:p>8.28</text:p>
          </table:table-cell>
          <table:table-cell table:number-columns-repeated="2"/>
          <table:table-cell office:value-type="float" office:value="1.65">
            <text:p>1.6500</text:p>
          </table:table-cell>
          <table:table-cell office:value-type="float" office:value="0.14523">
            <text:p>0.1452</text:p>
          </table:table-cell>
          <table:table-cell office:value-type="float" office:value="8.17776132822664">
            <text:p>8.1778</text:p>
          </table:table-cell>
          <table:table-cell/>
          <table:table-cell table:formula="of:=[.$BL$7]+[.$BM$7]*[.AT73]+[.$BN$7]*EXP([.BL73])*[.AS73]/[.AT73]+[.$BO$7]*EXP(2*[.BL73])*[.AT73]+([.$BP$7]+[.$BQ$7]*[.AT73]+[.$BR$7]*[.AT73]^2)*EXP(3*[.BL73])" office:value-type="float" office:value="8.19505421986878">
            <text:p>8.2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style-name="ce30"/>
          <table:table-cell table:style-name="Default" table:number-columns-repeated="8"/>
          <table:table-cell table:number-columns-repeated="29"/>
          <table:table-cell office:value-type="float" office:value="1.6599">
            <text:p>1.6599</text:p>
          </table:table-cell>
          <table:table-cell table:formula="of:=0.14514-0.000103362*[.AS74]+0.000340383*[.AS74]^2-0.000450864*[.AS74]^3+0.000182967*[.AS74]^4" office:value-type="float" office:value="0.145233257424411">
            <text:p>0.14523</text:p>
          </table:table-cell>
          <table:table-cell office:value-type="float" office:value="8.6378">
            <text:p>8.6378</text:p>
          </table:table-cell>
          <table:table-cell table:formula="of:=-([.$AE$2]+[.$AF$2]*[.AT74])/[.AS74]" office:value-type="float" office:value="-5.20005260633954">
            <text:p>-5.2001</text:p>
          </table:table-cell>
          <table:table-cell table:formula="of:=[.$AE$2]+[.$AF$2]*[.AT74]+[.$AG$2]*EXP([.AV74])*[.AS74]/[.AT74]+[.$AH$2]*EXP(2*[.AV74])*[.AT74]+([.$AI$2]+[.$AJ$2]*[.AT74]+[.$AK$2]*[.AT74]^2)*EXP(3*[.AV74])" office:value-type="float" office:value="8.57049492540777">
            <text:p>8.5705</text:p>
          </table:table-cell>
          <table:table-cell/>
          <table:table-cell table:formula="of:=145.12+0.0670526*[.AS74]-0.0556804*[.AS74]^2-0.111639*[.AS74]^3+0.0687962*[.AS74]^4" office:value-type="float" office:value="145.089575115471">
            <text:p>145.0896</text:p>
          </table:table-cell>
          <table:table-cell table:formula="of:=-([.$AZ$9]+[.$BA$9]*[.AT74])/[.AS74]" office:value-type="float" office:value="-5.23022729537763">
            <text:p>-5.23E+00</text:p>
          </table:table-cell>
          <table:table-cell table:formula="of:=[.$AZ$9]+[.$BA$9]*[.AT74]+[.$BB$9]*EXP([.AZ74])*[.AS74]/[.AT74]+[.$BC$9]*EXP(2*[.AZ74])*[.AT74]+([.$BD$9]+[.$BE$9]*[.AT74]+[.$BF$9]*[.AT74]^2)*EXP(3*[.AZ74])" office:value-type="float" office:value="8.61781942480739">
            <text:p>8.6178</text:p>
          </table:table-cell>
          <table:table-cell table:formula="of:=[.$W$3]^2*([.$Q$3]*10^[.$Q$4])*[.BA74]/([.$P$3]^2*([.$R$3]*10^([.$R$4]))^2*[.AY74]*[.$V$3])" office:value-type="float" office:value="1.30453394624522">
            <text:p>1.3045</text:p>
          </table:table-cell>
          <table:table-cell/>
          <table:table-cell table:formula="of:=-([.$AZ$9]+[.$BA$9]*[.$AT$10])/[.AS74]" office:value-type="float" office:value="-5.2295975406749">
            <text:p>-5.23</text:p>
          </table:table-cell>
          <table:table-cell table:formula="of:=[.$AZ$9]+[.$BA$9]*[.$AT$10]+[.$BB$9]*EXP([.AZ74])*[.AS74]/[.$AT$10]+[.$BC$9]*EXP(2*[.AZ74])*[.$AT$10]+([.$BD$9]+[.$BE$9]*[.$AT$10]+[.$BF$9]*[.$AT$10]^2)*EXP(3*[.AZ74])" office:value-type="float" office:value="8.61710161567135">
            <text:p>8.6171</text:p>
          </table:table-cell>
          <table:table-cell table:number-columns-repeated="6"/>
          <table:table-cell table:formula="of:=-([.$BL$9]+[.$BM$9]*[.AT74])/[.AS74]" office:value-type="float" office:value="-5.04336479835706">
            <text:p>-5.04</text:p>
          </table:table-cell>
          <table:table-cell table:formula="of:=[.$BL$9]+[.$BM$9]*[.AT74]+[.$BN$9]*EXP([.BL74])*[.AS74]/[.AT74]+[.$BO$9]*EXP(2*[.BL74])*[.AT74]+([.$BP$9]+[.$BQ$9]*[.AT74]+[.$BR$9]*[.AT74]^2)*EXP(3*[.BL74])" office:value-type="float" office:value="8.27016562376945">
            <text:p>8.27</text:p>
          </table:table-cell>
          <table:table-cell table:number-columns-repeated="2"/>
          <table:table-cell office:value-type="float" office:value="1.6599">
            <text:p>1.6599</text:p>
          </table:table-cell>
          <table:table-cell office:value-type="float" office:value="0.14523">
            <text:p>0.1452</text:p>
          </table:table-cell>
          <table:table-cell office:value-type="float" office:value="8.16559999330337">
            <text:p>8.1656</text:p>
          </table:table-cell>
          <table:table-cell/>
          <table:table-cell table:formula="of:=[.$BL$7]+[.$BM$7]*[.AT74]+[.$BN$7]*EXP([.BL74])*[.AS74]/[.AT74]+[.$BO$7]*EXP(2*[.BL74])*[.AT74]+([.$BP$7]+[.$BQ$7]*[.AT74]+[.$BR$7]*[.AT74]^2)*EXP(3*[.BL74])" office:value-type="float" office:value="8.18470804593873">
            <text:p>8.18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6701">
            <text:p>1.6701</text:p>
          </table:table-cell>
          <table:table-cell table:formula="of:=0.14514-0.000103362*[.AS75]+0.000340383*[.AS75]^2-0.000450864*[.AS75]^3+0.000182967*[.AS75]^4" office:value-type="float" office:value="0.145239974808897">
            <text:p>0.14524</text:p>
          </table:table-cell>
          <table:table-cell office:value-type="float" office:value="8.6275">
            <text:p>8.6275</text:p>
          </table:table-cell>
          <table:table-cell table:formula="of:=-([.$AE$2]+[.$AF$2]*[.AT75])/[.AS75]" office:value-type="float" office:value="-5.16805041528365">
            <text:p>-5.1681</text:p>
          </table:table-cell>
          <table:table-cell table:formula="of:=[.$AE$2]+[.$AF$2]*[.AT75]+[.$AG$2]*EXP([.AV75])*[.AS75]/[.AT75]+[.$AH$2]*EXP(2*[.AV75])*[.AT75]+([.$AI$2]+[.$AJ$2]*[.AT75]+[.$AK$2]*[.AT75]^2)*EXP(3*[.AV75])" office:value-type="float" office:value="8.56324589059877">
            <text:p>8.5632</text:p>
          </table:table-cell>
          <table:table-cell/>
          <table:table-cell table:formula="of:=145.12+0.0670526*[.AS75]-0.0556804*[.AS75]^2-0.111639*[.AS75]^3+0.0687962*[.AS75]^4" office:value-type="float" office:value="145.09185344984">
            <text:p>145.0919</text:p>
          </table:table-cell>
          <table:table-cell table:formula="of:=-([.$AZ$9]+[.$BA$9]*[.AT75])/[.AS75]" office:value-type="float" office:value="-5.19824435786549">
            <text:p>-5.20E+00</text:p>
          </table:table-cell>
          <table:table-cell table:formula="of:=[.$AZ$9]+[.$BA$9]*[.AT75]+[.$BB$9]*EXP([.AZ75])*[.AS75]/[.AT75]+[.$BC$9]*EXP(2*[.AZ75])*[.AT75]+([.$BD$9]+[.$BE$9]*[.AT75]+[.$BF$9]*[.AT75]^2)*EXP(3*[.AZ75])" office:value-type="float" office:value="8.61123791679461">
            <text:p>8.6112</text:p>
          </table:table-cell>
          <table:table-cell table:formula="of:=[.$W$3]^2*([.$Q$3]*10^[.$Q$4])*[.BA75]/([.$P$3]^2*([.$R$3]*10^([.$R$4]))^2*[.AY75]*[.$V$3])" office:value-type="float" office:value="1.30351719259807">
            <text:p>1.3035</text:p>
          </table:table-cell>
          <table:table-cell/>
          <table:table-cell table:formula="of:=-([.$AZ$9]+[.$BA$9]*[.$AT$10])/[.AS75]" office:value-type="float" office:value="-5.19765819877029">
            <text:p>-5.2</text:p>
          </table:table-cell>
          <table:table-cell table:formula="of:=[.$AZ$9]+[.$BA$9]*[.$AT$10]+[.$BB$9]*EXP([.AZ75])*[.AS75]/[.$AT$10]+[.$BC$9]*EXP(2*[.AZ75])*[.$AT$10]+([.$BD$9]+[.$BE$9]*[.$AT$10]+[.$BF$9]*[.$AT$10]^2)*EXP(3*[.AZ75])" office:value-type="float" office:value="8.61059302004612">
            <text:p>8.6106</text:p>
          </table:table-cell>
          <table:table-cell table:number-columns-repeated="6"/>
          <table:table-cell table:formula="of:=-([.$BL$9]+[.$BM$9]*[.AT75])/[.AS75]" office:value-type="float" office:value="-5.01232112686982">
            <text:p>-5.01</text:p>
          </table:table-cell>
          <table:table-cell table:formula="of:=[.$BL$9]+[.$BM$9]*[.AT75]+[.$BN$9]*EXP([.BL75])*[.AS75]/[.AT75]+[.$BO$9]*EXP(2*[.BL75])*[.AT75]+([.$BP$9]+[.$BQ$9]*[.AT75]+[.$BR$9]*[.AT75]^2)*EXP(3*[.BL75])" office:value-type="float" office:value="8.25846123294165">
            <text:p>8.26</text:p>
          </table:table-cell>
          <table:table-cell table:number-columns-repeated="2"/>
          <table:table-cell office:value-type="float" office:value="1.6701">
            <text:p>1.6701</text:p>
          </table:table-cell>
          <table:table-cell office:value-type="float" office:value="0.14524">
            <text:p>0.1452</text:p>
          </table:table-cell>
          <table:table-cell office:value-type="float" office:value="8.15190046302751">
            <text:p>8.1519</text:p>
          </table:table-cell>
          <table:table-cell/>
          <table:table-cell table:formula="of:=[.$BL$7]+[.$BM$7]*[.AT75]+[.$BN$7]*EXP([.BL75])*[.AS75]/[.AT75]+[.$BO$7]*EXP(2*[.BL75])*[.AT75]+([.$BP$7]+[.$BQ$7]*[.AT75]+[.$BR$7]*[.AT75]^2)*EXP(3*[.BL75])" office:value-type="float" office:value="8.17303689449184">
            <text:p>8.17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68">
            <text:p>1.6800</text:p>
          </table:table-cell>
          <table:table-cell table:formula="of:=0.14514-0.000103362*[.AS76]+0.000340383*[.AS76]^2-0.000450864*[.AS76]^3+0.000182967*[.AS76]^4" office:value-type="float" office:value="0.145246722115154">
            <text:p>0.14525</text:p>
          </table:table-cell>
          <table:table-cell office:value-type="float" office:value="8.6203">
            <text:p>8.6203</text:p>
          </table:table-cell>
          <table:table-cell table:formula="of:=-([.$AE$2]+[.$AF$2]*[.AT76])/[.AS76]" office:value-type="float" office:value="-5.13735289640029">
            <text:p>-5.1374</text:p>
          </table:table-cell>
          <table:table-cell table:formula="of:=[.$AE$2]+[.$AF$2]*[.AT76]+[.$AG$2]*EXP([.AV76])*[.AS76]/[.AT76]+[.$AH$2]*EXP(2*[.AV76])*[.AT76]+([.$AI$2]+[.$AJ$2]*[.AT76]+[.$AK$2]*[.AT76]^2)*EXP(3*[.AV76])" office:value-type="float" office:value="8.5555317199925">
            <text:p>8.5555</text:p>
          </table:table-cell>
          <table:table-cell/>
          <table:table-cell table:formula="of:=145.12+0.0670526*[.AS76]-0.0556804*[.AS76]^2-0.111639*[.AS76]^3+0.0687962*[.AS76]^4" office:value-type="float" office:value="145.094171474701">
            <text:p>145.0942</text:p>
          </table:table-cell>
          <table:table-cell table:formula="of:=-([.$AZ$9]+[.$BA$9]*[.AT76])/[.AS76]" office:value-type="float" office:value="-5.16757215526116">
            <text:p>-5.17E+00</text:p>
          </table:table-cell>
          <table:table-cell table:formula="of:=[.$AZ$9]+[.$BA$9]*[.AT76]+[.$BB$9]*EXP([.AZ76])*[.AS76]/[.AT76]+[.$BC$9]*EXP(2*[.AZ76])*[.AT76]+([.$BD$9]+[.$BE$9]*[.AT76]+[.$BF$9]*[.AT76]^2)*EXP(3*[.AZ76])" office:value-type="float" office:value="8.60423801259223">
            <text:p>8.6042</text:p>
          </table:table-cell>
          <table:table-cell table:formula="of:=[.$W$3]^2*([.$Q$3]*10^[.$Q$4])*[.BA76]/([.$P$3]^2*([.$R$3]*10^([.$R$4]))^2*[.AY76]*[.$V$3])" office:value-type="float" office:value="1.30243678130648">
            <text:p>1.3024</text:p>
          </table:table-cell>
          <table:table-cell/>
          <table:table-cell table:formula="of:=-([.$AZ$9]+[.$BA$9]*[.$AT$10])/[.AS76]" office:value-type="float" office:value="-5.16702914152754">
            <text:p>-5.17</text:p>
          </table:table-cell>
          <table:table-cell table:formula="of:=[.$AZ$9]+[.$BA$9]*[.$AT$10]+[.$BB$9]*EXP([.AZ76])*[.AS76]/[.$AT$10]+[.$BC$9]*EXP(2*[.AZ76])*[.$AT$10]+([.$BD$9]+[.$BE$9]*[.$AT$10]+[.$BF$9]*[.$AT$10]^2)*EXP(3*[.AZ76])" office:value-type="float" office:value="8.60366370254649">
            <text:p>8.6037</text:p>
          </table:table-cell>
          <table:table-cell table:number-columns-repeated="6"/>
          <table:table-cell table:formula="of:=-([.$BL$9]+[.$BM$9]*[.AT76])/[.AS76]" office:value-type="float" office:value="-4.98254285766622">
            <text:p>-4.98</text:p>
          </table:table-cell>
          <table:table-cell table:formula="of:=[.$BL$9]+[.$BM$9]*[.AT76]+[.$BN$9]*EXP([.BL76])*[.AS76]/[.AT76]+[.$BO$9]*EXP(2*[.BL76])*[.AT76]+([.$BP$9]+[.$BQ$9]*[.AT76]+[.$BR$9]*[.AT76]^2)*EXP(3*[.BL76])" office:value-type="float" office:value="8.24604276879209">
            <text:p>8.25</text:p>
          </table:table-cell>
          <table:table-cell table:number-columns-repeated="2"/>
          <table:table-cell office:value-type="float" office:value="1.68">
            <text:p>1.6800</text:p>
          </table:table-cell>
          <table:table-cell office:value-type="float" office:value="0.14525">
            <text:p>0.1453</text:p>
          </table:table-cell>
          <table:table-cell office:value-type="float" office:value="8.13738274537126">
            <text:p>8.1374</text:p>
          </table:table-cell>
          <table:table-cell/>
          <table:table-cell table:formula="of:=[.$BL$7]+[.$BM$7]*[.AT76]+[.$BN$7]*EXP([.BL76])*[.AS76]/[.AT76]+[.$BO$7]*EXP(2*[.BL76])*[.AT76]+([.$BP$7]+[.$BQ$7]*[.AT76]+[.$BR$7]*[.AT76]^2)*EXP(3*[.BL76])" office:value-type="float" office:value="8.16065160364483">
            <text:p>8.1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6899">
            <text:p>1.6899</text:p>
          </table:table-cell>
          <table:table-cell table:formula="of:=0.14514-0.000103362*[.AS77]+0.000340383*[.AS77]^2-0.000450864*[.AS77]^3+0.000182967*[.AS77]^4" office:value-type="float" office:value="0.145253698075357">
            <text:p>0.14525</text:p>
          </table:table-cell>
          <table:table-cell office:value-type="float" office:value="8.6131">
            <text:p>8.6131</text:p>
          </table:table-cell>
          <table:table-cell table:formula="of:=-([.$AE$2]+[.$AF$2]*[.AT77])/[.AS77]" office:value-type="float" office:value="-5.1070068657715">
            <text:p>-5.1070</text:p>
          </table:table-cell>
          <table:table-cell table:formula="of:=[.$AE$2]+[.$AF$2]*[.AT77]+[.$AG$2]*EXP([.AV77])*[.AS77]/[.AT77]+[.$AH$2]*EXP(2*[.AV77])*[.AT77]+([.$AI$2]+[.$AJ$2]*[.AT77]+[.$AK$2]*[.AT77]^2)*EXP(3*[.AV77])" office:value-type="float" office:value="8.54709582293679">
            <text:p>8.5471</text:p>
          </table:table-cell>
          <table:table-cell/>
          <table:table-cell table:formula="of:=145.12+0.0670526*[.AS77]-0.0556804*[.AS77]^2-0.111639*[.AS77]^3+0.0687962*[.AS77]^4" office:value-type="float" office:value="145.096596661374">
            <text:p>145.0966</text:p>
          </table:table-cell>
          <table:table-cell table:formula="of:=-([.$AZ$9]+[.$BA$9]*[.AT77])/[.AS77]" office:value-type="float" office:value="-5.1372579915383">
            <text:p>-5.14E+00</text:p>
          </table:table-cell>
          <table:table-cell table:formula="of:=[.$AZ$9]+[.$BA$9]*[.AT77]+[.$BB$9]*EXP([.AZ77])*[.AS77]/[.AT77]+[.$BC$9]*EXP(2*[.AZ77])*[.AT77]+([.$BD$9]+[.$BE$9]*[.AT77]+[.$BF$9]*[.AT77]^2)*EXP(3*[.AZ77])" office:value-type="float" office:value="8.59658718291942">
            <text:p>8.5966</text:p>
          </table:table-cell>
          <table:table-cell table:formula="of:=[.$W$3]^2*([.$Q$3]*10^[.$Q$4])*[.BA77]/([.$P$3]^2*([.$R$3]*10^([.$R$4]))^2*[.AY77]*[.$V$3])" office:value-type="float" office:value="1.30125691346669">
            <text:p>1.3013</text:p>
          </table:table-cell>
          <table:table-cell/>
          <table:table-cell table:formula="of:=-([.$AZ$9]+[.$BA$9]*[.$AT$10])/[.AS77]" office:value-type="float" office:value="-5.13675895482944">
            <text:p>-5.14</text:p>
          </table:table-cell>
          <table:table-cell table:formula="of:=[.$AZ$9]+[.$BA$9]*[.$AT$10]+[.$BB$9]*EXP([.AZ77])*[.AS77]/[.$AT$10]+[.$BC$9]*EXP(2*[.AZ77])*[.$AT$10]+([.$BD$9]+[.$BE$9]*[.$AT$10]+[.$BF$9]*[.$AT$10]^2)*EXP(3*[.AZ77])" office:value-type="float" office:value="8.59608280608309">
            <text:p>8.5961</text:p>
          </table:table-cell>
          <table:table-cell table:number-columns-repeated="6"/>
          <table:table-cell table:formula="of:=-([.$BL$9]+[.$BM$9]*[.AT77])/[.AS77]" office:value-type="float" office:value="-4.95310535870232">
            <text:p>-4.95</text:p>
          </table:table-cell>
          <table:table-cell table:formula="of:=[.$BL$9]+[.$BM$9]*[.AT77]+[.$BN$9]*EXP([.BL77])*[.AS77]/[.AT77]+[.$BO$9]*EXP(2*[.BL77])*[.AT77]+([.$BP$9]+[.$BQ$9]*[.AT77]+[.$BR$9]*[.AT77]^2)*EXP(3*[.BL77])" office:value-type="float" office:value="8.23250283847285">
            <text:p>8.23</text:p>
          </table:table-cell>
          <table:table-cell table:number-columns-repeated="2"/>
          <table:table-cell office:value-type="float" office:value="1.6899">
            <text:p>1.6899</text:p>
          </table:table-cell>
          <table:table-cell office:value-type="float" office:value="0.14525">
            <text:p>0.1453</text:p>
          </table:table-cell>
          <table:table-cell office:value-type="float" office:value="8.12157274216829">
            <text:p>8.1216</text:p>
          </table:table-cell>
          <table:table-cell/>
          <table:table-cell table:formula="of:=[.$BL$7]+[.$BM$7]*[.AT77]+[.$BN$7]*EXP([.BL77])*[.AS77]/[.AT77]+[.$BO$7]*EXP(2*[.BL77])*[.AT77]+([.$BP$7]+[.$BQ$7]*[.AT77]+[.$BR$7]*[.AT77]^2)*EXP(3*[.BL77])" office:value-type="float" office:value="8.14714575833002">
            <text:p>8.15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7001">
            <text:p>1.7001</text:p>
          </table:table-cell>
          <table:table-cell table:formula="of:=0.14514-0.000103362*[.AS78]+0.000340383*[.AS78]^2-0.000450864*[.AS78]^3+0.000182967*[.AS78]^4" office:value-type="float" office:value="0.145261129392517">
            <text:p>0.14526</text:p>
          </table:table-cell>
          <table:table-cell office:value-type="float" office:value="8.6028">
            <text:p>8.6028</text:p>
          </table:table-cell>
          <table:table-cell table:formula="of:=-([.$AE$2]+[.$AF$2]*[.AT78])/[.AS78]" office:value-type="float" office:value="-5.07610222648411">
            <text:p>-5.0761</text:p>
          </table:table-cell>
          <table:table-cell table:formula="of:=[.$AE$2]+[.$AF$2]*[.AT78]+[.$AG$2]*EXP([.AV78])*[.AS78]/[.AT78]+[.$AH$2]*EXP(2*[.AV78])*[.AT78]+([.$AI$2]+[.$AJ$2]*[.AT78]+[.$AK$2]*[.AT78]^2)*EXP(3*[.AV78])" office:value-type="float" office:value="8.537590001268">
            <text:p>8.5376</text:p>
          </table:table-cell>
          <table:table-cell/>
          <table:table-cell table:formula="of:=145.12+0.0670526*[.AS78]-0.0556804*[.AS78]^2-0.111639*[.AS78]^3+0.0687962*[.AS78]^4" office:value-type="float" office:value="145.099209585902">
            <text:p>145.0992</text:p>
          </table:table-cell>
          <table:table-cell table:formula="of:=-([.$AZ$9]+[.$BA$9]*[.AT78])/[.AS78]" office:value-type="float" office:value="-5.10639305854433">
            <text:p>-5.11E+00</text:p>
          </table:table-cell>
          <table:table-cell table:formula="of:=[.$AZ$9]+[.$BA$9]*[.AT78]+[.$BB$9]*EXP([.AZ78])*[.AS78]/[.AT78]+[.$BC$9]*EXP(2*[.AZ78])*[.AT78]+([.$BD$9]+[.$BE$9]*[.AT78]+[.$BF$9]*[.AT78]^2)*EXP(3*[.AZ78])" office:value-type="float" office:value="8.58797034720036">
            <text:p>8.5880</text:p>
          </table:table-cell>
          <table:table-cell table:formula="of:=[.$W$3]^2*([.$Q$3]*10^[.$Q$4])*[.BA78]/([.$P$3]^2*([.$R$3]*10^([.$R$4]))^2*[.AY78]*[.$V$3])" office:value-type="float" office:value="1.29992918220347">
            <text:p>1.2999</text:p>
          </table:table-cell>
          <table:table-cell/>
          <table:table-cell table:formula="of:=-([.$AZ$9]+[.$BA$9]*[.$AT$10])/[.AS78]" office:value-type="float" office:value="-5.10594021396757">
            <text:p>-5.11</text:p>
          </table:table-cell>
          <table:table-cell table:formula="of:=[.$AZ$9]+[.$BA$9]*[.$AT$10]+[.$BB$9]*EXP([.AZ78])*[.AS78]/[.$AT$10]+[.$BC$9]*EXP(2*[.AZ78])*[.$AT$10]+([.$BD$9]+[.$BE$9]*[.$AT$10]+[.$BF$9]*[.$AT$10]^2)*EXP(3*[.AZ78])" office:value-type="float" office:value="8.58753677003095">
            <text:p>8.5875</text:p>
          </table:table-cell>
          <table:table-cell table:number-columns-repeated="6"/>
          <table:table-cell table:formula="of:=-([.$BL$9]+[.$BM$9]*[.AT78])/[.AS78]" office:value-type="float" office:value="-4.92312577113682">
            <text:p>-4.92</text:p>
          </table:table-cell>
          <table:table-cell table:formula="of:=[.$BL$9]+[.$BM$9]*[.AT78]+[.$BN$9]*EXP([.BL78])*[.AS78]/[.AT78]+[.$BO$9]*EXP(2*[.BL78])*[.AT78]+([.$BP$9]+[.$BQ$9]*[.AT78]+[.$BR$9]*[.AT78]^2)*EXP(3*[.BL78])" office:value-type="float" office:value="8.21729231230984">
            <text:p>8.22</text:p>
          </table:table-cell>
          <table:table-cell table:number-columns-repeated="2"/>
          <table:table-cell office:value-type="float" office:value="1.7001">
            <text:p>1.7001</text:p>
          </table:table-cell>
          <table:table-cell office:value-type="float" office:value="0.14526">
            <text:p>0.1453</text:p>
          </table:table-cell>
          <table:table-cell office:value-type="float" office:value="8.10383324427376">
            <text:p>8.1038</text:p>
          </table:table-cell>
          <table:table-cell/>
          <table:table-cell table:formula="of:=[.$BL$7]+[.$BM$7]*[.AT78]+[.$BN$7]*EXP([.BL78])*[.AS78]/[.AT78]+[.$BO$7]*EXP(2*[.BL78])*[.AT78]+([.$BP$7]+[.$BQ$7]*[.AT78]+[.$BR$7]*[.AT78]^2)*EXP(3*[.BL78])" office:value-type="float" office:value="8.13197131801665">
            <text:p>8.13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71">
            <text:p>1.7100</text:p>
          </table:table-cell>
          <table:table-cell table:formula="of:=0.14514-0.000103362*[.AS79]+0.000340383*[.AS79]^2-0.000450864*[.AS79]^3+0.000182967*[.AS79]^4" office:value-type="float" office:value="0.145268583644319">
            <text:p>0.14527</text:p>
          </table:table-cell>
          <table:table-cell office:value-type="float" office:value="8.5956">
            <text:p>8.5956</text:p>
          </table:table-cell>
          <table:table-cell table:formula="of:=-([.$AE$2]+[.$AF$2]*[.AT79])/[.AS79]" office:value-type="float" office:value="-5.04645058523285">
            <text:p>-5.0465</text:p>
          </table:table-cell>
          <table:table-cell table:formula="of:=[.$AE$2]+[.$AF$2]*[.AT79]+[.$AG$2]*EXP([.AV79])*[.AS79]/[.AT79]+[.$AH$2]*EXP(2*[.AV79])*[.AT79]+([.$AI$2]+[.$AJ$2]*[.AT79]+[.$AK$2]*[.AT79]^2)*EXP(3*[.AV79])" office:value-type="float" office:value="8.52751226526666">
            <text:p>8.5275</text:p>
          </table:table-cell>
          <table:table-cell/>
          <table:table-cell table:formula="of:=145.12+0.0670526*[.AS79]-0.0556804*[.AS79]^2-0.111639*[.AS79]^3+0.0687962*[.AS79]^4" office:value-type="float" office:value="145.101858664888">
            <text:p>145.1019</text:p>
          </table:table-cell>
          <table:table-cell table:formula="of:=-([.$AZ$9]+[.$BA$9]*[.AT79])/[.AS79]" office:value-type="float" office:value="-5.07678664977015">
            <text:p>-5.08E+00</text:p>
          </table:table-cell>
          <table:table-cell table:formula="of:=[.$AZ$9]+[.$BA$9]*[.AT79]+[.$BB$9]*EXP([.AZ79])*[.AS79]/[.AT79]+[.$BC$9]*EXP(2*[.AZ79])*[.AT79]+([.$BD$9]+[.$BE$9]*[.AT79]+[.$BF$9]*[.AT79]^2)*EXP(3*[.AZ79])" office:value-type="float" office:value="8.57883953971516">
            <text:p>8.5788</text:p>
          </table:table-cell>
          <table:table-cell table:formula="of:=[.$W$3]^2*([.$Q$3]*10^[.$Q$4])*[.BA79]/([.$P$3]^2*([.$R$3]*10^([.$R$4]))^2*[.AY79]*[.$V$3])" office:value-type="float" office:value="1.29852337861375">
            <text:p>1.2985</text:p>
          </table:table-cell>
          <table:table-cell/>
          <table:table-cell table:formula="of:=-([.$AZ$9]+[.$BA$9]*[.$AT$10])/[.AS79]" office:value-type="float" office:value="-5.07637950746565">
            <text:p>-5.08</text:p>
          </table:table-cell>
          <table:table-cell table:formula="of:=[.$AZ$9]+[.$BA$9]*[.$AT$10]+[.$BB$9]*EXP([.AZ79])*[.AS79]/[.$AT$10]+[.$BC$9]*EXP(2*[.AZ79])*[.$AT$10]+([.$BD$9]+[.$BE$9]*[.$AT$10]+[.$BF$9]*[.$AT$10]^2)*EXP(3*[.AZ79])" office:value-type="float" office:value="8.57847283466807">
            <text:p>8.5785</text:p>
          </table:table-cell>
          <table:table-cell table:number-columns-repeated="6"/>
          <table:table-cell table:formula="of:=-([.$BL$9]+[.$BM$9]*[.AT79])/[.AS79]" office:value-type="float" office:value="-4.8943614754248">
            <text:p>-4.89</text:p>
          </table:table-cell>
          <table:table-cell table:formula="of:=[.$BL$9]+[.$BM$9]*[.AT79]+[.$BN$9]*EXP([.BL79])*[.AS79]/[.AT79]+[.$BO$9]*EXP(2*[.BL79])*[.AT79]+([.$BP$9]+[.$BQ$9]*[.AT79]+[.$BR$9]*[.AT79]^2)*EXP(3*[.BL79])" office:value-type="float" office:value="8.20121638523215">
            <text:p>8.2</text:p>
          </table:table-cell>
          <table:table-cell table:number-columns-repeated="2"/>
          <table:table-cell office:value-type="float" office:value="1.71">
            <text:p>1.7100</text:p>
          </table:table-cell>
          <table:table-cell office:value-type="float" office:value="0.14527">
            <text:p>0.1453</text:p>
          </table:table-cell>
          <table:table-cell office:value-type="float" office:value="8.08510659395385">
            <text:p>8.0851</text:p>
          </table:table-cell>
          <table:table-cell/>
          <table:table-cell table:formula="of:=[.$BL$7]+[.$BM$7]*[.AT79]+[.$BN$7]*EXP([.BL79])*[.AS79]/[.AT79]+[.$BO$7]*EXP(2*[.BL79])*[.AT79]+([.$BP$7]+[.$BQ$7]*[.AT79]+[.$BR$7]*[.AT79]^2)*EXP(3*[.BL79])" office:value-type="float" office:value="8.11593136893321">
            <text:p>8.12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7199">
            <text:p>1.7199</text:p>
          </table:table-cell>
          <table:table-cell table:formula="of:=0.14514-0.000103362*[.AS80]+0.000340383*[.AS80]^2-0.000450864*[.AS80]^3+0.000182967*[.AS80]^4" office:value-type="float" office:value="0.145276280480955">
            <text:p>0.14528</text:p>
          </table:table-cell>
          <table:table-cell office:value-type="float" office:value="8.5852">
            <text:p>8.5852</text:p>
          </table:table-cell>
          <table:table-cell table:formula="of:=-([.$AE$2]+[.$AF$2]*[.AT80])/[.AS80]" office:value-type="float" office:value="-5.01713177087244">
            <text:p>-5.0171</text:p>
          </table:table-cell>
          <table:table-cell table:formula="of:=[.$AE$2]+[.$AF$2]*[.AT80]+[.$AG$2]*EXP([.AV80])*[.AS80]/[.AT80]+[.$AH$2]*EXP(2*[.AV80])*[.AT80]+([.$AI$2]+[.$AJ$2]*[.AT80]+[.$AK$2]*[.AT80]^2)*EXP(3*[.AV80])" office:value-type="float" office:value="8.51653193438414">
            <text:p>8.5165</text:p>
          </table:table-cell>
          <table:table-cell/>
          <table:table-cell table:formula="of:=145.12+0.0670526*[.AS80]-0.0556804*[.AS80]^2-0.111639*[.AS80]^3+0.0687962*[.AS80]^4" office:value-type="float" office:value="145.104621164982">
            <text:p>145.1046</text:p>
          </table:table-cell>
          <table:table-cell table:formula="of:=-([.$AZ$9]+[.$BA$9]*[.AT80])/[.AS80]" office:value-type="float" office:value="-5.04751968486709">
            <text:p>-5.05E+00</text:p>
          </table:table-cell>
          <table:table-cell table:formula="of:=[.$AZ$9]+[.$BA$9]*[.AT80]+[.$BB$9]*EXP([.AZ80])*[.AS80]/[.AT80]+[.$BC$9]*EXP(2*[.AZ80])*[.AT80]+([.$BD$9]+[.$BE$9]*[.AT80]+[.$BF$9]*[.AT80]^2)*EXP(3*[.AZ80])" office:value-type="float" office:value="8.56889563297795">
            <text:p>8.5689</text:p>
          </table:table-cell>
          <table:table-cell table:formula="of:=[.$W$3]^2*([.$Q$3]*10^[.$Q$4])*[.BA80]/([.$P$3]^2*([.$R$3]*10^([.$R$4]))^2*[.AY80]*[.$V$3])" office:value-type="float" office:value="1.29699354123649">
            <text:p>1.2970</text:p>
          </table:table-cell>
          <table:table-cell/>
          <table:table-cell table:formula="of:=-([.$AZ$9]+[.$BA$9]*[.$AT$10])/[.AS80]" office:value-type="float" office:value="-5.04715911260321">
            <text:p>-5.05</text:p>
          </table:table-cell>
          <table:table-cell table:formula="of:=[.$AZ$9]+[.$BA$9]*[.$AT$10]+[.$BB$9]*EXP([.AZ80])*[.AS80]/[.$AT$10]+[.$BC$9]*EXP(2*[.AZ80])*[.$AT$10]+([.$BD$9]+[.$BE$9]*[.$AT$10]+[.$BF$9]*[.$AT$10]^2)*EXP(3*[.AZ80])" office:value-type="float" office:value="8.56859327935834">
            <text:p>8.5686</text:p>
          </table:table-cell>
          <table:table-cell table:number-columns-repeated="6"/>
          <table:table-cell table:formula="of:=-([.$BL$9]+[.$BM$9]*[.AT80])/[.AS80]" office:value-type="float" office:value="-4.8659198459763">
            <text:p>-4.87</text:p>
          </table:table-cell>
          <table:table-cell table:formula="of:=[.$BL$9]+[.$BM$9]*[.AT80]+[.$BN$9]*EXP([.BL80])*[.AS80]/[.AT80]+[.$BO$9]*EXP(2*[.BL80])*[.AT80]+([.$BP$9]+[.$BQ$9]*[.AT80]+[.$BR$9]*[.AT80]^2)*EXP(3*[.BL80])" office:value-type="float" office:value="8.18375420091516">
            <text:p>8.18</text:p>
          </table:table-cell>
          <table:table-cell table:number-columns-repeated="2"/>
          <table:table-cell office:value-type="float" office:value="1.7199">
            <text:p>1.7199</text:p>
          </table:table-cell>
          <table:table-cell office:value-type="float" office:value="0.14528">
            <text:p>0.1453</text:p>
          </table:table-cell>
          <table:table-cell office:value-type="float" office:value="8.06478852755368">
            <text:p>8.0648</text:p>
          </table:table-cell>
          <table:table-cell/>
          <table:table-cell table:formula="of:=[.$BL$7]+[.$BM$7]*[.AT80]+[.$BN$7]*EXP([.BL80])*[.AS80]/[.AT80]+[.$BO$7]*EXP(2*[.BL80])*[.AT80]+([.$BP$7]+[.$BQ$7]*[.AT80]+[.$BR$7]*[.AT80]^2)*EXP(3*[.BL80])" office:value-type="float" office:value="8.09850611567413">
            <text:p>8.1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7301">
            <text:p>1.7301</text:p>
          </table:table-cell>
          <table:table-cell table:formula="of:=0.14514-0.000103362*[.AS81]+0.000340383*[.AS81]^2-0.000450864*[.AS81]^3+0.000182967*[.AS81]^4" office:value-type="float" office:value="0.145284469224836">
            <text:p>0.14528</text:p>
          </table:table-cell>
          <table:table-cell office:value-type="float" office:value="8.5717">
            <text:p>8.5717</text:p>
          </table:table-cell>
          <table:table-cell table:formula="of:=-([.$AE$2]+[.$AF$2]*[.AT81])/[.AS81]" office:value-type="float" office:value="-4.987266406624">
            <text:p>-4.9873</text:p>
          </table:table-cell>
          <table:table-cell table:formula="of:=[.$AE$2]+[.$AF$2]*[.AT81]+[.$AG$2]*EXP([.AV81])*[.AS81]/[.AT81]+[.$AH$2]*EXP(2*[.AV81])*[.AT81]+([.$AI$2]+[.$AJ$2]*[.AT81]+[.$AK$2]*[.AT81]^2)*EXP(3*[.AV81])" office:value-type="float" office:value="8.50420418784261">
            <text:p>8.5042</text:p>
          </table:table-cell>
          <table:table-cell/>
          <table:table-cell table:formula="of:=145.12+0.0670526*[.AS81]-0.0556804*[.AS81]^2-0.111639*[.AS81]^3+0.0687962*[.AS81]^4" office:value-type="float" office:value="145.107588222011">
            <text:p>145.1076</text:p>
          </table:table-cell>
          <table:table-cell table:formula="of:=-([.$AZ$9]+[.$BA$9]*[.AT81])/[.AS81]" office:value-type="float" office:value="-5.01771468675462">
            <text:p>-5.02E+00</text:p>
          </table:table-cell>
          <table:table-cell table:formula="of:=[.$AZ$9]+[.$BA$9]*[.AT81]+[.$BB$9]*EXP([.AZ81])*[.AS81]/[.AT81]+[.$BC$9]*EXP(2*[.AZ81])*[.AT81]+([.$BD$9]+[.$BE$9]*[.AT81]+[.$BF$9]*[.AT81]^2)*EXP(3*[.AZ81])" office:value-type="float" office:value="8.55773678012556">
            <text:p>8.5577</text:p>
          </table:table-cell>
          <table:table-cell table:formula="of:=[.$W$3]^2*([.$Q$3]*10^[.$Q$4])*[.BA81]/([.$P$3]^2*([.$R$3]*10^([.$R$4]))^2*[.AY81]*[.$V$3])" office:value-type="float" office:value="1.29527804464049">
            <text:p>1.2953</text:p>
          </table:table-cell>
          <table:table-cell/>
          <table:table-cell table:formula="of:=-([.$AZ$9]+[.$BA$9]*[.$AT$10])/[.AS81]" office:value-type="float" office:value="-5.01740301587554">
            <text:p>-5.02</text:p>
          </table:table-cell>
          <table:table-cell table:formula="of:=[.$AZ$9]+[.$BA$9]*[.$AT$10]+[.$BB$9]*EXP([.AZ81])*[.AS81]/[.$AT$10]+[.$BC$9]*EXP(2*[.AZ81])*[.$AT$10]+([.$BD$9]+[.$BE$9]*[.$AT$10]+[.$BF$9]*[.$AT$10]^2)*EXP(3*[.AZ81])" office:value-type="float" office:value="8.55749726018441">
            <text:p>8.5575</text:p>
          </table:table-cell>
          <table:table-cell table:number-columns-repeated="6"/>
          <table:table-cell table:formula="of:=-([.$BL$9]+[.$BM$9]*[.AT81])/[.AS81]" office:value-type="float" office:value="-4.83694780624666">
            <text:p>-4.84</text:p>
          </table:table-cell>
          <table:table-cell table:formula="of:=[.$BL$9]+[.$BM$9]*[.AT81]+[.$BN$9]*EXP([.BL81])*[.AS81]/[.AT81]+[.$BO$9]*EXP(2*[.BL81])*[.AT81]+([.$BP$9]+[.$BQ$9]*[.AT81]+[.$BR$9]*[.AT81]^2)*EXP(3*[.BL81])" office:value-type="float" office:value="8.16421027276752">
            <text:p>8.16</text:p>
          </table:table-cell>
          <table:table-cell table:number-columns-repeated="2"/>
          <table:table-cell office:value-type="float" office:value="1.7301">
            <text:p>1.7301</text:p>
          </table:table-cell>
          <table:table-cell office:value-type="float" office:value="0.14528">
            <text:p>0.1453</text:p>
          </table:table-cell>
          <table:table-cell office:value-type="float" office:value="8.04207454359484">
            <text:p>8.0421</text:p>
          </table:table-cell>
          <table:table-cell/>
          <table:table-cell table:formula="of:=[.$BL$7]+[.$BM$7]*[.AT81]+[.$BN$7]*EXP([.BL81])*[.AS81]/[.AT81]+[.$BO$7]*EXP(2*[.BL81])*[.AT81]+([.$BP$7]+[.$BQ$7]*[.AT81]+[.$BR$7]*[.AT81]^2)*EXP(3*[.BL81])" office:value-type="float" office:value="8.07900124897956">
            <text:p>8.08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74">
            <text:p>1.7400</text:p>
          </table:table-cell>
          <table:table-cell table:formula="of:=0.14514-0.000103362*[.AS82]+0.000340383*[.AS82]^2-0.000450864*[.AS82]^3+0.000182967*[.AS82]^4" office:value-type="float" office:value="0.145292673030206">
            <text:p>0.14529</text:p>
          </table:table-cell>
          <table:table-cell office:value-type="float" office:value="8.5581">
            <text:p>8.5581</text:p>
          </table:table-cell>
          <table:table-cell table:formula="of:=-([.$AE$2]+[.$AF$2]*[.AT82])/[.AS82]" office:value-type="float" office:value="-4.95860538875523">
            <text:p>-4.9586</text:p>
          </table:table-cell>
          <table:table-cell table:formula="of:=[.$AE$2]+[.$AF$2]*[.AT82]+[.$AG$2]*EXP([.AV82])*[.AS82]/[.AT82]+[.$AH$2]*EXP(2*[.AV82])*[.AT82]+([.$AI$2]+[.$AJ$2]*[.AT82]+[.$AK$2]*[.AT82]^2)*EXP(3*[.AV82])" office:value-type="float" office:value="8.49118171227525">
            <text:p>8.4912</text:p>
          </table:table-cell>
          <table:table-cell/>
          <table:table-cell table:formula="of:=145.12+0.0670526*[.AS82]-0.0556804*[.AS82]^2-0.111639*[.AS82]^3+0.0687962*[.AS82]^4" office:value-type="float" office:value="145.110587470537">
            <text:p>145.1106</text:p>
          </table:table-cell>
          <table:table-cell table:formula="of:=-([.$AZ$9]+[.$BA$9]*[.AT82])/[.AS82]" office:value-type="float" office:value="-4.98911902543569">
            <text:p>-4.99E+00</text:p>
          </table:table-cell>
          <table:table-cell table:formula="of:=[.$AZ$9]+[.$BA$9]*[.AT82]+[.$BB$9]*EXP([.AZ82])*[.AS82]/[.AT82]+[.$BC$9]*EXP(2*[.AZ82])*[.AT82]+([.$BD$9]+[.$BE$9]*[.AT82]+[.$BF$9]*[.AT82]^2)*EXP(3*[.AZ82])" office:value-type="float" office:value="8.54595464985071">
            <text:p>8.5460</text:p>
          </table:table-cell>
          <table:table-cell table:formula="of:=[.$W$3]^2*([.$Q$3]*10^[.$Q$4])*[.BA82]/([.$P$3]^2*([.$R$3]*10^([.$R$4]))^2*[.AY82]*[.$V$3])" office:value-type="float" office:value="1.29346799544042">
            <text:p>1.2935</text:p>
          </table:table-cell>
          <table:table-cell/>
          <table:table-cell table:formula="of:=-([.$AZ$9]+[.$BA$9]*[.$AT$10])/[.AS82]" office:value-type="float" office:value="-4.98885572285418">
            <text:p>-4.99</text:p>
          </table:table-cell>
          <table:table-cell table:formula="of:=[.$AZ$9]+[.$BA$9]*[.$AT$10]+[.$BB$9]*EXP([.AZ82])*[.AS82]/[.$AT$10]+[.$BC$9]*EXP(2*[.AZ82])*[.$AT$10]+([.$BD$9]+[.$BE$9]*[.$AT$10]+[.$BF$9]*[.$AT$10]^2)*EXP(3*[.AZ82])" office:value-type="float" office:value="8.54577184153984">
            <text:p>8.5458</text:p>
          </table:table-cell>
          <table:table-cell table:number-columns-repeated="6"/>
          <table:table-cell table:formula="of:=-([.$BL$9]+[.$BM$9]*[.AT82])/[.AS82]" office:value-type="float" office:value="-4.80914387981875">
            <text:p>-4.81</text:p>
          </table:table-cell>
          <table:table-cell table:formula="of:=[.$BL$9]+[.$BM$9]*[.AT82]+[.$BN$9]*EXP([.BL82])*[.AS82]/[.AT82]+[.$BO$9]*EXP(2*[.BL82])*[.AT82]+([.$BP$9]+[.$BQ$9]*[.AT82]+[.$BR$9]*[.AT82]^2)*EXP(3*[.BL82])" office:value-type="float" office:value="8.14362926796454">
            <text:p>8.14</text:p>
          </table:table-cell>
          <table:table-cell table:number-columns-repeated="2"/>
          <table:table-cell office:value-type="float" office:value="1.74">
            <text:p>1.7400</text:p>
          </table:table-cell>
          <table:table-cell office:value-type="float" office:value="0.14529">
            <text:p>0.1453</text:p>
          </table:table-cell>
          <table:table-cell office:value-type="float" office:value="8.01818256986547">
            <text:p>8.0182</text:p>
          </table:table-cell>
          <table:table-cell/>
          <table:table-cell table:formula="of:=[.$BL$7]+[.$BM$7]*[.AT82]+[.$BN$7]*EXP([.BL82])*[.AS82]/[.AT82]+[.$BO$7]*EXP(2*[.BL82])*[.AT82]+([.$BP$7]+[.$BQ$7]*[.AT82]+[.$BR$7]*[.AT82]^2)*EXP(3*[.BL82])" office:value-type="float" office:value="8.05845915233035">
            <text:p>8.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7499">
            <text:p>1.7499</text:p>
          </table:table-cell>
          <table:table-cell table:formula="of:=0.14514-0.000103362*[.AS83]+0.000340383*[.AS83]^2-0.000450864*[.AS83]^3+0.000182967*[.AS83]^4" office:value-type="float" office:value="0.14530113373864">
            <text:p>0.14530</text:p>
          </table:table-cell>
          <table:table-cell office:value-type="float" office:value="8.5478">
            <text:p>8.5478</text:p>
          </table:table-cell>
          <table:table-cell table:formula="of:=-([.$AE$2]+[.$AF$2]*[.AT83])/[.AS83]" office:value-type="float" office:value="-4.93025978807724">
            <text:p>-4.9303</text:p>
          </table:table-cell>
          <table:table-cell table:formula="of:=[.$AE$2]+[.$AF$2]*[.AT83]+[.$AG$2]*EXP([.AV83])*[.AS83]/[.AT83]+[.$AH$2]*EXP(2*[.AV83])*[.AT83]+([.$AI$2]+[.$AJ$2]*[.AT83]+[.$AK$2]*[.AT83]^2)*EXP(3*[.AV83])" office:value-type="float" office:value="8.47704231497934">
            <text:p>8.4770</text:p>
          </table:table-cell>
          <table:table-cell/>
          <table:table-cell table:formula="of:=145.12+0.0670526*[.AS83]-0.0556804*[.AS83]^2-0.111639*[.AS83]^3+0.0687962*[.AS83]^4" office:value-type="float" office:value="145.113706545112">
            <text:p>145.1137</text:p>
          </table:table-cell>
          <table:table-cell table:formula="of:=-([.$AZ$9]+[.$BA$9]*[.AT83])/[.AS83]" office:value-type="float" office:value="-4.96084547121563">
            <text:p>-4.96E+00</text:p>
          </table:table-cell>
          <table:table-cell table:formula="of:=[.$AZ$9]+[.$BA$9]*[.AT83]+[.$BB$9]*EXP([.AZ83])*[.AS83]/[.AT83]+[.$BC$9]*EXP(2*[.AZ83])*[.AT83]+([.$BD$9]+[.$BE$9]*[.AT83]+[.$BF$9]*[.AT83]^2)*EXP(3*[.AZ83])" office:value-type="float" office:value="8.53316799841957">
            <text:p>8.5332</text:p>
          </table:table-cell>
          <table:table-cell table:formula="of:=[.$W$3]^2*([.$Q$3]*10^[.$Q$4])*[.BA83]/([.$P$3]^2*([.$R$3]*10^([.$R$4]))^2*[.AY83]*[.$V$3])" office:value-type="float" office:value="1.29150491904172">
            <text:p>1.2915</text:p>
          </table:table-cell>
          <table:table-cell/>
          <table:table-cell table:formula="of:=-([.$AZ$9]+[.$BA$9]*[.$AT$10])/[.AS83]" office:value-type="float" office:value="-4.96063144052018">
            <text:p>-4.96</text:p>
          </table:table-cell>
          <table:table-cell table:formula="of:=[.$AZ$9]+[.$BA$9]*[.$AT$10]+[.$BB$9]*EXP([.AZ83])*[.AS83]/[.$AT$10]+[.$BC$9]*EXP(2*[.AZ83])*[.$AT$10]+([.$BD$9]+[.$BE$9]*[.$AT$10]+[.$BF$9]*[.$AT$10]^2)*EXP(3*[.AZ83])" office:value-type="float" office:value="8.53303668791347">
            <text:p>8.5330</text:p>
          </table:table-cell>
          <table:table-cell table:number-columns-repeated="6"/>
          <table:table-cell table:formula="of:=-([.$BL$9]+[.$BM$9]*[.AT83])/[.AS83]" office:value-type="float" office:value="-4.7816457296461">
            <text:p>-4.78</text:p>
          </table:table-cell>
          <table:table-cell table:formula="of:=[.$BL$9]+[.$BM$9]*[.AT83]+[.$BN$9]*EXP([.BL83])*[.AS83]/[.AT83]+[.$BO$9]*EXP(2*[.BL83])*[.AT83]+([.$BP$9]+[.$BQ$9]*[.AT83]+[.$BR$9]*[.AT83]^2)*EXP(3*[.BL83])" office:value-type="float" office:value="8.12135159733458">
            <text:p>8.12</text:p>
          </table:table-cell>
          <table:table-cell table:number-columns-repeated="2"/>
          <table:table-cell office:value-type="float" office:value="1.7499">
            <text:p>1.7499</text:p>
          </table:table-cell>
          <table:table-cell office:value-type="float" office:value="0.1453">
            <text:p>0.1453</text:p>
          </table:table-cell>
          <table:table-cell office:value-type="float" office:value="7.99234971112507">
            <text:p>7.9923</text:p>
          </table:table-cell>
          <table:table-cell/>
          <table:table-cell table:formula="of:=[.$BL$7]+[.$BM$7]*[.AT83]+[.$BN$7]*EXP([.BL83])*[.AS83]/[.AT83]+[.$BO$7]*EXP(2*[.BL83])*[.AT83]+([.$BP$7]+[.$BQ$7]*[.AT83]+[.$BR$7]*[.AT83]^2)*EXP(3*[.BL83])" office:value-type="float" office:value="8.03622138440298">
            <text:p>8.04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7601">
            <text:p>1.7601</text:p>
          </table:table-cell>
          <table:table-cell table:formula="of:=0.14514-0.000103362*[.AS84]+0.000340383*[.AS84]^2-0.000450864*[.AS84]^3+0.000182967*[.AS84]^4" office:value-type="float" office:value="0.145310124612628">
            <text:p>0.14531</text:p>
          </table:table-cell>
          <table:table-cell office:value-type="float" office:value="8.5342">
            <text:p>8.5342</text:p>
          </table:table-cell>
          <table:table-cell table:formula="of:=-([.$AE$2]+[.$AF$2]*[.AT84])/[.AS84]" office:value-type="float" office:value="-4.90137933134633">
            <text:p>-4.9014</text:p>
          </table:table-cell>
          <table:table-cell table:formula="of:=[.$AE$2]+[.$AF$2]*[.AT84]+[.$AG$2]*EXP([.AV84])*[.AS84]/[.AT84]+[.$AH$2]*EXP(2*[.AV84])*[.AT84]+([.$AI$2]+[.$AJ$2]*[.AT84]+[.$AK$2]*[.AT84]^2)*EXP(3*[.AV84])" office:value-type="float" office:value="8.46122302001773">
            <text:p>8.4612</text:p>
          </table:table-cell>
          <table:table-cell/>
          <table:table-cell table:formula="of:=145.12+0.0670526*[.AS84]-0.0556804*[.AS84]^2-0.111639*[.AS84]^3+0.0687962*[.AS84]^4" office:value-type="float" office:value="145.117047731699">
            <text:p>145.1170</text:p>
          </table:table-cell>
          <table:table-cell table:formula="of:=-([.$AZ$9]+[.$BA$9]*[.AT84])/[.AS84]" office:value-type="float" office:value="-4.93204626808955">
            <text:p>-4.93E+00</text:p>
          </table:table-cell>
          <table:table-cell table:formula="of:=[.$AZ$9]+[.$BA$9]*[.AT84]+[.$BB$9]*EXP([.AZ84])*[.AS84]/[.AT84]+[.$BC$9]*EXP(2*[.AZ84])*[.AT84]+([.$BD$9]+[.$BE$9]*[.AT84]+[.$BF$9]*[.AT84]^2)*EXP(3*[.AZ84])" office:value-type="float" office:value="8.51886911238599">
            <text:p>8.5189</text:p>
          </table:table-cell>
          <table:table-cell table:formula="of:=[.$W$3]^2*([.$Q$3]*10^[.$Q$4])*[.BA84]/([.$P$3]^2*([.$R$3]*10^([.$R$4]))^2*[.AY84]*[.$V$3])" office:value-type="float" office:value="1.28931108009452">
            <text:p>1.2893</text:p>
          </table:table-cell>
          <table:table-cell/>
          <table:table-cell table:formula="of:=-([.$AZ$9]+[.$BA$9]*[.$AT$10])/[.AS84]" office:value-type="float" office:value="-4.93188395986948">
            <text:p>-4.93</text:p>
          </table:table-cell>
          <table:table-cell table:formula="of:=[.$AZ$9]+[.$BA$9]*[.$AT$10]+[.$BB$9]*EXP([.AZ84])*[.AS84]/[.$AT$10]+[.$BC$9]*EXP(2*[.AZ84])*[.$AT$10]+([.$BD$9]+[.$BE$9]*[.$AT$10]+[.$BF$9]*[.$AT$10]^2)*EXP(3*[.AZ84])" office:value-type="float" office:value="8.51878423204622">
            <text:p>8.5188</text:p>
          </table:table-cell>
          <table:table-cell table:number-columns-repeated="6"/>
          <table:table-cell table:formula="of:=-([.$BL$9]+[.$BM$9]*[.AT84])/[.AS84]" office:value-type="float" office:value="-4.75362849314302">
            <text:p>-4.75</text:p>
          </table:table-cell>
          <table:table-cell table:formula="of:=[.$BL$9]+[.$BM$9]*[.AT84]+[.$BN$9]*EXP([.BL84])*[.AS84]/[.AT84]+[.$BO$9]*EXP(2*[.BL84])*[.AT84]+([.$BP$9]+[.$BQ$9]*[.AT84]+[.$BR$9]*[.AT84]^2)*EXP(3*[.BL84])" office:value-type="float" office:value="8.09650455347358">
            <text:p>8.1</text:p>
          </table:table-cell>
          <table:table-cell table:number-columns-repeated="2"/>
          <table:table-cell office:value-type="float" office:value="1.7601">
            <text:p>1.7601</text:p>
          </table:table-cell>
          <table:table-cell office:value-type="float" office:value="0.14531">
            <text:p>0.1453</text:p>
          </table:table-cell>
          <table:table-cell office:value-type="float" office:value="7.96356953715608">
            <text:p>7.9636</text:p>
          </table:table-cell>
          <table:table-cell/>
          <table:table-cell table:formula="of:=[.$BL$7]+[.$BM$7]*[.AT84]+[.$BN$7]*EXP([.BL84])*[.AS84]/[.AT84]+[.$BO$7]*EXP(2*[.BL84])*[.AT84]+([.$BP$7]+[.$BQ$7]*[.AT84]+[.$BR$7]*[.AT84]^2)*EXP(3*[.BL84])" office:value-type="float" office:value="8.01141650711876">
            <text:p>8.01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77">
            <text:p>1.7700</text:p>
          </table:table-cell>
          <table:table-cell table:formula="of:=0.14514-0.000103362*[.AS85]+0.000340383*[.AS85]^2-0.000450864*[.AS85]^3+0.000182967*[.AS85]^4" office:value-type="float" office:value="0.145319121753358">
            <text:p>0.14532</text:p>
          </table:table-cell>
          <table:table-cell office:value-type="float" office:value="8.5175">
            <text:p>8.5175</text:p>
          </table:table-cell>
          <table:table-cell table:formula="of:=-([.$AE$2]+[.$AF$2]*[.AT85])/[.AS85]" office:value-type="float" office:value="-4.87365736722308">
            <text:p>-4.8737</text:p>
          </table:table-cell>
          <table:table-cell table:formula="of:=[.$AE$2]+[.$AF$2]*[.AT85]+[.$AG$2]*EXP([.AV85])*[.AS85]/[.AT85]+[.$AH$2]*EXP(2*[.AV85])*[.AT85]+([.$AI$2]+[.$AJ$2]*[.AT85]+[.$AK$2]*[.AT85]^2)*EXP(3*[.AV85])" office:value-type="float" office:value="8.44456922661995">
            <text:p>8.4446</text:p>
          </table:table-cell>
          <table:table-cell/>
          <table:table-cell table:formula="of:=145.12+0.0670526*[.AS85]-0.0556804*[.AS85]^2-0.111639*[.AS85]^3+0.0687962*[.AS85]^4" office:value-type="float" office:value="145.120416706524">
            <text:p>145.1204</text:p>
          </table:table-cell>
          <table:table-cell table:formula="of:=-([.$AZ$9]+[.$BA$9]*[.AT85])/[.AS85]" office:value-type="float" office:value="-4.90441001181729">
            <text:p>-4.90E+00</text:p>
          </table:table-cell>
          <table:table-cell table:formula="of:=[.$AZ$9]+[.$BA$9]*[.AT85]+[.$BB$9]*EXP([.AZ85])*[.AS85]/[.AT85]+[.$BC$9]*EXP(2*[.AZ85])*[.AT85]+([.$BD$9]+[.$BE$9]*[.AT85]+[.$BF$9]*[.AT85]^2)*EXP(3*[.AZ85])" office:value-type="float" office:value="8.50382339514292">
            <text:p>8.5038</text:p>
          </table:table-cell>
          <table:table-cell table:formula="of:=[.$W$3]^2*([.$Q$3]*10^[.$Q$4])*[.BA85]/([.$P$3]^2*([.$R$3]*10^([.$R$4]))^2*[.AY85]*[.$V$3])" office:value-type="float" office:value="1.28700406715765">
            <text:p>1.2870</text:p>
          </table:table-cell>
          <table:table-cell/>
          <table:table-cell table:formula="of:=-([.$AZ$9]+[.$BA$9]*[.$AT$10])/[.AS85]" office:value-type="float" office:value="-4.90429884619563">
            <text:p>-4.9</text:p>
          </table:table-cell>
          <table:table-cell table:formula="of:=[.$AZ$9]+[.$BA$9]*[.$AT$10]+[.$BB$9]*EXP([.AZ85])*[.AS85]/[.$AT$10]+[.$BC$9]*EXP(2*[.AZ85])*[.$AT$10]+([.$BD$9]+[.$BE$9]*[.$AT$10]+[.$BF$9]*[.$AT$10]^2)*EXP(3*[.AZ85])" office:value-type="float" office:value="8.50377587430882">
            <text:p>8.5038</text:p>
          </table:table-cell>
          <table:table-cell table:number-columns-repeated="6"/>
          <table:table-cell table:formula="of:=-([.$BL$9]+[.$BM$9]*[.AT85])/[.AS85]" office:value-type="float" office:value="-4.72673490543681">
            <text:p>-4.73</text:p>
          </table:table-cell>
          <table:table-cell table:formula="of:=[.$BL$9]+[.$BM$9]*[.AT85]+[.$BN$9]*EXP([.BL85])*[.AS85]/[.AT85]+[.$BO$9]*EXP(2*[.BL85])*[.AT85]+([.$BP$9]+[.$BQ$9]*[.AT85]+[.$BR$9]*[.AT85]^2)*EXP(3*[.BL85])" office:value-type="float" office:value="8.07042764446319">
            <text:p>8.07</text:p>
          </table:table-cell>
          <table:table-cell table:number-columns-repeated="2"/>
          <table:table-cell office:value-type="float" office:value="1.77">
            <text:p>1.7700</text:p>
          </table:table-cell>
          <table:table-cell office:value-type="float" office:value="0.14532">
            <text:p>0.1453</text:p>
          </table:table-cell>
          <table:table-cell office:value-type="float" office:value="7.9333979936347">
            <text:p>7.9334</text:p>
          </table:table-cell>
          <table:table-cell/>
          <table:table-cell table:formula="of:=[.$BL$7]+[.$BM$7]*[.AT85]+[.$BN$7]*EXP([.BL85])*[.AS85]/[.AT85]+[.$BO$7]*EXP(2*[.BL85])*[.AT85]+([.$BP$7]+[.$BQ$7]*[.AT85]+[.$BR$7]*[.AT85]^2)*EXP(3*[.BL85])" office:value-type="float" office:value="7.98538156224722">
            <text:p>7.9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7802">
            <text:p>1.7802</text:p>
          </table:table-cell>
          <table:table-cell table:formula="of:=0.14514-0.000103362*[.AS86]+0.000340383*[.AS86]^2-0.000450864*[.AS86]^3+0.000182967*[.AS86]^4" office:value-type="float" office:value="0.145328675665969">
            <text:p>0.14533</text:p>
          </table:table-cell>
          <table:table-cell office:value-type="float" office:value="8.4975">
            <text:p>8.4975</text:p>
          </table:table-cell>
          <table:table-cell table:formula="of:=-([.$AE$2]+[.$AF$2]*[.AT86])/[.AS86]" office:value-type="float" office:value="-4.84540817926158">
            <text:p>-4.8454</text:p>
          </table:table-cell>
          <table:table-cell table:formula="of:=[.$AE$2]+[.$AF$2]*[.AT86]+[.$AG$2]*EXP([.AV86])*[.AS86]/[.AT86]+[.$AH$2]*EXP(2*[.AV86])*[.AT86]+([.$AI$2]+[.$AJ$2]*[.AT86]+[.$AK$2]*[.AT86]^2)*EXP(3*[.AV86])" office:value-type="float" office:value="8.42597826419816">
            <text:p>8.4260</text:p>
          </table:table-cell>
          <table:table-cell/>
          <table:table-cell table:formula="of:=145.12+0.0670526*[.AS86]-0.0556804*[.AS86]^2-0.111639*[.AS86]^3+0.0687962*[.AS86]^4" office:value-type="float" office:value="145.124019973677">
            <text:p>145.1240</text:p>
          </table:table-cell>
          <table:table-cell table:formula="of:=-([.$AZ$9]+[.$BA$9]*[.AT86])/[.AS86]" office:value-type="float" office:value="-4.8762562088473">
            <text:p>-4.88E+00</text:p>
          </table:table-cell>
          <table:table-cell table:formula="of:=[.$AZ$9]+[.$BA$9]*[.AT86]+[.$BB$9]*EXP([.AZ86])*[.AS86]/[.AT86]+[.$BC$9]*EXP(2*[.AZ86])*[.AT86]+([.$BD$9]+[.$BE$9]*[.AT86]+[.$BF$9]*[.AT86]^2)*EXP(3*[.AZ86])" office:value-type="float" office:value="8.48703612339618">
            <text:p>8.4870</text:p>
          </table:table-cell>
          <table:table-cell table:formula="of:=[.$W$3]^2*([.$Q$3]*10^[.$Q$4])*[.BA86]/([.$P$3]^2*([.$R$3]*10^([.$R$4]))^2*[.AY86]*[.$V$3])" office:value-type="float" office:value="1.28443151971036">
            <text:p>1.2844</text:p>
          </table:table-cell>
          <table:table-cell/>
          <table:table-cell table:formula="of:=-([.$AZ$9]+[.$BA$9]*[.$AT$10])/[.AS86]" office:value-type="float" office:value="-4.87619871799026">
            <text:p>-4.88</text:p>
          </table:table-cell>
          <table:table-cell table:formula="of:=[.$AZ$9]+[.$BA$9]*[.$AT$10]+[.$BB$9]*EXP([.AZ86])*[.AS86]/[.$AT$10]+[.$BC$9]*EXP(2*[.AZ86])*[.$AT$10]+([.$BD$9]+[.$BE$9]*[.$AT$10]+[.$BF$9]*[.$AT$10]^2)*EXP(3*[.AZ86])" office:value-type="float" office:value="8.48701768230731">
            <text:p>8.4870</text:p>
          </table:table-cell>
          <table:table-cell table:number-columns-repeated="6"/>
          <table:table-cell table:formula="of:=-([.$BL$9]+[.$BM$9]*[.AT86])/[.AS86]" office:value-type="float" office:value="-4.69932962165783">
            <text:p>-4.7</text:p>
          </table:table-cell>
          <table:table-cell table:formula="of:=[.$BL$9]+[.$BM$9]*[.AT86]+[.$BN$9]*EXP([.BL86])*[.AS86]/[.AT86]+[.$BO$9]*EXP(2*[.BL86])*[.AT86]+([.$BP$9]+[.$BQ$9]*[.AT86]+[.$BR$9]*[.AT86]^2)*EXP(3*[.BL86])" office:value-type="float" office:value="8.04140704717879">
            <text:p>8.04</text:p>
          </table:table-cell>
          <table:table-cell table:number-columns-repeated="2"/>
          <table:table-cell office:value-type="float" office:value="1.7802">
            <text:p>1.7802</text:p>
          </table:table-cell>
          <table:table-cell office:value-type="float" office:value="0.14533">
            <text:p>0.1453</text:p>
          </table:table-cell>
          <table:table-cell office:value-type="float" office:value="7.89985694719241">
            <text:p>7.8999</text:p>
          </table:table-cell>
          <table:table-cell/>
          <table:table-cell table:formula="of:=[.$BL$7]+[.$BM$7]*[.AT86]+[.$BN$7]*EXP([.BL86])*[.AS86]/[.AT86]+[.$BO$7]*EXP(2*[.BL86])*[.AT86]+([.$BP$7]+[.$BQ$7]*[.AT86]+[.$BR$7]*[.AT86]^2)*EXP(3*[.BL86])" office:value-type="float" office:value="7.95640528460302">
            <text:p>7.9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7901">
            <text:p>1.7901</text:p>
          </table:table-cell>
          <table:table-cell table:formula="of:=0.14514-0.000103362*[.AS87]+0.000340383*[.AS87]^2-0.000450864*[.AS87]^3+0.000182967*[.AS87]^4" office:value-type="float" office:value="0.145338229419547">
            <text:p>0.14534</text:p>
          </table:table-cell>
          <table:table-cell office:value-type="float" office:value="8.4776">
            <text:p>8.4776</text:p>
          </table:table-cell>
          <table:table-cell table:formula="of:=-([.$AE$2]+[.$AF$2]*[.AT87])/[.AS87]" office:value-type="float" office:value="-4.81828822472358">
            <text:p>-4.8183</text:p>
          </table:table-cell>
          <table:table-cell table:formula="of:=[.$AE$2]+[.$AF$2]*[.AT87]+[.$AG$2]*EXP([.AV87])*[.AS87]/[.AT87]+[.$AH$2]*EXP(2*[.AV87])*[.AT87]+([.$AI$2]+[.$AJ$2]*[.AT87]+[.$AK$2]*[.AT87]^2)*EXP(3*[.AV87])" office:value-type="float" office:value="8.40644929106711">
            <text:p>8.4064</text:p>
          </table:table-cell>
          <table:table-cell/>
          <table:table-cell table:formula="of:=145.12+0.0670526*[.AS87]-0.0556804*[.AS87]^2-0.111639*[.AS87]^3+0.0687962*[.AS87]^4" office:value-type="float" office:value="145.127647825898">
            <text:p>145.1276</text:p>
          </table:table-cell>
          <table:table-cell table:formula="of:=-([.$AZ$9]+[.$BA$9]*[.AT87])/[.AS87]" office:value-type="float" office:value="-4.84923573355399">
            <text:p>-4.85E+00</text:p>
          </table:table-cell>
          <table:table-cell table:formula="of:=[.$AZ$9]+[.$BA$9]*[.AT87]+[.$BB$9]*EXP([.AZ87])*[.AS87]/[.AT87]+[.$BC$9]*EXP(2*[.AZ87])*[.AT87]+([.$BD$9]+[.$BE$9]*[.AT87]+[.$BF$9]*[.AT87]^2)*EXP(3*[.AZ87])" office:value-type="float" office:value="8.46941111154176">
            <text:p>8.4694</text:p>
          </table:table-cell>
          <table:table-cell table:formula="of:=[.$W$3]^2*([.$Q$3]*10^[.$Q$4])*[.BA87]/([.$P$3]^2*([.$R$3]*10^([.$R$4]))^2*[.AY87]*[.$V$3])" office:value-type="float" office:value="1.2817321020946">
            <text:p>1.2817</text:p>
          </table:table-cell>
          <table:table-cell/>
          <table:table-cell table:formula="of:=-([.$AZ$9]+[.$BA$9]*[.$AT$10])/[.AS87]" office:value-type="float" office:value="-4.84923130426583">
            <text:p>-4.85</text:p>
          </table:table-cell>
          <table:table-cell table:formula="of:=[.$AZ$9]+[.$BA$9]*[.$AT$10]+[.$BB$9]*EXP([.AZ87])*[.AS87]/[.$AT$10]+[.$BC$9]*EXP(2*[.AZ87])*[.$AT$10]+([.$BD$9]+[.$BE$9]*[.$AT$10]+[.$BF$9]*[.$AT$10]^2)*EXP(3*[.AZ87])" office:value-type="float" office:value="8.46941018771733">
            <text:p>8.4694</text:p>
          </table:table-cell>
          <table:table-cell table:number-columns-repeated="6"/>
          <table:table-cell table:formula="of:=-([.$BL$9]+[.$BM$9]*[.AT87])/[.AS87]" office:value-type="float" office:value="-4.67301961448256">
            <text:p>-4.67</text:p>
          </table:table-cell>
          <table:table-cell table:formula="of:=[.$BL$9]+[.$BM$9]*[.AT87]+[.$BN$9]*EXP([.BL87])*[.AS87]/[.AT87]+[.$BO$9]*EXP(2*[.BL87])*[.AT87]+([.$BP$9]+[.$BQ$9]*[.AT87]+[.$BR$9]*[.AT87]^2)*EXP(3*[.BL87])" office:value-type="float" office:value="8.01101534472163">
            <text:p>8.01</text:p>
          </table:table-cell>
          <table:table-cell table:number-columns-repeated="2"/>
          <table:table-cell office:value-type="float" office:value="1.7901">
            <text:p>1.7901</text:p>
          </table:table-cell>
          <table:table-cell office:value-type="float" office:value="0.14534">
            <text:p>0.1453</text:p>
          </table:table-cell>
          <table:table-cell office:value-type="float" office:value="7.86476875991085">
            <text:p>7.8648</text:p>
          </table:table-cell>
          <table:table-cell/>
          <table:table-cell table:formula="of:=[.$BL$7]+[.$BM$7]*[.AT87]+[.$BN$7]*EXP([.BL87])*[.AS87]/[.AT87]+[.$BO$7]*EXP(2*[.BL87])*[.AT87]+([.$BP$7]+[.$BQ$7]*[.AT87]+[.$BR$7]*[.AT87]^2)*EXP(3*[.BL87])" office:value-type="float" office:value="7.92605766434703">
            <text:p>7.93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7999">
            <text:p>1.7999</text:p>
          </table:table-cell>
          <table:table-cell table:formula="of:=0.14514-0.000103362*[.AS88]+0.000340383*[.AS88]^2-0.000450864*[.AS88]^3+0.000182967*[.AS88]^4" office:value-type="float" office:value="0.145347964078536">
            <text:p>0.14535</text:p>
          </table:table-cell>
          <table:table-cell office:value-type="float" office:value="8.4545">
            <text:p>8.4545</text:p>
          </table:table-cell>
          <table:table-cell table:formula="of:=-([.$AE$2]+[.$AF$2]*[.AT88])/[.AS88]" office:value-type="float" office:value="-4.79172671747642">
            <text:p>-4.7917</text:p>
          </table:table-cell>
          <table:table-cell table:formula="of:=[.$AE$2]+[.$AF$2]*[.AT88]+[.$AG$2]*EXP([.AV88])*[.AS88]/[.AT88]+[.$AH$2]*EXP(2*[.AV88])*[.AT88]+([.$AI$2]+[.$AJ$2]*[.AT88]+[.$AK$2]*[.AT88]^2)*EXP(3*[.AV88])" office:value-type="float" office:value="8.38558104094993">
            <text:p>8.3856</text:p>
          </table:table-cell>
          <table:table-cell/>
          <table:table-cell table:formula="of:=145.12+0.0670526*[.AS88]-0.0556804*[.AS88]^2-0.111639*[.AS88]^3+0.0687962*[.AS88]^4" office:value-type="float" office:value="145.131367896925">
            <text:p>145.1314</text:p>
          </table:table-cell>
          <table:table-cell table:formula="of:=-([.$AZ$9]+[.$BA$9]*[.AT88])/[.AS88]" office:value-type="float" office:value="-4.8227794224435">
            <text:p>-4.82E+00</text:p>
          </table:table-cell>
          <table:table-cell table:formula="of:=[.$AZ$9]+[.$BA$9]*[.AT88]+[.$BB$9]*EXP([.AZ88])*[.AS88]/[.AT88]+[.$BC$9]*EXP(2*[.AZ88])*[.AT88]+([.$BD$9]+[.$BE$9]*[.AT88]+[.$BF$9]*[.AT88]^2)*EXP(3*[.AZ88])" office:value-type="float" office:value="8.45058742800936">
            <text:p>8.4506</text:p>
          </table:table-cell>
          <table:table-cell table:formula="of:=[.$W$3]^2*([.$Q$3]*10^[.$Q$4])*[.BA88]/([.$P$3]^2*([.$R$3]*10^([.$R$4]))^2*[.AY88]*[.$V$3])" office:value-type="float" office:value="1.27885060843804">
            <text:p>1.2789</text:p>
          </table:table-cell>
          <table:table-cell/>
          <table:table-cell table:formula="of:=-([.$AZ$9]+[.$BA$9]*[.$AT$10])/[.AS88]" office:value-type="float" office:value="-4.8228284670072">
            <text:p>-4.82</text:p>
          </table:table-cell>
          <table:table-cell table:formula="of:=[.$AZ$9]+[.$BA$9]*[.$AT$10]+[.$BB$9]*EXP([.AZ88])*[.AS88]/[.$AT$10]+[.$BC$9]*EXP(2*[.AZ88])*[.$AT$10]+([.$BD$9]+[.$BE$9]*[.$AT$10]+[.$BF$9]*[.$AT$10]^2)*EXP(3*[.AZ88])" office:value-type="float" office:value="8.45059177396397">
            <text:p>8.4506</text:p>
          </table:table-cell>
          <table:table-cell table:number-columns-repeated="6"/>
          <table:table-cell table:formula="of:=-([.$BL$9]+[.$BM$9]*[.AT88])/[.AS88]" office:value-type="float" office:value="-4.64725115777544">
            <text:p>-4.65</text:p>
          </table:table-cell>
          <table:table-cell table:formula="of:=[.$BL$9]+[.$BM$9]*[.AT88]+[.$BN$9]*EXP([.BL88])*[.AS88]/[.AT88]+[.$BO$9]*EXP(2*[.BL88])*[.AT88]+([.$BP$9]+[.$BQ$9]*[.AT88]+[.$BR$9]*[.AT88]^2)*EXP(3*[.BL88])" office:value-type="float" office:value="7.97863597328923">
            <text:p>7.98</text:p>
          </table:table-cell>
          <table:table-cell table:number-columns-repeated="2"/>
          <table:table-cell office:value-type="float" office:value="1.7999">
            <text:p>1.7999</text:p>
          </table:table-cell>
          <table:table-cell office:value-type="float" office:value="0.14535">
            <text:p>0.1454</text:p>
          </table:table-cell>
          <table:table-cell office:value-type="float" office:value="7.82742436909321">
            <text:p>7.8274</text:p>
          </table:table-cell>
          <table:table-cell/>
          <table:table-cell table:formula="of:=[.$BL$7]+[.$BM$7]*[.AT88]+[.$BN$7]*EXP([.BL88])*[.AS88]/[.AT88]+[.$BO$7]*EXP(2*[.BL88])*[.AT88]+([.$BP$7]+[.$BQ$7]*[.AT88]+[.$BR$7]*[.AT88]^2)*EXP(3*[.BL88])" office:value-type="float" office:value="7.893722977793">
            <text:p>7.8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8101">
            <text:p>1.8101</text:p>
          </table:table-cell>
          <table:table-cell table:formula="of:=0.14514-0.000103362*[.AS89]+0.000340383*[.AS89]^2-0.000450864*[.AS89]^3+0.000182967*[.AS89]^4" office:value-type="float" office:value="0.145358394461513">
            <text:p>0.14536</text:p>
          </table:table-cell>
          <table:table-cell office:value-type="float" office:value="8.4345">
            <text:p>8.4345</text:p>
          </table:table-cell>
          <table:table-cell table:formula="of:=-([.$AE$2]+[.$AF$2]*[.AT89])/[.AS89]" office:value-type="float" office:value="-4.76437655564955">
            <text:p>-4.7644</text:p>
          </table:table-cell>
          <table:table-cell table:formula="of:=[.$AE$2]+[.$AF$2]*[.AT89]+[.$AG$2]*EXP([.AV89])*[.AS89]/[.AT89]+[.$AH$2]*EXP(2*[.AV89])*[.AT89]+([.$AI$2]+[.$AJ$2]*[.AT89]+[.$AK$2]*[.AT89]^2)*EXP(3*[.AV89])" office:value-type="float" office:value="8.3621308480798">
            <text:p>8.3621</text:p>
          </table:table-cell>
          <table:table-cell/>
          <table:table-cell table:formula="of:=145.12+0.0670526*[.AS89]-0.0556804*[.AS89]^2-0.111639*[.AS89]^3+0.0687962*[.AS89]^4" office:value-type="float" office:value="145.135378305711">
            <text:p>145.1354</text:p>
          </table:table-cell>
          <table:table-cell table:formula="of:=-([.$AZ$9]+[.$BA$9]*[.AT89])/[.AS89]" office:value-type="float" office:value="-4.79554588292576">
            <text:p>-4.80E+00</text:p>
          </table:table-cell>
          <table:table-cell table:formula="of:=[.$AZ$9]+[.$BA$9]*[.AT89]+[.$BB$9]*EXP([.AZ89])*[.AS89]/[.AT89]+[.$BC$9]*EXP(2*[.AZ89])*[.AT89]+([.$BD$9]+[.$BE$9]*[.AT89]+[.$BF$9]*[.AT89]^2)*EXP(3*[.AZ89])" office:value-type="float" office:value="8.42944663457597">
            <text:p>8.4294</text:p>
          </table:table-cell>
          <table:table-cell table:formula="of:=[.$W$3]^2*([.$Q$3]*10^[.$Q$4])*[.BA89]/([.$P$3]^2*([.$R$3]*10^([.$R$4]))^2*[.AY89]*[.$V$3])" office:value-type="float" office:value="1.2756160650527">
            <text:p>1.2756</text:p>
          </table:table-cell>
          <table:table-cell/>
          <table:table-cell table:formula="of:=-([.$AZ$9]+[.$BA$9]*[.$AT$10])/[.AS89]" office:value-type="float" office:value="-4.79565159812511">
            <text:p>-4.8</text:p>
          </table:table-cell>
          <table:table-cell table:formula="of:=[.$AZ$9]+[.$BA$9]*[.$AT$10]+[.$BB$9]*EXP([.AZ89])*[.AS89]/[.$AT$10]+[.$BC$9]*EXP(2*[.AZ89])*[.$AT$10]+([.$BD$9]+[.$BE$9]*[.$AT$10]+[.$BF$9]*[.$AT$10]^2)*EXP(3*[.AZ89])" office:value-type="float" office:value="8.42944174616835">
            <text:p>8.4294</text:p>
          </table:table-cell>
          <table:table-cell table:number-columns-repeated="6"/>
          <table:table-cell table:formula="of:=-([.$BL$9]+[.$BM$9]*[.AT89])/[.AS89]" office:value-type="float" office:value="-4.62071735973871">
            <text:p>-4.62</text:p>
          </table:table-cell>
          <table:table-cell table:formula="of:=[.$BL$9]+[.$BM$9]*[.AT89]+[.$BN$9]*EXP([.BL89])*[.AS89]/[.AT89]+[.$BO$9]*EXP(2*[.BL89])*[.AT89]+([.$BP$9]+[.$BQ$9]*[.AT89]+[.$BR$9]*[.AT89]^2)*EXP(3*[.BL89])" office:value-type="float" office:value="7.94235944799194">
            <text:p>7.94</text:p>
          </table:table-cell>
          <table:table-cell table:number-columns-repeated="2"/>
          <table:table-cell office:value-type="float" office:value="1.8101">
            <text:p>1.8101</text:p>
          </table:table-cell>
          <table:table-cell office:value-type="float" office:value="0.14536">
            <text:p>0.1454</text:p>
          </table:table-cell>
          <table:table-cell office:value-type="float" office:value="7.78562853706168">
            <text:p>7.7856</text:p>
          </table:table-cell>
          <table:table-cell/>
          <table:table-cell table:formula="of:=[.$BL$7]+[.$BM$7]*[.AT89]+[.$BN$7]*EXP([.BL89])*[.AS89]/[.AT89]+[.$BO$7]*EXP(2*[.BL89])*[.AT89]+([.$BP$7]+[.$BQ$7]*[.AT89]+[.$BR$7]*[.AT89]^2)*EXP(3*[.BL89])" office:value-type="float" office:value="7.85749408300787">
            <text:p>7.8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82">
            <text:p>1.8200</text:p>
          </table:table-cell>
          <table:table-cell table:formula="of:=0.14514-0.000103362*[.AS90]+0.000340383*[.AS90]^2-0.000450864*[.AS90]^3+0.000182967*[.AS90]^4" office:value-type="float" office:value="0.145368814308734">
            <text:p>0.14537</text:p>
          </table:table-cell>
          <table:table-cell office:value-type="float" office:value="8.4114">
            <text:p>8.4114</text:p>
          </table:table-cell>
          <table:table-cell table:formula="of:=-([.$AE$2]+[.$AF$2]*[.AT90])/[.AS90]" office:value-type="float" office:value="-4.73811413476154">
            <text:p>-4.7381</text:p>
          </table:table-cell>
          <table:table-cell table:formula="of:=[.$AE$2]+[.$AF$2]*[.AT90]+[.$AG$2]*EXP([.AV90])*[.AS90]/[.AT90]+[.$AH$2]*EXP(2*[.AV90])*[.AT90]+([.$AI$2]+[.$AJ$2]*[.AT90]+[.$AK$2]*[.AT90]^2)*EXP(3*[.AV90])" office:value-type="float" office:value="8.33757358304152">
            <text:p>8.3376</text:p>
          </table:table-cell>
          <table:table-cell/>
          <table:table-cell table:formula="of:=145.12+0.0670526*[.AS90]-0.0556804*[.AS90]^2-0.111639*[.AS90]^3+0.0687962*[.AS90]^4" office:value-type="float" office:value="145.1394081492">
            <text:p>145.1394</text:p>
          </table:table-cell>
          <table:table-cell table:formula="of:=-([.$AZ$9]+[.$BA$9]*[.AT90])/[.AS90]" office:value-type="float" office:value="-4.76940364122689">
            <text:p>-4.77E+00</text:p>
          </table:table-cell>
          <table:table-cell table:formula="of:=[.$AZ$9]+[.$BA$9]*[.AT90]+[.$BB$9]*EXP([.AZ90])*[.AS90]/[.AT90]+[.$BC$9]*EXP(2*[.AZ90])*[.AT90]+([.$BD$9]+[.$BE$9]*[.AT90]+[.$BF$9]*[.AT90]^2)*EXP(3*[.AZ90])" office:value-type="float" office:value="8.40732074280055">
            <text:p>8.4073</text:p>
          </table:table-cell>
          <table:table-cell table:formula="of:=[.$W$3]^2*([.$Q$3]*10^[.$Q$4])*[.BA90]/([.$P$3]^2*([.$R$3]*10^([.$R$4]))^2*[.AY90]*[.$V$3])" office:value-type="float" office:value="1.27223246066121">
            <text:p>1.2722</text:p>
          </table:table-cell>
          <table:table-cell/>
          <table:table-cell table:formula="of:=-([.$AZ$9]+[.$BA$9]*[.$AT$10])/[.AS90]" office:value-type="float" office:value="-4.76956536141004">
            <text:p>-4.77</text:p>
          </table:table-cell>
          <table:table-cell table:formula="of:=[.$AZ$9]+[.$BA$9]*[.$AT$10]+[.$BB$9]*EXP([.AZ90])*[.AS90]/[.$AT$10]+[.$BC$9]*EXP(2*[.AZ90])*[.$AT$10]+([.$BD$9]+[.$BE$9]*[.$AT$10]+[.$BF$9]*[.$AT$10]^2)*EXP(3*[.AZ90])" office:value-type="float" office:value="8.40729042181641">
            <text:p>8.4073</text:p>
          </table:table-cell>
          <table:table-cell table:number-columns-repeated="6"/>
          <table:table-cell table:formula="of:=-([.$BL$9]+[.$BM$9]*[.AT90])/[.AS90]" office:value-type="float" office:value="-4.59523860442038">
            <text:p>-4.6</text:p>
          </table:table-cell>
          <table:table-cell table:formula="of:=[.$BL$9]+[.$BM$9]*[.AT90]+[.$BN$9]*EXP([.BL90])*[.AS90]/[.AT90]+[.$BO$9]*EXP(2*[.BL90])*[.AT90]+([.$BP$9]+[.$BQ$9]*[.AT90]+[.$BR$9]*[.AT90]^2)*EXP(3*[.BL90])" office:value-type="float" office:value="7.90448360945722">
            <text:p>7.9</text:p>
          </table:table-cell>
          <table:table-cell table:number-columns-repeated="2"/>
          <table:table-cell office:value-type="float" office:value="1.82">
            <text:p>1.8200</text:p>
          </table:table-cell>
          <table:table-cell office:value-type="float" office:value="0.14537">
            <text:p>0.1454</text:p>
          </table:table-cell>
          <table:table-cell office:value-type="float" office:value="7.7420347717743">
            <text:p>7.7420</text:p>
          </table:table-cell>
          <table:table-cell/>
          <table:table-cell table:formula="of:=[.$BL$7]+[.$BM$7]*[.AT90]+[.$BN$7]*EXP([.BL90])*[.AS90]/[.AT90]+[.$BO$7]*EXP(2*[.BL90])*[.AT90]+([.$BP$7]+[.$BQ$7]*[.AT90]+[.$BR$7]*[.AT90]^2)*EXP(3*[.BL90])" office:value-type="float" office:value="7.81966558238156">
            <text:p>7.82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8302">
            <text:p>1.8302</text:p>
          </table:table-cell>
          <table:table-cell table:formula="of:=0.14514-0.000103362*[.AS91]+0.000340383*[.AS91]^2-0.000450864*[.AS91]^3+0.000182967*[.AS91]^4" office:value-type="float" office:value="0.145379860577293">
            <text:p>0.14538</text:p>
          </table:table-cell>
          <table:table-cell office:value-type="float" office:value="8.3819">
            <text:p>8.3819</text:p>
          </table:table-cell>
          <table:table-cell table:formula="of:=-([.$AE$2]+[.$AF$2]*[.AT91])/[.AS91]" office:value-type="float" office:value="-4.71134278004195">
            <text:p>-4.7113</text:p>
          </table:table-cell>
          <table:table-cell table:formula="of:=[.$AE$2]+[.$AF$2]*[.AT91]+[.$AG$2]*EXP([.AV91])*[.AS91]/[.AT91]+[.$AH$2]*EXP(2*[.AV91])*[.AT91]+([.$AI$2]+[.$AJ$2]*[.AT91]+[.$AK$2]*[.AT91]^2)*EXP(3*[.AV91])" office:value-type="float" office:value="8.31030143014664">
            <text:p>8.3103</text:p>
          </table:table-cell>
          <table:table-cell/>
          <table:table-cell table:formula="of:=145.12+0.0670526*[.AS91]-0.0556804*[.AS91]^2-0.111639*[.AS91]^3+0.0687962*[.AS91]^4" office:value-type="float" office:value="145.143704069603">
            <text:p>145.1437</text:p>
          </table:table-cell>
          <table:table-cell table:formula="of:=-([.$AZ$9]+[.$BA$9]*[.AT91])/[.AS91]" office:value-type="float" office:value="-4.74276333771296">
            <text:p>-4.74E+00</text:p>
          </table:table-cell>
          <table:table-cell table:formula="of:=[.$AZ$9]+[.$BA$9]*[.AT91]+[.$BB$9]*EXP([.AZ91])*[.AS91]/[.AT91]+[.$BC$9]*EXP(2*[.AZ91])*[.AT91]+([.$BD$9]+[.$BE$9]*[.AT91]+[.$BF$9]*[.AT91]^2)*EXP(3*[.AZ91])" office:value-type="float" office:value="8.38276371485788">
            <text:p>8.3828</text:p>
          </table:table-cell>
          <table:table-cell table:formula="of:=[.$W$3]^2*([.$Q$3]*10^[.$Q$4])*[.BA91]/([.$P$3]^2*([.$R$3]*10^([.$R$4]))^2*[.AY91]*[.$V$3])" office:value-type="float" office:value="1.26847883886425">
            <text:p>1.2685</text:p>
          </table:table-cell>
          <table:table-cell/>
          <table:table-cell table:formula="of:=-([.$AZ$9]+[.$BA$9]*[.$AT$10])/[.AS91]" office:value-type="float" office:value="-4.74298380382814">
            <text:p>-4.74</text:p>
          </table:table-cell>
          <table:table-cell table:formula="of:=[.$AZ$9]+[.$BA$9]*[.$AT$10]+[.$BB$9]*EXP([.AZ91])*[.AS91]/[.$AT$10]+[.$BC$9]*EXP(2*[.AZ91])*[.$AT$10]+([.$BD$9]+[.$BE$9]*[.$AT$10]+[.$BF$9]*[.$AT$10]^2)*EXP(3*[.AZ91])" office:value-type="float" office:value="8.38268779439643">
            <text:p>8.3827</text:p>
          </table:table-cell>
          <table:table-cell table:number-columns-repeated="6"/>
          <table:table-cell table:formula="of:=-([.$BL$9]+[.$BM$9]*[.AT91])/[.AS91]" office:value-type="float" office:value="-4.56926586127456">
            <text:p>-4.57</text:p>
          </table:table-cell>
          <table:table-cell table:formula="of:=[.$BL$9]+[.$BM$9]*[.AT91]+[.$BN$9]*EXP([.BL91])*[.AS91]/[.AT91]+[.$BO$9]*EXP(2*[.BL91])*[.AT91]+([.$BP$9]+[.$BQ$9]*[.AT91]+[.$BR$9]*[.AT91]^2)*EXP(3*[.BL91])" office:value-type="float" office:value="7.86254480457308">
            <text:p>7.86</text:p>
          </table:table-cell>
          <table:table-cell table:number-columns-repeated="2"/>
          <table:table-cell office:value-type="float" office:value="1.8302">
            <text:p>1.8302</text:p>
          </table:table-cell>
          <table:table-cell office:value-type="float" office:value="0.14538">
            <text:p>0.1454</text:p>
          </table:table-cell>
          <table:table-cell office:value-type="float" office:value="7.69381345164154">
            <text:p>7.6938</text:p>
          </table:table-cell>
          <table:table-cell/>
          <table:table-cell table:formula="of:=[.$BL$7]+[.$BM$7]*[.AT91]+[.$BN$7]*EXP([.BL91])*[.AS91]/[.AT91]+[.$BO$7]*EXP(2*[.BL91])*[.AT91]+([.$BP$7]+[.$BQ$7]*[.AT91]+[.$BR$7]*[.AT91]^2)*EXP(3*[.BL91])" office:value-type="float" office:value="7.77777670647919">
            <text:p>7.78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8401">
            <text:p>1.8401</text:p>
          </table:table-cell>
          <table:table-cell table:formula="of:=0.14514-0.000103362*[.AS92]+0.000340383*[.AS92]^2-0.000450864*[.AS92]^3+0.000182967*[.AS92]^4" office:value-type="float" office:value="0.145390888769085">
            <text:p>0.14539</text:p>
          </table:table-cell>
          <table:table-cell office:value-type="float" office:value="8.3524">
            <text:p>8.3524</text:p>
          </table:table-cell>
          <table:table-cell table:formula="of:=-([.$AE$2]+[.$AF$2]*[.AT92])/[.AS92]" office:value-type="float" office:value="-4.68563256357326">
            <text:p>-4.6856</text:p>
          </table:table-cell>
          <table:table-cell table:formula="of:=[.$AE$2]+[.$AF$2]*[.AT92]+[.$AG$2]*EXP([.AV92])*[.AS92]/[.AT92]+[.$AH$2]*EXP(2*[.AV92])*[.AT92]+([.$AI$2]+[.$AJ$2]*[.AT92]+[.$AK$2]*[.AT92]^2)*EXP(3*[.AV92])" office:value-type="float" office:value="8.28179824417446">
            <text:p>8.2818</text:p>
          </table:table-cell>
          <table:table-cell/>
          <table:table-cell table:formula="of:=145.12+0.0670526*[.AS92]-0.0556804*[.AS92]^2-0.111639*[.AS92]^3+0.0687962*[.AS92]^4" office:value-type="float" office:value="145.148015697491">
            <text:p>145.1480</text:p>
          </table:table-cell>
          <table:table-cell table:formula="of:=-([.$AZ$9]+[.$BA$9]*[.AT92])/[.AS92]" office:value-type="float" office:value="-4.71718736643543">
            <text:p>-4.72E+00</text:p>
          </table:table-cell>
          <table:table-cell table:formula="of:=[.$AZ$9]+[.$BA$9]*[.AT92]+[.$BB$9]*EXP([.AZ92])*[.AS92]/[.AT92]+[.$BC$9]*EXP(2*[.AZ92])*[.AT92]+([.$BD$9]+[.$BE$9]*[.AT92]+[.$BF$9]*[.AT92]^2)*EXP(3*[.AZ92])" office:value-type="float" office:value="8.35711444654568">
            <text:p>8.3571</text:p>
          </table:table-cell>
          <table:table-cell table:formula="of:=[.$W$3]^2*([.$Q$3]*10^[.$Q$4])*[.BA92]/([.$P$3]^2*([.$R$3]*10^([.$R$4]))^2*[.AY92]*[.$V$3])" office:value-type="float" office:value="1.26456002961589">
            <text:p>1.2646</text:p>
          </table:table-cell>
          <table:table-cell/>
          <table:table-cell table:formula="of:=-([.$AZ$9]+[.$BA$9]*[.$AT$10])/[.AS92]" office:value-type="float" office:value="-4.7174658756406">
            <text:p>-4.72</text:p>
          </table:table-cell>
          <table:table-cell table:formula="of:=[.$AZ$9]+[.$BA$9]*[.$AT$10]+[.$BB$9]*EXP([.AZ92])*[.AS92]/[.$AT$10]+[.$BC$9]*EXP(2*[.AZ92])*[.$AT$10]+([.$BD$9]+[.$BE$9]*[.$AT$10]+[.$BF$9]*[.$AT$10]^2)*EXP(3*[.AZ92])" office:value-type="float" office:value="8.35697287871493">
            <text:p>8.3570</text:p>
          </table:table-cell>
          <table:table-cell table:number-columns-repeated="6"/>
          <table:table-cell table:formula="of:=-([.$BL$9]+[.$BM$9]*[.AT92])/[.AS92]" office:value-type="float" office:value="-4.54432236562034">
            <text:p>-4.54</text:p>
          </table:table-cell>
          <table:table-cell table:formula="of:=[.$BL$9]+[.$BM$9]*[.AT92]+[.$BN$9]*EXP([.BL92])*[.AS92]/[.AT92]+[.$BO$9]*EXP(2*[.BL92])*[.AT92]+([.$BP$9]+[.$BQ$9]*[.AT92]+[.$BR$9]*[.AT92]^2)*EXP(3*[.BL92])" office:value-type="float" office:value="7.8188411171561">
            <text:p>7.82</text:p>
          </table:table-cell>
          <table:table-cell table:number-columns-repeated="2"/>
          <table:table-cell office:value-type="float" office:value="1.8401">
            <text:p>1.8401</text:p>
          </table:table-cell>
          <table:table-cell office:value-type="float" office:value="0.14539">
            <text:p>0.1454</text:p>
          </table:table-cell>
          <table:table-cell office:value-type="float" office:value="7.64361288337414">
            <text:p>7.6436</text:p>
          </table:table-cell>
          <table:table-cell/>
          <table:table-cell table:formula="of:=[.$BL$7]+[.$BM$7]*[.AT92]+[.$BN$7]*EXP([.BL92])*[.AS92]/[.AT92]+[.$BO$7]*EXP(2*[.BL92])*[.AT92]+([.$BP$7]+[.$BQ$7]*[.AT92]+[.$BR$7]*[.AT92]^2)*EXP(3*[.BL92])" office:value-type="float" office:value="7.73412261626736">
            <text:p>7.73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8499">
            <text:p>1.8499</text:p>
          </table:table-cell>
          <table:table-cell table:formula="of:=0.14514-0.000103362*[.AS93]+0.000340383*[.AS93]^2-0.000450864*[.AS93]^3+0.000182967*[.AS93]^4" office:value-type="float" office:value="0.145402108385226">
            <text:p>0.14540</text:p>
          </table:table-cell>
          <table:table-cell office:value-type="float" office:value="8.3261">
            <text:p>8.3261</text:p>
          </table:table-cell>
          <table:table-cell table:formula="of:=-([.$AE$2]+[.$AF$2]*[.AT93])/[.AS93]" office:value-type="float" office:value="-4.66044317287937">
            <text:p>-4.6604</text:p>
          </table:table-cell>
          <table:table-cell table:formula="of:=[.$AE$2]+[.$AF$2]*[.AT93]+[.$AG$2]*EXP([.AV93])*[.AS93]/[.AT93]+[.$AH$2]*EXP(2*[.AV93])*[.AT93]+([.$AI$2]+[.$AJ$2]*[.AT93]+[.$AK$2]*[.AT93]^2)*EXP(3*[.AV93])" office:value-type="float" office:value="8.25148850602505">
            <text:p>8.2515</text:p>
          </table:table-cell>
          <table:table-cell/>
          <table:table-cell table:formula="of:=145.12+0.0670526*[.AS93]-0.0556804*[.AS93]^2-0.111639*[.AS93]^3+0.0687962*[.AS93]^4" office:value-type="float" office:value="145.152423868811">
            <text:p>145.1524</text:p>
          </table:table-cell>
          <table:table-cell table:formula="of:=-([.$AZ$9]+[.$BA$9]*[.AT93])/[.AS93]" office:value-type="float" office:value="-4.69213773365833">
            <text:p>-4.69E+00</text:p>
          </table:table-cell>
          <table:table-cell table:formula="of:=[.$AZ$9]+[.$BA$9]*[.AT93]+[.$BB$9]*EXP([.AZ93])*[.AS93]/[.AT93]+[.$BC$9]*EXP(2*[.AZ93])*[.AT93]+([.$BD$9]+[.$BE$9]*[.AT93]+[.$BF$9]*[.AT93]^2)*EXP(3*[.AZ93])" office:value-type="float" office:value="8.32985710390514">
            <text:p>8.3299</text:p>
          </table:table-cell>
          <table:table-cell table:formula="of:=[.$W$3]^2*([.$Q$3]*10^[.$Q$4])*[.BA93]/([.$P$3]^2*([.$R$3]*10^([.$R$4]))^2*[.AY93]*[.$V$3])" office:value-type="float" office:value="1.26039729569848">
            <text:p>1.2604</text:p>
          </table:table-cell>
          <table:table-cell/>
          <table:table-cell table:formula="of:=-([.$AZ$9]+[.$BA$9]*[.$AT$10])/[.AS93]" office:value-type="float" office:value="-4.69247470553342">
            <text:p>-4.69</text:p>
          </table:table-cell>
          <table:table-cell table:formula="of:=[.$AZ$9]+[.$BA$9]*[.$AT$10]+[.$BB$9]*EXP([.AZ93])*[.AS93]/[.$AT$10]+[.$BC$9]*EXP(2*[.AZ93])*[.$AT$10]+([.$BD$9]+[.$BE$9]*[.$AT$10]+[.$BF$9]*[.$AT$10]^2)*EXP(3*[.AZ93])" office:value-type="float" office:value="8.32962708370972">
            <text:p>8.3296</text:p>
          </table:table-cell>
          <table:table-cell table:number-columns-repeated="6"/>
          <table:table-cell table:formula="of:=-([.$BL$9]+[.$BM$9]*[.AT93])/[.AS93]" office:value-type="float" office:value="-4.51988393213036">
            <text:p>-4.52</text:p>
          </table:table-cell>
          <table:table-cell table:formula="of:=[.$BL$9]+[.$BM$9]*[.AT93]+[.$BN$9]*EXP([.BL93])*[.AS93]/[.AT93]+[.$BO$9]*EXP(2*[.BL93])*[.AT93]+([.$BP$9]+[.$BQ$9]*[.AT93]+[.$BR$9]*[.AT93]^2)*EXP(3*[.BL93])" office:value-type="float" office:value="7.77249932885479">
            <text:p>7.77</text:p>
          </table:table-cell>
          <table:table-cell table:number-columns-repeated="2"/>
          <table:table-cell office:value-type="float" office:value="1.8499">
            <text:p>1.8499</text:p>
          </table:table-cell>
          <table:table-cell office:value-type="float" office:value="0.1454">
            <text:p>0.1454</text:p>
          </table:table-cell>
          <table:table-cell office:value-type="float" office:value="7.59043324089661">
            <text:p>7.5904</text:p>
          </table:table-cell>
          <table:table-cell/>
          <table:table-cell table:formula="of:=[.$BL$7]+[.$BM$7]*[.AT93]+[.$BN$7]*EXP([.BL93])*[.AS93]/[.AT93]+[.$BO$7]*EXP(2*[.BL93])*[.AT93]+([.$BP$7]+[.$BQ$7]*[.AT93]+[.$BR$7]*[.AT93]^2)*EXP(3*[.BL93])" office:value-type="float" office:value="7.68783104072844">
            <text:p>7.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8601">
            <text:p>1.8601</text:p>
          </table:table-cell>
          <table:table-cell table:formula="of:=0.14514-0.000103362*[.AS94]+0.000340383*[.AS94]^2-0.000450864*[.AS94]^3+0.000182967*[.AS94]^4" office:value-type="float" office:value="0.145414111411328">
            <text:p>0.14541</text:p>
          </table:table-cell>
          <table:table-cell office:value-type="float" office:value="8.2901">
            <text:p>8.2901</text:p>
          </table:table-cell>
          <table:table-cell table:formula="of:=-([.$AE$2]+[.$AF$2]*[.AT94])/[.AS94]" office:value-type="float" office:value="-4.63449695376915">
            <text:p>-4.6345</text:p>
          </table:table-cell>
          <table:table-cell table:formula="of:=[.$AE$2]+[.$AF$2]*[.AT94]+[.$AG$2]*EXP([.AV94])*[.AS94]/[.AT94]+[.$AH$2]*EXP(2*[.AV94])*[.AT94]+([.$AI$2]+[.$AJ$2]*[.AT94]+[.$AK$2]*[.AT94]^2)*EXP(3*[.AV94])" office:value-type="float" office:value="8.21759366557182">
            <text:p>8.2176</text:p>
          </table:table-cell>
          <table:table-cell/>
          <table:table-cell table:formula="of:=145.12+0.0670526*[.AS94]-0.0556804*[.AS94]^2-0.111639*[.AS94]^3+0.0687962*[.AS94]^4" office:value-type="float" office:value="145.157162415438">
            <text:p>145.1572</text:p>
          </table:table-cell>
          <table:table-cell table:formula="of:=-([.$AZ$9]+[.$BA$9]*[.AT94])/[.AS94]" office:value-type="float" office:value="-4.66634426743116">
            <text:p>-4.67E+00</text:p>
          </table:table-cell>
          <table:table-cell table:formula="of:=[.$AZ$9]+[.$BA$9]*[.AT94]+[.$BB$9]*EXP([.AZ94])*[.AS94]/[.AT94]+[.$BC$9]*EXP(2*[.AZ94])*[.AT94]+([.$BD$9]+[.$BE$9]*[.AT94]+[.$BF$9]*[.AT94]^2)*EXP(3*[.AZ94])" office:value-type="float" office:value="8.29939648099235">
            <text:p>8.2994</text:p>
          </table:table-cell>
          <table:table-cell table:formula="of:=[.$W$3]^2*([.$Q$3]*10^[.$Q$4])*[.BA94]/([.$P$3]^2*([.$R$3]*10^([.$R$4]))^2*[.AY94]*[.$V$3])" office:value-type="float" office:value="1.25574728038161">
            <text:p>1.2557</text:p>
          </table:table-cell>
          <table:table-cell/>
          <table:table-cell table:formula="of:=-([.$AZ$9]+[.$BA$9]*[.$AT$10])/[.AS94]" office:value-type="float" office:value="-4.66674316314514">
            <text:p>-4.67</text:p>
          </table:table-cell>
          <table:table-cell table:formula="of:=[.$AZ$9]+[.$BA$9]*[.$AT$10]+[.$BB$9]*EXP([.AZ94])*[.AS94]/[.$AT$10]+[.$BC$9]*EXP(2*[.AZ94])*[.$AT$10]+([.$BD$9]+[.$BE$9]*[.$AT$10]+[.$BF$9]*[.$AT$10]^2)*EXP(3*[.AZ94])" office:value-type="float" office:value="8.29904645751715">
            <text:p>8.2990</text:p>
          </table:table-cell>
          <table:table-cell table:number-columns-repeated="6"/>
          <table:table-cell table:formula="of:=-([.$BL$9]+[.$BM$9]*[.AT94])/[.AS94]" office:value-type="float" office:value="-4.49471098552724">
            <text:p>-4.49</text:p>
          </table:table-cell>
          <table:table-cell table:formula="of:=[.$BL$9]+[.$BM$9]*[.AT94]+[.$BN$9]*EXP([.BL94])*[.AS94]/[.AT94]+[.$BO$9]*EXP(2*[.BL94])*[.AT94]+([.$BP$9]+[.$BQ$9]*[.AT94]+[.$BR$9]*[.AT94]^2)*EXP(3*[.BL94])" office:value-type="float" office:value="7.72082390725405">
            <text:p>7.72</text:p>
          </table:table-cell>
          <table:table-cell table:number-columns-repeated="2"/>
          <table:table-cell office:value-type="float" office:value="1.8601">
            <text:p>1.8601</text:p>
          </table:table-cell>
          <table:table-cell office:value-type="float" office:value="0.14541">
            <text:p>0.1454</text:p>
          </table:table-cell>
          <table:table-cell office:value-type="float" office:value="7.53119008347324">
            <text:p>7.5312</text:p>
          </table:table-cell>
          <table:table-cell/>
          <table:table-cell table:formula="of:=[.$BL$7]+[.$BM$7]*[.AT94]+[.$BN$7]*EXP([.BL94])*[.AS94]/[.AT94]+[.$BO$7]*EXP(2*[.BL94])*[.AT94]+([.$BP$7]+[.$BQ$7]*[.AT94]+[.$BR$7]*[.AT94]^2)*EXP(3*[.BL94])" office:value-type="float" office:value="7.63620907567701">
            <text:p>7.64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87">
            <text:p>1.8700</text:p>
          </table:table-cell>
          <table:table-cell table:formula="of:=0.14514-0.000103362*[.AS95]+0.000340383*[.AS95]^2-0.000450864*[.AS95]^3+0.000182967*[.AS95]^4" office:value-type="float" office:value="0.145426084275721">
            <text:p>0.14543</text:p>
          </table:table-cell>
          <table:table-cell office:value-type="float" office:value="8.2543">
            <text:p>8.2543</text:p>
          </table:table-cell>
          <table:table-cell table:formula="of:=-([.$AE$2]+[.$AF$2]*[.AT95])/[.AS95]" office:value-type="float" office:value="-4.60957409964215">
            <text:p>-4.6096</text:p>
          </table:table-cell>
          <table:table-cell table:formula="of:=[.$AE$2]+[.$AF$2]*[.AT95]+[.$AG$2]*EXP([.AV95])*[.AS95]/[.AT95]+[.$AH$2]*EXP(2*[.AV95])*[.AT95]+([.$AI$2]+[.$AJ$2]*[.AT95]+[.$AK$2]*[.AT95]^2)*EXP(3*[.AV95])" office:value-type="float" office:value="8.18226791545299">
            <text:p>8.1823</text:p>
          </table:table-cell>
          <table:table-cell/>
          <table:table-cell table:formula="of:=145.12+0.0670526*[.AS95]-0.0556804*[.AS95]^2-0.111639*[.AS95]^3+0.0687962*[.AS95]^4" office:value-type="float" office:value="145.161910721115">
            <text:p>145.1619</text:p>
          </table:table-cell>
          <table:table-cell table:formula="of:=-([.$AZ$9]+[.$BA$9]*[.AT95])/[.AS95]" office:value-type="float" office:value="-4.64157681726221">
            <text:p>-4.64E+00</text:p>
          </table:table-cell>
          <table:table-cell table:formula="of:=[.$AZ$9]+[.$BA$9]*[.AT95]+[.$BB$9]*EXP([.AZ95])*[.AS95]/[.AT95]+[.$BC$9]*EXP(2*[.AZ95])*[.AT95]+([.$BD$9]+[.$BE$9]*[.AT95]+[.$BF$9]*[.AT95]^2)*EXP(3*[.AZ95])" office:value-type="float" office:value="8.26767252790835">
            <text:p>8.2677</text:p>
          </table:table-cell>
          <table:table-cell table:formula="of:=[.$W$3]^2*([.$Q$3]*10^[.$Q$4])*[.BA95]/([.$P$3]^2*([.$R$3]*10^([.$R$4]))^2*[.AY95]*[.$V$3])" office:value-type="float" office:value="1.25090634153856">
            <text:p>1.2509</text:p>
          </table:table-cell>
          <table:table-cell/>
          <table:table-cell table:formula="of:=-([.$AZ$9]+[.$BA$9]*[.$AT$10])/[.AS95]" office:value-type="float" office:value="-4.64203687581084">
            <text:p>-4.64</text:p>
          </table:table-cell>
          <table:table-cell table:formula="of:=[.$AZ$9]+[.$BA$9]*[.$AT$10]+[.$BB$9]*EXP([.AZ95])*[.AS95]/[.$AT$10]+[.$BC$9]*EXP(2*[.AZ95])*[.$AT$10]+([.$BD$9]+[.$BE$9]*[.$AT$10]+[.$BF$9]*[.$AT$10]^2)*EXP(3*[.AZ95])" office:value-type="float" office:value="8.26717542760246">
            <text:p>8.2672</text:p>
          </table:table-cell>
          <table:table-cell table:number-columns-repeated="6"/>
          <table:table-cell table:formula="of:=-([.$BL$9]+[.$BM$9]*[.AT95])/[.AS95]" office:value-type="float" office:value="-4.47053066044341">
            <text:p>-4.47</text:p>
          </table:table-cell>
          <table:table-cell table:formula="of:=[.$BL$9]+[.$BM$9]*[.AT95]+[.$BN$9]*EXP([.BL95])*[.AS95]/[.AT95]+[.$BO$9]*EXP(2*[.BL95])*[.AT95]+([.$BP$9]+[.$BQ$9]*[.AT95]+[.$BR$9]*[.AT95]^2)*EXP(3*[.BL95])" office:value-type="float" office:value="7.6671194643127">
            <text:p>7.67</text:p>
          </table:table-cell>
          <table:table-cell table:number-columns-repeated="2"/>
          <table:table-cell office:value-type="float" office:value="1.87">
            <text:p>1.8700</text:p>
          </table:table-cell>
          <table:table-cell office:value-type="float" office:value="0.14543">
            <text:p>0.1454</text:p>
          </table:table-cell>
          <table:table-cell office:value-type="float" office:value="7.46967945205409">
            <text:p>7.4697</text:p>
          </table:table-cell>
          <table:table-cell/>
          <table:table-cell table:formula="of:=[.$BL$7]+[.$BM$7]*[.AT95]+[.$BN$7]*EXP([.BL95])*[.AS95]/[.AT95]+[.$BO$7]*EXP(2*[.BL95])*[.AT95]+([.$BP$7]+[.$BQ$7]*[.AT95]+[.$BR$7]*[.AT95]^2)*EXP(3*[.BL95])" office:value-type="float" office:value="7.5825576961212">
            <text:p>7.58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8802">
            <text:p>1.8802</text:p>
          </table:table-cell>
          <table:table-cell table:formula="of:=0.14514-0.000103362*[.AS96]+0.000340383*[.AS96]^2-0.000450864*[.AS96]^3+0.000182967*[.AS96]^4" office:value-type="float" office:value="0.145438758285076">
            <text:p>0.14544</text:p>
          </table:table-cell>
          <table:table-cell office:value-type="float" office:value="8.2183">
            <text:p>8.2183</text:p>
          </table:table-cell>
          <table:table-cell table:formula="of:=-([.$AE$2]+[.$AF$2]*[.AT96])/[.AS96]" office:value-type="float" office:value="-4.5841596308573">
            <text:p>-4.5842</text:p>
          </table:table-cell>
          <table:table-cell table:formula="of:=[.$AE$2]+[.$AF$2]*[.AT96]+[.$AG$2]*EXP([.AV96])*[.AS96]/[.AT96]+[.$AH$2]*EXP(2*[.AV96])*[.AT96]+([.$AI$2]+[.$AJ$2]*[.AT96]+[.$AK$2]*[.AT96]^2)*EXP(3*[.AV96])" office:value-type="float" office:value="8.14322023251337">
            <text:p>8.1432</text:p>
          </table:table-cell>
          <table:table-cell/>
          <table:table-cell table:formula="of:=145.12+0.0670526*[.AS96]-0.0556804*[.AS96]^2-0.111639*[.AS96]^3+0.0687962*[.AS96]^4" office:value-type="float" office:value="145.166959056688">
            <text:p>145.1670</text:p>
          </table:table-cell>
          <table:table-cell table:formula="of:=-([.$AZ$9]+[.$BA$9]*[.AT96])/[.AS96]" office:value-type="float" office:value="-4.61632985615637">
            <text:p>-4.62E+00</text:p>
          </table:table-cell>
          <table:table-cell table:formula="of:=[.$AZ$9]+[.$BA$9]*[.AT96]+[.$BB$9]*EXP([.AZ96])*[.AS96]/[.AT96]+[.$BC$9]*EXP(2*[.AZ96])*[.AT96]+([.$BD$9]+[.$BE$9]*[.AT96]+[.$BF$9]*[.AT96]^2)*EXP(3*[.AZ96])" office:value-type="float" office:value="8.23263211255958">
            <text:p>8.2326</text:p>
          </table:table-cell>
          <table:table-cell table:formula="of:=[.$W$3]^2*([.$Q$3]*10^[.$Q$4])*[.BA96]/([.$P$3]^2*([.$R$3]*10^([.$R$4]))^2*[.AY96]*[.$V$3])" office:value-type="float" office:value="1.24556137773047">
            <text:p>1.2456</text:p>
          </table:table-cell>
          <table:table-cell/>
          <table:table-cell table:formula="of:=-([.$AZ$9]+[.$BA$9]*[.$AT$10])/[.AS96]" office:value-type="float" office:value="-4.61685403561657">
            <text:p>-4.62</text:p>
          </table:table-cell>
          <table:table-cell table:formula="of:=[.$AZ$9]+[.$BA$9]*[.$AT$10]+[.$BB$9]*EXP([.AZ96])*[.AS96]/[.$AT$10]+[.$BC$9]*EXP(2*[.AZ96])*[.$AT$10]+([.$BD$9]+[.$BE$9]*[.$AT$10]+[.$BF$9]*[.$AT$10]^2)*EXP(3*[.AZ96])" office:value-type="float" office:value="8.23194813228393">
            <text:p>8.2319</text:p>
          </table:table-cell>
          <table:table-cell table:number-columns-repeated="6"/>
          <table:table-cell table:formula="of:=-([.$BL$9]+[.$BM$9]*[.AT96])/[.AS96]" office:value-type="float" office:value="-4.4458731130023">
            <text:p>-4.45</text:p>
          </table:table-cell>
          <table:table-cell table:formula="of:=[.$BL$9]+[.$BM$9]*[.AT96]+[.$BN$9]*EXP([.BL96])*[.AS96]/[.AT96]+[.$BO$9]*EXP(2*[.BL96])*[.AT96]+([.$BP$9]+[.$BQ$9]*[.AT96]+[.$BR$9]*[.AT96]^2)*EXP(3*[.BL96])" office:value-type="float" office:value="7.60792300105997">
            <text:p>7.61</text:p>
          </table:table-cell>
          <table:table-cell table:number-columns-repeated="2"/>
          <table:table-cell office:value-type="float" office:value="1.8802">
            <text:p>1.8802</text:p>
          </table:table-cell>
          <table:table-cell office:value-type="float" office:value="0.14544">
            <text:p>0.1454</text:p>
          </table:table-cell>
          <table:table-cell office:value-type="float" office:value="7.40194224939728">
            <text:p>7.4019</text:p>
          </table:table-cell>
          <table:table-cell/>
          <table:table-cell table:formula="of:=[.$BL$7]+[.$BM$7]*[.AT96]+[.$BN$7]*EXP([.BL96])*[.AS96]/[.AT96]+[.$BO$7]*EXP(2*[.BL96])*[.AT96]+([.$BP$7]+[.$BQ$7]*[.AT96]+[.$BR$7]*[.AT96]^2)*EXP(3*[.BL96])" office:value-type="float" office:value="7.52341713381802">
            <text:p>7.52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89">
            <text:p>1.8900</text:p>
          </table:table-cell>
          <table:table-cell table:formula="of:=0.14514-0.000103362*[.AS97]+0.000340383*[.AS97]^2-0.000450864*[.AS97]^3+0.000182967*[.AS97]^4" office:value-type="float" office:value="0.145451264120266">
            <text:p>0.14545</text:p>
          </table:table-cell>
          <table:table-cell office:value-type="float" office:value="8.1793">
            <text:p>8.1793</text:p>
          </table:table-cell>
          <table:table-cell table:formula="of:=-([.$AE$2]+[.$AF$2]*[.AT97])/[.AS97]" office:value-type="float" office:value="-4.55998967307014">
            <text:p>-4.5600</text:p>
          </table:table-cell>
          <table:table-cell table:formula="of:=[.$AE$2]+[.$AF$2]*[.AT97]+[.$AG$2]*EXP([.AV97])*[.AS97]/[.AT97]+[.$AH$2]*EXP(2*[.AV97])*[.AT97]+([.$AI$2]+[.$AJ$2]*[.AT97]+[.$AK$2]*[.AT97]^2)*EXP(3*[.AV97])" office:value-type="float" office:value="8.103021151818">
            <text:p>8.1030</text:p>
          </table:table-cell>
          <table:table-cell/>
          <table:table-cell table:formula="of:=145.12+0.0670526*[.AS97]-0.0556804*[.AS97]^2-0.111639*[.AS97]^3+0.0687962*[.AS97]^4" office:value-type="float" office:value="145.171961060263">
            <text:p>145.1720</text:p>
          </table:table-cell>
          <table:table-cell table:formula="of:=-([.$AZ$9]+[.$BA$9]*[.AT97])/[.AS97]" office:value-type="float" office:value="-4.59232793905591">
            <text:p>-4.59E+00</text:p>
          </table:table-cell>
          <table:table-cell table:formula="of:=[.$AZ$9]+[.$BA$9]*[.AT97]+[.$BB$9]*EXP([.AZ97])*[.AS97]/[.AT97]+[.$BC$9]*EXP(2*[.AZ97])*[.AT97]+([.$BD$9]+[.$BE$9]*[.AT97]+[.$BF$9]*[.AT97]^2)*EXP(3*[.AZ97])" office:value-type="float" office:value="8.19658607654527">
            <text:p>8.1966</text:p>
          </table:table-cell>
          <table:table-cell table:formula="of:=[.$W$3]^2*([.$Q$3]*10^[.$Q$4])*[.BA97]/([.$P$3]^2*([.$R$3]*10^([.$R$4]))^2*[.AY97]*[.$V$3])" office:value-type="float" office:value="1.24006504069742">
            <text:p>1.2401</text:p>
          </table:table-cell>
          <table:table-cell/>
          <table:table-cell table:formula="of:=-([.$AZ$9]+[.$BA$9]*[.$AT$10])/[.AS97]" office:value-type="float" office:value="-4.59291479246892">
            <text:p>-4.59</text:p>
          </table:table-cell>
          <table:table-cell table:formula="of:=[.$AZ$9]+[.$BA$9]*[.$AT$10]+[.$BB$9]*EXP([.AZ97])*[.AS97]/[.$AT$10]+[.$BC$9]*EXP(2*[.AZ97])*[.$AT$10]+([.$BD$9]+[.$BE$9]*[.$AT$10]+[.$BF$9]*[.$AT$10]^2)*EXP(3*[.AZ97])" office:value-type="float" office:value="8.19568483088666">
            <text:p>8.1957</text:p>
          </table:table-cell>
          <table:table-cell table:number-columns-repeated="6"/>
          <table:table-cell table:formula="of:=-([.$BL$9]+[.$BM$9]*[.AT97])/[.AS97]" office:value-type="float" office:value="-4.42242276527618">
            <text:p>-4.42</text:p>
          </table:table-cell>
          <table:table-cell table:formula="of:=[.$BL$9]+[.$BM$9]*[.AT97]+[.$BN$9]*EXP([.BL97])*[.AS97]/[.AT97]+[.$BO$9]*EXP(2*[.BL97])*[.AT97]+([.$BP$9]+[.$BQ$9]*[.AT97]+[.$BR$9]*[.AT97]^2)*EXP(3*[.BL97])" office:value-type="float" office:value="7.5471487945585">
            <text:p>7.55</text:p>
          </table:table-cell>
          <table:table-cell table:number-columns-repeated="2"/>
          <table:table-cell office:value-type="float" office:value="1.89">
            <text:p>1.8900</text:p>
          </table:table-cell>
          <table:table-cell office:value-type="float" office:value="0.14545">
            <text:p>0.1455</text:p>
          </table:table-cell>
          <table:table-cell office:value-type="float" office:value="7.3324637444371">
            <text:p>7.3325</text:p>
          </table:table-cell>
          <table:table-cell/>
          <table:table-cell table:formula="of:=[.$BL$7]+[.$BM$7]*[.AT97]+[.$BN$7]*EXP([.BL97])*[.AS97]/[.AT97]+[.$BO$7]*EXP(2*[.BL97])*[.AT97]+([.$BP$7]+[.$BQ$7]*[.AT97]+[.$BR$7]*[.AT97]^2)*EXP(3*[.BL97])" office:value-type="float" office:value="7.46269782549729">
            <text:p>7.4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9002">
            <text:p>1.9002</text:p>
          </table:table-cell>
          <table:table-cell table:formula="of:=0.14514-0.000103362*[.AS98]+0.000340383*[.AS98]^2-0.000450864*[.AS98]^3+0.000182967*[.AS98]^4" office:value-type="float" office:value="0.145464628387827">
            <text:p>0.14546</text:p>
          </table:table-cell>
          <table:table-cell office:value-type="float" office:value="8.137">
            <text:p>8.1370</text:p>
          </table:table-cell>
          <table:table-cell table:formula="of:=-([.$AE$2]+[.$AF$2]*[.AT98])/[.AS98]" office:value-type="float" office:value="-4.53508688622913">
            <text:p>-4.5351</text:p>
          </table:table-cell>
          <table:table-cell table:formula="of:=[.$AE$2]+[.$AF$2]*[.AT98]+[.$AG$2]*EXP([.AV98])*[.AS98]/[.AT98]+[.$AH$2]*EXP(2*[.AV98])*[.AT98]+([.$AI$2]+[.$AJ$2]*[.AT98]+[.$AK$2]*[.AT98]^2)*EXP(3*[.AV98])" office:value-type="float" office:value="8.05822684384356">
            <text:p>8.0582</text:p>
          </table:table-cell>
          <table:table-cell/>
          <table:table-cell table:formula="of:=145.12+0.0670526*[.AS98]-0.0556804*[.AS98]^2-0.111639*[.AS98]^3+0.0687962*[.AS98]^4" office:value-type="float" office:value="145.177327566798">
            <text:p>145.1773</text:p>
          </table:table-cell>
          <table:table-cell table:formula="of:=-([.$AZ$9]+[.$BA$9]*[.AT98])/[.AS98]" office:value-type="float" office:value="-4.5676074784253">
            <text:p>-4.57E+00</text:p>
          </table:table-cell>
          <table:table-cell table:formula="of:=[.$AZ$9]+[.$BA$9]*[.AT98]+[.$BB$9]*EXP([.AZ98])*[.AS98]/[.AT98]+[.$BC$9]*EXP(2*[.AZ98])*[.AT98]+([.$BD$9]+[.$BE$9]*[.AT98]+[.$BF$9]*[.AT98]^2)*EXP(3*[.AZ98])" office:value-type="float" office:value="8.15645152745692">
            <text:p>8.1565</text:p>
          </table:table-cell>
          <table:table-cell table:formula="of:=[.$W$3]^2*([.$Q$3]*10^[.$Q$4])*[.BA98]/([.$P$3]^2*([.$R$3]*10^([.$R$4]))^2*[.AY98]*[.$V$3])" office:value-type="float" office:value="1.23394745268563">
            <text:p>1.2339</text:p>
          </table:table-cell>
          <table:table-cell/>
          <table:table-cell table:formula="of:=-([.$AZ$9]+[.$BA$9]*[.$AT$10])/[.AS98]" office:value-type="float" office:value="-4.56826068717307">
            <text:p>-4.57</text:p>
          </table:table-cell>
          <table:table-cell table:formula="of:=[.$AZ$9]+[.$BA$9]*[.$AT$10]+[.$BB$9]*EXP([.AZ98])*[.AS98]/[.$AT$10]+[.$BC$9]*EXP(2*[.AZ98])*[.$AT$10]+([.$BD$9]+[.$BE$9]*[.$AT$10]+[.$BF$9]*[.$AT$10]^2)*EXP(3*[.AZ98])" office:value-type="float" office:value="8.15528040739846">
            <text:p>8.1553</text:p>
          </table:table-cell>
          <table:table-cell table:number-columns-repeated="6"/>
          <table:table-cell table:formula="of:=-([.$BL$9]+[.$BM$9]*[.AT98])/[.AS98]" office:value-type="float" office:value="-4.39826114824314">
            <text:p>-4.4</text:p>
          </table:table-cell>
          <table:table-cell table:formula="of:=[.$BL$9]+[.$BM$9]*[.AT98]+[.$BN$9]*EXP([.BL98])*[.AS98]/[.AT98]+[.$BO$9]*EXP(2*[.BL98])*[.AT98]+([.$BP$9]+[.$BQ$9]*[.AT98]+[.$BR$9]*[.AT98]^2)*EXP(3*[.BL98])" office:value-type="float" office:value="7.47961178258128">
            <text:p>7.48</text:p>
          </table:table-cell>
          <table:table-cell table:number-columns-repeated="2"/>
          <table:table-cell office:value-type="float" office:value="1.9002">
            <text:p>1.9002</text:p>
          </table:table-cell>
          <table:table-cell office:value-type="float" office:value="0.14546">
            <text:p>0.1455</text:p>
          </table:table-cell>
          <table:table-cell office:value-type="float" office:value="7.25532401884297">
            <text:p>7.2553</text:p>
          </table:table-cell>
          <table:table-cell/>
          <table:table-cell table:formula="of:=[.$BL$7]+[.$BM$7]*[.AT98]+[.$BN$7]*EXP([.BL98])*[.AS98]/[.AT98]+[.$BO$7]*EXP(2*[.BL98])*[.AT98]+([.$BP$7]+[.$BQ$7]*[.AT98]+[.$BR$7]*[.AT98]^2)*EXP(3*[.BL98])" office:value-type="float" office:value="7.39521920508033">
            <text:p>7.4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9101">
            <text:p>1.9101</text:p>
          </table:table-cell>
          <table:table-cell table:formula="of:=0.14514-0.000103362*[.AS99]+0.000340383*[.AS99]^2-0.000450864*[.AS99]^3+0.000182967*[.AS99]^4" office:value-type="float" office:value="0.145477944602296">
            <text:p>0.14548</text:p>
          </table:table-cell>
          <table:table-cell office:value-type="float" office:value="8.0947">
            <text:p>8.0947</text:p>
          </table:table-cell>
          <table:table-cell table:formula="of:=-([.$AE$2]+[.$AF$2]*[.AT99])/[.AS99]" office:value-type="float" office:value="-4.51115995338939">
            <text:p>-4.5112</text:p>
          </table:table-cell>
          <table:table-cell table:formula="of:=[.$AE$2]+[.$AF$2]*[.AT99]+[.$AG$2]*EXP([.AV99])*[.AS99]/[.AT99]+[.$AH$2]*EXP(2*[.AV99])*[.AT99]+([.$AI$2]+[.$AJ$2]*[.AT99]+[.$AK$2]*[.AT99]^2)*EXP(3*[.AV99])" office:value-type="float" office:value="8.01170464673697">
            <text:p>8.0117</text:p>
          </table:table-cell>
          <table:table-cell/>
          <table:table-cell table:formula="of:=145.12+0.0670526*[.AS99]-0.0556804*[.AS99]^2-0.111639*[.AS99]^3+0.0687962*[.AS99]^4" office:value-type="float" office:value="145.182695075352">
            <text:p>145.1827</text:p>
          </table:table-cell>
          <table:table-cell table:formula="of:=-([.$AZ$9]+[.$BA$9]*[.AT99])/[.AS99]" office:value-type="float" office:value="-4.54386478775115">
            <text:p>-4.54E+00</text:p>
          </table:table-cell>
          <table:table-cell table:formula="of:=[.$AZ$9]+[.$BA$9]*[.AT99]+[.$BB$9]*EXP([.AZ99])*[.AS99]/[.AT99]+[.$BC$9]*EXP(2*[.AZ99])*[.AT99]+([.$BD$9]+[.$BE$9]*[.AT99]+[.$BF$9]*[.AT99]^2)*EXP(3*[.AZ99])" office:value-type="float" office:value="8.11480341245696">
            <text:p>8.1148</text:p>
          </table:table-cell>
          <table:table-cell table:formula="of:=[.$W$3]^2*([.$Q$3]*10^[.$Q$4])*[.BA99]/([.$P$3]^2*([.$R$3]*10^([.$R$4]))^2*[.AY99]*[.$V$3])" office:value-type="float" office:value="1.22760133734938">
            <text:p>1.2276</text:p>
          </table:table-cell>
          <table:table-cell/>
          <table:table-cell table:formula="of:=-([.$AZ$9]+[.$BA$9]*[.$AT$10])/[.AS99]" office:value-type="float" office:value="-4.54458350754739">
            <text:p>-4.54</text:p>
          </table:table-cell>
          <table:table-cell table:formula="of:=[.$AZ$9]+[.$BA$9]*[.$AT$10]+[.$BB$9]*EXP([.AZ99])*[.AS99]/[.$AT$10]+[.$BC$9]*EXP(2*[.AZ99])*[.$AT$10]+([.$BD$9]+[.$BE$9]*[.$AT$10]+[.$BF$9]*[.$AT$10]^2)*EXP(3*[.AZ99])" office:value-type="float" office:value="8.11332297908608">
            <text:p>8.1133</text:p>
          </table:table-cell>
          <table:table-cell table:number-columns-repeated="6"/>
          <table:table-cell table:formula="of:=-([.$BL$9]+[.$BM$9]*[.AT99])/[.AS99]" office:value-type="float" office:value="-4.37504608627926">
            <text:p>-4.38</text:p>
          </table:table-cell>
          <table:table-cell table:formula="of:=[.$BL$9]+[.$BM$9]*[.AT99]+[.$BN$9]*EXP([.BL99])*[.AS99]/[.AT99]+[.$BO$9]*EXP(2*[.BL99])*[.AT99]+([.$BP$9]+[.$BQ$9]*[.AT99]+[.$BR$9]*[.AT99]^2)*EXP(3*[.BL99])" office:value-type="float" office:value="7.40965912095175">
            <text:p>7.41</text:p>
          </table:table-cell>
          <table:table-cell table:number-columns-repeated="2"/>
          <table:table-cell office:value-type="float" office:value="1.9101">
            <text:p>1.9101</text:p>
          </table:table-cell>
          <table:table-cell office:value-type="float" office:value="0.14548">
            <text:p>0.1455</text:p>
          </table:table-cell>
          <table:table-cell office:value-type="float" office:value="7.17549707174033">
            <text:p>7.1755</text:p>
          </table:table-cell>
          <table:table-cell/>
          <table:table-cell table:formula="of:=[.$BL$7]+[.$BM$7]*[.AT99]+[.$BN$7]*EXP([.BL99])*[.AS99]/[.AT99]+[.$BO$7]*EXP(2*[.BL99])*[.AT99]+([.$BP$7]+[.$BQ$7]*[.AT99]+[.$BR$7]*[.AT99]^2)*EXP(3*[.BL99])" office:value-type="float" office:value="7.32532445365875">
            <text:p>7.33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9199">
            <text:p>1.9199</text:p>
          </table:table-cell>
          <table:table-cell table:formula="of:=0.14514-0.000103362*[.AS100]+0.000340383*[.AS100]^2-0.000450864*[.AS100]^3+0.000182967*[.AS100]^4" office:value-type="float" office:value="0.145491466487236">
            <text:p>0.14549</text:p>
          </table:table-cell>
          <table:table-cell office:value-type="float" office:value="8.046">
            <text:p>8.0460</text:p>
          </table:table-cell>
          <table:table-cell table:formula="of:=-([.$AE$2]+[.$AF$2]*[.AT100])/[.AS100]" office:value-type="float" office:value="-4.48770702228385">
            <text:p>-4.4877</text:p>
          </table:table-cell>
          <table:table-cell table:formula="of:=[.$AE$2]+[.$AF$2]*[.AT100]+[.$AG$2]*EXP([.AV100])*[.AS100]/[.AT100]+[.$AH$2]*EXP(2*[.AV100])*[.AT100]+([.$AI$2]+[.$AJ$2]*[.AT100]+[.$AK$2]*[.AT100]^2)*EXP(3*[.AV100])" office:value-type="float" office:value="7.96253247672443">
            <text:p>7.9625</text:p>
          </table:table-cell>
          <table:table-cell/>
          <table:table-cell table:formula="of:=145.12+0.0670526*[.AS100]-0.0556804*[.AS100]^2-0.111639*[.AS100]^3+0.0687962*[.AS100]^4" office:value-type="float" office:value="145.188164855311">
            <text:p>145.1882</text:p>
          </table:table-cell>
          <table:table-cell table:formula="of:=-([.$AZ$9]+[.$BA$9]*[.AT100])/[.AS100]" office:value-type="float" office:value="-4.52060133293137">
            <text:p>-4.52E+00</text:p>
          </table:table-cell>
          <table:table-cell table:formula="of:=[.$AZ$9]+[.$BA$9]*[.AT100]+[.$BB$9]*EXP([.AZ100])*[.AS100]/[.AT100]+[.$BC$9]*EXP(2*[.AZ100])*[.AT100]+([.$BD$9]+[.$BE$9]*[.AT100]+[.$BF$9]*[.AT100]^2)*EXP(3*[.AZ100])" office:value-type="float" office:value="8.07082008581958">
            <text:p>8.0708</text:p>
          </table:table-cell>
          <table:table-cell table:formula="of:=[.$W$3]^2*([.$Q$3]*10^[.$Q$4])*[.BA100]/([.$P$3]^2*([.$R$3]*10^([.$R$4]))^2*[.AY100]*[.$V$3])" office:value-type="float" office:value="1.22090157523134">
            <text:p>1.2209</text:p>
          </table:table-cell>
          <table:table-cell/>
          <table:table-cell table:formula="of:=-([.$AZ$9]+[.$BA$9]*[.$AT$10])/[.AS100]" office:value-type="float" office:value="-4.52138598769012">
            <text:p>-4.52</text:p>
          </table:table-cell>
          <table:table-cell table:formula="of:=[.$AZ$9]+[.$BA$9]*[.$AT$10]+[.$BB$9]*EXP([.AZ100])*[.AS100]/[.$AT$10]+[.$BC$9]*EXP(2*[.AZ100])*[.$AT$10]+([.$BD$9]+[.$BE$9]*[.$AT$10]+[.$BF$9]*[.$AT$10]^2)*EXP(3*[.AZ100])" office:value-type="float" office:value="8.06898254435749">
            <text:p>8.0690</text:p>
          </table:table-cell>
          <table:table-cell table:number-columns-repeated="6"/>
          <table:table-cell table:formula="of:=-([.$BL$9]+[.$BM$9]*[.AT100])/[.AS100]" office:value-type="float" office:value="-4.35229067353357">
            <text:p>-4.35</text:p>
          </table:table-cell>
          <table:table-cell table:formula="of:=[.$BL$9]+[.$BM$9]*[.AT100]+[.$BN$9]*EXP([.BL100])*[.AS100]/[.AT100]+[.$BO$9]*EXP(2*[.BL100])*[.AT100]+([.$BP$9]+[.$BQ$9]*[.AT100]+[.$BR$9]*[.AT100]^2)*EXP(3*[.BL100])" office:value-type="float" office:value="7.33591533478385">
            <text:p>7.34</text:p>
          </table:table-cell>
          <table:table-cell table:number-columns-repeated="2"/>
          <table:table-cell office:value-type="float" office:value="1.9199">
            <text:p>1.9199</text:p>
          </table:table-cell>
          <table:table-cell office:value-type="float" office:value="0.14549">
            <text:p>0.1455</text:p>
          </table:table-cell>
          <table:table-cell office:value-type="float" office:value="7.09141704383215">
            <text:p>7.0914</text:p>
          </table:table-cell>
          <table:table-cell/>
          <table:table-cell table:formula="of:=[.$BL$7]+[.$BM$7]*[.AT100]+[.$BN$7]*EXP([.BL100])*[.AS100]/[.AT100]+[.$BO$7]*EXP(2*[.BL100])*[.AT100]+([.$BP$7]+[.$BQ$7]*[.AT100]+[.$BR$7]*[.AT100]^2)*EXP(3*[.BL100])" office:value-type="float" office:value="7.25163920571917">
            <text:p>7.25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9301">
            <text:p>1.9301</text:p>
          </table:table-cell>
          <table:table-cell table:formula="of:=0.14514-0.000103362*[.AS101]+0.000340383*[.AS101]^2-0.000450864*[.AS101]^3+0.000182967*[.AS101]^4" office:value-type="float" office:value="0.145505905539154">
            <text:p>0.14551</text:p>
          </table:table-cell>
          <table:table-cell office:value-type="float" office:value="7.9942">
            <text:p>7.9942</text:p>
          </table:table-cell>
          <table:table-cell table:formula="of:=-([.$AE$2]+[.$AF$2]*[.AT101])/[.AS101]" office:value-type="float" office:value="-4.46353832412277">
            <text:p>-4.4635</text:p>
          </table:table-cell>
          <table:table-cell table:formula="of:=[.$AE$2]+[.$AF$2]*[.AT101]+[.$AG$2]*EXP([.AV101])*[.AS101]/[.AT101]+[.$AH$2]*EXP(2*[.AV101])*[.AT101]+([.$AI$2]+[.$AJ$2]*[.AT101]+[.$AK$2]*[.AT101]^2)*EXP(3*[.AV101])" office:value-type="float" office:value="7.90787463727696">
            <text:p>7.9079</text:p>
          </table:table-cell>
          <table:table-cell/>
          <table:table-cell table:formula="of:=145.12+0.0670526*[.AS101]-0.0556804*[.AS101]^2-0.111639*[.AS101]^3+0.0687962*[.AS101]^4" office:value-type="float" office:value="145.19402578143">
            <text:p>145.1940</text:p>
          </table:table-cell>
          <table:table-cell table:formula="of:=-([.$AZ$9]+[.$BA$9]*[.AT101])/[.AS101]" office:value-type="float" office:value="-4.49663737789274">
            <text:p>-4.50E+00</text:p>
          </table:table-cell>
          <table:table-cell table:formula="of:=[.$AZ$9]+[.$BA$9]*[.AT101]+[.$BB$9]*EXP([.AZ101])*[.AS101]/[.AT101]+[.$BC$9]*EXP(2*[.AZ101])*[.AT101]+([.$BD$9]+[.$BE$9]*[.AT101]+[.$BF$9]*[.AT101]^2)*EXP(3*[.AZ101])" office:value-type="float" office:value="8.02197336513794">
            <text:p>8.0220</text:p>
          </table:table-cell>
          <table:table-cell table:formula="of:=[.$W$3]^2*([.$Q$3]*10^[.$Q$4])*[.BA101]/([.$P$3]^2*([.$R$3]*10^([.$R$4]))^2*[.AY101]*[.$V$3])" office:value-type="float" office:value="1.21346337373187">
            <text:p>1.2135</text:p>
          </table:table-cell>
          <table:table-cell/>
          <table:table-cell table:formula="of:=-([.$AZ$9]+[.$BA$9]*[.$AT$10])/[.AS101]" office:value-type="float" office:value="-4.49749181791942">
            <text:p>-4.5</text:p>
          </table:table-cell>
          <table:table-cell table:formula="of:=[.$AZ$9]+[.$BA$9]*[.$AT$10]+[.$BB$9]*EXP([.AZ101])*[.AS101]/[.$AT$10]+[.$BC$9]*EXP(2*[.AZ101])*[.$AT$10]+([.$BD$9]+[.$BE$9]*[.$AT$10]+[.$BF$9]*[.$AT$10]^2)*EXP(3*[.AZ101])" office:value-type="float" office:value="8.01970466094839">
            <text:p>8.0197</text:p>
          </table:table-cell>
          <table:table-cell table:number-columns-repeated="6"/>
          <table:table-cell table:formula="of:=-([.$BL$9]+[.$BM$9]*[.AT101])/[.AS101]" office:value-type="float" office:value="-4.32884051453128">
            <text:p>-4.33</text:p>
          </table:table-cell>
          <table:table-cell table:formula="of:=[.$BL$9]+[.$BM$9]*[.AT101]+[.$BN$9]*EXP([.BL101])*[.AS101]/[.AT101]+[.$BO$9]*EXP(2*[.BL101])*[.AT101]+([.$BP$9]+[.$BQ$9]*[.AT101]+[.$BR$9]*[.AT101]^2)*EXP(3*[.BL101])" office:value-type="float" office:value="7.25415989208328">
            <text:p>7.25</text:p>
          </table:table-cell>
          <table:table-cell table:number-columns-repeated="2"/>
          <table:table-cell office:value-type="float" office:value="1.9301">
            <text:p>1.9301</text:p>
          </table:table-cell>
          <table:table-cell office:value-type="float" office:value="0.14551">
            <text:p>0.1455</text:p>
          </table:table-cell>
          <table:table-cell office:value-type="float" office:value="6.99828359815967">
            <text:p>6.9983</text:p>
          </table:table-cell>
          <table:table-cell/>
          <table:table-cell table:formula="of:=[.$BL$7]+[.$BM$7]*[.AT101]+[.$BN$7]*EXP([.BL101])*[.AS101]/[.AT101]+[.$BO$7]*EXP(2*[.BL101])*[.AT101]+([.$BP$7]+[.$BQ$7]*[.AT101]+[.$BR$7]*[.AT101]^2)*EXP(3*[.BL101])" office:value-type="float" office:value="7.16994598682011">
            <text:p>7.17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9399">
            <text:p>1.9399</text:p>
          </table:table-cell>
          <table:table-cell table:formula="of:=0.14514-0.000103362*[.AS102]+0.000340383*[.AS102]^2-0.000450864*[.AS102]^3+0.000182967*[.AS102]^4" office:value-type="float" office:value="0.14552013487877">
            <text:p>0.14552</text:p>
          </table:table-cell>
          <table:table-cell office:value-type="float" office:value="7.9487">
            <text:p>7.9487</text:p>
          </table:table-cell>
          <table:table-cell table:formula="of:=-([.$AE$2]+[.$AF$2]*[.AT102])/[.AS102]" office:value-type="float" office:value="-4.44054570432595">
            <text:p>-4.4405</text:p>
          </table:table-cell>
          <table:table-cell table:formula="of:=[.$AE$2]+[.$AF$2]*[.AT102]+[.$AG$2]*EXP([.AV102])*[.AS102]/[.AT102]+[.$AH$2]*EXP(2*[.AV102])*[.AT102]+([.$AI$2]+[.$AJ$2]*[.AT102]+[.$AK$2]*[.AT102]^2)*EXP(3*[.AV102])" office:value-type="float" office:value="7.85183667192436">
            <text:p>7.8518</text:p>
          </table:table-cell>
          <table:table-cell/>
          <table:table-cell table:formula="of:=145.12+0.0670526*[.AS102]-0.0556804*[.AS102]^2-0.111639*[.AS102]^3+0.0687962*[.AS102]^4" office:value-type="float" office:value="145.199820615218">
            <text:p>145.1998</text:p>
          </table:table-cell>
          <table:table-cell table:formula="of:=-([.$AZ$9]+[.$BA$9]*[.AT102])/[.AS102]" office:value-type="float" office:value="-4.47384874455324">
            <text:p>-4.47E+00</text:p>
          </table:table-cell>
          <table:table-cell table:formula="of:=[.$AZ$9]+[.$BA$9]*[.AT102]+[.$BB$9]*EXP([.AZ102])*[.AS102]/[.AT102]+[.$BC$9]*EXP(2*[.AZ102])*[.AT102]+([.$BD$9]+[.$BE$9]*[.AT102]+[.$BF$9]*[.AT102]^2)*EXP(3*[.AZ102])" office:value-type="float" office:value="7.97193924932477">
            <text:p>7.9719</text:p>
          </table:table-cell>
          <table:table-cell table:formula="of:=[.$W$3]^2*([.$Q$3]*10^[.$Q$4])*[.BA102]/([.$P$3]^2*([.$R$3]*10^([.$R$4]))^2*[.AY102]*[.$V$3])" office:value-type="float" office:value="1.20584671461923">
            <text:p>1.2058</text:p>
          </table:table-cell>
          <table:table-cell/>
          <table:table-cell table:formula="of:=-([.$AZ$9]+[.$BA$9]*[.$AT$10])/[.AS102]" office:value-type="float" office:value="-4.47477135819695">
            <text:p>-4.47</text:p>
          </table:table-cell>
          <table:table-cell table:formula="of:=[.$AZ$9]+[.$BA$9]*[.$AT$10]+[.$BB$9]*EXP([.AZ102])*[.AS102]/[.$AT$10]+[.$BC$9]*EXP(2*[.AZ102])*[.$AT$10]+([.$BD$9]+[.$BE$9]*[.$AT$10]+[.$BF$9]*[.$AT$10]^2)*EXP(3*[.AZ102])" office:value-type="float" office:value="7.96919326745732">
            <text:p>7.9692</text:p>
          </table:table-cell>
          <table:table-cell table:number-columns-repeated="6"/>
          <table:table-cell table:formula="of:=-([.$BL$9]+[.$BM$9]*[.AT102])/[.AS102]" office:value-type="float" office:value="-4.30653120974581">
            <text:p>-4.31</text:p>
          </table:table-cell>
          <table:table-cell table:formula="of:=[.$BL$9]+[.$BM$9]*[.AT102]+[.$BN$9]*EXP([.BL102])*[.AS102]/[.AT102]+[.$BO$9]*EXP(2*[.BL102])*[.AT102]+([.$BP$9]+[.$BQ$9]*[.AT102]+[.$BR$9]*[.AT102]^2)*EXP(3*[.BL102])" office:value-type="float" office:value="7.17055731741724">
            <text:p>7.17</text:p>
          </table:table-cell>
          <table:table-cell table:number-columns-repeated="2"/>
          <table:table-cell office:value-type="float" office:value="1.9399">
            <text:p>1.9399</text:p>
          </table:table-cell>
          <table:table-cell office:value-type="float" office:value="0.14552">
            <text:p>0.1455</text:p>
          </table:table-cell>
          <table:table-cell office:value-type="float" office:value="6.90312767780225">
            <text:p>6.9031</text:p>
          </table:table-cell>
          <table:table-cell/>
          <table:table-cell table:formula="of:=[.$BL$7]+[.$BM$7]*[.AT102]+[.$BN$7]*EXP([.BL102])*[.AS102]/[.AT102]+[.$BO$7]*EXP(2*[.BL102])*[.AT102]+([.$BP$7]+[.$BQ$7]*[.AT102]+[.$BR$7]*[.AT102]^2)*EXP(3*[.BL102])" office:value-type="float" office:value="7.0864044551752">
            <text:p>7.0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9501">
            <text:p>1.9501</text:p>
          </table:table-cell>
          <table:table-cell table:formula="of:=0.14514-0.000103362*[.AS103]+0.000340383*[.AS103]^2-0.000450864*[.AS103]^3+0.000182967*[.AS103]^4" office:value-type="float" office:value="0.145535322031853">
            <text:p>0.14554</text:p>
          </table:table-cell>
          <table:table-cell office:value-type="float" office:value="7.8968">
            <text:p>7.8968</text:p>
          </table:table-cell>
          <table:table-cell table:formula="of:=-([.$AE$2]+[.$AF$2]*[.AT103])/[.AS103]" office:value-type="float" office:value="-4.41684835024524">
            <text:p>-4.4168</text:p>
          </table:table-cell>
          <table:table-cell table:formula="of:=[.$AE$2]+[.$AF$2]*[.AT103]+[.$AG$2]*EXP([.AV103])*[.AS103]/[.AT103]+[.$AH$2]*EXP(2*[.AV103])*[.AT103]+([.$AI$2]+[.$AJ$2]*[.AT103]+[.$AK$2]*[.AT103]^2)*EXP(3*[.AV103])" office:value-type="float" office:value="7.78964502140395">
            <text:p>7.7896</text:p>
          </table:table-cell>
          <table:table-cell/>
          <table:table-cell table:formula="of:=145.12+0.0670526*[.AS103]-0.0556804*[.AS103]^2-0.111639*[.AS103]^3+0.0687962*[.AS103]^4" office:value-type="float" office:value="145.206024997064">
            <text:p>145.2060</text:p>
          </table:table-cell>
          <table:table-cell table:formula="of:=-([.$AZ$9]+[.$BA$9]*[.AT103])/[.AS103]" office:value-type="float" office:value="-4.4503713093259">
            <text:p>-4.45E+00</text:p>
          </table:table-cell>
          <table:table-cell table:formula="of:=[.$AZ$9]+[.$BA$9]*[.AT103]+[.$BB$9]*EXP([.AZ103])*[.AS103]/[.AT103]+[.$BC$9]*EXP(2*[.AZ103])*[.AT103]+([.$BD$9]+[.$BE$9]*[.AT103]+[.$BF$9]*[.AT103]^2)*EXP(3*[.AZ103])" office:value-type="float" office:value="7.91646358844482">
            <text:p>7.9165</text:p>
          </table:table-cell>
          <table:table-cell table:formula="of:=[.$W$3]^2*([.$Q$3]*10^[.$Q$4])*[.BA103]/([.$P$3]^2*([.$R$3]*10^([.$R$4]))^2*[.AY103]*[.$V$3])" office:value-type="float" office:value="1.19740422329924">
            <text:p>1.1974</text:p>
          </table:table-cell>
          <table:table-cell/>
          <table:table-cell table:formula="of:=-([.$AZ$9]+[.$BA$9]*[.$AT$10])/[.AS103]" office:value-type="float" office:value="-4.45136606213336">
            <text:p>-4.45</text:p>
          </table:table-cell>
          <table:table-cell table:formula="of:=[.$AZ$9]+[.$BA$9]*[.$AT$10]+[.$BB$9]*EXP([.AZ103])*[.AS103]/[.$AT$10]+[.$BC$9]*EXP(2*[.AZ103])*[.$AT$10]+([.$BD$9]+[.$BE$9]*[.$AT$10]+[.$BF$9]*[.$AT$10]^2)*EXP(3*[.AZ103])" office:value-type="float" office:value="7.91314855156742">
            <text:p>7.9131</text:p>
          </table:table-cell>
          <table:table-cell table:number-columns-repeated="6"/>
          <table:table-cell table:formula="of:=-([.$BL$9]+[.$BM$9]*[.AT103])/[.AS103]" office:value-type="float" office:value="-4.28353784210331">
            <text:p>-4.28</text:p>
          </table:table-cell>
          <table:table-cell table:formula="of:=[.$BL$9]+[.$BM$9]*[.AT103]+[.$BN$9]*EXP([.BL103])*[.AS103]/[.AT103]+[.$BO$9]*EXP(2*[.BL103])*[.AT103]+([.$BP$9]+[.$BQ$9]*[.AT103]+[.$BR$9]*[.AT103]^2)*EXP(3*[.BL103])" office:value-type="float" office:value="7.07801176300885">
            <text:p>7.08</text:p>
          </table:table-cell>
          <table:table-cell table:number-columns-repeated="2"/>
          <table:table-cell office:value-type="float" office:value="1.9501">
            <text:p>1.9501</text:p>
          </table:table-cell>
          <table:table-cell office:value-type="float" office:value="0.14554">
            <text:p>0.1455</text:p>
          </table:table-cell>
          <table:table-cell office:value-type="float" office:value="6.79788210800272">
            <text:p>6.7979</text:p>
          </table:table-cell>
          <table:table-cell/>
          <table:table-cell table:formula="of:=[.$BL$7]+[.$BM$7]*[.AT103]+[.$BN$7]*EXP([.BL103])*[.AS103]/[.AT103]+[.$BO$7]*EXP(2*[.BL103])*[.AT103]+([.$BP$7]+[.$BQ$7]*[.AT103]+[.$BR$7]*[.AT103]^2)*EXP(3*[.BL103])" office:value-type="float" office:value="6.99392376083164">
            <text:p>6.9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9599">
            <text:p>1.9599</text:p>
          </table:table-cell>
          <table:table-cell table:formula="of:=0.14514-0.000103362*[.AS104]+0.000340383*[.AS104]^2-0.000450864*[.AS104]^3+0.000182967*[.AS104]^4" office:value-type="float" office:value="0.145550281530014">
            <text:p>0.14555</text:p>
          </table:table-cell>
          <table:table-cell office:value-type="float" office:value="7.8386">
            <text:p>7.8386</text:p>
          </table:table-cell>
          <table:table-cell table:formula="of:=-([.$AE$2]+[.$AF$2]*[.AT104])/[.AS104]" office:value-type="float" office:value="-4.39430128794722">
            <text:p>-4.3943</text:p>
          </table:table-cell>
          <table:table-cell table:formula="of:=[.$AE$2]+[.$AF$2]*[.AT104]+[.$AG$2]*EXP([.AV104])*[.AS104]/[.AT104]+[.$AH$2]*EXP(2*[.AV104])*[.AT104]+([.$AI$2]+[.$AJ$2]*[.AT104]+[.$AK$2]*[.AT104]^2)*EXP(3*[.AV104])" office:value-type="float" office:value="7.72598123718471">
            <text:p>7.7260</text:p>
          </table:table-cell>
          <table:table-cell/>
          <table:table-cell table:formula="of:=145.12+0.0670526*[.AS104]-0.0556804*[.AS104]^2-0.111639*[.AS104]^3+0.0687962*[.AS104]^4" office:value-type="float" office:value="145.212154782921">
            <text:p>145.2122</text:p>
          </table:table-cell>
          <table:table-cell table:formula="of:=-([.$AZ$9]+[.$BA$9]*[.AT104])/[.AS104]" office:value-type="float" office:value="-4.42804288530374">
            <text:p>-4.43E+00</text:p>
          </table:table-cell>
          <table:table-cell table:formula="of:=[.$AZ$9]+[.$BA$9]*[.AT104]+[.$BB$9]*EXP([.AZ104])*[.AS104]/[.AT104]+[.$BC$9]*EXP(2*[.AZ104])*[.AT104]+([.$BD$9]+[.$BE$9]*[.AT104]+[.$BF$9]*[.AT104]^2)*EXP(3*[.AZ104])" office:value-type="float" office:value="7.85973059311483">
            <text:p>7.8597</text:p>
          </table:table-cell>
          <table:table-cell table:formula="of:=[.$W$3]^2*([.$Q$3]*10^[.$Q$4])*[.BA104]/([.$P$3]^2*([.$R$3]*10^([.$R$4]))^2*[.AY104]*[.$V$3])" office:value-type="float" office:value="1.18877289416769">
            <text:p>1.1888</text:p>
          </table:table-cell>
          <table:table-cell/>
          <table:table-cell table:formula="of:=-([.$AZ$9]+[.$BA$9]*[.$AT$10])/[.AS104]" office:value-type="float" office:value="-4.42910809621219">
            <text:p>-4.43</text:p>
          </table:table-cell>
          <table:table-cell table:formula="of:=[.$AZ$9]+[.$BA$9]*[.$AT$10]+[.$BB$9]*EXP([.AZ104])*[.AS104]/[.$AT$10]+[.$BC$9]*EXP(2*[.AZ104])*[.$AT$10]+([.$BD$9]+[.$BE$9]*[.$AT$10]+[.$BF$9]*[.$AT$10]^2)*EXP(3*[.AZ104])" office:value-type="float" office:value="7.85579249653536">
            <text:p>7.8558</text:p>
          </table:table-cell>
          <table:table-cell table:number-columns-repeated="6"/>
          <table:table-cell table:formula="of:=-([.$BL$9]+[.$BM$9]*[.AT104])/[.AS104]" office:value-type="float" office:value="-4.2616603296322">
            <text:p>-4.26</text:p>
          </table:table-cell>
          <table:table-cell table:formula="of:=[.$BL$9]+[.$BM$9]*[.AT104]+[.$BN$9]*EXP([.BL104])*[.AS104]/[.AT104]+[.$BO$9]*EXP(2*[.BL104])*[.AT104]+([.$BP$9]+[.$BQ$9]*[.AT104]+[.$BR$9]*[.AT104]^2)*EXP(3*[.BL104])" office:value-type="float" office:value="6.98351503125601">
            <text:p>6.98</text:p>
          </table:table-cell>
          <table:table-cell table:number-columns-repeated="2"/>
          <table:table-cell office:value-type="float" office:value="1.9599">
            <text:p>1.9599</text:p>
          </table:table-cell>
          <table:table-cell office:value-type="float" office:value="0.14555">
            <text:p>0.1456</text:p>
          </table:table-cell>
          <table:table-cell office:value-type="float" office:value="6.69050727174087">
            <text:p>6.6905</text:p>
          </table:table-cell>
          <table:table-cell/>
          <table:table-cell table:formula="of:=[.$BL$7]+[.$BM$7]*[.AT104]+[.$BN$7]*EXP([.BL104])*[.AS104]/[.AT104]+[.$BO$7]*EXP(2*[.BL104])*[.AT104]+([.$BP$7]+[.$BQ$7]*[.AT104]+[.$BR$7]*[.AT104]^2)*EXP(3*[.BL104])" office:value-type="float" office:value="6.89949063309073">
            <text:p>6.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9701">
            <text:p>1.9701</text:p>
          </table:table-cell>
          <table:table-cell table:formula="of:=0.14514-0.000103362*[.AS105]+0.000340383*[.AS105]^2-0.000450864*[.AS105]^3+0.000182967*[.AS105]^4" office:value-type="float" office:value="0.14556624059398">
            <text:p>0.14557</text:p>
          </table:table-cell>
          <table:table-cell office:value-type="float" office:value="7.7771">
            <text:p>7.7771</text:p>
          </table:table-cell>
          <table:table-cell table:formula="of:=-([.$AE$2]+[.$AF$2]*[.AT105])/[.AS105]" office:value-type="float" office:value="-4.37106022979341">
            <text:p>-4.3711</text:p>
          </table:table-cell>
          <table:table-cell table:formula="of:=[.$AE$2]+[.$AF$2]*[.AT105]+[.$AG$2]*EXP([.AV105])*[.AS105]/[.AT105]+[.$AH$2]*EXP(2*[.AV105])*[.AT105]+([.$AI$2]+[.$AJ$2]*[.AT105]+[.$AK$2]*[.AT105]^2)*EXP(3*[.AV105])" office:value-type="float" office:value="7.65543315920313">
            <text:p>7.6554</text:p>
          </table:table-cell>
          <table:table-cell/>
          <table:table-cell table:formula="of:=145.12+0.0670526*[.AS105]-0.0556804*[.AS105]^2-0.111639*[.AS105]^3+0.0687962*[.AS105]^4" office:value-type="float" office:value="145.218712990112">
            <text:p>145.2187</text:p>
          </table:table-cell>
          <table:table-cell table:formula="of:=-([.$AZ$9]+[.$BA$9]*[.AT105])/[.AS105]" office:value-type="float" office:value="-4.40503707077975">
            <text:p>-4.41E+00</text:p>
          </table:table-cell>
          <table:table-cell table:formula="of:=[.$AZ$9]+[.$BA$9]*[.AT105]+[.$BB$9]*EXP([.AZ105])*[.AS105]/[.AT105]+[.$BC$9]*EXP(2*[.AZ105])*[.AT105]+([.$BD$9]+[.$BE$9]*[.AT105]+[.$BF$9]*[.AT105]^2)*EXP(3*[.AZ105])" office:value-type="float" office:value="7.79692669803652">
            <text:p>7.7969</text:p>
          </table:table-cell>
          <table:table-cell table:formula="of:=[.$W$3]^2*([.$Q$3]*10^[.$Q$4])*[.BA105]/([.$P$3]^2*([.$R$3]*10^([.$R$4]))^2*[.AY105]*[.$V$3])" office:value-type="float" office:value="1.17922063872883">
            <text:p>1.1792</text:p>
          </table:table-cell>
          <table:table-cell/>
          <table:table-cell table:formula="of:=-([.$AZ$9]+[.$BA$9]*[.$AT$10])/[.AS105]" office:value-type="float" office:value="-4.40617682237768">
            <text:p>-4.41</text:p>
          </table:table-cell>
          <table:table-cell table:formula="of:=[.$AZ$9]+[.$BA$9]*[.$AT$10]+[.$BB$9]*EXP([.AZ105])*[.AS105]/[.$AT$10]+[.$BC$9]*EXP(2*[.AZ105])*[.$AT$10]+([.$BD$9]+[.$BE$9]*[.$AT$10]+[.$BF$9]*[.$AT$10]^2)*EXP(3*[.AZ105])" office:value-type="float" office:value="7.79225287233784">
            <text:p>7.7923</text:p>
          </table:table-cell>
          <table:table-cell table:number-columns-repeated="6"/>
          <table:table-cell table:formula="of:=-([.$BL$9]+[.$BM$9]*[.AT105])/[.AS105]" office:value-type="float" office:value="-4.2391091519729">
            <text:p>-4.24</text:p>
          </table:table-cell>
          <table:table-cell table:formula="of:=[.$BL$9]+[.$BM$9]*[.AT105]+[.$BN$9]*EXP([.BL105])*[.AS105]/[.AT105]+[.$BO$9]*EXP(2*[.BL105])*[.AT105]+([.$BP$9]+[.$BQ$9]*[.AT105]+[.$BR$9]*[.AT105]^2)*EXP(3*[.BL105])" office:value-type="float" office:value="6.87906146025055">
            <text:p>6.88</text:p>
          </table:table-cell>
          <table:table-cell table:number-columns-repeated="2"/>
          <table:table-cell office:value-type="float" office:value="1.9701">
            <text:p>1.9701</text:p>
          </table:table-cell>
          <table:table-cell office:value-type="float" office:value="0.14557">
            <text:p>0.1456</text:p>
          </table:table-cell>
          <table:table-cell office:value-type="float" office:value="6.57191640971888">
            <text:p>6.5719</text:p>
          </table:table-cell>
          <table:table-cell/>
          <table:table-cell table:formula="of:=[.$BL$7]+[.$BM$7]*[.AT105]+[.$BN$7]*EXP([.BL105])*[.AS105]/[.AT105]+[.$BO$7]*EXP(2*[.BL105])*[.AT105]+([.$BP$7]+[.$BQ$7]*[.AT105]+[.$BR$7]*[.AT105]^2)*EXP(3*[.BL105])" office:value-type="float" office:value="6.79510461695353">
            <text:p>6.8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9799">
            <text:p>1.9799</text:p>
          </table:table-cell>
          <table:table-cell table:formula="of:=0.14514-0.000103362*[.AS106]+0.000340383*[.AS106]^2-0.000450864*[.AS106]^3+0.000182967*[.AS106]^4" office:value-type="float" office:value="0.145581953298827">
            <text:p>0.14558</text:p>
          </table:table-cell>
          <table:table-cell office:value-type="float" office:value="7.7157">
            <text:p>7.7157</text:p>
          </table:table-cell>
          <table:table-cell table:formula="of:=-([.$AE$2]+[.$AF$2]*[.AT106])/[.AS106]" office:value-type="float" office:value="-4.34894455528626">
            <text:p>-4.3489</text:p>
          </table:table-cell>
          <table:table-cell table:formula="of:=[.$AE$2]+[.$AF$2]*[.AT106]+[.$AG$2]*EXP([.AV106])*[.AS106]/[.AT106]+[.$AH$2]*EXP(2*[.AV106])*[.AT106]+([.$AI$2]+[.$AJ$2]*[.AT106]+[.$AK$2]*[.AT106]^2)*EXP(3*[.AV106])" office:value-type="float" office:value="7.58332212296354">
            <text:p>7.5833</text:p>
          </table:table-cell>
          <table:table-cell/>
          <table:table-cell table:formula="of:=145.12+0.0670526*[.AS106]-0.0556804*[.AS106]^2-0.111639*[.AS106]^3+0.0687962*[.AS106]^4" office:value-type="float" office:value="145.225187755727">
            <text:p>145.2252</text:p>
          </table:table-cell>
          <table:table-cell table:formula="of:=-([.$AZ$9]+[.$BA$9]*[.AT106])/[.AS106]" office:value-type="float" office:value="-4.383154831082">
            <text:p>-4.38E+00</text:p>
          </table:table-cell>
          <table:table-cell table:formula="of:=[.$AZ$9]+[.$BA$9]*[.AT106]+[.$BB$9]*EXP([.AZ106])*[.AS106]/[.AT106]+[.$BC$9]*EXP(2*[.AZ106])*[.AT106]+([.$BD$9]+[.$BE$9]*[.AT106]+[.$BF$9]*[.AT106]^2)*EXP(3*[.AZ106])" office:value-type="float" office:value="7.73279875617319">
            <text:p>7.7328</text:p>
          </table:table-cell>
          <table:table-cell table:formula="of:=[.$W$3]^2*([.$Q$3]*10^[.$Q$4])*[.BA106]/([.$P$3]^2*([.$R$3]*10^([.$R$4]))^2*[.AY106]*[.$V$3])" office:value-type="float" office:value="1.16946967589011">
            <text:p>1.1695</text:p>
          </table:table-cell>
          <table:table-cell/>
          <table:table-cell table:formula="of:=-([.$AZ$9]+[.$BA$9]*[.$AT$10])/[.AS106]" office:value-type="float" office:value="-4.38436737096129">
            <text:p>-4.38</text:p>
          </table:table-cell>
          <table:table-cell table:formula="of:=[.$AZ$9]+[.$BA$9]*[.$AT$10]+[.$BB$9]*EXP([.AZ106])*[.AS106]/[.$AT$10]+[.$BC$9]*EXP(2*[.AZ106])*[.$AT$10]+([.$BD$9]+[.$BE$9]*[.$AT$10]+[.$BF$9]*[.$AT$10]^2)*EXP(3*[.AZ106])" office:value-type="float" office:value="7.72732626717094">
            <text:p>7.7273</text:p>
          </table:table-cell>
          <table:table-cell table:number-columns-repeated="6"/>
          <table:table-cell table:formula="of:=-([.$BL$9]+[.$BM$9]*[.AT106])/[.AS106]" office:value-type="float" office:value="-4.21764968268119">
            <text:p>-4.22</text:p>
          </table:table-cell>
          <table:table-cell table:formula="of:=[.$BL$9]+[.$BM$9]*[.AT106]+[.$BN$9]*EXP([.BL106])*[.AS106]/[.AT106]+[.$BO$9]*EXP(2*[.BL106])*[.AT106]+([.$BP$9]+[.$BQ$9]*[.AT106]+[.$BR$9]*[.AT106]^2)*EXP(3*[.BL106])" office:value-type="float" office:value="6.77255695733173">
            <text:p>6.77</text:p>
          </table:table-cell>
          <table:table-cell table:number-columns-repeated="2"/>
          <table:table-cell office:value-type="float" office:value="1.9799">
            <text:p>1.9799</text:p>
          </table:table-cell>
          <table:table-cell office:value-type="float" office:value="0.14558">
            <text:p>0.1456</text:p>
          </table:table-cell>
          <table:table-cell office:value-type="float" office:value="6.45109517827424">
            <text:p>6.4511</text:p>
          </table:table-cell>
          <table:table-cell/>
          <table:table-cell table:formula="of:=[.$BL$7]+[.$BM$7]*[.AT106]+[.$BN$7]*EXP([.BL106])*[.AS106]/[.AT106]+[.$BO$7]*EXP(2*[.BL106])*[.AT106]+([.$BP$7]+[.$BQ$7]*[.AT106]+[.$BR$7]*[.AT106]^2)*EXP(3*[.BL106])" office:value-type="float" office:value="6.68866633532964">
            <text:p>6.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9901">
            <text:p>1.9901</text:p>
          </table:table-cell>
          <table:table-cell table:formula="of:=0.14514-0.000103362*[.AS107]+0.000340383*[.AS107]^2-0.000450864*[.AS107]^3+0.000182967*[.AS107]^4" office:value-type="float" office:value="0.145598708441719">
            <text:p>0.14560</text:p>
          </table:table-cell>
          <table:table-cell office:value-type="float" office:value="7.6479">
            <text:p>7.6479</text:p>
          </table:table-cell>
          <table:table-cell table:formula="of:=-([.$AE$2]+[.$AF$2]*[.AT107])/[.AS107]" office:value-type="float" office:value="-4.32614533745759">
            <text:p>-4.3261</text:p>
          </table:table-cell>
          <table:table-cell table:formula="of:=[.$AE$2]+[.$AF$2]*[.AT107]+[.$AG$2]*EXP([.AV107])*[.AS107]/[.AT107]+[.$AH$2]*EXP(2*[.AV107])*[.AT107]+([.$AI$2]+[.$AJ$2]*[.AT107]+[.$AK$2]*[.AT107]^2)*EXP(3*[.AV107])" office:value-type="float" office:value="7.5035295236413">
            <text:p>7.5035</text:p>
          </table:table-cell>
          <table:table-cell/>
          <table:table-cell table:formula="of:=145.12+0.0670526*[.AS107]-0.0556804*[.AS107]^2-0.111639*[.AS107]^3+0.0687962*[.AS107]^4" office:value-type="float" office:value="145.232110292608">
            <text:p>145.2321</text:p>
          </table:table-cell>
          <table:table-cell table:formula="of:=-([.$AZ$9]+[.$BA$9]*[.AT107])/[.AS107]" office:value-type="float" office:value="-4.36060633381751">
            <text:p>-4.36E+00</text:p>
          </table:table-cell>
          <table:table-cell table:formula="of:=[.$AZ$9]+[.$BA$9]*[.AT107]+[.$BB$9]*EXP([.AZ107])*[.AS107]/[.AT107]+[.$BC$9]*EXP(2*[.AZ107])*[.AT107]+([.$BD$9]+[.$BE$9]*[.AT107]+[.$BF$9]*[.AT107]^2)*EXP(3*[.AZ107])" office:value-type="float" office:value="7.66191653553505">
            <text:p>7.6619</text:p>
          </table:table-cell>
          <table:table-cell table:formula="of:=[.$W$3]^2*([.$Q$3]*10^[.$Q$4])*[.BA107]/([.$P$3]^2*([.$R$3]*10^([.$R$4]))^2*[.AY107]*[.$V$3])" office:value-type="float" office:value="1.15869457237671">
            <text:p>1.1587</text:p>
          </table:table-cell>
          <table:table-cell/>
          <table:table-cell table:formula="of:=-([.$AZ$9]+[.$BA$9]*[.$AT$10])/[.AS107]" office:value-type="float" office:value="-4.361895863407">
            <text:p>-4.36</text:p>
          </table:table-cell>
          <table:table-cell table:formula="of:=[.$AZ$9]+[.$BA$9]*[.$AT$10]+[.$BB$9]*EXP([.AZ107])*[.AS107]/[.$AT$10]+[.$BC$9]*EXP(2*[.AZ107])*[.$AT$10]+([.$BD$9]+[.$BE$9]*[.$AT$10]+[.$BF$9]*[.$AT$10]^2)*EXP(3*[.AZ107])" office:value-type="float" office:value="7.65550820651569">
            <text:p>7.6555</text:p>
          </table:table-cell>
          <table:table-cell table:number-columns-repeated="6"/>
          <table:table-cell table:formula="of:=-([.$BL$9]+[.$BM$9]*[.AT107])/[.AS107]" office:value-type="float" office:value="-4.1955266683346">
            <text:p>-4.2</text:p>
          </table:table-cell>
          <table:table-cell table:formula="of:=[.$BL$9]+[.$BM$9]*[.AT107]+[.$BN$9]*EXP([.BL107])*[.AS107]/[.AT107]+[.$BO$9]*EXP(2*[.BL107])*[.AT107]+([.$BP$9]+[.$BQ$9]*[.AT107]+[.$BR$9]*[.AT107]^2)*EXP(3*[.BL107])" office:value-type="float" office:value="6.65499423814684">
            <text:p>6.65</text:p>
          </table:table-cell>
          <table:table-cell table:number-columns-repeated="2"/>
          <table:table-cell office:value-type="float" office:value="1.9901">
            <text:p>1.9901</text:p>
          </table:table-cell>
          <table:table-cell office:value-type="float" office:value="0.1456">
            <text:p>0.1456</text:p>
          </table:table-cell>
          <table:table-cell office:value-type="float" office:value="6.31783609522538">
            <text:p>6.3178</text:p>
          </table:table-cell>
          <table:table-cell/>
          <table:table-cell table:formula="of:=[.$BL$7]+[.$BM$7]*[.AT107]+[.$BN$7]*EXP([.BL107])*[.AS107]/[.AT107]+[.$BO$7]*EXP(2*[.BL107])*[.AT107]+([.$BP$7]+[.$BQ$7]*[.AT107]+[.$BR$7]*[.AT107]^2)*EXP(3*[.BL107])" office:value-type="float" office:value="6.57117392445759">
            <text:p>6.57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1.9999">
            <text:p>1.9999</text:p>
          </table:table-cell>
          <table:table-cell table:formula="of:=0.14514-0.000103362*[.AS108]+0.000340383*[.AS108]^2-0.000450864*[.AS108]^3+0.000182967*[.AS108]^4" office:value-type="float" office:value="0.145615197745663">
            <text:p>0.14562</text:p>
          </table:table-cell>
          <table:table-cell office:value-type="float" office:value="7.5769">
            <text:p>7.5769</text:p>
          </table:table-cell>
          <table:table-cell table:formula="of:=-([.$AE$2]+[.$AF$2]*[.AT108])/[.AS108]" office:value-type="float" office:value="-4.30444743600422">
            <text:p>-4.3044</text:p>
          </table:table-cell>
          <table:table-cell table:formula="of:=[.$AE$2]+[.$AF$2]*[.AT108]+[.$AG$2]*EXP([.AV108])*[.AS108]/[.AT108]+[.$AH$2]*EXP(2*[.AV108])*[.AT108]+([.$AI$2]+[.$AJ$2]*[.AT108]+[.$AK$2]*[.AT108]^2)*EXP(3*[.AV108])" office:value-type="float" office:value="7.4220853836969">
            <text:p>7.4221</text:p>
          </table:table-cell>
          <table:table-cell/>
          <table:table-cell table:formula="of:=145.12+0.0670526*[.AS108]-0.0556804*[.AS108]^2-0.111639*[.AS108]^3+0.0687962*[.AS108]^4" office:value-type="float" office:value="145.238940195116">
            <text:p>145.2389</text:p>
          </table:table-cell>
          <table:table-cell table:formula="of:=-([.$AZ$9]+[.$BA$9]*[.AT108])/[.AS108]" office:value-type="float" office:value="-4.33915681133713">
            <text:p>-4.34E+00</text:p>
          </table:table-cell>
          <table:table-cell table:formula="of:=[.$AZ$9]+[.$BA$9]*[.AT108]+[.$BB$9]*EXP([.AZ108])*[.AS108]/[.AT108]+[.$BC$9]*EXP(2*[.AZ108])*[.AT108]+([.$BD$9]+[.$BE$9]*[.AT108]+[.$BF$9]*[.AT108]^2)*EXP(3*[.AZ108])" office:value-type="float" office:value="7.58964796414763">
            <text:p>7.5896</text:p>
          </table:table-cell>
          <table:table-cell table:formula="of:=[.$W$3]^2*([.$Q$3]*10^[.$Q$4])*[.BA108]/([.$P$3]^2*([.$R$3]*10^([.$R$4]))^2*[.AY108]*[.$V$3])" office:value-type="float" office:value="1.14771158328663">
            <text:p>1.1477</text:p>
          </table:table-cell>
          <table:table-cell/>
          <table:table-cell table:formula="of:=-([.$AZ$9]+[.$BA$9]*[.$AT$10])/[.AS108]" office:value-type="float" office:value="-4.34052150495838">
            <text:p>-4.34</text:p>
          </table:table-cell>
          <table:table-cell table:formula="of:=[.$AZ$9]+[.$BA$9]*[.$AT$10]+[.$BB$9]*EXP([.AZ108])*[.AS108]/[.$AT$10]+[.$BC$9]*EXP(2*[.AZ108])*[.$AT$10]+([.$BD$9]+[.$BE$9]*[.$AT$10]+[.$BF$9]*[.$AT$10]^2)*EXP(3*[.AZ108])" office:value-type="float" office:value="7.58223079887421">
            <text:p>7.5822</text:p>
          </table:table-cell>
          <table:table-cell table:number-columns-repeated="6"/>
          <table:table-cell table:formula="of:=-([.$BL$9]+[.$BM$9]*[.AT108])/[.AS108]" office:value-type="float" office:value="-4.17447203134439">
            <text:p>-4.17</text:p>
          </table:table-cell>
          <table:table-cell table:formula="of:=[.$BL$9]+[.$BM$9]*[.AT108]+[.$BN$9]*EXP([.BL108])*[.AS108]/[.AT108]+[.$BO$9]*EXP(2*[.BL108])*[.AT108]+([.$BP$9]+[.$BQ$9]*[.AT108]+[.$BR$9]*[.AT108]^2)*EXP(3*[.BL108])" office:value-type="float" office:value="6.5352866647693">
            <text:p>6.54</text:p>
          </table:table-cell>
          <table:table-cell table:number-columns-repeated="2"/>
          <table:table-cell office:value-type="float" office:value="1.9999">
            <text:p>1.9999</text:p>
          </table:table-cell>
          <table:table-cell office:value-type="float" office:value="0.14562">
            <text:p>0.1456</text:p>
          </table:table-cell>
          <table:table-cell office:value-type="float" office:value="6.18225296048727">
            <text:p>6.1823</text:p>
          </table:table-cell>
          <table:table-cell/>
          <table:table-cell table:formula="of:=[.$BL$7]+[.$BM$7]*[.AT108]+[.$BN$7]*EXP([.BL108])*[.AS108]/[.AT108]+[.$BO$7]*EXP(2*[.BL108])*[.AT108]+([.$BP$7]+[.$BQ$7]*[.AT108]+[.$BR$7]*[.AT108]^2)*EXP(3*[.BL108])" office:value-type="float" office:value="6.45153524605041">
            <text:p>6.45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01">
            <text:p>2.0100</text:p>
          </table:table-cell>
          <table:table-cell table:formula="of:=0.14514-0.000103362*[.AS109]+0.000340383*[.AS109]^2-0.000450864*[.AS109]^3+0.000182967*[.AS109]^4" office:value-type="float" office:value="0.145632599115402">
            <text:p>0.14563</text:p>
          </table:table-cell>
          <table:table-cell office:value-type="float" office:value="7.4995">
            <text:p>7.4995</text:p>
          </table:table-cell>
          <table:table-cell table:formula="of:=-([.$AE$2]+[.$AF$2]*[.AT109])/[.AS109]" office:value-type="float" office:value="-4.28229445234318">
            <text:p>-4.2823</text:p>
          </table:table-cell>
          <table:table-cell table:formula="of:=[.$AE$2]+[.$AF$2]*[.AT109]+[.$AG$2]*EXP([.AV109])*[.AS109]/[.AT109]+[.$AH$2]*EXP(2*[.AV109])*[.AT109]+([.$AI$2]+[.$AJ$2]*[.AT109]+[.$AK$2]*[.AT109]^2)*EXP(3*[.AV109])" office:value-type="float" office:value="7.3330005426251">
            <text:p>7.3330</text:p>
          </table:table-cell>
          <table:table-cell/>
          <table:table-cell table:formula="of:=145.12+0.0670526*[.AS109]-0.0556804*[.AS109]^2-0.111639*[.AS109]^3+0.0687962*[.AS109]^4" office:value-type="float" office:value="145.246165212859">
            <text:p>145.2462</text:p>
          </table:table-cell>
          <table:table-cell table:formula="of:=-([.$AZ$9]+[.$BA$9]*[.AT109])/[.AS109]" office:value-type="float" office:value="-4.31726753006646">
            <text:p>-4.32E+00</text:p>
          </table:table-cell>
          <table:table-cell table:formula="of:=[.$AZ$9]+[.$BA$9]*[.AT109]+[.$BB$9]*EXP([.AZ109])*[.AS109]/[.AT109]+[.$BC$9]*EXP(2*[.AZ109])*[.AT109]+([.$BD$9]+[.$BE$9]*[.AT109]+[.$BF$9]*[.AT109]^2)*EXP(3*[.AZ109])" office:value-type="float" office:value="7.51069005178582">
            <text:p>7.5107</text:p>
          </table:table-cell>
          <table:table-cell table:formula="of:=[.$W$3]^2*([.$Q$3]*10^[.$Q$4])*[.BA109]/([.$P$3]^2*([.$R$3]*10^([.$R$4]))^2*[.AY109]*[.$V$3])" office:value-type="float" office:value="1.13571501859596">
            <text:p>1.1357</text:p>
          </table:table-cell>
          <table:table-cell/>
          <table:table-cell table:formula="of:=-([.$AZ$9]+[.$BA$9]*[.$AT$10])/[.AS109]" office:value-type="float" office:value="-4.31871092426182">
            <text:p>-4.32</text:p>
          </table:table-cell>
          <table:table-cell table:formula="of:=[.$AZ$9]+[.$BA$9]*[.$AT$10]+[.$BB$9]*EXP([.AZ109])*[.AS109]/[.$AT$10]+[.$BC$9]*EXP(2*[.AZ109])*[.$AT$10]+([.$BD$9]+[.$BE$9]*[.$AT$10]+[.$BF$9]*[.$AT$10]^2)*EXP(3*[.AZ109])" office:value-type="float" office:value="7.50211042642174">
            <text:p>7.5021</text:p>
          </table:table-cell>
          <table:table-cell table:number-columns-repeated="6"/>
          <table:table-cell table:formula="of:=-([.$BL$9]+[.$BM$9]*[.AT109])/[.AS109]" office:value-type="float" office:value="-4.15297551898724">
            <text:p>-4.15</text:p>
          </table:table-cell>
          <table:table-cell table:formula="of:=[.$BL$9]+[.$BM$9]*[.AT109]+[.$BN$9]*EXP([.BL109])*[.AS109]/[.AT109]+[.$BO$9]*EXP(2*[.BL109])*[.AT109]+([.$BP$9]+[.$BQ$9]*[.AT109]+[.$BR$9]*[.AT109]^2)*EXP(3*[.BL109])" office:value-type="float" office:value="6.4046581648886">
            <text:p>6.4</text:p>
          </table:table-cell>
          <table:table-cell table:number-columns-repeated="2"/>
          <table:table-cell office:value-type="float" office:value="2.01">
            <text:p>2.0100</text:p>
          </table:table-cell>
          <table:table-cell office:value-type="float" office:value="0.14563">
            <text:p>0.1456</text:p>
          </table:table-cell>
          <table:table-cell office:value-type="float" office:value="6.03441535769248">
            <text:p>6.0344</text:p>
          </table:table-cell>
          <table:table-cell/>
          <table:table-cell table:formula="of:=[.$BL$7]+[.$BM$7]*[.AT109]+[.$BN$7]*EXP([.BL109])*[.AS109]/[.AT109]+[.$BO$7]*EXP(2*[.BL109])*[.AT109]+([.$BP$7]+[.$BQ$7]*[.AT109]+[.$BR$7]*[.AT109]^2)*EXP(3*[.BL109])" office:value-type="float" office:value="6.32097914276186">
            <text:p>6.32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0202">
            <text:p>2.0202</text:p>
          </table:table-cell>
          <table:table-cell table:formula="of:=0.14514-0.000103362*[.AS110]+0.000340383*[.AS110]^2-0.000450864*[.AS110]^3+0.000182967*[.AS110]^4" office:value-type="float" office:value="0.14565059870328">
            <text:p>0.14565</text:p>
          </table:table-cell>
          <table:table-cell office:value-type="float" office:value="7.4221">
            <text:p>7.4221</text:p>
          </table:table-cell>
          <table:table-cell table:formula="of:=-([.$AE$2]+[.$AF$2]*[.AT110])/[.AS110]" office:value-type="float" office:value="-4.26013418770335">
            <text:p>-4.2601</text:p>
          </table:table-cell>
          <table:table-cell table:formula="of:=[.$AE$2]+[.$AF$2]*[.AT110]+[.$AG$2]*EXP([.AV110])*[.AS110]/[.AT110]+[.$AH$2]*EXP(2*[.AV110])*[.AT110]+([.$AI$2]+[.$AJ$2]*[.AT110]+[.$AK$2]*[.AT110]^2)*EXP(3*[.AV110])" office:value-type="float" office:value="7.23746884756665">
            <text:p>7.2375</text:p>
          </table:table-cell>
          <table:table-cell/>
          <table:table-cell table:formula="of:=145.12+0.0670526*[.AS110]-0.0556804*[.AS110]^2-0.111639*[.AS110]^3+0.0687962*[.AS110]^4" office:value-type="float" office:value="145.25365616347">
            <text:p>145.2537</text:p>
          </table:table-cell>
          <table:table-cell table:formula="of:=-([.$AZ$9]+[.$BA$9]*[.AT110])/[.AS110]" office:value-type="float" office:value="-4.29538157207035">
            <text:p>-4.30E+00</text:p>
          </table:table-cell>
          <table:table-cell table:formula="of:=[.$AZ$9]+[.$BA$9]*[.AT110]+[.$BB$9]*EXP([.AZ110])*[.AS110]/[.AT110]+[.$BC$9]*EXP(2*[.AZ110])*[.AT110]+([.$BD$9]+[.$BE$9]*[.AT110]+[.$BF$9]*[.AT110]^2)*EXP(3*[.AZ110])" office:value-type="float" office:value="7.42612003227433">
            <text:p>7.4261</text:p>
          </table:table-cell>
          <table:table-cell table:formula="of:=[.$W$3]^2*([.$Q$3]*10^[.$Q$4])*[.BA110]/([.$P$3]^2*([.$R$3]*10^([.$R$4]))^2*[.AY110]*[.$V$3])" office:value-type="float" office:value="1.12286900944379">
            <text:p>1.1229</text:p>
          </table:table-cell>
          <table:table-cell/>
          <table:table-cell table:formula="of:=-([.$AZ$9]+[.$BA$9]*[.$AT$10])/[.AS110]" office:value-type="float" office:value="-4.29690573100003">
            <text:p>-4.3</text:p>
          </table:table-cell>
          <table:table-cell table:formula="of:=[.$AZ$9]+[.$BA$9]*[.$AT$10]+[.$BB$9]*EXP([.AZ110])*[.AS110]/[.$AT$10]+[.$BC$9]*EXP(2*[.AZ110])*[.$AT$10]+([.$BD$9]+[.$BE$9]*[.$AT$10]+[.$BF$9]*[.$AT$10]^2)*EXP(3*[.AZ110])" office:value-type="float" office:value="7.41622865200603">
            <text:p>7.4162</text:p>
          </table:table-cell>
          <table:table-cell table:number-columns-repeated="6"/>
          <table:table-cell table:formula="of:=-([.$BL$9]+[.$BM$9]*[.AT110])/[.AS110]" office:value-type="float" office:value="-4.13147164534842">
            <text:p>-4.13</text:p>
          </table:table-cell>
          <table:table-cell table:formula="of:=[.$BL$9]+[.$BM$9]*[.AT110]+[.$BN$9]*EXP([.BL110])*[.AS110]/[.AT110]+[.$BO$9]*EXP(2*[.BL110])*[.AT110]+([.$BP$9]+[.$BQ$9]*[.AT110]+[.$BR$9]*[.AT110]^2)*EXP(3*[.BL110])" office:value-type="float" office:value="6.26490982840726">
            <text:p>6.26</text:p>
          </table:table-cell>
          <table:table-cell table:number-columns-repeated="2"/>
          <table:table-cell office:value-type="float" office:value="2.0202">
            <text:p>2.0202</text:p>
          </table:table-cell>
          <table:table-cell office:value-type="float" office:value="0.14565">
            <text:p>0.1457</text:p>
          </table:table-cell>
          <table:table-cell office:value-type="float" office:value="5.87637993931461">
            <text:p>5.8764</text:p>
          </table:table-cell>
          <table:table-cell/>
          <table:table-cell table:formula="of:=[.$BL$7]+[.$BM$7]*[.AT110]+[.$BN$7]*EXP([.BL110])*[.AS110]/[.AT110]+[.$BO$7]*EXP(2*[.BL110])*[.AT110]+([.$BP$7]+[.$BQ$7]*[.AT110]+[.$BR$7]*[.AT110]^2)*EXP(3*[.BL110])" office:value-type="float" office:value="6.1813053693062">
            <text:p>6.18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03">
            <text:p>2.0300</text:p>
          </table:table-cell>
          <table:table-cell table:formula="of:=0.14514-0.000103362*[.AS111]+0.000340383*[.AS111]^2-0.000450864*[.AS111]^3+0.000182967*[.AS111]^4" office:value-type="float" office:value="0.145668301642047">
            <text:p>0.14567</text:p>
          </table:table-cell>
          <table:table-cell office:value-type="float" office:value="7.3351">
            <text:p>7.3351</text:p>
          </table:table-cell>
          <table:table-cell table:formula="of:=-([.$AE$2]+[.$AF$2]*[.AT111])/[.AS111]" office:value-type="float" office:value="-4.2390405254022">
            <text:p>-4.2390</text:p>
          </table:table-cell>
          <table:table-cell table:formula="of:=[.$AE$2]+[.$AF$2]*[.AT111]+[.$AG$2]*EXP([.AV111])*[.AS111]/[.AT111]+[.$AH$2]*EXP(2*[.AV111])*[.AT111]+([.$AI$2]+[.$AJ$2]*[.AT111]+[.$AK$2]*[.AT111]^2)*EXP(3*[.AV111])" office:value-type="float" office:value="7.14015912025796">
            <text:p>7.1402</text:p>
          </table:table-cell>
          <table:table-cell/>
          <table:table-cell table:formula="of:=145.12+0.0670526*[.AS111]-0.0556804*[.AS111]^2-0.111639*[.AS111]^3+0.0687962*[.AS111]^4" office:value-type="float" office:value="145.261039978411">
            <text:p>145.2610</text:p>
          </table:table-cell>
          <table:table-cell table:formula="of:=-([.$AZ$9]+[.$BA$9]*[.AT111])/[.AS111]" office:value-type="float" office:value="-4.27455906405779">
            <text:p>-4.27E+00</text:p>
          </table:table-cell>
          <table:table-cell table:formula="of:=[.$AZ$9]+[.$BA$9]*[.AT111]+[.$BB$9]*EXP([.AZ111])*[.AS111]/[.AT111]+[.$BC$9]*EXP(2*[.AZ111])*[.AT111]+([.$BD$9]+[.$BE$9]*[.AT111]+[.$BF$9]*[.AT111]^2)*EXP(3*[.AZ111])" office:value-type="float" office:value="7.34008106591787">
            <text:p>7.3401</text:p>
          </table:table-cell>
          <table:table-cell table:formula="of:=[.$W$3]^2*([.$Q$3]*10^[.$Q$4])*[.BA111]/([.$P$3]^2*([.$R$3]*10^([.$R$4]))^2*[.AY111]*[.$V$3])" office:value-type="float" office:value="1.1098030425678">
            <text:p>1.1098</text:p>
          </table:table-cell>
          <table:table-cell/>
          <table:table-cell table:formula="of:=-([.$AZ$9]+[.$BA$9]*[.$AT$10])/[.AS111]" office:value-type="float" office:value="-4.27616204816072">
            <text:p>-4.28</text:p>
          </table:table-cell>
          <table:table-cell table:formula="of:=[.$AZ$9]+[.$BA$9]*[.$AT$10]+[.$BB$9]*EXP([.AZ111])*[.AS111]/[.$AT$10]+[.$BC$9]*EXP(2*[.AZ111])*[.$AT$10]+([.$BD$9]+[.$BE$9]*[.$AT$10]+[.$BF$9]*[.$AT$10]^2)*EXP(3*[.AZ111])" office:value-type="float" office:value="7.32878744631005">
            <text:p>7.3288</text:p>
          </table:table-cell>
          <table:table-cell table:number-columns-repeated="6"/>
          <table:table-cell table:formula="of:=-([.$BL$9]+[.$BM$9]*[.AT111])/[.AS111]" office:value-type="float" office:value="-4.11100249818372">
            <text:p>-4.11</text:p>
          </table:table-cell>
          <table:table-cell table:formula="of:=[.$BL$9]+[.$BM$9]*[.AT111]+[.$BN$9]*EXP([.BL111])*[.AS111]/[.AT111]+[.$BO$9]*EXP(2*[.BL111])*[.AT111]+([.$BP$9]+[.$BQ$9]*[.AT111]+[.$BR$9]*[.AT111]^2)*EXP(3*[.BL111])" office:value-type="float" office:value="6.1228900009982">
            <text:p>6.12</text:p>
          </table:table-cell>
          <table:table-cell table:number-columns-repeated="2"/>
          <table:table-cell office:value-type="float" office:value="2.03">
            <text:p>2.0300</text:p>
          </table:table-cell>
          <table:table-cell office:value-type="float" office:value="0.14567">
            <text:p>0.1457</text:p>
          </table:table-cell>
          <table:table-cell office:value-type="float" office:value="5.71589762823014">
            <text:p>5.7159</text:p>
          </table:table-cell>
          <table:table-cell/>
          <table:table-cell table:formula="of:=[.$BL$7]+[.$BM$7]*[.AT111]+[.$BN$7]*EXP([.BL111])*[.AS111]/[.AT111]+[.$BO$7]*EXP(2*[.BL111])*[.AT111]+([.$BP$7]+[.$BQ$7]*[.AT111]+[.$BR$7]*[.AT111]^2)*EXP(3*[.BL111])" office:value-type="float" office:value="6.03935856728727">
            <text:p>6.04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0401">
            <text:p>2.0401</text:p>
          </table:table-cell>
          <table:table-cell table:formula="of:=0.14514-0.000103362*[.AS112]+0.000340383*[.AS112]^2-0.000450864*[.AS112]^3+0.000182967*[.AS112]^4" office:value-type="float" office:value="0.14568697238162">
            <text:p>0.14569</text:p>
          </table:table-cell>
          <table:table-cell office:value-type="float" office:value="7.2449">
            <text:p>7.2449</text:p>
          </table:table-cell>
          <table:table-cell table:formula="of:=-([.$AE$2]+[.$AF$2]*[.AT112])/[.AS112]" office:value-type="float" office:value="-4.21750056692168">
            <text:p>-4.2175</text:p>
          </table:table-cell>
          <table:table-cell table:formula="of:=[.$AE$2]+[.$AF$2]*[.AT112]+[.$AG$2]*EXP([.AV112])*[.AS112]/[.AT112]+[.$AH$2]*EXP(2*[.AV112])*[.AT112]+([.$AI$2]+[.$AJ$2]*[.AT112]+[.$AK$2]*[.AT112]^2)*EXP(3*[.AV112])" office:value-type="float" office:value="7.03393275949081">
            <text:p>7.0339</text:p>
          </table:table-cell>
          <table:table-cell/>
          <table:table-cell table:formula="of:=145.12+0.0670526*[.AS112]-0.0556804*[.AS112]^2-0.111639*[.AS112]^3+0.0687962*[.AS112]^4" office:value-type="float" office:value="145.268843902953">
            <text:p>145.2688</text:p>
          </table:table-cell>
          <table:table-cell table:formula="of:=-([.$AZ$9]+[.$BA$9]*[.AT112])/[.AS112]" office:value-type="float" office:value="-4.2533063985816">
            <text:p>-4.25E+00</text:p>
          </table:table-cell>
          <table:table-cell table:formula="of:=[.$AZ$9]+[.$BA$9]*[.AT112]+[.$BB$9]*EXP([.AZ112])*[.AS112]/[.AT112]+[.$BC$9]*EXP(2*[.AZ112])*[.AT112]+([.$BD$9]+[.$BE$9]*[.AT112]+[.$BF$9]*[.AT112]^2)*EXP(3*[.AZ112])" office:value-type="float" office:value="7.24627555164675">
            <text:p>7.2463</text:p>
          </table:table-cell>
          <table:table-cell table:formula="of:=[.$W$3]^2*([.$Q$3]*10^[.$Q$4])*[.BA112]/([.$P$3]^2*([.$R$3]*10^([.$R$4]))^2*[.AY112]*[.$V$3])" office:value-type="float" office:value="1.09556101149123">
            <text:p>1.0956</text:p>
          </table:table-cell>
          <table:table-cell/>
          <table:table-cell table:formula="of:=-([.$AZ$9]+[.$BA$9]*[.$AT$10])/[.AS112]" office:value-type="float" office:value="-4.25499189145937">
            <text:p>-4.25</text:p>
          </table:table-cell>
          <table:table-cell table:formula="of:=[.$AZ$9]+[.$BA$9]*[.$AT$10]+[.$BB$9]*EXP([.AZ112])*[.AS112]/[.$AT$10]+[.$BC$9]*EXP(2*[.AZ112])*[.$AT$10]+([.$BD$9]+[.$BE$9]*[.$AT$10]+[.$BF$9]*[.$AT$10]^2)*EXP(3*[.AZ112])" office:value-type="float" office:value="7.2333785959741">
            <text:p>7.2334</text:p>
          </table:table-cell>
          <table:table-cell table:number-columns-repeated="6"/>
          <table:table-cell table:formula="of:=-([.$BL$9]+[.$BM$9]*[.AT112])/[.AS112]" office:value-type="float" office:value="-4.09009997542504">
            <text:p>-4.09</text:p>
          </table:table-cell>
          <table:table-cell table:formula="of:=[.$BL$9]+[.$BM$9]*[.AT112]+[.$BN$9]*EXP([.BL112])*[.AS112]/[.AT112]+[.$BO$9]*EXP(2*[.BL112])*[.AT112]+([.$BP$9]+[.$BQ$9]*[.AT112]+[.$BR$9]*[.AT112]^2)*EXP(3*[.BL112])" office:value-type="float" office:value="5.96820953969751">
            <text:p>5.97</text:p>
          </table:table-cell>
          <table:table-cell table:number-columns-repeated="2"/>
          <table:table-cell office:value-type="float" office:value="2.0401">
            <text:p>2.0401</text:p>
          </table:table-cell>
          <table:table-cell office:value-type="float" office:value="0.14569">
            <text:p>0.1457</text:p>
          </table:table-cell>
          <table:table-cell office:value-type="float" office:value="5.54123909632886">
            <text:p>5.5412</text:p>
          </table:table-cell>
          <table:table-cell/>
          <table:table-cell table:formula="of:=[.$BL$7]+[.$BM$7]*[.AT112]+[.$BN$7]*EXP([.BL112])*[.AS112]/[.AT112]+[.$BO$7]*EXP(2*[.BL112])*[.AT112]+([.$BP$7]+[.$BQ$7]*[.AT112]+[.$BR$7]*[.AT112]^2)*EXP(3*[.BL112])" office:value-type="float" office:value="5.884754803127">
            <text:p>5.88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0499">
            <text:p>2.0499</text:p>
          </table:table-cell>
          <table:table-cell table:formula="of:=0.14514-0.000103362*[.AS113]+0.000340383*[.AS113]^2-0.000450864*[.AS113]^3+0.000182967*[.AS113]^4" office:value-type="float" office:value="0.145705507784381">
            <text:p>0.14571</text:p>
          </table:table-cell>
          <table:table-cell office:value-type="float" office:value="7.1516">
            <text:p>7.1516</text:p>
          </table:table-cell>
          <table:table-cell table:formula="of:=-([.$AE$2]+[.$AF$2]*[.AT113])/[.AS113]" office:value-type="float" office:value="-4.19679093266577">
            <text:p>-4.1968</text:p>
          </table:table-cell>
          <table:table-cell table:formula="of:=[.$AE$2]+[.$AF$2]*[.AT113]+[.$AG$2]*EXP([.AV113])*[.AS113]/[.AT113]+[.$AH$2]*EXP(2*[.AV113])*[.AT113]+([.$AI$2]+[.$AJ$2]*[.AT113]+[.$AK$2]*[.AT113]^2)*EXP(3*[.AV113])" office:value-type="float" office:value="6.92482997462996">
            <text:p>6.9248</text:p>
          </table:table-cell>
          <table:table-cell/>
          <table:table-cell table:formula="of:=145.12+0.0670526*[.AS113]-0.0556804*[.AS113]^2-0.111639*[.AS113]^3+0.0687962*[.AS113]^4" office:value-type="float" office:value="145.276606934653">
            <text:p>145.2766</text:p>
          </table:table-cell>
          <table:table-cell table:formula="of:=-([.$AZ$9]+[.$BA$9]*[.AT113])/[.AS113]" office:value-type="float" office:value="-4.2328831674428">
            <text:p>-4.23E+00</text:p>
          </table:table-cell>
          <table:table-cell table:formula="of:=[.$AZ$9]+[.$BA$9]*[.AT113]+[.$BB$9]*EXP([.AZ113])*[.AS113]/[.AT113]+[.$BC$9]*EXP(2*[.AZ113])*[.AT113]+([.$BD$9]+[.$BE$9]*[.AT113]+[.$BF$9]*[.AT113]^2)*EXP(3*[.AZ113])" office:value-type="float" office:value="7.15005356695056">
            <text:p>7.1501</text:p>
          </table:table-cell>
          <table:table-cell table:formula="of:=[.$W$3]^2*([.$Q$3]*10^[.$Q$4])*[.BA113]/([.$P$3]^2*([.$R$3]*10^([.$R$4]))^2*[.AY113]*[.$V$3])" office:value-type="float" office:value="1.08095548937464">
            <text:p>1.0810</text:p>
          </table:table-cell>
          <table:table-cell/>
          <table:table-cell table:formula="of:=-([.$AZ$9]+[.$BA$9]*[.$AT$10])/[.AS113]" office:value-type="float" office:value="-4.23464996232317">
            <text:p>-4.23</text:p>
          </table:table-cell>
          <table:table-cell table:formula="of:=[.$AZ$9]+[.$BA$9]*[.$AT$10]+[.$BB$9]*EXP([.AZ113])*[.AS113]/[.$AT$10]+[.$BC$9]*EXP(2*[.AZ113])*[.$AT$10]+([.$BD$9]+[.$BE$9]*[.$AT$10]+[.$BF$9]*[.$AT$10]^2)*EXP(3*[.AZ113])" office:value-type="float" office:value="7.13543449069739">
            <text:p>7.1354</text:p>
          </table:table-cell>
          <table:table-cell table:number-columns-repeated="6"/>
          <table:table-cell table:formula="of:=-([.$BL$9]+[.$BM$9]*[.AT113])/[.AS113]" office:value-type="float" office:value="-4.07000291826854">
            <text:p>-4.07</text:p>
          </table:table-cell>
          <table:table-cell table:formula="of:=[.$BL$9]+[.$BM$9]*[.AT113]+[.$BN$9]*EXP([.BL113])*[.AS113]/[.AT113]+[.$BO$9]*EXP(2*[.BL113])*[.AT113]+([.$BP$9]+[.$BQ$9]*[.AT113]+[.$BR$9]*[.AT113]^2)*EXP(3*[.BL113])" office:value-type="float" office:value="5.80969754827151">
            <text:p>5.81</text:p>
          </table:table-cell>
          <table:table-cell table:number-columns-repeated="2"/>
          <table:table-cell office:value-type="float" office:value="2.0499">
            <text:p>2.0499</text:p>
          </table:table-cell>
          <table:table-cell office:value-type="float" office:value="0.14571">
            <text:p>0.1457</text:p>
          </table:table-cell>
          <table:table-cell office:value-type="float" office:value="5.36238579015495">
            <text:p>5.3624</text:p>
          </table:table-cell>
          <table:table-cell/>
          <table:table-cell table:formula="of:=[.$BL$7]+[.$BM$7]*[.AT113]+[.$BN$7]*EXP([.BL113])*[.AS113]/[.AT113]+[.$BO$7]*EXP(2*[.BL113])*[.AT113]+([.$BP$7]+[.$BQ$7]*[.AT113]+[.$BR$7]*[.AT113]^2)*EXP(3*[.BL113])" office:value-type="float" office:value="5.72631863829804">
            <text:p>5.73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06">
            <text:p>2.0600</text:p>
          </table:table-cell>
          <table:table-cell table:formula="of:=0.14514-0.000103362*[.AS114]+0.000340383*[.AS114]^2-0.000450864*[.AS114]^3+0.000182967*[.AS114]^4" office:value-type="float" office:value="0.145725048976804">
            <text:p>0.14573</text:p>
          </table:table-cell>
          <table:table-cell office:value-type="float" office:value="7.0454">
            <text:p>7.0454</text:p>
          </table:table-cell>
          <table:table-cell table:formula="of:=-([.$AE$2]+[.$AF$2]*[.AT114])/[.AS114]" office:value-type="float" office:value="-4.17564064113097">
            <text:p>-4.1756</text:p>
          </table:table-cell>
          <table:table-cell table:formula="of:=[.$AE$2]+[.$AF$2]*[.AT114]+[.$AG$2]*EXP([.AV114])*[.AS114]/[.AT114]+[.$AH$2]*EXP(2*[.AV114])*[.AT114]+([.$AI$2]+[.$AJ$2]*[.AT114]+[.$AK$2]*[.AT114]^2)*EXP(3*[.AV114])" office:value-type="float" office:value="6.80587995727477">
            <text:p>6.8059</text:p>
          </table:table-cell>
          <table:table-cell/>
          <table:table-cell table:formula="of:=145.12+0.0670526*[.AS114]-0.0556804*[.AS114]^2-0.111639*[.AS114]^3+0.0687962*[.AS114]^4" office:value-type="float" office:value="145.284807081248">
            <text:p>145.2848</text:p>
          </table:table-cell>
          <table:table-cell table:formula="of:=-([.$AZ$9]+[.$BA$9]*[.AT114])/[.AS114]" office:value-type="float" office:value="-4.21203596421044">
            <text:p>-4.21E+00</text:p>
          </table:table-cell>
          <table:table-cell table:formula="of:=[.$AZ$9]+[.$BA$9]*[.AT114]+[.$BB$9]*EXP([.AZ114])*[.AS114]/[.AT114]+[.$BC$9]*EXP(2*[.AZ114])*[.AT114]+([.$BD$9]+[.$BE$9]*[.AT114]+[.$BF$9]*[.AT114]^2)*EXP(3*[.AZ114])" office:value-type="float" office:value="7.0452852953259">
            <text:p>7.0453</text:p>
          </table:table-cell>
          <table:table-cell table:formula="of:=[.$W$3]^2*([.$Q$3]*10^[.$Q$4])*[.BA114]/([.$P$3]^2*([.$R$3]*10^([.$R$4]))^2*[.AY114]*[.$V$3])" office:value-type="float" office:value="1.06505635264317">
            <text:p>1.0651</text:p>
          </table:table-cell>
          <table:table-cell/>
          <table:table-cell table:formula="of:=-([.$AZ$9]+[.$BA$9]*[.$AT$10])/[.AS114]" office:value-type="float" office:value="-4.21388784357586">
            <text:p>-4.21</text:p>
          </table:table-cell>
          <table:table-cell table:formula="of:=[.$AZ$9]+[.$BA$9]*[.$AT$10]+[.$BB$9]*EXP([.AZ114])*[.AS114]/[.$AT$10]+[.$BC$9]*EXP(2*[.AZ114])*[.$AT$10]+([.$BD$9]+[.$BE$9]*[.$AT$10]+[.$BF$9]*[.$AT$10]^2)*EXP(3*[.AZ114])" office:value-type="float" office:value="7.02870548987857">
            <text:p>7.0287</text:p>
          </table:table-cell>
          <table:table-cell table:number-columns-repeated="6"/>
          <table:table-cell table:formula="of:=-([.$BL$9]+[.$BM$9]*[.AT114])/[.AS114]" office:value-type="float" office:value="-4.04947794004566">
            <text:p>-4.05</text:p>
          </table:table-cell>
          <table:table-cell table:formula="of:=[.$BL$9]+[.$BM$9]*[.AT114]+[.$BN$9]*EXP([.BL114])*[.AS114]/[.AT114]+[.$BO$9]*EXP(2*[.BL114])*[.AT114]+([.$BP$9]+[.$BQ$9]*[.AT114]+[.$BR$9]*[.AT114]^2)*EXP(3*[.BL114])" office:value-type="float" office:value="5.63726253201948">
            <text:p>5.64</text:p>
          </table:table-cell>
          <table:table-cell table:number-columns-repeated="2"/>
          <table:table-cell office:value-type="float" office:value="2.06">
            <text:p>2.0600</text:p>
          </table:table-cell>
          <table:table-cell office:value-type="float" office:value="0.14573">
            <text:p>0.1457</text:p>
          </table:table-cell>
          <table:table-cell office:value-type="float" office:value="5.16796407512426">
            <text:p>5.1680</text:p>
          </table:table-cell>
          <table:table-cell/>
          <table:table-cell table:formula="of:=[.$BL$7]+[.$BM$7]*[.AT114]+[.$BN$7]*EXP([.BL114])*[.AS114]/[.AT114]+[.$BO$7]*EXP(2*[.BL114])*[.AT114]+([.$BP$7]+[.$BQ$7]*[.AT114]+[.$BR$7]*[.AT114]^2)*EXP(3*[.BL114])" office:value-type="float" office:value="5.55396323510621">
            <text:p>5.55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0701">
            <text:p>2.0701</text:p>
          </table:table-cell>
          <table:table-cell table:formula="of:=0.14514-0.000103362*[.AS115]+0.000340383*[.AS115]^2-0.000450864*[.AS115]^3+0.000182967*[.AS115]^4" office:value-type="float" office:value="0.145745041603203">
            <text:p>0.14575</text:p>
          </table:table-cell>
          <table:table-cell office:value-type="float" office:value="6.9393">
            <text:p>6.9393</text:p>
          </table:table-cell>
          <table:table-cell table:formula="of:=-([.$AE$2]+[.$AF$2]*[.AT115])/[.AS115]" office:value-type="float" office:value="-4.15468354289451">
            <text:p>-4.1547</text:p>
          </table:table-cell>
          <table:table-cell table:formula="of:=[.$AE$2]+[.$AF$2]*[.AT115]+[.$AG$2]*EXP([.AV115])*[.AS115]/[.AT115]+[.$AH$2]*EXP(2*[.AV115])*[.AT115]+([.$AI$2]+[.$AJ$2]*[.AT115]+[.$AK$2]*[.AT115]^2)*EXP(3*[.AV115])" office:value-type="float" office:value="6.68001893769475">
            <text:p>6.6800</text:p>
          </table:table-cell>
          <table:table-cell/>
          <table:table-cell table:formula="of:=145.12+0.0670526*[.AS115]-0.0556804*[.AS115]^2-0.111639*[.AS115]^3+0.0687962*[.AS115]^4" office:value-type="float" office:value="145.293212483985">
            <text:p>145.2932</text:p>
          </table:table-cell>
          <table:table-cell table:formula="of:=-([.$AZ$9]+[.$BA$9]*[.AT115])/[.AS115]" office:value-type="float" office:value="-4.19139003248359">
            <text:p>-4.19E+00</text:p>
          </table:table-cell>
          <table:table-cell table:formula="of:=[.$AZ$9]+[.$BA$9]*[.AT115]+[.$BB$9]*EXP([.AZ115])*[.AS115]/[.AT115]+[.$BC$9]*EXP(2*[.AZ115])*[.AT115]+([.$BD$9]+[.$BE$9]*[.AT115]+[.$BF$9]*[.AT115]^2)*EXP(3*[.AZ115])" office:value-type="float" office:value="6.93458234360325">
            <text:p>6.9346</text:p>
          </table:table-cell>
          <table:table-cell table:formula="of:=[.$W$3]^2*([.$Q$3]*10^[.$Q$4])*[.BA115]/([.$P$3]^2*([.$R$3]*10^([.$R$4]))^2*[.AY115]*[.$V$3])" office:value-type="float" office:value="1.04826041739495">
            <text:p>1.0483</text:p>
          </table:table-cell>
          <table:table-cell/>
          <table:table-cell table:formula="of:=-([.$AZ$9]+[.$BA$9]*[.$AT$10])/[.AS115]" office:value-type="float" office:value="-4.19332832122422">
            <text:p>-4.19</text:p>
          </table:table-cell>
          <table:table-cell table:formula="of:=[.$AZ$9]+[.$BA$9]*[.$AT$10]+[.$BB$9]*EXP([.AZ115])*[.AS115]/[.$AT$10]+[.$BC$9]*EXP(2*[.AZ115])*[.$AT$10]+([.$BD$9]+[.$BE$9]*[.$AT$10]+[.$BF$9]*[.$AT$10]^2)*EXP(3*[.AZ115])" office:value-type="float" office:value="6.91583751696496">
            <text:p>6.9158</text:p>
          </table:table-cell>
          <table:table-cell table:number-columns-repeated="6"/>
          <table:table-cell table:formula="of:=-([.$BL$9]+[.$BM$9]*[.AT115])/[.AS115]" office:value-type="float" office:value="-4.02914013798731">
            <text:p>-4.03</text:p>
          </table:table-cell>
          <table:table-cell table:formula="of:=[.$BL$9]+[.$BM$9]*[.AT115]+[.$BN$9]*EXP([.BL115])*[.AS115]/[.AT115]+[.$BO$9]*EXP(2*[.BL115])*[.AT115]+([.$BP$9]+[.$BQ$9]*[.AT115]+[.$BR$9]*[.AT115]^2)*EXP(3*[.BL115])" office:value-type="float" office:value="5.45521506155125">
            <text:p>5.46</text:p>
          </table:table-cell>
          <table:table-cell table:number-columns-repeated="2"/>
          <table:table-cell office:value-type="float" office:value="2.0701">
            <text:p>2.0701</text:p>
          </table:table-cell>
          <table:table-cell office:value-type="float" office:value="0.14575">
            <text:p>0.1458</text:p>
          </table:table-cell>
          <table:table-cell office:value-type="float" office:value="4.96285359801922">
            <text:p>4.9629</text:p>
          </table:table-cell>
          <table:table-cell/>
          <table:table-cell table:formula="of:=[.$BL$7]+[.$BM$7]*[.AT115]+[.$BN$7]*EXP([.BL115])*[.AS115]/[.AT115]+[.$BO$7]*EXP(2*[.BL115])*[.AT115]+([.$BP$7]+[.$BQ$7]*[.AT115]+[.$BR$7]*[.AT115]^2)*EXP(3*[.BL115])" office:value-type="float" office:value="5.37199687982683">
            <text:p>5.37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0799">
            <text:p>2.0799</text:p>
          </table:table-cell>
          <table:table-cell table:formula="of:=0.14514-0.000103362*[.AS116]+0.000340383*[.AS116]^2-0.000450864*[.AS116]^3+0.000182967*[.AS116]^4" office:value-type="float" office:value="0.145764878113059">
            <text:p>0.14576</text:p>
          </table:table-cell>
          <table:table-cell office:value-type="float" office:value="6.83">
            <text:p>6.8300</text:p>
          </table:table-cell>
          <table:table-cell table:formula="of:=-([.$AE$2]+[.$AF$2]*[.AT116])/[.AS116]" office:value-type="float" office:value="-4.13453075954389">
            <text:p>-4.1345</text:p>
          </table:table-cell>
          <table:table-cell table:formula="of:=[.$AE$2]+[.$AF$2]*[.AT116]+[.$AG$2]*EXP([.AV116])*[.AS116]/[.AT116]+[.$AH$2]*EXP(2*[.AV116])*[.AT116]+([.$AI$2]+[.$AJ$2]*[.AT116]+[.$AK$2]*[.AT116]^2)*EXP(3*[.AV116])" office:value-type="float" office:value="6.55098836517927">
            <text:p>6.5510</text:p>
          </table:table-cell>
          <table:table-cell/>
          <table:table-cell table:formula="of:=145.12+0.0670526*[.AS116]-0.0556804*[.AS116]^2-0.111639*[.AS116]^3+0.0687962*[.AS116]^4" office:value-type="float" office:value="145.301567094352">
            <text:p>145.3016</text:p>
          </table:table-cell>
          <table:table-cell table:formula="of:=-([.$AZ$9]+[.$BA$9]*[.AT116])/[.AS116]" office:value-type="float" office:value="-4.17154693449658">
            <text:p>-4.17E+00</text:p>
          </table:table-cell>
          <table:table-cell table:formula="of:=[.$AZ$9]+[.$BA$9]*[.AT116]+[.$BB$9]*EXP([.AZ116])*[.AS116]/[.AT116]+[.$BC$9]*EXP(2*[.AZ116])*[.AT116]+([.$BD$9]+[.$BE$9]*[.AT116]+[.$BF$9]*[.AT116]^2)*EXP(3*[.AZ116])" office:value-type="float" office:value="6.82124923378476">
            <text:p>6.8212</text:p>
          </table:table-cell>
          <table:table-cell table:formula="of:=[.$W$3]^2*([.$Q$3]*10^[.$Q$4])*[.BA116]/([.$P$3]^2*([.$R$3]*10^([.$R$4]))^2*[.AY116]*[.$V$3])" office:value-type="float" office:value="1.03106922311526">
            <text:p>1.0311</text:p>
          </table:table-cell>
          <table:table-cell/>
          <table:table-cell table:formula="of:=-([.$AZ$9]+[.$BA$9]*[.$AT$10])/[.AS116]" office:value-type="float" office:value="-4.17357034365415">
            <text:p>-4.17</text:p>
          </table:table-cell>
          <table:table-cell table:formula="of:=[.$AZ$9]+[.$BA$9]*[.$AT$10]+[.$BB$9]*EXP([.AZ116])*[.AS116]/[.$AT$10]+[.$BC$9]*EXP(2*[.AZ116])*[.$AT$10]+([.$BD$9]+[.$BE$9]*[.$AT$10]+[.$BF$9]*[.$AT$10]^2)*EXP(3*[.AZ116])" office:value-type="float" office:value="6.8001925094673">
            <text:p>6.8002</text:p>
          </table:table-cell>
          <table:table-cell table:number-columns-repeated="6"/>
          <table:table-cell table:formula="of:=-([.$BL$9]+[.$BM$9]*[.AT116])/[.AS116]" office:value-type="float" office:value="-4.0095825883">
            <text:p>-4.01</text:p>
          </table:table-cell>
          <table:table-cell table:formula="of:=[.$BL$9]+[.$BM$9]*[.AT116]+[.$BN$9]*EXP([.BL116])*[.AS116]/[.AT116]+[.$BO$9]*EXP(2*[.BL116])*[.AT116]+([.$BP$9]+[.$BQ$9]*[.AT116]+[.$BR$9]*[.AT116]^2)*EXP(3*[.BL116])" office:value-type="float" office:value="5.26898714251906">
            <text:p>5.27</text:p>
          </table:table-cell>
          <table:table-cell table:number-columns-repeated="2"/>
          <table:table-cell office:value-type="float" office:value="2.0799">
            <text:p>2.0799</text:p>
          </table:table-cell>
          <table:table-cell office:value-type="float" office:value="0.14576">
            <text:p>0.1458</text:p>
          </table:table-cell>
          <table:table-cell office:value-type="float" office:value="4.75318151626236">
            <text:p>4.7532</text:p>
          </table:table-cell>
          <table:table-cell/>
          <table:table-cell table:formula="of:=[.$BL$7]+[.$BM$7]*[.AT116]+[.$BN$7]*EXP([.BL116])*[.AS116]/[.AT116]+[.$BO$7]*EXP(2*[.BL116])*[.AT116]+([.$BP$7]+[.$BQ$7]*[.AT116]+[.$BR$7]*[.AT116]^2)*EXP(3*[.BL116])" office:value-type="float" office:value="5.18584911664933">
            <text:p>5.1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09">
            <text:p>2.0900</text:p>
          </table:table-cell>
          <table:table-cell table:formula="of:=0.14514-0.000103362*[.AS117]+0.000340383*[.AS117]^2-0.000450864*[.AS117]^3+0.000182967*[.AS117]^4" office:value-type="float" office:value="0.145785779424853">
            <text:p>0.14579</text:p>
          </table:table-cell>
          <table:table-cell office:value-type="float" office:value="6.7079">
            <text:p>6.7079</text:p>
          </table:table-cell>
          <table:table-cell table:formula="of:=-([.$AE$2]+[.$AF$2]*[.AT117])/[.AS117]" office:value-type="float" office:value="-4.11394557101447">
            <text:p>-4.1139</text:p>
          </table:table-cell>
          <table:table-cell table:formula="of:=[.$AE$2]+[.$AF$2]*[.AT117]+[.$AG$2]*EXP([.AV117])*[.AS117]/[.AT117]+[.$AH$2]*EXP(2*[.AV117])*[.AT117]+([.$AI$2]+[.$AJ$2]*[.AT117]+[.$AK$2]*[.AT117]^2)*EXP(3*[.AV117])" office:value-type="float" office:value="6.41056693193614">
            <text:p>6.4106</text:p>
          </table:table-cell>
          <table:table-cell/>
          <table:table-cell table:formula="of:=145.12+0.0670526*[.AS117]-0.0556804*[.AS117]^2-0.111639*[.AS117]^3+0.0687962*[.AS117]^4" office:value-type="float" office:value="145.310385188966">
            <text:p>145.3104</text:p>
          </table:table-cell>
          <table:table-cell table:formula="of:=-([.$AZ$9]+[.$BA$9]*[.AT117])/[.AS117]" office:value-type="float" office:value="-4.15128895158615">
            <text:p>-4.15E+00</text:p>
          </table:table-cell>
          <table:table-cell table:formula="of:=[.$AZ$9]+[.$BA$9]*[.AT117]+[.$BB$9]*EXP([.AZ117])*[.AS117]/[.AT117]+[.$BC$9]*EXP(2*[.AZ117])*[.AT117]+([.$BD$9]+[.$BE$9]*[.AT117]+[.$BF$9]*[.AT117]^2)*EXP(3*[.AZ117])" office:value-type="float" office:value="6.69808690767664">
            <text:p>6.6981</text:p>
          </table:table-cell>
          <table:table-cell table:formula="of:=[.$W$3]^2*([.$Q$3]*10^[.$Q$4])*[.BA117]/([.$P$3]^2*([.$R$3]*10^([.$R$4]))^2*[.AY117]*[.$V$3])" office:value-type="float" office:value="1.0123911219925">
            <text:p>1.0124</text:p>
          </table:table-cell>
          <table:table-cell/>
          <table:table-cell table:formula="of:=-([.$AZ$9]+[.$BA$9]*[.$AT$10])/[.AS117]" office:value-type="float" office:value="-4.15340141519917">
            <text:p>-4.15</text:p>
          </table:table-cell>
          <table:table-cell table:formula="of:=[.$AZ$9]+[.$BA$9]*[.$AT$10]+[.$BB$9]*EXP([.AZ117])*[.AS117]/[.$AT$10]+[.$BC$9]*EXP(2*[.AZ117])*[.$AT$10]+([.$BD$9]+[.$BE$9]*[.$AT$10]+[.$BF$9]*[.$AT$10]^2)*EXP(3*[.AZ117])" office:value-type="float" office:value="6.67441238812974">
            <text:p>6.6744</text:p>
          </table:table-cell>
          <table:table-cell table:number-columns-repeated="6"/>
          <table:table-cell table:formula="of:=-([.$BL$9]+[.$BM$9]*[.AT117])/[.AS117]" office:value-type="float" office:value="-3.98960509883557">
            <text:p>-3.99</text:p>
          </table:table-cell>
          <table:table-cell table:formula="of:=[.$BL$9]+[.$BM$9]*[.AT117]+[.$BN$9]*EXP([.BL117])*[.AS117]/[.AT117]+[.$BO$9]*EXP(2*[.BL117])*[.AT117]+([.$BP$9]+[.$BQ$9]*[.AT117]+[.$BR$9]*[.AT117]^2)*EXP(3*[.BL117])" office:value-type="float" office:value="5.06675260688438">
            <text:p>5.07</text:p>
          </table:table-cell>
          <table:table-cell table:number-columns-repeated="2"/>
          <table:table-cell office:value-type="float" office:value="2.09">
            <text:p>2.0900</text:p>
          </table:table-cell>
          <table:table-cell office:value-type="float" office:value="0.14579">
            <text:p>0.1458</text:p>
          </table:table-cell>
          <table:table-cell office:value-type="float" office:value="4.52564690130812">
            <text:p>4.5256</text:p>
          </table:table-cell>
          <table:table-cell/>
          <table:table-cell table:formula="of:=[.$BL$7]+[.$BM$7]*[.AT117]+[.$BN$7]*EXP([.BL117])*[.AS117]/[.AT117]+[.$BO$7]*EXP(2*[.BL117])*[.AT117]+([.$BP$7]+[.$BQ$7]*[.AT117]+[.$BR$7]*[.AT117]^2)*EXP(3*[.BL117])" office:value-type="float" office:value="4.98369869965164">
            <text:p>4.98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1001">
            <text:p>2.1001</text:p>
          </table:table-cell>
          <table:table-cell table:formula="of:=0.14514-0.000103362*[.AS118]+0.000340383*[.AS118]^2-0.000450864*[.AS118]^3+0.000182967*[.AS118]^4" office:value-type="float" office:value="0.145807151776656">
            <text:p>0.14581</text:p>
          </table:table-cell>
          <table:table-cell office:value-type="float" office:value="6.5762">
            <text:p>6.5762</text:p>
          </table:table-cell>
          <table:table-cell table:formula="of:=-([.$AE$2]+[.$AF$2]*[.AT118])/[.AS118]" office:value-type="float" office:value="-4.09354481581291">
            <text:p>-4.0935</text:p>
          </table:table-cell>
          <table:table-cell table:formula="of:=[.$AE$2]+[.$AF$2]*[.AT118]+[.$AG$2]*EXP([.AV118])*[.AS118]/[.AT118]+[.$AH$2]*EXP(2*[.AV118])*[.AT118]+([.$AI$2]+[.$AJ$2]*[.AT118]+[.$AK$2]*[.AT118]^2)*EXP(3*[.AV118])" office:value-type="float" office:value="6.26225531837607">
            <text:p>6.2623</text:p>
          </table:table-cell>
          <table:table-cell/>
          <table:table-cell table:formula="of:=145.12+0.0670526*[.AS118]-0.0556804*[.AS118]^2-0.111639*[.AS118]^3+0.0687962*[.AS118]^4" office:value-type="float" office:value="145.319416974572">
            <text:p>145.3194</text:p>
          </table:table-cell>
          <table:table-cell table:formula="of:=-([.$AZ$9]+[.$BA$9]*[.AT118])/[.AS118]" office:value-type="float" office:value="-4.13122360528045">
            <text:p>-4.13E+00</text:p>
          </table:table-cell>
          <table:table-cell table:formula="of:=[.$AZ$9]+[.$BA$9]*[.AT118]+[.$BB$9]*EXP([.AZ118])*[.AS118]/[.AT118]+[.$BC$9]*EXP(2*[.AZ118])*[.AT118]+([.$BD$9]+[.$BE$9]*[.AT118]+[.$BF$9]*[.AT118]^2)*EXP(3*[.AZ118])" office:value-type="float" office:value="6.56819717020723">
            <text:p>6.5682</text:p>
          </table:table-cell>
          <table:table-cell table:formula="of:=[.$W$3]^2*([.$Q$3]*10^[.$Q$4])*[.BA118]/([.$P$3]^2*([.$R$3]*10^([.$R$4]))^2*[.AY118]*[.$V$3])" office:value-type="float" office:value="0.992697066218171">
            <text:p>0.9927</text:p>
          </table:table-cell>
          <table:table-cell/>
          <table:table-cell table:formula="of:=-([.$AZ$9]+[.$BA$9]*[.$AT$10])/[.AS118]" office:value-type="float" office:value="-4.13342648338949">
            <text:p>-4.13</text:p>
          </table:table-cell>
          <table:table-cell table:formula="of:=[.$AZ$9]+[.$BA$9]*[.$AT$10]+[.$BB$9]*EXP([.AZ118])*[.AS118]/[.$AT$10]+[.$BC$9]*EXP(2*[.AZ118])*[.$AT$10]+([.$BD$9]+[.$BE$9]*[.$AT$10]+[.$BF$9]*[.$AT$10]^2)*EXP(3*[.AZ118])" office:value-type="float" office:value="6.54164728684964">
            <text:p>6.5416</text:p>
          </table:table-cell>
          <table:table-cell table:number-columns-repeated="6"/>
          <table:table-cell table:formula="of:=-([.$BL$9]+[.$BM$9]*[.AT118])/[.AS118]" office:value-type="float" office:value="-3.96980628456881">
            <text:p>-3.97</text:p>
          </table:table-cell>
          <table:table-cell table:formula="of:=[.$BL$9]+[.$BM$9]*[.AT118]+[.$BN$9]*EXP([.BL118])*[.AS118]/[.AT118]+[.$BO$9]*EXP(2*[.BL118])*[.AT118]+([.$BP$9]+[.$BQ$9]*[.AT118]+[.$BR$9]*[.AT118]^2)*EXP(3*[.BL118])" office:value-type="float" office:value="4.85361281318563">
            <text:p>4.85</text:p>
          </table:table-cell>
          <table:table-cell table:number-columns-repeated="2"/>
          <table:table-cell office:value-type="float" office:value="2.1001">
            <text:p>2.1001</text:p>
          </table:table-cell>
          <table:table-cell office:value-type="float" office:value="0.14581">
            <text:p>0.1458</text:p>
          </table:table-cell>
          <table:table-cell office:value-type="float" office:value="4.28601072112677">
            <text:p>4.2860</text:p>
          </table:table-cell>
          <table:table-cell/>
          <table:table-cell table:formula="of:=[.$BL$7]+[.$BM$7]*[.AT118]+[.$BN$7]*EXP([.BL118])*[.AS118]/[.AT118]+[.$BO$7]*EXP(2*[.BL118])*[.AT118]+([.$BP$7]+[.$BQ$7]*[.AT118]+[.$BR$7]*[.AT118]^2)*EXP(3*[.BL118])" office:value-type="float" office:value="4.77064457122559">
            <text:p>4.77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1101">
            <text:p>2.1101</text:p>
          </table:table-cell>
          <table:table-cell table:formula="of:=0.14514-0.000103362*[.AS119]+0.000340383*[.AS119]^2-0.000450864*[.AS119]^3+0.000182967*[.AS119]^4" office:value-type="float" office:value="0.145828783158962">
            <text:p>0.14583</text:p>
          </table:table-cell>
          <table:table-cell office:value-type="float" office:value="6.4413">
            <text:p>6.4413</text:p>
          </table:table-cell>
          <table:table-cell table:formula="of:=-([.$AE$2]+[.$AF$2]*[.AT119])/[.AS119]" office:value-type="float" office:value="-4.07352496263712">
            <text:p>-4.0735</text:p>
          </table:table-cell>
          <table:table-cell table:formula="of:=[.$AE$2]+[.$AF$2]*[.AT119]+[.$AG$2]*EXP([.AV119])*[.AS119]/[.AT119]+[.$AH$2]*EXP(2*[.AV119])*[.AT119]+([.$AI$2]+[.$AJ$2]*[.AT119]+[.$AK$2]*[.AT119]^2)*EXP(3*[.AV119])" office:value-type="float" office:value="6.10729363744822">
            <text:p>6.1073</text:p>
          </table:table-cell>
          <table:table-cell/>
          <table:table-cell table:formula="of:=145.12+0.0670526*[.AS119]-0.0556804*[.AS119]^2-0.111639*[.AS119]^3+0.0687962*[.AS119]^4" office:value-type="float" office:value="145.32857268631">
            <text:p>145.3286</text:p>
          </table:table-cell>
          <table:table-cell table:formula="of:=-([.$AZ$9]+[.$BA$9]*[.AT119])/[.AS119]" office:value-type="float" office:value="-4.11154396387725">
            <text:p>-4.11E+00</text:p>
          </table:table-cell>
          <table:table-cell table:formula="of:=[.$AZ$9]+[.$BA$9]*[.AT119]+[.$BB$9]*EXP([.AZ119])*[.AS119]/[.AT119]+[.$BC$9]*EXP(2*[.AZ119])*[.AT119]+([.$BD$9]+[.$BE$9]*[.AT119]+[.$BF$9]*[.AT119]^2)*EXP(3*[.AZ119])" office:value-type="float" office:value="6.43268871509043">
            <text:p>6.4327</text:p>
          </table:table-cell>
          <table:table-cell table:formula="of:=[.$W$3]^2*([.$Q$3]*10^[.$Q$4])*[.BA119]/([.$P$3]^2*([.$R$3]*10^([.$R$4]))^2*[.AY119]*[.$V$3])" office:value-type="float" office:value="0.972155486441446">
            <text:p>0.9722</text:p>
          </table:table-cell>
          <table:table-cell/>
          <table:table-cell table:formula="of:=-([.$AZ$9]+[.$BA$9]*[.$AT$10])/[.AS119]" office:value-type="float" office:value="-4.11383771279383">
            <text:p>-4.11</text:p>
          </table:table-cell>
          <table:table-cell table:formula="of:=[.$AZ$9]+[.$BA$9]*[.$AT$10]+[.$BB$9]*EXP([.AZ119])*[.AS119]/[.$AT$10]+[.$BC$9]*EXP(2*[.AZ119])*[.$AT$10]+([.$BD$9]+[.$BE$9]*[.$AT$10]+[.$BF$9]*[.$AT$10]^2)*EXP(3*[.AZ119])" office:value-type="float" office:value="6.40301823251707">
            <text:p>6.4030</text:p>
          </table:table-cell>
          <table:table-cell table:number-columns-repeated="6"/>
          <table:table-cell table:formula="of:=-([.$BL$9]+[.$BM$9]*[.AT119])/[.AS119]" office:value-type="float" office:value="-3.95037682202094">
            <text:p>-3.95</text:p>
          </table:table-cell>
          <table:table-cell table:formula="of:=[.$BL$9]+[.$BM$9]*[.AT119]+[.$BN$9]*EXP([.BL119])*[.AS119]/[.AT119]+[.$BO$9]*EXP(2*[.BL119])*[.AT119]+([.$BP$9]+[.$BQ$9]*[.AT119]+[.$BR$9]*[.AT119]^2)*EXP(3*[.BL119])" office:value-type="float" office:value="4.6313856437282">
            <text:p>4.63</text:p>
          </table:table-cell>
          <table:table-cell table:number-columns-repeated="2"/>
          <table:table-cell office:value-type="float" office:value="2.1101">
            <text:p>2.1101</text:p>
          </table:table-cell>
          <table:table-cell office:value-type="float" office:value="0.14583">
            <text:p>0.1458</text:p>
          </table:table-cell>
          <table:table-cell office:value-type="float" office:value="4.03632942557245">
            <text:p>4.0363</text:p>
          </table:table-cell>
          <table:table-cell/>
          <table:table-cell table:formula="of:=[.$BL$7]+[.$BM$7]*[.AT119]+[.$BN$7]*EXP([.BL119])*[.AS119]/[.AT119]+[.$BO$7]*EXP(2*[.BL119])*[.AT119]+([.$BP$7]+[.$BQ$7]*[.AT119]+[.$BR$7]*[.AT119]^2)*EXP(3*[.BL119])" office:value-type="float" office:value="4.54850375736388">
            <text:p>4.55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1199">
            <text:p>2.1199</text:p>
          </table:table-cell>
          <table:table-cell table:formula="of:=0.14514-0.000103362*[.AS120]+0.000340383*[.AS120]^2-0.000450864*[.AS120]^3+0.000182967*[.AS120]^4" office:value-type="float" office:value="0.145850442577279">
            <text:p>0.14585</text:p>
          </table:table-cell>
          <table:table-cell office:value-type="float" office:value="6.3065">
            <text:p>6.3065</text:p>
          </table:table-cell>
          <table:table-cell table:formula="of:=-([.$AE$2]+[.$AF$2]*[.AT120])/[.AS120]" office:value-type="float" office:value="-4.05407560912485">
            <text:p>-4.0541</text:p>
          </table:table-cell>
          <table:table-cell table:formula="of:=[.$AE$2]+[.$AF$2]*[.AT120]+[.$AG$2]*EXP([.AV120])*[.AS120]/[.AT120]+[.$AH$2]*EXP(2*[.AV120])*[.AT120]+([.$AI$2]+[.$AJ$2]*[.AT120]+[.$AK$2]*[.AT120]^2)*EXP(3*[.AV120])" office:value-type="float" office:value="5.94725340897099">
            <text:p>5.9473</text:p>
          </table:table-cell>
          <table:table-cell/>
          <table:table-cell table:formula="of:=145.12+0.0670526*[.AS120]-0.0556804*[.AS120]^2-0.111639*[.AS120]^3+0.0687962*[.AS120]^4" office:value-type="float" office:value="145.337753959037">
            <text:p>145.3378</text:p>
          </table:table-cell>
          <table:table-cell table:formula="of:=-([.$AZ$9]+[.$BA$9]*[.AT120])/[.AS120]" office:value-type="float" office:value="-4.09243590067238">
            <text:p>-4.09E+00</text:p>
          </table:table-cell>
          <table:table-cell table:formula="of:=[.$AZ$9]+[.$BA$9]*[.AT120]+[.$BB$9]*EXP([.AZ120])*[.AS120]/[.AT120]+[.$BC$9]*EXP(2*[.AZ120])*[.AT120]+([.$BD$9]+[.$BE$9]*[.AT120]+[.$BF$9]*[.AT120]^2)*EXP(3*[.AZ120])" office:value-type="float" office:value="6.29295289142046">
            <text:p>6.2930</text:p>
          </table:table-cell>
          <table:table-cell table:formula="of:=[.$W$3]^2*([.$Q$3]*10^[.$Q$4])*[.BA120]/([.$P$3]^2*([.$R$3]*10^([.$R$4]))^2*[.AY120]*[.$V$3])" office:value-type="float" office:value="0.950977496543228">
            <text:p>0.9510</text:p>
          </table:table-cell>
          <table:table-cell/>
          <table:table-cell table:formula="of:=-([.$AZ$9]+[.$BA$9]*[.$AT$10])/[.AS120]" office:value-type="float" office:value="-4.09482001875856">
            <text:p>-4.09</text:p>
          </table:table-cell>
          <table:table-cell table:formula="of:=[.$AZ$9]+[.$BA$9]*[.$AT$10]+[.$BB$9]*EXP([.AZ120])*[.AS120]/[.$AT$10]+[.$BC$9]*EXP(2*[.AZ120])*[.$AT$10]+([.$BD$9]+[.$BE$9]*[.$AT$10]+[.$BF$9]*[.$AT$10]^2)*EXP(3*[.AZ120])" office:value-type="float" office:value="6.25993971881816">
            <text:p>6.2599</text:p>
          </table:table-cell>
          <table:table-cell table:number-columns-repeated="6"/>
          <table:table-cell table:formula="of:=-([.$BL$9]+[.$BM$9]*[.AT120])/[.AS120]" office:value-type="float" office:value="-3.93150073168808">
            <text:p>-3.93</text:p>
          </table:table-cell>
          <table:table-cell table:formula="of:=[.$BL$9]+[.$BM$9]*[.AT120]+[.$BN$9]*EXP([.BL120])*[.AS120]/[.AT120]+[.$BO$9]*EXP(2*[.BL120])*[.AT120]+([.$BP$9]+[.$BQ$9]*[.AT120]+[.$BR$9]*[.AT120]^2)*EXP(3*[.BL120])" office:value-type="float" office:value="4.40234632828378">
            <text:p>4.4</text:p>
          </table:table-cell>
          <table:table-cell table:number-columns-repeated="2"/>
          <table:table-cell office:value-type="float" office:value="2.1199">
            <text:p>2.1199</text:p>
          </table:table-cell>
          <table:table-cell office:value-type="float" office:value="0.14585">
            <text:p>0.1459</text:p>
          </table:table-cell>
          <table:table-cell office:value-type="float" office:value="3.77916671298091">
            <text:p>3.7792</text:p>
          </table:table-cell>
          <table:table-cell/>
          <table:table-cell table:formula="of:=[.$BL$7]+[.$BM$7]*[.AT120]+[.$BN$7]*EXP([.BL120])*[.AS120]/[.AT120]+[.$BO$7]*EXP(2*[.BL120])*[.AT120]+([.$BP$7]+[.$BQ$7]*[.AT120]+[.$BR$7]*[.AT120]^2)*EXP(3*[.BL120])" office:value-type="float" office:value="4.31955056974369">
            <text:p>4.32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13">
            <text:p>2.1300</text:p>
          </table:table-cell>
          <table:table-cell table:formula="of:=0.14514-0.000103362*[.AS121]+0.000340383*[.AS121]^2-0.000450864*[.AS121]^3+0.000182967*[.AS121]^4" office:value-type="float" office:value="0.145873248795289">
            <text:p>0.14587</text:p>
          </table:table-cell>
          <table:table-cell office:value-type="float" office:value="6.1557">
            <text:p>6.1557</text:p>
          </table:table-cell>
          <table:table-cell table:formula="of:=-([.$AE$2]+[.$AF$2]*[.AT121])/[.AS121]" office:value-type="float" office:value="-4.03420440188889">
            <text:p>-4.0342</text:p>
          </table:table-cell>
          <table:table-cell table:formula="of:=[.$AE$2]+[.$AF$2]*[.AT121]+[.$AG$2]*EXP([.AV121])*[.AS121]/[.AT121]+[.$AH$2]*EXP(2*[.AV121])*[.AT121]+([.$AI$2]+[.$AJ$2]*[.AT121]+[.$AK$2]*[.AT121]^2)*EXP(3*[.AV121])" office:value-type="float" office:value="5.77347957880818">
            <text:p>5.7735</text:p>
          </table:table-cell>
          <table:table-cell/>
          <table:table-cell table:formula="of:=145.12+0.0670526*[.AS121]-0.0556804*[.AS121]^2-0.111639*[.AS121]^3+0.0687962*[.AS121]^4" office:value-type="float" office:value="145.347435267371">
            <text:p>145.3474</text:p>
          </table:table-cell>
          <table:table-cell table:formula="of:=-([.$AZ$9]+[.$BA$9]*[.AT121])/[.AS121]" office:value-type="float" office:value="-4.07292463853479">
            <text:p>-4.07E+00</text:p>
          </table:table-cell>
          <table:table-cell table:formula="of:=[.$AZ$9]+[.$BA$9]*[.AT121]+[.$BB$9]*EXP([.AZ121])*[.AS121]/[.AT121]+[.$BC$9]*EXP(2*[.AZ121])*[.AT121]+([.$BD$9]+[.$BE$9]*[.AT121]+[.$BF$9]*[.AT121]^2)*EXP(3*[.AZ121])" office:value-type="float" office:value="6.14146430116237">
            <text:p>6.1415</text:p>
          </table:table-cell>
          <table:table-cell table:formula="of:=[.$W$3]^2*([.$Q$3]*10^[.$Q$4])*[.BA121]/([.$P$3]^2*([.$R$3]*10^([.$R$4]))^2*[.AY121]*[.$V$3])" office:value-type="float" office:value="0.928023048916928">
            <text:p>0.9280</text:p>
          </table:table-cell>
          <table:table-cell/>
          <table:table-cell table:formula="of:=-([.$AZ$9]+[.$BA$9]*[.$AT$10])/[.AS121]" office:value-type="float" office:value="-4.07540326655693">
            <text:p>-4.08</text:p>
          </table:table-cell>
          <table:table-cell table:formula="of:=[.$AZ$9]+[.$BA$9]*[.$AT$10]+[.$BB$9]*EXP([.AZ121])*[.AS121]/[.$AT$10]+[.$BC$9]*EXP(2*[.AZ121])*[.$AT$10]+([.$BD$9]+[.$BE$9]*[.$AT$10]+[.$BF$9]*[.$AT$10]^2)*EXP(3*[.AZ121])" office:value-type="float" office:value="6.10468910107246">
            <text:p>6.1047</text:p>
          </table:table-cell>
          <table:table-cell table:number-columns-repeated="6"/>
          <table:table-cell table:formula="of:=-([.$BL$9]+[.$BM$9]*[.AT121])/[.AS121]" office:value-type="float" office:value="-3.9122149048841">
            <text:p>-3.91</text:p>
          </table:table-cell>
          <table:table-cell table:formula="of:=[.$BL$9]+[.$BM$9]*[.AT121]+[.$BN$9]*EXP([.BL121])*[.AS121]/[.AT121]+[.$BO$9]*EXP(2*[.BL121])*[.AT121]+([.$BP$9]+[.$BQ$9]*[.AT121]+[.$BR$9]*[.AT121]^2)*EXP(3*[.BL121])" office:value-type="float" office:value="4.15415928925512">
            <text:p>4.15</text:p>
          </table:table-cell>
          <table:table-cell table:number-columns-repeated="2"/>
          <table:table-cell office:value-type="float" office:value="2.13">
            <text:p>2.1300</text:p>
          </table:table-cell>
          <table:table-cell office:value-type="float" office:value="0.14587">
            <text:p>0.1459</text:p>
          </table:table-cell>
          <table:table-cell office:value-type="float" office:value="3.50069048117237">
            <text:p>3.5007</text:p>
          </table:table-cell>
          <table:table-cell/>
          <table:table-cell table:formula="of:=[.$BL$7]+[.$BM$7]*[.AT121]+[.$BN$7]*EXP([.BL121])*[.AS121]/[.AT121]+[.$BO$7]*EXP(2*[.BL121])*[.AT121]+([.$BP$7]+[.$BQ$7]*[.AT121]+[.$BR$7]*[.AT121]^2)*EXP(3*[.BL121])" office:value-type="float" office:value="4.07145386279448">
            <text:p>4.07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14">
            <text:p>2.1400</text:p>
          </table:table-cell>
          <table:table-cell table:formula="of:=0.14514-0.000103362*[.AS122]+0.000340383*[.AS122]^2-0.000450864*[.AS122]^3+0.000182967*[.AS122]^4" office:value-type="float" office:value="0.145896319626571">
            <text:p>0.14590</text:p>
          </table:table-cell>
          <table:table-cell office:value-type="float" office:value="5.9953">
            <text:p>5.9953</text:p>
          </table:table-cell>
          <table:table-cell table:formula="of:=-([.$AE$2]+[.$AF$2]*[.AT122])/[.AS122]" office:value-type="float" office:value="-4.01470087022172">
            <text:p>-4.0147</text:p>
          </table:table-cell>
          <table:table-cell table:formula="of:=[.$AE$2]+[.$AF$2]*[.AT122]+[.$AG$2]*EXP([.AV122])*[.AS122]/[.AT122]+[.$AH$2]*EXP(2*[.AV122])*[.AT122]+([.$AI$2]+[.$AJ$2]*[.AT122]+[.$AK$2]*[.AT122]^2)*EXP(3*[.AV122])" office:value-type="float" office:value="5.59221637970615">
            <text:p>5.5922</text:p>
          </table:table-cell>
          <table:table-cell/>
          <table:table-cell table:formula="of:=145.12+0.0670526*[.AS122]-0.0556804*[.AS122]^2-0.111639*[.AS122]^3+0.0687962*[.AS122]^4" office:value-type="float" office:value="145.357242551755">
            <text:p>145.3572</text:p>
          </table:table-cell>
          <table:table-cell table:formula="of:=-([.$AZ$9]+[.$BA$9]*[.AT122])/[.AS122]" office:value-type="float" office:value="-4.05378573796439">
            <text:p>-4.05E+00</text:p>
          </table:table-cell>
          <table:table-cell table:formula="of:=[.$AZ$9]+[.$BA$9]*[.AT122]+[.$BB$9]*EXP([.AZ122])*[.AS122]/[.AT122]+[.$BC$9]*EXP(2*[.AZ122])*[.AT122]+([.$BD$9]+[.$BE$9]*[.AT122]+[.$BF$9]*[.AT122]^2)*EXP(3*[.AZ122])" office:value-type="float" office:value="5.98370341402433">
            <text:p>5.9837</text:p>
          </table:table-cell>
          <table:table-cell table:formula="of:=[.$W$3]^2*([.$Q$3]*10^[.$Q$4])*[.BA122]/([.$P$3]^2*([.$R$3]*10^([.$R$4]))^2*[.AY122]*[.$V$3])" office:value-type="float" office:value="0.904123145672715">
            <text:p>0.9041</text:p>
          </table:table-cell>
          <table:table-cell/>
          <table:table-cell table:formula="of:=-([.$AZ$9]+[.$BA$9]*[.$AT$10])/[.AS122]" office:value-type="float" office:value="-4.056359326059">
            <text:p>-4.06</text:p>
          </table:table-cell>
          <table:table-cell table:formula="of:=[.$AZ$9]+[.$BA$9]*[.$AT$10]+[.$BB$9]*EXP([.AZ122])*[.AS122]/[.$AT$10]+[.$BC$9]*EXP(2*[.AZ122])*[.$AT$10]+([.$BD$9]+[.$BE$9]*[.$AT$10]+[.$BF$9]*[.$AT$10]^2)*EXP(3*[.AZ122])" office:value-type="float" office:value="5.94286271403068">
            <text:p>5.9429</text:p>
          </table:table-cell>
          <table:table-cell table:number-columns-repeated="6"/>
          <table:table-cell table:formula="of:=-([.$BL$9]+[.$BM$9]*[.AT122])/[.AS122]" office:value-type="float" office:value="-3.89328560301079">
            <text:p>-3.89</text:p>
          </table:table-cell>
          <table:table-cell table:formula="of:=[.$BL$9]+[.$BM$9]*[.AT122]+[.$BN$9]*EXP([.BL122])*[.AS122]/[.AT122]+[.$BO$9]*EXP(2*[.BL122])*[.AT122]+([.$BP$9]+[.$BQ$9]*[.AT122]+[.$BR$9]*[.AT122]^2)*EXP(3*[.BL122])" office:value-type="float" office:value="3.8958022879722">
            <text:p>3.9</text:p>
          </table:table-cell>
          <table:table-cell table:number-columns-repeated="2"/>
          <table:table-cell office:value-type="float" office:value="2.14">
            <text:p>2.1400</text:p>
          </table:table-cell>
          <table:table-cell office:value-type="float" office:value="0.1459">
            <text:p>0.1459</text:p>
          </table:table-cell>
          <table:table-cell office:value-type="float" office:value="3.21099543962943">
            <text:p>3.2110</text:p>
          </table:table-cell>
          <table:table-cell/>
          <table:table-cell table:formula="of:=[.$BL$7]+[.$BM$7]*[.AT122]+[.$BN$7]*EXP([.BL122])*[.AS122]/[.AT122]+[.$BO$7]*EXP(2*[.BL122])*[.AT122]+([.$BP$7]+[.$BQ$7]*[.AT122]+[.$BR$7]*[.AT122]^2)*EXP(3*[.BL122])" office:value-type="float" office:value="3.8131878816498">
            <text:p>3.81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15">
            <text:p>2.1500</text:p>
          </table:table-cell>
          <table:table-cell table:formula="of:=0.14514-0.000103362*[.AS123]+0.000340383*[.AS123]^2-0.000450864*[.AS123]^3+0.000182967*[.AS123]^4" office:value-type="float" office:value="0.145919885127544">
            <text:p>0.14592</text:p>
          </table:table-cell>
          <table:table-cell office:value-type="float" office:value="5.8285">
            <text:p>5.8285</text:p>
          </table:table-cell>
          <table:table-cell table:formula="of:=-([.$AE$2]+[.$AF$2]*[.AT123])/[.AS123]" office:value-type="float" office:value="-3.99536484968909">
            <text:p>-3.9954</text:p>
          </table:table-cell>
          <table:table-cell table:formula="of:=[.$AE$2]+[.$AF$2]*[.AT123]+[.$AG$2]*EXP([.AV123])*[.AS123]/[.AT123]+[.$AH$2]*EXP(2*[.AV123])*[.AT123]+([.$AI$2]+[.$AJ$2]*[.AT123]+[.$AK$2]*[.AT123]^2)*EXP(3*[.AV123])" office:value-type="float" office:value="5.40140188148118">
            <text:p>5.4014</text:p>
          </table:table-cell>
          <table:table-cell/>
          <table:table-cell table:formula="of:=145.12+0.0670526*[.AS123]-0.0556804*[.AS123]^2-0.111639*[.AS123]^3+0.0687962*[.AS123]^4" office:value-type="float" office:value="145.367273427851">
            <text:p>145.3673</text:p>
          </table:table-cell>
          <table:table-cell table:formula="of:=-([.$AZ$9]+[.$BA$9]*[.AT123])/[.AS123]" office:value-type="float" office:value="-4.03482259989002">
            <text:p>-4.03E+00</text:p>
          </table:table-cell>
          <table:table-cell table:formula="of:=[.$AZ$9]+[.$BA$9]*[.AT123]+[.$BB$9]*EXP([.AZ123])*[.AS123]/[.AT123]+[.$BC$9]*EXP(2*[.AZ123])*[.AT123]+([.$BD$9]+[.$BE$9]*[.AT123]+[.$BF$9]*[.AT123]^2)*EXP(3*[.AZ123])" office:value-type="float" office:value="5.81790423721427">
            <text:p>5.8179</text:p>
          </table:table-cell>
          <table:table-cell table:formula="of:=[.$W$3]^2*([.$Q$3]*10^[.$Q$4])*[.BA123]/([.$P$3]^2*([.$R$3]*10^([.$R$4]))^2*[.AY123]*[.$V$3])" office:value-type="float" office:value="0.879010631022327">
            <text:p>0.8790</text:p>
          </table:table-cell>
          <table:table-cell/>
          <table:table-cell table:formula="of:=-([.$AZ$9]+[.$BA$9]*[.$AT$10])/[.AS123]" office:value-type="float" office:value="-4.03749253849594">
            <text:p>-4.04</text:p>
          </table:table-cell>
          <table:table-cell table:formula="of:=[.$AZ$9]+[.$BA$9]*[.$AT$10]+[.$BB$9]*EXP([.AZ123])*[.AS123]/[.$AT$10]+[.$BC$9]*EXP(2*[.AZ123])*[.$AT$10]+([.$BD$9]+[.$BE$9]*[.$AT$10]+[.$BF$9]*[.$AT$10]^2)*EXP(3*[.AZ123])" office:value-type="float" office:value="5.77263383394067">
            <text:p>5.7726</text:p>
          </table:table-cell>
          <table:table-cell table:number-columns-repeated="6"/>
          <table:table-cell table:formula="of:=-([.$BL$9]+[.$BM$9]*[.AT123])/[.AS123]" office:value-type="float" office:value="-3.87451855992308">
            <text:p>-3.87</text:p>
          </table:table-cell>
          <table:table-cell table:formula="of:=[.$BL$9]+[.$BM$9]*[.AT123]+[.$BN$9]*EXP([.BL123])*[.AS123]/[.AT123]+[.$BO$9]*EXP(2*[.BL123])*[.AT123]+([.$BP$9]+[.$BQ$9]*[.AT123]+[.$BR$9]*[.AT123]^2)*EXP(3*[.BL123])" office:value-type="float" office:value="3.62437556019376">
            <text:p>3.62</text:p>
          </table:table-cell>
          <table:table-cell table:number-columns-repeated="2"/>
          <table:table-cell office:value-type="float" office:value="2.15">
            <text:p>2.1500</text:p>
          </table:table-cell>
          <table:table-cell office:value-type="float" office:value="0.14592">
            <text:p>0.1459</text:p>
          </table:table-cell>
          <table:table-cell office:value-type="float" office:value="2.90684384574493">
            <text:p>2.9068</text:p>
          </table:table-cell>
          <table:table-cell/>
          <table:table-cell table:formula="of:=[.$BL$7]+[.$BM$7]*[.AT123]+[.$BN$7]*EXP([.BL123])*[.AS123]/[.AT123]+[.$BO$7]*EXP(2*[.BL123])*[.AT123]+([.$BP$7]+[.$BQ$7]*[.AT123]+[.$BR$7]*[.AT123]^2)*EXP(3*[.BL123])" office:value-type="float" office:value="3.54185376328827">
            <text:p>3.54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1601">
            <text:p>2.1601</text:p>
          </table:table-cell>
          <table:table-cell table:formula="of:=0.14514-0.000103362*[.AS124]+0.000340383*[.AS124]^2-0.000450864*[.AS124]^3+0.000182967*[.AS124]^4" office:value-type="float" office:value="0.145944195235827">
            <text:p>0.14594</text:p>
          </table:table-cell>
          <table:table-cell office:value-type="float" office:value="5.6553">
            <text:p>5.6553</text:p>
          </table:table-cell>
          <table:table-cell table:formula="of:=-([.$AE$2]+[.$AF$2]*[.AT124])/[.AS124]" office:value-type="float" office:value="-3.97600294033164">
            <text:p>-3.9760</text:p>
          </table:table-cell>
          <table:table-cell table:formula="of:=[.$AE$2]+[.$AF$2]*[.AT124]+[.$AG$2]*EXP([.AV124])*[.AS124]/[.AT124]+[.$AH$2]*EXP(2*[.AV124])*[.AT124]+([.$AI$2]+[.$AJ$2]*[.AT124]+[.$AK$2]*[.AT124]^2)*EXP(3*[.AV124])" office:value-type="float" office:value="5.19857913611873">
            <text:p>5.1986</text:p>
          </table:table-cell>
          <table:table-cell/>
          <table:table-cell table:formula="of:=145.12+0.0670526*[.AS124]-0.0556804*[.AS124]^2-0.111639*[.AS124]^3+0.0687962*[.AS124]^4" office:value-type="float" office:value="145.377634494251">
            <text:p>145.3776</text:p>
          </table:table-cell>
          <table:table-cell table:formula="of:=-([.$AZ$9]+[.$BA$9]*[.AT124])/[.AS124]" office:value-type="float" office:value="-4.01584572084329">
            <text:p>-4.02E+00</text:p>
          </table:table-cell>
          <table:table-cell table:formula="of:=[.$AZ$9]+[.$BA$9]*[.AT124]+[.$BB$9]*EXP([.AZ124])*[.AS124]/[.AT124]+[.$BC$9]*EXP(2*[.AZ124])*[.AT124]+([.$BD$9]+[.$BE$9]*[.AT124]+[.$BF$9]*[.AT124]^2)*EXP(3*[.AZ124])" office:value-type="float" office:value="5.64197062245364">
            <text:p>5.6420</text:p>
          </table:table-cell>
          <table:table-cell table:formula="of:=[.$W$3]^2*([.$Q$3]*10^[.$Q$4])*[.BA124]/([.$P$3]^2*([.$R$3]*10^([.$R$4]))^2*[.AY124]*[.$V$3])" office:value-type="float" office:value="0.852368568087182">
            <text:p>0.8524</text:p>
          </table:table-cell>
          <table:table-cell/>
          <table:table-cell table:formula="of:=-([.$AZ$9]+[.$BA$9]*[.$AT$10])/[.AS124]" office:value-type="float" office:value="-4.01861439644751">
            <text:p>-4.02</text:p>
          </table:table-cell>
          <table:table-cell table:formula="of:=[.$AZ$9]+[.$BA$9]*[.$AT$10]+[.$BB$9]*EXP([.AZ124])*[.AS124]/[.$AT$10]+[.$BC$9]*EXP(2*[.AZ124])*[.$AT$10]+([.$BD$9]+[.$BE$9]*[.$AT$10]+[.$BF$9]*[.$AT$10]^2)*EXP(3*[.AZ124])" office:value-type="float" office:value="5.59182943008592">
            <text:p>5.5918</text:p>
          </table:table-cell>
          <table:table-cell table:number-columns-repeated="6"/>
          <table:table-cell table:formula="of:=-([.$BL$9]+[.$BM$9]*[.AT124])/[.AS124]" office:value-type="float" office:value="-3.85572606190768">
            <text:p>-3.86</text:p>
          </table:table-cell>
          <table:table-cell table:formula="of:=[.$BL$9]+[.$BM$9]*[.AT124]+[.$BN$9]*EXP([.BL124])*[.AS124]/[.AT124]+[.$BO$9]*EXP(2*[.BL124])*[.AT124]+([.$BP$9]+[.$BQ$9]*[.AT124]+[.$BR$9]*[.AT124]^2)*EXP(3*[.BL124])" office:value-type="float" office:value="3.33644056657929">
            <text:p>3.34</text:p>
          </table:table-cell>
          <table:table-cell table:number-columns-repeated="2"/>
          <table:table-cell office:value-type="float" office:value="2.1601">
            <text:p>2.1601</text:p>
          </table:table-cell>
          <table:table-cell office:value-type="float" office:value="0.14594">
            <text:p>0.1459</text:p>
          </table:table-cell>
          <table:table-cell office:value-type="float" office:value="2.58440262194615">
            <text:p>2.5844</text:p>
          </table:table-cell>
          <table:table-cell/>
          <table:table-cell table:formula="of:=[.$BL$7]+[.$BM$7]*[.AT124]+[.$BN$7]*EXP([.BL124])*[.AS124]/[.AT124]+[.$BO$7]*EXP(2*[.BL124])*[.AT124]+([.$BP$7]+[.$BQ$7]*[.AT124]+[.$BR$7]*[.AT124]^2)*EXP(3*[.BL124])" office:value-type="float" office:value="3.25401393334286">
            <text:p>3.25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1701">
            <text:p>2.1701</text:p>
          </table:table-cell>
          <table:table-cell table:formula="of:=0.14514-0.000103362*[.AS125]+0.000340383*[.AS125]^2-0.000450864*[.AS125]^3+0.000182967*[.AS125]^4" office:value-type="float" office:value="0.145968775377657">
            <text:p>0.14597</text:p>
          </table:table-cell>
          <table:table-cell office:value-type="float" office:value="5.4726">
            <text:p>5.4726</text:p>
          </table:table-cell>
          <table:table-cell table:formula="of:=-([.$AE$2]+[.$AF$2]*[.AT125])/[.AS125]" office:value-type="float" office:value="-3.95699605646649">
            <text:p>-3.9570</text:p>
          </table:table-cell>
          <table:table-cell table:formula="of:=[.$AE$2]+[.$AF$2]*[.AT125]+[.$AG$2]*EXP([.AV125])*[.AS125]/[.AT125]+[.$AH$2]*EXP(2*[.AV125])*[.AT125]+([.$AI$2]+[.$AJ$2]*[.AT125]+[.$AK$2]*[.AT125]^2)*EXP(3*[.AV125])" office:value-type="float" office:value="4.98735131558625">
            <text:p>4.9874</text:p>
          </table:table-cell>
          <table:table-cell/>
          <table:table-cell table:formula="of:=145.12+0.0670526*[.AS125]-0.0556804*[.AS125]^2-0.111639*[.AS125]^3+0.0687962*[.AS125]^4" office:value-type="float" office:value="145.388123493827">
            <text:p>145.3881</text:p>
          </table:table-cell>
          <table:table-cell table:formula="of:=-([.$AZ$9]+[.$BA$9]*[.AT125])/[.AS125]" office:value-type="float" office:value="-3.99722843407123">
            <text:p>-4.00E+00</text:p>
          </table:table-cell>
          <table:table-cell table:formula="of:=[.$AZ$9]+[.$BA$9]*[.AT125]+[.$BB$9]*EXP([.AZ125])*[.AS125]/[.AT125]+[.$BC$9]*EXP(2*[.AZ125])*[.AT125]+([.$BD$9]+[.$BE$9]*[.AT125]+[.$BF$9]*[.AT125]^2)*EXP(3*[.AZ125])" office:value-type="float" office:value="5.45906459956127">
            <text:p>5.4591</text:p>
          </table:table-cell>
          <table:table-cell table:formula="of:=[.$W$3]^2*([.$Q$3]*10^[.$Q$4])*[.BA125]/([.$P$3]^2*([.$R$3]*10^([.$R$4]))^2*[.AY125]*[.$V$3])" office:value-type="float" office:value="0.824676285574322">
            <text:p>0.8247</text:p>
          </table:table-cell>
          <table:table-cell/>
          <table:table-cell table:formula="of:=-([.$AZ$9]+[.$BA$9]*[.$AT$10])/[.AS125]" office:value-type="float" office:value="-4.0000962894642">
            <text:p>-4</text:p>
          </table:table-cell>
          <table:table-cell table:formula="of:=[.$AZ$9]+[.$BA$9]*[.$AT$10]+[.$BB$9]*EXP([.AZ125])*[.AS125]/[.$AT$10]+[.$BC$9]*EXP(2*[.AZ125])*[.$AT$10]+([.$BD$9]+[.$BE$9]*[.$AT$10]+[.$BF$9]*[.$AT$10]^2)*EXP(3*[.AZ125])" office:value-type="float" office:value="5.40367954843583">
            <text:p>5.4037</text:p>
          </table:table-cell>
          <table:table-cell table:number-columns-repeated="6"/>
          <table:table-cell table:formula="of:=-([.$BL$9]+[.$BM$9]*[.AT125])/[.AS125]" office:value-type="float" office:value="-3.83727782120769">
            <text:p>-3.84</text:p>
          </table:table-cell>
          <table:table-cell table:formula="of:=[.$BL$9]+[.$BM$9]*[.AT125]+[.$BN$9]*EXP([.BL125])*[.AS125]/[.AT125]+[.$BO$9]*EXP(2*[.BL125])*[.AT125]+([.$BP$9]+[.$BQ$9]*[.AT125]+[.$BR$9]*[.AT125]^2)*EXP(3*[.BL125])" office:value-type="float" office:value="3.0371619110971">
            <text:p>3.04</text:p>
          </table:table-cell>
          <table:table-cell table:number-columns-repeated="2"/>
          <table:table-cell office:value-type="float" office:value="2.1701">
            <text:p>2.1701</text:p>
          </table:table-cell>
          <table:table-cell office:value-type="float" office:value="0.14597">
            <text:p>0.1460</text:p>
          </table:table-cell>
          <table:table-cell office:value-type="float" office:value="2.24947276377381">
            <text:p>2.2495</text:p>
          </table:table-cell>
          <table:table-cell/>
          <table:table-cell table:formula="of:=[.$BL$7]+[.$BM$7]*[.AT125]+[.$BN$7]*EXP([.BL125])*[.AS125]/[.AT125]+[.$BO$7]*EXP(2*[.BL125])*[.AT125]+([.$BP$7]+[.$BQ$7]*[.AT125]+[.$BR$7]*[.AT125]^2)*EXP(3*[.BL125])" office:value-type="float" office:value="2.9548311261894">
            <text:p>2.95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1801">
            <text:p>2.1801</text:p>
          </table:table-cell>
          <table:table-cell table:formula="of:=0.14514-0.000103362*[.AS126]+0.000340383*[.AS126]^2-0.000450864*[.AS126]^3+0.000182967*[.AS126]^4" office:value-type="float" office:value="0.145993870531026">
            <text:p>0.14599</text:p>
          </table:table-cell>
          <table:table-cell office:value-type="float" office:value="5.277">
            <text:p>5.2770</text:p>
          </table:table-cell>
          <table:table-cell table:formula="of:=-([.$AE$2]+[.$AF$2]*[.AT126])/[.AS126]" office:value-type="float" office:value="-3.93814925036884">
            <text:p>-3.9381</text:p>
          </table:table-cell>
          <table:table-cell table:formula="of:=[.$AE$2]+[.$AF$2]*[.AT126]+[.$AG$2]*EXP([.AV126])*[.AS126]/[.AT126]+[.$AH$2]*EXP(2*[.AV126])*[.AT126]+([.$AI$2]+[.$AJ$2]*[.AT126]+[.$AK$2]*[.AT126]^2)*EXP(3*[.AV126])" office:value-type="float" office:value="4.76533879007821">
            <text:p>4.7653</text:p>
          </table:table-cell>
          <table:table-cell/>
          <table:table-cell table:formula="of:=145.12+0.0670526*[.AS126]-0.0556804*[.AS126]^2-0.111639*[.AS126]^3+0.0687962*[.AS126]^4" office:value-type="float" office:value="145.398844779165">
            <text:p>145.3988</text:p>
          </table:table-cell>
          <table:table-cell table:formula="of:=-([.$AZ$9]+[.$BA$9]*[.AT126])/[.AS126]" office:value-type="float" office:value="-3.97877960565393">
            <text:p>-3.98E+00</text:p>
          </table:table-cell>
          <table:table-cell table:formula="of:=[.$AZ$9]+[.$BA$9]*[.AT126]+[.$BB$9]*EXP([.AZ126])*[.AS126]/[.AT126]+[.$BC$9]*EXP(2*[.AZ126])*[.AT126]+([.$BD$9]+[.$BE$9]*[.AT126]+[.$BF$9]*[.AT126]^2)*EXP(3*[.AZ126])" office:value-type="float" office:value="5.26715964131538">
            <text:p>5.2672</text:p>
          </table:table-cell>
          <table:table-cell table:formula="of:=[.$W$3]^2*([.$Q$3]*10^[.$Q$4])*[.BA126]/([.$P$3]^2*([.$R$3]*10^([.$R$4]))^2*[.AY126]*[.$V$3])" office:value-type="float" office:value="0.795627396867094">
            <text:p>0.7956</text:p>
          </table:table-cell>
          <table:table-cell/>
          <table:table-cell table:formula="of:=-([.$AZ$9]+[.$BA$9]*[.$AT$10])/[.AS126]" office:value-type="float" office:value="-3.98174806557785">
            <text:p>-3.98</text:p>
          </table:table-cell>
          <table:table-cell table:formula="of:=[.$AZ$9]+[.$BA$9]*[.$AT$10]+[.$BB$9]*EXP([.AZ126])*[.AS126]/[.$AT$10]+[.$BC$9]*EXP(2*[.AZ126])*[.$AT$10]+([.$BD$9]+[.$BE$9]*[.$AT$10]+[.$BF$9]*[.$AT$10]^2)*EXP(3*[.AZ126])" office:value-type="float" office:value="5.20608157385608">
            <text:p>5.2061</text:p>
          </table:table-cell>
          <table:table-cell table:number-columns-repeated="6"/>
          <table:table-cell table:formula="of:=-([.$BL$9]+[.$BM$9]*[.AT126])/[.AS126]" office:value-type="float" office:value="-3.81898462505636">
            <text:p>-3.82</text:p>
          </table:table-cell>
          <table:table-cell table:formula="of:=[.$BL$9]+[.$BM$9]*[.AT126]+[.$BN$9]*EXP([.BL126])*[.AS126]/[.AT126]+[.$BO$9]*EXP(2*[.BL126])*[.AT126]+([.$BP$9]+[.$BQ$9]*[.AT126]+[.$BR$9]*[.AT126]^2)*EXP(3*[.BL126])" office:value-type="float" office:value="2.72321007656562">
            <text:p>2.72</text:p>
          </table:table-cell>
          <table:table-cell table:number-columns-repeated="2"/>
          <table:table-cell office:value-type="float" office:value="2.1801">
            <text:p>2.1801</text:p>
          </table:table-cell>
          <table:table-cell office:value-type="float" office:value="0.14599">
            <text:p>0.1460</text:p>
          </table:table-cell>
          <table:table-cell office:value-type="float" office:value="1.89834289506718">
            <text:p>1.8983</text:p>
          </table:table-cell>
          <table:table-cell/>
          <table:table-cell table:formula="of:=[.$BL$7]+[.$BM$7]*[.AT126]+[.$BN$7]*EXP([.BL126])*[.AS126]/[.AT126]+[.$BO$7]*EXP(2*[.BL126])*[.AT126]+([.$BP$7]+[.$BQ$7]*[.AT126]+[.$BR$7]*[.AT126]^2)*EXP(3*[.BL126])" office:value-type="float" office:value="2.64097677355436">
            <text:p>2.64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1901">
            <text:p>2.1901</text:p>
          </table:table-cell>
          <table:table-cell table:formula="of:=0.14514-0.000103362*[.AS127]+0.000340383*[.AS127]^2-0.000450864*[.AS127]^3+0.000182967*[.AS127]^4" office:value-type="float" office:value="0.146019487542065">
            <text:p>0.14602</text:p>
          </table:table-cell>
          <table:table-cell office:value-type="float" office:value="5.0719">
            <text:p>5.0719</text:p>
          </table:table-cell>
          <table:table-cell table:formula="of:=-([.$AE$2]+[.$AF$2]*[.AT127])/[.AS127]" office:value-type="float" office:value="-3.91946014020978">
            <text:p>-3.9195</text:p>
          </table:table-cell>
          <table:table-cell table:formula="of:=[.$AE$2]+[.$AF$2]*[.AT127]+[.$AG$2]*EXP([.AV127])*[.AS127]/[.AT127]+[.$AH$2]*EXP(2*[.AV127])*[.AT127]+([.$AI$2]+[.$AJ$2]*[.AT127]+[.$AK$2]*[.AT127]^2)*EXP(3*[.AV127])" office:value-type="float" office:value="4.53210727734915">
            <text:p>4.5321</text:p>
          </table:table-cell>
          <table:table-cell/>
          <table:table-cell table:formula="of:=145.12+0.0670526*[.AS127]-0.0556804*[.AS127]^2-0.111639*[.AS127]^3+0.0687962*[.AS127]^4" office:value-type="float" office:value="145.409801271756">
            <text:p>145.4098</text:p>
          </table:table-cell>
          <table:table-cell table:formula="of:=-([.$AZ$9]+[.$BA$9]*[.AT127])/[.AS127]" office:value-type="float" office:value="-3.96049689715547">
            <text:p>-3.96E+00</text:p>
          </table:table-cell>
          <table:table-cell table:formula="of:=[.$AZ$9]+[.$BA$9]*[.AT127]+[.$BB$9]*EXP([.AZ127])*[.AS127]/[.AT127]+[.$BC$9]*EXP(2*[.AZ127])*[.AT127]+([.$BD$9]+[.$BE$9]*[.AT127]+[.$BF$9]*[.AT127]^2)*EXP(3*[.AZ127])" office:value-type="float" office:value="5.06592110415095">
            <text:p>5.0659</text:p>
          </table:table-cell>
          <table:table-cell table:formula="of:=[.$W$3]^2*([.$Q$3]*10^[.$Q$4])*[.BA127]/([.$P$3]^2*([.$R$3]*10^([.$R$4]))^2*[.AY127]*[.$V$3])" office:value-type="float" office:value="0.765171780319272">
            <text:p>0.7652</text:p>
          </table:table-cell>
          <table:table-cell/>
          <table:table-cell table:formula="of:=-([.$AZ$9]+[.$BA$9]*[.$AT$10])/[.AS127]" office:value-type="float" office:value="-3.96356739772899">
            <text:p>-3.96</text:p>
          </table:table-cell>
          <table:table-cell table:formula="of:=[.$AZ$9]+[.$BA$9]*[.$AT$10]+[.$BB$9]*EXP([.AZ127])*[.AS127]/[.$AT$10]+[.$BC$9]*EXP(2*[.AZ127])*[.$AT$10]+([.$BD$9]+[.$BE$9]*[.$AT$10]+[.$BF$9]*[.$AT$10]^2)*EXP(3*[.AZ127])" office:value-type="float" office:value="4.99866926972266">
            <text:p>4.9987</text:p>
          </table:table-cell>
          <table:table-cell table:number-columns-repeated="6"/>
          <table:table-cell table:formula="of:=-([.$BL$9]+[.$BM$9]*[.AT127])/[.AS127]" office:value-type="float" office:value="-3.80084416178343">
            <text:p>-3.8</text:p>
          </table:table-cell>
          <table:table-cell table:formula="of:=[.$BL$9]+[.$BM$9]*[.AT127]+[.$BN$9]*EXP([.BL127])*[.AS127]/[.AT127]+[.$BO$9]*EXP(2*[.BL127])*[.AT127]+([.$BP$9]+[.$BQ$9]*[.AT127]+[.$BR$9]*[.AT127]^2)*EXP(3*[.BL127])" office:value-type="float" office:value="2.39402252274515">
            <text:p>2.39</text:p>
          </table:table-cell>
          <table:table-cell table:number-columns-repeated="2"/>
          <table:table-cell office:value-type="float" office:value="2.1901">
            <text:p>2.1901</text:p>
          </table:table-cell>
          <table:table-cell office:value-type="float" office:value="0.14602">
            <text:p>0.1460</text:p>
          </table:table-cell>
          <table:table-cell office:value-type="float" office:value="1.53040207997612">
            <text:p>1.5304</text:p>
          </table:table-cell>
          <table:table-cell/>
          <table:table-cell table:formula="of:=[.$BL$7]+[.$BM$7]*[.AT127]+[.$BN$7]*EXP([.BL127])*[.AS127]/[.AT127]+[.$BO$7]*EXP(2*[.BL127])*[.AT127]+([.$BP$7]+[.$BQ$7]*[.AT127]+[.$BR$7]*[.AT127]^2)*EXP(3*[.BL127])" office:value-type="float" office:value="2.31188834996166">
            <text:p>2.31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office:value-type="float" office:value="2.2001">
            <text:p>2.2001</text:p>
          </table:table-cell>
          <table:table-cell table:formula="of:=0.14514-0.000103362*[.AS128]+0.000340383*[.AS128]^2-0.000450864*[.AS128]^3+0.000182967*[.AS128]^4" office:value-type="float" office:value="0.14604563330082">
            <text:p>0.14605</text:p>
          </table:table-cell>
          <table:table-cell office:value-type="float" office:value="4.8541">
            <text:p>4.8541</text:p>
          </table:table-cell>
          <table:table-cell table:formula="of:=-([.$AE$2]+[.$AF$2]*[.AT128])/[.AS128]" office:value-type="float" office:value="-3.90092638625714">
            <text:p>-3.9009</text:p>
          </table:table-cell>
          <table:table-cell table:formula="of:=[.$AE$2]+[.$AF$2]*[.AT128]+[.$AG$2]*EXP([.AV128])*[.AS128]/[.AT128]+[.$AH$2]*EXP(2*[.AV128])*[.AT128]+([.$AI$2]+[.$AJ$2]*[.AT128]+[.$AK$2]*[.AT128]^2)*EXP(3*[.AV128])" office:value-type="float" office:value="4.28720991581324">
            <text:p>4.2872</text:p>
          </table:table-cell>
          <table:table-cell/>
          <table:table-cell table:formula="of:=145.12+0.0670526*[.AS128]-0.0556804*[.AS128]^2-0.111639*[.AS128]^3+0.0687962*[.AS128]^4" office:value-type="float" office:value="145.420995909605">
            <text:p>145.4210</text:p>
          </table:table-cell>
          <table:table-cell table:formula="of:=-([.$AZ$9]+[.$BA$9]*[.AT128])/[.AS128]" office:value-type="float" office:value="-3.94237801245775">
            <text:p>-3.94E+00</text:p>
          </table:table-cell>
          <table:table-cell table:formula="of:=[.$AZ$9]+[.$BA$9]*[.AT128]+[.$BB$9]*EXP([.AZ128])*[.AS128]/[.AT128]+[.$BC$9]*EXP(2*[.AZ128])*[.AT128]+([.$BD$9]+[.$BE$9]*[.AT128]+[.$BF$9]*[.AT128]^2)*EXP(3*[.AZ128])" office:value-type="float" office:value="4.85500656839715">
            <text:p>4.8550</text:p>
          </table:table-cell>
          <table:table-cell table:formula="of:=[.$W$3]^2*([.$Q$3]*10^[.$Q$4])*[.BA128]/([.$P$3]^2*([.$R$3]*10^([.$R$4]))^2*[.AY128]*[.$V$3])" office:value-type="float" office:value="0.733258170753379">
            <text:p>0.7333</text:p>
          </table:table-cell>
          <table:table-cell/>
          <table:table-cell table:formula="of:=-([.$AZ$9]+[.$BA$9]*[.$AT$10])/[.AS128]" office:value-type="float" office:value="-3.94555200116643">
            <text:p>-3.95</text:p>
          </table:table-cell>
          <table:table-cell table:formula="of:=[.$AZ$9]+[.$BA$9]*[.$AT$10]+[.$BB$9]*EXP([.AZ128])*[.AS128]/[.$AT$10]+[.$BC$9]*EXP(2*[.AZ128])*[.$AT$10]+([.$BD$9]+[.$BE$9]*[.$AT$10]+[.$BF$9]*[.$AT$10]^2)*EXP(3*[.AZ128])" office:value-type="float" office:value="4.78106681606326">
            <text:p>4.7811</text:p>
          </table:table-cell>
          <table:table-cell table:number-columns-repeated="6"/>
          <table:table-cell table:formula="of:=-([.$BL$9]+[.$BM$9]*[.AT128])/[.AS128]" office:value-type="float" office:value="-3.78285416054758">
            <text:p>-3.78</text:p>
          </table:table-cell>
          <table:table-cell table:formula="of:=[.$BL$9]+[.$BM$9]*[.AT128]+[.$BN$9]*EXP([.BL128])*[.AS128]/[.AT128]+[.$BO$9]*EXP(2*[.BL128])*[.AT128]+([.$BP$9]+[.$BQ$9]*[.AT128]+[.$BR$9]*[.AT128]^2)*EXP(3*[.BL128])" office:value-type="float" office:value="2.04902144513281">
            <text:p>2.05</text:p>
          </table:table-cell>
          <table:table-cell table:number-columns-repeated="2"/>
          <table:table-cell office:value-type="float" office:value="2.2001">
            <text:p>2.2001</text:p>
          </table:table-cell>
          <table:table-cell office:value-type="float" office:value="0.14605">
            <text:p>0.1461</text:p>
          </table:table-cell>
          <table:table-cell office:value-type="float" office:value="1.14502317109322">
            <text:p>1.1450</text:p>
          </table:table-cell>
          <table:table-cell/>
          <table:table-cell table:formula="of:=[.$BL$7]+[.$BM$7]*[.AT128]+[.$BN$7]*EXP([.BL128])*[.AS128]/[.AT128]+[.$BO$7]*EXP(2*[.BL128])*[.AT128]+([.$BP$7]+[.$BQ$7]*[.AT128]+[.$BR$7]*[.AT128]^2)*EXP(3*[.BL128])" office:value-type="float" office:value="1.96698806569798">
            <text:p>1.97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table:style-name="ce73" office:value-type="float" office:value="2.2004">
            <text:p>2.2004</text:p>
          </table:table-cell>
          <table:table-cell table:style-name="ce75" table:formula="of:=0.14514-0.000103362*[.AS129]+0.000340383*[.AS129]^2-0.000450864*[.AS129]^3+0.000182967*[.AS129]^4" office:value-type="float" office:value="0.146046425915115">
            <text:p>0.14605</text:p>
          </table:table-cell>
          <table:table-cell table:style-name="ce77" office:value-type="float" office:value="4.8477">
            <text:p>4.8477</text:p>
          </table:table-cell>
          <table:table-cell table:style-name="ce73" table:formula="of:=-([.$AE$2]+[.$AF$2]*[.AT129])/[.AS129]" office:value-type="float" office:value="-3.90037274975849">
            <text:p>-3.9004</text:p>
          </table:table-cell>
          <table:table-cell table:style-name="ce77" table:formula="of:=[.$AE$2]+[.$AF$2]*[.AT129]+[.$AG$2]*EXP([.AV129])*[.AS129]/[.AT129]+[.$AH$2]*EXP(2*[.AV129])*[.AT129]+([.$AI$2]+[.$AJ$2]*[.AT129]+[.$AK$2]*[.AT129]^2)*EXP(3*[.AV129])" office:value-type="float" office:value="4.27967798490896">
            <text:p>4.2797</text:p>
          </table:table-cell>
          <table:table-cell/>
          <table:table-cell table:style-name="ce79" table:formula="of:=145.12+0.0670526*[.AS129]-0.0556804*[.AS129]^2-0.111639*[.AS129]^3+0.0687962*[.AS129]^4" office:value-type="float" office:value="145.421335458931">
            <text:p>145.4213</text:p>
          </table:table-cell>
          <table:table-cell table:style-name="ce39" table:formula="of:=-([.$AZ$9]+[.$BA$9]*[.AT129])/[.AS129]" office:value-type="float" office:value="-3.94183695331876">
            <text:p>-3.94E+00</text:p>
          </table:table-cell>
          <table:table-cell table:style-name="ce83" table:formula="of:=[.$AZ$9]+[.$BA$9]*[.AT129]+[.$BB$9]*EXP([.AZ129])*[.AS129]/[.AT129]+[.$BC$9]*EXP(2*[.AZ129])*[.AT129]+([.$BD$9]+[.$BE$9]*[.AT129]+[.$BF$9]*[.AT129]^2)*EXP(3*[.AZ129])" office:value-type="float" office:value="4.84852599658749">
            <text:p>4.8485</text:p>
          </table:table-cell>
          <table:table-cell table:style-name="ce77" table:formula="of:=[.$W$3]^2*([.$Q$3]*10^[.$Q$4])*[.BA129]/([.$P$3]^2*([.$R$3]*10^([.$R$4]))^2*[.AY129]*[.$V$3])" office:value-type="float" office:value="0.73227769145367">
            <text:p>0.7323</text:p>
          </table:table-cell>
          <table:table-cell/>
          <table:table-cell table:formula="of:=-([.$AZ$9]+[.$BA$9]*[.$AT$10])/[.AS129]" office:value-type="float" office:value="-3.94501406915391">
            <text:p>-3.95</text:p>
          </table:table-cell>
          <table:table-cell table:formula="of:=[.$AZ$9]+[.$BA$9]*[.$AT$10]+[.$BB$9]*EXP([.AZ129])*[.AS129]/[.$AT$10]+[.$BC$9]*EXP(2*[.AZ129])*[.$AT$10]+([.$BD$9]+[.$BE$9]*[.$AT$10]+[.$BF$9]*[.$AT$10]^2)*EXP(3*[.AZ129])" office:value-type="float" office:value="4.77437729908494">
            <text:p>4.7744</text:p>
          </table:table-cell>
          <table:table-cell table:number-columns-repeated="6"/>
          <table:table-cell table:formula="of:=-([.$BL$9]+[.$BM$9]*[.AT129])/[.AS129]" office:value-type="float" office:value="-3.78231676172587">
            <text:p>-3.78</text:p>
          </table:table-cell>
          <table:table-cell table:formula="of:=[.$BL$9]+[.$BM$9]*[.AT129]+[.$BN$9]*EXP([.BL129])*[.AS129]/[.AT129]+[.$BO$9]*EXP(2*[.BL129])*[.AT129]+([.$BP$9]+[.$BQ$9]*[.AT129]+[.$BR$9]*[.AT129]^2)*EXP(3*[.BL129])" office:value-type="float" office:value="2.038420930841">
            <text:p>2.04</text:p>
          </table:table-cell>
          <table:table-cell table:number-columns-repeated="2"/>
          <table:table-cell office:value-type="float" office:value="2.2004">
            <text:p>2.2004</text:p>
          </table:table-cell>
          <table:table-cell office:value-type="float" office:value="0.14605">
            <text:p>0.1461</text:p>
          </table:table-cell>
          <table:table-cell office:value-type="float" office:value="1.13318569886724">
            <text:p>1.1332</text:p>
          </table:table-cell>
          <table:table-cell/>
          <table:table-cell table:formula="of:=[.$BL$7]+[.$BM$7]*[.AT129]+[.$BN$7]*EXP([.BL129])*[.AS129]/[.AT129]+[.$BO$7]*EXP(2*[.BL129])*[.AT129]+([.$BP$7]+[.$BQ$7]*[.AT129]+[.$BR$7]*[.AT129]^2)*EXP(3*[.BL129])" office:value-type="float" office:value="1.95639060105668">
            <text:p>1.9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2"/>
          <table:table-cell table:number-columns-repeated="29"/>
          <table:table-cell table:style-name="ce57" office:value-type="float" office:value="2.1768">
            <text:p>2.1768</text:p>
          </table:table-cell>
          <table:table-cell table:style-name="Default" table:number-columns-repeated="4"/>
          <table:table-cell/>
          <table:table-cell table:style-name="ce57"/>
          <table:table-cell table:style-name="Default"/>
          <table:table-cell office:value-type="float" office:value="5.33150354476608">
            <text:p>5.331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"/>
          <table:table-cell table:style-name="Default" table:number-columns-repeated="3"/>
          <table:table-cell table:number-columns-repeated="3"/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 office:value-type="string">
            <text:p>D1 or a</text:p>
          </table:table-cell>
        </table:table-row>
        <table:table-row table:style-name="ro1">
          <table:table-cell office:value-type="string">
            <text:p>D2 or b</text:p>
          </table:table-cell>
        </table:table-row>
        <table:table-row table:style-name="ro1">
          <table:table-cell office:value-type="string">
            <text:p>D3 or c</text:p>
          </table:table-cell>
        </table:table-row>
        <table:table-row table:style-name="ro1">
          <table:table-cell office:value-type="string">
            <text:p>D4 or d</text:p>
          </table:table-cell>
        </table:table-row>
        <table:table-row table:style-name="ro1">
          <table:table-cell office:value-type="string">
            <text:p>D5 or e</text:p>
          </table:table-cell>
        </table:table-row>
        <table:table-row table:style-name="ro1">
          <table:table-cell office:value-type="string">
            <text:p>D6 or f</text:p>
          </table:table-cell>
        </table:table-row>
        <table:table-row table:style-name="ro1">
          <table:table-cell office:value-type="string">
            <text:p>D7 or g</text:p>
          </table:table-cell>
        </table:table-row>
      </table:table>
      <table:table table:name="Sheet3" table:style-name="ta3" table:print="false">
        <table:table-column table:style-name="co1" table:default-cell-style-name="ce7"/>
        <table:table-column table:style-name="co4" table:default-cell-style-name="ce86"/>
        <table:table-column table:style-name="co1" table:number-columns-repeated="11" table:default-cell-style-name="Default"/>
        <table:table-column table:style-name="co1" table:default-cell-style-name="ce7"/>
        <table:table-column table:style-name="co1" table:default-cell-style-name="ce24"/>
        <table:table-column table:style-name="co1" table:default-cell-style-name="ce88"/>
        <table:table-row table:style-name="ro1">
          <table:table-cell table:style-name="Default" office:value-type="string">
            <text:p>Superfluid density in helium-4 at a pressure of (0 atm) at various temperatures</text:p>
          </table:table-cell>
          <table:table-cell table:style-name="Default"/>
          <table:table-cell table:number-columns-repeated="11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11"/>
          <table:table-cell table:style-name="Default" table:number-columns-repeated="3"/>
        </table:table-row>
        <table:table-row table:style-name="ro1">
          <table:table-cell table:style-name="ce23" office:value-type="string">
            <text:p>Temperature</text:p>
          </table:table-cell>
          <table:table-cell table:style-name="ce23" office:value-type="string">
            <text:p>Superfluid density</text:p>
          </table:table-cell>
          <table:table-cell>
            <draw:frame table:end-cell-address="Sheet3.L27" table:end-x="0.3642in" table:end-y="0.1118in" draw:z-index="0" draw:style-name="gr1" svg:width="7.8626in" svg:height="4.0843in" svg:x="0.5031in" svg:y="0.1122in">
              <draw:object draw:notify-on-update-of-ranges="Sheet3.B5:Sheet3.B45 Sheet3.A5:Sheet3.A4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"/>
          <table:table-cell table:style-name="Default" office:value-type="string">
            <text:p>plot_test</text:p>
          </table:table-cell>
          <table:table-cell table:style-name="Default" table:number-columns-repeated="2"/>
        </table:table-row>
        <table:table-row table:style-name="ro1">
          <table:table-cell table:style-name="ce23" office:value-type="string">
            <text:p>(K)</text:p>
          </table:table-cell>
          <table:table-cell table:style-name="ce23" office:value-type="string">
            <text:p>(g/cm^3)</text:p>
          </table:table-cell>
          <table:table-cell table:number-columns-repeated="11"/>
          <table:table-cell table:style-name="Default" table:number-columns-repeated="3"/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0.14513">
            <text:p>0.145130</text:p>
          </table:table-cell>
          <table:table-cell table:number-columns-repeated="11"/>
          <table:table-cell table:style-name="Default" office:value-type="string">
            <text:p>f(x,y) = 2*x^2+4*x*y-3*y^3</text:p>
          </table:table-cell>
          <table:table-cell table:style-name="Default" table:number-columns-repeated="2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14513">
            <text:p>0.145130</text:p>
          </table:table-cell>
          <table:table-cell table:number-columns-repeated="11"/>
          <table:table-cell table:style-name="Default" table:number-columns-repeated="3"/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0.14513">
            <text:p>0.145130</text:p>
          </table:table-cell>
          <table:table-cell table:number-columns-repeated="11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14513">
            <text:p>0.145130</text:p>
          </table:table-cell>
          <table:table-cell table:number-columns-repeated="11"/>
          <table:table-cell table:style-name="ce87" office:value-type="float" office:value="1">
            <text:p>1</text:p>
          </table:table-cell>
          <table:table-cell table:style-name="ce87" office:value-type="float" office:value="3">
            <text:p>3</text:p>
          </table:table-cell>
          <table:table-cell table:style-name="ce89" table:formula="of:=2*[.N8]^2+4*[.N8]*[.O8]-3*[.O8]^3" office:value-type="float" office:value="-67">
            <text:p>-67</text:p>
          </table:table-cell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0.14513">
            <text:p>0.145130</text:p>
          </table:table-cell>
          <table:table-cell table:number-columns-repeated="11"/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9" table:formula="of:=2*[.N9]^2+4*[.N9]*[.O9]-3*[.O9]^3" office:value-type="float" office:value="-49">
            <text:p>-49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14513">
            <text:p>0.145130</text:p>
          </table:table-cell>
          <table:table-cell table:number-columns-repeated="11"/>
          <table:table-cell table:style-name="ce87" office:value-type="float" office:value="3">
            <text:p>3</text:p>
          </table:table-cell>
          <table:table-cell table:style-name="ce87" office:value-type="float" office:value="2">
            <text:p>2</text:p>
          </table:table-cell>
          <table:table-cell table:style-name="ce89" table:formula="of:=2*[.N10]^2+4*[.N10]*[.O10]-3*[.O10]^3" office:value-type="float" office:value="18">
            <text:p>18</text:p>
          </table:table-cell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0.14513">
            <text:p>0.145130</text:p>
          </table:table-cell>
          <table:table-cell table:number-columns-repeated="11"/>
          <table:table-cell table:style-name="ce87" office:value-type="float" office:value="4">
            <text:p>4</text:p>
          </table:table-cell>
          <table:table-cell table:style-name="ce87" office:value-type="float" office:value="2">
            <text:p>2</text:p>
          </table:table-cell>
          <table:table-cell table:style-name="ce89" table:formula="of:=2*[.N11]^2+4*[.N11]*[.O11]-3*[.O11]^3" office:value-type="float" office:value="40">
            <text:p>40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14513">
            <text:p>0.145130</text:p>
          </table:table-cell>
          <table:table-cell table:number-columns-repeated="11"/>
          <table:table-cell table:style-name="ce87" office:value-type="float" office:value="5">
            <text:p>5</text:p>
          </table:table-cell>
          <table:table-cell table:style-name="ce87" office:value-type="float" office:value="1">
            <text:p>1</text:p>
          </table:table-cell>
          <table:table-cell table:style-name="ce89" table:formula="of:=2*[.N12]^2+4*[.N12]*[.O12]-3*[.O12]^3" office:value-type="float" office:value="67">
            <text:p>67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0.14512">
            <text:p>0.145120</text:p>
          </table:table-cell>
          <table:table-cell table:number-columns-repeated="11"/>
          <table:table-cell table:style-name="ce87" office:value-type="float" office:value="6">
            <text:p>6</text:p>
          </table:table-cell>
          <table:table-cell table:style-name="ce87" office:value-type="float" office:value="1">
            <text:p>1</text:p>
          </table:table-cell>
          <table:table-cell table:style-name="ce89" table:formula="of:=2*[.N13]^2+4*[.N13]*[.O13]-3*[.O13]^3" office:value-type="float" office:value="93">
            <text:p>9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14512">
            <text:p>0.145120</text:p>
          </table:table-cell>
          <table:table-cell table:number-columns-repeated="11"/>
          <table:table-cell table:style-name="ce87" office:value-type="float" office:value="7">
            <text:p>7</text:p>
          </table:table-cell>
          <table:table-cell table:style-name="ce87" office:value-type="float" office:value="2">
            <text:p>2</text:p>
          </table:table-cell>
          <table:table-cell table:style-name="ce89" table:formula="of:=2*[.N14]^2+4*[.N14]*[.O14]-3*[.O14]^3" office:value-type="float" office:value="130">
            <text:p>130</text:p>
          </table:table-cell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0.14512">
            <text:p>0.145120</text:p>
          </table:table-cell>
          <table:table-cell table:number-columns-repeated="11"/>
          <table:table-cell table:style-name="ce87" office:value-type="float" office:value="8">
            <text:p>8</text:p>
          </table:table-cell>
          <table:table-cell table:style-name="ce87" office:value-type="float" office:value="3">
            <text:p>3</text:p>
          </table:table-cell>
          <table:table-cell table:style-name="ce89" table:formula="of:=2*[.N15]^2+4*[.N15]*[.O15]-3*[.O15]^3" office:value-type="float" office:value="143">
            <text:p>14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14511">
            <text:p>0.145110</text:p>
          </table:table-cell>
          <table:table-cell table:number-columns-repeated="11"/>
          <table:table-cell table:style-name="ce87" office:value-type="float" office:value="9">
            <text:p>9</text:p>
          </table:table-cell>
          <table:table-cell table:style-name="ce87" office:value-type="float" office:value="5">
            <text:p>5</text:p>
          </table:table-cell>
          <table:table-cell table:style-name="ce89" table:formula="of:=2*[.N16]^2+4*[.N16]*[.O16]-3*[.O16]^3" office:value-type="float" office:value="-33">
            <text:p>-33</text:p>
          </table:table-cell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0.14509">
            <text:p>0.145090</text:p>
          </table:table-cell>
          <table:table-cell table:number-columns-repeated="11"/>
          <table:table-cell table:style-name="ce87" office:value-type="float" office:value="10">
            <text:p>10</text:p>
          </table:table-cell>
          <table:table-cell table:style-name="ce87" office:value-type="float" office:value="8">
            <text:p>8</text:p>
          </table:table-cell>
          <table:table-cell table:style-name="ce89" table:formula="of:=2*[.N17]^2+4*[.N17]*[.O17]-3*[.O17]^3" office:value-type="float" office:value="-1016">
            <text:p>-1016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14505">
            <text:p>0.145050</text:p>
          </table:table-cell>
          <table:table-cell table:number-columns-repeated="14"/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0.14499">
            <text:p>0.144990</text:p>
          </table:table-cell>
          <table:table-cell table:number-columns-repeated="14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14489">
            <text:p>0.144890</text:p>
          </table:table-cell>
          <table:table-cell table:number-columns-repeated="14"/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0.14473">
            <text:p>0.144730</text:p>
          </table:table-cell>
          <table:table-cell table:number-columns-repeated="14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14449">
            <text:p>0.144490</text:p>
          </table:table-cell>
          <table:table-cell table:number-columns-repeated="14"/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0.14415">
            <text:p>0.144150</text:p>
          </table:table-cell>
          <table:table-cell table:number-columns-repeated="14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14366">
            <text:p>0.143660</text:p>
          </table:table-cell>
          <table:table-cell table:number-columns-repeated="14"/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0.143">
            <text:p>0.143000</text:p>
          </table:table-cell>
          <table:table-cell table:number-columns-repeated="14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14214">
            <text:p>0.142140</text:p>
          </table:table-cell>
          <table:table-cell table:number-columns-repeated="14"/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0.14107">
            <text:p>0.141070</text:p>
          </table:table-cell>
          <table:table-cell table:number-columns-repeated="14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13975">
            <text:p>0.139750</text:p>
          </table:table-cell>
          <table:table-cell table:number-columns-repeated="14"/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0.13817">
            <text:p>0.138170</text:p>
          </table:table-cell>
          <table:table-cell table:number-columns-repeated="14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13632">
            <text:p>0.136320</text:p>
          </table:table-cell>
          <table:table-cell table:number-columns-repeated="14"/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0.13403">
            <text:p>0.134030</text:p>
          </table:table-cell>
          <table:table-cell table:number-columns-repeated="14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13123">
            <text:p>0.131230</text:p>
          </table:table-cell>
          <table:table-cell table:number-columns-repeated="14"/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0.12809">
            <text:p>0.128090</text:p>
          </table:table-cell>
          <table:table-cell table:number-columns-repeated="14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12469">
            <text:p>0.124690</text:p>
          </table:table-cell>
          <table:table-cell table:number-columns-repeated="14"/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0.1209">
            <text:p>0.120900</text:p>
          </table:table-cell>
          <table:table-cell table:number-columns-repeated="14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11646">
            <text:p>0.116460</text:p>
          </table:table-cell>
          <table:table-cell table:number-columns-repeated="14"/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0.1112">
            <text:p>0.111200</text:p>
          </table:table-cell>
          <table:table-cell table:number-columns-repeated="14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10502">
            <text:p>0.105020</text:p>
          </table:table-cell>
          <table:table-cell table:number-columns-repeated="14"/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0.098205">
            <text:p>0.098205</text:p>
          </table:table-cell>
          <table:table-cell table:number-columns-repeated="14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090588">
            <text:p>0.090588</text:p>
          </table:table-cell>
          <table:table-cell table:number-columns-repeated="14"/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0.082016">
            <text:p>0.082016</text:p>
          </table:table-cell>
          <table:table-cell table:number-columns-repeated="14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072596">
            <text:p>0.072596</text:p>
          </table:table-cell>
          <table:table-cell table:number-columns-repeated="14"/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0.060925">
            <text:p>0.060925</text:p>
          </table:table-cell>
          <table:table-cell table:number-columns-repeated="14"/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047502">
            <text:p>0.047502</text:p>
          </table:table-cell>
          <table:table-cell table:number-columns-repeated="14"/>
        </table:table-row>
        <table:table-row table:style-name="ro1">
          <table:table-cell office:value-type="float" office:value="2.1">
            <text:p>2.10</text:p>
          </table:table-cell>
          <table:table-cell office:value-type="float" office:value="0.033852">
            <text:p>0.033852</text:p>
          </table:table-cell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</table:table>
      <table:table table:name="Sheet4" table:style-name="ta2" table:print="false">
        <office:forms form:automatic-focus="false" form:apply-design-mode="false"/>
        <table:table-column table:style-name="co1" table:default-cell-style-name="ce90"/>
        <table:table-column table:style-name="co1" table:default-cell-style-name="ce91"/>
        <table:table-column table:style-name="co1" table:number-columns-repeated="10" table:default-cell-style-name="ce92"/>
        <table:table-column table:style-name="co1" table:number-columns-repeated="15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Brooks, Donnelly He density data, from BrooksDonnelly_SuperfluidCalcs.pdf page 77 Table 1</text:p>
          </table:table-cell>
          <table:table-cell table:style-name="Default" table:number-columns-repeated="11"/>
          <table:table-cell table:number-columns-repeated="19"/>
        </table:table-row>
        <table:table-row table:style-name="ro1">
          <table:table-cell table:style-name="Default" table:number-columns-repeated="12"/>
          <table:table-cell table:number-columns-repeated="2"/>
          <table:table-cell office:value-type="string">
            <text:p>Fourth Order Polynomial Fits</text:p>
          </table:table-cell>
          <table:table-cell table:number-columns-repeated="2"/>
          <table:table-cell office:value-type="string">
            <text:p>Rho = a+b*T+c*T^2+d*T^3+e*T^4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Density (g cm^-3)</text:p>
          </table:table-cell>
          <table:table-cell table:style-name="Default" table:number-columns-repeated="11"/>
          <table:table-cell table:number-columns-repeated="19"/>
        </table:table-row>
        <table:table-row table:style-name="ro1">
          <table:table-cell table:style-name="Default" office:value-type="string">
            <text:p>T (K)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7.5">
            <text:p>7.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2.5">
            <text:p>12.5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7.5">
            <text:p>17.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2.5">
            <text:p>22.5</text:p>
          </table:table-cell>
          <table:table-cell table:style-name="ce62" office:value-type="float" office:value="25">
            <text:p>25</text:p>
          </table:table-cell>
          <table:table-cell table:number-columns-repeated="2"/>
          <table:table-cell table:style-name="ce62" office:value-type="float" office:value="0">
            <text:p>0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7.5">
            <text:p>7.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2.5">
            <text:p>12.5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7.5">
            <text:p>17.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2.5">
            <text:p>22.5</text:p>
          </table:table-cell>
          <table:table-cell table:style-name="ce62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number-columns-repeated="2"/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number-columns-repeated="6"/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0.14513">
            <text:p>0.14513</text:p>
          </table:table-cell>
          <table:table-cell office:value-type="float" office:value="0.14925">
            <text:p>0.14925</text:p>
          </table:table-cell>
          <table:table-cell office:value-type="float" office:value="0.15284">
            <text:p>0.15284</text:p>
          </table:table-cell>
          <table:table-cell office:value-type="float" office:value="0.15603">
            <text:p>0.15603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3">
            <text:p>0.17053</text:p>
          </table:table-cell>
          <table:table-cell office:value-type="float" office:value="0.17246">
            <text:p>0.17246</text:p>
          </table:table-cell>
          <table:table-cell/>
          <table:table-cell office:value-type="string">
            <text:p>a</text:p>
          </table:table-cell>
          <table:table-cell table:style-name="ce94" office:value-type="float" office:value="145.14">
            <text:p>1.45140E+2</text:p>
          </table:table-cell>
          <table:table-cell table:style-name="ce94" office:value-type="float" office:value="149.279">
            <text:p>1.49279E+2</text:p>
          </table:table-cell>
          <table:table-cell table:style-name="ce94" office:value-type="float" office:value="152.89">
            <text:p>1.52890E+2</text:p>
          </table:table-cell>
          <table:table-cell table:style-name="ce94" office:value-type="float" office:value="156.076">
            <text:p>1.56076E+2</text:p>
          </table:table-cell>
          <table:table-cell table:style-name="ce94" office:value-type="float" office:value="158.99">
            <text:p>1.58990E+2</text:p>
          </table:table-cell>
          <table:table-cell table:style-name="ce94" office:value-type="float" office:value="161.645">
            <text:p>1.61645E+2</text:p>
          </table:table-cell>
          <table:table-cell table:style-name="ce94" office:value-type="float" office:value="164.136">
            <text:p>1.64136E+2</text:p>
          </table:table-cell>
          <table:table-cell table:style-name="ce94" office:value-type="float" office:value="166.422">
            <text:p>1.66422E+2</text:p>
          </table:table-cell>
          <table:table-cell table:style-name="ce94" office:value-type="float" office:value="168.583">
            <text:p>1.68583E+2</text:p>
          </table:table-cell>
          <table:table-cell table:style-name="ce94" office:value-type="float" office:value="170.665">
            <text:p>1.70665E+2</text:p>
          </table:table-cell>
          <table:table-cell table:style-name="ce94" office:value-type="float" office:value="172.622">
            <text:p>1.72622E+2</text:p>
          </table:table-cell>
          <table:table-cell table:number-columns-repeated="6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14513">
            <text:p>0.14513</text:p>
          </table:table-cell>
          <table:table-cell office:value-type="float" office:value="0.14925">
            <text:p>0.14925</text:p>
          </table:table-cell>
          <table:table-cell office:value-type="float" office:value="0.15284">
            <text:p>0.15284</text:p>
          </table:table-cell>
          <table:table-cell office:value-type="float" office:value="0.15603">
            <text:p>0.15603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3">
            <text:p>0.17053</text:p>
          </table:table-cell>
          <table:table-cell office:value-type="float" office:value="0.17246">
            <text:p>0.17246</text:p>
          </table:table-cell>
          <table:table-cell/>
          <table:table-cell office:value-type="string">
            <text:p>b</text:p>
          </table:table-cell>
          <table:table-cell table:style-name="ce94" office:value-type="float" office:value="-0.103362">
            <text:p>-1.03362E-1</text:p>
          </table:table-cell>
          <table:table-cell table:style-name="ce94" office:value-type="float" office:value="-0.268534">
            <text:p>-2.68534E-1</text:p>
          </table:table-cell>
          <table:table-cell table:style-name="ce94" office:value-type="float" office:value="-0.438008">
            <text:p>-4.38008E-1</text:p>
          </table:table-cell>
          <table:table-cell table:style-name="ce94" office:value-type="float" office:value="-0.429883">
            <text:p>-4.29883E-1</text:p>
          </table:table-cell>
          <table:table-cell table:style-name="ce94" office:value-type="float" office:value="-0.649502">
            <text:p>-6.49502E-1</text:p>
          </table:table-cell>
          <table:table-cell table:style-name="ce94" office:value-type="float" office:value="-0.710904">
            <text:p>-7.10904E-1</text:p>
          </table:table-cell>
          <table:table-cell table:style-name="ce94" office:value-type="float" office:value="-0.987719">
            <text:p>-9.87719E-1</text:p>
          </table:table-cell>
          <table:table-cell table:style-name="ce94" office:value-type="float" office:value="-0.878103">
            <text:p>-8.78103E-1</text:p>
          </table:table-cell>
          <table:table-cell table:style-name="ce94" office:value-type="float" office:value="-0.904639">
            <text:p>-9.04639E-1</text:p>
          </table:table-cell>
          <table:table-cell table:style-name="ce94" office:value-type="float" office:value="-1.30181">
            <text:p>-1.30181E+0</text:p>
          </table:table-cell>
          <table:table-cell table:style-name="ce94" office:value-type="float" office:value="-1.57923">
            <text:p>-1.57923E+0</text:p>
          </table:table-cell>
          <table:table-cell table:number-columns-repeated="6"/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0.14513">
            <text:p>0.14513</text:p>
          </table:table-cell>
          <table:table-cell office:value-type="float" office:value="0.14925">
            <text:p>0.14925</text:p>
          </table:table-cell>
          <table:table-cell office:value-type="float" office:value="0.15284">
            <text:p>0.15284</text:p>
          </table:table-cell>
          <table:table-cell office:value-type="float" office:value="0.15603">
            <text:p>0.15603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3">
            <text:p>0.17053</text:p>
          </table:table-cell>
          <table:table-cell office:value-type="float" office:value="0.17246">
            <text:p>0.17246</text:p>
          </table:table-cell>
          <table:table-cell/>
          <table:table-cell office:value-type="string">
            <text:p>c</text:p>
          </table:table-cell>
          <table:table-cell table:style-name="ce94" office:value-type="float" office:value="0.340383">
            <text:p>3.40383E-1</text:p>
          </table:table-cell>
          <table:table-cell table:style-name="ce94" office:value-type="float" office:value="0.720664">
            <text:p>7.20664E-1</text:p>
          </table:table-cell>
          <table:table-cell table:style-name="ce94" office:value-type="float" office:value="1.07447">
            <text:p>1.07447E+0</text:p>
          </table:table-cell>
          <table:table-cell table:style-name="ce94" office:value-type="float" office:value="1.16247">
            <text:p>1.16247E+0</text:p>
          </table:table-cell>
          <table:table-cell table:style-name="ce94" office:value-type="float" office:value="1.73674">
            <text:p>1.73674E+0</text:p>
          </table:table-cell>
          <table:table-cell table:style-name="ce94" office:value-type="float" office:value="1.92928">
            <text:p>1.92928E+0</text:p>
          </table:table-cell>
          <table:table-cell table:style-name="ce94" office:value-type="float" office:value="2.61647">
            <text:p>2.61647E+0</text:p>
          </table:table-cell>
          <table:table-cell table:style-name="ce94" office:value-type="float" office:value="2.41796">
            <text:p>2.41796E+0</text:p>
          </table:table-cell>
          <table:table-cell table:style-name="ce94" office:value-type="float" office:value="2.54327">
            <text:p>2.54327E+0</text:p>
          </table:table-cell>
          <table:table-cell table:style-name="ce94" office:value-type="float" office:value="3.58507">
            <text:p>3.58507E+0</text:p>
          </table:table-cell>
          <table:table-cell table:style-name="ce94" office:value-type="float" office:value="4.39602">
            <text:p>4.39602E+0</text:p>
          </table:table-cell>
          <table:table-cell table:number-columns-repeated="6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14513">
            <text:p>0.14513</text:p>
          </table:table-cell>
          <table:table-cell office:value-type="float" office:value="0.14925">
            <text:p>0.14925</text:p>
          </table:table-cell>
          <table:table-cell office:value-type="float" office:value="0.15284">
            <text:p>0.15284</text:p>
          </table:table-cell>
          <table:table-cell office:value-type="float" office:value="0.15603">
            <text:p>0.15603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3">
            <text:p>0.17053</text:p>
          </table:table-cell>
          <table:table-cell office:value-type="float" office:value="0.17246">
            <text:p>0.17246</text:p>
          </table:table-cell>
          <table:table-cell/>
          <table:table-cell office:value-type="string">
            <text:p>d</text:p>
          </table:table-cell>
          <table:table-cell table:style-name="ce94" office:value-type="float" office:value="-0.450864">
            <text:p>-4.50864E-1</text:p>
          </table:table-cell>
          <table:table-cell table:style-name="ce94" office:value-type="float" office:value="-0.771654">
            <text:p>-7.71654E-1</text:p>
          </table:table-cell>
          <table:table-cell table:style-name="ce94" office:value-type="float" office:value="-1.08333">
            <text:p>-1.08333E+0</text:p>
          </table:table-cell>
          <table:table-cell table:style-name="ce94" office:value-type="float" office:value="-1.2523">
            <text:p>-1.25230E+0</text:p>
          </table:table-cell>
          <table:table-cell table:style-name="ce94" office:value-type="float" office:value="-1.80171">
            <text:p>-1.80171E+0</text:p>
          </table:table-cell>
          <table:table-cell table:style-name="ce94" office:value-type="float" office:value="-2.02657">
            <text:p>-2.02657E+0</text:p>
          </table:table-cell>
          <table:table-cell table:style-name="ce94" office:value-type="float" office:value="-2.669">
            <text:p>-2.66900E+0</text:p>
          </table:table-cell>
          <table:table-cell table:style-name="ce94" office:value-type="float" office:value="-2.58305">
            <text:p>-2.58305E+0</text:p>
          </table:table-cell>
          <table:table-cell table:style-name="ce94" office:value-type="float" office:value="-2.7738">
            <text:p>-2.77380E+0</text:p>
          </table:table-cell>
          <table:table-cell table:style-name="ce94" office:value-type="float" office:value="-3.79288">
            <text:p>-3.79288E+0</text:p>
          </table:table-cell>
          <table:table-cell table:style-name="ce94" office:value-type="float" office:value="-4.66321">
            <text:p>-4.66321E+0</text:p>
          </table:table-cell>
          <table:table-cell table:number-columns-repeated="6"/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0.14513">
            <text:p>0.14513</text:p>
          </table:table-cell>
          <table:table-cell office:value-type="float" office:value="0.14925">
            <text:p>0.14925</text:p>
          </table:table-cell>
          <table:table-cell office:value-type="float" office:value="0.15284">
            <text:p>0.15284</text:p>
          </table:table-cell>
          <table:table-cell office:value-type="float" office:value="0.15603">
            <text:p>0.15603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3">
            <text:p>0.17053</text:p>
          </table:table-cell>
          <table:table-cell office:value-type="float" office:value="0.17246">
            <text:p>0.17246</text:p>
          </table:table-cell>
          <table:table-cell/>
          <table:table-cell office:value-type="string">
            <text:p>e</text:p>
          </table:table-cell>
          <table:table-cell table:style-name="ce94" office:value-type="float" office:value="0.182967">
            <text:p>1.82967E-1</text:p>
          </table:table-cell>
          <table:table-cell table:style-name="ce94" office:value-type="float" office:value="0.290191">
            <text:p>2.90191E-1</text:p>
          </table:table-cell>
          <table:table-cell table:style-name="ce94" office:value-type="float" office:value="0.400162">
            <text:p>4.00162E-1</text:p>
          </table:table-cell>
          <table:table-cell table:style-name="ce94" office:value-type="float" office:value="0.484358">
            <text:p>4.84358E-1</text:p>
          </table:table-cell>
          <table:table-cell table:style-name="ce94" office:value-type="float" office:value="0.665543">
            <text:p>6.65543E-1</text:p>
          </table:table-cell>
          <table:table-cell table:style-name="ce94" office:value-type="float" office:value="0.75812">
            <text:p>7.58120E-1</text:p>
          </table:table-cell>
          <table:table-cell table:style-name="ce94" office:value-type="float" office:value="0.965402">
            <text:p>9.65402E-1</text:p>
          </table:table-cell>
          <table:table-cell table:style-name="ce94" office:value-type="float" office:value="0.979615">
            <text:p>9.79615E-1</text:p>
          </table:table-cell>
          <table:table-cell table:style-name="ce94" office:value-type="float" office:value="1.07443">
            <text:p>1.07443E+0</text:p>
          </table:table-cell>
          <table:table-cell table:style-name="ce94" office:value-type="float" office:value="1.41356">
            <text:p>1.41356E+0</text:p>
          </table:table-cell>
          <table:table-cell table:style-name="ce94" office:value-type="float" office:value="1.73269">
            <text:p>1.73269E+0</text:p>
          </table:table-cell>
          <table:table-cell table:number-columns-repeated="6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14513">
            <text:p>0.14513</text:p>
          </table:table-cell>
          <table:table-cell office:value-type="float" office:value="0.14925">
            <text:p>0.14925</text:p>
          </table:table-cell>
          <table:table-cell office:value-type="float" office:value="0.15284">
            <text:p>0.15284</text:p>
          </table:table-cell>
          <table:table-cell office:value-type="float" office:value="0.15603">
            <text:p>0.15603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3">
            <text:p>0.17053</text:p>
          </table:table-cell>
          <table:table-cell office:value-type="float" office:value="0.17246">
            <text:p>0.17246</text:p>
          </table:table-cell>
          <table:table-cell/>
          <table:table-cell office:value-type="string">
            <text:p>T (K)</text:p>
          </table:table-cell>
          <table:table-cell table:number-columns-repeated="17"/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0.14513">
            <text:p>0.14513</text:p>
          </table:table-cell>
          <table:table-cell office:value-type="float" office:value="0.14925">
            <text:p>0.14925</text:p>
          </table:table-cell>
          <table:table-cell office:value-type="float" office:value="0.15284">
            <text:p>0.15284</text:p>
          </table:table-cell>
          <table:table-cell office:value-type="float" office:value="0.15603">
            <text:p>0.15603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3">
            <text:p>0.17053</text:p>
          </table:table-cell>
          <table:table-cell office:value-type="float" office:value="0.17246">
            <text:p>0.17246</text:p>
          </table:table-cell>
          <table:table-cell/>
          <table:table-cell table:style-name="ce57" office:value-type="float" office:value="1.86099581200337">
            <text:p>1.8610</text:p>
          </table:table-cell>
          <table:table-cell table:formula="of:=[.O6]+[.O7]*[.$N$12]+[.O8]*[.$N$12]^2+[.O9]*[.$N$12]^3+[.O10]*[.$N$12]^4" office:value-type="float" office:value="145.415181619694">
            <text:p>145.42</text:p>
          </table:table-cell>
          <table:table-cell table:formula="of:=[.P6]+[.P7]*[.$N$12]+[.P8]*[.$N$12]^2+[.P9]*[.$N$12]^3+[.P10]*[.$N$12]^4" office:value-type="float" office:value="149.782368354686">
            <text:p>149.78</text:p>
          </table:table-cell>
          <table:table-cell table:formula="of:=[.Q6]+[.Q7]*[.$N$12]+[.Q8]*[.$N$12]^2+[.Q9]*[.$N$12]^3+[.Q10]*[.$N$12]^4" office:value-type="float" office:value="153.613548447748">
            <text:p>153.61</text:p>
          </table:table-cell>
          <table:table-cell table:formula="of:=[.R6]+[.R7]*[.$N$12]+[.R8]*[.$N$12]^2+[.R9]*[.$N$12]^3+[.R10]*[.$N$12]^4" office:value-type="float" office:value="157.040282606981">
            <text:p>157.04</text:p>
          </table:table-cell>
          <table:table-cell table:formula="of:=[.S6]+[.S7]*[.$N$12]+[.S8]*[.$N$12]^2+[.S9]*[.$N$12]^3+[.S10]*[.$N$12]^4" office:value-type="float" office:value="160.16661000781">
            <text:p>160.17</text:p>
          </table:table-cell>
          <table:table-cell table:formula="of:=[.T6]+[.T7]*[.$N$12]+[.T8]*[.$N$12]^2+[.T9]*[.$N$12]^3+[.T10]*[.$N$12]^4" office:value-type="float" office:value="163.035312379652">
            <text:p>163.04</text:p>
          </table:table-cell>
          <table:table-cell table:formula="of:=[.U6]+[.U7]*[.$N$12]+[.U8]*[.$N$12]^2+[.U9]*[.$N$12]^3+[.U10]*[.$N$12]^4" office:value-type="float" office:value="165.73676255735">
            <text:p>165.74</text:p>
          </table:table-cell>
          <table:table-cell table:formula="of:=[.V6]+[.V7]*[.$N$12]+[.V8]*[.$N$12]^2+[.V9]*[.$N$12]^3+[.V10]*[.$N$12]^4" office:value-type="float" office:value="168.263698994162">
            <text:p>168.26</text:p>
          </table:table-cell>
          <table:table-cell table:formula="of:=[.W6]+[.W7]*[.$N$12]+[.W8]*[.$N$12]^2+[.W9]*[.$N$12]^3+[.W10]*[.$N$12]^4" office:value-type="float" office:value="170.717138144322">
            <text:p>170.72</text:p>
          </table:table-cell>
          <table:table-cell table:formula="of:=[.X6]+[.X7]*[.$N$12]+[.X8]*[.$N$12]^2+[.X9]*[.$N$12]^3+[.X10]*[.$N$12]^4" office:value-type="float" office:value="173.167594418384">
            <text:p>173.17</text:p>
          </table:table-cell>
          <table:table-cell table:formula="of:=[.Y6]+[.Y7]*[.$N$12]+[.Y8]*[.$N$12]^2+[.Y9]*[.$N$12]^3+[.Y10]*[.$N$12]^4" office:value-type="float" office:value="175.635236094034">
            <text:p>175.64</text:p>
          </table:table-cell>
          <table:table-cell table:number-columns-repeated="6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14513">
            <text:p>0.14513</text:p>
          </table:table-cell>
          <table:table-cell office:value-type="float" office:value="0.14925">
            <text:p>0.14925</text:p>
          </table:table-cell>
          <table:table-cell office:value-type="float" office:value="0.15283">
            <text:p>0.15283</text:p>
          </table:table-cell>
          <table:table-cell office:value-type="float" office:value="0.15603">
            <text:p>0.15603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3">
            <text:p>0.17053</text:p>
          </table:table-cell>
          <table:table-cell office:value-type="float" office:value="0.17246">
            <text:p>0.17246</text:p>
          </table:table-cell>
          <table:table-cell table:number-columns-repeated="3"/>
          <table:table-cell table:formula="of:=0.6*[.O12]+0.4*[.P12]" office:value-type="float" office:value="147.162056313691">
            <text:p>147.16</text:p>
          </table:table-cell>
          <table:table-cell table:number-columns-repeated="8"/>
          <table:table-cell table:formula="of:=0.4*[.X12]+0.6*[.Y12]" office:value-type="float" office:value="174.648179423774">
            <text:p>174.65</text:p>
          </table:table-cell>
          <table:table-cell table:number-columns-repeated="6"/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0.14513">
            <text:p>0.14513</text:p>
          </table:table-cell>
          <table:table-cell office:value-type="float" office:value="0.14925">
            <text:p>0.14925</text:p>
          </table:table-cell>
          <table:table-cell office:value-type="float" office:value="0.15283">
            <text:p>0.15283</text:p>
          </table:table-cell>
          <table:table-cell office:value-type="float" office:value="0.15603">
            <text:p>0.15603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3">
            <text:p>0.17053</text:p>
          </table:table-cell>
          <table:table-cell office:value-type="float" office:value="0.17246">
            <text:p>0.17246</text:p>
          </table:table-cell>
          <table:table-cell/>
          <table:table-cell table:style-name="ce57" office:value-type="float" office:value="2.17344">
            <text:p>2.1734</text:p>
          </table:table-cell>
          <table:table-cell>
            <draw:frame table:end-cell-address="Sheet4.V41" table:end-x="0.7508in" table:end-y="0.1114in" draw:z-index="0" draw:style-name="gr1" svg:width="6.9343in" svg:height="4.6673in" svg:x="0.0398in" svg:y="0.0394in">
              <draw:object draw:notify-on-update-of-ranges="Sheet4.B50:Sheet4.B50 Sheet4.B52:Sheet4.B92 Sheet4.A52:Sheet4.A92 Sheet4.C50:Sheet4.C50 Sheet4.C52:Sheet4.C92 Sheet4.A52:Sheet4.A92 Sheet4.D50:Sheet4.D50 Sheet4.D52:Sheet4.D91 Sheet4.A52:Sheet4.A91 Sheet4.E50:Sheet4.E50 Sheet4.E52:Sheet4.E90 Sheet4.A52:Sheet4.A90 Sheet4.F50:Sheet4.F50 Sheet4.F52:Sheet4.F90 Sheet4.A52:Sheet4.A90 Sheet4.G50:Sheet4.G50 Sheet4.G52:Sheet4.G89 Sheet4.A52:Sheet4.A89 Sheet4.H50:Sheet4.H50 Sheet4.H52:Sheet4.H89 Sheet4.A52:Sheet4.A89 Sheet4.I50:Sheet4.I50 Sheet4.I52:Sheet4.I88 Sheet4.A52:Sheet4.A88 Sheet4.J50:Sheet4.J50 Sheet4.J52:Sheet4.J87 Sheet4.A52:Sheet4.A87 Sheet4.K50:Sheet4.K50 Sheet4.K52:Sheet4.K87 Sheet4.A52:Sheet4.A87 Sheet4.L50:Sheet4.L50 Sheet4.L52:Sheet4.L86 Sheet4.A52:Sheet4.A86 Sheet4.O52:Sheet4.O92 Sheet4.A52:Sheet4.A92 Sheet4.P52:Sheet4.P92 Sheet4.A52:Sheet4.A92 Sheet4.Q52:Sheet4.Q91 Sheet4.A52:Sheet4.A91 Sheet4.R52:Sheet4.R90 Sheet4.A52:Sheet4.A90 Sheet4.S52:Sheet4.S90 Sheet4.A52:Sheet4.A90 Sheet4.T52:Sheet4.T89 Sheet4.A52:Sheet4.A89 Sheet4.U52:Sheet4.U89 Sheet4.A52:Sheet4.A89 Sheet4.V52:Sheet4.V88 Sheet4.A52:Sheet4.A88 Sheet4.W52:Sheet4.W87 Sheet4.A52:Sheet4.A87 Sheet4.X52:Sheet4.X87 Sheet4.A52:Sheet4.A87 Sheet4.Y52:Sheet4.Y86 Sheet4.A52:Sheet4.A86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14513">
            <text:p>0.14513</text:p>
          </table:table-cell>
          <table:table-cell office:value-type="float" office:value="0.14925">
            <text:p>0.14925</text:p>
          </table:table-cell>
          <table:table-cell office:value-type="float" office:value="0.15283">
            <text:p>0.15283</text:p>
          </table:table-cell>
          <table:table-cell office:value-type="float" office:value="0.15603">
            <text:p>0.15603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3">
            <text:p>0.17053</text:p>
          </table:table-cell>
          <table:table-cell office:value-type="float" office:value="0.17246">
            <text:p>0.17246</text:p>
          </table:table-cell>
          <table:table-cell/>
          <table:table-cell table:style-name="ce57" office:value-type="float" office:value="2.16340003449793">
            <text:p>2.1634</text:p>
          </table:table-cell>
          <table:table-cell table:number-columns-repeated="17"/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0.14513">
            <text:p>0.14513</text:p>
          </table:table-cell>
          <table:table-cell office:value-type="float" office:value="0.14925">
            <text:p>0.14925</text:p>
          </table:table-cell>
          <table:table-cell office:value-type="float" office:value="0.15283">
            <text:p>0.15283</text:p>
          </table:table-cell>
          <table:table-cell office:value-type="float" office:value="0.15603">
            <text:p>0.15603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3">
            <text:p>0.17053</text:p>
          </table:table-cell>
          <table:table-cell office:value-type="float" office:value="0.17246">
            <text:p>0.17246</text:p>
          </table:table-cell>
          <table:table-cell/>
          <table:table-cell table:style-name="ce57" office:value-type="float" office:value="2.12066285512571">
            <text:p>2.1207</text:p>
          </table:table-cell>
          <table:table-cell table:number-columns-repeated="17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14512">
            <text:p>0.14512</text:p>
          </table:table-cell>
          <table:table-cell office:value-type="float" office:value="0.14925">
            <text:p>0.14925</text:p>
          </table:table-cell>
          <table:table-cell office:value-type="float" office:value="0.15283">
            <text:p>0.15283</text:p>
          </table:table-cell>
          <table:table-cell office:value-type="float" office:value="0.15603">
            <text:p>0.15603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3">
            <text:p>0.17053</text:p>
          </table:table-cell>
          <table:table-cell office:value-type="float" office:value="0.17246">
            <text:p>0.17246</text:p>
          </table:table-cell>
          <table:table-cell/>
          <table:table-cell table:style-name="ce57" office:value-type="float" office:value="2.06142735434004">
            <text:p>2.0614</text:p>
          </table:table-cell>
          <table:table-cell table:number-columns-repeated="17"/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0.14512">
            <text:p>0.14512</text:p>
          </table:table-cell>
          <table:table-cell office:value-type="float" office:value="0.14925">
            <text:p>0.14925</text:p>
          </table:table-cell>
          <table:table-cell office:value-type="float" office:value="0.15283">
            <text:p>0.15283</text:p>
          </table:table-cell>
          <table:table-cell office:value-type="float" office:value="0.15602">
            <text:p>0.15602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3">
            <text:p>0.17053</text:p>
          </table:table-cell>
          <table:table-cell office:value-type="float" office:value="0.17246">
            <text:p>0.17246</text:p>
          </table:table-cell>
          <table:table-cell/>
          <table:table-cell table:style-name="ce57" office:value-type="float" office:value="1.99570839347378">
            <text:p>1.9957</text:p>
          </table:table-cell>
          <table:table-cell table:number-columns-repeated="17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14512">
            <text:p>0.14512</text:p>
          </table:table-cell>
          <table:table-cell office:value-type="float" office:value="0.14925">
            <text:p>0.14925</text:p>
          </table:table-cell>
          <table:table-cell office:value-type="float" office:value="0.15283">
            <text:p>0.15283</text:p>
          </table:table-cell>
          <table:table-cell office:value-type="float" office:value="0.15602">
            <text:p>0.15602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3">
            <text:p>0.17053</text:p>
          </table:table-cell>
          <table:table-cell office:value-type="float" office:value="0.17247">
            <text:p>0.17247</text:p>
          </table:table-cell>
          <table:table-cell/>
          <table:table-cell table:style-name="ce57" office:value-type="float" office:value="1.92348086835774">
            <text:p>1.9235</text:p>
          </table:table-cell>
          <table:table-cell table:number-columns-repeated="17"/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0.14512">
            <text:p>0.14512</text:p>
          </table:table-cell>
          <table:table-cell office:value-type="float" office:value="0.14924">
            <text:p>0.14924</text:p>
          </table:table-cell>
          <table:table-cell office:value-type="float" office:value="0.15283">
            <text:p>0.15283</text:p>
          </table:table-cell>
          <table:table-cell office:value-type="float" office:value="0.15602">
            <text:p>0.15602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3">
            <text:p>0.17053</text:p>
          </table:table-cell>
          <table:table-cell office:value-type="float" office:value="0.17247">
            <text:p>0.17247</text:p>
          </table:table-cell>
          <table:table-cell/>
          <table:table-cell table:style-name="ce57" office:value-type="float" office:value="1.86099581200337">
            <text:p>1.8610</text:p>
          </table:table-cell>
          <table:table-cell table:number-columns-repeated="17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14512">
            <text:p>0.14512</text:p>
          </table:table-cell>
          <table:table-cell office:value-type="float" office:value="0.14924">
            <text:p>0.14924</text:p>
          </table:table-cell>
          <table:table-cell office:value-type="float" office:value="0.15283">
            <text:p>0.15283</text:p>
          </table:table-cell>
          <table:table-cell office:value-type="float" office:value="0.15603">
            <text:p>0.15603</text:p>
          </table:table-cell>
          <table:table-cell office:value-type="float" office:value="0.15892">
            <text:p>0.15892</text:p>
          </table:table-cell>
          <table:table-cell office:value-type="float" office:value="0.16157">
            <text:p>0.16157</text:p>
          </table:table-cell>
          <table:table-cell office:value-type="float" office:value="0.16403">
            <text:p>0.16403</text:p>
          </table:table-cell>
          <table:table-cell office:value-type="float" office:value="0.16633">
            <text:p>0.16633</text:p>
          </table:table-cell>
          <table:table-cell office:value-type="float" office:value="0.16849">
            <text:p>0.16849</text:p>
          </table:table-cell>
          <table:table-cell office:value-type="float" office:value="0.17054">
            <text:p>0.17054</text:p>
          </table:table-cell>
          <table:table-cell office:value-type="float" office:value="0.17247">
            <text:p>0.17247</text:p>
          </table:table-cell>
          <table:table-cell table:number-columns-repeated="19"/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0.14511">
            <text:p>0.14511</text:p>
          </table:table-cell>
          <table:table-cell office:value-type="float" office:value="0.14924">
            <text:p>0.14924</text:p>
          </table:table-cell>
          <table:table-cell office:value-type="float" office:value="0.15283">
            <text:p>0.15283</text:p>
          </table:table-cell>
          <table:table-cell office:value-type="float" office:value="0.15603">
            <text:p>0.15603</text:p>
          </table:table-cell>
          <table:table-cell office:value-type="float" office:value="0.15892">
            <text:p>0.15892</text:p>
          </table:table-cell>
          <table:table-cell office:value-type="float" office:value="0.16158">
            <text:p>0.16158</text:p>
          </table:table-cell>
          <table:table-cell office:value-type="float" office:value="0.16404">
            <text:p>0.16404</text:p>
          </table:table-cell>
          <table:table-cell office:value-type="float" office:value="0.16634">
            <text:p>0.16634</text:p>
          </table:table-cell>
          <table:table-cell office:value-type="float" office:value="0.1685">
            <text:p>0.16850</text:p>
          </table:table-cell>
          <table:table-cell office:value-type="float" office:value="0.17054">
            <text:p>0.17054</text:p>
          </table:table-cell>
          <table:table-cell office:value-type="float" office:value="0.17248">
            <text:p>0.17248</text:p>
          </table:table-cell>
          <table:table-cell table:number-columns-repeated="19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14511">
            <text:p>0.14511</text:p>
          </table:table-cell>
          <table:table-cell office:value-type="float" office:value="0.14924">
            <text:p>0.14924</text:p>
          </table:table-cell>
          <table:table-cell office:value-type="float" office:value="0.15283">
            <text:p>0.15283</text:p>
          </table:table-cell>
          <table:table-cell office:value-type="float" office:value="0.15603">
            <text:p>0.15603</text:p>
          </table:table-cell>
          <table:table-cell office:value-type="float" office:value="0.15893">
            <text:p>0.15893</text:p>
          </table:table-cell>
          <table:table-cell office:value-type="float" office:value="0.16158">
            <text:p>0.16158</text:p>
          </table:table-cell>
          <table:table-cell office:value-type="float" office:value="0.16404">
            <text:p>0.16404</text:p>
          </table:table-cell>
          <table:table-cell office:value-type="float" office:value="0.16634">
            <text:p>0.16634</text:p>
          </table:table-cell>
          <table:table-cell office:value-type="float" office:value="0.16851">
            <text:p>0.16851</text:p>
          </table:table-cell>
          <table:table-cell office:value-type="float" office:value="0.17055">
            <text:p>0.17055</text:p>
          </table:table-cell>
          <table:table-cell office:value-type="float" office:value="0.17249">
            <text:p>0.17249</text:p>
          </table:table-cell>
          <table:table-cell table:number-columns-repeated="19"/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0.14511">
            <text:p>0.14511</text:p>
          </table:table-cell>
          <table:table-cell office:value-type="float" office:value="0.14925">
            <text:p>0.14925</text:p>
          </table:table-cell>
          <table:table-cell office:value-type="float" office:value="0.15284">
            <text:p>0.15284</text:p>
          </table:table-cell>
          <table:table-cell office:value-type="float" office:value="0.15604">
            <text:p>0.15604</text:p>
          </table:table-cell>
          <table:table-cell office:value-type="float" office:value="0.15893">
            <text:p>0.15893</text:p>
          </table:table-cell>
          <table:table-cell office:value-type="float" office:value="0.16159">
            <text:p>0.16159</text:p>
          </table:table-cell>
          <table:table-cell office:value-type="float" office:value="0.16405">
            <text:p>0.16405</text:p>
          </table:table-cell>
          <table:table-cell office:value-type="float" office:value="0.16635">
            <text:p>0.16635</text:p>
          </table:table-cell>
          <table:table-cell office:value-type="float" office:value="0.16852">
            <text:p>0.16852</text:p>
          </table:table-cell>
          <table:table-cell office:value-type="float" office:value="0.17056">
            <text:p>0.17056</text:p>
          </table:table-cell>
          <table:table-cell office:value-type="float" office:value="0.17251">
            <text:p>0.17251</text:p>
          </table:table-cell>
          <table:table-cell table:number-columns-repeated="19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14511">
            <text:p>0.14511</text:p>
          </table:table-cell>
          <table:table-cell office:value-type="float" office:value="0.14925">
            <text:p>0.14925</text:p>
          </table:table-cell>
          <table:table-cell office:value-type="float" office:value="0.15284">
            <text:p>0.15284</text:p>
          </table:table-cell>
          <table:table-cell office:value-type="float" office:value="0.15604">
            <text:p>0.15604</text:p>
          </table:table-cell>
          <table:table-cell office:value-type="float" office:value="0.15894">
            <text:p>0.15894</text:p>
          </table:table-cell>
          <table:table-cell office:value-type="float" office:value="0.1616">
            <text:p>0.16160</text:p>
          </table:table-cell>
          <table:table-cell office:value-type="float" office:value="0.16406">
            <text:p>0.16406</text:p>
          </table:table-cell>
          <table:table-cell office:value-type="float" office:value="0.16636">
            <text:p>0.16636</text:p>
          </table:table-cell>
          <table:table-cell office:value-type="float" office:value="0.16853">
            <text:p>0.16853</text:p>
          </table:table-cell>
          <table:table-cell office:value-type="float" office:value="0.17058">
            <text:p>0.17058</text:p>
          </table:table-cell>
          <table:table-cell office:value-type="float" office:value="0.17252">
            <text:p>0.17252</text:p>
          </table:table-cell>
          <table:table-cell table:number-columns-repeated="19"/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0.1451">
            <text:p>0.14510</text:p>
          </table:table-cell>
          <table:table-cell office:value-type="float" office:value="0.14925">
            <text:p>0.14925</text:p>
          </table:table-cell>
          <table:table-cell office:value-type="float" office:value="0.15285">
            <text:p>0.15285</text:p>
          </table:table-cell>
          <table:table-cell office:value-type="float" office:value="0.15605">
            <text:p>0.15605</text:p>
          </table:table-cell>
          <table:table-cell office:value-type="float" office:value="0.15895">
            <text:p>0.15895</text:p>
          </table:table-cell>
          <table:table-cell office:value-type="float" office:value="0.16161">
            <text:p>0.16161</text:p>
          </table:table-cell>
          <table:table-cell office:value-type="float" office:value="0.16408">
            <text:p>0.16408</text:p>
          </table:table-cell>
          <table:table-cell office:value-type="float" office:value="0.16638">
            <text:p>0.16638</text:p>
          </table:table-cell>
          <table:table-cell office:value-type="float" office:value="0.16855">
            <text:p>0.16855</text:p>
          </table:table-cell>
          <table:table-cell office:value-type="float" office:value="0.1706">
            <text:p>0.17060</text:p>
          </table:table-cell>
          <table:table-cell office:value-type="float" office:value="0.17255">
            <text:p>0.17255</text:p>
          </table:table-cell>
          <table:table-cell table:number-columns-repeated="19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1451">
            <text:p>0.14510</text:p>
          </table:table-cell>
          <table:table-cell office:value-type="float" office:value="0.14926">
            <text:p>0.14926</text:p>
          </table:table-cell>
          <table:table-cell office:value-type="float" office:value="0.15286">
            <text:p>0.15286</text:p>
          </table:table-cell>
          <table:table-cell office:value-type="float" office:value="0.15607">
            <text:p>0.15607</text:p>
          </table:table-cell>
          <table:table-cell office:value-type="float" office:value="0.15897">
            <text:p>0.15897</text:p>
          </table:table-cell>
          <table:table-cell office:value-type="float" office:value="0.16163">
            <text:p>0.16163</text:p>
          </table:table-cell>
          <table:table-cell office:value-type="float" office:value="0.1641">
            <text:p>0.16410</text:p>
          </table:table-cell>
          <table:table-cell office:value-type="float" office:value="0.1664">
            <text:p>0.16640</text:p>
          </table:table-cell>
          <table:table-cell office:value-type="float" office:value="0.16858">
            <text:p>0.16858</text:p>
          </table:table-cell>
          <table:table-cell office:value-type="float" office:value="0.17063">
            <text:p>0.17063</text:p>
          </table:table-cell>
          <table:table-cell office:value-type="float" office:value="0.17258">
            <text:p>0.17258</text:p>
          </table:table-cell>
          <table:table-cell table:number-columns-repeated="19"/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0.14511">
            <text:p>0.14511</text:p>
          </table:table-cell>
          <table:table-cell office:value-type="float" office:value="0.14926">
            <text:p>0.14926</text:p>
          </table:table-cell>
          <table:table-cell office:value-type="float" office:value="0.15287">
            <text:p>0.15287</text:p>
          </table:table-cell>
          <table:table-cell office:value-type="float" office:value="0.15608">
            <text:p>0.15608</text:p>
          </table:table-cell>
          <table:table-cell office:value-type="float" office:value="0.15899">
            <text:p>0.15899</text:p>
          </table:table-cell>
          <table:table-cell office:value-type="float" office:value="0.16165">
            <text:p>0.16165</text:p>
          </table:table-cell>
          <table:table-cell office:value-type="float" office:value="0.16412">
            <text:p>0.16412</text:p>
          </table:table-cell>
          <table:table-cell office:value-type="float" office:value="0.16643">
            <text:p>0.16643</text:p>
          </table:table-cell>
          <table:table-cell office:value-type="float" office:value="0.16861">
            <text:p>0.16861</text:p>
          </table:table-cell>
          <table:table-cell office:value-type="float" office:value="0.17066">
            <text:p>0.17066</text:p>
          </table:table-cell>
          <table:table-cell office:value-type="float" office:value="0.17262">
            <text:p>0.17262</text:p>
          </table:table-cell>
          <table:table-cell table:number-columns-repeated="19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14511">
            <text:p>0.14511</text:p>
          </table:table-cell>
          <table:table-cell office:value-type="float" office:value="0.14927">
            <text:p>0.14927</text:p>
          </table:table-cell>
          <table:table-cell office:value-type="float" office:value="0.15289">
            <text:p>0.15289</text:p>
          </table:table-cell>
          <table:table-cell office:value-type="float" office:value="0.1561">
            <text:p>0.15610</text:p>
          </table:table-cell>
          <table:table-cell office:value-type="float" office:value="0.15901">
            <text:p>0.15901</text:p>
          </table:table-cell>
          <table:table-cell office:value-type="float" office:value="0.16168">
            <text:p>0.16168</text:p>
          </table:table-cell>
          <table:table-cell office:value-type="float" office:value="0.16415">
            <text:p>0.16415</text:p>
          </table:table-cell>
          <table:table-cell office:value-type="float" office:value="0.16647">
            <text:p>0.16647</text:p>
          </table:table-cell>
          <table:table-cell office:value-type="float" office:value="0.16865">
            <text:p>0.16865</text:p>
          </table:table-cell>
          <table:table-cell office:value-type="float" office:value="0.17071">
            <text:p>0.17071</text:p>
          </table:table-cell>
          <table:table-cell office:value-type="float" office:value="0.17267">
            <text:p>0.17267</text:p>
          </table:table-cell>
          <table:table-cell table:number-columns-repeated="19"/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0.14511">
            <text:p>0.14511</text:p>
          </table:table-cell>
          <table:table-cell office:value-type="float" office:value="0.14929">
            <text:p>0.14929</text:p>
          </table:table-cell>
          <table:table-cell office:value-type="float" office:value="0.15291">
            <text:p>0.15291</text:p>
          </table:table-cell>
          <table:table-cell office:value-type="float" office:value="0.15612">
            <text:p>0.15612</text:p>
          </table:table-cell>
          <table:table-cell office:value-type="float" office:value="0.15904">
            <text:p>0.15904</text:p>
          </table:table-cell>
          <table:table-cell office:value-type="float" office:value="0.16171">
            <text:p>0.16171</text:p>
          </table:table-cell>
          <table:table-cell office:value-type="float" office:value="0.16419">
            <text:p>0.16419</text:p>
          </table:table-cell>
          <table:table-cell office:value-type="float" office:value="0.16651">
            <text:p>0.16651</text:p>
          </table:table-cell>
          <table:table-cell office:value-type="float" office:value="0.1687">
            <text:p>0.16870</text:p>
          </table:table-cell>
          <table:table-cell office:value-type="float" office:value="0.17077">
            <text:p>0.17077</text:p>
          </table:table-cell>
          <table:table-cell office:value-type="float" office:value="0.17273">
            <text:p>0.17273</text:p>
          </table:table-cell>
          <table:table-cell table:number-columns-repeated="19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14512">
            <text:p>0.14512</text:p>
          </table:table-cell>
          <table:table-cell office:value-type="float" office:value="0.1493">
            <text:p>0.14930</text:p>
          </table:table-cell>
          <table:table-cell office:value-type="float" office:value="0.15293">
            <text:p>0.15293</text:p>
          </table:table-cell>
          <table:table-cell office:value-type="float" office:value="0.15615">
            <text:p>0.15615</text:p>
          </table:table-cell>
          <table:table-cell office:value-type="float" office:value="0.15907">
            <text:p>0.15907</text:p>
          </table:table-cell>
          <table:table-cell office:value-type="float" office:value="0.16175">
            <text:p>0.16175</text:p>
          </table:table-cell>
          <table:table-cell office:value-type="float" office:value="0.16423">
            <text:p>0.16423</text:p>
          </table:table-cell>
          <table:table-cell office:value-type="float" office:value="0.16656">
            <text:p>0.16656</text:p>
          </table:table-cell>
          <table:table-cell office:value-type="float" office:value="0.16876">
            <text:p>0.16876</text:p>
          </table:table-cell>
          <table:table-cell office:value-type="float" office:value="0.17083">
            <text:p>0.17083</text:p>
          </table:table-cell>
          <table:table-cell office:value-type="float" office:value="0.17282">
            <text:p>0.17282</text:p>
          </table:table-cell>
          <table:table-cell table:number-columns-repeated="19"/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0.14513">
            <text:p>0.14513</text:p>
          </table:table-cell>
          <table:table-cell office:value-type="float" office:value="0.14932">
            <text:p>0.14932</text:p>
          </table:table-cell>
          <table:table-cell office:value-type="float" office:value="0.15296">
            <text:p>0.15296</text:p>
          </table:table-cell>
          <table:table-cell office:value-type="float" office:value="0.15619">
            <text:p>0.15619</text:p>
          </table:table-cell>
          <table:table-cell office:value-type="float" office:value="0.15911">
            <text:p>0.15911</text:p>
          </table:table-cell>
          <table:table-cell office:value-type="float" office:value="0.1618">
            <text:p>0.16180</text:p>
          </table:table-cell>
          <table:table-cell office:value-type="float" office:value="0.16429">
            <text:p>0.16429</text:p>
          </table:table-cell>
          <table:table-cell office:value-type="float" office:value="0.16663">
            <text:p>0.16663</text:p>
          </table:table-cell>
          <table:table-cell office:value-type="float" office:value="0.16883">
            <text:p>0.16883</text:p>
          </table:table-cell>
          <table:table-cell office:value-type="float" office:value="0.17092">
            <text:p>0.17092</text:p>
          </table:table-cell>
          <table:table-cell office:value-type="float" office:value="0.17291">
            <text:p>0.17291</text:p>
          </table:table-cell>
          <table:table-cell table:number-columns-repeated="19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14514">
            <text:p>0.14514</text:p>
          </table:table-cell>
          <table:table-cell office:value-type="float" office:value="0.14934">
            <text:p>0.14934</text:p>
          </table:table-cell>
          <table:table-cell office:value-type="float" office:value="0.15299">
            <text:p>0.15299</text:p>
          </table:table-cell>
          <table:table-cell office:value-type="float" office:value="0.15623">
            <text:p>0.15623</text:p>
          </table:table-cell>
          <table:table-cell office:value-type="float" office:value="0.15916">
            <text:p>0.15916</text:p>
          </table:table-cell>
          <table:table-cell office:value-type="float" office:value="0.16185">
            <text:p>0.16185</text:p>
          </table:table-cell>
          <table:table-cell office:value-type="float" office:value="0.16436">
            <text:p>0.16436</text:p>
          </table:table-cell>
          <table:table-cell office:value-type="float" office:value="0.1667">
            <text:p>0.16670</text:p>
          </table:table-cell>
          <table:table-cell office:value-type="float" office:value="0.16892">
            <text:p>0.16892</text:p>
          </table:table-cell>
          <table:table-cell office:value-type="float" office:value="0.17102">
            <text:p>0.17102</text:p>
          </table:table-cell>
          <table:table-cell office:value-type="float" office:value="0.17303">
            <text:p>0.17303</text:p>
          </table:table-cell>
          <table:table-cell table:number-columns-repeated="19"/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0.14516">
            <text:p>0.14516</text:p>
          </table:table-cell>
          <table:table-cell office:value-type="float" office:value="0.14937">
            <text:p>0.14937</text:p>
          </table:table-cell>
          <table:table-cell office:value-type="float" office:value="0.15303">
            <text:p>0.15303</text:p>
          </table:table-cell>
          <table:table-cell office:value-type="float" office:value="0.15628">
            <text:p>0.15628</text:p>
          </table:table-cell>
          <table:table-cell office:value-type="float" office:value="0.15922">
            <text:p>0.15922</text:p>
          </table:table-cell>
          <table:table-cell office:value-type="float" office:value="0.16192">
            <text:p>0.16192</text:p>
          </table:table-cell>
          <table:table-cell office:value-type="float" office:value="0.16444">
            <text:p>0.16444</text:p>
          </table:table-cell>
          <table:table-cell office:value-type="float" office:value="0.1668">
            <text:p>0.16680</text:p>
          </table:table-cell>
          <table:table-cell office:value-type="float" office:value="0.16903">
            <text:p>0.16903</text:p>
          </table:table-cell>
          <table:table-cell office:value-type="float" office:value="0.17114">
            <text:p>0.17114</text:p>
          </table:table-cell>
          <table:table-cell office:value-type="float" office:value="0.17317">
            <text:p>0.17317</text:p>
          </table:table-cell>
          <table:table-cell table:number-columns-repeated="19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14518">
            <text:p>0.14518</text:p>
          </table:table-cell>
          <table:table-cell office:value-type="float" office:value="0.14941">
            <text:p>0.14941</text:p>
          </table:table-cell>
          <table:table-cell office:value-type="float" office:value="0.15308">
            <text:p>0.15308</text:p>
          </table:table-cell>
          <table:table-cell office:value-type="float" office:value="0.15634">
            <text:p>0.15634</text:p>
          </table:table-cell>
          <table:table-cell office:value-type="float" office:value="0.15929">
            <text:p>0.15929</text:p>
          </table:table-cell>
          <table:table-cell office:value-type="float" office:value="0.16201">
            <text:p>0.16201</text:p>
          </table:table-cell>
          <table:table-cell office:value-type="float" office:value="0.16453">
            <text:p>0.16453</text:p>
          </table:table-cell>
          <table:table-cell office:value-type="float" office:value="0.16691">
            <text:p>0.16691</text:p>
          </table:table-cell>
          <table:table-cell office:value-type="float" office:value="0.16916">
            <text:p>0.16916</text:p>
          </table:table-cell>
          <table:table-cell office:value-type="float" office:value="0.17129">
            <text:p>0.17129</text:p>
          </table:table-cell>
          <table:table-cell office:value-type="float" office:value="0.17335">
            <text:p>0.17335</text:p>
          </table:table-cell>
          <table:table-cell table:number-columns-repeated="19"/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0.1452">
            <text:p>0.14520</text:p>
          </table:table-cell>
          <table:table-cell office:value-type="float" office:value="0.14944">
            <text:p>0.14944</text:p>
          </table:table-cell>
          <table:table-cell office:value-type="float" office:value="0.15313">
            <text:p>0.15313</text:p>
          </table:table-cell>
          <table:table-cell office:value-type="float" office:value="0.15641">
            <text:p>0.15641</text:p>
          </table:table-cell>
          <table:table-cell office:value-type="float" office:value="0.15938">
            <text:p>0.15938</text:p>
          </table:table-cell>
          <table:table-cell office:value-type="float" office:value="0.16211">
            <text:p>0.16211</text:p>
          </table:table-cell>
          <table:table-cell office:value-type="float" office:value="0.16465">
            <text:p>0.16465</text:p>
          </table:table-cell>
          <table:table-cell office:value-type="float" office:value="0.16704">
            <text:p>0.16704</text:p>
          </table:table-cell>
          <table:table-cell office:value-type="float" office:value="0.16931">
            <text:p>0.16931</text:p>
          </table:table-cell>
          <table:table-cell office:value-type="float" office:value="0.17146">
            <text:p>0.17146</text:p>
          </table:table-cell>
          <table:table-cell office:value-type="float" office:value="0.17356">
            <text:p>0.17356</text:p>
          </table:table-cell>
          <table:table-cell table:number-columns-repeated="19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14523">
            <text:p>0.14523</text:p>
          </table:table-cell>
          <table:table-cell office:value-type="float" office:value="0.14949">
            <text:p>0.14949</text:p>
          </table:table-cell>
          <table:table-cell office:value-type="float" office:value="0.15319">
            <text:p>0.15319</text:p>
          </table:table-cell>
          <table:table-cell office:value-type="float" office:value="0.15649">
            <text:p>0.15649</text:p>
          </table:table-cell>
          <table:table-cell office:value-type="float" office:value="0.15948">
            <text:p>0.15948</text:p>
          </table:table-cell>
          <table:table-cell office:value-type="float" office:value="0.16223">
            <text:p>0.16223</text:p>
          </table:table-cell>
          <table:table-cell office:value-type="float" office:value="0.16478">
            <text:p>0.16478</text:p>
          </table:table-cell>
          <table:table-cell office:value-type="float" office:value="0.16719">
            <text:p>0.16719</text:p>
          </table:table-cell>
          <table:table-cell office:value-type="float" office:value="0.16949">
            <text:p>0.16949</text:p>
          </table:table-cell>
          <table:table-cell office:value-type="float" office:value="0.17168">
            <text:p>0.17168</text:p>
          </table:table-cell>
          <table:table-cell office:value-type="float" office:value="0.17382">
            <text:p>0.17382</text:p>
          </table:table-cell>
          <table:table-cell table:number-columns-repeated="19"/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0.14526">
            <text:p>0.14526</text:p>
          </table:table-cell>
          <table:table-cell office:value-type="float" office:value="0.14954">
            <text:p>0.14954</text:p>
          </table:table-cell>
          <table:table-cell office:value-type="float" office:value="0.15327">
            <text:p>0.15327</text:p>
          </table:table-cell>
          <table:table-cell office:value-type="float" office:value="0.15659">
            <text:p>0.15659</text:p>
          </table:table-cell>
          <table:table-cell office:value-type="float" office:value="0.1596">
            <text:p>0.15960</text:p>
          </table:table-cell>
          <table:table-cell office:value-type="float" office:value="0.16237">
            <text:p>0.16237</text:p>
          </table:table-cell>
          <table:table-cell office:value-type="float" office:value="0.16495">
            <text:p>0.16495</text:p>
          </table:table-cell>
          <table:table-cell office:value-type="float" office:value="0.16738">
            <text:p>0.16738</text:p>
          </table:table-cell>
          <table:table-cell office:value-type="float" office:value="0.16971">
            <text:p>0.16971</text:p>
          </table:table-cell>
          <table:table-cell office:value-type="float" office:value="0.17193">
            <text:p>0.17193</text:p>
          </table:table-cell>
          <table:table-cell office:value-type="float" office:value="0.17413">
            <text:p>0.17413</text:p>
          </table:table-cell>
          <table:table-cell table:number-columns-repeated="19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1453">
            <text:p>0.14530</text:p>
          </table:table-cell>
          <table:table-cell office:value-type="float" office:value="0.1496">
            <text:p>0.14960</text:p>
          </table:table-cell>
          <table:table-cell office:value-type="float" office:value="0.15335">
            <text:p>0.15335</text:p>
          </table:table-cell>
          <table:table-cell office:value-type="float" office:value="0.1567">
            <text:p>0.15670</text:p>
          </table:table-cell>
          <table:table-cell office:value-type="float" office:value="0.15974">
            <text:p>0.15974</text:p>
          </table:table-cell>
          <table:table-cell office:value-type="float" office:value="0.16254">
            <text:p>0.16254</text:p>
          </table:table-cell>
          <table:table-cell office:value-type="float" office:value="0.16514">
            <text:p>0.16514</text:p>
          </table:table-cell>
          <table:table-cell office:value-type="float" office:value="0.1676">
            <text:p>0.16760</text:p>
          </table:table-cell>
          <table:table-cell office:value-type="float" office:value="0.16997">
            <text:p>0.16997</text:p>
          </table:table-cell>
          <table:table-cell office:value-type="float" office:value="0.17225">
            <text:p>0.17225</text:p>
          </table:table-cell>
          <table:table-cell office:value-type="float" office:value="0.17457">
            <text:p>0.17457</text:p>
          </table:table-cell>
          <table:table-cell table:number-columns-repeated="19"/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0.14535">
            <text:p>0.14535</text:p>
          </table:table-cell>
          <table:table-cell office:value-type="float" office:value="0.14967">
            <text:p>0.14967</text:p>
          </table:table-cell>
          <table:table-cell office:value-type="float" office:value="0.15345">
            <text:p>0.15345</text:p>
          </table:table-cell>
          <table:table-cell office:value-type="float" office:value="0.15684">
            <text:p>0.15684</text:p>
          </table:table-cell>
          <table:table-cell office:value-type="float" office:value="0.15991">
            <text:p>0.15991</text:p>
          </table:table-cell>
          <table:table-cell office:value-type="float" office:value="0.16274">
            <text:p>0.16274</text:p>
          </table:table-cell>
          <table:table-cell office:value-type="float" office:value="0.16536">
            <text:p>0.16536</text:p>
          </table:table-cell>
          <table:table-cell office:value-type="float" office:value="0.16786">
            <text:p>0.16786</text:p>
          </table:table-cell>
          <table:table-cell office:value-type="float" office:value="0.17028">
            <text:p>0.17028</text:p>
          </table:table-cell>
          <table:table-cell office:value-type="float" office:value="0.17263">
            <text:p>0.17263</text:p>
          </table:table-cell>
          <table:table-cell office:value-type="float" office:value="0.17512">
            <text:p>0.17512</text:p>
          </table:table-cell>
          <table:table-cell table:number-columns-repeated="19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1454">
            <text:p>0.14540</text:p>
          </table:table-cell>
          <table:table-cell office:value-type="float" office:value="0.14975">
            <text:p>0.14975</text:p>
          </table:table-cell>
          <table:table-cell office:value-type="float" office:value="0.15357">
            <text:p>0.15357</text:p>
          </table:table-cell>
          <table:table-cell office:value-type="float" office:value="0.15699">
            <text:p>0.15699</text:p>
          </table:table-cell>
          <table:table-cell office:value-type="float" office:value="0.16011">
            <text:p>0.16011</text:p>
          </table:table-cell>
          <table:table-cell office:value-type="float" office:value="0.16297">
            <text:p>0.16297</text:p>
          </table:table-cell>
          <table:table-cell office:value-type="float" office:value="0.16564">
            <text:p>0.16564</text:p>
          </table:table-cell>
          <table:table-cell office:value-type="float" office:value="0.16818">
            <text:p>0.16818</text:p>
          </table:table-cell>
          <table:table-cell office:value-type="float" office:value="0.1707">
            <text:p>0.17070</text:p>
          </table:table-cell>
          <table:table-cell office:value-type="float" office:value="0.17317">
            <text:p>0.17317</text:p>
          </table:table-cell>
          <table:table-cell table:number-columns-repeated="20"/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0.14546">
            <text:p>0.14546</text:p>
          </table:table-cell>
          <table:table-cell office:value-type="float" office:value="0.14984">
            <text:p>0.14984</text:p>
          </table:table-cell>
          <table:table-cell office:value-type="float" office:value="0.1537">
            <text:p>0.15370</text:p>
          </table:table-cell>
          <table:table-cell office:value-type="float" office:value="0.15717">
            <text:p>0.15717</text:p>
          </table:table-cell>
          <table:table-cell office:value-type="float" office:value="0.16032">
            <text:p>0.16032</text:p>
          </table:table-cell>
          <table:table-cell office:value-type="float" office:value="0.16323">
            <text:p>0.16323</text:p>
          </table:table-cell>
          <table:table-cell office:value-type="float" office:value="0.16596">
            <text:p>0.16596</text:p>
          </table:table-cell>
          <table:table-cell office:value-type="float" office:value="0.1686">
            <text:p>0.16860</text:p>
          </table:table-cell>
          <table:table-cell table:number-columns-repeated="22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14553">
            <text:p>0.14553</text:p>
          </table:table-cell>
          <table:table-cell office:value-type="float" office:value="0.14996">
            <text:p>0.14996</text:p>
          </table:table-cell>
          <table:table-cell office:value-type="float" office:value="0.15387">
            <text:p>0.15387</text:p>
          </table:table-cell>
          <table:table-cell office:value-type="float" office:value="0.15738">
            <text:p>0.15738</text:p>
          </table:table-cell>
          <table:table-cell office:value-type="float" office:value="0.16059">
            <text:p>0.16059</text:p>
          </table:table-cell>
          <table:table-cell office:value-type="float" office:value="0.16357">
            <text:p>0.16357</text:p>
          </table:table-cell>
          <table:table-cell office:value-type="float" office:value="0.16641">
            <text:p>0.16641</text:p>
          </table:table-cell>
          <table:table-cell table:number-columns-repeated="23"/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0.14561">
            <text:p>0.14561</text:p>
          </table:table-cell>
          <table:table-cell office:value-type="float" office:value="0.15009">
            <text:p>0.15009</text:p>
          </table:table-cell>
          <table:table-cell office:value-type="float" office:value="0.15405">
            <text:p>0.15405</text:p>
          </table:table-cell>
          <table:table-cell office:value-type="float" office:value="0.15762">
            <text:p>0.15762</text:p>
          </table:table-cell>
          <table:table-cell office:value-type="float" office:value="0.16091">
            <text:p>0.16091</text:p>
          </table:table-cell>
          <table:table-cell table:number-columns-repeated="25"/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1457">
            <text:p>0.14570</text:p>
          </table:table-cell>
          <table:table-cell office:value-type="float" office:value="0.15024">
            <text:p>0.15024</text:p>
          </table:table-cell>
          <table:table-cell office:value-type="float" office:value="0.15427">
            <text:p>0.15427</text:p>
          </table:table-cell>
          <table:table-cell table:number-columns-repeated="27"/>
        </table:table-row>
        <table:table-row table:style-name="ro1">
          <table:table-cell office:value-type="float" office:value="2.1">
            <text:p>2.10</text:p>
          </table:table-cell>
          <table:table-cell office:value-type="float" office:value="0.14582">
            <text:p>0.14582</text:p>
          </table:table-cell>
          <table:table-cell office:value-type="float" office:value="0.15041">
            <text:p>0.15041</text:p>
          </table:table-cell>
          <table:table-cell table:style-name="Default"/>
          <table:table-cell table:number-columns-repeated="27"/>
        </table:table-row>
        <table:table-row table:style-name="ro1" table:number-rows-repeated="2">
          <table:table-cell table:style-name="Default" table:number-columns-repeated="12"/>
          <table:table-cell table:number-columns-repeated="19"/>
        </table:table-row>
        <table:table-row table:style-name="ro1">
          <table:table-cell table:style-name="Default" office:value-type="string">
            <text:p>Density (kg m^-3)</text:p>
          </table:table-cell>
          <table:table-cell table:style-name="Default" table:number-columns-repeated="11"/>
          <table:table-cell/>
          <table:table-cell office:value-type="string">
            <text:p>Fit Data</text:p>
          </table:table-cell>
          <table:table-cell table:number-columns-repeated="17"/>
        </table:table-row>
        <table:table-row table:style-name="ro1">
          <table:table-cell table:style-name="Default" office:value-type="string">
            <text:p>T (K)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7.5">
            <text:p>7.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2.5">
            <text:p>12.5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7.5">
            <text:p>17.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2.5">
            <text:p>22.5</text:p>
          </table:table-cell>
          <table:table-cell table:style-name="ce62" office:value-type="float" office:value="25">
            <text:p>25</text:p>
          </table:table-cell>
          <table:table-cell table:number-columns-repeated="2"/>
          <table:table-cell table:style-name="ce62" office:value-type="float" office:value="0">
            <text:p>0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7.5">
            <text:p>7.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2.5">
            <text:p>12.5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7.5">
            <text:p>17.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2.5">
            <text:p>22.5</text:p>
          </table:table-cell>
          <table:table-cell table:style-name="ce62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number-columns-repeated="2"/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style-name="ce62" office:value-type="string">
            <text:p>atm</text:p>
          </table:table-cell>
          <table:table-cell table:number-columns-repeated="6"/>
        </table:table-row>
        <table:table-row table:style-name="ro1">
          <table:table-cell table:style-name="ce41" table:formula="of:=[.A6]" office:value-type="float" office:value="0.1">
            <text:p>0.10</text:p>
          </table:table-cell>
          <table:table-cell table:style-name="ce41" table:formula="of:=[.B6]*1000" office:value-type="float" office:value="145.13">
            <text:p>145.13</text:p>
          </table:table-cell>
          <table:table-cell table:style-name="ce41" table:formula="of:=[.C6]*1000" office:value-type="float" office:value="149.25">
            <text:p>149.25</text:p>
          </table:table-cell>
          <table:table-cell table:style-name="ce41" table:formula="of:=[.D6]*1000" office:value-type="float" office:value="152.84">
            <text:p>152.84</text:p>
          </table:table-cell>
          <table:table-cell table:style-name="ce41" table:formula="of:=[.E6]*1000" office:value-type="float" office:value="156.03">
            <text:p>156.03</text:p>
          </table:table-cell>
          <table:table-cell table:style-name="ce41" table:formula="of:=[.F6]*1000" office:value-type="float" office:value="158.92">
            <text:p>158.92</text:p>
          </table:table-cell>
          <table:table-cell table:style-name="ce41" table:formula="of:=[.G6]*1000" office:value-type="float" office:value="161.57">
            <text:p>161.57</text:p>
          </table:table-cell>
          <table:table-cell table:style-name="ce41" table:formula="of:=[.H6]*1000" office:value-type="float" office:value="164.03">
            <text:p>164.03</text:p>
          </table:table-cell>
          <table:table-cell table:style-name="ce41" table:formula="of:=[.I6]*1000" office:value-type="float" office:value="166.33">
            <text:p>166.33</text:p>
          </table:table-cell>
          <table:table-cell table:style-name="ce41" table:formula="of:=[.J6]*1000" office:value-type="float" office:value="168.49">
            <text:p>168.49</text:p>
          </table:table-cell>
          <table:table-cell table:style-name="ce41" table:formula="of:=[.K6]*1000" office:value-type="float" office:value="170.53">
            <text:p>170.53</text:p>
          </table:table-cell>
          <table:table-cell table:style-name="ce41" table:formula="of:=[.L6]*1000" office:value-type="float" office:value="172.46">
            <text:p>172.46</text:p>
          </table:table-cell>
          <table:table-cell table:number-columns-repeated="2"/>
          <table:table-cell table:style-name="ce41" table:formula="of:=[.$O$6]+[.$O$7]*[.A52]+[.$O$8]*[.A52]^2+[.$O$9]*[.A52]^3+[.$O$10]*[.A52]^4" office:value-type="float" office:value="145.1326350627">
            <text:p>145.13</text:p>
          </table:table-cell>
          <table:table-cell table:style-name="ce41" table:formula="of:=[.$P$6]+[.$P$7]*[.A52]+[.$P$8]*[.A52]^2+[.$P$9]*[.A52]^3+[.$P$10]*[.A52]^4" office:value-type="float" office:value="149.2586106051">
            <text:p>149.26</text:p>
          </table:table-cell>
          <table:table-cell table:style-name="ce41" table:formula="of:=[.$Q$6]+[.$Q$7]*[.A52]+[.$Q$8]*[.A52]^2+[.$Q$9]*[.A52]^3+[.$Q$10]*[.A52]^4" office:value-type="float" office:value="152.8559005862">
            <text:p>152.86</text:p>
          </table:table-cell>
          <table:table-cell table:style-name="ce41" table:formula="of:=[.$R$6]+[.$R$7]*[.A52]+[.$R$8]*[.A52]^2+[.$R$9]*[.A52]^3+[.$R$10]*[.A52]^4" office:value-type="float" office:value="156.0434325358">
            <text:p>156.04</text:p>
          </table:table-cell>
          <table:table-cell table:style-name="ce41" table:formula="of:=[.$S$6]+[.$S$7]*[.A52]+[.$S$8]*[.A52]^2+[.$S$9]*[.A52]^3+[.$S$10]*[.A52]^4" office:value-type="float" office:value="158.9406820443">
            <text:p>158.94</text:p>
          </table:table-cell>
          <table:table-cell table:style-name="ce41" table:formula="of:=[.$T$6]+[.$T$7]*[.A52]+[.$T$8]*[.A52]^2+[.$T$9]*[.A52]^3+[.$T$10]*[.A52]^4" office:value-type="float" office:value="161.591251642">
            <text:p>161.59</text:p>
          </table:table-cell>
          <table:table-cell table:style-name="ce41" table:formula="of:=[.$U$6]+[.$U$7]*[.A52]+[.$U$8]*[.A52]^2+[.$U$9]*[.A52]^3+[.$U$10]*[.A52]^4" office:value-type="float" office:value="164.0608203402">
            <text:p>164.06</text:p>
          </table:table-cell>
          <table:table-cell table:style-name="ce41" table:formula="of:=[.$V$6]+[.$V$7]*[.A52]+[.$V$8]*[.A52]^2+[.$V$9]*[.A52]^3+[.$V$10]*[.A52]^4" office:value-type="float" office:value="166.3558842115">
            <text:p>166.36</text:p>
          </table:table-cell>
          <table:table-cell table:style-name="ce41" table:formula="of:=[.$W$6]+[.$W$7]*[.A52]+[.$W$8]*[.A52]^2+[.$W$9]*[.A52]^3+[.$W$10]*[.A52]^4" office:value-type="float" office:value="168.515302443">
            <text:p>168.52</text:p>
          </table:table-cell>
          <table:table-cell table:style-name="ce41" table:formula="of:=[.$X$6]+[.$X$7]*[.A52]+[.$X$8]*[.A52]^2+[.$X$9]*[.A52]^3+[.$X$10]*[.A52]^4" office:value-type="float" office:value="170.567018176">
            <text:p>170.57</text:p>
          </table:table-cell>
          <table:table-cell table:style-name="ce41" table:formula="of:=[.$Y$6]+[.$Y$7]*[.A52]+[.$Y$8]*[.A52]^2+[.$Y$9]*[.A52]^3+[.$Y$10]*[.A52]^4" office:value-type="float" office:value="172.503547259">
            <text:p>172.50</text:p>
          </table:table-cell>
          <table:table-cell table:number-columns-repeated="6"/>
        </table:table-row>
        <table:table-row table:style-name="ro1">
          <table:table-cell table:style-name="ce41" table:formula="of:=[.A7]" office:value-type="float" office:value="0.15">
            <text:p>0.15</text:p>
          </table:table-cell>
          <table:table-cell table:style-name="ce41" table:formula="of:=[.B7]*1000" office:value-type="float" office:value="145.13">
            <text:p>145.13</text:p>
          </table:table-cell>
          <table:table-cell table:style-name="ce41" table:formula="of:=[.C7]*1000" office:value-type="float" office:value="149.25">
            <text:p>149.25</text:p>
          </table:table-cell>
          <table:table-cell table:style-name="ce41" table:formula="of:=[.D7]*1000" office:value-type="float" office:value="152.84">
            <text:p>152.84</text:p>
          </table:table-cell>
          <table:table-cell table:style-name="ce41" table:formula="of:=[.E7]*1000" office:value-type="float" office:value="156.03">
            <text:p>156.03</text:p>
          </table:table-cell>
          <table:table-cell table:style-name="ce41" table:formula="of:=[.F7]*1000" office:value-type="float" office:value="158.92">
            <text:p>158.92</text:p>
          </table:table-cell>
          <table:table-cell table:style-name="ce41" table:formula="of:=[.G7]*1000" office:value-type="float" office:value="161.57">
            <text:p>161.57</text:p>
          </table:table-cell>
          <table:table-cell table:style-name="ce41" table:formula="of:=[.H7]*1000" office:value-type="float" office:value="164.03">
            <text:p>164.03</text:p>
          </table:table-cell>
          <table:table-cell table:style-name="ce41" table:formula="of:=[.I7]*1000" office:value-type="float" office:value="166.33">
            <text:p>166.33</text:p>
          </table:table-cell>
          <table:table-cell table:style-name="ce41" table:formula="of:=[.J7]*1000" office:value-type="float" office:value="168.49">
            <text:p>168.49</text:p>
          </table:table-cell>
          <table:table-cell table:style-name="ce41" table:formula="of:=[.K7]*1000" office:value-type="float" office:value="170.53">
            <text:p>170.53</text:p>
          </table:table-cell>
          <table:table-cell table:style-name="ce41" table:formula="of:=[.L7]*1000" office:value-type="float" office:value="172.46">
            <text:p>172.46</text:p>
          </table:table-cell>
          <table:table-cell table:number-columns-repeated="2"/>
          <table:table-cell table:style-name="ce41" table:formula="of:=[.$O$6]+[.$O$7]*[.A53]+[.$O$8]*[.A53]^2+[.$O$9]*[.A53]^3+[.$O$10]*[.A53]^4" office:value-type="float" office:value="145.130725278544">
            <text:p>145.13</text:p>
          </table:table-cell>
          <table:table-cell table:style-name="ce41" table:formula="of:=[.$P$6]+[.$P$7]*[.A53]+[.$P$8]*[.A53]^2+[.$P$9]*[.A53]^3+[.$P$10]*[.A53]^4" office:value-type="float" office:value="149.252477416944">
            <text:p>149.25</text:p>
          </table:table-cell>
          <table:table-cell table:style-name="ce41" table:formula="of:=[.$Q$6]+[.$Q$7]*[.A53]+[.$Q$8]*[.A53]^2+[.$Q$9]*[.A53]^3+[.$Q$10]*[.A53]^4" office:value-type="float" office:value="152.845020718262">
            <text:p>152.85</text:p>
          </table:table-cell>
          <table:table-cell table:style-name="ce41" table:formula="of:=[.$R$6]+[.$R$7]*[.A53]+[.$R$8]*[.A53]^2+[.$R$9]*[.A53]^3+[.$R$10]*[.A53]^4" office:value-type="float" office:value="156.033691818737">
            <text:p>156.03</text:p>
          </table:table-cell>
          <table:table-cell table:style-name="ce41" table:formula="of:=[.$S$6]+[.$S$7]*[.A53]+[.$S$8]*[.A53]^2+[.$S$9]*[.A53]^3+[.$S$10]*[.A53]^4" office:value-type="float" office:value="158.925907509894">
            <text:p>158.93</text:p>
          </table:table-cell>
          <table:table-cell table:style-name="ce41" table:formula="of:=[.$T$6]+[.$T$7]*[.A53]+[.$T$8]*[.A53]^2+[.$T$9]*[.A53]^3+[.$T$10]*[.A53]^4" office:value-type="float" office:value="161.5753173245">
            <text:p>161.58</text:p>
          </table:table-cell>
          <table:table-cell table:style-name="ce41" table:formula="of:=[.$U$6]+[.$U$7]*[.A53]+[.$U$8]*[.A53]^2+[.$U$9]*[.A53]^3+[.$U$10]*[.A53]^4" office:value-type="float" office:value="164.038193584763">
            <text:p>164.04</text:p>
          </table:table-cell>
          <table:table-cell table:style-name="ce41" table:formula="of:=[.$V$6]+[.$V$7]*[.A53]+[.$V$8]*[.A53]^2+[.$V$9]*[.A53]^3+[.$V$10]*[.A53]^4" office:value-type="float" office:value="166.336466786344">
            <text:p>166.34</text:p>
          </table:table-cell>
          <table:table-cell table:style-name="ce41" table:formula="of:=[.$W$6]+[.$W$7]*[.A53]+[.$W$8]*[.A53]^2+[.$W$9]*[.A53]^3+[.$W$10]*[.A53]^4" office:value-type="float" office:value="168.495710080187">
            <text:p>168.50</text:p>
          </table:table-cell>
          <table:table-cell table:style-name="ce41" table:formula="of:=[.$X$6]+[.$X$7]*[.A53]+[.$X$8]*[.A53]^2+[.$X$9]*[.A53]^3+[.$X$10]*[.A53]^4" office:value-type="float" office:value="170.53830721975">
            <text:p>170.54</text:p>
          </table:table-cell>
          <table:table-cell table:style-name="ce41" table:formula="of:=[.$Y$6]+[.$Y$7]*[.A53]+[.$Y$8]*[.A53]^2+[.$Y$9]*[.A53]^3+[.$Y$10]*[.A53]^4" office:value-type="float" office:value="172.469164790563">
            <text:p>172.47</text:p>
          </table:table-cell>
          <table:table-cell table:number-columns-repeated="6"/>
        </table:table-row>
        <table:table-row table:style-name="ro1">
          <table:table-cell table:style-name="ce41" table:formula="of:=[.A8]" office:value-type="float" office:value="0.2">
            <text:p>0.20</text:p>
          </table:table-cell>
          <table:table-cell table:style-name="ce41" table:formula="of:=[.B8]*1000" office:value-type="float" office:value="145.13">
            <text:p>145.13</text:p>
          </table:table-cell>
          <table:table-cell table:style-name="ce41" table:formula="of:=[.C8]*1000" office:value-type="float" office:value="149.25">
            <text:p>149.25</text:p>
          </table:table-cell>
          <table:table-cell table:style-name="ce41" table:formula="of:=[.D8]*1000" office:value-type="float" office:value="152.84">
            <text:p>152.84</text:p>
          </table:table-cell>
          <table:table-cell table:style-name="ce41" table:formula="of:=[.E8]*1000" office:value-type="float" office:value="156.03">
            <text:p>156.03</text:p>
          </table:table-cell>
          <table:table-cell table:style-name="ce41" table:formula="of:=[.F8]*1000" office:value-type="float" office:value="158.92">
            <text:p>158.92</text:p>
          </table:table-cell>
          <table:table-cell table:style-name="ce41" table:formula="of:=[.G8]*1000" office:value-type="float" office:value="161.57">
            <text:p>161.57</text:p>
          </table:table-cell>
          <table:table-cell table:style-name="ce41" table:formula="of:=[.H8]*1000" office:value-type="float" office:value="164.03">
            <text:p>164.03</text:p>
          </table:table-cell>
          <table:table-cell table:style-name="ce41" table:formula="of:=[.I8]*1000" office:value-type="float" office:value="166.33">
            <text:p>166.33</text:p>
          </table:table-cell>
          <table:table-cell table:style-name="ce41" table:formula="of:=[.J8]*1000" office:value-type="float" office:value="168.49">
            <text:p>168.49</text:p>
          </table:table-cell>
          <table:table-cell table:style-name="ce41" table:formula="of:=[.K8]*1000" office:value-type="float" office:value="170.53">
            <text:p>170.53</text:p>
          </table:table-cell>
          <table:table-cell table:style-name="ce41" table:formula="of:=[.L8]*1000" office:value-type="float" office:value="172.46">
            <text:p>172.46</text:p>
          </table:table-cell>
          <table:table-cell table:number-columns-repeated="2"/>
          <table:table-cell table:style-name="ce41" table:formula="of:=[.$O$6]+[.$O$7]*[.A54]+[.$O$8]*[.A54]^2+[.$O$9]*[.A54]^3+[.$O$10]*[.A54]^4" office:value-type="float" office:value="145.1296287552">
            <text:p>145.13</text:p>
          </table:table-cell>
          <table:table-cell table:style-name="ce41" table:formula="of:=[.$P$6]+[.$P$7]*[.A54]+[.$P$8]*[.A54]^2+[.$P$9]*[.A54]^3+[.$P$10]*[.A54]^4" office:value-type="float" office:value="149.2484108336">
            <text:p>149.25</text:p>
          </table:table-cell>
          <table:table-cell table:style-name="ce41" table:formula="of:=[.$Q$6]+[.$Q$7]*[.A54]+[.$Q$8]*[.A54]^2+[.$Q$9]*[.A54]^3+[.$Q$10]*[.A54]^4" office:value-type="float" office:value="152.8373508192">
            <text:p>152.84</text:p>
          </table:table-cell>
          <table:table-cell table:style-name="ce41" table:formula="of:=[.$R$6]+[.$R$7]*[.A54]+[.$R$8]*[.A54]^2+[.$R$9]*[.A54]^3+[.$R$10]*[.A54]^4" office:value-type="float" office:value="156.0272787728">
            <text:p>156.03</text:p>
          </table:table-cell>
          <table:table-cell table:style-name="ce41" table:formula="of:=[.$S$6]+[.$S$7]*[.A54]+[.$S$8]*[.A54]^2+[.$S$9]*[.A54]^3+[.$S$10]*[.A54]^4" office:value-type="float" office:value="158.9162203888">
            <text:p>158.92</text:p>
          </table:table-cell>
          <table:table-cell table:style-name="ce41" table:formula="of:=[.$T$6]+[.$T$7]*[.A54]+[.$T$8]*[.A54]^2+[.$T$9]*[.A54]^3+[.$T$10]*[.A54]^4" office:value-type="float" office:value="161.564990832">
            <text:p>161.56</text:p>
          </table:table-cell>
          <table:table-cell table:style-name="ce41" table:formula="of:=[.$U$6]+[.$U$7]*[.A54]+[.$U$8]*[.A54]^2+[.$U$9]*[.A54]^3+[.$U$10]*[.A54]^4" office:value-type="float" office:value="164.0233076432">
            <text:p>164.02</text:p>
          </table:table-cell>
          <table:table-cell table:style-name="ce41" table:formula="of:=[.$V$6]+[.$V$7]*[.A54]+[.$V$8]*[.A54]^2+[.$V$9]*[.A54]^3+[.$V$10]*[.A54]^4" office:value-type="float" office:value="166.324000784">
            <text:p>166.32</text:p>
          </table:table-cell>
          <table:table-cell table:style-name="ce41" table:formula="of:=[.$W$6]+[.$W$7]*[.A54]+[.$W$8]*[.A54]^2+[.$W$9]*[.A54]^3+[.$W$10]*[.A54]^4" office:value-type="float" office:value="168.483331688">
            <text:p>168.48</text:p>
          </table:table-cell>
          <table:table-cell table:style-name="ce41" table:formula="of:=[.$X$6]+[.$X$7]*[.A54]+[.$X$8]*[.A54]^2+[.$X$9]*[.A54]^3+[.$X$10]*[.A54]^4" office:value-type="float" office:value="170.519959456">
            <text:p>170.52</text:p>
          </table:table-cell>
          <table:table-cell table:style-name="ce41" table:formula="of:=[.$Y$6]+[.$Y$7]*[.A54]+[.$Y$8]*[.A54]^2+[.$Y$9]*[.A54]^3+[.$Y$10]*[.A54]^4" office:value-type="float" office:value="172.447461424">
            <text:p>172.45</text:p>
          </table:table-cell>
          <table:table-cell table:number-columns-repeated="6"/>
        </table:table-row>
        <table:table-row table:style-name="ro1">
          <table:table-cell table:style-name="ce41" table:formula="of:=[.A9]" office:value-type="float" office:value="0.25">
            <text:p>0.25</text:p>
          </table:table-cell>
          <table:table-cell table:style-name="ce41" table:formula="of:=[.B9]*1000" office:value-type="float" office:value="145.13">
            <text:p>145.13</text:p>
          </table:table-cell>
          <table:table-cell table:style-name="ce41" table:formula="of:=[.C9]*1000" office:value-type="float" office:value="149.25">
            <text:p>149.25</text:p>
          </table:table-cell>
          <table:table-cell table:style-name="ce41" table:formula="of:=[.D9]*1000" office:value-type="float" office:value="152.84">
            <text:p>152.84</text:p>
          </table:table-cell>
          <table:table-cell table:style-name="ce41" table:formula="of:=[.E9]*1000" office:value-type="float" office:value="156.03">
            <text:p>156.03</text:p>
          </table:table-cell>
          <table:table-cell table:style-name="ce41" table:formula="of:=[.F9]*1000" office:value-type="float" office:value="158.92">
            <text:p>158.92</text:p>
          </table:table-cell>
          <table:table-cell table:style-name="ce41" table:formula="of:=[.G9]*1000" office:value-type="float" office:value="161.57">
            <text:p>161.57</text:p>
          </table:table-cell>
          <table:table-cell table:style-name="ce41" table:formula="of:=[.H9]*1000" office:value-type="float" office:value="164.03">
            <text:p>164.03</text:p>
          </table:table-cell>
          <table:table-cell table:style-name="ce41" table:formula="of:=[.I9]*1000" office:value-type="float" office:value="166.33">
            <text:p>166.33</text:p>
          </table:table-cell>
          <table:table-cell table:style-name="ce41" table:formula="of:=[.J9]*1000" office:value-type="float" office:value="168.49">
            <text:p>168.49</text:p>
          </table:table-cell>
          <table:table-cell table:style-name="ce41" table:formula="of:=[.K9]*1000" office:value-type="float" office:value="170.53">
            <text:p>170.53</text:p>
          </table:table-cell>
          <table:table-cell table:style-name="ce41" table:formula="of:=[.L9]*1000" office:value-type="float" office:value="172.46">
            <text:p>172.46</text:p>
          </table:table-cell>
          <table:table-cell table:number-columns-repeated="2"/>
          <table:table-cell table:style-name="ce41" table:formula="of:=[.$O$6]+[.$O$7]*[.A55]+[.$O$8]*[.A55]^2+[.$O$9]*[.A55]^3+[.$O$10]*[.A55]^4" office:value-type="float" office:value="145.129103402344">
            <text:p>145.13</text:p>
          </table:table-cell>
          <table:table-cell table:style-name="ce41" table:formula="of:=[.$P$6]+[.$P$7]*[.A55]+[.$P$8]*[.A55]^2+[.$P$9]*[.A55]^3+[.$P$10]*[.A55]^4" office:value-type="float" office:value="149.245984464844">
            <text:p>149.25</text:p>
          </table:table-cell>
          <table:table-cell table:style-name="ce41" table:formula="of:=[.$Q$6]+[.$Q$7]*[.A55]+[.$Q$8]*[.A55]^2+[.$Q$9]*[.A55]^3+[.$Q$10]*[.A55]^4" office:value-type="float" office:value="152.832288476563">
            <text:p>152.83</text:p>
          </table:table-cell>
          <table:table-cell table:style-name="ce41" table:formula="of:=[.$R$6]+[.$R$7]*[.A55]+[.$R$8]*[.A55]^2+[.$R$9]*[.A55]^3+[.$R$10]*[.A55]^4" office:value-type="float" office:value="156.023508460938">
            <text:p>156.02</text:p>
          </table:table-cell>
          <table:table-cell table:style-name="ce41" table:formula="of:=[.$S$6]+[.$S$7]*[.A55]+[.$S$8]*[.A55]^2+[.$S$9]*[.A55]^3+[.$S$10]*[.A55]^4" office:value-type="float" office:value="158.910618808594">
            <text:p>158.91</text:p>
          </table:table-cell>
          <table:table-cell table:style-name="ce41" table:formula="of:=[.$T$6]+[.$T$7]*[.A55]+[.$T$8]*[.A55]^2+[.$T$9]*[.A55]^3+[.$T$10]*[.A55]^4" office:value-type="float" office:value="161.55915025">
            <text:p>161.56</text:p>
          </table:table-cell>
          <table:table-cell table:style-name="ce41" table:formula="of:=[.$U$6]+[.$U$7]*[.A55]+[.$U$8]*[.A55]^2+[.$U$9]*[.A55]^3+[.$U$10]*[.A55]^4" office:value-type="float" office:value="164.014667601563">
            <text:p>164.01</text:p>
          </table:table-cell>
          <table:table-cell table:style-name="ce41" table:formula="of:=[.$V$6]+[.$V$7]*[.A55]+[.$V$8]*[.A55]^2+[.$V$9]*[.A55]^3+[.$V$10]*[.A55]^4" office:value-type="float" office:value="166.317063214844">
            <text:p>166.32</text:p>
          </table:table-cell>
          <table:table-cell table:style-name="ce41" table:formula="of:=[.$W$6]+[.$W$7]*[.A55]+[.$W$8]*[.A55]^2+[.$W$9]*[.A55]^3+[.$W$10]*[.A55]^4" office:value-type="float" office:value="168.476650992188">
            <text:p>168.48</text:p>
          </table:table-cell>
          <table:table-cell table:style-name="ce41" table:formula="of:=[.$X$6]+[.$X$7]*[.A55]+[.$X$8]*[.A55]^2+[.$X$9]*[.A55]^3+[.$X$10]*[.A55]^4" office:value-type="float" office:value="170.50987234375">
            <text:p>170.51</text:p>
          </table:table-cell>
          <table:table-cell table:style-name="ce41" table:formula="of:=[.$Y$6]+[.$Y$7]*[.A55]+[.$Y$8]*[.A55]^2+[.$Y$9]*[.A55]^3+[.$Y$10]*[.A55]^4" office:value-type="float" office:value="172.435849414063">
            <text:p>172.44</text:p>
          </table:table-cell>
          <table:table-cell table:number-columns-repeated="6"/>
        </table:table-row>
        <table:table-row table:style-name="ro1">
          <table:table-cell table:style-name="ce41" table:formula="of:=[.A10]" office:value-type="float" office:value="0.3">
            <text:p>0.30</text:p>
          </table:table-cell>
          <table:table-cell table:style-name="ce41" table:formula="of:=[.B10]*1000" office:value-type="float" office:value="145.13">
            <text:p>145.13</text:p>
          </table:table-cell>
          <table:table-cell table:style-name="ce41" table:formula="of:=[.C10]*1000" office:value-type="float" office:value="149.25">
            <text:p>149.25</text:p>
          </table:table-cell>
          <table:table-cell table:style-name="ce41" table:formula="of:=[.D10]*1000" office:value-type="float" office:value="152.84">
            <text:p>152.84</text:p>
          </table:table-cell>
          <table:table-cell table:style-name="ce41" table:formula="of:=[.E10]*1000" office:value-type="float" office:value="156.03">
            <text:p>156.03</text:p>
          </table:table-cell>
          <table:table-cell table:style-name="ce41" table:formula="of:=[.F10]*1000" office:value-type="float" office:value="158.92">
            <text:p>158.92</text:p>
          </table:table-cell>
          <table:table-cell table:style-name="ce41" table:formula="of:=[.G10]*1000" office:value-type="float" office:value="161.57">
            <text:p>161.57</text:p>
          </table:table-cell>
          <table:table-cell table:style-name="ce41" table:formula="of:=[.H10]*1000" office:value-type="float" office:value="164.03">
            <text:p>164.03</text:p>
          </table:table-cell>
          <table:table-cell table:style-name="ce41" table:formula="of:=[.I10]*1000" office:value-type="float" office:value="166.33">
            <text:p>166.33</text:p>
          </table:table-cell>
          <table:table-cell table:style-name="ce41" table:formula="of:=[.J10]*1000" office:value-type="float" office:value="168.49">
            <text:p>168.49</text:p>
          </table:table-cell>
          <table:table-cell table:style-name="ce41" table:formula="of:=[.K10]*1000" office:value-type="float" office:value="170.53">
            <text:p>170.53</text:p>
          </table:table-cell>
          <table:table-cell table:style-name="ce41" table:formula="of:=[.L10]*1000" office:value-type="float" office:value="172.46">
            <text:p>172.46</text:p>
          </table:table-cell>
          <table:table-cell table:number-columns-repeated="2"/>
          <table:table-cell table:style-name="ce41" table:formula="of:=[.$O$6]+[.$O$7]*[.A56]+[.$O$8]*[.A56]^2+[.$O$9]*[.A56]^3+[.$O$10]*[.A56]^4" office:value-type="float" office:value="145.1289345747">
            <text:p>145.13</text:p>
          </table:table-cell>
          <table:table-cell table:style-name="ce41" table:formula="of:=[.$P$6]+[.$P$7]*[.A56]+[.$P$8]*[.A56]^2+[.$P$9]*[.A56]^3+[.$P$10]*[.A56]^4" office:value-type="float" office:value="149.2448154491">
            <text:p>149.24</text:p>
          </table:table-cell>
          <table:table-cell table:style-name="ce41" table:formula="of:=[.$Q$6]+[.$Q$7]*[.A56]+[.$Q$8]*[.A56]^2+[.$Q$9]*[.A56]^3+[.$Q$10]*[.A56]^4" office:value-type="float" office:value="152.8292913022">
            <text:p>152.83</text:p>
          </table:table-cell>
          <table:table-cell table:style-name="ce41" table:formula="of:=[.$R$6]+[.$R$7]*[.A56]+[.$R$8]*[.A56]^2+[.$R$9]*[.A56]^3+[.$R$10]*[.A56]^4" office:value-type="float" office:value="156.0217685998">
            <text:p>156.02</text:p>
          </table:table-cell>
          <table:table-cell table:style-name="ce41" table:formula="of:=[.$S$6]+[.$S$7]*[.A56]+[.$S$8]*[.A56]^2+[.$S$9]*[.A56]^3+[.$S$10]*[.A56]^4" office:value-type="float" office:value="158.9082007283">
            <text:p>158.91</text:p>
          </table:table-cell>
          <table:table-cell table:style-name="ce41" table:formula="of:=[.$T$6]+[.$T$7]*[.A56]+[.$T$8]*[.A56]^2+[.$T$9]*[.A56]^3+[.$T$10]*[.A56]^4" office:value-type="float" office:value="161.556787382">
            <text:p>161.56</text:p>
          </table:table-cell>
          <table:table-cell table:style-name="ce41" table:formula="of:=[.$U$6]+[.$U$7]*[.A56]+[.$U$8]*[.A56]^2+[.$U$9]*[.A56]^3+[.$U$10]*[.A56]^4" office:value-type="float" office:value="164.0109233562">
            <text:p>164.01</text:p>
          </table:table-cell>
          <table:table-cell table:style-name="ce41" table:formula="of:=[.$V$6]+[.$V$7]*[.A56]+[.$V$8]*[.A56]^2+[.$V$9]*[.A56]^3+[.$V$10]*[.A56]^4" office:value-type="float" office:value="166.3143780315">
            <text:p>166.31</text:p>
          </table:table-cell>
          <table:table-cell table:style-name="ce41" table:formula="of:=[.$W$6]+[.$W$7]*[.A56]+[.$W$8]*[.A56]^2+[.$W$9]*[.A56]^3+[.$W$10]*[.A56]^4" office:value-type="float" office:value="168.474312883">
            <text:p>168.47</text:p>
          </table:table-cell>
          <table:table-cell table:style-name="ce41" table:formula="of:=[.$X$6]+[.$X$7]*[.A56]+[.$X$8]*[.A56]^2+[.$X$9]*[.A56]^3+[.$X$10]*[.A56]^4" office:value-type="float" office:value="170.506155376">
            <text:p>170.51</text:p>
          </table:table-cell>
          <table:table-cell table:style-name="ce41" table:formula="of:=[.$Y$6]+[.$Y$7]*[.A56]+[.$Y$8]*[.A56]^2+[.$Y$9]*[.A56]^3+[.$Y$10]*[.A56]^4" office:value-type="float" office:value="172.432000919">
            <text:p>172.43</text:p>
          </table:table-cell>
          <table:table-cell table:number-columns-repeated="6"/>
        </table:table-row>
        <table:table-row table:style-name="ro1">
          <table:table-cell table:style-name="ce41" table:formula="of:=[.A11]" office:value-type="float" office:value="0.35">
            <text:p>0.35</text:p>
          </table:table-cell>
          <table:table-cell table:style-name="ce41" table:formula="of:=[.B11]*1000" office:value-type="float" office:value="145.13">
            <text:p>145.13</text:p>
          </table:table-cell>
          <table:table-cell table:style-name="ce41" table:formula="of:=[.C11]*1000" office:value-type="float" office:value="149.25">
            <text:p>149.25</text:p>
          </table:table-cell>
          <table:table-cell table:style-name="ce41" table:formula="of:=[.D11]*1000" office:value-type="float" office:value="152.84">
            <text:p>152.84</text:p>
          </table:table-cell>
          <table:table-cell table:style-name="ce41" table:formula="of:=[.E11]*1000" office:value-type="float" office:value="156.03">
            <text:p>156.03</text:p>
          </table:table-cell>
          <table:table-cell table:style-name="ce41" table:formula="of:=[.F11]*1000" office:value-type="float" office:value="158.92">
            <text:p>158.92</text:p>
          </table:table-cell>
          <table:table-cell table:style-name="ce41" table:formula="of:=[.G11]*1000" office:value-type="float" office:value="161.57">
            <text:p>161.57</text:p>
          </table:table-cell>
          <table:table-cell table:style-name="ce41" table:formula="of:=[.H11]*1000" office:value-type="float" office:value="164.03">
            <text:p>164.03</text:p>
          </table:table-cell>
          <table:table-cell table:style-name="ce41" table:formula="of:=[.I11]*1000" office:value-type="float" office:value="166.33">
            <text:p>166.33</text:p>
          </table:table-cell>
          <table:table-cell table:style-name="ce41" table:formula="of:=[.J11]*1000" office:value-type="float" office:value="168.49">
            <text:p>168.49</text:p>
          </table:table-cell>
          <table:table-cell table:style-name="ce41" table:formula="of:=[.K11]*1000" office:value-type="float" office:value="170.53">
            <text:p>170.53</text:p>
          </table:table-cell>
          <table:table-cell table:style-name="ce41" table:formula="of:=[.L11]*1000" office:value-type="float" office:value="172.46">
            <text:p>172.46</text:p>
          </table:table-cell>
          <table:table-cell table:number-columns-repeated="2"/>
          <table:table-cell table:style-name="ce41" table:formula="of:=[.$O$6]+[.$O$7]*[.A57]+[.$O$8]*[.A57]^2+[.$O$9]*[.A57]^3+[.$O$10]*[.A57]^4" office:value-type="float" office:value="145.128935072044">
            <text:p>145.13</text:p>
          </table:table-cell>
          <table:table-cell table:style-name="ce41" table:formula="of:=[.$P$6]+[.$P$7]*[.A57]+[.$P$8]*[.A57]^2+[.$P$9]*[.A57]^3+[.$P$10]*[.A57]^4" office:value-type="float" office:value="149.244564453444">
            <text:p>149.24</text:p>
          </table:table-cell>
          <table:table-cell table:style-name="ce41" table:formula="of:=[.$Q$6]+[.$Q$7]*[.A57]+[.$Q$8]*[.A57]^2+[.$Q$9]*[.A57]^3+[.$Q$10]*[.A57]^4" office:value-type="float" office:value="152.827876932262">
            <text:p>152.83</text:p>
          </table:table-cell>
          <table:table-cell table:style-name="ce41" table:formula="of:=[.$R$6]+[.$R$7]*[.A57]+[.$R$8]*[.A57]^2+[.$R$9]*[.A57]^3+[.$R$10]*[.A57]^4" office:value-type="float" office:value="156.021519559738">
            <text:p>156.02</text:p>
          </table:table-cell>
          <table:table-cell table:style-name="ce41" table:formula="of:=[.$S$6]+[.$S$7]*[.A57]+[.$S$8]*[.A57]^2+[.$S$9]*[.A57]^3+[.$S$10]*[.A57]^4" office:value-type="float" office:value="158.908163938394">
            <text:p>158.91</text:p>
          </table:table-cell>
          <table:table-cell table:style-name="ce41" table:formula="of:=[.$T$6]+[.$T$7]*[.A57]+[.$T$8]*[.A57]^2+[.$T$9]*[.A57]^3+[.$T$10]*[.A57]^4" office:value-type="float" office:value="161.5570077495">
            <text:p>161.56</text:p>
          </table:table-cell>
          <table:table-cell table:style-name="ce41" table:formula="of:=[.$U$6]+[.$U$7]*[.A57]+[.$U$8]*[.A57]^2+[.$U$9]*[.A57]^3+[.$U$10]*[.A57]^4" office:value-type="float" office:value="164.010869613762">
            <text:p>164.01</text:p>
          </table:table-cell>
          <table:table-cell table:style-name="ce41" table:formula="of:=[.$V$6]+[.$V$7]*[.A57]+[.$V$8]*[.A57]^2+[.$V$9]*[.A57]^3+[.$V$10]*[.A57]^4" office:value-type="float" office:value="166.314816128844">
            <text:p>166.31</text:p>
          </table:table-cell>
          <table:table-cell table:style-name="ce41" table:formula="of:=[.$W$6]+[.$W$7]*[.A57]+[.$W$8]*[.A57]^2+[.$W$9]*[.A57]^3+[.$W$10]*[.A57]^4" office:value-type="float" office:value="168.475123415188">
            <text:p>168.48</text:p>
          </table:table-cell>
          <table:table-cell table:style-name="ce41" table:formula="of:=[.$X$6]+[.$X$7]*[.A57]+[.$X$8]*[.A57]^2+[.$X$9]*[.A57]^3+[.$X$10]*[.A57]^4" office:value-type="float" office:value="170.50713007975">
            <text:p>170.51</text:p>
          </table:table-cell>
          <table:table-cell table:style-name="ce41" table:formula="of:=[.$Y$6]+[.$Y$7]*[.A57]+[.$Y$8]*[.A57]^2+[.$Y$9]*[.A57]^3+[.$Y$10]*[.A57]^4" office:value-type="float" office:value="172.433848000563">
            <text:p>172.43</text:p>
          </table:table-cell>
          <table:table-cell table:number-columns-repeated="6"/>
        </table:table-row>
        <table:table-row table:style-name="ro1">
          <table:table-cell table:style-name="ce41" table:formula="of:=[.A12]" office:value-type="float" office:value="0.4">
            <text:p>0.40</text:p>
          </table:table-cell>
          <table:table-cell table:style-name="ce41" table:formula="of:=[.B12]*1000" office:value-type="float" office:value="145.13">
            <text:p>145.13</text:p>
          </table:table-cell>
          <table:table-cell table:style-name="ce41" table:formula="of:=[.C12]*1000" office:value-type="float" office:value="149.25">
            <text:p>149.25</text:p>
          </table:table-cell>
          <table:table-cell table:style-name="ce41" table:formula="of:=[.D12]*1000" office:value-type="float" office:value="152.84">
            <text:p>152.84</text:p>
          </table:table-cell>
          <table:table-cell table:style-name="ce41" table:formula="of:=[.E12]*1000" office:value-type="float" office:value="156.03">
            <text:p>156.03</text:p>
          </table:table-cell>
          <table:table-cell table:style-name="ce41" table:formula="of:=[.F12]*1000" office:value-type="float" office:value="158.92">
            <text:p>158.92</text:p>
          </table:table-cell>
          <table:table-cell table:style-name="ce41" table:formula="of:=[.G12]*1000" office:value-type="float" office:value="161.57">
            <text:p>161.57</text:p>
          </table:table-cell>
          <table:table-cell table:style-name="ce41" table:formula="of:=[.H12]*1000" office:value-type="float" office:value="164.03">
            <text:p>164.03</text:p>
          </table:table-cell>
          <table:table-cell table:style-name="ce41" table:formula="of:=[.I12]*1000" office:value-type="float" office:value="166.33">
            <text:p>166.33</text:p>
          </table:table-cell>
          <table:table-cell table:style-name="ce41" table:formula="of:=[.J12]*1000" office:value-type="float" office:value="168.49">
            <text:p>168.49</text:p>
          </table:table-cell>
          <table:table-cell table:style-name="ce41" table:formula="of:=[.K12]*1000" office:value-type="float" office:value="170.53">
            <text:p>170.53</text:p>
          </table:table-cell>
          <table:table-cell table:style-name="ce41" table:formula="of:=[.L12]*1000" office:value-type="float" office:value="172.46">
            <text:p>172.46</text:p>
          </table:table-cell>
          <table:table-cell table:number-columns-repeated="2"/>
          <table:table-cell table:style-name="ce41" table:formula="of:=[.$O$6]+[.$O$7]*[.A58]+[.$O$8]*[.A58]^2+[.$O$9]*[.A58]^3+[.$O$10]*[.A58]^4" office:value-type="float" office:value="145.1289451392">
            <text:p>145.13</text:p>
          </table:table-cell>
          <table:table-cell table:style-name="ce41" table:formula="of:=[.$P$6]+[.$P$7]*[.A58]+[.$P$8]*[.A58]^2+[.$P$9]*[.A58]^3+[.$P$10]*[.A58]^4" office:value-type="float" office:value="149.2449356736">
            <text:p>149.24</text:p>
          </table:table-cell>
          <table:table-cell table:style-name="ce41" table:formula="of:=[.$Q$6]+[.$Q$7]*[.A58]+[.$Q$8]*[.A58]^2+[.$Q$9]*[.A58]^3+[.$Q$10]*[.A58]^4" office:value-type="float" office:value="152.8276230272">
            <text:p>152.83</text:p>
          </table:table-cell>
          <table:table-cell table:style-name="ce41" table:formula="of:=[.$R$6]+[.$R$7]*[.A58]+[.$R$8]*[.A58]^2+[.$R$9]*[.A58]^3+[.$R$10]*[.A58]^4" office:value-type="float" office:value="156.0222943648">
            <text:p>156.02</text:p>
          </table:table-cell>
          <table:table-cell table:style-name="ce41" table:formula="of:=[.$S$6]+[.$S$7]*[.A58]+[.$S$8]*[.A58]^2+[.$S$9]*[.A58]^3+[.$S$10]*[.A58]^4" office:value-type="float" office:value="158.9098060608">
            <text:p>158.91</text:p>
          </table:table-cell>
          <table:table-cell table:style-name="ce41" table:formula="of:=[.$T$6]+[.$T$7]*[.A58]+[.$T$8]*[.A58]^2+[.$T$9]*[.A58]^3+[.$T$10]*[.A58]^4" office:value-type="float" office:value="161.559030592">
            <text:p>161.56</text:p>
          </table:table-cell>
          <table:table-cell table:style-name="ce41" table:formula="of:=[.$U$6]+[.$U$7]*[.A58]+[.$U$8]*[.A58]^2+[.$U$9]*[.A58]^3+[.$U$10]*[.A58]^4" office:value-type="float" office:value="164.0134458912">
            <text:p>164.01</text:p>
          </table:table-cell>
          <table:table-cell table:style-name="ce41" table:formula="of:=[.$V$6]+[.$V$7]*[.A58]+[.$V$8]*[.A58]^2+[.$V$9]*[.A58]^3+[.$V$10]*[.A58]^4" office:value-type="float" office:value="166.317395344">
            <text:p>166.32</text:p>
          </table:table-cell>
          <table:table-cell table:style-name="ce41" table:formula="of:=[.$W$6]+[.$W$7]*[.A58]+[.$W$8]*[.A58]^2+[.$W$9]*[.A58]^3+[.$W$10]*[.A58]^4" office:value-type="float" office:value="168.478049808">
            <text:p>168.48</text:p>
          </table:table-cell>
          <table:table-cell table:style-name="ce41" table:formula="of:=[.$X$6]+[.$X$7]*[.A58]+[.$X$8]*[.A58]^2+[.$X$9]*[.A58]^3+[.$X$10]*[.A58]^4" office:value-type="float" office:value="170.511330016">
            <text:p>170.51</text:p>
          </table:table-cell>
          <table:table-cell table:style-name="ce41" table:formula="of:=[.$Y$6]+[.$Y$7]*[.A58]+[.$Y$8]*[.A58]^2+[.$Y$9]*[.A58]^3+[.$Y$10]*[.A58]^4" office:value-type="float" office:value="172.439582624">
            <text:p>172.44</text:p>
          </table:table-cell>
          <table:table-cell table:number-columns-repeated="6"/>
        </table:table-row>
        <table:table-row table:style-name="ro1">
          <table:table-cell table:style-name="ce41" table:formula="of:=[.A13]" office:value-type="float" office:value="0.45">
            <text:p>0.45</text:p>
          </table:table-cell>
          <table:table-cell table:style-name="ce41" table:formula="of:=[.B13]*1000" office:value-type="float" office:value="145.13">
            <text:p>145.13</text:p>
          </table:table-cell>
          <table:table-cell table:style-name="ce41" table:formula="of:=[.C13]*1000" office:value-type="float" office:value="149.25">
            <text:p>149.25</text:p>
          </table:table-cell>
          <table:table-cell table:style-name="ce41" table:formula="of:=[.D13]*1000" office:value-type="float" office:value="152.83">
            <text:p>152.83</text:p>
          </table:table-cell>
          <table:table-cell table:style-name="ce41" table:formula="of:=[.E13]*1000" office:value-type="float" office:value="156.03">
            <text:p>156.03</text:p>
          </table:table-cell>
          <table:table-cell table:style-name="ce41" table:formula="of:=[.F13]*1000" office:value-type="float" office:value="158.92">
            <text:p>158.92</text:p>
          </table:table-cell>
          <table:table-cell table:style-name="ce41" table:formula="of:=[.G13]*1000" office:value-type="float" office:value="161.57">
            <text:p>161.57</text:p>
          </table:table-cell>
          <table:table-cell table:style-name="ce41" table:formula="of:=[.H13]*1000" office:value-type="float" office:value="164.03">
            <text:p>164.03</text:p>
          </table:table-cell>
          <table:table-cell table:style-name="ce41" table:formula="of:=[.I13]*1000" office:value-type="float" office:value="166.33">
            <text:p>166.33</text:p>
          </table:table-cell>
          <table:table-cell table:style-name="ce41" table:formula="of:=[.J13]*1000" office:value-type="float" office:value="168.49">
            <text:p>168.49</text:p>
          </table:table-cell>
          <table:table-cell table:style-name="ce41" table:formula="of:=[.K13]*1000" office:value-type="float" office:value="170.53">
            <text:p>170.53</text:p>
          </table:table-cell>
          <table:table-cell table:style-name="ce41" table:formula="of:=[.L13]*1000" office:value-type="float" office:value="172.46">
            <text:p>172.46</text:p>
          </table:table-cell>
          <table:table-cell table:number-columns-repeated="2"/>
          <table:table-cell table:style-name="ce41" table:formula="of:=[.$O$6]+[.$O$7]*[.A59]+[.$O$8]*[.A59]^2+[.$O$9]*[.A59]^3+[.$O$10]*[.A59]^4" office:value-type="float" office:value="145.128832466044">
            <text:p>145.13</text:p>
          </table:table-cell>
          <table:table-cell table:style-name="ce41" table:formula="of:=[.$P$6]+[.$P$7]*[.A59]+[.$P$8]*[.A59]^2+[.$P$9]*[.A59]^3+[.$P$10]*[.A59]^4" office:value-type="float" office:value="149.245676833944">
            <text:p>149.25</text:p>
          </table:table-cell>
          <table:table-cell table:style-name="ce41" table:formula="of:=[.$Q$6]+[.$Q$7]*[.A59]+[.$Q$8]*[.A59]^2+[.$Q$9]*[.A59]^3+[.$Q$10]*[.A59]^4" office:value-type="float" office:value="152.828167271763">
            <text:p>152.83</text:p>
          </table:table-cell>
          <table:table-cell table:style-name="ce41" table:formula="of:=[.$R$6]+[.$R$7]*[.A59]+[.$R$8]*[.A59]^2+[.$R$9]*[.A59]^3+[.$R$10]*[.A59]^4" office:value-type="float" office:value="156.023698692737">
            <text:p>156.02</text:p>
          </table:table-cell>
          <table:table-cell table:style-name="ce41" table:formula="of:=[.$S$6]+[.$S$7]*[.A59]+[.$S$8]*[.A59]^2+[.$S$9]*[.A59]^3+[.$S$10]*[.A59]^4" office:value-type="float" office:value="158.912524548894">
            <text:p>158.91</text:p>
          </table:table-cell>
          <table:table-cell table:style-name="ce41" table:formula="of:=[.$T$6]+[.$T$7]*[.A59]+[.$T$8]*[.A59]^2+[.$T$9]*[.A59]^3+[.$T$10]*[.A59]^4" office:value-type="float" office:value="161.562188867">
            <text:p>161.56</text:p>
          </table:table-cell>
          <table:table-cell table:style-name="ce41" table:formula="of:=[.$U$6]+[.$U$7]*[.A59]+[.$U$8]*[.A59]^2+[.$U$9]*[.A59]^3+[.$U$10]*[.A59]^4" office:value-type="float" office:value="164.017736515762">
            <text:p>164.02</text:p>
          </table:table-cell>
          <table:table-cell table:style-name="ce41" table:formula="of:=[.$V$6]+[.$V$7]*[.A59]+[.$V$8]*[.A59]^2+[.$V$9]*[.A59]^3+[.$V$10]*[.A59]^4" office:value-type="float" office:value="166.321280456344">
            <text:p>166.32</text:p>
          </table:table-cell>
          <table:table-cell table:style-name="ce41" table:formula="of:=[.$W$6]+[.$W$7]*[.A59]+[.$W$8]*[.A59]^2+[.$W$9]*[.A59]^3+[.$W$10]*[.A59]^4" office:value-type="float" office:value="168.482220445188">
            <text:p>168.48</text:p>
          </table:table-cell>
          <table:table-cell table:style-name="ce41" table:formula="of:=[.$X$6]+[.$X$7]*[.A59]+[.$X$8]*[.A59]^2+[.$X$9]*[.A59]^3+[.$X$10]*[.A59]^4" office:value-type="float" office:value="170.51750077975">
            <text:p>170.52</text:p>
          </table:table-cell>
          <table:table-cell table:style-name="ce41" table:formula="of:=[.$Y$6]+[.$Y$7]*[.A59]+[.$Y$8]*[.A59]^2+[.$Y$9]*[.A59]^3+[.$Y$10]*[.A59]^4" office:value-type="float" office:value="172.447656658063">
            <text:p>172.45</text:p>
          </table:table-cell>
          <table:table-cell table:number-columns-repeated="6"/>
        </table:table-row>
        <table:table-row table:style-name="ro1">
          <table:table-cell table:style-name="ce41" table:formula="of:=[.A14]" office:value-type="float" office:value="0.5">
            <text:p>0.50</text:p>
          </table:table-cell>
          <table:table-cell table:style-name="ce41" table:formula="of:=[.B14]*1000" office:value-type="float" office:value="145.13">
            <text:p>145.13</text:p>
          </table:table-cell>
          <table:table-cell table:style-name="ce41" table:formula="of:=[.C14]*1000" office:value-type="float" office:value="149.25">
            <text:p>149.25</text:p>
          </table:table-cell>
          <table:table-cell table:style-name="ce41" table:formula="of:=[.D14]*1000" office:value-type="float" office:value="152.83">
            <text:p>152.83</text:p>
          </table:table-cell>
          <table:table-cell table:style-name="ce41" table:formula="of:=[.E14]*1000" office:value-type="float" office:value="156.03">
            <text:p>156.03</text:p>
          </table:table-cell>
          <table:table-cell table:style-name="ce41" table:formula="of:=[.F14]*1000" office:value-type="float" office:value="158.92">
            <text:p>158.92</text:p>
          </table:table-cell>
          <table:table-cell table:style-name="ce41" table:formula="of:=[.G14]*1000" office:value-type="float" office:value="161.57">
            <text:p>161.57</text:p>
          </table:table-cell>
          <table:table-cell table:style-name="ce41" table:formula="of:=[.H14]*1000" office:value-type="float" office:value="164.03">
            <text:p>164.03</text:p>
          </table:table-cell>
          <table:table-cell table:style-name="ce41" table:formula="of:=[.I14]*1000" office:value-type="float" office:value="166.33">
            <text:p>166.33</text:p>
          </table:table-cell>
          <table:table-cell table:style-name="ce41" table:formula="of:=[.J14]*1000" office:value-type="float" office:value="168.49">
            <text:p>168.49</text:p>
          </table:table-cell>
          <table:table-cell table:style-name="ce41" table:formula="of:=[.K14]*1000" office:value-type="float" office:value="170.53">
            <text:p>170.53</text:p>
          </table:table-cell>
          <table:table-cell table:style-name="ce41" table:formula="of:=[.L14]*1000" office:value-type="float" office:value="172.46">
            <text:p>172.46</text:p>
          </table:table-cell>
          <table:table-cell table:number-columns-repeated="2"/>
          <table:table-cell table:style-name="ce41" table:formula="of:=[.$O$6]+[.$O$7]*[.A60]+[.$O$8]*[.A60]^2+[.$O$9]*[.A60]^3+[.$O$10]*[.A60]^4" office:value-type="float" office:value="145.1284921875">
            <text:p>145.13</text:p>
          </table:table-cell>
          <table:table-cell table:style-name="ce41" table:formula="of:=[.$P$6]+[.$P$7]*[.A60]+[.$P$8]*[.A60]^2+[.$P$9]*[.A60]^3+[.$P$10]*[.A60]^4" office:value-type="float" office:value="149.2465791875">
            <text:p>149.25</text:p>
          </table:table-cell>
          <table:table-cell table:style-name="ce41" table:formula="of:=[.$Q$6]+[.$Q$7]*[.A60]+[.$Q$8]*[.A60]^2+[.$Q$9]*[.A60]^3+[.$Q$10]*[.A60]^4" office:value-type="float" office:value="152.829207375">
            <text:p>152.83</text:p>
          </table:table-cell>
          <table:table-cell table:style-name="ce41" table:formula="of:=[.$R$6]+[.$R$7]*[.A60]+[.$R$8]*[.A60]^2+[.$R$9]*[.A60]^3+[.$R$10]*[.A60]^4" office:value-type="float" office:value="156.025410875">
            <text:p>156.03</text:p>
          </table:table-cell>
          <table:table-cell table:style-name="ce41" table:formula="of:=[.$S$6]+[.$S$7]*[.A60]+[.$S$8]*[.A60]^2+[.$S$9]*[.A60]^3+[.$S$10]*[.A60]^4" office:value-type="float" office:value="158.9158166875">
            <text:p>158.92</text:p>
          </table:table-cell>
          <table:table-cell table:style-name="ce41" table:formula="of:=[.$T$6]+[.$T$7]*[.A60]+[.$T$8]*[.A60]^2+[.$T$9]*[.A60]^3+[.$T$10]*[.A60]^4" office:value-type="float" office:value="161.56592925">
            <text:p>161.57</text:p>
          </table:table-cell>
          <table:table-cell table:style-name="ce41" table:formula="of:=[.$U$6]+[.$U$7]*[.A60]+[.$U$8]*[.A60]^2+[.$U$9]*[.A60]^3+[.$U$10]*[.A60]^4" office:value-type="float" office:value="164.022970625">
            <text:p>164.02</text:p>
          </table:table-cell>
          <table:table-cell table:style-name="ce41" table:formula="of:=[.$V$6]+[.$V$7]*[.A60]+[.$V$8]*[.A60]^2+[.$V$9]*[.A60]^3+[.$V$10]*[.A60]^4" office:value-type="float" office:value="166.3257831875">
            <text:p>166.33</text:p>
          </table:table-cell>
          <table:table-cell table:style-name="ce41" table:formula="of:=[.$W$6]+[.$W$7]*[.A60]+[.$W$8]*[.A60]^2+[.$W$9]*[.A60]^3+[.$W$10]*[.A60]^4" office:value-type="float" office:value="168.486924875">
            <text:p>168.49</text:p>
          </table:table-cell>
          <table:table-cell table:style-name="ce41" table:formula="of:=[.$X$6]+[.$X$7]*[.A60]+[.$X$8]*[.A60]^2+[.$X$9]*[.A60]^3+[.$X$10]*[.A60]^4" office:value-type="float" office:value="170.5246">
            <text:p>170.52</text:p>
          </table:table-cell>
          <table:table-cell table:style-name="ce41" table:formula="of:=[.$Y$6]+[.$Y$7]*[.A60]+[.$Y$8]*[.A60]^2+[.$Y$9]*[.A60]^3+[.$Y$10]*[.A60]^4" office:value-type="float" office:value="172.456781875">
            <text:p>172.46</text:p>
          </table:table-cell>
          <table:table-cell table:number-columns-repeated="6"/>
        </table:table-row>
        <table:table-row table:style-name="ro1">
          <table:table-cell table:style-name="ce41" table:formula="of:=[.A15]" office:value-type="float" office:value="0.55">
            <text:p>0.55</text:p>
          </table:table-cell>
          <table:table-cell table:style-name="ce41" table:formula="of:=[.B15]*1000" office:value-type="float" office:value="145.13">
            <text:p>145.13</text:p>
          </table:table-cell>
          <table:table-cell table:style-name="ce41" table:formula="of:=[.C15]*1000" office:value-type="float" office:value="149.25">
            <text:p>149.25</text:p>
          </table:table-cell>
          <table:table-cell table:style-name="ce41" table:formula="of:=[.D15]*1000" office:value-type="float" office:value="152.83">
            <text:p>152.83</text:p>
          </table:table-cell>
          <table:table-cell table:style-name="ce41" table:formula="of:=[.E15]*1000" office:value-type="float" office:value="156.03">
            <text:p>156.03</text:p>
          </table:table-cell>
          <table:table-cell table:style-name="ce41" table:formula="of:=[.F15]*1000" office:value-type="float" office:value="158.92">
            <text:p>158.92</text:p>
          </table:table-cell>
          <table:table-cell table:style-name="ce41" table:formula="of:=[.G15]*1000" office:value-type="float" office:value="161.57">
            <text:p>161.57</text:p>
          </table:table-cell>
          <table:table-cell table:style-name="ce41" table:formula="of:=[.H15]*1000" office:value-type="float" office:value="164.03">
            <text:p>164.03</text:p>
          </table:table-cell>
          <table:table-cell table:style-name="ce41" table:formula="of:=[.I15]*1000" office:value-type="float" office:value="166.33">
            <text:p>166.33</text:p>
          </table:table-cell>
          <table:table-cell table:style-name="ce41" table:formula="of:=[.J15]*1000" office:value-type="float" office:value="168.49">
            <text:p>168.49</text:p>
          </table:table-cell>
          <table:table-cell table:style-name="ce41" table:formula="of:=[.K15]*1000" office:value-type="float" office:value="170.53">
            <text:p>170.53</text:p>
          </table:table-cell>
          <table:table-cell table:style-name="ce41" table:formula="of:=[.L15]*1000" office:value-type="float" office:value="172.46">
            <text:p>172.46</text:p>
          </table:table-cell>
          <table:table-cell table:number-columns-repeated="2"/>
          <table:table-cell table:style-name="ce41" table:formula="of:=[.$O$6]+[.$O$7]*[.A61]+[.$O$8]*[.A61]^2+[.$O$9]*[.A61]^3+[.$O$10]*[.A61]^4" office:value-type="float" office:value="145.127846883544">
            <text:p>145.13</text:p>
          </table:table-cell>
          <table:table-cell table:style-name="ce41" table:formula="of:=[.$P$6]+[.$P$7]*[.A61]+[.$P$8]*[.A61]^2+[.$P$9]*[.A61]^3+[.$P$10]*[.A61]^4" office:value-type="float" office:value="149.247477515944">
            <text:p>149.25</text:p>
          </table:table-cell>
          <table:table-cell table:style-name="ce41" table:formula="of:=[.$Q$6]+[.$Q$7]*[.A61]+[.$Q$8]*[.A61]^2+[.$Q$9]*[.A61]^3+[.$Q$10]*[.A61]^4" office:value-type="float" office:value="152.830501070262">
            <text:p>152.83</text:p>
          </table:table-cell>
          <table:table-cell table:style-name="ce41" table:formula="of:=[.$R$6]+[.$R$7]*[.A61]+[.$R$8]*[.A61]^2+[.$R$9]*[.A61]^3+[.$R$10]*[.A61]^4" office:value-type="float" office:value="156.027181896738">
            <text:p>156.03</text:p>
          </table:table-cell>
          <table:table-cell table:style-name="ce41" table:formula="of:=[.$S$6]+[.$S$7]*[.A61]+[.$S$8]*[.A61]^2+[.$S$9]*[.A61]^3+[.$S$10]*[.A61]^4" office:value-type="float" office:value="158.919279592894">
            <text:p>158.92</text:p>
          </table:table-cell>
          <table:table-cell table:style-name="ce41" table:formula="of:=[.$T$6]+[.$T$7]*[.A61]+[.$T$8]*[.A61]^2+[.$T$9]*[.A61]^3+[.$T$10]*[.A61]^4" office:value-type="float" office:value="161.5698121345">
            <text:p>161.57</text:p>
          </table:table-cell>
          <table:table-cell table:style-name="ce41" table:formula="of:=[.$U$6]+[.$U$7]*[.A61]+[.$U$8]*[.A61]^2+[.$U$9]*[.A61]^3+[.$U$10]*[.A61]^4" office:value-type="float" office:value="164.028522166763">
            <text:p>164.03</text:p>
          </table:table-cell>
          <table:table-cell table:style-name="ce41" table:formula="of:=[.$V$6]+[.$V$7]*[.A61]+[.$V$8]*[.A61]^2+[.$V$9]*[.A61]^3+[.$V$10]*[.A61]^4" office:value-type="float" office:value="166.330362201344">
            <text:p>166.33</text:p>
          </table:table-cell>
          <table:table-cell table:style-name="ce41" table:formula="of:=[.$W$6]+[.$W$7]*[.A61]+[.$W$8]*[.A61]^2+[.$W$9]*[.A61]^3+[.$W$10]*[.A61]^4" office:value-type="float" office:value="168.491613810188">
            <text:p>168.49</text:p>
          </table:table-cell>
          <table:table-cell table:style-name="ce41" table:formula="of:=[.$X$6]+[.$X$7]*[.A61]+[.$X$8]*[.A61]^2+[.$X$9]*[.A61]^3+[.$X$10]*[.A61]^4" office:value-type="float" office:value="170.53179733975">
            <text:p>170.53</text:p>
          </table:table-cell>
          <table:table-cell table:style-name="ce41" table:formula="of:=[.$Y$6]+[.$Y$7]*[.A61]+[.$Y$8]*[.A61]^2+[.$Y$9]*[.A61]^3+[.$Y$10]*[.A61]^4" office:value-type="float" office:value="172.465929950563">
            <text:p>172.47</text:p>
          </table:table-cell>
          <table:table-cell table:number-columns-repeated="6"/>
        </table:table-row>
        <table:table-row table:style-name="ro1">
          <table:table-cell table:style-name="ce41" table:formula="of:=[.A16]" office:value-type="float" office:value="0.6">
            <text:p>0.60</text:p>
          </table:table-cell>
          <table:table-cell table:style-name="ce41" table:formula="of:=[.B16]*1000" office:value-type="float" office:value="145.13">
            <text:p>145.13</text:p>
          </table:table-cell>
          <table:table-cell table:style-name="ce41" table:formula="of:=[.C16]*1000" office:value-type="float" office:value="149.25">
            <text:p>149.25</text:p>
          </table:table-cell>
          <table:table-cell table:style-name="ce41" table:formula="of:=[.D16]*1000" office:value-type="float" office:value="152.83">
            <text:p>152.83</text:p>
          </table:table-cell>
          <table:table-cell table:style-name="ce41" table:formula="of:=[.E16]*1000" office:value-type="float" office:value="156.03">
            <text:p>156.03</text:p>
          </table:table-cell>
          <table:table-cell table:style-name="ce41" table:formula="of:=[.F16]*1000" office:value-type="float" office:value="158.92">
            <text:p>158.92</text:p>
          </table:table-cell>
          <table:table-cell table:style-name="ce41" table:formula="of:=[.G16]*1000" office:value-type="float" office:value="161.57">
            <text:p>161.57</text:p>
          </table:table-cell>
          <table:table-cell table:style-name="ce41" table:formula="of:=[.H16]*1000" office:value-type="float" office:value="164.03">
            <text:p>164.03</text:p>
          </table:table-cell>
          <table:table-cell table:style-name="ce41" table:formula="of:=[.I16]*1000" office:value-type="float" office:value="166.33">
            <text:p>166.33</text:p>
          </table:table-cell>
          <table:table-cell table:style-name="ce41" table:formula="of:=[.J16]*1000" office:value-type="float" office:value="168.49">
            <text:p>168.49</text:p>
          </table:table-cell>
          <table:table-cell table:style-name="ce41" table:formula="of:=[.K16]*1000" office:value-type="float" office:value="170.53">
            <text:p>170.53</text:p>
          </table:table-cell>
          <table:table-cell table:style-name="ce41" table:formula="of:=[.L16]*1000" office:value-type="float" office:value="172.46">
            <text:p>172.46</text:p>
          </table:table-cell>
          <table:table-cell table:number-columns-repeated="2"/>
          <table:table-cell table:style-name="ce41" table:formula="of:=[.$O$6]+[.$O$7]*[.A62]+[.$O$8]*[.A62]^2+[.$O$9]*[.A62]^3+[.$O$10]*[.A62]^4" office:value-type="float" office:value="145.1268465792">
            <text:p>145.13</text:p>
          </table:table-cell>
          <table:table-cell table:style-name="ce41" table:formula="of:=[.$P$6]+[.$P$7]*[.A62]+[.$P$8]*[.A62]^2+[.$P$9]*[.A62]^3+[.$P$10]*[.A62]^4" office:value-type="float" office:value="149.2482501296">
            <text:p>149.25</text:p>
          </table:table-cell>
          <table:table-cell table:style-name="ce41" table:formula="of:=[.$Q$6]+[.$Q$7]*[.A62]+[.$Q$8]*[.A62]^2+[.$Q$9]*[.A62]^3+[.$Q$10]*[.A62]^4" office:value-type="float" office:value="152.8318661152">
            <text:p>152.83</text:p>
          </table:table-cell>
          <table:table-cell table:style-name="ce41" table:formula="of:=[.$R$6]+[.$R$7]*[.A62]+[.$R$8]*[.A62]^2+[.$R$9]*[.A62]^3+[.$R$10]*[.A62]^4" office:value-type="float" office:value="156.0288353968">
            <text:p>156.03</text:p>
          </table:table-cell>
          <table:table-cell table:style-name="ce41" table:formula="of:=[.$S$6]+[.$S$7]*[.A62]+[.$S$8]*[.A62]^2+[.$S$9]*[.A62]^3+[.$S$10]*[.A62]^4" office:value-type="float" office:value="158.9226102128">
            <text:p>158.92</text:p>
          </table:table-cell>
          <table:table-cell table:style-name="ce41" table:formula="of:=[.$T$6]+[.$T$7]*[.A62]+[.$T$8]*[.A62]^2+[.$T$9]*[.A62]^3+[.$T$10]*[.A62]^4" office:value-type="float" office:value="161.573511632">
            <text:p>161.57</text:p>
          </table:table-cell>
          <table:table-cell table:style-name="ce41" table:formula="of:=[.$U$6]+[.$U$7]*[.A62]+[.$U$8]*[.A62]^2+[.$U$9]*[.A62]^3+[.$U$10]*[.A62]^4" office:value-type="float" office:value="164.0339098992">
            <text:p>164.03</text:p>
          </table:table-cell>
          <table:table-cell table:style-name="ce41" table:formula="of:=[.$V$6]+[.$V$7]*[.A62]+[.$V$8]*[.A62]^2+[.$V$9]*[.A62]^3+[.$V$10]*[.A62]^4" office:value-type="float" office:value="166.334623104">
            <text:p>166.33</text:p>
          </table:table-cell>
          <table:table-cell table:style-name="ce41" table:formula="of:=[.$W$6]+[.$W$7]*[.A62]+[.$W$8]*[.A62]^2+[.$W$9]*[.A62]^3+[.$W$10]*[.A62]^4" office:value-type="float" office:value="168.495899128">
            <text:p>168.50</text:p>
          </table:table-cell>
          <table:table-cell table:style-name="ce41" table:formula="of:=[.$X$6]+[.$X$7]*[.A62]+[.$X$8]*[.A62]^2+[.$X$9]*[.A62]^3+[.$X$10]*[.A62]^4" office:value-type="float" office:value="170.538474496">
            <text:p>170.54</text:p>
          </table:table-cell>
          <table:table-cell table:style-name="ce41" table:formula="of:=[.$Y$6]+[.$Y$7]*[.A62]+[.$Y$8]*[.A62]^2+[.$Y$9]*[.A62]^3+[.$Y$10]*[.A62]^4" office:value-type="float" office:value="172.474332464">
            <text:p>172.47</text:p>
          </table:table-cell>
          <table:table-cell table:number-columns-repeated="6"/>
        </table:table-row>
        <table:table-row table:style-name="ro1">
          <table:table-cell table:style-name="ce41" table:formula="of:=[.A17]" office:value-type="float" office:value="0.65">
            <text:p>0.65</text:p>
          </table:table-cell>
          <table:table-cell table:style-name="ce41" table:formula="of:=[.B17]*1000" office:value-type="float" office:value="145.12">
            <text:p>145.12</text:p>
          </table:table-cell>
          <table:table-cell table:style-name="ce41" table:formula="of:=[.C17]*1000" office:value-type="float" office:value="149.25">
            <text:p>149.25</text:p>
          </table:table-cell>
          <table:table-cell table:style-name="ce41" table:formula="of:=[.D17]*1000" office:value-type="float" office:value="152.83">
            <text:p>152.83</text:p>
          </table:table-cell>
          <table:table-cell table:style-name="ce41" table:formula="of:=[.E17]*1000" office:value-type="float" office:value="156.03">
            <text:p>156.03</text:p>
          </table:table-cell>
          <table:table-cell table:style-name="ce41" table:formula="of:=[.F17]*1000" office:value-type="float" office:value="158.92">
            <text:p>158.92</text:p>
          </table:table-cell>
          <table:table-cell table:style-name="ce41" table:formula="of:=[.G17]*1000" office:value-type="float" office:value="161.57">
            <text:p>161.57</text:p>
          </table:table-cell>
          <table:table-cell table:style-name="ce41" table:formula="of:=[.H17]*1000" office:value-type="float" office:value="164.03">
            <text:p>164.03</text:p>
          </table:table-cell>
          <table:table-cell table:style-name="ce41" table:formula="of:=[.I17]*1000" office:value-type="float" office:value="166.33">
            <text:p>166.33</text:p>
          </table:table-cell>
          <table:table-cell table:style-name="ce41" table:formula="of:=[.J17]*1000" office:value-type="float" office:value="168.49">
            <text:p>168.49</text:p>
          </table:table-cell>
          <table:table-cell table:style-name="ce41" table:formula="of:=[.K17]*1000" office:value-type="float" office:value="170.53">
            <text:p>170.53</text:p>
          </table:table-cell>
          <table:table-cell table:style-name="ce41" table:formula="of:=[.L17]*1000" office:value-type="float" office:value="172.46">
            <text:p>172.46</text:p>
          </table:table-cell>
          <table:table-cell table:number-columns-repeated="2"/>
          <table:table-cell table:style-name="ce41" table:formula="of:=[.$O$6]+[.$O$7]*[.A63]+[.$O$8]*[.A63]^2+[.$O$9]*[.A63]^3+[.$O$10]*[.A63]^4" office:value-type="float" office:value="145.125468744544">
            <text:p>145.13</text:p>
          </table:table-cell>
          <table:table-cell table:style-name="ce41" table:formula="of:=[.$P$6]+[.$P$7]*[.A63]+[.$P$8]*[.A63]^2+[.$P$9]*[.A63]^3+[.$P$10]*[.A63]^4" office:value-type="float" office:value="149.248818867444">
            <text:p>149.25</text:p>
          </table:table-cell>
          <table:table-cell table:style-name="ce41" table:formula="of:=[.$Q$6]+[.$Q$7]*[.A63]+[.$Q$8]*[.A63]^2+[.$Q$9]*[.A63]^3+[.$Q$10]*[.A63]^4" office:value-type="float" office:value="152.833180291763">
            <text:p>152.83</text:p>
          </table:table-cell>
          <table:table-cell table:style-name="ce41" table:formula="of:=[.$R$6]+[.$R$7]*[.A63]+[.$R$8]*[.A63]^2+[.$R$9]*[.A63]^3+[.$R$10]*[.A63]^4" office:value-type="float" office:value="156.030267667737">
            <text:p>156.03</text:p>
          </table:table-cell>
          <table:table-cell table:style-name="ce41" table:formula="of:=[.$S$6]+[.$S$7]*[.A63]+[.$S$8]*[.A63]^2+[.$S$9]*[.A63]^3+[.$S$10]*[.A63]^4" office:value-type="float" office:value="158.925605326394">
            <text:p>158.93</text:p>
          </table:table-cell>
          <table:table-cell table:style-name="ce41" table:formula="of:=[.$T$6]+[.$T$7]*[.A63]+[.$T$8]*[.A63]^2+[.$T$9]*[.A63]^3+[.$T$10]*[.A63]^4" office:value-type="float" office:value="161.576815572">
            <text:p>161.58</text:p>
          </table:table-cell>
          <table:table-cell table:style-name="ce41" table:formula="of:=[.$U$6]+[.$U$7]*[.A63]+[.$U$8]*[.A63]^2+[.$U$9]*[.A63]^3+[.$U$10]*[.A63]^4" office:value-type="float" office:value="164.038797390762">
            <text:p>164.04</text:p>
          </table:table-cell>
          <table:table-cell table:style-name="ce41" table:formula="of:=[.$V$6]+[.$V$7]*[.A63]+[.$V$8]*[.A63]^2+[.$V$9]*[.A63]^3+[.$V$10]*[.A63]^4" office:value-type="float" office:value="166.338318443844">
            <text:p>166.34</text:p>
          </table:table-cell>
          <table:table-cell table:style-name="ce41" table:formula="of:=[.$W$6]+[.$W$7]*[.A63]+[.$W$8]*[.A63]^2+[.$W$9]*[.A63]^3+[.$W$10]*[.A63]^4" office:value-type="float" office:value="168.499553870188">
            <text:p>168.50</text:p>
          </table:table-cell>
          <table:table-cell table:style-name="ce41" table:formula="of:=[.$X$6]+[.$X$7]*[.A63]+[.$X$8]*[.A63]^2+[.$X$9]*[.A63]^3+[.$X$10]*[.A63]^4" office:value-type="float" office:value="170.54422519975">
            <text:p>170.54</text:p>
          </table:table-cell>
          <table:table-cell table:style-name="ce41" table:formula="of:=[.$Y$6]+[.$Y$7]*[.A63]+[.$Y$8]*[.A63]^2+[.$Y$9]*[.A63]^3+[.$Y$10]*[.A63]^4" office:value-type="float" office:value="172.481480898063">
            <text:p>172.48</text:p>
          </table:table-cell>
          <table:table-cell table:number-columns-repeated="6"/>
        </table:table-row>
        <table:table-row table:style-name="ro1">
          <table:table-cell table:style-name="ce41" table:formula="of:=[.A18]" office:value-type="float" office:value="0.7">
            <text:p>0.70</text:p>
          </table:table-cell>
          <table:table-cell table:style-name="ce41" table:formula="of:=[.B18]*1000" office:value-type="float" office:value="145.12">
            <text:p>145.12</text:p>
          </table:table-cell>
          <table:table-cell table:style-name="ce41" table:formula="of:=[.C18]*1000" office:value-type="float" office:value="149.25">
            <text:p>149.25</text:p>
          </table:table-cell>
          <table:table-cell table:style-name="ce41" table:formula="of:=[.D18]*1000" office:value-type="float" office:value="152.83">
            <text:p>152.83</text:p>
          </table:table-cell>
          <table:table-cell table:style-name="ce41" table:formula="of:=[.E18]*1000" office:value-type="float" office:value="156.02">
            <text:p>156.02</text:p>
          </table:table-cell>
          <table:table-cell table:style-name="ce41" table:formula="of:=[.F18]*1000" office:value-type="float" office:value="158.92">
            <text:p>158.92</text:p>
          </table:table-cell>
          <table:table-cell table:style-name="ce41" table:formula="of:=[.G18]*1000" office:value-type="float" office:value="161.57">
            <text:p>161.57</text:p>
          </table:table-cell>
          <table:table-cell table:style-name="ce41" table:formula="of:=[.H18]*1000" office:value-type="float" office:value="164.03">
            <text:p>164.03</text:p>
          </table:table-cell>
          <table:table-cell table:style-name="ce41" table:formula="of:=[.I18]*1000" office:value-type="float" office:value="166.33">
            <text:p>166.33</text:p>
          </table:table-cell>
          <table:table-cell table:style-name="ce41" table:formula="of:=[.J18]*1000" office:value-type="float" office:value="168.49">
            <text:p>168.49</text:p>
          </table:table-cell>
          <table:table-cell table:style-name="ce41" table:formula="of:=[.K18]*1000" office:value-type="float" office:value="170.53">
            <text:p>170.53</text:p>
          </table:table-cell>
          <table:table-cell table:style-name="ce41" table:formula="of:=[.L18]*1000" office:value-type="float" office:value="172.46">
            <text:p>172.46</text:p>
          </table:table-cell>
          <table:table-cell table:number-columns-repeated="2"/>
          <table:table-cell table:style-name="ce41" table:formula="of:=[.$O$6]+[.$O$7]*[.A64]+[.$O$8]*[.A64]^2+[.$O$9]*[.A64]^3+[.$O$10]*[.A64]^4" office:value-type="float" office:value="145.1237182947">
            <text:p>145.12</text:p>
          </table:table-cell>
          <table:table-cell table:style-name="ce41" table:formula="of:=[.$P$6]+[.$P$7]*[.A64]+[.$P$8]*[.A64]^2+[.$P$9]*[.A64]^3+[.$P$10]*[.A64]^4" office:value-type="float" office:value="149.2491490971">
            <text:p>149.25</text:p>
          </table:table-cell>
          <table:table-cell table:style-name="ce41" table:formula="of:=[.$Q$6]+[.$Q$7]*[.A64]+[.$Q$8]*[.A64]^2+[.$Q$9]*[.A64]^3+[.$Q$10]*[.A64]^4" office:value-type="float" office:value="152.8343814062">
            <text:p>152.83</text:p>
          </table:table-cell>
          <table:table-cell table:style-name="ce41" table:formula="of:=[.$R$6]+[.$R$7]*[.A64]+[.$R$8]*[.A64]^2+[.$R$9]*[.A64]^3+[.$R$10]*[.A64]^4" office:value-type="float" office:value="156.0314476558">
            <text:p>156.03</text:p>
          </table:table-cell>
          <table:table-cell table:style-name="ce41" table:formula="of:=[.$S$6]+[.$S$7]*[.A64]+[.$S$8]*[.A64]^2+[.$S$9]*[.A64]^3+[.$S$10]*[.A64]^4" office:value-type="float" office:value="158.9281615443">
            <text:p>158.93</text:p>
          </table:table-cell>
          <table:table-cell table:style-name="ce41" table:formula="of:=[.$T$6]+[.$T$7]*[.A64]+[.$T$8]*[.A64]^2+[.$T$9]*[.A64]^3+[.$T$10]*[.A64]^4" office:value-type="float" office:value="161.579625502">
            <text:p>161.58</text:p>
          </table:table-cell>
          <table:table-cell table:style-name="ce41" table:formula="of:=[.$U$6]+[.$U$7]*[.A64]+[.$U$8]*[.A64]^2+[.$U$9]*[.A64]^3+[.$U$10]*[.A64]^4" office:value-type="float" office:value="164.0429930202">
            <text:p>164.04</text:p>
          </table:table-cell>
          <table:table-cell table:style-name="ce41" table:formula="of:=[.$V$6]+[.$V$7]*[.A64]+[.$V$8]*[.A64]^2+[.$V$9]*[.A64]^3+[.$V$10]*[.A64]^4" office:value-type="float" office:value="166.3413477115">
            <text:p>166.34</text:p>
          </table:table-cell>
          <table:table-cell table:style-name="ce41" table:formula="of:=[.$W$6]+[.$W$7]*[.A64]+[.$W$8]*[.A64]^2+[.$W$9]*[.A64]^3+[.$W$10]*[.A64]^4" office:value-type="float" office:value="168.502512243">
            <text:p>168.50</text:p>
          </table:table-cell>
          <table:table-cell table:style-name="ce41" table:formula="of:=[.$X$6]+[.$X$7]*[.A64]+[.$X$8]*[.A64]^2+[.$X$9]*[.A64]^3+[.$X$10]*[.A64]^4" office:value-type="float" office:value="170.548855216">
            <text:p>170.55</text:p>
          </table:table-cell>
          <table:table-cell table:style-name="ce41" table:formula="of:=[.$Y$6]+[.$Y$7]*[.A64]+[.$Y$8]*[.A64]^2+[.$Y$9]*[.A64]^3+[.$Y$10]*[.A64]^4" office:value-type="float" office:value="172.487126639">
            <text:p>172.49</text:p>
          </table:table-cell>
          <table:table-cell table:number-columns-repeated="6"/>
        </table:table-row>
        <table:table-row table:style-name="ro1">
          <table:table-cell table:style-name="ce41" table:formula="of:=[.A19]" office:value-type="float" office:value="0.75">
            <text:p>0.75</text:p>
          </table:table-cell>
          <table:table-cell table:style-name="ce41" table:formula="of:=[.B19]*1000" office:value-type="float" office:value="145.12">
            <text:p>145.12</text:p>
          </table:table-cell>
          <table:table-cell table:style-name="ce41" table:formula="of:=[.C19]*1000" office:value-type="float" office:value="149.25">
            <text:p>149.25</text:p>
          </table:table-cell>
          <table:table-cell table:style-name="ce41" table:formula="of:=[.D19]*1000" office:value-type="float" office:value="152.83">
            <text:p>152.83</text:p>
          </table:table-cell>
          <table:table-cell table:style-name="ce41" table:formula="of:=[.E19]*1000" office:value-type="float" office:value="156.02">
            <text:p>156.02</text:p>
          </table:table-cell>
          <table:table-cell table:style-name="ce41" table:formula="of:=[.F19]*1000" office:value-type="float" office:value="158.92">
            <text:p>158.92</text:p>
          </table:table-cell>
          <table:table-cell table:style-name="ce41" table:formula="of:=[.G19]*1000" office:value-type="float" office:value="161.57">
            <text:p>161.57</text:p>
          </table:table-cell>
          <table:table-cell table:style-name="ce41" table:formula="of:=[.H19]*1000" office:value-type="float" office:value="164.03">
            <text:p>164.03</text:p>
          </table:table-cell>
          <table:table-cell table:style-name="ce41" table:formula="of:=[.I19]*1000" office:value-type="float" office:value="166.33">
            <text:p>166.33</text:p>
          </table:table-cell>
          <table:table-cell table:style-name="ce41" table:formula="of:=[.J19]*1000" office:value-type="float" office:value="168.49">
            <text:p>168.49</text:p>
          </table:table-cell>
          <table:table-cell table:style-name="ce41" table:formula="of:=[.K19]*1000" office:value-type="float" office:value="170.53">
            <text:p>170.53</text:p>
          </table:table-cell>
          <table:table-cell table:style-name="ce41" table:formula="of:=[.L19]*1000" office:value-type="float" office:value="172.47">
            <text:p>172.47</text:p>
          </table:table-cell>
          <table:table-cell table:number-columns-repeated="2"/>
          <table:table-cell table:style-name="ce41" table:formula="of:=[.$O$6]+[.$O$7]*[.A65]+[.$O$8]*[.A65]^2+[.$O$9]*[.A65]^3+[.$O$10]*[.A65]^4" office:value-type="float" office:value="145.121627589844">
            <text:p>145.12</text:p>
          </table:table-cell>
          <table:table-cell table:style-name="ce41" table:formula="of:=[.$P$6]+[.$P$7]*[.A65]+[.$P$8]*[.A65]^2+[.$P$9]*[.A65]^3+[.$P$10]*[.A65]^4" office:value-type="float" office:value="149.249249714844">
            <text:p>149.25</text:p>
          </table:table-cell>
          <table:table-cell table:style-name="ce41" table:formula="of:=[.$Q$6]+[.$Q$7]*[.A65]+[.$Q$8]*[.A65]^2+[.$Q$9]*[.A65]^3+[.$Q$10]*[.A65]^4" office:value-type="float" office:value="152.835467289062">
            <text:p>152.84</text:p>
          </table:table-cell>
          <table:table-cell table:style-name="ce41" table:formula="of:=[.$R$6]+[.$R$7]*[.A65]+[.$R$8]*[.A65]^2+[.$R$9]*[.A65]^3+[.$R$10]*[.A65]^4" office:value-type="float" office:value="156.032416960938">
            <text:p>156.03</text:p>
          </table:table-cell>
          <table:table-cell table:style-name="ce41" table:formula="of:=[.$S$6]+[.$S$7]*[.A65]+[.$S$8]*[.A65]^2+[.$S$9]*[.A65]^3+[.$S$10]*[.A65]^4" office:value-type="float" office:value="158.930275308594">
            <text:p>158.93</text:p>
          </table:table-cell>
          <table:table-cell table:style-name="ce41" table:formula="of:=[.$T$6]+[.$T$7]*[.A65]+[.$T$8]*[.A65]^2+[.$T$9]*[.A65]^3+[.$T$10]*[.A65]^4" office:value-type="float" office:value="161.5819566875">
            <text:p>161.58</text:p>
          </table:table-cell>
          <table:table-cell table:style-name="ce41" table:formula="of:=[.$U$6]+[.$U$7]*[.A65]+[.$U$8]*[.A65]^2+[.$U$9]*[.A65]^3+[.$U$10]*[.A65]^4" office:value-type="float" office:value="164.046449976562">
            <text:p>164.05</text:p>
          </table:table-cell>
          <table:table-cell table:style-name="ce41" table:formula="of:=[.$V$6]+[.$V$7]*[.A65]+[.$V$8]*[.A65]^2+[.$V$9]*[.A65]^3+[.$V$10]*[.A65]^4" office:value-type="float" office:value="166.343757339844">
            <text:p>166.34</text:p>
          </table:table-cell>
          <table:table-cell table:style-name="ce41" table:formula="of:=[.$W$6]+[.$W$7]*[.A65]+[.$W$8]*[.A65]^2+[.$W$9]*[.A65]^3+[.$W$10]*[.A65]^4" office:value-type="float" office:value="168.504869617188">
            <text:p>168.50</text:p>
          </table:table-cell>
          <table:table-cell table:style-name="ce41" table:formula="of:=[.$X$6]+[.$X$7]*[.A65]+[.$X$8]*[.A65]^2+[.$X$9]*[.A65]^3+[.$X$10]*[.A65]^4" office:value-type="float" office:value="170.55238234375">
            <text:p>170.55</text:p>
          </table:table-cell>
          <table:table-cell table:style-name="ce41" table:formula="of:=[.$Y$6]+[.$Y$7]*[.A65]+[.$Y$8]*[.A65]^2+[.$Y$9]*[.A65]^3+[.$Y$10]*[.A65]^4" office:value-type="float" office:value="172.491280976562">
            <text:p>172.49</text:p>
          </table:table-cell>
          <table:table-cell table:number-columns-repeated="6"/>
        </table:table-row>
        <table:table-row table:style-name="ro1">
          <table:table-cell table:style-name="ce41" table:formula="of:=[.A20]" office:value-type="float" office:value="0.8">
            <text:p>0.80</text:p>
          </table:table-cell>
          <table:table-cell table:style-name="ce41" table:formula="of:=[.B20]*1000" office:value-type="float" office:value="145.12">
            <text:p>145.12</text:p>
          </table:table-cell>
          <table:table-cell table:style-name="ce41" table:formula="of:=[.C20]*1000" office:value-type="float" office:value="149.24">
            <text:p>149.24</text:p>
          </table:table-cell>
          <table:table-cell table:style-name="ce41" table:formula="of:=[.D20]*1000" office:value-type="float" office:value="152.83">
            <text:p>152.83</text:p>
          </table:table-cell>
          <table:table-cell table:style-name="ce41" table:formula="of:=[.E20]*1000" office:value-type="float" office:value="156.02">
            <text:p>156.02</text:p>
          </table:table-cell>
          <table:table-cell table:style-name="ce41" table:formula="of:=[.F20]*1000" office:value-type="float" office:value="158.92">
            <text:p>158.92</text:p>
          </table:table-cell>
          <table:table-cell table:style-name="ce41" table:formula="of:=[.G20]*1000" office:value-type="float" office:value="161.57">
            <text:p>161.57</text:p>
          </table:table-cell>
          <table:table-cell table:style-name="ce41" table:formula="of:=[.H20]*1000" office:value-type="float" office:value="164.03">
            <text:p>164.03</text:p>
          </table:table-cell>
          <table:table-cell table:style-name="ce41" table:formula="of:=[.I20]*1000" office:value-type="float" office:value="166.33">
            <text:p>166.33</text:p>
          </table:table-cell>
          <table:table-cell table:style-name="ce41" table:formula="of:=[.J20]*1000" office:value-type="float" office:value="168.49">
            <text:p>168.49</text:p>
          </table:table-cell>
          <table:table-cell table:style-name="ce41" table:formula="of:=[.K20]*1000" office:value-type="float" office:value="170.53">
            <text:p>170.53</text:p>
          </table:table-cell>
          <table:table-cell table:style-name="ce41" table:formula="of:=[.L20]*1000" office:value-type="float" office:value="172.47">
            <text:p>172.47</text:p>
          </table:table-cell>
          <table:table-cell table:number-columns-repeated="2"/>
          <table:table-cell table:style-name="ce41" table:formula="of:=[.$O$6]+[.$O$7]*[.A66]+[.$O$8]*[.A66]^2+[.$O$9]*[.A66]^3+[.$O$10]*[.A66]^4" office:value-type="float" office:value="145.1192564352">
            <text:p>145.12</text:p>
          </table:table-cell>
          <table:table-cell table:style-name="ce41" table:formula="of:=[.$P$6]+[.$P$7]*[.A66]+[.$P$8]*[.A66]^2+[.$P$9]*[.A66]^3+[.$P$10]*[.A66]^4" office:value-type="float" office:value="149.2491731456">
            <text:p>149.25</text:p>
          </table:table-cell>
          <table:table-cell table:style-name="ce41" table:formula="of:=[.$Q$6]+[.$Q$7]*[.A66]+[.$Q$8]*[.A66]^2+[.$Q$9]*[.A66]^3+[.$Q$10]*[.A66]^4" office:value-type="float" office:value="152.8364957952">
            <text:p>152.84</text:p>
          </table:table-cell>
          <table:table-cell table:style-name="ce41" table:formula="of:=[.$R$6]+[.$R$7]*[.A66]+[.$R$8]*[.A66]^2+[.$R$9]*[.A66]^3+[.$R$10]*[.A66]^4" office:value-type="float" office:value="156.0332898368">
            <text:p>156.03</text:p>
          </table:table-cell>
          <table:table-cell table:style-name="ce41" table:formula="of:=[.$S$6]+[.$S$7]*[.A66]+[.$S$8]*[.A66]^2+[.$S$9]*[.A66]^3+[.$S$10]*[.A66]^4" office:value-type="float" office:value="158.9320428928">
            <text:p>158.93</text:p>
          </table:table-cell>
          <table:table-cell table:style-name="ce41" table:formula="of:=[.$T$6]+[.$T$7]*[.A66]+[.$T$8]*[.A66]^2+[.$T$9]*[.A66]^3+[.$T$10]*[.A66]^4" office:value-type="float" office:value="161.583938112">
            <text:p>161.58</text:p>
          </table:table-cell>
          <table:table-cell table:style-name="ce41" table:formula="of:=[.$U$6]+[.$U$7]*[.A66]+[.$U$8]*[.A66]^2+[.$U$9]*[.A66]^3+[.$U$10]*[.A66]^4" office:value-type="float" office:value="164.0492662592">
            <text:p>164.05</text:p>
          </table:table-cell>
          <table:table-cell table:style-name="ce41" table:formula="of:=[.$V$6]+[.$V$7]*[.A66]+[.$V$8]*[.A66]^2+[.$V$9]*[.A66]^3+[.$V$10]*[.A66]^4" office:value-type="float" office:value="166.345740704">
            <text:p>166.35</text:p>
          </table:table-cell>
          <table:table-cell table:style-name="ce41" table:formula="of:=[.$W$6]+[.$W$7]*[.A66]+[.$W$8]*[.A66]^2+[.$W$9]*[.A66]^3+[.$W$10]*[.A66]^4" office:value-type="float" office:value="168.506882528">
            <text:p>168.51</text:p>
          </table:table-cell>
          <table:table-cell table:style-name="ce41" table:formula="of:=[.$X$6]+[.$X$7]*[.A66]+[.$X$8]*[.A66]^2+[.$X$9]*[.A66]^3+[.$X$10]*[.A66]^4" office:value-type="float" office:value="170.555036416">
            <text:p>170.56</text:p>
          </table:table-cell>
          <table:table-cell table:style-name="ce41" table:formula="of:=[.$Y$6]+[.$Y$7]*[.A66]+[.$Y$8]*[.A66]^2+[.$Y$9]*[.A66]^3+[.$Y$10]*[.A66]^4" office:value-type="float" office:value="172.494215104">
            <text:p>172.49</text:p>
          </table:table-cell>
          <table:table-cell table:number-columns-repeated="6"/>
        </table:table-row>
        <table:table-row table:style-name="ro1">
          <table:table-cell table:style-name="ce41" table:formula="of:=[.A21]" office:value-type="float" office:value="0.85">
            <text:p>0.85</text:p>
          </table:table-cell>
          <table:table-cell table:style-name="ce41" table:formula="of:=[.B21]*1000" office:value-type="float" office:value="145.12">
            <text:p>145.12</text:p>
          </table:table-cell>
          <table:table-cell table:style-name="ce41" table:formula="of:=[.C21]*1000" office:value-type="float" office:value="149.24">
            <text:p>149.24</text:p>
          </table:table-cell>
          <table:table-cell table:style-name="ce41" table:formula="of:=[.D21]*1000" office:value-type="float" office:value="152.83">
            <text:p>152.83</text:p>
          </table:table-cell>
          <table:table-cell table:style-name="ce41" table:formula="of:=[.E21]*1000" office:value-type="float" office:value="156.03">
            <text:p>156.03</text:p>
          </table:table-cell>
          <table:table-cell table:style-name="ce41" table:formula="of:=[.F21]*1000" office:value-type="float" office:value="158.92">
            <text:p>158.92</text:p>
          </table:table-cell>
          <table:table-cell table:style-name="ce41" table:formula="of:=[.G21]*1000" office:value-type="float" office:value="161.57">
            <text:p>161.57</text:p>
          </table:table-cell>
          <table:table-cell table:style-name="ce41" table:formula="of:=[.H21]*1000" office:value-type="float" office:value="164.03">
            <text:p>164.03</text:p>
          </table:table-cell>
          <table:table-cell table:style-name="ce41" table:formula="of:=[.I21]*1000" office:value-type="float" office:value="166.33">
            <text:p>166.33</text:p>
          </table:table-cell>
          <table:table-cell table:style-name="ce41" table:formula="of:=[.J21]*1000" office:value-type="float" office:value="168.49">
            <text:p>168.49</text:p>
          </table:table-cell>
          <table:table-cell table:style-name="ce41" table:formula="of:=[.K21]*1000" office:value-type="float" office:value="170.54">
            <text:p>170.54</text:p>
          </table:table-cell>
          <table:table-cell table:style-name="ce41" table:formula="of:=[.L21]*1000" office:value-type="float" office:value="172.47">
            <text:p>172.47</text:p>
          </table:table-cell>
          <table:table-cell table:number-columns-repeated="2"/>
          <table:table-cell table:style-name="ce41" table:formula="of:=[.$O$6]+[.$O$7]*[.A67]+[.$O$8]*[.A67]^2+[.$O$9]*[.A67]^3+[.$O$10]*[.A67]^4" office:value-type="float" office:value="145.116692081044">
            <text:p>145.12</text:p>
          </table:table-cell>
          <table:table-cell table:style-name="ce41" table:formula="of:=[.$P$6]+[.$P$7]*[.A67]+[.$P$8]*[.A67]^2+[.$P$9]*[.A67]^3+[.$P$10]*[.A67]^4" office:value-type="float" office:value="149.249015342944">
            <text:p>149.25</text:p>
          </table:table-cell>
          <table:table-cell table:style-name="ce41" table:formula="of:=[.$Q$6]+[.$Q$7]*[.A67]+[.$Q$8]*[.A67]^2+[.$Q$9]*[.A67]^3+[.$Q$10]*[.A67]^4" office:value-type="float" office:value="152.837584803763">
            <text:p>152.84</text:p>
          </table:table-cell>
          <table:table-cell table:style-name="ce41" table:formula="of:=[.$R$6]+[.$R$7]*[.A67]+[.$R$8]*[.A67]^2+[.$R$9]*[.A67]^3+[.$R$10]*[.A67]^4" office:value-type="float" office:value="156.034253190737">
            <text:p>156.03</text:p>
          </table:table-cell>
          <table:table-cell table:style-name="ce41" table:formula="of:=[.$S$6]+[.$S$7]*[.A67]+[.$S$8]*[.A67]^2+[.$S$9]*[.A67]^3+[.$S$10]*[.A67]^4" office:value-type="float" office:value="158.933660401894">
            <text:p>158.93</text:p>
          </table:table-cell>
          <table:table-cell table:style-name="ce41" table:formula="of:=[.$T$6]+[.$T$7]*[.A67]+[.$T$8]*[.A67]^2+[.$T$9]*[.A67]^3+[.$T$10]*[.A67]^4" office:value-type="float" office:value="161.585812477">
            <text:p>161.59</text:p>
          </table:table-cell>
          <table:table-cell table:style-name="ce41" table:formula="of:=[.$U$6]+[.$U$7]*[.A67]+[.$U$8]*[.A67]^2+[.$U$9]*[.A67]^3+[.$U$10]*[.A67]^4" office:value-type="float" office:value="164.051684677763">
            <text:p>164.05</text:p>
          </table:table-cell>
          <table:table-cell table:style-name="ce41" table:formula="of:=[.$V$6]+[.$V$7]*[.A67]+[.$V$8]*[.A67]^2+[.$V$9]*[.A67]^3+[.$V$10]*[.A67]^4" office:value-type="float" office:value="166.347638121344">
            <text:p>166.35</text:p>
          </table:table-cell>
          <table:table-cell table:style-name="ce41" table:formula="of:=[.$W$6]+[.$W$7]*[.A67]+[.$W$8]*[.A67]^2+[.$W$9]*[.A67]^3+[.$W$10]*[.A67]^4" office:value-type="float" office:value="168.508968675187">
            <text:p>168.51</text:p>
          </table:table-cell>
          <table:table-cell table:style-name="ce41" table:formula="of:=[.$X$6]+[.$X$7]*[.A67]+[.$X$8]*[.A67]^2+[.$X$9]*[.A67]^3+[.$X$10]*[.A67]^4" office:value-type="float" office:value="170.55725929975">
            <text:p>170.56</text:p>
          </table:table-cell>
          <table:table-cell table:style-name="ce41" table:formula="of:=[.$Y$6]+[.$Y$7]*[.A67]+[.$Y$8]*[.A67]^2+[.$Y$9]*[.A67]^3+[.$Y$10]*[.A67]^4" office:value-type="float" office:value="172.496460118063">
            <text:p>172.50</text:p>
          </table:table-cell>
          <table:table-cell table:number-columns-repeated="6"/>
        </table:table-row>
        <table:table-row table:style-name="ro1">
          <table:table-cell table:style-name="ce41" table:formula="of:=[.A22]" office:value-type="float" office:value="0.9">
            <text:p>0.90</text:p>
          </table:table-cell>
          <table:table-cell table:style-name="ce41" table:formula="of:=[.B22]*1000" office:value-type="float" office:value="145.11">
            <text:p>145.11</text:p>
          </table:table-cell>
          <table:table-cell table:style-name="ce41" table:formula="of:=[.C22]*1000" office:value-type="float" office:value="149.24">
            <text:p>149.24</text:p>
          </table:table-cell>
          <table:table-cell table:style-name="ce41" table:formula="of:=[.D22]*1000" office:value-type="float" office:value="152.83">
            <text:p>152.83</text:p>
          </table:table-cell>
          <table:table-cell table:style-name="ce41" table:formula="of:=[.E22]*1000" office:value-type="float" office:value="156.03">
            <text:p>156.03</text:p>
          </table:table-cell>
          <table:table-cell table:style-name="ce41" table:formula="of:=[.F22]*1000" office:value-type="float" office:value="158.92">
            <text:p>158.92</text:p>
          </table:table-cell>
          <table:table-cell table:style-name="ce41" table:formula="of:=[.G22]*1000" office:value-type="float" office:value="161.58">
            <text:p>161.58</text:p>
          </table:table-cell>
          <table:table-cell table:style-name="ce41" table:formula="of:=[.H22]*1000" office:value-type="float" office:value="164.04">
            <text:p>164.04</text:p>
          </table:table-cell>
          <table:table-cell table:style-name="ce41" table:formula="of:=[.I22]*1000" office:value-type="float" office:value="166.34">
            <text:p>166.34</text:p>
          </table:table-cell>
          <table:table-cell table:style-name="ce41" table:formula="of:=[.J22]*1000" office:value-type="float" office:value="168.5">
            <text:p>168.50</text:p>
          </table:table-cell>
          <table:table-cell table:style-name="ce41" table:formula="of:=[.K22]*1000" office:value-type="float" office:value="170.54">
            <text:p>170.54</text:p>
          </table:table-cell>
          <table:table-cell table:style-name="ce41" table:formula="of:=[.L22]*1000" office:value-type="float" office:value="172.48">
            <text:p>172.48</text:p>
          </table:table-cell>
          <table:table-cell table:number-columns-repeated="2"/>
          <table:table-cell table:style-name="ce41" table:formula="of:=[.$O$6]+[.$O$7]*[.A68]+[.$O$8]*[.A68]^2+[.$O$9]*[.A68]^3+[.$O$10]*[.A68]^4" office:value-type="float" office:value="145.1140492227">
            <text:p>145.11</text:p>
          </table:table-cell>
          <table:table-cell table:style-name="ce41" table:formula="of:=[.$P$6]+[.$P$7]*[.A68]+[.$P$8]*[.A68]^2+[.$P$9]*[.A68]^3+[.$P$10]*[.A68]^4" office:value-type="float" office:value="149.2489157891">
            <text:p>149.25</text:p>
          </table:table-cell>
          <table:table-cell table:style-name="ce41" table:formula="of:=[.$Q$6]+[.$Q$7]*[.A68]+[.$Q$8]*[.A68]^2+[.$Q$9]*[.A68]^3+[.$Q$10]*[.A68]^4" office:value-type="float" office:value="152.8389122182">
            <text:p>152.84</text:p>
          </table:table-cell>
          <table:table-cell table:style-name="ce41" table:formula="of:=[.$R$6]+[.$R$7]*[.A68]+[.$R$8]*[.A68]^2+[.$R$9]*[.A68]^3+[.$R$10]*[.A68]^4" office:value-type="float" office:value="156.0355665838">
            <text:p>156.04</text:p>
          </table:table-cell>
          <table:table-cell table:style-name="ce41" table:formula="of:=[.$S$6]+[.$S$7]*[.A68]+[.$S$8]*[.A68]^2+[.$S$9]*[.A68]^3+[.$S$10]*[.A68]^4" office:value-type="float" office:value="158.9354237723">
            <text:p>158.94</text:p>
          </table:table-cell>
          <table:table-cell table:style-name="ce41" table:formula="of:=[.$T$6]+[.$T$7]*[.A68]+[.$T$8]*[.A68]^2+[.$T$9]*[.A68]^3+[.$T$10]*[.A68]^4" office:value-type="float" office:value="161.587936202">
            <text:p>161.59</text:p>
          </table:table-cell>
          <table:table-cell table:style-name="ce41" table:formula="of:=[.$U$6]+[.$U$7]*[.A68]+[.$U$8]*[.A68]^2+[.$U$9]*[.A68]^3+[.$U$10]*[.A68]^4" office:value-type="float" office:value="164.0540928522">
            <text:p>164.05</text:p>
          </table:table-cell>
          <table:table-cell table:style-name="ce41" table:formula="of:=[.$V$6]+[.$V$7]*[.A68]+[.$V$8]*[.A68]^2+[.$V$9]*[.A68]^3+[.$V$10]*[.A68]^4" office:value-type="float" office:value="166.3499368515">
            <text:p>166.35</text:p>
          </table:table-cell>
          <table:table-cell table:style-name="ce41" table:formula="of:=[.$W$6]+[.$W$7]*[.A68]+[.$W$8]*[.A68]^2+[.$W$9]*[.A68]^3+[.$W$10]*[.A68]^4" office:value-type="float" office:value="168.511706923">
            <text:p>168.51</text:p>
          </table:table-cell>
          <table:table-cell table:style-name="ce41" table:formula="of:=[.$X$6]+[.$X$7]*[.A68]+[.$X$8]*[.A68]^2+[.$X$9]*[.A68]^3+[.$X$10]*[.A68]^4" office:value-type="float" office:value="170.559704896">
            <text:p>170.56</text:p>
          </table:table-cell>
          <table:table-cell table:style-name="ce41" table:formula="of:=[.$Y$6]+[.$Y$7]*[.A68]+[.$Y$8]*[.A68]^2+[.$Y$9]*[.A68]^3+[.$Y$10]*[.A68]^4" office:value-type="float" office:value="172.498807019">
            <text:p>172.50</text:p>
          </table:table-cell>
          <table:table-cell table:number-columns-repeated="6"/>
        </table:table-row>
        <table:table-row table:style-name="ro1">
          <table:table-cell table:style-name="ce41" table:formula="of:=[.A23]" office:value-type="float" office:value="0.95">
            <text:p>0.95</text:p>
          </table:table-cell>
          <table:table-cell table:style-name="ce41" table:formula="of:=[.B23]*1000" office:value-type="float" office:value="145.11">
            <text:p>145.11</text:p>
          </table:table-cell>
          <table:table-cell table:style-name="ce41" table:formula="of:=[.C23]*1000" office:value-type="float" office:value="149.24">
            <text:p>149.24</text:p>
          </table:table-cell>
          <table:table-cell table:style-name="ce41" table:formula="of:=[.D23]*1000" office:value-type="float" office:value="152.83">
            <text:p>152.83</text:p>
          </table:table-cell>
          <table:table-cell table:style-name="ce41" table:formula="of:=[.E23]*1000" office:value-type="float" office:value="156.03">
            <text:p>156.03</text:p>
          </table:table-cell>
          <table:table-cell table:style-name="ce41" table:formula="of:=[.F23]*1000" office:value-type="float" office:value="158.93">
            <text:p>158.93</text:p>
          </table:table-cell>
          <table:table-cell table:style-name="ce41" table:formula="of:=[.G23]*1000" office:value-type="float" office:value="161.58">
            <text:p>161.58</text:p>
          </table:table-cell>
          <table:table-cell table:style-name="ce41" table:formula="of:=[.H23]*1000" office:value-type="float" office:value="164.04">
            <text:p>164.04</text:p>
          </table:table-cell>
          <table:table-cell table:style-name="ce41" table:formula="of:=[.I23]*1000" office:value-type="float" office:value="166.34">
            <text:p>166.34</text:p>
          </table:table-cell>
          <table:table-cell table:style-name="ce41" table:formula="of:=[.J23]*1000" office:value-type="float" office:value="168.51">
            <text:p>168.51</text:p>
          </table:table-cell>
          <table:table-cell table:style-name="ce41" table:formula="of:=[.K23]*1000" office:value-type="float" office:value="170.55">
            <text:p>170.55</text:p>
          </table:table-cell>
          <table:table-cell table:style-name="ce41" table:formula="of:=[.L23]*1000" office:value-type="float" office:value="172.49">
            <text:p>172.49</text:p>
          </table:table-cell>
          <table:table-cell table:number-columns-repeated="2"/>
          <table:table-cell table:style-name="ce41" table:formula="of:=[.$O$6]+[.$O$7]*[.A69]+[.$O$8]*[.A69]^2+[.$O$9]*[.A69]^3+[.$O$10]*[.A69]^4" office:value-type="float" office:value="145.111470000544">
            <text:p>145.11</text:p>
          </table:table-cell>
          <table:table-cell table:style-name="ce41" table:formula="of:=[.$P$6]+[.$P$7]*[.A69]+[.$P$8]*[.A69]^2+[.$P$9]*[.A69]^3+[.$P$10]*[.A69]^4" office:value-type="float" office:value="149.249057494944">
            <text:p>149.25</text:p>
          </table:table-cell>
          <table:table-cell table:style-name="ce41" table:formula="of:=[.$Q$6]+[.$Q$7]*[.A69]+[.$Q$8]*[.A69]^2+[.$Q$9]*[.A69]^3+[.$Q$10]*[.A69]^4" office:value-type="float" office:value="152.840715966262">
            <text:p>152.84</text:p>
          </table:table-cell>
          <table:table-cell table:style-name="ce41" table:formula="of:=[.$R$6]+[.$R$7]*[.A69]+[.$R$8]*[.A69]^2+[.$R$9]*[.A69]^3+[.$R$10]*[.A69]^4" office:value-type="float" office:value="156.037562230738">
            <text:p>156.04</text:p>
          </table:table-cell>
          <table:table-cell table:style-name="ce41" table:formula="of:=[.$S$6]+[.$S$7]*[.A69]+[.$S$8]*[.A69]^2+[.$S$9]*[.A69]^3+[.$S$10]*[.A69]^4" office:value-type="float" office:value="158.937728771894">
            <text:p>158.94</text:p>
          </table:table-cell>
          <table:table-cell table:style-name="ce41" table:formula="of:=[.$T$6]+[.$T$7]*[.A69]+[.$T$8]*[.A69]^2+[.$T$9]*[.A69]^3+[.$T$10]*[.A69]^4" office:value-type="float" office:value="161.5907794245">
            <text:p>161.59</text:p>
          </table:table-cell>
          <table:table-cell table:style-name="ce41" table:formula="of:=[.$U$6]+[.$U$7]*[.A69]+[.$U$8]*[.A69]^2+[.$U$9]*[.A69]^3+[.$U$10]*[.A69]^4" office:value-type="float" office:value="164.057023212763">
            <text:p>164.06</text:p>
          </table:table-cell>
          <table:table-cell table:style-name="ce41" table:formula="of:=[.$V$6]+[.$V$7]*[.A69]+[.$V$8]*[.A69]^2+[.$V$9]*[.A69]^3+[.$V$10]*[.A69]^4" office:value-type="float" office:value="166.353271096344">
            <text:p>166.35</text:p>
          </table:table-cell>
          <table:table-cell table:style-name="ce41" table:formula="of:=[.$W$6]+[.$W$7]*[.A69]+[.$W$8]*[.A69]^2+[.$W$9]*[.A69]^3+[.$W$10]*[.A69]^4" office:value-type="float" office:value="168.515837300188">
            <text:p>168.52</text:p>
          </table:table-cell>
          <table:table-cell table:style-name="ce41" table:formula="of:=[.$X$6]+[.$X$7]*[.A69]+[.$X$8]*[.A69]^2+[.$X$9]*[.A69]^3+[.$X$10]*[.A69]^4" office:value-type="float" office:value="170.56323913975">
            <text:p>170.56</text:p>
          </table:table-cell>
          <table:table-cell table:style-name="ce41" table:formula="of:=[.$Y$6]+[.$Y$7]*[.A69]+[.$Y$8]*[.A69]^2+[.$Y$9]*[.A69]^3+[.$Y$10]*[.A69]^4" office:value-type="float" office:value="172.502306710563">
            <text:p>172.50</text:p>
          </table:table-cell>
          <table:table-cell table:number-columns-repeated="6"/>
        </table:table-row>
        <table:table-row table:style-name="ro1">
          <table:table-cell table:style-name="ce41" table:formula="of:=[.A24]" office:value-type="float" office:value="1">
            <text:p>1.00</text:p>
          </table:table-cell>
          <table:table-cell table:style-name="ce41" table:formula="of:=[.B24]*1000" office:value-type="float" office:value="145.11">
            <text:p>145.11</text:p>
          </table:table-cell>
          <table:table-cell table:style-name="ce41" table:formula="of:=[.C24]*1000" office:value-type="float" office:value="149.25">
            <text:p>149.25</text:p>
          </table:table-cell>
          <table:table-cell table:style-name="ce41" table:formula="of:=[.D24]*1000" office:value-type="float" office:value="152.84">
            <text:p>152.84</text:p>
          </table:table-cell>
          <table:table-cell table:style-name="ce41" table:formula="of:=[.E24]*1000" office:value-type="float" office:value="156.04">
            <text:p>156.04</text:p>
          </table:table-cell>
          <table:table-cell table:style-name="ce41" table:formula="of:=[.F24]*1000" office:value-type="float" office:value="158.93">
            <text:p>158.93</text:p>
          </table:table-cell>
          <table:table-cell table:style-name="ce41" table:formula="of:=[.G24]*1000" office:value-type="float" office:value="161.59">
            <text:p>161.59</text:p>
          </table:table-cell>
          <table:table-cell table:style-name="ce41" table:formula="of:=[.H24]*1000" office:value-type="float" office:value="164.05">
            <text:p>164.05</text:p>
          </table:table-cell>
          <table:table-cell table:style-name="ce41" table:formula="of:=[.I24]*1000" office:value-type="float" office:value="166.35">
            <text:p>166.35</text:p>
          </table:table-cell>
          <table:table-cell table:style-name="ce41" table:formula="of:=[.J24]*1000" office:value-type="float" office:value="168.52">
            <text:p>168.52</text:p>
          </table:table-cell>
          <table:table-cell table:style-name="ce41" table:formula="of:=[.K24]*1000" office:value-type="float" office:value="170.56">
            <text:p>170.56</text:p>
          </table:table-cell>
          <table:table-cell table:style-name="ce41" table:formula="of:=[.L24]*1000" office:value-type="float" office:value="172.51">
            <text:p>172.51</text:p>
          </table:table-cell>
          <table:table-cell table:number-columns-repeated="2"/>
          <table:table-cell table:style-name="ce41" table:formula="of:=[.$O$6]+[.$O$7]*[.A70]+[.$O$8]*[.A70]^2+[.$O$9]*[.A70]^3+[.$O$10]*[.A70]^4" office:value-type="float" office:value="145.109124">
            <text:p>145.11</text:p>
          </table:table-cell>
          <table:table-cell table:style-name="ce41" table:formula="of:=[.$P$6]+[.$P$7]*[.A70]+[.$P$8]*[.A70]^2+[.$P$9]*[.A70]^3+[.$P$10]*[.A70]^4" office:value-type="float" office:value="149.249667">
            <text:p>149.25</text:p>
          </table:table-cell>
          <table:table-cell table:style-name="ce41" table:formula="of:=[.$Q$6]+[.$Q$7]*[.A70]+[.$Q$8]*[.A70]^2+[.$Q$9]*[.A70]^3+[.$Q$10]*[.A70]^4" office:value-type="float" office:value="152.843294">
            <text:p>152.84</text:p>
          </table:table-cell>
          <table:table-cell table:style-name="ce41" table:formula="of:=[.$R$6]+[.$R$7]*[.A70]+[.$R$8]*[.A70]^2+[.$R$9]*[.A70]^3+[.$R$10]*[.A70]^4" office:value-type="float" office:value="156.040645">
            <text:p>156.04</text:p>
          </table:table-cell>
          <table:table-cell table:style-name="ce41" table:formula="of:=[.$S$6]+[.$S$7]*[.A70]+[.$S$8]*[.A70]^2+[.$S$9]*[.A70]^3+[.$S$10]*[.A70]^4" office:value-type="float" office:value="158.941071">
            <text:p>158.94</text:p>
          </table:table-cell>
          <table:table-cell table:style-name="ce41" table:formula="of:=[.$T$6]+[.$T$7]*[.A70]+[.$T$8]*[.A70]^2+[.$T$9]*[.A70]^3+[.$T$10]*[.A70]^4" office:value-type="float" office:value="161.594926">
            <text:p>161.59</text:p>
          </table:table-cell>
          <table:table-cell table:style-name="ce41" table:formula="of:=[.$U$6]+[.$U$7]*[.A70]+[.$U$8]*[.A70]^2+[.$U$9]*[.A70]^3+[.$U$10]*[.A70]^4" office:value-type="float" office:value="164.061153">
            <text:p>164.06</text:p>
          </table:table-cell>
          <table:table-cell table:style-name="ce41" table:formula="of:=[.$V$6]+[.$V$7]*[.A70]+[.$V$8]*[.A70]^2+[.$V$9]*[.A70]^3+[.$V$10]*[.A70]^4" office:value-type="float" office:value="166.358422">
            <text:p>166.36</text:p>
          </table:table-cell>
          <table:table-cell table:style-name="ce41" table:formula="of:=[.$W$6]+[.$W$7]*[.A70]+[.$W$8]*[.A70]^2+[.$W$9]*[.A70]^3+[.$W$10]*[.A70]^4" office:value-type="float" office:value="168.522261">
            <text:p>168.52</text:p>
          </table:table-cell>
          <table:table-cell table:style-name="ce41" table:formula="of:=[.$X$6]+[.$X$7]*[.A70]+[.$X$8]*[.A70]^2+[.$X$9]*[.A70]^3+[.$X$10]*[.A70]^4" office:value-type="float" office:value="170.56894">
            <text:p>170.57</text:p>
          </table:table-cell>
          <table:table-cell table:style-name="ce41" table:formula="of:=[.$Y$6]+[.$Y$7]*[.A70]+[.$Y$8]*[.A70]^2+[.$Y$9]*[.A70]^3+[.$Y$10]*[.A70]^4" office:value-type="float" office:value="172.50827">
            <text:p>172.51</text:p>
          </table:table-cell>
          <table:table-cell table:number-columns-repeated="6"/>
        </table:table-row>
        <table:table-row table:style-name="ro1">
          <table:table-cell table:style-name="ce41" table:formula="of:=[.A25]" office:value-type="float" office:value="1.05">
            <text:p>1.05</text:p>
          </table:table-cell>
          <table:table-cell table:style-name="ce41" table:formula="of:=[.B25]*1000" office:value-type="float" office:value="145.11">
            <text:p>145.11</text:p>
          </table:table-cell>
          <table:table-cell table:style-name="ce41" table:formula="of:=[.C25]*1000" office:value-type="float" office:value="149.25">
            <text:p>149.25</text:p>
          </table:table-cell>
          <table:table-cell table:style-name="ce41" table:formula="of:=[.D25]*1000" office:value-type="float" office:value="152.84">
            <text:p>152.84</text:p>
          </table:table-cell>
          <table:table-cell table:style-name="ce41" table:formula="of:=[.E25]*1000" office:value-type="float" office:value="156.04">
            <text:p>156.04</text:p>
          </table:table-cell>
          <table:table-cell table:style-name="ce41" table:formula="of:=[.F25]*1000" office:value-type="float" office:value="158.94">
            <text:p>158.94</text:p>
          </table:table-cell>
          <table:table-cell table:style-name="ce41" table:formula="of:=[.G25]*1000" office:value-type="float" office:value="161.6">
            <text:p>161.60</text:p>
          </table:table-cell>
          <table:table-cell table:style-name="ce41" table:formula="of:=[.H25]*1000" office:value-type="float" office:value="164.06">
            <text:p>164.06</text:p>
          </table:table-cell>
          <table:table-cell table:style-name="ce41" table:formula="of:=[.I25]*1000" office:value-type="float" office:value="166.36">
            <text:p>166.36</text:p>
          </table:table-cell>
          <table:table-cell table:style-name="ce41" table:formula="of:=[.J25]*1000" office:value-type="float" office:value="168.53">
            <text:p>168.53</text:p>
          </table:table-cell>
          <table:table-cell table:style-name="ce41" table:formula="of:=[.K25]*1000" office:value-type="float" office:value="170.58">
            <text:p>170.58</text:p>
          </table:table-cell>
          <table:table-cell table:style-name="ce41" table:formula="of:=[.L25]*1000" office:value-type="float" office:value="172.52">
            <text:p>172.52</text:p>
          </table:table-cell>
          <table:table-cell table:number-columns-repeated="2"/>
          <table:table-cell table:style-name="ce41" table:formula="of:=[.$O$6]+[.$O$7]*[.A71]+[.$O$8]*[.A71]^2+[.$O$9]*[.A71]^3+[.$O$10]*[.A71]^4" office:value-type="float" office:value="145.107208251544">
            <text:p>145.11</text:p>
          </table:table-cell>
          <table:table-cell table:style-name="ce41" table:formula="of:=[.$P$6]+[.$P$7]*[.A71]+[.$P$8]*[.A71]^2+[.$P$9]*[.A71]^3+[.$P$10]*[.A71]^4" office:value-type="float" office:value="149.251014372444">
            <text:p>149.25</text:p>
          </table:table-cell>
          <table:table-cell table:style-name="ce41" table:formula="of:=[.$Q$6]+[.$Q$7]*[.A71]+[.$Q$8]*[.A71]^2+[.$Q$9]*[.A71]^3+[.$Q$10]*[.A71]^4" office:value-type="float" office:value="152.847004295763">
            <text:p>152.85</text:p>
          </table:table-cell>
          <table:table-cell table:style-name="ce41" table:formula="of:=[.$R$6]+[.$R$7]*[.A71]+[.$R$8]*[.A71]^2+[.$R$9]*[.A71]^3+[.$R$10]*[.A71]^4" office:value-type="float" office:value="156.045292413737">
            <text:p>156.05</text:p>
          </table:table-cell>
          <table:table-cell table:style-name="ce41" table:formula="of:=[.$S$6]+[.$S$7]*[.A71]+[.$S$8]*[.A71]^2+[.$S$9]*[.A71]^3+[.$S$10]*[.A71]^4" office:value-type="float" office:value="158.946045887394">
            <text:p>158.95</text:p>
          </table:table-cell>
          <table:table-cell table:style-name="ce41" table:formula="of:=[.$T$6]+[.$T$7]*[.A71]+[.$T$8]*[.A71]^2+[.$T$9]*[.A71]^3+[.$T$10]*[.A71]^4" office:value-type="float" office:value="161.601073502">
            <text:p>161.60</text:p>
          </table:table-cell>
          <table:table-cell table:style-name="ce41" table:formula="of:=[.$U$6]+[.$U$7]*[.A71]+[.$U$8]*[.A71]^2+[.$U$9]*[.A71]^3+[.$U$10]*[.A71]^4" office:value-type="float" office:value="164.067304264762">
            <text:p>164.07</text:p>
          </table:table-cell>
          <table:table-cell table:style-name="ce41" table:formula="of:=[.$V$6]+[.$V$7]*[.A71]+[.$V$8]*[.A71]^2+[.$V$9]*[.A71]^3+[.$V$10]*[.A71]^4" office:value-type="float" office:value="166.366317648844">
            <text:p>166.37</text:p>
          </table:table-cell>
          <table:table-cell table:style-name="ce41" table:formula="of:=[.$W$6]+[.$W$7]*[.A71]+[.$W$8]*[.A71]^2+[.$W$9]*[.A71]^3+[.$W$10]*[.A71]^4" office:value-type="float" office:value="168.532040380188">
            <text:p>168.53</text:p>
          </table:table-cell>
          <table:table-cell table:style-name="ce41" table:formula="of:=[.$X$6]+[.$X$7]*[.A71]+[.$X$8]*[.A71]^2+[.$X$9]*[.A71]^3+[.$X$10]*[.A71]^4" office:value-type="float" office:value="170.57809747975">
            <text:p>170.58</text:p>
          </table:table-cell>
          <table:table-cell table:style-name="ce41" table:formula="of:=[.$Y$6]+[.$Y$7]*[.A71]+[.$Y$8]*[.A71]^2+[.$Y$9]*[.A71]^3+[.$Y$10]*[.A71]^4" office:value-type="float" office:value="172.518267598063">
            <text:p>172.52</text:p>
          </table:table-cell>
          <table:table-cell table:number-columns-repeated="6"/>
        </table:table-row>
        <table:table-row table:style-name="ro1">
          <table:table-cell table:style-name="ce41" table:formula="of:=[.A26]" office:value-type="float" office:value="1.1">
            <text:p>1.10</text:p>
          </table:table-cell>
          <table:table-cell table:style-name="ce41" table:formula="of:=[.B26]*1000" office:value-type="float" office:value="145.1">
            <text:p>145.10</text:p>
          </table:table-cell>
          <table:table-cell table:style-name="ce41" table:formula="of:=[.C26]*1000" office:value-type="float" office:value="149.25">
            <text:p>149.25</text:p>
          </table:table-cell>
          <table:table-cell table:style-name="ce41" table:formula="of:=[.D26]*1000" office:value-type="float" office:value="152.85">
            <text:p>152.85</text:p>
          </table:table-cell>
          <table:table-cell table:style-name="ce41" table:formula="of:=[.E26]*1000" office:value-type="float" office:value="156.05">
            <text:p>156.05</text:p>
          </table:table-cell>
          <table:table-cell table:style-name="ce41" table:formula="of:=[.F26]*1000" office:value-type="float" office:value="158.95">
            <text:p>158.95</text:p>
          </table:table-cell>
          <table:table-cell table:style-name="ce41" table:formula="of:=[.G26]*1000" office:value-type="float" office:value="161.61">
            <text:p>161.61</text:p>
          </table:table-cell>
          <table:table-cell table:style-name="ce41" table:formula="of:=[.H26]*1000" office:value-type="float" office:value="164.08">
            <text:p>164.08</text:p>
          </table:table-cell>
          <table:table-cell table:style-name="ce41" table:formula="of:=[.I26]*1000" office:value-type="float" office:value="166.38">
            <text:p>166.38</text:p>
          </table:table-cell>
          <table:table-cell table:style-name="ce41" table:formula="of:=[.J26]*1000" office:value-type="float" office:value="168.55">
            <text:p>168.55</text:p>
          </table:table-cell>
          <table:table-cell table:style-name="ce41" table:formula="of:=[.K26]*1000" office:value-type="float" office:value="170.6">
            <text:p>170.60</text:p>
          </table:table-cell>
          <table:table-cell table:style-name="ce41" table:formula="of:=[.L26]*1000" office:value-type="float" office:value="172.55">
            <text:p>172.55</text:p>
          </table:table-cell>
          <table:table-cell table:number-columns-repeated="2"/>
          <table:table-cell table:style-name="ce41" table:formula="of:=[.$O$6]+[.$O$7]*[.A72]+[.$O$8]*[.A72]^2+[.$O$9]*[.A72]^3+[.$O$10]*[.A72]^4" office:value-type="float" office:value="145.1059472307">
            <text:p>145.11</text:p>
          </table:table-cell>
          <table:table-cell table:style-name="ce41" table:formula="of:=[.$P$6]+[.$P$7]*[.A72]+[.$P$8]*[.A72]^2+[.$P$9]*[.A72]^3+[.$P$10]*[.A72]^4" office:value-type="float" office:value="149.2534132091">
            <text:p>149.25</text:p>
          </table:table-cell>
          <table:table-cell table:style-name="ce41" table:formula="of:=[.$Q$6]+[.$Q$7]*[.A72]+[.$Q$8]*[.A72]^2+[.$Q$9]*[.A72]^3+[.$Q$10]*[.A72]^4" office:value-type="float" office:value="152.8522648542">
            <text:p>152.85</text:p>
          </table:table-cell>
          <table:table-cell table:style-name="ce41" table:formula="of:=[.$R$6]+[.$R$7]*[.A72]+[.$R$8]*[.A72]^2+[.$R$9]*[.A72]^3+[.$R$10]*[.A72]^4" office:value-type="float" office:value="156.0520546478">
            <text:p>156.05</text:p>
          </table:table-cell>
          <table:table-cell table:style-name="ce41" table:formula="of:=[.$S$6]+[.$S$7]*[.A72]+[.$S$8]*[.A72]^2+[.$S$9]*[.A72]^3+[.$S$10]*[.A72]^4" office:value-type="float" office:value="158.9533486963">
            <text:p>158.95</text:p>
          </table:table-cell>
          <table:table-cell table:style-name="ce41" table:formula="of:=[.$T$6]+[.$T$7]*[.A72]+[.$T$8]*[.A72]^2+[.$T$9]*[.A72]^3+[.$T$10]*[.A72]^4" office:value-type="float" office:value="161.610033222">
            <text:p>161.61</text:p>
          </table:table-cell>
          <table:table-cell table:style-name="ce41" table:formula="of:=[.$U$6]+[.$U$7]*[.A72]+[.$U$8]*[.A72]^2+[.$U$9]*[.A72]^3+[.$U$10]*[.A72]^4" office:value-type="float" office:value="164.0764438682">
            <text:p>164.08</text:p>
          </table:table-cell>
          <table:table-cell table:style-name="ce41" table:formula="of:=[.$V$6]+[.$V$7]*[.A72]+[.$V$8]*[.A72]^2+[.$V$9]*[.A72]^3+[.$V$10]*[.A72]^4" office:value-type="float" office:value="166.3780330715">
            <text:p>166.38</text:p>
          </table:table-cell>
          <table:table-cell table:style-name="ce41" table:formula="of:=[.$W$6]+[.$W$7]*[.A72]+[.$W$8]*[.A72]^2+[.$W$9]*[.A72]^3+[.$W$10]*[.A72]^4" office:value-type="float" office:value="168.546398963">
            <text:p>168.55</text:p>
          </table:table-cell>
          <table:table-cell table:style-name="ce41" table:formula="of:=[.$X$6]+[.$X$7]*[.A72]+[.$X$8]*[.A72]^2+[.$X$9]*[.A72]^3+[.$X$10]*[.A72]^4" office:value-type="float" office:value="170.592213616">
            <text:p>170.59</text:p>
          </table:table-cell>
          <table:table-cell table:style-name="ce41" table:formula="of:=[.$Y$6]+[.$Y$7]*[.A72]+[.$Y$8]*[.A72]^2+[.$Y$9]*[.A72]^3+[.$Y$10]*[.A72]^4" office:value-type="float" office:value="172.534130119">
            <text:p>172.53</text:p>
          </table:table-cell>
          <table:table-cell table:number-columns-repeated="6"/>
        </table:table-row>
        <table:table-row table:style-name="ro1">
          <table:table-cell table:style-name="ce41" table:formula="of:=[.A27]" office:value-type="float" office:value="1.15">
            <text:p>1.15</text:p>
          </table:table-cell>
          <table:table-cell table:style-name="ce41" table:formula="of:=[.B27]*1000" office:value-type="float" office:value="145.1">
            <text:p>145.10</text:p>
          </table:table-cell>
          <table:table-cell table:style-name="ce41" table:formula="of:=[.C27]*1000" office:value-type="float" office:value="149.26">
            <text:p>149.26</text:p>
          </table:table-cell>
          <table:table-cell table:style-name="ce41" table:formula="of:=[.D27]*1000" office:value-type="float" office:value="152.86">
            <text:p>152.86</text:p>
          </table:table-cell>
          <table:table-cell table:style-name="ce41" table:formula="of:=[.E27]*1000" office:value-type="float" office:value="156.07">
            <text:p>156.07</text:p>
          </table:table-cell>
          <table:table-cell table:style-name="ce41" table:formula="of:=[.F27]*1000" office:value-type="float" office:value="158.97">
            <text:p>158.97</text:p>
          </table:table-cell>
          <table:table-cell table:style-name="ce41" table:formula="of:=[.G27]*1000" office:value-type="float" office:value="161.63">
            <text:p>161.63</text:p>
          </table:table-cell>
          <table:table-cell table:style-name="ce41" table:formula="of:=[.H27]*1000" office:value-type="float" office:value="164.1">
            <text:p>164.10</text:p>
          </table:table-cell>
          <table:table-cell table:style-name="ce41" table:formula="of:=[.I27]*1000" office:value-type="float" office:value="166.4">
            <text:p>166.40</text:p>
          </table:table-cell>
          <table:table-cell table:style-name="ce41" table:formula="of:=[.J27]*1000" office:value-type="float" office:value="168.58">
            <text:p>168.58</text:p>
          </table:table-cell>
          <table:table-cell table:style-name="ce41" table:formula="of:=[.K27]*1000" office:value-type="float" office:value="170.63">
            <text:p>170.63</text:p>
          </table:table-cell>
          <table:table-cell table:style-name="ce41" table:formula="of:=[.L27]*1000" office:value-type="float" office:value="172.58">
            <text:p>172.58</text:p>
          </table:table-cell>
          <table:table-cell table:number-columns-repeated="2"/>
          <table:table-cell table:style-name="ce41" table:formula="of:=[.$O$6]+[.$O$7]*[.A73]+[.$O$8]*[.A73]^2+[.$O$9]*[.A73]^3+[.$O$10]*[.A73]^4" office:value-type="float" office:value="145.105592858044">
            <text:p>145.11</text:p>
          </table:table-cell>
          <table:table-cell table:style-name="ce41" table:formula="of:=[.$P$6]+[.$P$7]*[.A73]+[.$P$8]*[.A73]^2+[.$P$9]*[.A73]^3+[.$P$10]*[.A73]^4" office:value-type="float" office:value="149.257220635444">
            <text:p>149.26</text:p>
          </table:table-cell>
          <table:table-cell table:style-name="ce41" table:formula="of:=[.$Q$6]+[.$Q$7]*[.A73]+[.$Q$8]*[.A73]^2+[.$Q$9]*[.A73]^3+[.$Q$10]*[.A73]^4" office:value-type="float" office:value="152.859553700262">
            <text:p>152.86</text:p>
          </table:table-cell>
          <table:table-cell table:style-name="ce41" table:formula="of:=[.$R$6]+[.$R$7]*[.A73]+[.$R$8]*[.A73]^2+[.$R$9]*[.A73]^3+[.$R$10]*[.A73]^4" office:value-type="float" office:value="156.061554531738">
            <text:p>156.06</text:p>
          </table:table-cell>
          <table:table-cell table:style-name="ce41" table:formula="of:=[.$S$6]+[.$S$7]*[.A73]+[.$S$8]*[.A73]^2+[.$S$9]*[.A73]^3+[.$S$10]*[.A73]^4" office:value-type="float" office:value="158.963774520394">
            <text:p>158.96</text:p>
          </table:table-cell>
          <table:table-cell table:style-name="ce41" table:formula="of:=[.$T$6]+[.$T$7]*[.A73]+[.$T$8]*[.A73]^2+[.$T$9]*[.A73]^3+[.$T$10]*[.A73]^4" office:value-type="float" office:value="161.6227301695">
            <text:p>161.62</text:p>
          </table:table-cell>
          <table:table-cell table:style-name="ce41" table:formula="of:=[.$U$6]+[.$U$7]*[.A73]+[.$U$8]*[.A73]^2+[.$U$9]*[.A73]^3+[.$U$10]*[.A73]^4" office:value-type="float" office:value="164.089683481763">
            <text:p>164.09</text:p>
          </table:table-cell>
          <table:table-cell table:style-name="ce41" table:formula="of:=[.$V$6]+[.$V$7]*[.A73]+[.$V$8]*[.A73]^2+[.$V$9]*[.A73]^3+[.$V$10]*[.A73]^4" office:value-type="float" office:value="166.394790238844">
            <text:p>166.39</text:p>
          </table:table-cell>
          <table:table-cell table:style-name="ce41" table:formula="of:=[.$W$6]+[.$W$7]*[.A73]+[.$W$8]*[.A73]^2+[.$W$9]*[.A73]^3+[.$W$10]*[.A73]^4" office:value-type="float" office:value="168.566721435188">
            <text:p>168.57</text:p>
          </table:table-cell>
          <table:table-cell table:style-name="ce41" table:formula="of:=[.$X$6]+[.$X$7]*[.A73]+[.$X$8]*[.A73]^2+[.$X$9]*[.A73]^3+[.$X$10]*[.A73]^4" office:value-type="float" office:value="170.61300247975">
            <text:p>170.61</text:p>
          </table:table-cell>
          <table:table-cell table:style-name="ce41" table:formula="of:=[.$Y$6]+[.$Y$7]*[.A73]+[.$Y$8]*[.A73]^2+[.$Y$9]*[.A73]^3+[.$Y$10]*[.A73]^4" office:value-type="float" office:value="172.557948080563">
            <text:p>172.56</text:p>
          </table:table-cell>
          <table:table-cell table:number-columns-repeated="6"/>
        </table:table-row>
        <table:table-row table:style-name="ro1">
          <table:table-cell table:style-name="ce41" table:formula="of:=[.A28]" office:value-type="float" office:value="1.2">
            <text:p>1.20</text:p>
          </table:table-cell>
          <table:table-cell table:style-name="ce41" table:formula="of:=[.B28]*1000" office:value-type="float" office:value="145.11">
            <text:p>145.11</text:p>
          </table:table-cell>
          <table:table-cell table:style-name="ce41" table:formula="of:=[.C28]*1000" office:value-type="float" office:value="149.26">
            <text:p>149.26</text:p>
          </table:table-cell>
          <table:table-cell table:style-name="ce41" table:formula="of:=[.D28]*1000" office:value-type="float" office:value="152.87">
            <text:p>152.87</text:p>
          </table:table-cell>
          <table:table-cell table:style-name="ce41" table:formula="of:=[.E28]*1000" office:value-type="float" office:value="156.08">
            <text:p>156.08</text:p>
          </table:table-cell>
          <table:table-cell table:style-name="ce41" table:formula="of:=[.F28]*1000" office:value-type="float" office:value="158.99">
            <text:p>158.99</text:p>
          </table:table-cell>
          <table:table-cell table:style-name="ce41" table:formula="of:=[.G28]*1000" office:value-type="float" office:value="161.65">
            <text:p>161.65</text:p>
          </table:table-cell>
          <table:table-cell table:style-name="ce41" table:formula="of:=[.H28]*1000" office:value-type="float" office:value="164.12">
            <text:p>164.12</text:p>
          </table:table-cell>
          <table:table-cell table:style-name="ce41" table:formula="of:=[.I28]*1000" office:value-type="float" office:value="166.43">
            <text:p>166.43</text:p>
          </table:table-cell>
          <table:table-cell table:style-name="ce41" table:formula="of:=[.J28]*1000" office:value-type="float" office:value="168.61">
            <text:p>168.61</text:p>
          </table:table-cell>
          <table:table-cell table:style-name="ce41" table:formula="of:=[.K28]*1000" office:value-type="float" office:value="170.66">
            <text:p>170.66</text:p>
          </table:table-cell>
          <table:table-cell table:style-name="ce41" table:formula="of:=[.L28]*1000" office:value-type="float" office:value="172.62">
            <text:p>172.62</text:p>
          </table:table-cell>
          <table:table-cell table:number-columns-repeated="2"/>
          <table:table-cell table:style-name="ce41" table:formula="of:=[.$O$6]+[.$O$7]*[.A74]+[.$O$8]*[.A74]^2+[.$O$9]*[.A74]^3+[.$O$10]*[.A74]^4" office:value-type="float" office:value="145.1064244992">
            <text:p>145.11</text:p>
          </table:table-cell>
          <table:table-cell table:style-name="ce41" table:formula="of:=[.$P$6]+[.$P$7]*[.A74]+[.$P$8]*[.A74]^2+[.$P$9]*[.A74]^3+[.$P$10]*[.A74]^4" office:value-type="float" office:value="149.2628373056">
            <text:p>149.26</text:p>
          </table:table-cell>
          <table:table-cell table:style-name="ce41" table:formula="of:=[.$Q$6]+[.$Q$7]*[.A74]+[.$Q$8]*[.A74]^2+[.$Q$9]*[.A74]^3+[.$Q$10]*[.A74]^4" office:value-type="float" office:value="152.8694088832">
            <text:p>152.87</text:p>
          </table:table-cell>
          <table:table-cell table:style-name="ce41" table:formula="of:=[.$R$6]+[.$R$7]*[.A74]+[.$R$8]*[.A74]^2+[.$R$9]*[.A74]^3+[.$R$10]*[.A74]^4" office:value-type="float" office:value="156.0744875488">
            <text:p>156.07</text:p>
          </table:table-cell>
          <table:table-cell table:style-name="ce41" table:formula="of:=[.$S$6]+[.$S$7]*[.A74]+[.$S$8]*[.A74]^2+[.$S$9]*[.A74]^3+[.$S$10]*[.A74]^4" office:value-type="float" office:value="158.9782182848">
            <text:p>158.98</text:p>
          </table:table-cell>
          <table:table-cell table:style-name="ce41" table:formula="of:=[.$T$6]+[.$T$7]*[.A74]+[.$T$8]*[.A74]^2+[.$T$9]*[.A74]^3+[.$T$10]*[.A74]^4" office:value-type="float" office:value="161.640203072">
            <text:p>161.64</text:p>
          </table:table-cell>
          <table:table-cell table:style-name="ce41" table:formula="of:=[.$U$6]+[.$U$7]*[.A74]+[.$U$8]*[.A74]^2+[.$U$9]*[.A74]^3+[.$U$10]*[.A74]^4" office:value-type="float" office:value="164.1082795872">
            <text:p>164.11</text:p>
          </table:table-cell>
          <table:table-cell table:style-name="ce41" table:formula="of:=[.$V$6]+[.$V$7]*[.A74]+[.$V$8]*[.A74]^2+[.$V$9]*[.A74]^3+[.$V$10]*[.A74]^4" office:value-type="float" office:value="166.417958064">
            <text:p>166.42</text:p>
          </table:table-cell>
          <table:table-cell table:style-name="ce41" table:formula="of:=[.$W$6]+[.$W$7]*[.A74]+[.$W$8]*[.A74]^2+[.$W$9]*[.A74]^3+[.$W$10]*[.A74]^4" office:value-type="float" office:value="168.594553648">
            <text:p>168.59</text:p>
          </table:table-cell>
          <table:table-cell table:style-name="ce41" table:formula="of:=[.$X$6]+[.$X$7]*[.A74]+[.$X$8]*[.A74]^2+[.$X$9]*[.A74]^3+[.$X$10]*[.A74]^4" office:value-type="float" office:value="170.642390176">
            <text:p>170.64</text:p>
          </table:table-cell>
          <table:table-cell table:style-name="ce41" table:formula="of:=[.$Y$6]+[.$Y$7]*[.A74]+[.$Y$8]*[.A74]^2+[.$Y$9]*[.A74]^3+[.$Y$10]*[.A74]^4" office:value-type="float" office:value="172.592071904">
            <text:p>172.59</text:p>
          </table:table-cell>
          <table:table-cell table:number-columns-repeated="6"/>
        </table:table-row>
        <table:table-row table:style-name="ro1">
          <table:table-cell table:style-name="ce41" table:formula="of:=[.A29]" office:value-type="float" office:value="1.25">
            <text:p>1.25</text:p>
          </table:table-cell>
          <table:table-cell table:style-name="ce41" table:formula="of:=[.B29]*1000" office:value-type="float" office:value="145.11">
            <text:p>145.11</text:p>
          </table:table-cell>
          <table:table-cell table:style-name="ce41" table:formula="of:=[.C29]*1000" office:value-type="float" office:value="149.27">
            <text:p>149.27</text:p>
          </table:table-cell>
          <table:table-cell table:style-name="ce41" table:formula="of:=[.D29]*1000" office:value-type="float" office:value="152.89">
            <text:p>152.89</text:p>
          </table:table-cell>
          <table:table-cell table:style-name="ce41" table:formula="of:=[.E29]*1000" office:value-type="float" office:value="156.1">
            <text:p>156.10</text:p>
          </table:table-cell>
          <table:table-cell table:style-name="ce41" table:formula="of:=[.F29]*1000" office:value-type="float" office:value="159.01">
            <text:p>159.01</text:p>
          </table:table-cell>
          <table:table-cell table:style-name="ce41" table:formula="of:=[.G29]*1000" office:value-type="float" office:value="161.68">
            <text:p>161.68</text:p>
          </table:table-cell>
          <table:table-cell table:style-name="ce41" table:formula="of:=[.H29]*1000" office:value-type="float" office:value="164.15">
            <text:p>164.15</text:p>
          </table:table-cell>
          <table:table-cell table:style-name="ce41" table:formula="of:=[.I29]*1000" office:value-type="float" office:value="166.47">
            <text:p>166.47</text:p>
          </table:table-cell>
          <table:table-cell table:style-name="ce41" table:formula="of:=[.J29]*1000" office:value-type="float" office:value="168.65">
            <text:p>168.65</text:p>
          </table:table-cell>
          <table:table-cell table:style-name="ce41" table:formula="of:=[.K29]*1000" office:value-type="float" office:value="170.71">
            <text:p>170.71</text:p>
          </table:table-cell>
          <table:table-cell table:style-name="ce41" table:formula="of:=[.L29]*1000" office:value-type="float" office:value="172.67">
            <text:p>172.67</text:p>
          </table:table-cell>
          <table:table-cell table:number-columns-repeated="2"/>
          <table:table-cell table:style-name="ce41" table:formula="of:=[.$O$6]+[.$O$7]*[.A75]+[.$O$8]*[.A75]^2+[.$O$9]*[.A75]^3+[.$O$10]*[.A75]^4" office:value-type="float" office:value="145.108748964844">
            <text:p>145.11</text:p>
          </table:table-cell>
          <table:table-cell table:style-name="ce41" table:formula="of:=[.$P$6]+[.$P$7]*[.A75]+[.$P$8]*[.A75]^2+[.$P$9]*[.A75]^3+[.$P$10]*[.A75]^4" office:value-type="float" office:value="149.270707402344">
            <text:p>149.27</text:p>
          </table:table-cell>
          <table:table-cell table:style-name="ce41" table:formula="of:=[.$Q$6]+[.$Q$7]*[.A75]+[.$Q$8]*[.A75]^2+[.$Q$9]*[.A75]^3+[.$Q$10]*[.A75]^4" office:value-type="float" office:value="152.882428476563">
            <text:p>152.88</text:p>
          </table:table-cell>
          <table:table-cell table:style-name="ce41" table:formula="of:=[.$R$6]+[.$R$7]*[.A75]+[.$R$8]*[.A75]^2+[.$R$9]*[.A75]^3+[.$R$10]*[.A75]^4" office:value-type="float" office:value="156.091621835937">
            <text:p>156.09</text:p>
          </table:table-cell>
          <table:table-cell table:style-name="ce41" table:formula="of:=[.$S$6]+[.$S$7]*[.A75]+[.$S$8]*[.A75]^2+[.$S$9]*[.A75]^3+[.$S$10]*[.A75]^4" office:value-type="float" office:value="158.997674746094">
            <text:p>159.00</text:p>
          </table:table-cell>
          <table:table-cell table:style-name="ce41" table:formula="of:=[.$T$6]+[.$T$7]*[.A75]+[.$T$8]*[.A75]^2+[.$T$9]*[.A75]^3+[.$T$10]*[.A75]^4" office:value-type="float" office:value="161.663604375">
            <text:p>161.66</text:p>
          </table:table-cell>
          <table:table-cell table:style-name="ce41" table:formula="of:=[.$U$6]+[.$U$7]*[.A75]+[.$U$8]*[.A75]^2+[.$U$9]*[.A75]^3+[.$U$10]*[.A75]^4" office:value-type="float" office:value="164.133633476563">
            <text:p>164.13</text:p>
          </table:table-cell>
          <table:table-cell table:style-name="ce41" table:formula="of:=[.$V$6]+[.$V$7]*[.A75]+[.$V$8]*[.A75]^2+[.$V$9]*[.A75]^3+[.$V$10]*[.A75]^4" office:value-type="float" office:value="166.449052402344">
            <text:p>166.45</text:p>
          </table:table-cell>
          <table:table-cell table:style-name="ce41" table:formula="of:=[.$W$6]+[.$W$7]*[.A75]+[.$W$8]*[.A75]^2+[.$W$9]*[.A75]^3+[.$W$10]*[.A75]^4" office:value-type="float" office:value="168.631602617188">
            <text:p>168.63</text:p>
          </table:table-cell>
          <table:table-cell table:style-name="ce41" table:formula="of:=[.$X$6]+[.$X$7]*[.A75]+[.$X$8]*[.A75]^2+[.$X$9]*[.A75]^3+[.$X$10]*[.A75]^4" office:value-type="float" office:value="170.68251484375">
            <text:p>170.68</text:p>
          </table:table-cell>
          <table:table-cell table:style-name="ce41" table:formula="of:=[.$Y$6]+[.$Y$7]*[.A75]+[.$Y$8]*[.A75]^2+[.$Y$9]*[.A75]^3+[.$Y$10]*[.A75]^4" office:value-type="float" office:value="172.639111914063">
            <text:p>172.64</text:p>
          </table:table-cell>
          <table:table-cell table:number-columns-repeated="6"/>
        </table:table-row>
        <table:table-row table:style-name="ro1">
          <table:table-cell table:style-name="ce41" table:formula="of:=[.A30]" office:value-type="float" office:value="1.3">
            <text:p>1.30</text:p>
          </table:table-cell>
          <table:table-cell table:style-name="ce41" table:formula="of:=[.B30]*1000" office:value-type="float" office:value="145.11">
            <text:p>145.11</text:p>
          </table:table-cell>
          <table:table-cell table:style-name="ce41" table:formula="of:=[.C30]*1000" office:value-type="float" office:value="149.29">
            <text:p>149.29</text:p>
          </table:table-cell>
          <table:table-cell table:style-name="ce41" table:formula="of:=[.D30]*1000" office:value-type="float" office:value="152.91">
            <text:p>152.91</text:p>
          </table:table-cell>
          <table:table-cell table:style-name="ce41" table:formula="of:=[.E30]*1000" office:value-type="float" office:value="156.12">
            <text:p>156.12</text:p>
          </table:table-cell>
          <table:table-cell table:style-name="ce41" table:formula="of:=[.F30]*1000" office:value-type="float" office:value="159.04">
            <text:p>159.04</text:p>
          </table:table-cell>
          <table:table-cell table:style-name="ce41" table:formula="of:=[.G30]*1000" office:value-type="float" office:value="161.71">
            <text:p>161.71</text:p>
          </table:table-cell>
          <table:table-cell table:style-name="ce41" table:formula="of:=[.H30]*1000" office:value-type="float" office:value="164.19">
            <text:p>164.19</text:p>
          </table:table-cell>
          <table:table-cell table:style-name="ce41" table:formula="of:=[.I30]*1000" office:value-type="float" office:value="166.51">
            <text:p>166.51</text:p>
          </table:table-cell>
          <table:table-cell table:style-name="ce41" table:formula="of:=[.J30]*1000" office:value-type="float" office:value="168.7">
            <text:p>168.70</text:p>
          </table:table-cell>
          <table:table-cell table:style-name="ce41" table:formula="of:=[.K30]*1000" office:value-type="float" office:value="170.77">
            <text:p>170.77</text:p>
          </table:table-cell>
          <table:table-cell table:style-name="ce41" table:formula="of:=[.L30]*1000" office:value-type="float" office:value="172.73">
            <text:p>172.73</text:p>
          </table:table-cell>
          <table:table-cell table:number-columns-repeated="2"/>
          <table:table-cell table:style-name="ce41" table:formula="of:=[.$O$6]+[.$O$7]*[.A76]+[.$O$8]*[.A76]^2+[.$O$9]*[.A76]^3+[.$O$10]*[.A76]^4" office:value-type="float" office:value="145.1129005107">
            <text:p>145.11</text:p>
          </table:table-cell>
          <table:table-cell table:style-name="ce41" table:formula="of:=[.$P$6]+[.$P$7]*[.A76]+[.$P$8]*[.A76]^2+[.$P$9]*[.A76]^3+[.$P$10]*[.A76]^4" office:value-type="float" office:value="149.2813186371">
            <text:p>149.28</text:p>
          </table:table-cell>
          <table:table-cell table:style-name="ce41" table:formula="of:=[.$Q$6]+[.$Q$7]*[.A76]+[.$Q$8]*[.A76]^2+[.$Q$9]*[.A76]^3+[.$Q$10]*[.A76]^4" office:value-type="float" office:value="152.8992705782">
            <text:p>152.90</text:p>
          </table:table-cell>
          <table:table-cell table:style-name="ce41" table:formula="of:=[.$R$6]+[.$R$7]*[.A76]+[.$R$8]*[.A76]^2+[.$R$9]*[.A76]^3+[.$R$10]*[.A76]^4" office:value-type="float" office:value="156.1137981838">
            <text:p>156.11</text:p>
          </table:table-cell>
          <table:table-cell table:style-name="ce41" table:formula="of:=[.$S$6]+[.$S$7]*[.A76]+[.$S$8]*[.A76]^2+[.$S$9]*[.A76]^3+[.$S$10]*[.A76]^4" office:value-type="float" office:value="159.0232384923">
            <text:p>159.02</text:p>
          </table:table-cell>
          <table:table-cell table:style-name="ce41" table:formula="of:=[.$T$6]+[.$T$7]*[.A76]+[.$T$8]*[.A76]^2+[.$T$9]*[.A76]^3+[.$T$10]*[.A76]^4" office:value-type="float" office:value="161.694200242">
            <text:p>161.69</text:p>
          </table:table-cell>
          <table:table-cell table:style-name="ce41" table:formula="of:=[.$U$6]+[.$U$7]*[.A76]+[.$U$8]*[.A76]^2+[.$U$9]*[.A76]^3+[.$U$10]*[.A76]^4" office:value-type="float" office:value="164.1672912522">
            <text:p>164.17</text:p>
          </table:table-cell>
          <table:table-cell table:style-name="ce41" table:formula="of:=[.$V$6]+[.$V$7]*[.A76]+[.$V$8]*[.A76]^2+[.$V$9]*[.A76]^3+[.$V$10]*[.A76]^4" office:value-type="float" office:value="166.4897360515">
            <text:p>166.49</text:p>
          </table:table-cell>
          <table:table-cell table:style-name="ce41" table:formula="of:=[.$W$6]+[.$W$7]*[.A76]+[.$W$8]*[.A76]^2+[.$W$9]*[.A76]^3+[.$W$10]*[.A76]^4" office:value-type="float" office:value="168.679736523">
            <text:p>168.68</text:p>
          </table:table-cell>
          <table:table-cell table:style-name="ce41" table:formula="of:=[.$X$6]+[.$X$7]*[.A76]+[.$X$8]*[.A76]^2+[.$X$9]*[.A76]^3+[.$X$10]*[.A76]^4" office:value-type="float" office:value="170.735726656">
            <text:p>170.74</text:p>
          </table:table-cell>
          <table:table-cell table:style-name="ce41" table:formula="of:=[.$Y$6]+[.$Y$7]*[.A76]+[.$Y$8]*[.A76]^2+[.$Y$9]*[.A76]^3+[.$Y$10]*[.A76]^4" office:value-type="float" office:value="172.701938339">
            <text:p>172.70</text:p>
          </table:table-cell>
          <table:table-cell table:number-columns-repeated="6"/>
        </table:table-row>
        <table:table-row table:style-name="ro1">
          <table:table-cell table:style-name="ce41" table:formula="of:=[.A31]" office:value-type="float" office:value="1.35">
            <text:p>1.35</text:p>
          </table:table-cell>
          <table:table-cell table:style-name="ce41" table:formula="of:=[.B31]*1000" office:value-type="float" office:value="145.12">
            <text:p>145.12</text:p>
          </table:table-cell>
          <table:table-cell table:style-name="ce41" table:formula="of:=[.C31]*1000" office:value-type="float" office:value="149.3">
            <text:p>149.30</text:p>
          </table:table-cell>
          <table:table-cell table:style-name="ce41" table:formula="of:=[.D31]*1000" office:value-type="float" office:value="152.93">
            <text:p>152.93</text:p>
          </table:table-cell>
          <table:table-cell table:style-name="ce41" table:formula="of:=[.E31]*1000" office:value-type="float" office:value="156.15">
            <text:p>156.15</text:p>
          </table:table-cell>
          <table:table-cell table:style-name="ce41" table:formula="of:=[.F31]*1000" office:value-type="float" office:value="159.07">
            <text:p>159.07</text:p>
          </table:table-cell>
          <table:table-cell table:style-name="ce41" table:formula="of:=[.G31]*1000" office:value-type="float" office:value="161.75">
            <text:p>161.75</text:p>
          </table:table-cell>
          <table:table-cell table:style-name="ce41" table:formula="of:=[.H31]*1000" office:value-type="float" office:value="164.23">
            <text:p>164.23</text:p>
          </table:table-cell>
          <table:table-cell table:style-name="ce41" table:formula="of:=[.I31]*1000" office:value-type="float" office:value="166.56">
            <text:p>166.56</text:p>
          </table:table-cell>
          <table:table-cell table:style-name="ce41" table:formula="of:=[.J31]*1000" office:value-type="float" office:value="168.76">
            <text:p>168.76</text:p>
          </table:table-cell>
          <table:table-cell table:style-name="ce41" table:formula="of:=[.K31]*1000" office:value-type="float" office:value="170.83">
            <text:p>170.83</text:p>
          </table:table-cell>
          <table:table-cell table:style-name="ce41" table:formula="of:=[.L31]*1000" office:value-type="float" office:value="172.82">
            <text:p>172.82</text:p>
          </table:table-cell>
          <table:table-cell table:number-columns-repeated="2"/>
          <table:table-cell table:style-name="ce41" table:formula="of:=[.$O$6]+[.$O$7]*[.A77]+[.$O$8]*[.A77]^2+[.$O$9]*[.A77]^3+[.$O$10]*[.A77]^4" office:value-type="float" office:value="145.119240837544">
            <text:p>145.12</text:p>
          </table:table-cell>
          <table:table-cell table:style-name="ce41" table:formula="of:=[.$P$6]+[.$P$7]*[.A77]+[.$P$8]*[.A77]^2+[.$P$9]*[.A77]^3+[.$P$10]*[.A77]^4" office:value-type="float" office:value="149.295202249944">
            <text:p>149.30</text:p>
          </table:table-cell>
          <table:table-cell table:style-name="ce41" table:formula="of:=[.$Q$6]+[.$Q$7]*[.A77]+[.$Q$8]*[.A77]^2+[.$Q$9]*[.A77]^3+[.$Q$10]*[.A77]^4" office:value-type="float" office:value="152.920653310262">
            <text:p>152.92</text:p>
          </table:table-cell>
          <table:table-cell table:style-name="ce41" table:formula="of:=[.$R$6]+[.$R$7]*[.A77]+[.$R$8]*[.A77]^2+[.$R$9]*[.A77]^3+[.$R$10]*[.A77]^4" office:value-type="float" office:value="156.141930036737">
            <text:p>156.14</text:p>
          </table:table-cell>
          <table:table-cell table:style-name="ce41" table:formula="of:=[.$S$6]+[.$S$7]*[.A77]+[.$S$8]*[.A77]^2+[.$S$9]*[.A77]^3+[.$S$10]*[.A77]^4" office:value-type="float" office:value="159.056103942894">
            <text:p>159.06</text:p>
          </table:table-cell>
          <table:table-cell table:style-name="ce41" table:formula="of:=[.$T$6]+[.$T$7]*[.A77]+[.$T$8]*[.A77]^2+[.$T$9]*[.A77]^3+[.$T$10]*[.A77]^4" office:value-type="float" office:value="161.7333705545">
            <text:p>161.73</text:p>
          </table:table-cell>
          <table:table-cell table:style-name="ce41" table:formula="of:=[.$U$6]+[.$U$7]*[.A77]+[.$U$8]*[.A77]^2+[.$U$9]*[.A77]^3+[.$U$10]*[.A77]^4" office:value-type="float" office:value="164.210943826763">
            <text:p>164.21</text:p>
          </table:table-cell>
          <table:table-cell table:style-name="ce41" table:formula="of:=[.$V$6]+[.$V$7]*[.A77]+[.$V$8]*[.A77]^2+[.$V$9]*[.A77]^3+[.$V$10]*[.A77]^4" office:value-type="float" office:value="166.541818751344">
            <text:p>166.54</text:p>
          </table:table-cell>
          <table:table-cell table:style-name="ce41" table:formula="of:=[.$W$6]+[.$W$7]*[.A77]+[.$W$8]*[.A77]^2+[.$W$9]*[.A77]^3+[.$W$10]*[.A77]^4" office:value-type="float" office:value="168.740984710187">
            <text:p>168.74</text:p>
          </table:table-cell>
          <table:table-cell table:style-name="ce41" table:formula="of:=[.$X$6]+[.$X$7]*[.A77]+[.$X$8]*[.A77]^2+[.$X$9]*[.A77]^3+[.$X$10]*[.A77]^4" office:value-type="float" office:value="170.80458781975">
            <text:p>170.80</text:p>
          </table:table-cell>
          <table:table-cell table:style-name="ce41" table:formula="of:=[.$Y$6]+[.$Y$7]*[.A77]+[.$Y$8]*[.A77]^2+[.$Y$9]*[.A77]^3+[.$Y$10]*[.A77]^4" office:value-type="float" office:value="172.783681310563">
            <text:p>172.78</text:p>
          </table:table-cell>
          <table:table-cell table:number-columns-repeated="6"/>
        </table:table-row>
        <table:table-row table:style-name="ro1">
          <table:table-cell table:style-name="ce41" table:formula="of:=[.A32]" office:value-type="float" office:value="1.4">
            <text:p>1.40</text:p>
          </table:table-cell>
          <table:table-cell table:style-name="ce41" table:formula="of:=[.B32]*1000" office:value-type="float" office:value="145.13">
            <text:p>145.13</text:p>
          </table:table-cell>
          <table:table-cell table:style-name="ce41" table:formula="of:=[.C32]*1000" office:value-type="float" office:value="149.32">
            <text:p>149.32</text:p>
          </table:table-cell>
          <table:table-cell table:style-name="ce41" table:formula="of:=[.D32]*1000" office:value-type="float" office:value="152.96">
            <text:p>152.96</text:p>
          </table:table-cell>
          <table:table-cell table:style-name="ce41" table:formula="of:=[.E32]*1000" office:value-type="float" office:value="156.19">
            <text:p>156.19</text:p>
          </table:table-cell>
          <table:table-cell table:style-name="ce41" table:formula="of:=[.F32]*1000" office:value-type="float" office:value="159.11">
            <text:p>159.11</text:p>
          </table:table-cell>
          <table:table-cell table:style-name="ce41" table:formula="of:=[.G32]*1000" office:value-type="float" office:value="161.8">
            <text:p>161.80</text:p>
          </table:table-cell>
          <table:table-cell table:style-name="ce41" table:formula="of:=[.H32]*1000" office:value-type="float" office:value="164.29">
            <text:p>164.29</text:p>
          </table:table-cell>
          <table:table-cell table:style-name="ce41" table:formula="of:=[.I32]*1000" office:value-type="float" office:value="166.63">
            <text:p>166.63</text:p>
          </table:table-cell>
          <table:table-cell table:style-name="ce41" table:formula="of:=[.J32]*1000" office:value-type="float" office:value="168.83">
            <text:p>168.83</text:p>
          </table:table-cell>
          <table:table-cell table:style-name="ce41" table:formula="of:=[.K32]*1000" office:value-type="float" office:value="170.92">
            <text:p>170.92</text:p>
          </table:table-cell>
          <table:table-cell table:style-name="ce41" table:formula="of:=[.L32]*1000" office:value-type="float" office:value="172.91">
            <text:p>172.91</text:p>
          </table:table-cell>
          <table:table-cell table:number-columns-repeated="2"/>
          <table:table-cell table:style-name="ce41" table:formula="of:=[.$O$6]+[.$O$7]*[.A78]+[.$O$8]*[.A78]^2+[.$O$9]*[.A78]^3+[.$O$10]*[.A78]^4" office:value-type="float" office:value="145.1281590912">
            <text:p>145.13</text:p>
          </table:table-cell>
          <table:table-cell table:style-name="ce41" table:formula="of:=[.$P$6]+[.$P$7]*[.A78]+[.$P$8]*[.A78]^2+[.$P$9]*[.A78]^3+[.$P$10]*[.A78]^4" office:value-type="float" office:value="149.3129330096">
            <text:p>149.31</text:p>
          </table:table-cell>
          <table:table-cell table:style-name="ce41" table:formula="of:=[.$Q$6]+[.$Q$7]*[.A78]+[.$Q$8]*[.A78]^2+[.$Q$9]*[.A78]^3+[.$Q$10]*[.A78]^4" office:value-type="float" office:value="152.9473548192">
            <text:p>152.95</text:p>
          </table:table-cell>
          <table:table-cell table:style-name="ce41" table:formula="of:=[.$R$6]+[.$R$7]*[.A78]+[.$R$8]*[.A78]^2+[.$R$9]*[.A78]^3+[.$R$10]*[.A78]^4" office:value-type="float" office:value="156.1770034928">
            <text:p>156.18</text:p>
          </table:table-cell>
          <table:table-cell table:style-name="ce41" table:formula="of:=[.$S$6]+[.$S$7]*[.A78]+[.$S$8]*[.A78]^2+[.$S$9]*[.A78]^3+[.$S$10]*[.A78]^4" office:value-type="float" office:value="159.0975653488">
            <text:p>159.10</text:p>
          </table:table-cell>
          <table:table-cell table:style-name="ce41" table:formula="of:=[.$T$6]+[.$T$7]*[.A78]+[.$T$8]*[.A78]^2+[.$T$9]*[.A78]^3+[.$T$10]*[.A78]^4" office:value-type="float" office:value="161.782608912">
            <text:p>161.78</text:p>
          </table:table-cell>
          <table:table-cell table:style-name="ce41" table:formula="of:=[.$U$6]+[.$U$7]*[.A78]+[.$U$8]*[.A78]^2+[.$U$9]*[.A78]^3+[.$U$10]*[.A78]^4" office:value-type="float" office:value="164.2664269232">
            <text:p>164.27</text:p>
          </table:table-cell>
          <table:table-cell table:style-name="ce41" table:formula="of:=[.$V$6]+[.$V$7]*[.A78]+[.$V$8]*[.A78]^2+[.$V$9]*[.A78]^3+[.$V$10]*[.A78]^4" office:value-type="float" office:value="166.607257184">
            <text:p>166.61</text:p>
          </table:table-cell>
          <table:table-cell table:style-name="ce41" table:formula="of:=[.$W$6]+[.$W$7]*[.A78]+[.$W$8]*[.A78]^2+[.$W$9]*[.A78]^3+[.$W$10]*[.A78]^4" office:value-type="float" office:value="168.817537688">
            <text:p>168.82</text:p>
          </table:table-cell>
          <table:table-cell table:style-name="ce41" table:formula="of:=[.$X$6]+[.$X$7]*[.A78]+[.$X$8]*[.A78]^2+[.$X$9]*[.A78]^3+[.$X$10]*[.A78]^4" office:value-type="float" office:value="170.891872576">
            <text:p>170.89</text:p>
          </table:table-cell>
          <table:table-cell table:style-name="ce41" table:formula="of:=[.$Y$6]+[.$Y$7]*[.A78]+[.$Y$8]*[.A78]^2+[.$Y$9]*[.A78]^3+[.$Y$10]*[.A78]^4" office:value-type="float" office:value="172.887730864">
            <text:p>172.89</text:p>
          </table:table-cell>
          <table:table-cell table:number-columns-repeated="6"/>
        </table:table-row>
        <table:table-row table:style-name="ro1">
          <table:table-cell table:style-name="ce41" table:formula="of:=[.A33]" office:value-type="float" office:value="1.45">
            <text:p>1.45</text:p>
          </table:table-cell>
          <table:table-cell table:style-name="ce41" table:formula="of:=[.B33]*1000" office:value-type="float" office:value="145.14">
            <text:p>145.14</text:p>
          </table:table-cell>
          <table:table-cell table:style-name="ce41" table:formula="of:=[.C33]*1000" office:value-type="float" office:value="149.34">
            <text:p>149.34</text:p>
          </table:table-cell>
          <table:table-cell table:style-name="ce41" table:formula="of:=[.D33]*1000" office:value-type="float" office:value="152.99">
            <text:p>152.99</text:p>
          </table:table-cell>
          <table:table-cell table:style-name="ce41" table:formula="of:=[.E33]*1000" office:value-type="float" office:value="156.23">
            <text:p>156.23</text:p>
          </table:table-cell>
          <table:table-cell table:style-name="ce41" table:formula="of:=[.F33]*1000" office:value-type="float" office:value="159.16">
            <text:p>159.16</text:p>
          </table:table-cell>
          <table:table-cell table:style-name="ce41" table:formula="of:=[.G33]*1000" office:value-type="float" office:value="161.85">
            <text:p>161.85</text:p>
          </table:table-cell>
          <table:table-cell table:style-name="ce41" table:formula="of:=[.H33]*1000" office:value-type="float" office:value="164.36">
            <text:p>164.36</text:p>
          </table:table-cell>
          <table:table-cell table:style-name="ce41" table:formula="of:=[.I33]*1000" office:value-type="float" office:value="166.7">
            <text:p>166.70</text:p>
          </table:table-cell>
          <table:table-cell table:style-name="ce41" table:formula="of:=[.J33]*1000" office:value-type="float" office:value="168.92">
            <text:p>168.92</text:p>
          </table:table-cell>
          <table:table-cell table:style-name="ce41" table:formula="of:=[.K33]*1000" office:value-type="float" office:value="171.02">
            <text:p>171.02</text:p>
          </table:table-cell>
          <table:table-cell table:style-name="ce41" table:formula="of:=[.L33]*1000" office:value-type="float" office:value="173.03">
            <text:p>173.03</text:p>
          </table:table-cell>
          <table:table-cell table:number-columns-repeated="2"/>
          <table:table-cell table:style-name="ce41" table:formula="of:=[.$O$6]+[.$O$7]*[.A79]+[.$O$8]*[.A79]^2+[.$O$9]*[.A79]^3+[.$O$10]*[.A79]^4" office:value-type="float" office:value="145.140071862544">
            <text:p>145.14</text:p>
          </table:table-cell>
          <table:table-cell table:style-name="ce41" table:formula="of:=[.$P$6]+[.$P$7]*[.A79]+[.$P$8]*[.A79]^2+[.$P$9]*[.A79]^3+[.$P$10]*[.A79]^4" office:value-type="float" office:value="149.335129213444">
            <text:p>149.34</text:p>
          </table:table-cell>
          <table:table-cell table:style-name="ce41" table:formula="of:=[.$Q$6]+[.$Q$7]*[.A79]+[.$Q$8]*[.A79]^2+[.$Q$9]*[.A79]^3+[.$Q$10]*[.A79]^4" office:value-type="float" office:value="152.980213275763">
            <text:p>152.98</text:p>
          </table:table-cell>
          <table:table-cell table:style-name="ce41" table:formula="of:=[.$R$6]+[.$R$7]*[.A79]+[.$R$8]*[.A79]^2+[.$R$9]*[.A79]^3+[.$R$10]*[.A79]^4" office:value-type="float" office:value="156.220077303738">
            <text:p>156.22</text:p>
          </table:table-cell>
          <table:table-cell table:style-name="ce41" table:formula="of:=[.$S$6]+[.$S$7]*[.A79]+[.$S$8]*[.A79]^2+[.$S$9]*[.A79]^3+[.$S$10]*[.A79]^4" office:value-type="float" office:value="159.149016792394">
            <text:p>159.15</text:p>
          </table:table-cell>
          <table:table-cell table:style-name="ce41" table:formula="of:=[.$T$6]+[.$T$7]*[.A79]+[.$T$8]*[.A79]^2+[.$T$9]*[.A79]^3+[.$T$10]*[.A79]^4" office:value-type="float" office:value="161.843522632">
            <text:p>161.84</text:p>
          </table:table-cell>
          <table:table-cell table:style-name="ce41" table:formula="of:=[.$U$6]+[.$U$7]*[.A79]+[.$U$8]*[.A79]^2+[.$U$9]*[.A79]^3+[.$U$10]*[.A79]^4" office:value-type="float" office:value="164.335721074762">
            <text:p>164.34</text:p>
          </table:table-cell>
          <table:table-cell table:style-name="ce41" table:formula="of:=[.$V$6]+[.$V$7]*[.A79]+[.$V$8]*[.A79]^2+[.$V$9]*[.A79]^3+[.$V$10]*[.A79]^4" office:value-type="float" office:value="166.688154973844">
            <text:p>166.69</text:p>
          </table:table-cell>
          <table:table-cell table:style-name="ce41" table:formula="of:=[.$W$6]+[.$W$7]*[.A79]+[.$W$8]*[.A79]^2+[.$W$9]*[.A79]^3+[.$W$10]*[.A79]^4" office:value-type="float" office:value="168.911747130188">
            <text:p>168.91</text:p>
          </table:table-cell>
          <table:table-cell table:style-name="ce41" table:formula="of:=[.$X$6]+[.$X$7]*[.A79]+[.$X$8]*[.A79]^2+[.$X$9]*[.A79]^3+[.$X$10]*[.A79]^4" office:value-type="float" office:value="171.00056719975">
            <text:p>171.00</text:p>
          </table:table-cell>
          <table:table-cell table:style-name="ce41" table:formula="of:=[.$Y$6]+[.$Y$7]*[.A79]+[.$Y$8]*[.A79]^2+[.$Y$9]*[.A79]^3+[.$Y$10]*[.A79]^4" office:value-type="float" office:value="173.017736938063">
            <text:p>173.02</text:p>
          </table:table-cell>
          <table:table-cell table:number-columns-repeated="6"/>
        </table:table-row>
        <table:table-row table:style-name="ro1">
          <table:table-cell table:style-name="ce41" table:formula="of:=[.A34]" office:value-type="float" office:value="1.5">
            <text:p>1.50</text:p>
          </table:table-cell>
          <table:table-cell table:style-name="ce41" table:formula="of:=[.B34]*1000" office:value-type="float" office:value="145.16">
            <text:p>145.16</text:p>
          </table:table-cell>
          <table:table-cell table:style-name="ce41" table:formula="of:=[.C34]*1000" office:value-type="float" office:value="149.37">
            <text:p>149.37</text:p>
          </table:table-cell>
          <table:table-cell table:style-name="ce41" table:formula="of:=[.D34]*1000" office:value-type="float" office:value="153.03">
            <text:p>153.03</text:p>
          </table:table-cell>
          <table:table-cell table:style-name="ce41" table:formula="of:=[.E34]*1000" office:value-type="float" office:value="156.28">
            <text:p>156.28</text:p>
          </table:table-cell>
          <table:table-cell table:style-name="ce41" table:formula="of:=[.F34]*1000" office:value-type="float" office:value="159.22">
            <text:p>159.22</text:p>
          </table:table-cell>
          <table:table-cell table:style-name="ce41" table:formula="of:=[.G34]*1000" office:value-type="float" office:value="161.92">
            <text:p>161.92</text:p>
          </table:table-cell>
          <table:table-cell table:style-name="ce41" table:formula="of:=[.H34]*1000" office:value-type="float" office:value="164.44">
            <text:p>164.44</text:p>
          </table:table-cell>
          <table:table-cell table:style-name="ce41" table:formula="of:=[.I34]*1000" office:value-type="float" office:value="166.8">
            <text:p>166.80</text:p>
          </table:table-cell>
          <table:table-cell table:style-name="ce41" table:formula="of:=[.J34]*1000" office:value-type="float" office:value="169.03">
            <text:p>169.03</text:p>
          </table:table-cell>
          <table:table-cell table:style-name="ce41" table:formula="of:=[.K34]*1000" office:value-type="float" office:value="171.14">
            <text:p>171.14</text:p>
          </table:table-cell>
          <table:table-cell table:style-name="ce41" table:formula="of:=[.L34]*1000" office:value-type="float" office:value="173.17">
            <text:p>173.17</text:p>
          </table:table-cell>
          <table:table-cell table:number-columns-repeated="2"/>
          <table:table-cell table:style-name="ce41" table:formula="of:=[.$O$6]+[.$O$7]*[.A80]+[.$O$8]*[.A80]^2+[.$O$9]*[.A80]^3+[.$O$10]*[.A80]^4" office:value-type="float" office:value="145.1554231875">
            <text:p>145.16</text:p>
          </table:table-cell>
          <table:table-cell table:style-name="ce41" table:formula="of:=[.$P$6]+[.$P$7]*[.A80]+[.$P$8]*[.A80]^2+[.$P$9]*[.A80]^3+[.$P$10]*[.A80]^4" office:value-type="float" office:value="149.3624526875">
            <text:p>149.36</text:p>
          </table:table-cell>
          <table:table-cell table:style-name="ce41" table:formula="of:=[.$Q$6]+[.$Q$7]*[.A80]+[.$Q$8]*[.A80]^2+[.$Q$9]*[.A80]^3+[.$Q$10]*[.A80]^4" office:value-type="float" office:value="153.020126875">
            <text:p>153.02</text:p>
          </table:table-cell>
          <table:table-cell table:style-name="ce41" table:formula="of:=[.$R$6]+[.$R$7]*[.A80]+[.$R$8]*[.A80]^2+[.$R$9]*[.A80]^3+[.$R$10]*[.A80]^4" office:value-type="float" office:value="156.272282875">
            <text:p>156.27</text:p>
          </table:table-cell>
          <table:table-cell table:style-name="ce41" table:formula="of:=[.$S$6]+[.$S$7]*[.A80]+[.$S$8]*[.A80]^2+[.$S$9]*[.A80]^3+[.$S$10]*[.A80]^4" office:value-type="float" office:value="159.2119521875">
            <text:p>159.21</text:p>
          </table:table-cell>
          <table:table-cell table:style-name="ce41" table:formula="of:=[.$T$6]+[.$T$7]*[.A80]+[.$T$8]*[.A80]^2+[.$T$9]*[.A80]^3+[.$T$10]*[.A80]^4" office:value-type="float" office:value="161.91783275">
            <text:p>161.92</text:p>
          </table:table-cell>
          <table:table-cell table:style-name="ce41" table:formula="of:=[.$U$6]+[.$U$7]*[.A80]+[.$U$8]*[.A80]^2+[.$U$9]*[.A80]^3+[.$U$10]*[.A80]^4" office:value-type="float" office:value="164.420951625">
            <text:p>164.42</text:p>
          </table:table-cell>
          <table:table-cell table:style-name="ce41" table:formula="of:=[.$V$6]+[.$V$7]*[.A80]+[.$V$8]*[.A80]^2+[.$V$9]*[.A80]^3+[.$V$10]*[.A80]^4" office:value-type="float" office:value="166.7867626875">
            <text:p>166.79</text:p>
          </table:table-cell>
          <table:table-cell table:style-name="ce41" table:formula="of:=[.$W$6]+[.$W$7]*[.A80]+[.$W$8]*[.A80]^2+[.$W$9]*[.A80]^3+[.$W$10]*[.A80]^4" office:value-type="float" office:value="169.026125875">
            <text:p>169.03</text:p>
          </table:table-cell>
          <table:table-cell table:style-name="ce41" table:formula="of:=[.$X$6]+[.$X$7]*[.A80]+[.$X$8]*[.A80]^2+[.$X$9]*[.A80]^3+[.$X$10]*[.A80]^4" office:value-type="float" office:value="171.13387">
            <text:p>171.13</text:p>
          </table:table-cell>
          <table:table-cell table:style-name="ce41" table:formula="of:=[.$Y$6]+[.$Y$7]*[.A80]+[.$Y$8]*[.A80]^2+[.$Y$9]*[.A80]^3+[.$Y$10]*[.A80]^4" office:value-type="float" office:value="173.177609375">
            <text:p>173.18</text:p>
          </table:table-cell>
          <table:table-cell table:number-columns-repeated="6"/>
        </table:table-row>
        <table:table-row table:style-name="ro1">
          <table:table-cell table:style-name="ce41" table:formula="of:=[.A35]" office:value-type="float" office:value="1.55">
            <text:p>1.55</text:p>
          </table:table-cell>
          <table:table-cell table:style-name="ce41" table:formula="of:=[.B35]*1000" office:value-type="float" office:value="145.18">
            <text:p>145.18</text:p>
          </table:table-cell>
          <table:table-cell table:style-name="ce41" table:formula="of:=[.C35]*1000" office:value-type="float" office:value="149.41">
            <text:p>149.41</text:p>
          </table:table-cell>
          <table:table-cell table:style-name="ce41" table:formula="of:=[.D35]*1000" office:value-type="float" office:value="153.08">
            <text:p>153.08</text:p>
          </table:table-cell>
          <table:table-cell table:style-name="ce41" table:formula="of:=[.E35]*1000" office:value-type="float" office:value="156.34">
            <text:p>156.34</text:p>
          </table:table-cell>
          <table:table-cell table:style-name="ce41" table:formula="of:=[.F35]*1000" office:value-type="float" office:value="159.29">
            <text:p>159.29</text:p>
          </table:table-cell>
          <table:table-cell table:style-name="ce41" table:formula="of:=[.G35]*1000" office:value-type="float" office:value="162.01">
            <text:p>162.01</text:p>
          </table:table-cell>
          <table:table-cell table:style-name="ce41" table:formula="of:=[.H35]*1000" office:value-type="float" office:value="164.53">
            <text:p>164.53</text:p>
          </table:table-cell>
          <table:table-cell table:style-name="ce41" table:formula="of:=[.I35]*1000" office:value-type="float" office:value="166.91">
            <text:p>166.91</text:p>
          </table:table-cell>
          <table:table-cell table:style-name="ce41" table:formula="of:=[.J35]*1000" office:value-type="float" office:value="169.16">
            <text:p>169.16</text:p>
          </table:table-cell>
          <table:table-cell table:style-name="ce41" table:formula="of:=[.K35]*1000" office:value-type="float" office:value="171.29">
            <text:p>171.29</text:p>
          </table:table-cell>
          <table:table-cell table:style-name="ce41" table:formula="of:=[.L35]*1000" office:value-type="float" office:value="173.35">
            <text:p>173.35</text:p>
          </table:table-cell>
          <table:table-cell table:number-columns-repeated="2"/>
          <table:table-cell table:style-name="ce41" table:formula="of:=[.$O$6]+[.$O$7]*[.A81]+[.$O$8]*[.A81]^2+[.$O$9]*[.A81]^3+[.$O$10]*[.A81]^4" office:value-type="float" office:value="145.174684547044">
            <text:p>145.17</text:p>
          </table:table-cell>
          <table:table-cell table:style-name="ce41" table:formula="of:=[.$P$6]+[.$P$7]*[.A81]+[.$P$8]*[.A81]^2+[.$P$9]*[.A81]^3+[.$P$10]*[.A81]^4" office:value-type="float" office:value="149.395608786444">
            <text:p>149.40</text:p>
          </table:table-cell>
          <table:table-cell table:style-name="ce41" table:formula="of:=[.$Q$6]+[.$Q$7]*[.A81]+[.$Q$8]*[.A81]^2+[.$Q$9]*[.A81]^3+[.$Q$10]*[.A81]^4" office:value-type="float" office:value="153.068053836263">
            <text:p>153.07</text:p>
          </table:table-cell>
          <table:table-cell table:style-name="ce41" table:formula="of:=[.$R$6]+[.$R$7]*[.A81]+[.$R$8]*[.A81]^2+[.$R$9]*[.A81]^3+[.$R$10]*[.A81]^4" office:value-type="float" office:value="156.334824265738">
            <text:p>156.33</text:p>
          </table:table-cell>
          <table:table-cell table:style-name="ce41" table:formula="of:=[.$S$6]+[.$S$7]*[.A81]+[.$S$8]*[.A81]^2+[.$S$9]*[.A81]^3+[.$S$10]*[.A81]^4" office:value-type="float" office:value="159.287965279394">
            <text:p>159.29</text:p>
          </table:table-cell>
          <table:table-cell table:style-name="ce41" table:formula="of:=[.$T$6]+[.$T$7]*[.A81]+[.$T$8]*[.A81]^2+[.$T$9]*[.A81]^3+[.$T$10]*[.A81]^4" office:value-type="float" office:value="162.0073740195">
            <text:p>162.01</text:p>
          </table:table-cell>
          <table:table-cell table:style-name="ce41" table:formula="of:=[.$U$6]+[.$U$7]*[.A81]+[.$U$8]*[.A81]^2+[.$U$9]*[.A81]^3+[.$U$10]*[.A81]^4" office:value-type="float" office:value="164.524388727762">
            <text:p>164.52</text:p>
          </table:table-cell>
          <table:table-cell table:style-name="ce41" table:formula="of:=[.$V$6]+[.$V$7]*[.A81]+[.$V$8]*[.A81]^2+[.$V$9]*[.A81]^3+[.$V$10]*[.A81]^4" office:value-type="float" office:value="166.905477833844">
            <text:p>166.91</text:p>
          </table:table-cell>
          <table:table-cell table:style-name="ce41" table:formula="of:=[.$W$6]+[.$W$7]*[.A81]+[.$W$8]*[.A81]^2+[.$W$9]*[.A81]^3+[.$W$10]*[.A81]^4" office:value-type="float" office:value="169.163347925187">
            <text:p>169.16</text:p>
          </table:table-cell>
          <table:table-cell table:style-name="ce41" table:formula="of:=[.$X$6]+[.$X$7]*[.A81]+[.$X$8]*[.A81]^2+[.$X$9]*[.A81]^3+[.$X$10]*[.A81]^4" office:value-type="float" office:value="171.29519131975">
            <text:p>171.30</text:p>
          </table:table-cell>
          <table:table-cell table:style-name="ce41" table:formula="of:=[.$Y$6]+[.$Y$7]*[.A81]+[.$Y$8]*[.A81]^2+[.$Y$9]*[.A81]^3+[.$Y$10]*[.A81]^4" office:value-type="float" office:value="173.371517920563">
            <text:p>173.37</text:p>
          </table:table-cell>
          <table:table-cell table:number-columns-repeated="6"/>
        </table:table-row>
        <table:table-row table:style-name="ro1">
          <table:table-cell table:style-name="ce41" table:formula="of:=[.A36]" office:value-type="float" office:value="1.6">
            <text:p>1.60</text:p>
          </table:table-cell>
          <table:table-cell table:style-name="ce41" table:formula="of:=[.B36]*1000" office:value-type="float" office:value="145.2">
            <text:p>145.20</text:p>
          </table:table-cell>
          <table:table-cell table:style-name="ce41" table:formula="of:=[.C36]*1000" office:value-type="float" office:value="149.44">
            <text:p>149.44</text:p>
          </table:table-cell>
          <table:table-cell table:style-name="ce41" table:formula="of:=[.D36]*1000" office:value-type="float" office:value="153.13">
            <text:p>153.13</text:p>
          </table:table-cell>
          <table:table-cell table:style-name="ce41" table:formula="of:=[.E36]*1000" office:value-type="float" office:value="156.41">
            <text:p>156.41</text:p>
          </table:table-cell>
          <table:table-cell table:style-name="ce41" table:formula="of:=[.F36]*1000" office:value-type="float" office:value="159.38">
            <text:p>159.38</text:p>
          </table:table-cell>
          <table:table-cell table:style-name="ce41" table:formula="of:=[.G36]*1000" office:value-type="float" office:value="162.11">
            <text:p>162.11</text:p>
          </table:table-cell>
          <table:table-cell table:style-name="ce41" table:formula="of:=[.H36]*1000" office:value-type="float" office:value="164.65">
            <text:p>164.65</text:p>
          </table:table-cell>
          <table:table-cell table:style-name="ce41" table:formula="of:=[.I36]*1000" office:value-type="float" office:value="167.04">
            <text:p>167.04</text:p>
          </table:table-cell>
          <table:table-cell table:style-name="ce41" table:formula="of:=[.J36]*1000" office:value-type="float" office:value="169.31">
            <text:p>169.31</text:p>
          </table:table-cell>
          <table:table-cell table:style-name="ce41" table:formula="of:=[.K36]*1000" office:value-type="float" office:value="171.46">
            <text:p>171.46</text:p>
          </table:table-cell>
          <table:table-cell table:style-name="ce41" table:formula="of:=[.L36]*1000" office:value-type="float" office:value="173.56">
            <text:p>173.56</text:p>
          </table:table-cell>
          <table:table-cell table:number-columns-repeated="2"/>
          <table:table-cell table:style-name="ce41" table:formula="of:=[.$O$6]+[.$O$7]*[.A82]+[.$O$8]*[.A82]^2+[.$O$9]*[.A82]^3+[.$O$10]*[.A82]^4" office:value-type="float" office:value="145.1983548672">
            <text:p>145.20</text:p>
          </table:table-cell>
          <table:table-cell table:style-name="ce41" table:formula="of:=[.$P$6]+[.$P$7]*[.A82]+[.$P$8]*[.A82]^2+[.$P$9]*[.A82]^3+[.$P$10]*[.A82]^4" office:value-type="float" office:value="149.4353463936">
            <text:p>149.44</text:p>
          </table:table-cell>
          <table:table-cell table:style-name="ce41" table:formula="of:=[.$Q$6]+[.$Q$7]*[.A82]+[.$Q$8]*[.A82]^2+[.$Q$9]*[.A82]^3+[.$Q$10]*[.A82]^4" office:value-type="float" office:value="153.1250124032">
            <text:p>153.13</text:p>
          </table:table-cell>
          <table:table-cell table:style-name="ce41" table:formula="of:=[.$R$6]+[.$R$7]*[.A82]+[.$R$8]*[.A82]^2+[.$R$9]*[.A82]^3+[.$R$10]*[.A82]^4" office:value-type="float" office:value="156.4089781888">
            <text:p>156.41</text:p>
          </table:table-cell>
          <table:table-cell table:style-name="ce41" table:formula="of:=[.$S$6]+[.$S$7]*[.A82]+[.$S$8]*[.A82]^2+[.$S$9]*[.A82]^3+[.$S$10]*[.A82]^4" office:value-type="float" office:value="159.3787496448">
            <text:p>159.38</text:p>
          </table:table-cell>
          <table:table-cell table:style-name="ce41" table:formula="of:=[.$T$6]+[.$T$7]*[.A82]+[.$T$8]*[.A82]^2+[.$T$9]*[.A82]^3+[.$T$10]*[.A82]^4" office:value-type="float" office:value="162.114094912">
            <text:p>162.11</text:p>
          </table:table-cell>
          <table:table-cell table:style-name="ce41" table:formula="of:=[.$U$6]+[.$U$7]*[.A82]+[.$U$8]*[.A82]^2+[.$U$9]*[.A82]^3+[.$U$10]*[.A82]^4" office:value-type="float" office:value="164.6484473472">
            <text:p>164.65</text:p>
          </table:table-cell>
          <table:table-cell table:style-name="ce41" table:formula="of:=[.$V$6]+[.$V$7]*[.A82]+[.$V$8]*[.A82]^2+[.$V$9]*[.A82]^3+[.$V$10]*[.A82]^4" office:value-type="float" office:value="167.046844864">
            <text:p>167.05</text:p>
          </table:table-cell>
          <table:table-cell table:style-name="ce41" table:formula="of:=[.$W$6]+[.$W$7]*[.A82]+[.$W$8]*[.A82]^2+[.$W$9]*[.A82]^3+[.$W$10]*[.A82]^4" office:value-type="float" office:value="169.326248448">
            <text:p>169.33</text:p>
          </table:table-cell>
          <table:table-cell table:style-name="ce41" table:formula="of:=[.$X$6]+[.$X$7]*[.A82]+[.$X$8]*[.A82]^2+[.$X$9]*[.A82]^3+[.$X$10]*[.A82]^4" office:value-type="float" office:value="171.488153536">
            <text:p>171.49</text:p>
          </table:table-cell>
          <table:table-cell table:style-name="ce41" table:formula="of:=[.$Y$6]+[.$Y$7]*[.A82]+[.$Y$8]*[.A82]^2+[.$Y$9]*[.A82]^3+[.$Y$10]*[.A82]^4" office:value-type="float" office:value="173.603892224">
            <text:p>173.60</text:p>
          </table:table-cell>
          <table:table-cell table:number-columns-repeated="6"/>
        </table:table-row>
        <table:table-row table:style-name="ro1">
          <table:table-cell table:style-name="ce41" table:formula="of:=[.A37]" office:value-type="float" office:value="1.65">
            <text:p>1.65</text:p>
          </table:table-cell>
          <table:table-cell table:style-name="ce41" table:formula="of:=[.B37]*1000" office:value-type="float" office:value="145.23">
            <text:p>145.23</text:p>
          </table:table-cell>
          <table:table-cell table:style-name="ce41" table:formula="of:=[.C37]*1000" office:value-type="float" office:value="149.49">
            <text:p>149.49</text:p>
          </table:table-cell>
          <table:table-cell table:style-name="ce41" table:formula="of:=[.D37]*1000" office:value-type="float" office:value="153.19">
            <text:p>153.19</text:p>
          </table:table-cell>
          <table:table-cell table:style-name="ce41" table:formula="of:=[.E37]*1000" office:value-type="float" office:value="156.49">
            <text:p>156.49</text:p>
          </table:table-cell>
          <table:table-cell table:style-name="ce41" table:formula="of:=[.F37]*1000" office:value-type="float" office:value="159.48">
            <text:p>159.48</text:p>
          </table:table-cell>
          <table:table-cell table:style-name="ce41" table:formula="of:=[.G37]*1000" office:value-type="float" office:value="162.23">
            <text:p>162.23</text:p>
          </table:table-cell>
          <table:table-cell table:style-name="ce41" table:formula="of:=[.H37]*1000" office:value-type="float" office:value="164.78">
            <text:p>164.78</text:p>
          </table:table-cell>
          <table:table-cell table:style-name="ce41" table:formula="of:=[.I37]*1000" office:value-type="float" office:value="167.19">
            <text:p>167.19</text:p>
          </table:table-cell>
          <table:table-cell table:style-name="ce41" table:formula="of:=[.J37]*1000" office:value-type="float" office:value="169.49">
            <text:p>169.49</text:p>
          </table:table-cell>
          <table:table-cell table:style-name="ce41" table:formula="of:=[.K37]*1000" office:value-type="float" office:value="171.68">
            <text:p>171.68</text:p>
          </table:table-cell>
          <table:table-cell table:style-name="ce41" table:formula="of:=[.L37]*1000" office:value-type="float" office:value="173.82">
            <text:p>173.82</text:p>
          </table:table-cell>
          <table:table-cell table:number-columns-repeated="2"/>
          <table:table-cell table:style-name="ce41" table:formula="of:=[.$O$6]+[.$O$7]*[.A83]+[.$O$8]*[.A83]^2+[.$O$9]*[.A83]^3+[.$O$10]*[.A83]^4" office:value-type="float" office:value="145.226960519044">
            <text:p>145.23</text:p>
          </table:table-cell>
          <table:table-cell table:style-name="ce41" table:formula="of:=[.$P$6]+[.$P$7]*[.A83]+[.$P$8]*[.A83]^2+[.$P$9]*[.A83]^3+[.$P$10]*[.A83]^4" office:value-type="float" office:value="149.482457920944">
            <text:p>149.48</text:p>
          </table:table-cell>
          <table:table-cell table:style-name="ce41" table:formula="of:=[.$Q$6]+[.$Q$7]*[.A83]+[.$Q$8]*[.A83]^2+[.$Q$9]*[.A83]^3+[.$Q$10]*[.A83]^4" office:value-type="float" office:value="153.192080843762">
            <text:p>153.19</text:p>
          </table:table-cell>
          <table:table-cell table:style-name="ce41" table:formula="of:=[.$R$6]+[.$R$7]*[.A83]+[.$R$8]*[.A83]^2+[.$R$9]*[.A83]^3+[.$R$10]*[.A83]^4" office:value-type="float" office:value="156.496094010738">
            <text:p>156.50</text:p>
          </table:table-cell>
          <table:table-cell table:style-name="ce41" table:formula="of:=[.$S$6]+[.$S$7]*[.A83]+[.$S$8]*[.A83]^2+[.$S$9]*[.A83]^3+[.$S$10]*[.A83]^4" office:value-type="float" office:value="159.486098691894">
            <text:p>159.49</text:p>
          </table:table-cell>
          <table:table-cell table:style-name="ce41" table:formula="of:=[.$T$6]+[.$T$7]*[.A83]+[.$T$8]*[.A83]^2+[.$T$9]*[.A83]^3+[.$T$10]*[.A83]^4" office:value-type="float" office:value="162.240057617">
            <text:p>162.24</text:p>
          </table:table-cell>
          <table:table-cell table:style-name="ce41" table:formula="of:=[.$U$6]+[.$U$7]*[.A83]+[.$U$8]*[.A83]^2+[.$U$9]*[.A83]^3+[.$U$10]*[.A83]^4" office:value-type="float" office:value="164.795687257763">
            <text:p>164.80</text:p>
          </table:table-cell>
          <table:table-cell table:style-name="ce41" table:formula="of:=[.$V$6]+[.$V$7]*[.A83]+[.$V$8]*[.A83]^2+[.$V$9]*[.A83]^3+[.$V$10]*[.A83]^4" office:value-type="float" office:value="167.213555171344">
            <text:p>167.21</text:p>
          </table:table-cell>
          <table:table-cell table:style-name="ce41" table:formula="of:=[.$W$6]+[.$W$7]*[.A83]+[.$W$8]*[.A83]^2+[.$W$9]*[.A83]^3+[.$W$10]*[.A83]^4" office:value-type="float" office:value="169.517823775187">
            <text:p>169.52</text:p>
          </table:table-cell>
          <table:table-cell table:style-name="ce41" table:formula="of:=[.$X$6]+[.$X$7]*[.A83]+[.$X$8]*[.A83]^2+[.$X$9]*[.A83]^3+[.$X$10]*[.A83]^4" office:value-type="float" office:value="171.71659105975">
            <text:p>171.72</text:p>
          </table:table-cell>
          <table:table-cell table:style-name="ce41" table:formula="of:=[.$Y$6]+[.$Y$7]*[.A83]+[.$Y$8]*[.A83]^2+[.$Y$9]*[.A83]^3+[.$Y$10]*[.A83]^4" office:value-type="float" office:value="173.879421838063">
            <text:p>173.88</text:p>
          </table:table-cell>
          <table:table-cell table:number-columns-repeated="6"/>
        </table:table-row>
        <table:table-row table:style-name="ro1">
          <table:table-cell table:style-name="ce41" table:formula="of:=[.A38]" office:value-type="float" office:value="1.7">
            <text:p>1.70</text:p>
          </table:table-cell>
          <table:table-cell table:style-name="ce41" table:formula="of:=[.B38]*1000" office:value-type="float" office:value="145.26">
            <text:p>145.26</text:p>
          </table:table-cell>
          <table:table-cell table:style-name="ce41" table:formula="of:=[.C38]*1000" office:value-type="float" office:value="149.54">
            <text:p>149.54</text:p>
          </table:table-cell>
          <table:table-cell table:style-name="ce41" table:formula="of:=[.D38]*1000" office:value-type="float" office:value="153.27">
            <text:p>153.27</text:p>
          </table:table-cell>
          <table:table-cell table:style-name="ce41" table:formula="of:=[.E38]*1000" office:value-type="float" office:value="156.59">
            <text:p>156.59</text:p>
          </table:table-cell>
          <table:table-cell table:style-name="ce41" table:formula="of:=[.F38]*1000" office:value-type="float" office:value="159.6">
            <text:p>159.60</text:p>
          </table:table-cell>
          <table:table-cell table:style-name="ce41" table:formula="of:=[.G38]*1000" office:value-type="float" office:value="162.37">
            <text:p>162.37</text:p>
          </table:table-cell>
          <table:table-cell table:style-name="ce41" table:formula="of:=[.H38]*1000" office:value-type="float" office:value="164.95">
            <text:p>164.95</text:p>
          </table:table-cell>
          <table:table-cell table:style-name="ce41" table:formula="of:=[.I38]*1000" office:value-type="float" office:value="167.38">
            <text:p>167.38</text:p>
          </table:table-cell>
          <table:table-cell table:style-name="ce41" table:formula="of:=[.J38]*1000" office:value-type="float" office:value="169.71">
            <text:p>169.71</text:p>
          </table:table-cell>
          <table:table-cell table:style-name="ce41" table:formula="of:=[.K38]*1000" office:value-type="float" office:value="171.93">
            <text:p>171.93</text:p>
          </table:table-cell>
          <table:table-cell table:style-name="ce41" table:formula="of:=[.L38]*1000" office:value-type="float" office:value="174.13">
            <text:p>174.13</text:p>
          </table:table-cell>
          <table:table-cell table:number-columns-repeated="2"/>
          <table:table-cell table:style-name="ce41" table:formula="of:=[.$O$6]+[.$O$7]*[.A84]+[.$O$8]*[.A84]^2+[.$O$9]*[.A84]^3+[.$O$10]*[.A84]^4" office:value-type="float" office:value="145.2610553187">
            <text:p>145.26</text:p>
          </table:table-cell>
          <table:table-cell table:style-name="ce41" table:formula="of:=[.$P$6]+[.$P$7]*[.A84]+[.$P$8]*[.A84]^2+[.$P$9]*[.A84]^3+[.$P$10]*[.A84]^4" office:value-type="float" office:value="149.5377793091">
            <text:p>149.54</text:p>
          </table:table-cell>
          <table:table-cell table:style-name="ce41" table:formula="of:=[.$Q$6]+[.$Q$7]*[.A84]+[.$Q$8]*[.A84]^2+[.$Q$9]*[.A84]^3+[.$Q$10]*[.A84]^4" office:value-type="float" office:value="153.2703974502">
            <text:p>153.27</text:p>
          </table:table-cell>
          <table:table-cell table:style-name="ce41" table:formula="of:=[.$R$6]+[.$R$7]*[.A84]+[.$R$8]*[.A84]^2+[.$R$9]*[.A84]^3+[.$R$10]*[.A84]^4" office:value-type="float" office:value="156.5975937518">
            <text:p>156.60</text:p>
          </table:table-cell>
          <table:table-cell table:style-name="ce41" table:formula="of:=[.$S$6]+[.$S$7]*[.A84]+[.$S$8]*[.A84]^2+[.$S$9]*[.A84]^3+[.$S$10]*[.A84]^4" office:value-type="float" office:value="159.6119056603">
            <text:p>159.61</text:p>
          </table:table-cell>
          <table:table-cell table:style-name="ce41" table:formula="of:=[.$T$6]+[.$T$7]*[.A84]+[.$T$8]*[.A84]^2+[.$T$9]*[.A84]^3+[.$T$10]*[.A84]^4" office:value-type="float" office:value="162.387438042">
            <text:p>162.39</text:p>
          </table:table-cell>
          <table:table-cell table:style-name="ce41" table:formula="of:=[.$U$6]+[.$U$7]*[.A84]+[.$U$8]*[.A84]^2+[.$U$9]*[.A84]^3+[.$U$10]*[.A84]^4" office:value-type="float" office:value="164.9688130442">
            <text:p>164.97</text:p>
          </table:table-cell>
          <table:table-cell table:style-name="ce41" table:formula="of:=[.$V$6]+[.$V$7]*[.A84]+[.$V$8]*[.A84]^2+[.$V$9]*[.A84]^3+[.$V$10]*[.A84]^4" office:value-type="float" office:value="167.4084470915">
            <text:p>167.41</text:p>
          </table:table-cell>
          <table:table-cell table:style-name="ce41" table:formula="of:=[.$W$6]+[.$W$7]*[.A84]+[.$W$8]*[.A84]^2+[.$W$9]*[.A84]^3+[.$W$10]*[.A84]^4" office:value-type="float" office:value="169.741231403">
            <text:p>169.74</text:p>
          </table:table-cell>
          <table:table-cell table:style-name="ce41" table:formula="of:=[.$X$6]+[.$X$7]*[.A84]+[.$X$8]*[.A84]^2+[.$X$9]*[.A84]^3+[.$X$10]*[.A84]^4" office:value-type="float" office:value="171.984550336">
            <text:p>171.98</text:p>
          </table:table-cell>
          <table:table-cell table:style-name="ce41" table:formula="of:=[.$Y$6]+[.$Y$7]*[.A84]+[.$Y$8]*[.A84]^2+[.$Y$9]*[.A84]^3+[.$Y$10]*[.A84]^4" office:value-type="float" office:value="174.203056219">
            <text:p>174.20</text:p>
          </table:table-cell>
          <table:table-cell table:number-columns-repeated="6"/>
        </table:table-row>
        <table:table-row table:style-name="ro1">
          <table:table-cell table:style-name="ce41" table:formula="of:=[.A39]" office:value-type="float" office:value="1.75">
            <text:p>1.75</text:p>
          </table:table-cell>
          <table:table-cell table:style-name="ce41" table:formula="of:=[.B39]*1000" office:value-type="float" office:value="145.3">
            <text:p>145.30</text:p>
          </table:table-cell>
          <table:table-cell table:style-name="ce41" table:formula="of:=[.C39]*1000" office:value-type="float" office:value="149.6">
            <text:p>149.60</text:p>
          </table:table-cell>
          <table:table-cell table:style-name="ce41" table:formula="of:=[.D39]*1000" office:value-type="float" office:value="153.35">
            <text:p>153.35</text:p>
          </table:table-cell>
          <table:table-cell table:style-name="ce41" table:formula="of:=[.E39]*1000" office:value-type="float" office:value="156.7">
            <text:p>156.70</text:p>
          </table:table-cell>
          <table:table-cell table:style-name="ce41" table:formula="of:=[.F39]*1000" office:value-type="float" office:value="159.74">
            <text:p>159.74</text:p>
          </table:table-cell>
          <table:table-cell table:style-name="ce41" table:formula="of:=[.G39]*1000" office:value-type="float" office:value="162.54">
            <text:p>162.54</text:p>
          </table:table-cell>
          <table:table-cell table:style-name="ce41" table:formula="of:=[.H39]*1000" office:value-type="float" office:value="165.14">
            <text:p>165.14</text:p>
          </table:table-cell>
          <table:table-cell table:style-name="ce41" table:formula="of:=[.I39]*1000" office:value-type="float" office:value="167.6">
            <text:p>167.60</text:p>
          </table:table-cell>
          <table:table-cell table:style-name="ce41" table:formula="of:=[.J39]*1000" office:value-type="float" office:value="169.97">
            <text:p>169.97</text:p>
          </table:table-cell>
          <table:table-cell table:style-name="ce41" table:formula="of:=[.K39]*1000" office:value-type="float" office:value="172.25">
            <text:p>172.25</text:p>
          </table:table-cell>
          <table:table-cell table:style-name="ce41" table:formula="of:=[.L39]*1000" office:value-type="float" office:value="174.57">
            <text:p>174.57</text:p>
          </table:table-cell>
          <table:table-cell table:number-columns-repeated="2"/>
          <table:table-cell table:style-name="ce41" table:formula="of:=[.$O$6]+[.$O$7]*[.A85]+[.$O$8]*[.A85]^2+[.$O$9]*[.A85]^3+[.$O$10]*[.A85]^4" office:value-type="float" office:value="145.301220527344">
            <text:p>145.30</text:p>
          </table:table-cell>
          <table:table-cell table:style-name="ce41" table:formula="of:=[.$P$6]+[.$P$7]*[.A85]+[.$P$8]*[.A85]^2+[.$P$9]*[.A85]^3+[.$P$10]*[.A85]^4" office:value-type="float" office:value="149.602190027344">
            <text:p>149.60</text:p>
          </table:table-cell>
          <table:table-cell table:style-name="ce41" table:formula="of:=[.$Q$6]+[.$Q$7]*[.A85]+[.$Q$8]*[.A85]^2+[.$Q$9]*[.A85]^3+[.$Q$10]*[.A85]^4" office:value-type="float" office:value="153.361160539063">
            <text:p>153.36</text:p>
          </table:table-cell>
          <table:table-cell table:style-name="ce41" table:formula="of:=[.$R$6]+[.$R$7]*[.A85]+[.$R$8]*[.A85]^2+[.$R$9]*[.A85]^3+[.$R$10]*[.A85]^4" office:value-type="float" office:value="156.714972085938">
            <text:p>156.71</text:p>
          </table:table-cell>
          <table:table-cell table:style-name="ce41" table:formula="of:=[.$S$6]+[.$S$7]*[.A85]+[.$S$8]*[.A85]^2+[.$S$9]*[.A85]^3+[.$S$10]*[.A85]^4" office:value-type="float" office:value="159.758163621094">
            <text:p>159.76</text:p>
          </table:table-cell>
          <table:table-cell table:style-name="ce41" table:formula="of:=[.$T$6]+[.$T$7]*[.A85]+[.$T$8]*[.A85]^2+[.$T$9]*[.A85]^3+[.$T$10]*[.A85]^4" office:value-type="float" office:value="162.5585258125">
            <text:p>162.56</text:p>
          </table:table-cell>
          <table:table-cell table:style-name="ce41" table:formula="of:=[.$U$6]+[.$U$7]*[.A85]+[.$U$8]*[.A85]^2+[.$U$9]*[.A85]^3+[.$U$10]*[.A85]^4" office:value-type="float" office:value="165.170674101563">
            <text:p>165.17</text:p>
          </table:table-cell>
          <table:table-cell table:style-name="ce41" table:formula="of:=[.$V$6]+[.$V$7]*[.A85]+[.$V$8]*[.A85]^2+[.$V$9]*[.A85]^3+[.$V$10]*[.A85]^4" office:value-type="float" office:value="167.634505902344">
            <text:p>167.63</text:p>
          </table:table-cell>
          <table:table-cell table:style-name="ce41" table:formula="of:=[.$W$6]+[.$W$7]*[.A85]+[.$W$8]*[.A85]^2+[.$W$9]*[.A85]^3+[.$W$10]*[.A85]^4" office:value-type="float" office:value="169.999789992187">
            <text:p>170.00</text:p>
          </table:table-cell>
          <table:table-cell table:style-name="ce41" table:formula="of:=[.$X$6]+[.$X$7]*[.A85]+[.$X$8]*[.A85]^2+[.$X$9]*[.A85]^3+[.$X$10]*[.A85]^4" office:value-type="float" office:value="172.29628984375">
            <text:p>172.30</text:p>
          </table:table-cell>
          <table:table-cell table:style-name="ce41" table:formula="of:=[.$Y$6]+[.$Y$7]*[.A85]+[.$Y$8]*[.A85]^2+[.$Y$9]*[.A85]^3+[.$Y$10]*[.A85]^4" office:value-type="float" office:value="174.580004726563">
            <text:p>174.58</text:p>
          </table:table-cell>
          <table:table-cell table:number-columns-repeated="6"/>
        </table:table-row>
        <table:table-row table:style-name="ro1">
          <table:table-cell table:style-name="ce41" table:formula="of:=[.A40]" office:value-type="float" office:value="1.8">
            <text:p>1.80</text:p>
          </table:table-cell>
          <table:table-cell table:style-name="ce41" table:formula="of:=[.B40]*1000" office:value-type="float" office:value="145.35">
            <text:p>145.35</text:p>
          </table:table-cell>
          <table:table-cell table:style-name="ce41" table:formula="of:=[.C40]*1000" office:value-type="float" office:value="149.67">
            <text:p>149.67</text:p>
          </table:table-cell>
          <table:table-cell table:style-name="ce41" table:formula="of:=[.D40]*1000" office:value-type="float" office:value="153.45">
            <text:p>153.45</text:p>
          </table:table-cell>
          <table:table-cell table:style-name="ce41" table:formula="of:=[.E40]*1000" office:value-type="float" office:value="156.84">
            <text:p>156.84</text:p>
          </table:table-cell>
          <table:table-cell table:style-name="ce41" table:formula="of:=[.F40]*1000" office:value-type="float" office:value="159.91">
            <text:p>159.91</text:p>
          </table:table-cell>
          <table:table-cell table:style-name="ce41" table:formula="of:=[.G40]*1000" office:value-type="float" office:value="162.74">
            <text:p>162.74</text:p>
          </table:table-cell>
          <table:table-cell table:style-name="ce41" table:formula="of:=[.H40]*1000" office:value-type="float" office:value="165.36">
            <text:p>165.36</text:p>
          </table:table-cell>
          <table:table-cell table:style-name="ce41" table:formula="of:=[.I40]*1000" office:value-type="float" office:value="167.86">
            <text:p>167.86</text:p>
          </table:table-cell>
          <table:table-cell table:style-name="ce41" table:formula="of:=[.J40]*1000" office:value-type="float" office:value="170.28">
            <text:p>170.28</text:p>
          </table:table-cell>
          <table:table-cell table:style-name="ce41" table:formula="of:=[.K40]*1000" office:value-type="float" office:value="172.63">
            <text:p>172.63</text:p>
          </table:table-cell>
          <table:table-cell table:style-name="ce41" table:formula="of:=[.L40]*1000" office:value-type="float" office:value="175.12">
            <text:p>175.12</text:p>
          </table:table-cell>
          <table:table-cell/>
          <table:table-cell table:style-name="ce41" office:value-type="float" office:value="1.8">
            <text:p>1.80</text:p>
          </table:table-cell>
          <table:table-cell table:style-name="ce41" table:formula="of:=[.$O$6]+[.$O$7]*[.A86]+[.$O$8]*[.A86]^2+[.$O$9]*[.A86]^3+[.$O$10]*[.A86]^4" office:value-type="float" office:value="145.3480648512">
            <text:p>145.35</text:p>
          </table:table-cell>
          <table:table-cell table:style-name="ce41" table:formula="of:=[.$P$6]+[.$P$7]*[.A86]+[.$P$8]*[.A86]^2+[.$P$9]*[.A86]^3+[.$P$10]*[.A86]^4" office:value-type="float" office:value="149.6766130736">
            <text:p>149.68</text:p>
          </table:table-cell>
          <table:table-cell table:style-name="ce41" table:formula="of:=[.$Q$6]+[.$Q$7]*[.A86]+[.$Q$8]*[.A86]^2+[.$Q$9]*[.A86]^3+[.$Q$10]*[.A86]^4" office:value-type="float" office:value="153.4656284512">
            <text:p>153.47</text:p>
          </table:table-cell>
          <table:table-cell table:style-name="ce41" table:formula="of:=[.$R$6]+[.$R$7]*[.A86]+[.$R$8]*[.A86]^2+[.$R$9]*[.A86]^3+[.$R$10]*[.A86]^4" office:value-type="float" office:value="156.8497963408">
            <text:p>156.85</text:p>
          </table:table-cell>
          <table:table-cell table:style-name="ce41" table:formula="of:=[.$S$6]+[.$S$7]*[.A86]+[.$S$8]*[.A86]^2+[.$S$9]*[.A86]^3+[.$S$10]*[.A86]^4" office:value-type="float" office:value="159.9269654768">
            <text:p>159.93</text:p>
          </table:table-cell>
          <table:table-cell table:style-name="ce41" table:formula="of:=[.$T$6]+[.$T$7]*[.A86]+[.$T$8]*[.A86]^2+[.$T$9]*[.A86]^3+[.$T$10]*[.A86]^4" office:value-type="float" office:value="162.755724272">
            <text:p>162.76</text:p>
          </table:table-cell>
          <table:table-cell table:style-name="ce41" table:formula="of:=[.$U$6]+[.$U$7]*[.A86]+[.$U$8]*[.A86]^2+[.$U$9]*[.A86]^3+[.$U$10]*[.A86]^4" office:value-type="float" office:value="165.4042646352">
            <text:p>165.40</text:p>
          </table:table-cell>
          <table:table-cell table:style-name="ce41" table:formula="of:=[.$V$6]+[.$V$7]*[.A86]+[.$V$8]*[.A86]^2+[.$V$9]*[.A86]^3+[.$V$10]*[.A86]^4" office:value-type="float" office:value="167.894863824">
            <text:p>167.89</text:p>
          </table:table-cell>
          <table:table-cell table:style-name="ce41" table:formula="of:=[.$W$6]+[.$W$7]*[.A86]+[.$W$8]*[.A86]^2+[.$W$9]*[.A86]^3+[.$W$10]*[.A86]^4" office:value-type="float" office:value="170.296979368">
            <text:p>170.30</text:p>
          </table:table-cell>
          <table:table-cell table:style-name="ce41" table:formula="of:=[.$X$6]+[.$X$7]*[.A86]+[.$X$8]*[.A86]^2+[.$X$9]*[.A86]^3+[.$X$10]*[.A86]^4" office:value-type="float" office:value="172.656280096">
            <text:p>172.66</text:p>
          </table:table-cell>
          <table:table-cell table:style-name="ce43" table:formula="of:=[.$Y$6]+[.$Y$7]*[.A86]+[.$Y$8]*[.A86]^2+[.$Y$9]*[.A86]^3+[.$Y$10]*[.A86]^4" office:value-type="float" office:value="175.015736624">
            <text:p>175.02</text:p>
          </table:table-cell>
          <table:table-cell table:number-columns-repeated="6"/>
        </table:table-row>
        <table:table-row table:style-name="ro1">
          <table:table-cell table:style-name="ce41" table:formula="of:=[.A41]" office:value-type="float" office:value="1.85">
            <text:p>1.85</text:p>
          </table:table-cell>
          <table:table-cell table:style-name="ce41" table:formula="of:=[.B41]*1000" office:value-type="float" office:value="145.4">
            <text:p>145.40</text:p>
          </table:table-cell>
          <table:table-cell table:style-name="ce41" table:formula="of:=[.C41]*1000" office:value-type="float" office:value="149.75">
            <text:p>149.75</text:p>
          </table:table-cell>
          <table:table-cell table:style-name="ce41" table:formula="of:=[.D41]*1000" office:value-type="float" office:value="153.57">
            <text:p>153.57</text:p>
          </table:table-cell>
          <table:table-cell table:style-name="ce41" table:formula="of:=[.E41]*1000" office:value-type="float" office:value="156.99">
            <text:p>156.99</text:p>
          </table:table-cell>
          <table:table-cell table:style-name="ce41" table:formula="of:=[.F41]*1000" office:value-type="float" office:value="160.11">
            <text:p>160.11</text:p>
          </table:table-cell>
          <table:table-cell table:style-name="ce41" table:formula="of:=[.G41]*1000" office:value-type="float" office:value="162.97">
            <text:p>162.97</text:p>
          </table:table-cell>
          <table:table-cell table:style-name="ce41" table:formula="of:=[.H41]*1000" office:value-type="float" office:value="165.64">
            <text:p>165.64</text:p>
          </table:table-cell>
          <table:table-cell table:style-name="ce41" table:formula="of:=[.I41]*1000" office:value-type="float" office:value="168.18">
            <text:p>168.18</text:p>
          </table:table-cell>
          <table:table-cell table:style-name="ce41" table:formula="of:=[.J41]*1000" office:value-type="float" office:value="170.7">
            <text:p>170.70</text:p>
          </table:table-cell>
          <table:table-cell table:style-name="ce41" table:formula="of:=[.K41]*1000" office:value-type="float" office:value="173.17">
            <text:p>173.17</text:p>
          </table:table-cell>
          <table:table-cell table:style-name="ce41"/>
          <table:table-cell/>
          <table:table-cell table:style-name="ce41" office:value-type="float" office:value="1.85">
            <text:p>1.85</text:p>
          </table:table-cell>
          <table:table-cell table:style-name="ce41" table:formula="of:=[.$O$6]+[.$O$7]*[.A87]+[.$O$8]*[.A87]^2+[.$O$9]*[.A87]^3+[.$O$10]*[.A87]^4" office:value-type="float" office:value="145.402224441544">
            <text:p>145.40</text:p>
          </table:table-cell>
          <table:table-cell table:style-name="ce41" table:formula="of:=[.$P$6]+[.$P$7]*[.A87]+[.$P$8]*[.A87]^2+[.$P$9]*[.A87]^3+[.$P$10]*[.A87]^4" office:value-type="float" office:value="149.762014974444">
            <text:p>149.76</text:p>
          </table:table-cell>
          <table:table-cell table:style-name="ce41" table:formula="of:=[.$Q$6]+[.$Q$7]*[.A87]+[.$Q$8]*[.A87]^2+[.$Q$9]*[.A87]^3+[.$Q$10]*[.A87]^4" office:value-type="float" office:value="153.585119551762">
            <text:p>153.59</text:p>
          </table:table-cell>
          <table:table-cell table:style-name="ce41" table:formula="of:=[.$R$6]+[.$R$7]*[.A87]+[.$R$8]*[.A87]^2+[.$R$9]*[.A87]^3+[.$R$10]*[.A87]^4" office:value-type="float" office:value="157.003706497737">
            <text:p>157.00</text:p>
          </table:table-cell>
          <table:table-cell table:style-name="ce41" table:formula="of:=[.$S$6]+[.$S$7]*[.A87]+[.$S$8]*[.A87]^2+[.$S$9]*[.A87]^3+[.$S$10]*[.A87]^4" office:value-type="float" office:value="160.120503961394">
            <text:p>160.12</text:p>
          </table:table-cell>
          <table:table-cell table:style-name="ce41" table:formula="of:=[.$T$6]+[.$T$7]*[.A87]+[.$T$8]*[.A87]^2+[.$T$9]*[.A87]^3+[.$T$10]*[.A87]^4" office:value-type="float" office:value="162.981550482">
            <text:p>162.98</text:p>
          </table:table-cell>
          <table:table-cell table:style-name="ce41" table:formula="of:=[.$U$6]+[.$U$7]*[.A87]+[.$U$8]*[.A87]^2+[.$U$9]*[.A87]^3+[.$U$10]*[.A87]^4" office:value-type="float" office:value="165.672723660763">
            <text:p>165.67</text:p>
          </table:table-cell>
          <table:table-cell table:style-name="ce41" table:formula="of:=[.$V$6]+[.$V$7]*[.A87]+[.$V$8]*[.A87]^2+[.$V$9]*[.A87]^3+[.$V$10]*[.A87]^4" office:value-type="float" office:value="168.192800018844">
            <text:p>168.19</text:p>
          </table:table-cell>
          <table:table-cell table:style-name="ce41" table:formula="of:=[.$W$6]+[.$W$7]*[.A87]+[.$W$8]*[.A87]^2+[.$W$9]*[.A87]^3+[.$W$10]*[.A87]^4" office:value-type="float" office:value="170.636440520188">
            <text:p>170.64</text:p>
          </table:table-cell>
          <table:table-cell table:style-name="ce41" table:formula="of:=[.$X$6]+[.$X$7]*[.A87]+[.$X$8]*[.A87]^2+[.$X$9]*[.A87]^3+[.$X$10]*[.A87]^4" office:value-type="float" office:value="173.06920363975">
            <text:p>173.07</text:p>
          </table:table-cell>
          <table:table-cell table:style-name="ce97"/>
          <table:table-cell table:number-columns-repeated="6"/>
        </table:table-row>
        <table:table-row table:style-name="ro1">
          <table:table-cell table:style-name="ce41" table:formula="of:=[.A42]" office:value-type="float" office:value="1.9">
            <text:p>1.90</text:p>
          </table:table-cell>
          <table:table-cell table:style-name="ce41" table:formula="of:=[.B42]*1000" office:value-type="float" office:value="145.46">
            <text:p>145.46</text:p>
          </table:table-cell>
          <table:table-cell table:style-name="ce41" table:formula="of:=[.C42]*1000" office:value-type="float" office:value="149.84">
            <text:p>149.84</text:p>
          </table:table-cell>
          <table:table-cell table:style-name="ce41" table:formula="of:=[.D42]*1000" office:value-type="float" office:value="153.7">
            <text:p>153.70</text:p>
          </table:table-cell>
          <table:table-cell table:style-name="ce41" table:formula="of:=[.E42]*1000" office:value-type="float" office:value="157.17">
            <text:p>157.17</text:p>
          </table:table-cell>
          <table:table-cell table:style-name="ce41" table:formula="of:=[.F42]*1000" office:value-type="float" office:value="160.32">
            <text:p>160.32</text:p>
          </table:table-cell>
          <table:table-cell table:style-name="ce41" table:formula="of:=[.G42]*1000" office:value-type="float" office:value="163.23">
            <text:p>163.23</text:p>
          </table:table-cell>
          <table:table-cell table:style-name="ce41" table:formula="of:=[.H42]*1000" office:value-type="float" office:value="165.96">
            <text:p>165.96</text:p>
          </table:table-cell>
          <table:table-cell table:style-name="ce41" table:formula="of:=[.I42]*1000" office:value-type="float" office:value="168.6">
            <text:p>168.60</text:p>
          </table:table-cell>
          <table:table-cell table:style-name="ce41" table:number-columns-repeated="3"/>
          <table:table-cell/>
          <table:table-cell table:style-name="ce41" office:value-type="float" office:value="1.9">
            <text:p>1.90</text:p>
          </table:table-cell>
          <table:table-cell table:style-name="ce41" table:formula="of:=[.$O$6]+[.$O$7]*[.A88]+[.$O$8]*[.A88]^2+[.$O$9]*[.A88]^3+[.$O$10]*[.A88]^4" office:value-type="float" office:value="145.4643628947">
            <text:p>145.46</text:p>
          </table:table-cell>
          <table:table-cell table:style-name="ce41" table:formula="of:=[.$P$6]+[.$P$7]*[.A88]+[.$P$8]*[.A88]^2+[.$P$9]*[.A88]^3+[.$P$10]*[.A88]^4" office:value-type="float" office:value="149.8594057851">
            <text:p>149.86</text:p>
          </table:table-cell>
          <table:table-cell table:style-name="ce41" table:formula="of:=[.$Q$6]+[.$Q$7]*[.A88]+[.$Q$8]*[.A88]^2+[.$Q$9]*[.A88]^3+[.$Q$10]*[.A88]^4" office:value-type="float" office:value="153.7210122302">
            <text:p>153.72</text:p>
          </table:table-cell>
          <table:table-cell table:style-name="ce41" table:formula="of:=[.$R$6]+[.$R$7]*[.A88]+[.$R$8]*[.A88]^2+[.$R$9]*[.A88]^3+[.$R$10]*[.A88]^4" office:value-type="float" office:value="157.1784151918">
            <text:p>157.18</text:p>
          </table:table-cell>
          <table:table-cell table:style-name="ce41" table:formula="of:=[.$S$6]+[.$S$7]*[.A88]+[.$S$8]*[.A88]^2+[.$S$9]*[.A88]^3+[.$S$10]*[.A88]^4" office:value-type="float" office:value="160.3410716403">
            <text:p>160.34</text:p>
          </table:table-cell>
          <table:table-cell table:style-name="ce41" table:formula="of:=[.$T$6]+[.$T$7]*[.A88]+[.$T$8]*[.A88]^2+[.$T$9]*[.A88]^3+[.$T$10]*[.A88]^4" office:value-type="float" office:value="163.238635222">
            <text:p>163.24</text:p>
          </table:table-cell>
          <table:table-cell table:style-name="ce41" table:formula="of:=[.$U$6]+[.$U$7]*[.A88]+[.$U$8]*[.A88]^2+[.$U$9]*[.A88]^3+[.$U$10]*[.A88]^4" office:value-type="float" office:value="165.9793350042">
            <text:p>165.98</text:p>
          </table:table-cell>
          <table:table-cell table:style-name="ce41" table:formula="of:=[.$V$6]+[.$V$7]*[.A88]+[.$V$8]*[.A88]^2+[.$V$9]*[.A88]^3+[.$V$10]*[.A88]^4" office:value-type="float" office:value="168.5317405915">
            <text:p>168.53</text:p>
          </table:table-cell>
          <table:table-cell table:style-name="ce97" table:number-columns-repeated="2"/>
          <table:table-cell table:style-name="ce41"/>
          <table:table-cell table:number-columns-repeated="6"/>
        </table:table-row>
        <table:table-row table:style-name="ro1">
          <table:table-cell table:style-name="ce41" table:formula="of:=[.A43]" office:value-type="float" office:value="1.95">
            <text:p>1.95</text:p>
          </table:table-cell>
          <table:table-cell table:style-name="ce41" table:formula="of:=[.B43]*1000" office:value-type="float" office:value="145.53">
            <text:p>145.53</text:p>
          </table:table-cell>
          <table:table-cell table:style-name="ce41" table:formula="of:=[.C43]*1000" office:value-type="float" office:value="149.96">
            <text:p>149.96</text:p>
          </table:table-cell>
          <table:table-cell table:style-name="ce41" table:formula="of:=[.D43]*1000" office:value-type="float" office:value="153.87">
            <text:p>153.87</text:p>
          </table:table-cell>
          <table:table-cell table:style-name="ce41" table:formula="of:=[.E43]*1000" office:value-type="float" office:value="157.38">
            <text:p>157.38</text:p>
          </table:table-cell>
          <table:table-cell table:style-name="ce41" table:formula="of:=[.F43]*1000" office:value-type="float" office:value="160.59">
            <text:p>160.59</text:p>
          </table:table-cell>
          <table:table-cell table:style-name="ce41" table:formula="of:=[.G43]*1000" office:value-type="float" office:value="163.57">
            <text:p>163.57</text:p>
          </table:table-cell>
          <table:table-cell table:style-name="ce41" table:formula="of:=[.H43]*1000" office:value-type="float" office:value="166.41">
            <text:p>166.41</text:p>
          </table:table-cell>
          <table:table-cell table:style-name="ce41" table:number-columns-repeated="4"/>
          <table:table-cell/>
          <table:table-cell table:style-name="ce41" office:value-type="float" office:value="1.95">
            <text:p>1.95</text:p>
          </table:table-cell>
          <table:table-cell table:style-name="ce41" table:formula="of:=[.$O$6]+[.$O$7]*[.A89]+[.$O$8]*[.A89]^2+[.$O$9]*[.A89]^3+[.$O$10]*[.A89]^4" office:value-type="float" office:value="145.535171252044">
            <text:p>145.54</text:p>
          </table:table-cell>
          <table:table-cell table:style-name="ce41" table:formula="of:=[.$P$6]+[.$P$7]*[.A89]+[.$P$8]*[.A89]^2+[.$P$9]*[.A89]^3+[.$P$10]*[.A89]^4" office:value-type="float" office:value="149.969839089444">
            <text:p>149.97</text:p>
          </table:table-cell>
          <table:table-cell table:style-name="ce41" table:formula="of:=[.$Q$6]+[.$Q$7]*[.A89]+[.$Q$8]*[.A89]^2+[.$Q$9]*[.A89]^3+[.$Q$10]*[.A89]^4" office:value-type="float" office:value="153.874744900263">
            <text:p>153.87</text:p>
          </table:table-cell>
          <table:table-cell table:style-name="ce41" table:formula="of:=[.$R$6]+[.$R$7]*[.A89]+[.$R$8]*[.A89]^2+[.$R$9]*[.A89]^3+[.$R$10]*[.A89]^4" office:value-type="float" office:value="157.375707711737">
            <text:p>157.38</text:p>
          </table:table-cell>
          <table:table-cell table:style-name="ce41" table:formula="of:=[.$S$6]+[.$S$7]*[.A89]+[.$S$8]*[.A89]^2+[.$S$9]*[.A89]^3+[.$S$10]*[.A89]^4" office:value-type="float" office:value="160.591060910394">
            <text:p>160.59</text:p>
          </table:table-cell>
          <table:table-cell table:style-name="ce41" table:formula="of:=[.$T$6]+[.$T$7]*[.A89]+[.$T$8]*[.A89]^2+[.$T$9]*[.A89]^3+[.$T$10]*[.A89]^4" office:value-type="float" office:value="163.5297229895">
            <text:p>163.53</text:p>
          </table:table-cell>
          <table:table-cell table:style-name="ce41" table:formula="of:=[.$U$6]+[.$U$7]*[.A89]+[.$U$8]*[.A89]^2+[.$U$9]*[.A89]^3+[.$U$10]*[.A89]^4" office:value-type="float" office:value="166.327527301762">
            <text:p>166.33</text:p>
          </table:table-cell>
          <table:table-cell table:style-name="ce97"/>
          <table:table-cell table:style-name="ce41" table:number-columns-repeated="3"/>
          <table:table-cell table:number-columns-repeated="6"/>
        </table:table-row>
        <table:table-row table:style-name="ro1">
          <table:table-cell table:style-name="ce41" table:formula="of:=[.A44]" office:value-type="float" office:value="2">
            <text:p>2.00</text:p>
          </table:table-cell>
          <table:table-cell table:style-name="ce41" table:formula="of:=[.B44]*1000" office:value-type="float" office:value="145.61">
            <text:p>145.61</text:p>
          </table:table-cell>
          <table:table-cell table:style-name="ce41" table:formula="of:=[.C44]*1000" office:value-type="float" office:value="150.09">
            <text:p>150.09</text:p>
          </table:table-cell>
          <table:table-cell table:style-name="ce41" table:formula="of:=[.D44]*1000" office:value-type="float" office:value="154.05">
            <text:p>154.05</text:p>
          </table:table-cell>
          <table:table-cell table:style-name="ce41" table:formula="of:=[.E44]*1000" office:value-type="float" office:value="157.62">
            <text:p>157.62</text:p>
          </table:table-cell>
          <table:table-cell table:style-name="ce41" table:formula="of:=[.F44]*1000" office:value-type="float" office:value="160.91">
            <text:p>160.91</text:p>
          </table:table-cell>
          <table:table-cell table:style-name="ce41" table:number-columns-repeated="6"/>
          <table:table-cell/>
          <table:table-cell table:style-name="ce41" office:value-type="float" office:value="2">
            <text:p>2.00</text:p>
          </table:table-cell>
          <table:table-cell table:style-name="ce41" table:formula="of:=[.$O$6]+[.$O$7]*[.A90]+[.$O$8]*[.A90]^2+[.$O$9]*[.A90]^3+[.$O$10]*[.A90]^4" office:value-type="float" office:value="145.615368">
            <text:p>145.62</text:p>
          </table:table-cell>
          <table:table-cell table:style-name="ce41" table:formula="of:=[.$P$6]+[.$P$7]*[.A90]+[.$P$8]*[.A90]^2+[.$P$9]*[.A90]^3+[.$P$10]*[.A90]^4" office:value-type="float" office:value="150.094412">
            <text:p>150.09</text:p>
          </table:table-cell>
          <table:table-cell table:style-name="ce41" table:formula="of:=[.$Q$6]+[.$Q$7]*[.A90]+[.$Q$8]*[.A90]^2+[.$Q$9]*[.A90]^3+[.$Q$10]*[.A90]^4" office:value-type="float" office:value="154.047816">
            <text:p>154.05</text:p>
          </table:table-cell>
          <table:table-cell table:style-name="ce41" table:formula="of:=[.$R$6]+[.$R$7]*[.A90]+[.$R$8]*[.A90]^2+[.$R$9]*[.A90]^3+[.$R$10]*[.A90]^4" office:value-type="float" office:value="157.597442">
            <text:p>157.60</text:p>
          </table:table-cell>
          <table:table-cell table:style-name="ce41" table:formula="of:=[.$S$6]+[.$S$7]*[.A90]+[.$S$8]*[.A90]^2+[.$S$9]*[.A90]^3+[.$S$10]*[.A90]^4" office:value-type="float" office:value="160.872964">
            <text:p>160.87</text:p>
          </table:table-cell>
          <table:table-cell table:style-name="ce97" table:number-columns-repeated="2"/>
          <table:table-cell table:style-name="ce41" table:number-columns-repeated="4"/>
          <table:table-cell table:number-columns-repeated="6"/>
        </table:table-row>
        <table:table-row table:style-name="ro1">
          <table:table-cell table:style-name="ce41" table:formula="of:=[.A45]" office:value-type="float" office:value="2.05">
            <text:p>2.05</text:p>
          </table:table-cell>
          <table:table-cell table:style-name="ce41" table:formula="of:=[.B45]*1000" office:value-type="float" office:value="145.7">
            <text:p>145.70</text:p>
          </table:table-cell>
          <table:table-cell table:style-name="ce41" table:formula="of:=[.C45]*1000" office:value-type="float" office:value="150.24">
            <text:p>150.24</text:p>
          </table:table-cell>
          <table:table-cell table:style-name="ce41" table:formula="of:=[.D45]*1000" office:value-type="float" office:value="154.27">
            <text:p>154.27</text:p>
          </table:table-cell>
          <table:table-cell table:style-name="ce41" table:number-columns-repeated="8"/>
          <table:table-cell/>
          <table:table-cell table:style-name="ce41" office:value-type="float" office:value="2.05">
            <text:p>2.05</text:p>
          </table:table-cell>
          <table:table-cell table:style-name="ce41" table:formula="of:=[.$O$6]+[.$O$7]*[.A91]+[.$O$8]*[.A91]^2+[.$O$9]*[.A91]^3+[.$O$10]*[.A91]^4" office:value-type="float" office:value="145.705699070044">
            <text:p>145.71</text:p>
          </table:table-cell>
          <table:table-cell table:style-name="ce41" table:formula="of:=[.$P$6]+[.$P$7]*[.A91]+[.$P$8]*[.A91]^2+[.$P$9]*[.A91]^3+[.$P$10]*[.A91]^4" office:value-type="float" office:value="150.234265157944">
            <text:p>150.23</text:p>
          </table:table-cell>
          <table:table-cell table:style-name="ce41" table:formula="of:=[.$Q$6]+[.$Q$7]*[.A91]+[.$Q$8]*[.A91]^2+[.$Q$9]*[.A91]^3+[.$Q$10]*[.A91]^4" office:value-type="float" office:value="154.241783991762">
            <text:p>154.24</text:p>
          </table:table-cell>
          <table:table-cell table:style-name="ce41"/>
          <table:table-cell table:style-name="ce97"/>
          <table:table-cell table:style-name="ce41" table:number-columns-repeated="6"/>
          <table:table-cell table:number-columns-repeated="6"/>
        </table:table-row>
        <table:table-row table:style-name="ro1">
          <table:table-cell table:style-name="ce41" table:formula="of:=[.A46]" office:value-type="float" office:value="2.1">
            <text:p>2.10</text:p>
          </table:table-cell>
          <table:table-cell table:style-name="ce41" table:formula="of:=[.B46]*1000" office:value-type="float" office:value="145.82">
            <text:p>145.82</text:p>
          </table:table-cell>
          <table:table-cell table:style-name="ce41" table:formula="of:=[.C46]*1000" office:value-type="float" office:value="150.41">
            <text:p>150.41</text:p>
          </table:table-cell>
          <table:table-cell table:style-name="Default" table:number-columns-repeated="9"/>
          <table:table-cell/>
          <table:table-cell table:style-name="ce41" office:value-type="float" office:value="2.1">
            <text:p>2.10</text:p>
          </table:table-cell>
          <table:table-cell table:style-name="ce41" table:formula="of:=[.$O$6]+[.$O$7]*[.A92]+[.$O$8]*[.A92]^2+[.$O$9]*[.A92]^3+[.$O$10]*[.A92]^4" office:value-type="float" office:value="145.8069378387">
            <text:p>145.81</text:p>
          </table:table-cell>
          <table:table-cell table:style-name="ce41" table:formula="of:=[.$P$6]+[.$P$7]*[.A92]+[.$P$8]*[.A92]^2+[.$P$9]*[.A92]^3+[.$P$10]*[.A92]^4" office:value-type="float" office:value="150.3905827331">
            <text:p>150.39</text:p>
          </table:table-cell>
          <table:table-cell table:style-name="ce97" table:number-columns-repeated="2"/>
          <table:table-cell table:style-name="ce41" table:number-columns-repeated="7"/>
          <table:table-cell table:number-columns-repeated="6"/>
        </table:table-row>
        <table:table-row table:style-name="ro1">
          <table:table-cell table:style-name="Default" table:number-columns-repeated="12"/>
          <table:table-cell/>
          <table:table-cell table:style-name="ce41" office:value-type="float" office:value="2.15">
            <text:p>2.15</text:p>
          </table:table-cell>
          <table:table-cell table:style-name="ce95" table:number-columns-repeated="2"/>
          <table:table-cell table:number-columns-repeated="15"/>
        </table:table-row>
        <table:table-row table:style-name="ro1">
          <table:table-cell table:style-name="Default" table:number-columns-repeated="12"/>
          <table:table-cell/>
          <table:table-cell table:style-name="ce41" office:value-type="float" office:value="2.2">
            <text:p>2.20</text:p>
          </table:table-cell>
          <table:table-cell table:number-columns-repeated="17"/>
        </table:table-row>
        <table:table-row table:style-name="ro1" table:number-rows-repeated="5">
          <table:table-cell table:style-name="Default" table:number-columns-repeated="12"/>
          <table:table-cell table:number-columns-repeated="19"/>
        </table:table-row>
        <table:table-row table:style-name="ro1">
          <table:table-cell table:style-name="Default" table:number-columns-repeated="12"/>
          <table:table-cell/>
          <table:table-cell office:value-type="string">
            <text:p>P (atm)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7.5">
            <text:p>7.5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2.5">
            <text:p>12.5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7.5">
            <text:p>17.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22.5">
            <text:p>22.5</text:p>
          </table:table-cell>
          <table:table-cell table:style-name="ce62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style-name="Default" table:number-columns-repeated="12"/>
          <table:table-cell/>
          <table:table-cell office:value-type="string">
            <text:p>P (bar)</text:p>
          </table:table-cell>
          <table:table-cell table:style-name="ce62" table:formula="of:=[.O100]*1.01325" office:value-type="float" office:value="0">
            <text:p>0</text:p>
          </table:table-cell>
          <table:table-cell table:style-name="ce62" table:formula="of:=[.P100]*1.01325" office:value-type="float" office:value="2.533125">
            <text:p>2.53</text:p>
          </table:table-cell>
          <table:table-cell table:style-name="ce62" table:formula="of:=[.Q100]*1.01325" office:value-type="float" office:value="5.06625">
            <text:p>5.07</text:p>
          </table:table-cell>
          <table:table-cell table:style-name="ce62" table:formula="of:=[.R100]*1.01325" office:value-type="float" office:value="7.599375">
            <text:p>7.6</text:p>
          </table:table-cell>
          <table:table-cell table:style-name="ce62" table:formula="of:=[.S100]*1.01325" office:value-type="float" office:value="10.1325">
            <text:p>10.13</text:p>
          </table:table-cell>
          <table:table-cell table:style-name="ce62" table:formula="of:=[.T100]*1.01325" office:value-type="float" office:value="12.665625">
            <text:p>12.67</text:p>
          </table:table-cell>
          <table:table-cell table:style-name="ce62" table:formula="of:=[.U100]*1.01325" office:value-type="float" office:value="15.19875">
            <text:p>15.2</text:p>
          </table:table-cell>
          <table:table-cell table:style-name="ce62" table:formula="of:=[.V100]*1.01325" office:value-type="float" office:value="17.731875">
            <text:p>17.73</text:p>
          </table:table-cell>
          <table:table-cell table:style-name="ce62" table:formula="of:=[.W100]*1.01325" office:value-type="float" office:value="20.265">
            <text:p>20.27</text:p>
          </table:table-cell>
          <table:table-cell table:style-name="ce62" table:formula="of:=[.X100]*1.01325" office:value-type="float" office:value="22.798125">
            <text:p>22.8</text:p>
          </table:table-cell>
          <table:table-cell table:style-name="ce62" table:formula="of:=[.Y100]*1.01325" office:value-type="float" office:value="25.33125">
            <text:p>25.33</text:p>
          </table:table-cell>
          <table:table-cell table:style-name="ce28" office:value-type="float" office:value="0.05">
            <text:p>0.05</text:p>
          </table:table-cell>
          <table:table-cell office:value-type="string">
            <text:p>P_sv</text:p>
          </table:table-cell>
          <table:table-cell table:number-columns-repeated="4"/>
        </table:table-row>
        <table:table-row table:style-name="ro1">
          <table:table-cell table:style-name="Default" table:number-columns-repeated="11"/>
          <table:table-cell table:style-name="ce19" office:value-type="string">
            <text:p>Tc vs P fit</text:p>
          </table:table-cell>
          <table:table-cell table:style-name="ce31"/>
          <table:table-cell office:value-type="string">
            <text:p>Tc (K)</text:p>
          </table:table-cell>
          <table:table-cell table:style-name="ce57" table:formula="of:=[.$M$105]+[.$M$106]*[.O101]+[.$M$107]*[.O101]^2+[.$M$108]*[.O101]^3" office:value-type="float" office:value="2.17344">
            <text:p>2.1734</text:p>
          </table:table-cell>
          <table:table-cell table:style-name="ce57" table:formula="of:=[.$M$105]+[.$M$106]*[.P101]+[.$M$107]*[.P101]^2+[.$M$108]*[.P101]^3" office:value-type="float" office:value="2.1478571530412">
            <text:p>2.1479</text:p>
          </table:table-cell>
          <table:table-cell table:style-name="ce57" table:formula="of:=[.$M$105]+[.$M$106]*[.Q101]+[.$M$107]*[.Q101]^2+[.$M$108]*[.Q101]^3" office:value-type="float" office:value="2.12066285512571">
            <text:p>2.1207</text:p>
          </table:table-cell>
          <table:table-cell table:style-name="ce57" table:formula="of:=[.$M$105]+[.$M$106]*[.R101]+[.$M$107]*[.R101]^2+[.$M$108]*[.R101]^3" office:value-type="float" office:value="2.09185396823237">
            <text:p>2.0919</text:p>
          </table:table-cell>
          <table:table-cell table:style-name="ce57" table:formula="of:=[.$M$105]+[.$M$106]*[.S101]+[.$M$107]*[.S101]^2+[.$M$108]*[.S101]^3" office:value-type="float" office:value="2.06142735434004">
            <text:p>2.0614</text:p>
          </table:table-cell>
          <table:table-cell table:style-name="ce57" table:formula="of:=[.$M$105]+[.$M$106]*[.T101]+[.$M$107]*[.T101]^2+[.$M$108]*[.T101]^3" office:value-type="float" office:value="2.02937987542756">
            <text:p>2.0294</text:p>
          </table:table-cell>
          <table:table-cell table:style-name="ce57" table:formula="of:=[.$M$105]+[.$M$106]*[.U101]+[.$M$107]*[.U101]^2+[.$M$108]*[.U101]^3" office:value-type="float" office:value="1.99570839347378">
            <text:p>1.9957</text:p>
          </table:table-cell>
          <table:table-cell table:style-name="ce57" table:formula="of:=[.$M$105]+[.$M$106]*[.V101]+[.$M$107]*[.V101]^2+[.$M$108]*[.V101]^3" office:value-type="float" office:value="1.96040977045756">
            <text:p>1.9604</text:p>
          </table:table-cell>
          <table:table-cell table:style-name="ce57" table:formula="of:=[.$M$105]+[.$M$106]*[.W101]+[.$M$107]*[.W101]^2+[.$M$108]*[.W101]^3" office:value-type="float" office:value="1.92348086835774">
            <text:p>1.9235</text:p>
          </table:table-cell>
          <table:table-cell table:style-name="ce57" table:formula="of:=[.$M$105]+[.$M$106]*[.X101]+[.$M$107]*[.X101]^2+[.$M$108]*[.X101]^3" office:value-type="float" office:value="1.88491854915318">
            <text:p>1.8849</text:p>
          </table:table-cell>
          <table:table-cell table:style-name="ce57" table:formula="of:=[.$M$105]+[.$M$106]*[.Y101]+[.$M$107]*[.Y101]^2+[.$M$108]*[.Y101]^3" office:value-type="float" office:value="1.84471967482272">
            <text:p>1.8447</text:p>
          </table:table-cell>
          <table:table-cell table:style-name="ce79" table:formula="of:=[.$M$105]+[.$M$106]*[.Z101]+[.$M$107]*[.Z101]^2+[.$M$108]*[.Z101]^3" office:value-type="float" office:value="2.17295060369098">
            <text:p>2.1730</text:p>
          </table:table-cell>
          <table:table-cell office:value-type="string">
            <text:p>Not 2.1768?!</text:p>
          </table:table-cell>
          <table:table-cell table:number-columns-repeated="4"/>
        </table:table-row>
        <table:table-row table:style-name="ro1">
          <table:table-cell table:style-name="Default" table:number-columns-repeated="11"/>
          <table:table-cell table:style-name="ce35" office:value-type="string">
            <text:p>from</text:p>
          </table:table-cell>
          <table:table-cell table:style-name="ce45"/>
          <table:table-cell table:number-columns-repeated="18"/>
        </table:table-row>
        <table:table-row table:style-name="ro1">
          <table:table-cell table:style-name="Default" table:number-columns-repeated="11"/>
          <table:table-cell table:style-name="ce35" office:value-type="string">
            <text:p>RhosAmps.ods</text:p>
          </table:table-cell>
          <table:table-cell table:style-name="ce45"/>
          <table:table-cell office:value-type="string">
            <text:p>rho_c</text:p>
          </table:table-cell>
          <table:table-cell table:style-name="ce41" table:formula="of:=[.$O$6]+[.$O$7]*[.O102]+[.$O$8]*[.O102]^2+[.$O$9]*[.O102]^3+[.$O$10]*[.O102]^4" office:value-type="float" office:value="145.977099540586">
            <text:p>145.98</text:p>
          </table:table-cell>
          <table:table-cell table:style-name="ce96" table:formula="of:=[.$P$6]+[.$P$7]*[.P102]+[.$P$8]*[.P102]^2+[.$P$9]*[.P102]^3+[.$P$10]*[.P102]^4" office:value-type="float" office:value="150.556755176263">
            <text:p>150.56</text:p>
          </table:table-cell>
          <table:table-cell table:style-name="ce41" table:formula="of:=[.$Q$6]+[.$Q$7]*[.Q102]+[.$Q$8]*[.Q102]^2+[.$Q$9]*[.Q102]^3+[.$Q$10]*[.Q102]^4" office:value-type="float" office:value="154.554697800777">
            <text:p>154.55</text:p>
          </table:table-cell>
          <table:table-cell table:style-name="ce41" table:formula="of:=[.$R$6]+[.$R$7]*[.R102]+[.$R$8]*[.R102]^2+[.$R$9]*[.R102]^3+[.$R$10]*[.R102]^4" office:value-type="float" office:value="158.074965555954">
            <text:p>158.07</text:p>
          </table:table-cell>
          <table:table-cell table:style-name="ce41" table:formula="of:=[.$S$6]+[.$S$7]*[.S102]+[.$S$8]*[.S102]^2+[.$S$9]*[.S102]^3+[.$S$10]*[.S102]^4" office:value-type="float" office:value="161.266810338562">
            <text:p>161.27</text:p>
          </table:table-cell>
          <table:table-cell table:style-name="ce41" table:formula="of:=[.$T$6]+[.$T$7]*[.T102]+[.$T$8]*[.T102]^2+[.$T$9]*[.T102]^3+[.$T$10]*[.T102]^4" office:value-type="float" office:value="164.068758300234">
            <text:p>164.07</text:p>
          </table:table-cell>
          <table:table-cell table:style-name="ce41" table:formula="of:=[.$U$6]+[.$U$7]*[.U102]+[.$U$8]*[.U102]^2+[.$U$9]*[.U102]^3+[.$U$10]*[.U102]^4" office:value-type="float" office:value="166.685248602053">
            <text:p>166.69</text:p>
          </table:table-cell>
          <table:table-cell table:style-name="ce41" table:formula="of:=[.$V$6]+[.$V$7]*[.V102]+[.$V$8]*[.V102]^2+[.$V$9]*[.V102]^3+[.$V$10]*[.V102]^4" office:value-type="float" office:value="169.001053480266">
            <text:p>169.00</text:p>
          </table:table-cell>
          <table:table-cell table:style-name="ce41" table:formula="of:=[.$W$6]+[.$W$7]*[.W102]+[.$W$8]*[.W102]^2+[.$W$9]*[.W102]^3+[.$W$10]*[.W102]^4" office:value-type="float" office:value="171.22004850899">
            <text:p>171.22</text:p>
          </table:table-cell>
          <table:table-cell table:style-name="ce41" table:formula="of:=[.$X$6]+[.$X$7]*[.X102]+[.$X$8]*[.X102]^2+[.$X$9]*[.X102]^3+[.$X$10]*[.X102]^4" office:value-type="float" office:value="173.391571702291">
            <text:p>173.39</text:p>
          </table:table-cell>
          <table:table-cell table:style-name="ce41" table:formula="of:=[.$Y$6]+[.$Y$7]*[.Y102]+[.$Y$8]*[.Y102]^2+[.$Y$9]*[.Y102]^3+[.$Y$10]*[.Y102]^4" office:value-type="float" office:value="175.459928818953">
            <text:p>175.46</text:p>
          </table:table-cell>
          <table:table-cell table:number-columns-repeated="6"/>
        </table:table-row>
        <table:table-row table:style-name="ro1">
          <table:table-cell table:style-name="Default" table:number-columns-repeated="11"/>
          <table:table-cell table:style-name="ce35"/>
          <table:table-cell table:style-name="ce93" office:value-type="float" office:value="2.17344">
            <text:p>2.17344</text:p>
          </table:table-cell>
          <table:table-cell office:value-type="string">
            <text:p>fit</text:p>
          </table:table-cell>
          <table:table-cell table:style-name="ce41" table:formula="of:=[.$AB$107]+[.$AB$108]*[.O101]+[.$AB$109]*[.O101]^2+[.$AB$110]*[.O101]^3+[.$AB$111]*[.O101]^4" office:value-type="float" office:value="145.99">
            <text:p>145.99</text:p>
          </table:table-cell>
          <table:table-cell table:style-name="ce41" table:formula="of:=[.$AB$107]+[.$AB$108]*[.P101]+[.$AB$109]*[.P101]^2+[.$AB$110]*[.P101]^3+[.$AB$111]*[.P101]^4" office:value-type="float" office:value="150.538825311248">
            <text:p>150.54</text:p>
          </table:table-cell>
          <table:table-cell table:style-name="ce41" table:formula="of:=[.$AB$107]+[.$AB$108]*[.Q101]+[.$AB$109]*[.Q101]^2+[.$AB$110]*[.Q101]^3+[.$AB$111]*[.Q101]^4" office:value-type="float" office:value="154.550360700498">
            <text:p>154.55</text:p>
          </table:table-cell>
          <table:table-cell table:style-name="ce41" table:formula="of:=[.$AB$107]+[.$AB$108]*[.R101]+[.$AB$109]*[.R101]^2+[.$AB$110]*[.R101]^3+[.$AB$111]*[.R101]^4" office:value-type="float" office:value="158.09837485042">
            <text:p>158.10</text:p>
          </table:table-cell>
          <table:table-cell table:style-name="ce41" table:formula="of:=[.$AB$107]+[.$AB$108]*[.S101]+[.$AB$109]*[.S101]^2+[.$AB$110]*[.S101]^3+[.$AB$111]*[.S101]^4" office:value-type="float" office:value="161.253359626229">
            <text:p>161.25</text:p>
          </table:table-cell>
          <table:table-cell table:style-name="ce41" table:formula="of:=[.$AB$107]+[.$AB$108]*[.T101]+[.$AB$109]*[.T101]^2+[.$AB$110]*[.T101]^3+[.$AB$111]*[.T101]^4" office:value-type="float" office:value="164.082530075693">
            <text:p>164.08</text:p>
          </table:table-cell>
          <table:table-cell table:style-name="ce41" table:formula="of:=[.$AB$107]+[.$AB$108]*[.U101]+[.$AB$109]*[.U101]^2+[.$AB$110]*[.U101]^3+[.$AB$111]*[.U101]^4" office:value-type="float" office:value="166.649824429125">
            <text:p>166.65</text:p>
          </table:table-cell>
          <table:table-cell table:style-name="ce41" table:formula="of:=[.$AB$107]+[.$AB$108]*[.V101]+[.$AB$109]*[.V101]^2+[.$AB$110]*[.V101]^3+[.$AB$111]*[.V101]^4" office:value-type="float" office:value="169.015904099388">
            <text:p>169.02</text:p>
          </table:table-cell>
          <table:table-cell table:style-name="ce41" table:formula="of:=[.$AB$107]+[.$AB$108]*[.W101]+[.$AB$109]*[.W101]^2+[.$AB$110]*[.W101]^3+[.$AB$111]*[.W101]^4" office:value-type="float" office:value="171.238153681892">
            <text:p>171.24</text:p>
          </table:table-cell>
          <table:table-cell table:style-name="ce41" table:formula="of:=[.$AB$107]+[.$AB$108]*[.X101]+[.$AB$109]*[.X101]^2+[.$AB$110]*[.X101]^3+[.$AB$111]*[.X101]^4" office:value-type="float" office:value="173.370680954596">
            <text:p>173.37</text:p>
          </table:table-cell>
          <table:table-cell table:style-name="ce41" table:formula="of:=[.$AB$107]+[.$AB$108]*[.Y101]+[.$AB$109]*[.Y101]^2+[.$AB$110]*[.Y101]^3+[.$AB$111]*[.Y101]^4" office:value-type="float" office:value="175.464316878008">
            <text:p>175.46</text:p>
          </table:table-cell>
          <table:table-cell/>
          <table:table-cell office:value-type="string">
            <text:p>rho_c vs P fit</text:p>
          </table:table-cell>
          <table:table-cell table:number-columns-repeated="4"/>
        </table:table-row>
        <table:table-row table:style-name="ro1">
          <table:table-cell table:style-name="Default" table:number-columns-repeated="11"/>
          <table:table-cell table:style-name="ce35"/>
          <table:table-cell table:style-name="ce93" office:value-type="float" office:value="-0.00978166">
            <text:p>-0.00978</text:p>
          </table:table-cell>
          <table:table-cell table:number-columns-repeated="13"/>
          <table:table-cell office:value-type="string">
            <text:p>from fit_HeDensityVsPress.gnu</text:p>
          </table:table-cell>
          <table:table-cell table:number-columns-repeated="4"/>
        </table:table-row>
        <table:table-row table:style-name="ro1">
          <table:table-cell table:style-name="Default" table:number-columns-repeated="11"/>
          <table:table-cell table:style-name="ce35"/>
          <table:table-cell table:style-name="ce93" office:value-type="float" office:value="-0.000125322">
            <text:p>-0.00013</text:p>
          </table:table-cell>
          <table:table-cell table:number-columns-repeated="13"/>
          <table:table-cell office:value-type="string">
            <text:p>a</text:p>
          </table:table-cell>
          <table:table-cell office:value-type="float" office:value="145.99">
            <text:p>145.99</text:p>
          </table:table-cell>
          <table:table-cell table:number-columns-repeated="3"/>
        </table:table-row>
        <table:table-row table:style-name="ro1">
          <table:table-cell table:style-name="Default" table:number-columns-repeated="11"/>
          <table:table-cell table:style-name="ce56"/>
          <table:table-cell table:style-name="ce72" office:value-type="float" office:value="-0.0000000321762">
            <text:p>-3.22E-008</text:p>
          </table:table-cell>
          <table:table-cell table:number-columns-repeated="13"/>
          <table:table-cell office:value-type="string">
            <text:p>b</text:p>
          </table:table-cell>
          <table:table-cell table:style-name="ce30" office:value-type="float" office:value="1.91182">
            <text:p>1.91182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number-columns-repeated="14"/>
          <table:table-cell office:value-type="string">
            <text:p>c</text:p>
          </table:table-cell>
          <table:table-cell table:style-name="ce98" office:value-type="float" office:value="-0.0478486">
            <text:p>-0.0478486</text:p>
          </table:table-cell>
          <table:table-cell office:value-type="float" office:value="0">
            <text:p>0</text:p>
          </table:table-cell>
          <table:table-cell table:style-name="ce41" office:value-type="float" office:value="145.98">
            <text:p>145.98</text:p>
          </table:table-cell>
          <table:table-cell table:style-name="ce57" office:value-type="float" office:value="2.1734">
            <text:p>2.1734</text:p>
          </table:table-cell>
        </table:table-row>
        <table:table-row table:style-name="ro1">
          <table:table-cell table:style-name="Default" table:number-columns-repeated="12"/>
          <table:table-cell table:number-columns-repeated="14"/>
          <table:table-cell office:value-type="string">
            <text:p>d</text:p>
          </table:table-cell>
          <table:table-cell table:style-name="ce99" office:value-type="float" office:value="0.000806798">
            <text:p>0.000806798</text:p>
          </table:table-cell>
          <table:table-cell office:value-type="float" office:value="2.53">
            <text:p>2.53</text:p>
          </table:table-cell>
          <table:table-cell table:style-name="ce41" office:value-type="float" office:value="150.56">
            <text:p>150.56</text:p>
          </table:table-cell>
          <table:table-cell table:style-name="ce57" office:value-type="float" office:value="2.1479">
            <text:p>2.1479</text:p>
          </table:table-cell>
        </table:table-row>
        <table:table-row table:style-name="ro1">
          <table:table-cell table:style-name="Default" table:number-columns-repeated="12"/>
          <table:table-cell table:number-columns-repeated="14"/>
          <table:table-cell office:value-type="string">
            <text:p>e</text:p>
          </table:table-cell>
          <table:table-cell table:style-name="ce40" office:value-type="float" office:value="-0.000003316">
            <text:p>-3.32E-006</text:p>
          </table:table-cell>
          <table:table-cell office:value-type="float" office:value="5.07">
            <text:p>5.07</text:p>
          </table:table-cell>
          <table:table-cell table:style-name="ce41" office:value-type="float" office:value="154.55">
            <text:p>154.55</text:p>
          </table:table-cell>
          <table:table-cell table:style-name="ce57" office:value-type="float" office:value="2.1207">
            <text:p>2.1207</text:p>
          </table:table-cell>
        </table:table-row>
        <table:table-row table:style-name="ro1">
          <table:table-cell table:style-name="Default" table:number-columns-repeated="12"/>
          <table:table-cell table:number-columns-repeated="16"/>
          <table:table-cell office:value-type="float" office:value="7.6">
            <text:p>7.6</text:p>
          </table:table-cell>
          <table:table-cell table:style-name="ce41" office:value-type="float" office:value="158.07">
            <text:p>158.07</text:p>
          </table:table-cell>
          <table:table-cell table:style-name="ce57" office:value-type="float" office:value="2.0919">
            <text:p>2.0919</text:p>
          </table:table-cell>
        </table:table-row>
        <table:table-row table:style-name="ro1">
          <table:table-cell table:style-name="Default" table:number-columns-repeated="12"/>
          <table:table-cell table:number-columns-repeated="16"/>
          <table:table-cell office:value-type="float" office:value="10.13">
            <text:p>10.13</text:p>
          </table:table-cell>
          <table:table-cell table:style-name="ce41" office:value-type="float" office:value="161.27">
            <text:p>161.27</text:p>
          </table:table-cell>
          <table:table-cell table:style-name="ce57" office:value-type="float" office:value="2.0614">
            <text:p>2.0614</text:p>
          </table:table-cell>
        </table:table-row>
        <table:table-row table:style-name="ro1">
          <table:table-cell table:style-name="Default" table:number-columns-repeated="12"/>
          <table:table-cell table:number-columns-repeated="16"/>
          <table:table-cell office:value-type="float" office:value="12.67">
            <text:p>12.67</text:p>
          </table:table-cell>
          <table:table-cell table:style-name="ce41" office:value-type="float" office:value="164.07">
            <text:p>164.07</text:p>
          </table:table-cell>
          <table:table-cell table:style-name="ce57" office:value-type="float" office:value="2.0294">
            <text:p>2.0294</text:p>
          </table:table-cell>
        </table:table-row>
        <table:table-row table:style-name="ro1">
          <table:table-cell table:style-name="Default" table:number-columns-repeated="12"/>
          <table:table-cell table:number-columns-repeated="16"/>
          <table:table-cell office:value-type="float" office:value="15.2">
            <text:p>15.2</text:p>
          </table:table-cell>
          <table:table-cell table:style-name="ce41" office:value-type="float" office:value="166.69">
            <text:p>166.69</text:p>
          </table:table-cell>
          <table:table-cell table:style-name="ce57" office:value-type="float" office:value="1.9957">
            <text:p>1.9957</text:p>
          </table:table-cell>
        </table:table-row>
        <table:table-row table:style-name="ro1">
          <table:table-cell table:style-name="Default" table:number-columns-repeated="12"/>
          <table:table-cell table:number-columns-repeated="16"/>
          <table:table-cell office:value-type="float" office:value="17.73">
            <text:p>17.73</text:p>
          </table:table-cell>
          <table:table-cell table:style-name="ce41" office:value-type="float" office:value="169">
            <text:p>169.00</text:p>
          </table:table-cell>
          <table:table-cell table:style-name="ce57" office:value-type="float" office:value="1.9604">
            <text:p>1.9604</text:p>
          </table:table-cell>
        </table:table-row>
        <table:table-row table:style-name="ro1">
          <table:table-cell table:style-name="Default" table:number-columns-repeated="12"/>
          <table:table-cell table:number-columns-repeated="16"/>
          <table:table-cell office:value-type="float" office:value="20.27">
            <text:p>20.27</text:p>
          </table:table-cell>
          <table:table-cell table:style-name="ce41" office:value-type="float" office:value="171.22">
            <text:p>171.22</text:p>
          </table:table-cell>
          <table:table-cell table:style-name="ce57" office:value-type="float" office:value="1.9235">
            <text:p>1.9235</text:p>
          </table:table-cell>
        </table:table-row>
        <table:table-row table:style-name="ro1">
          <table:table-cell table:style-name="Default" table:number-columns-repeated="12"/>
          <table:table-cell table:number-columns-repeated="16"/>
          <table:table-cell office:value-type="float" office:value="22.8">
            <text:p>22.8</text:p>
          </table:table-cell>
          <table:table-cell table:style-name="ce41" office:value-type="float" office:value="173.39">
            <text:p>173.39</text:p>
          </table:table-cell>
          <table:table-cell table:style-name="ce57" office:value-type="float" office:value="1.8849">
            <text:p>1.8849</text:p>
          </table:table-cell>
        </table:table-row>
        <table:table-row table:style-name="ro1">
          <table:table-cell table:style-name="Default" table:number-columns-repeated="12"/>
          <table:table-cell table:number-columns-repeated="16"/>
          <table:table-cell office:value-type="float" office:value="25.33">
            <text:p>25.33</text:p>
          </table:table-cell>
          <table:table-cell table:style-name="ce41" office:value-type="float" office:value="175.46">
            <text:p>175.46</text:p>
          </table:table-cell>
          <table:table-cell table:style-name="ce57" office:value-type="float" office:value="1.8447">
            <text:p>1.8447</text:p>
          </table:table-cell>
        </table:table-row>
      </table:table>
      <table:table table:name="Sheet5" table:style-name="ta2" table:print="false">
        <office:forms form:automatic-focus="false" form:apply-design-mode="false"/>
        <table:table-column table:style-name="co1" table:default-cell-style-name="ce41"/>
        <table:table-column table:style-name="co1" table:default-cell-style-name="Default"/>
        <table:table-column table:style-name="co1" table:default-cell-style-name="ce100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Data from Sheet1 (from Brooks and Donnelly)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>
            <text:p>Density (kg m^-3)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style-name="ce62" office:value-type="string">
            <text:p>T (K)</text:p>
          </table:table-cell>
          <table:table-cell table:style-name="ce62" office:value-type="string">
            <text:p>P (atm)</text:p>
          </table:table-cell>
          <table:table-cell table:style-name="ce62" office:value-type="string">
            <text:p>P (bar)</text:p>
          </table:table-cell>
          <table:table-cell table:style-name="ce62" office:value-type="string">
            <text:p>Rho (kg m^-3)</text:p>
          </table:table-cell>
          <table:table-cell/>
          <table:table-cell office:value-type="string">
            <text:p>Rho (fit)</text:p>
          </table:table-cell>
          <table:table-cell table:style-name="ce62"/>
          <table:table-cell/>
          <table:table-cell office:value-type="string">
            <office:annotation draw:style-name="gr2" draw:text-style-name="P2" svg:width="1.1409in" svg:height="0.7012in" svg:x="8.548in" svg:y="0in" draw:caption-point-x="-8.548in" draw:caption-point-y="0in">
              <dc:date>2009-10-30T00:00:00</dc:date>
              <text:p text:style-name="P1"><text:span text:style-name="T1">See fit_BrooksDonnelly_HeRhoVsPT.par</text:span></text:p>
            </office:annotation>
            <text:p>fit parameters</text:p>
          </table:table-cell>
          <table:table-cell office:value-type="string">
            <text:p>new fit values(?) to compare</text:p>
          </table:table-cell>
          <table:table-cell table:style-name="ce62"/>
          <table:table-cell/>
          <table:table-cell table:style-name="ce62" table:number-columns-repeated="2"/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0">
            <text:p>0</text:p>
          </table:table-cell>
          <table:table-cell table:formula="of:=1.01325*[.B5]" office:value-type="float" office:value="0">
            <text:p>0.000000</text:p>
          </table:table-cell>
          <table:table-cell table:style-name="ce41" office:value-type="float" office:value="145.13">
            <text:p>145.13</text:p>
          </table:table-cell>
          <table:table-cell/>
          <table:table-cell table:style-name="ce41" table:formula="of:=[.$I$5]+[.$I$6]*[.A5]+[.$I$7]*[.A5]^2+[.$I$8]*[.A5]^3+[.$I$9]*[.A5]^4+[.$I$10]*[.C5]+[.$I$11]*[.A5]*[.C5]+[.$I$12]*[.A5]^2*[.C5]+[.$I$13]*[.A5]^3*[.C5]+[.$I$14]*[.A5]^4*[.C5]+[.$I$15]*[.C5]^2+[.$I$16]*[.A5]*[.C5]^2+[.$I$17]*[.A5]^2*[.C5]^2+[.$I$18]*[.A5]^3*[.C5]^2+[.$I$19]*[.A5]^4*[.C5]^2+[.$I$20]*[.C5]^3+[.$I$21]*[.A5]*[.C5]^3+[.$I$22]*[.A5]^2*[.C5]^3+[.$I$23]*[.A5]^3*[.C5]^3+[.$I$24]*[.A5]^4*[.C5]^3+[.$I$25]*[.C5]^4+[.$I$26]*[.A5]*[.C5]^4+[.$I$27]*[.A5]^2*[.C5]^4+[.$I$28]*[.A5]^3*[.C5]^4+[.$I$29]*[.A5]^4*[.C5]^4" office:value-type="float" office:value="145.13825699063">
            <text:p>145.14</text:p>
          </table:table-cell>
          <table:table-cell/>
          <table:table-cell table:style-name="ce60" office:value-type="string">
            <text:p>R00</text:p>
          </table:table-cell>
          <table:table-cell table:number-columns-repeated="2" table:style-name="ce101" office:value-type="float" office:value="145.145109496329">
            <text:p>145.145109496329000</text:p>
          </table:table-cell>
          <table:table-cell table:number-columns-repeated="4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formula="of:=1.01325*[.B6]" office:value-type="float" office:value="0">
            <text:p>0.000000</text:p>
          </table:table-cell>
          <table:table-cell table:style-name="ce41" office:value-type="float" office:value="145.13">
            <text:p>145.13</text:p>
          </table:table-cell>
          <table:table-cell/>
          <table:table-cell table:style-name="ce41" table:formula="of:=[.$I$5]+[.$I$6]*[.A6]+[.$I$7]*[.A6]^2+[.$I$8]*[.A6]^3+[.$I$9]*[.A6]^4+[.$I$10]*[.C6]+[.$I$11]*[.A6]*[.C6]+[.$I$12]*[.A6]^2*[.C6]+[.$I$13]*[.A6]^3*[.C6]+[.$I$14]*[.A6]^4*[.C6]+[.$I$15]*[.C6]^2+[.$I$16]*[.A6]*[.C6]^2+[.$I$17]*[.A6]^2*[.C6]^2+[.$I$18]*[.A6]^3*[.C6]^2+[.$I$19]*[.A6]^4*[.C6]^2+[.$I$20]*[.C6]^3+[.$I$21]*[.A6]*[.C6]^3+[.$I$22]*[.A6]^2*[.C6]^3+[.$I$23]*[.A6]^3*[.C6]^3+[.$I$24]*[.A6]^4*[.C6]^3+[.$I$25]*[.C6]^4+[.$I$26]*[.A6]*[.C6]^4+[.$I$27]*[.A6]^2*[.C6]^4+[.$I$28]*[.A6]^3*[.C6]^4+[.$I$29]*[.A6]^4*[.C6]^4" office:value-type="float" office:value="145.136563762674">
            <text:p>145.14</text:p>
          </table:table-cell>
          <table:table-cell/>
          <table:table-cell table:style-name="ce60" office:value-type="string">
            <text:p>R10</text:p>
          </table:table-cell>
          <table:table-cell table:number-columns-repeated="2" table:style-name="ce101" office:value-type="float" office:value="-0.0976539693059151">
            <text:p>-0.097653969305915</text:p>
          </table:table-cell>
          <table:table-cell table:number-columns-repeated="4"/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0">
            <text:p>0</text:p>
          </table:table-cell>
          <table:table-cell table:formula="of:=1.01325*[.B7]" office:value-type="float" office:value="0">
            <text:p>0.000000</text:p>
          </table:table-cell>
          <table:table-cell table:style-name="ce41" office:value-type="float" office:value="145.13">
            <text:p>145.13</text:p>
          </table:table-cell>
          <table:table-cell/>
          <table:table-cell table:style-name="ce41" table:formula="of:=[.$I$5]+[.$I$6]*[.A7]+[.$I$7]*[.A7]^2+[.$I$8]*[.A7]^3+[.$I$9]*[.A7]^4+[.$I$10]*[.C7]+[.$I$11]*[.A7]*[.C7]+[.$I$12]*[.A7]^2*[.C7]+[.$I$13]*[.A7]^3*[.C7]+[.$I$14]*[.A7]^4*[.C7]+[.$I$15]*[.C7]^2+[.$I$16]*[.A7]*[.C7]^2+[.$I$17]*[.A7]^2*[.C7]^2+[.$I$18]*[.A7]^3*[.C7]^2+[.$I$19]*[.A7]^4*[.C7]^2+[.$I$20]*[.C7]^3+[.$I$21]*[.A7]*[.C7]^3+[.$I$22]*[.A7]^2*[.C7]^3+[.$I$23]*[.A7]^3*[.C7]^3+[.$I$24]*[.A7]^4*[.C7]^3+[.$I$25]*[.C7]^4+[.$I$26]*[.A7]*[.C7]^4+[.$I$27]*[.A7]^2*[.C7]^4+[.$I$28]*[.A7]^3*[.C7]^4+[.$I$29]*[.A7]^4*[.C7]^4" office:value-type="float" office:value="145.135660799626">
            <text:p>145.14</text:p>
          </table:table-cell>
          <table:table-cell/>
          <table:table-cell table:style-name="ce60" office:value-type="string">
            <text:p>R20</text:p>
          </table:table-cell>
          <table:table-cell table:number-columns-repeated="2" table:style-name="ce101" office:value-type="float" office:value="0.334163407001684">
            <text:p>0.334163407001684</text:p>
          </table:table-cell>
          <table:table-cell table:number-columns-repeated="4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formula="of:=1.01325*[.B8]" office:value-type="float" office:value="0">
            <text:p>0.000000</text:p>
          </table:table-cell>
          <table:table-cell table:style-name="ce41" office:value-type="float" office:value="145.13">
            <text:p>145.13</text:p>
          </table:table-cell>
          <table:table-cell/>
          <table:table-cell table:style-name="ce41" table:formula="of:=[.$I$5]+[.$I$6]*[.A8]+[.$I$7]*[.A8]^2+[.$I$8]*[.A8]^3+[.$I$9]*[.A8]^4+[.$I$10]*[.C8]+[.$I$11]*[.A8]*[.C8]+[.$I$12]*[.A8]^2*[.C8]+[.$I$13]*[.A8]^3*[.C8]+[.$I$14]*[.A8]^4*[.C8]+[.$I$15]*[.C8]^2+[.$I$16]*[.A8]*[.C8]^2+[.$I$17]*[.A8]^2*[.C8]^2+[.$I$18]*[.A8]^3*[.C8]^2+[.$I$19]*[.A8]^4*[.C8]^2+[.$I$20]*[.C8]^3+[.$I$21]*[.A8]*[.C8]^3+[.$I$22]*[.A8]^2*[.C8]^3+[.$I$23]*[.A8]^3*[.C8]^3+[.$I$24]*[.A8]^4*[.C8]^3+[.$I$25]*[.C8]^4+[.$I$26]*[.A8]*[.C8]^4+[.$I$27]*[.A8]^2*[.C8]^4+[.$I$28]*[.A8]^3*[.C8]^4+[.$I$29]*[.A8]^4*[.C8]^4" office:value-type="float" office:value="145.135308390122">
            <text:p>145.14</text:p>
          </table:table-cell>
          <table:table-cell/>
          <table:table-cell table:style-name="ce60" office:value-type="string">
            <text:p>R30</text:p>
          </table:table-cell>
          <table:table-cell table:number-columns-repeated="2" table:style-name="ce101" office:value-type="float" office:value="-0.446930785976304">
            <text:p>-0.446930785976304</text:p>
          </table:table-cell>
          <table:table-cell table:number-columns-repeated="4"/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0">
            <text:p>0</text:p>
          </table:table-cell>
          <table:table-cell table:formula="of:=1.01325*[.B9]" office:value-type="float" office:value="0">
            <text:p>0.000000</text:p>
          </table:table-cell>
          <table:table-cell table:style-name="ce41" office:value-type="float" office:value="145.13">
            <text:p>145.13</text:p>
          </table:table-cell>
          <table:table-cell/>
          <table:table-cell table:style-name="ce41" table:formula="of:=[.$I$5]+[.$I$6]*[.A9]+[.$I$7]*[.A9]^2+[.$I$8]*[.A9]^3+[.$I$9]*[.A9]^4+[.$I$10]*[.C9]+[.$I$11]*[.A9]*[.C9]+[.$I$12]*[.A9]^2*[.C9]+[.$I$13]*[.A9]^3*[.C9]+[.$I$14]*[.A9]^4*[.C9]+[.$I$15]*[.C9]^2+[.$I$16]*[.A9]*[.C9]^2+[.$I$17]*[.A9]^2*[.C9]^2+[.$I$18]*[.A9]^3*[.C9]^2+[.$I$19]*[.A9]^4*[.C9]^2+[.$I$20]*[.C9]^3+[.$I$21]*[.A9]*[.C9]^3+[.$I$22]*[.A9]^2*[.C9]^3+[.$I$23]*[.A9]^3*[.C9]^3+[.$I$24]*[.A9]^4*[.C9]^3+[.$I$25]*[.C9]^4+[.$I$26]*[.A9]*[.C9]^4+[.$I$27]*[.A9]^2*[.C9]^4+[.$I$28]*[.A9]^3*[.C9]^4+[.$I$29]*[.A9]^4*[.C9]^4" office:value-type="float" office:value="145.135294104722">
            <text:p>145.14</text:p>
          </table:table-cell>
          <table:table-cell/>
          <table:table-cell table:style-name="ce60" office:value-type="string">
            <text:p>R40</text:p>
          </table:table-cell>
          <table:table-cell table:number-columns-repeated="2" table:style-name="ce101" office:value-type="float" office:value="0.181879478545246">
            <text:p>0.181879478545246</text:p>
          </table:table-cell>
          <table:table-cell table:number-columns-repeated="4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table:formula="of:=1.01325*[.B10]" office:value-type="float" office:value="0">
            <text:p>0.000000</text:p>
          </table:table-cell>
          <table:table-cell table:style-name="ce41" office:value-type="float" office:value="145.13">
            <text:p>145.13</text:p>
          </table:table-cell>
          <table:table-cell/>
          <table:table-cell table:style-name="ce41" table:formula="of:=[.$I$5]+[.$I$6]*[.A10]+[.$I$7]*[.A10]^2+[.$I$8]*[.A10]^3+[.$I$9]*[.A10]^4+[.$I$10]*[.C10]+[.$I$11]*[.A10]*[.C10]+[.$I$12]*[.A10]^2*[.C10]+[.$I$13]*[.A10]^3*[.C10]+[.$I$14]*[.A10]^4*[.C10]+[.$I$15]*[.C10]^2+[.$I$16]*[.A10]*[.C10]^2+[.$I$17]*[.A10]^2*[.C10]^2+[.$I$18]*[.A10]^3*[.C10]^2+[.$I$19]*[.A10]^4*[.C10]^2+[.$I$20]*[.C10]^3+[.$I$21]*[.A10]*[.C10]^3+[.$I$22]*[.A10]^2*[.C10]^3+[.$I$23]*[.A10]^3*[.C10]^3+[.$I$24]*[.A10]^4*[.C10]^3+[.$I$25]*[.C10]^4+[.$I$26]*[.A10]*[.C10]^4+[.$I$27]*[.A10]^2*[.C10]^4+[.$I$28]*[.A10]^3*[.C10]^4+[.$I$29]*[.A10]^4*[.C10]^4" office:value-type="float" office:value="145.135432795906">
            <text:p>145.14</text:p>
          </table:table-cell>
          <table:table-cell/>
          <table:table-cell table:style-name="ce60" office:value-type="string">
            <text:p>R01</text:p>
          </table:table-cell>
          <table:table-cell table:number-columns-repeated="2" table:style-name="ce101" office:value-type="float" office:value="1.74477604495583">
            <text:p>1.744776044955830</text:p>
          </table:table-cell>
          <table:table-cell table:number-columns-repeated="4"/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0">
            <text:p>0</text:p>
          </table:table-cell>
          <table:table-cell table:formula="of:=1.01325*[.B11]" office:value-type="float" office:value="0">
            <text:p>0.000000</text:p>
          </table:table-cell>
          <table:table-cell table:style-name="ce41" office:value-type="float" office:value="145.13">
            <text:p>145.13</text:p>
          </table:table-cell>
          <table:table-cell/>
          <table:table-cell table:style-name="ce41" table:formula="of:=[.$I$5]+[.$I$6]*[.A11]+[.$I$7]*[.A11]^2+[.$I$8]*[.A11]^3+[.$I$9]*[.A11]^4+[.$I$10]*[.C11]+[.$I$11]*[.A11]*[.C11]+[.$I$12]*[.A11]^2*[.C11]+[.$I$13]*[.A11]^3*[.C11]+[.$I$14]*[.A11]^4*[.C11]+[.$I$15]*[.C11]^2+[.$I$16]*[.A11]*[.C11]^2+[.$I$17]*[.A11]^2*[.C11]^2+[.$I$18]*[.A11]^3*[.C11]^2+[.$I$19]*[.A11]^4*[.C11]^2+[.$I$20]*[.C11]^3+[.$I$21]*[.A11]*[.C11]^3+[.$I$22]*[.A11]^2*[.C11]^3+[.$I$23]*[.A11]^3*[.C11]^3+[.$I$24]*[.A11]^4*[.C11]^3+[.$I$25]*[.C11]^4+[.$I$26]*[.A11]*[.C11]^4+[.$I$27]*[.A11]^2*[.C11]^4+[.$I$28]*[.A11]^3*[.C11]^4+[.$I$29]*[.A11]^4*[.C11]^4" office:value-type="float" office:value="145.135566598075">
            <text:p>145.14</text:p>
          </table:table-cell>
          <table:table-cell/>
          <table:table-cell table:style-name="ce60" office:value-type="string">
            <text:p>R11</text:p>
          </table:table-cell>
          <table:table-cell table:number-columns-repeated="2" table:style-name="ce101" office:value-type="float" office:value="-0.0919538993179052">
            <text:p>-0.091953899317905</text:p>
          </table:table-cell>
          <table:table-cell table:number-columns-repeated="4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table:formula="of:=1.01325*[.B12]" office:value-type="float" office:value="0">
            <text:p>0.000000</text:p>
          </table:table-cell>
          <table:table-cell table:style-name="ce41" office:value-type="float" office:value="145.13">
            <text:p>145.13</text:p>
          </table:table-cell>
          <table:table-cell/>
          <table:table-cell table:style-name="ce41" table:formula="of:=[.$I$5]+[.$I$6]*[.A12]+[.$I$7]*[.A12]^2+[.$I$8]*[.A12]^3+[.$I$9]*[.A12]^4+[.$I$10]*[.C12]+[.$I$11]*[.A12]*[.C12]+[.$I$12]*[.A12]^2*[.C12]+[.$I$13]*[.A12]^3*[.C12]+[.$I$14]*[.A12]^4*[.C12]+[.$I$15]*[.C12]^2+[.$I$16]*[.A12]*[.C12]^2+[.$I$17]*[.A12]^2*[.C12]^2+[.$I$18]*[.A12]^3*[.C12]^2+[.$I$19]*[.A12]^4*[.C12]^2+[.$I$20]*[.C12]^3+[.$I$21]*[.A12]*[.C12]^3+[.$I$22]*[.A12]^2*[.C12]^3+[.$I$23]*[.A12]^3*[.C12]^3+[.$I$24]*[.A12]^4*[.C12]^3+[.$I$25]*[.C12]^4+[.$I$26]*[.A12]*[.C12]^4+[.$I$27]*[.A12]^2*[.C12]^4+[.$I$28]*[.A12]^3*[.C12]^4+[.$I$29]*[.A12]^4*[.C12]^4" office:value-type="float" office:value="145.135564927554">
            <text:p>145.14</text:p>
          </table:table-cell>
          <table:table-cell/>
          <table:table-cell table:style-name="ce60" office:value-type="string">
            <text:p>R21</text:p>
          </table:table-cell>
          <table:table-cell table:number-columns-repeated="2" table:style-name="ce101" office:value-type="float" office:value="0.179844560873926">
            <text:p>0.179844560873926</text:p>
          </table:table-cell>
          <table:table-cell table:number-columns-repeated="4"/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0">
            <text:p>0</text:p>
          </table:table-cell>
          <table:table-cell table:formula="of:=1.01325*[.B13]" office:value-type="float" office:value="0">
            <text:p>0.000000</text:p>
          </table:table-cell>
          <table:table-cell table:style-name="ce41" office:value-type="float" office:value="145.13">
            <text:p>145.13</text:p>
          </table:table-cell>
          <table:table-cell/>
          <table:table-cell table:style-name="ce41" table:formula="of:=[.$I$5]+[.$I$6]*[.A13]+[.$I$7]*[.A13]^2+[.$I$8]*[.A13]^3+[.$I$9]*[.A13]^4+[.$I$10]*[.C13]+[.$I$11]*[.A13]*[.C13]+[.$I$12]*[.A13]^2*[.C13]+[.$I$13]*[.A13]^3*[.C13]+[.$I$14]*[.A13]^4*[.C13]+[.$I$15]*[.C13]^2+[.$I$16]*[.A13]*[.C13]^2+[.$I$17]*[.A13]^2*[.C13]^2+[.$I$18]*[.A13]^3*[.C13]^2+[.$I$19]*[.A13]^4*[.C13]^2+[.$I$20]*[.C13]^3+[.$I$21]*[.A13]*[.C13]^3+[.$I$22]*[.A13]^2*[.C13]^3+[.$I$23]*[.A13]^3*[.C13]^3+[.$I$24]*[.A13]^4*[.C13]^3+[.$I$25]*[.C13]^4+[.$I$26]*[.A13]*[.C13]^4+[.$I$27]*[.A13]^2*[.C13]^4+[.$I$28]*[.A13]^3*[.C13]^4+[.$I$29]*[.A13]^4*[.C13]^4" office:value-type="float" office:value="145.135324482589">
            <text:p>145.14</text:p>
          </table:table-cell>
          <table:table-cell/>
          <table:table-cell table:style-name="ce60" office:value-type="string">
            <text:p>R31</text:p>
          </table:table-cell>
          <table:table-cell table:number-columns-repeated="2" table:style-name="ce101" office:value-type="float" office:value="-0.133606331352667">
            <text:p>-0.133606331352667</text:p>
          </table:table-cell>
          <table:table-cell table:number-columns-repeated="4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table:formula="of:=1.01325*[.B14]" office:value-type="float" office:value="0">
            <text:p>0.000000</text:p>
          </table:table-cell>
          <table:table-cell table:style-name="ce41" office:value-type="float" office:value="145.13">
            <text:p>145.13</text:p>
          </table:table-cell>
          <table:table-cell/>
          <table:table-cell table:style-name="ce41" table:formula="of:=[.$I$5]+[.$I$6]*[.A14]+[.$I$7]*[.A14]^2+[.$I$8]*[.A14]^3+[.$I$9]*[.A14]^4+[.$I$10]*[.C14]+[.$I$11]*[.A14]*[.C14]+[.$I$12]*[.A14]^2*[.C14]+[.$I$13]*[.A14]^3*[.C14]+[.$I$14]*[.A14]^4*[.C14]+[.$I$15]*[.C14]^2+[.$I$16]*[.A14]*[.C14]^2+[.$I$17]*[.A14]^2*[.C14]^2+[.$I$18]*[.A14]^3*[.C14]^2+[.$I$19]*[.A14]^4*[.C14]^2+[.$I$20]*[.C14]^3+[.$I$21]*[.A14]*[.C14]^3+[.$I$22]*[.A14]^2*[.C14]^3+[.$I$23]*[.A14]^3*[.C14]^3+[.$I$24]*[.A14]^4*[.C14]^3+[.$I$25]*[.C14]^4+[.$I$26]*[.A14]*[.C14]^4+[.$I$27]*[.A14]^2*[.C14]^4+[.$I$28]*[.A14]^3*[.C14]^4+[.$I$29]*[.A14]^4*[.C14]^4" office:value-type="float" office:value="145.134769243346">
            <text:p>145.13</text:p>
          </table:table-cell>
          <table:table-cell/>
          <table:table-cell table:style-name="ce60" office:value-type="string">
            <text:p>R41</text:p>
          </table:table-cell>
          <table:table-cell table:number-columns-repeated="2" table:style-name="ce101" office:value-type="float" office:value="0.0410225514249919">
            <text:p>0.041022551424992</text:p>
          </table:table-cell>
          <table:table-cell table:number-columns-repeated="4"/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0">
            <text:p>0</text:p>
          </table:table-cell>
          <table:table-cell table:formula="of:=1.01325*[.B15]" office:value-type="float" office:value="0">
            <text:p>0.000000</text:p>
          </table:table-cell>
          <table:table-cell table:style-name="ce41" office:value-type="float" office:value="145.13">
            <text:p>145.13</text:p>
          </table:table-cell>
          <table:table-cell/>
          <table:table-cell table:style-name="ce41" table:formula="of:=[.$I$5]+[.$I$6]*[.A15]+[.$I$7]*[.A15]^2+[.$I$8]*[.A15]^3+[.$I$9]*[.A15]^4+[.$I$10]*[.C15]+[.$I$11]*[.A15]*[.C15]+[.$I$12]*[.A15]^2*[.C15]+[.$I$13]*[.A15]^3*[.C15]+[.$I$14]*[.A15]^4*[.C15]+[.$I$15]*[.C15]^2+[.$I$16]*[.A15]*[.C15]^2+[.$I$17]*[.A15]^2*[.C15]^2+[.$I$18]*[.A15]^3*[.C15]^2+[.$I$19]*[.A15]^4*[.C15]^2+[.$I$20]*[.C15]^3+[.$I$21]*[.A15]*[.C15]^3+[.$I$22]*[.A15]^2*[.C15]^3+[.$I$23]*[.A15]^3*[.C15]^3+[.$I$24]*[.A15]^4*[.C15]^3+[.$I$25]*[.C15]^4+[.$I$26]*[.A15]*[.C15]^4+[.$I$27]*[.A15]^2*[.C15]^4+[.$I$28]*[.A15]^3*[.C15]^4+[.$I$29]*[.A15]^4*[.C15]^4" office:value-type="float" office:value="145.133850471915">
            <text:p>145.13</text:p>
          </table:table-cell>
          <table:table-cell/>
          <table:table-cell table:style-name="ce60" office:value-type="string">
            <text:p>R02</text:p>
          </table:table-cell>
          <table:table-cell table:number-columns-repeated="2" table:style-name="ce101" office:value-type="float" office:value="-0.0491655379690169">
            <text:p>-0.049165537969017</text:p>
          </table:table-cell>
          <table:table-cell table:number-columns-repeated="4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table:formula="of:=1.01325*[.B16]" office:value-type="float" office:value="0">
            <text:p>0.000000</text:p>
          </table:table-cell>
          <table:table-cell table:style-name="ce41" office:value-type="float" office:value="145.12">
            <text:p>145.12</text:p>
          </table:table-cell>
          <table:table-cell/>
          <table:table-cell table:style-name="ce41" table:formula="of:=[.$I$5]+[.$I$6]*[.A16]+[.$I$7]*[.A16]^2+[.$I$8]*[.A16]^3+[.$I$9]*[.A16]^4+[.$I$10]*[.C16]+[.$I$11]*[.A16]*[.C16]+[.$I$12]*[.A16]^2*[.C16]+[.$I$13]*[.A16]^3*[.C16]+[.$I$14]*[.A16]^4*[.C16]+[.$I$15]*[.C16]^2+[.$I$16]*[.A16]*[.C16]^2+[.$I$17]*[.A16]^2*[.C16]^2+[.$I$18]*[.A16]^3*[.C16]^2+[.$I$19]*[.A16]^4*[.C16]^2+[.$I$20]*[.C16]^3+[.$I$21]*[.A16]*[.C16]^3+[.$I$22]*[.A16]^2*[.C16]^3+[.$I$23]*[.A16]^3*[.C16]^3+[.$I$24]*[.A16]^4*[.C16]^3+[.$I$25]*[.C16]^4+[.$I$26]*[.A16]*[.C16]^4+[.$I$27]*[.A16]^2*[.C16]^4+[.$I$28]*[.A16]^3*[.C16]^4+[.$I$29]*[.A16]^4*[.C16]^4" office:value-type="float" office:value="145.132546712307">
            <text:p>145.13</text:p>
          </table:table-cell>
          <table:table-cell/>
          <table:table-cell table:style-name="ce60" office:value-type="string">
            <text:p>R12</text:p>
          </table:table-cell>
          <table:table-cell table:number-columns-repeated="2" table:style-name="ce101" office:value-type="float" office:value="0.00710698898070406">
            <text:p>0.007106988980704</text:p>
          </table:table-cell>
          <table:table-cell table:number-columns-repeated="4"/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0">
            <text:p>0</text:p>
          </table:table-cell>
          <table:table-cell table:formula="of:=1.01325*[.B17]" office:value-type="float" office:value="0">
            <text:p>0.000000</text:p>
          </table:table-cell>
          <table:table-cell table:style-name="ce41" office:value-type="float" office:value="145.12">
            <text:p>145.12</text:p>
          </table:table-cell>
          <table:table-cell/>
          <table:table-cell table:style-name="ce41" table:formula="of:=[.$I$5]+[.$I$6]*[.A17]+[.$I$7]*[.A17]^2+[.$I$8]*[.A17]^3+[.$I$9]*[.A17]^4+[.$I$10]*[.C17]+[.$I$11]*[.A17]*[.C17]+[.$I$12]*[.A17]^2*[.C17]+[.$I$13]*[.A17]^3*[.C17]+[.$I$14]*[.A17]^4*[.C17]+[.$I$15]*[.C17]^2+[.$I$16]*[.A17]*[.C17]^2+[.$I$17]*[.A17]^2*[.C17]^2+[.$I$18]*[.A17]^3*[.C17]^2+[.$I$19]*[.A17]^4*[.C17]^2+[.$I$20]*[.C17]^3+[.$I$21]*[.A17]*[.C17]^3+[.$I$22]*[.A17]^2*[.C17]^3+[.$I$23]*[.A17]^3*[.C17]^3+[.$I$24]*[.A17]^4*[.C17]^3+[.$I$25]*[.C17]^4+[.$I$26]*[.A17]*[.C17]^4+[.$I$27]*[.A17]^2*[.C17]^4+[.$I$28]*[.A17]^3*[.C17]^4+[.$I$29]*[.A17]^4*[.C17]^4" office:value-type="float" office:value="145.130863790455">
            <text:p>145.13</text:p>
          </table:table-cell>
          <table:table-cell/>
          <table:table-cell table:style-name="ce60" office:value-type="string">
            <text:p>R22</text:p>
          </table:table-cell>
          <table:table-cell table:number-columns-repeated="2" table:style-name="ce101" office:value-type="float" office:value="-0.00823054225495917">
            <text:p>-0.008230542254959</text:p>
          </table:table-cell>
          <table:table-cell table:number-columns-repeated="4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formula="of:=1.01325*[.B18]" office:value-type="float" office:value="0">
            <text:p>0.000000</text:p>
          </table:table-cell>
          <table:table-cell table:style-name="ce41" office:value-type="float" office:value="145.12">
            <text:p>145.12</text:p>
          </table:table-cell>
          <table:table-cell/>
          <table:table-cell table:style-name="ce41" table:formula="of:=[.$I$5]+[.$I$6]*[.A18]+[.$I$7]*[.A18]^2+[.$I$8]*[.A18]^3+[.$I$9]*[.A18]^4+[.$I$10]*[.C18]+[.$I$11]*[.A18]*[.C18]+[.$I$12]*[.A18]^2*[.C18]+[.$I$13]*[.A18]^3*[.C18]+[.$I$14]*[.A18]^4*[.C18]+[.$I$15]*[.C18]^2+[.$I$16]*[.A18]*[.C18]^2+[.$I$17]*[.A18]^2*[.C18]^2+[.$I$18]*[.A18]^3*[.C18]^2+[.$I$19]*[.A18]^4*[.C18]^2+[.$I$20]*[.C18]^3+[.$I$21]*[.A18]*[.C18]^3+[.$I$22]*[.A18]^2*[.C18]^3+[.$I$23]*[.A18]^3*[.C18]^3+[.$I$24]*[.A18]^4*[.C18]^3+[.$I$25]*[.C18]^4+[.$I$26]*[.A18]*[.C18]^4+[.$I$27]*[.A18]^2*[.C18]^4+[.$I$28]*[.A18]^3*[.C18]^4+[.$I$29]*[.A18]^4*[.C18]^4" office:value-type="float" office:value="145.128834814213">
            <text:p>145.13</text:p>
          </table:table-cell>
          <table:table-cell/>
          <table:table-cell table:style-name="ce60" office:value-type="string">
            <text:p>R32</text:p>
          </table:table-cell>
          <table:table-cell table:style-name="ce102" office:value-type="float" office:value="0.000609542602247144">
            <text:p>0.000609542602247</text:p>
          </table:table-cell>
          <table:table-cell table:style-name="ce101" office:value-type="float" office:value="0.000609542602247143">
            <text:p>0.000609542602247</text:p>
          </table:table-cell>
          <table:table-cell table:number-columns-repeated="4"/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0">
            <text:p>0</text:p>
          </table:table-cell>
          <table:table-cell table:formula="of:=1.01325*[.B19]" office:value-type="float" office:value="0">
            <text:p>0.000000</text:p>
          </table:table-cell>
          <table:table-cell table:style-name="ce41" office:value-type="float" office:value="145.12">
            <text:p>145.12</text:p>
          </table:table-cell>
          <table:table-cell/>
          <table:table-cell table:style-name="ce41" table:formula="of:=[.$I$5]+[.$I$6]*[.A19]+[.$I$7]*[.A19]^2+[.$I$8]*[.A19]^3+[.$I$9]*[.A19]^4+[.$I$10]*[.C19]+[.$I$11]*[.A19]*[.C19]+[.$I$12]*[.A19]^2*[.C19]+[.$I$13]*[.A19]^3*[.C19]+[.$I$14]*[.A19]^4*[.C19]+[.$I$15]*[.C19]^2+[.$I$16]*[.A19]*[.C19]^2+[.$I$17]*[.A19]^2*[.C19]^2+[.$I$18]*[.A19]^3*[.C19]^2+[.$I$19]*[.A19]^4*[.C19]^2+[.$I$20]*[.C19]^3+[.$I$21]*[.A19]*[.C19]^3+[.$I$22]*[.A19]^2*[.C19]^3+[.$I$23]*[.A19]^3*[.C19]^3+[.$I$24]*[.A19]^4*[.C19]^3+[.$I$25]*[.C19]^4+[.$I$26]*[.A19]*[.C19]^4+[.$I$27]*[.A19]^2*[.C19]^4+[.$I$28]*[.A19]^3*[.C19]^4+[.$I$29]*[.A19]^4*[.C19]^4" office:value-type="float" office:value="145.126520173358">
            <text:p>145.13</text:p>
          </table:table-cell>
          <table:table-cell/>
          <table:table-cell table:style-name="ce60" office:value-type="string">
            <text:p>R42</text:p>
          </table:table-cell>
          <table:table-cell table:style-name="ce102" office:value-type="float" office:value="0.00114916775392305">
            <text:p>0.001149167753923</text:p>
          </table:table-cell>
          <table:table-cell table:style-name="ce101" office:value-type="float" office:value="0.00114916775392305">
            <text:p>0.001149167753923</text:p>
          </table:table-cell>
          <table:table-cell table:number-columns-repeated="4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table:formula="of:=1.01325*[.B20]" office:value-type="float" office:value="0">
            <text:p>0.000000</text:p>
          </table:table-cell>
          <table:table-cell table:style-name="ce41" office:value-type="float" office:value="145.12">
            <text:p>145.12</text:p>
          </table:table-cell>
          <table:table-cell/>
          <table:table-cell table:style-name="ce41" table:formula="of:=[.$I$5]+[.$I$6]*[.A20]+[.$I$7]*[.A20]^2+[.$I$8]*[.A20]^3+[.$I$9]*[.A20]^4+[.$I$10]*[.C20]+[.$I$11]*[.A20]*[.C20]+[.$I$12]*[.A20]^2*[.C20]+[.$I$13]*[.A20]^3*[.C20]+[.$I$14]*[.A20]^4*[.C20]+[.$I$15]*[.C20]^2+[.$I$16]*[.A20]*[.C20]^2+[.$I$17]*[.A20]^2*[.C20]^2+[.$I$18]*[.A20]^3*[.C20]^2+[.$I$19]*[.A20]^4*[.C20]^2+[.$I$20]*[.C20]^3+[.$I$21]*[.A20]*[.C20]^3+[.$I$22]*[.A20]^2*[.C20]^3+[.$I$23]*[.A20]^3*[.C20]^3+[.$I$24]*[.A20]^4*[.C20]^3+[.$I$25]*[.C20]^4+[.$I$26]*[.A20]*[.C20]^4+[.$I$27]*[.A20]^2*[.C20]^4+[.$I$28]*[.A20]^3*[.C20]^4+[.$I$29]*[.A20]^4*[.C20]^4" office:value-type="float" office:value="145.124007539587">
            <text:p>145.12</text:p>
          </table:table-cell>
          <table:table-cell/>
          <table:table-cell table:style-name="ce60" office:value-type="string">
            <text:p>R03</text:p>
          </table:table-cell>
          <table:table-cell table:style-name="ce102" office:value-type="float" office:value="0.00134150376437539">
            <text:p>0.001341503764375</text:p>
          </table:table-cell>
          <table:table-cell table:style-name="ce101" office:value-type="float" office:value="0.0013415037643754">
            <text:p>0.001341503764375</text:p>
          </table:table-cell>
          <table:table-cell table:number-columns-repeated="4"/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0">
            <text:p>0</text:p>
          </table:table-cell>
          <table:table-cell table:formula="of:=1.01325*[.B21]" office:value-type="float" office:value="0">
            <text:p>0.000000</text:p>
          </table:table-cell>
          <table:table-cell table:style-name="ce41" office:value-type="float" office:value="145.11">
            <text:p>145.11</text:p>
          </table:table-cell>
          <table:table-cell/>
          <table:table-cell table:style-name="ce41" table:formula="of:=[.$I$5]+[.$I$6]*[.A21]+[.$I$7]*[.A21]^2+[.$I$8]*[.A21]^3+[.$I$9]*[.A21]^4+[.$I$10]*[.C21]+[.$I$11]*[.A21]*[.C21]+[.$I$12]*[.A21]^2*[.C21]+[.$I$13]*[.A21]^3*[.C21]+[.$I$14]*[.A21]^4*[.C21]+[.$I$15]*[.C21]^2+[.$I$16]*[.A21]*[.C21]^2+[.$I$17]*[.A21]^2*[.C21]^2+[.$I$18]*[.A21]^3*[.C21]^2+[.$I$19]*[.A21]^4*[.C21]^2+[.$I$20]*[.C21]^3+[.$I$21]*[.A21]*[.C21]^3+[.$I$22]*[.A21]^2*[.C21]^3+[.$I$23]*[.A21]^3*[.C21]^3+[.$I$24]*[.A21]^4*[.C21]^3+[.$I$25]*[.C21]^4+[.$I$26]*[.A21]*[.C21]^4+[.$I$27]*[.A21]^2*[.C21]^4+[.$I$28]*[.A21]^3*[.C21]^4+[.$I$29]*[.A21]^4*[.C21]^4" office:value-type="float" office:value="145.121411866522">
            <text:p>145.12</text:p>
          </table:table-cell>
          <table:table-cell/>
          <table:table-cell table:style-name="ce60" office:value-type="string">
            <text:p>R13</text:p>
          </table:table-cell>
          <table:table-cell table:style-name="ce102" office:value-type="float" office:value="-0.000362007479155813">
            <text:p>-0.000362007479156</text:p>
          </table:table-cell>
          <table:table-cell table:style-name="ce101" office:value-type="float" office:value="-0.000362007479155809">
            <text:p>-0.000362007479156</text:p>
          </table:table-cell>
          <table:table-cell table:number-columns-repeated="4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table:formula="of:=1.01325*[.B22]" office:value-type="float" office:value="0">
            <text:p>0.000000</text:p>
          </table:table-cell>
          <table:table-cell table:style-name="ce41" office:value-type="float" office:value="145.11">
            <text:p>145.11</text:p>
          </table:table-cell>
          <table:table-cell/>
          <table:table-cell table:style-name="ce41" table:formula="of:=[.$I$5]+[.$I$6]*[.A22]+[.$I$7]*[.A22]^2+[.$I$8]*[.A22]^3+[.$I$9]*[.A22]^4+[.$I$10]*[.C22]+[.$I$11]*[.A22]*[.C22]+[.$I$12]*[.A22]^2*[.C22]+[.$I$13]*[.A22]^3*[.C22]+[.$I$14]*[.A22]^4*[.C22]+[.$I$15]*[.C22]^2+[.$I$16]*[.A22]*[.C22]^2+[.$I$17]*[.A22]^2*[.C22]^2+[.$I$18]*[.A22]^3*[.C22]^2+[.$I$19]*[.A22]^4*[.C22]^2+[.$I$20]*[.C22]^3+[.$I$21]*[.A22]*[.C22]^3+[.$I$22]*[.A22]^2*[.C22]^3+[.$I$23]*[.A22]^3*[.C22]^3+[.$I$24]*[.A22]^4*[.C22]^3+[.$I$25]*[.C22]^4+[.$I$26]*[.A22]*[.C22]^4+[.$I$27]*[.A22]^2*[.C22]^4+[.$I$28]*[.A22]^3*[.C22]^4+[.$I$29]*[.A22]^4*[.C22]^4" office:value-type="float" office:value="145.118875389703">
            <text:p>145.12</text:p>
          </table:table-cell>
          <table:table-cell/>
          <table:table-cell table:style-name="ce60" office:value-type="string">
            <text:p>R23</text:p>
          </table:table-cell>
          <table:table-cell table:style-name="ce102" office:value-type="float" office:value="0.000358809384119285">
            <text:p>0.000358809384119</text:p>
          </table:table-cell>
          <table:table-cell table:style-name="ce101" office:value-type="float" office:value="0.000358809384119286">
            <text:p>0.000358809384119</text:p>
          </table:table-cell>
          <table:table-cell table:number-columns-repeated="4"/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0">
            <text:p>0</text:p>
          </table:table-cell>
          <table:table-cell table:formula="of:=1.01325*[.B23]" office:value-type="float" office:value="0">
            <text:p>0.000000</text:p>
          </table:table-cell>
          <table:table-cell table:style-name="ce41" office:value-type="float" office:value="145.11">
            <text:p>145.11</text:p>
          </table:table-cell>
          <table:table-cell/>
          <table:table-cell table:style-name="ce41" table:formula="of:=[.$I$5]+[.$I$6]*[.A23]+[.$I$7]*[.A23]^2+[.$I$8]*[.A23]^3+[.$I$9]*[.A23]^4+[.$I$10]*[.C23]+[.$I$11]*[.A23]*[.C23]+[.$I$12]*[.A23]^2*[.C23]+[.$I$13]*[.A23]^3*[.C23]+[.$I$14]*[.A23]^4*[.C23]+[.$I$15]*[.C23]^2+[.$I$16]*[.A23]*[.C23]^2+[.$I$17]*[.A23]^2*[.C23]^2+[.$I$18]*[.A23]^3*[.C23]^2+[.$I$19]*[.A23]^4*[.C23]^2+[.$I$20]*[.C23]^3+[.$I$21]*[.A23]*[.C23]^3+[.$I$22]*[.A23]^2*[.C23]^3+[.$I$23]*[.A23]^3*[.C23]^3+[.$I$24]*[.A23]^4*[.C23]^3+[.$I$25]*[.C23]^4+[.$I$26]*[.A23]*[.C23]^4+[.$I$27]*[.A23]^2*[.C23]^4+[.$I$28]*[.A23]^3*[.C23]^4+[.$I$29]*[.A23]^4*[.C23]^4" office:value-type="float" office:value="145.116567626594">
            <text:p>145.12</text:p>
          </table:table-cell>
          <table:table-cell/>
          <table:table-cell table:style-name="ce60" office:value-type="string">
            <text:p>R33</text:p>
          </table:table-cell>
          <table:table-cell table:style-name="ce102" office:value-type="float" office:value="0.0000648183954357443">
            <text:p>0.000064818395436</text:p>
          </table:table-cell>
          <table:table-cell table:style-name="ce101" office:value-type="float" office:value="0.0000648183954357527">
            <text:p>0.000064818395436</text:p>
          </table:table-cell>
          <table:table-cell table:number-columns-repeated="4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table:formula="of:=1.01325*[.B24]" office:value-type="float" office:value="0">
            <text:p>0.000000</text:p>
          </table:table-cell>
          <table:table-cell table:style-name="ce41" office:value-type="float" office:value="145.11">
            <text:p>145.11</text:p>
          </table:table-cell>
          <table:table-cell/>
          <table:table-cell table:style-name="ce41" table:formula="of:=[.$I$5]+[.$I$6]*[.A24]+[.$I$7]*[.A24]^2+[.$I$8]*[.A24]^3+[.$I$9]*[.A24]^4+[.$I$10]*[.C24]+[.$I$11]*[.A24]*[.C24]+[.$I$12]*[.A24]^2*[.C24]+[.$I$13]*[.A24]^3*[.C24]+[.$I$14]*[.A24]^4*[.C24]+[.$I$15]*[.C24]^2+[.$I$16]*[.A24]*[.C24]^2+[.$I$17]*[.A24]^2*[.C24]^2+[.$I$18]*[.A24]^3*[.C24]^2+[.$I$19]*[.A24]^4*[.C24]^2+[.$I$20]*[.C24]^3+[.$I$21]*[.A24]*[.C24]^3+[.$I$22]*[.A24]^2*[.C24]^3+[.$I$23]*[.A24]^3*[.C24]^3+[.$I$24]*[.A24]^4*[.C24]^3+[.$I$25]*[.C24]^4+[.$I$26]*[.A24]*[.C24]^4+[.$I$27]*[.A24]^2*[.C24]^4+[.$I$28]*[.A24]^3*[.C24]^4+[.$I$29]*[.A24]^4*[.C24]^4" office:value-type="float" office:value="145.11468537658">
            <text:p>145.11</text:p>
          </table:table-cell>
          <table:table-cell/>
          <table:table-cell table:style-name="ce60" office:value-type="string">
            <text:p>R43</text:p>
          </table:table-cell>
          <table:table-cell table:style-name="ce102" office:value-type="float" office:value="-0.000104112551302632">
            <text:p>-0.000104112551303</text:p>
          </table:table-cell>
          <table:table-cell table:style-name="ce101" office:value-type="float" office:value="-0.000104112551302631">
            <text:p>-0.000104112551303</text:p>
          </table:table-cell>
          <table:table-cell table:number-columns-repeated="4"/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0">
            <text:p>0</text:p>
          </table:table-cell>
          <table:table-cell table:formula="of:=1.01325*[.B25]" office:value-type="float" office:value="0">
            <text:p>0.000000</text:p>
          </table:table-cell>
          <table:table-cell table:style-name="ce41" office:value-type="float" office:value="145.1">
            <text:p>145.10</text:p>
          </table:table-cell>
          <table:table-cell/>
          <table:table-cell table:style-name="ce41" table:formula="of:=[.$I$5]+[.$I$6]*[.A25]+[.$I$7]*[.A25]^2+[.$I$8]*[.A25]^3+[.$I$9]*[.A25]^4+[.$I$10]*[.C25]+[.$I$11]*[.A25]*[.C25]+[.$I$12]*[.A25]^2*[.C25]+[.$I$13]*[.A25]^3*[.C25]+[.$I$14]*[.A25]^4*[.C25]+[.$I$15]*[.C25]^2+[.$I$16]*[.A25]*[.C25]^2+[.$I$17]*[.A25]^2*[.C25]^2+[.$I$18]*[.A25]^3*[.C25]^2+[.$I$19]*[.A25]^4*[.C25]^2+[.$I$20]*[.C25]^3+[.$I$21]*[.A25]*[.C25]^3+[.$I$22]*[.A25]^2*[.C25]^3+[.$I$23]*[.A25]^3*[.C25]^3+[.$I$24]*[.A25]^4*[.C25]^3+[.$I$25]*[.C25]^4+[.$I$26]*[.A25]*[.C25]^4+[.$I$27]*[.A25]^2*[.C25]^4+[.$I$28]*[.A25]^3*[.C25]^4+[.$I$29]*[.A25]^4*[.C25]^4" office:value-type="float" office:value="145.113452720968">
            <text:p>145.11</text:p>
          </table:table-cell>
          <table:table-cell/>
          <table:table-cell table:style-name="ce60" office:value-type="string">
            <text:p>R04</text:p>
          </table:table-cell>
          <table:table-cell table:style-name="ce102" office:value-type="float" office:value="-0.0000169907294147215">
            <text:p>-0.000016990729415</text:p>
          </table:table-cell>
          <table:table-cell table:style-name="ce101" office:value-type="float" office:value="-0.0000169907294147191">
            <text:p>-0.000016990729415</text:p>
          </table:table-cell>
          <table:table-cell table:number-columns-repeated="4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table:formula="of:=1.01325*[.B26]" office:value-type="float" office:value="0">
            <text:p>0.000000</text:p>
          </table:table-cell>
          <table:table-cell table:style-name="ce41" office:value-type="float" office:value="145.1">
            <text:p>145.10</text:p>
          </table:table-cell>
          <table:table-cell/>
          <table:table-cell table:style-name="ce41" table:formula="of:=[.$I$5]+[.$I$6]*[.A26]+[.$I$7]*[.A26]^2+[.$I$8]*[.A26]^3+[.$I$9]*[.A26]^4+[.$I$10]*[.C26]+[.$I$11]*[.A26]*[.C26]+[.$I$12]*[.A26]^2*[.C26]+[.$I$13]*[.A26]^3*[.C26]+[.$I$14]*[.A26]^4*[.C26]+[.$I$15]*[.C26]^2+[.$I$16]*[.A26]*[.C26]^2+[.$I$17]*[.A26]^2*[.C26]^2+[.$I$18]*[.A26]^3*[.C26]^2+[.$I$19]*[.A26]^4*[.C26]^2+[.$I$20]*[.C26]^3+[.$I$21]*[.A26]*[.C26]^3+[.$I$22]*[.A26]^2*[.C26]^3+[.$I$23]*[.A26]^3*[.C26]^3+[.$I$24]*[.A26]^4*[.C26]^3+[.$I$25]*[.C26]^4+[.$I$26]*[.A26]*[.C26]^4+[.$I$27]*[.A26]^2*[.C26]^4+[.$I$28]*[.A26]^3*[.C26]^4+[.$I$29]*[.A26]^4*[.C26]^4" office:value-type="float" office:value="145.113121022988">
            <text:p>145.11</text:p>
          </table:table-cell>
          <table:table-cell/>
          <table:table-cell table:style-name="ce60" office:value-type="string">
            <text:p>R14</text:p>
          </table:table-cell>
          <table:table-cell table:style-name="ce102" office:value-type="float" office:value="0.00000553820368251779">
            <text:p>0.000005538203683</text:p>
          </table:table-cell>
          <table:table-cell table:style-name="ce101" office:value-type="float" office:value="0.00000553820368251513">
            <text:p>0.000005538203683</text:p>
          </table:table-cell>
          <table:table-cell table:number-columns-repeated="4"/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0">
            <text:p>0</text:p>
          </table:table-cell>
          <table:table-cell table:formula="of:=1.01325*[.B27]" office:value-type="float" office:value="0">
            <text:p>0.000000</text:p>
          </table:table-cell>
          <table:table-cell table:style-name="ce41" office:value-type="float" office:value="145.11">
            <text:p>145.11</text:p>
          </table:table-cell>
          <table:table-cell/>
          <table:table-cell table:style-name="ce41" table:formula="of:=[.$I$5]+[.$I$6]*[.A27]+[.$I$7]*[.A27]^2+[.$I$8]*[.A27]^3+[.$I$9]*[.A27]^4+[.$I$10]*[.C27]+[.$I$11]*[.A27]*[.C27]+[.$I$12]*[.A27]^2*[.C27]+[.$I$13]*[.A27]^3*[.C27]+[.$I$14]*[.A27]^4*[.C27]+[.$I$15]*[.C27]^2+[.$I$16]*[.A27]*[.C27]^2+[.$I$17]*[.A27]^2*[.C27]^2+[.$I$18]*[.A27]^3*[.C27]^2+[.$I$19]*[.A27]^4*[.C27]^2+[.$I$20]*[.C27]^3+[.$I$21]*[.A27]*[.C27]^3+[.$I$22]*[.A27]^2*[.C27]^3+[.$I$23]*[.A27]^3*[.C27]^3+[.$I$24]*[.A27]^4*[.C27]^3+[.$I$25]*[.C27]^4+[.$I$26]*[.A27]*[.C27]^4+[.$I$27]*[.A27]^2*[.C27]^4+[.$I$28]*[.A27]^3*[.C27]^4+[.$I$29]*[.A27]^4*[.C27]^4" office:value-type="float" office:value="145.113968927789">
            <text:p>145.11</text:p>
          </table:table-cell>
          <table:table-cell/>
          <table:table-cell table:style-name="ce60" office:value-type="string">
            <text:p>R24</text:p>
          </table:table-cell>
          <table:table-cell table:style-name="ce102" office:value-type="float" office:value="-0.00000315773411115185">
            <text:p>-0.000003157734111</text:p>
          </table:table-cell>
          <table:table-cell table:style-name="ce101" office:value-type="float" office:value="-0.00000315773411117433">
            <text:p>-0.000003157734111</text:p>
          </table:table-cell>
          <table:table-cell table:number-columns-repeated="4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table:formula="of:=1.01325*[.B28]" office:value-type="float" office:value="0">
            <text:p>0.000000</text:p>
          </table:table-cell>
          <table:table-cell table:style-name="ce41" office:value-type="float" office:value="145.11">
            <text:p>145.11</text:p>
          </table:table-cell>
          <table:table-cell/>
          <table:table-cell table:style-name="ce41" table:formula="of:=[.$I$5]+[.$I$6]*[.A28]+[.$I$7]*[.A28]^2+[.$I$8]*[.A28]^3+[.$I$9]*[.A28]^4+[.$I$10]*[.C28]+[.$I$11]*[.A28]*[.C28]+[.$I$12]*[.A28]^2*[.C28]+[.$I$13]*[.A28]^3*[.C28]+[.$I$14]*[.A28]^4*[.C28]+[.$I$15]*[.C28]^2+[.$I$16]*[.A28]*[.C28]^2+[.$I$17]*[.A28]^2*[.C28]^2+[.$I$18]*[.A28]^3*[.C28]^2+[.$I$19]*[.A28]^4*[.C28]^2+[.$I$20]*[.C28]^3+[.$I$21]*[.A28]*[.C28]^3+[.$I$22]*[.A28]^2*[.C28]^3+[.$I$23]*[.A28]^3*[.C28]^3+[.$I$24]*[.A28]^4*[.C28]^3+[.$I$25]*[.C28]^4+[.$I$26]*[.A28]*[.C28]^4+[.$I$27]*[.A28]^2*[.C28]^4+[.$I$28]*[.A28]^3*[.C28]^4+[.$I$29]*[.A28]^4*[.C28]^4" office:value-type="float" office:value="145.116302362444">
            <text:p>145.12</text:p>
          </table:table-cell>
          <table:table-cell/>
          <table:table-cell table:style-name="ce60" office:value-type="string">
            <text:p>R34</text:p>
          </table:table-cell>
          <table:table-cell table:style-name="ce102" office:value-type="float" office:value="-0.00000499967306911142">
            <text:p>-0.000004999673069</text:p>
          </table:table-cell>
          <table:table-cell table:style-name="ce101" office:value-type="float" office:value="-0.00000499967306908062">
            <text:p>-0.000004999673069</text:p>
          </table:table-cell>
          <table:table-cell table:number-columns-repeated="4"/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0">
            <text:p>0</text:p>
          </table:table-cell>
          <table:table-cell table:formula="of:=1.01325*[.B29]" office:value-type="float" office:value="0">
            <text:p>0.000000</text:p>
          </table:table-cell>
          <table:table-cell table:style-name="ce41" office:value-type="float" office:value="145.11">
            <text:p>145.11</text:p>
          </table:table-cell>
          <table:table-cell/>
          <table:table-cell table:style-name="ce41" table:formula="of:=[.$I$5]+[.$I$6]*[.A29]+[.$I$7]*[.A29]^2+[.$I$8]*[.A29]^3+[.$I$9]*[.A29]^4+[.$I$10]*[.C29]+[.$I$11]*[.A29]*[.C29]+[.$I$12]*[.A29]^2*[.C29]+[.$I$13]*[.A29]^3*[.C29]+[.$I$14]*[.A29]^4*[.C29]+[.$I$15]*[.C29]^2+[.$I$16]*[.A29]*[.C29]^2+[.$I$17]*[.A29]^2*[.C29]^2+[.$I$18]*[.A29]^3*[.C29]^2+[.$I$19]*[.A29]^4*[.C29]^2+[.$I$20]*[.C29]^3+[.$I$21]*[.A29]*[.C29]^3+[.$I$22]*[.A29]^2*[.C29]^3+[.$I$23]*[.A29]^3*[.C29]^3+[.$I$24]*[.A29]^4*[.C29]^3+[.$I$25]*[.C29]^4+[.$I$26]*[.A29]*[.C29]^4+[.$I$27]*[.A29]^2*[.C29]^4+[.$I$28]*[.A29]^3*[.C29]^4+[.$I$29]*[.A29]^4*[.C29]^4" office:value-type="float" office:value="145.120454535947">
            <text:p>145.12</text:p>
          </table:table-cell>
          <table:table-cell/>
          <table:table-cell table:style-name="ce60" office:value-type="string">
            <text:p>R44</text:p>
          </table:table-cell>
          <table:table-cell table:style-name="ce102" office:value-type="float" office:value="0.00000341331223469437">
            <text:p>0.000003413312235</text:p>
          </table:table-cell>
          <table:table-cell table:style-name="ce101" office:value-type="float" office:value="0.00000341331223468399">
            <text:p>0.000003413312235</text:p>
          </table:table-cell>
          <table:table-cell table:number-columns-repeated="4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">
            <text:p>0</text:p>
          </table:table-cell>
          <table:table-cell table:formula="of:=1.01325*[.B30]" office:value-type="float" office:value="0">
            <text:p>0.000000</text:p>
          </table:table-cell>
          <table:table-cell table:style-name="ce41" office:value-type="float" office:value="145.12">
            <text:p>145.12</text:p>
          </table:table-cell>
          <table:table-cell/>
          <table:table-cell table:style-name="ce41" table:formula="of:=[.$I$5]+[.$I$6]*[.A30]+[.$I$7]*[.A30]^2+[.$I$8]*[.A30]^3+[.$I$9]*[.A30]^4+[.$I$10]*[.C30]+[.$I$11]*[.A30]*[.C30]+[.$I$12]*[.A30]^2*[.C30]+[.$I$13]*[.A30]^3*[.C30]+[.$I$14]*[.A30]^4*[.C30]+[.$I$15]*[.C30]^2+[.$I$16]*[.A30]*[.C30]^2+[.$I$17]*[.A30]^2*[.C30]^2+[.$I$18]*[.A30]^3*[.C30]^2+[.$I$19]*[.A30]^4*[.C30]^2+[.$I$20]*[.C30]^3+[.$I$21]*[.A30]*[.C30]^3+[.$I$22]*[.A30]^2*[.C30]^3+[.$I$23]*[.A30]^3*[.C30]^3+[.$I$24]*[.A30]^4*[.C30]^3+[.$I$25]*[.C30]^4+[.$I$26]*[.A30]*[.C30]^4+[.$I$27]*[.A30]^2*[.C30]^4+[.$I$28]*[.A30]^3*[.C30]^4+[.$I$29]*[.A30]^4*[.C30]^4" office:value-type="float" office:value="145.126785939215">
            <text:p>145.13</text:p>
          </table:table-cell>
          <table:table-cell table:number-columns-repeated="8"/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0">
            <text:p>0</text:p>
          </table:table-cell>
          <table:table-cell table:formula="of:=1.01325*[.B31]" office:value-type="float" office:value="0">
            <text:p>0.000000</text:p>
          </table:table-cell>
          <table:table-cell table:style-name="ce41" office:value-type="float" office:value="145.13">
            <text:p>145.13</text:p>
          </table:table-cell>
          <table:table-cell/>
          <table:table-cell table:style-name="ce41" table:formula="of:=[.$I$5]+[.$I$6]*[.A31]+[.$I$7]*[.A31]^2+[.$I$8]*[.A31]^3+[.$I$9]*[.A31]^4+[.$I$10]*[.C31]+[.$I$11]*[.A31]*[.C31]+[.$I$12]*[.A31]^2*[.C31]+[.$I$13]*[.A31]^3*[.C31]+[.$I$14]*[.A31]^4*[.C31]+[.$I$15]*[.C31]^2+[.$I$16]*[.A31]*[.C31]^2+[.$I$17]*[.A31]^2*[.C31]^2+[.$I$18]*[.A31]^3*[.C31]^2+[.$I$19]*[.A31]^4*[.C31]^2+[.$I$20]*[.C31]^3+[.$I$21]*[.A31]*[.C31]^3+[.$I$22]*[.A31]^2*[.C31]^3+[.$I$23]*[.A31]^3*[.C31]^3+[.$I$24]*[.A31]^4*[.C31]^3+[.$I$25]*[.C31]^4+[.$I$26]*[.A31]*[.C31]^4+[.$I$27]*[.A31]^2*[.C31]^4+[.$I$28]*[.A31]^3*[.C31]^4+[.$I$29]*[.A31]^4*[.C31]^4" office:value-type="float" office:value="145.135684345084">
            <text:p>145.14</text:p>
          </table:table-cell>
          <table:table-cell table:number-columns-repeated="8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">
            <text:p>0</text:p>
          </table:table-cell>
          <table:table-cell table:formula="of:=1.01325*[.B32]" office:value-type="float" office:value="0">
            <text:p>0.000000</text:p>
          </table:table-cell>
          <table:table-cell table:style-name="ce41" office:value-type="float" office:value="145.14">
            <text:p>145.14</text:p>
          </table:table-cell>
          <table:table-cell/>
          <table:table-cell table:style-name="ce41" table:formula="of:=[.$I$5]+[.$I$6]*[.A32]+[.$I$7]*[.A32]^2+[.$I$8]*[.A32]^3+[.$I$9]*[.A32]^4+[.$I$10]*[.C32]+[.$I$11]*[.A32]*[.C32]+[.$I$12]*[.A32]^2*[.C32]+[.$I$13]*[.A32]^3*[.C32]+[.$I$14]*[.A32]^4*[.C32]+[.$I$15]*[.C32]^2+[.$I$16]*[.A32]*[.C32]^2+[.$I$17]*[.A32]^2*[.C32]^2+[.$I$18]*[.A32]^3*[.C32]^2+[.$I$19]*[.A32]^4*[.C32]^2+[.$I$20]*[.C32]^3+[.$I$21]*[.A32]*[.C32]^3+[.$I$22]*[.A32]^2*[.C32]^3+[.$I$23]*[.A32]^3*[.C32]^3+[.$I$24]*[.A32]^4*[.C32]^3+[.$I$25]*[.C32]^4+[.$I$26]*[.A32]*[.C32]^4+[.$I$27]*[.A32]^2*[.C32]^4+[.$I$28]*[.A32]^3*[.C32]^4+[.$I$29]*[.A32]^4*[.C32]^4" office:value-type="float" office:value="145.147564808315">
            <text:p>145.15</text:p>
          </table:table-cell>
          <table:table-cell table:number-columns-repeated="8"/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0">
            <text:p>0</text:p>
          </table:table-cell>
          <table:table-cell table:formula="of:=1.01325*[.B33]" office:value-type="float" office:value="0">
            <text:p>0.000000</text:p>
          </table:table-cell>
          <table:table-cell table:style-name="ce41" office:value-type="float" office:value="145.16">
            <text:p>145.16</text:p>
          </table:table-cell>
          <table:table-cell/>
          <table:table-cell table:style-name="ce41" table:formula="of:=[.$I$5]+[.$I$6]*[.A33]+[.$I$7]*[.A33]^2+[.$I$8]*[.A33]^3+[.$I$9]*[.A33]^4+[.$I$10]*[.C33]+[.$I$11]*[.A33]*[.C33]+[.$I$12]*[.A33]^2*[.C33]+[.$I$13]*[.A33]^3*[.C33]+[.$I$14]*[.A33]^4*[.C33]+[.$I$15]*[.C33]^2+[.$I$16]*[.A33]*[.C33]^2+[.$I$17]*[.A33]^2*[.C33]^2+[.$I$18]*[.A33]^3*[.C33]^2+[.$I$19]*[.A33]^4*[.C33]^2+[.$I$20]*[.C33]^3+[.$I$21]*[.A33]*[.C33]^3+[.$I$22]*[.A33]^2*[.C33]^3+[.$I$23]*[.A33]^3*[.C33]^3+[.$I$24]*[.A33]^4*[.C33]^3+[.$I$25]*[.C33]^4+[.$I$26]*[.A33]*[.C33]^4+[.$I$27]*[.A33]^2*[.C33]^4+[.$I$28]*[.A33]^3*[.C33]^4+[.$I$29]*[.A33]^4*[.C33]^4" office:value-type="float" office:value="145.162869665589">
            <text:p>145.16</text:p>
          </table:table-cell>
          <table:table-cell table:number-columns-repeated="8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">
            <text:p>0</text:p>
          </table:table-cell>
          <table:table-cell table:formula="of:=1.01325*[.B34]" office:value-type="float" office:value="0">
            <text:p>0.000000</text:p>
          </table:table-cell>
          <table:table-cell table:style-name="ce41" office:value-type="float" office:value="145.18">
            <text:p>145.18</text:p>
          </table:table-cell>
          <table:table-cell/>
          <table:table-cell table:style-name="ce41" table:formula="of:=[.$I$5]+[.$I$6]*[.A34]+[.$I$7]*[.A34]^2+[.$I$8]*[.A34]^3+[.$I$9]*[.A34]^4+[.$I$10]*[.C34]+[.$I$11]*[.A34]*[.C34]+[.$I$12]*[.A34]^2*[.C34]+[.$I$13]*[.A34]^3*[.C34]+[.$I$14]*[.A34]^4*[.C34]+[.$I$15]*[.C34]^2+[.$I$16]*[.A34]*[.C34]^2+[.$I$17]*[.A34]^2*[.C34]^2+[.$I$18]*[.A34]^3*[.C34]^2+[.$I$19]*[.A34]^4*[.C34]^2+[.$I$20]*[.C34]^3+[.$I$21]*[.A34]*[.C34]^3+[.$I$22]*[.A34]^2*[.C34]^3+[.$I$23]*[.A34]^3*[.C34]^3+[.$I$24]*[.A34]^4*[.C34]^3+[.$I$25]*[.C34]^4+[.$I$26]*[.A34]*[.C34]^4+[.$I$27]*[.A34]^2*[.C34]^4+[.$I$28]*[.A34]^3*[.C34]^4+[.$I$29]*[.A34]^4*[.C34]^4" office:value-type="float" office:value="145.182068535509">
            <text:p>145.18</text:p>
          </table:table-cell>
          <table:table-cell table:number-columns-repeated="8"/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0">
            <text:p>0</text:p>
          </table:table-cell>
          <table:table-cell table:formula="of:=1.01325*[.B35]" office:value-type="float" office:value="0">
            <text:p>0.000000</text:p>
          </table:table-cell>
          <table:table-cell table:style-name="ce41" office:value-type="float" office:value="145.2">
            <text:p>145.20</text:p>
          </table:table-cell>
          <table:table-cell/>
          <table:table-cell table:style-name="ce41" table:formula="of:=[.$I$5]+[.$I$6]*[.A35]+[.$I$7]*[.A35]^2+[.$I$8]*[.A35]^3+[.$I$9]*[.A35]^4+[.$I$10]*[.C35]+[.$I$11]*[.A35]*[.C35]+[.$I$12]*[.A35]^2*[.C35]+[.$I$13]*[.A35]^3*[.C35]+[.$I$14]*[.A35]^4*[.C35]+[.$I$15]*[.C35]^2+[.$I$16]*[.A35]*[.C35]^2+[.$I$17]*[.A35]^2*[.C35]^2+[.$I$18]*[.A35]^3*[.C35]^2+[.$I$19]*[.A35]^4*[.C35]^2+[.$I$20]*[.C35]^3+[.$I$21]*[.A35]*[.C35]^3+[.$I$22]*[.A35]^2*[.C35]^3+[.$I$23]*[.A35]^3*[.C35]^3+[.$I$24]*[.A35]^4*[.C35]^3+[.$I$25]*[.C35]^4+[.$I$26]*[.A35]*[.C35]^4+[.$I$27]*[.A35]^2*[.C35]^4+[.$I$28]*[.A35]^3*[.C35]^4+[.$I$29]*[.A35]^4*[.C35]^4" office:value-type="float" office:value="145.205658318599">
            <text:p>145.21</text:p>
          </table:table-cell>
          <table:table-cell table:number-columns-repeated="8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">
            <text:p>0</text:p>
          </table:table-cell>
          <table:table-cell table:formula="of:=1.01325*[.B36]" office:value-type="float" office:value="0">
            <text:p>0.000000</text:p>
          </table:table-cell>
          <table:table-cell table:style-name="ce41" office:value-type="float" office:value="145.23">
            <text:p>145.23</text:p>
          </table:table-cell>
          <table:table-cell/>
          <table:table-cell table:style-name="ce41" table:formula="of:=[.$I$5]+[.$I$6]*[.A36]+[.$I$7]*[.A36]^2+[.$I$8]*[.A36]^3+[.$I$9]*[.A36]^4+[.$I$10]*[.C36]+[.$I$11]*[.A36]*[.C36]+[.$I$12]*[.A36]^2*[.C36]+[.$I$13]*[.A36]^3*[.C36]+[.$I$14]*[.A36]^4*[.C36]+[.$I$15]*[.C36]^2+[.$I$16]*[.A36]*[.C36]^2+[.$I$17]*[.A36]^2*[.C36]^2+[.$I$18]*[.A36]^3*[.C36]^2+[.$I$19]*[.A36]^4*[.C36]^2+[.$I$20]*[.C36]^3+[.$I$21]*[.A36]*[.C36]^3+[.$I$22]*[.A36]^2*[.C36]^3+[.$I$23]*[.A36]^3*[.C36]^3+[.$I$24]*[.A36]^4*[.C36]^3+[.$I$25]*[.C36]^4+[.$I$26]*[.A36]*[.C36]^4+[.$I$27]*[.A36]^2*[.C36]^4+[.$I$28]*[.A36]^3*[.C36]^4+[.$I$29]*[.A36]^4*[.C36]^4" office:value-type="float" office:value="145.234163197307">
            <text:p>145.23</text:p>
          </table:table-cell>
          <table:table-cell table:number-columns-repeated="8"/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0">
            <text:p>0</text:p>
          </table:table-cell>
          <table:table-cell table:formula="of:=1.01325*[.B37]" office:value-type="float" office:value="0">
            <text:p>0.000000</text:p>
          </table:table-cell>
          <table:table-cell table:style-name="ce41" office:value-type="float" office:value="145.26">
            <text:p>145.26</text:p>
          </table:table-cell>
          <table:table-cell/>
          <table:table-cell table:style-name="ce41" table:formula="of:=[.$I$5]+[.$I$6]*[.A37]+[.$I$7]*[.A37]^2+[.$I$8]*[.A37]^3+[.$I$9]*[.A37]^4+[.$I$10]*[.C37]+[.$I$11]*[.A37]*[.C37]+[.$I$12]*[.A37]^2*[.C37]+[.$I$13]*[.A37]^3*[.C37]+[.$I$14]*[.A37]^4*[.C37]+[.$I$15]*[.C37]^2+[.$I$16]*[.A37]*[.C37]^2+[.$I$17]*[.A37]^2*[.C37]^2+[.$I$18]*[.A37]^3*[.C37]^2+[.$I$19]*[.A37]^4*[.C37]^2+[.$I$20]*[.C37]^3+[.$I$21]*[.A37]*[.C37]^3+[.$I$22]*[.A37]^2*[.C37]^3+[.$I$23]*[.A37]^3*[.C37]^3+[.$I$24]*[.A37]^4*[.C37]^3+[.$I$25]*[.C37]^4+[.$I$26]*[.A37]*[.C37]^4+[.$I$27]*[.A37]^2*[.C37]^4+[.$I$28]*[.A37]^3*[.C37]^4+[.$I$29]*[.A37]^4*[.C37]^4" office:value-type="float" office:value="145.268134636">
            <text:p>145.27</text:p>
          </table:table-cell>
          <table:table-cell table:number-columns-repeated="8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table:formula="of:=1.01325*[.B38]" office:value-type="float" office:value="0">
            <text:p>0.000000</text:p>
          </table:table-cell>
          <table:table-cell table:style-name="ce41" office:value-type="float" office:value="145.3">
            <text:p>145.30</text:p>
          </table:table-cell>
          <table:table-cell/>
          <table:table-cell table:style-name="ce41" table:formula="of:=[.$I$5]+[.$I$6]*[.A38]+[.$I$7]*[.A38]^2+[.$I$8]*[.A38]^3+[.$I$9]*[.A38]^4+[.$I$10]*[.C38]+[.$I$11]*[.A38]*[.C38]+[.$I$12]*[.A38]^2*[.C38]+[.$I$13]*[.A38]^3*[.C38]+[.$I$14]*[.A38]^4*[.C38]+[.$I$15]*[.C38]^2+[.$I$16]*[.A38]*[.C38]^2+[.$I$17]*[.A38]^2*[.C38]^2+[.$I$18]*[.A38]^3*[.C38]^2+[.$I$19]*[.A38]^4*[.C38]^2+[.$I$20]*[.C38]^3+[.$I$21]*[.A38]*[.C38]^3+[.$I$22]*[.A38]^2*[.C38]^3+[.$I$23]*[.A38]^3*[.C38]^3+[.$I$24]*[.A38]^4*[.C38]^3+[.$I$25]*[.C38]^4+[.$I$26]*[.A38]*[.C38]^4+[.$I$27]*[.A38]^2*[.C38]^4+[.$I$28]*[.A38]^3*[.C38]^4+[.$I$29]*[.A38]^4*[.C38]^4" office:value-type="float" office:value="145.308151380969">
            <text:p>145.31</text:p>
          </table:table-cell>
          <table:table-cell table:number-columns-repeated="8"/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0">
            <text:p>0</text:p>
          </table:table-cell>
          <table:table-cell table:formula="of:=1.01325*[.B39]" office:value-type="float" office:value="0">
            <text:p>0.000000</text:p>
          </table:table-cell>
          <table:table-cell table:style-name="ce41" office:value-type="float" office:value="145.35">
            <text:p>145.35</text:p>
          </table:table-cell>
          <table:table-cell/>
          <table:table-cell table:style-name="ce41" table:formula="of:=[.$I$5]+[.$I$6]*[.A39]+[.$I$7]*[.A39]^2+[.$I$8]*[.A39]^3+[.$I$9]*[.A39]^4+[.$I$10]*[.C39]+[.$I$11]*[.A39]*[.C39]+[.$I$12]*[.A39]^2*[.C39]+[.$I$13]*[.A39]^3*[.C39]+[.$I$14]*[.A39]^4*[.C39]+[.$I$15]*[.C39]^2+[.$I$16]*[.A39]*[.C39]^2+[.$I$17]*[.A39]^2*[.C39]^2+[.$I$18]*[.A39]^3*[.C39]^2+[.$I$19]*[.A39]^4*[.C39]^2+[.$I$20]*[.C39]^3+[.$I$21]*[.A39]*[.C39]^3+[.$I$22]*[.A39]^2*[.C39]^3+[.$I$23]*[.A39]^3*[.C39]^3+[.$I$24]*[.A39]^4*[.C39]^3+[.$I$25]*[.C39]^4+[.$I$26]*[.A39]*[.C39]^4+[.$I$27]*[.A39]^2*[.C39]^4+[.$I$28]*[.A39]^3*[.C39]^4+[.$I$29]*[.A39]^4*[.C39]^4" office:value-type="float" office:value="145.354819460427">
            <text:p>145.35</text:p>
          </table:table-cell>
          <table:table-cell table:number-columns-repeated="8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">
            <text:p>0</text:p>
          </table:table-cell>
          <table:table-cell table:formula="of:=1.01325*[.B40]" office:value-type="float" office:value="0">
            <text:p>0.000000</text:p>
          </table:table-cell>
          <table:table-cell table:style-name="ce41" office:value-type="float" office:value="145.4">
            <text:p>145.40</text:p>
          </table:table-cell>
          <table:table-cell/>
          <table:table-cell table:style-name="ce41" table:formula="of:=[.$I$5]+[.$I$6]*[.A40]+[.$I$7]*[.A40]^2+[.$I$8]*[.A40]^3+[.$I$9]*[.A40]^4+[.$I$10]*[.C40]+[.$I$11]*[.A40]*[.C40]+[.$I$12]*[.A40]^2*[.C40]+[.$I$13]*[.A40]^3*[.C40]+[.$I$14]*[.A40]^4*[.C40]+[.$I$15]*[.C40]^2+[.$I$16]*[.A40]*[.C40]^2+[.$I$17]*[.A40]^2*[.C40]^2+[.$I$18]*[.A40]^3*[.C40]^2+[.$I$19]*[.A40]^4*[.C40]^2+[.$I$20]*[.C40]^3+[.$I$21]*[.A40]*[.C40]^3+[.$I$22]*[.A40]^2*[.C40]^3+[.$I$23]*[.A40]^3*[.C40]^3+[.$I$24]*[.A40]^4*[.C40]^3+[.$I$25]*[.C40]^4+[.$I$26]*[.A40]*[.C40]^4+[.$I$27]*[.A40]^2*[.C40]^4+[.$I$28]*[.A40]^3*[.C40]^4+[.$I$29]*[.A40]^4*[.C40]^4" office:value-type="float" office:value="145.408772184506">
            <text:p>145.41</text:p>
          </table:table-cell>
          <table:table-cell table:number-columns-repeated="7"/>
          <table:table-cell table:style-name="ce41"/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0">
            <text:p>0</text:p>
          </table:table-cell>
          <table:table-cell table:formula="of:=1.01325*[.B41]" office:value-type="float" office:value="0">
            <text:p>0.000000</text:p>
          </table:table-cell>
          <table:table-cell table:style-name="ce41" office:value-type="float" office:value="145.46">
            <text:p>145.46</text:p>
          </table:table-cell>
          <table:table-cell/>
          <table:table-cell table:style-name="ce41" table:formula="of:=[.$I$5]+[.$I$6]*[.A41]+[.$I$7]*[.A41]^2+[.$I$8]*[.A41]^3+[.$I$9]*[.A41]^4+[.$I$10]*[.C41]+[.$I$11]*[.A41]*[.C41]+[.$I$12]*[.A41]^2*[.C41]+[.$I$13]*[.A41]^3*[.C41]+[.$I$14]*[.A41]^4*[.C41]+[.$I$15]*[.C41]^2+[.$I$16]*[.A41]*[.C41]^2+[.$I$17]*[.A41]^2*[.C41]^2+[.$I$18]*[.A41]^3*[.C41]^2+[.$I$19]*[.A41]^4*[.C41]^2+[.$I$20]*[.C41]^3+[.$I$21]*[.A41]*[.C41]^3+[.$I$22]*[.A41]^2*[.C41]^3+[.$I$23]*[.A41]^3*[.C41]^3+[.$I$24]*[.A41]^4*[.C41]^3+[.$I$25]*[.C41]^4+[.$I$26]*[.A41]*[.C41]^4+[.$I$27]*[.A41]^2*[.C41]^4+[.$I$28]*[.A41]^3*[.C41]^4+[.$I$29]*[.A41]^4*[.C41]^4" office:value-type="float" office:value="145.470670145262">
            <text:p>145.47</text:p>
          </table:table-cell>
          <table:table-cell table:number-columns-repeated="5"/>
          <table:table-cell table:style-name="ce41" table:number-columns-repeated="3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">
            <text:p>0</text:p>
          </table:table-cell>
          <table:table-cell table:formula="of:=1.01325*[.B42]" office:value-type="float" office:value="0">
            <text:p>0.000000</text:p>
          </table:table-cell>
          <table:table-cell table:style-name="ce41" office:value-type="float" office:value="145.53">
            <text:p>145.53</text:p>
          </table:table-cell>
          <table:table-cell/>
          <table:table-cell table:style-name="ce41" table:formula="of:=[.$I$5]+[.$I$6]*[.A42]+[.$I$7]*[.A42]^2+[.$I$8]*[.A42]^3+[.$I$9]*[.A42]^4+[.$I$10]*[.C42]+[.$I$11]*[.A42]*[.C42]+[.$I$12]*[.A42]^2*[.C42]+[.$I$13]*[.A42]^3*[.C42]+[.$I$14]*[.A42]^4*[.C42]+[.$I$15]*[.C42]^2+[.$I$16]*[.A42]*[.C42]^2+[.$I$17]*[.A42]^2*[.C42]^2+[.$I$18]*[.A42]^3*[.C42]^2+[.$I$19]*[.A42]^4*[.C42]^2+[.$I$20]*[.C42]^3+[.$I$21]*[.A42]*[.C42]^3+[.$I$22]*[.A42]^2*[.C42]^3+[.$I$23]*[.A42]^3*[.C42]^3+[.$I$24]*[.A42]^4*[.C42]^3+[.$I$25]*[.C42]^4+[.$I$26]*[.A42]*[.C42]^4+[.$I$27]*[.A42]^2*[.C42]^4+[.$I$28]*[.A42]^3*[.C42]^4+[.$I$29]*[.A42]^4*[.C42]^4" office:value-type="float" office:value="145.541201216673">
            <text:p>145.54</text:p>
          </table:table-cell>
          <table:table-cell table:number-columns-repeated="4"/>
          <table:table-cell table:style-name="ce41" table:number-columns-repeated="4"/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0">
            <text:p>0</text:p>
          </table:table-cell>
          <table:table-cell table:formula="of:=1.01325*[.B43]" office:value-type="float" office:value="0">
            <text:p>0.000000</text:p>
          </table:table-cell>
          <table:table-cell table:style-name="ce41" office:value-type="float" office:value="145.61">
            <text:p>145.61</text:p>
          </table:table-cell>
          <table:table-cell/>
          <table:table-cell table:style-name="ce41" table:formula="of:=[.$I$5]+[.$I$6]*[.A43]+[.$I$7]*[.A43]^2+[.$I$8]*[.A43]^3+[.$I$9]*[.A43]^4+[.$I$10]*[.C43]+[.$I$11]*[.A43]*[.C43]+[.$I$12]*[.A43]^2*[.C43]+[.$I$13]*[.A43]^3*[.C43]+[.$I$14]*[.A43]^4*[.C43]+[.$I$15]*[.C43]^2+[.$I$16]*[.A43]*[.C43]^2+[.$I$17]*[.A43]^2*[.C43]^2+[.$I$18]*[.A43]^3*[.C43]^2+[.$I$19]*[.A43]^4*[.C43]^2+[.$I$20]*[.C43]^3+[.$I$21]*[.A43]*[.C43]^3+[.$I$22]*[.A43]^2*[.C43]^3+[.$I$23]*[.A43]^3*[.C43]^3+[.$I$24]*[.A43]^4*[.C43]^3+[.$I$25]*[.C43]^4+[.$I$26]*[.A43]*[.C43]^4+[.$I$27]*[.A43]^2*[.C43]^4+[.$I$28]*[.A43]^3*[.C43]^4+[.$I$29]*[.A43]^4*[.C43]^4" office:value-type="float" office:value="145.621080554637">
            <text:p>145.62</text:p>
          </table:table-cell>
          <table:table-cell table:number-columns-repeated="2"/>
          <table:table-cell table:style-name="ce41" table:number-columns-repeated="6"/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">
            <text:p>0</text:p>
          </table:table-cell>
          <table:table-cell table:formula="of:=1.01325*[.B44]" office:value-type="float" office:value="0">
            <text:p>0.000000</text:p>
          </table:table-cell>
          <table:table-cell table:style-name="ce41" office:value-type="float" office:value="145.7">
            <text:p>145.70</text:p>
          </table:table-cell>
          <table:table-cell/>
          <table:table-cell table:style-name="ce41" table:formula="of:=[.$I$5]+[.$I$6]*[.A44]+[.$I$7]*[.A44]^2+[.$I$8]*[.A44]^3+[.$I$9]*[.A44]^4+[.$I$10]*[.C44]+[.$I$11]*[.A44]*[.C44]+[.$I$12]*[.A44]^2*[.C44]+[.$I$13]*[.A44]^3*[.C44]+[.$I$14]*[.A44]^4*[.C44]+[.$I$15]*[.C44]^2+[.$I$16]*[.A44]*[.C44]^2+[.$I$17]*[.A44]^2*[.C44]^2+[.$I$18]*[.A44]^3*[.C44]^2+[.$I$19]*[.A44]^4*[.C44]^2+[.$I$20]*[.C44]^3+[.$I$21]*[.A44]*[.C44]^3+[.$I$22]*[.A44]^2*[.C44]^3+[.$I$23]*[.A44]^3*[.C44]^3+[.$I$24]*[.A44]^4*[.C44]^3+[.$I$25]*[.C44]^4+[.$I$26]*[.A44]*[.C44]^4+[.$I$27]*[.A44]^2*[.C44]^4+[.$I$28]*[.A44]^3*[.C44]^4+[.$I$29]*[.A44]^4*[.C44]^4" office:value-type="float" office:value="145.711050596977">
            <text:p>145.71</text:p>
          </table:table-cell>
          <table:table-cell table:style-name="ce41" table:number-columns-repeated="8"/>
        </table:table-row>
        <table:table-row table:style-name="ro1">
          <table:table-cell office:value-type="float" office:value="2.1">
            <text:p>2.10</text:p>
          </table:table-cell>
          <table:table-cell office:value-type="float" office:value="0">
            <text:p>0</text:p>
          </table:table-cell>
          <table:table-cell table:formula="of:=1.01325*[.B45]" office:value-type="float" office:value="0">
            <text:p>0.000000</text:p>
          </table:table-cell>
          <table:table-cell table:style-name="ce41" office:value-type="float" office:value="145.82">
            <text:p>145.82</text:p>
          </table:table-cell>
          <table:table-cell/>
          <table:table-cell table:style-name="ce41" table:formula="of:=[.$I$5]+[.$I$6]*[.A45]+[.$I$7]*[.A45]^2+[.$I$8]*[.A45]^3+[.$I$9]*[.A45]^4+[.$I$10]*[.C45]+[.$I$11]*[.A45]*[.C45]+[.$I$12]*[.A45]^2*[.C45]+[.$I$13]*[.A45]^3*[.C45]+[.$I$14]*[.A45]^4*[.C45]+[.$I$15]*[.C45]^2+[.$I$16]*[.A45]*[.C45]^2+[.$I$17]*[.A45]^2*[.C45]^2+[.$I$18]*[.A45]^3*[.C45]^2+[.$I$19]*[.A45]^4*[.C45]^2+[.$I$20]*[.C45]^3+[.$I$21]*[.A45]*[.C45]^3+[.$I$22]*[.A45]^2*[.C45]^3+[.$I$23]*[.A45]^3*[.C45]^3+[.$I$24]*[.A45]^4*[.C45]^3+[.$I$25]*[.C45]^4+[.$I$26]*[.A45]*[.C45]^4+[.$I$27]*[.A45]^2*[.C45]^4+[.$I$28]*[.A45]^3*[.C45]^4+[.$I$29]*[.A45]^4*[.C45]^4" office:value-type="float" office:value="145.811881063433">
            <text:p>145.81</text:p>
          </table:table-cell>
          <table:table-cell table:style-name="ce41" table:number-columns-repeated="8"/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2.5">
            <text:p>2.5</text:p>
          </table:table-cell>
          <table:table-cell table:formula="of:=1.01325*[.B46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46]+[.$I$7]*[.A46]^2+[.$I$8]*[.A46]^3+[.$I$9]*[.A46]^4+[.$I$10]*[.C46]+[.$I$11]*[.A46]*[.C46]+[.$I$12]*[.A46]^2*[.C46]+[.$I$13]*[.A46]^3*[.C46]+[.$I$14]*[.A46]^4*[.C46]+[.$I$15]*[.C46]^2+[.$I$16]*[.A46]*[.C46]^2+[.$I$17]*[.A46]^2*[.C46]^2+[.$I$18]*[.A46]^3*[.C46]^2+[.$I$19]*[.A46]^4*[.C46]^2+[.$I$20]*[.C46]^3+[.$I$21]*[.A46]*[.C46]^3+[.$I$22]*[.A46]^2*[.C46]^3+[.$I$23]*[.A46]^3*[.C46]^3+[.$I$24]*[.A46]^4*[.C46]^3+[.$I$25]*[.C46]^4+[.$I$26]*[.A46]*[.C46]^4+[.$I$27]*[.A46]^2*[.C46]^4+[.$I$28]*[.A46]^3*[.C46]^4+[.$I$29]*[.A46]^4*[.C46]^4" office:value-type="float" office:value="149.248080448295">
            <text:p>149.25</text:p>
          </table:table-cell>
          <table:table-cell table:number-columns-repeated="8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2.5">
            <text:p>2.5</text:p>
          </table:table-cell>
          <table:table-cell table:formula="of:=1.01325*[.B47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47]+[.$I$7]*[.A47]^2+[.$I$8]*[.A47]^3+[.$I$9]*[.A47]^4+[.$I$10]*[.C47]+[.$I$11]*[.A47]*[.C47]+[.$I$12]*[.A47]^2*[.C47]+[.$I$13]*[.A47]^3*[.C47]+[.$I$14]*[.A47]^4*[.C47]+[.$I$15]*[.C47]^2+[.$I$16]*[.A47]*[.C47]^2+[.$I$17]*[.A47]^2*[.C47]^2+[.$I$18]*[.A47]^3*[.C47]^2+[.$I$19]*[.A47]^4*[.C47]^2+[.$I$20]*[.C47]^3+[.$I$21]*[.A47]*[.C47]^3+[.$I$22]*[.A47]^2*[.C47]^3+[.$I$23]*[.A47]^3*[.C47]^3+[.$I$24]*[.A47]^4*[.C47]^3+[.$I$25]*[.C47]^4+[.$I$26]*[.A47]*[.C47]^4+[.$I$27]*[.A47]^2*[.C47]^4+[.$I$28]*[.A47]^3*[.C47]^4+[.$I$29]*[.A47]^4*[.C47]^4" office:value-type="float" office:value="149.241095862476">
            <text:p>149.24</text:p>
          </table:table-cell>
          <table:table-cell table:number-columns-repeated="8"/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2.5">
            <text:p>2.5</text:p>
          </table:table-cell>
          <table:table-cell table:formula="of:=1.01325*[.B48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48]+[.$I$7]*[.A48]^2+[.$I$8]*[.A48]^3+[.$I$9]*[.A48]^4+[.$I$10]*[.C48]+[.$I$11]*[.A48]*[.C48]+[.$I$12]*[.A48]^2*[.C48]+[.$I$13]*[.A48]^3*[.C48]+[.$I$14]*[.A48]^4*[.C48]+[.$I$15]*[.C48]^2+[.$I$16]*[.A48]*[.C48]^2+[.$I$17]*[.A48]^2*[.C48]^2+[.$I$18]*[.A48]^3*[.C48]^2+[.$I$19]*[.A48]^4*[.C48]^2+[.$I$20]*[.C48]^3+[.$I$21]*[.A48]*[.C48]^3+[.$I$22]*[.A48]^2*[.C48]^3+[.$I$23]*[.A48]^3*[.C48]^3+[.$I$24]*[.A48]^4*[.C48]^3+[.$I$25]*[.C48]^4+[.$I$26]*[.A48]*[.C48]^4+[.$I$27]*[.A48]^2*[.C48]^4+[.$I$28]*[.A48]^3*[.C48]^4+[.$I$29]*[.A48]^4*[.C48]^4" office:value-type="float" office:value="149.236268489534">
            <text:p>149.24</text:p>
          </table:table-cell>
          <table:table-cell table:number-columns-repeated="8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.5">
            <text:p>2.5</text:p>
          </table:table-cell>
          <table:table-cell table:formula="of:=1.01325*[.B49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49]+[.$I$7]*[.A49]^2+[.$I$8]*[.A49]^3+[.$I$9]*[.A49]^4+[.$I$10]*[.C49]+[.$I$11]*[.A49]*[.C49]+[.$I$12]*[.A49]^2*[.C49]+[.$I$13]*[.A49]^3*[.C49]+[.$I$14]*[.A49]^4*[.C49]+[.$I$15]*[.C49]^2+[.$I$16]*[.A49]*[.C49]^2+[.$I$17]*[.A49]^2*[.C49]^2+[.$I$18]*[.A49]^3*[.C49]^2+[.$I$19]*[.A49]^4*[.C49]^2+[.$I$20]*[.C49]^3+[.$I$21]*[.A49]*[.C49]^3+[.$I$22]*[.A49]^2*[.C49]^3+[.$I$23]*[.A49]^3*[.C49]^3+[.$I$24]*[.A49]^4*[.C49]^3+[.$I$25]*[.C49]^4+[.$I$26]*[.A49]*[.C49]^4+[.$I$27]*[.A49]^2*[.C49]^4+[.$I$28]*[.A49]^3*[.C49]^4+[.$I$29]*[.A49]^4*[.C49]^4" office:value-type="float" office:value="149.233165968329">
            <text:p>149.23</text:p>
          </table:table-cell>
          <table:table-cell table:number-columns-repeated="8"/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2.5">
            <text:p>2.5</text:p>
          </table:table-cell>
          <table:table-cell table:formula="of:=1.01325*[.B50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50]+[.$I$7]*[.A50]^2+[.$I$8]*[.A50]^3+[.$I$9]*[.A50]^4+[.$I$10]*[.C50]+[.$I$11]*[.A50]*[.C50]+[.$I$12]*[.A50]^2*[.C50]+[.$I$13]*[.A50]^3*[.C50]+[.$I$14]*[.A50]^4*[.C50]+[.$I$15]*[.C50]^2+[.$I$16]*[.A50]*[.C50]^2+[.$I$17]*[.A50]^2*[.C50]^2+[.$I$18]*[.A50]^3*[.C50]^2+[.$I$19]*[.A50]^4*[.C50]^2+[.$I$20]*[.C50]^3+[.$I$21]*[.A50]*[.C50]^3+[.$I$22]*[.A50]^2*[.C50]^3+[.$I$23]*[.A50]^3*[.C50]^3+[.$I$24]*[.A50]^4*[.C50]^3+[.$I$25]*[.C50]^4+[.$I$26]*[.A50]*[.C50]^4+[.$I$27]*[.A50]^2*[.C50]^4+[.$I$28]*[.A50]^3*[.C50]^4+[.$I$29]*[.A50]^4*[.C50]^4" office:value-type="float" office:value="149.231399680252">
            <text:p>149.23</text:p>
          </table:table-cell>
          <table:table-cell table:number-columns-repeated="8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2.5">
            <text:p>2.5</text:p>
          </table:table-cell>
          <table:table-cell table:formula="of:=1.01325*[.B51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51]+[.$I$7]*[.A51]^2+[.$I$8]*[.A51]^3+[.$I$9]*[.A51]^4+[.$I$10]*[.C51]+[.$I$11]*[.A51]*[.C51]+[.$I$12]*[.A51]^2*[.C51]+[.$I$13]*[.A51]^3*[.C51]+[.$I$14]*[.A51]^4*[.C51]+[.$I$15]*[.C51]^2+[.$I$16]*[.A51]*[.C51]^2+[.$I$17]*[.A51]^2*[.C51]^2+[.$I$18]*[.A51]^3*[.C51]^2+[.$I$19]*[.A51]^4*[.C51]^2+[.$I$20]*[.C51]^3+[.$I$21]*[.A51]*[.C51]^3+[.$I$22]*[.A51]^2*[.C51]^3+[.$I$23]*[.A51]^3*[.C51]^3+[.$I$24]*[.A51]^4*[.C51]^3+[.$I$25]*[.C51]^4+[.$I$26]*[.A51]*[.C51]^4+[.$I$27]*[.A51]^2*[.C51]^4+[.$I$28]*[.A51]^3*[.C51]^4+[.$I$29]*[.A51]^4*[.C51]^4" office:value-type="float" office:value="149.230624749225">
            <text:p>149.23</text:p>
          </table:table-cell>
          <table:table-cell table:number-columns-repeated="8"/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2.5">
            <text:p>2.5</text:p>
          </table:table-cell>
          <table:table-cell table:formula="of:=1.01325*[.B52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52]+[.$I$7]*[.A52]^2+[.$I$8]*[.A52]^3+[.$I$9]*[.A52]^4+[.$I$10]*[.C52]+[.$I$11]*[.A52]*[.C52]+[.$I$12]*[.A52]^2*[.C52]+[.$I$13]*[.A52]^3*[.C52]+[.$I$14]*[.A52]^4*[.C52]+[.$I$15]*[.C52]^2+[.$I$16]*[.A52]*[.C52]^2+[.$I$17]*[.A52]^2*[.C52]^2+[.$I$18]*[.A52]^3*[.C52]^2+[.$I$19]*[.A52]^4*[.C52]^2+[.$I$20]*[.C52]^3+[.$I$21]*[.A52]*[.C52]^3+[.$I$22]*[.A52]^2*[.C52]^3+[.$I$23]*[.A52]^3*[.C52]^3+[.$I$24]*[.A52]^4*[.C52]^3+[.$I$25]*[.C52]^4+[.$I$26]*[.A52]*[.C52]^4+[.$I$27]*[.A52]^2*[.C52]^4+[.$I$28]*[.A52]^3*[.C52]^4+[.$I$29]*[.A52]^4*[.C52]^4" office:value-type="float" office:value="149.230540041703">
            <text:p>149.23</text:p>
          </table:table-cell>
          <table:table-cell table:number-columns-repeated="8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2.5">
            <text:p>2.5</text:p>
          </table:table-cell>
          <table:table-cell table:formula="of:=1.01325*[.B53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53]+[.$I$7]*[.A53]^2+[.$I$8]*[.A53]^3+[.$I$9]*[.A53]^4+[.$I$10]*[.C53]+[.$I$11]*[.A53]*[.C53]+[.$I$12]*[.A53]^2*[.C53]+[.$I$13]*[.A53]^3*[.C53]+[.$I$14]*[.A53]^4*[.C53]+[.$I$15]*[.C53]^2+[.$I$16]*[.A53]*[.C53]^2+[.$I$17]*[.A53]^2*[.C53]^2+[.$I$18]*[.A53]^3*[.C53]^2+[.$I$19]*[.A53]^4*[.C53]^2+[.$I$20]*[.C53]^3+[.$I$21]*[.A53]*[.C53]^3+[.$I$22]*[.A53]^2*[.C53]^3+[.$I$23]*[.A53]^3*[.C53]^3+[.$I$24]*[.A53]^4*[.C53]^3+[.$I$25]*[.C53]^4+[.$I$26]*[.A53]*[.C53]^4+[.$I$27]*[.A53]^2*[.C53]^4+[.$I$28]*[.A53]^3*[.C53]^4+[.$I$29]*[.A53]^4*[.C53]^4" office:value-type="float" office:value="149.230888166671">
            <text:p>149.23</text:p>
          </table:table-cell>
          <table:table-cell table:number-columns-repeated="8"/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2.5">
            <text:p>2.5</text:p>
          </table:table-cell>
          <table:table-cell table:formula="of:=1.01325*[.B54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54]+[.$I$7]*[.A54]^2+[.$I$8]*[.A54]^3+[.$I$9]*[.A54]^4+[.$I$10]*[.C54]+[.$I$11]*[.A54]*[.C54]+[.$I$12]*[.A54]^2*[.C54]+[.$I$13]*[.A54]^3*[.C54]+[.$I$14]*[.A54]^4*[.C54]+[.$I$15]*[.C54]^2+[.$I$16]*[.A54]*[.C54]^2+[.$I$17]*[.A54]^2*[.C54]^2+[.$I$18]*[.A54]^3*[.C54]^2+[.$I$19]*[.A54]^4*[.C54]^2+[.$I$20]*[.C54]^3+[.$I$21]*[.A54]*[.C54]^3+[.$I$22]*[.A54]^2*[.C54]^3+[.$I$23]*[.A54]^3*[.C54]^3+[.$I$24]*[.A54]^4*[.C54]^3+[.$I$25]*[.C54]^4+[.$I$26]*[.A54]*[.C54]^4+[.$I$27]*[.A54]^2*[.C54]^4+[.$I$28]*[.A54]^3*[.C54]^4+[.$I$29]*[.A54]^4*[.C54]^4" office:value-type="float" office:value="149.231455475646">
            <text:p>149.23</text:p>
          </table:table-cell>
          <table:table-cell table:number-columns-repeated="8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2.5">
            <text:p>2.5</text:p>
          </table:table-cell>
          <table:table-cell table:formula="of:=1.01325*[.B55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55]+[.$I$7]*[.A55]^2+[.$I$8]*[.A55]^3+[.$I$9]*[.A55]^4+[.$I$10]*[.C55]+[.$I$11]*[.A55]*[.C55]+[.$I$12]*[.A55]^2*[.C55]+[.$I$13]*[.A55]^3*[.C55]+[.$I$14]*[.A55]^4*[.C55]+[.$I$15]*[.C55]^2+[.$I$16]*[.A55]*[.C55]^2+[.$I$17]*[.A55]^2*[.C55]^2+[.$I$18]*[.A55]^3*[.C55]^2+[.$I$19]*[.A55]^4*[.C55]^2+[.$I$20]*[.C55]^3+[.$I$21]*[.A55]*[.C55]^3+[.$I$22]*[.A55]^2*[.C55]^3+[.$I$23]*[.A55]^3*[.C55]^3+[.$I$24]*[.A55]^4*[.C55]^3+[.$I$25]*[.C55]^4+[.$I$26]*[.A55]*[.C55]^4+[.$I$27]*[.A55]^2*[.C55]^4+[.$I$28]*[.A55]^3*[.C55]^4+[.$I$29]*[.A55]^4*[.C55]^4" office:value-type="float" office:value="149.232072062678">
            <text:p>149.23</text:p>
          </table:table-cell>
          <table:table-cell table:number-columns-repeated="8"/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2.5">
            <text:p>2.5</text:p>
          </table:table-cell>
          <table:table-cell table:formula="of:=1.01325*[.B56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56]+[.$I$7]*[.A56]^2+[.$I$8]*[.A56]^3+[.$I$9]*[.A56]^4+[.$I$10]*[.C56]+[.$I$11]*[.A56]*[.C56]+[.$I$12]*[.A56]^2*[.C56]+[.$I$13]*[.A56]^3*[.C56]+[.$I$14]*[.A56]^4*[.C56]+[.$I$15]*[.C56]^2+[.$I$16]*[.A56]*[.C56]^2+[.$I$17]*[.A56]^2*[.C56]^2+[.$I$18]*[.A56]^3*[.C56]^2+[.$I$19]*[.A56]^4*[.C56]^2+[.$I$20]*[.C56]^3+[.$I$21]*[.A56]*[.C56]^3+[.$I$22]*[.A56]^2*[.C56]^3+[.$I$23]*[.A56]^3*[.C56]^3+[.$I$24]*[.A56]^4*[.C56]^3+[.$I$25]*[.C56]^4+[.$I$26]*[.A56]*[.C56]^4+[.$I$27]*[.A56]^2*[.C56]^4+[.$I$28]*[.A56]^3*[.C56]^4+[.$I$29]*[.A56]^4*[.C56]^4" office:value-type="float" office:value="149.232611764347">
            <text:p>149.23</text:p>
          </table:table-cell>
          <table:table-cell table:number-columns-repeated="8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2.5">
            <text:p>2.5</text:p>
          </table:table-cell>
          <table:table-cell table:formula="of:=1.01325*[.B57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57]+[.$I$7]*[.A57]^2+[.$I$8]*[.A57]^3+[.$I$9]*[.A57]^4+[.$I$10]*[.C57]+[.$I$11]*[.A57]*[.C57]+[.$I$12]*[.A57]^2*[.C57]+[.$I$13]*[.A57]^3*[.C57]+[.$I$14]*[.A57]^4*[.C57]+[.$I$15]*[.C57]^2+[.$I$16]*[.A57]*[.C57]^2+[.$I$17]*[.A57]^2*[.C57]^2+[.$I$18]*[.A57]^3*[.C57]^2+[.$I$19]*[.A57]^4*[.C57]^2+[.$I$20]*[.C57]^3+[.$I$21]*[.A57]*[.C57]^3+[.$I$22]*[.A57]^2*[.C57]^3+[.$I$23]*[.A57]^3*[.C57]^3+[.$I$24]*[.A57]^4*[.C57]^3+[.$I$25]*[.C57]^4+[.$I$26]*[.A57]*[.C57]^4+[.$I$27]*[.A57]^2*[.C57]^4+[.$I$28]*[.A57]^3*[.C57]^4+[.$I$29]*[.A57]^4*[.C57]^4" office:value-type="float" office:value="149.232992159765">
            <text:p>149.23</text:p>
          </table:table-cell>
          <table:table-cell table:number-columns-repeated="8"/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2.5">
            <text:p>2.5</text:p>
          </table:table-cell>
          <table:table-cell table:formula="of:=1.01325*[.B58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58]+[.$I$7]*[.A58]^2+[.$I$8]*[.A58]^3+[.$I$9]*[.A58]^4+[.$I$10]*[.C58]+[.$I$11]*[.A58]*[.C58]+[.$I$12]*[.A58]^2*[.C58]+[.$I$13]*[.A58]^3*[.C58]+[.$I$14]*[.A58]^4*[.C58]+[.$I$15]*[.C58]^2+[.$I$16]*[.A58]*[.C58]^2+[.$I$17]*[.A58]^2*[.C58]^2+[.$I$18]*[.A58]^3*[.C58]^2+[.$I$19]*[.A58]^4*[.C58]^2+[.$I$20]*[.C58]^3+[.$I$21]*[.A58]*[.C58]^3+[.$I$22]*[.A58]^2*[.C58]^3+[.$I$23]*[.A58]^3*[.C58]^3+[.$I$24]*[.A58]^4*[.C58]^3+[.$I$25]*[.C58]^4+[.$I$26]*[.A58]*[.C58]^4+[.$I$27]*[.A58]^2*[.C58]^4+[.$I$28]*[.A58]^3*[.C58]^4+[.$I$29]*[.A58]^4*[.C58]^4" office:value-type="float" office:value="149.233174570576">
            <text:p>149.23</text:p>
          </table:table-cell>
          <table:table-cell table:number-columns-repeated="8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2.5">
            <text:p>2.5</text:p>
          </table:table-cell>
          <table:table-cell table:formula="of:=1.01325*[.B59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59]+[.$I$7]*[.A59]^2+[.$I$8]*[.A59]^3+[.$I$9]*[.A59]^4+[.$I$10]*[.C59]+[.$I$11]*[.A59]*[.C59]+[.$I$12]*[.A59]^2*[.C59]+[.$I$13]*[.A59]^3*[.C59]+[.$I$14]*[.A59]^4*[.C59]+[.$I$15]*[.C59]^2+[.$I$16]*[.A59]*[.C59]^2+[.$I$17]*[.A59]^2*[.C59]^2+[.$I$18]*[.A59]^3*[.C59]^2+[.$I$19]*[.A59]^4*[.C59]^2+[.$I$20]*[.C59]^3+[.$I$21]*[.A59]*[.C59]^3+[.$I$22]*[.A59]^2*[.C59]^3+[.$I$23]*[.A59]^3*[.C59]^3+[.$I$24]*[.A59]^4*[.C59]^3+[.$I$25]*[.C59]^4+[.$I$26]*[.A59]*[.C59]^4+[.$I$27]*[.A59]^2*[.C59]^4+[.$I$28]*[.A59]^3*[.C59]^4+[.$I$29]*[.A59]^4*[.C59]^4" office:value-type="float" office:value="149.233164060956">
            <text:p>149.23</text:p>
          </table:table-cell>
          <table:table-cell table:number-columns-repeated="8"/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2.5">
            <text:p>2.5</text:p>
          </table:table-cell>
          <table:table-cell table:formula="of:=1.01325*[.B60]" office:value-type="float" office:value="2.533125">
            <text:p>2.533125</text:p>
          </table:table-cell>
          <table:table-cell table:style-name="ce41" office:value-type="float" office:value="149.24">
            <text:p>149.24</text:p>
          </table:table-cell>
          <table:table-cell/>
          <table:table-cell table:style-name="ce41" table:formula="of:=[.$I$5]+[.$I$6]*[.A60]+[.$I$7]*[.A60]^2+[.$I$8]*[.A60]^3+[.$I$9]*[.A60]^4+[.$I$10]*[.C60]+[.$I$11]*[.A60]*[.C60]+[.$I$12]*[.A60]^2*[.C60]+[.$I$13]*[.A60]^3*[.C60]+[.$I$14]*[.A60]^4*[.C60]+[.$I$15]*[.C60]^2+[.$I$16]*[.A60]*[.C60]^2+[.$I$17]*[.A60]^2*[.C60]^2+[.$I$18]*[.A60]^3*[.C60]^2+[.$I$19]*[.A60]^4*[.C60]^2+[.$I$20]*[.C60]^3+[.$I$21]*[.A60]*[.C60]^3+[.$I$22]*[.A60]^2*[.C60]^3+[.$I$23]*[.A60]^3*[.C60]^3+[.$I$24]*[.A60]^4*[.C60]^3+[.$I$25]*[.C60]^4+[.$I$26]*[.A60]*[.C60]^4+[.$I$27]*[.A60]^2*[.C60]^4+[.$I$28]*[.A60]^3*[.C60]^4+[.$I$29]*[.A60]^4*[.C60]^4" office:value-type="float" office:value="149.233009437611">
            <text:p>149.23</text:p>
          </table:table-cell>
          <table:table-cell table:number-columns-repeated="8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.5">
            <text:p>2.5</text:p>
          </table:table-cell>
          <table:table-cell table:formula="of:=1.01325*[.B61]" office:value-type="float" office:value="2.533125">
            <text:p>2.533125</text:p>
          </table:table-cell>
          <table:table-cell table:style-name="ce41" office:value-type="float" office:value="149.24">
            <text:p>149.24</text:p>
          </table:table-cell>
          <table:table-cell/>
          <table:table-cell table:style-name="ce41" table:formula="of:=[.$I$5]+[.$I$6]*[.A61]+[.$I$7]*[.A61]^2+[.$I$8]*[.A61]^3+[.$I$9]*[.A61]^4+[.$I$10]*[.C61]+[.$I$11]*[.A61]*[.C61]+[.$I$12]*[.A61]^2*[.C61]+[.$I$13]*[.A61]^3*[.C61]+[.$I$14]*[.A61]^4*[.C61]+[.$I$15]*[.C61]^2+[.$I$16]*[.A61]*[.C61]^2+[.$I$17]*[.A61]^2*[.C61]^2+[.$I$18]*[.A61]^3*[.C61]^2+[.$I$19]*[.A61]^4*[.C61]^2+[.$I$20]*[.C61]^3+[.$I$21]*[.A61]*[.C61]^3+[.$I$22]*[.A61]^2*[.C61]^3+[.$I$23]*[.A61]^3*[.C61]^3+[.$I$24]*[.A61]^4*[.C61]^3+[.$I$25]*[.C61]^4+[.$I$26]*[.A61]*[.C61]^4+[.$I$27]*[.A61]^2*[.C61]^4+[.$I$28]*[.A61]^3*[.C61]^4+[.$I$29]*[.A61]^4*[.C61]^4" office:value-type="float" office:value="149.23280324978">
            <text:p>149.23</text:p>
          </table:table-cell>
          <table:table-cell table:number-columns-repeated="8"/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2.5">
            <text:p>2.5</text:p>
          </table:table-cell>
          <table:table-cell table:formula="of:=1.01325*[.B62]" office:value-type="float" office:value="2.533125">
            <text:p>2.533125</text:p>
          </table:table-cell>
          <table:table-cell table:style-name="ce41" office:value-type="float" office:value="149.24">
            <text:p>149.24</text:p>
          </table:table-cell>
          <table:table-cell/>
          <table:table-cell table:style-name="ce41" table:formula="of:=[.$I$5]+[.$I$6]*[.A62]+[.$I$7]*[.A62]^2+[.$I$8]*[.A62]^3+[.$I$9]*[.A62]^4+[.$I$10]*[.C62]+[.$I$11]*[.A62]*[.C62]+[.$I$12]*[.A62]^2*[.C62]+[.$I$13]*[.A62]^3*[.C62]+[.$I$14]*[.A62]^4*[.C62]+[.$I$15]*[.C62]^2+[.$I$16]*[.A62]*[.C62]^2+[.$I$17]*[.A62]^2*[.C62]^2+[.$I$18]*[.A62]^3*[.C62]^2+[.$I$19]*[.A62]^4*[.C62]^2+[.$I$20]*[.C62]^3+[.$I$21]*[.A62]*[.C62]^3+[.$I$22]*[.A62]^2*[.C62]^3+[.$I$23]*[.A62]^3*[.C62]^3+[.$I$24]*[.A62]^4*[.C62]^3+[.$I$25]*[.C62]^4+[.$I$26]*[.A62]*[.C62]^4+[.$I$27]*[.A62]^2*[.C62]^4+[.$I$28]*[.A62]^3*[.C62]^4+[.$I$29]*[.A62]^4*[.C62]^4" office:value-type="float" office:value="149.232681789233">
            <text:p>149.23</text:p>
          </table:table-cell>
          <table:table-cell table:number-columns-repeated="8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.5">
            <text:p>2.5</text:p>
          </table:table-cell>
          <table:table-cell table:formula="of:=1.01325*[.B63]" office:value-type="float" office:value="2.533125">
            <text:p>2.533125</text:p>
          </table:table-cell>
          <table:table-cell table:style-name="ce41" office:value-type="float" office:value="149.24">
            <text:p>149.24</text:p>
          </table:table-cell>
          <table:table-cell/>
          <table:table-cell table:style-name="ce41" table:formula="of:=[.$I$5]+[.$I$6]*[.A63]+[.$I$7]*[.A63]^2+[.$I$8]*[.A63]^3+[.$I$9]*[.A63]^4+[.$I$10]*[.C63]+[.$I$11]*[.A63]*[.C63]+[.$I$12]*[.A63]^2*[.C63]+[.$I$13]*[.A63]^3*[.C63]+[.$I$14]*[.A63]^4*[.C63]+[.$I$15]*[.C63]^2+[.$I$16]*[.A63]*[.C63]^2+[.$I$17]*[.A63]^2*[.C63]^2+[.$I$18]*[.A63]^3*[.C63]^2+[.$I$19]*[.A63]^4*[.C63]^2+[.$I$20]*[.C63]^3+[.$I$21]*[.A63]*[.C63]^3+[.$I$22]*[.A63]^2*[.C63]^3+[.$I$23]*[.A63]^3*[.C63]^3+[.$I$24]*[.A63]^4*[.C63]^3+[.$I$25]*[.C63]^4+[.$I$26]*[.A63]*[.C63]^4+[.$I$27]*[.A63]^2*[.C63]^4+[.$I$28]*[.A63]^3*[.C63]^4+[.$I$29]*[.A63]^4*[.C63]^4" office:value-type="float" office:value="149.232825090273">
            <text:p>149.23</text:p>
          </table:table-cell>
          <table:table-cell table:number-columns-repeated="8"/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2.5">
            <text:p>2.5</text:p>
          </table:table-cell>
          <table:table-cell table:formula="of:=1.01325*[.B64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64]+[.$I$7]*[.A64]^2+[.$I$8]*[.A64]^3+[.$I$9]*[.A64]^4+[.$I$10]*[.C64]+[.$I$11]*[.A64]*[.C64]+[.$I$12]*[.A64]^2*[.C64]+[.$I$13]*[.A64]^3*[.C64]+[.$I$14]*[.A64]^4*[.C64]+[.$I$15]*[.C64]^2+[.$I$16]*[.A64]*[.C64]^2+[.$I$17]*[.A64]^2*[.C64]^2+[.$I$18]*[.A64]^3*[.C64]^2+[.$I$19]*[.A64]^4*[.C64]^2+[.$I$20]*[.C64]^3+[.$I$21]*[.A64]*[.C64]^3+[.$I$22]*[.A64]^2*[.C64]^3+[.$I$23]*[.A64]^3*[.C64]^3+[.$I$24]*[.A64]^4*[.C64]^3+[.$I$25]*[.C64]^4+[.$I$26]*[.A64]*[.C64]^4+[.$I$27]*[.A64]^2*[.C64]^4+[.$I$28]*[.A64]^3*[.C64]^4+[.$I$29]*[.A64]^4*[.C64]^4" office:value-type="float" office:value="149.233456929732">
            <text:p>149.23</text:p>
          </table:table-cell>
          <table:table-cell table:number-columns-repeated="8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2.5">
            <text:p>2.5</text:p>
          </table:table-cell>
          <table:table-cell table:formula="of:=1.01325*[.B65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65]+[.$I$7]*[.A65]^2+[.$I$8]*[.A65]^3+[.$I$9]*[.A65]^4+[.$I$10]*[.C65]+[.$I$11]*[.A65]*[.C65]+[.$I$12]*[.A65]^2*[.C65]+[.$I$13]*[.A65]^3*[.C65]+[.$I$14]*[.A65]^4*[.C65]+[.$I$15]*[.C65]^2+[.$I$16]*[.A65]*[.C65]^2+[.$I$17]*[.A65]^2*[.C65]^2+[.$I$18]*[.A65]^3*[.C65]^2+[.$I$19]*[.A65]^4*[.C65]^2+[.$I$20]*[.C65]^3+[.$I$21]*[.A65]*[.C65]^3+[.$I$22]*[.A65]^2*[.C65]^3+[.$I$23]*[.A65]^3*[.C65]^3+[.$I$24]*[.A65]^4*[.C65]^3+[.$I$25]*[.C65]^4+[.$I$26]*[.A65]*[.C65]^4+[.$I$27]*[.A65]^2*[.C65]^4+[.$I$28]*[.A65]^3*[.C65]^4+[.$I$29]*[.A65]^4*[.C65]^4" office:value-type="float" office:value="149.234844826976">
            <text:p>149.23</text:p>
          </table:table-cell>
          <table:table-cell table:number-columns-repeated="8"/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2.5">
            <text:p>2.5</text:p>
          </table:table-cell>
          <table:table-cell table:formula="of:=1.01325*[.B66]" office:value-type="float" office:value="2.533125">
            <text:p>2.533125</text:p>
          </table:table-cell>
          <table:table-cell table:style-name="ce41" office:value-type="float" office:value="149.25">
            <text:p>149.25</text:p>
          </table:table-cell>
          <table:table-cell/>
          <table:table-cell table:style-name="ce41" table:formula="of:=[.$I$5]+[.$I$6]*[.A66]+[.$I$7]*[.A66]^2+[.$I$8]*[.A66]^3+[.$I$9]*[.A66]^4+[.$I$10]*[.C66]+[.$I$11]*[.A66]*[.C66]+[.$I$12]*[.A66]^2*[.C66]+[.$I$13]*[.A66]^3*[.C66]+[.$I$14]*[.A66]^4*[.C66]+[.$I$15]*[.C66]^2+[.$I$16]*[.A66]*[.C66]^2+[.$I$17]*[.A66]^2*[.C66]^2+[.$I$18]*[.A66]^3*[.C66]^2+[.$I$19]*[.A66]^4*[.C66]^2+[.$I$20]*[.C66]^3+[.$I$21]*[.A66]*[.C66]^3+[.$I$22]*[.A66]^2*[.C66]^3+[.$I$23]*[.A66]^3*[.C66]^3+[.$I$24]*[.A66]^4*[.C66]^3+[.$I$25]*[.C66]^4+[.$I$26]*[.A66]*[.C66]^4+[.$I$27]*[.A66]^2*[.C66]^4+[.$I$28]*[.A66]^3*[.C66]^4+[.$I$29]*[.A66]^4*[.C66]^4" office:value-type="float" office:value="149.237300043902">
            <text:p>149.24</text:p>
          </table:table-cell>
          <table:table-cell table:number-columns-repeated="8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2.5">
            <text:p>2.5</text:p>
          </table:table-cell>
          <table:table-cell table:formula="of:=1.01325*[.B67]" office:value-type="float" office:value="2.533125">
            <text:p>2.533125</text:p>
          </table:table-cell>
          <table:table-cell table:style-name="ce41" office:value-type="float" office:value="149.26">
            <text:p>149.26</text:p>
          </table:table-cell>
          <table:table-cell/>
          <table:table-cell table:style-name="ce41" table:formula="of:=[.$I$5]+[.$I$6]*[.A67]+[.$I$7]*[.A67]^2+[.$I$8]*[.A67]^3+[.$I$9]*[.A67]^4+[.$I$10]*[.C67]+[.$I$11]*[.A67]*[.C67]+[.$I$12]*[.A67]^2*[.C67]+[.$I$13]*[.A67]^3*[.C67]+[.$I$14]*[.A67]^4*[.C67]+[.$I$15]*[.C67]^2+[.$I$16]*[.A67]*[.C67]^2+[.$I$17]*[.A67]^2*[.C67]^2+[.$I$18]*[.A67]^3*[.C67]^2+[.$I$19]*[.A67]^4*[.C67]^2+[.$I$20]*[.C67]^3+[.$I$21]*[.A67]*[.C67]^3+[.$I$22]*[.A67]^2*[.C67]^3+[.$I$23]*[.A67]^3*[.C67]^3+[.$I$24]*[.A67]^4*[.C67]^3+[.$I$25]*[.C67]^4+[.$I$26]*[.A67]*[.C67]^4+[.$I$27]*[.A67]^2*[.C67]^4+[.$I$28]*[.A67]^3*[.C67]^4+[.$I$29]*[.A67]^4*[.C67]^4" office:value-type="float" office:value="149.241177584937">
            <text:p>149.24</text:p>
          </table:table-cell>
          <table:table-cell table:number-columns-repeated="8"/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2.5">
            <text:p>2.5</text:p>
          </table:table-cell>
          <table:table-cell table:formula="of:=1.01325*[.B68]" office:value-type="float" office:value="2.533125">
            <text:p>2.533125</text:p>
          </table:table-cell>
          <table:table-cell table:style-name="ce41" office:value-type="float" office:value="149.26">
            <text:p>149.26</text:p>
          </table:table-cell>
          <table:table-cell/>
          <table:table-cell table:style-name="ce41" table:formula="of:=[.$I$5]+[.$I$6]*[.A68]+[.$I$7]*[.A68]^2+[.$I$8]*[.A68]^3+[.$I$9]*[.A68]^4+[.$I$10]*[.C68]+[.$I$11]*[.A68]*[.C68]+[.$I$12]*[.A68]^2*[.C68]+[.$I$13]*[.A68]^3*[.C68]+[.$I$14]*[.A68]^4*[.C68]+[.$I$15]*[.C68]^2+[.$I$16]*[.A68]*[.C68]^2+[.$I$17]*[.A68]^2*[.C68]^2+[.$I$18]*[.A68]^3*[.C68]^2+[.$I$19]*[.A68]^4*[.C68]^2+[.$I$20]*[.C68]^3+[.$I$21]*[.A68]*[.C68]^3+[.$I$22]*[.A68]^2*[.C68]^3+[.$I$23]*[.A68]^3*[.C68]^3+[.$I$24]*[.A68]^4*[.C68]^3+[.$I$25]*[.C68]^4+[.$I$26]*[.A68]*[.C68]^4+[.$I$27]*[.A68]^2*[.C68]^4+[.$I$28]*[.A68]^3*[.C68]^4+[.$I$29]*[.A68]^4*[.C68]^4" office:value-type="float" office:value="149.246876197042">
            <text:p>149.25</text:p>
          </table:table-cell>
          <table:table-cell table:number-columns-repeated="8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2.5">
            <text:p>2.5</text:p>
          </table:table-cell>
          <table:table-cell table:formula="of:=1.01325*[.B69]" office:value-type="float" office:value="2.533125">
            <text:p>2.533125</text:p>
          </table:table-cell>
          <table:table-cell table:style-name="ce41" office:value-type="float" office:value="149.27">
            <text:p>149.27</text:p>
          </table:table-cell>
          <table:table-cell/>
          <table:table-cell table:style-name="ce41" table:formula="of:=[.$I$5]+[.$I$6]*[.A69]+[.$I$7]*[.A69]^2+[.$I$8]*[.A69]^3+[.$I$9]*[.A69]^4+[.$I$10]*[.C69]+[.$I$11]*[.A69]*[.C69]+[.$I$12]*[.A69]^2*[.C69]+[.$I$13]*[.A69]^3*[.C69]+[.$I$14]*[.A69]^4*[.C69]+[.$I$15]*[.C69]^2+[.$I$16]*[.A69]*[.C69]^2+[.$I$17]*[.A69]^2*[.C69]^2+[.$I$18]*[.A69]^3*[.C69]^2+[.$I$19]*[.A69]^4*[.C69]^2+[.$I$20]*[.C69]^3+[.$I$21]*[.A69]*[.C69]^3+[.$I$22]*[.A69]^2*[.C69]^3+[.$I$23]*[.A69]^3*[.C69]^3+[.$I$24]*[.A69]^4*[.C69]^3+[.$I$25]*[.C69]^4+[.$I$26]*[.A69]*[.C69]^4+[.$I$27]*[.A69]^2*[.C69]^4+[.$I$28]*[.A69]^3*[.C69]^4+[.$I$29]*[.A69]^4*[.C69]^4" office:value-type="float" office:value="149.254838369708">
            <text:p>149.25</text:p>
          </table:table-cell>
          <table:table-cell table:number-columns-repeated="8"/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2.5">
            <text:p>2.5</text:p>
          </table:table-cell>
          <table:table-cell table:formula="of:=1.01325*[.B70]" office:value-type="float" office:value="2.533125">
            <text:p>2.533125</text:p>
          </table:table-cell>
          <table:table-cell table:style-name="ce41" office:value-type="float" office:value="149.29">
            <text:p>149.29</text:p>
          </table:table-cell>
          <table:table-cell/>
          <table:table-cell table:style-name="ce41" table:formula="of:=[.$I$5]+[.$I$6]*[.A70]+[.$I$7]*[.A70]^2+[.$I$8]*[.A70]^3+[.$I$9]*[.A70]^4+[.$I$10]*[.C70]+[.$I$11]*[.A70]*[.C70]+[.$I$12]*[.A70]^2*[.C70]+[.$I$13]*[.A70]^3*[.C70]+[.$I$14]*[.A70]^4*[.C70]+[.$I$15]*[.C70]^2+[.$I$16]*[.A70]*[.C70]^2+[.$I$17]*[.A70]^2*[.C70]^2+[.$I$18]*[.A70]^3*[.C70]^2+[.$I$19]*[.A70]^4*[.C70]^2+[.$I$20]*[.C70]^3+[.$I$21]*[.A70]*[.C70]^3+[.$I$22]*[.A70]^2*[.C70]^3+[.$I$23]*[.A70]^3*[.C70]^3+[.$I$24]*[.A70]^4*[.C70]^3+[.$I$25]*[.C70]^4+[.$I$26]*[.A70]*[.C70]^4+[.$I$27]*[.A70]^2*[.C70]^4+[.$I$28]*[.A70]^3*[.C70]^4+[.$I$29]*[.A70]^4*[.C70]^4" office:value-type="float" office:value="149.265550334958">
            <text:p>149.27</text:p>
          </table:table-cell>
          <table:table-cell table:number-columns-repeated="8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2.5">
            <text:p>2.5</text:p>
          </table:table-cell>
          <table:table-cell table:formula="of:=1.01325*[.B71]" office:value-type="float" office:value="2.533125">
            <text:p>2.533125</text:p>
          </table:table-cell>
          <table:table-cell table:style-name="ce41" office:value-type="float" office:value="149.3">
            <text:p>149.30</text:p>
          </table:table-cell>
          <table:table-cell/>
          <table:table-cell table:style-name="ce41" table:formula="of:=[.$I$5]+[.$I$6]*[.A71]+[.$I$7]*[.A71]^2+[.$I$8]*[.A71]^3+[.$I$9]*[.A71]^4+[.$I$10]*[.C71]+[.$I$11]*[.A71]*[.C71]+[.$I$12]*[.A71]^2*[.C71]+[.$I$13]*[.A71]^3*[.C71]+[.$I$14]*[.A71]^4*[.C71]+[.$I$15]*[.C71]^2+[.$I$16]*[.A71]*[.C71]^2+[.$I$17]*[.A71]^2*[.C71]^2+[.$I$18]*[.A71]^3*[.C71]^2+[.$I$19]*[.A71]^4*[.C71]^2+[.$I$20]*[.C71]^3+[.$I$21]*[.A71]*[.C71]^3+[.$I$22]*[.A71]^2*[.C71]^3+[.$I$23]*[.A71]^3*[.C71]^3+[.$I$24]*[.A71]^4*[.C71]^3+[.$I$25]*[.C71]^4+[.$I$26]*[.A71]*[.C71]^4+[.$I$27]*[.A71]^2*[.C71]^4+[.$I$28]*[.A71]^3*[.C71]^4+[.$I$29]*[.A71]^4*[.C71]^4" office:value-type="float" office:value="149.279542067347">
            <text:p>149.28</text:p>
          </table:table-cell>
          <table:table-cell table:number-columns-repeated="8"/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2.5">
            <text:p>2.5</text:p>
          </table:table-cell>
          <table:table-cell table:formula="of:=1.01325*[.B72]" office:value-type="float" office:value="2.533125">
            <text:p>2.533125</text:p>
          </table:table-cell>
          <table:table-cell table:style-name="ce41" office:value-type="float" office:value="149.32">
            <text:p>149.32</text:p>
          </table:table-cell>
          <table:table-cell/>
          <table:table-cell table:style-name="ce41" table:formula="of:=[.$I$5]+[.$I$6]*[.A72]+[.$I$7]*[.A72]^2+[.$I$8]*[.A72]^3+[.$I$9]*[.A72]^4+[.$I$10]*[.C72]+[.$I$11]*[.A72]*[.C72]+[.$I$12]*[.A72]^2*[.C72]+[.$I$13]*[.A72]^3*[.C72]+[.$I$14]*[.A72]^4*[.C72]+[.$I$15]*[.C72]^2+[.$I$16]*[.A72]*[.C72]^2+[.$I$17]*[.A72]^2*[.C72]^2+[.$I$18]*[.A72]^3*[.C72]^2+[.$I$19]*[.A72]^4*[.C72]^2+[.$I$20]*[.C72]^3+[.$I$21]*[.A72]*[.C72]^3+[.$I$22]*[.A72]^2*[.C72]^3+[.$I$23]*[.A72]^3*[.C72]^3+[.$I$24]*[.A72]^4*[.C72]^3+[.$I$25]*[.C72]^4+[.$I$26]*[.A72]*[.C72]^4+[.$I$27]*[.A72]^2*[.C72]^4+[.$I$28]*[.A72]^3*[.C72]^4+[.$I$29]*[.A72]^4*[.C72]^4" office:value-type="float" office:value="149.297387283962">
            <text:p>149.30</text:p>
          </table:table-cell>
          <table:table-cell table:number-columns-repeated="8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2.5">
            <text:p>2.5</text:p>
          </table:table-cell>
          <table:table-cell table:formula="of:=1.01325*[.B73]" office:value-type="float" office:value="2.533125">
            <text:p>2.533125</text:p>
          </table:table-cell>
          <table:table-cell table:style-name="ce41" office:value-type="float" office:value="149.34">
            <text:p>149.34</text:p>
          </table:table-cell>
          <table:table-cell/>
          <table:table-cell table:style-name="ce41" table:formula="of:=[.$I$5]+[.$I$6]*[.A73]+[.$I$7]*[.A73]^2+[.$I$8]*[.A73]^3+[.$I$9]*[.A73]^4+[.$I$10]*[.C73]+[.$I$11]*[.A73]*[.C73]+[.$I$12]*[.A73]^2*[.C73]+[.$I$13]*[.A73]^3*[.C73]+[.$I$14]*[.A73]^4*[.C73]+[.$I$15]*[.C73]^2+[.$I$16]*[.A73]*[.C73]^2+[.$I$17]*[.A73]^2*[.C73]^2+[.$I$18]*[.A73]^3*[.C73]^2+[.$I$19]*[.A73]^4*[.C73]^2+[.$I$20]*[.C73]^3+[.$I$21]*[.A73]*[.C73]^3+[.$I$22]*[.A73]^2*[.C73]^3+[.$I$23]*[.A73]^3*[.C73]^3+[.$I$24]*[.A73]^4*[.C73]^3+[.$I$25]*[.C73]^4+[.$I$26]*[.A73]*[.C73]^4+[.$I$27]*[.A73]^2*[.C73]^4+[.$I$28]*[.A73]^3*[.C73]^4+[.$I$29]*[.A73]^4*[.C73]^4" office:value-type="float" office:value="149.31970344442">
            <text:p>149.32</text:p>
          </table:table-cell>
          <table:table-cell table:number-columns-repeated="8"/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2.5">
            <text:p>2.5</text:p>
          </table:table-cell>
          <table:table-cell table:formula="of:=1.01325*[.B74]" office:value-type="float" office:value="2.533125">
            <text:p>2.533125</text:p>
          </table:table-cell>
          <table:table-cell table:style-name="ce41" office:value-type="float" office:value="149.37">
            <text:p>149.37</text:p>
          </table:table-cell>
          <table:table-cell/>
          <table:table-cell table:style-name="ce41" table:formula="of:=[.$I$5]+[.$I$6]*[.A74]+[.$I$7]*[.A74]^2+[.$I$8]*[.A74]^3+[.$I$9]*[.A74]^4+[.$I$10]*[.C74]+[.$I$11]*[.A74]*[.C74]+[.$I$12]*[.A74]^2*[.C74]+[.$I$13]*[.A74]^3*[.C74]+[.$I$14]*[.A74]^4*[.C74]+[.$I$15]*[.C74]^2+[.$I$16]*[.A74]*[.C74]^2+[.$I$17]*[.A74]^2*[.C74]^2+[.$I$18]*[.A74]^3*[.C74]^2+[.$I$19]*[.A74]^4*[.C74]^2+[.$I$20]*[.C74]^3+[.$I$21]*[.A74]*[.C74]^3+[.$I$22]*[.A74]^2*[.C74]^3+[.$I$23]*[.A74]^3*[.C74]^3+[.$I$24]*[.A74]^4*[.C74]^3+[.$I$25]*[.C74]^4+[.$I$26]*[.A74]*[.C74]^4+[.$I$27]*[.A74]^2*[.C74]^4+[.$I$28]*[.A74]^3*[.C74]^4+[.$I$29]*[.A74]^4*[.C74]^4" office:value-type="float" office:value="149.347151750871">
            <text:p>149.35</text:p>
          </table:table-cell>
          <table:table-cell table:number-columns-repeated="8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2.5">
            <text:p>2.5</text:p>
          </table:table-cell>
          <table:table-cell table:formula="of:=1.01325*[.B75]" office:value-type="float" office:value="2.533125">
            <text:p>2.533125</text:p>
          </table:table-cell>
          <table:table-cell table:style-name="ce41" office:value-type="float" office:value="149.41">
            <text:p>149.41</text:p>
          </table:table-cell>
          <table:table-cell/>
          <table:table-cell table:style-name="ce41" table:formula="of:=[.$I$5]+[.$I$6]*[.A75]+[.$I$7]*[.A75]^2+[.$I$8]*[.A75]^3+[.$I$9]*[.A75]^4+[.$I$10]*[.C75]+[.$I$11]*[.A75]*[.C75]+[.$I$12]*[.A75]^2*[.C75]+[.$I$13]*[.A75]^3*[.C75]+[.$I$14]*[.A75]^4*[.C75]+[.$I$15]*[.C75]^2+[.$I$16]*[.A75]*[.C75]^2+[.$I$17]*[.A75]^2*[.C75]^2+[.$I$18]*[.A75]^3*[.C75]^2+[.$I$19]*[.A75]^4*[.C75]^2+[.$I$20]*[.C75]^3+[.$I$21]*[.A75]*[.C75]^3+[.$I$22]*[.A75]^2*[.C75]^3+[.$I$23]*[.A75]^3*[.C75]^3+[.$I$24]*[.A75]^4*[.C75]^3+[.$I$25]*[.C75]^4+[.$I$26]*[.A75]*[.C75]^4+[.$I$27]*[.A75]^2*[.C75]^4+[.$I$28]*[.A75]^3*[.C75]^4+[.$I$29]*[.A75]^4*[.C75]^4" office:value-type="float" office:value="149.380437147996">
            <text:p>149.38</text:p>
          </table:table-cell>
          <table:table-cell table:number-columns-repeated="8"/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2.5">
            <text:p>2.5</text:p>
          </table:table-cell>
          <table:table-cell table:formula="of:=1.01325*[.B76]" office:value-type="float" office:value="2.533125">
            <text:p>2.533125</text:p>
          </table:table-cell>
          <table:table-cell table:style-name="ce41" office:value-type="float" office:value="149.44">
            <text:p>149.44</text:p>
          </table:table-cell>
          <table:table-cell/>
          <table:table-cell table:style-name="ce41" table:formula="of:=[.$I$5]+[.$I$6]*[.A76]+[.$I$7]*[.A76]^2+[.$I$8]*[.A76]^3+[.$I$9]*[.A76]^4+[.$I$10]*[.C76]+[.$I$11]*[.A76]*[.C76]+[.$I$12]*[.A76]^2*[.C76]+[.$I$13]*[.A76]^3*[.C76]+[.$I$14]*[.A76]^4*[.C76]+[.$I$15]*[.C76]^2+[.$I$16]*[.A76]*[.C76]^2+[.$I$17]*[.A76]^2*[.C76]^2+[.$I$18]*[.A76]^3*[.C76]^2+[.$I$19]*[.A76]^4*[.C76]^2+[.$I$20]*[.C76]^3+[.$I$21]*[.A76]*[.C76]^3+[.$I$22]*[.A76]^2*[.C76]^3+[.$I$23]*[.A76]^3*[.C76]^3+[.$I$24]*[.A76]^4*[.C76]^3+[.$I$25]*[.C76]^4+[.$I$26]*[.A76]*[.C76]^4+[.$I$27]*[.A76]^2*[.C76]^4+[.$I$28]*[.A76]^3*[.C76]^4+[.$I$29]*[.A76]^4*[.C76]^4" office:value-type="float" office:value="149.420308323009">
            <text:p>149.42</text:p>
          </table:table-cell>
          <table:table-cell table:number-columns-repeated="8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2.5">
            <text:p>2.5</text:p>
          </table:table-cell>
          <table:table-cell table:formula="of:=1.01325*[.B77]" office:value-type="float" office:value="2.533125">
            <text:p>2.533125</text:p>
          </table:table-cell>
          <table:table-cell table:style-name="ce41" office:value-type="float" office:value="149.49">
            <text:p>149.49</text:p>
          </table:table-cell>
          <table:table-cell/>
          <table:table-cell table:style-name="ce41" table:formula="of:=[.$I$5]+[.$I$6]*[.A77]+[.$I$7]*[.A77]^2+[.$I$8]*[.A77]^3+[.$I$9]*[.A77]^4+[.$I$10]*[.C77]+[.$I$11]*[.A77]*[.C77]+[.$I$12]*[.A77]^2*[.C77]+[.$I$13]*[.A77]^3*[.C77]+[.$I$14]*[.A77]^4*[.C77]+[.$I$15]*[.C77]^2+[.$I$16]*[.A77]*[.C77]^2+[.$I$17]*[.A77]^2*[.C77]^2+[.$I$18]*[.A77]^3*[.C77]^2+[.$I$19]*[.A77]^4*[.C77]^2+[.$I$20]*[.C77]^3+[.$I$21]*[.A77]*[.C77]^3+[.$I$22]*[.A77]^2*[.C77]^3+[.$I$23]*[.A77]^3*[.C77]^3+[.$I$24]*[.A77]^4*[.C77]^3+[.$I$25]*[.C77]^4+[.$I$26]*[.A77]*[.C77]^4+[.$I$27]*[.A77]^2*[.C77]^4+[.$I$28]*[.A77]^3*[.C77]^4+[.$I$29]*[.A77]^4*[.C77]^4" office:value-type="float" office:value="149.467557705653">
            <text:p>149.47</text:p>
          </table:table-cell>
          <table:table-cell table:number-columns-repeated="8"/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2.5">
            <text:p>2.5</text:p>
          </table:table-cell>
          <table:table-cell table:formula="of:=1.01325*[.B78]" office:value-type="float" office:value="2.533125">
            <text:p>2.533125</text:p>
          </table:table-cell>
          <table:table-cell table:style-name="ce41" office:value-type="float" office:value="149.54">
            <text:p>149.54</text:p>
          </table:table-cell>
          <table:table-cell/>
          <table:table-cell table:style-name="ce41" table:formula="of:=[.$I$5]+[.$I$6]*[.A78]+[.$I$7]*[.A78]^2+[.$I$8]*[.A78]^3+[.$I$9]*[.A78]^4+[.$I$10]*[.C78]+[.$I$11]*[.A78]*[.C78]+[.$I$12]*[.A78]^2*[.C78]+[.$I$13]*[.A78]^3*[.C78]+[.$I$14]*[.A78]^4*[.C78]+[.$I$15]*[.C78]^2+[.$I$16]*[.A78]*[.C78]^2+[.$I$17]*[.A78]^2*[.C78]^2+[.$I$18]*[.A78]^3*[.C78]^2+[.$I$19]*[.A78]^4*[.C78]^2+[.$I$20]*[.C78]^3+[.$I$21]*[.A78]*[.C78]^3+[.$I$22]*[.A78]^2*[.C78]^3+[.$I$23]*[.A78]^3*[.C78]^3+[.$I$24]*[.A78]^4*[.C78]^3+[.$I$25]*[.C78]^4+[.$I$26]*[.A78]*[.C78]^4+[.$I$27]*[.A78]^2*[.C78]^4+[.$I$28]*[.A78]^3*[.C78]^4+[.$I$29]*[.A78]^4*[.C78]^4" office:value-type="float" office:value="149.523021468204">
            <text:p>149.52</text:p>
          </table:table-cell>
          <table:table-cell table:number-columns-repeated="8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2.5">
            <text:p>2.5</text:p>
          </table:table-cell>
          <table:table-cell table:formula="of:=1.01325*[.B79]" office:value-type="float" office:value="2.533125">
            <text:p>2.533125</text:p>
          </table:table-cell>
          <table:table-cell table:style-name="ce41" office:value-type="float" office:value="149.6">
            <text:p>149.60</text:p>
          </table:table-cell>
          <table:table-cell/>
          <table:table-cell table:style-name="ce41" table:formula="of:=[.$I$5]+[.$I$6]*[.A79]+[.$I$7]*[.A79]^2+[.$I$8]*[.A79]^3+[.$I$9]*[.A79]^4+[.$I$10]*[.C79]+[.$I$11]*[.A79]*[.C79]+[.$I$12]*[.A79]^2*[.C79]+[.$I$13]*[.A79]^3*[.C79]+[.$I$14]*[.A79]^4*[.C79]+[.$I$15]*[.C79]^2+[.$I$16]*[.A79]*[.C79]^2+[.$I$17]*[.A79]^2*[.C79]^2+[.$I$18]*[.A79]^3*[.C79]^2+[.$I$19]*[.A79]^4*[.C79]^2+[.$I$20]*[.C79]^3+[.$I$21]*[.A79]*[.C79]^3+[.$I$22]*[.A79]^2*[.C79]^3+[.$I$23]*[.A79]^3*[.C79]^3+[.$I$24]*[.A79]^4*[.C79]^3+[.$I$25]*[.C79]^4+[.$I$26]*[.A79]*[.C79]^4+[.$I$27]*[.A79]^2*[.C79]^4+[.$I$28]*[.A79]^3*[.C79]^4+[.$I$29]*[.A79]^4*[.C79]^4" office:value-type="float" office:value="149.587579525471">
            <text:p>149.59</text:p>
          </table:table-cell>
          <table:table-cell table:number-columns-repeated="8"/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2.5">
            <text:p>2.5</text:p>
          </table:table-cell>
          <table:table-cell table:formula="of:=1.01325*[.B80]" office:value-type="float" office:value="2.533125">
            <text:p>2.533125</text:p>
          </table:table-cell>
          <table:table-cell table:style-name="ce41" office:value-type="float" office:value="149.67">
            <text:p>149.67</text:p>
          </table:table-cell>
          <table:table-cell/>
          <table:table-cell table:style-name="ce41" table:formula="of:=[.$I$5]+[.$I$6]*[.A80]+[.$I$7]*[.A80]^2+[.$I$8]*[.A80]^3+[.$I$9]*[.A80]^4+[.$I$10]*[.C80]+[.$I$11]*[.A80]*[.C80]+[.$I$12]*[.A80]^2*[.C80]+[.$I$13]*[.A80]^3*[.C80]+[.$I$14]*[.A80]^4*[.C80]+[.$I$15]*[.C80]^2+[.$I$16]*[.A80]*[.C80]^2+[.$I$17]*[.A80]^2*[.C80]^2+[.$I$18]*[.A80]^3*[.C80]^2+[.$I$19]*[.A80]^4*[.C80]^2+[.$I$20]*[.C80]^3+[.$I$21]*[.A80]*[.C80]^3+[.$I$22]*[.A80]^2*[.C80]^3+[.$I$23]*[.A80]^3*[.C80]^3+[.$I$24]*[.A80]^4*[.C80]^3+[.$I$25]*[.C80]^4+[.$I$26]*[.A80]*[.C80]^4+[.$I$27]*[.A80]^2*[.C80]^4+[.$I$28]*[.A80]^3*[.C80]^4+[.$I$29]*[.A80]^4*[.C80]^4" office:value-type="float" office:value="149.662155534792">
            <text:p>149.66</text:p>
          </table:table-cell>
          <table:table-cell table:number-columns-repeated="8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2.5">
            <text:p>2.5</text:p>
          </table:table-cell>
          <table:table-cell table:formula="of:=1.01325*[.B81]" office:value-type="float" office:value="2.533125">
            <text:p>2.533125</text:p>
          </table:table-cell>
          <table:table-cell table:style-name="ce41" office:value-type="float" office:value="149.75">
            <text:p>149.75</text:p>
          </table:table-cell>
          <table:table-cell/>
          <table:table-cell table:style-name="ce41" table:formula="of:=[.$I$5]+[.$I$6]*[.A81]+[.$I$7]*[.A81]^2+[.$I$8]*[.A81]^3+[.$I$9]*[.A81]^4+[.$I$10]*[.C81]+[.$I$11]*[.A81]*[.C81]+[.$I$12]*[.A81]^2*[.C81]+[.$I$13]*[.A81]^3*[.C81]+[.$I$14]*[.A81]^4*[.C81]+[.$I$15]*[.C81]^2+[.$I$16]*[.A81]*[.C81]^2+[.$I$17]*[.A81]^2*[.C81]^2+[.$I$18]*[.A81]^3*[.C81]^2+[.$I$19]*[.A81]^4*[.C81]^2+[.$I$20]*[.C81]^3+[.$I$21]*[.A81]*[.C81]^3+[.$I$22]*[.A81]^2*[.C81]^3+[.$I$23]*[.A81]^3*[.C81]^3+[.$I$24]*[.A81]^4*[.C81]^3+[.$I$25]*[.C81]^4+[.$I$26]*[.A81]*[.C81]^4+[.$I$27]*[.A81]^2*[.C81]^4+[.$I$28]*[.A81]^3*[.C81]^4+[.$I$29]*[.A81]^4*[.C81]^4" office:value-type="float" office:value="149.747716896038">
            <text:p>149.75</text:p>
          </table:table-cell>
          <table:table-cell table:number-columns-repeated="8"/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2.5">
            <text:p>2.5</text:p>
          </table:table-cell>
          <table:table-cell table:formula="of:=1.01325*[.B82]" office:value-type="float" office:value="2.533125">
            <text:p>2.533125</text:p>
          </table:table-cell>
          <table:table-cell table:style-name="ce41" office:value-type="float" office:value="149.84">
            <text:p>149.84</text:p>
          </table:table-cell>
          <table:table-cell/>
          <table:table-cell table:style-name="ce41" table:formula="of:=[.$I$5]+[.$I$6]*[.A82]+[.$I$7]*[.A82]^2+[.$I$8]*[.A82]^3+[.$I$9]*[.A82]^4+[.$I$10]*[.C82]+[.$I$11]*[.A82]*[.C82]+[.$I$12]*[.A82]^2*[.C82]+[.$I$13]*[.A82]^3*[.C82]+[.$I$14]*[.A82]^4*[.C82]+[.$I$15]*[.C82]^2+[.$I$16]*[.A82]*[.C82]^2+[.$I$17]*[.A82]^2*[.C82]^2+[.$I$18]*[.A82]^3*[.C82]^2+[.$I$19]*[.A82]^4*[.C82]^2+[.$I$20]*[.C82]^3+[.$I$21]*[.A82]*[.C82]^3+[.$I$22]*[.A82]^2*[.C82]^3+[.$I$23]*[.A82]^3*[.C82]^3+[.$I$24]*[.A82]^4*[.C82]^3+[.$I$25]*[.C82]^4+[.$I$26]*[.A82]*[.C82]^4+[.$I$27]*[.A82]^2*[.C82]^4+[.$I$28]*[.A82]^3*[.C82]^4+[.$I$29]*[.A82]^4*[.C82]^4" office:value-type="float" office:value="149.845274751612">
            <text:p>149.85</text:p>
          </table:table-cell>
          <table:table-cell table:number-columns-repeated="8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2.5">
            <text:p>2.5</text:p>
          </table:table-cell>
          <table:table-cell table:formula="of:=1.01325*[.B83]" office:value-type="float" office:value="2.533125">
            <text:p>2.533125</text:p>
          </table:table-cell>
          <table:table-cell table:style-name="ce41" office:value-type="float" office:value="149.96">
            <text:p>149.96</text:p>
          </table:table-cell>
          <table:table-cell/>
          <table:table-cell table:style-name="ce41" table:formula="of:=[.$I$5]+[.$I$6]*[.A83]+[.$I$7]*[.A83]^2+[.$I$8]*[.A83]^3+[.$I$9]*[.A83]^4+[.$I$10]*[.C83]+[.$I$11]*[.A83]*[.C83]+[.$I$12]*[.A83]^2*[.C83]+[.$I$13]*[.A83]^3*[.C83]+[.$I$14]*[.A83]^4*[.C83]+[.$I$15]*[.C83]^2+[.$I$16]*[.A83]*[.C83]^2+[.$I$17]*[.A83]^2*[.C83]^2+[.$I$18]*[.A83]^3*[.C83]^2+[.$I$19]*[.A83]^4*[.C83]^2+[.$I$20]*[.C83]^3+[.$I$21]*[.A83]*[.C83]^3+[.$I$22]*[.A83]^2*[.C83]^3+[.$I$23]*[.A83]^3*[.C83]^3+[.$I$24]*[.A83]^4*[.C83]^3+[.$I$25]*[.C83]^4+[.$I$26]*[.A83]*[.C83]^4+[.$I$27]*[.A83]^2*[.C83]^4+[.$I$28]*[.A83]^3*[.C83]^4+[.$I$29]*[.A83]^4*[.C83]^4" office:value-type="float" office:value="149.955883986448">
            <text:p>149.96</text:p>
          </table:table-cell>
          <table:table-cell table:number-columns-repeated="8"/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2.5">
            <text:p>2.5</text:p>
          </table:table-cell>
          <table:table-cell table:formula="of:=1.01325*[.B84]" office:value-type="float" office:value="2.533125">
            <text:p>2.533125</text:p>
          </table:table-cell>
          <table:table-cell table:style-name="ce41" office:value-type="float" office:value="150.09">
            <text:p>150.09</text:p>
          </table:table-cell>
          <table:table-cell/>
          <table:table-cell table:style-name="ce41" table:formula="of:=[.$I$5]+[.$I$6]*[.A84]+[.$I$7]*[.A84]^2+[.$I$8]*[.A84]^3+[.$I$9]*[.A84]^4+[.$I$10]*[.C84]+[.$I$11]*[.A84]*[.C84]+[.$I$12]*[.A84]^2*[.C84]+[.$I$13]*[.A84]^3*[.C84]+[.$I$14]*[.A84]^4*[.C84]+[.$I$15]*[.C84]^2+[.$I$16]*[.A84]*[.C84]^2+[.$I$17]*[.A84]^2*[.C84]^2+[.$I$18]*[.A84]^3*[.C84]^2+[.$I$19]*[.A84]^4*[.C84]^2+[.$I$20]*[.C84]^3+[.$I$21]*[.A84]*[.C84]^3+[.$I$22]*[.A84]^2*[.C84]^3+[.$I$23]*[.A84]^3*[.C84]^3+[.$I$24]*[.A84]^4*[.C84]^3+[.$I$25]*[.C84]^4+[.$I$26]*[.A84]*[.C84]^4+[.$I$27]*[.A84]^2*[.C84]^4+[.$I$28]*[.A84]^3*[.C84]^4+[.$I$29]*[.A84]^4*[.C84]^4" office:value-type="float" office:value="150.080643228012">
            <text:p>150.08</text:p>
          </table:table-cell>
          <table:table-cell table:number-columns-repeated="8"/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2.5">
            <text:p>2.5</text:p>
          </table:table-cell>
          <table:table-cell table:formula="of:=1.01325*[.B85]" office:value-type="float" office:value="2.533125">
            <text:p>2.533125</text:p>
          </table:table-cell>
          <table:table-cell table:style-name="ce41" office:value-type="float" office:value="150.24">
            <text:p>150.24</text:p>
          </table:table-cell>
          <table:table-cell/>
          <table:table-cell table:style-name="ce41" table:formula="of:=[.$I$5]+[.$I$6]*[.A85]+[.$I$7]*[.A85]^2+[.$I$8]*[.A85]^3+[.$I$9]*[.A85]^4+[.$I$10]*[.C85]+[.$I$11]*[.A85]*[.C85]+[.$I$12]*[.A85]^2*[.C85]+[.$I$13]*[.A85]^3*[.C85]+[.$I$14]*[.A85]^4*[.C85]+[.$I$15]*[.C85]^2+[.$I$16]*[.A85]*[.C85]^2+[.$I$17]*[.A85]^2*[.C85]^2+[.$I$18]*[.A85]^3*[.C85]^2+[.$I$19]*[.A85]^4*[.C85]^2+[.$I$20]*[.C85]^3+[.$I$21]*[.A85]*[.C85]^3+[.$I$22]*[.A85]^2*[.C85]^3+[.$I$23]*[.A85]^3*[.C85]^3+[.$I$24]*[.A85]^4*[.C85]^3+[.$I$25]*[.C85]^4+[.$I$26]*[.A85]*[.C85]^4+[.$I$27]*[.A85]^2*[.C85]^4+[.$I$28]*[.A85]^3*[.C85]^4+[.$I$29]*[.A85]^4*[.C85]^4" office:value-type="float" office:value="150.2206948463">
            <text:p>150.22</text:p>
          </table:table-cell>
          <table:table-cell table:number-columns-repeated="8"/>
        </table:table-row>
        <table:table-row table:style-name="ro1">
          <table:table-cell office:value-type="float" office:value="2.1">
            <text:p>2.10</text:p>
          </table:table-cell>
          <table:table-cell office:value-type="float" office:value="2.5">
            <text:p>2.5</text:p>
          </table:table-cell>
          <table:table-cell table:formula="of:=1.01325*[.B86]" office:value-type="float" office:value="2.533125">
            <text:p>2.533125</text:p>
          </table:table-cell>
          <table:table-cell table:style-name="ce41" office:value-type="float" office:value="150.41">
            <text:p>150.41</text:p>
          </table:table-cell>
          <table:table-cell/>
          <table:table-cell table:style-name="ce41" table:formula="of:=[.$I$5]+[.$I$6]*[.A86]+[.$I$7]*[.A86]^2+[.$I$8]*[.A86]^3+[.$I$9]*[.A86]^4+[.$I$10]*[.C86]+[.$I$11]*[.A86]*[.C86]+[.$I$12]*[.A86]^2*[.C86]+[.$I$13]*[.A86]^3*[.C86]+[.$I$14]*[.A86]^4*[.C86]+[.$I$15]*[.C86]^2+[.$I$16]*[.A86]*[.C86]^2+[.$I$17]*[.A86]^2*[.C86]^2+[.$I$18]*[.A86]^3*[.C86]^2+[.$I$19]*[.A86]^4*[.C86]^2+[.$I$20]*[.C86]^3+[.$I$21]*[.A86]*[.C86]^3+[.$I$22]*[.A86]^2*[.C86]^3+[.$I$23]*[.A86]^3*[.C86]^3+[.$I$24]*[.A86]^4*[.C86]^3+[.$I$25]*[.C86]^4+[.$I$26]*[.A86]*[.C86]^4+[.$I$27]*[.A86]^2*[.C86]^4+[.$I$28]*[.A86]^3*[.C86]^4+[.$I$29]*[.A86]^4*[.C86]^4" office:value-type="float" office:value="150.377224953842">
            <text:p>150.38</text:p>
          </table:table-cell>
          <table:table-cell table:number-columns-repeated="8"/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5">
            <text:p>5</text:p>
          </table:table-cell>
          <table:table-cell table:formula="of:=1.01325*[.B87]" office:value-type="float" office:value="5.06625">
            <text:p>5.066250</text:p>
          </table:table-cell>
          <table:table-cell table:style-name="ce41" office:value-type="float" office:value="152.84">
            <text:p>152.84</text:p>
          </table:table-cell>
          <table:table-cell/>
          <table:table-cell table:style-name="ce41" table:formula="of:=[.$I$5]+[.$I$6]*[.A87]+[.$I$7]*[.A87]^2+[.$I$8]*[.A87]^3+[.$I$9]*[.A87]^4+[.$I$10]*[.C87]+[.$I$11]*[.A87]*[.C87]+[.$I$12]*[.A87]^2*[.C87]+[.$I$13]*[.A87]^3*[.C87]+[.$I$14]*[.A87]^4*[.C87]+[.$I$15]*[.C87]^2+[.$I$16]*[.A87]*[.C87]^2+[.$I$17]*[.A87]^2*[.C87]^2+[.$I$18]*[.A87]^3*[.C87]^2+[.$I$19]*[.A87]^4*[.C87]^2+[.$I$20]*[.C87]^3+[.$I$21]*[.A87]*[.C87]^3+[.$I$22]*[.A87]^2*[.C87]^3+[.$I$23]*[.A87]^3*[.C87]^3+[.$I$24]*[.A87]^4*[.C87]^3+[.$I$25]*[.C87]^4+[.$I$26]*[.A87]*[.C87]^4+[.$I$27]*[.A87]^2*[.C87]^4+[.$I$28]*[.A87]^3*[.C87]^4+[.$I$29]*[.A87]^4*[.C87]^4" office:value-type="float" office:value="152.853175089921">
            <text:p>152.85</text:p>
          </table:table-cell>
          <table:table-cell table:number-columns-repeated="8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5">
            <text:p>5</text:p>
          </table:table-cell>
          <table:table-cell table:formula="of:=1.01325*[.B88]" office:value-type="float" office:value="5.06625">
            <text:p>5.066250</text:p>
          </table:table-cell>
          <table:table-cell table:style-name="ce41" office:value-type="float" office:value="152.84">
            <text:p>152.84</text:p>
          </table:table-cell>
          <table:table-cell/>
          <table:table-cell table:style-name="ce41" table:formula="of:=[.$I$5]+[.$I$6]*[.A88]+[.$I$7]*[.A88]^2+[.$I$8]*[.A88]^3+[.$I$9]*[.A88]^4+[.$I$10]*[.C88]+[.$I$11]*[.A88]*[.C88]+[.$I$12]*[.A88]^2*[.C88]+[.$I$13]*[.A88]^3*[.C88]+[.$I$14]*[.A88]^4*[.C88]+[.$I$15]*[.C88]^2+[.$I$16]*[.A88]*[.C88]^2+[.$I$17]*[.A88]^2*[.C88]^2+[.$I$18]*[.A88]^3*[.C88]^2+[.$I$19]*[.A88]^4*[.C88]^2+[.$I$20]*[.C88]^3+[.$I$21]*[.A88]*[.C88]^3+[.$I$22]*[.A88]^2*[.C88]^3+[.$I$23]*[.A88]^3*[.C88]^3+[.$I$24]*[.A88]^4*[.C88]^3+[.$I$25]*[.C88]^4+[.$I$26]*[.A88]*[.C88]^4+[.$I$27]*[.A88]^2*[.C88]^4+[.$I$28]*[.A88]^3*[.C88]^4+[.$I$29]*[.A88]^4*[.C88]^4" office:value-type="float" office:value="152.842977614542">
            <text:p>152.84</text:p>
          </table:table-cell>
          <table:table-cell table:number-columns-repeated="8"/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5">
            <text:p>5</text:p>
          </table:table-cell>
          <table:table-cell table:formula="of:=1.01325*[.B89]" office:value-type="float" office:value="5.06625">
            <text:p>5.066250</text:p>
          </table:table-cell>
          <table:table-cell table:style-name="ce41" office:value-type="float" office:value="152.84">
            <text:p>152.84</text:p>
          </table:table-cell>
          <table:table-cell/>
          <table:table-cell table:style-name="ce41" table:formula="of:=[.$I$5]+[.$I$6]*[.A89]+[.$I$7]*[.A89]^2+[.$I$8]*[.A89]^3+[.$I$9]*[.A89]^4+[.$I$10]*[.C89]+[.$I$11]*[.A89]*[.C89]+[.$I$12]*[.A89]^2*[.C89]+[.$I$13]*[.A89]^3*[.C89]+[.$I$14]*[.A89]^4*[.C89]+[.$I$15]*[.C89]^2+[.$I$16]*[.A89]*[.C89]^2+[.$I$17]*[.A89]^2*[.C89]^2+[.$I$18]*[.A89]^3*[.C89]^2+[.$I$19]*[.A89]^4*[.C89]^2+[.$I$20]*[.C89]^3+[.$I$21]*[.A89]*[.C89]^3+[.$I$22]*[.A89]^2*[.C89]^3+[.$I$23]*[.A89]^3*[.C89]^3+[.$I$24]*[.A89]^4*[.C89]^3+[.$I$25]*[.C89]^4+[.$I$26]*[.A89]*[.C89]^4+[.$I$27]*[.A89]^2*[.C89]^4+[.$I$28]*[.A89]^3*[.C89]^4+[.$I$29]*[.A89]^4*[.C89]^4" office:value-type="float" office:value="152.835971884897">
            <text:p>152.84</text:p>
          </table:table-cell>
          <table:table-cell table:number-columns-repeated="8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5">
            <text:p>5</text:p>
          </table:table-cell>
          <table:table-cell table:formula="of:=1.01325*[.B90]" office:value-type="float" office:value="5.06625">
            <text:p>5.066250</text:p>
          </table:table-cell>
          <table:table-cell table:style-name="ce41" office:value-type="float" office:value="152.84">
            <text:p>152.84</text:p>
          </table:table-cell>
          <table:table-cell/>
          <table:table-cell table:style-name="ce41" table:formula="of:=[.$I$5]+[.$I$6]*[.A90]+[.$I$7]*[.A90]^2+[.$I$8]*[.A90]^3+[.$I$9]*[.A90]^4+[.$I$10]*[.C90]+[.$I$11]*[.A90]*[.C90]+[.$I$12]*[.A90]^2*[.C90]+[.$I$13]*[.A90]^3*[.C90]+[.$I$14]*[.A90]^4*[.C90]+[.$I$15]*[.C90]^2+[.$I$16]*[.A90]*[.C90]^2+[.$I$17]*[.A90]^2*[.C90]^2+[.$I$18]*[.A90]^3*[.C90]^2+[.$I$19]*[.A90]^4*[.C90]^2+[.$I$20]*[.C90]^3+[.$I$21]*[.A90]*[.C90]^3+[.$I$22]*[.A90]^2*[.C90]^3+[.$I$23]*[.A90]^3*[.C90]^3+[.$I$24]*[.A90]^4*[.C90]^3+[.$I$25]*[.C90]^4+[.$I$26]*[.A90]*[.C90]^4+[.$I$27]*[.A90]^2*[.C90]^4+[.$I$28]*[.A90]^3*[.C90]^4+[.$I$29]*[.A90]^4*[.C90]^4" office:value-type="float" office:value="152.831544781441">
            <text:p>152.83</text:p>
          </table:table-cell>
          <table:table-cell table:number-columns-repeated="8"/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5">
            <text:p>5</text:p>
          </table:table-cell>
          <table:table-cell table:formula="of:=1.01325*[.B91]" office:value-type="float" office:value="5.06625">
            <text:p>5.066250</text:p>
          </table:table-cell>
          <table:table-cell table:style-name="ce41" office:value-type="float" office:value="152.84">
            <text:p>152.84</text:p>
          </table:table-cell>
          <table:table-cell/>
          <table:table-cell table:style-name="ce41" table:formula="of:=[.$I$5]+[.$I$6]*[.A91]+[.$I$7]*[.A91]^2+[.$I$8]*[.A91]^3+[.$I$9]*[.A91]^4+[.$I$10]*[.C91]+[.$I$11]*[.A91]*[.C91]+[.$I$12]*[.A91]^2*[.C91]+[.$I$13]*[.A91]^3*[.C91]+[.$I$14]*[.A91]^4*[.C91]+[.$I$15]*[.C91]^2+[.$I$16]*[.A91]*[.C91]^2+[.$I$17]*[.A91]^2*[.C91]^2+[.$I$18]*[.A91]^3*[.C91]^2+[.$I$19]*[.A91]^4*[.C91]^2+[.$I$20]*[.C91]^3+[.$I$21]*[.A91]*[.C91]^3+[.$I$22]*[.A91]^2*[.C91]^3+[.$I$23]*[.A91]^3*[.C91]^3+[.$I$24]*[.A91]^4*[.C91]^3+[.$I$25]*[.C91]^4+[.$I$26]*[.A91]*[.C91]^4+[.$I$27]*[.A91]^2*[.C91]^4+[.$I$28]*[.A91]^3*[.C91]^4+[.$I$29]*[.A91]^4*[.C91]^4" office:value-type="float" office:value="152.829144372018">
            <text:p>152.83</text:p>
          </table:table-cell>
          <table:table-cell table:number-columns-repeated="8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5">
            <text:p>5</text:p>
          </table:table-cell>
          <table:table-cell table:formula="of:=1.01325*[.B92]" office:value-type="float" office:value="5.06625">
            <text:p>5.066250</text:p>
          </table:table-cell>
          <table:table-cell table:style-name="ce41" office:value-type="float" office:value="152.84">
            <text:p>152.84</text:p>
          </table:table-cell>
          <table:table-cell/>
          <table:table-cell table:style-name="ce41" table:formula="of:=[.$I$5]+[.$I$6]*[.A92]+[.$I$7]*[.A92]^2+[.$I$8]*[.A92]^3+[.$I$9]*[.A92]^4+[.$I$10]*[.C92]+[.$I$11]*[.A92]*[.C92]+[.$I$12]*[.A92]^2*[.C92]+[.$I$13]*[.A92]^3*[.C92]+[.$I$14]*[.A92]^4*[.C92]+[.$I$15]*[.C92]^2+[.$I$16]*[.A92]*[.C92]^2+[.$I$17]*[.A92]^2*[.C92]^2+[.$I$18]*[.A92]^3*[.C92]^2+[.$I$19]*[.A92]^4*[.C92]^2+[.$I$20]*[.C92]^3+[.$I$21]*[.A92]*[.C92]^3+[.$I$22]*[.A92]^2*[.C92]^3+[.$I$23]*[.A92]^3*[.C92]^3+[.$I$24]*[.A92]^4*[.C92]^3+[.$I$25]*[.C92]^4+[.$I$26]*[.A92]*[.C92]^4+[.$I$27]*[.A92]^2*[.C92]^4+[.$I$28]*[.A92]^3*[.C92]^4+[.$I$29]*[.A92]^4*[.C92]^4" office:value-type="float" office:value="152.828279911864">
            <text:p>152.83</text:p>
          </table:table-cell>
          <table:table-cell table:number-columns-repeated="8"/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5">
            <text:p>5</text:p>
          </table:table-cell>
          <table:table-cell table:formula="of:=1.01325*[.B93]" office:value-type="float" office:value="5.06625">
            <text:p>5.066250</text:p>
          </table:table-cell>
          <table:table-cell table:style-name="ce41" office:value-type="float" office:value="152.84">
            <text:p>152.84</text:p>
          </table:table-cell>
          <table:table-cell/>
          <table:table-cell table:style-name="ce41" table:formula="of:=[.$I$5]+[.$I$6]*[.A93]+[.$I$7]*[.A93]^2+[.$I$8]*[.A93]^3+[.$I$9]*[.A93]^4+[.$I$10]*[.C93]+[.$I$11]*[.A93]*[.C93]+[.$I$12]*[.A93]^2*[.C93]+[.$I$13]*[.A93]^3*[.C93]+[.$I$14]*[.A93]^4*[.C93]+[.$I$15]*[.C93]^2+[.$I$16]*[.A93]*[.C93]^2+[.$I$17]*[.A93]^2*[.C93]^2+[.$I$18]*[.A93]^3*[.C93]^2+[.$I$19]*[.A93]^4*[.C93]^2+[.$I$20]*[.C93]^3+[.$I$21]*[.A93]*[.C93]^3+[.$I$22]*[.A93]^2*[.C93]^3+[.$I$23]*[.A93]^3*[.C93]^3+[.$I$24]*[.A93]^4*[.C93]^3+[.$I$25]*[.C93]^4+[.$I$26]*[.A93]*[.C93]^4+[.$I$27]*[.A93]^2*[.C93]^4+[.$I$28]*[.A93]^3*[.C93]^4+[.$I$29]*[.A93]^4*[.C93]^4" office:value-type="float" office:value="152.828521843603">
            <text:p>152.83</text:p>
          </table:table-cell>
          <table:table-cell table:number-columns-repeated="8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5">
            <text:p>5</text:p>
          </table:table-cell>
          <table:table-cell table:formula="of:=1.01325*[.B94]" office:value-type="float" office:value="5.06625">
            <text:p>5.066250</text:p>
          </table:table-cell>
          <table:table-cell table:style-name="ce41" office:value-type="float" office:value="152.83">
            <text:p>152.83</text:p>
          </table:table-cell>
          <table:table-cell/>
          <table:table-cell table:style-name="ce41" table:formula="of:=[.$I$5]+[.$I$6]*[.A94]+[.$I$7]*[.A94]^2+[.$I$8]*[.A94]^3+[.$I$9]*[.A94]^4+[.$I$10]*[.C94]+[.$I$11]*[.A94]*[.C94]+[.$I$12]*[.A94]^2*[.C94]+[.$I$13]*[.A94]^3*[.C94]+[.$I$14]*[.A94]^4*[.C94]+[.$I$15]*[.C94]^2+[.$I$16]*[.A94]*[.C94]^2+[.$I$17]*[.A94]^2*[.C94]^2+[.$I$18]*[.A94]^3*[.C94]^2+[.$I$19]*[.A94]^4*[.C94]^2+[.$I$20]*[.C94]^3+[.$I$21]*[.A94]*[.C94]^3+[.$I$22]*[.A94]^2*[.C94]^3+[.$I$23]*[.A94]^3*[.C94]^3+[.$I$24]*[.A94]^4*[.C94]^3+[.$I$25]*[.C94]^4+[.$I$26]*[.A94]*[.C94]^4+[.$I$27]*[.A94]^2*[.C94]^4+[.$I$28]*[.A94]^3*[.C94]^4+[.$I$29]*[.A94]^4*[.C94]^4" office:value-type="float" office:value="152.829501797249">
            <text:p>152.83</text:p>
          </table:table-cell>
          <table:table-cell table:number-columns-repeated="8"/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5">
            <text:p>5</text:p>
          </table:table-cell>
          <table:table-cell table:formula="of:=1.01325*[.B95]" office:value-type="float" office:value="5.06625">
            <text:p>5.066250</text:p>
          </table:table-cell>
          <table:table-cell table:style-name="ce41" office:value-type="float" office:value="152.83">
            <text:p>152.83</text:p>
          </table:table-cell>
          <table:table-cell/>
          <table:table-cell table:style-name="ce41" table:formula="of:=[.$I$5]+[.$I$6]*[.A95]+[.$I$7]*[.A95]^2+[.$I$8]*[.A95]^3+[.$I$9]*[.A95]^4+[.$I$10]*[.C95]+[.$I$11]*[.A95]*[.C95]+[.$I$12]*[.A95]^2*[.C95]+[.$I$13]*[.A95]^3*[.C95]+[.$I$14]*[.A95]^4*[.C95]+[.$I$15]*[.C95]^2+[.$I$16]*[.A95]*[.C95]^2+[.$I$17]*[.A95]^2*[.C95]^2+[.$I$18]*[.A95]^3*[.C95]^2+[.$I$19]*[.A95]^4*[.C95]^2+[.$I$20]*[.C95]^3+[.$I$21]*[.A95]*[.C95]^3+[.$I$22]*[.A95]^2*[.C95]^3+[.$I$23]*[.A95]^3*[.C95]^3+[.$I$24]*[.A95]^4*[.C95]^3+[.$I$25]*[.C95]^4+[.$I$26]*[.A95]*[.C95]^4+[.$I$27]*[.A95]^2*[.C95]^4+[.$I$28]*[.A95]^3*[.C95]^4+[.$I$29]*[.A95]^4*[.C95]^4" office:value-type="float" office:value="152.830912590206">
            <text:p>152.83</text:p>
          </table:table-cell>
          <table:table-cell table:number-columns-repeated="8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5">
            <text:p>5</text:p>
          </table:table-cell>
          <table:table-cell table:formula="of:=1.01325*[.B96]" office:value-type="float" office:value="5.06625">
            <text:p>5.066250</text:p>
          </table:table-cell>
          <table:table-cell table:style-name="ce41" office:value-type="float" office:value="152.83">
            <text:p>152.83</text:p>
          </table:table-cell>
          <table:table-cell/>
          <table:table-cell table:style-name="ce41" table:formula="of:=[.$I$5]+[.$I$6]*[.A96]+[.$I$7]*[.A96]^2+[.$I$8]*[.A96]^3+[.$I$9]*[.A96]^4+[.$I$10]*[.C96]+[.$I$11]*[.A96]*[.C96]+[.$I$12]*[.A96]^2*[.C96]+[.$I$13]*[.A96]^3*[.C96]+[.$I$14]*[.A96]^4*[.C96]+[.$I$15]*[.C96]^2+[.$I$16]*[.A96]*[.C96]^2+[.$I$17]*[.A96]^2*[.C96]^2+[.$I$18]*[.A96]^3*[.C96]^2+[.$I$19]*[.A96]^4*[.C96]^2+[.$I$20]*[.C96]^3+[.$I$21]*[.A96]*[.C96]^3+[.$I$22]*[.A96]^2*[.C96]^3+[.$I$23]*[.A96]^3*[.C96]^3+[.$I$24]*[.A96]^4*[.C96]^3+[.$I$25]*[.C96]^4+[.$I$26]*[.A96]*[.C96]^4+[.$I$27]*[.A96]^2*[.C96]^4+[.$I$28]*[.A96]^3*[.C96]^4+[.$I$29]*[.A96]^4*[.C96]^4" office:value-type="float" office:value="152.832508227267">
            <text:p>152.83</text:p>
          </table:table-cell>
          <table:table-cell table:number-columns-repeated="8"/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5">
            <text:p>5</text:p>
          </table:table-cell>
          <table:table-cell table:formula="of:=1.01325*[.B97]" office:value-type="float" office:value="5.06625">
            <text:p>5.066250</text:p>
          </table:table-cell>
          <table:table-cell table:style-name="ce41" office:value-type="float" office:value="152.83">
            <text:p>152.83</text:p>
          </table:table-cell>
          <table:table-cell/>
          <table:table-cell table:style-name="ce41" table:formula="of:=[.$I$5]+[.$I$6]*[.A97]+[.$I$7]*[.A97]^2+[.$I$8]*[.A97]^3+[.$I$9]*[.A97]^4+[.$I$10]*[.C97]+[.$I$11]*[.A97]*[.C97]+[.$I$12]*[.A97]^2*[.C97]+[.$I$13]*[.A97]^3*[.C97]+[.$I$14]*[.A97]^4*[.C97]+[.$I$15]*[.C97]^2+[.$I$16]*[.A97]*[.C97]^2+[.$I$17]*[.A97]^2*[.C97]^2+[.$I$18]*[.A97]^3*[.C97]^2+[.$I$19]*[.A97]^4*[.C97]^2+[.$I$20]*[.C97]^3+[.$I$21]*[.A97]*[.C97]^3+[.$I$22]*[.A97]^2*[.C97]^3+[.$I$23]*[.A97]^3*[.C97]^3+[.$I$24]*[.A97]^4*[.C97]^3+[.$I$25]*[.C97]^4+[.$I$26]*[.A97]*[.C97]^4+[.$I$27]*[.A97]^2*[.C97]^4+[.$I$28]*[.A97]^3*[.C97]^4+[.$I$29]*[.A97]^4*[.C97]^4" office:value-type="float" office:value="152.834103900615">
            <text:p>152.83</text:p>
          </table:table-cell>
          <table:table-cell table:number-columns-repeated="8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5">
            <text:p>5</text:p>
          </table:table-cell>
          <table:table-cell table:formula="of:=1.01325*[.B98]" office:value-type="float" office:value="5.06625">
            <text:p>5.066250</text:p>
          </table:table-cell>
          <table:table-cell table:style-name="ce41" office:value-type="float" office:value="152.83">
            <text:p>152.83</text:p>
          </table:table-cell>
          <table:table-cell/>
          <table:table-cell table:style-name="ce41" table:formula="of:=[.$I$5]+[.$I$6]*[.A98]+[.$I$7]*[.A98]^2+[.$I$8]*[.A98]^3+[.$I$9]*[.A98]^4+[.$I$10]*[.C98]+[.$I$11]*[.A98]*[.C98]+[.$I$12]*[.A98]^2*[.C98]+[.$I$13]*[.A98]^3*[.C98]+[.$I$14]*[.A98]^4*[.C98]+[.$I$15]*[.C98]^2+[.$I$16]*[.A98]*[.C98]^2+[.$I$17]*[.A98]^2*[.C98]^2+[.$I$18]*[.A98]^3*[.C98]^2+[.$I$19]*[.A98]^4*[.C98]^2+[.$I$20]*[.C98]^3+[.$I$21]*[.A98]*[.C98]^3+[.$I$22]*[.A98]^2*[.C98]^3+[.$I$23]*[.A98]^3*[.C98]^3+[.$I$24]*[.A98]^4*[.C98]^3+[.$I$25]*[.C98]^4+[.$I$26]*[.A98]*[.C98]^4+[.$I$27]*[.A98]^2*[.C98]^4+[.$I$28]*[.A98]^3*[.C98]^4+[.$I$29]*[.A98]^4*[.C98]^4" office:value-type="float" office:value="152.835575989823">
            <text:p>152.84</text:p>
          </table:table-cell>
          <table:table-cell table:number-columns-repeated="8"/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5">
            <text:p>5</text:p>
          </table:table-cell>
          <table:table-cell table:formula="of:=1.01325*[.B99]" office:value-type="float" office:value="5.06625">
            <text:p>5.066250</text:p>
          </table:table-cell>
          <table:table-cell table:style-name="ce41" office:value-type="float" office:value="152.83">
            <text:p>152.83</text:p>
          </table:table-cell>
          <table:table-cell/>
          <table:table-cell table:style-name="ce41" table:formula="of:=[.$I$5]+[.$I$6]*[.A99]+[.$I$7]*[.A99]^2+[.$I$8]*[.A99]^3+[.$I$9]*[.A99]^4+[.$I$10]*[.C99]+[.$I$11]*[.A99]*[.C99]+[.$I$12]*[.A99]^2*[.C99]+[.$I$13]*[.A99]^3*[.C99]+[.$I$14]*[.A99]^4*[.C99]+[.$I$15]*[.C99]^2+[.$I$16]*[.A99]*[.C99]^2+[.$I$17]*[.A99]^2*[.C99]^2+[.$I$18]*[.A99]^3*[.C99]^2+[.$I$19]*[.A99]^4*[.C99]^2+[.$I$20]*[.C99]^3+[.$I$21]*[.A99]*[.C99]^3+[.$I$22]*[.A99]^2*[.C99]^3+[.$I$23]*[.A99]^3*[.C99]^3+[.$I$24]*[.A99]^4*[.C99]^3+[.$I$25]*[.C99]^4+[.$I$26]*[.A99]*[.C99]^4+[.$I$27]*[.A99]^2*[.C99]^4+[.$I$28]*[.A99]^3*[.C99]^4+[.$I$29]*[.A99]^4*[.C99]^4" office:value-type="float" office:value="152.836862061855">
            <text:p>152.84</text:p>
          </table:table-cell>
          <table:table-cell table:number-columns-repeated="8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5">
            <text:p>5</text:p>
          </table:table-cell>
          <table:table-cell table:formula="of:=1.01325*[.B100]" office:value-type="float" office:value="5.06625">
            <text:p>5.066250</text:p>
          </table:table-cell>
          <table:table-cell table:style-name="ce41" office:value-type="float" office:value="152.83">
            <text:p>152.83</text:p>
          </table:table-cell>
          <table:table-cell/>
          <table:table-cell table:style-name="ce41" table:formula="of:=[.$I$5]+[.$I$6]*[.A100]+[.$I$7]*[.A100]^2+[.$I$8]*[.A100]^3+[.$I$9]*[.A100]^4+[.$I$10]*[.C100]+[.$I$11]*[.A100]*[.C100]+[.$I$12]*[.A100]^2*[.C100]+[.$I$13]*[.A100]^3*[.C100]+[.$I$14]*[.A100]^4*[.C100]+[.$I$15]*[.C100]^2+[.$I$16]*[.A100]*[.C100]^2+[.$I$17]*[.A100]^2*[.C100]^2+[.$I$18]*[.A100]^3*[.C100]^2+[.$I$19]*[.A100]^4*[.C100]^2+[.$I$20]*[.C100]^3+[.$I$21]*[.A100]*[.C100]^3+[.$I$22]*[.A100]^2*[.C100]^3+[.$I$23]*[.A100]^3*[.C100]^3+[.$I$24]*[.A100]^4*[.C100]^3+[.$I$25]*[.C100]^4+[.$I$26]*[.A100]*[.C100]^4+[.$I$27]*[.A100]^2*[.C100]^4+[.$I$28]*[.A100]^3*[.C100]^4+[.$I$29]*[.A100]^4*[.C100]^4" office:value-type="float" office:value="152.837960871061">
            <text:p>152.84</text:p>
          </table:table-cell>
          <table:table-cell table:number-columns-repeated="8"/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5">
            <text:p>5</text:p>
          </table:table-cell>
          <table:table-cell table:formula="of:=1.01325*[.B101]" office:value-type="float" office:value="5.06625">
            <text:p>5.066250</text:p>
          </table:table-cell>
          <table:table-cell table:style-name="ce41" office:value-type="float" office:value="152.83">
            <text:p>152.83</text:p>
          </table:table-cell>
          <table:table-cell/>
          <table:table-cell table:style-name="ce41" table:formula="of:=[.$I$5]+[.$I$6]*[.A101]+[.$I$7]*[.A101]^2+[.$I$8]*[.A101]^3+[.$I$9]*[.A101]^4+[.$I$10]*[.C101]+[.$I$11]*[.A101]*[.C101]+[.$I$12]*[.A101]^2*[.C101]+[.$I$13]*[.A101]^3*[.C101]+[.$I$14]*[.A101]^4*[.C101]+[.$I$15]*[.C101]^2+[.$I$16]*[.A101]*[.C101]^2+[.$I$17]*[.A101]^2*[.C101]^2+[.$I$18]*[.A101]^3*[.C101]^2+[.$I$19]*[.A101]^4*[.C101]^2+[.$I$20]*[.C101]^3+[.$I$21]*[.A101]*[.C101]^3+[.$I$22]*[.A101]^2*[.C101]^3+[.$I$23]*[.A101]^3*[.C101]^3+[.$I$24]*[.A101]^4*[.C101]^3+[.$I$25]*[.C101]^4+[.$I$26]*[.A101]*[.C101]^4+[.$I$27]*[.A101]^2*[.C101]^4+[.$I$28]*[.A101]^3*[.C101]^4+[.$I$29]*[.A101]^4*[.C101]^4" office:value-type="float" office:value="152.838932359184">
            <text:p>152.84</text:p>
          </table:table-cell>
          <table:table-cell table:number-columns-repeated="8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table:formula="of:=1.01325*[.B102]" office:value-type="float" office:value="5.06625">
            <text:p>5.066250</text:p>
          </table:table-cell>
          <table:table-cell table:style-name="ce41" office:value-type="float" office:value="152.83">
            <text:p>152.83</text:p>
          </table:table-cell>
          <table:table-cell/>
          <table:table-cell table:style-name="ce41" table:formula="of:=[.$I$5]+[.$I$6]*[.A102]+[.$I$7]*[.A102]^2+[.$I$8]*[.A102]^3+[.$I$9]*[.A102]^4+[.$I$10]*[.C102]+[.$I$11]*[.A102]*[.C102]+[.$I$12]*[.A102]^2*[.C102]+[.$I$13]*[.A102]^3*[.C102]+[.$I$14]*[.A102]^4*[.C102]+[.$I$15]*[.C102]^2+[.$I$16]*[.A102]*[.C102]^2+[.$I$17]*[.A102]^2*[.C102]^2+[.$I$18]*[.A102]^3*[.C102]^2+[.$I$19]*[.A102]^4*[.C102]^2+[.$I$20]*[.C102]^3+[.$I$21]*[.A102]*[.C102]^3+[.$I$22]*[.A102]^2*[.C102]^3+[.$I$23]*[.A102]^3*[.C102]^3+[.$I$24]*[.A102]^4*[.C102]^3+[.$I$25]*[.C102]^4+[.$I$26]*[.A102]*[.C102]^4+[.$I$27]*[.A102]^2*[.C102]^4+[.$I$28]*[.A102]^3*[.C102]^4+[.$I$29]*[.A102]^4*[.C102]^4" office:value-type="float" office:value="152.839897655357">
            <text:p>152.84</text:p>
          </table:table-cell>
          <table:table-cell table:number-columns-repeated="8"/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5">
            <text:p>5</text:p>
          </table:table-cell>
          <table:table-cell table:formula="of:=1.01325*[.B103]" office:value-type="float" office:value="5.06625">
            <text:p>5.066250</text:p>
          </table:table-cell>
          <table:table-cell table:style-name="ce41" office:value-type="float" office:value="152.83">
            <text:p>152.83</text:p>
          </table:table-cell>
          <table:table-cell/>
          <table:table-cell table:style-name="ce41" table:formula="of:=[.$I$5]+[.$I$6]*[.A103]+[.$I$7]*[.A103]^2+[.$I$8]*[.A103]^3+[.$I$9]*[.A103]^4+[.$I$10]*[.C103]+[.$I$11]*[.A103]*[.C103]+[.$I$12]*[.A103]^2*[.C103]+[.$I$13]*[.A103]^3*[.C103]+[.$I$14]*[.A103]^4*[.C103]+[.$I$15]*[.C103]^2+[.$I$16]*[.A103]*[.C103]^2+[.$I$17]*[.A103]^2*[.C103]^2+[.$I$18]*[.A103]^3*[.C103]^2+[.$I$19]*[.A103]^4*[.C103]^2+[.$I$20]*[.C103]^3+[.$I$21]*[.A103]*[.C103]^3+[.$I$22]*[.A103]^2*[.C103]^3+[.$I$23]*[.A103]^3*[.C103]^3+[.$I$24]*[.A103]^4*[.C103]^3+[.$I$25]*[.C103]^4+[.$I$26]*[.A103]*[.C103]^4+[.$I$27]*[.A103]^2*[.C103]^4+[.$I$28]*[.A103]^3*[.C103]^4+[.$I$29]*[.A103]^4*[.C103]^4" office:value-type="float" office:value="152.841039076099">
            <text:p>152.84</text:p>
          </table:table-cell>
          <table:table-cell table:number-columns-repeated="8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5">
            <text:p>5</text:p>
          </table:table-cell>
          <table:table-cell table:formula="of:=1.01325*[.B104]" office:value-type="float" office:value="5.06625">
            <text:p>5.066250</text:p>
          </table:table-cell>
          <table:table-cell table:style-name="ce41" office:value-type="float" office:value="152.83">
            <text:p>152.83</text:p>
          </table:table-cell>
          <table:table-cell/>
          <table:table-cell table:style-name="ce41" table:formula="of:=[.$I$5]+[.$I$6]*[.A104]+[.$I$7]*[.A104]^2+[.$I$8]*[.A104]^3+[.$I$9]*[.A104]^4+[.$I$10]*[.C104]+[.$I$11]*[.A104]*[.C104]+[.$I$12]*[.A104]^2*[.C104]+[.$I$13]*[.A104]^3*[.C104]+[.$I$14]*[.A104]^4*[.C104]+[.$I$15]*[.C104]^2+[.$I$16]*[.A104]*[.C104]^2+[.$I$17]*[.A104]^2*[.C104]^2+[.$I$18]*[.A104]^3*[.C104]^2+[.$I$19]*[.A104]^4*[.C104]^2+[.$I$20]*[.C104]^3+[.$I$21]*[.A104]*[.C104]^3+[.$I$22]*[.A104]^2*[.C104]^3+[.$I$23]*[.A104]^3*[.C104]^3+[.$I$24]*[.A104]^4*[.C104]^3+[.$I$25]*[.C104]^4+[.$I$26]*[.A104]*[.C104]^4+[.$I$27]*[.A104]^2*[.C104]^4+[.$I$28]*[.A104]^3*[.C104]^4+[.$I$29]*[.A104]^4*[.C104]^4" office:value-type="float" office:value="152.842600125323">
            <text:p>152.84</text:p>
          </table:table-cell>
          <table:table-cell table:number-columns-repeated="8"/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5">
            <text:p>5</text:p>
          </table:table-cell>
          <table:table-cell table:formula="of:=1.01325*[.B105]" office:value-type="float" office:value="5.06625">
            <text:p>5.066250</text:p>
          </table:table-cell>
          <table:table-cell table:style-name="ce41" office:value-type="float" office:value="152.84">
            <text:p>152.84</text:p>
          </table:table-cell>
          <table:table-cell/>
          <table:table-cell table:style-name="ce41" table:formula="of:=[.$I$5]+[.$I$6]*[.A105]+[.$I$7]*[.A105]^2+[.$I$8]*[.A105]^3+[.$I$9]*[.A105]^4+[.$I$10]*[.C105]+[.$I$11]*[.A105]*[.C105]+[.$I$12]*[.A105]^2*[.C105]+[.$I$13]*[.A105]^3*[.C105]+[.$I$14]*[.A105]^4*[.C105]+[.$I$15]*[.C105]^2+[.$I$16]*[.A105]*[.C105]^2+[.$I$17]*[.A105]^2*[.C105]^2+[.$I$18]*[.A105]^3*[.C105]^2+[.$I$19]*[.A105]^4*[.C105]^2+[.$I$20]*[.C105]^3+[.$I$21]*[.A105]*[.C105]^3+[.$I$22]*[.A105]^2*[.C105]^3+[.$I$23]*[.A105]^3*[.C105]^3+[.$I$24]*[.A105]^4*[.C105]^3+[.$I$25]*[.C105]^4+[.$I$26]*[.A105]*[.C105]^4+[.$I$27]*[.A105]^2*[.C105]^4+[.$I$28]*[.A105]^3*[.C105]^4+[.$I$29]*[.A105]^4*[.C105]^4" office:value-type="float" office:value="152.84488549433">
            <text:p>152.84</text:p>
          </table:table-cell>
          <table:table-cell table:number-columns-repeated="8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5">
            <text:p>5</text:p>
          </table:table-cell>
          <table:table-cell table:formula="of:=1.01325*[.B106]" office:value-type="float" office:value="5.06625">
            <text:p>5.066250</text:p>
          </table:table-cell>
          <table:table-cell table:style-name="ce41" office:value-type="float" office:value="152.84">
            <text:p>152.84</text:p>
          </table:table-cell>
          <table:table-cell/>
          <table:table-cell table:style-name="ce41" table:formula="of:=[.$I$5]+[.$I$6]*[.A106]+[.$I$7]*[.A106]^2+[.$I$8]*[.A106]^3+[.$I$9]*[.A106]^4+[.$I$10]*[.C106]+[.$I$11]*[.A106]*[.C106]+[.$I$12]*[.A106]^2*[.C106]+[.$I$13]*[.A106]^3*[.C106]+[.$I$14]*[.A106]^4*[.C106]+[.$I$15]*[.C106]^2+[.$I$16]*[.A106]*[.C106]^2+[.$I$17]*[.A106]^2*[.C106]^2+[.$I$18]*[.A106]^3*[.C106]^2+[.$I$19]*[.A106]^4*[.C106]^2+[.$I$20]*[.C106]^3+[.$I$21]*[.A106]*[.C106]^3+[.$I$22]*[.A106]^2*[.C106]^3+[.$I$23]*[.A106]^3*[.C106]^3+[.$I$24]*[.A106]^4*[.C106]^3+[.$I$25]*[.C106]^4+[.$I$26]*[.A106]*[.C106]^4+[.$I$27]*[.A106]^2*[.C106]^4+[.$I$28]*[.A106]^3*[.C106]^4+[.$I$29]*[.A106]^4*[.C106]^4" office:value-type="float" office:value="152.848261061809">
            <text:p>152.85</text:p>
          </table:table-cell>
          <table:table-cell table:number-columns-repeated="8"/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5">
            <text:p>5</text:p>
          </table:table-cell>
          <table:table-cell table:formula="of:=1.01325*[.B107]" office:value-type="float" office:value="5.06625">
            <text:p>5.066250</text:p>
          </table:table-cell>
          <table:table-cell table:style-name="ce41" office:value-type="float" office:value="152.85">
            <text:p>152.85</text:p>
          </table:table-cell>
          <table:table-cell/>
          <table:table-cell table:style-name="ce41" table:formula="of:=[.$I$5]+[.$I$6]*[.A107]+[.$I$7]*[.A107]^2+[.$I$8]*[.A107]^3+[.$I$9]*[.A107]^4+[.$I$10]*[.C107]+[.$I$11]*[.A107]*[.C107]+[.$I$12]*[.A107]^2*[.C107]+[.$I$13]*[.A107]^3*[.C107]+[.$I$14]*[.A107]^4*[.C107]+[.$I$15]*[.C107]^2+[.$I$16]*[.A107]*[.C107]^2+[.$I$17]*[.A107]^2*[.C107]^2+[.$I$18]*[.A107]^3*[.C107]^2+[.$I$19]*[.A107]^4*[.C107]^2+[.$I$20]*[.C107]^3+[.$I$21]*[.A107]*[.C107]^3+[.$I$22]*[.A107]^2*[.C107]^3+[.$I$23]*[.A107]^3*[.C107]^3+[.$I$24]*[.A107]^4*[.C107]^3+[.$I$25]*[.C107]^4+[.$I$26]*[.A107]*[.C107]^4+[.$I$27]*[.A107]^2*[.C107]^4+[.$I$28]*[.A107]^3*[.C107]^4+[.$I$29]*[.A107]^4*[.C107]^4" office:value-type="float" office:value="152.853153893841">
            <text:p>152.85</text:p>
          </table:table-cell>
          <table:table-cell table:number-columns-repeated="8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table:formula="of:=1.01325*[.B108]" office:value-type="float" office:value="5.06625">
            <text:p>5.066250</text:p>
          </table:table-cell>
          <table:table-cell table:style-name="ce41" office:value-type="float" office:value="152.86">
            <text:p>152.86</text:p>
          </table:table-cell>
          <table:table-cell/>
          <table:table-cell table:style-name="ce41" table:formula="of:=[.$I$5]+[.$I$6]*[.A108]+[.$I$7]*[.A108]^2+[.$I$8]*[.A108]^3+[.$I$9]*[.A108]^4+[.$I$10]*[.C108]+[.$I$11]*[.A108]*[.C108]+[.$I$12]*[.A108]^2*[.C108]+[.$I$13]*[.A108]^3*[.C108]+[.$I$14]*[.A108]^4*[.C108]+[.$I$15]*[.C108]^2+[.$I$16]*[.A108]*[.C108]^2+[.$I$17]*[.A108]^2*[.C108]^2+[.$I$18]*[.A108]^3*[.C108]^2+[.$I$19]*[.A108]^4*[.C108]^2+[.$I$20]*[.C108]^3+[.$I$21]*[.A108]*[.C108]^3+[.$I$22]*[.A108]^2*[.C108]^3+[.$I$23]*[.A108]^3*[.C108]^3+[.$I$24]*[.A108]^4*[.C108]^3+[.$I$25]*[.C108]^4+[.$I$26]*[.A108]*[.C108]^4+[.$I$27]*[.A108]^2*[.C108]^4+[.$I$28]*[.A108]^3*[.C108]^4+[.$I$29]*[.A108]^4*[.C108]^4" office:value-type="float" office:value="152.860052243896">
            <text:p>152.86</text:p>
          </table:table-cell>
          <table:table-cell table:number-columns-repeated="8"/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5">
            <text:p>5</text:p>
          </table:table-cell>
          <table:table-cell table:formula="of:=1.01325*[.B109]" office:value-type="float" office:value="5.06625">
            <text:p>5.066250</text:p>
          </table:table-cell>
          <table:table-cell table:style-name="ce41" office:value-type="float" office:value="152.87">
            <text:p>152.87</text:p>
          </table:table-cell>
          <table:table-cell/>
          <table:table-cell table:style-name="ce41" table:formula="of:=[.$I$5]+[.$I$6]*[.A109]+[.$I$7]*[.A109]^2+[.$I$8]*[.A109]^3+[.$I$9]*[.A109]^4+[.$I$10]*[.C109]+[.$I$11]*[.A109]*[.C109]+[.$I$12]*[.A109]^2*[.C109]+[.$I$13]*[.A109]^3*[.C109]+[.$I$14]*[.A109]^4*[.C109]+[.$I$15]*[.C109]^2+[.$I$16]*[.A109]*[.C109]^2+[.$I$17]*[.A109]^2*[.C109]^2+[.$I$18]*[.A109]^3*[.C109]^2+[.$I$19]*[.A109]^4*[.C109]^2+[.$I$20]*[.C109]^3+[.$I$21]*[.A109]*[.C109]^3+[.$I$22]*[.A109]^2*[.C109]^3+[.$I$23]*[.A109]^3*[.C109]^3+[.$I$24]*[.A109]^4*[.C109]^3+[.$I$25]*[.C109]^4+[.$I$26]*[.A109]*[.C109]^4+[.$I$27]*[.A109]^2*[.C109]^4+[.$I$28]*[.A109]^3*[.C109]^4+[.$I$29]*[.A109]^4*[.C109]^4" office:value-type="float" office:value="152.869505552834">
            <text:p>152.87</text:p>
          </table:table-cell>
          <table:table-cell table:number-columns-repeated="8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5">
            <text:p>5</text:p>
          </table:table-cell>
          <table:table-cell table:formula="of:=1.01325*[.B110]" office:value-type="float" office:value="5.06625">
            <text:p>5.066250</text:p>
          </table:table-cell>
          <table:table-cell table:style-name="ce41" office:value-type="float" office:value="152.89">
            <text:p>152.89</text:p>
          </table:table-cell>
          <table:table-cell/>
          <table:table-cell table:style-name="ce41" table:formula="of:=[.$I$5]+[.$I$6]*[.A110]+[.$I$7]*[.A110]^2+[.$I$8]*[.A110]^3+[.$I$9]*[.A110]^4+[.$I$10]*[.C110]+[.$I$11]*[.A110]*[.C110]+[.$I$12]*[.A110]^2*[.C110]+[.$I$13]*[.A110]^3*[.C110]+[.$I$14]*[.A110]^4*[.C110]+[.$I$15]*[.C110]^2+[.$I$16]*[.A110]*[.C110]^2+[.$I$17]*[.A110]^2*[.C110]^2+[.$I$18]*[.A110]^3*[.C110]^2+[.$I$19]*[.A110]^4*[.C110]^2+[.$I$20]*[.C110]^3+[.$I$21]*[.A110]*[.C110]^3+[.$I$22]*[.A110]^2*[.C110]^3+[.$I$23]*[.A110]^3*[.C110]^3+[.$I$24]*[.A110]^4*[.C110]^3+[.$I$25]*[.C110]^4+[.$I$26]*[.A110]*[.C110]^4+[.$I$27]*[.A110]^2*[.C110]^4+[.$I$28]*[.A110]^3*[.C110]^4+[.$I$29]*[.A110]^4*[.C110]^4" office:value-type="float" office:value="152.882124448905">
            <text:p>152.88</text:p>
          </table:table-cell>
          <table:table-cell table:number-columns-repeated="8"/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5">
            <text:p>5</text:p>
          </table:table-cell>
          <table:table-cell table:formula="of:=1.01325*[.B111]" office:value-type="float" office:value="5.06625">
            <text:p>5.066250</text:p>
          </table:table-cell>
          <table:table-cell table:style-name="ce41" office:value-type="float" office:value="152.91">
            <text:p>152.91</text:p>
          </table:table-cell>
          <table:table-cell/>
          <table:table-cell table:style-name="ce41" table:formula="of:=[.$I$5]+[.$I$6]*[.A111]+[.$I$7]*[.A111]^2+[.$I$8]*[.A111]^3+[.$I$9]*[.A111]^4+[.$I$10]*[.C111]+[.$I$11]*[.A111]*[.C111]+[.$I$12]*[.A111]^2*[.C111]+[.$I$13]*[.A111]^3*[.C111]+[.$I$14]*[.A111]^4*[.C111]+[.$I$15]*[.C111]^2+[.$I$16]*[.A111]*[.C111]^2+[.$I$17]*[.A111]^2*[.C111]^2+[.$I$18]*[.A111]^3*[.C111]^2+[.$I$19]*[.A111]^4*[.C111]^2+[.$I$20]*[.C111]^3+[.$I$21]*[.A111]*[.C111]^3+[.$I$22]*[.A111]^2*[.C111]^3+[.$I$23]*[.A111]^3*[.C111]^3+[.$I$24]*[.A111]^4*[.C111]^3+[.$I$25]*[.C111]^4+[.$I$26]*[.A111]*[.C111]^4+[.$I$27]*[.A111]^2*[.C111]^4+[.$I$28]*[.A111]^3*[.C111]^4+[.$I$29]*[.A111]^4*[.C111]^4" office:value-type="float" office:value="152.898580747746">
            <text:p>152.90</text:p>
          </table:table-cell>
          <table:table-cell table:number-columns-repeated="8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5">
            <text:p>5</text:p>
          </table:table-cell>
          <table:table-cell table:formula="of:=1.01325*[.B112]" office:value-type="float" office:value="5.06625">
            <text:p>5.066250</text:p>
          </table:table-cell>
          <table:table-cell table:style-name="ce41" office:value-type="float" office:value="152.93">
            <text:p>152.93</text:p>
          </table:table-cell>
          <table:table-cell/>
          <table:table-cell table:style-name="ce41" table:formula="of:=[.$I$5]+[.$I$6]*[.A112]+[.$I$7]*[.A112]^2+[.$I$8]*[.A112]^3+[.$I$9]*[.A112]^4+[.$I$10]*[.C112]+[.$I$11]*[.A112]*[.C112]+[.$I$12]*[.A112]^2*[.C112]+[.$I$13]*[.A112]^3*[.C112]+[.$I$14]*[.A112]^4*[.C112]+[.$I$15]*[.C112]^2+[.$I$16]*[.A112]*[.C112]^2+[.$I$17]*[.A112]^2*[.C112]^2+[.$I$18]*[.A112]^3*[.C112]^2+[.$I$19]*[.A112]^4*[.C112]^2+[.$I$20]*[.C112]^3+[.$I$21]*[.A112]*[.C112]^3+[.$I$22]*[.A112]^2*[.C112]^3+[.$I$23]*[.A112]^3*[.C112]^3+[.$I$24]*[.A112]^4*[.C112]^3+[.$I$25]*[.C112]^4+[.$I$26]*[.A112]*[.C112]^4+[.$I$27]*[.A112]^2*[.C112]^4+[.$I$28]*[.A112]^3*[.C112]^4+[.$I$29]*[.A112]^4*[.C112]^4" office:value-type="float" office:value="152.919607452388">
            <text:p>152.92</text:p>
          </table:table-cell>
          <table:table-cell table:number-columns-repeated="8"/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5">
            <text:p>5</text:p>
          </table:table-cell>
          <table:table-cell table:formula="of:=1.01325*[.B113]" office:value-type="float" office:value="5.06625">
            <text:p>5.066250</text:p>
          </table:table-cell>
          <table:table-cell table:style-name="ce41" office:value-type="float" office:value="152.96">
            <text:p>152.96</text:p>
          </table:table-cell>
          <table:table-cell/>
          <table:table-cell table:style-name="ce41" table:formula="of:=[.$I$5]+[.$I$6]*[.A113]+[.$I$7]*[.A113]^2+[.$I$8]*[.A113]^3+[.$I$9]*[.A113]^4+[.$I$10]*[.C113]+[.$I$11]*[.A113]*[.C113]+[.$I$12]*[.A113]^2*[.C113]+[.$I$13]*[.A113]^3*[.C113]+[.$I$14]*[.A113]^4*[.C113]+[.$I$15]*[.C113]^2+[.$I$16]*[.A113]*[.C113]^2+[.$I$17]*[.A113]^2*[.C113]^2+[.$I$18]*[.A113]^3*[.C113]^2+[.$I$19]*[.A113]^4*[.C113]^2+[.$I$20]*[.C113]^3+[.$I$21]*[.A113]*[.C113]^3+[.$I$22]*[.A113]^2*[.C113]^3+[.$I$23]*[.A113]^3*[.C113]^3+[.$I$24]*[.A113]^4*[.C113]^3+[.$I$25]*[.C113]^4+[.$I$26]*[.A113]*[.C113]^4+[.$I$27]*[.A113]^2*[.C113]^4+[.$I$28]*[.A113]^3*[.C113]^4+[.$I$29]*[.A113]^4*[.C113]^4" office:value-type="float" office:value="152.945998753249">
            <text:p>152.95</text:p>
          </table:table-cell>
          <table:table-cell table:number-columns-repeated="8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5">
            <text:p>5</text:p>
          </table:table-cell>
          <table:table-cell table:formula="of:=1.01325*[.B114]" office:value-type="float" office:value="5.06625">
            <text:p>5.066250</text:p>
          </table:table-cell>
          <table:table-cell table:style-name="ce41" office:value-type="float" office:value="152.99">
            <text:p>152.99</text:p>
          </table:table-cell>
          <table:table-cell/>
          <table:table-cell table:style-name="ce41" table:formula="of:=[.$I$5]+[.$I$6]*[.A114]+[.$I$7]*[.A114]^2+[.$I$8]*[.A114]^3+[.$I$9]*[.A114]^4+[.$I$10]*[.C114]+[.$I$11]*[.A114]*[.C114]+[.$I$12]*[.A114]^2*[.C114]+[.$I$13]*[.A114]^3*[.C114]+[.$I$14]*[.A114]^4*[.C114]+[.$I$15]*[.C114]^2+[.$I$16]*[.A114]*[.C114]^2+[.$I$17]*[.A114]^2*[.C114]^2+[.$I$18]*[.A114]^3*[.C114]^2+[.$I$19]*[.A114]^4*[.C114]^2+[.$I$20]*[.C114]^3+[.$I$21]*[.A114]*[.C114]^3+[.$I$22]*[.A114]^2*[.C114]^3+[.$I$23]*[.A114]^3*[.C114]^3+[.$I$24]*[.A114]^4*[.C114]^3+[.$I$25]*[.C114]^4+[.$I$26]*[.A114]*[.C114]^4+[.$I$27]*[.A114]^2*[.C114]^4+[.$I$28]*[.A114]^3*[.C114]^4+[.$I$29]*[.A114]^4*[.C114]^4" office:value-type="float" office:value="152.978610028136">
            <text:p>152.98</text:p>
          </table:table-cell>
          <table:table-cell table:number-columns-repeated="8"/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5">
            <text:p>5</text:p>
          </table:table-cell>
          <table:table-cell table:formula="of:=1.01325*[.B115]" office:value-type="float" office:value="5.06625">
            <text:p>5.066250</text:p>
          </table:table-cell>
          <table:table-cell table:style-name="ce41" office:value-type="float" office:value="153.03">
            <text:p>153.03</text:p>
          </table:table-cell>
          <table:table-cell/>
          <table:table-cell table:style-name="ce41" table:formula="of:=[.$I$5]+[.$I$6]*[.A115]+[.$I$7]*[.A115]^2+[.$I$8]*[.A115]^3+[.$I$9]*[.A115]^4+[.$I$10]*[.C115]+[.$I$11]*[.A115]*[.C115]+[.$I$12]*[.A115]^2*[.C115]+[.$I$13]*[.A115]^3*[.C115]+[.$I$14]*[.A115]^4*[.C115]+[.$I$15]*[.C115]^2+[.$I$16]*[.A115]*[.C115]^2+[.$I$17]*[.A115]^2*[.C115]^2+[.$I$18]*[.A115]^3*[.C115]^2+[.$I$19]*[.A115]^4*[.C115]^2+[.$I$20]*[.C115]^3+[.$I$21]*[.A115]*[.C115]^3+[.$I$22]*[.A115]^2*[.C115]^3+[.$I$23]*[.A115]^3*[.C115]^3+[.$I$24]*[.A115]^4*[.C115]^3+[.$I$25]*[.C115]^4+[.$I$26]*[.A115]*[.C115]^4+[.$I$27]*[.A115]^2*[.C115]^4+[.$I$28]*[.A115]^3*[.C115]^4+[.$I$29]*[.A115]^4*[.C115]^4" office:value-type="float" office:value="153.018357842248">
            <text:p>153.02</text:p>
          </table:table-cell>
          <table:table-cell table:number-columns-repeated="8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5">
            <text:p>5</text:p>
          </table:table-cell>
          <table:table-cell table:formula="of:=1.01325*[.B116]" office:value-type="float" office:value="5.06625">
            <text:p>5.066250</text:p>
          </table:table-cell>
          <table:table-cell table:style-name="ce41" office:value-type="float" office:value="153.08">
            <text:p>153.08</text:p>
          </table:table-cell>
          <table:table-cell/>
          <table:table-cell table:style-name="ce41" table:formula="of:=[.$I$5]+[.$I$6]*[.A116]+[.$I$7]*[.A116]^2+[.$I$8]*[.A116]^3+[.$I$9]*[.A116]^4+[.$I$10]*[.C116]+[.$I$11]*[.A116]*[.C116]+[.$I$12]*[.A116]^2*[.C116]+[.$I$13]*[.A116]^3*[.C116]+[.$I$14]*[.A116]^4*[.C116]+[.$I$15]*[.C116]^2+[.$I$16]*[.A116]*[.C116]^2+[.$I$17]*[.A116]^2*[.C116]^2+[.$I$18]*[.A116]^3*[.C116]^2+[.$I$19]*[.A116]^4*[.C116]^2+[.$I$20]*[.C116]^3+[.$I$21]*[.A116]*[.C116]^3+[.$I$22]*[.A116]^2*[.C116]^3+[.$I$23]*[.A116]^3*[.C116]^3+[.$I$24]*[.A116]^4*[.C116]^3+[.$I$25]*[.C116]^4+[.$I$26]*[.A116]*[.C116]^4+[.$I$27]*[.A116]^2*[.C116]^4+[.$I$28]*[.A116]^3*[.C116]^4+[.$I$29]*[.A116]^4*[.C116]^4" office:value-type="float" office:value="153.066219948173">
            <text:p>153.07</text:p>
          </table:table-cell>
          <table:table-cell table:number-columns-repeated="8"/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5">
            <text:p>5</text:p>
          </table:table-cell>
          <table:table-cell table:formula="of:=1.01325*[.B117]" office:value-type="float" office:value="5.06625">
            <text:p>5.066250</text:p>
          </table:table-cell>
          <table:table-cell table:style-name="ce41" office:value-type="float" office:value="153.13">
            <text:p>153.13</text:p>
          </table:table-cell>
          <table:table-cell/>
          <table:table-cell table:style-name="ce41" table:formula="of:=[.$I$5]+[.$I$6]*[.A117]+[.$I$7]*[.A117]^2+[.$I$8]*[.A117]^3+[.$I$9]*[.A117]^4+[.$I$10]*[.C117]+[.$I$11]*[.A117]*[.C117]+[.$I$12]*[.A117]^2*[.C117]+[.$I$13]*[.A117]^3*[.C117]+[.$I$14]*[.A117]^4*[.C117]+[.$I$15]*[.C117]^2+[.$I$16]*[.A117]*[.C117]^2+[.$I$17]*[.A117]^2*[.C117]^2+[.$I$18]*[.A117]^3*[.C117]^2+[.$I$19]*[.A117]^4*[.C117]^2+[.$I$20]*[.C117]^3+[.$I$21]*[.A117]*[.C117]^3+[.$I$22]*[.A117]^2*[.C117]^3+[.$I$23]*[.A117]^3*[.C117]^3+[.$I$24]*[.A117]^4*[.C117]^3+[.$I$25]*[.C117]^4+[.$I$26]*[.A117]*[.C117]^4+[.$I$27]*[.A117]^2*[.C117]^4+[.$I$28]*[.A117]^3*[.C117]^4+[.$I$29]*[.A117]^4*[.C117]^4" office:value-type="float" office:value="153.123235285888">
            <text:p>153.12</text:p>
          </table:table-cell>
          <table:table-cell table:number-columns-repeated="8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5">
            <text:p>5</text:p>
          </table:table-cell>
          <table:table-cell table:formula="of:=1.01325*[.B118]" office:value-type="float" office:value="5.06625">
            <text:p>5.066250</text:p>
          </table:table-cell>
          <table:table-cell table:style-name="ce41" office:value-type="float" office:value="153.19">
            <text:p>153.19</text:p>
          </table:table-cell>
          <table:table-cell/>
          <table:table-cell table:style-name="ce41" table:formula="of:=[.$I$5]+[.$I$6]*[.A118]+[.$I$7]*[.A118]^2+[.$I$8]*[.A118]^3+[.$I$9]*[.A118]^4+[.$I$10]*[.C118]+[.$I$11]*[.A118]*[.C118]+[.$I$12]*[.A118]^2*[.C118]+[.$I$13]*[.A118]^3*[.C118]+[.$I$14]*[.A118]^4*[.C118]+[.$I$15]*[.C118]^2+[.$I$16]*[.A118]*[.C118]^2+[.$I$17]*[.A118]^2*[.C118]^2+[.$I$18]*[.A118]^3*[.C118]^2+[.$I$19]*[.A118]^4*[.C118]^2+[.$I$20]*[.C118]^3+[.$I$21]*[.A118]*[.C118]^3+[.$I$22]*[.A118]^2*[.C118]^3+[.$I$23]*[.A118]^3*[.C118]^3+[.$I$24]*[.A118]^4*[.C118]^3+[.$I$25]*[.C118]^4+[.$I$26]*[.A118]*[.C118]^4+[.$I$27]*[.A118]^2*[.C118]^4+[.$I$28]*[.A118]^3*[.C118]^4+[.$I$29]*[.A118]^4*[.C118]^4" office:value-type="float" office:value="153.190503982759">
            <text:p>153.19</text:p>
          </table:table-cell>
          <table:table-cell table:number-columns-repeated="8"/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5">
            <text:p>5</text:p>
          </table:table-cell>
          <table:table-cell table:formula="of:=1.01325*[.B119]" office:value-type="float" office:value="5.06625">
            <text:p>5.066250</text:p>
          </table:table-cell>
          <table:table-cell table:style-name="ce41" office:value-type="float" office:value="153.27">
            <text:p>153.27</text:p>
          </table:table-cell>
          <table:table-cell/>
          <table:table-cell table:style-name="ce41" table:formula="of:=[.$I$5]+[.$I$6]*[.A119]+[.$I$7]*[.A119]^2+[.$I$8]*[.A119]^3+[.$I$9]*[.A119]^4+[.$I$10]*[.C119]+[.$I$11]*[.A119]*[.C119]+[.$I$12]*[.A119]^2*[.C119]+[.$I$13]*[.A119]^3*[.C119]+[.$I$14]*[.A119]^4*[.C119]+[.$I$15]*[.C119]^2+[.$I$16]*[.A119]*[.C119]^2+[.$I$17]*[.A119]^2*[.C119]^2+[.$I$18]*[.A119]^3*[.C119]^2+[.$I$19]*[.A119]^4*[.C119]^2+[.$I$20]*[.C119]^3+[.$I$21]*[.A119]*[.C119]^3+[.$I$22]*[.A119]^2*[.C119]^3+[.$I$23]*[.A119]^3*[.C119]^3+[.$I$24]*[.A119]^4*[.C119]^3+[.$I$25]*[.C119]^4+[.$I$26]*[.A119]*[.C119]^4+[.$I$27]*[.A119]^2*[.C119]^4+[.$I$28]*[.A119]^3*[.C119]^4+[.$I$29]*[.A119]^4*[.C119]^4" office:value-type="float" office:value="153.269187353545">
            <text:p>153.27</text:p>
          </table:table-cell>
          <table:table-cell table:number-columns-repeated="8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5">
            <text:p>5</text:p>
          </table:table-cell>
          <table:table-cell table:formula="of:=1.01325*[.B120]" office:value-type="float" office:value="5.06625">
            <text:p>5.066250</text:p>
          </table:table-cell>
          <table:table-cell table:style-name="ce41" office:value-type="float" office:value="153.35">
            <text:p>153.35</text:p>
          </table:table-cell>
          <table:table-cell/>
          <table:table-cell table:style-name="ce41" table:formula="of:=[.$I$5]+[.$I$6]*[.A120]+[.$I$7]*[.A120]^2+[.$I$8]*[.A120]^3+[.$I$9]*[.A120]^4+[.$I$10]*[.C120]+[.$I$11]*[.A120]*[.C120]+[.$I$12]*[.A120]^2*[.C120]+[.$I$13]*[.A120]^3*[.C120]+[.$I$14]*[.A120]^4*[.C120]+[.$I$15]*[.C120]^2+[.$I$16]*[.A120]*[.C120]^2+[.$I$17]*[.A120]^2*[.C120]^2+[.$I$18]*[.A120]^3*[.C120]^2+[.$I$19]*[.A120]^4*[.C120]^2+[.$I$20]*[.C120]^3+[.$I$21]*[.A120]*[.C120]^3+[.$I$22]*[.A120]^2*[.C120]^3+[.$I$23]*[.A120]^3*[.C120]^3+[.$I$24]*[.A120]^4*[.C120]^3+[.$I$25]*[.C120]^4+[.$I$26]*[.A120]*[.C120]^4+[.$I$27]*[.A120]^2*[.C120]^4+[.$I$28]*[.A120]^3*[.C120]^4+[.$I$29]*[.A120]^4*[.C120]^4" office:value-type="float" office:value="153.360507900391">
            <text:p>153.36</text:p>
          </table:table-cell>
          <table:table-cell table:number-columns-repeated="8"/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5">
            <text:p>5</text:p>
          </table:table-cell>
          <table:table-cell table:formula="of:=1.01325*[.B121]" office:value-type="float" office:value="5.06625">
            <text:p>5.066250</text:p>
          </table:table-cell>
          <table:table-cell table:style-name="ce41" office:value-type="float" office:value="153.45">
            <text:p>153.45</text:p>
          </table:table-cell>
          <table:table-cell/>
          <table:table-cell table:style-name="ce41" table:formula="of:=[.$I$5]+[.$I$6]*[.A121]+[.$I$7]*[.A121]^2+[.$I$8]*[.A121]^3+[.$I$9]*[.A121]^4+[.$I$10]*[.C121]+[.$I$11]*[.A121]*[.C121]+[.$I$12]*[.A121]^2*[.C121]+[.$I$13]*[.A121]^3*[.C121]+[.$I$14]*[.A121]^4*[.C121]+[.$I$15]*[.C121]^2+[.$I$16]*[.A121]*[.C121]^2+[.$I$17]*[.A121]^2*[.C121]^2+[.$I$18]*[.A121]^3*[.C121]^2+[.$I$19]*[.A121]^4*[.C121]^2+[.$I$20]*[.C121]^3+[.$I$21]*[.A121]*[.C121]^3+[.$I$22]*[.A121]^2*[.C121]^3+[.$I$23]*[.A121]^3*[.C121]^3+[.$I$24]*[.A121]^4*[.C121]^3+[.$I$25]*[.C121]^4+[.$I$26]*[.A121]*[.C121]^4+[.$I$27]*[.A121]^2*[.C121]^4+[.$I$28]*[.A121]^3*[.C121]^4+[.$I$29]*[.A121]^4*[.C121]^4" office:value-type="float" office:value="153.465749312833">
            <text:p>153.47</text:p>
          </table:table-cell>
          <table:table-cell table:number-columns-repeated="8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5">
            <text:p>5</text:p>
          </table:table-cell>
          <table:table-cell table:formula="of:=1.01325*[.B122]" office:value-type="float" office:value="5.06625">
            <text:p>5.066250</text:p>
          </table:table-cell>
          <table:table-cell table:style-name="ce41" office:value-type="float" office:value="153.57">
            <text:p>153.57</text:p>
          </table:table-cell>
          <table:table-cell/>
          <table:table-cell table:style-name="ce41" table:formula="of:=[.$I$5]+[.$I$6]*[.A122]+[.$I$7]*[.A122]^2+[.$I$8]*[.A122]^3+[.$I$9]*[.A122]^4+[.$I$10]*[.C122]+[.$I$11]*[.A122]*[.C122]+[.$I$12]*[.A122]^2*[.C122]+[.$I$13]*[.A122]^3*[.C122]+[.$I$14]*[.A122]^4*[.C122]+[.$I$15]*[.C122]^2+[.$I$16]*[.A122]*[.C122]^2+[.$I$17]*[.A122]^2*[.C122]^2+[.$I$18]*[.A122]^3*[.C122]^2+[.$I$19]*[.A122]^4*[.C122]^2+[.$I$20]*[.C122]^3+[.$I$21]*[.A122]*[.C122]^3+[.$I$22]*[.A122]^2*[.C122]^3+[.$I$23]*[.A122]^3*[.C122]^3+[.$I$24]*[.A122]^4*[.C122]^3+[.$I$25]*[.C122]^4+[.$I$26]*[.A122]*[.C122]^4+[.$I$27]*[.A122]^2*[.C122]^4+[.$I$28]*[.A122]^3*[.C122]^4+[.$I$29]*[.A122]^4*[.C122]^4" office:value-type="float" office:value="153.586256467798">
            <text:p>153.59</text:p>
          </table:table-cell>
          <table:table-cell table:number-columns-repeated="8"/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5">
            <text:p>5</text:p>
          </table:table-cell>
          <table:table-cell table:formula="of:=1.01325*[.B123]" office:value-type="float" office:value="5.06625">
            <text:p>5.066250</text:p>
          </table:table-cell>
          <table:table-cell table:style-name="ce41" office:value-type="float" office:value="153.7">
            <text:p>153.70</text:p>
          </table:table-cell>
          <table:table-cell/>
          <table:table-cell table:style-name="ce41" table:formula="of:=[.$I$5]+[.$I$6]*[.A123]+[.$I$7]*[.A123]^2+[.$I$8]*[.A123]^3+[.$I$9]*[.A123]^4+[.$I$10]*[.C123]+[.$I$11]*[.A123]*[.C123]+[.$I$12]*[.A123]^2*[.C123]+[.$I$13]*[.A123]^3*[.C123]+[.$I$14]*[.A123]^4*[.C123]+[.$I$15]*[.C123]^2+[.$I$16]*[.A123]*[.C123]^2+[.$I$17]*[.A123]^2*[.C123]^2+[.$I$18]*[.A123]^3*[.C123]^2+[.$I$19]*[.A123]^4*[.C123]^2+[.$I$20]*[.C123]^3+[.$I$21]*[.A123]*[.C123]^3+[.$I$22]*[.A123]^2*[.C123]^3+[.$I$23]*[.A123]^3*[.C123]^3+[.$I$24]*[.A123]^4*[.C123]^3+[.$I$25]*[.C123]^4+[.$I$26]*[.A123]*[.C123]^4+[.$I$27]*[.A123]^2*[.C123]^4+[.$I$28]*[.A123]^3*[.C123]^4+[.$I$29]*[.A123]^4*[.C123]^4" office:value-type="float" office:value="153.7234354296">
            <text:p>153.72</text:p>
          </table:table-cell>
          <table:table-cell table:number-columns-repeated="8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5">
            <text:p>5</text:p>
          </table:table-cell>
          <table:table-cell table:formula="of:=1.01325*[.B124]" office:value-type="float" office:value="5.06625">
            <text:p>5.066250</text:p>
          </table:table-cell>
          <table:table-cell table:style-name="ce41" office:value-type="float" office:value="153.87">
            <text:p>153.87</text:p>
          </table:table-cell>
          <table:table-cell/>
          <table:table-cell table:style-name="ce41" table:formula="of:=[.$I$5]+[.$I$6]*[.A124]+[.$I$7]*[.A124]^2+[.$I$8]*[.A124]^3+[.$I$9]*[.A124]^4+[.$I$10]*[.C124]+[.$I$11]*[.A124]*[.C124]+[.$I$12]*[.A124]^2*[.C124]+[.$I$13]*[.A124]^3*[.C124]+[.$I$14]*[.A124]^4*[.C124]+[.$I$15]*[.C124]^2+[.$I$16]*[.A124]*[.C124]^2+[.$I$17]*[.A124]^2*[.C124]^2+[.$I$18]*[.A124]^3*[.C124]^2+[.$I$19]*[.A124]^4*[.C124]^2+[.$I$20]*[.C124]^3+[.$I$21]*[.A124]*[.C124]^3+[.$I$22]*[.A124]^2*[.C124]^3+[.$I$23]*[.A124]^3*[.C124]^3+[.$I$24]*[.A124]^4*[.C124]^3+[.$I$25]*[.C124]^4+[.$I$26]*[.A124]*[.C124]^4+[.$I$27]*[.A124]^2*[.C124]^4+[.$I$28]*[.A124]^3*[.C124]^4+[.$I$29]*[.A124]^4*[.C124]^4" office:value-type="float" office:value="153.878753449947">
            <text:p>153.88</text:p>
          </table:table-cell>
          <table:table-cell table:number-columns-repeated="8"/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5">
            <text:p>5</text:p>
          </table:table-cell>
          <table:table-cell table:formula="of:=1.01325*[.B125]" office:value-type="float" office:value="5.06625">
            <text:p>5.066250</text:p>
          </table:table-cell>
          <table:table-cell table:style-name="ce41" office:value-type="float" office:value="154.05">
            <text:p>154.05</text:p>
          </table:table-cell>
          <table:table-cell/>
          <table:table-cell table:style-name="ce41" table:formula="of:=[.$I$5]+[.$I$6]*[.A125]+[.$I$7]*[.A125]^2+[.$I$8]*[.A125]^3+[.$I$9]*[.A125]^4+[.$I$10]*[.C125]+[.$I$11]*[.A125]*[.C125]+[.$I$12]*[.A125]^2*[.C125]+[.$I$13]*[.A125]^3*[.C125]+[.$I$14]*[.A125]^4*[.C125]+[.$I$15]*[.C125]^2+[.$I$16]*[.A125]*[.C125]^2+[.$I$17]*[.A125]^2*[.C125]^2+[.$I$18]*[.A125]^3*[.C125]^2+[.$I$19]*[.A125]^4*[.C125]^2+[.$I$20]*[.C125]^3+[.$I$21]*[.A125]*[.C125]^3+[.$I$22]*[.A125]^2*[.C125]^3+[.$I$23]*[.A125]^3*[.C125]^3+[.$I$24]*[.A125]^4*[.C125]^3+[.$I$25]*[.C125]^4+[.$I$26]*[.A125]*[.C125]^4+[.$I$27]*[.A125]^2*[.C125]^4+[.$I$28]*[.A125]^3*[.C125]^4+[.$I$29]*[.A125]^4*[.C125]^4" office:value-type="float" office:value="154.053738967931">
            <text:p>154.05</text:p>
          </table:table-cell>
          <table:table-cell table:number-columns-repeated="8"/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5">
            <text:p>5</text:p>
          </table:table-cell>
          <table:table-cell table:formula="of:=1.01325*[.B126]" office:value-type="float" office:value="5.06625">
            <text:p>5.066250</text:p>
          </table:table-cell>
          <table:table-cell table:style-name="ce41" office:value-type="float" office:value="154.27">
            <text:p>154.27</text:p>
          </table:table-cell>
          <table:table-cell/>
          <table:table-cell table:style-name="ce41" table:formula="of:=[.$I$5]+[.$I$6]*[.A126]+[.$I$7]*[.A126]^2+[.$I$8]*[.A126]^3+[.$I$9]*[.A126]^4+[.$I$10]*[.C126]+[.$I$11]*[.A126]*[.C126]+[.$I$12]*[.A126]^2*[.C126]+[.$I$13]*[.A126]^3*[.C126]+[.$I$14]*[.A126]^4*[.C126]+[.$I$15]*[.C126]^2+[.$I$16]*[.A126]*[.C126]^2+[.$I$17]*[.A126]^2*[.C126]^2+[.$I$18]*[.A126]^3*[.C126]^2+[.$I$19]*[.A126]^4*[.C126]^2+[.$I$20]*[.C126]^3+[.$I$21]*[.A126]*[.C126]^3+[.$I$22]*[.A126]^2*[.C126]^3+[.$I$23]*[.A126]^3*[.C126]^3+[.$I$24]*[.A126]^4*[.C126]^3+[.$I$25]*[.C126]^4+[.$I$26]*[.A126]*[.C126]^4+[.$I$27]*[.A126]^2*[.C126]^4+[.$I$28]*[.A126]^3*[.C126]^4+[.$I$29]*[.A126]^4*[.C126]^4" office:value-type="float" office:value="154.249981610039">
            <text:p>154.25</text:p>
          </table:table-cell>
          <table:table-cell table:number-columns-repeated="8"/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7.5">
            <text:p>7.5</text:p>
          </table:table-cell>
          <table:table-cell table:formula="of:=1.01325*[.B127]" office:value-type="float" office:value="7.599375">
            <text:p>7.599375</text:p>
          </table:table-cell>
          <table:table-cell table:style-name="ce41" office:value-type="float" office:value="156.03">
            <text:p>156.03</text:p>
          </table:table-cell>
          <table:table-cell/>
          <table:table-cell table:style-name="ce41" table:formula="of:=[.$I$5]+[.$I$6]*[.A127]+[.$I$7]*[.A127]^2+[.$I$8]*[.A127]^3+[.$I$9]*[.A127]^4+[.$I$10]*[.C127]+[.$I$11]*[.A127]*[.C127]+[.$I$12]*[.A127]^2*[.C127]+[.$I$13]*[.A127]^3*[.C127]+[.$I$14]*[.A127]^4*[.C127]+[.$I$15]*[.C127]^2+[.$I$16]*[.A127]*[.C127]^2+[.$I$17]*[.A127]^2*[.C127]^2+[.$I$18]*[.A127]^3*[.C127]^2+[.$I$19]*[.A127]^4*[.C127]^2+[.$I$20]*[.C127]^3+[.$I$21]*[.A127]*[.C127]^3+[.$I$22]*[.A127]^2*[.C127]^3+[.$I$23]*[.A127]^3*[.C127]^3+[.$I$24]*[.A127]^4*[.C127]^3+[.$I$25]*[.C127]^4+[.$I$26]*[.A127]*[.C127]^4+[.$I$27]*[.A127]^2*[.C127]^4+[.$I$28]*[.A127]^3*[.C127]^4+[.$I$29]*[.A127]^4*[.C127]^4" office:value-type="float" office:value="156.056779600329">
            <text:p>156.06</text:p>
          </table:table-cell>
          <table:table-cell table:number-columns-repeated="8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7.5">
            <text:p>7.5</text:p>
          </table:table-cell>
          <table:table-cell table:formula="of:=1.01325*[.B128]" office:value-type="float" office:value="7.599375">
            <text:p>7.599375</text:p>
          </table:table-cell>
          <table:table-cell table:style-name="ce41" office:value-type="float" office:value="156.03">
            <text:p>156.03</text:p>
          </table:table-cell>
          <table:table-cell/>
          <table:table-cell table:style-name="ce41" table:formula="of:=[.$I$5]+[.$I$6]*[.A128]+[.$I$7]*[.A128]^2+[.$I$8]*[.A128]^3+[.$I$9]*[.A128]^4+[.$I$10]*[.C128]+[.$I$11]*[.A128]*[.C128]+[.$I$12]*[.A128]^2*[.C128]+[.$I$13]*[.A128]^3*[.C128]+[.$I$14]*[.A128]^4*[.C128]+[.$I$15]*[.C128]^2+[.$I$16]*[.A128]*[.C128]^2+[.$I$17]*[.A128]^2*[.C128]^2+[.$I$18]*[.A128]^3*[.C128]^2+[.$I$19]*[.A128]^4*[.C128]^2+[.$I$20]*[.C128]^3+[.$I$21]*[.A128]*[.C128]^3+[.$I$22]*[.A128]^2*[.C128]^3+[.$I$23]*[.A128]^3*[.C128]^3+[.$I$24]*[.A128]^4*[.C128]^3+[.$I$25]*[.C128]^4+[.$I$26]*[.A128]*[.C128]^4+[.$I$27]*[.A128]^2*[.C128]^4+[.$I$28]*[.A128]^3*[.C128]^4+[.$I$29]*[.A128]^4*[.C128]^4" office:value-type="float" office:value="156.044467152489">
            <text:p>156.04</text:p>
          </table:table-cell>
          <table:table-cell table:number-columns-repeated="8"/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7.5">
            <text:p>7.5</text:p>
          </table:table-cell>
          <table:table-cell table:formula="of:=1.01325*[.B129]" office:value-type="float" office:value="7.599375">
            <text:p>7.599375</text:p>
          </table:table-cell>
          <table:table-cell table:style-name="ce41" office:value-type="float" office:value="156.03">
            <text:p>156.03</text:p>
          </table:table-cell>
          <table:table-cell/>
          <table:table-cell table:style-name="ce41" table:formula="of:=[.$I$5]+[.$I$6]*[.A129]+[.$I$7]*[.A129]^2+[.$I$8]*[.A129]^3+[.$I$9]*[.A129]^4+[.$I$10]*[.C129]+[.$I$11]*[.A129]*[.C129]+[.$I$12]*[.A129]^2*[.C129]+[.$I$13]*[.A129]^3*[.C129]+[.$I$14]*[.A129]^4*[.C129]+[.$I$15]*[.C129]^2+[.$I$16]*[.A129]*[.C129]^2+[.$I$17]*[.A129]^2*[.C129]^2+[.$I$18]*[.A129]^3*[.C129]^2+[.$I$19]*[.A129]^4*[.C129]^2+[.$I$20]*[.C129]^3+[.$I$21]*[.A129]*[.C129]^3+[.$I$22]*[.A129]^2*[.C129]^3+[.$I$23]*[.A129]^3*[.C129]^3+[.$I$24]*[.A129]^4*[.C129]^3+[.$I$25]*[.C129]^4+[.$I$26]*[.A129]*[.C129]^4+[.$I$27]*[.A129]^2*[.C129]^4+[.$I$28]*[.A129]^3*[.C129]^4+[.$I$29]*[.A129]^4*[.C129]^4" office:value-type="float" office:value="156.036194178024">
            <text:p>156.04</text:p>
          </table:table-cell>
          <table:table-cell table:number-columns-repeated="8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7.5">
            <text:p>7.5</text:p>
          </table:table-cell>
          <table:table-cell table:formula="of:=1.01325*[.B130]" office:value-type="float" office:value="7.599375">
            <text:p>7.599375</text:p>
          </table:table-cell>
          <table:table-cell table:style-name="ce41" office:value-type="float" office:value="156.03">
            <text:p>156.03</text:p>
          </table:table-cell>
          <table:table-cell/>
          <table:table-cell table:style-name="ce41" table:formula="of:=[.$I$5]+[.$I$6]*[.A130]+[.$I$7]*[.A130]^2+[.$I$8]*[.A130]^3+[.$I$9]*[.A130]^4+[.$I$10]*[.C130]+[.$I$11]*[.A130]*[.C130]+[.$I$12]*[.A130]^2*[.C130]+[.$I$13]*[.A130]^3*[.C130]+[.$I$14]*[.A130]^4*[.C130]+[.$I$15]*[.C130]^2+[.$I$16]*[.A130]*[.C130]^2+[.$I$17]*[.A130]^2*[.C130]^2+[.$I$18]*[.A130]^3*[.C130]^2+[.$I$19]*[.A130]^4*[.C130]^2+[.$I$20]*[.C130]^3+[.$I$21]*[.A130]*[.C130]^3+[.$I$22]*[.A130]^2*[.C130]^3+[.$I$23]*[.A130]^3*[.C130]^3+[.$I$24]*[.A130]^4*[.C130]^3+[.$I$25]*[.C130]^4+[.$I$26]*[.A130]*[.C130]^4+[.$I$27]*[.A130]^2*[.C130]^4+[.$I$28]*[.A130]^3*[.C130]^4+[.$I$29]*[.A130]^4*[.C130]^4" office:value-type="float" office:value="156.031175198835">
            <text:p>156.03</text:p>
          </table:table-cell>
          <table:table-cell table:number-columns-repeated="8"/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7.5">
            <text:p>7.5</text:p>
          </table:table-cell>
          <table:table-cell table:formula="of:=1.01325*[.B131]" office:value-type="float" office:value="7.599375">
            <text:p>7.599375</text:p>
          </table:table-cell>
          <table:table-cell table:style-name="ce41" office:value-type="float" office:value="156.03">
            <text:p>156.03</text:p>
          </table:table-cell>
          <table:table-cell/>
          <table:table-cell table:style-name="ce41" table:formula="of:=[.$I$5]+[.$I$6]*[.A131]+[.$I$7]*[.A131]^2+[.$I$8]*[.A131]^3+[.$I$9]*[.A131]^4+[.$I$10]*[.C131]+[.$I$11]*[.A131]*[.C131]+[.$I$12]*[.A131]^2*[.C131]+[.$I$13]*[.A131]^3*[.C131]+[.$I$14]*[.A131]^4*[.C131]+[.$I$15]*[.C131]^2+[.$I$16]*[.A131]*[.C131]^2+[.$I$17]*[.A131]^2*[.C131]^2+[.$I$18]*[.A131]^3*[.C131]^2+[.$I$19]*[.A131]^4*[.C131]^2+[.$I$20]*[.C131]^3+[.$I$21]*[.A131]*[.C131]^3+[.$I$22]*[.A131]^2*[.C131]^3+[.$I$23]*[.A131]^3*[.C131]^3+[.$I$24]*[.A131]^4*[.C131]^3+[.$I$25]*[.C131]^4+[.$I$26]*[.A131]*[.C131]^4+[.$I$27]*[.A131]^2*[.C131]^4+[.$I$28]*[.A131]^3*[.C131]^4+[.$I$29]*[.A131]^4*[.C131]^4" office:value-type="float" office:value="156.028703589185">
            <text:p>156.03</text:p>
          </table:table-cell>
          <table:table-cell table:number-columns-repeated="8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7.5">
            <text:p>7.5</text:p>
          </table:table-cell>
          <table:table-cell table:formula="of:=1.01325*[.B132]" office:value-type="float" office:value="7.599375">
            <text:p>7.599375</text:p>
          </table:table-cell>
          <table:table-cell table:style-name="ce41" office:value-type="float" office:value="156.03">
            <text:p>156.03</text:p>
          </table:table-cell>
          <table:table-cell/>
          <table:table-cell table:style-name="ce41" table:formula="of:=[.$I$5]+[.$I$6]*[.A132]+[.$I$7]*[.A132]^2+[.$I$8]*[.A132]^3+[.$I$9]*[.A132]^4+[.$I$10]*[.C132]+[.$I$11]*[.A132]*[.C132]+[.$I$12]*[.A132]^2*[.C132]+[.$I$13]*[.A132]^3*[.C132]+[.$I$14]*[.A132]^4*[.C132]+[.$I$15]*[.C132]^2+[.$I$16]*[.A132]*[.C132]^2+[.$I$17]*[.A132]^2*[.C132]^2+[.$I$18]*[.A132]^3*[.C132]^2+[.$I$19]*[.A132]^4*[.C132]^2+[.$I$20]*[.C132]^3+[.$I$21]*[.A132]*[.C132]^3+[.$I$22]*[.A132]^2*[.C132]^3+[.$I$23]*[.A132]^3*[.C132]^3+[.$I$24]*[.A132]^4*[.C132]^3+[.$I$25]*[.C132]^4+[.$I$26]*[.A132]*[.C132]^4+[.$I$27]*[.A132]^2*[.C132]^4+[.$I$28]*[.A132]^3*[.C132]^4+[.$I$29]*[.A132]^4*[.C132]^4" office:value-type="float" office:value="156.028151575701">
            <text:p>156.03</text:p>
          </table:table-cell>
          <table:table-cell table:number-columns-repeated="8"/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7.5">
            <text:p>7.5</text:p>
          </table:table-cell>
          <table:table-cell table:formula="of:=1.01325*[.B133]" office:value-type="float" office:value="7.599375">
            <text:p>7.599375</text:p>
          </table:table-cell>
          <table:table-cell table:style-name="ce41" office:value-type="float" office:value="156.03">
            <text:p>156.03</text:p>
          </table:table-cell>
          <table:table-cell/>
          <table:table-cell table:style-name="ce41" table:formula="of:=[.$I$5]+[.$I$6]*[.A133]+[.$I$7]*[.A133]^2+[.$I$8]*[.A133]^3+[.$I$9]*[.A133]^4+[.$I$10]*[.C133]+[.$I$11]*[.A133]*[.C133]+[.$I$12]*[.A133]^2*[.C133]+[.$I$13]*[.A133]^3*[.C133]+[.$I$14]*[.A133]^4*[.C133]+[.$I$15]*[.C133]^2+[.$I$16]*[.A133]*[.C133]^2+[.$I$17]*[.A133]^2*[.C133]^2+[.$I$18]*[.A133]^3*[.C133]^2+[.$I$19]*[.A133]^4*[.C133]^2+[.$I$20]*[.C133]^3+[.$I$21]*[.A133]*[.C133]^3+[.$I$22]*[.A133]^2*[.C133]^3+[.$I$23]*[.A133]^3*[.C133]^3+[.$I$24]*[.A133]^4*[.C133]^3+[.$I$25]*[.C133]^4+[.$I$26]*[.A133]*[.C133]^4+[.$I$27]*[.A133]^2*[.C133]^4+[.$I$28]*[.A133]^3*[.C133]^4+[.$I$29]*[.A133]^4*[.C133]^4" office:value-type="float" office:value="156.028970237369">
            <text:p>156.03</text:p>
          </table:table-cell>
          <table:table-cell table:number-columns-repeated="8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7.5">
            <text:p>7.5</text:p>
          </table:table-cell>
          <table:table-cell table:formula="of:=1.01325*[.B134]" office:value-type="float" office:value="7.599375">
            <text:p>7.599375</text:p>
          </table:table-cell>
          <table:table-cell table:style-name="ce41" office:value-type="float" office:value="156.03">
            <text:p>156.03</text:p>
          </table:table-cell>
          <table:table-cell/>
          <table:table-cell table:style-name="ce41" table:formula="of:=[.$I$5]+[.$I$6]*[.A134]+[.$I$7]*[.A134]^2+[.$I$8]*[.A134]^3+[.$I$9]*[.A134]^4+[.$I$10]*[.C134]+[.$I$11]*[.A134]*[.C134]+[.$I$12]*[.A134]^2*[.C134]+[.$I$13]*[.A134]^3*[.C134]+[.$I$14]*[.A134]^4*[.C134]+[.$I$15]*[.C134]^2+[.$I$16]*[.A134]*[.C134]^2+[.$I$17]*[.A134]^2*[.C134]^2+[.$I$18]*[.A134]^3*[.C134]^2+[.$I$19]*[.A134]^4*[.C134]^2+[.$I$20]*[.C134]^3+[.$I$21]*[.A134]*[.C134]^3+[.$I$22]*[.A134]^2*[.C134]^3+[.$I$23]*[.A134]^3*[.C134]^3+[.$I$24]*[.A134]^4*[.C134]^3+[.$I$25]*[.C134]^4+[.$I$26]*[.A134]*[.C134]^4+[.$I$27]*[.A134]^2*[.C134]^4+[.$I$28]*[.A134]^3*[.C134]^4+[.$I$29]*[.A134]^4*[.C134]^4" office:value-type="float" office:value="156.03068950554">
            <text:p>156.03</text:p>
          </table:table-cell>
          <table:table-cell table:number-columns-repeated="8"/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7.5">
            <text:p>7.5</text:p>
          </table:table-cell>
          <table:table-cell table:formula="of:=1.01325*[.B135]" office:value-type="float" office:value="7.599375">
            <text:p>7.599375</text:p>
          </table:table-cell>
          <table:table-cell table:style-name="ce41" office:value-type="float" office:value="156.03">
            <text:p>156.03</text:p>
          </table:table-cell>
          <table:table-cell/>
          <table:table-cell table:style-name="ce41" table:formula="of:=[.$I$5]+[.$I$6]*[.A135]+[.$I$7]*[.A135]^2+[.$I$8]*[.A135]^3+[.$I$9]*[.A135]^4+[.$I$10]*[.C135]+[.$I$11]*[.A135]*[.C135]+[.$I$12]*[.A135]^2*[.C135]+[.$I$13]*[.A135]^3*[.C135]+[.$I$14]*[.A135]^4*[.C135]+[.$I$15]*[.C135]^2+[.$I$16]*[.A135]*[.C135]^2+[.$I$17]*[.A135]^2*[.C135]^2+[.$I$18]*[.A135]^3*[.C135]^2+[.$I$19]*[.A135]^4*[.C135]^2+[.$I$20]*[.C135]^3+[.$I$21]*[.A135]*[.C135]^3+[.$I$22]*[.A135]^2*[.C135]^3+[.$I$23]*[.A135]^3*[.C135]^3+[.$I$24]*[.A135]^4*[.C135]^3+[.$I$25]*[.C135]^4+[.$I$26]*[.A135]*[.C135]^4+[.$I$27]*[.A135]^2*[.C135]^4+[.$I$28]*[.A135]^3*[.C135]^4+[.$I$29]*[.A135]^4*[.C135]^4" office:value-type="float" office:value="156.032918163925">
            <text:p>156.03</text:p>
          </table:table-cell>
          <table:table-cell table:number-columns-repeated="8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7.5">
            <text:p>7.5</text:p>
          </table:table-cell>
          <table:table-cell table:formula="of:=1.01325*[.B136]" office:value-type="float" office:value="7.599375">
            <text:p>7.599375</text:p>
          </table:table-cell>
          <table:table-cell table:style-name="ce41" office:value-type="float" office:value="156.03">
            <text:p>156.03</text:p>
          </table:table-cell>
          <table:table-cell/>
          <table:table-cell table:style-name="ce41" table:formula="of:=[.$I$5]+[.$I$6]*[.A136]+[.$I$7]*[.A136]^2+[.$I$8]*[.A136]^3+[.$I$9]*[.A136]^4+[.$I$10]*[.C136]+[.$I$11]*[.A136]*[.C136]+[.$I$12]*[.A136]^2*[.C136]+[.$I$13]*[.A136]^3*[.C136]+[.$I$14]*[.A136]^4*[.C136]+[.$I$15]*[.C136]^2+[.$I$16]*[.A136]*[.C136]^2+[.$I$17]*[.A136]^2*[.C136]^2+[.$I$18]*[.A136]^3*[.C136]^2+[.$I$19]*[.A136]^4*[.C136]^2+[.$I$20]*[.C136]^3+[.$I$21]*[.A136]*[.C136]^3+[.$I$22]*[.A136]^2*[.C136]^3+[.$I$23]*[.A136]^3*[.C136]^3+[.$I$24]*[.A136]^4*[.C136]^3+[.$I$25]*[.C136]^4+[.$I$26]*[.A136]*[.C136]^4+[.$I$27]*[.A136]^2*[.C136]^4+[.$I$28]*[.A136]^3*[.C136]^4+[.$I$29]*[.A136]^4*[.C136]^4" office:value-type="float" office:value="156.035343848596">
            <text:p>156.04</text:p>
          </table:table-cell>
          <table:table-cell table:number-columns-repeated="8"/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7.5">
            <text:p>7.5</text:p>
          </table:table-cell>
          <table:table-cell table:formula="of:=1.01325*[.B137]" office:value-type="float" office:value="7.599375">
            <text:p>7.599375</text:p>
          </table:table-cell>
          <table:table-cell table:style-name="ce41" office:value-type="float" office:value="156.03">
            <text:p>156.03</text:p>
          </table:table-cell>
          <table:table-cell/>
          <table:table-cell table:style-name="ce41" table:formula="of:=[.$I$5]+[.$I$6]*[.A137]+[.$I$7]*[.A137]^2+[.$I$8]*[.A137]^3+[.$I$9]*[.A137]^4+[.$I$10]*[.C137]+[.$I$11]*[.A137]*[.C137]+[.$I$12]*[.A137]^2*[.C137]+[.$I$13]*[.A137]^3*[.C137]+[.$I$14]*[.A137]^4*[.C137]+[.$I$15]*[.C137]^2+[.$I$16]*[.A137]*[.C137]^2+[.$I$17]*[.A137]^2*[.C137]^2+[.$I$18]*[.A137]^3*[.C137]^2+[.$I$19]*[.A137]^4*[.C137]^2+[.$I$20]*[.C137]^3+[.$I$21]*[.A137]*[.C137]^3+[.$I$22]*[.A137]^2*[.C137]^3+[.$I$23]*[.A137]^3*[.C137]^3+[.$I$24]*[.A137]^4*[.C137]^3+[.$I$25]*[.C137]^4+[.$I$26]*[.A137]*[.C137]^4+[.$I$27]*[.A137]^2*[.C137]^4+[.$I$28]*[.A137]^3*[.C137]^4+[.$I$29]*[.A137]^4*[.C137]^4" office:value-type="float" office:value="156.03773304799">
            <text:p>156.04</text:p>
          </table:table-cell>
          <table:table-cell table:number-columns-repeated="8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7.5">
            <text:p>7.5</text:p>
          </table:table-cell>
          <table:table-cell table:formula="of:=1.01325*[.B138]" office:value-type="float" office:value="7.599375">
            <text:p>7.599375</text:p>
          </table:table-cell>
          <table:table-cell table:style-name="ce41" office:value-type="float" office:value="156.03">
            <text:p>156.03</text:p>
          </table:table-cell>
          <table:table-cell/>
          <table:table-cell table:style-name="ce41" table:formula="of:=[.$I$5]+[.$I$6]*[.A138]+[.$I$7]*[.A138]^2+[.$I$8]*[.A138]^3+[.$I$9]*[.A138]^4+[.$I$10]*[.C138]+[.$I$11]*[.A138]*[.C138]+[.$I$12]*[.A138]^2*[.C138]+[.$I$13]*[.A138]^3*[.C138]+[.$I$14]*[.A138]^4*[.C138]+[.$I$15]*[.C138]^2+[.$I$16]*[.A138]*[.C138]^2+[.$I$17]*[.A138]^2*[.C138]^2+[.$I$18]*[.A138]^3*[.C138]^2+[.$I$19]*[.A138]^4*[.C138]^2+[.$I$20]*[.C138]^3+[.$I$21]*[.A138]*[.C138]^3+[.$I$22]*[.A138]^2*[.C138]^3+[.$I$23]*[.A138]^3*[.C138]^3+[.$I$24]*[.A138]^4*[.C138]^3+[.$I$25]*[.C138]^4+[.$I$26]*[.A138]*[.C138]^4+[.$I$27]*[.A138]^2*[.C138]^4+[.$I$28]*[.A138]^3*[.C138]^4+[.$I$29]*[.A138]^4*[.C138]^4" office:value-type="float" office:value="156.039931102904">
            <text:p>156.04</text:p>
          </table:table-cell>
          <table:table-cell table:number-columns-repeated="8"/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7.5">
            <text:p>7.5</text:p>
          </table:table-cell>
          <table:table-cell table:formula="of:=1.01325*[.B139]" office:value-type="float" office:value="7.599375">
            <text:p>7.599375</text:p>
          </table:table-cell>
          <table:table-cell table:style-name="ce41" office:value-type="float" office:value="156.02">
            <text:p>156.02</text:p>
          </table:table-cell>
          <table:table-cell/>
          <table:table-cell table:style-name="ce41" table:formula="of:=[.$I$5]+[.$I$6]*[.A139]+[.$I$7]*[.A139]^2+[.$I$8]*[.A139]^3+[.$I$9]*[.A139]^4+[.$I$10]*[.C139]+[.$I$11]*[.A139]*[.C139]+[.$I$12]*[.A139]^2*[.C139]+[.$I$13]*[.A139]^3*[.C139]+[.$I$14]*[.A139]^4*[.C139]+[.$I$15]*[.C139]^2+[.$I$16]*[.A139]*[.C139]^2+[.$I$17]*[.A139]^2*[.C139]^2+[.$I$18]*[.A139]^3*[.C139]^2+[.$I$19]*[.A139]^4*[.C139]^2+[.$I$20]*[.C139]^3+[.$I$21]*[.A139]*[.C139]^3+[.$I$22]*[.A139]^2*[.C139]^3+[.$I$23]*[.A139]^3*[.C139]^3+[.$I$24]*[.A139]^4*[.C139]^3+[.$I$25]*[.C139]^4+[.$I$26]*[.A139]*[.C139]^4+[.$I$27]*[.A139]^2*[.C139]^4+[.$I$28]*[.A139]^3*[.C139]^4+[.$I$29]*[.A139]^4*[.C139]^4" office:value-type="float" office:value="156.041862206497">
            <text:p>156.04</text:p>
          </table:table-cell>
          <table:table-cell table:number-columns-repeated="8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7.5">
            <text:p>7.5</text:p>
          </table:table-cell>
          <table:table-cell table:formula="of:=1.01325*[.B140]" office:value-type="float" office:value="7.599375">
            <text:p>7.599375</text:p>
          </table:table-cell>
          <table:table-cell table:style-name="ce41" office:value-type="float" office:value="156.02">
            <text:p>156.02</text:p>
          </table:table-cell>
          <table:table-cell/>
          <table:table-cell table:style-name="ce41" table:formula="of:=[.$I$5]+[.$I$6]*[.A140]+[.$I$7]*[.A140]^2+[.$I$8]*[.A140]^3+[.$I$9]*[.A140]^4+[.$I$10]*[.C140]+[.$I$11]*[.A140]*[.C140]+[.$I$12]*[.A140]^2*[.C140]+[.$I$13]*[.A140]^3*[.C140]+[.$I$14]*[.A140]^4*[.C140]+[.$I$15]*[.C140]^2+[.$I$16]*[.A140]*[.C140]^2+[.$I$17]*[.A140]^2*[.C140]^2+[.$I$18]*[.A140]^3*[.C140]^2+[.$I$19]*[.A140]^4*[.C140]^2+[.$I$20]*[.C140]^3+[.$I$21]*[.A140]*[.C140]^3+[.$I$22]*[.A140]^2*[.C140]^3+[.$I$23]*[.A140]^3*[.C140]^3+[.$I$24]*[.A140]^4*[.C140]^3+[.$I$25]*[.C140]^4+[.$I$26]*[.A140]*[.C140]^4+[.$I$27]*[.A140]^2*[.C140]^4+[.$I$28]*[.A140]^3*[.C140]^4+[.$I$29]*[.A140]^4*[.C140]^4" office:value-type="float" office:value="156.04352940429">
            <text:p>156.04</text:p>
          </table:table-cell>
          <table:table-cell table:number-columns-repeated="8"/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7.5">
            <text:p>7.5</text:p>
          </table:table-cell>
          <table:table-cell table:formula="of:=1.01325*[.B141]" office:value-type="float" office:value="7.599375">
            <text:p>7.599375</text:p>
          </table:table-cell>
          <table:table-cell table:style-name="ce41" office:value-type="float" office:value="156.02">
            <text:p>156.02</text:p>
          </table:table-cell>
          <table:table-cell/>
          <table:table-cell table:style-name="ce41" table:formula="of:=[.$I$5]+[.$I$6]*[.A141]+[.$I$7]*[.A141]^2+[.$I$8]*[.A141]^3+[.$I$9]*[.A141]^4+[.$I$10]*[.C141]+[.$I$11]*[.A141]*[.C141]+[.$I$12]*[.A141]^2*[.C141]+[.$I$13]*[.A141]^3*[.C141]+[.$I$14]*[.A141]^4*[.C141]+[.$I$15]*[.C141]^2+[.$I$16]*[.A141]*[.C141]^2+[.$I$17]*[.A141]^2*[.C141]^2+[.$I$18]*[.A141]^3*[.C141]^2+[.$I$19]*[.A141]^4*[.C141]^2+[.$I$20]*[.C141]^3+[.$I$21]*[.A141]*[.C141]^3+[.$I$22]*[.A141]^2*[.C141]^3+[.$I$23]*[.A141]^3*[.C141]^3+[.$I$24]*[.A141]^4*[.C141]^3+[.$I$25]*[.C141]^4+[.$I$26]*[.A141]*[.C141]^4+[.$I$27]*[.A141]^2*[.C141]^4+[.$I$28]*[.A141]^3*[.C141]^4+[.$I$29]*[.A141]^4*[.C141]^4" office:value-type="float" office:value="156.045014594167">
            <text:p>156.05</text:p>
          </table:table-cell>
          <table:table-cell table:number-columns-repeated="8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7.5">
            <text:p>7.5</text:p>
          </table:table-cell>
          <table:table-cell table:formula="of:=1.01325*[.B142]" office:value-type="float" office:value="7.599375">
            <text:p>7.599375</text:p>
          </table:table-cell>
          <table:table-cell table:style-name="ce41" office:value-type="float" office:value="156.03">
            <text:p>156.03</text:p>
          </table:table-cell>
          <table:table-cell/>
          <table:table-cell table:style-name="ce41" table:formula="of:=[.$I$5]+[.$I$6]*[.A142]+[.$I$7]*[.A142]^2+[.$I$8]*[.A142]^3+[.$I$9]*[.A142]^4+[.$I$10]*[.C142]+[.$I$11]*[.A142]*[.C142]+[.$I$12]*[.A142]^2*[.C142]+[.$I$13]*[.A142]^3*[.C142]+[.$I$14]*[.A142]^4*[.C142]+[.$I$15]*[.C142]^2+[.$I$16]*[.A142]*[.C142]^2+[.$I$17]*[.A142]^2*[.C142]^2+[.$I$18]*[.A142]^3*[.C142]^2+[.$I$19]*[.A142]^4*[.C142]^2+[.$I$20]*[.C142]^3+[.$I$21]*[.A142]*[.C142]^3+[.$I$22]*[.A142]^2*[.C142]^3+[.$I$23]*[.A142]^3*[.C142]^3+[.$I$24]*[.A142]^4*[.C142]^3+[.$I$25]*[.C142]^4+[.$I$26]*[.A142]*[.C142]^4+[.$I$27]*[.A142]^2*[.C142]^4+[.$I$28]*[.A142]^3*[.C142]^4+[.$I$29]*[.A142]^4*[.C142]^4" office:value-type="float" office:value="156.046478526373">
            <text:p>156.05</text:p>
          </table:table-cell>
          <table:table-cell table:number-columns-repeated="8"/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7.5">
            <text:p>7.5</text:p>
          </table:table-cell>
          <table:table-cell table:formula="of:=1.01325*[.B143]" office:value-type="float" office:value="7.599375">
            <text:p>7.599375</text:p>
          </table:table-cell>
          <table:table-cell table:style-name="ce41" office:value-type="float" office:value="156.03">
            <text:p>156.03</text:p>
          </table:table-cell>
          <table:table-cell/>
          <table:table-cell table:style-name="ce41" table:formula="of:=[.$I$5]+[.$I$6]*[.A143]+[.$I$7]*[.A143]^2+[.$I$8]*[.A143]^3+[.$I$9]*[.A143]^4+[.$I$10]*[.C143]+[.$I$11]*[.A143]*[.C143]+[.$I$12]*[.A143]^2*[.C143]+[.$I$13]*[.A143]^3*[.C143]+[.$I$14]*[.A143]^4*[.C143]+[.$I$15]*[.C143]^2+[.$I$16]*[.A143]*[.C143]^2+[.$I$17]*[.A143]^2*[.C143]^2+[.$I$18]*[.A143]^3*[.C143]^2+[.$I$19]*[.A143]^4*[.C143]^2+[.$I$20]*[.C143]^3+[.$I$21]*[.A143]*[.C143]^3+[.$I$22]*[.A143]^2*[.C143]^3+[.$I$23]*[.A143]^3*[.C143]^3+[.$I$24]*[.A143]^4*[.C143]^3+[.$I$25]*[.C143]^4+[.$I$26]*[.A143]*[.C143]^4+[.$I$27]*[.A143]^2*[.C143]^4+[.$I$28]*[.A143]^3*[.C143]^4+[.$I$29]*[.A143]^4*[.C143]^4" office:value-type="float" office:value="156.048160803516">
            <text:p>156.05</text:p>
          </table:table-cell>
          <table:table-cell table:number-columns-repeated="8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7.5">
            <text:p>7.5</text:p>
          </table:table-cell>
          <table:table-cell table:formula="of:=1.01325*[.B144]" office:value-type="float" office:value="7.599375">
            <text:p>7.599375</text:p>
          </table:table-cell>
          <table:table-cell table:style-name="ce41" office:value-type="float" office:value="156.03">
            <text:p>156.03</text:p>
          </table:table-cell>
          <table:table-cell/>
          <table:table-cell table:style-name="ce41" table:formula="of:=[.$I$5]+[.$I$6]*[.A144]+[.$I$7]*[.A144]^2+[.$I$8]*[.A144]^3+[.$I$9]*[.A144]^4+[.$I$10]*[.C144]+[.$I$11]*[.A144]*[.C144]+[.$I$12]*[.A144]^2*[.C144]+[.$I$13]*[.A144]^3*[.C144]+[.$I$14]*[.A144]^4*[.C144]+[.$I$15]*[.C144]^2+[.$I$16]*[.A144]*[.C144]^2+[.$I$17]*[.A144]^2*[.C144]^2+[.$I$18]*[.A144]^3*[.C144]^2+[.$I$19]*[.A144]^4*[.C144]^2+[.$I$20]*[.C144]^3+[.$I$21]*[.A144]*[.C144]^3+[.$I$22]*[.A144]^2*[.C144]^3+[.$I$23]*[.A144]^3*[.C144]^3+[.$I$24]*[.A144]^4*[.C144]^3+[.$I$25]*[.C144]^4+[.$I$26]*[.A144]*[.C144]^4+[.$I$27]*[.A144]^2*[.C144]^4+[.$I$28]*[.A144]^3*[.C144]^4+[.$I$29]*[.A144]^4*[.C144]^4" office:value-type="float" office:value="156.050379880563">
            <text:p>156.05</text:p>
          </table:table-cell>
          <table:table-cell table:number-columns-repeated="8"/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7.5">
            <text:p>7.5</text:p>
          </table:table-cell>
          <table:table-cell table:formula="of:=1.01325*[.B145]" office:value-type="float" office:value="7.599375">
            <text:p>7.599375</text:p>
          </table:table-cell>
          <table:table-cell table:style-name="ce41" office:value-type="float" office:value="156.04">
            <text:p>156.04</text:p>
          </table:table-cell>
          <table:table-cell/>
          <table:table-cell table:style-name="ce41" table:formula="of:=[.$I$5]+[.$I$6]*[.A145]+[.$I$7]*[.A145]^2+[.$I$8]*[.A145]^3+[.$I$9]*[.A145]^4+[.$I$10]*[.C145]+[.$I$11]*[.A145]*[.C145]+[.$I$12]*[.A145]^2*[.C145]+[.$I$13]*[.A145]^3*[.C145]+[.$I$14]*[.A145]^4*[.C145]+[.$I$15]*[.C145]^2+[.$I$16]*[.A145]*[.C145]^2+[.$I$17]*[.A145]^2*[.C145]^2+[.$I$18]*[.A145]^3*[.C145]^2+[.$I$19]*[.A145]^4*[.C145]^2+[.$I$20]*[.C145]^3+[.$I$21]*[.A145]*[.C145]^3+[.$I$22]*[.A145]^2*[.C145]^3+[.$I$23]*[.A145]^3*[.C145]^3+[.$I$24]*[.A145]^4*[.C145]^3+[.$I$25]*[.C145]^4+[.$I$26]*[.A145]*[.C145]^4+[.$I$27]*[.A145]^2*[.C145]^4+[.$I$28]*[.A145]^3*[.C145]^4+[.$I$29]*[.A145]^4*[.C145]^4" office:value-type="float" office:value="156.053533064848">
            <text:p>156.05</text:p>
          </table:table-cell>
          <table:table-cell table:number-columns-repeated="8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7.5">
            <text:p>7.5</text:p>
          </table:table-cell>
          <table:table-cell table:formula="of:=1.01325*[.B146]" office:value-type="float" office:value="7.599375">
            <text:p>7.599375</text:p>
          </table:table-cell>
          <table:table-cell table:style-name="ce41" office:value-type="float" office:value="156.04">
            <text:p>156.04</text:p>
          </table:table-cell>
          <table:table-cell/>
          <table:table-cell table:style-name="ce41" table:formula="of:=[.$I$5]+[.$I$6]*[.A146]+[.$I$7]*[.A146]^2+[.$I$8]*[.A146]^3+[.$I$9]*[.A146]^4+[.$I$10]*[.C146]+[.$I$11]*[.A146]*[.C146]+[.$I$12]*[.A146]^2*[.C146]+[.$I$13]*[.A146]^3*[.C146]+[.$I$14]*[.A146]^4*[.C146]+[.$I$15]*[.C146]^2+[.$I$16]*[.A146]*[.C146]^2+[.$I$17]*[.A146]^2*[.C146]^2+[.$I$18]*[.A146]^3*[.C146]^2+[.$I$19]*[.A146]^4*[.C146]^2+[.$I$20]*[.C146]^3+[.$I$21]*[.A146]*[.C146]^3+[.$I$22]*[.A146]^2*[.C146]^3+[.$I$23]*[.A146]^3*[.C146]^3+[.$I$24]*[.A146]^4*[.C146]^3+[.$I$25]*[.C146]^4+[.$I$26]*[.A146]*[.C146]^4+[.$I$27]*[.A146]^2*[.C146]^4+[.$I$28]*[.A146]^3*[.C146]^4+[.$I$29]*[.A146]^4*[.C146]^4" office:value-type="float" office:value="156.058096516062">
            <text:p>156.06</text:p>
          </table:table-cell>
          <table:table-cell table:number-columns-repeated="8"/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7.5">
            <text:p>7.5</text:p>
          </table:table-cell>
          <table:table-cell table:formula="of:=1.01325*[.B147]" office:value-type="float" office:value="7.599375">
            <text:p>7.599375</text:p>
          </table:table-cell>
          <table:table-cell table:style-name="ce41" office:value-type="float" office:value="156.05">
            <text:p>156.05</text:p>
          </table:table-cell>
          <table:table-cell/>
          <table:table-cell table:style-name="ce41" table:formula="of:=[.$I$5]+[.$I$6]*[.A147]+[.$I$7]*[.A147]^2+[.$I$8]*[.A147]^3+[.$I$9]*[.A147]^4+[.$I$10]*[.C147]+[.$I$11]*[.A147]*[.C147]+[.$I$12]*[.A147]^2*[.C147]+[.$I$13]*[.A147]^3*[.C147]+[.$I$14]*[.A147]^4*[.C147]+[.$I$15]*[.C147]^2+[.$I$16]*[.A147]*[.C147]^2+[.$I$17]*[.A147]^2*[.C147]^2+[.$I$18]*[.A147]^3*[.C147]^2+[.$I$19]*[.A147]^4*[.C147]^2+[.$I$20]*[.C147]^3+[.$I$21]*[.A147]*[.C147]^3+[.$I$22]*[.A147]^2*[.C147]^3+[.$I$23]*[.A147]^3*[.C147]^3+[.$I$24]*[.A147]^4*[.C147]^3+[.$I$25]*[.C147]^4+[.$I$26]*[.A147]*[.C147]^4+[.$I$27]*[.A147]^2*[.C147]^4+[.$I$28]*[.A147]^3*[.C147]^4+[.$I$29]*[.A147]^4*[.C147]^4" office:value-type="float" office:value="156.064625246261">
            <text:p>156.06</text:p>
          </table:table-cell>
          <table:table-cell table:number-columns-repeated="8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7.5">
            <text:p>7.5</text:p>
          </table:table-cell>
          <table:table-cell table:formula="of:=1.01325*[.B148]" office:value-type="float" office:value="7.599375">
            <text:p>7.599375</text:p>
          </table:table-cell>
          <table:table-cell table:style-name="ce41" office:value-type="float" office:value="156.07">
            <text:p>156.07</text:p>
          </table:table-cell>
          <table:table-cell/>
          <table:table-cell table:style-name="ce41" table:formula="of:=[.$I$5]+[.$I$6]*[.A148]+[.$I$7]*[.A148]^2+[.$I$8]*[.A148]^3+[.$I$9]*[.A148]^4+[.$I$10]*[.C148]+[.$I$11]*[.A148]*[.C148]+[.$I$12]*[.A148]^2*[.C148]+[.$I$13]*[.A148]^3*[.C148]+[.$I$14]*[.A148]^4*[.C148]+[.$I$15]*[.C148]^2+[.$I$16]*[.A148]*[.C148]^2+[.$I$17]*[.A148]^2*[.C148]^2+[.$I$18]*[.A148]^3*[.C148]^2+[.$I$19]*[.A148]^4*[.C148]^2+[.$I$20]*[.C148]^3+[.$I$21]*[.A148]*[.C148]^3+[.$I$22]*[.A148]^2*[.C148]^3+[.$I$23]*[.A148]^3*[.C148]^3+[.$I$24]*[.A148]^4*[.C148]^3+[.$I$25]*[.C148]^4+[.$I$26]*[.A148]*[.C148]^4+[.$I$27]*[.A148]^2*[.C148]^4+[.$I$28]*[.A148]^3*[.C148]^4+[.$I$29]*[.A148]^4*[.C148]^4" office:value-type="float" office:value="156.073753119862">
            <text:p>156.07</text:p>
          </table:table-cell>
          <table:table-cell table:number-columns-repeated="8"/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7.5">
            <text:p>7.5</text:p>
          </table:table-cell>
          <table:table-cell table:formula="of:=1.01325*[.B149]" office:value-type="float" office:value="7.599375">
            <text:p>7.599375</text:p>
          </table:table-cell>
          <table:table-cell table:style-name="ce41" office:value-type="float" office:value="156.08">
            <text:p>156.08</text:p>
          </table:table-cell>
          <table:table-cell/>
          <table:table-cell table:style-name="ce41" table:formula="of:=[.$I$5]+[.$I$6]*[.A149]+[.$I$7]*[.A149]^2+[.$I$8]*[.A149]^3+[.$I$9]*[.A149]^4+[.$I$10]*[.C149]+[.$I$11]*[.A149]*[.C149]+[.$I$12]*[.A149]^2*[.C149]+[.$I$13]*[.A149]^3*[.C149]+[.$I$14]*[.A149]^4*[.C149]+[.$I$15]*[.C149]^2+[.$I$16]*[.A149]*[.C149]^2+[.$I$17]*[.A149]^2*[.C149]^2+[.$I$18]*[.A149]^3*[.C149]^2+[.$I$19]*[.A149]^4*[.C149]^2+[.$I$20]*[.C149]^3+[.$I$21]*[.A149]*[.C149]^3+[.$I$22]*[.A149]^2*[.C149]^3+[.$I$23]*[.A149]^3*[.C149]^3+[.$I$24]*[.A149]^4*[.C149]^3+[.$I$25]*[.C149]^4+[.$I$26]*[.A149]*[.C149]^4+[.$I$27]*[.A149]^2*[.C149]^4+[.$I$28]*[.A149]^3*[.C149]^4+[.$I$29]*[.A149]^4*[.C149]^4" office:value-type="float" office:value="156.086192853644">
            <text:p>156.09</text:p>
          </table:table-cell>
          <table:table-cell table:number-columns-repeated="8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7.5">
            <text:p>7.5</text:p>
          </table:table-cell>
          <table:table-cell table:formula="of:=1.01325*[.B150]" office:value-type="float" office:value="7.599375">
            <text:p>7.599375</text:p>
          </table:table-cell>
          <table:table-cell table:style-name="ce41" office:value-type="float" office:value="156.1">
            <text:p>156.10</text:p>
          </table:table-cell>
          <table:table-cell/>
          <table:table-cell table:style-name="ce41" table:formula="of:=[.$I$5]+[.$I$6]*[.A150]+[.$I$7]*[.A150]^2+[.$I$8]*[.A150]^3+[.$I$9]*[.A150]^4+[.$I$10]*[.C150]+[.$I$11]*[.A150]*[.C150]+[.$I$12]*[.A150]^2*[.C150]+[.$I$13]*[.A150]^3*[.C150]+[.$I$14]*[.A150]^4*[.C150]+[.$I$15]*[.C150]^2+[.$I$16]*[.A150]*[.C150]^2+[.$I$17]*[.A150]^2*[.C150]^2+[.$I$18]*[.A150]^3*[.C150]^2+[.$I$19]*[.A150]^4*[.C150]^2+[.$I$20]*[.C150]^3+[.$I$21]*[.A150]*[.C150]^3+[.$I$22]*[.A150]^2*[.C150]^3+[.$I$23]*[.A150]^3*[.C150]^3+[.$I$24]*[.A150]^4*[.C150]^3+[.$I$25]*[.C150]^4+[.$I$26]*[.A150]*[.C150]^4+[.$I$27]*[.A150]^2*[.C150]^4+[.$I$28]*[.A150]^3*[.C150]^4+[.$I$29]*[.A150]^4*[.C150]^4" office:value-type="float" office:value="156.102736016748">
            <text:p>156.10</text:p>
          </table:table-cell>
          <table:table-cell table:number-columns-repeated="8"/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7.5">
            <text:p>7.5</text:p>
          </table:table-cell>
          <table:table-cell table:formula="of:=1.01325*[.B151]" office:value-type="float" office:value="7.599375">
            <text:p>7.599375</text:p>
          </table:table-cell>
          <table:table-cell table:style-name="ce41" office:value-type="float" office:value="156.12">
            <text:p>156.12</text:p>
          </table:table-cell>
          <table:table-cell/>
          <table:table-cell table:style-name="ce41" table:formula="of:=[.$I$5]+[.$I$6]*[.A151]+[.$I$7]*[.A151]^2+[.$I$8]*[.A151]^3+[.$I$9]*[.A151]^4+[.$I$10]*[.C151]+[.$I$11]*[.A151]*[.C151]+[.$I$12]*[.A151]^2*[.C151]+[.$I$13]*[.A151]^3*[.C151]+[.$I$14]*[.A151]^4*[.C151]+[.$I$15]*[.C151]^2+[.$I$16]*[.A151]*[.C151]^2+[.$I$17]*[.A151]^2*[.C151]^2+[.$I$18]*[.A151]^3*[.C151]^2+[.$I$19]*[.A151]^4*[.C151]^2+[.$I$20]*[.C151]^3+[.$I$21]*[.A151]*[.C151]^3+[.$I$22]*[.A151]^2*[.C151]^3+[.$I$23]*[.A151]^3*[.C151]^3+[.$I$24]*[.A151]^4*[.C151]^3+[.$I$25]*[.C151]^4+[.$I$26]*[.A151]*[.C151]^4+[.$I$27]*[.A151]^2*[.C151]^4+[.$I$28]*[.A151]^3*[.C151]^4+[.$I$29]*[.A151]^4*[.C151]^4" office:value-type="float" office:value="156.124253030677">
            <text:p>156.12</text:p>
          </table:table-cell>
          <table:table-cell table:number-columns-repeated="8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7.5">
            <text:p>7.5</text:p>
          </table:table-cell>
          <table:table-cell table:formula="of:=1.01325*[.B152]" office:value-type="float" office:value="7.599375">
            <text:p>7.599375</text:p>
          </table:table-cell>
          <table:table-cell table:style-name="ce41" office:value-type="float" office:value="156.15">
            <text:p>156.15</text:p>
          </table:table-cell>
          <table:table-cell/>
          <table:table-cell table:style-name="ce41" table:formula="of:=[.$I$5]+[.$I$6]*[.A152]+[.$I$7]*[.A152]^2+[.$I$8]*[.A152]^3+[.$I$9]*[.A152]^4+[.$I$10]*[.C152]+[.$I$11]*[.A152]*[.C152]+[.$I$12]*[.A152]^2*[.C152]+[.$I$13]*[.A152]^3*[.C152]+[.$I$14]*[.A152]^4*[.C152]+[.$I$15]*[.C152]^2+[.$I$16]*[.A152]*[.C152]^2+[.$I$17]*[.A152]^2*[.C152]^2+[.$I$18]*[.A152]^3*[.C152]^2+[.$I$19]*[.A152]^4*[.C152]^2+[.$I$20]*[.C152]^3+[.$I$21]*[.A152]*[.C152]^3+[.$I$22]*[.A152]^2*[.C152]^3+[.$I$23]*[.A152]^3*[.C152]^3+[.$I$24]*[.A152]^4*[.C152]^3+[.$I$25]*[.C152]^4+[.$I$26]*[.A152]*[.C152]^4+[.$I$27]*[.A152]^2*[.C152]^4+[.$I$28]*[.A152]^3*[.C152]^4+[.$I$29]*[.A152]^4*[.C152]^4" office:value-type="float" office:value="156.151693169296">
            <text:p>156.15</text:p>
          </table:table-cell>
          <table:table-cell table:number-columns-repeated="8"/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7.5">
            <text:p>7.5</text:p>
          </table:table-cell>
          <table:table-cell table:formula="of:=1.01325*[.B153]" office:value-type="float" office:value="7.599375">
            <text:p>7.599375</text:p>
          </table:table-cell>
          <table:table-cell table:style-name="ce41" office:value-type="float" office:value="156.19">
            <text:p>156.19</text:p>
          </table:table-cell>
          <table:table-cell/>
          <table:table-cell table:style-name="ce41" table:formula="of:=[.$I$5]+[.$I$6]*[.A153]+[.$I$7]*[.A153]^2+[.$I$8]*[.A153]^3+[.$I$9]*[.A153]^4+[.$I$10]*[.C153]+[.$I$11]*[.A153]*[.C153]+[.$I$12]*[.A153]^2*[.C153]+[.$I$13]*[.A153]^3*[.C153]+[.$I$14]*[.A153]^4*[.C153]+[.$I$15]*[.C153]^2+[.$I$16]*[.A153]*[.C153]^2+[.$I$17]*[.A153]^2*[.C153]^2+[.$I$18]*[.A153]^3*[.C153]^2+[.$I$19]*[.A153]^4*[.C153]^2+[.$I$20]*[.C153]^3+[.$I$21]*[.A153]*[.C153]^3+[.$I$22]*[.A153]^2*[.C153]^3+[.$I$23]*[.A153]^3*[.C153]^3+[.$I$24]*[.A153]^4*[.C153]^3+[.$I$25]*[.C153]^4+[.$I$26]*[.A153]*[.C153]^4+[.$I$27]*[.A153]^2*[.C153]^4+[.$I$28]*[.A153]^3*[.C153]^4+[.$I$29]*[.A153]^4*[.C153]^4" office:value-type="float" office:value="156.186084558832">
            <text:p>156.19</text:p>
          </table:table-cell>
          <table:table-cell table:number-columns-repeated="8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7.5">
            <text:p>7.5</text:p>
          </table:table-cell>
          <table:table-cell table:formula="of:=1.01325*[.B154]" office:value-type="float" office:value="7.599375">
            <text:p>7.599375</text:p>
          </table:table-cell>
          <table:table-cell table:style-name="ce41" office:value-type="float" office:value="156.23">
            <text:p>156.23</text:p>
          </table:table-cell>
          <table:table-cell/>
          <table:table-cell table:style-name="ce41" table:formula="of:=[.$I$5]+[.$I$6]*[.A154]+[.$I$7]*[.A154]^2+[.$I$8]*[.A154]^3+[.$I$9]*[.A154]^4+[.$I$10]*[.C154]+[.$I$11]*[.A154]*[.C154]+[.$I$12]*[.A154]^2*[.C154]+[.$I$13]*[.A154]^3*[.C154]+[.$I$14]*[.A154]^4*[.C154]+[.$I$15]*[.C154]^2+[.$I$16]*[.A154]*[.C154]^2+[.$I$17]*[.A154]^2*[.C154]^2+[.$I$18]*[.A154]^3*[.C154]^2+[.$I$19]*[.A154]^4*[.C154]^2+[.$I$20]*[.C154]^3+[.$I$21]*[.A154]*[.C154]^3+[.$I$22]*[.A154]^2*[.C154]^3+[.$I$23]*[.A154]^3*[.C154]^3+[.$I$24]*[.A154]^4*[.C154]^3+[.$I$25]*[.C154]^4+[.$I$26]*[.A154]*[.C154]^4+[.$I$27]*[.A154]^2*[.C154]^4+[.$I$28]*[.A154]^3*[.C154]^4+[.$I$29]*[.A154]^4*[.C154]^4" office:value-type="float" office:value="156.228534177874">
            <text:p>156.23</text:p>
          </table:table-cell>
          <table:table-cell table:number-columns-repeated="8"/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7.5">
            <text:p>7.5</text:p>
          </table:table-cell>
          <table:table-cell table:formula="of:=1.01325*[.B155]" office:value-type="float" office:value="7.599375">
            <text:p>7.599375</text:p>
          </table:table-cell>
          <table:table-cell table:style-name="ce41" office:value-type="float" office:value="156.28">
            <text:p>156.28</text:p>
          </table:table-cell>
          <table:table-cell/>
          <table:table-cell table:style-name="ce41" table:formula="of:=[.$I$5]+[.$I$6]*[.A155]+[.$I$7]*[.A155]^2+[.$I$8]*[.A155]^3+[.$I$9]*[.A155]^4+[.$I$10]*[.C155]+[.$I$11]*[.A155]*[.C155]+[.$I$12]*[.A155]^2*[.C155]+[.$I$13]*[.A155]^3*[.C155]+[.$I$14]*[.A155]^4*[.C155]+[.$I$15]*[.C155]^2+[.$I$16]*[.A155]*[.C155]^2+[.$I$17]*[.A155]^2*[.C155]^2+[.$I$18]*[.A155]^3*[.C155]^2+[.$I$19]*[.A155]^4*[.C155]^2+[.$I$20]*[.C155]^3+[.$I$21]*[.A155]*[.C155]^3+[.$I$22]*[.A155]^2*[.C155]^3+[.$I$23]*[.A155]^3*[.C155]^3+[.$I$24]*[.A155]^4*[.C155]^3+[.$I$25]*[.C155]^4+[.$I$26]*[.A155]*[.C155]^4+[.$I$27]*[.A155]^2*[.C155]^4+[.$I$28]*[.A155]^3*[.C155]^4+[.$I$29]*[.A155]^4*[.C155]^4" office:value-type="float" office:value="156.280227857373">
            <text:p>156.28</text:p>
          </table:table-cell>
          <table:table-cell table:number-columns-repeated="8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7.5">
            <text:p>7.5</text:p>
          </table:table-cell>
          <table:table-cell table:formula="of:=1.01325*[.B156]" office:value-type="float" office:value="7.599375">
            <text:p>7.599375</text:p>
          </table:table-cell>
          <table:table-cell table:style-name="ce41" office:value-type="float" office:value="156.34">
            <text:p>156.34</text:p>
          </table:table-cell>
          <table:table-cell/>
          <table:table-cell table:style-name="ce41" table:formula="of:=[.$I$5]+[.$I$6]*[.A156]+[.$I$7]*[.A156]^2+[.$I$8]*[.A156]^3+[.$I$9]*[.A156]^4+[.$I$10]*[.C156]+[.$I$11]*[.A156]*[.C156]+[.$I$12]*[.A156]^2*[.C156]+[.$I$13]*[.A156]^3*[.C156]+[.$I$14]*[.A156]^4*[.C156]+[.$I$15]*[.C156]^2+[.$I$16]*[.A156]*[.C156]^2+[.$I$17]*[.A156]^2*[.C156]^2+[.$I$18]*[.A156]^3*[.C156]^2+[.$I$19]*[.A156]^4*[.C156]^2+[.$I$20]*[.C156]^3+[.$I$21]*[.A156]*[.C156]^3+[.$I$22]*[.A156]^2*[.C156]^3+[.$I$23]*[.A156]^3*[.C156]^3+[.$I$24]*[.A156]^4*[.C156]^3+[.$I$25]*[.C156]^4+[.$I$26]*[.A156]*[.C156]^4+[.$I$27]*[.A156]^2*[.C156]^4+[.$I$28]*[.A156]^3*[.C156]^4+[.$I$29]*[.A156]^4*[.C156]^4" office:value-type="float" office:value="156.342430280642">
            <text:p>156.34</text:p>
          </table:table-cell>
          <table:table-cell table:number-columns-repeated="8"/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7.5">
            <text:p>7.5</text:p>
          </table:table-cell>
          <table:table-cell table:formula="of:=1.01325*[.B157]" office:value-type="float" office:value="7.599375">
            <text:p>7.599375</text:p>
          </table:table-cell>
          <table:table-cell table:style-name="ce41" office:value-type="float" office:value="156.41">
            <text:p>156.41</text:p>
          </table:table-cell>
          <table:table-cell/>
          <table:table-cell table:style-name="ce41" table:formula="of:=[.$I$5]+[.$I$6]*[.A157]+[.$I$7]*[.A157]^2+[.$I$8]*[.A157]^3+[.$I$9]*[.A157]^4+[.$I$10]*[.C157]+[.$I$11]*[.A157]*[.C157]+[.$I$12]*[.A157]^2*[.C157]+[.$I$13]*[.A157]^3*[.C157]+[.$I$14]*[.A157]^4*[.C157]+[.$I$15]*[.C157]^2+[.$I$16]*[.A157]*[.C157]^2+[.$I$17]*[.A157]^2*[.C157]^2+[.$I$18]*[.A157]^3*[.C157]^2+[.$I$19]*[.A157]^4*[.C157]^2+[.$I$20]*[.C157]^3+[.$I$21]*[.A157]*[.C157]^3+[.$I$22]*[.A157]^2*[.C157]^3+[.$I$23]*[.A157]^3*[.C157]^3+[.$I$24]*[.A157]^4*[.C157]^3+[.$I$25]*[.C157]^4+[.$I$26]*[.A157]*[.C157]^4+[.$I$27]*[.A157]^2*[.C157]^4+[.$I$28]*[.A157]^3*[.C157]^4+[.$I$29]*[.A157]^4*[.C157]^4" office:value-type="float" office:value="156.416484983355">
            <text:p>156.42</text:p>
          </table:table-cell>
          <table:table-cell table:number-columns-repeated="8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7.5">
            <text:p>7.5</text:p>
          </table:table-cell>
          <table:table-cell table:formula="of:=1.01325*[.B158]" office:value-type="float" office:value="7.599375">
            <text:p>7.599375</text:p>
          </table:table-cell>
          <table:table-cell table:style-name="ce41" office:value-type="float" office:value="156.49">
            <text:p>156.49</text:p>
          </table:table-cell>
          <table:table-cell/>
          <table:table-cell table:style-name="ce41" table:formula="of:=[.$I$5]+[.$I$6]*[.A158]+[.$I$7]*[.A158]^2+[.$I$8]*[.A158]^3+[.$I$9]*[.A158]^4+[.$I$10]*[.C158]+[.$I$11]*[.A158]*[.C158]+[.$I$12]*[.A158]^2*[.C158]+[.$I$13]*[.A158]^3*[.C158]+[.$I$14]*[.A158]^4*[.C158]+[.$I$15]*[.C158]^2+[.$I$16]*[.A158]*[.C158]^2+[.$I$17]*[.A158]^2*[.C158]^2+[.$I$18]*[.A158]^3*[.C158]^2+[.$I$19]*[.A158]^4*[.C158]^2+[.$I$20]*[.C158]^3+[.$I$21]*[.A158]*[.C158]^3+[.$I$22]*[.A158]^2*[.C158]^3+[.$I$23]*[.A158]^3*[.C158]^3+[.$I$24]*[.A158]^4*[.C158]^3+[.$I$25]*[.C158]^4+[.$I$26]*[.A158]*[.C158]^4+[.$I$27]*[.A158]^2*[.C158]^4+[.$I$28]*[.A158]^3*[.C158]^4+[.$I$29]*[.A158]^4*[.C158]^4" office:value-type="float" office:value="156.50381435355">
            <text:p>156.50</text:p>
          </table:table-cell>
          <table:table-cell table:number-columns-repeated="8"/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7.5">
            <text:p>7.5</text:p>
          </table:table-cell>
          <table:table-cell table:formula="of:=1.01325*[.B159]" office:value-type="float" office:value="7.599375">
            <text:p>7.599375</text:p>
          </table:table-cell>
          <table:table-cell table:style-name="ce41" office:value-type="float" office:value="156.59">
            <text:p>156.59</text:p>
          </table:table-cell>
          <table:table-cell/>
          <table:table-cell table:style-name="ce41" table:formula="of:=[.$I$5]+[.$I$6]*[.A159]+[.$I$7]*[.A159]^2+[.$I$8]*[.A159]^3+[.$I$9]*[.A159]^4+[.$I$10]*[.C159]+[.$I$11]*[.A159]*[.C159]+[.$I$12]*[.A159]^2*[.C159]+[.$I$13]*[.A159]^3*[.C159]+[.$I$14]*[.A159]^4*[.C159]+[.$I$15]*[.C159]^2+[.$I$16]*[.A159]*[.C159]^2+[.$I$17]*[.A159]^2*[.C159]^2+[.$I$18]*[.A159]^3*[.C159]^2+[.$I$19]*[.A159]^4*[.C159]^2+[.$I$20]*[.C159]^3+[.$I$21]*[.A159]*[.C159]^3+[.$I$22]*[.A159]^2*[.C159]^3+[.$I$23]*[.A159]^3*[.C159]^3+[.$I$24]*[.A159]^4*[.C159]^3+[.$I$25]*[.C159]^4+[.$I$26]*[.A159]*[.C159]^4+[.$I$27]*[.A159]^2*[.C159]^4+[.$I$28]*[.A159]^3*[.C159]^4+[.$I$29]*[.A159]^4*[.C159]^4" office:value-type="float" office:value="156.605919631624">
            <text:p>156.61</text:p>
          </table:table-cell>
          <table:table-cell table:number-columns-repeated="8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7.5">
            <text:p>7.5</text:p>
          </table:table-cell>
          <table:table-cell table:formula="of:=1.01325*[.B160]" office:value-type="float" office:value="7.599375">
            <text:p>7.599375</text:p>
          </table:table-cell>
          <table:table-cell table:style-name="ce41" office:value-type="float" office:value="156.7">
            <text:p>156.70</text:p>
          </table:table-cell>
          <table:table-cell/>
          <table:table-cell table:style-name="ce41" table:formula="of:=[.$I$5]+[.$I$6]*[.A160]+[.$I$7]*[.A160]^2+[.$I$8]*[.A160]^3+[.$I$9]*[.A160]^4+[.$I$10]*[.C160]+[.$I$11]*[.A160]*[.C160]+[.$I$12]*[.A160]^2*[.C160]+[.$I$13]*[.A160]^3*[.C160]+[.$I$14]*[.A160]^4*[.C160]+[.$I$15]*[.C160]^2+[.$I$16]*[.A160]*[.C160]^2+[.$I$17]*[.A160]^2*[.C160]^2+[.$I$18]*[.A160]^3*[.C160]^2+[.$I$19]*[.A160]^4*[.C160]^2+[.$I$20]*[.C160]^3+[.$I$21]*[.A160]*[.C160]^3+[.$I$22]*[.A160]^2*[.C160]^3+[.$I$23]*[.A160]^3*[.C160]^3+[.$I$24]*[.A160]^4*[.C160]^3+[.$I$25]*[.C160]^4+[.$I$26]*[.A160]*[.C160]^4+[.$I$27]*[.A160]^2*[.C160]^4+[.$I$28]*[.A160]^3*[.C160]^4+[.$I$29]*[.A160]^4*[.C160]^4" office:value-type="float" office:value="156.72438091034">
            <text:p>156.72</text:p>
          </table:table-cell>
          <table:table-cell table:number-columns-repeated="8"/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7.5">
            <text:p>7.5</text:p>
          </table:table-cell>
          <table:table-cell table:formula="of:=1.01325*[.B161]" office:value-type="float" office:value="7.599375">
            <text:p>7.599375</text:p>
          </table:table-cell>
          <table:table-cell table:style-name="ce41" office:value-type="float" office:value="156.84">
            <text:p>156.84</text:p>
          </table:table-cell>
          <table:table-cell/>
          <table:table-cell table:style-name="ce41" table:formula="of:=[.$I$5]+[.$I$6]*[.A161]+[.$I$7]*[.A161]^2+[.$I$8]*[.A161]^3+[.$I$9]*[.A161]^4+[.$I$10]*[.C161]+[.$I$11]*[.A161]*[.C161]+[.$I$12]*[.A161]^2*[.C161]+[.$I$13]*[.A161]^3*[.C161]+[.$I$14]*[.A161]^4*[.C161]+[.$I$15]*[.C161]^2+[.$I$16]*[.A161]*[.C161]^2+[.$I$17]*[.A161]^2*[.C161]^2+[.$I$18]*[.A161]^3*[.C161]^2+[.$I$19]*[.A161]^4*[.C161]^2+[.$I$20]*[.C161]^3+[.$I$21]*[.A161]*[.C161]^3+[.$I$22]*[.A161]^2*[.C161]^3+[.$I$23]*[.A161]^3*[.C161]^3+[.$I$24]*[.A161]^4*[.C161]^3+[.$I$25]*[.C161]^4+[.$I$26]*[.A161]*[.C161]^4+[.$I$27]*[.A161]^2*[.C161]^4+[.$I$28]*[.A161]^3*[.C161]^4+[.$I$29]*[.A161]^4*[.C161]^4" office:value-type="float" office:value="156.860857134819">
            <text:p>156.86</text:p>
          </table:table-cell>
          <table:table-cell table:number-columns-repeated="8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7.5">
            <text:p>7.5</text:p>
          </table:table-cell>
          <table:table-cell table:formula="of:=1.01325*[.B162]" office:value-type="float" office:value="7.599375">
            <text:p>7.599375</text:p>
          </table:table-cell>
          <table:table-cell table:style-name="ce41" office:value-type="float" office:value="156.99">
            <text:p>156.99</text:p>
          </table:table-cell>
          <table:table-cell/>
          <table:table-cell table:style-name="ce41" table:formula="of:=[.$I$5]+[.$I$6]*[.A162]+[.$I$7]*[.A162]^2+[.$I$8]*[.A162]^3+[.$I$9]*[.A162]^4+[.$I$10]*[.C162]+[.$I$11]*[.A162]*[.C162]+[.$I$12]*[.A162]^2*[.C162]+[.$I$13]*[.A162]^3*[.C162]+[.$I$14]*[.A162]^4*[.C162]+[.$I$15]*[.C162]^2+[.$I$16]*[.A162]*[.C162]^2+[.$I$17]*[.A162]^2*[.C162]^2+[.$I$18]*[.A162]^3*[.C162]^2+[.$I$19]*[.A162]^4*[.C162]^2+[.$I$20]*[.C162]^3+[.$I$21]*[.A162]*[.C162]^3+[.$I$22]*[.A162]^2*[.C162]^3+[.$I$23]*[.A162]^3*[.C162]^3+[.$I$24]*[.A162]^4*[.C162]^3+[.$I$25]*[.C162]^4+[.$I$26]*[.A162]*[.C162]^4+[.$I$27]*[.A162]^2*[.C162]^4+[.$I$28]*[.A162]^3*[.C162]^4+[.$I$29]*[.A162]^4*[.C162]^4" office:value-type="float" office:value="157.017086102547">
            <text:p>157.02</text:p>
          </table:table-cell>
          <table:table-cell table:number-columns-repeated="8"/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7.5">
            <text:p>7.5</text:p>
          </table:table-cell>
          <table:table-cell table:formula="of:=1.01325*[.B163]" office:value-type="float" office:value="7.599375">
            <text:p>7.599375</text:p>
          </table:table-cell>
          <table:table-cell table:style-name="ce41" office:value-type="float" office:value="157.17">
            <text:p>157.17</text:p>
          </table:table-cell>
          <table:table-cell/>
          <table:table-cell table:style-name="ce41" table:formula="of:=[.$I$5]+[.$I$6]*[.A163]+[.$I$7]*[.A163]^2+[.$I$8]*[.A163]^3+[.$I$9]*[.A163]^4+[.$I$10]*[.C163]+[.$I$11]*[.A163]*[.C163]+[.$I$12]*[.A163]^2*[.C163]+[.$I$13]*[.A163]^3*[.C163]+[.$I$14]*[.A163]^4*[.C163]+[.$I$15]*[.C163]^2+[.$I$16]*[.A163]*[.C163]^2+[.$I$17]*[.A163]^2*[.C163]^2+[.$I$18]*[.A163]^3*[.C163]^2+[.$I$19]*[.A163]^4*[.C163]^2+[.$I$20]*[.C163]^3+[.$I$21]*[.A163]*[.C163]^3+[.$I$22]*[.A163]^2*[.C163]^3+[.$I$23]*[.A163]^3*[.C163]^3+[.$I$24]*[.A163]^4*[.C163]^3+[.$I$25]*[.C163]^4+[.$I$26]*[.A163]*[.C163]^4+[.$I$27]*[.A163]^2*[.C163]^4+[.$I$28]*[.A163]^3*[.C163]^4+[.$I$29]*[.A163]^4*[.C163]^4" office:value-type="float" office:value="157.19488446337">
            <text:p>157.19</text:p>
          </table:table-cell>
          <table:table-cell table:number-columns-repeated="8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7.5">
            <text:p>7.5</text:p>
          </table:table-cell>
          <table:table-cell table:formula="of:=1.01325*[.B164]" office:value-type="float" office:value="7.599375">
            <text:p>7.599375</text:p>
          </table:table-cell>
          <table:table-cell table:style-name="ce41" office:value-type="float" office:value="157.38">
            <text:p>157.38</text:p>
          </table:table-cell>
          <table:table-cell/>
          <table:table-cell table:style-name="ce41" table:formula="of:=[.$I$5]+[.$I$6]*[.A164]+[.$I$7]*[.A164]^2+[.$I$8]*[.A164]^3+[.$I$9]*[.A164]^4+[.$I$10]*[.C164]+[.$I$11]*[.A164]*[.C164]+[.$I$12]*[.A164]^2*[.C164]+[.$I$13]*[.A164]^3*[.C164]+[.$I$14]*[.A164]^4*[.C164]+[.$I$15]*[.C164]^2+[.$I$16]*[.A164]*[.C164]^2+[.$I$17]*[.A164]^2*[.C164]^2+[.$I$18]*[.A164]^3*[.C164]^2+[.$I$19]*[.A164]^4*[.C164]^2+[.$I$20]*[.C164]^3+[.$I$21]*[.A164]*[.C164]^3+[.$I$22]*[.A164]^2*[.C164]^3+[.$I$23]*[.A164]^3*[.C164]^3+[.$I$24]*[.A164]^4*[.C164]^3+[.$I$25]*[.C164]^4+[.$I$26]*[.A164]*[.C164]^4+[.$I$27]*[.A164]^2*[.C164]^4+[.$I$28]*[.A164]^3*[.C164]^4+[.$I$29]*[.A164]^4*[.C164]^4" office:value-type="float" office:value="157.396147719496">
            <text:p>157.40</text:p>
          </table:table-cell>
          <table:table-cell table:number-columns-repeated="8"/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7.5">
            <text:p>7.5</text:p>
          </table:table-cell>
          <table:table-cell table:formula="of:=1.01325*[.B165]" office:value-type="float" office:value="7.599375">
            <text:p>7.599375</text:p>
          </table:table-cell>
          <table:table-cell table:style-name="ce41" office:value-type="float" office:value="157.62">
            <text:p>157.62</text:p>
          </table:table-cell>
          <table:table-cell/>
          <table:table-cell table:style-name="ce41" table:formula="of:=[.$I$5]+[.$I$6]*[.A165]+[.$I$7]*[.A165]^2+[.$I$8]*[.A165]^3+[.$I$9]*[.A165]^4+[.$I$10]*[.C165]+[.$I$11]*[.A165]*[.C165]+[.$I$12]*[.A165]^2*[.C165]+[.$I$13]*[.A165]^3*[.C165]+[.$I$14]*[.A165]^4*[.C165]+[.$I$15]*[.C165]^2+[.$I$16]*[.A165]*[.C165]^2+[.$I$17]*[.A165]^2*[.C165]^2+[.$I$18]*[.A165]^3*[.C165]^2+[.$I$19]*[.A165]^4*[.C165]^2+[.$I$20]*[.C165]^3+[.$I$21]*[.A165]*[.C165]^3+[.$I$22]*[.A165]^2*[.C165]^3+[.$I$23]*[.A165]^3*[.C165]^3+[.$I$24]*[.A165]^4*[.C165]^3+[.$I$25]*[.C165]^4+[.$I$26]*[.A165]*[.C165]^4+[.$I$27]*[.A165]^2*[.C165]^4+[.$I$28]*[.A165]^3*[.C165]^4+[.$I$29]*[.A165]^4*[.C165]^4" office:value-type="float" office:value="157.622850225497">
            <text:p>157.62</text:p>
          </table:table-cell>
          <table:table-cell table:number-columns-repeated="8"/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10">
            <text:p>10</text:p>
          </table:table-cell>
          <table:table-cell table:formula="of:=1.01325*[.B166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66]+[.$I$7]*[.A166]^2+[.$I$8]*[.A166]^3+[.$I$9]*[.A166]^4+[.$I$10]*[.C166]+[.$I$11]*[.A166]*[.C166]+[.$I$12]*[.A166]^2*[.C166]+[.$I$13]*[.A166]^3*[.C166]+[.$I$14]*[.A166]^4*[.C166]+[.$I$15]*[.C166]^2+[.$I$16]*[.A166]*[.C166]^2+[.$I$17]*[.A166]^2*[.C166]^2+[.$I$18]*[.A166]^3*[.C166]^2+[.$I$19]*[.A166]^4*[.C166]^2+[.$I$20]*[.C166]^3+[.$I$21]*[.A166]*[.C166]^3+[.$I$22]*[.A166]^2*[.C166]^3+[.$I$23]*[.A166]^3*[.C166]^3+[.$I$24]*[.A166]^4*[.C166]^3+[.$I$25]*[.C166]^4+[.$I$26]*[.A166]*[.C166]^4+[.$I$27]*[.A166]^2*[.C166]^4+[.$I$28]*[.A166]^3*[.C166]^4+[.$I$29]*[.A166]^4*[.C166]^4" office:value-type="float" office:value="158.945854169726">
            <text:p>158.95</text:p>
          </table:table-cell>
          <table:table-cell table:number-columns-repeated="8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table:formula="of:=1.01325*[.B167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67]+[.$I$7]*[.A167]^2+[.$I$8]*[.A167]^3+[.$I$9]*[.A167]^4+[.$I$10]*[.C167]+[.$I$11]*[.A167]*[.C167]+[.$I$12]*[.A167]^2*[.C167]+[.$I$13]*[.A167]^3*[.C167]+[.$I$14]*[.A167]^4*[.C167]+[.$I$15]*[.C167]^2+[.$I$16]*[.A167]*[.C167]^2+[.$I$17]*[.A167]^2*[.C167]^2+[.$I$18]*[.A167]^3*[.C167]^2+[.$I$19]*[.A167]^4*[.C167]^2+[.$I$20]*[.C167]^3+[.$I$21]*[.A167]*[.C167]^3+[.$I$22]*[.A167]^2*[.C167]^3+[.$I$23]*[.A167]^3*[.C167]^3+[.$I$24]*[.A167]^4*[.C167]^3+[.$I$25]*[.C167]^4+[.$I$26]*[.A167]*[.C167]^4+[.$I$27]*[.A167]^2*[.C167]^4+[.$I$28]*[.A167]^3*[.C167]^4+[.$I$29]*[.A167]^4*[.C167]^4" office:value-type="float" office:value="158.931768384563">
            <text:p>158.93</text:p>
          </table:table-cell>
          <table:table-cell table:number-columns-repeated="8"/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10">
            <text:p>10</text:p>
          </table:table-cell>
          <table:table-cell table:formula="of:=1.01325*[.B168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68]+[.$I$7]*[.A168]^2+[.$I$8]*[.A168]^3+[.$I$9]*[.A168]^4+[.$I$10]*[.C168]+[.$I$11]*[.A168]*[.C168]+[.$I$12]*[.A168]^2*[.C168]+[.$I$13]*[.A168]^3*[.C168]+[.$I$14]*[.A168]^4*[.C168]+[.$I$15]*[.C168]^2+[.$I$16]*[.A168]*[.C168]^2+[.$I$17]*[.A168]^2*[.C168]^2+[.$I$18]*[.A168]^3*[.C168]^2+[.$I$19]*[.A168]^4*[.C168]^2+[.$I$20]*[.C168]^3+[.$I$21]*[.A168]*[.C168]^3+[.$I$22]*[.A168]^2*[.C168]^3+[.$I$23]*[.A168]^3*[.C168]^3+[.$I$24]*[.A168]^4*[.C168]^3+[.$I$25]*[.C168]^4+[.$I$26]*[.A168]*[.C168]^4+[.$I$27]*[.A168]^2*[.C168]^4+[.$I$28]*[.A168]^3*[.C168]^4+[.$I$29]*[.A168]^4*[.C168]^4" office:value-type="float" office:value="158.922504205571">
            <text:p>158.92</text:p>
          </table:table-cell>
          <table:table-cell table:number-columns-repeated="8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0">
            <text:p>10</text:p>
          </table:table-cell>
          <table:table-cell table:formula="of:=1.01325*[.B169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69]+[.$I$7]*[.A169]^2+[.$I$8]*[.A169]^3+[.$I$9]*[.A169]^4+[.$I$10]*[.C169]+[.$I$11]*[.A169]*[.C169]+[.$I$12]*[.A169]^2*[.C169]+[.$I$13]*[.A169]^3*[.C169]+[.$I$14]*[.A169]^4*[.C169]+[.$I$15]*[.C169]^2+[.$I$16]*[.A169]*[.C169]^2+[.$I$17]*[.A169]^2*[.C169]^2+[.$I$18]*[.A169]^3*[.C169]^2+[.$I$19]*[.A169]^4*[.C169]^2+[.$I$20]*[.C169]^3+[.$I$21]*[.A169]*[.C169]^3+[.$I$22]*[.A169]^2*[.C169]^3+[.$I$23]*[.A169]^3*[.C169]^3+[.$I$24]*[.A169]^4*[.C169]^3+[.$I$25]*[.C169]^4+[.$I$26]*[.A169]*[.C169]^4+[.$I$27]*[.A169]^2*[.C169]^4+[.$I$28]*[.A169]^3*[.C169]^4+[.$I$29]*[.A169]^4*[.C169]^4" office:value-type="float" office:value="158.917106769795">
            <text:p>158.92</text:p>
          </table:table-cell>
          <table:table-cell table:number-columns-repeated="8"/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10">
            <text:p>10</text:p>
          </table:table-cell>
          <table:table-cell table:formula="of:=1.01325*[.B170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70]+[.$I$7]*[.A170]^2+[.$I$8]*[.A170]^3+[.$I$9]*[.A170]^4+[.$I$10]*[.C170]+[.$I$11]*[.A170]*[.C170]+[.$I$12]*[.A170]^2*[.C170]+[.$I$13]*[.A170]^3*[.C170]+[.$I$14]*[.A170]^4*[.C170]+[.$I$15]*[.C170]^2+[.$I$16]*[.A170]*[.C170]^2+[.$I$17]*[.A170]^2*[.C170]^2+[.$I$18]*[.A170]^3*[.C170]^2+[.$I$19]*[.A170]^4*[.C170]^2+[.$I$20]*[.C170]^3+[.$I$21]*[.A170]*[.C170]^3+[.$I$22]*[.A170]^2*[.C170]^3+[.$I$23]*[.A170]^3*[.C170]^3+[.$I$24]*[.A170]^4*[.C170]^3+[.$I$25]*[.C170]^4+[.$I$26]*[.A170]*[.C170]^4+[.$I$27]*[.A170]^2*[.C170]^4+[.$I$28]*[.A170]^3*[.C170]^4+[.$I$29]*[.A170]^4*[.C170]^4" office:value-type="float" office:value="158.914717693539">
            <text:p>158.91</text:p>
          </table:table-cell>
          <table:table-cell table:number-columns-repeated="8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0">
            <text:p>10</text:p>
          </table:table-cell>
          <table:table-cell table:formula="of:=1.01325*[.B171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71]+[.$I$7]*[.A171]^2+[.$I$8]*[.A171]^3+[.$I$9]*[.A171]^4+[.$I$10]*[.C171]+[.$I$11]*[.A171]*[.C171]+[.$I$12]*[.A171]^2*[.C171]+[.$I$13]*[.A171]^3*[.C171]+[.$I$14]*[.A171]^4*[.C171]+[.$I$15]*[.C171]^2+[.$I$16]*[.A171]*[.C171]^2+[.$I$17]*[.A171]^2*[.C171]^2+[.$I$18]*[.A171]^3*[.C171]^2+[.$I$19]*[.A171]^4*[.C171]^2+[.$I$20]*[.C171]^3+[.$I$21]*[.A171]*[.C171]^3+[.$I$22]*[.A171]^2*[.C171]^3+[.$I$23]*[.A171]^3*[.C171]^3+[.$I$24]*[.A171]^4*[.C171]^3+[.$I$25]*[.C171]^4+[.$I$26]*[.A171]*[.C171]^4+[.$I$27]*[.A171]^2*[.C171]^4+[.$I$28]*[.A171]^3*[.C171]^4+[.$I$29]*[.A171]^4*[.C171]^4" office:value-type="float" office:value="158.914575072369">
            <text:p>158.91</text:p>
          </table:table-cell>
          <table:table-cell table:number-columns-repeated="8"/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10">
            <text:p>10</text:p>
          </table:table-cell>
          <table:table-cell table:formula="of:=1.01325*[.B172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72]+[.$I$7]*[.A172]^2+[.$I$8]*[.A172]^3+[.$I$9]*[.A172]^4+[.$I$10]*[.C172]+[.$I$11]*[.A172]*[.C172]+[.$I$12]*[.A172]^2*[.C172]+[.$I$13]*[.A172]^3*[.C172]+[.$I$14]*[.A172]^4*[.C172]+[.$I$15]*[.C172]^2+[.$I$16]*[.A172]*[.C172]^2+[.$I$17]*[.A172]^2*[.C172]^2+[.$I$18]*[.A172]^3*[.C172]^2+[.$I$19]*[.A172]^4*[.C172]^2+[.$I$20]*[.C172]^3+[.$I$21]*[.A172]*[.C172]^3+[.$I$22]*[.A172]^2*[.C172]^3+[.$I$23]*[.A172]^3*[.C172]^3+[.$I$24]*[.A172]^4*[.C172]^3+[.$I$25]*[.C172]^4+[.$I$26]*[.A172]*[.C172]^4+[.$I$27]*[.A172]^2*[.C172]^4+[.$I$28]*[.A172]^3*[.C172]^4+[.$I$29]*[.A172]^4*[.C172]^4" office:value-type="float" office:value="158.91601348111">
            <text:p>158.92</text:p>
          </table:table-cell>
          <table:table-cell table:number-columns-repeated="8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10">
            <text:p>10</text:p>
          </table:table-cell>
          <table:table-cell table:formula="of:=1.01325*[.B173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73]+[.$I$7]*[.A173]^2+[.$I$8]*[.A173]^3+[.$I$9]*[.A173]^4+[.$I$10]*[.C173]+[.$I$11]*[.A173]*[.C173]+[.$I$12]*[.A173]^2*[.C173]+[.$I$13]*[.A173]^3*[.C173]+[.$I$14]*[.A173]^4*[.C173]+[.$I$15]*[.C173]^2+[.$I$16]*[.A173]*[.C173]^2+[.$I$17]*[.A173]^2*[.C173]^2+[.$I$18]*[.A173]^3*[.C173]^2+[.$I$19]*[.A173]^4*[.C173]^2+[.$I$20]*[.C173]^3+[.$I$21]*[.A173]*[.C173]^3+[.$I$22]*[.A173]^2*[.C173]^3+[.$I$23]*[.A173]^3*[.C173]^3+[.$I$24]*[.A173]^4*[.C173]^3+[.$I$25]*[.C173]^4+[.$I$26]*[.A173]*[.C173]^4+[.$I$27]*[.A173]^2*[.C173]^4+[.$I$28]*[.A173]^3*[.C173]^4+[.$I$29]*[.A173]^4*[.C173]^4" office:value-type="float" office:value="158.918463973851">
            <text:p>158.92</text:p>
          </table:table-cell>
          <table:table-cell table:number-columns-repeated="8"/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0">
            <text:p>10</text:p>
          </table:table-cell>
          <table:table-cell table:formula="of:=1.01325*[.B174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74]+[.$I$7]*[.A174]^2+[.$I$8]*[.A174]^3+[.$I$9]*[.A174]^4+[.$I$10]*[.C174]+[.$I$11]*[.A174]*[.C174]+[.$I$12]*[.A174]^2*[.C174]+[.$I$13]*[.A174]^3*[.C174]+[.$I$14]*[.A174]^4*[.C174]+[.$I$15]*[.C174]^2+[.$I$16]*[.A174]*[.C174]^2+[.$I$17]*[.A174]^2*[.C174]^2+[.$I$18]*[.A174]^3*[.C174]^2+[.$I$19]*[.A174]^4*[.C174]^2+[.$I$20]*[.C174]^3+[.$I$21]*[.A174]*[.C174]^3+[.$I$22]*[.A174]^2*[.C174]^3+[.$I$23]*[.A174]^3*[.C174]^3+[.$I$24]*[.A174]^4*[.C174]^3+[.$I$25]*[.C174]^4+[.$I$26]*[.A174]*[.C174]^4+[.$I$27]*[.A174]^2*[.C174]^4+[.$I$28]*[.A174]^3*[.C174]^4+[.$I$29]*[.A174]^4*[.C174]^4" office:value-type="float" office:value="158.921454083942">
            <text:p>158.92</text:p>
          </table:table-cell>
          <table:table-cell table:number-columns-repeated="8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0">
            <text:p>10</text:p>
          </table:table-cell>
          <table:table-cell table:formula="of:=1.01325*[.B175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75]+[.$I$7]*[.A175]^2+[.$I$8]*[.A175]^3+[.$I$9]*[.A175]^4+[.$I$10]*[.C175]+[.$I$11]*[.A175]*[.C175]+[.$I$12]*[.A175]^2*[.C175]+[.$I$13]*[.A175]^3*[.C175]+[.$I$14]*[.A175]^4*[.C175]+[.$I$15]*[.C175]^2+[.$I$16]*[.A175]*[.C175]^2+[.$I$17]*[.A175]^2*[.C175]^2+[.$I$18]*[.A175]^3*[.C175]^2+[.$I$19]*[.A175]^4*[.C175]^2+[.$I$20]*[.C175]^3+[.$I$21]*[.A175]*[.C175]^3+[.$I$22]*[.A175]^2*[.C175]^3+[.$I$23]*[.A175]^3*[.C175]^3+[.$I$24]*[.A175]^4*[.C175]^3+[.$I$25]*[.C175]^4+[.$I$26]*[.A175]*[.C175]^4+[.$I$27]*[.A175]^2*[.C175]^4+[.$I$28]*[.A175]^3*[.C175]^4+[.$I$29]*[.A175]^4*[.C175]^4" office:value-type="float" office:value="158.924607823992">
            <text:p>158.92</text:p>
          </table:table-cell>
          <table:table-cell table:number-columns-repeated="8"/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10">
            <text:p>10</text:p>
          </table:table-cell>
          <table:table-cell table:formula="of:=1.01325*[.B176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76]+[.$I$7]*[.A176]^2+[.$I$8]*[.A176]^3+[.$I$9]*[.A176]^4+[.$I$10]*[.C176]+[.$I$11]*[.A176]*[.C176]+[.$I$12]*[.A176]^2*[.C176]+[.$I$13]*[.A176]^3*[.C176]+[.$I$14]*[.A176]^4*[.C176]+[.$I$15]*[.C176]^2+[.$I$16]*[.A176]*[.C176]^2+[.$I$17]*[.A176]^2*[.C176]^2+[.$I$18]*[.A176]^3*[.C176]^2+[.$I$19]*[.A176]^4*[.C176]^2+[.$I$20]*[.C176]^3+[.$I$21]*[.A176]*[.C176]^3+[.$I$22]*[.A176]^2*[.C176]^3+[.$I$23]*[.A176]^3*[.C176]^3+[.$I$24]*[.A176]^4*[.C176]^3+[.$I$25]*[.C176]^4+[.$I$26]*[.A176]*[.C176]^4+[.$I$27]*[.A176]^2*[.C176]^4+[.$I$28]*[.A176]^3*[.C176]^4+[.$I$29]*[.A176]^4*[.C176]^4" office:value-type="float" office:value="158.927645685875">
            <text:p>158.93</text:p>
          </table:table-cell>
          <table:table-cell table:number-columns-repeated="8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10">
            <text:p>10</text:p>
          </table:table-cell>
          <table:table-cell table:formula="of:=1.01325*[.B177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77]+[.$I$7]*[.A177]^2+[.$I$8]*[.A177]^3+[.$I$9]*[.A177]^4+[.$I$10]*[.C177]+[.$I$11]*[.A177]*[.C177]+[.$I$12]*[.A177]^2*[.C177]+[.$I$13]*[.A177]^3*[.C177]+[.$I$14]*[.A177]^4*[.C177]+[.$I$15]*[.C177]^2+[.$I$16]*[.A177]*[.C177]^2+[.$I$17]*[.A177]^2*[.C177]^2+[.$I$18]*[.A177]^3*[.C177]^2+[.$I$19]*[.A177]^4*[.C177]^2+[.$I$20]*[.C177]^3+[.$I$21]*[.A177]*[.C177]^3+[.$I$22]*[.A177]^2*[.C177]^3+[.$I$23]*[.A177]^3*[.C177]^3+[.$I$24]*[.A177]^4*[.C177]^3+[.$I$25]*[.C177]^4+[.$I$26]*[.A177]*[.C177]^4+[.$I$27]*[.A177]^2*[.C177]^4+[.$I$28]*[.A177]^3*[.C177]^4+[.$I$29]*[.A177]^4*[.C177]^4" office:value-type="float" office:value="158.930384640722">
            <text:p>158.93</text:p>
          </table:table-cell>
          <table:table-cell table:number-columns-repeated="8"/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10">
            <text:p>10</text:p>
          </table:table-cell>
          <table:table-cell table:formula="of:=1.01325*[.B178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78]+[.$I$7]*[.A178]^2+[.$I$8]*[.A178]^3+[.$I$9]*[.A178]^4+[.$I$10]*[.C178]+[.$I$11]*[.A178]*[.C178]+[.$I$12]*[.A178]^2*[.C178]+[.$I$13]*[.A178]^3*[.C178]+[.$I$14]*[.A178]^4*[.C178]+[.$I$15]*[.C178]^2+[.$I$16]*[.A178]*[.C178]^2+[.$I$17]*[.A178]^2*[.C178]^2+[.$I$18]*[.A178]^3*[.C178]^2+[.$I$19]*[.A178]^4*[.C178]^2+[.$I$20]*[.C178]^3+[.$I$21]*[.A178]*[.C178]^3+[.$I$22]*[.A178]^2*[.C178]^3+[.$I$23]*[.A178]^3*[.C178]^3+[.$I$24]*[.A178]^4*[.C178]^3+[.$I$25]*[.C178]^4+[.$I$26]*[.A178]*[.C178]^4+[.$I$27]*[.A178]^2*[.C178]^4+[.$I$28]*[.A178]^3*[.C178]^4+[.$I$29]*[.A178]^4*[.C178]^4" office:value-type="float" office:value="158.932738138929">
            <text:p>158.93</text:p>
          </table:table-cell>
          <table:table-cell table:number-columns-repeated="8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0">
            <text:p>10</text:p>
          </table:table-cell>
          <table:table-cell table:formula="of:=1.01325*[.B179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79]+[.$I$7]*[.A179]^2+[.$I$8]*[.A179]^3+[.$I$9]*[.A179]^4+[.$I$10]*[.C179]+[.$I$11]*[.A179]*[.C179]+[.$I$12]*[.A179]^2*[.C179]+[.$I$13]*[.A179]^3*[.C179]+[.$I$14]*[.A179]^4*[.C179]+[.$I$15]*[.C179]^2+[.$I$16]*[.A179]*[.C179]^2+[.$I$17]*[.A179]^2*[.C179]^2+[.$I$18]*[.A179]^3*[.C179]^2+[.$I$19]*[.A179]^4*[.C179]^2+[.$I$20]*[.C179]^3+[.$I$21]*[.A179]*[.C179]^3+[.$I$22]*[.A179]^2*[.C179]^3+[.$I$23]*[.A179]^3*[.C179]^3+[.$I$24]*[.A179]^4*[.C179]^3+[.$I$25]*[.C179]^4+[.$I$26]*[.A179]*[.C179]^4+[.$I$27]*[.A179]^2*[.C179]^4+[.$I$28]*[.A179]^3*[.C179]^4+[.$I$29]*[.A179]^4*[.C179]^4" office:value-type="float" office:value="158.93471611015">
            <text:p>158.93</text:p>
          </table:table-cell>
          <table:table-cell table:number-columns-repeated="8"/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10">
            <text:p>10</text:p>
          </table:table-cell>
          <table:table-cell table:formula="of:=1.01325*[.B180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80]+[.$I$7]*[.A180]^2+[.$I$8]*[.A180]^3+[.$I$9]*[.A180]^4+[.$I$10]*[.C180]+[.$I$11]*[.A180]*[.C180]+[.$I$12]*[.A180]^2*[.C180]+[.$I$13]*[.A180]^3*[.C180]+[.$I$14]*[.A180]^4*[.C180]+[.$I$15]*[.C180]^2+[.$I$16]*[.A180]*[.C180]^2+[.$I$17]*[.A180]^2*[.C180]^2+[.$I$18]*[.A180]^3*[.C180]^2+[.$I$19]*[.A180]^4*[.C180]^2+[.$I$20]*[.C180]^3+[.$I$21]*[.A180]*[.C180]^3+[.$I$22]*[.A180]^2*[.C180]^3+[.$I$23]*[.A180]^3*[.C180]^3+[.$I$24]*[.A180]^4*[.C180]^3+[.$I$25]*[.C180]^4+[.$I$26]*[.A180]*[.C180]^4+[.$I$27]*[.A180]^2*[.C180]^4+[.$I$28]*[.A180]^3*[.C180]^4+[.$I$29]*[.A180]^4*[.C180]^4" office:value-type="float" office:value="158.936424963304">
            <text:p>158.94</text:p>
          </table:table-cell>
          <table:table-cell table:number-columns-repeated="8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0">
            <text:p>10</text:p>
          </table:table-cell>
          <table:table-cell table:formula="of:=1.01325*[.B181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81]+[.$I$7]*[.A181]^2+[.$I$8]*[.A181]^3+[.$I$9]*[.A181]^4+[.$I$10]*[.C181]+[.$I$11]*[.A181]*[.C181]+[.$I$12]*[.A181]^2*[.C181]+[.$I$13]*[.A181]^3*[.C181]+[.$I$14]*[.A181]^4*[.C181]+[.$I$15]*[.C181]^2+[.$I$16]*[.A181]*[.C181]^2+[.$I$17]*[.A181]^2*[.C181]^2+[.$I$18]*[.A181]^3*[.C181]^2+[.$I$19]*[.A181]^4*[.C181]^2+[.$I$20]*[.C181]^3+[.$I$21]*[.A181]*[.C181]^3+[.$I$22]*[.A181]^2*[.C181]^3+[.$I$23]*[.A181]^3*[.C181]^3+[.$I$24]*[.A181]^4*[.C181]^3+[.$I$25]*[.C181]^4+[.$I$26]*[.A181]*[.C181]^4+[.$I$27]*[.A181]^2*[.C181]^4+[.$I$28]*[.A181]^3*[.C181]^4+[.$I$29]*[.A181]^4*[.C181]^4" office:value-type="float" office:value="158.938067586568">
            <text:p>158.94</text:p>
          </table:table-cell>
          <table:table-cell table:number-columns-repeated="8"/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10">
            <text:p>10</text:p>
          </table:table-cell>
          <table:table-cell table:formula="of:=1.01325*[.B182]" office:value-type="float" office:value="10.1325">
            <text:p>10.132500</text:p>
          </table:table-cell>
          <table:table-cell table:style-name="ce41" office:value-type="float" office:value="158.92">
            <text:p>158.92</text:p>
          </table:table-cell>
          <table:table-cell/>
          <table:table-cell table:style-name="ce41" table:formula="of:=[.$I$5]+[.$I$6]*[.A182]+[.$I$7]*[.A182]^2+[.$I$8]*[.A182]^3+[.$I$9]*[.A182]^4+[.$I$10]*[.C182]+[.$I$11]*[.A182]*[.C182]+[.$I$12]*[.A182]^2*[.C182]+[.$I$13]*[.A182]^3*[.C182]+[.$I$14]*[.A182]^4*[.C182]+[.$I$15]*[.C182]^2+[.$I$16]*[.A182]*[.C182]^2+[.$I$17]*[.A182]^2*[.C182]^2+[.$I$18]*[.A182]^3*[.C182]^2+[.$I$19]*[.A182]^4*[.C182]^2+[.$I$20]*[.C182]^3+[.$I$21]*[.A182]*[.C182]^3+[.$I$22]*[.A182]^2*[.C182]^3+[.$I$23]*[.A182]^3*[.C182]^3+[.$I$24]*[.A182]^4*[.C182]^3+[.$I$25]*[.C182]^4+[.$I$26]*[.A182]*[.C182]^4+[.$I$27]*[.A182]^2*[.C182]^4+[.$I$28]*[.A182]^3*[.C182]^4+[.$I$29]*[.A182]^4*[.C182]^4" office:value-type="float" office:value="158.939943347382">
            <text:p>158.94</text:p>
          </table:table-cell>
          <table:table-cell table:number-columns-repeated="8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0">
            <text:p>10</text:p>
          </table:table-cell>
          <table:table-cell table:formula="of:=1.01325*[.B183]" office:value-type="float" office:value="10.1325">
            <text:p>10.132500</text:p>
          </table:table-cell>
          <table:table-cell table:style-name="ce41" office:value-type="float" office:value="158.93">
            <text:p>158.93</text:p>
          </table:table-cell>
          <table:table-cell/>
          <table:table-cell table:style-name="ce41" table:formula="of:=[.$I$5]+[.$I$6]*[.A183]+[.$I$7]*[.A183]^2+[.$I$8]*[.A183]^3+[.$I$9]*[.A183]^4+[.$I$10]*[.C183]+[.$I$11]*[.A183]*[.C183]+[.$I$12]*[.A183]^2*[.C183]+[.$I$13]*[.A183]^3*[.C183]+[.$I$14]*[.A183]^4*[.C183]+[.$I$15]*[.C183]^2+[.$I$16]*[.A183]*[.C183]^2+[.$I$17]*[.A183]^2*[.C183]^2+[.$I$18]*[.A183]^3*[.C183]^2+[.$I$19]*[.A183]^4*[.C183]^2+[.$I$20]*[.C183]^3+[.$I$21]*[.A183]*[.C183]^3+[.$I$22]*[.A183]^2*[.C183]^3+[.$I$23]*[.A183]^3*[.C183]^3+[.$I$24]*[.A183]^4*[.C183]^3+[.$I$25]*[.C183]^4+[.$I$26]*[.A183]*[.C183]^4+[.$I$27]*[.A183]^2*[.C183]^4+[.$I$28]*[.A183]^3*[.C183]^4+[.$I$29]*[.A183]^4*[.C183]^4" office:value-type="float" office:value="158.942448092447">
            <text:p>158.94</text:p>
          </table:table-cell>
          <table:table-cell table:number-columns-repeated="8"/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0">
            <text:p>10</text:p>
          </table:table-cell>
          <table:table-cell table:formula="of:=1.01325*[.B184]" office:value-type="float" office:value="10.1325">
            <text:p>10.132500</text:p>
          </table:table-cell>
          <table:table-cell table:style-name="ce41" office:value-type="float" office:value="158.93">
            <text:p>158.93</text:p>
          </table:table-cell>
          <table:table-cell/>
          <table:table-cell table:style-name="ce41" table:formula="of:=[.$I$5]+[.$I$6]*[.A184]+[.$I$7]*[.A184]^2+[.$I$8]*[.A184]^3+[.$I$9]*[.A184]^4+[.$I$10]*[.C184]+[.$I$11]*[.A184]*[.C184]+[.$I$12]*[.A184]^2*[.C184]+[.$I$13]*[.A184]^3*[.C184]+[.$I$14]*[.A184]^4*[.C184]+[.$I$15]*[.C184]^2+[.$I$16]*[.A184]*[.C184]^2+[.$I$17]*[.A184]^2*[.C184]^2+[.$I$18]*[.A184]^3*[.C184]^2+[.$I$19]*[.A184]^4*[.C184]^2+[.$I$20]*[.C184]^3+[.$I$21]*[.A184]*[.C184]^3+[.$I$22]*[.A184]^2*[.C184]^3+[.$I$23]*[.A184]^3*[.C184]^3+[.$I$24]*[.A184]^4*[.C184]^3+[.$I$25]*[.C184]^4+[.$I$26]*[.A184]*[.C184]^4+[.$I$27]*[.A184]^2*[.C184]^4+[.$I$28]*[.A184]^3*[.C184]^4+[.$I$29]*[.A184]^4*[.C184]^4" office:value-type="float" office:value="158.946074147724">
            <text:p>158.95</text:p>
          </table:table-cell>
          <table:table-cell table:number-columns-repeated="8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0">
            <text:p>10</text:p>
          </table:table-cell>
          <table:table-cell table:formula="of:=1.01325*[.B185]" office:value-type="float" office:value="10.1325">
            <text:p>10.132500</text:p>
          </table:table-cell>
          <table:table-cell table:style-name="ce41" office:value-type="float" office:value="158.94">
            <text:p>158.94</text:p>
          </table:table-cell>
          <table:table-cell/>
          <table:table-cell table:style-name="ce41" table:formula="of:=[.$I$5]+[.$I$6]*[.A185]+[.$I$7]*[.A185]^2+[.$I$8]*[.A185]^3+[.$I$9]*[.A185]^4+[.$I$10]*[.C185]+[.$I$11]*[.A185]*[.C185]+[.$I$12]*[.A185]^2*[.C185]+[.$I$13]*[.A185]^3*[.C185]+[.$I$14]*[.A185]^4*[.C185]+[.$I$15]*[.C185]^2+[.$I$16]*[.A185]*[.C185]^2+[.$I$17]*[.A185]^2*[.C185]^2+[.$I$18]*[.A185]^3*[.C185]^2+[.$I$19]*[.A185]^4*[.C185]^2+[.$I$20]*[.C185]^3+[.$I$21]*[.A185]*[.C185]^3+[.$I$22]*[.A185]^2*[.C185]^3+[.$I$23]*[.A185]^3*[.C185]^3+[.$I$24]*[.A185]^4*[.C185]^3+[.$I$25]*[.C185]^4+[.$I$26]*[.A185]*[.C185]^4+[.$I$27]*[.A185]^2*[.C185]^4+[.$I$28]*[.A185]^3*[.C185]^4+[.$I$29]*[.A185]^4*[.C185]^4" office:value-type="float" office:value="158.951410318437">
            <text:p>158.95</text:p>
          </table:table-cell>
          <table:table-cell table:number-columns-repeated="8"/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10">
            <text:p>10</text:p>
          </table:table-cell>
          <table:table-cell table:formula="of:=1.01325*[.B186]" office:value-type="float" office:value="10.1325">
            <text:p>10.132500</text:p>
          </table:table-cell>
          <table:table-cell table:style-name="ce41" office:value-type="float" office:value="158.95">
            <text:p>158.95</text:p>
          </table:table-cell>
          <table:table-cell/>
          <table:table-cell table:style-name="ce41" table:formula="of:=[.$I$5]+[.$I$6]*[.A186]+[.$I$7]*[.A186]^2+[.$I$8]*[.A186]^3+[.$I$9]*[.A186]^4+[.$I$10]*[.C186]+[.$I$11]*[.A186]*[.C186]+[.$I$12]*[.A186]^2*[.C186]+[.$I$13]*[.A186]^3*[.C186]+[.$I$14]*[.A186]^4*[.C186]+[.$I$15]*[.C186]^2+[.$I$16]*[.A186]*[.C186]^2+[.$I$17]*[.A186]^2*[.C186]^2+[.$I$18]*[.A186]^3*[.C186]^2+[.$I$19]*[.A186]^4*[.C186]^2+[.$I$20]*[.C186]^3+[.$I$21]*[.A186]*[.C186]^3+[.$I$22]*[.A186]^2*[.C186]^3+[.$I$23]*[.A186]^3*[.C186]^3+[.$I$24]*[.A186]^4*[.C186]^3+[.$I$25]*[.C186]^4+[.$I$26]*[.A186]*[.C186]^4+[.$I$27]*[.A186]^2*[.C186]^4+[.$I$28]*[.A186]^3*[.C186]^4+[.$I$29]*[.A186]^4*[.C186]^4" office:value-type="float" office:value="158.95914188907">
            <text:p>158.96</text:p>
          </table:table-cell>
          <table:table-cell table:number-columns-repeated="8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0">
            <text:p>10</text:p>
          </table:table-cell>
          <table:table-cell table:formula="of:=1.01325*[.B187]" office:value-type="float" office:value="10.1325">
            <text:p>10.132500</text:p>
          </table:table-cell>
          <table:table-cell table:style-name="ce41" office:value-type="float" office:value="158.97">
            <text:p>158.97</text:p>
          </table:table-cell>
          <table:table-cell/>
          <table:table-cell table:style-name="ce41" table:formula="of:=[.$I$5]+[.$I$6]*[.A187]+[.$I$7]*[.A187]^2+[.$I$8]*[.A187]^3+[.$I$9]*[.A187]^4+[.$I$10]*[.C187]+[.$I$11]*[.A187]*[.C187]+[.$I$12]*[.A187]^2*[.C187]+[.$I$13]*[.A187]^3*[.C187]+[.$I$14]*[.A187]^4*[.C187]+[.$I$15]*[.C187]^2+[.$I$16]*[.A187]*[.C187]^2+[.$I$17]*[.A187]^2*[.C187]^2+[.$I$18]*[.A187]^3*[.C187]^2+[.$I$19]*[.A187]^4*[.C187]^2+[.$I$20]*[.C187]^3+[.$I$21]*[.A187]*[.C187]^3+[.$I$22]*[.A187]^2*[.C187]^3+[.$I$23]*[.A187]^3*[.C187]^3+[.$I$24]*[.A187]^4*[.C187]^3+[.$I$25]*[.C187]^4+[.$I$26]*[.A187]*[.C187]^4+[.$I$27]*[.A187]^2*[.C187]^4+[.$I$28]*[.A187]^3*[.C187]^4+[.$I$29]*[.A187]^4*[.C187]^4" office:value-type="float" office:value="158.97005062337">
            <text:p>158.97</text:p>
          </table:table-cell>
          <table:table-cell table:number-columns-repeated="8"/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10">
            <text:p>10</text:p>
          </table:table-cell>
          <table:table-cell table:formula="of:=1.01325*[.B188]" office:value-type="float" office:value="10.1325">
            <text:p>10.132500</text:p>
          </table:table-cell>
          <table:table-cell table:style-name="ce41" office:value-type="float" office:value="158.99">
            <text:p>158.99</text:p>
          </table:table-cell>
          <table:table-cell/>
          <table:table-cell table:style-name="ce41" table:formula="of:=[.$I$5]+[.$I$6]*[.A188]+[.$I$7]*[.A188]^2+[.$I$8]*[.A188]^3+[.$I$9]*[.A188]^4+[.$I$10]*[.C188]+[.$I$11]*[.A188]*[.C188]+[.$I$12]*[.A188]^2*[.C188]+[.$I$13]*[.A188]^3*[.C188]+[.$I$14]*[.A188]^4*[.C188]+[.$I$15]*[.C188]^2+[.$I$16]*[.A188]*[.C188]^2+[.$I$17]*[.A188]^2*[.C188]^2+[.$I$18]*[.A188]^3*[.C188]^2+[.$I$19]*[.A188]^4*[.C188]^2+[.$I$20]*[.C188]^3+[.$I$21]*[.A188]*[.C188]^3+[.$I$22]*[.A188]^2*[.C188]^3+[.$I$23]*[.A188]^3*[.C188]^3+[.$I$24]*[.A188]^4*[.C188]^3+[.$I$25]*[.C188]^4+[.$I$26]*[.A188]*[.C188]^4+[.$I$27]*[.A188]^2*[.C188]^4+[.$I$28]*[.A188]^3*[.C188]^4+[.$I$29]*[.A188]^4*[.C188]^4" office:value-type="float" office:value="158.985014764343">
            <text:p>158.99</text:p>
          </table:table-cell>
          <table:table-cell table:number-columns-repeated="8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 table:formula="of:=1.01325*[.B189]" office:value-type="float" office:value="10.1325">
            <text:p>10.132500</text:p>
          </table:table-cell>
          <table:table-cell table:style-name="ce41" office:value-type="float" office:value="159.01">
            <text:p>159.01</text:p>
          </table:table-cell>
          <table:table-cell/>
          <table:table-cell table:style-name="ce41" table:formula="of:=[.$I$5]+[.$I$6]*[.A189]+[.$I$7]*[.A189]^2+[.$I$8]*[.A189]^3+[.$I$9]*[.A189]^4+[.$I$10]*[.C189]+[.$I$11]*[.A189]*[.C189]+[.$I$12]*[.A189]^2*[.C189]+[.$I$13]*[.A189]^3*[.C189]+[.$I$14]*[.A189]^4*[.C189]+[.$I$15]*[.C189]^2+[.$I$16]*[.A189]*[.C189]^2+[.$I$17]*[.A189]^2*[.C189]^2+[.$I$18]*[.A189]^3*[.C189]^2+[.$I$19]*[.A189]^4*[.C189]^2+[.$I$20]*[.C189]^3+[.$I$21]*[.A189]*[.C189]^3+[.$I$22]*[.A189]^2*[.C189]^3+[.$I$23]*[.A189]^3*[.C189]^3+[.$I$24]*[.A189]^4*[.C189]^3+[.$I$25]*[.C189]^4+[.$I$26]*[.A189]*[.C189]^4+[.$I$27]*[.A189]^2*[.C189]^4+[.$I$28]*[.A189]^3*[.C189]^4+[.$I$29]*[.A189]^4*[.C189]^4" office:value-type="float" office:value="159.005009034259">
            <text:p>159.01</text:p>
          </table:table-cell>
          <table:table-cell table:number-columns-repeated="8"/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10">
            <text:p>10</text:p>
          </table:table-cell>
          <table:table-cell table:formula="of:=1.01325*[.B190]" office:value-type="float" office:value="10.1325">
            <text:p>10.132500</text:p>
          </table:table-cell>
          <table:table-cell table:style-name="ce41" office:value-type="float" office:value="159.04">
            <text:p>159.04</text:p>
          </table:table-cell>
          <table:table-cell/>
          <table:table-cell table:style-name="ce41" table:formula="of:=[.$I$5]+[.$I$6]*[.A190]+[.$I$7]*[.A190]^2+[.$I$8]*[.A190]^3+[.$I$9]*[.A190]^4+[.$I$10]*[.C190]+[.$I$11]*[.A190]*[.C190]+[.$I$12]*[.A190]^2*[.C190]+[.$I$13]*[.A190]^3*[.C190]+[.$I$14]*[.A190]^4*[.C190]+[.$I$15]*[.C190]^2+[.$I$16]*[.A190]*[.C190]^2+[.$I$17]*[.A190]^2*[.C190]^2+[.$I$18]*[.A190]^3*[.C190]^2+[.$I$19]*[.A190]^4*[.C190]^2+[.$I$20]*[.C190]^3+[.$I$21]*[.A190]*[.C190]^3+[.$I$22]*[.A190]^2*[.C190]^3+[.$I$23]*[.A190]^3*[.C190]^3+[.$I$24]*[.A190]^4*[.C190]^3+[.$I$25]*[.C190]^4+[.$I$26]*[.A190]*[.C190]^4+[.$I$27]*[.A190]^2*[.C190]^4+[.$I$28]*[.A190]^3*[.C190]^4+[.$I$29]*[.A190]^4*[.C190]^4" office:value-type="float" office:value="159.031104634646">
            <text:p>159.03</text:p>
          </table:table-cell>
          <table:table-cell table:number-columns-repeated="8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0">
            <text:p>10</text:p>
          </table:table-cell>
          <table:table-cell table:formula="of:=1.01325*[.B191]" office:value-type="float" office:value="10.1325">
            <text:p>10.132500</text:p>
          </table:table-cell>
          <table:table-cell table:style-name="ce41" office:value-type="float" office:value="159.07">
            <text:p>159.07</text:p>
          </table:table-cell>
          <table:table-cell/>
          <table:table-cell table:style-name="ce41" table:formula="of:=[.$I$5]+[.$I$6]*[.A191]+[.$I$7]*[.A191]^2+[.$I$8]*[.A191]^3+[.$I$9]*[.A191]^4+[.$I$10]*[.C191]+[.$I$11]*[.A191]*[.C191]+[.$I$12]*[.A191]^2*[.C191]+[.$I$13]*[.A191]^3*[.C191]+[.$I$14]*[.A191]^4*[.C191]+[.$I$15]*[.C191]^2+[.$I$16]*[.A191]*[.C191]^2+[.$I$17]*[.A191]^2*[.C191]^2+[.$I$18]*[.A191]^3*[.C191]^2+[.$I$19]*[.A191]^4*[.C191]^2+[.$I$20]*[.C191]^3+[.$I$21]*[.A191]*[.C191]^3+[.$I$22]*[.A191]^2*[.C191]^3+[.$I$23]*[.A191]^3*[.C191]^3+[.$I$24]*[.A191]^4*[.C191]^3+[.$I$25]*[.C191]^4+[.$I$26]*[.A191]*[.C191]^4+[.$I$27]*[.A191]^2*[.C191]^4+[.$I$28]*[.A191]^3*[.C191]^4+[.$I$29]*[.A191]^4*[.C191]^4" office:value-type="float" office:value="159.064469246296">
            <text:p>159.06</text:p>
          </table:table-cell>
          <table:table-cell table:number-columns-repeated="8"/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10">
            <text:p>10</text:p>
          </table:table-cell>
          <table:table-cell table:formula="of:=1.01325*[.B192]" office:value-type="float" office:value="10.1325">
            <text:p>10.132500</text:p>
          </table:table-cell>
          <table:table-cell table:style-name="ce41" office:value-type="float" office:value="159.11">
            <text:p>159.11</text:p>
          </table:table-cell>
          <table:table-cell/>
          <table:table-cell table:style-name="ce41" table:formula="of:=[.$I$5]+[.$I$6]*[.A192]+[.$I$7]*[.A192]^2+[.$I$8]*[.A192]^3+[.$I$9]*[.A192]^4+[.$I$10]*[.C192]+[.$I$11]*[.A192]*[.C192]+[.$I$12]*[.A192]^2*[.C192]+[.$I$13]*[.A192]^3*[.C192]+[.$I$14]*[.A192]^4*[.C192]+[.$I$15]*[.C192]^2+[.$I$16]*[.A192]*[.C192]^2+[.$I$17]*[.A192]^2*[.C192]^2+[.$I$18]*[.A192]^3*[.C192]^2+[.$I$19]*[.A192]^4*[.C192]^2+[.$I$20]*[.C192]^3+[.$I$21]*[.A192]*[.C192]^3+[.$I$22]*[.A192]^2*[.C192]^3+[.$I$23]*[.A192]^3*[.C192]^3+[.$I$24]*[.A192]^4*[.C192]^3+[.$I$25]*[.C192]^4+[.$I$26]*[.A192]*[.C192]^4+[.$I$27]*[.A192]^2*[.C192]^4+[.$I$28]*[.A192]^3*[.C192]^4+[.$I$29]*[.A192]^4*[.C192]^4" office:value-type="float" office:value="159.10636702926">
            <text:p>159.11</text:p>
          </table:table-cell>
          <table:table-cell table:number-columns-repeated="8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10">
            <text:p>10</text:p>
          </table:table-cell>
          <table:table-cell table:formula="of:=1.01325*[.B193]" office:value-type="float" office:value="10.1325">
            <text:p>10.132500</text:p>
          </table:table-cell>
          <table:table-cell table:style-name="ce41" office:value-type="float" office:value="159.16">
            <text:p>159.16</text:p>
          </table:table-cell>
          <table:table-cell/>
          <table:table-cell table:style-name="ce41" table:formula="of:=[.$I$5]+[.$I$6]*[.A193]+[.$I$7]*[.A193]^2+[.$I$8]*[.A193]^3+[.$I$9]*[.A193]^4+[.$I$10]*[.C193]+[.$I$11]*[.A193]*[.C193]+[.$I$12]*[.A193]^2*[.C193]+[.$I$13]*[.A193]^3*[.C193]+[.$I$14]*[.A193]^4*[.C193]+[.$I$15]*[.C193]^2+[.$I$16]*[.A193]*[.C193]^2+[.$I$17]*[.A193]^2*[.C193]^2+[.$I$18]*[.A193]^3*[.C193]^2+[.$I$19]*[.A193]^4*[.C193]^2+[.$I$20]*[.C193]^3+[.$I$21]*[.A193]*[.C193]^3+[.$I$22]*[.A193]^2*[.C193]^3+[.$I$23]*[.A193]^3*[.C193]^3+[.$I$24]*[.A193]^4*[.C193]^3+[.$I$25]*[.C193]^4+[.$I$26]*[.A193]*[.C193]^4+[.$I$27]*[.A193]^2*[.C193]^4+[.$I$28]*[.A193]^3*[.C193]^4+[.$I$29]*[.A193]^4*[.C193]^4" office:value-type="float" office:value="159.158158622853">
            <text:p>159.16</text:p>
          </table:table-cell>
          <table:table-cell table:number-columns-repeated="8"/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10">
            <text:p>10</text:p>
          </table:table-cell>
          <table:table-cell table:formula="of:=1.01325*[.B194]" office:value-type="float" office:value="10.1325">
            <text:p>10.132500</text:p>
          </table:table-cell>
          <table:table-cell table:style-name="ce41" office:value-type="float" office:value="159.22">
            <text:p>159.22</text:p>
          </table:table-cell>
          <table:table-cell/>
          <table:table-cell table:style-name="ce41" table:formula="of:=[.$I$5]+[.$I$6]*[.A194]+[.$I$7]*[.A194]^2+[.$I$8]*[.A194]^3+[.$I$9]*[.A194]^4+[.$I$10]*[.C194]+[.$I$11]*[.A194]*[.C194]+[.$I$12]*[.A194]^2*[.C194]+[.$I$13]*[.A194]^3*[.C194]+[.$I$14]*[.A194]^4*[.C194]+[.$I$15]*[.C194]^2+[.$I$16]*[.A194]*[.C194]^2+[.$I$17]*[.A194]^2*[.C194]^2+[.$I$18]*[.A194]^3*[.C194]^2+[.$I$19]*[.A194]^4*[.C194]^2+[.$I$20]*[.C194]^3+[.$I$21]*[.A194]*[.C194]^3+[.$I$22]*[.A194]^2*[.C194]^3+[.$I$23]*[.A194]^3*[.C194]^3+[.$I$24]*[.A194]^4*[.C194]^3+[.$I$25]*[.C194]^4+[.$I$26]*[.A194]*[.C194]^4+[.$I$27]*[.A194]^2*[.C194]^4+[.$I$28]*[.A194]^3*[.C194]^4+[.$I$29]*[.A194]^4*[.C194]^4" office:value-type="float" office:value="159.221301145649">
            <text:p>159.22</text:p>
          </table:table-cell>
          <table:table-cell table:number-columns-repeated="8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10">
            <text:p>10</text:p>
          </table:table-cell>
          <table:table-cell table:formula="of:=1.01325*[.B195]" office:value-type="float" office:value="10.1325">
            <text:p>10.132500</text:p>
          </table:table-cell>
          <table:table-cell table:style-name="ce41" office:value-type="float" office:value="159.29">
            <text:p>159.29</text:p>
          </table:table-cell>
          <table:table-cell/>
          <table:table-cell table:style-name="ce41" table:formula="of:=[.$I$5]+[.$I$6]*[.A195]+[.$I$7]*[.A195]^2+[.$I$8]*[.A195]^3+[.$I$9]*[.A195]^4+[.$I$10]*[.C195]+[.$I$11]*[.A195]*[.C195]+[.$I$12]*[.A195]^2*[.C195]+[.$I$13]*[.A195]^3*[.C195]+[.$I$14]*[.A195]^4*[.C195]+[.$I$15]*[.C195]^2+[.$I$16]*[.A195]*[.C195]^2+[.$I$17]*[.A195]^2*[.C195]^2+[.$I$18]*[.A195]^3*[.C195]^2+[.$I$19]*[.A195]^4*[.C195]^2+[.$I$20]*[.C195]^3+[.$I$21]*[.A195]*[.C195]^3+[.$I$22]*[.A195]^2*[.C195]^3+[.$I$23]*[.A195]^3*[.C195]^3+[.$I$24]*[.A195]^4*[.C195]^3+[.$I$25]*[.C195]^4+[.$I$26]*[.A195]*[.C195]^4+[.$I$27]*[.A195]^2*[.C195]^4+[.$I$28]*[.A195]^3*[.C195]^4+[.$I$29]*[.A195]^4*[.C195]^4" office:value-type="float" office:value="159.297348195485">
            <text:p>159.30</text:p>
          </table:table-cell>
          <table:table-cell table:number-columns-repeated="8"/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10">
            <text:p>10</text:p>
          </table:table-cell>
          <table:table-cell table:formula="of:=1.01325*[.B196]" office:value-type="float" office:value="10.1325">
            <text:p>10.132500</text:p>
          </table:table-cell>
          <table:table-cell table:style-name="ce41" office:value-type="float" office:value="159.38">
            <text:p>159.38</text:p>
          </table:table-cell>
          <table:table-cell/>
          <table:table-cell table:style-name="ce41" table:formula="of:=[.$I$5]+[.$I$6]*[.A196]+[.$I$7]*[.A196]^2+[.$I$8]*[.A196]^3+[.$I$9]*[.A196]^4+[.$I$10]*[.C196]+[.$I$11]*[.A196]*[.C196]+[.$I$12]*[.A196]^2*[.C196]+[.$I$13]*[.A196]^3*[.C196]+[.$I$14]*[.A196]^4*[.C196]+[.$I$15]*[.C196]^2+[.$I$16]*[.A196]*[.C196]^2+[.$I$17]*[.A196]^2*[.C196]^2+[.$I$18]*[.A196]^3*[.C196]^2+[.$I$19]*[.A196]^4*[.C196]^2+[.$I$20]*[.C196]^3+[.$I$21]*[.A196]*[.C196]^3+[.$I$22]*[.A196]^2*[.C196]^3+[.$I$23]*[.A196]^3*[.C196]^3+[.$I$24]*[.A196]^4*[.C196]^3+[.$I$25]*[.C196]^4+[.$I$26]*[.A196]*[.C196]^4+[.$I$27]*[.A196]^2*[.C196]^4+[.$I$28]*[.A196]^3*[.C196]^4+[.$I$29]*[.A196]^4*[.C196]^4" office:value-type="float" office:value="159.387949849457">
            <text:p>159.39</text:p>
          </table:table-cell>
          <table:table-cell table:number-columns-repeated="8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10">
            <text:p>10</text:p>
          </table:table-cell>
          <table:table-cell table:formula="of:=1.01325*[.B197]" office:value-type="float" office:value="10.1325">
            <text:p>10.132500</text:p>
          </table:table-cell>
          <table:table-cell table:style-name="ce41" office:value-type="float" office:value="159.48">
            <text:p>159.48</text:p>
          </table:table-cell>
          <table:table-cell/>
          <table:table-cell table:style-name="ce41" table:formula="of:=[.$I$5]+[.$I$6]*[.A197]+[.$I$7]*[.A197]^2+[.$I$8]*[.A197]^3+[.$I$9]*[.A197]^4+[.$I$10]*[.C197]+[.$I$11]*[.A197]*[.C197]+[.$I$12]*[.A197]^2*[.C197]+[.$I$13]*[.A197]^3*[.C197]+[.$I$14]*[.A197]^4*[.C197]+[.$I$15]*[.C197]^2+[.$I$16]*[.A197]*[.C197]^2+[.$I$17]*[.A197]^2*[.C197]^2+[.$I$18]*[.A197]^3*[.C197]^2+[.$I$19]*[.A197]^4*[.C197]^2+[.$I$20]*[.C197]^3+[.$I$21]*[.A197]*[.C197]^3+[.$I$22]*[.A197]^2*[.C197]^3+[.$I$23]*[.A197]^3*[.C197]^3+[.$I$24]*[.A197]^4*[.C197]^3+[.$I$25]*[.C197]^4+[.$I$26]*[.A197]*[.C197]^4+[.$I$27]*[.A197]^2*[.C197]^4+[.$I$28]*[.A197]^3*[.C197]^4+[.$I$29]*[.A197]^4*[.C197]^4" office:value-type="float" office:value="159.494852663924">
            <text:p>159.49</text:p>
          </table:table-cell>
          <table:table-cell table:number-columns-repeated="8"/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10">
            <text:p>10</text:p>
          </table:table-cell>
          <table:table-cell table:formula="of:=1.01325*[.B198]" office:value-type="float" office:value="10.1325">
            <text:p>10.132500</text:p>
          </table:table-cell>
          <table:table-cell table:style-name="ce41" office:value-type="float" office:value="159.6">
            <text:p>159.60</text:p>
          </table:table-cell>
          <table:table-cell/>
          <table:table-cell table:style-name="ce41" table:formula="of:=[.$I$5]+[.$I$6]*[.A198]+[.$I$7]*[.A198]^2+[.$I$8]*[.A198]^3+[.$I$9]*[.A198]^4+[.$I$10]*[.C198]+[.$I$11]*[.A198]*[.C198]+[.$I$12]*[.A198]^2*[.C198]+[.$I$13]*[.A198]^3*[.C198]+[.$I$14]*[.A198]^4*[.C198]+[.$I$15]*[.C198]^2+[.$I$16]*[.A198]*[.C198]^2+[.$I$17]*[.A198]^2*[.C198]^2+[.$I$18]*[.A198]^3*[.C198]^2+[.$I$19]*[.A198]^4*[.C198]^2+[.$I$20]*[.C198]^3+[.$I$21]*[.A198]*[.C198]^3+[.$I$22]*[.A198]^2*[.C198]^3+[.$I$23]*[.A198]^3*[.C198]^3+[.$I$24]*[.A198]^4*[.C198]^3+[.$I$25]*[.C198]^4+[.$I$26]*[.A198]*[.C198]^4+[.$I$27]*[.A198]^2*[.C198]^4+[.$I$28]*[.A198]^3*[.C198]^4+[.$I$29]*[.A198]^4*[.C198]^4" office:value-type="float" office:value="159.619899674506">
            <text:p>159.62</text:p>
          </table:table-cell>
          <table:table-cell table:number-columns-repeated="8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0">
            <text:p>10</text:p>
          </table:table-cell>
          <table:table-cell table:formula="of:=1.01325*[.B199]" office:value-type="float" office:value="10.1325">
            <text:p>10.132500</text:p>
          </table:table-cell>
          <table:table-cell table:style-name="ce41" office:value-type="float" office:value="159.74">
            <text:p>159.74</text:p>
          </table:table-cell>
          <table:table-cell/>
          <table:table-cell table:style-name="ce41" table:formula="of:=[.$I$5]+[.$I$6]*[.A199]+[.$I$7]*[.A199]^2+[.$I$8]*[.A199]^3+[.$I$9]*[.A199]^4+[.$I$10]*[.C199]+[.$I$11]*[.A199]*[.C199]+[.$I$12]*[.A199]^2*[.C199]+[.$I$13]*[.A199]^3*[.C199]+[.$I$14]*[.A199]^4*[.C199]+[.$I$15]*[.C199]^2+[.$I$16]*[.A199]*[.C199]^2+[.$I$17]*[.A199]^2*[.C199]^2+[.$I$18]*[.A199]^3*[.C199]^2+[.$I$19]*[.A199]^4*[.C199]^2+[.$I$20]*[.C199]^3+[.$I$21]*[.A199]*[.C199]^3+[.$I$22]*[.A199]^2*[.C199]^3+[.$I$23]*[.A199]^3*[.C199]^3+[.$I$24]*[.A199]^4*[.C199]^3+[.$I$25]*[.C199]^4+[.$I$26]*[.A199]*[.C199]^4+[.$I$27]*[.A199]^2*[.C199]^4+[.$I$28]*[.A199]^3*[.C199]^4+[.$I$29]*[.A199]^4*[.C199]^4" office:value-type="float" office:value="159.765030396084">
            <text:p>159.77</text:p>
          </table:table-cell>
          <table:table-cell table:number-columns-repeated="8"/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10">
            <text:p>10</text:p>
          </table:table-cell>
          <table:table-cell table:formula="of:=1.01325*[.B200]" office:value-type="float" office:value="10.1325">
            <text:p>10.132500</text:p>
          </table:table-cell>
          <table:table-cell table:style-name="ce41" office:value-type="float" office:value="159.91">
            <text:p>159.91</text:p>
          </table:table-cell>
          <table:table-cell/>
          <table:table-cell table:style-name="ce41" table:formula="of:=[.$I$5]+[.$I$6]*[.A200]+[.$I$7]*[.A200]^2+[.$I$8]*[.A200]^3+[.$I$9]*[.A200]^4+[.$I$10]*[.C200]+[.$I$11]*[.A200]*[.C200]+[.$I$12]*[.A200]^2*[.C200]+[.$I$13]*[.A200]^3*[.C200]+[.$I$14]*[.A200]^4*[.C200]+[.$I$15]*[.C200]^2+[.$I$16]*[.A200]*[.C200]^2+[.$I$17]*[.A200]^2*[.C200]^2+[.$I$18]*[.A200]^3*[.C200]^2+[.$I$19]*[.A200]^4*[.C200]^2+[.$I$20]*[.C200]^3+[.$I$21]*[.A200]*[.C200]^3+[.$I$22]*[.A200]^2*[.C200]^3+[.$I$23]*[.A200]^3*[.C200]^3+[.$I$24]*[.A200]^4*[.C200]^3+[.$I$25]*[.C200]^4+[.$I$26]*[.A200]*[.C200]^4+[.$I$27]*[.A200]^2*[.C200]^4+[.$I$28]*[.A200]^3*[.C200]^4+[.$I$29]*[.A200]^4*[.C200]^4" office:value-type="float" office:value="159.932280822801">
            <text:p>159.93</text:p>
          </table:table-cell>
          <table:table-cell table:number-columns-repeated="8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10">
            <text:p>10</text:p>
          </table:table-cell>
          <table:table-cell table:formula="of:=1.01325*[.B201]" office:value-type="float" office:value="10.1325">
            <text:p>10.132500</text:p>
          </table:table-cell>
          <table:table-cell table:style-name="ce41" office:value-type="float" office:value="160.11">
            <text:p>160.11</text:p>
          </table:table-cell>
          <table:table-cell/>
          <table:table-cell table:style-name="ce41" table:formula="of:=[.$I$5]+[.$I$6]*[.A201]+[.$I$7]*[.A201]^2+[.$I$8]*[.A201]^3+[.$I$9]*[.A201]^4+[.$I$10]*[.C201]+[.$I$11]*[.A201]*[.C201]+[.$I$12]*[.A201]^2*[.C201]+[.$I$13]*[.A201]^3*[.C201]+[.$I$14]*[.A201]^4*[.C201]+[.$I$15]*[.C201]^2+[.$I$16]*[.A201]*[.C201]^2+[.$I$17]*[.A201]^2*[.C201]^2+[.$I$18]*[.A201]^3*[.C201]^2+[.$I$19]*[.A201]^4*[.C201]^2+[.$I$20]*[.C201]^3+[.$I$21]*[.A201]*[.C201]^3+[.$I$22]*[.A201]^2*[.C201]^3+[.$I$23]*[.A201]^3*[.C201]^3+[.$I$24]*[.A201]^4*[.C201]^3+[.$I$25]*[.C201]^4+[.$I$26]*[.A201]*[.C201]^4+[.$I$27]*[.A201]^2*[.C201]^4+[.$I$28]*[.A201]^3*[.C201]^4+[.$I$29]*[.A201]^4*[.C201]^4" office:value-type="float" office:value="160.12378342806">
            <text:p>160.12</text:p>
          </table:table-cell>
          <table:table-cell table:number-columns-repeated="8"/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10">
            <text:p>10</text:p>
          </table:table-cell>
          <table:table-cell table:formula="of:=1.01325*[.B202]" office:value-type="float" office:value="10.1325">
            <text:p>10.132500</text:p>
          </table:table-cell>
          <table:table-cell table:style-name="ce41" office:value-type="float" office:value="160.32">
            <text:p>160.32</text:p>
          </table:table-cell>
          <table:table-cell/>
          <table:table-cell table:style-name="ce41" table:formula="of:=[.$I$5]+[.$I$6]*[.A202]+[.$I$7]*[.A202]^2+[.$I$8]*[.A202]^3+[.$I$9]*[.A202]^4+[.$I$10]*[.C202]+[.$I$11]*[.A202]*[.C202]+[.$I$12]*[.A202]^2*[.C202]+[.$I$13]*[.A202]^3*[.C202]+[.$I$14]*[.A202]^4*[.C202]+[.$I$15]*[.C202]^2+[.$I$16]*[.A202]*[.C202]^2+[.$I$17]*[.A202]^2*[.C202]^2+[.$I$18]*[.A202]^3*[.C202]^2+[.$I$19]*[.A202]^4*[.C202]^2+[.$I$20]*[.C202]^3+[.$I$21]*[.A202]*[.C202]^3+[.$I$22]*[.A202]^2*[.C202]^3+[.$I$23]*[.A202]^3*[.C202]^3+[.$I$24]*[.A202]^4*[.C202]^3+[.$I$25]*[.C202]^4+[.$I$26]*[.A202]*[.C202]^4+[.$I$27]*[.A202]^2*[.C202]^4+[.$I$28]*[.A202]^3*[.C202]^4+[.$I$29]*[.A202]^4*[.C202]^4" office:value-type="float" office:value="160.341767164527">
            <text:p>160.34</text:p>
          </table:table-cell>
          <table:table-cell table:number-columns-repeated="8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10">
            <text:p>10</text:p>
          </table:table-cell>
          <table:table-cell table:formula="of:=1.01325*[.B203]" office:value-type="float" office:value="10.1325">
            <text:p>10.132500</text:p>
          </table:table-cell>
          <table:table-cell table:style-name="ce41" office:value-type="float" office:value="160.59">
            <text:p>160.59</text:p>
          </table:table-cell>
          <table:table-cell/>
          <table:table-cell table:style-name="ce41" table:formula="of:=[.$I$5]+[.$I$6]*[.A203]+[.$I$7]*[.A203]^2+[.$I$8]*[.A203]^3+[.$I$9]*[.A203]^4+[.$I$10]*[.C203]+[.$I$11]*[.A203]*[.C203]+[.$I$12]*[.A203]^2*[.C203]+[.$I$13]*[.A203]^3*[.C203]+[.$I$14]*[.A203]^4*[.C203]+[.$I$15]*[.C203]^2+[.$I$16]*[.A203]*[.C203]^2+[.$I$17]*[.A203]^2*[.C203]^2+[.$I$18]*[.A203]^3*[.C203]^2+[.$I$19]*[.A203]^4*[.C203]^2+[.$I$20]*[.C203]^3+[.$I$21]*[.A203]*[.C203]^3+[.$I$22]*[.A203]^2*[.C203]^3+[.$I$23]*[.A203]^3*[.C203]^3+[.$I$24]*[.A203]^4*[.C203]^3+[.$I$25]*[.C203]^4+[.$I$26]*[.A203]*[.C203]^4+[.$I$27]*[.A203]^2*[.C203]^4+[.$I$28]*[.A203]^3*[.C203]^4+[.$I$29]*[.A203]^4*[.C203]^4" office:value-type="float" office:value="160.588557464127">
            <text:p>160.59</text:p>
          </table:table-cell>
          <table:table-cell table:number-columns-repeated="8"/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10">
            <text:p>10</text:p>
          </table:table-cell>
          <table:table-cell table:formula="of:=1.01325*[.B204]" office:value-type="float" office:value="10.1325">
            <text:p>10.132500</text:p>
          </table:table-cell>
          <table:table-cell table:style-name="ce41" office:value-type="float" office:value="160.91">
            <text:p>160.91</text:p>
          </table:table-cell>
          <table:table-cell/>
          <table:table-cell table:style-name="ce41" table:formula="of:=[.$I$5]+[.$I$6]*[.A204]+[.$I$7]*[.A204]^2+[.$I$8]*[.A204]^3+[.$I$9]*[.A204]^4+[.$I$10]*[.C204]+[.$I$11]*[.A204]*[.C204]+[.$I$12]*[.A204]^2*[.C204]+[.$I$13]*[.A204]^3*[.C204]+[.$I$14]*[.A204]^4*[.C204]+[.$I$15]*[.C204]^2+[.$I$16]*[.A204]*[.C204]^2+[.$I$17]*[.A204]^2*[.C204]^2+[.$I$18]*[.A204]^3*[.C204]^2+[.$I$19]*[.A204]^4*[.C204]^2+[.$I$20]*[.C204]^3+[.$I$21]*[.A204]*[.C204]^3+[.$I$22]*[.A204]^2*[.C204]^3+[.$I$23]*[.A204]^3*[.C204]^3+[.$I$24]*[.A204]^4*[.C204]^3+[.$I$25]*[.C204]^4+[.$I$26]*[.A204]*[.C204]^4+[.$I$27]*[.A204]^2*[.C204]^4+[.$I$28]*[.A204]^3*[.C204]^4+[.$I$29]*[.A204]^4*[.C204]^4" office:value-type="float" office:value="160.866576238048">
            <text:p>160.87</text:p>
          </table:table-cell>
          <table:table-cell table:number-columns-repeated="8"/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12.5">
            <text:p>12.5</text:p>
          </table:table-cell>
          <table:table-cell table:formula="of:=1.01325*[.B205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05]+[.$I$7]*[.A205]^2+[.$I$8]*[.A205]^3+[.$I$9]*[.A205]^4+[.$I$10]*[.C205]+[.$I$11]*[.A205]*[.C205]+[.$I$12]*[.A205]^2*[.C205]+[.$I$13]*[.A205]^3*[.C205]+[.$I$14]*[.A205]^4*[.C205]+[.$I$15]*[.C205]^2+[.$I$16]*[.A205]*[.C205]^2+[.$I$17]*[.A205]^2*[.C205]^2+[.$I$18]*[.A205]^3*[.C205]^2+[.$I$19]*[.A205]^4*[.C205]^2+[.$I$20]*[.C205]^3+[.$I$21]*[.A205]*[.C205]^3+[.$I$22]*[.A205]^2*[.C205]^3+[.$I$23]*[.A205]^3*[.C205]^3+[.$I$24]*[.A205]^4*[.C205]^3+[.$I$25]*[.C205]^4+[.$I$26]*[.A205]*[.C205]^4+[.$I$27]*[.A205]^2*[.C205]^4+[.$I$28]*[.A205]^3*[.C205]^4+[.$I$29]*[.A205]^4*[.C205]^4" office:value-type="float" office:value="161.59108049371">
            <text:p>161.59</text:p>
          </table:table-cell>
          <table:table-cell table:number-columns-repeated="8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2.5">
            <text:p>12.5</text:p>
          </table:table-cell>
          <table:table-cell table:formula="of:=1.01325*[.B206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06]+[.$I$7]*[.A206]^2+[.$I$8]*[.A206]^3+[.$I$9]*[.A206]^4+[.$I$10]*[.C206]+[.$I$11]*[.A206]*[.C206]+[.$I$12]*[.A206]^2*[.C206]+[.$I$13]*[.A206]^3*[.C206]+[.$I$14]*[.A206]^4*[.C206]+[.$I$15]*[.C206]^2+[.$I$16]*[.A206]*[.C206]^2+[.$I$17]*[.A206]^2*[.C206]^2+[.$I$18]*[.A206]^3*[.C206]^2+[.$I$19]*[.A206]^4*[.C206]^2+[.$I$20]*[.C206]^3+[.$I$21]*[.A206]*[.C206]^3+[.$I$22]*[.A206]^2*[.C206]^3+[.$I$23]*[.A206]^3*[.C206]^3+[.$I$24]*[.A206]^4*[.C206]^3+[.$I$25]*[.C206]^4+[.$I$26]*[.A206]*[.C206]^4+[.$I$27]*[.A206]^2*[.C206]^4+[.$I$28]*[.A206]^3*[.C206]^4+[.$I$29]*[.A206]^4*[.C206]^4" office:value-type="float" office:value="161.575030993639">
            <text:p>161.58</text:p>
          </table:table-cell>
          <table:table-cell table:number-columns-repeated="8"/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12.5">
            <text:p>12.5</text:p>
          </table:table-cell>
          <table:table-cell table:formula="of:=1.01325*[.B207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07]+[.$I$7]*[.A207]^2+[.$I$8]*[.A207]^3+[.$I$9]*[.A207]^4+[.$I$10]*[.C207]+[.$I$11]*[.A207]*[.C207]+[.$I$12]*[.A207]^2*[.C207]+[.$I$13]*[.A207]^3*[.C207]+[.$I$14]*[.A207]^4*[.C207]+[.$I$15]*[.C207]^2+[.$I$16]*[.A207]*[.C207]^2+[.$I$17]*[.A207]^2*[.C207]^2+[.$I$18]*[.A207]^3*[.C207]^2+[.$I$19]*[.A207]^4*[.C207]^2+[.$I$20]*[.C207]^3+[.$I$21]*[.A207]*[.C207]^3+[.$I$22]*[.A207]^2*[.C207]^3+[.$I$23]*[.A207]^3*[.C207]^3+[.$I$24]*[.A207]^4*[.C207]^3+[.$I$25]*[.C207]^4+[.$I$26]*[.A207]*[.C207]^4+[.$I$27]*[.A207]^2*[.C207]^4+[.$I$28]*[.A207]^3*[.C207]^4+[.$I$29]*[.A207]^4*[.C207]^4" office:value-type="float" office:value="161.564616448544">
            <text:p>161.56</text:p>
          </table:table-cell>
          <table:table-cell table:number-columns-repeated="8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2.5">
            <text:p>12.5</text:p>
          </table:table-cell>
          <table:table-cell table:formula="of:=1.01325*[.B208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08]+[.$I$7]*[.A208]^2+[.$I$8]*[.A208]^3+[.$I$9]*[.A208]^4+[.$I$10]*[.C208]+[.$I$11]*[.A208]*[.C208]+[.$I$12]*[.A208]^2*[.C208]+[.$I$13]*[.A208]^3*[.C208]+[.$I$14]*[.A208]^4*[.C208]+[.$I$15]*[.C208]^2+[.$I$16]*[.A208]*[.C208]^2+[.$I$17]*[.A208]^2*[.C208]^2+[.$I$18]*[.A208]^3*[.C208]^2+[.$I$19]*[.A208]^4*[.C208]^2+[.$I$20]*[.C208]^3+[.$I$21]*[.A208]*[.C208]^3+[.$I$22]*[.A208]^2*[.C208]^3+[.$I$23]*[.A208]^3*[.C208]^3+[.$I$24]*[.A208]^4*[.C208]^3+[.$I$25]*[.C208]^4+[.$I$26]*[.A208]*[.C208]^4+[.$I$27]*[.A208]^2*[.C208]^4+[.$I$28]*[.A208]^3*[.C208]^4+[.$I$29]*[.A208]^4*[.C208]^4" office:value-type="float" office:value="161.558708223514">
            <text:p>161.56</text:p>
          </table:table-cell>
          <table:table-cell table:number-columns-repeated="8"/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12.5">
            <text:p>12.5</text:p>
          </table:table-cell>
          <table:table-cell table:formula="of:=1.01325*[.B209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09]+[.$I$7]*[.A209]^2+[.$I$8]*[.A209]^3+[.$I$9]*[.A209]^4+[.$I$10]*[.C209]+[.$I$11]*[.A209]*[.C209]+[.$I$12]*[.A209]^2*[.C209]+[.$I$13]*[.A209]^3*[.C209]+[.$I$14]*[.A209]^4*[.C209]+[.$I$15]*[.C209]^2+[.$I$16]*[.A209]*[.C209]^2+[.$I$17]*[.A209]^2*[.C209]^2+[.$I$18]*[.A209]^3*[.C209]^2+[.$I$19]*[.A209]^4*[.C209]^2+[.$I$20]*[.C209]^3+[.$I$21]*[.A209]*[.C209]^3+[.$I$22]*[.A209]^2*[.C209]^3+[.$I$23]*[.A209]^3*[.C209]^3+[.$I$24]*[.A209]^4*[.C209]^3+[.$I$25]*[.C209]^4+[.$I$26]*[.A209]*[.C209]^4+[.$I$27]*[.A209]^2*[.C209]^4+[.$I$28]*[.A209]^3*[.C209]^4+[.$I$29]*[.A209]^4*[.C209]^4" office:value-type="float" office:value="161.55629199949">
            <text:p>161.56</text:p>
          </table:table-cell>
          <table:table-cell table:number-columns-repeated="8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2.5">
            <text:p>12.5</text:p>
          </table:table-cell>
          <table:table-cell table:formula="of:=1.01325*[.B210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10]+[.$I$7]*[.A210]^2+[.$I$8]*[.A210]^3+[.$I$9]*[.A210]^4+[.$I$10]*[.C210]+[.$I$11]*[.A210]*[.C210]+[.$I$12]*[.A210]^2*[.C210]+[.$I$13]*[.A210]^3*[.C210]+[.$I$14]*[.A210]^4*[.C210]+[.$I$15]*[.C210]^2+[.$I$16]*[.A210]*[.C210]^2+[.$I$17]*[.A210]^2*[.C210]^2+[.$I$18]*[.A210]^3*[.C210]^2+[.$I$19]*[.A210]^4*[.C210]^2+[.$I$20]*[.C210]^3+[.$I$21]*[.A210]*[.C210]^3+[.$I$22]*[.A210]^2*[.C210]^3+[.$I$23]*[.A210]^3*[.C210]^3+[.$I$24]*[.A210]^4*[.C210]^3+[.$I$25]*[.C210]^4+[.$I$26]*[.A210]*[.C210]^4+[.$I$27]*[.A210]^2*[.C210]^4+[.$I$28]*[.A210]^3*[.C210]^4+[.$I$29]*[.A210]^4*[.C210]^4" office:value-type="float" office:value="161.556467773257">
            <text:p>161.56</text:p>
          </table:table-cell>
          <table:table-cell table:number-columns-repeated="8"/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12.5">
            <text:p>12.5</text:p>
          </table:table-cell>
          <table:table-cell table:formula="of:=1.01325*[.B211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11]+[.$I$7]*[.A211]^2+[.$I$8]*[.A211]^3+[.$I$9]*[.A211]^4+[.$I$10]*[.C211]+[.$I$11]*[.A211]*[.C211]+[.$I$12]*[.A211]^2*[.C211]+[.$I$13]*[.A211]^3*[.C211]+[.$I$14]*[.A211]^4*[.C211]+[.$I$15]*[.C211]^2+[.$I$16]*[.A211]*[.C211]^2+[.$I$17]*[.A211]^2*[.C211]^2+[.$I$18]*[.A211]^3*[.C211]^2+[.$I$19]*[.A211]^4*[.C211]^2+[.$I$20]*[.C211]^3+[.$I$21]*[.A211]*[.C211]^3+[.$I$22]*[.A211]^2*[.C211]^3+[.$I$23]*[.A211]^3*[.C211]^3+[.$I$24]*[.A211]^4*[.C211]^3+[.$I$25]*[.C211]^4+[.$I$26]*[.A211]*[.C211]^4+[.$I$27]*[.A211]^2*[.C211]^4+[.$I$28]*[.A211]^3*[.C211]^4+[.$I$29]*[.A211]^4*[.C211]^4" office:value-type="float" office:value="161.558449857449">
            <text:p>161.56</text:p>
          </table:table-cell>
          <table:table-cell table:number-columns-repeated="8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12.5">
            <text:p>12.5</text:p>
          </table:table-cell>
          <table:table-cell table:formula="of:=1.01325*[.B212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12]+[.$I$7]*[.A212]^2+[.$I$8]*[.A212]^3+[.$I$9]*[.A212]^4+[.$I$10]*[.C212]+[.$I$11]*[.A212]*[.C212]+[.$I$12]*[.A212]^2*[.C212]+[.$I$13]*[.A212]^3*[.C212]+[.$I$14]*[.A212]^4*[.C212]+[.$I$15]*[.C212]^2+[.$I$16]*[.A212]*[.C212]^2+[.$I$17]*[.A212]^2*[.C212]^2+[.$I$18]*[.A212]^3*[.C212]^2+[.$I$19]*[.A212]^4*[.C212]^2+[.$I$20]*[.C212]^3+[.$I$21]*[.A212]*[.C212]^3+[.$I$22]*[.A212]^2*[.C212]^3+[.$I$23]*[.A212]^3*[.C212]^3+[.$I$24]*[.A212]^4*[.C212]^3+[.$I$25]*[.C212]^4+[.$I$26]*[.A212]*[.C212]^4+[.$I$27]*[.A212]^2*[.C212]^4+[.$I$28]*[.A212]^3*[.C212]^4+[.$I$29]*[.A212]^4*[.C212]^4" office:value-type="float" office:value="161.561566880547">
            <text:p>161.56</text:p>
          </table:table-cell>
          <table:table-cell table:number-columns-repeated="8"/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2.5">
            <text:p>12.5</text:p>
          </table:table-cell>
          <table:table-cell table:formula="of:=1.01325*[.B213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13]+[.$I$7]*[.A213]^2+[.$I$8]*[.A213]^3+[.$I$9]*[.A213]^4+[.$I$10]*[.C213]+[.$I$11]*[.A213]*[.C213]+[.$I$12]*[.A213]^2*[.C213]+[.$I$13]*[.A213]^3*[.C213]+[.$I$14]*[.A213]^4*[.C213]+[.$I$15]*[.C213]^2+[.$I$16]*[.A213]*[.C213]^2+[.$I$17]*[.A213]^2*[.C213]^2+[.$I$18]*[.A213]^3*[.C213]^2+[.$I$19]*[.A213]^4*[.C213]^2+[.$I$20]*[.C213]^3+[.$I$21]*[.A213]*[.C213]^3+[.$I$22]*[.A213]^2*[.C213]^3+[.$I$23]*[.A213]^3*[.C213]^3+[.$I$24]*[.A213]^4*[.C213]^3+[.$I$25]*[.C213]^4+[.$I$26]*[.A213]*[.C213]^4+[.$I$27]*[.A213]^2*[.C213]^4+[.$I$28]*[.A213]^3*[.C213]^4+[.$I$29]*[.A213]^4*[.C213]^4" office:value-type="float" office:value="161.565261786881">
            <text:p>161.57</text:p>
          </table:table-cell>
          <table:table-cell table:number-columns-repeated="8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2.5">
            <text:p>12.5</text:p>
          </table:table-cell>
          <table:table-cell table:formula="of:=1.01325*[.B214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14]+[.$I$7]*[.A214]^2+[.$I$8]*[.A214]^3+[.$I$9]*[.A214]^4+[.$I$10]*[.C214]+[.$I$11]*[.A214]*[.C214]+[.$I$12]*[.A214]^2*[.C214]+[.$I$13]*[.A214]^3*[.C214]+[.$I$14]*[.A214]^4*[.C214]+[.$I$15]*[.C214]^2+[.$I$16]*[.A214]*[.C214]^2+[.$I$17]*[.A214]^2*[.C214]^2+[.$I$18]*[.A214]^3*[.C214]^2+[.$I$19]*[.A214]^4*[.C214]^2+[.$I$20]*[.C214]^3+[.$I$21]*[.A214]*[.C214]^3+[.$I$22]*[.A214]^2*[.C214]^3+[.$I$23]*[.A214]^3*[.C214]^3+[.$I$24]*[.A214]^4*[.C214]^3+[.$I$25]*[.C214]^4+[.$I$26]*[.A214]*[.C214]^4+[.$I$27]*[.A214]^2*[.C214]^4+[.$I$28]*[.A214]^3*[.C214]^4+[.$I$29]*[.A214]^4*[.C214]^4" office:value-type="float" office:value="161.569091836625">
            <text:p>161.57</text:p>
          </table:table-cell>
          <table:table-cell table:number-columns-repeated="8"/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12.5">
            <text:p>12.5</text:p>
          </table:table-cell>
          <table:table-cell table:formula="of:=1.01325*[.B215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15]+[.$I$7]*[.A215]^2+[.$I$8]*[.A215]^3+[.$I$9]*[.A215]^4+[.$I$10]*[.C215]+[.$I$11]*[.A215]*[.C215]+[.$I$12]*[.A215]^2*[.C215]+[.$I$13]*[.A215]^3*[.C215]+[.$I$14]*[.A215]^4*[.C215]+[.$I$15]*[.C215]^2+[.$I$16]*[.A215]*[.C215]^2+[.$I$17]*[.A215]^2*[.C215]^2+[.$I$18]*[.A215]^3*[.C215]^2+[.$I$19]*[.A215]^4*[.C215]^2+[.$I$20]*[.C215]^3+[.$I$21]*[.A215]*[.C215]^3+[.$I$22]*[.A215]^2*[.C215]^3+[.$I$23]*[.A215]^3*[.C215]^3+[.$I$24]*[.A215]^4*[.C215]^3+[.$I$25]*[.C215]^4+[.$I$26]*[.A215]*[.C215]^4+[.$I$27]*[.A215]^2*[.C215]^4+[.$I$28]*[.A215]^3*[.C215]^4+[.$I$29]*[.A215]^4*[.C215]^4" office:value-type="float" office:value="161.572728605804">
            <text:p>161.57</text:p>
          </table:table-cell>
          <table:table-cell table:number-columns-repeated="8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12.5">
            <text:p>12.5</text:p>
          </table:table-cell>
          <table:table-cell table:formula="of:=1.01325*[.B216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16]+[.$I$7]*[.A216]^2+[.$I$8]*[.A216]^3+[.$I$9]*[.A216]^4+[.$I$10]*[.C216]+[.$I$11]*[.A216]*[.C216]+[.$I$12]*[.A216]^2*[.C216]+[.$I$13]*[.A216]^3*[.C216]+[.$I$14]*[.A216]^4*[.C216]+[.$I$15]*[.C216]^2+[.$I$16]*[.A216]*[.C216]^2+[.$I$17]*[.A216]^2*[.C216]^2+[.$I$18]*[.A216]^3*[.C216]^2+[.$I$19]*[.A216]^4*[.C216]^2+[.$I$20]*[.C216]^3+[.$I$21]*[.A216]*[.C216]^3+[.$I$22]*[.A216]^2*[.C216]^3+[.$I$23]*[.A216]^3*[.C216]^3+[.$I$24]*[.A216]^4*[.C216]^3+[.$I$25]*[.C216]^4+[.$I$26]*[.A216]*[.C216]^4+[.$I$27]*[.A216]^2*[.C216]^4+[.$I$28]*[.A216]^3*[.C216]^4+[.$I$29]*[.A216]^4*[.C216]^4" office:value-type="float" office:value="161.575957986288">
            <text:p>161.58</text:p>
          </table:table-cell>
          <table:table-cell table:number-columns-repeated="8"/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12.5">
            <text:p>12.5</text:p>
          </table:table-cell>
          <table:table-cell table:formula="of:=1.01325*[.B217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17]+[.$I$7]*[.A217]^2+[.$I$8]*[.A217]^3+[.$I$9]*[.A217]^4+[.$I$10]*[.C217]+[.$I$11]*[.A217]*[.C217]+[.$I$12]*[.A217]^2*[.C217]+[.$I$13]*[.A217]^3*[.C217]+[.$I$14]*[.A217]^4*[.C217]+[.$I$15]*[.C217]^2+[.$I$16]*[.A217]*[.C217]^2+[.$I$17]*[.A217]^2*[.C217]^2+[.$I$18]*[.A217]^3*[.C217]^2+[.$I$19]*[.A217]^4*[.C217]^2+[.$I$20]*[.C217]^3+[.$I$21]*[.A217]*[.C217]^3+[.$I$22]*[.A217]^2*[.C217]^3+[.$I$23]*[.A217]^3*[.C217]^3+[.$I$24]*[.A217]^4*[.C217]^3+[.$I$25]*[.C217]^4+[.$I$26]*[.A217]*[.C217]^4+[.$I$27]*[.A217]^2*[.C217]^4+[.$I$28]*[.A217]^3*[.C217]^4+[.$I$29]*[.A217]^4*[.C217]^4" office:value-type="float" office:value="161.578680185797">
            <text:p>161.58</text:p>
          </table:table-cell>
          <table:table-cell table:number-columns-repeated="8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2.5">
            <text:p>12.5</text:p>
          </table:table-cell>
          <table:table-cell table:formula="of:=1.01325*[.B218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18]+[.$I$7]*[.A218]^2+[.$I$8]*[.A218]^3+[.$I$9]*[.A218]^4+[.$I$10]*[.C218]+[.$I$11]*[.A218]*[.C218]+[.$I$12]*[.A218]^2*[.C218]+[.$I$13]*[.A218]^3*[.C218]+[.$I$14]*[.A218]^4*[.C218]+[.$I$15]*[.C218]^2+[.$I$16]*[.A218]*[.C218]^2+[.$I$17]*[.A218]^2*[.C218]^2+[.$I$18]*[.A218]^3*[.C218]^2+[.$I$19]*[.A218]^4*[.C218]^2+[.$I$20]*[.C218]^3+[.$I$21]*[.A218]*[.C218]^3+[.$I$22]*[.A218]^2*[.C218]^3+[.$I$23]*[.A218]^3*[.C218]^3+[.$I$24]*[.A218]^4*[.C218]^3+[.$I$25]*[.C218]^4+[.$I$26]*[.A218]*[.C218]^4+[.$I$27]*[.A218]^2*[.C218]^4+[.$I$28]*[.A218]^3*[.C218]^4+[.$I$29]*[.A218]^4*[.C218]^4" office:value-type="float" office:value="161.580909727895">
            <text:p>161.58</text:p>
          </table:table-cell>
          <table:table-cell table:number-columns-repeated="8"/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12.5">
            <text:p>12.5</text:p>
          </table:table-cell>
          <table:table-cell table:formula="of:=1.01325*[.B219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19]+[.$I$7]*[.A219]^2+[.$I$8]*[.A219]^3+[.$I$9]*[.A219]^4+[.$I$10]*[.C219]+[.$I$11]*[.A219]*[.C219]+[.$I$12]*[.A219]^2*[.C219]+[.$I$13]*[.A219]^3*[.C219]+[.$I$14]*[.A219]^4*[.C219]+[.$I$15]*[.C219]^2+[.$I$16]*[.A219]*[.C219]^2+[.$I$17]*[.A219]^2*[.C219]^2+[.$I$18]*[.A219]^3*[.C219]^2+[.$I$19]*[.A219]^4*[.C219]^2+[.$I$20]*[.C219]^3+[.$I$21]*[.A219]*[.C219]^3+[.$I$22]*[.A219]^2*[.C219]^3+[.$I$23]*[.A219]^3*[.C219]^3+[.$I$24]*[.A219]^4*[.C219]^3+[.$I$25]*[.C219]^4+[.$I$26]*[.A219]*[.C219]^4+[.$I$27]*[.A219]^2*[.C219]^4+[.$I$28]*[.A219]^3*[.C219]^4+[.$I$29]*[.A219]^4*[.C219]^4" office:value-type="float" office:value="161.582775451997">
            <text:p>161.58</text:p>
          </table:table-cell>
          <table:table-cell table:number-columns-repeated="8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2.5">
            <text:p>12.5</text:p>
          </table:table-cell>
          <table:table-cell table:formula="of:=1.01325*[.B220]" office:value-type="float" office:value="12.665625">
            <text:p>12.665625</text:p>
          </table:table-cell>
          <table:table-cell table:style-name="ce41" office:value-type="float" office:value="161.57">
            <text:p>161.57</text:p>
          </table:table-cell>
          <table:table-cell/>
          <table:table-cell table:style-name="ce41" table:formula="of:=[.$I$5]+[.$I$6]*[.A220]+[.$I$7]*[.A220]^2+[.$I$8]*[.A220]^3+[.$I$9]*[.A220]^4+[.$I$10]*[.C220]+[.$I$11]*[.A220]*[.C220]+[.$I$12]*[.A220]^2*[.C220]+[.$I$13]*[.A220]^3*[.C220]+[.$I$14]*[.A220]^4*[.C220]+[.$I$15]*[.C220]^2+[.$I$16]*[.A220]*[.C220]^2+[.$I$17]*[.A220]^2*[.C220]^2+[.$I$18]*[.A220]^3*[.C220]^2+[.$I$19]*[.A220]^4*[.C220]^2+[.$I$20]*[.C220]^3+[.$I$21]*[.A220]*[.C220]^3+[.$I$22]*[.A220]^2*[.C220]^3+[.$I$23]*[.A220]^3*[.C220]^3+[.$I$24]*[.A220]^4*[.C220]^3+[.$I$25]*[.C220]^4+[.$I$26]*[.A220]*[.C220]^4+[.$I$27]*[.A220]^2*[.C220]^4+[.$I$28]*[.A220]^3*[.C220]^4+[.$I$29]*[.A220]^4*[.C220]^4" office:value-type="float" office:value="161.584520513363">
            <text:p>161.58</text:p>
          </table:table-cell>
          <table:table-cell table:number-columns-repeated="8"/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12.5">
            <text:p>12.5</text:p>
          </table:table-cell>
          <table:table-cell table:formula="of:=1.01325*[.B221]" office:value-type="float" office:value="12.665625">
            <text:p>12.665625</text:p>
          </table:table-cell>
          <table:table-cell table:style-name="ce41" office:value-type="float" office:value="161.58">
            <text:p>161.58</text:p>
          </table:table-cell>
          <table:table-cell/>
          <table:table-cell table:style-name="ce41" table:formula="of:=[.$I$5]+[.$I$6]*[.A221]+[.$I$7]*[.A221]^2+[.$I$8]*[.A221]^3+[.$I$9]*[.A221]^4+[.$I$10]*[.C221]+[.$I$11]*[.A221]*[.C221]+[.$I$12]*[.A221]^2*[.C221]+[.$I$13]*[.A221]^3*[.C221]+[.$I$14]*[.A221]^4*[.C221]+[.$I$15]*[.C221]^2+[.$I$16]*[.A221]*[.C221]^2+[.$I$17]*[.A221]^2*[.C221]^2+[.$I$18]*[.A221]^3*[.C221]^2+[.$I$19]*[.A221]^4*[.C221]^2+[.$I$20]*[.C221]^3+[.$I$21]*[.A221]*[.C221]^3+[.$I$22]*[.A221]^2*[.C221]^3+[.$I$23]*[.A221]^3*[.C221]^3+[.$I$24]*[.A221]^4*[.C221]^3+[.$I$25]*[.C221]^4+[.$I$26]*[.A221]*[.C221]^4+[.$I$27]*[.A221]^2*[.C221]^4+[.$I$28]*[.A221]^3*[.C221]^4+[.$I$29]*[.A221]^4*[.C221]^4" office:value-type="float" office:value="161.586502383102">
            <text:p>161.59</text:p>
          </table:table-cell>
          <table:table-cell table:number-columns-repeated="8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2.5">
            <text:p>12.5</text:p>
          </table:table-cell>
          <table:table-cell table:formula="of:=1.01325*[.B222]" office:value-type="float" office:value="12.665625">
            <text:p>12.665625</text:p>
          </table:table-cell>
          <table:table-cell table:style-name="ce41" office:value-type="float" office:value="161.58">
            <text:p>161.58</text:p>
          </table:table-cell>
          <table:table-cell/>
          <table:table-cell table:style-name="ce41" table:formula="of:=[.$I$5]+[.$I$6]*[.A222]+[.$I$7]*[.A222]^2+[.$I$8]*[.A222]^3+[.$I$9]*[.A222]^4+[.$I$10]*[.C222]+[.$I$11]*[.A222]*[.C222]+[.$I$12]*[.A222]^2*[.C222]+[.$I$13]*[.A222]^3*[.C222]+[.$I$14]*[.A222]^4*[.C222]+[.$I$15]*[.C222]^2+[.$I$16]*[.A222]*[.C222]^2+[.$I$17]*[.A222]^2*[.C222]^2+[.$I$18]*[.A222]^3*[.C222]^2+[.$I$19]*[.A222]^4*[.C222]^2+[.$I$20]*[.C222]^3+[.$I$21]*[.A222]*[.C222]^3+[.$I$22]*[.A222]^2*[.C222]^3+[.$I$23]*[.A222]^3*[.C222]^3+[.$I$24]*[.A222]^4*[.C222]^3+[.$I$25]*[.C222]^4+[.$I$26]*[.A222]*[.C222]^4+[.$I$27]*[.A222]^2*[.C222]^4+[.$I$28]*[.A222]^3*[.C222]^4+[.$I$29]*[.A222]^4*[.C222]^4" office:value-type="float" office:value="161.589192848169">
            <text:p>161.59</text:p>
          </table:table-cell>
          <table:table-cell table:number-columns-repeated="8"/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2.5">
            <text:p>12.5</text:p>
          </table:table-cell>
          <table:table-cell table:formula="of:=1.01325*[.B223]" office:value-type="float" office:value="12.665625">
            <text:p>12.665625</text:p>
          </table:table-cell>
          <table:table-cell table:style-name="ce41" office:value-type="float" office:value="161.59">
            <text:p>161.59</text:p>
          </table:table-cell>
          <table:table-cell/>
          <table:table-cell table:style-name="ce41" table:formula="of:=[.$I$5]+[.$I$6]*[.A223]+[.$I$7]*[.A223]^2+[.$I$8]*[.A223]^3+[.$I$9]*[.A223]^4+[.$I$10]*[.C223]+[.$I$11]*[.A223]*[.C223]+[.$I$12]*[.A223]^2*[.C223]+[.$I$13]*[.A223]^3*[.C223]+[.$I$14]*[.A223]^4*[.C223]+[.$I$15]*[.C223]^2+[.$I$16]*[.A223]*[.C223]^2+[.$I$17]*[.A223]^2*[.C223]^2+[.$I$18]*[.A223]^3*[.C223]^2+[.$I$19]*[.A223]^4*[.C223]^2+[.$I$20]*[.C223]^3+[.$I$21]*[.A223]*[.C223]^3+[.$I$22]*[.A223]^2*[.C223]^3+[.$I$23]*[.A223]^3*[.C223]^3+[.$I$24]*[.A223]^4*[.C223]^3+[.$I$25]*[.C223]^4+[.$I$26]*[.A223]*[.C223]^4+[.$I$27]*[.A223]^2*[.C223]^4+[.$I$28]*[.A223]^3*[.C223]^4+[.$I$29]*[.A223]^4*[.C223]^4" office:value-type="float" office:value="161.593178011367">
            <text:p>161.59</text:p>
          </table:table-cell>
          <table:table-cell table:number-columns-repeated="8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2.5">
            <text:p>12.5</text:p>
          </table:table-cell>
          <table:table-cell table:formula="of:=1.01325*[.B224]" office:value-type="float" office:value="12.665625">
            <text:p>12.665625</text:p>
          </table:table-cell>
          <table:table-cell table:style-name="ce41" office:value-type="float" office:value="161.6">
            <text:p>161.60</text:p>
          </table:table-cell>
          <table:table-cell/>
          <table:table-cell table:style-name="ce41" table:formula="of:=[.$I$5]+[.$I$6]*[.A224]+[.$I$7]*[.A224]^2+[.$I$8]*[.A224]^3+[.$I$9]*[.A224]^4+[.$I$10]*[.C224]+[.$I$11]*[.A224]*[.C224]+[.$I$12]*[.A224]^2*[.C224]+[.$I$13]*[.A224]^3*[.C224]+[.$I$14]*[.A224]^4*[.C224]+[.$I$15]*[.C224]^2+[.$I$16]*[.A224]*[.C224]^2+[.$I$17]*[.A224]^2*[.C224]^2+[.$I$18]*[.A224]^3*[.C224]^2+[.$I$19]*[.A224]^4*[.C224]^2+[.$I$20]*[.C224]^3+[.$I$21]*[.A224]*[.C224]^3+[.$I$22]*[.A224]^2*[.C224]^3+[.$I$23]*[.A224]^3*[.C224]^3+[.$I$24]*[.A224]^4*[.C224]^3+[.$I$25]*[.C224]^4+[.$I$26]*[.A224]*[.C224]^4+[.$I$27]*[.A224]^2*[.C224]^4+[.$I$28]*[.A224]^3*[.C224]^4+[.$I$29]*[.A224]^4*[.C224]^4" office:value-type="float" office:value="161.599158291348">
            <text:p>161.60</text:p>
          </table:table-cell>
          <table:table-cell table:number-columns-repeated="8"/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12.5">
            <text:p>12.5</text:p>
          </table:table-cell>
          <table:table-cell table:formula="of:=1.01325*[.B225]" office:value-type="float" office:value="12.665625">
            <text:p>12.665625</text:p>
          </table:table-cell>
          <table:table-cell table:style-name="ce41" office:value-type="float" office:value="161.61">
            <text:p>161.61</text:p>
          </table:table-cell>
          <table:table-cell/>
          <table:table-cell table:style-name="ce41" table:formula="of:=[.$I$5]+[.$I$6]*[.A225]+[.$I$7]*[.A225]^2+[.$I$8]*[.A225]^3+[.$I$9]*[.A225]^4+[.$I$10]*[.C225]+[.$I$11]*[.A225]*[.C225]+[.$I$12]*[.A225]^2*[.C225]+[.$I$13]*[.A225]^3*[.C225]+[.$I$14]*[.A225]^4*[.C225]+[.$I$15]*[.C225]^2+[.$I$16]*[.A225]*[.C225]^2+[.$I$17]*[.A225]^2*[.C225]^2+[.$I$18]*[.A225]^3*[.C225]^2+[.$I$19]*[.A225]^4*[.C225]^2+[.$I$20]*[.C225]^3+[.$I$21]*[.A225]*[.C225]^3+[.$I$22]*[.A225]^2*[.C225]^3+[.$I$23]*[.A225]^3*[.C225]^3+[.$I$24]*[.A225]^4*[.C225]^3+[.$I$25]*[.C225]^4+[.$I$26]*[.A225]*[.C225]^4+[.$I$27]*[.A225]^2*[.C225]^4+[.$I$28]*[.A225]^3*[.C225]^4+[.$I$29]*[.A225]^4*[.C225]^4" office:value-type="float" office:value="161.607948422609">
            <text:p>161.61</text:p>
          </table:table-cell>
          <table:table-cell table:number-columns-repeated="8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2.5">
            <text:p>12.5</text:p>
          </table:table-cell>
          <table:table-cell table:formula="of:=1.01325*[.B226]" office:value-type="float" office:value="12.665625">
            <text:p>12.665625</text:p>
          </table:table-cell>
          <table:table-cell table:style-name="ce41" office:value-type="float" office:value="161.63">
            <text:p>161.63</text:p>
          </table:table-cell>
          <table:table-cell/>
          <table:table-cell table:style-name="ce41" table:formula="of:=[.$I$5]+[.$I$6]*[.A226]+[.$I$7]*[.A226]^2+[.$I$8]*[.A226]^3+[.$I$9]*[.A226]^4+[.$I$10]*[.C226]+[.$I$11]*[.A226]*[.C226]+[.$I$12]*[.A226]^2*[.C226]+[.$I$13]*[.A226]^3*[.C226]+[.$I$14]*[.A226]^4*[.C226]+[.$I$15]*[.C226]^2+[.$I$16]*[.A226]*[.C226]^2+[.$I$17]*[.A226]^2*[.C226]^2+[.$I$18]*[.A226]^3*[.C226]^2+[.$I$19]*[.A226]^4*[.C226]^2+[.$I$20]*[.C226]^3+[.$I$21]*[.A226]*[.C226]^3+[.$I$22]*[.A226]^2*[.C226]^3+[.$I$23]*[.A226]^3*[.C226]^3+[.$I$24]*[.A226]^4*[.C226]^3+[.$I$25]*[.C226]^4+[.$I$26]*[.A226]*[.C226]^4+[.$I$27]*[.A226]^2*[.C226]^4+[.$I$28]*[.A226]^3*[.C226]^4+[.$I$29]*[.A226]^4*[.C226]^4" office:value-type="float" office:value="161.620477455497">
            <text:p>161.62</text:p>
          </table:table-cell>
          <table:table-cell table:number-columns-repeated="8"/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12.5">
            <text:p>12.5</text:p>
          </table:table-cell>
          <table:table-cell table:formula="of:=1.01325*[.B227]" office:value-type="float" office:value="12.665625">
            <text:p>12.665625</text:p>
          </table:table-cell>
          <table:table-cell table:style-name="ce41" office:value-type="float" office:value="161.65">
            <text:p>161.65</text:p>
          </table:table-cell>
          <table:table-cell/>
          <table:table-cell table:style-name="ce41" table:formula="of:=[.$I$5]+[.$I$6]*[.A227]+[.$I$7]*[.A227]^2+[.$I$8]*[.A227]^3+[.$I$9]*[.A227]^4+[.$I$10]*[.C227]+[.$I$11]*[.A227]*[.C227]+[.$I$12]*[.A227]^2*[.C227]+[.$I$13]*[.A227]^3*[.C227]+[.$I$14]*[.A227]^4*[.C227]+[.$I$15]*[.C227]^2+[.$I$16]*[.A227]*[.C227]^2+[.$I$17]*[.A227]^2*[.C227]^2+[.$I$18]*[.A227]^3*[.C227]^2+[.$I$19]*[.A227]^4*[.C227]^2+[.$I$20]*[.C227]^3+[.$I$21]*[.A227]*[.C227]^3+[.$I$22]*[.A227]^2*[.C227]^3+[.$I$23]*[.A227]^3*[.C227]^3+[.$I$24]*[.A227]^4*[.C227]^3+[.$I$25]*[.C227]^4+[.$I$26]*[.A227]*[.C227]^4+[.$I$27]*[.A227]^2*[.C227]^4+[.$I$28]*[.A227]^3*[.C227]^4+[.$I$29]*[.A227]^4*[.C227]^4" office:value-type="float" office:value="161.637788756203">
            <text:p>161.64</text:p>
          </table:table-cell>
          <table:table-cell table:number-columns-repeated="8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2.5">
            <text:p>12.5</text:p>
          </table:table-cell>
          <table:table-cell table:formula="of:=1.01325*[.B228]" office:value-type="float" office:value="12.665625">
            <text:p>12.665625</text:p>
          </table:table-cell>
          <table:table-cell table:style-name="ce41" office:value-type="float" office:value="161.68">
            <text:p>161.68</text:p>
          </table:table-cell>
          <table:table-cell/>
          <table:table-cell table:style-name="ce41" table:formula="of:=[.$I$5]+[.$I$6]*[.A228]+[.$I$7]*[.A228]^2+[.$I$8]*[.A228]^3+[.$I$9]*[.A228]^4+[.$I$10]*[.C228]+[.$I$11]*[.A228]*[.C228]+[.$I$12]*[.A228]^2*[.C228]+[.$I$13]*[.A228]^3*[.C228]+[.$I$14]*[.A228]^4*[.C228]+[.$I$15]*[.C228]^2+[.$I$16]*[.A228]*[.C228]^2+[.$I$17]*[.A228]^2*[.C228]^2+[.$I$18]*[.A228]^3*[.C228]^2+[.$I$19]*[.A228]^4*[.C228]^2+[.$I$20]*[.C228]^3+[.$I$21]*[.A228]*[.C228]^3+[.$I$22]*[.A228]^2*[.C228]^3+[.$I$23]*[.A228]^3*[.C228]^3+[.$I$24]*[.A228]^4*[.C228]^3+[.$I$25]*[.C228]^4+[.$I$26]*[.A228]*[.C228]^4+[.$I$27]*[.A228]^2*[.C228]^4+[.$I$28]*[.A228]^3*[.C228]^4+[.$I$29]*[.A228]^4*[.C228]^4" office:value-type="float" office:value="161.661040006768">
            <text:p>161.66</text:p>
          </table:table-cell>
          <table:table-cell table:number-columns-repeated="8"/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12.5">
            <text:p>12.5</text:p>
          </table:table-cell>
          <table:table-cell table:formula="of:=1.01325*[.B229]" office:value-type="float" office:value="12.665625">
            <text:p>12.665625</text:p>
          </table:table-cell>
          <table:table-cell table:style-name="ce41" office:value-type="float" office:value="161.71">
            <text:p>161.71</text:p>
          </table:table-cell>
          <table:table-cell/>
          <table:table-cell table:style-name="ce41" table:formula="of:=[.$I$5]+[.$I$6]*[.A229]+[.$I$7]*[.A229]^2+[.$I$8]*[.A229]^3+[.$I$9]*[.A229]^4+[.$I$10]*[.C229]+[.$I$11]*[.A229]*[.C229]+[.$I$12]*[.A229]^2*[.C229]+[.$I$13]*[.A229]^3*[.C229]+[.$I$14]*[.A229]^4*[.C229]+[.$I$15]*[.C229]^2+[.$I$16]*[.A229]*[.C229]^2+[.$I$17]*[.A229]^2*[.C229]^2+[.$I$18]*[.A229]^3*[.C229]^2+[.$I$19]*[.A229]^4*[.C229]^2+[.$I$20]*[.C229]^3+[.$I$21]*[.A229]*[.C229]^3+[.$I$22]*[.A229]^2*[.C229]^3+[.$I$23]*[.A229]^3*[.C229]^3+[.$I$24]*[.A229]^4*[.C229]^3+[.$I$25]*[.C229]^4+[.$I$26]*[.A229]*[.C229]^4+[.$I$27]*[.A229]^2*[.C229]^4+[.$I$28]*[.A229]^3*[.C229]^4+[.$I$29]*[.A229]^4*[.C229]^4" office:value-type="float" office:value="161.691503205082">
            <text:p>161.69</text:p>
          </table:table-cell>
          <table:table-cell table:number-columns-repeated="8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2.5">
            <text:p>12.5</text:p>
          </table:table-cell>
          <table:table-cell table:formula="of:=1.01325*[.B230]" office:value-type="float" office:value="12.665625">
            <text:p>12.665625</text:p>
          </table:table-cell>
          <table:table-cell table:style-name="ce41" office:value-type="float" office:value="161.75">
            <text:p>161.75</text:p>
          </table:table-cell>
          <table:table-cell/>
          <table:table-cell table:style-name="ce41" table:formula="of:=[.$I$5]+[.$I$6]*[.A230]+[.$I$7]*[.A230]^2+[.$I$8]*[.A230]^3+[.$I$9]*[.A230]^4+[.$I$10]*[.C230]+[.$I$11]*[.A230]*[.C230]+[.$I$12]*[.A230]^2*[.C230]+[.$I$13]*[.A230]^3*[.C230]+[.$I$14]*[.A230]^4*[.C230]+[.$I$15]*[.C230]^2+[.$I$16]*[.A230]*[.C230]^2+[.$I$17]*[.A230]^2*[.C230]^2+[.$I$18]*[.A230]^3*[.C230]^2+[.$I$19]*[.A230]^4*[.C230]^2+[.$I$20]*[.C230]^3+[.$I$21]*[.A230]*[.C230]^3+[.$I$22]*[.A230]^2*[.C230]^3+[.$I$23]*[.A230]^3*[.C230]^3+[.$I$24]*[.A230]^4*[.C230]^3+[.$I$25]*[.C230]^4+[.$I$26]*[.A230]*[.C230]^4+[.$I$27]*[.A230]^2*[.C230]^4+[.$I$28]*[.A230]^3*[.C230]^4+[.$I$29]*[.A230]^4*[.C230]^4" office:value-type="float" office:value="161.730564664878">
            <text:p>161.73</text:p>
          </table:table-cell>
          <table:table-cell table:number-columns-repeated="8"/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12.5">
            <text:p>12.5</text:p>
          </table:table-cell>
          <table:table-cell table:formula="of:=1.01325*[.B231]" office:value-type="float" office:value="12.665625">
            <text:p>12.665625</text:p>
          </table:table-cell>
          <table:table-cell table:style-name="ce41" office:value-type="float" office:value="161.8">
            <text:p>161.80</text:p>
          </table:table-cell>
          <table:table-cell/>
          <table:table-cell table:style-name="ce41" table:formula="of:=[.$I$5]+[.$I$6]*[.A231]+[.$I$7]*[.A231]^2+[.$I$8]*[.A231]^3+[.$I$9]*[.A231]^4+[.$I$10]*[.C231]+[.$I$11]*[.A231]*[.C231]+[.$I$12]*[.A231]^2*[.C231]+[.$I$13]*[.A231]^3*[.C231]+[.$I$14]*[.A231]^4*[.C231]+[.$I$15]*[.C231]^2+[.$I$16]*[.A231]*[.C231]^2+[.$I$17]*[.A231]^2*[.C231]^2+[.$I$18]*[.A231]^3*[.C231]^2+[.$I$19]*[.A231]^4*[.C231]^2+[.$I$20]*[.C231]^3+[.$I$21]*[.A231]*[.C231]^3+[.$I$22]*[.A231]^2*[.C231]^3+[.$I$23]*[.A231]^3*[.C231]^3+[.$I$24]*[.A231]^4*[.C231]^3+[.$I$25]*[.C231]^4+[.$I$26]*[.A231]*[.C231]^4+[.$I$27]*[.A231]^2*[.C231]^4+[.$I$28]*[.A231]^3*[.C231]^4+[.$I$29]*[.A231]^4*[.C231]^4" office:value-type="float" office:value="161.77972501574">
            <text:p>161.78</text:p>
          </table:table-cell>
          <table:table-cell table:number-columns-repeated="8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12.5">
            <text:p>12.5</text:p>
          </table:table-cell>
          <table:table-cell table:formula="of:=1.01325*[.B232]" office:value-type="float" office:value="12.665625">
            <text:p>12.665625</text:p>
          </table:table-cell>
          <table:table-cell table:style-name="ce41" office:value-type="float" office:value="161.85">
            <text:p>161.85</text:p>
          </table:table-cell>
          <table:table-cell/>
          <table:table-cell table:style-name="ce41" table:formula="of:=[.$I$5]+[.$I$6]*[.A232]+[.$I$7]*[.A232]^2+[.$I$8]*[.A232]^3+[.$I$9]*[.A232]^4+[.$I$10]*[.C232]+[.$I$11]*[.A232]*[.C232]+[.$I$12]*[.A232]^2*[.C232]+[.$I$13]*[.A232]^3*[.C232]+[.$I$14]*[.A232]^4*[.C232]+[.$I$15]*[.C232]^2+[.$I$16]*[.A232]*[.C232]^2+[.$I$17]*[.A232]^2*[.C232]^2+[.$I$18]*[.A232]^3*[.C232]^2+[.$I$19]*[.A232]^4*[.C232]^2+[.$I$20]*[.C232]^3+[.$I$21]*[.A232]*[.C232]^3+[.$I$22]*[.A232]^2*[.C232]^3+[.$I$23]*[.A232]^3*[.C232]^3+[.$I$24]*[.A232]^4*[.C232]^3+[.$I$25]*[.C232]^4+[.$I$26]*[.A232]*[.C232]^4+[.$I$27]*[.A232]^2*[.C232]^4+[.$I$28]*[.A232]^3*[.C232]^4+[.$I$29]*[.A232]^4*[.C232]^4" office:value-type="float" office:value="161.840599203098">
            <text:p>161.84</text:p>
          </table:table-cell>
          <table:table-cell table:number-columns-repeated="8"/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12.5">
            <text:p>12.5</text:p>
          </table:table-cell>
          <table:table-cell table:formula="of:=1.01325*[.B233]" office:value-type="float" office:value="12.665625">
            <text:p>12.665625</text:p>
          </table:table-cell>
          <table:table-cell table:style-name="ce41" office:value-type="float" office:value="161.92">
            <text:p>161.92</text:p>
          </table:table-cell>
          <table:table-cell/>
          <table:table-cell table:style-name="ce41" table:formula="of:=[.$I$5]+[.$I$6]*[.A233]+[.$I$7]*[.A233]^2+[.$I$8]*[.A233]^3+[.$I$9]*[.A233]^4+[.$I$10]*[.C233]+[.$I$11]*[.A233]*[.C233]+[.$I$12]*[.A233]^2*[.C233]+[.$I$13]*[.A233]^3*[.C233]+[.$I$14]*[.A233]^4*[.C233]+[.$I$15]*[.C233]^2+[.$I$16]*[.A233]*[.C233]^2+[.$I$17]*[.A233]^2*[.C233]^2+[.$I$18]*[.A233]^3*[.C233]^2+[.$I$19]*[.A233]^4*[.C233]^2+[.$I$20]*[.C233]^3+[.$I$21]*[.A233]*[.C233]^3+[.$I$22]*[.A233]^2*[.C233]^3+[.$I$23]*[.A233]^3*[.C233]^3+[.$I$24]*[.A233]^4*[.C233]^3+[.$I$25]*[.C233]^4+[.$I$26]*[.A233]*[.C233]^4+[.$I$27]*[.A233]^2*[.C233]^4+[.$I$28]*[.A233]^3*[.C233]^4+[.$I$29]*[.A233]^4*[.C233]^4" office:value-type="float" office:value="161.91491648823">
            <text:p>161.91</text:p>
          </table:table-cell>
          <table:table-cell table:number-columns-repeated="8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12.5">
            <text:p>12.5</text:p>
          </table:table-cell>
          <table:table-cell table:formula="of:=1.01325*[.B234]" office:value-type="float" office:value="12.665625">
            <text:p>12.665625</text:p>
          </table:table-cell>
          <table:table-cell table:style-name="ce41" office:value-type="float" office:value="162.01">
            <text:p>162.01</text:p>
          </table:table-cell>
          <table:table-cell/>
          <table:table-cell table:style-name="ce41" table:formula="of:=[.$I$5]+[.$I$6]*[.A234]+[.$I$7]*[.A234]^2+[.$I$8]*[.A234]^3+[.$I$9]*[.A234]^4+[.$I$10]*[.C234]+[.$I$11]*[.A234]*[.C234]+[.$I$12]*[.A234]^2*[.C234]+[.$I$13]*[.A234]^3*[.C234]+[.$I$14]*[.A234]^4*[.C234]+[.$I$15]*[.C234]^2+[.$I$16]*[.A234]*[.C234]^2+[.$I$17]*[.A234]^2*[.C234]^2+[.$I$18]*[.A234]^3*[.C234]^2+[.$I$19]*[.A234]^4*[.C234]^2+[.$I$20]*[.C234]^3+[.$I$21]*[.A234]*[.C234]^3+[.$I$22]*[.A234]^2*[.C234]^3+[.$I$23]*[.A234]^3*[.C234]^3+[.$I$24]*[.A234]^4*[.C234]^3+[.$I$25]*[.C234]^4+[.$I$26]*[.A234]*[.C234]^4+[.$I$27]*[.A234]^2*[.C234]^4+[.$I$28]*[.A234]^3*[.C234]^4+[.$I$29]*[.A234]^4*[.C234]^4" office:value-type="float" office:value="162.004520448261">
            <text:p>162.00</text:p>
          </table:table-cell>
          <table:table-cell table:number-columns-repeated="8"/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12.5">
            <text:p>12.5</text:p>
          </table:table-cell>
          <table:table-cell table:formula="of:=1.01325*[.B235]" office:value-type="float" office:value="12.665625">
            <text:p>12.665625</text:p>
          </table:table-cell>
          <table:table-cell table:style-name="ce41" office:value-type="float" office:value="162.11">
            <text:p>162.11</text:p>
          </table:table-cell>
          <table:table-cell/>
          <table:table-cell table:style-name="ce41" table:formula="of:=[.$I$5]+[.$I$6]*[.A235]+[.$I$7]*[.A235]^2+[.$I$8]*[.A235]^3+[.$I$9]*[.A235]^4+[.$I$10]*[.C235]+[.$I$11]*[.A235]*[.C235]+[.$I$12]*[.A235]^2*[.C235]+[.$I$13]*[.A235]^3*[.C235]+[.$I$14]*[.A235]^4*[.C235]+[.$I$15]*[.C235]^2+[.$I$16]*[.A235]*[.C235]^2+[.$I$17]*[.A235]^2*[.C235]^2+[.$I$18]*[.A235]^3*[.C235]^2+[.$I$19]*[.A235]^4*[.C235]^2+[.$I$20]*[.C235]^3+[.$I$21]*[.A235]*[.C235]^3+[.$I$22]*[.A235]^2*[.C235]^3+[.$I$23]*[.A235]^3*[.C235]^3+[.$I$24]*[.A235]^4*[.C235]^3+[.$I$25]*[.C235]^4+[.$I$26]*[.A235]*[.C235]^4+[.$I$27]*[.A235]^2*[.C235]^4+[.$I$28]*[.A235]^3*[.C235]^4+[.$I$29]*[.A235]^4*[.C235]^4" office:value-type="float" office:value="162.111368976165">
            <text:p>162.11</text:p>
          </table:table-cell>
          <table:table-cell table:number-columns-repeated="8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12.5">
            <text:p>12.5</text:p>
          </table:table-cell>
          <table:table-cell table:formula="of:=1.01325*[.B236]" office:value-type="float" office:value="12.665625">
            <text:p>12.665625</text:p>
          </table:table-cell>
          <table:table-cell table:style-name="ce41" office:value-type="float" office:value="162.23">
            <text:p>162.23</text:p>
          </table:table-cell>
          <table:table-cell/>
          <table:table-cell table:style-name="ce41" table:formula="of:=[.$I$5]+[.$I$6]*[.A236]+[.$I$7]*[.A236]^2+[.$I$8]*[.A236]^3+[.$I$9]*[.A236]^4+[.$I$10]*[.C236]+[.$I$11]*[.A236]*[.C236]+[.$I$12]*[.A236]^2*[.C236]+[.$I$13]*[.A236]^3*[.C236]+[.$I$14]*[.A236]^4*[.C236]+[.$I$15]*[.C236]^2+[.$I$16]*[.A236]*[.C236]^2+[.$I$17]*[.A236]^2*[.C236]^2+[.$I$18]*[.A236]^3*[.C236]^2+[.$I$19]*[.A236]^4*[.C236]^2+[.$I$20]*[.C236]^3+[.$I$21]*[.A236]*[.C236]^3+[.$I$22]*[.A236]^2*[.C236]^3+[.$I$23]*[.A236]^3*[.C236]^3+[.$I$24]*[.A236]^4*[.C236]^3+[.$I$25]*[.C236]^4+[.$I$26]*[.A236]*[.C236]^4+[.$I$27]*[.A236]^2*[.C236]^4+[.$I$28]*[.A236]^3*[.C236]^4+[.$I$29]*[.A236]^4*[.C236]^4" office:value-type="float" office:value="162.23753428076">
            <text:p>162.24</text:p>
          </table:table-cell>
          <table:table-cell table:number-columns-repeated="8"/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12.5">
            <text:p>12.5</text:p>
          </table:table-cell>
          <table:table-cell table:formula="of:=1.01325*[.B237]" office:value-type="float" office:value="12.665625">
            <text:p>12.665625</text:p>
          </table:table-cell>
          <table:table-cell table:style-name="ce41" office:value-type="float" office:value="162.37">
            <text:p>162.37</text:p>
          </table:table-cell>
          <table:table-cell/>
          <table:table-cell table:style-name="ce41" table:formula="of:=[.$I$5]+[.$I$6]*[.A237]+[.$I$7]*[.A237]^2+[.$I$8]*[.A237]^3+[.$I$9]*[.A237]^4+[.$I$10]*[.C237]+[.$I$11]*[.A237]*[.C237]+[.$I$12]*[.A237]^2*[.C237]+[.$I$13]*[.A237]^3*[.C237]+[.$I$14]*[.A237]^4*[.C237]+[.$I$15]*[.C237]^2+[.$I$16]*[.A237]*[.C237]^2+[.$I$17]*[.A237]^2*[.C237]^2+[.$I$18]*[.A237]^3*[.C237]^2+[.$I$19]*[.A237]^4*[.C237]^2+[.$I$20]*[.C237]^3+[.$I$21]*[.A237]*[.C237]^3+[.$I$22]*[.A237]^2*[.C237]^3+[.$I$23]*[.A237]^3*[.C237]^3+[.$I$24]*[.A237]^4*[.C237]^3+[.$I$25]*[.C237]^4+[.$I$26]*[.A237]*[.C237]^4+[.$I$27]*[.A237]^2*[.C237]^4+[.$I$28]*[.A237]^3*[.C237]^4+[.$I$29]*[.A237]^4*[.C237]^4" office:value-type="float" office:value="162.385202886715">
            <text:p>162.39</text:p>
          </table:table-cell>
          <table:table-cell table:number-columns-repeated="8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2.5">
            <text:p>12.5</text:p>
          </table:table-cell>
          <table:table-cell table:formula="of:=1.01325*[.B238]" office:value-type="float" office:value="12.665625">
            <text:p>12.665625</text:p>
          </table:table-cell>
          <table:table-cell table:style-name="ce41" office:value-type="float" office:value="162.54">
            <text:p>162.54</text:p>
          </table:table-cell>
          <table:table-cell/>
          <table:table-cell table:style-name="ce41" table:formula="of:=[.$I$5]+[.$I$6]*[.A238]+[.$I$7]*[.A238]^2+[.$I$8]*[.A238]^3+[.$I$9]*[.A238]^4+[.$I$10]*[.C238]+[.$I$11]*[.A238]*[.C238]+[.$I$12]*[.A238]^2*[.C238]+[.$I$13]*[.A238]^3*[.C238]+[.$I$14]*[.A238]^4*[.C238]+[.$I$15]*[.C238]^2+[.$I$16]*[.A238]*[.C238]^2+[.$I$17]*[.A238]^2*[.C238]^2+[.$I$18]*[.A238]^3*[.C238]^2+[.$I$19]*[.A238]^4*[.C238]^2+[.$I$20]*[.C238]^3+[.$I$21]*[.A238]*[.C238]^3+[.$I$22]*[.A238]^2*[.C238]^3+[.$I$23]*[.A238]^3*[.C238]^3+[.$I$24]*[.A238]^4*[.C238]^3+[.$I$25]*[.C238]^4+[.$I$26]*[.A238]*[.C238]^4+[.$I$27]*[.A238]^2*[.C238]^4+[.$I$28]*[.A238]^3*[.C238]^4+[.$I$29]*[.A238]^4*[.C238]^4" office:value-type="float" office:value="162.556675634545">
            <text:p>162.56</text:p>
          </table:table-cell>
          <table:table-cell table:number-columns-repeated="8"/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12.5">
            <text:p>12.5</text:p>
          </table:table-cell>
          <table:table-cell table:formula="of:=1.01325*[.B239]" office:value-type="float" office:value="12.665625">
            <text:p>12.665625</text:p>
          </table:table-cell>
          <table:table-cell table:style-name="ce41" office:value-type="float" office:value="162.74">
            <text:p>162.74</text:p>
          </table:table-cell>
          <table:table-cell/>
          <table:table-cell table:style-name="ce41" table:formula="of:=[.$I$5]+[.$I$6]*[.A239]+[.$I$7]*[.A239]^2+[.$I$8]*[.A239]^3+[.$I$9]*[.A239]^4+[.$I$10]*[.C239]+[.$I$11]*[.A239]*[.C239]+[.$I$12]*[.A239]^2*[.C239]+[.$I$13]*[.A239]^3*[.C239]+[.$I$14]*[.A239]^4*[.C239]+[.$I$15]*[.C239]^2+[.$I$16]*[.A239]*[.C239]^2+[.$I$17]*[.A239]^2*[.C239]^2+[.$I$18]*[.A239]^3*[.C239]^2+[.$I$19]*[.A239]^4*[.C239]^2+[.$I$20]*[.C239]^3+[.$I$21]*[.A239]*[.C239]^3+[.$I$22]*[.A239]^2*[.C239]^3+[.$I$23]*[.A239]^3*[.C239]^3+[.$I$24]*[.A239]^4*[.C239]^3+[.$I$25]*[.C239]^4+[.$I$26]*[.A239]*[.C239]^4+[.$I$27]*[.A239]^2*[.C239]^4+[.$I$28]*[.A239]^3*[.C239]^4+[.$I$29]*[.A239]^4*[.C239]^4" office:value-type="float" office:value="162.754367680612">
            <text:p>162.75</text:p>
          </table:table-cell>
          <table:table-cell table:number-columns-repeated="8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12.5">
            <text:p>12.5</text:p>
          </table:table-cell>
          <table:table-cell table:formula="of:=1.01325*[.B240]" office:value-type="float" office:value="12.665625">
            <text:p>12.665625</text:p>
          </table:table-cell>
          <table:table-cell table:style-name="ce41" office:value-type="float" office:value="162.97">
            <text:p>162.97</text:p>
          </table:table-cell>
          <table:table-cell/>
          <table:table-cell table:style-name="ce41" table:formula="of:=[.$I$5]+[.$I$6]*[.A240]+[.$I$7]*[.A240]^2+[.$I$8]*[.A240]^3+[.$I$9]*[.A240]^4+[.$I$10]*[.C240]+[.$I$11]*[.A240]*[.C240]+[.$I$12]*[.A240]^2*[.C240]+[.$I$13]*[.A240]^3*[.C240]+[.$I$14]*[.A240]^4*[.C240]+[.$I$15]*[.C240]^2+[.$I$16]*[.A240]*[.C240]^2+[.$I$17]*[.A240]^2*[.C240]^2+[.$I$18]*[.A240]^3*[.C240]^2+[.$I$19]*[.A240]^4*[.C240]^2+[.$I$20]*[.C240]^3+[.$I$21]*[.A240]*[.C240]^3+[.$I$22]*[.A240]^2*[.C240]^3+[.$I$23]*[.A240]^3*[.C240]^3+[.$I$24]*[.A240]^4*[.C240]^3+[.$I$25]*[.C240]^4+[.$I$26]*[.A240]*[.C240]^4+[.$I$27]*[.A240]^2*[.C240]^4+[.$I$28]*[.A240]^3*[.C240]^4+[.$I$29]*[.A240]^4*[.C240]^4" office:value-type="float" office:value="162.980808497127">
            <text:p>162.98</text:p>
          </table:table-cell>
          <table:table-cell table:number-columns-repeated="8"/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12.5">
            <text:p>12.5</text:p>
          </table:table-cell>
          <table:table-cell table:formula="of:=1.01325*[.B241]" office:value-type="float" office:value="12.665625">
            <text:p>12.665625</text:p>
          </table:table-cell>
          <table:table-cell table:style-name="ce41" office:value-type="float" office:value="163.23">
            <text:p>163.23</text:p>
          </table:table-cell>
          <table:table-cell/>
          <table:table-cell table:style-name="ce41" table:formula="of:=[.$I$5]+[.$I$6]*[.A241]+[.$I$7]*[.A241]^2+[.$I$8]*[.A241]^3+[.$I$9]*[.A241]^4+[.$I$10]*[.C241]+[.$I$11]*[.A241]*[.C241]+[.$I$12]*[.A241]^2*[.C241]+[.$I$13]*[.A241]^3*[.C241]+[.$I$14]*[.A241]^4*[.C241]+[.$I$15]*[.C241]^2+[.$I$16]*[.A241]*[.C241]^2+[.$I$17]*[.A241]^2*[.C241]^2+[.$I$18]*[.A241]^3*[.C241]^2+[.$I$19]*[.A241]^4*[.C241]^2+[.$I$20]*[.C241]^3+[.$I$21]*[.A241]*[.C241]^3+[.$I$22]*[.A241]^2*[.C241]^3+[.$I$23]*[.A241]^3*[.C241]^3+[.$I$24]*[.A241]^4*[.C241]^3+[.$I$25]*[.C241]^4+[.$I$26]*[.A241]*[.C241]^4+[.$I$27]*[.A241]^2*[.C241]^4+[.$I$28]*[.A241]^3*[.C241]^4+[.$I$29]*[.A241]^4*[.C241]^4" office:value-type="float" office:value="163.238641872147">
            <text:p>163.24</text:p>
          </table:table-cell>
          <table:table-cell table:number-columns-repeated="8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12.5">
            <text:p>12.5</text:p>
          </table:table-cell>
          <table:table-cell table:formula="of:=1.01325*[.B242]" office:value-type="float" office:value="12.665625">
            <text:p>12.665625</text:p>
          </table:table-cell>
          <table:table-cell table:style-name="ce41" office:value-type="float" office:value="163.57">
            <text:p>163.57</text:p>
          </table:table-cell>
          <table:table-cell/>
          <table:table-cell table:style-name="ce41" table:formula="of:=[.$I$5]+[.$I$6]*[.A242]+[.$I$7]*[.A242]^2+[.$I$8]*[.A242]^3+[.$I$9]*[.A242]^4+[.$I$10]*[.C242]+[.$I$11]*[.A242]*[.C242]+[.$I$12]*[.A242]^2*[.C242]+[.$I$13]*[.A242]^3*[.C242]+[.$I$14]*[.A242]^4*[.C242]+[.$I$15]*[.C242]^2+[.$I$16]*[.A242]*[.C242]^2+[.$I$17]*[.A242]^2*[.C242]^2+[.$I$18]*[.A242]^3*[.C242]^2+[.$I$19]*[.A242]^4*[.C242]^2+[.$I$20]*[.C242]^3+[.$I$21]*[.A242]*[.C242]^3+[.$I$22]*[.A242]^2*[.C242]^3+[.$I$23]*[.A242]^3*[.C242]^3+[.$I$24]*[.A242]^4*[.C242]^3+[.$I$25]*[.C242]^4+[.$I$26]*[.A242]*[.C242]^4+[.$I$27]*[.A242]^2*[.C242]^4+[.$I$28]*[.A242]^3*[.C242]^4+[.$I$29]*[.A242]^4*[.C242]^4" office:value-type="float" office:value="163.530625909576">
            <text:p>163.53</text:p>
          </table:table-cell>
          <table:table-cell table:number-columns-repeated="8"/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15">
            <text:p>15</text:p>
          </table:table-cell>
          <table:table-cell table:formula="of:=1.01325*[.B243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43]+[.$I$7]*[.A243]^2+[.$I$8]*[.A243]^3+[.$I$9]*[.A243]^4+[.$I$10]*[.C243]+[.$I$11]*[.A243]*[.C243]+[.$I$12]*[.A243]^2*[.C243]+[.$I$13]*[.A243]^3*[.C243]+[.$I$14]*[.A243]^4*[.C243]+[.$I$15]*[.C243]^2+[.$I$16]*[.A243]*[.C243]^2+[.$I$17]*[.A243]^2*[.C243]^2+[.$I$18]*[.A243]^3*[.C243]^2+[.$I$19]*[.A243]^4*[.C243]^2+[.$I$20]*[.C243]^3+[.$I$21]*[.A243]*[.C243]^3+[.$I$22]*[.A243]^2*[.C243]^3+[.$I$23]*[.A243]^3*[.C243]^3+[.$I$24]*[.A243]^4*[.C243]^3+[.$I$25]*[.C243]^4+[.$I$26]*[.A243]*[.C243]^4+[.$I$27]*[.A243]^2*[.C243]^4+[.$I$28]*[.A243]^3*[.C243]^4+[.$I$29]*[.A243]^4*[.C243]^4" office:value-type="float" office:value="164.046861773263">
            <text:p>164.05</text:p>
          </table:table-cell>
          <table:table-cell table:number-columns-repeated="8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5">
            <text:p>15</text:p>
          </table:table-cell>
          <table:table-cell table:formula="of:=1.01325*[.B244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44]+[.$I$7]*[.A244]^2+[.$I$8]*[.A244]^3+[.$I$9]*[.A244]^4+[.$I$10]*[.C244]+[.$I$11]*[.A244]*[.C244]+[.$I$12]*[.A244]^2*[.C244]+[.$I$13]*[.A244]^3*[.C244]+[.$I$14]*[.A244]^4*[.C244]+[.$I$15]*[.C244]^2+[.$I$16]*[.A244]*[.C244]^2+[.$I$17]*[.A244]^2*[.C244]^2+[.$I$18]*[.A244]^3*[.C244]^2+[.$I$19]*[.A244]^4*[.C244]^2+[.$I$20]*[.C244]^3+[.$I$21]*[.A244]*[.C244]^3+[.$I$22]*[.A244]^2*[.C244]^3+[.$I$23]*[.A244]^3*[.C244]^3+[.$I$24]*[.A244]^4*[.C244]^3+[.$I$25]*[.C244]^4+[.$I$26]*[.A244]*[.C244]^4+[.$I$27]*[.A244]^2*[.C244]^4+[.$I$28]*[.A244]^3*[.C244]^4+[.$I$29]*[.A244]^4*[.C244]^4" office:value-type="float" office:value="164.028350437226">
            <text:p>164.03</text:p>
          </table:table-cell>
          <table:table-cell table:number-columns-repeated="8"/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15">
            <text:p>15</text:p>
          </table:table-cell>
          <table:table-cell table:formula="of:=1.01325*[.B245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45]+[.$I$7]*[.A245]^2+[.$I$8]*[.A245]^3+[.$I$9]*[.A245]^4+[.$I$10]*[.C245]+[.$I$11]*[.A245]*[.C245]+[.$I$12]*[.A245]^2*[.C245]+[.$I$13]*[.A245]^3*[.C245]+[.$I$14]*[.A245]^4*[.C245]+[.$I$15]*[.C245]^2+[.$I$16]*[.A245]*[.C245]^2+[.$I$17]*[.A245]^2*[.C245]^2+[.$I$18]*[.A245]^3*[.C245]^2+[.$I$19]*[.A245]^4*[.C245]^2+[.$I$20]*[.C245]^3+[.$I$21]*[.A245]*[.C245]^3+[.$I$22]*[.A245]^2*[.C245]^3+[.$I$23]*[.A245]^3*[.C245]^3+[.$I$24]*[.A245]^4*[.C245]^3+[.$I$25]*[.C245]^4+[.$I$26]*[.A245]*[.C245]^4+[.$I$27]*[.A245]^2*[.C245]^4+[.$I$28]*[.A245]^3*[.C245]^4+[.$I$29]*[.A245]^4*[.C245]^4" office:value-type="float" office:value="164.016391032293">
            <text:p>164.02</text:p>
          </table:table-cell>
          <table:table-cell table:number-columns-repeated="8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5">
            <text:p>15</text:p>
          </table:table-cell>
          <table:table-cell table:formula="of:=1.01325*[.B246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46]+[.$I$7]*[.A246]^2+[.$I$8]*[.A246]^3+[.$I$9]*[.A246]^4+[.$I$10]*[.C246]+[.$I$11]*[.A246]*[.C246]+[.$I$12]*[.A246]^2*[.C246]+[.$I$13]*[.A246]^3*[.C246]+[.$I$14]*[.A246]^4*[.C246]+[.$I$15]*[.C246]^2+[.$I$16]*[.A246]*[.C246]^2+[.$I$17]*[.A246]^2*[.C246]^2+[.$I$18]*[.A246]^3*[.C246]^2+[.$I$19]*[.A246]^4*[.C246]^2+[.$I$20]*[.C246]^3+[.$I$21]*[.A246]*[.C246]^3+[.$I$22]*[.A246]^2*[.C246]^3+[.$I$23]*[.A246]^3*[.C246]^3+[.$I$24]*[.A246]^4*[.C246]^3+[.$I$25]*[.C246]^4+[.$I$26]*[.A246]*[.C246]^4+[.$I$27]*[.A246]^2*[.C246]^4+[.$I$28]*[.A246]^3*[.C246]^4+[.$I$29]*[.A246]^4*[.C246]^4" office:value-type="float" office:value="164.009667469089">
            <text:p>164.01</text:p>
          </table:table-cell>
          <table:table-cell table:number-columns-repeated="8"/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15">
            <text:p>15</text:p>
          </table:table-cell>
          <table:table-cell table:formula="of:=1.01325*[.B247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47]+[.$I$7]*[.A247]^2+[.$I$8]*[.A247]^3+[.$I$9]*[.A247]^4+[.$I$10]*[.C247]+[.$I$11]*[.A247]*[.C247]+[.$I$12]*[.A247]^2*[.C247]+[.$I$13]*[.A247]^3*[.C247]+[.$I$14]*[.A247]^4*[.C247]+[.$I$15]*[.C247]^2+[.$I$16]*[.A247]*[.C247]^2+[.$I$17]*[.A247]^2*[.C247]^2+[.$I$18]*[.A247]^3*[.C247]^2+[.$I$19]*[.A247]^4*[.C247]^2+[.$I$20]*[.C247]^3+[.$I$21]*[.A247]*[.C247]^3+[.$I$22]*[.A247]^2*[.C247]^3+[.$I$23]*[.A247]^3*[.C247]^3+[.$I$24]*[.A247]^4*[.C247]^3+[.$I$25]*[.C247]^4+[.$I$26]*[.A247]*[.C247]^4+[.$I$27]*[.A247]^2*[.C247]^4+[.$I$28]*[.A247]^3*[.C247]^4+[.$I$29]*[.A247]^4*[.C247]^4" office:value-type="float" office:value="164.006996774068">
            <text:p>164.01</text:p>
          </table:table-cell>
          <table:table-cell table:number-columns-repeated="8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5">
            <text:p>15</text:p>
          </table:table-cell>
          <table:table-cell table:formula="of:=1.01325*[.B248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48]+[.$I$7]*[.A248]^2+[.$I$8]*[.A248]^3+[.$I$9]*[.A248]^4+[.$I$10]*[.C248]+[.$I$11]*[.A248]*[.C248]+[.$I$12]*[.A248]^2*[.C248]+[.$I$13]*[.A248]^3*[.C248]+[.$I$14]*[.A248]^4*[.C248]+[.$I$15]*[.C248]^2+[.$I$16]*[.A248]*[.C248]^2+[.$I$17]*[.A248]^2*[.C248]^2+[.$I$18]*[.A248]^3*[.C248]^2+[.$I$19]*[.A248]^4*[.C248]^2+[.$I$20]*[.C248]^3+[.$I$21]*[.A248]*[.C248]^3+[.$I$22]*[.A248]^2*[.C248]^3+[.$I$23]*[.A248]^3*[.C248]^3+[.$I$24]*[.A248]^4*[.C248]^3+[.$I$25]*[.C248]^4+[.$I$26]*[.A248]*[.C248]^4+[.$I$27]*[.A248]^2*[.C248]^4+[.$I$28]*[.A248]^3*[.C248]^4+[.$I$29]*[.A248]^4*[.C248]^4" office:value-type="float" office:value="164.007329089512">
            <text:p>164.01</text:p>
          </table:table-cell>
          <table:table-cell table:number-columns-repeated="8"/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15">
            <text:p>15</text:p>
          </table:table-cell>
          <table:table-cell table:formula="of:=1.01325*[.B249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49]+[.$I$7]*[.A249]^2+[.$I$8]*[.A249]^3+[.$I$9]*[.A249]^4+[.$I$10]*[.C249]+[.$I$11]*[.A249]*[.C249]+[.$I$12]*[.A249]^2*[.C249]+[.$I$13]*[.A249]^3*[.C249]+[.$I$14]*[.A249]^4*[.C249]+[.$I$15]*[.C249]^2+[.$I$16]*[.A249]*[.C249]^2+[.$I$17]*[.A249]^2*[.C249]^2+[.$I$18]*[.A249]^3*[.C249]^2+[.$I$19]*[.A249]^4*[.C249]^2+[.$I$20]*[.C249]^3+[.$I$21]*[.A249]*[.C249]^3+[.$I$22]*[.A249]^2*[.C249]^3+[.$I$23]*[.A249]^3*[.C249]^3+[.$I$24]*[.A249]^4*[.C249]^3+[.$I$25]*[.C249]^4+[.$I$26]*[.A249]*[.C249]^4+[.$I$27]*[.A249]^2*[.C249]^4+[.$I$28]*[.A249]^3*[.C249]^4+[.$I$29]*[.A249]^4*[.C249]^4" office:value-type="float" office:value="164.009747673529">
            <text:p>164.01</text:p>
          </table:table-cell>
          <table:table-cell table:number-columns-repeated="8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15">
            <text:p>15</text:p>
          </table:table-cell>
          <table:table-cell table:formula="of:=1.01325*[.B250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50]+[.$I$7]*[.A250]^2+[.$I$8]*[.A250]^3+[.$I$9]*[.A250]^4+[.$I$10]*[.C250]+[.$I$11]*[.A250]*[.C250]+[.$I$12]*[.A250]^2*[.C250]+[.$I$13]*[.A250]^3*[.C250]+[.$I$14]*[.A250]^4*[.C250]+[.$I$15]*[.C250]^2+[.$I$16]*[.A250]*[.C250]^2+[.$I$17]*[.A250]^2*[.C250]^2+[.$I$18]*[.A250]^3*[.C250]^2+[.$I$19]*[.A250]^4*[.C250]^2+[.$I$20]*[.C250]^3+[.$I$21]*[.A250]*[.C250]^3+[.$I$22]*[.A250]^2*[.C250]^3+[.$I$23]*[.A250]^3*[.C250]^3+[.$I$24]*[.A250]^4*[.C250]^3+[.$I$25]*[.C250]^4+[.$I$26]*[.A250]*[.C250]^4+[.$I$27]*[.A250]^2*[.C250]^4+[.$I$28]*[.A250]^3*[.C250]^4+[.$I$29]*[.A250]^4*[.C250]^4" office:value-type="float" office:value="164.013468900053">
            <text:p>164.01</text:p>
          </table:table-cell>
          <table:table-cell table:number-columns-repeated="8"/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5">
            <text:p>15</text:p>
          </table:table-cell>
          <table:table-cell table:formula="of:=1.01325*[.B251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51]+[.$I$7]*[.A251]^2+[.$I$8]*[.A251]^3+[.$I$9]*[.A251]^4+[.$I$10]*[.C251]+[.$I$11]*[.A251]*[.C251]+[.$I$12]*[.A251]^2*[.C251]+[.$I$13]*[.A251]^3*[.C251]+[.$I$14]*[.A251]^4*[.C251]+[.$I$15]*[.C251]^2+[.$I$16]*[.A251]*[.C251]^2+[.$I$17]*[.A251]^2*[.C251]^2+[.$I$18]*[.A251]^3*[.C251]^2+[.$I$19]*[.A251]^4*[.C251]^2+[.$I$20]*[.C251]^3+[.$I$21]*[.A251]*[.C251]^3+[.$I$22]*[.A251]^2*[.C251]^3+[.$I$23]*[.A251]^3*[.C251]^3+[.$I$24]*[.A251]^4*[.C251]^3+[.$I$25]*[.C251]^4+[.$I$26]*[.A251]*[.C251]^4+[.$I$27]*[.A251]^2*[.C251]^4+[.$I$28]*[.A251]^3*[.C251]^4+[.$I$29]*[.A251]^4*[.C251]^4" office:value-type="float" office:value="164.017842258849">
            <text:p>164.02</text:p>
          </table:table-cell>
          <table:table-cell table:number-columns-repeated="8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5">
            <text:p>15</text:p>
          </table:table-cell>
          <table:table-cell table:formula="of:=1.01325*[.B252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52]+[.$I$7]*[.A252]^2+[.$I$8]*[.A252]^3+[.$I$9]*[.A252]^4+[.$I$10]*[.C252]+[.$I$11]*[.A252]*[.C252]+[.$I$12]*[.A252]^2*[.C252]+[.$I$13]*[.A252]^3*[.C252]+[.$I$14]*[.A252]^4*[.C252]+[.$I$15]*[.C252]^2+[.$I$16]*[.A252]*[.C252]^2+[.$I$17]*[.A252]^2*[.C252]^2+[.$I$18]*[.A252]^3*[.C252]^2+[.$I$19]*[.A252]^4*[.C252]^2+[.$I$20]*[.C252]^3+[.$I$21]*[.A252]*[.C252]^3+[.$I$22]*[.A252]^2*[.C252]^3+[.$I$23]*[.A252]^3*[.C252]^3+[.$I$24]*[.A252]^4*[.C252]^3+[.$I$25]*[.C252]^4+[.$I$26]*[.A252]*[.C252]^4+[.$I$27]*[.A252]^2*[.C252]^4+[.$I$28]*[.A252]^3*[.C252]^4+[.$I$29]*[.A252]^4*[.C252]^4" office:value-type="float" office:value="164.022350355507">
            <text:p>164.02</text:p>
          </table:table-cell>
          <table:table-cell table:number-columns-repeated="8"/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15">
            <text:p>15</text:p>
          </table:table-cell>
          <table:table-cell table:formula="of:=1.01325*[.B253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53]+[.$I$7]*[.A253]^2+[.$I$8]*[.A253]^3+[.$I$9]*[.A253]^4+[.$I$10]*[.C253]+[.$I$11]*[.A253]*[.C253]+[.$I$12]*[.A253]^2*[.C253]+[.$I$13]*[.A253]^3*[.C253]+[.$I$14]*[.A253]^4*[.C253]+[.$I$15]*[.C253]^2+[.$I$16]*[.A253]*[.C253]^2+[.$I$17]*[.A253]^2*[.C253]^2+[.$I$18]*[.A253]^3*[.C253]^2+[.$I$19]*[.A253]^4*[.C253]^2+[.$I$20]*[.C253]^3+[.$I$21]*[.A253]*[.C253]^3+[.$I$22]*[.A253]^2*[.C253]^3+[.$I$23]*[.A253]^3*[.C253]^3+[.$I$24]*[.A253]^4*[.C253]^3+[.$I$25]*[.C253]^4+[.$I$26]*[.A253]*[.C253]^4+[.$I$27]*[.A253]^2*[.C253]^4+[.$I$28]*[.A253]^3*[.C253]^4+[.$I$29]*[.A253]^4*[.C253]^4" office:value-type="float" office:value="164.026608911445">
            <text:p>164.03</text:p>
          </table:table-cell>
          <table:table-cell table:number-columns-repeated="8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15">
            <text:p>15</text:p>
          </table:table-cell>
          <table:table-cell table:formula="of:=1.01325*[.B254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54]+[.$I$7]*[.A254]^2+[.$I$8]*[.A254]^3+[.$I$9]*[.A254]^4+[.$I$10]*[.C254]+[.$I$11]*[.A254]*[.C254]+[.$I$12]*[.A254]^2*[.C254]+[.$I$13]*[.A254]^3*[.C254]+[.$I$14]*[.A254]^4*[.C254]+[.$I$15]*[.C254]^2+[.$I$16]*[.A254]*[.C254]^2+[.$I$17]*[.A254]^2*[.C254]^2+[.$I$18]*[.A254]^3*[.C254]^2+[.$I$19]*[.A254]^4*[.C254]^2+[.$I$20]*[.C254]^3+[.$I$21]*[.A254]*[.C254]^3+[.$I$22]*[.A254]^2*[.C254]^3+[.$I$23]*[.A254]^3*[.C254]^3+[.$I$24]*[.A254]^4*[.C254]^3+[.$I$25]*[.C254]^4+[.$I$26]*[.A254]*[.C254]^4+[.$I$27]*[.A254]^2*[.C254]^4+[.$I$28]*[.A254]^3*[.C254]^4+[.$I$29]*[.A254]^4*[.C254]^4" office:value-type="float" office:value="164.030366763907">
            <text:p>164.03</text:p>
          </table:table-cell>
          <table:table-cell table:number-columns-repeated="8"/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15">
            <text:p>15</text:p>
          </table:table-cell>
          <table:table-cell table:formula="of:=1.01325*[.B255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55]+[.$I$7]*[.A255]^2+[.$I$8]*[.A255]^3+[.$I$9]*[.A255]^4+[.$I$10]*[.C255]+[.$I$11]*[.A255]*[.C255]+[.$I$12]*[.A255]^2*[.C255]+[.$I$13]*[.A255]^3*[.C255]+[.$I$14]*[.A255]^4*[.C255]+[.$I$15]*[.C255]^2+[.$I$16]*[.A255]*[.C255]^2+[.$I$17]*[.A255]^2*[.C255]^2+[.$I$18]*[.A255]^3*[.C255]^2+[.$I$19]*[.A255]^4*[.C255]^2+[.$I$20]*[.C255]^3+[.$I$21]*[.A255]*[.C255]^3+[.$I$22]*[.A255]^2*[.C255]^3+[.$I$23]*[.A255]^3*[.C255]^3+[.$I$24]*[.A255]^4*[.C255]^3+[.$I$25]*[.C255]^4+[.$I$26]*[.A255]*[.C255]^4+[.$I$27]*[.A255]^2*[.C255]^4+[.$I$28]*[.A255]^3*[.C255]^4+[.$I$29]*[.A255]^4*[.C255]^4" office:value-type="float" office:value="164.033505865966">
            <text:p>164.03</text:p>
          </table:table-cell>
          <table:table-cell table:number-columns-repeated="8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5">
            <text:p>15</text:p>
          </table:table-cell>
          <table:table-cell table:formula="of:=1.01325*[.B256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56]+[.$I$7]*[.A256]^2+[.$I$8]*[.A256]^3+[.$I$9]*[.A256]^4+[.$I$10]*[.C256]+[.$I$11]*[.A256]*[.C256]+[.$I$12]*[.A256]^2*[.C256]+[.$I$13]*[.A256]^3*[.C256]+[.$I$14]*[.A256]^4*[.C256]+[.$I$15]*[.C256]^2+[.$I$16]*[.A256]*[.C256]^2+[.$I$17]*[.A256]^2*[.C256]^2+[.$I$18]*[.A256]^3*[.C256]^2+[.$I$19]*[.A256]^4*[.C256]^2+[.$I$20]*[.C256]^3+[.$I$21]*[.A256]*[.C256]^3+[.$I$22]*[.A256]^2*[.C256]^3+[.$I$23]*[.A256]^3*[.C256]^3+[.$I$24]*[.A256]^4*[.C256]^3+[.$I$25]*[.C256]^4+[.$I$26]*[.A256]*[.C256]^4+[.$I$27]*[.A256]^2*[.C256]^4+[.$I$28]*[.A256]^3*[.C256]^4+[.$I$29]*[.A256]^4*[.C256]^4" office:value-type="float" office:value="164.036041286522">
            <text:p>164.04</text:p>
          </table:table-cell>
          <table:table-cell table:number-columns-repeated="8"/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15">
            <text:p>15</text:p>
          </table:table-cell>
          <table:table-cell table:formula="of:=1.01325*[.B257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57]+[.$I$7]*[.A257]^2+[.$I$8]*[.A257]^3+[.$I$9]*[.A257]^4+[.$I$10]*[.C257]+[.$I$11]*[.A257]*[.C257]+[.$I$12]*[.A257]^2*[.C257]+[.$I$13]*[.A257]^3*[.C257]+[.$I$14]*[.A257]^4*[.C257]+[.$I$15]*[.C257]^2+[.$I$16]*[.A257]*[.C257]^2+[.$I$17]*[.A257]^2*[.C257]^2+[.$I$18]*[.A257]^3*[.C257]^2+[.$I$19]*[.A257]^4*[.C257]^2+[.$I$20]*[.C257]^3+[.$I$21]*[.A257]*[.C257]^3+[.$I$22]*[.A257]^2*[.C257]^3+[.$I$23]*[.A257]^3*[.C257]^3+[.$I$24]*[.A257]^4*[.C257]^3+[.$I$25]*[.C257]^4+[.$I$26]*[.A257]*[.C257]^4+[.$I$27]*[.A257]^2*[.C257]^4+[.$I$28]*[.A257]^3*[.C257]^4+[.$I$29]*[.A257]^4*[.C257]^4" office:value-type="float" office:value="164.038121210302">
            <text:p>164.04</text:p>
          </table:table-cell>
          <table:table-cell table:number-columns-repeated="8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5">
            <text:p>15</text:p>
          </table:table-cell>
          <table:table-cell table:formula="of:=1.01325*[.B258]" office:value-type="float" office:value="15.19875">
            <text:p>15.198750</text:p>
          </table:table-cell>
          <table:table-cell table:style-name="ce41" office:value-type="float" office:value="164.03">
            <text:p>164.03</text:p>
          </table:table-cell>
          <table:table-cell/>
          <table:table-cell table:style-name="ce41" table:formula="of:=[.$I$5]+[.$I$6]*[.A258]+[.$I$7]*[.A258]^2+[.$I$8]*[.A258]^3+[.$I$9]*[.A258]^4+[.$I$10]*[.C258]+[.$I$11]*[.A258]*[.C258]+[.$I$12]*[.A258]^2*[.C258]+[.$I$13]*[.A258]^3*[.C258]+[.$I$14]*[.A258]^4*[.C258]+[.$I$15]*[.C258]^2+[.$I$16]*[.A258]*[.C258]^2+[.$I$17]*[.A258]^2*[.C258]^2+[.$I$18]*[.A258]^3*[.C258]^2+[.$I$19]*[.A258]^4*[.C258]^2+[.$I$20]*[.C258]^3+[.$I$21]*[.A258]*[.C258]^3+[.$I$22]*[.A258]^2*[.C258]^3+[.$I$23]*[.A258]^3*[.C258]^3+[.$I$24]*[.A258]^4*[.C258]^3+[.$I$25]*[.C258]^4+[.$I$26]*[.A258]*[.C258]^4+[.$I$27]*[.A258]^2*[.C258]^4+[.$I$28]*[.A258]^3*[.C258]^4+[.$I$29]*[.A258]^4*[.C258]^4" office:value-type="float" office:value="164.040026937861">
            <text:p>164.04</text:p>
          </table:table-cell>
          <table:table-cell table:number-columns-repeated="8"/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15">
            <text:p>15</text:p>
          </table:table-cell>
          <table:table-cell table:formula="of:=1.01325*[.B259]" office:value-type="float" office:value="15.19875">
            <text:p>15.198750</text:p>
          </table:table-cell>
          <table:table-cell table:style-name="ce41" office:value-type="float" office:value="164.04">
            <text:p>164.04</text:p>
          </table:table-cell>
          <table:table-cell/>
          <table:table-cell table:style-name="ce41" table:formula="of:=[.$I$5]+[.$I$6]*[.A259]+[.$I$7]*[.A259]^2+[.$I$8]*[.A259]^3+[.$I$9]*[.A259]^4+[.$I$10]*[.C259]+[.$I$11]*[.A259]*[.C259]+[.$I$12]*[.A259]^2*[.C259]+[.$I$13]*[.A259]^3*[.C259]+[.$I$14]*[.A259]^4*[.C259]+[.$I$15]*[.C259]^2+[.$I$16]*[.A259]*[.C259]^2+[.$I$17]*[.A259]^2*[.C259]^2+[.$I$18]*[.A259]^3*[.C259]^2+[.$I$19]*[.A259]^4*[.C259]^2+[.$I$20]*[.C259]^3+[.$I$21]*[.A259]*[.C259]^3+[.$I$22]*[.A259]^2*[.C259]^3+[.$I$23]*[.A259]^3*[.C259]^3+[.$I$24]*[.A259]^4*[.C259]^3+[.$I$25]*[.C259]^4+[.$I$26]*[.A259]*[.C259]^4+[.$I$27]*[.A259]^2*[.C259]^4+[.$I$28]*[.A259]^3*[.C259]^4+[.$I$29]*[.A259]^4*[.C259]^4" office:value-type="float" office:value="164.04217288558">
            <text:p>164.04</text:p>
          </table:table-cell>
          <table:table-cell table:number-columns-repeated="8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5">
            <text:p>15</text:p>
          </table:table-cell>
          <table:table-cell table:formula="of:=1.01325*[.B260]" office:value-type="float" office:value="15.19875">
            <text:p>15.198750</text:p>
          </table:table-cell>
          <table:table-cell table:style-name="ce41" office:value-type="float" office:value="164.04">
            <text:p>164.04</text:p>
          </table:table-cell>
          <table:table-cell/>
          <table:table-cell table:style-name="ce41" table:formula="of:=[.$I$5]+[.$I$6]*[.A260]+[.$I$7]*[.A260]^2+[.$I$8]*[.A260]^3+[.$I$9]*[.A260]^4+[.$I$10]*[.C260]+[.$I$11]*[.A260]*[.C260]+[.$I$12]*[.A260]^2*[.C260]+[.$I$13]*[.A260]^3*[.C260]+[.$I$14]*[.A260]^4*[.C260]+[.$I$15]*[.C260]^2+[.$I$16]*[.A260]*[.C260]^2+[.$I$17]*[.A260]^2*[.C260]^2+[.$I$18]*[.A260]^3*[.C260]^2+[.$I$19]*[.A260]^4*[.C260]^2+[.$I$20]*[.C260]^3+[.$I$21]*[.A260]*[.C260]^3+[.$I$22]*[.A260]^2*[.C260]^3+[.$I$23]*[.A260]^3*[.C260]^3+[.$I$24]*[.A260]^4*[.C260]^3+[.$I$25]*[.C260]^4+[.$I$26]*[.A260]*[.C260]^4+[.$I$27]*[.A260]^2*[.C260]^4+[.$I$28]*[.A260]^3*[.C260]^4+[.$I$29]*[.A260]^4*[.C260]^4" office:value-type="float" office:value="164.045106585668">
            <text:p>164.05</text:p>
          </table:table-cell>
          <table:table-cell table:number-columns-repeated="8"/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5">
            <text:p>15</text:p>
          </table:table-cell>
          <table:table-cell table:formula="of:=1.01325*[.B261]" office:value-type="float" office:value="15.19875">
            <text:p>15.198750</text:p>
          </table:table-cell>
          <table:table-cell table:style-name="ce41" office:value-type="float" office:value="164.05">
            <text:p>164.05</text:p>
          </table:table-cell>
          <table:table-cell/>
          <table:table-cell table:style-name="ce41" table:formula="of:=[.$I$5]+[.$I$6]*[.A261]+[.$I$7]*[.A261]^2+[.$I$8]*[.A261]^3+[.$I$9]*[.A261]^4+[.$I$10]*[.C261]+[.$I$11]*[.A261]*[.C261]+[.$I$12]*[.A261]^2*[.C261]+[.$I$13]*[.A261]^3*[.C261]+[.$I$14]*[.A261]^4*[.C261]+[.$I$15]*[.C261]^2+[.$I$16]*[.A261]*[.C261]^2+[.$I$17]*[.A261]^2*[.C261]^2+[.$I$18]*[.A261]^3*[.C261]^2+[.$I$19]*[.A261]^4*[.C261]^2+[.$I$20]*[.C261]^3+[.$I$21]*[.A261]*[.C261]^3+[.$I$22]*[.A261]^2*[.C261]^3+[.$I$23]*[.A261]^3*[.C261]^3+[.$I$24]*[.A261]^4*[.C261]^3+[.$I$25]*[.C261]^4+[.$I$26]*[.A261]*[.C261]^4+[.$I$27]*[.A261]^2*[.C261]^4+[.$I$28]*[.A261]^3*[.C261]^4+[.$I$29]*[.A261]^4*[.C261]^4" office:value-type="float" office:value="164.049508686163">
            <text:p>164.05</text:p>
          </table:table-cell>
          <table:table-cell table:number-columns-repeated="8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5">
            <text:p>15</text:p>
          </table:table-cell>
          <table:table-cell table:formula="of:=1.01325*[.B262]" office:value-type="float" office:value="15.19875">
            <text:p>15.198750</text:p>
          </table:table-cell>
          <table:table-cell table:style-name="ce41" office:value-type="float" office:value="164.06">
            <text:p>164.06</text:p>
          </table:table-cell>
          <table:table-cell/>
          <table:table-cell table:style-name="ce41" table:formula="of:=[.$I$5]+[.$I$6]*[.A262]+[.$I$7]*[.A262]^2+[.$I$8]*[.A262]^3+[.$I$9]*[.A262]^4+[.$I$10]*[.C262]+[.$I$11]*[.A262]*[.C262]+[.$I$12]*[.A262]^2*[.C262]+[.$I$13]*[.A262]^3*[.C262]+[.$I$14]*[.A262]^4*[.C262]+[.$I$15]*[.C262]^2+[.$I$16]*[.A262]*[.C262]^2+[.$I$17]*[.A262]^2*[.C262]^2+[.$I$18]*[.A262]^3*[.C262]^2+[.$I$19]*[.A262]^4*[.C262]^2+[.$I$20]*[.C262]^3+[.$I$21]*[.A262]*[.C262]^3+[.$I$22]*[.A262]^2*[.C262]^3+[.$I$23]*[.A262]^3*[.C262]^3+[.$I$24]*[.A262]^4*[.C262]^3+[.$I$25]*[.C262]^4+[.$I$26]*[.A262]*[.C262]^4+[.$I$27]*[.A262]^2*[.C262]^4+[.$I$28]*[.A262]^3*[.C262]^4+[.$I$29]*[.A262]^4*[.C262]^4" office:value-type="float" office:value="164.056192950927">
            <text:p>164.06</text:p>
          </table:table-cell>
          <table:table-cell table:number-columns-repeated="8"/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15">
            <text:p>15</text:p>
          </table:table-cell>
          <table:table-cell table:formula="of:=1.01325*[.B263]" office:value-type="float" office:value="15.19875">
            <text:p>15.198750</text:p>
          </table:table-cell>
          <table:table-cell table:style-name="ce41" office:value-type="float" office:value="164.08">
            <text:p>164.08</text:p>
          </table:table-cell>
          <table:table-cell/>
          <table:table-cell table:style-name="ce41" table:formula="of:=[.$I$5]+[.$I$6]*[.A263]+[.$I$7]*[.A263]^2+[.$I$8]*[.A263]^3+[.$I$9]*[.A263]^4+[.$I$10]*[.C263]+[.$I$11]*[.A263]*[.C263]+[.$I$12]*[.A263]^2*[.C263]+[.$I$13]*[.A263]^3*[.C263]+[.$I$14]*[.A263]^4*[.C263]+[.$I$15]*[.C263]^2+[.$I$16]*[.A263]*[.C263]^2+[.$I$17]*[.A263]^2*[.C263]^2+[.$I$18]*[.A263]^3*[.C263]^2+[.$I$19]*[.A263]^4*[.C263]^2+[.$I$20]*[.C263]^3+[.$I$21]*[.A263]*[.C263]^3+[.$I$22]*[.A263]^2*[.C263]^3+[.$I$23]*[.A263]^3*[.C263]^3+[.$I$24]*[.A263]^4*[.C263]^3+[.$I$25]*[.C263]^4+[.$I$26]*[.A263]*[.C263]^4+[.$I$27]*[.A263]^2*[.C263]^4+[.$I$28]*[.A263]^3*[.C263]^4+[.$I$29]*[.A263]^4*[.C263]^4" office:value-type="float" office:value="164.066106259652">
            <text:p>164.07</text:p>
          </table:table-cell>
          <table:table-cell table:number-columns-repeated="8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5">
            <text:p>15</text:p>
          </table:table-cell>
          <table:table-cell table:formula="of:=1.01325*[.B264]" office:value-type="float" office:value="15.19875">
            <text:p>15.198750</text:p>
          </table:table-cell>
          <table:table-cell table:style-name="ce41" office:value-type="float" office:value="164.1">
            <text:p>164.10</text:p>
          </table:table-cell>
          <table:table-cell/>
          <table:table-cell table:style-name="ce41" table:formula="of:=[.$I$5]+[.$I$6]*[.A264]+[.$I$7]*[.A264]^2+[.$I$8]*[.A264]^3+[.$I$9]*[.A264]^4+[.$I$10]*[.C264]+[.$I$11]*[.A264]*[.C264]+[.$I$12]*[.A264]^2*[.C264]+[.$I$13]*[.A264]^3*[.C264]+[.$I$14]*[.A264]^4*[.C264]+[.$I$15]*[.C264]^2+[.$I$16]*[.A264]*[.C264]^2+[.$I$17]*[.A264]^2*[.C264]^2+[.$I$18]*[.A264]^3*[.C264]^2+[.$I$19]*[.A264]^4*[.C264]^2+[.$I$20]*[.C264]^3+[.$I$21]*[.A264]*[.C264]^3+[.$I$22]*[.A264]^2*[.C264]^3+[.$I$23]*[.A264]^3*[.C264]^3+[.$I$24]*[.A264]^4*[.C264]^3+[.$I$25]*[.C264]^4+[.$I$26]*[.A264]*[.C264]^4+[.$I$27]*[.A264]^2*[.C264]^4+[.$I$28]*[.A264]^3*[.C264]^4+[.$I$29]*[.A264]^4*[.C264]^4" office:value-type="float" office:value="164.080328607857">
            <text:p>164.08</text:p>
          </table:table-cell>
          <table:table-cell table:number-columns-repeated="8"/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15">
            <text:p>15</text:p>
          </table:table-cell>
          <table:table-cell table:formula="of:=1.01325*[.B265]" office:value-type="float" office:value="15.19875">
            <text:p>15.198750</text:p>
          </table:table-cell>
          <table:table-cell table:style-name="ce41" office:value-type="float" office:value="164.12">
            <text:p>164.12</text:p>
          </table:table-cell>
          <table:table-cell/>
          <table:table-cell table:style-name="ce41" table:formula="of:=[.$I$5]+[.$I$6]*[.A265]+[.$I$7]*[.A265]^2+[.$I$8]*[.A265]^3+[.$I$9]*[.A265]^4+[.$I$10]*[.C265]+[.$I$11]*[.A265]*[.C265]+[.$I$12]*[.A265]^2*[.C265]+[.$I$13]*[.A265]^3*[.C265]+[.$I$14]*[.A265]^4*[.C265]+[.$I$15]*[.C265]^2+[.$I$16]*[.A265]*[.C265]^2+[.$I$17]*[.A265]^2*[.C265]^2+[.$I$18]*[.A265]^3*[.C265]^2+[.$I$19]*[.A265]^4*[.C265]^2+[.$I$20]*[.C265]^3+[.$I$21]*[.A265]*[.C265]^3+[.$I$22]*[.A265]^2*[.C265]^3+[.$I$23]*[.A265]^3*[.C265]^3+[.$I$24]*[.A265]^4*[.C265]^3+[.$I$25]*[.C265]^4+[.$I$26]*[.A265]*[.C265]^4+[.$I$27]*[.A265]^2*[.C265]^4+[.$I$28]*[.A265]^3*[.C265]^4+[.$I$29]*[.A265]^4*[.C265]^4" office:value-type="float" office:value="164.100073106887">
            <text:p>164.10</text:p>
          </table:table-cell>
          <table:table-cell table:number-columns-repeated="8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5">
            <text:p>15</text:p>
          </table:table-cell>
          <table:table-cell table:formula="of:=1.01325*[.B266]" office:value-type="float" office:value="15.19875">
            <text:p>15.198750</text:p>
          </table:table-cell>
          <table:table-cell table:style-name="ce41" office:value-type="float" office:value="164.15">
            <text:p>164.15</text:p>
          </table:table-cell>
          <table:table-cell/>
          <table:table-cell table:style-name="ce41" table:formula="of:=[.$I$5]+[.$I$6]*[.A266]+[.$I$7]*[.A266]^2+[.$I$8]*[.A266]^3+[.$I$9]*[.A266]^4+[.$I$10]*[.C266]+[.$I$11]*[.A266]*[.C266]+[.$I$12]*[.A266]^2*[.C266]+[.$I$13]*[.A266]^3*[.C266]+[.$I$14]*[.A266]^4*[.C266]+[.$I$15]*[.C266]^2+[.$I$16]*[.A266]*[.C266]^2+[.$I$17]*[.A266]^2*[.C266]^2+[.$I$18]*[.A266]^3*[.C266]^2+[.$I$19]*[.A266]^4*[.C266]^2+[.$I$20]*[.C266]^3+[.$I$21]*[.A266]*[.C266]^3+[.$I$22]*[.A266]^2*[.C266]^3+[.$I$23]*[.A266]^3*[.C266]^3+[.$I$24]*[.A266]^4*[.C266]^3+[.$I$25]*[.C266]^4+[.$I$26]*[.A266]*[.C266]^4+[.$I$27]*[.A266]^2*[.C266]^4+[.$I$28]*[.A266]^3*[.C266]^4+[.$I$29]*[.A266]^4*[.C266]^4" office:value-type="float" office:value="164.126685983916">
            <text:p>164.13</text:p>
          </table:table-cell>
          <table:table-cell table:number-columns-repeated="8"/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15">
            <text:p>15</text:p>
          </table:table-cell>
          <table:table-cell table:formula="of:=1.01325*[.B267]" office:value-type="float" office:value="15.19875">
            <text:p>15.198750</text:p>
          </table:table-cell>
          <table:table-cell table:style-name="ce41" office:value-type="float" office:value="164.19">
            <text:p>164.19</text:p>
          </table:table-cell>
          <table:table-cell/>
          <table:table-cell table:style-name="ce41" table:formula="of:=[.$I$5]+[.$I$6]*[.A267]+[.$I$7]*[.A267]^2+[.$I$8]*[.A267]^3+[.$I$9]*[.A267]^4+[.$I$10]*[.C267]+[.$I$11]*[.A267]*[.C267]+[.$I$12]*[.A267]^2*[.C267]+[.$I$13]*[.A267]^3*[.C267]+[.$I$14]*[.A267]^4*[.C267]+[.$I$15]*[.C267]^2+[.$I$16]*[.A267]*[.C267]^2+[.$I$17]*[.A267]^2*[.C267]^2+[.$I$18]*[.A267]^3*[.C267]^2+[.$I$19]*[.A267]^4*[.C267]^2+[.$I$20]*[.C267]^3+[.$I$21]*[.A267]*[.C267]^3+[.$I$22]*[.A267]^2*[.C267]^3+[.$I$23]*[.A267]^3*[.C267]^3+[.$I$24]*[.A267]^4*[.C267]^3+[.$I$25]*[.C267]^4+[.$I$26]*[.A267]*[.C267]^4+[.$I$27]*[.A267]^2*[.C267]^4+[.$I$28]*[.A267]^3*[.C267]^4+[.$I$29]*[.A267]^4*[.C267]^4" office:value-type="float" office:value="164.161646581945">
            <text:p>164.16</text:p>
          </table:table-cell>
          <table:table-cell table:number-columns-repeated="8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5">
            <text:p>15</text:p>
          </table:table-cell>
          <table:table-cell table:formula="of:=1.01325*[.B268]" office:value-type="float" office:value="15.19875">
            <text:p>15.198750</text:p>
          </table:table-cell>
          <table:table-cell table:style-name="ce41" office:value-type="float" office:value="164.23">
            <text:p>164.23</text:p>
          </table:table-cell>
          <table:table-cell/>
          <table:table-cell table:style-name="ce41" table:formula="of:=[.$I$5]+[.$I$6]*[.A268]+[.$I$7]*[.A268]^2+[.$I$8]*[.A268]^3+[.$I$9]*[.A268]^4+[.$I$10]*[.C268]+[.$I$11]*[.A268]*[.C268]+[.$I$12]*[.A268]^2*[.C268]+[.$I$13]*[.A268]^3*[.C268]+[.$I$14]*[.A268]^4*[.C268]+[.$I$15]*[.C268]^2+[.$I$16]*[.A268]*[.C268]^2+[.$I$17]*[.A268]^2*[.C268]^2+[.$I$18]*[.A268]^3*[.C268]^2+[.$I$19]*[.A268]^4*[.C268]^2+[.$I$20]*[.C268]^3+[.$I$21]*[.A268]*[.C268]^3+[.$I$22]*[.A268]^2*[.C268]^3+[.$I$23]*[.A268]^3*[.C268]^3+[.$I$24]*[.A268]^4*[.C268]^3+[.$I$25]*[.C268]^4+[.$I$26]*[.A268]*[.C268]^4+[.$I$27]*[.A268]^2*[.C268]^4+[.$I$28]*[.A268]^3*[.C268]^4+[.$I$29]*[.A268]^4*[.C268]^4" office:value-type="float" office:value="164.2065673598">
            <text:p>164.21</text:p>
          </table:table-cell>
          <table:table-cell table:number-columns-repeated="8"/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15">
            <text:p>15</text:p>
          </table:table-cell>
          <table:table-cell table:formula="of:=1.01325*[.B269]" office:value-type="float" office:value="15.19875">
            <text:p>15.198750</text:p>
          </table:table-cell>
          <table:table-cell table:style-name="ce41" office:value-type="float" office:value="164.29">
            <text:p>164.29</text:p>
          </table:table-cell>
          <table:table-cell/>
          <table:table-cell table:style-name="ce41" table:formula="of:=[.$I$5]+[.$I$6]*[.A269]+[.$I$7]*[.A269]^2+[.$I$8]*[.A269]^3+[.$I$9]*[.A269]^4+[.$I$10]*[.C269]+[.$I$11]*[.A269]*[.C269]+[.$I$12]*[.A269]^2*[.C269]+[.$I$13]*[.A269]^3*[.C269]+[.$I$14]*[.A269]^4*[.C269]+[.$I$15]*[.C269]^2+[.$I$16]*[.A269]*[.C269]^2+[.$I$17]*[.A269]^2*[.C269]^2+[.$I$18]*[.A269]^3*[.C269]^2+[.$I$19]*[.A269]^4*[.C269]^2+[.$I$20]*[.C269]^3+[.$I$21]*[.A269]*[.C269]^3+[.$I$22]*[.A269]^2*[.C269]^3+[.$I$23]*[.A269]^3*[.C269]^3+[.$I$24]*[.A269]^4*[.C269]^3+[.$I$25]*[.C269]^4+[.$I$26]*[.A269]*[.C269]^4+[.$I$27]*[.A269]^2*[.C269]^4+[.$I$28]*[.A269]^3*[.C269]^4+[.$I$29]*[.A269]^4*[.C269]^4" office:value-type="float" office:value="164.263193892138">
            <text:p>164.26</text:p>
          </table:table-cell>
          <table:table-cell table:number-columns-repeated="8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15">
            <text:p>15</text:p>
          </table:table-cell>
          <table:table-cell table:formula="of:=1.01325*[.B270]" office:value-type="float" office:value="15.19875">
            <text:p>15.198750</text:p>
          </table:table-cell>
          <table:table-cell table:style-name="ce41" office:value-type="float" office:value="164.36">
            <text:p>164.36</text:p>
          </table:table-cell>
          <table:table-cell/>
          <table:table-cell table:style-name="ce41" table:formula="of:=[.$I$5]+[.$I$6]*[.A270]+[.$I$7]*[.A270]^2+[.$I$8]*[.A270]^3+[.$I$9]*[.A270]^4+[.$I$10]*[.C270]+[.$I$11]*[.A270]*[.C270]+[.$I$12]*[.A270]^2*[.C270]+[.$I$13]*[.A270]^3*[.C270]+[.$I$14]*[.A270]^4*[.C270]+[.$I$15]*[.C270]^2+[.$I$16]*[.A270]*[.C270]^2+[.$I$17]*[.A270]^2*[.C270]^2+[.$I$18]*[.A270]^3*[.C270]^2+[.$I$19]*[.A270]^4*[.C270]^2+[.$I$20]*[.C270]^3+[.$I$21]*[.A270]*[.C270]^3+[.$I$22]*[.A270]^2*[.C270]^3+[.$I$23]*[.A270]^3*[.C270]^3+[.$I$24]*[.A270]^4*[.C270]^3+[.$I$25]*[.C270]^4+[.$I$26]*[.A270]*[.C270]^4+[.$I$27]*[.A270]^2*[.C270]^4+[.$I$28]*[.A270]^3*[.C270]^4+[.$I$29]*[.A270]^4*[.C270]^4" office:value-type="float" office:value="164.333404869441">
            <text:p>164.33</text:p>
          </table:table-cell>
          <table:table-cell table:number-columns-repeated="8"/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15">
            <text:p>15</text:p>
          </table:table-cell>
          <table:table-cell table:formula="of:=1.01325*[.B271]" office:value-type="float" office:value="15.19875">
            <text:p>15.198750</text:p>
          </table:table-cell>
          <table:table-cell table:style-name="ce41" office:value-type="float" office:value="164.44">
            <text:p>164.44</text:p>
          </table:table-cell>
          <table:table-cell/>
          <table:table-cell table:style-name="ce41" table:formula="of:=[.$I$5]+[.$I$6]*[.A271]+[.$I$7]*[.A271]^2+[.$I$8]*[.A271]^3+[.$I$9]*[.A271]^4+[.$I$10]*[.C271]+[.$I$11]*[.A271]*[.C271]+[.$I$12]*[.A271]^2*[.C271]+[.$I$13]*[.A271]^3*[.C271]+[.$I$14]*[.A271]^4*[.C271]+[.$I$15]*[.C271]^2+[.$I$16]*[.A271]*[.C271]^2+[.$I$17]*[.A271]^2*[.C271]^2+[.$I$18]*[.A271]^3*[.C271]^2+[.$I$19]*[.A271]^4*[.C271]^2+[.$I$20]*[.C271]^3+[.$I$21]*[.A271]*[.C271]^3+[.$I$22]*[.A271]^2*[.C271]^3+[.$I$23]*[.A271]^3*[.C271]^3+[.$I$24]*[.A271]^4*[.C271]^3+[.$I$25]*[.C271]^4+[.$I$26]*[.A271]*[.C271]^4+[.$I$27]*[.A271]^2*[.C271]^4+[.$I$28]*[.A271]^3*[.C271]^4+[.$I$29]*[.A271]^4*[.C271]^4" office:value-type="float" office:value="164.41921209802">
            <text:p>164.42</text:p>
          </table:table-cell>
          <table:table-cell table:number-columns-repeated="8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15">
            <text:p>15</text:p>
          </table:table-cell>
          <table:table-cell table:formula="of:=1.01325*[.B272]" office:value-type="float" office:value="15.19875">
            <text:p>15.198750</text:p>
          </table:table-cell>
          <table:table-cell table:style-name="ce41" office:value-type="float" office:value="164.53">
            <text:p>164.53</text:p>
          </table:table-cell>
          <table:table-cell/>
          <table:table-cell table:style-name="ce41" table:formula="of:=[.$I$5]+[.$I$6]*[.A272]+[.$I$7]*[.A272]^2+[.$I$8]*[.A272]^3+[.$I$9]*[.A272]^4+[.$I$10]*[.C272]+[.$I$11]*[.A272]*[.C272]+[.$I$12]*[.A272]^2*[.C272]+[.$I$13]*[.A272]^3*[.C272]+[.$I$14]*[.A272]^4*[.C272]+[.$I$15]*[.C272]^2+[.$I$16]*[.A272]*[.C272]^2+[.$I$17]*[.A272]^2*[.C272]^2+[.$I$18]*[.A272]^3*[.C272]^2+[.$I$19]*[.A272]^4*[.C272]^2+[.$I$20]*[.C272]^3+[.$I$21]*[.A272]*[.C272]^3+[.$I$22]*[.A272]^2*[.C272]^3+[.$I$23]*[.A272]^3*[.C272]^3+[.$I$24]*[.A272]^4*[.C272]^3+[.$I$25]*[.C272]^4+[.$I$26]*[.A272]*[.C272]^4+[.$I$27]*[.A272]^2*[.C272]^4+[.$I$28]*[.A272]^3*[.C272]^4+[.$I$29]*[.A272]^4*[.C272]^4" office:value-type="float" office:value="164.52276050001">
            <text:p>164.52</text:p>
          </table:table-cell>
          <table:table-cell table:number-columns-repeated="8"/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15">
            <text:p>15</text:p>
          </table:table-cell>
          <table:table-cell table:formula="of:=1.01325*[.B273]" office:value-type="float" office:value="15.19875">
            <text:p>15.198750</text:p>
          </table:table-cell>
          <table:table-cell table:style-name="ce41" office:value-type="float" office:value="164.65">
            <text:p>164.65</text:p>
          </table:table-cell>
          <table:table-cell/>
          <table:table-cell table:style-name="ce41" table:formula="of:=[.$I$5]+[.$I$6]*[.A273]+[.$I$7]*[.A273]^2+[.$I$8]*[.A273]^3+[.$I$9]*[.A273]^4+[.$I$10]*[.C273]+[.$I$11]*[.A273]*[.C273]+[.$I$12]*[.A273]^2*[.C273]+[.$I$13]*[.A273]^3*[.C273]+[.$I$14]*[.A273]^4*[.C273]+[.$I$15]*[.C273]^2+[.$I$16]*[.A273]*[.C273]^2+[.$I$17]*[.A273]^2*[.C273]^2+[.$I$18]*[.A273]^3*[.C273]^2+[.$I$19]*[.A273]^4*[.C273]^2+[.$I$20]*[.C273]^3+[.$I$21]*[.A273]*[.C273]^3+[.$I$22]*[.A273]^2*[.C273]^3+[.$I$23]*[.A273]^3*[.C273]^3+[.$I$24]*[.A273]^4*[.C273]^3+[.$I$25]*[.C273]^4+[.$I$26]*[.A273]*[.C273]^4+[.$I$27]*[.A273]^2*[.C273]^4+[.$I$28]*[.A273]^3*[.C273]^4+[.$I$29]*[.A273]^4*[.C273]^4" office:value-type="float" office:value="164.646328113378">
            <text:p>164.65</text:p>
          </table:table-cell>
          <table:table-cell table:number-columns-repeated="8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15">
            <text:p>15</text:p>
          </table:table-cell>
          <table:table-cell table:formula="of:=1.01325*[.B274]" office:value-type="float" office:value="15.19875">
            <text:p>15.198750</text:p>
          </table:table-cell>
          <table:table-cell table:style-name="ce41" office:value-type="float" office:value="164.78">
            <text:p>164.78</text:p>
          </table:table-cell>
          <table:table-cell/>
          <table:table-cell table:style-name="ce41" table:formula="of:=[.$I$5]+[.$I$6]*[.A274]+[.$I$7]*[.A274]^2+[.$I$8]*[.A274]^3+[.$I$9]*[.A274]^4+[.$I$10]*[.C274]+[.$I$11]*[.A274]*[.C274]+[.$I$12]*[.A274]^2*[.C274]+[.$I$13]*[.A274]^3*[.C274]+[.$I$14]*[.A274]^4*[.C274]+[.$I$15]*[.C274]^2+[.$I$16]*[.A274]*[.C274]^2+[.$I$17]*[.A274]^2*[.C274]^2+[.$I$18]*[.A274]^3*[.C274]^2+[.$I$19]*[.A274]^4*[.C274]^2+[.$I$20]*[.C274]^3+[.$I$21]*[.A274]*[.C274]^3+[.$I$22]*[.A274]^2*[.C274]^3+[.$I$23]*[.A274]^3*[.C274]^3+[.$I$24]*[.A274]^4*[.C274]^3+[.$I$25]*[.C274]^4+[.$I$26]*[.A274]*[.C274]^4+[.$I$27]*[.A274]^2*[.C274]^4+[.$I$28]*[.A274]^3*[.C274]^4+[.$I$29]*[.A274]^4*[.C274]^4" office:value-type="float" office:value="164.792326091915">
            <text:p>164.79</text:p>
          </table:table-cell>
          <table:table-cell table:number-columns-repeated="8"/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15">
            <text:p>15</text:p>
          </table:table-cell>
          <table:table-cell table:formula="of:=1.01325*[.B275]" office:value-type="float" office:value="15.19875">
            <text:p>15.198750</text:p>
          </table:table-cell>
          <table:table-cell table:style-name="ce41" office:value-type="float" office:value="164.95">
            <text:p>164.95</text:p>
          </table:table-cell>
          <table:table-cell/>
          <table:table-cell table:style-name="ce41" table:formula="of:=[.$I$5]+[.$I$6]*[.A275]+[.$I$7]*[.A275]^2+[.$I$8]*[.A275]^3+[.$I$9]*[.A275]^4+[.$I$10]*[.C275]+[.$I$11]*[.A275]*[.C275]+[.$I$12]*[.A275]^2*[.C275]+[.$I$13]*[.A275]^3*[.C275]+[.$I$14]*[.A275]^4*[.C275]+[.$I$15]*[.C275]^2+[.$I$16]*[.A275]*[.C275]^2+[.$I$17]*[.A275]^2*[.C275]^2+[.$I$18]*[.A275]^3*[.C275]^2+[.$I$19]*[.A275]^4*[.C275]^2+[.$I$20]*[.C275]^3+[.$I$21]*[.A275]*[.C275]^3+[.$I$22]*[.A275]^2*[.C275]^3+[.$I$23]*[.A275]^3*[.C275]^3+[.$I$24]*[.A275]^4*[.C275]^3+[.$I$25]*[.C275]^4+[.$I$26]*[.A275]*[.C275]^4+[.$I$27]*[.A275]^2*[.C275]^4+[.$I$28]*[.A275]^3*[.C275]^4+[.$I$29]*[.A275]^4*[.C275]^4" office:value-type="float" office:value="164.96329870524">
            <text:p>164.96</text:p>
          </table:table-cell>
          <table:table-cell table:number-columns-repeated="8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5">
            <text:p>15</text:p>
          </table:table-cell>
          <table:table-cell table:formula="of:=1.01325*[.B276]" office:value-type="float" office:value="15.19875">
            <text:p>15.198750</text:p>
          </table:table-cell>
          <table:table-cell table:style-name="ce41" office:value-type="float" office:value="165.14">
            <text:p>165.14</text:p>
          </table:table-cell>
          <table:table-cell/>
          <table:table-cell table:style-name="ce41" table:formula="of:=[.$I$5]+[.$I$6]*[.A276]+[.$I$7]*[.A276]^2+[.$I$8]*[.A276]^3+[.$I$9]*[.A276]^4+[.$I$10]*[.C276]+[.$I$11]*[.A276]*[.C276]+[.$I$12]*[.A276]^2*[.C276]+[.$I$13]*[.A276]^3*[.C276]+[.$I$14]*[.A276]^4*[.C276]+[.$I$15]*[.C276]^2+[.$I$16]*[.A276]*[.C276]^2+[.$I$17]*[.A276]^2*[.C276]^2+[.$I$18]*[.A276]^3*[.C276]^2+[.$I$19]*[.A276]^4*[.C276]^2+[.$I$20]*[.C276]^3+[.$I$21]*[.A276]*[.C276]^3+[.$I$22]*[.A276]^2*[.C276]^3+[.$I$23]*[.A276]^3*[.C276]^3+[.$I$24]*[.A276]^4*[.C276]^3+[.$I$25]*[.C276]^4+[.$I$26]*[.A276]*[.C276]^4+[.$I$27]*[.A276]^2*[.C276]^4+[.$I$28]*[.A276]^3*[.C276]^4+[.$I$29]*[.A276]^4*[.C276]^4" office:value-type="float" office:value="165.1619233388">
            <text:p>165.16</text:p>
          </table:table-cell>
          <table:table-cell table:number-columns-repeated="8"/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15">
            <text:p>15</text:p>
          </table:table-cell>
          <table:table-cell table:formula="of:=1.01325*[.B277]" office:value-type="float" office:value="15.19875">
            <text:p>15.198750</text:p>
          </table:table-cell>
          <table:table-cell table:style-name="ce41" office:value-type="float" office:value="165.36">
            <text:p>165.36</text:p>
          </table:table-cell>
          <table:table-cell/>
          <table:table-cell table:style-name="ce41" table:formula="of:=[.$I$5]+[.$I$6]*[.A277]+[.$I$7]*[.A277]^2+[.$I$8]*[.A277]^3+[.$I$9]*[.A277]^4+[.$I$10]*[.C277]+[.$I$11]*[.A277]*[.C277]+[.$I$12]*[.A277]^2*[.C277]+[.$I$13]*[.A277]^3*[.C277]+[.$I$14]*[.A277]^4*[.C277]+[.$I$15]*[.C277]^2+[.$I$16]*[.A277]*[.C277]^2+[.$I$17]*[.A277]^2*[.C277]^2+[.$I$18]*[.A277]^3*[.C277]^2+[.$I$19]*[.A277]^4*[.C277]^2+[.$I$20]*[.C277]^3+[.$I$21]*[.A277]*[.C277]^3+[.$I$22]*[.A277]^2*[.C277]^3+[.$I$23]*[.A277]^3*[.C277]^3+[.$I$24]*[.A277]^4*[.C277]^3+[.$I$25]*[.C277]^4+[.$I$26]*[.A277]*[.C277]^4+[.$I$27]*[.A277]^2*[.C277]^4+[.$I$28]*[.A277]^3*[.C277]^4+[.$I$29]*[.A277]^4*[.C277]^4" office:value-type="float" office:value="165.39101049387">
            <text:p>165.39</text:p>
          </table:table-cell>
          <table:table-cell table:number-columns-repeated="8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15">
            <text:p>15</text:p>
          </table:table-cell>
          <table:table-cell table:formula="of:=1.01325*[.B278]" office:value-type="float" office:value="15.19875">
            <text:p>15.198750</text:p>
          </table:table-cell>
          <table:table-cell table:style-name="ce41" office:value-type="float" office:value="165.64">
            <text:p>165.64</text:p>
          </table:table-cell>
          <table:table-cell/>
          <table:table-cell table:style-name="ce41" table:formula="of:=[.$I$5]+[.$I$6]*[.A278]+[.$I$7]*[.A278]^2+[.$I$8]*[.A278]^3+[.$I$9]*[.A278]^4+[.$I$10]*[.C278]+[.$I$11]*[.A278]*[.C278]+[.$I$12]*[.A278]^2*[.C278]+[.$I$13]*[.A278]^3*[.C278]+[.$I$14]*[.A278]^4*[.C278]+[.$I$15]*[.C278]^2+[.$I$16]*[.A278]*[.C278]^2+[.$I$17]*[.A278]^2*[.C278]^2+[.$I$18]*[.A278]^3*[.C278]^2+[.$I$19]*[.A278]^4*[.C278]^2+[.$I$20]*[.C278]^3+[.$I$21]*[.A278]*[.C278]^3+[.$I$22]*[.A278]^2*[.C278]^3+[.$I$23]*[.A278]^3*[.C278]^3+[.$I$24]*[.A278]^4*[.C278]^3+[.$I$25]*[.C278]^4+[.$I$26]*[.A278]*[.C278]^4+[.$I$27]*[.A278]^2*[.C278]^4+[.$I$28]*[.A278]^3*[.C278]^4+[.$I$29]*[.A278]^4*[.C278]^4" office:value-type="float" office:value="165.653503787549">
            <text:p>165.65</text:p>
          </table:table-cell>
          <table:table-cell table:number-columns-repeated="8"/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15">
            <text:p>15</text:p>
          </table:table-cell>
          <table:table-cell table:formula="of:=1.01325*[.B279]" office:value-type="float" office:value="15.19875">
            <text:p>15.198750</text:p>
          </table:table-cell>
          <table:table-cell table:style-name="ce41" office:value-type="float" office:value="165.96">
            <text:p>165.96</text:p>
          </table:table-cell>
          <table:table-cell/>
          <table:table-cell table:style-name="ce41" table:formula="of:=[.$I$5]+[.$I$6]*[.A279]+[.$I$7]*[.A279]^2+[.$I$8]*[.A279]^3+[.$I$9]*[.A279]^4+[.$I$10]*[.C279]+[.$I$11]*[.A279]*[.C279]+[.$I$12]*[.A279]^2*[.C279]+[.$I$13]*[.A279]^3*[.C279]+[.$I$14]*[.A279]^4*[.C279]+[.$I$15]*[.C279]^2+[.$I$16]*[.A279]*[.C279]^2+[.$I$17]*[.A279]^2*[.C279]^2+[.$I$18]*[.A279]^3*[.C279]^2+[.$I$19]*[.A279]^4*[.C279]^2+[.$I$20]*[.C279]^3+[.$I$21]*[.A279]*[.C279]^3+[.$I$22]*[.A279]^2*[.C279]^3+[.$I$23]*[.A279]^3*[.C279]^3+[.$I$24]*[.A279]^4*[.C279]^3+[.$I$25]*[.C279]^4+[.$I$26]*[.A279]*[.C279]^4+[.$I$27]*[.A279]^2*[.C279]^4+[.$I$28]*[.A279]^3*[.C279]^4+[.$I$29]*[.A279]^4*[.C279]^4" office:value-type="float" office:value="165.952479952768">
            <text:p>165.95</text:p>
          </table:table-cell>
          <table:table-cell table:number-columns-repeated="8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15">
            <text:p>15</text:p>
          </table:table-cell>
          <table:table-cell table:formula="of:=1.01325*[.B280]" office:value-type="float" office:value="15.19875">
            <text:p>15.198750</text:p>
          </table:table-cell>
          <table:table-cell table:style-name="ce41" office:value-type="float" office:value="166.41">
            <text:p>166.41</text:p>
          </table:table-cell>
          <table:table-cell/>
          <table:table-cell table:style-name="ce41" table:formula="of:=[.$I$5]+[.$I$6]*[.A280]+[.$I$7]*[.A280]^2+[.$I$8]*[.A280]^3+[.$I$9]*[.A280]^4+[.$I$10]*[.C280]+[.$I$11]*[.A280]*[.C280]+[.$I$12]*[.A280]^2*[.C280]+[.$I$13]*[.A280]^3*[.C280]+[.$I$14]*[.A280]^4*[.C280]+[.$I$15]*[.C280]^2+[.$I$16]*[.A280]*[.C280]^2+[.$I$17]*[.A280]^2*[.C280]^2+[.$I$18]*[.A280]^3*[.C280]^2+[.$I$19]*[.A280]^4*[.C280]^2+[.$I$20]*[.C280]^3+[.$I$21]*[.A280]*[.C280]^3+[.$I$22]*[.A280]^2*[.C280]^3+[.$I$23]*[.A280]^3*[.C280]^3+[.$I$24]*[.A280]^4*[.C280]^3+[.$I$25]*[.C280]^4+[.$I$26]*[.A280]*[.C280]^4+[.$I$27]*[.A280]^2*[.C280]^4+[.$I$28]*[.A280]^3*[.C280]^4+[.$I$29]*[.A280]^4*[.C280]^4" office:value-type="float" office:value="166.291148838283">
            <text:p>166.29</text:p>
          </table:table-cell>
          <table:table-cell table:number-columns-repeated="8"/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17.5">
            <text:p>17.5</text:p>
          </table:table-cell>
          <table:table-cell table:formula="of:=1.01325*[.B281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81]+[.$I$7]*[.A281]^2+[.$I$8]*[.A281]^3+[.$I$9]*[.A281]^4+[.$I$10]*[.C281]+[.$I$11]*[.A281]*[.C281]+[.$I$12]*[.A281]^2*[.C281]+[.$I$13]*[.A281]^3*[.C281]+[.$I$14]*[.A281]^4*[.C281]+[.$I$15]*[.C281]^2+[.$I$16]*[.A281]*[.C281]^2+[.$I$17]*[.A281]^2*[.C281]^2+[.$I$18]*[.A281]^3*[.C281]^2+[.$I$19]*[.A281]^4*[.C281]^2+[.$I$20]*[.C281]^3+[.$I$21]*[.A281]*[.C281]^3+[.$I$22]*[.A281]^2*[.C281]^3+[.$I$23]*[.A281]^3*[.C281]^3+[.$I$24]*[.A281]^4*[.C281]^3+[.$I$25]*[.C281]^4+[.$I$26]*[.A281]*[.C281]^4+[.$I$27]*[.A281]^2*[.C281]^4+[.$I$28]*[.A281]^3*[.C281]^4+[.$I$29]*[.A281]^4*[.C281]^4" office:value-type="float" office:value="166.351322714758">
            <text:p>166.35</text:p>
          </table:table-cell>
          <table:table-cell table:number-columns-repeated="8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7.5">
            <text:p>17.5</text:p>
          </table:table-cell>
          <table:table-cell table:formula="of:=1.01325*[.B282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82]+[.$I$7]*[.A282]^2+[.$I$8]*[.A282]^3+[.$I$9]*[.A282]^4+[.$I$10]*[.C282]+[.$I$11]*[.A282]*[.C282]+[.$I$12]*[.A282]^2*[.C282]+[.$I$13]*[.A282]^3*[.C282]+[.$I$14]*[.A282]^4*[.C282]+[.$I$15]*[.C282]^2+[.$I$16]*[.A282]*[.C282]^2+[.$I$17]*[.A282]^2*[.C282]^2+[.$I$18]*[.A282]^3*[.C282]^2+[.$I$19]*[.A282]^4*[.C282]^2+[.$I$20]*[.C282]^3+[.$I$21]*[.A282]*[.C282]^3+[.$I$22]*[.A282]^2*[.C282]^3+[.$I$23]*[.A282]^3*[.C282]^3+[.$I$24]*[.A282]^4*[.C282]^3+[.$I$25]*[.C282]^4+[.$I$26]*[.A282]*[.C282]^4+[.$I$27]*[.A282]^2*[.C282]^4+[.$I$28]*[.A282]^3*[.C282]^4+[.$I$29]*[.A282]^4*[.C282]^4" office:value-type="float" office:value="166.329767947461">
            <text:p>166.33</text:p>
          </table:table-cell>
          <table:table-cell table:number-columns-repeated="8"/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17.5">
            <text:p>17.5</text:p>
          </table:table-cell>
          <table:table-cell table:formula="of:=1.01325*[.B283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83]+[.$I$7]*[.A283]^2+[.$I$8]*[.A283]^3+[.$I$9]*[.A283]^4+[.$I$10]*[.C283]+[.$I$11]*[.A283]*[.C283]+[.$I$12]*[.A283]^2*[.C283]+[.$I$13]*[.A283]^3*[.C283]+[.$I$14]*[.A283]^4*[.C283]+[.$I$15]*[.C283]^2+[.$I$16]*[.A283]*[.C283]^2+[.$I$17]*[.A283]^2*[.C283]^2+[.$I$18]*[.A283]^3*[.C283]^2+[.$I$19]*[.A283]^4*[.C283]^2+[.$I$20]*[.C283]^3+[.$I$21]*[.A283]*[.C283]^3+[.$I$22]*[.A283]^2*[.C283]^3+[.$I$23]*[.A283]^3*[.C283]^3+[.$I$24]*[.A283]^4*[.C283]^3+[.$I$25]*[.C283]^4+[.$I$26]*[.A283]*[.C283]^4+[.$I$27]*[.A283]^2*[.C283]^4+[.$I$28]*[.A283]^3*[.C283]^4+[.$I$29]*[.A283]^4*[.C283]^4" office:value-type="float" office:value="166.315833726518">
            <text:p>166.32</text:p>
          </table:table-cell>
          <table:table-cell table:number-columns-repeated="8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7.5">
            <text:p>17.5</text:p>
          </table:table-cell>
          <table:table-cell table:formula="of:=1.01325*[.B284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84]+[.$I$7]*[.A284]^2+[.$I$8]*[.A284]^3+[.$I$9]*[.A284]^4+[.$I$10]*[.C284]+[.$I$11]*[.A284]*[.C284]+[.$I$12]*[.A284]^2*[.C284]+[.$I$13]*[.A284]^3*[.C284]+[.$I$14]*[.A284]^4*[.C284]+[.$I$15]*[.C284]^2+[.$I$16]*[.A284]*[.C284]^2+[.$I$17]*[.A284]^2*[.C284]^2+[.$I$18]*[.A284]^3*[.C284]^2+[.$I$19]*[.A284]^4*[.C284]^2+[.$I$20]*[.C284]^3+[.$I$21]*[.A284]*[.C284]^3+[.$I$22]*[.A284]^2*[.C284]^3+[.$I$23]*[.A284]^3*[.C284]^3+[.$I$24]*[.A284]^4*[.C284]^3+[.$I$25]*[.C284]^4+[.$I$26]*[.A284]*[.C284]^4+[.$I$27]*[.A284]^2*[.C284]^4+[.$I$28]*[.A284]^3*[.C284]^4+[.$I$29]*[.A284]^4*[.C284]^4" office:value-type="float" office:value="166.307991595524">
            <text:p>166.31</text:p>
          </table:table-cell>
          <table:table-cell table:number-columns-repeated="8"/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17.5">
            <text:p>17.5</text:p>
          </table:table-cell>
          <table:table-cell table:formula="of:=1.01325*[.B285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85]+[.$I$7]*[.A285]^2+[.$I$8]*[.A285]^3+[.$I$9]*[.A285]^4+[.$I$10]*[.C285]+[.$I$11]*[.A285]*[.C285]+[.$I$12]*[.A285]^2*[.C285]+[.$I$13]*[.A285]^3*[.C285]+[.$I$14]*[.A285]^4*[.C285]+[.$I$15]*[.C285]^2+[.$I$16]*[.A285]*[.C285]^2+[.$I$17]*[.A285]^2*[.C285]^2+[.$I$18]*[.A285]^3*[.C285]^2+[.$I$19]*[.A285]^4*[.C285]^2+[.$I$20]*[.C285]^3+[.$I$21]*[.A285]*[.C285]^3+[.$I$22]*[.A285]^2*[.C285]^3+[.$I$23]*[.A285]^3*[.C285]^3+[.$I$24]*[.A285]^4*[.C285]^3+[.$I$25]*[.C285]^4+[.$I$26]*[.A285]*[.C285]^4+[.$I$27]*[.A285]^2*[.C285]^4+[.$I$28]*[.A285]^3*[.C285]^4+[.$I$29]*[.A285]^4*[.C285]^4" office:value-type="float" office:value="166.304867236929">
            <text:p>166.30</text:p>
          </table:table-cell>
          <table:table-cell table:number-columns-repeated="8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7.5">
            <text:p>17.5</text:p>
          </table:table-cell>
          <table:table-cell table:formula="of:=1.01325*[.B286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86]+[.$I$7]*[.A286]^2+[.$I$8]*[.A286]^3+[.$I$9]*[.A286]^4+[.$I$10]*[.C286]+[.$I$11]*[.A286]*[.C286]+[.$I$12]*[.A286]^2*[.C286]+[.$I$13]*[.A286]^3*[.C286]+[.$I$14]*[.A286]^4*[.C286]+[.$I$15]*[.C286]^2+[.$I$16]*[.A286]*[.C286]^2+[.$I$17]*[.A286]^2*[.C286]^2+[.$I$18]*[.A286]^3*[.C286]^2+[.$I$19]*[.A286]^4*[.C286]^2+[.$I$20]*[.C286]^3+[.$I$21]*[.A286]*[.C286]^3+[.$I$22]*[.A286]^2*[.C286]^3+[.$I$23]*[.A286]^3*[.C286]^3+[.$I$24]*[.A286]^4*[.C286]^3+[.$I$25]*[.C286]^4+[.$I$26]*[.A286]*[.C286]^4+[.$I$27]*[.A286]^2*[.C286]^4+[.$I$28]*[.A286]^3*[.C286]^4+[.$I$29]*[.A286]^4*[.C286]^4" office:value-type="float" office:value="166.305240472036">
            <text:p>166.31</text:p>
          </table:table-cell>
          <table:table-cell table:number-columns-repeated="8"/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17.5">
            <text:p>17.5</text:p>
          </table:table-cell>
          <table:table-cell table:formula="of:=1.01325*[.B287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87]+[.$I$7]*[.A287]^2+[.$I$8]*[.A287]^3+[.$I$9]*[.A287]^4+[.$I$10]*[.C287]+[.$I$11]*[.A287]*[.C287]+[.$I$12]*[.A287]^2*[.C287]+[.$I$13]*[.A287]^3*[.C287]+[.$I$14]*[.A287]^4*[.C287]+[.$I$15]*[.C287]^2+[.$I$16]*[.A287]*[.C287]^2+[.$I$17]*[.A287]^2*[.C287]^2+[.$I$18]*[.A287]^3*[.C287]^2+[.$I$19]*[.A287]^4*[.C287]^2+[.$I$20]*[.C287]^3+[.$I$21]*[.A287]*[.C287]^3+[.$I$22]*[.A287]^2*[.C287]^3+[.$I$23]*[.A287]^3*[.C287]^3+[.$I$24]*[.A287]^4*[.C287]^3+[.$I$25]*[.C287]^4+[.$I$26]*[.A287]*[.C287]^4+[.$I$27]*[.A287]^2*[.C287]^4+[.$I$28]*[.A287]^3*[.C287]^4+[.$I$29]*[.A287]^4*[.C287]^4" office:value-type="float" office:value="166.308045261005">
            <text:p>166.31</text:p>
          </table:table-cell>
          <table:table-cell table:number-columns-repeated="8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17.5">
            <text:p>17.5</text:p>
          </table:table-cell>
          <table:table-cell table:formula="of:=1.01325*[.B288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88]+[.$I$7]*[.A288]^2+[.$I$8]*[.A288]^3+[.$I$9]*[.A288]^4+[.$I$10]*[.C288]+[.$I$11]*[.A288]*[.C288]+[.$I$12]*[.A288]^2*[.C288]+[.$I$13]*[.A288]^3*[.C288]+[.$I$14]*[.A288]^4*[.C288]+[.$I$15]*[.C288]^2+[.$I$16]*[.A288]*[.C288]^2+[.$I$17]*[.A288]^2*[.C288]^2+[.$I$18]*[.A288]^3*[.C288]^2+[.$I$19]*[.A288]^4*[.C288]^2+[.$I$20]*[.C288]^3+[.$I$21]*[.A288]*[.C288]^3+[.$I$22]*[.A288]^2*[.C288]^3+[.$I$23]*[.A288]^3*[.C288]^3+[.$I$24]*[.A288]^4*[.C288]^3+[.$I$25]*[.C288]^4+[.$I$26]*[.A288]*[.C288]^4+[.$I$27]*[.A288]^2*[.C288]^4+[.$I$28]*[.A288]^3*[.C288]^4+[.$I$29]*[.A288]^4*[.C288]^4" office:value-type="float" office:value="166.31236970285">
            <text:p>166.31</text:p>
          </table:table-cell>
          <table:table-cell table:number-columns-repeated="8"/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7.5">
            <text:p>17.5</text:p>
          </table:table-cell>
          <table:table-cell table:formula="of:=1.01325*[.B289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89]+[.$I$7]*[.A289]^2+[.$I$8]*[.A289]^3+[.$I$9]*[.A289]^4+[.$I$10]*[.C289]+[.$I$11]*[.A289]*[.C289]+[.$I$12]*[.A289]^2*[.C289]+[.$I$13]*[.A289]^3*[.C289]+[.$I$14]*[.A289]^4*[.C289]+[.$I$15]*[.C289]^2+[.$I$16]*[.A289]*[.C289]^2+[.$I$17]*[.A289]^2*[.C289]^2+[.$I$18]*[.A289]^3*[.C289]^2+[.$I$19]*[.A289]^4*[.C289]^2+[.$I$20]*[.C289]^3+[.$I$21]*[.A289]*[.C289]^3+[.$I$22]*[.A289]^2*[.C289]^3+[.$I$23]*[.A289]^3*[.C289]^3+[.$I$24]*[.A289]^4*[.C289]^3+[.$I$25]*[.C289]^4+[.$I$26]*[.A289]*[.C289]^4+[.$I$27]*[.A289]^2*[.C289]^4+[.$I$28]*[.A289]^3*[.C289]^4+[.$I$29]*[.A289]^4*[.C289]^4" office:value-type="float" office:value="166.317456035439">
            <text:p>166.32</text:p>
          </table:table-cell>
          <table:table-cell table:number-columns-repeated="8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7.5">
            <text:p>17.5</text:p>
          </table:table-cell>
          <table:table-cell table:formula="of:=1.01325*[.B290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90]+[.$I$7]*[.A290]^2+[.$I$8]*[.A290]^3+[.$I$9]*[.A290]^4+[.$I$10]*[.C290]+[.$I$11]*[.A290]*[.C290]+[.$I$12]*[.A290]^2*[.C290]+[.$I$13]*[.A290]^3*[.C290]+[.$I$14]*[.A290]^4*[.C290]+[.$I$15]*[.C290]^2+[.$I$16]*[.A290]*[.C290]^2+[.$I$17]*[.A290]^2*[.C290]^2+[.$I$18]*[.A290]^3*[.C290]^2+[.$I$19]*[.A290]^4*[.C290]^2+[.$I$20]*[.C290]^3+[.$I$21]*[.A290]*[.C290]^3+[.$I$22]*[.A290]^2*[.C290]^3+[.$I$23]*[.A290]^3*[.C290]^3+[.$I$24]*[.A290]^4*[.C290]^3+[.$I$25]*[.C290]^4+[.$I$26]*[.A290]*[.C290]^4+[.$I$27]*[.A290]^2*[.C290]^4+[.$I$28]*[.A290]^3*[.C290]^4+[.$I$29]*[.A290]^4*[.C290]^4" office:value-type="float" office:value="166.322700635495">
            <text:p>166.32</text:p>
          </table:table-cell>
          <table:table-cell table:number-columns-repeated="8"/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17.5">
            <text:p>17.5</text:p>
          </table:table-cell>
          <table:table-cell table:formula="of:=1.01325*[.B291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91]+[.$I$7]*[.A291]^2+[.$I$8]*[.A291]^3+[.$I$9]*[.A291]^4+[.$I$10]*[.C291]+[.$I$11]*[.A291]*[.C291]+[.$I$12]*[.A291]^2*[.C291]+[.$I$13]*[.A291]^3*[.C291]+[.$I$14]*[.A291]^4*[.C291]+[.$I$15]*[.C291]^2+[.$I$16]*[.A291]*[.C291]^2+[.$I$17]*[.A291]^2*[.C291]^2+[.$I$18]*[.A291]^3*[.C291]^2+[.$I$19]*[.A291]^4*[.C291]^2+[.$I$20]*[.C291]^3+[.$I$21]*[.A291]*[.C291]^3+[.$I$22]*[.A291]^2*[.C291]^3+[.$I$23]*[.A291]^3*[.C291]^3+[.$I$24]*[.A291]^4*[.C291]^3+[.$I$25]*[.C291]^4+[.$I$26]*[.A291]*[.C291]^4+[.$I$27]*[.A291]^2*[.C291]^4+[.$I$28]*[.A291]^3*[.C291]^4+[.$I$29]*[.A291]^4*[.C291]^4" office:value-type="float" office:value="166.327654018597">
            <text:p>166.33</text:p>
          </table:table-cell>
          <table:table-cell table:number-columns-repeated="8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17.5">
            <text:p>17.5</text:p>
          </table:table-cell>
          <table:table-cell table:formula="of:=1.01325*[.B292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92]+[.$I$7]*[.A292]^2+[.$I$8]*[.A292]^3+[.$I$9]*[.A292]^4+[.$I$10]*[.C292]+[.$I$11]*[.A292]*[.C292]+[.$I$12]*[.A292]^2*[.C292]+[.$I$13]*[.A292]^3*[.C292]+[.$I$14]*[.A292]^4*[.C292]+[.$I$15]*[.C292]^2+[.$I$16]*[.A292]*[.C292]^2+[.$I$17]*[.A292]^2*[.C292]^2+[.$I$18]*[.A292]^3*[.C292]^2+[.$I$19]*[.A292]^4*[.C292]^2+[.$I$20]*[.C292]^3+[.$I$21]*[.A292]*[.C292]^3+[.$I$22]*[.A292]^2*[.C292]^3+[.$I$23]*[.A292]^3*[.C292]^3+[.$I$24]*[.A292]^4*[.C292]^3+[.$I$25]*[.C292]^4+[.$I$26]*[.A292]*[.C292]^4+[.$I$27]*[.A292]^2*[.C292]^4+[.$I$28]*[.A292]^3*[.C292]^4+[.$I$29]*[.A292]^4*[.C292]^4" office:value-type="float" office:value="166.332020839177">
            <text:p>166.33</text:p>
          </table:table-cell>
          <table:table-cell table:number-columns-repeated="8"/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17.5">
            <text:p>17.5</text:p>
          </table:table-cell>
          <table:table-cell table:formula="of:=1.01325*[.B293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93]+[.$I$7]*[.A293]^2+[.$I$8]*[.A293]^3+[.$I$9]*[.A293]^4+[.$I$10]*[.C293]+[.$I$11]*[.A293]*[.C293]+[.$I$12]*[.A293]^2*[.C293]+[.$I$13]*[.A293]^3*[.C293]+[.$I$14]*[.A293]^4*[.C293]+[.$I$15]*[.C293]^2+[.$I$16]*[.A293]*[.C293]^2+[.$I$17]*[.A293]^2*[.C293]^2+[.$I$18]*[.A293]^3*[.C293]^2+[.$I$19]*[.A293]^4*[.C293]^2+[.$I$20]*[.C293]^3+[.$I$21]*[.A293]*[.C293]^3+[.$I$22]*[.A293]^2*[.C293]^3+[.$I$23]*[.A293]^3*[.C293]^3+[.$I$24]*[.A293]^4*[.C293]^3+[.$I$25]*[.C293]^4+[.$I$26]*[.A293]*[.C293]^4+[.$I$27]*[.A293]^2*[.C293]^4+[.$I$28]*[.A293]^3*[.C293]^4+[.$I$29]*[.A293]^4*[.C293]^4" office:value-type="float" office:value="166.335659890522">
            <text:p>166.34</text:p>
          </table:table-cell>
          <table:table-cell table:number-columns-repeated="8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7.5">
            <text:p>17.5</text:p>
          </table:table-cell>
          <table:table-cell table:formula="of:=1.01325*[.B294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94]+[.$I$7]*[.A294]^2+[.$I$8]*[.A294]^3+[.$I$9]*[.A294]^4+[.$I$10]*[.C294]+[.$I$11]*[.A294]*[.C294]+[.$I$12]*[.A294]^2*[.C294]+[.$I$13]*[.A294]^3*[.C294]+[.$I$14]*[.A294]^4*[.C294]+[.$I$15]*[.C294]^2+[.$I$16]*[.A294]*[.C294]^2+[.$I$17]*[.A294]^2*[.C294]^2+[.$I$18]*[.A294]^3*[.C294]^2+[.$I$19]*[.A294]^4*[.C294]^2+[.$I$20]*[.C294]^3+[.$I$21]*[.A294]*[.C294]^3+[.$I$22]*[.A294]^2*[.C294]^3+[.$I$23]*[.A294]^3*[.C294]^3+[.$I$24]*[.A294]^4*[.C294]^3+[.$I$25]*[.C294]^4+[.$I$26]*[.A294]*[.C294]^4+[.$I$27]*[.A294]^2*[.C294]^4+[.$I$28]*[.A294]^3*[.C294]^4+[.$I$29]*[.A294]^4*[.C294]^4" office:value-type="float" office:value="166.338584104776">
            <text:p>166.34</text:p>
          </table:table-cell>
          <table:table-cell table:number-columns-repeated="8"/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17.5">
            <text:p>17.5</text:p>
          </table:table-cell>
          <table:table-cell table:formula="of:=1.01325*[.B295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95]+[.$I$7]*[.A295]^2+[.$I$8]*[.A295]^3+[.$I$9]*[.A295]^4+[.$I$10]*[.C295]+[.$I$11]*[.A295]*[.C295]+[.$I$12]*[.A295]^2*[.C295]+[.$I$13]*[.A295]^3*[.C295]+[.$I$14]*[.A295]^4*[.C295]+[.$I$15]*[.C295]^2+[.$I$16]*[.A295]*[.C295]^2+[.$I$17]*[.A295]^2*[.C295]^2+[.$I$18]*[.A295]^3*[.C295]^2+[.$I$19]*[.A295]^4*[.C295]^2+[.$I$20]*[.C295]^3+[.$I$21]*[.A295]*[.C295]^3+[.$I$22]*[.A295]^2*[.C295]^3+[.$I$23]*[.A295]^3*[.C295]^3+[.$I$24]*[.A295]^4*[.C295]^3+[.$I$25]*[.C295]^4+[.$I$26]*[.A295]*[.C295]^4+[.$I$27]*[.A295]^2*[.C295]^4+[.$I$28]*[.A295]^3*[.C295]^4+[.$I$29]*[.A295]^4*[.C295]^4" office:value-type="float" office:value="166.340960552934">
            <text:p>166.34</text:p>
          </table:table-cell>
          <table:table-cell table:number-columns-repeated="8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17.5">
            <text:p>17.5</text:p>
          </table:table-cell>
          <table:table-cell table:formula="of:=1.01325*[.B296]" office:value-type="float" office:value="17.731875">
            <text:p>17.731875</text:p>
          </table:table-cell>
          <table:table-cell table:style-name="ce41" office:value-type="float" office:value="166.33">
            <text:p>166.33</text:p>
          </table:table-cell>
          <table:table-cell/>
          <table:table-cell table:style-name="ce41" table:formula="of:=[.$I$5]+[.$I$6]*[.A296]+[.$I$7]*[.A296]^2+[.$I$8]*[.A296]^3+[.$I$9]*[.A296]^4+[.$I$10]*[.C296]+[.$I$11]*[.A296]*[.C296]+[.$I$12]*[.A296]^2*[.C296]+[.$I$13]*[.A296]^3*[.C296]+[.$I$14]*[.A296]^4*[.C296]+[.$I$15]*[.C296]^2+[.$I$16]*[.A296]*[.C296]^2+[.$I$17]*[.A296]^2*[.C296]^2+[.$I$18]*[.A296]^3*[.C296]^2+[.$I$19]*[.A296]^4*[.C296]^2+[.$I$20]*[.C296]^3+[.$I$21]*[.A296]*[.C296]^3+[.$I$22]*[.A296]^2*[.C296]^3+[.$I$23]*[.A296]^3*[.C296]^3+[.$I$24]*[.A296]^4*[.C296]^3+[.$I$25]*[.C296]^4+[.$I$26]*[.A296]*[.C296]^4+[.$I$27]*[.A296]^2*[.C296]^4+[.$I$28]*[.A296]^3*[.C296]^4+[.$I$29]*[.A296]^4*[.C296]^4" office:value-type="float" office:value="166.343110444848">
            <text:p>166.34</text:p>
          </table:table-cell>
          <table:table-cell table:number-columns-repeated="8"/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17.5">
            <text:p>17.5</text:p>
          </table:table-cell>
          <table:table-cell table:formula="of:=1.01325*[.B297]" office:value-type="float" office:value="17.731875">
            <text:p>17.731875</text:p>
          </table:table-cell>
          <table:table-cell table:style-name="ce41" office:value-type="float" office:value="166.34">
            <text:p>166.34</text:p>
          </table:table-cell>
          <table:table-cell/>
          <table:table-cell table:style-name="ce41" table:formula="of:=[.$I$5]+[.$I$6]*[.A297]+[.$I$7]*[.A297]^2+[.$I$8]*[.A297]^3+[.$I$9]*[.A297]^4+[.$I$10]*[.C297]+[.$I$11]*[.A297]*[.C297]+[.$I$12]*[.A297]^2*[.C297]+[.$I$13]*[.A297]^3*[.C297]+[.$I$14]*[.A297]^4*[.C297]+[.$I$15]*[.C297]^2+[.$I$16]*[.A297]*[.C297]^2+[.$I$17]*[.A297]^2*[.C297]^2+[.$I$18]*[.A297]^3*[.C297]^2+[.$I$19]*[.A297]^4*[.C297]^2+[.$I$20]*[.C297]^3+[.$I$21]*[.A297]*[.C297]^3+[.$I$22]*[.A297]^2*[.C297]^3+[.$I$23]*[.A297]^3*[.C297]^3+[.$I$24]*[.A297]^4*[.C297]^3+[.$I$25]*[.C297]^4+[.$I$26]*[.A297]*[.C297]^4+[.$I$27]*[.A297]^2*[.C297]^4+[.$I$28]*[.A297]^3*[.C297]^4+[.$I$29]*[.A297]^4*[.C297]^4" office:value-type="float" office:value="166.345509129225">
            <text:p>166.35</text:p>
          </table:table-cell>
          <table:table-cell table:number-columns-repeated="8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17.5">
            <text:p>17.5</text:p>
          </table:table-cell>
          <table:table-cell table:formula="of:=1.01325*[.B298]" office:value-type="float" office:value="17.731875">
            <text:p>17.731875</text:p>
          </table:table-cell>
          <table:table-cell table:style-name="ce41" office:value-type="float" office:value="166.34">
            <text:p>166.34</text:p>
          </table:table-cell>
          <table:table-cell/>
          <table:table-cell table:style-name="ce41" table:formula="of:=[.$I$5]+[.$I$6]*[.A298]+[.$I$7]*[.A298]^2+[.$I$8]*[.A298]^3+[.$I$9]*[.A298]^4+[.$I$10]*[.C298]+[.$I$11]*[.A298]*[.C298]+[.$I$12]*[.A298]^2*[.C298]+[.$I$13]*[.A298]^3*[.C298]+[.$I$14]*[.A298]^4*[.C298]+[.$I$15]*[.C298]^2+[.$I$16]*[.A298]*[.C298]^2+[.$I$17]*[.A298]^2*[.C298]^2+[.$I$18]*[.A298]^3*[.C298]^2+[.$I$19]*[.A298]^4*[.C298]^2+[.$I$20]*[.C298]^3+[.$I$21]*[.A298]*[.C298]^3+[.$I$22]*[.A298]^2*[.C298]^3+[.$I$23]*[.A298]^3*[.C298]^3+[.$I$24]*[.A298]^4*[.C298]^3+[.$I$25]*[.C298]^4+[.$I$26]*[.A298]*[.C298]^4+[.$I$27]*[.A298]^2*[.C298]^4+[.$I$28]*[.A298]^3*[.C298]^4+[.$I$29]*[.A298]^4*[.C298]^4" office:value-type="float" office:value="166.348786093626">
            <text:p>166.35</text:p>
          </table:table-cell>
          <table:table-cell table:number-columns-repeated="8"/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7.5">
            <text:p>17.5</text:p>
          </table:table-cell>
          <table:table-cell table:formula="of:=1.01325*[.B299]" office:value-type="float" office:value="17.731875">
            <text:p>17.731875</text:p>
          </table:table-cell>
          <table:table-cell table:style-name="ce41" office:value-type="float" office:value="166.35">
            <text:p>166.35</text:p>
          </table:table-cell>
          <table:table-cell/>
          <table:table-cell table:style-name="ce41" table:formula="of:=[.$I$5]+[.$I$6]*[.A299]+[.$I$7]*[.A299]^2+[.$I$8]*[.A299]^3+[.$I$9]*[.A299]^4+[.$I$10]*[.C299]+[.$I$11]*[.A299]*[.C299]+[.$I$12]*[.A299]^2*[.C299]+[.$I$13]*[.A299]^3*[.C299]+[.$I$14]*[.A299]^4*[.C299]+[.$I$15]*[.C299]^2+[.$I$16]*[.A299]*[.C299]^2+[.$I$17]*[.A299]^2*[.C299]^2+[.$I$18]*[.A299]^3*[.C299]^2+[.$I$19]*[.A299]^4*[.C299]^2+[.$I$20]*[.C299]^3+[.$I$21]*[.A299]*[.C299]^3+[.$I$22]*[.A299]^2*[.C299]^3+[.$I$23]*[.A299]^3*[.C299]^3+[.$I$24]*[.A299]^4*[.C299]^3+[.$I$25]*[.C299]^4+[.$I$26]*[.A299]*[.C299]^4+[.$I$27]*[.A299]^2*[.C299]^4+[.$I$28]*[.A299]^3*[.C299]^4+[.$I$29]*[.A299]^4*[.C299]^4" office:value-type="float" office:value="166.353724964467">
            <text:p>166.35</text:p>
          </table:table-cell>
          <table:table-cell table:number-columns-repeated="8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7.5">
            <text:p>17.5</text:p>
          </table:table-cell>
          <table:table-cell table:formula="of:=1.01325*[.B300]" office:value-type="float" office:value="17.731875">
            <text:p>17.731875</text:p>
          </table:table-cell>
          <table:table-cell table:style-name="ce41" office:value-type="float" office:value="166.36">
            <text:p>166.36</text:p>
          </table:table-cell>
          <table:table-cell/>
          <table:table-cell table:style-name="ce41" table:formula="of:=[.$I$5]+[.$I$6]*[.A300]+[.$I$7]*[.A300]^2+[.$I$8]*[.A300]^3+[.$I$9]*[.A300]^4+[.$I$10]*[.C300]+[.$I$11]*[.A300]*[.C300]+[.$I$12]*[.A300]^2*[.C300]+[.$I$13]*[.A300]^3*[.C300]+[.$I$14]*[.A300]^4*[.C300]+[.$I$15]*[.C300]^2+[.$I$16]*[.A300]*[.C300]^2+[.$I$17]*[.A300]^2*[.C300]^2+[.$I$18]*[.A300]^3*[.C300]^2+[.$I$19]*[.A300]^4*[.C300]^2+[.$I$20]*[.C300]^3+[.$I$21]*[.A300]*[.C300]^3+[.$I$22]*[.A300]^2*[.C300]^3+[.$I$23]*[.A300]^3*[.C300]^3+[.$I$24]*[.A300]^4*[.C300]^3+[.$I$25]*[.C300]^4+[.$I$26]*[.A300]*[.C300]^4+[.$I$27]*[.A300]^2*[.C300]^4+[.$I$28]*[.A300]^3*[.C300]^4+[.$I$29]*[.A300]^4*[.C300]^4" office:value-type="float" office:value="166.361263507018">
            <text:p>166.36</text:p>
          </table:table-cell>
          <table:table-cell table:number-columns-repeated="8"/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17.5">
            <text:p>17.5</text:p>
          </table:table-cell>
          <table:table-cell table:formula="of:=1.01325*[.B301]" office:value-type="float" office:value="17.731875">
            <text:p>17.731875</text:p>
          </table:table-cell>
          <table:table-cell table:style-name="ce41" office:value-type="float" office:value="166.38">
            <text:p>166.38</text:p>
          </table:table-cell>
          <table:table-cell/>
          <table:table-cell table:style-name="ce41" table:formula="of:=[.$I$5]+[.$I$6]*[.A301]+[.$I$7]*[.A301]^2+[.$I$8]*[.A301]^3+[.$I$9]*[.A301]^4+[.$I$10]*[.C301]+[.$I$11]*[.A301]*[.C301]+[.$I$12]*[.A301]^2*[.C301]+[.$I$13]*[.A301]^3*[.C301]+[.$I$14]*[.A301]^4*[.C301]+[.$I$15]*[.C301]^2+[.$I$16]*[.A301]*[.C301]^2+[.$I$17]*[.A301]^2*[.C301]^2+[.$I$18]*[.A301]^3*[.C301]^2+[.$I$19]*[.A301]^4*[.C301]^2+[.$I$20]*[.C301]^3+[.$I$21]*[.A301]*[.C301]^3+[.$I$22]*[.A301]^2*[.C301]^3+[.$I$23]*[.A301]^3*[.C301]^3+[.$I$24]*[.A301]^4*[.C301]^3+[.$I$25]*[.C301]^4+[.$I$26]*[.A301]*[.C301]^4+[.$I$27]*[.A301]^2*[.C301]^4+[.$I$28]*[.A301]^3*[.C301]^4+[.$I$29]*[.A301]^4*[.C301]^4" office:value-type="float" office:value="166.372493625405">
            <text:p>166.37</text:p>
          </table:table-cell>
          <table:table-cell table:number-columns-repeated="8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7.5">
            <text:p>17.5</text:p>
          </table:table-cell>
          <table:table-cell table:formula="of:=1.01325*[.B302]" office:value-type="float" office:value="17.731875">
            <text:p>17.731875</text:p>
          </table:table-cell>
          <table:table-cell table:style-name="ce41" office:value-type="float" office:value="166.4">
            <text:p>166.40</text:p>
          </table:table-cell>
          <table:table-cell/>
          <table:table-cell table:style-name="ce41" table:formula="of:=[.$I$5]+[.$I$6]*[.A302]+[.$I$7]*[.A302]^2+[.$I$8]*[.A302]^3+[.$I$9]*[.A302]^4+[.$I$10]*[.C302]+[.$I$11]*[.A302]*[.C302]+[.$I$12]*[.A302]^2*[.C302]+[.$I$13]*[.A302]^3*[.C302]+[.$I$14]*[.A302]^4*[.C302]+[.$I$15]*[.C302]^2+[.$I$16]*[.A302]*[.C302]^2+[.$I$17]*[.A302]^2*[.C302]^2+[.$I$18]*[.A302]^3*[.C302]^2+[.$I$19]*[.A302]^4*[.C302]^2+[.$I$20]*[.C302]^3+[.$I$21]*[.A302]*[.C302]^3+[.$I$22]*[.A302]^2*[.C302]^3+[.$I$23]*[.A302]^3*[.C302]^3+[.$I$24]*[.A302]^4*[.C302]^3+[.$I$25]*[.C302]^4+[.$I$26]*[.A302]*[.C302]^4+[.$I$27]*[.A302]^2*[.C302]^4+[.$I$28]*[.A302]^3*[.C302]^4+[.$I$29]*[.A302]^4*[.C302]^4" office:value-type="float" office:value="166.388661362607">
            <text:p>166.39</text:p>
          </table:table-cell>
          <table:table-cell table:number-columns-repeated="8"/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17.5">
            <text:p>17.5</text:p>
          </table:table-cell>
          <table:table-cell table:formula="of:=1.01325*[.B303]" office:value-type="float" office:value="17.731875">
            <text:p>17.731875</text:p>
          </table:table-cell>
          <table:table-cell table:style-name="ce41" office:value-type="float" office:value="166.43">
            <text:p>166.43</text:p>
          </table:table-cell>
          <table:table-cell/>
          <table:table-cell table:style-name="ce41" table:formula="of:=[.$I$5]+[.$I$6]*[.A303]+[.$I$7]*[.A303]^2+[.$I$8]*[.A303]^3+[.$I$9]*[.A303]^4+[.$I$10]*[.C303]+[.$I$11]*[.A303]*[.C303]+[.$I$12]*[.A303]^2*[.C303]+[.$I$13]*[.A303]^3*[.C303]+[.$I$14]*[.A303]^4*[.C303]+[.$I$15]*[.C303]^2+[.$I$16]*[.A303]*[.C303]^2+[.$I$17]*[.A303]^2*[.C303]^2+[.$I$18]*[.A303]^3*[.C303]^2+[.$I$19]*[.A303]^4*[.C303]^2+[.$I$20]*[.C303]^3+[.$I$21]*[.A303]*[.C303]^3+[.$I$22]*[.A303]^2*[.C303]^3+[.$I$23]*[.A303]^3*[.C303]^3+[.$I$24]*[.A303]^4*[.C303]^3+[.$I$25]*[.C303]^4+[.$I$26]*[.A303]*[.C303]^4+[.$I$27]*[.A303]^2*[.C303]^4+[.$I$28]*[.A303]^3*[.C303]^4+[.$I$29]*[.A303]^4*[.C303]^4" office:value-type="float" office:value="166.411166900459">
            <text:p>166.41</text:p>
          </table:table-cell>
          <table:table-cell table:number-columns-repeated="8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7.5">
            <text:p>17.5</text:p>
          </table:table-cell>
          <table:table-cell table:formula="of:=1.01325*[.B304]" office:value-type="float" office:value="17.731875">
            <text:p>17.731875</text:p>
          </table:table-cell>
          <table:table-cell table:style-name="ce41" office:value-type="float" office:value="166.47">
            <text:p>166.47</text:p>
          </table:table-cell>
          <table:table-cell/>
          <table:table-cell table:style-name="ce41" table:formula="of:=[.$I$5]+[.$I$6]*[.A304]+[.$I$7]*[.A304]^2+[.$I$8]*[.A304]^3+[.$I$9]*[.A304]^4+[.$I$10]*[.C304]+[.$I$11]*[.A304]*[.C304]+[.$I$12]*[.A304]^2*[.C304]+[.$I$13]*[.A304]^3*[.C304]+[.$I$14]*[.A304]^4*[.C304]+[.$I$15]*[.C304]^2+[.$I$16]*[.A304]*[.C304]^2+[.$I$17]*[.A304]^2*[.C304]^2+[.$I$18]*[.A304]^3*[.C304]^2+[.$I$19]*[.A304]^4*[.C304]^2+[.$I$20]*[.C304]^3+[.$I$21]*[.A304]*[.C304]^3+[.$I$22]*[.A304]^2*[.C304]^3+[.$I$23]*[.A304]^3*[.C304]^3+[.$I$24]*[.A304]^4*[.C304]^3+[.$I$25]*[.C304]^4+[.$I$26]*[.A304]*[.C304]^4+[.$I$27]*[.A304]^2*[.C304]^4+[.$I$28]*[.A304]^3*[.C304]^4+[.$I$29]*[.A304]^4*[.C304]^4" office:value-type="float" office:value="166.441564559651">
            <text:p>166.44</text:p>
          </table:table-cell>
          <table:table-cell table:number-columns-repeated="8"/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17.5">
            <text:p>17.5</text:p>
          </table:table-cell>
          <table:table-cell table:formula="of:=1.01325*[.B305]" office:value-type="float" office:value="17.731875">
            <text:p>17.731875</text:p>
          </table:table-cell>
          <table:table-cell table:style-name="ce41" office:value-type="float" office:value="166.51">
            <text:p>166.51</text:p>
          </table:table-cell>
          <table:table-cell/>
          <table:table-cell table:style-name="ce41" table:formula="of:=[.$I$5]+[.$I$6]*[.A305]+[.$I$7]*[.A305]^2+[.$I$8]*[.A305]^3+[.$I$9]*[.A305]^4+[.$I$10]*[.C305]+[.$I$11]*[.A305]*[.C305]+[.$I$12]*[.A305]^2*[.C305]+[.$I$13]*[.A305]^3*[.C305]+[.$I$14]*[.A305]^4*[.C305]+[.$I$15]*[.C305]^2+[.$I$16]*[.A305]*[.C305]^2+[.$I$17]*[.A305]^2*[.C305]^2+[.$I$18]*[.A305]^3*[.C305]^2+[.$I$19]*[.A305]^4*[.C305]^2+[.$I$20]*[.C305]^3+[.$I$21]*[.A305]*[.C305]^3+[.$I$22]*[.A305]^2*[.C305]^3+[.$I$23]*[.A305]^3*[.C305]^3+[.$I$24]*[.A305]^4*[.C305]^3+[.$I$25]*[.C305]^4+[.$I$26]*[.A305]*[.C305]^4+[.$I$27]*[.A305]^2*[.C305]^4+[.$I$28]*[.A305]^3*[.C305]^4+[.$I$29]*[.A305]^4*[.C305]^4" office:value-type="float" office:value="166.481562799728">
            <text:p>166.48</text:p>
          </table:table-cell>
          <table:table-cell table:number-columns-repeated="8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7.5">
            <text:p>17.5</text:p>
          </table:table-cell>
          <table:table-cell table:formula="of:=1.01325*[.B306]" office:value-type="float" office:value="17.731875">
            <text:p>17.731875</text:p>
          </table:table-cell>
          <table:table-cell table:style-name="ce41" office:value-type="float" office:value="166.56">
            <text:p>166.56</text:p>
          </table:table-cell>
          <table:table-cell/>
          <table:table-cell table:style-name="ce41" table:formula="of:=[.$I$5]+[.$I$6]*[.A306]+[.$I$7]*[.A306]^2+[.$I$8]*[.A306]^3+[.$I$9]*[.A306]^4+[.$I$10]*[.C306]+[.$I$11]*[.A306]*[.C306]+[.$I$12]*[.A306]^2*[.C306]+[.$I$13]*[.A306]^3*[.C306]+[.$I$14]*[.A306]^4*[.C306]+[.$I$15]*[.C306]^2+[.$I$16]*[.A306]*[.C306]^2+[.$I$17]*[.A306]^2*[.C306]^2+[.$I$18]*[.A306]^3*[.C306]^2+[.$I$19]*[.A306]^4*[.C306]^2+[.$I$20]*[.C306]^3+[.$I$21]*[.A306]*[.C306]^3+[.$I$22]*[.A306]^2*[.C306]^3+[.$I$23]*[.A306]^3*[.C306]^3+[.$I$24]*[.A306]^4*[.C306]^3+[.$I$25]*[.C306]^4+[.$I$26]*[.A306]*[.C306]^4+[.$I$27]*[.A306]^2*[.C306]^4+[.$I$28]*[.A306]^3*[.C306]^4+[.$I$29]*[.A306]^4*[.C306]^4" office:value-type="float" office:value="166.533024219087">
            <text:p>166.53</text:p>
          </table:table-cell>
          <table:table-cell table:number-columns-repeated="8"/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17.5">
            <text:p>17.5</text:p>
          </table:table-cell>
          <table:table-cell table:formula="of:=1.01325*[.B307]" office:value-type="float" office:value="17.731875">
            <text:p>17.731875</text:p>
          </table:table-cell>
          <table:table-cell table:style-name="ce41" office:value-type="float" office:value="166.63">
            <text:p>166.63</text:p>
          </table:table-cell>
          <table:table-cell/>
          <table:table-cell table:style-name="ce41" table:formula="of:=[.$I$5]+[.$I$6]*[.A307]+[.$I$7]*[.A307]^2+[.$I$8]*[.A307]^3+[.$I$9]*[.A307]^4+[.$I$10]*[.C307]+[.$I$11]*[.A307]*[.C307]+[.$I$12]*[.A307]^2*[.C307]+[.$I$13]*[.A307]^3*[.C307]+[.$I$14]*[.A307]^4*[.C307]+[.$I$15]*[.C307]^2+[.$I$16]*[.A307]*[.C307]^2+[.$I$17]*[.A307]^2*[.C307]^2+[.$I$18]*[.A307]^3*[.C307]^2+[.$I$19]*[.A307]^4*[.C307]^2+[.$I$20]*[.C307]^3+[.$I$21]*[.A307]*[.C307]^3+[.$I$22]*[.A307]^2*[.C307]^3+[.$I$23]*[.A307]^3*[.C307]^3+[.$I$24]*[.A307]^4*[.C307]^3+[.$I$25]*[.C307]^4+[.$I$26]*[.A307]*[.C307]^4+[.$I$27]*[.A307]^2*[.C307]^4+[.$I$28]*[.A307]^3*[.C307]^4+[.$I$29]*[.A307]^4*[.C307]^4" office:value-type="float" office:value="166.597965554983">
            <text:p>166.60</text:p>
          </table:table-cell>
          <table:table-cell table:number-columns-repeated="8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17.5">
            <text:p>17.5</text:p>
          </table:table-cell>
          <table:table-cell table:formula="of:=1.01325*[.B308]" office:value-type="float" office:value="17.731875">
            <text:p>17.731875</text:p>
          </table:table-cell>
          <table:table-cell table:style-name="ce41" office:value-type="float" office:value="166.7">
            <text:p>166.70</text:p>
          </table:table-cell>
          <table:table-cell/>
          <table:table-cell table:style-name="ce41" table:formula="of:=[.$I$5]+[.$I$6]*[.A308]+[.$I$7]*[.A308]^2+[.$I$8]*[.A308]^3+[.$I$9]*[.A308]^4+[.$I$10]*[.C308]+[.$I$11]*[.A308]*[.C308]+[.$I$12]*[.A308]^2*[.C308]+[.$I$13]*[.A308]^3*[.C308]+[.$I$14]*[.A308]^4*[.C308]+[.$I$15]*[.C308]^2+[.$I$16]*[.A308]*[.C308]^2+[.$I$17]*[.A308]^2*[.C308]^2+[.$I$18]*[.A308]^3*[.C308]^2+[.$I$19]*[.A308]^4*[.C308]^2+[.$I$20]*[.C308]^3+[.$I$21]*[.A308]*[.C308]^3+[.$I$22]*[.A308]^2*[.C308]^3+[.$I$23]*[.A308]^3*[.C308]^3+[.$I$24]*[.A308]^4*[.C308]^3+[.$I$25]*[.C308]^4+[.$I$26]*[.A308]*[.C308]^4+[.$I$27]*[.A308]^2*[.C308]^4+[.$I$28]*[.A308]^3*[.C308]^4+[.$I$29]*[.A308]^4*[.C308]^4" office:value-type="float" office:value="166.678557683524">
            <text:p>166.68</text:p>
          </table:table-cell>
          <table:table-cell table:number-columns-repeated="8"/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17.5">
            <text:p>17.5</text:p>
          </table:table-cell>
          <table:table-cell table:formula="of:=1.01325*[.B309]" office:value-type="float" office:value="17.731875">
            <text:p>17.731875</text:p>
          </table:table-cell>
          <table:table-cell table:style-name="ce41" office:value-type="float" office:value="166.8">
            <text:p>166.80</text:p>
          </table:table-cell>
          <table:table-cell/>
          <table:table-cell table:style-name="ce41" table:formula="of:=[.$I$5]+[.$I$6]*[.A309]+[.$I$7]*[.A309]^2+[.$I$8]*[.A309]^3+[.$I$9]*[.A309]^4+[.$I$10]*[.C309]+[.$I$11]*[.A309]*[.C309]+[.$I$12]*[.A309]^2*[.C309]+[.$I$13]*[.A309]^3*[.C309]+[.$I$14]*[.A309]^4*[.C309]+[.$I$15]*[.C309]^2+[.$I$16]*[.A309]*[.C309]^2+[.$I$17]*[.A309]^2*[.C309]^2+[.$I$18]*[.A309]^3*[.C309]^2+[.$I$19]*[.A309]^4*[.C309]^2+[.$I$20]*[.C309]^3+[.$I$21]*[.A309]*[.C309]^3+[.$I$22]*[.A309]^2*[.C309]^3+[.$I$23]*[.A309]^3*[.C309]^3+[.$I$24]*[.A309]^4*[.C309]^3+[.$I$25]*[.C309]^4+[.$I$26]*[.A309]*[.C309]^4+[.$I$27]*[.A309]^2*[.C309]^4+[.$I$28]*[.A309]^3*[.C309]^4+[.$I$29]*[.A309]^4*[.C309]^4" office:value-type="float" office:value="166.777125619673">
            <text:p>166.78</text:p>
          </table:table-cell>
          <table:table-cell table:number-columns-repeated="8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17.5">
            <text:p>17.5</text:p>
          </table:table-cell>
          <table:table-cell table:formula="of:=1.01325*[.B310]" office:value-type="float" office:value="17.731875">
            <text:p>17.731875</text:p>
          </table:table-cell>
          <table:table-cell table:style-name="ce41" office:value-type="float" office:value="166.91">
            <text:p>166.91</text:p>
          </table:table-cell>
          <table:table-cell/>
          <table:table-cell table:style-name="ce41" table:formula="of:=[.$I$5]+[.$I$6]*[.A310]+[.$I$7]*[.A310]^2+[.$I$8]*[.A310]^3+[.$I$9]*[.A310]^4+[.$I$10]*[.C310]+[.$I$11]*[.A310]*[.C310]+[.$I$12]*[.A310]^2*[.C310]+[.$I$13]*[.A310]^3*[.C310]+[.$I$14]*[.A310]^4*[.C310]+[.$I$15]*[.C310]^2+[.$I$16]*[.A310]*[.C310]^2+[.$I$17]*[.A310]^2*[.C310]^2+[.$I$18]*[.A310]^3*[.C310]^2+[.$I$19]*[.A310]^4*[.C310]^2+[.$I$20]*[.C310]^3+[.$I$21]*[.A310]*[.C310]^3+[.$I$22]*[.A310]^2*[.C310]^3+[.$I$23]*[.A310]^3*[.C310]^3+[.$I$24]*[.A310]^4*[.C310]^3+[.$I$25]*[.C310]^4+[.$I$26]*[.A310]*[.C310]^4+[.$I$27]*[.A310]^2*[.C310]^4+[.$I$28]*[.A310]^3*[.C310]^4+[.$I$29]*[.A310]^4*[.C310]^4" office:value-type="float" office:value="166.896148517248">
            <text:p>166.90</text:p>
          </table:table-cell>
          <table:table-cell table:number-columns-repeated="8"/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17.5">
            <text:p>17.5</text:p>
          </table:table-cell>
          <table:table-cell table:formula="of:=1.01325*[.B311]" office:value-type="float" office:value="17.731875">
            <text:p>17.731875</text:p>
          </table:table-cell>
          <table:table-cell table:style-name="ce41" office:value-type="float" office:value="167.04">
            <text:p>167.04</text:p>
          </table:table-cell>
          <table:table-cell/>
          <table:table-cell table:style-name="ce41" table:formula="of:=[.$I$5]+[.$I$6]*[.A311]+[.$I$7]*[.A311]^2+[.$I$8]*[.A311]^3+[.$I$9]*[.A311]^4+[.$I$10]*[.C311]+[.$I$11]*[.A311]*[.C311]+[.$I$12]*[.A311]^2*[.C311]+[.$I$13]*[.A311]^3*[.C311]+[.$I$14]*[.A311]^4*[.C311]+[.$I$15]*[.C311]^2+[.$I$16]*[.A311]*[.C311]^2+[.$I$17]*[.A311]^2*[.C311]^2+[.$I$18]*[.A311]^3*[.C311]^2+[.$I$19]*[.A311]^4*[.C311]^2+[.$I$20]*[.C311]^3+[.$I$21]*[.A311]*[.C311]^3+[.$I$22]*[.A311]^2*[.C311]^3+[.$I$23]*[.A311]^3*[.C311]^3+[.$I$24]*[.A311]^4*[.C311]^3+[.$I$25]*[.C311]^4+[.$I$26]*[.A311]*[.C311]^4+[.$I$27]*[.A311]^2*[.C311]^4+[.$I$28]*[.A311]^3*[.C311]^4+[.$I$29]*[.A311]^4*[.C311]^4" office:value-type="float" office:value="167.038259668922">
            <text:p>167.04</text:p>
          </table:table-cell>
          <table:table-cell table:number-columns-repeated="8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17.5">
            <text:p>17.5</text:p>
          </table:table-cell>
          <table:table-cell table:formula="of:=1.01325*[.B312]" office:value-type="float" office:value="17.731875">
            <text:p>17.731875</text:p>
          </table:table-cell>
          <table:table-cell table:style-name="ce41" office:value-type="float" office:value="167.19">
            <text:p>167.19</text:p>
          </table:table-cell>
          <table:table-cell/>
          <table:table-cell table:style-name="ce41" table:formula="of:=[.$I$5]+[.$I$6]*[.A312]+[.$I$7]*[.A312]^2+[.$I$8]*[.A312]^3+[.$I$9]*[.A312]^4+[.$I$10]*[.C312]+[.$I$11]*[.A312]*[.C312]+[.$I$12]*[.A312]^2*[.C312]+[.$I$13]*[.A312]^3*[.C312]+[.$I$14]*[.A312]^4*[.C312]+[.$I$15]*[.C312]^2+[.$I$16]*[.A312]*[.C312]^2+[.$I$17]*[.A312]^2*[.C312]^2+[.$I$18]*[.A312]^3*[.C312]^2+[.$I$19]*[.A312]^4*[.C312]^2+[.$I$20]*[.C312]^3+[.$I$21]*[.A312]*[.C312]^3+[.$I$22]*[.A312]^2*[.C312]^3+[.$I$23]*[.A312]^3*[.C312]^3+[.$I$24]*[.A312]^4*[.C312]^3+[.$I$25]*[.C312]^4+[.$I$26]*[.A312]*[.C312]^4+[.$I$27]*[.A312]^2*[.C312]^4+[.$I$28]*[.A312]^3*[.C312]^4+[.$I$29]*[.A312]^4*[.C312]^4" office:value-type="float" office:value="167.206246506222">
            <text:p>167.21</text:p>
          </table:table-cell>
          <table:table-cell table:number-columns-repeated="8"/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17.5">
            <text:p>17.5</text:p>
          </table:table-cell>
          <table:table-cell table:formula="of:=1.01325*[.B313]" office:value-type="float" office:value="17.731875">
            <text:p>17.731875</text:p>
          </table:table-cell>
          <table:table-cell table:style-name="ce41" office:value-type="float" office:value="167.38">
            <text:p>167.38</text:p>
          </table:table-cell>
          <table:table-cell/>
          <table:table-cell table:style-name="ce41" table:formula="of:=[.$I$5]+[.$I$6]*[.A313]+[.$I$7]*[.A313]^2+[.$I$8]*[.A313]^3+[.$I$9]*[.A313]^4+[.$I$10]*[.C313]+[.$I$11]*[.A313]*[.C313]+[.$I$12]*[.A313]^2*[.C313]+[.$I$13]*[.A313]^3*[.C313]+[.$I$14]*[.A313]^4*[.C313]+[.$I$15]*[.C313]^2+[.$I$16]*[.A313]*[.C313]^2+[.$I$17]*[.A313]^2*[.C313]^2+[.$I$18]*[.A313]^3*[.C313]^2+[.$I$19]*[.A313]^4*[.C313]^2+[.$I$20]*[.C313]^3+[.$I$21]*[.A313]*[.C313]^3+[.$I$22]*[.A313]^2*[.C313]^3+[.$I$23]*[.A313]^3*[.C313]^3+[.$I$24]*[.A313]^4*[.C313]^3+[.$I$25]*[.C313]^4+[.$I$26]*[.A313]*[.C313]^4+[.$I$27]*[.A313]^2*[.C313]^4+[.$I$28]*[.A313]^3*[.C313]^4+[.$I$29]*[.A313]^4*[.C313]^4" office:value-type="float" office:value="167.40305059953">
            <text:p>167.40</text:p>
          </table:table-cell>
          <table:table-cell table:number-columns-repeated="8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7.5">
            <text:p>17.5</text:p>
          </table:table-cell>
          <table:table-cell table:formula="of:=1.01325*[.B314]" office:value-type="float" office:value="17.731875">
            <text:p>17.731875</text:p>
          </table:table-cell>
          <table:table-cell table:style-name="ce41" office:value-type="float" office:value="167.6">
            <text:p>167.60</text:p>
          </table:table-cell>
          <table:table-cell/>
          <table:table-cell table:style-name="ce41" table:formula="of:=[.$I$5]+[.$I$6]*[.A314]+[.$I$7]*[.A314]^2+[.$I$8]*[.A314]^3+[.$I$9]*[.A314]^4+[.$I$10]*[.C314]+[.$I$11]*[.A314]*[.C314]+[.$I$12]*[.A314]^2*[.C314]+[.$I$13]*[.A314]^3*[.C314]+[.$I$14]*[.A314]^4*[.C314]+[.$I$15]*[.C314]^2+[.$I$16]*[.A314]*[.C314]^2+[.$I$17]*[.A314]^2*[.C314]^2+[.$I$18]*[.A314]^3*[.C314]^2+[.$I$19]*[.A314]^4*[.C314]^2+[.$I$20]*[.C314]^3+[.$I$21]*[.A314]*[.C314]^3+[.$I$22]*[.A314]^2*[.C314]^3+[.$I$23]*[.A314]^3*[.C314]^3+[.$I$24]*[.A314]^4*[.C314]^3+[.$I$25]*[.C314]^4+[.$I$26]*[.A314]*[.C314]^4+[.$I$27]*[.A314]^2*[.C314]^4+[.$I$28]*[.A314]^3*[.C314]^4+[.$I$29]*[.A314]^4*[.C314]^4" office:value-type="float" office:value="167.631767658083">
            <text:p>167.63</text:p>
          </table:table-cell>
          <table:table-cell table:number-columns-repeated="8"/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17.5">
            <text:p>17.5</text:p>
          </table:table-cell>
          <table:table-cell table:formula="of:=1.01325*[.B315]" office:value-type="float" office:value="17.731875">
            <text:p>17.731875</text:p>
          </table:table-cell>
          <table:table-cell table:style-name="ce41" office:value-type="float" office:value="167.86">
            <text:p>167.86</text:p>
          </table:table-cell>
          <table:table-cell/>
          <table:table-cell table:style-name="ce41" table:formula="of:=[.$I$5]+[.$I$6]*[.A315]+[.$I$7]*[.A315]^2+[.$I$8]*[.A315]^3+[.$I$9]*[.A315]^4+[.$I$10]*[.C315]+[.$I$11]*[.A315]*[.C315]+[.$I$12]*[.A315]^2*[.C315]+[.$I$13]*[.A315]^3*[.C315]+[.$I$14]*[.A315]^4*[.C315]+[.$I$15]*[.C315]^2+[.$I$16]*[.A315]*[.C315]^2+[.$I$17]*[.A315]^2*[.C315]^2+[.$I$18]*[.A315]^3*[.C315]^2+[.$I$19]*[.A315]^4*[.C315]^2+[.$I$20]*[.C315]^3+[.$I$21]*[.A315]*[.C315]^3+[.$I$22]*[.A315]^2*[.C315]^3+[.$I$23]*[.A315]^3*[.C315]^3+[.$I$24]*[.A315]^4*[.C315]^3+[.$I$25]*[.C315]^4+[.$I$26]*[.A315]*[.C315]^4+[.$I$27]*[.A315]^2*[.C315]^4+[.$I$28]*[.A315]^3*[.C315]^4+[.$I$29]*[.A315]^4*[.C315]^4" office:value-type="float" office:value="167.895647529972">
            <text:p>167.90</text:p>
          </table:table-cell>
          <table:table-cell table:number-columns-repeated="8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17.5">
            <text:p>17.5</text:p>
          </table:table-cell>
          <table:table-cell table:formula="of:=1.01325*[.B316]" office:value-type="float" office:value="17.731875">
            <text:p>17.731875</text:p>
          </table:table-cell>
          <table:table-cell table:style-name="ce41" office:value-type="float" office:value="168.18">
            <text:p>168.18</text:p>
          </table:table-cell>
          <table:table-cell/>
          <table:table-cell table:style-name="ce41" table:formula="of:=[.$I$5]+[.$I$6]*[.A316]+[.$I$7]*[.A316]^2+[.$I$8]*[.A316]^3+[.$I$9]*[.A316]^4+[.$I$10]*[.C316]+[.$I$11]*[.A316]*[.C316]+[.$I$12]*[.A316]^2*[.C316]+[.$I$13]*[.A316]^3*[.C316]+[.$I$14]*[.A316]^4*[.C316]+[.$I$15]*[.C316]^2+[.$I$16]*[.A316]*[.C316]^2+[.$I$17]*[.A316]^2*[.C316]^2+[.$I$18]*[.A316]^3*[.C316]^2+[.$I$19]*[.A316]^4*[.C316]^2+[.$I$20]*[.C316]^3+[.$I$21]*[.A316]*[.C316]^3+[.$I$22]*[.A316]^2*[.C316]^3+[.$I$23]*[.A316]^3*[.C316]^3+[.$I$24]*[.A316]^4*[.C316]^3+[.$I$25]*[.C316]^4+[.$I$26]*[.A316]*[.C316]^4+[.$I$27]*[.A316]^2*[.C316]^4+[.$I$28]*[.A316]^3*[.C316]^4+[.$I$29]*[.A316]^4*[.C316]^4" office:value-type="float" office:value="168.198094202143">
            <text:p>168.20</text:p>
          </table:table-cell>
          <table:table-cell table:number-columns-repeated="8"/>
        </table:table-row>
        <table:table-row table:style-name="ro1">
          <table:table-cell office:value-type="float" office:value="1.9">
            <text:p>1.90</text:p>
          </table:table-cell>
          <table:table-cell office:value-type="float" office:value="17.5">
            <text:p>17.5</text:p>
          </table:table-cell>
          <table:table-cell table:formula="of:=1.01325*[.B317]" office:value-type="float" office:value="17.731875">
            <text:p>17.731875</text:p>
          </table:table-cell>
          <table:table-cell table:style-name="ce41" office:value-type="float" office:value="168.6">
            <text:p>168.60</text:p>
          </table:table-cell>
          <table:table-cell/>
          <table:table-cell table:style-name="ce41" table:formula="of:=[.$I$5]+[.$I$6]*[.A317]+[.$I$7]*[.A317]^2+[.$I$8]*[.A317]^3+[.$I$9]*[.A317]^4+[.$I$10]*[.C317]+[.$I$11]*[.A317]*[.C317]+[.$I$12]*[.A317]^2*[.C317]+[.$I$13]*[.A317]^3*[.C317]+[.$I$14]*[.A317]^4*[.C317]+[.$I$15]*[.C317]^2+[.$I$16]*[.A317]*[.C317]^2+[.$I$17]*[.A317]^2*[.C317]^2+[.$I$18]*[.A317]^3*[.C317]^2+[.$I$19]*[.A317]^4*[.C317]^2+[.$I$20]*[.C317]^3+[.$I$21]*[.A317]*[.C317]^3+[.$I$22]*[.A317]^2*[.C317]^3+[.$I$23]*[.A317]^3*[.C317]^3+[.$I$24]*[.A317]^4*[.C317]^3+[.$I$25]*[.C317]^4+[.$I$26]*[.A317]*[.C317]^4+[.$I$27]*[.A317]^2*[.C317]^4+[.$I$28]*[.A317]^3*[.C317]^4+[.$I$29]*[.A317]^4*[.C317]^4" office:value-type="float" office:value="168.542665800398">
            <text:p>168.54</text:p>
          </table:table-cell>
          <table:table-cell table:number-columns-repeated="8"/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20">
            <text:p>20</text:p>
          </table:table-cell>
          <table:table-cell table:formula="of:=1.01325*[.B318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18]+[.$I$7]*[.A318]^2+[.$I$8]*[.A318]^3+[.$I$9]*[.A318]^4+[.$I$10]*[.C318]+[.$I$11]*[.A318]*[.C318]+[.$I$12]*[.A318]^2*[.C318]+[.$I$13]*[.A318]^3*[.C318]+[.$I$14]*[.A318]^4*[.C318]+[.$I$15]*[.C318]^2+[.$I$16]*[.A318]*[.C318]^2+[.$I$17]*[.A318]^2*[.C318]^2+[.$I$18]*[.A318]^3*[.C318]^2+[.$I$19]*[.A318]^4*[.C318]^2+[.$I$20]*[.C318]^3+[.$I$21]*[.A318]*[.C318]^3+[.$I$22]*[.A318]^2*[.C318]^3+[.$I$23]*[.A318]^3*[.C318]^3+[.$I$24]*[.A318]^4*[.C318]^3+[.$I$25]*[.C318]^4+[.$I$26]*[.A318]*[.C318]^4+[.$I$27]*[.A318]^2*[.C318]^4+[.$I$28]*[.A318]^3*[.C318]^4+[.$I$29]*[.A318]^4*[.C318]^4" office:value-type="float" office:value="168.526309529955">
            <text:p>168.53</text:p>
          </table:table-cell>
          <table:table-cell table:number-columns-repeated="8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table:formula="of:=1.01325*[.B319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19]+[.$I$7]*[.A319]^2+[.$I$8]*[.A319]^3+[.$I$9]*[.A319]^4+[.$I$10]*[.C319]+[.$I$11]*[.A319]*[.C319]+[.$I$12]*[.A319]^2*[.C319]+[.$I$13]*[.A319]^3*[.C319]+[.$I$14]*[.A319]^4*[.C319]+[.$I$15]*[.C319]^2+[.$I$16]*[.A319]*[.C319]^2+[.$I$17]*[.A319]^2*[.C319]^2+[.$I$18]*[.A319]^3*[.C319]^2+[.$I$19]*[.A319]^4*[.C319]^2+[.$I$20]*[.C319]^3+[.$I$21]*[.A319]*[.C319]^3+[.$I$22]*[.A319]^2*[.C319]^3+[.$I$23]*[.A319]^3*[.C319]^3+[.$I$24]*[.A319]^4*[.C319]^3+[.$I$25]*[.C319]^4+[.$I$26]*[.A319]*[.C319]^4+[.$I$27]*[.A319]^2*[.C319]^4+[.$I$28]*[.A319]^3*[.C319]^4+[.$I$29]*[.A319]^4*[.C319]^4" office:value-type="float" office:value="168.501270531112">
            <text:p>168.50</text:p>
          </table:table-cell>
          <table:table-cell table:number-columns-repeated="8"/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20">
            <text:p>20</text:p>
          </table:table-cell>
          <table:table-cell table:formula="of:=1.01325*[.B320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20]+[.$I$7]*[.A320]^2+[.$I$8]*[.A320]^3+[.$I$9]*[.A320]^4+[.$I$10]*[.C320]+[.$I$11]*[.A320]*[.C320]+[.$I$12]*[.A320]^2*[.C320]+[.$I$13]*[.A320]^3*[.C320]+[.$I$14]*[.A320]^4*[.C320]+[.$I$15]*[.C320]^2+[.$I$16]*[.A320]*[.C320]^2+[.$I$17]*[.A320]^2*[.C320]^2+[.$I$18]*[.A320]^3*[.C320]^2+[.$I$19]*[.A320]^4*[.C320]^2+[.$I$20]*[.C320]^3+[.$I$21]*[.A320]*[.C320]^3+[.$I$22]*[.A320]^2*[.C320]^3+[.$I$23]*[.A320]^3*[.C320]^3+[.$I$24]*[.A320]^4*[.C320]^3+[.$I$25]*[.C320]^4+[.$I$26]*[.A320]*[.C320]^4+[.$I$27]*[.A320]^2*[.C320]^4+[.$I$28]*[.A320]^3*[.C320]^4+[.$I$29]*[.A320]^4*[.C320]^4" office:value-type="float" office:value="168.485095945268">
            <text:p>168.49</text:p>
          </table:table-cell>
          <table:table-cell table:number-columns-repeated="8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0">
            <text:p>20</text:p>
          </table:table-cell>
          <table:table-cell table:formula="of:=1.01325*[.B321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21]+[.$I$7]*[.A321]^2+[.$I$8]*[.A321]^3+[.$I$9]*[.A321]^4+[.$I$10]*[.C321]+[.$I$11]*[.A321]*[.C321]+[.$I$12]*[.A321]^2*[.C321]+[.$I$13]*[.A321]^3*[.C321]+[.$I$14]*[.A321]^4*[.C321]+[.$I$15]*[.C321]^2+[.$I$16]*[.A321]*[.C321]^2+[.$I$17]*[.A321]^2*[.C321]^2+[.$I$18]*[.A321]^3*[.C321]^2+[.$I$19]*[.A321]^4*[.C321]^2+[.$I$20]*[.C321]^3+[.$I$21]*[.A321]*[.C321]^3+[.$I$22]*[.A321]^2*[.C321]^3+[.$I$23]*[.A321]^3*[.C321]^3+[.$I$24]*[.A321]^4*[.C321]^3+[.$I$25]*[.C321]^4+[.$I$26]*[.A321]*[.C321]^4+[.$I$27]*[.A321]^2*[.C321]^4+[.$I$28]*[.A321]^3*[.C321]^4+[.$I$29]*[.A321]^4*[.C321]^4" office:value-type="float" office:value="168.476006871733">
            <text:p>168.48</text:p>
          </table:table-cell>
          <table:table-cell table:number-columns-repeated="8"/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20">
            <text:p>20</text:p>
          </table:table-cell>
          <table:table-cell table:formula="of:=1.01325*[.B322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22]+[.$I$7]*[.A322]^2+[.$I$8]*[.A322]^3+[.$I$9]*[.A322]^4+[.$I$10]*[.C322]+[.$I$11]*[.A322]*[.C322]+[.$I$12]*[.A322]^2*[.C322]+[.$I$13]*[.A322]^3*[.C322]+[.$I$14]*[.A322]^4*[.C322]+[.$I$15]*[.C322]^2+[.$I$16]*[.A322]*[.C322]^2+[.$I$17]*[.A322]^2*[.C322]^2+[.$I$18]*[.A322]^3*[.C322]^2+[.$I$19]*[.A322]^4*[.C322]^2+[.$I$20]*[.C322]^3+[.$I$21]*[.A322]*[.C322]^3+[.$I$22]*[.A322]^2*[.C322]^3+[.$I$23]*[.A322]^3*[.C322]^3+[.$I$24]*[.A322]^4*[.C322]^3+[.$I$25]*[.C322]^4+[.$I$26]*[.A322]*[.C322]^4+[.$I$27]*[.A322]^2*[.C322]^4+[.$I$28]*[.A322]^3*[.C322]^4+[.$I$29]*[.A322]^4*[.C322]^4" office:value-type="float" office:value="168.472403560348">
            <text:p>168.47</text:p>
          </table:table-cell>
          <table:table-cell table:number-columns-repeated="8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20">
            <text:p>20</text:p>
          </table:table-cell>
          <table:table-cell table:formula="of:=1.01325*[.B323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23]+[.$I$7]*[.A323]^2+[.$I$8]*[.A323]^3+[.$I$9]*[.A323]^4+[.$I$10]*[.C323]+[.$I$11]*[.A323]*[.C323]+[.$I$12]*[.A323]^2*[.C323]+[.$I$13]*[.A323]^3*[.C323]+[.$I$14]*[.A323]^4*[.C323]+[.$I$15]*[.C323]^2+[.$I$16]*[.A323]*[.C323]^2+[.$I$17]*[.A323]^2*[.C323]^2+[.$I$18]*[.A323]^3*[.C323]^2+[.$I$19]*[.A323]^4*[.C323]^2+[.$I$20]*[.C323]^3+[.$I$21]*[.A323]*[.C323]^3+[.$I$22]*[.A323]^2*[.C323]^3+[.$I$23]*[.A323]^3*[.C323]^3+[.$I$24]*[.A323]^4*[.C323]^3+[.$I$25]*[.C323]^4+[.$I$26]*[.A323]*[.C323]^4+[.$I$27]*[.A323]^2*[.C323]^4+[.$I$28]*[.A323]^3*[.C323]^4+[.$I$29]*[.A323]^4*[.C323]^4" office:value-type="float" office:value="168.472865411487">
            <text:p>168.47</text:p>
          </table:table-cell>
          <table:table-cell table:number-columns-repeated="8"/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20">
            <text:p>20</text:p>
          </table:table-cell>
          <table:table-cell table:formula="of:=1.01325*[.B324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24]+[.$I$7]*[.A324]^2+[.$I$8]*[.A324]^3+[.$I$9]*[.A324]^4+[.$I$10]*[.C324]+[.$I$11]*[.A324]*[.C324]+[.$I$12]*[.A324]^2*[.C324]+[.$I$13]*[.A324]^3*[.C324]+[.$I$14]*[.A324]^4*[.C324]+[.$I$15]*[.C324]^2+[.$I$16]*[.A324]*[.C324]^2+[.$I$17]*[.A324]^2*[.C324]^2+[.$I$18]*[.A324]^3*[.C324]^2+[.$I$19]*[.A324]^4*[.C324]^2+[.$I$20]*[.C324]^3+[.$I$21]*[.A324]*[.C324]^3+[.$I$22]*[.A324]^2*[.C324]^3+[.$I$23]*[.A324]^3*[.C324]^3+[.$I$24]*[.A324]^4*[.C324]^3+[.$I$25]*[.C324]^4+[.$I$26]*[.A324]*[.C324]^4+[.$I$27]*[.A324]^2*[.C324]^4+[.$I$28]*[.A324]^3*[.C324]^4+[.$I$29]*[.A324]^4*[.C324]^4" office:value-type="float" office:value="168.476150976053">
            <text:p>168.48</text:p>
          </table:table-cell>
          <table:table-cell table:number-columns-repeated="8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20">
            <text:p>20</text:p>
          </table:table-cell>
          <table:table-cell table:formula="of:=1.01325*[.B325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25]+[.$I$7]*[.A325]^2+[.$I$8]*[.A325]^3+[.$I$9]*[.A325]^4+[.$I$10]*[.C325]+[.$I$11]*[.A325]*[.C325]+[.$I$12]*[.A325]^2*[.C325]+[.$I$13]*[.A325]^3*[.C325]+[.$I$14]*[.A325]^4*[.C325]+[.$I$15]*[.C325]^2+[.$I$16]*[.A325]*[.C325]^2+[.$I$17]*[.A325]^2*[.C325]^2+[.$I$18]*[.A325]^3*[.C325]^2+[.$I$19]*[.A325]^4*[.C325]^2+[.$I$20]*[.C325]^3+[.$I$21]*[.A325]*[.C325]^3+[.$I$22]*[.A325]^2*[.C325]^3+[.$I$23]*[.A325]^3*[.C325]^3+[.$I$24]*[.A325]^4*[.C325]^3+[.$I$25]*[.C325]^4+[.$I$26]*[.A325]*[.C325]^4+[.$I$27]*[.A325]^2*[.C325]^4+[.$I$28]*[.A325]^3*[.C325]^4+[.$I$29]*[.A325]^4*[.C325]^4" office:value-type="float" office:value="168.481197955477">
            <text:p>168.48</text:p>
          </table:table-cell>
          <table:table-cell table:number-columns-repeated="8"/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20">
            <text:p>20</text:p>
          </table:table-cell>
          <table:table-cell table:formula="of:=1.01325*[.B326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26]+[.$I$7]*[.A326]^2+[.$I$8]*[.A326]^3+[.$I$9]*[.A326]^4+[.$I$10]*[.C326]+[.$I$11]*[.A326]*[.C326]+[.$I$12]*[.A326]^2*[.C326]+[.$I$13]*[.A326]^3*[.C326]+[.$I$14]*[.A326]^4*[.C326]+[.$I$15]*[.C326]^2+[.$I$16]*[.A326]*[.C326]^2+[.$I$17]*[.A326]^2*[.C326]^2+[.$I$18]*[.A326]^3*[.C326]^2+[.$I$19]*[.A326]^4*[.C326]^2+[.$I$20]*[.C326]^3+[.$I$21]*[.A326]*[.C326]^3+[.$I$22]*[.A326]^2*[.C326]^3+[.$I$23]*[.A326]^3*[.C326]^3+[.$I$24]*[.A326]^4*[.C326]^3+[.$I$25]*[.C326]^4+[.$I$26]*[.A326]*[.C326]^4+[.$I$27]*[.A326]^2*[.C326]^4+[.$I$28]*[.A326]^3*[.C326]^4+[.$I$29]*[.A326]^4*[.C326]^4" office:value-type="float" office:value="168.487123201724">
            <text:p>168.49</text:p>
          </table:table-cell>
          <table:table-cell table:number-columns-repeated="8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20">
            <text:p>20</text:p>
          </table:table-cell>
          <table:table-cell table:formula="of:=1.01325*[.B327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27]+[.$I$7]*[.A327]^2+[.$I$8]*[.A327]^3+[.$I$9]*[.A327]^4+[.$I$10]*[.C327]+[.$I$11]*[.A327]*[.C327]+[.$I$12]*[.A327]^2*[.C327]+[.$I$13]*[.A327]^3*[.C327]+[.$I$14]*[.A327]^4*[.C327]+[.$I$15]*[.C327]^2+[.$I$16]*[.A327]*[.C327]^2+[.$I$17]*[.A327]^2*[.C327]^2+[.$I$18]*[.A327]^3*[.C327]^2+[.$I$19]*[.A327]^4*[.C327]^2+[.$I$20]*[.C327]^3+[.$I$21]*[.A327]*[.C327]^3+[.$I$22]*[.A327]^2*[.C327]^3+[.$I$23]*[.A327]^3*[.C327]^3+[.$I$24]*[.A327]^4*[.C327]^3+[.$I$25]*[.C327]^4+[.$I$26]*[.A327]*[.C327]^4+[.$I$27]*[.A327]^2*[.C327]^4+[.$I$28]*[.A327]^3*[.C327]^4+[.$I$29]*[.A327]^4*[.C327]^4" office:value-type="float" office:value="168.493222717287">
            <text:p>168.49</text:p>
          </table:table-cell>
          <table:table-cell table:number-columns-repeated="8"/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20">
            <text:p>20</text:p>
          </table:table-cell>
          <table:table-cell table:formula="of:=1.01325*[.B328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28]+[.$I$7]*[.A328]^2+[.$I$8]*[.A328]^3+[.$I$9]*[.A328]^4+[.$I$10]*[.C328]+[.$I$11]*[.A328]*[.C328]+[.$I$12]*[.A328]^2*[.C328]+[.$I$13]*[.A328]^3*[.C328]+[.$I$14]*[.A328]^4*[.C328]+[.$I$15]*[.C328]^2+[.$I$16]*[.A328]*[.C328]^2+[.$I$17]*[.A328]^2*[.C328]^2+[.$I$18]*[.A328]^3*[.C328]^2+[.$I$19]*[.A328]^4*[.C328]^2+[.$I$20]*[.C328]^3+[.$I$21]*[.A328]*[.C328]^3+[.$I$22]*[.A328]^2*[.C328]^3+[.$I$23]*[.A328]^3*[.C328]^3+[.$I$24]*[.A328]^4*[.C328]^3+[.$I$25]*[.C328]^4+[.$I$26]*[.A328]*[.C328]^4+[.$I$27]*[.A328]^2*[.C328]^4+[.$I$28]*[.A328]^3*[.C328]^4+[.$I$29]*[.A328]^4*[.C328]^4" office:value-type="float" office:value="168.498971655191">
            <text:p>168.50</text:p>
          </table:table-cell>
          <table:table-cell table:number-columns-repeated="8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20">
            <text:p>20</text:p>
          </table:table-cell>
          <table:table-cell table:formula="of:=1.01325*[.B329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29]+[.$I$7]*[.A329]^2+[.$I$8]*[.A329]^3+[.$I$9]*[.A329]^4+[.$I$10]*[.C329]+[.$I$11]*[.A329]*[.C329]+[.$I$12]*[.A329]^2*[.C329]+[.$I$13]*[.A329]^3*[.C329]+[.$I$14]*[.A329]^4*[.C329]+[.$I$15]*[.C329]^2+[.$I$16]*[.A329]*[.C329]^2+[.$I$17]*[.A329]^2*[.C329]^2+[.$I$18]*[.A329]^3*[.C329]^2+[.$I$19]*[.A329]^4*[.C329]^2+[.$I$20]*[.C329]^3+[.$I$21]*[.A329]*[.C329]^3+[.$I$22]*[.A329]^2*[.C329]^3+[.$I$23]*[.A329]^3*[.C329]^3+[.$I$24]*[.A329]^4*[.C329]^3+[.$I$25]*[.C329]^4+[.$I$26]*[.A329]*[.C329]^4+[.$I$27]*[.A329]^2*[.C329]^4+[.$I$28]*[.A329]^3*[.C329]^4+[.$I$29]*[.A329]^4*[.C329]^4" office:value-type="float" office:value="168.50402431899">
            <text:p>168.50</text:p>
          </table:table-cell>
          <table:table-cell table:number-columns-repeated="8"/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20">
            <text:p>20</text:p>
          </table:table-cell>
          <table:table-cell table:formula="of:=1.01325*[.B330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30]+[.$I$7]*[.A330]^2+[.$I$8]*[.A330]^3+[.$I$9]*[.A330]^4+[.$I$10]*[.C330]+[.$I$11]*[.A330]*[.C330]+[.$I$12]*[.A330]^2*[.C330]+[.$I$13]*[.A330]^3*[.C330]+[.$I$14]*[.A330]^4*[.C330]+[.$I$15]*[.C330]^2+[.$I$16]*[.A330]*[.C330]^2+[.$I$17]*[.A330]^2*[.C330]^2+[.$I$18]*[.A330]^3*[.C330]^2+[.$I$19]*[.A330]^4*[.C330]^2+[.$I$20]*[.C330]^3+[.$I$21]*[.A330]*[.C330]^3+[.$I$22]*[.A330]^2*[.C330]^3+[.$I$23]*[.A330]^3*[.C330]^3+[.$I$24]*[.A330]^4*[.C330]^3+[.$I$25]*[.C330]^4+[.$I$26]*[.A330]*[.C330]^4+[.$I$27]*[.A330]^2*[.C330]^4+[.$I$28]*[.A330]^3*[.C330]^4+[.$I$29]*[.A330]^4*[.C330]^4" office:value-type="float" office:value="168.50821416277">
            <text:p>168.51</text:p>
          </table:table-cell>
          <table:table-cell table:number-columns-repeated="8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20">
            <text:p>20</text:p>
          </table:table-cell>
          <table:table-cell table:formula="of:=1.01325*[.B331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31]+[.$I$7]*[.A331]^2+[.$I$8]*[.A331]^3+[.$I$9]*[.A331]^4+[.$I$10]*[.C331]+[.$I$11]*[.A331]*[.C331]+[.$I$12]*[.A331]^2*[.C331]+[.$I$13]*[.A331]^3*[.C331]+[.$I$14]*[.A331]^4*[.C331]+[.$I$15]*[.C331]^2+[.$I$16]*[.A331]*[.C331]^2+[.$I$17]*[.A331]^2*[.C331]^2+[.$I$18]*[.A331]^3*[.C331]^2+[.$I$19]*[.A331]^4*[.C331]^2+[.$I$20]*[.C331]^3+[.$I$21]*[.A331]*[.C331]^3+[.$I$22]*[.A331]^2*[.C331]^3+[.$I$23]*[.A331]^3*[.C331]^3+[.$I$24]*[.A331]^4*[.C331]^3+[.$I$25]*[.C331]^4+[.$I$26]*[.A331]*[.C331]^4+[.$I$27]*[.A331]^2*[.C331]^4+[.$I$28]*[.A331]^3*[.C331]^4+[.$I$29]*[.A331]^4*[.C331]^4" office:value-type="float" office:value="168.511553791144">
            <text:p>168.51</text:p>
          </table:table-cell>
          <table:table-cell table:number-columns-repeated="8"/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20">
            <text:p>20</text:p>
          </table:table-cell>
          <table:table-cell table:formula="of:=1.01325*[.B332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32]+[.$I$7]*[.A332]^2+[.$I$8]*[.A332]^3+[.$I$9]*[.A332]^4+[.$I$10]*[.C332]+[.$I$11]*[.A332]*[.C332]+[.$I$12]*[.A332]^2*[.C332]+[.$I$13]*[.A332]^3*[.C332]+[.$I$14]*[.A332]^4*[.C332]+[.$I$15]*[.C332]^2+[.$I$16]*[.A332]*[.C332]^2+[.$I$17]*[.A332]^2*[.C332]^2+[.$I$18]*[.A332]^3*[.C332]^2+[.$I$19]*[.A332]^4*[.C332]^2+[.$I$20]*[.C332]^3+[.$I$21]*[.A332]*[.C332]^3+[.$I$22]*[.A332]^2*[.C332]^3+[.$I$23]*[.A332]^3*[.C332]^3+[.$I$24]*[.A332]^4*[.C332]^3+[.$I$25]*[.C332]^4+[.$I$26]*[.A332]*[.C332]^4+[.$I$27]*[.A332]^2*[.C332]^4+[.$I$28]*[.A332]^3*[.C332]^4+[.$I$29]*[.A332]^4*[.C332]^4" office:value-type="float" office:value="168.51423495926">
            <text:p>168.51</text:p>
          </table:table-cell>
          <table:table-cell table:number-columns-repeated="8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0">
            <text:p>20</text:p>
          </table:table-cell>
          <table:table-cell table:formula="of:=1.01325*[.B333]" office:value-type="float" office:value="20.265">
            <text:p>20.265000</text:p>
          </table:table-cell>
          <table:table-cell table:style-name="ce41" office:value-type="float" office:value="168.49">
            <text:p>168.49</text:p>
          </table:table-cell>
          <table:table-cell/>
          <table:table-cell table:style-name="ce41" table:formula="of:=[.$I$5]+[.$I$6]*[.A333]+[.$I$7]*[.A333]^2+[.$I$8]*[.A333]^3+[.$I$9]*[.A333]^4+[.$I$10]*[.C333]+[.$I$11]*[.A333]*[.C333]+[.$I$12]*[.A333]^2*[.C333]+[.$I$13]*[.A333]^3*[.C333]+[.$I$14]*[.A333]^4*[.C333]+[.$I$15]*[.C333]^2+[.$I$16]*[.A333]*[.C333]^2+[.$I$17]*[.A333]^2*[.C333]^2+[.$I$18]*[.A333]^3*[.C333]^2+[.$I$19]*[.A333]^4*[.C333]^2+[.$I$20]*[.C333]^3+[.$I$21]*[.A333]*[.C333]^3+[.$I$22]*[.A333]^2*[.C333]^3+[.$I$23]*[.A333]^3*[.C333]^3+[.$I$24]*[.A333]^4*[.C333]^3+[.$I$25]*[.C333]^4+[.$I$26]*[.A333]*[.C333]^4+[.$I$27]*[.A333]^2*[.C333]^4+[.$I$28]*[.A333]^3*[.C333]^4+[.$I$29]*[.A333]^4*[.C333]^4" office:value-type="float" office:value="168.516628572793">
            <text:p>168.52</text:p>
          </table:table-cell>
          <table:table-cell table:number-columns-repeated="8"/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20">
            <text:p>20</text:p>
          </table:table-cell>
          <table:table-cell table:formula="of:=1.01325*[.B334]" office:value-type="float" office:value="20.265">
            <text:p>20.265000</text:p>
          </table:table-cell>
          <table:table-cell table:style-name="ce41" office:value-type="float" office:value="168.5">
            <text:p>168.50</text:p>
          </table:table-cell>
          <table:table-cell/>
          <table:table-cell table:style-name="ce41" table:formula="of:=[.$I$5]+[.$I$6]*[.A334]+[.$I$7]*[.A334]^2+[.$I$8]*[.A334]^3+[.$I$9]*[.A334]^4+[.$I$10]*[.C334]+[.$I$11]*[.A334]*[.C334]+[.$I$12]*[.A334]^2*[.C334]+[.$I$13]*[.A334]^3*[.C334]+[.$I$14]*[.A334]^4*[.C334]+[.$I$15]*[.C334]^2+[.$I$16]*[.A334]*[.C334]^2+[.$I$17]*[.A334]^2*[.C334]^2+[.$I$18]*[.A334]^3*[.C334]^2+[.$I$19]*[.A334]^4*[.C334]^2+[.$I$20]*[.C334]^3+[.$I$21]*[.A334]*[.C334]^3+[.$I$22]*[.A334]^2*[.C334]^3+[.$I$23]*[.A334]^3*[.C334]^3+[.$I$24]*[.A334]^4*[.C334]^3+[.$I$25]*[.C334]^4+[.$I$26]*[.A334]*[.C334]^4+[.$I$27]*[.A334]^2*[.C334]^4+[.$I$28]*[.A334]^3*[.C334]^4+[.$I$29]*[.A334]^4*[.C334]^4" office:value-type="float" office:value="168.51928468795">
            <text:p>168.52</text:p>
          </table:table-cell>
          <table:table-cell table:number-columns-repeated="8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0">
            <text:p>20</text:p>
          </table:table-cell>
          <table:table-cell table:formula="of:=1.01325*[.B335]" office:value-type="float" office:value="20.265">
            <text:p>20.265000</text:p>
          </table:table-cell>
          <table:table-cell table:style-name="ce41" office:value-type="float" office:value="168.51">
            <text:p>168.51</text:p>
          </table:table-cell>
          <table:table-cell/>
          <table:table-cell table:style-name="ce41" table:formula="of:=[.$I$5]+[.$I$6]*[.A335]+[.$I$7]*[.A335]^2+[.$I$8]*[.A335]^3+[.$I$9]*[.A335]^4+[.$I$10]*[.C335]+[.$I$11]*[.A335]*[.C335]+[.$I$12]*[.A335]^2*[.C335]+[.$I$13]*[.A335]^3*[.C335]+[.$I$14]*[.A335]^4*[.C335]+[.$I$15]*[.C335]^2+[.$I$16]*[.A335]*[.C335]^2+[.$I$17]*[.A335]^2*[.C335]^2+[.$I$18]*[.A335]^3*[.C335]^2+[.$I$19]*[.A335]^4*[.C335]^2+[.$I$20]*[.C335]^3+[.$I$21]*[.A335]*[.C335]^3+[.$I$22]*[.A335]^2*[.C335]^3+[.$I$23]*[.A335]^3*[.C335]^3+[.$I$24]*[.A335]^4*[.C335]^3+[.$I$25]*[.C335]^4+[.$I$26]*[.A335]*[.C335]^4+[.$I$27]*[.A335]^2*[.C335]^4+[.$I$28]*[.A335]^3*[.C335]^4+[.$I$29]*[.A335]^4*[.C335]^4" office:value-type="float" office:value="168.522932511467">
            <text:p>168.52</text:p>
          </table:table-cell>
          <table:table-cell table:number-columns-repeated="8"/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20">
            <text:p>20</text:p>
          </table:table-cell>
          <table:table-cell table:formula="of:=1.01325*[.B336]" office:value-type="float" office:value="20.265">
            <text:p>20.265000</text:p>
          </table:table-cell>
          <table:table-cell table:style-name="ce41" office:value-type="float" office:value="168.52">
            <text:p>168.52</text:p>
          </table:table-cell>
          <table:table-cell/>
          <table:table-cell table:style-name="ce41" table:formula="of:=[.$I$5]+[.$I$6]*[.A336]+[.$I$7]*[.A336]^2+[.$I$8]*[.A336]^3+[.$I$9]*[.A336]^4+[.$I$10]*[.C336]+[.$I$11]*[.A336]*[.C336]+[.$I$12]*[.A336]^2*[.C336]+[.$I$13]*[.A336]^3*[.C336]+[.$I$14]*[.A336]^4*[.C336]+[.$I$15]*[.C336]^2+[.$I$16]*[.A336]*[.C336]^2+[.$I$17]*[.A336]^2*[.C336]^2+[.$I$18]*[.A336]^3*[.C336]^2+[.$I$19]*[.A336]^4*[.C336]^2+[.$I$20]*[.C336]^3+[.$I$21]*[.A336]*[.C336]^3+[.$I$22]*[.A336]^2*[.C336]^3+[.$I$23]*[.A336]^3*[.C336]^3+[.$I$24]*[.A336]^4*[.C336]^3+[.$I$25]*[.C336]^4+[.$I$26]*[.A336]*[.C336]^4+[.$I$27]*[.A336]^2*[.C336]^4+[.$I$28]*[.A336]^3*[.C336]^4+[.$I$29]*[.A336]^4*[.C336]^4" office:value-type="float" office:value="168.528480400612">
            <text:p>168.53</text:p>
          </table:table-cell>
          <table:table-cell table:number-columns-repeated="8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20">
            <text:p>20</text:p>
          </table:table-cell>
          <table:table-cell table:formula="of:=1.01325*[.B337]" office:value-type="float" office:value="20.265">
            <text:p>20.265000</text:p>
          </table:table-cell>
          <table:table-cell table:style-name="ce41" office:value-type="float" office:value="168.53">
            <text:p>168.53</text:p>
          </table:table-cell>
          <table:table-cell/>
          <table:table-cell table:style-name="ce41" table:formula="of:=[.$I$5]+[.$I$6]*[.A337]+[.$I$7]*[.A337]^2+[.$I$8]*[.A337]^3+[.$I$9]*[.A337]^4+[.$I$10]*[.C337]+[.$I$11]*[.A337]*[.C337]+[.$I$12]*[.A337]^2*[.C337]+[.$I$13]*[.A337]^3*[.C337]+[.$I$14]*[.A337]^4*[.C337]+[.$I$15]*[.C337]^2+[.$I$16]*[.A337]*[.C337]^2+[.$I$17]*[.A337]^2*[.C337]^2+[.$I$18]*[.A337]^3*[.C337]^2+[.$I$19]*[.A337]^4*[.C337]^2+[.$I$20]*[.C337]^3+[.$I$21]*[.A337]*[.C337]^3+[.$I$22]*[.A337]^2*[.C337]^3+[.$I$23]*[.A337]^3*[.C337]^3+[.$I$24]*[.A337]^4*[.C337]^3+[.$I$25]*[.C337]^4+[.$I$26]*[.A337]*[.C337]^4+[.$I$27]*[.A337]^2*[.C337]^4+[.$I$28]*[.A337]^3*[.C337]^4+[.$I$29]*[.A337]^4*[.C337]^4" office:value-type="float" office:value="168.537015863182">
            <text:p>168.54</text:p>
          </table:table-cell>
          <table:table-cell table:number-columns-repeated="8"/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20">
            <text:p>20</text:p>
          </table:table-cell>
          <table:table-cell table:formula="of:=1.01325*[.B338]" office:value-type="float" office:value="20.265">
            <text:p>20.265000</text:p>
          </table:table-cell>
          <table:table-cell table:style-name="ce41" office:value-type="float" office:value="168.55">
            <text:p>168.55</text:p>
          </table:table-cell>
          <table:table-cell/>
          <table:table-cell table:style-name="ce41" table:formula="of:=[.$I$5]+[.$I$6]*[.A338]+[.$I$7]*[.A338]^2+[.$I$8]*[.A338]^3+[.$I$9]*[.A338]^4+[.$I$10]*[.C338]+[.$I$11]*[.A338]*[.C338]+[.$I$12]*[.A338]^2*[.C338]+[.$I$13]*[.A338]^3*[.C338]+[.$I$14]*[.A338]^4*[.C338]+[.$I$15]*[.C338]^2+[.$I$16]*[.A338]*[.C338]^2+[.$I$17]*[.A338]^2*[.C338]^2+[.$I$18]*[.A338]^3*[.C338]^2+[.$I$19]*[.A338]^4*[.C338]^2+[.$I$20]*[.C338]^3+[.$I$21]*[.A338]*[.C338]^3+[.$I$22]*[.A338]^2*[.C338]^3+[.$I$23]*[.A338]^3*[.C338]^3+[.$I$24]*[.A338]^4*[.C338]^3+[.$I$25]*[.C338]^4+[.$I$26]*[.A338]*[.C338]^4+[.$I$27]*[.A338]^2*[.C338]^4+[.$I$28]*[.A338]^3*[.C338]^4+[.$I$29]*[.A338]^4*[.C338]^4" office:value-type="float" office:value="168.549805557506">
            <text:p>168.55</text:p>
          </table:table-cell>
          <table:table-cell table:number-columns-repeated="8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20">
            <text:p>20</text:p>
          </table:table-cell>
          <table:table-cell table:formula="of:=1.01325*[.B339]" office:value-type="float" office:value="20.265">
            <text:p>20.265000</text:p>
          </table:table-cell>
          <table:table-cell table:style-name="ce41" office:value-type="float" office:value="168.58">
            <text:p>168.58</text:p>
          </table:table-cell>
          <table:table-cell/>
          <table:table-cell table:style-name="ce41" table:formula="of:=[.$I$5]+[.$I$6]*[.A339]+[.$I$7]*[.A339]^2+[.$I$8]*[.A339]^3+[.$I$9]*[.A339]^4+[.$I$10]*[.C339]+[.$I$11]*[.A339]*[.C339]+[.$I$12]*[.A339]^2*[.C339]+[.$I$13]*[.A339]^3*[.C339]+[.$I$14]*[.A339]^4*[.C339]+[.$I$15]*[.C339]^2+[.$I$16]*[.A339]*[.C339]^2+[.$I$17]*[.A339]^2*[.C339]^2+[.$I$18]*[.A339]^3*[.C339]^2+[.$I$19]*[.A339]^4*[.C339]^2+[.$I$20]*[.C339]^3+[.$I$21]*[.A339]*[.C339]^3+[.$I$22]*[.A339]^2*[.C339]^3+[.$I$23]*[.A339]^3*[.C339]^3+[.$I$24]*[.A339]^4*[.C339]^3+[.$I$25]*[.C339]^4+[.$I$26]*[.A339]*[.C339]^4+[.$I$27]*[.A339]^2*[.C339]^4+[.$I$28]*[.A339]^3*[.C339]^4+[.$I$29]*[.A339]^4*[.C339]^4" office:value-type="float" office:value="168.568295292441">
            <text:p>168.57</text:p>
          </table:table-cell>
          <table:table-cell table:number-columns-repeated="8"/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20">
            <text:p>20</text:p>
          </table:table-cell>
          <table:table-cell table:formula="of:=1.01325*[.B340]" office:value-type="float" office:value="20.265">
            <text:p>20.265000</text:p>
          </table:table-cell>
          <table:table-cell table:style-name="ce41" office:value-type="float" office:value="168.61">
            <text:p>168.61</text:p>
          </table:table-cell>
          <table:table-cell/>
          <table:table-cell table:style-name="ce41" table:formula="of:=[.$I$5]+[.$I$6]*[.A340]+[.$I$7]*[.A340]^2+[.$I$8]*[.A340]^3+[.$I$9]*[.A340]^4+[.$I$10]*[.C340]+[.$I$11]*[.A340]*[.C340]+[.$I$12]*[.A340]^2*[.C340]+[.$I$13]*[.A340]^3*[.C340]+[.$I$14]*[.A340]^4*[.C340]+[.$I$15]*[.C340]^2+[.$I$16]*[.A340]*[.C340]^2+[.$I$17]*[.A340]^2*[.C340]^2+[.$I$18]*[.A340]^3*[.C340]^2+[.$I$19]*[.A340]^4*[.C340]^2+[.$I$20]*[.C340]^3+[.$I$21]*[.A340]*[.C340]^3+[.$I$22]*[.A340]^2*[.C340]^3+[.$I$23]*[.A340]^3*[.C340]^3+[.$I$24]*[.A340]^4*[.C340]^3+[.$I$25]*[.C340]^4+[.$I$26]*[.A340]*[.C340]^4+[.$I$27]*[.A340]^2*[.C340]^4+[.$I$28]*[.A340]^3*[.C340]^4+[.$I$29]*[.A340]^4*[.C340]^4" office:value-type="float" office:value="168.594110027377">
            <text:p>168.59</text:p>
          </table:table-cell>
          <table:table-cell table:number-columns-repeated="8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20">
            <text:p>20</text:p>
          </table:table-cell>
          <table:table-cell table:formula="of:=1.01325*[.B341]" office:value-type="float" office:value="20.265">
            <text:p>20.265000</text:p>
          </table:table-cell>
          <table:table-cell table:style-name="ce41" office:value-type="float" office:value="168.65">
            <text:p>168.65</text:p>
          </table:table-cell>
          <table:table-cell/>
          <table:table-cell table:style-name="ce41" table:formula="of:=[.$I$5]+[.$I$6]*[.A341]+[.$I$7]*[.A341]^2+[.$I$8]*[.A341]^3+[.$I$9]*[.A341]^4+[.$I$10]*[.C341]+[.$I$11]*[.A341]*[.C341]+[.$I$12]*[.A341]^2*[.C341]+[.$I$13]*[.A341]^3*[.C341]+[.$I$14]*[.A341]^4*[.C341]+[.$I$15]*[.C341]^2+[.$I$16]*[.A341]*[.C341]^2+[.$I$17]*[.A341]^2*[.C341]^2+[.$I$18]*[.A341]^3*[.C341]^2+[.$I$19]*[.A341]^4*[.C341]^2+[.$I$20]*[.C341]^3+[.$I$21]*[.A341]*[.C341]^3+[.$I$22]*[.A341]^2*[.C341]^3+[.$I$23]*[.A341]^3*[.C341]^3+[.$I$24]*[.A341]^4*[.C341]^3+[.$I$25]*[.C341]^4+[.$I$26]*[.A341]*[.C341]^4+[.$I$27]*[.A341]^2*[.C341]^4+[.$I$28]*[.A341]^3*[.C341]^4+[.$I$29]*[.A341]^4*[.C341]^4" office:value-type="float" office:value="168.629053872232">
            <text:p>168.63</text:p>
          </table:table-cell>
          <table:table-cell table:number-columns-repeated="8"/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20">
            <text:p>20</text:p>
          </table:table-cell>
          <table:table-cell table:formula="of:=1.01325*[.B342]" office:value-type="float" office:value="20.265">
            <text:p>20.265000</text:p>
          </table:table-cell>
          <table:table-cell table:style-name="ce41" office:value-type="float" office:value="168.7">
            <text:p>168.70</text:p>
          </table:table-cell>
          <table:table-cell/>
          <table:table-cell table:style-name="ce41" table:formula="of:=[.$I$5]+[.$I$6]*[.A342]+[.$I$7]*[.A342]^2+[.$I$8]*[.A342]^3+[.$I$9]*[.A342]^4+[.$I$10]*[.C342]+[.$I$11]*[.A342]*[.C342]+[.$I$12]*[.A342]^2*[.C342]+[.$I$13]*[.A342]^3*[.C342]+[.$I$14]*[.A342]^4*[.C342]+[.$I$15]*[.C342]^2+[.$I$16]*[.A342]*[.C342]^2+[.$I$17]*[.A342]^2*[.C342]^2+[.$I$18]*[.A342]^3*[.C342]^2+[.$I$19]*[.A342]^4*[.C342]^2+[.$I$20]*[.C342]^3+[.$I$21]*[.A342]*[.C342]^3+[.$I$22]*[.A342]^2*[.C342]^3+[.$I$23]*[.A342]^3*[.C342]^3+[.$I$24]*[.A342]^4*[.C342]^3+[.$I$25]*[.C342]^4+[.$I$26]*[.A342]*[.C342]^4+[.$I$27]*[.A342]^2*[.C342]^4+[.$I$28]*[.A342]^3*[.C342]^4+[.$I$29]*[.A342]^4*[.C342]^4" office:value-type="float" office:value="168.675110087456">
            <text:p>168.68</text:p>
          </table:table-cell>
          <table:table-cell table:number-columns-repeated="8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20">
            <text:p>20</text:p>
          </table:table-cell>
          <table:table-cell table:formula="of:=1.01325*[.B343]" office:value-type="float" office:value="20.265">
            <text:p>20.265000</text:p>
          </table:table-cell>
          <table:table-cell table:style-name="ce41" office:value-type="float" office:value="168.76">
            <text:p>168.76</text:p>
          </table:table-cell>
          <table:table-cell/>
          <table:table-cell table:style-name="ce41" table:formula="of:=[.$I$5]+[.$I$6]*[.A343]+[.$I$7]*[.A343]^2+[.$I$8]*[.A343]^3+[.$I$9]*[.A343]^4+[.$I$10]*[.C343]+[.$I$11]*[.A343]*[.C343]+[.$I$12]*[.A343]^2*[.C343]+[.$I$13]*[.A343]^3*[.C343]+[.$I$14]*[.A343]^4*[.C343]+[.$I$15]*[.C343]^2+[.$I$16]*[.A343]*[.C343]^2+[.$I$17]*[.A343]^2*[.C343]^2+[.$I$18]*[.A343]^3*[.C343]^2+[.$I$19]*[.A343]^4*[.C343]^2+[.$I$20]*[.C343]^3+[.$I$21]*[.A343]*[.C343]^3+[.$I$22]*[.A343]^2*[.C343]^3+[.$I$23]*[.A343]^3*[.C343]^3+[.$I$24]*[.A343]^4*[.C343]^3+[.$I$25]*[.C343]^4+[.$I$26]*[.A343]*[.C343]^4+[.$I$27]*[.A343]^2*[.C343]^4+[.$I$28]*[.A343]^3*[.C343]^4+[.$I$29]*[.A343]^4*[.C343]^4" office:value-type="float" office:value="168.734441084029">
            <text:p>168.73</text:p>
          </table:table-cell>
          <table:table-cell table:number-columns-repeated="8"/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20">
            <text:p>20</text:p>
          </table:table-cell>
          <table:table-cell table:formula="of:=1.01325*[.B344]" office:value-type="float" office:value="20.265">
            <text:p>20.265000</text:p>
          </table:table-cell>
          <table:table-cell table:style-name="ce41" office:value-type="float" office:value="168.83">
            <text:p>168.83</text:p>
          </table:table-cell>
          <table:table-cell/>
          <table:table-cell table:style-name="ce41" table:formula="of:=[.$I$5]+[.$I$6]*[.A344]+[.$I$7]*[.A344]^2+[.$I$8]*[.A344]^3+[.$I$9]*[.A344]^4+[.$I$10]*[.C344]+[.$I$11]*[.A344]*[.C344]+[.$I$12]*[.A344]^2*[.C344]+[.$I$13]*[.A344]^3*[.C344]+[.$I$14]*[.A344]^4*[.C344]+[.$I$15]*[.C344]^2+[.$I$16]*[.A344]*[.C344]^2+[.$I$17]*[.A344]^2*[.C344]^2+[.$I$18]*[.A344]^3*[.C344]^2+[.$I$19]*[.A344]^4*[.C344]^2+[.$I$20]*[.C344]^3+[.$I$21]*[.A344]*[.C344]^3+[.$I$22]*[.A344]^2*[.C344]^3+[.$I$23]*[.A344]^3*[.C344]^3+[.$I$24]*[.A344]^4*[.C344]^3+[.$I$25]*[.C344]^4+[.$I$26]*[.A344]*[.C344]^4+[.$I$27]*[.A344]^2*[.C344]^4+[.$I$28]*[.A344]^3*[.C344]^4+[.$I$29]*[.A344]^4*[.C344]^4" office:value-type="float" office:value="168.809388423461">
            <text:p>168.81</text:p>
          </table:table-cell>
          <table:table-cell table:number-columns-repeated="8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20">
            <text:p>20</text:p>
          </table:table-cell>
          <table:table-cell table:formula="of:=1.01325*[.B345]" office:value-type="float" office:value="20.265">
            <text:p>20.265000</text:p>
          </table:table-cell>
          <table:table-cell table:style-name="ce41" office:value-type="float" office:value="168.92">
            <text:p>168.92</text:p>
          </table:table-cell>
          <table:table-cell/>
          <table:table-cell table:style-name="ce41" table:formula="of:=[.$I$5]+[.$I$6]*[.A345]+[.$I$7]*[.A345]^2+[.$I$8]*[.A345]^3+[.$I$9]*[.A345]^4+[.$I$10]*[.C345]+[.$I$11]*[.A345]*[.C345]+[.$I$12]*[.A345]^2*[.C345]+[.$I$13]*[.A345]^3*[.C345]+[.$I$14]*[.A345]^4*[.C345]+[.$I$15]*[.C345]^2+[.$I$16]*[.A345]*[.C345]^2+[.$I$17]*[.A345]^2*[.C345]^2+[.$I$18]*[.A345]^3*[.C345]^2+[.$I$19]*[.A345]^4*[.C345]^2+[.$I$20]*[.C345]^3+[.$I$21]*[.A345]*[.C345]^3+[.$I$22]*[.A345]^2*[.C345]^3+[.$I$23]*[.A345]^3*[.C345]^3+[.$I$24]*[.A345]^4*[.C345]^3+[.$I$25]*[.C345]^4+[.$I$26]*[.A345]*[.C345]^4+[.$I$27]*[.A345]^2*[.C345]^4+[.$I$28]*[.A345]^3*[.C345]^4+[.$I$29]*[.A345]^4*[.C345]^4" office:value-type="float" office:value="168.902472817793">
            <text:p>168.90</text:p>
          </table:table-cell>
          <table:table-cell table:number-columns-repeated="8"/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20">
            <text:p>20</text:p>
          </table:table-cell>
          <table:table-cell table:formula="of:=1.01325*[.B346]" office:value-type="float" office:value="20.265">
            <text:p>20.265000</text:p>
          </table:table-cell>
          <table:table-cell table:style-name="ce41" office:value-type="float" office:value="169.03">
            <text:p>169.03</text:p>
          </table:table-cell>
          <table:table-cell/>
          <table:table-cell table:style-name="ce41" table:formula="of:=[.$I$5]+[.$I$6]*[.A346]+[.$I$7]*[.A346]^2+[.$I$8]*[.A346]^3+[.$I$9]*[.A346]^4+[.$I$10]*[.C346]+[.$I$11]*[.A346]*[.C346]+[.$I$12]*[.A346]^2*[.C346]+[.$I$13]*[.A346]^3*[.C346]+[.$I$14]*[.A346]^4*[.C346]+[.$I$15]*[.C346]^2+[.$I$16]*[.A346]*[.C346]^2+[.$I$17]*[.A346]^2*[.C346]^2+[.$I$18]*[.A346]^3*[.C346]^2+[.$I$19]*[.A346]^4*[.C346]^2+[.$I$20]*[.C346]^3+[.$I$21]*[.A346]*[.C346]^3+[.$I$22]*[.A346]^2*[.C346]^3+[.$I$23]*[.A346]^3*[.C346]^3+[.$I$24]*[.A346]^4*[.C346]^3+[.$I$25]*[.C346]^4+[.$I$26]*[.A346]*[.C346]^4+[.$I$27]*[.A346]^2*[.C346]^4+[.$I$28]*[.A346]^3*[.C346]^4+[.$I$29]*[.A346]^4*[.C346]^4" office:value-type="float" office:value="169.016394129596">
            <text:p>169.02</text:p>
          </table:table-cell>
          <table:table-cell table:number-columns-repeated="8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20">
            <text:p>20</text:p>
          </table:table-cell>
          <table:table-cell table:formula="of:=1.01325*[.B347]" office:value-type="float" office:value="20.265">
            <text:p>20.265000</text:p>
          </table:table-cell>
          <table:table-cell table:style-name="ce41" office:value-type="float" office:value="169.16">
            <text:p>169.16</text:p>
          </table:table-cell>
          <table:table-cell/>
          <table:table-cell table:style-name="ce41" table:formula="of:=[.$I$5]+[.$I$6]*[.A347]+[.$I$7]*[.A347]^2+[.$I$8]*[.A347]^3+[.$I$9]*[.A347]^4+[.$I$10]*[.C347]+[.$I$11]*[.A347]*[.C347]+[.$I$12]*[.A347]^2*[.C347]+[.$I$13]*[.A347]^3*[.C347]+[.$I$14]*[.A347]^4*[.C347]+[.$I$15]*[.C347]^2+[.$I$16]*[.A347]*[.C347]^2+[.$I$17]*[.A347]^2*[.C347]^2+[.$I$18]*[.A347]^3*[.C347]^2+[.$I$19]*[.A347]^4*[.C347]^2+[.$I$20]*[.C347]^3+[.$I$21]*[.A347]*[.C347]^3+[.$I$22]*[.A347]^2*[.C347]^3+[.$I$23]*[.A347]^3*[.C347]^3+[.$I$24]*[.A347]^4*[.C347]^3+[.$I$25]*[.C347]^4+[.$I$26]*[.A347]*[.C347]^4+[.$I$27]*[.A347]^2*[.C347]^4+[.$I$28]*[.A347]^3*[.C347]^4+[.$I$29]*[.A347]^4*[.C347]^4" office:value-type="float" office:value="169.154031371971">
            <text:p>169.15</text:p>
          </table:table-cell>
          <table:table-cell table:number-columns-repeated="8"/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20">
            <text:p>20</text:p>
          </table:table-cell>
          <table:table-cell table:formula="of:=1.01325*[.B348]" office:value-type="float" office:value="20.265">
            <text:p>20.265000</text:p>
          </table:table-cell>
          <table:table-cell table:style-name="ce41" office:value-type="float" office:value="169.31">
            <text:p>169.31</text:p>
          </table:table-cell>
          <table:table-cell/>
          <table:table-cell table:style-name="ce41" table:formula="of:=[.$I$5]+[.$I$6]*[.A348]+[.$I$7]*[.A348]^2+[.$I$8]*[.A348]^3+[.$I$9]*[.A348]^4+[.$I$10]*[.C348]+[.$I$11]*[.A348]*[.C348]+[.$I$12]*[.A348]^2*[.C348]+[.$I$13]*[.A348]^3*[.C348]+[.$I$14]*[.A348]^4*[.C348]+[.$I$15]*[.C348]^2+[.$I$16]*[.A348]*[.C348]^2+[.$I$17]*[.A348]^2*[.C348]^2+[.$I$18]*[.A348]^3*[.C348]^2+[.$I$19]*[.A348]^4*[.C348]^2+[.$I$20]*[.C348]^3+[.$I$21]*[.A348]*[.C348]^3+[.$I$22]*[.A348]^2*[.C348]^3+[.$I$23]*[.A348]^3*[.C348]^3+[.$I$24]*[.A348]^4*[.C348]^3+[.$I$25]*[.C348]^4+[.$I$26]*[.A348]*[.C348]^4+[.$I$27]*[.A348]^2*[.C348]^4+[.$I$28]*[.A348]^3*[.C348]^4+[.$I$29]*[.A348]^4*[.C348]^4" office:value-type="float" office:value="169.318442708549">
            <text:p>169.32</text:p>
          </table:table-cell>
          <table:table-cell table:number-columns-repeated="8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20">
            <text:p>20</text:p>
          </table:table-cell>
          <table:table-cell table:formula="of:=1.01325*[.B349]" office:value-type="float" office:value="20.265">
            <text:p>20.265000</text:p>
          </table:table-cell>
          <table:table-cell table:style-name="ce41" office:value-type="float" office:value="169.49">
            <text:p>169.49</text:p>
          </table:table-cell>
          <table:table-cell/>
          <table:table-cell table:style-name="ce41" table:formula="of:=[.$I$5]+[.$I$6]*[.A349]+[.$I$7]*[.A349]^2+[.$I$8]*[.A349]^3+[.$I$9]*[.A349]^4+[.$I$10]*[.C349]+[.$I$11]*[.A349]*[.C349]+[.$I$12]*[.A349]^2*[.C349]+[.$I$13]*[.A349]^3*[.C349]+[.$I$14]*[.A349]^4*[.C349]+[.$I$15]*[.C349]^2+[.$I$16]*[.A349]*[.C349]^2+[.$I$17]*[.A349]^2*[.C349]^2+[.$I$18]*[.A349]^3*[.C349]^2+[.$I$19]*[.A349]^4*[.C349]^2+[.$I$20]*[.C349]^3+[.$I$21]*[.A349]*[.C349]^3+[.$I$22]*[.A349]^2*[.C349]^3+[.$I$23]*[.A349]^3*[.C349]^3+[.$I$24]*[.A349]^4*[.C349]^3+[.$I$25]*[.C349]^4+[.$I$26]*[.A349]*[.C349]^4+[.$I$27]*[.A349]^2*[.C349]^4+[.$I$28]*[.A349]^3*[.C349]^4+[.$I$29]*[.A349]^4*[.C349]^4" office:value-type="float" office:value="169.512865453494">
            <text:p>169.51</text:p>
          </table:table-cell>
          <table:table-cell table:number-columns-repeated="8"/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20">
            <text:p>20</text:p>
          </table:table-cell>
          <table:table-cell table:formula="of:=1.01325*[.B350]" office:value-type="float" office:value="20.265">
            <text:p>20.265000</text:p>
          </table:table-cell>
          <table:table-cell table:style-name="ce41" office:value-type="float" office:value="169.71">
            <text:p>169.71</text:p>
          </table:table-cell>
          <table:table-cell/>
          <table:table-cell table:style-name="ce41" table:formula="of:=[.$I$5]+[.$I$6]*[.A350]+[.$I$7]*[.A350]^2+[.$I$8]*[.A350]^3+[.$I$9]*[.A350]^4+[.$I$10]*[.C350]+[.$I$11]*[.A350]*[.C350]+[.$I$12]*[.A350]^2*[.C350]+[.$I$13]*[.A350]^3*[.C350]+[.$I$14]*[.A350]^4*[.C350]+[.$I$15]*[.C350]^2+[.$I$16]*[.A350]*[.C350]^2+[.$I$17]*[.A350]^2*[.C350]^2+[.$I$18]*[.A350]^3*[.C350]^2+[.$I$19]*[.A350]^4*[.C350]^2+[.$I$20]*[.C350]^3+[.$I$21]*[.A350]*[.C350]^3+[.$I$22]*[.A350]^2*[.C350]^3+[.$I$23]*[.A350]^3*[.C350]^3+[.$I$24]*[.A350]^4*[.C350]^3+[.$I$25]*[.C350]^4+[.$I$26]*[.A350]*[.C350]^4+[.$I$27]*[.A350]^2*[.C350]^4+[.$I$28]*[.A350]^3*[.C350]^4+[.$I$29]*[.A350]^4*[.C350]^4" office:value-type="float" office:value="169.740716071497">
            <text:p>169.74</text:p>
          </table:table-cell>
          <table:table-cell table:number-columns-repeated="8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20">
            <text:p>20</text:p>
          </table:table-cell>
          <table:table-cell table:formula="of:=1.01325*[.B351]" office:value-type="float" office:value="20.265">
            <text:p>20.265000</text:p>
          </table:table-cell>
          <table:table-cell table:style-name="ce41" office:value-type="float" office:value="169.97">
            <text:p>169.97</text:p>
          </table:table-cell>
          <table:table-cell/>
          <table:table-cell table:style-name="ce41" table:formula="of:=[.$I$5]+[.$I$6]*[.A351]+[.$I$7]*[.A351]^2+[.$I$8]*[.A351]^3+[.$I$9]*[.A351]^4+[.$I$10]*[.C351]+[.$I$11]*[.A351]*[.C351]+[.$I$12]*[.A351]^2*[.C351]+[.$I$13]*[.A351]^3*[.C351]+[.$I$14]*[.A351]^4*[.C351]+[.$I$15]*[.C351]^2+[.$I$16]*[.A351]*[.C351]^2+[.$I$17]*[.A351]^2*[.C351]^2+[.$I$18]*[.A351]^3*[.C351]^2+[.$I$19]*[.A351]^4*[.C351]^2+[.$I$20]*[.C351]^3+[.$I$21]*[.A351]*[.C351]^3+[.$I$22]*[.A351]^2*[.C351]^3+[.$I$23]*[.A351]^3*[.C351]^3+[.$I$24]*[.A351]^4*[.C351]^3+[.$I$25]*[.C351]^4+[.$I$26]*[.A351]*[.C351]^4+[.$I$27]*[.A351]^2*[.C351]^4+[.$I$28]*[.A351]^3*[.C351]^4+[.$I$29]*[.A351]^4*[.C351]^4" office:value-type="float" office:value="170.005590177782">
            <text:p>170.01</text:p>
          </table:table-cell>
          <table:table-cell table:number-columns-repeated="8"/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20">
            <text:p>20</text:p>
          </table:table-cell>
          <table:table-cell table:formula="of:=1.01325*[.B352]" office:value-type="float" office:value="20.265">
            <text:p>20.265000</text:p>
          </table:table-cell>
          <table:table-cell table:style-name="ce41" office:value-type="float" office:value="170.28">
            <text:p>170.28</text:p>
          </table:table-cell>
          <table:table-cell/>
          <table:table-cell table:style-name="ce41" table:formula="of:=[.$I$5]+[.$I$6]*[.A352]+[.$I$7]*[.A352]^2+[.$I$8]*[.A352]^3+[.$I$9]*[.A352]^4+[.$I$10]*[.C352]+[.$I$11]*[.A352]*[.C352]+[.$I$12]*[.A352]^2*[.C352]+[.$I$13]*[.A352]^3*[.C352]+[.$I$14]*[.A352]^4*[.C352]+[.$I$15]*[.C352]^2+[.$I$16]*[.A352]*[.C352]^2+[.$I$17]*[.A352]^2*[.C352]^2+[.$I$18]*[.A352]^3*[.C352]^2+[.$I$19]*[.A352]^4*[.C352]^2+[.$I$20]*[.C352]^3+[.$I$21]*[.A352]*[.C352]^3+[.$I$22]*[.A352]^2*[.C352]^3+[.$I$23]*[.A352]^3*[.C352]^3+[.$I$24]*[.A352]^4*[.C352]^3+[.$I$25]*[.C352]^4+[.$I$26]*[.A352]*[.C352]^4+[.$I$27]*[.A352]^2*[.C352]^4+[.$I$28]*[.A352]^3*[.C352]^4+[.$I$29]*[.A352]^4*[.C352]^4" office:value-type="float" office:value="170.311262538101">
            <text:p>170.31</text:p>
          </table:table-cell>
          <table:table-cell table:number-columns-repeated="8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20">
            <text:p>20</text:p>
          </table:table-cell>
          <table:table-cell table:formula="of:=1.01325*[.B353]" office:value-type="float" office:value="20.265">
            <text:p>20.265000</text:p>
          </table:table-cell>
          <table:table-cell table:style-name="ce41" office:value-type="float" office:value="170.7">
            <text:p>170.70</text:p>
          </table:table-cell>
          <table:table-cell/>
          <table:table-cell table:style-name="ce41" table:formula="of:=[.$I$5]+[.$I$6]*[.A353]+[.$I$7]*[.A353]^2+[.$I$8]*[.A353]^3+[.$I$9]*[.A353]^4+[.$I$10]*[.C353]+[.$I$11]*[.A353]*[.C353]+[.$I$12]*[.A353]^2*[.C353]+[.$I$13]*[.A353]^3*[.C353]+[.$I$14]*[.A353]^4*[.C353]+[.$I$15]*[.C353]^2+[.$I$16]*[.A353]*[.C353]^2+[.$I$17]*[.A353]^2*[.C353]^2+[.$I$18]*[.A353]^3*[.C353]^2+[.$I$19]*[.A353]^4*[.C353]^2+[.$I$20]*[.C353]^3+[.$I$21]*[.A353]*[.C353]^3+[.$I$22]*[.A353]^2*[.C353]^3+[.$I$23]*[.A353]^3*[.C353]^3+[.$I$24]*[.A353]^4*[.C353]^3+[.$I$25]*[.C353]^4+[.$I$26]*[.A353]*[.C353]^4+[.$I$27]*[.A353]^2*[.C353]^4+[.$I$28]*[.A353]^3*[.C353]^4+[.$I$29]*[.A353]^4*[.C353]^4" office:value-type="float" office:value="170.661687068739">
            <text:p>170.66</text:p>
          </table:table-cell>
          <table:table-cell table:number-columns-repeated="8"/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22.5">
            <text:p>22.5</text:p>
          </table:table-cell>
          <table:table-cell table:formula="of:=1.01325*[.B354]" office:value-type="float" office:value="22.798125">
            <text:p>22.798125</text:p>
          </table:table-cell>
          <table:table-cell table:style-name="ce41" office:value-type="float" office:value="170.53">
            <text:p>170.53</text:p>
          </table:table-cell>
          <table:table-cell/>
          <table:table-cell table:style-name="ce41" table:formula="of:=[.$I$5]+[.$I$6]*[.A354]+[.$I$7]*[.A354]^2+[.$I$8]*[.A354]^3+[.$I$9]*[.A354]^4+[.$I$10]*[.C354]+[.$I$11]*[.A354]*[.C354]+[.$I$12]*[.A354]^2*[.C354]+[.$I$13]*[.A354]^3*[.C354]+[.$I$14]*[.A354]^4*[.C354]+[.$I$15]*[.C354]^2+[.$I$16]*[.A354]*[.C354]^2+[.$I$17]*[.A354]^2*[.C354]^2+[.$I$18]*[.A354]^3*[.C354]^2+[.$I$19]*[.A354]^4*[.C354]^2+[.$I$20]*[.C354]^3+[.$I$21]*[.A354]*[.C354]^3+[.$I$22]*[.A354]^2*[.C354]^3+[.$I$23]*[.A354]^3*[.C354]^3+[.$I$24]*[.A354]^4*[.C354]^3+[.$I$25]*[.C354]^4+[.$I$26]*[.A354]*[.C354]^4+[.$I$27]*[.A354]^2*[.C354]^4+[.$I$28]*[.A354]^3*[.C354]^4+[.$I$29]*[.A354]^4*[.C354]^4" office:value-type="float" office:value="170.577389936001">
            <text:p>170.58</text:p>
          </table:table-cell>
          <table:table-cell table:number-columns-repeated="8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22.5">
            <text:p>22.5</text:p>
          </table:table-cell>
          <table:table-cell table:formula="of:=1.01325*[.B355]" office:value-type="float" office:value="22.798125">
            <text:p>22.798125</text:p>
          </table:table-cell>
          <table:table-cell table:style-name="ce41" office:value-type="float" office:value="170.53">
            <text:p>170.53</text:p>
          </table:table-cell>
          <table:table-cell/>
          <table:table-cell table:style-name="ce41" table:formula="of:=[.$I$5]+[.$I$6]*[.A355]+[.$I$7]*[.A355]^2+[.$I$8]*[.A355]^3+[.$I$9]*[.A355]^4+[.$I$10]*[.C355]+[.$I$11]*[.A355]*[.C355]+[.$I$12]*[.A355]^2*[.C355]+[.$I$13]*[.A355]^3*[.C355]+[.$I$14]*[.A355]^4*[.C355]+[.$I$15]*[.C355]^2+[.$I$16]*[.A355]*[.C355]^2+[.$I$17]*[.A355]^2*[.C355]^2+[.$I$18]*[.A355]^3*[.C355]^2+[.$I$19]*[.A355]^4*[.C355]^2+[.$I$20]*[.C355]^3+[.$I$21]*[.A355]*[.C355]^3+[.$I$22]*[.A355]^2*[.C355]^3+[.$I$23]*[.A355]^3*[.C355]^3+[.$I$24]*[.A355]^4*[.C355]^3+[.$I$25]*[.C355]^4+[.$I$26]*[.A355]*[.C355]^4+[.$I$27]*[.A355]^2*[.C355]^4+[.$I$28]*[.A355]^3*[.C355]^4+[.$I$29]*[.A355]^4*[.C355]^4" office:value-type="float" office:value="170.548790969579">
            <text:p>170.55</text:p>
          </table:table-cell>
          <table:table-cell table:number-columns-repeated="8"/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22.5">
            <text:p>22.5</text:p>
          </table:table-cell>
          <table:table-cell table:formula="of:=1.01325*[.B356]" office:value-type="float" office:value="22.798125">
            <text:p>22.798125</text:p>
          </table:table-cell>
          <table:table-cell table:style-name="ce41" office:value-type="float" office:value="170.53">
            <text:p>170.53</text:p>
          </table:table-cell>
          <table:table-cell/>
          <table:table-cell table:style-name="ce41" table:formula="of:=[.$I$5]+[.$I$6]*[.A356]+[.$I$7]*[.A356]^2+[.$I$8]*[.A356]^3+[.$I$9]*[.A356]^4+[.$I$10]*[.C356]+[.$I$11]*[.A356]*[.C356]+[.$I$12]*[.A356]^2*[.C356]+[.$I$13]*[.A356]^3*[.C356]+[.$I$14]*[.A356]^4*[.C356]+[.$I$15]*[.C356]^2+[.$I$16]*[.A356]*[.C356]^2+[.$I$17]*[.A356]^2*[.C356]^2+[.$I$18]*[.A356]^3*[.C356]^2+[.$I$19]*[.A356]^4*[.C356]^2+[.$I$20]*[.C356]^3+[.$I$21]*[.A356]*[.C356]^3+[.$I$22]*[.A356]^2*[.C356]^3+[.$I$23]*[.A356]^3*[.C356]^3+[.$I$24]*[.A356]^4*[.C356]^3+[.$I$25]*[.C356]^4+[.$I$26]*[.A356]*[.C356]^4+[.$I$27]*[.A356]^2*[.C356]^4+[.$I$28]*[.A356]^3*[.C356]^4+[.$I$29]*[.A356]^4*[.C356]^4" office:value-type="float" office:value="170.530474746936">
            <text:p>170.53</text:p>
          </table:table-cell>
          <table:table-cell table:number-columns-repeated="8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2.5">
            <text:p>22.5</text:p>
          </table:table-cell>
          <table:table-cell table:formula="of:=1.01325*[.B357]" office:value-type="float" office:value="22.798125">
            <text:p>22.798125</text:p>
          </table:table-cell>
          <table:table-cell table:style-name="ce41" office:value-type="float" office:value="170.53">
            <text:p>170.53</text:p>
          </table:table-cell>
          <table:table-cell/>
          <table:table-cell table:style-name="ce41" table:formula="of:=[.$I$5]+[.$I$6]*[.A357]+[.$I$7]*[.A357]^2+[.$I$8]*[.A357]^3+[.$I$9]*[.A357]^4+[.$I$10]*[.C357]+[.$I$11]*[.A357]*[.C357]+[.$I$12]*[.A357]^2*[.C357]+[.$I$13]*[.A357]^3*[.C357]+[.$I$14]*[.A357]^4*[.C357]+[.$I$15]*[.C357]^2+[.$I$16]*[.A357]*[.C357]^2+[.$I$17]*[.A357]^2*[.C357]^2+[.$I$18]*[.A357]^3*[.C357]^2+[.$I$19]*[.A357]^4*[.C357]^2+[.$I$20]*[.C357]^3+[.$I$21]*[.A357]*[.C357]^3+[.$I$22]*[.A357]^2*[.C357]^3+[.$I$23]*[.A357]^3*[.C357]^3+[.$I$24]*[.A357]^4*[.C357]^3+[.$I$25]*[.C357]^4+[.$I$26]*[.A357]*[.C357]^4+[.$I$27]*[.A357]^2*[.C357]^4+[.$I$28]*[.A357]^3*[.C357]^4+[.$I$29]*[.A357]^4*[.C357]^4" office:value-type="float" office:value="170.520358746531">
            <text:p>170.52</text:p>
          </table:table-cell>
          <table:table-cell table:number-columns-repeated="8"/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22.5">
            <text:p>22.5</text:p>
          </table:table-cell>
          <table:table-cell table:formula="of:=1.01325*[.B358]" office:value-type="float" office:value="22.798125">
            <text:p>22.798125</text:p>
          </table:table-cell>
          <table:table-cell table:style-name="ce41" office:value-type="float" office:value="170.53">
            <text:p>170.53</text:p>
          </table:table-cell>
          <table:table-cell/>
          <table:table-cell table:style-name="ce41" table:formula="of:=[.$I$5]+[.$I$6]*[.A358]+[.$I$7]*[.A358]^2+[.$I$8]*[.A358]^3+[.$I$9]*[.A358]^4+[.$I$10]*[.C358]+[.$I$11]*[.A358]*[.C358]+[.$I$12]*[.A358]^2*[.C358]+[.$I$13]*[.A358]^3*[.C358]+[.$I$14]*[.A358]^4*[.C358]+[.$I$15]*[.C358]^2+[.$I$16]*[.A358]*[.C358]^2+[.$I$17]*[.A358]^2*[.C358]^2+[.$I$18]*[.A358]^3*[.C358]^2+[.$I$19]*[.A358]^4*[.C358]^2+[.$I$20]*[.C358]^3+[.$I$21]*[.A358]*[.C358]^3+[.$I$22]*[.A358]^2*[.C358]^3+[.$I$23]*[.A358]^3*[.C358]^3+[.$I$24]*[.A358]^4*[.C358]^3+[.$I$25]*[.C358]^4+[.$I$26]*[.A358]*[.C358]^4+[.$I$27]*[.A358]^2*[.C358]^4+[.$I$28]*[.A358]^3*[.C358]^4+[.$I$29]*[.A358]^4*[.C358]^4" office:value-type="float" office:value="170.516570869225">
            <text:p>170.52</text:p>
          </table:table-cell>
          <table:table-cell table:number-columns-repeated="8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22.5">
            <text:p>22.5</text:p>
          </table:table-cell>
          <table:table-cell table:formula="of:=1.01325*[.B359]" office:value-type="float" office:value="22.798125">
            <text:p>22.798125</text:p>
          </table:table-cell>
          <table:table-cell table:style-name="ce41" office:value-type="float" office:value="170.53">
            <text:p>170.53</text:p>
          </table:table-cell>
          <table:table-cell/>
          <table:table-cell table:style-name="ce41" table:formula="of:=[.$I$5]+[.$I$6]*[.A359]+[.$I$7]*[.A359]^2+[.$I$8]*[.A359]^3+[.$I$9]*[.A359]^4+[.$I$10]*[.C359]+[.$I$11]*[.A359]*[.C359]+[.$I$12]*[.A359]^2*[.C359]+[.$I$13]*[.A359]^3*[.C359]+[.$I$14]*[.A359]^4*[.C359]+[.$I$15]*[.C359]^2+[.$I$16]*[.A359]*[.C359]^2+[.$I$17]*[.A359]^2*[.C359]^2+[.$I$18]*[.A359]^3*[.C359]^2+[.$I$19]*[.A359]^4*[.C359]^2+[.$I$20]*[.C359]^3+[.$I$21]*[.A359]*[.C359]^3+[.$I$22]*[.A359]^2*[.C359]^3+[.$I$23]*[.A359]^3*[.C359]^3+[.$I$24]*[.A359]^4*[.C359]^3+[.$I$25]*[.C359]^4+[.$I$26]*[.A359]*[.C359]^4+[.$I$27]*[.A359]^2*[.C359]^4+[.$I$28]*[.A359]^3*[.C359]^4+[.$I$29]*[.A359]^4*[.C359]^4" office:value-type="float" office:value="170.51744943828">
            <text:p>170.52</text:p>
          </table:table-cell>
          <table:table-cell table:number-columns-repeated="8"/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22.5">
            <text:p>22.5</text:p>
          </table:table-cell>
          <table:table-cell table:formula="of:=1.01325*[.B360]" office:value-type="float" office:value="22.798125">
            <text:p>22.798125</text:p>
          </table:table-cell>
          <table:table-cell table:style-name="ce41" office:value-type="float" office:value="170.53">
            <text:p>170.53</text:p>
          </table:table-cell>
          <table:table-cell/>
          <table:table-cell table:style-name="ce41" table:formula="of:=[.$I$5]+[.$I$6]*[.A360]+[.$I$7]*[.A360]^2+[.$I$8]*[.A360]^3+[.$I$9]*[.A360]^4+[.$I$10]*[.C360]+[.$I$11]*[.A360]*[.C360]+[.$I$12]*[.A360]^2*[.C360]+[.$I$13]*[.A360]^3*[.C360]+[.$I$14]*[.A360]^4*[.C360]+[.$I$15]*[.C360]^2+[.$I$16]*[.A360]*[.C360]^2+[.$I$17]*[.A360]^2*[.C360]^2+[.$I$18]*[.A360]^3*[.C360]^2+[.$I$19]*[.A360]^4*[.C360]^2+[.$I$20]*[.C360]^3+[.$I$21]*[.A360]*[.C360]^3+[.$I$22]*[.A360]^2*[.C360]^3+[.$I$23]*[.A360]^3*[.C360]^3+[.$I$24]*[.A360]^4*[.C360]^3+[.$I$25]*[.C360]^4+[.$I$26]*[.A360]*[.C360]^4+[.$I$27]*[.A360]^2*[.C360]^4+[.$I$28]*[.A360]^3*[.C360]^4+[.$I$29]*[.A360]^4*[.C360]^4" office:value-type="float" office:value="170.52154319936">
            <text:p>170.52</text:p>
          </table:table-cell>
          <table:table-cell table:number-columns-repeated="8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22.5">
            <text:p>22.5</text:p>
          </table:table-cell>
          <table:table-cell table:formula="of:=1.01325*[.B361]" office:value-type="float" office:value="22.798125">
            <text:p>22.798125</text:p>
          </table:table-cell>
          <table:table-cell table:style-name="ce41" office:value-type="float" office:value="170.53">
            <text:p>170.53</text:p>
          </table:table-cell>
          <table:table-cell/>
          <table:table-cell table:style-name="ce41" table:formula="of:=[.$I$5]+[.$I$6]*[.A361]+[.$I$7]*[.A361]^2+[.$I$8]*[.A361]^3+[.$I$9]*[.A361]^4+[.$I$10]*[.C361]+[.$I$11]*[.A361]*[.C361]+[.$I$12]*[.A361]^2*[.C361]+[.$I$13]*[.A361]^3*[.C361]+[.$I$14]*[.A361]^4*[.C361]+[.$I$15]*[.C361]^2+[.$I$16]*[.A361]*[.C361]^2+[.$I$17]*[.A361]^2*[.C361]^2+[.$I$18]*[.A361]^3*[.C361]^2+[.$I$19]*[.A361]^4*[.C361]^2+[.$I$20]*[.C361]^3+[.$I$21]*[.A361]*[.C361]^3+[.$I$22]*[.A361]^2*[.C361]^3+[.$I$23]*[.A361]^3*[.C361]^3+[.$I$24]*[.A361]^4*[.C361]^3+[.$I$25]*[.C361]^4+[.$I$26]*[.A361]*[.C361]^4+[.$I$27]*[.A361]^2*[.C361]^4+[.$I$28]*[.A361]^3*[.C361]^4+[.$I$29]*[.A361]^4*[.C361]^4" office:value-type="float" office:value="170.527611320531">
            <text:p>170.53</text:p>
          </table:table-cell>
          <table:table-cell table:number-columns-repeated="8"/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22.5">
            <text:p>22.5</text:p>
          </table:table-cell>
          <table:table-cell table:formula="of:=1.01325*[.B362]" office:value-type="float" office:value="22.798125">
            <text:p>22.798125</text:p>
          </table:table-cell>
          <table:table-cell table:style-name="ce41" office:value-type="float" office:value="170.53">
            <text:p>170.53</text:p>
          </table:table-cell>
          <table:table-cell/>
          <table:table-cell table:style-name="ce41" table:formula="of:=[.$I$5]+[.$I$6]*[.A362]+[.$I$7]*[.A362]^2+[.$I$8]*[.A362]^3+[.$I$9]*[.A362]^4+[.$I$10]*[.C362]+[.$I$11]*[.A362]*[.C362]+[.$I$12]*[.A362]^2*[.C362]+[.$I$13]*[.A362]^3*[.C362]+[.$I$14]*[.A362]^4*[.C362]+[.$I$15]*[.C362]^2+[.$I$16]*[.A362]*[.C362]^2+[.$I$17]*[.A362]^2*[.C362]^2+[.$I$18]*[.A362]^3*[.C362]^2+[.$I$19]*[.A362]^4*[.C362]^2+[.$I$20]*[.C362]^3+[.$I$21]*[.A362]*[.C362]^3+[.$I$22]*[.A362]^2*[.C362]^3+[.$I$23]*[.A362]^3*[.C362]^3+[.$I$24]*[.A362]^4*[.C362]^3+[.$I$25]*[.C362]^4+[.$I$26]*[.A362]*[.C362]^4+[.$I$27]*[.A362]^2*[.C362]^4+[.$I$28]*[.A362]^3*[.C362]^4+[.$I$29]*[.A362]^4*[.C362]^4" office:value-type="float" office:value="170.534623392263">
            <text:p>170.53</text:p>
          </table:table-cell>
          <table:table-cell table:number-columns-repeated="8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22.5">
            <text:p>22.5</text:p>
          </table:table-cell>
          <table:table-cell table:formula="of:=1.01325*[.B363]" office:value-type="float" office:value="22.798125">
            <text:p>22.798125</text:p>
          </table:table-cell>
          <table:table-cell table:style-name="ce41" office:value-type="float" office:value="170.53">
            <text:p>170.53</text:p>
          </table:table-cell>
          <table:table-cell/>
          <table:table-cell table:style-name="ce41" table:formula="of:=[.$I$5]+[.$I$6]*[.A363]+[.$I$7]*[.A363]^2+[.$I$8]*[.A363]^3+[.$I$9]*[.A363]^4+[.$I$10]*[.C363]+[.$I$11]*[.A363]*[.C363]+[.$I$12]*[.A363]^2*[.C363]+[.$I$13]*[.A363]^3*[.C363]+[.$I$14]*[.A363]^4*[.C363]+[.$I$15]*[.C363]^2+[.$I$16]*[.A363]*[.C363]^2+[.$I$17]*[.A363]^2*[.C363]^2+[.$I$18]*[.A363]^3*[.C363]^2+[.$I$19]*[.A363]^4*[.C363]^2+[.$I$20]*[.C363]^3+[.$I$21]*[.A363]*[.C363]^3+[.$I$22]*[.A363]^2*[.C363]^3+[.$I$23]*[.A363]^3*[.C363]^3+[.$I$24]*[.A363]^4*[.C363]^3+[.$I$25]*[.C363]^4+[.$I$26]*[.A363]*[.C363]^4+[.$I$27]*[.A363]^2*[.C363]^4+[.$I$28]*[.A363]^3*[.C363]^4+[.$I$29]*[.A363]^4*[.C363]^4" office:value-type="float" office:value="170.541759427425">
            <text:p>170.54</text:p>
          </table:table-cell>
          <table:table-cell table:number-columns-repeated="8"/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22.5">
            <text:p>22.5</text:p>
          </table:table-cell>
          <table:table-cell table:formula="of:=1.01325*[.B364]" office:value-type="float" office:value="22.798125">
            <text:p>22.798125</text:p>
          </table:table-cell>
          <table:table-cell table:style-name="ce41" office:value-type="float" office:value="170.53">
            <text:p>170.53</text:p>
          </table:table-cell>
          <table:table-cell/>
          <table:table-cell table:style-name="ce41" table:formula="of:=[.$I$5]+[.$I$6]*[.A364]+[.$I$7]*[.A364]^2+[.$I$8]*[.A364]^3+[.$I$9]*[.A364]^4+[.$I$10]*[.C364]+[.$I$11]*[.A364]*[.C364]+[.$I$12]*[.A364]^2*[.C364]+[.$I$13]*[.A364]^3*[.C364]+[.$I$14]*[.A364]^4*[.C364]+[.$I$15]*[.C364]^2+[.$I$16]*[.A364]*[.C364]^2+[.$I$17]*[.A364]^2*[.C364]^2+[.$I$18]*[.A364]^3*[.C364]^2+[.$I$19]*[.A364]^4*[.C364]^2+[.$I$20]*[.C364]^3+[.$I$21]*[.A364]*[.C364]^3+[.$I$22]*[.A364]^2*[.C364]^3+[.$I$23]*[.A364]^3*[.C364]^3+[.$I$24]*[.A364]^4*[.C364]^3+[.$I$25]*[.C364]^4+[.$I$26]*[.A364]*[.C364]^4+[.$I$27]*[.A364]^2*[.C364]^4+[.$I$28]*[.A364]^3*[.C364]^4+[.$I$29]*[.A364]^4*[.C364]^4" office:value-type="float" office:value="170.548409861291">
            <text:p>170.55</text:p>
          </table:table-cell>
          <table:table-cell table:number-columns-repeated="8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22.5">
            <text:p>22.5</text:p>
          </table:table-cell>
          <table:table-cell table:formula="of:=1.01325*[.B365]" office:value-type="float" office:value="22.798125">
            <text:p>22.798125</text:p>
          </table:table-cell>
          <table:table-cell table:style-name="ce41" office:value-type="float" office:value="170.53">
            <text:p>170.53</text:p>
          </table:table-cell>
          <table:table-cell/>
          <table:table-cell table:style-name="ce41" table:formula="of:=[.$I$5]+[.$I$6]*[.A365]+[.$I$7]*[.A365]^2+[.$I$8]*[.A365]^3+[.$I$9]*[.A365]^4+[.$I$10]*[.C365]+[.$I$11]*[.A365]*[.C365]+[.$I$12]*[.A365]^2*[.C365]+[.$I$13]*[.A365]^3*[.C365]+[.$I$14]*[.A365]^4*[.C365]+[.$I$15]*[.C365]^2+[.$I$16]*[.A365]*[.C365]^2+[.$I$17]*[.A365]^2*[.C365]^2+[.$I$18]*[.A365]^3*[.C365]^2+[.$I$19]*[.A365]^4*[.C365]^2+[.$I$20]*[.C365]^3+[.$I$21]*[.A365]*[.C365]^3+[.$I$22]*[.A365]^2*[.C365]^3+[.$I$23]*[.A365]^3*[.C365]^3+[.$I$24]*[.A365]^4*[.C365]^3+[.$I$25]*[.C365]^4+[.$I$26]*[.A365]*[.C365]^4+[.$I$27]*[.A365]^2*[.C365]^4+[.$I$28]*[.A365]^3*[.C365]^4+[.$I$29]*[.A365]^4*[.C365]^4" office:value-type="float" office:value="170.554175551534">
            <text:p>170.55</text:p>
          </table:table-cell>
          <table:table-cell table:number-columns-repeated="8"/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22.5">
            <text:p>22.5</text:p>
          </table:table-cell>
          <table:table-cell table:formula="of:=1.01325*[.B366]" office:value-type="float" office:value="22.798125">
            <text:p>22.798125</text:p>
          </table:table-cell>
          <table:table-cell table:style-name="ce41" office:value-type="float" office:value="170.53">
            <text:p>170.53</text:p>
          </table:table-cell>
          <table:table-cell/>
          <table:table-cell table:style-name="ce41" table:formula="of:=[.$I$5]+[.$I$6]*[.A366]+[.$I$7]*[.A366]^2+[.$I$8]*[.A366]^3+[.$I$9]*[.A366]^4+[.$I$10]*[.C366]+[.$I$11]*[.A366]*[.C366]+[.$I$12]*[.A366]^2*[.C366]+[.$I$13]*[.A366]^3*[.C366]+[.$I$14]*[.A366]^4*[.C366]+[.$I$15]*[.C366]^2+[.$I$16]*[.A366]*[.C366]^2+[.$I$17]*[.A366]^2*[.C366]^2+[.$I$18]*[.A366]^3*[.C366]^2+[.$I$19]*[.A366]^4*[.C366]^2+[.$I$20]*[.C366]^3+[.$I$21]*[.A366]*[.C366]^3+[.$I$22]*[.A366]^2*[.C366]^3+[.$I$23]*[.A366]^3*[.C366]^3+[.$I$24]*[.A366]^4*[.C366]^3+[.$I$25]*[.C366]^4+[.$I$26]*[.A366]*[.C366]^4+[.$I$27]*[.A366]^2*[.C366]^4+[.$I$28]*[.A366]^3*[.C366]^4+[.$I$29]*[.A366]^4*[.C366]^4" office:value-type="float" office:value="170.558867778232">
            <text:p>170.56</text:p>
          </table:table-cell>
          <table:table-cell table:number-columns-repeated="8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22.5">
            <text:p>22.5</text:p>
          </table:table-cell>
          <table:table-cell table:formula="of:=1.01325*[.B367]" office:value-type="float" office:value="22.798125">
            <text:p>22.798125</text:p>
          </table:table-cell>
          <table:table-cell table:style-name="ce41" office:value-type="float" office:value="170.53">
            <text:p>170.53</text:p>
          </table:table-cell>
          <table:table-cell/>
          <table:table-cell table:style-name="ce41" table:formula="of:=[.$I$5]+[.$I$6]*[.A367]+[.$I$7]*[.A367]^2+[.$I$8]*[.A367]^3+[.$I$9]*[.A367]^4+[.$I$10]*[.C367]+[.$I$11]*[.A367]*[.C367]+[.$I$12]*[.A367]^2*[.C367]+[.$I$13]*[.A367]^3*[.C367]+[.$I$14]*[.A367]^4*[.C367]+[.$I$15]*[.C367]^2+[.$I$16]*[.A367]*[.C367]^2+[.$I$17]*[.A367]^2*[.C367]^2+[.$I$18]*[.A367]^3*[.C367]^2+[.$I$19]*[.A367]^4*[.C367]^2+[.$I$20]*[.C367]^3+[.$I$21]*[.A367]*[.C367]^3+[.$I$22]*[.A367]^2*[.C367]^3+[.$I$23]*[.A367]^3*[.C367]^3+[.$I$24]*[.A367]^4*[.C367]^3+[.$I$25]*[.C367]^4+[.$I$26]*[.A367]*[.C367]^4+[.$I$27]*[.A367]^2*[.C367]^4+[.$I$28]*[.A367]^3*[.C367]^4+[.$I$29]*[.A367]^4*[.C367]^4" office:value-type="float" office:value="170.562508243862">
            <text:p>170.56</text:p>
          </table:table-cell>
          <table:table-cell table:number-columns-repeated="8"/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22.5">
            <text:p>22.5</text:p>
          </table:table-cell>
          <table:table-cell table:formula="of:=1.01325*[.B368]" office:value-type="float" office:value="22.798125">
            <text:p>22.798125</text:p>
          </table:table-cell>
          <table:table-cell table:style-name="ce41" office:value-type="float" office:value="170.53">
            <text:p>170.53</text:p>
          </table:table-cell>
          <table:table-cell/>
          <table:table-cell table:style-name="ce41" table:formula="of:=[.$I$5]+[.$I$6]*[.A368]+[.$I$7]*[.A368]^2+[.$I$8]*[.A368]^3+[.$I$9]*[.A368]^4+[.$I$10]*[.C368]+[.$I$11]*[.A368]*[.C368]+[.$I$12]*[.A368]^2*[.C368]+[.$I$13]*[.A368]^3*[.C368]+[.$I$14]*[.A368]^4*[.C368]+[.$I$15]*[.C368]^2+[.$I$16]*[.A368]*[.C368]^2+[.$I$17]*[.A368]^2*[.C368]^2+[.$I$18]*[.A368]^3*[.C368]^2+[.$I$19]*[.A368]^4*[.C368]^2+[.$I$20]*[.C368]^3+[.$I$21]*[.A368]*[.C368]^3+[.$I$22]*[.A368]^2*[.C368]^3+[.$I$23]*[.A368]^3*[.C368]^3+[.$I$24]*[.A368]^4*[.C368]^3+[.$I$25]*[.C368]^4+[.$I$26]*[.A368]*[.C368]^4+[.$I$27]*[.A368]^2*[.C368]^4+[.$I$28]*[.A368]^3*[.C368]^4+[.$I$29]*[.A368]^4*[.C368]^4" office:value-type="float" office:value="170.565329073306">
            <text:p>170.57</text:p>
          </table:table-cell>
          <table:table-cell table:number-columns-repeated="8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2.5">
            <text:p>22.5</text:p>
          </table:table-cell>
          <table:table-cell table:formula="of:=1.01325*[.B369]" office:value-type="float" office:value="22.798125">
            <text:p>22.798125</text:p>
          </table:table-cell>
          <table:table-cell table:style-name="ce41" office:value-type="float" office:value="170.54">
            <text:p>170.54</text:p>
          </table:table-cell>
          <table:table-cell/>
          <table:table-cell table:style-name="ce41" table:formula="of:=[.$I$5]+[.$I$6]*[.A369]+[.$I$7]*[.A369]^2+[.$I$8]*[.A369]^3+[.$I$9]*[.A369]^4+[.$I$10]*[.C369]+[.$I$11]*[.A369]*[.C369]+[.$I$12]*[.A369]^2*[.C369]+[.$I$13]*[.A369]^3*[.C369]+[.$I$14]*[.A369]^4*[.C369]+[.$I$15]*[.C369]^2+[.$I$16]*[.A369]*[.C369]^2+[.$I$17]*[.A369]^2*[.C369]^2+[.$I$18]*[.A369]^3*[.C369]^2+[.$I$19]*[.A369]^4*[.C369]^2+[.$I$20]*[.C369]^3+[.$I$21]*[.A369]*[.C369]^3+[.$I$22]*[.A369]^2*[.C369]^3+[.$I$23]*[.A369]^3*[.C369]^3+[.$I$24]*[.A369]^4*[.C369]^3+[.$I$25]*[.C369]^4+[.$I$26]*[.A369]*[.C369]^4+[.$I$27]*[.A369]^2*[.C369]^4+[.$I$28]*[.A369]^3*[.C369]^4+[.$I$29]*[.A369]^4*[.C369]^4" office:value-type="float" office:value="170.567772813846">
            <text:p>170.57</text:p>
          </table:table-cell>
          <table:table-cell table:number-columns-repeated="8"/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22.5">
            <text:p>22.5</text:p>
          </table:table-cell>
          <table:table-cell table:formula="of:=1.01325*[.B370]" office:value-type="float" office:value="22.798125">
            <text:p>22.798125</text:p>
          </table:table-cell>
          <table:table-cell table:style-name="ce41" office:value-type="float" office:value="170.54">
            <text:p>170.54</text:p>
          </table:table-cell>
          <table:table-cell/>
          <table:table-cell table:style-name="ce41" table:formula="of:=[.$I$5]+[.$I$6]*[.A370]+[.$I$7]*[.A370]^2+[.$I$8]*[.A370]^3+[.$I$9]*[.A370]^4+[.$I$10]*[.C370]+[.$I$11]*[.A370]*[.C370]+[.$I$12]*[.A370]^2*[.C370]+[.$I$13]*[.A370]^3*[.C370]+[.$I$14]*[.A370]^4*[.C370]+[.$I$15]*[.C370]^2+[.$I$16]*[.A370]*[.C370]^2+[.$I$17]*[.A370]^2*[.C370]^2+[.$I$18]*[.A370]^3*[.C370]^2+[.$I$19]*[.A370]^4*[.C370]^2+[.$I$20]*[.C370]^3+[.$I$21]*[.A370]*[.C370]^3+[.$I$22]*[.A370]^2*[.C370]^3+[.$I$23]*[.A370]^3*[.C370]^3+[.$I$24]*[.A370]^4*[.C370]^3+[.$I$25]*[.C370]^4+[.$I$26]*[.A370]*[.C370]^4+[.$I$27]*[.A370]^2*[.C370]^4+[.$I$28]*[.A370]^3*[.C370]^4+[.$I$29]*[.A370]^4*[.C370]^4" office:value-type="float" office:value="170.570492435167">
            <text:p>170.57</text:p>
          </table:table-cell>
          <table:table-cell table:number-columns-repeated="8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2.5">
            <text:p>22.5</text:p>
          </table:table-cell>
          <table:table-cell table:formula="of:=1.01325*[.B371]" office:value-type="float" office:value="22.798125">
            <text:p>22.798125</text:p>
          </table:table-cell>
          <table:table-cell table:style-name="ce41" office:value-type="float" office:value="170.55">
            <text:p>170.55</text:p>
          </table:table-cell>
          <table:table-cell/>
          <table:table-cell table:style-name="ce41" table:formula="of:=[.$I$5]+[.$I$6]*[.A371]+[.$I$7]*[.A371]^2+[.$I$8]*[.A371]^3+[.$I$9]*[.A371]^4+[.$I$10]*[.C371]+[.$I$11]*[.A371]*[.C371]+[.$I$12]*[.A371]^2*[.C371]+[.$I$13]*[.A371]^3*[.C371]+[.$I$14]*[.A371]^4*[.C371]+[.$I$15]*[.C371]^2+[.$I$16]*[.A371]*[.C371]^2+[.$I$17]*[.A371]^2*[.C371]^2+[.$I$18]*[.A371]^3*[.C371]^2+[.$I$19]*[.A371]^4*[.C371]^2+[.$I$20]*[.C371]^3+[.$I$21]*[.A371]*[.C371]^3+[.$I$22]*[.A371]^2*[.C371]^3+[.$I$23]*[.A371]^3*[.C371]^3+[.$I$24]*[.A371]^4*[.C371]^3+[.$I$25]*[.C371]^4+[.$I$26]*[.A371]*[.C371]^4+[.$I$27]*[.A371]^2*[.C371]^4+[.$I$28]*[.A371]^3*[.C371]^4+[.$I$29]*[.A371]^4*[.C371]^4" office:value-type="float" office:value="170.574351329356">
            <text:p>170.57</text:p>
          </table:table-cell>
          <table:table-cell table:number-columns-repeated="8"/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22.5">
            <text:p>22.5</text:p>
          </table:table-cell>
          <table:table-cell table:formula="of:=1.01325*[.B372]" office:value-type="float" office:value="22.798125">
            <text:p>22.798125</text:p>
          </table:table-cell>
          <table:table-cell table:style-name="ce41" office:value-type="float" office:value="170.56">
            <text:p>170.56</text:p>
          </table:table-cell>
          <table:table-cell/>
          <table:table-cell table:style-name="ce41" table:formula="of:=[.$I$5]+[.$I$6]*[.A372]+[.$I$7]*[.A372]^2+[.$I$8]*[.A372]^3+[.$I$9]*[.A372]^4+[.$I$10]*[.C372]+[.$I$11]*[.A372]*[.C372]+[.$I$12]*[.A372]^2*[.C372]+[.$I$13]*[.A372]^3*[.C372]+[.$I$14]*[.A372]^4*[.C372]+[.$I$15]*[.C372]^2+[.$I$16]*[.A372]*[.C372]^2+[.$I$17]*[.A372]^2*[.C372]^2+[.$I$18]*[.A372]^3*[.C372]^2+[.$I$19]*[.A372]^4*[.C372]^2+[.$I$20]*[.C372]^3+[.$I$21]*[.A372]*[.C372]^3+[.$I$22]*[.A372]^2*[.C372]^3+[.$I$23]*[.A372]^3*[.C372]^3+[.$I$24]*[.A372]^4*[.C372]^3+[.$I$25]*[.C372]^4+[.$I$26]*[.A372]*[.C372]^4+[.$I$27]*[.A372]^2*[.C372]^4+[.$I$28]*[.A372]^3*[.C372]^4+[.$I$29]*[.A372]^4*[.C372]^4" office:value-type="float" office:value="170.580423310901">
            <text:p>170.58</text:p>
          </table:table-cell>
          <table:table-cell table:number-columns-repeated="8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22.5">
            <text:p>22.5</text:p>
          </table:table-cell>
          <table:table-cell table:formula="of:=1.01325*[.B373]" office:value-type="float" office:value="22.798125">
            <text:p>22.798125</text:p>
          </table:table-cell>
          <table:table-cell table:style-name="ce41" office:value-type="float" office:value="170.58">
            <text:p>170.58</text:p>
          </table:table-cell>
          <table:table-cell/>
          <table:table-cell table:style-name="ce41" table:formula="of:=[.$I$5]+[.$I$6]*[.A373]+[.$I$7]*[.A373]^2+[.$I$8]*[.A373]^3+[.$I$9]*[.A373]^4+[.$I$10]*[.C373]+[.$I$11]*[.A373]*[.C373]+[.$I$12]*[.A373]^2*[.C373]+[.$I$13]*[.A373]^3*[.C373]+[.$I$14]*[.A373]^4*[.C373]+[.$I$15]*[.C373]^2+[.$I$16]*[.A373]*[.C373]^2+[.$I$17]*[.A373]^2*[.C373]^2+[.$I$18]*[.A373]^3*[.C373]^2+[.$I$19]*[.A373]^4*[.C373]^2+[.$I$20]*[.C373]^3+[.$I$21]*[.A373]*[.C373]^3+[.$I$22]*[.A373]^2*[.C373]^3+[.$I$23]*[.A373]^3*[.C373]^3+[.$I$24]*[.A373]^4*[.C373]^3+[.$I$25]*[.C373]^4+[.$I$26]*[.A373]*[.C373]^4+[.$I$27]*[.A373]^2*[.C373]^4+[.$I$28]*[.A373]^3*[.C373]^4+[.$I$29]*[.A373]^4*[.C373]^4" office:value-type="float" office:value="170.589992616694">
            <text:p>170.59</text:p>
          </table:table-cell>
          <table:table-cell table:number-columns-repeated="8"/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22.5">
            <text:p>22.5</text:p>
          </table:table-cell>
          <table:table-cell table:formula="of:=1.01325*[.B374]" office:value-type="float" office:value="22.798125">
            <text:p>22.798125</text:p>
          </table:table-cell>
          <table:table-cell table:style-name="ce41" office:value-type="float" office:value="170.6">
            <text:p>170.60</text:p>
          </table:table-cell>
          <table:table-cell/>
          <table:table-cell table:style-name="ce41" table:formula="of:=[.$I$5]+[.$I$6]*[.A374]+[.$I$7]*[.A374]^2+[.$I$8]*[.A374]^3+[.$I$9]*[.A374]^4+[.$I$10]*[.C374]+[.$I$11]*[.A374]*[.C374]+[.$I$12]*[.A374]^2*[.C374]+[.$I$13]*[.A374]^3*[.C374]+[.$I$14]*[.A374]^4*[.C374]+[.$I$15]*[.C374]^2+[.$I$16]*[.A374]*[.C374]^2+[.$I$17]*[.A374]^2*[.C374]^2+[.$I$18]*[.A374]^3*[.C374]^2+[.$I$19]*[.A374]^4*[.C374]^2+[.$I$20]*[.C374]^3+[.$I$21]*[.A374]*[.C374]^3+[.$I$22]*[.A374]^2*[.C374]^3+[.$I$23]*[.A374]^3*[.C374]^3+[.$I$24]*[.A374]^4*[.C374]^3+[.$I$25]*[.C374]^4+[.$I$26]*[.A374]*[.C374]^4+[.$I$27]*[.A374]^2*[.C374]^4+[.$I$28]*[.A374]^3*[.C374]^4+[.$I$29]*[.A374]^4*[.C374]^4" office:value-type="float" office:value="170.604553906027">
            <text:p>170.60</text:p>
          </table:table-cell>
          <table:table-cell table:number-columns-repeated="8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22.5">
            <text:p>22.5</text:p>
          </table:table-cell>
          <table:table-cell table:formula="of:=1.01325*[.B375]" office:value-type="float" office:value="22.798125">
            <text:p>22.798125</text:p>
          </table:table-cell>
          <table:table-cell table:style-name="ce41" office:value-type="float" office:value="170.63">
            <text:p>170.63</text:p>
          </table:table-cell>
          <table:table-cell/>
          <table:table-cell table:style-name="ce41" table:formula="of:=[.$I$5]+[.$I$6]*[.A375]+[.$I$7]*[.A375]^2+[.$I$8]*[.A375]^3+[.$I$9]*[.A375]^4+[.$I$10]*[.C375]+[.$I$11]*[.A375]*[.C375]+[.$I$12]*[.A375]^2*[.C375]+[.$I$13]*[.A375]^3*[.C375]+[.$I$14]*[.A375]^4*[.C375]+[.$I$15]*[.C375]^2+[.$I$16]*[.A375]*[.C375]^2+[.$I$17]*[.A375]^2*[.C375]^2+[.$I$18]*[.A375]^3*[.C375]^2+[.$I$19]*[.A375]^4*[.C375]^2+[.$I$20]*[.C375]^3+[.$I$21]*[.A375]*[.C375]^3+[.$I$22]*[.A375]^2*[.C375]^3+[.$I$23]*[.A375]^3*[.C375]^3+[.$I$24]*[.A375]^4*[.C375]^3+[.$I$25]*[.C375]^4+[.$I$26]*[.A375]*[.C375]^4+[.$I$27]*[.A375]^2*[.C375]^4+[.$I$28]*[.A375]^3*[.C375]^4+[.$I$29]*[.A375]^4*[.C375]^4" office:value-type="float" office:value="170.625812260594">
            <text:p>170.63</text:p>
          </table:table-cell>
          <table:table-cell table:number-columns-repeated="8"/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22.5">
            <text:p>22.5</text:p>
          </table:table-cell>
          <table:table-cell table:formula="of:=1.01325*[.B376]" office:value-type="float" office:value="22.798125">
            <text:p>22.798125</text:p>
          </table:table-cell>
          <table:table-cell table:style-name="ce41" office:value-type="float" office:value="170.66">
            <text:p>170.66</text:p>
          </table:table-cell>
          <table:table-cell/>
          <table:table-cell table:style-name="ce41" table:formula="of:=[.$I$5]+[.$I$6]*[.A376]+[.$I$7]*[.A376]^2+[.$I$8]*[.A376]^3+[.$I$9]*[.A376]^4+[.$I$10]*[.C376]+[.$I$11]*[.A376]*[.C376]+[.$I$12]*[.A376]^2*[.C376]+[.$I$13]*[.A376]^3*[.C376]+[.$I$14]*[.A376]^4*[.C376]+[.$I$15]*[.C376]^2+[.$I$16]*[.A376]*[.C376]^2+[.$I$17]*[.A376]^2*[.C376]^2+[.$I$18]*[.A376]^3*[.C376]^2+[.$I$19]*[.A376]^4*[.C376]^2+[.$I$20]*[.C376]^3+[.$I$21]*[.A376]*[.C376]^3+[.$I$22]*[.A376]^2*[.C376]^3+[.$I$23]*[.A376]^3*[.C376]^3+[.$I$24]*[.A376]^4*[.C376]^3+[.$I$25]*[.C376]^4+[.$I$26]*[.A376]*[.C376]^4+[.$I$27]*[.A376]^2*[.C376]^4+[.$I$28]*[.A376]^3*[.C376]^4+[.$I$29]*[.A376]^4*[.C376]^4" office:value-type="float" office:value="170.655683184494">
            <text:p>170.66</text:p>
          </table:table-cell>
          <table:table-cell table:number-columns-repeated="8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22.5">
            <text:p>22.5</text:p>
          </table:table-cell>
          <table:table-cell table:formula="of:=1.01325*[.B377]" office:value-type="float" office:value="22.798125">
            <text:p>22.798125</text:p>
          </table:table-cell>
          <table:table-cell table:style-name="ce41" office:value-type="float" office:value="170.71">
            <text:p>170.71</text:p>
          </table:table-cell>
          <table:table-cell/>
          <table:table-cell table:style-name="ce41" table:formula="of:=[.$I$5]+[.$I$6]*[.A377]+[.$I$7]*[.A377]^2+[.$I$8]*[.A377]^3+[.$I$9]*[.A377]^4+[.$I$10]*[.C377]+[.$I$11]*[.A377]*[.C377]+[.$I$12]*[.A377]^2*[.C377]+[.$I$13]*[.A377]^3*[.C377]+[.$I$14]*[.A377]^4*[.C377]+[.$I$15]*[.C377]^2+[.$I$16]*[.A377]*[.C377]^2+[.$I$17]*[.A377]^2*[.C377]^2+[.$I$18]*[.A377]^3*[.C377]^2+[.$I$19]*[.A377]^4*[.C377]^2+[.$I$20]*[.C377]^3+[.$I$21]*[.A377]*[.C377]^3+[.$I$22]*[.A377]^2*[.C377]^3+[.$I$23]*[.A377]^3*[.C377]^3+[.$I$24]*[.A377]^4*[.C377]^3+[.$I$25]*[.C377]^4+[.$I$26]*[.A377]*[.C377]^4+[.$I$27]*[.A377]^2*[.C377]^4+[.$I$28]*[.A377]^3*[.C377]^4+[.$I$29]*[.A377]^4*[.C377]^4" office:value-type="float" office:value="170.696292604224">
            <text:p>170.70</text:p>
          </table:table-cell>
          <table:table-cell table:number-columns-repeated="8"/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22.5">
            <text:p>22.5</text:p>
          </table:table-cell>
          <table:table-cell table:formula="of:=1.01325*[.B378]" office:value-type="float" office:value="22.798125">
            <text:p>22.798125</text:p>
          </table:table-cell>
          <table:table-cell table:style-name="ce41" office:value-type="float" office:value="170.77">
            <text:p>170.77</text:p>
          </table:table-cell>
          <table:table-cell/>
          <table:table-cell table:style-name="ce41" table:formula="of:=[.$I$5]+[.$I$6]*[.A378]+[.$I$7]*[.A378]^2+[.$I$8]*[.A378]^3+[.$I$9]*[.A378]^4+[.$I$10]*[.C378]+[.$I$11]*[.A378]*[.C378]+[.$I$12]*[.A378]^2*[.C378]+[.$I$13]*[.A378]^3*[.C378]+[.$I$14]*[.A378]^4*[.C378]+[.$I$15]*[.C378]^2+[.$I$16]*[.A378]*[.C378]^2+[.$I$17]*[.A378]^2*[.C378]^2+[.$I$18]*[.A378]^3*[.C378]^2+[.$I$19]*[.A378]^4*[.C378]^2+[.$I$20]*[.C378]^3+[.$I$21]*[.A378]*[.C378]^3+[.$I$22]*[.A378]^2*[.C378]^3+[.$I$23]*[.A378]^3*[.C378]^3+[.$I$24]*[.A378]^4*[.C378]^3+[.$I$25]*[.C378]^4+[.$I$26]*[.A378]*[.C378]^4+[.$I$27]*[.A378]^2*[.C378]^4+[.$I$28]*[.A378]^3*[.C378]^4+[.$I$29]*[.A378]^4*[.C378]^4" office:value-type="float" office:value="170.749976868687">
            <text:p>170.75</text:p>
          </table:table-cell>
          <table:table-cell table:number-columns-repeated="8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22.5">
            <text:p>22.5</text:p>
          </table:table-cell>
          <table:table-cell table:formula="of:=1.01325*[.B379]" office:value-type="float" office:value="22.798125">
            <text:p>22.798125</text:p>
          </table:table-cell>
          <table:table-cell table:style-name="ce41" office:value-type="float" office:value="170.83">
            <text:p>170.83</text:p>
          </table:table-cell>
          <table:table-cell/>
          <table:table-cell table:style-name="ce41" table:formula="of:=[.$I$5]+[.$I$6]*[.A379]+[.$I$7]*[.A379]^2+[.$I$8]*[.A379]^3+[.$I$9]*[.A379]^4+[.$I$10]*[.C379]+[.$I$11]*[.A379]*[.C379]+[.$I$12]*[.A379]^2*[.C379]+[.$I$13]*[.A379]^3*[.C379]+[.$I$14]*[.A379]^4*[.C379]+[.$I$15]*[.C379]^2+[.$I$16]*[.A379]*[.C379]^2+[.$I$17]*[.A379]^2*[.C379]^2+[.$I$18]*[.A379]^3*[.C379]^2+[.$I$19]*[.A379]^4*[.C379]^2+[.$I$20]*[.C379]^3+[.$I$21]*[.A379]*[.C379]^3+[.$I$22]*[.A379]^2*[.C379]^3+[.$I$23]*[.A379]^3*[.C379]^3+[.$I$24]*[.A379]^4*[.C379]^3+[.$I$25]*[.C379]^4+[.$I$26]*[.A379]*[.C379]^4+[.$I$27]*[.A379]^2*[.C379]^4+[.$I$28]*[.A379]^3*[.C379]^4+[.$I$29]*[.A379]^4*[.C379]^4" office:value-type="float" office:value="170.819282749184">
            <text:p>170.82</text:p>
          </table:table-cell>
          <table:table-cell table:number-columns-repeated="8"/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22.5">
            <text:p>22.5</text:p>
          </table:table-cell>
          <table:table-cell table:formula="of:=1.01325*[.B380]" office:value-type="float" office:value="22.798125">
            <text:p>22.798125</text:p>
          </table:table-cell>
          <table:table-cell table:style-name="ce41" office:value-type="float" office:value="170.92">
            <text:p>170.92</text:p>
          </table:table-cell>
          <table:table-cell/>
          <table:table-cell table:style-name="ce41" table:formula="of:=[.$I$5]+[.$I$6]*[.A380]+[.$I$7]*[.A380]^2+[.$I$8]*[.A380]^3+[.$I$9]*[.A380]^4+[.$I$10]*[.C380]+[.$I$11]*[.A380]*[.C380]+[.$I$12]*[.A380]^2*[.C380]+[.$I$13]*[.A380]^3*[.C380]+[.$I$14]*[.A380]^4*[.C380]+[.$I$15]*[.C380]^2+[.$I$16]*[.A380]*[.C380]^2+[.$I$17]*[.A380]^2*[.C380]^2+[.$I$18]*[.A380]^3*[.C380]^2+[.$I$19]*[.A380]^4*[.C380]^2+[.$I$20]*[.C380]^3+[.$I$21]*[.A380]*[.C380]^3+[.$I$22]*[.A380]^2*[.C380]^3+[.$I$23]*[.A380]^3*[.C380]^3+[.$I$24]*[.A380]^4*[.C380]^3+[.$I$25]*[.C380]^4+[.$I$26]*[.A380]*[.C380]^4+[.$I$27]*[.A380]^2*[.C380]^4+[.$I$28]*[.A380]^3*[.C380]^4+[.$I$29]*[.A380]^4*[.C380]^4" office:value-type="float" office:value="170.90696743942">
            <text:p>170.91</text:p>
          </table:table-cell>
          <table:table-cell table:number-columns-repeated="8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22.5">
            <text:p>22.5</text:p>
          </table:table-cell>
          <table:table-cell table:formula="of:=1.01325*[.B381]" office:value-type="float" office:value="22.798125">
            <text:p>22.798125</text:p>
          </table:table-cell>
          <table:table-cell table:style-name="ce41" office:value-type="float" office:value="171.02">
            <text:p>171.02</text:p>
          </table:table-cell>
          <table:table-cell/>
          <table:table-cell table:style-name="ce41" table:formula="of:=[.$I$5]+[.$I$6]*[.A381]+[.$I$7]*[.A381]^2+[.$I$8]*[.A381]^3+[.$I$9]*[.A381]^4+[.$I$10]*[.C381]+[.$I$11]*[.A381]*[.C381]+[.$I$12]*[.A381]^2*[.C381]+[.$I$13]*[.A381]^3*[.C381]+[.$I$14]*[.A381]^4*[.C381]+[.$I$15]*[.C381]^2+[.$I$16]*[.A381]*[.C381]^2+[.$I$17]*[.A381]^2*[.C381]^2+[.$I$18]*[.A381]^3*[.C381]^2+[.$I$19]*[.A381]^4*[.C381]^2+[.$I$20]*[.C381]^3+[.$I$21]*[.A381]*[.C381]^3+[.$I$22]*[.A381]^2*[.C381]^3+[.$I$23]*[.A381]^3*[.C381]^3+[.$I$24]*[.A381]^4*[.C381]^3+[.$I$25]*[.C381]^4+[.$I$26]*[.A381]*[.C381]^4+[.$I$27]*[.A381]^2*[.C381]^4+[.$I$28]*[.A381]^3*[.C381]^4+[.$I$29]*[.A381]^4*[.C381]^4" office:value-type="float" office:value="171.015998555504">
            <text:p>171.02</text:p>
          </table:table-cell>
          <table:table-cell table:number-columns-repeated="8"/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22.5">
            <text:p>22.5</text:p>
          </table:table-cell>
          <table:table-cell table:formula="of:=1.01325*[.B382]" office:value-type="float" office:value="22.798125">
            <text:p>22.798125</text:p>
          </table:table-cell>
          <table:table-cell table:style-name="ce41" office:value-type="float" office:value="171.14">
            <text:p>171.14</text:p>
          </table:table-cell>
          <table:table-cell/>
          <table:table-cell table:style-name="ce41" table:formula="of:=[.$I$5]+[.$I$6]*[.A382]+[.$I$7]*[.A382]^2+[.$I$8]*[.A382]^3+[.$I$9]*[.A382]^4+[.$I$10]*[.C382]+[.$I$11]*[.A382]*[.C382]+[.$I$12]*[.A382]^2*[.C382]+[.$I$13]*[.A382]^3*[.C382]+[.$I$14]*[.A382]^4*[.C382]+[.$I$15]*[.C382]^2+[.$I$16]*[.A382]*[.C382]^2+[.$I$17]*[.A382]^2*[.C382]^2+[.$I$18]*[.A382]^3*[.C382]^2+[.$I$19]*[.A382]^4*[.C382]^2+[.$I$20]*[.C382]^3+[.$I$21]*[.A382]*[.C382]^3+[.$I$22]*[.A382]^2*[.C382]^3+[.$I$23]*[.A382]^3*[.C382]^3+[.$I$24]*[.A382]^4*[.C382]^3+[.$I$25]*[.C382]^4+[.$I$26]*[.A382]*[.C382]^4+[.$I$27]*[.A382]^2*[.C382]^4+[.$I$28]*[.A382]^3*[.C382]^4+[.$I$29]*[.A382]^4*[.C382]^4" office:value-type="float" office:value="171.149554135944">
            <text:p>171.15</text:p>
          </table:table-cell>
          <table:table-cell table:number-columns-repeated="8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22.5">
            <text:p>22.5</text:p>
          </table:table-cell>
          <table:table-cell table:formula="of:=1.01325*[.B383]" office:value-type="float" office:value="22.798125">
            <text:p>22.798125</text:p>
          </table:table-cell>
          <table:table-cell table:style-name="ce41" office:value-type="float" office:value="171.29">
            <text:p>171.29</text:p>
          </table:table-cell>
          <table:table-cell/>
          <table:table-cell table:style-name="ce41" table:formula="of:=[.$I$5]+[.$I$6]*[.A383]+[.$I$7]*[.A383]^2+[.$I$8]*[.A383]^3+[.$I$9]*[.A383]^4+[.$I$10]*[.C383]+[.$I$11]*[.A383]*[.C383]+[.$I$12]*[.A383]^2*[.C383]+[.$I$13]*[.A383]^3*[.C383]+[.$I$14]*[.A383]^4*[.C383]+[.$I$15]*[.C383]^2+[.$I$16]*[.A383]*[.C383]^2+[.$I$17]*[.A383]^2*[.C383]^2+[.$I$18]*[.A383]^3*[.C383]^2+[.$I$19]*[.A383]^4*[.C383]^2+[.$I$20]*[.C383]^3+[.$I$21]*[.A383]*[.C383]^3+[.$I$22]*[.A383]^2*[.C383]^3+[.$I$23]*[.A383]^3*[.C383]^3+[.$I$24]*[.A383]^4*[.C383]^3+[.$I$25]*[.C383]^4+[.$I$26]*[.A383]*[.C383]^4+[.$I$27]*[.A383]^2*[.C383]^4+[.$I$28]*[.A383]^3*[.C383]^4+[.$I$29]*[.A383]^4*[.C383]^4" office:value-type="float" office:value="171.31102264165">
            <text:p>171.31</text:p>
          </table:table-cell>
          <table:table-cell table:number-columns-repeated="8"/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22.5">
            <text:p>22.5</text:p>
          </table:table-cell>
          <table:table-cell table:formula="of:=1.01325*[.B384]" office:value-type="float" office:value="22.798125">
            <text:p>22.798125</text:p>
          </table:table-cell>
          <table:table-cell table:style-name="ce41" office:value-type="float" office:value="171.46">
            <text:p>171.46</text:p>
          </table:table-cell>
          <table:table-cell/>
          <table:table-cell table:style-name="ce41" table:formula="of:=[.$I$5]+[.$I$6]*[.A384]+[.$I$7]*[.A384]^2+[.$I$8]*[.A384]^3+[.$I$9]*[.A384]^4+[.$I$10]*[.C384]+[.$I$11]*[.A384]*[.C384]+[.$I$12]*[.A384]^2*[.C384]+[.$I$13]*[.A384]^3*[.C384]+[.$I$14]*[.A384]^4*[.C384]+[.$I$15]*[.C384]^2+[.$I$16]*[.A384]*[.C384]^2+[.$I$17]*[.A384]^2*[.C384]^2+[.$I$18]*[.A384]^3*[.C384]^2+[.$I$19]*[.A384]^4*[.C384]^2+[.$I$20]*[.C384]^3+[.$I$21]*[.A384]*[.C384]^3+[.$I$22]*[.A384]^2*[.C384]^3+[.$I$23]*[.A384]^3*[.C384]^3+[.$I$24]*[.A384]^4*[.C384]^3+[.$I$25]*[.C384]^4+[.$I$26]*[.A384]*[.C384]^4+[.$I$27]*[.A384]^2*[.C384]^4+[.$I$28]*[.A384]^3*[.C384]^4+[.$I$29]*[.A384]^4*[.C384]^4" office:value-type="float" office:value="171.504002955937">
            <text:p>171.50</text:p>
          </table:table-cell>
          <table:table-cell table:number-columns-repeated="8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22.5">
            <text:p>22.5</text:p>
          </table:table-cell>
          <table:table-cell table:formula="of:=1.01325*[.B385]" office:value-type="float" office:value="22.798125">
            <text:p>22.798125</text:p>
          </table:table-cell>
          <table:table-cell table:style-name="ce41" office:value-type="float" office:value="171.68">
            <text:p>171.68</text:p>
          </table:table-cell>
          <table:table-cell/>
          <table:table-cell table:style-name="ce41" table:formula="of:=[.$I$5]+[.$I$6]*[.A385]+[.$I$7]*[.A385]^2+[.$I$8]*[.A385]^3+[.$I$9]*[.A385]^4+[.$I$10]*[.C385]+[.$I$11]*[.A385]*[.C385]+[.$I$12]*[.A385]^2*[.C385]+[.$I$13]*[.A385]^3*[.C385]+[.$I$14]*[.A385]^4*[.C385]+[.$I$15]*[.C385]^2+[.$I$16]*[.A385]*[.C385]^2+[.$I$17]*[.A385]^2*[.C385]^2+[.$I$18]*[.A385]^3*[.C385]^2+[.$I$19]*[.A385]^4*[.C385]^2+[.$I$20]*[.C385]^3+[.$I$21]*[.A385]*[.C385]^3+[.$I$22]*[.A385]^2*[.C385]^3+[.$I$23]*[.A385]^3*[.C385]^3+[.$I$24]*[.A385]^4*[.C385]^3+[.$I$25]*[.C385]^4+[.$I$26]*[.A385]*[.C385]^4+[.$I$27]*[.A385]^2*[.C385]^4+[.$I$28]*[.A385]^3*[.C385]^4+[.$I$29]*[.A385]^4*[.C385]^4" office:value-type="float" office:value="171.73230438452">
            <text:p>171.73</text:p>
          </table:table-cell>
          <table:table-cell table:number-columns-repeated="8"/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22.5">
            <text:p>22.5</text:p>
          </table:table-cell>
          <table:table-cell table:formula="of:=1.01325*[.B386]" office:value-type="float" office:value="22.798125">
            <text:p>22.798125</text:p>
          </table:table-cell>
          <table:table-cell table:style-name="ce41" office:value-type="float" office:value="171.93">
            <text:p>171.93</text:p>
          </table:table-cell>
          <table:table-cell/>
          <table:table-cell table:style-name="ce41" table:formula="of:=[.$I$5]+[.$I$6]*[.A386]+[.$I$7]*[.A386]^2+[.$I$8]*[.A386]^3+[.$I$9]*[.A386]^4+[.$I$10]*[.C386]+[.$I$11]*[.A386]*[.C386]+[.$I$12]*[.A386]^2*[.C386]+[.$I$13]*[.A386]^3*[.C386]+[.$I$14]*[.A386]^4*[.C386]+[.$I$15]*[.C386]^2+[.$I$16]*[.A386]*[.C386]^2+[.$I$17]*[.A386]^2*[.C386]^2+[.$I$18]*[.A386]^3*[.C386]^2+[.$I$19]*[.A386]^4*[.C386]^2+[.$I$20]*[.C386]^3+[.$I$21]*[.A386]*[.C386]^3+[.$I$22]*[.A386]^2*[.C386]^3+[.$I$23]*[.A386]^3*[.C386]^3+[.$I$24]*[.A386]^4*[.C386]^3+[.$I$25]*[.C386]^4+[.$I$26]*[.A386]*[.C386]^4+[.$I$27]*[.A386]^2*[.C386]^4+[.$I$28]*[.A386]^3*[.C386]^4+[.$I$29]*[.A386]^4*[.C386]^4" office:value-type="float" office:value="171.999946655515">
            <text:p>172.00</text:p>
          </table:table-cell>
          <table:table-cell table:number-columns-repeated="8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22.5">
            <text:p>22.5</text:p>
          </table:table-cell>
          <table:table-cell table:formula="of:=1.01325*[.B387]" office:value-type="float" office:value="22.798125">
            <text:p>22.798125</text:p>
          </table:table-cell>
          <table:table-cell table:style-name="ce41" office:value-type="float" office:value="172.25">
            <text:p>172.25</text:p>
          </table:table-cell>
          <table:table-cell/>
          <table:table-cell table:style-name="ce41" table:formula="of:=[.$I$5]+[.$I$6]*[.A387]+[.$I$7]*[.A387]^2+[.$I$8]*[.A387]^3+[.$I$9]*[.A387]^4+[.$I$10]*[.C387]+[.$I$11]*[.A387]*[.C387]+[.$I$12]*[.A387]^2*[.C387]+[.$I$13]*[.A387]^3*[.C387]+[.$I$14]*[.A387]^4*[.C387]+[.$I$15]*[.C387]^2+[.$I$16]*[.A387]*[.C387]^2+[.$I$17]*[.A387]^2*[.C387]^2+[.$I$18]*[.A387]^3*[.C387]^2+[.$I$19]*[.A387]^4*[.C387]^2+[.$I$20]*[.C387]^3+[.$I$21]*[.A387]*[.C387]^3+[.$I$22]*[.A387]^2*[.C387]^3+[.$I$23]*[.A387]^3*[.C387]^3+[.$I$24]*[.A387]^4*[.C387]^3+[.$I$25]*[.C387]^4+[.$I$26]*[.A387]*[.C387]^4+[.$I$27]*[.A387]^2*[.C387]^4+[.$I$28]*[.A387]^3*[.C387]^4+[.$I$29]*[.A387]^4*[.C387]^4" office:value-type="float" office:value="172.311159919442">
            <text:p>172.31</text:p>
          </table:table-cell>
          <table:table-cell table:number-columns-repeated="8"/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22.5">
            <text:p>22.5</text:p>
          </table:table-cell>
          <table:table-cell table:formula="of:=1.01325*[.B388]" office:value-type="float" office:value="22.798125">
            <text:p>22.798125</text:p>
          </table:table-cell>
          <table:table-cell table:style-name="ce41" office:value-type="float" office:value="172.63">
            <text:p>172.63</text:p>
          </table:table-cell>
          <table:table-cell/>
          <table:table-cell table:style-name="ce41" table:formula="of:=[.$I$5]+[.$I$6]*[.A388]+[.$I$7]*[.A388]^2+[.$I$8]*[.A388]^3+[.$I$9]*[.A388]^4+[.$I$10]*[.C388]+[.$I$11]*[.A388]*[.C388]+[.$I$12]*[.A388]^2*[.C388]+[.$I$13]*[.A388]^3*[.C388]+[.$I$14]*[.A388]^4*[.C388]+[.$I$15]*[.C388]^2+[.$I$16]*[.A388]*[.C388]^2+[.$I$17]*[.A388]^2*[.C388]^2+[.$I$18]*[.A388]^3*[.C388]^2+[.$I$19]*[.A388]^4*[.C388]^2+[.$I$20]*[.C388]^3+[.$I$21]*[.A388]*[.C388]^3+[.$I$22]*[.A388]^2*[.C388]^3+[.$I$23]*[.A388]^3*[.C388]^3+[.$I$24]*[.A388]^4*[.C388]^3+[.$I$25]*[.C388]^4+[.$I$26]*[.A388]*[.C388]^4+[.$I$27]*[.A388]^2*[.C388]^4+[.$I$28]*[.A388]^3*[.C388]^4+[.$I$29]*[.A388]^4*[.C388]^4" office:value-type="float" office:value="172.670384749222">
            <text:p>172.67</text:p>
          </table:table-cell>
          <table:table-cell table:number-columns-repeated="8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22.5">
            <text:p>22.5</text:p>
          </table:table-cell>
          <table:table-cell table:formula="of:=1.01325*[.B389]" office:value-type="float" office:value="22.798125">
            <text:p>22.798125</text:p>
          </table:table-cell>
          <table:table-cell table:style-name="ce41" office:value-type="float" office:value="173.17">
            <text:p>173.17</text:p>
          </table:table-cell>
          <table:table-cell/>
          <table:table-cell table:style-name="ce41" table:formula="of:=[.$I$5]+[.$I$6]*[.A389]+[.$I$7]*[.A389]^2+[.$I$8]*[.A389]^3+[.$I$9]*[.A389]^4+[.$I$10]*[.C389]+[.$I$11]*[.A389]*[.C389]+[.$I$12]*[.A389]^2*[.C389]+[.$I$13]*[.A389]^3*[.C389]+[.$I$14]*[.A389]^4*[.C389]+[.$I$15]*[.C389]^2+[.$I$16]*[.A389]*[.C389]^2+[.$I$17]*[.A389]^2*[.C389]^2+[.$I$18]*[.A389]^3*[.C389]^2+[.$I$19]*[.A389]^4*[.C389]^2+[.$I$20]*[.C389]^3+[.$I$21]*[.A389]*[.C389]^3+[.$I$22]*[.A389]^2*[.C389]^3+[.$I$23]*[.A389]^3*[.C389]^3+[.$I$24]*[.A389]^4*[.C389]^3+[.$I$25]*[.C389]^4+[.$I$26]*[.A389]*[.C389]^4+[.$I$27]*[.A389]^2*[.C389]^4+[.$I$28]*[.A389]^3*[.C389]^4+[.$I$29]*[.A389]^4*[.C389]^4" office:value-type="float" office:value="173.082272140179">
            <text:p>173.08</text:p>
          </table:table-cell>
          <table:table-cell table:number-columns-repeated="8"/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25">
            <text:p>25</text:p>
          </table:table-cell>
          <table:table-cell table:formula="of:=1.01325*[.B390]" office:value-type="float" office:value="25.33125">
            <text:p>25.331250</text:p>
          </table:table-cell>
          <table:table-cell table:style-name="ce41" office:value-type="float" office:value="172.46">
            <text:p>172.46</text:p>
          </table:table-cell>
          <table:table-cell/>
          <table:table-cell table:style-name="ce41" table:formula="of:=[.$I$5]+[.$I$6]*[.A390]+[.$I$7]*[.A390]^2+[.$I$8]*[.A390]^3+[.$I$9]*[.A390]^4+[.$I$10]*[.C390]+[.$I$11]*[.A390]*[.C390]+[.$I$12]*[.A390]^2*[.C390]+[.$I$13]*[.A390]^3*[.C390]+[.$I$14]*[.A390]^4*[.C390]+[.$I$15]*[.C390]^2+[.$I$16]*[.A390]*[.C390]^2+[.$I$17]*[.A390]^2*[.C390]^2+[.$I$18]*[.A390]^3*[.C390]^2+[.$I$19]*[.A390]^4*[.C390]^2+[.$I$20]*[.C390]^3+[.$I$21]*[.A390]*[.C390]^3+[.$I$22]*[.A390]^2*[.C390]^3+[.$I$23]*[.A390]^3*[.C390]^3+[.$I$24]*[.A390]^4*[.C390]^3+[.$I$25]*[.C390]^4+[.$I$26]*[.A390]*[.C390]^4+[.$I$27]*[.A390]^2*[.C390]^4+[.$I$28]*[.A390]^3*[.C390]^4+[.$I$29]*[.A390]^4*[.C390]^4" office:value-type="float" office:value="172.493853155434">
            <text:p>172.49</text:p>
          </table:table-cell>
          <table:table-cell table:number-columns-repeated="8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25">
            <text:p>25</text:p>
          </table:table-cell>
          <table:table-cell table:formula="of:=1.01325*[.B391]" office:value-type="float" office:value="25.33125">
            <text:p>25.331250</text:p>
          </table:table-cell>
          <table:table-cell table:style-name="ce41" office:value-type="float" office:value="172.46">
            <text:p>172.46</text:p>
          </table:table-cell>
          <table:table-cell/>
          <table:table-cell table:style-name="ce41" table:formula="of:=[.$I$5]+[.$I$6]*[.A391]+[.$I$7]*[.A391]^2+[.$I$8]*[.A391]^3+[.$I$9]*[.A391]^4+[.$I$10]*[.C391]+[.$I$11]*[.A391]*[.C391]+[.$I$12]*[.A391]^2*[.C391]+[.$I$13]*[.A391]^3*[.C391]+[.$I$14]*[.A391]^4*[.C391]+[.$I$15]*[.C391]^2+[.$I$16]*[.A391]*[.C391]^2+[.$I$17]*[.A391]^2*[.C391]^2+[.$I$18]*[.A391]^3*[.C391]^2+[.$I$19]*[.A391]^4*[.C391]^2+[.$I$20]*[.C391]^3+[.$I$21]*[.A391]*[.C391]^3+[.$I$22]*[.A391]^2*[.C391]^3+[.$I$23]*[.A391]^3*[.C391]^3+[.$I$24]*[.A391]^4*[.C391]^3+[.$I$25]*[.C391]^4+[.$I$26]*[.A391]*[.C391]^4+[.$I$27]*[.A391]^2*[.C391]^4+[.$I$28]*[.A391]^3*[.C391]^4+[.$I$29]*[.A391]^4*[.C391]^4" office:value-type="float" office:value="172.46220781889">
            <text:p>172.46</text:p>
          </table:table-cell>
          <table:table-cell table:number-columns-repeated="8"/>
        </table:table-row>
        <table:table-row table:style-name="ro1">
          <table:table-cell office:value-type="float" office:value="0.2">
            <text:p>0.20</text:p>
          </table:table-cell>
          <table:table-cell office:value-type="float" office:value="25">
            <text:p>25</text:p>
          </table:table-cell>
          <table:table-cell table:formula="of:=1.01325*[.B392]" office:value-type="float" office:value="25.33125">
            <text:p>25.331250</text:p>
          </table:table-cell>
          <table:table-cell table:style-name="ce41" office:value-type="float" office:value="172.46">
            <text:p>172.46</text:p>
          </table:table-cell>
          <table:table-cell/>
          <table:table-cell table:style-name="ce41" table:formula="of:=[.$I$5]+[.$I$6]*[.A392]+[.$I$7]*[.A392]^2+[.$I$8]*[.A392]^3+[.$I$9]*[.A392]^4+[.$I$10]*[.C392]+[.$I$11]*[.A392]*[.C392]+[.$I$12]*[.A392]^2*[.C392]+[.$I$13]*[.A392]^3*[.C392]+[.$I$14]*[.A392]^4*[.C392]+[.$I$15]*[.C392]^2+[.$I$16]*[.A392]*[.C392]^2+[.$I$17]*[.A392]^2*[.C392]^2+[.$I$18]*[.A392]^3*[.C392]^2+[.$I$19]*[.A392]^4*[.C392]^2+[.$I$20]*[.C392]^3+[.$I$21]*[.A392]*[.C392]^3+[.$I$22]*[.A392]^2*[.C392]^3+[.$I$23]*[.A392]^3*[.C392]^3+[.$I$24]*[.A392]^4*[.C392]^3+[.$I$25]*[.C392]^4+[.$I$26]*[.A392]*[.C392]^4+[.$I$27]*[.A392]^2*[.C392]^4+[.$I$28]*[.A392]^3*[.C392]^4+[.$I$29]*[.A392]^4*[.C392]^4" office:value-type="float" office:value="172.442412834266">
            <text:p>172.44</text:p>
          </table:table-cell>
          <table:table-cell table:number-columns-repeated="8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5">
            <text:p>25</text:p>
          </table:table-cell>
          <table:table-cell table:formula="of:=1.01325*[.B393]" office:value-type="float" office:value="25.33125">
            <text:p>25.331250</text:p>
          </table:table-cell>
          <table:table-cell table:style-name="ce41" office:value-type="float" office:value="172.46">
            <text:p>172.46</text:p>
          </table:table-cell>
          <table:table-cell/>
          <table:table-cell table:style-name="ce41" table:formula="of:=[.$I$5]+[.$I$6]*[.A393]+[.$I$7]*[.A393]^2+[.$I$8]*[.A393]^3+[.$I$9]*[.A393]^4+[.$I$10]*[.C393]+[.$I$11]*[.A393]*[.C393]+[.$I$12]*[.A393]^2*[.C393]+[.$I$13]*[.A393]^3*[.C393]+[.$I$14]*[.A393]^4*[.C393]+[.$I$15]*[.C393]^2+[.$I$16]*[.A393]*[.C393]^2+[.$I$17]*[.A393]^2*[.C393]^2+[.$I$18]*[.A393]^3*[.C393]^2+[.$I$19]*[.A393]^4*[.C393]^2+[.$I$20]*[.C393]^3+[.$I$21]*[.A393]*[.C393]^3+[.$I$22]*[.A393]^2*[.C393]^3+[.$I$23]*[.A393]^3*[.C393]^3+[.$I$24]*[.A393]^4*[.C393]^3+[.$I$25]*[.C393]^4+[.$I$26]*[.A393]*[.C393]^4+[.$I$27]*[.A393]^2*[.C393]^4+[.$I$28]*[.A393]^3*[.C393]^4+[.$I$29]*[.A393]^4*[.C393]^4" office:value-type="float" office:value="172.432011848647">
            <text:p>172.43</text:p>
          </table:table-cell>
          <table:table-cell table:number-columns-repeated="8"/>
        </table:table-row>
        <table:table-row table:style-name="ro1">
          <table:table-cell office:value-type="float" office:value="0.3">
            <text:p>0.30</text:p>
          </table:table-cell>
          <table:table-cell office:value-type="float" office:value="25">
            <text:p>25</text:p>
          </table:table-cell>
          <table:table-cell table:formula="of:=1.01325*[.B394]" office:value-type="float" office:value="25.33125">
            <text:p>25.331250</text:p>
          </table:table-cell>
          <table:table-cell table:style-name="ce41" office:value-type="float" office:value="172.46">
            <text:p>172.46</text:p>
          </table:table-cell>
          <table:table-cell/>
          <table:table-cell table:style-name="ce41" table:formula="of:=[.$I$5]+[.$I$6]*[.A394]+[.$I$7]*[.A394]^2+[.$I$8]*[.A394]^3+[.$I$9]*[.A394]^4+[.$I$10]*[.C394]+[.$I$11]*[.A394]*[.C394]+[.$I$12]*[.A394]^2*[.C394]+[.$I$13]*[.A394]^3*[.C394]+[.$I$14]*[.A394]^4*[.C394]+[.$I$15]*[.C394]^2+[.$I$16]*[.A394]*[.C394]^2+[.$I$17]*[.A394]^2*[.C394]^2+[.$I$18]*[.A394]^3*[.C394]^2+[.$I$19]*[.A394]^4*[.C394]^2+[.$I$20]*[.C394]^3+[.$I$21]*[.A394]*[.C394]^3+[.$I$22]*[.A394]^2*[.C394]^3+[.$I$23]*[.A394]^3*[.C394]^3+[.$I$24]*[.A394]^4*[.C394]^3+[.$I$25]*[.C394]^4+[.$I$26]*[.A394]*[.C394]^4+[.$I$27]*[.A394]^2*[.C394]^4+[.$I$28]*[.A394]^3*[.C394]^4+[.$I$29]*[.A394]^4*[.C394]^4" office:value-type="float" office:value="172.428799241082">
            <text:p>172.43</text:p>
          </table:table-cell>
          <table:table-cell table:number-columns-repeated="8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25">
            <text:p>25</text:p>
          </table:table-cell>
          <table:table-cell table:formula="of:=1.01325*[.B395]" office:value-type="float" office:value="25.33125">
            <text:p>25.331250</text:p>
          </table:table-cell>
          <table:table-cell table:style-name="ce41" office:value-type="float" office:value="172.46">
            <text:p>172.46</text:p>
          </table:table-cell>
          <table:table-cell/>
          <table:table-cell table:style-name="ce41" table:formula="of:=[.$I$5]+[.$I$6]*[.A395]+[.$I$7]*[.A395]^2+[.$I$8]*[.A395]^3+[.$I$9]*[.A395]^4+[.$I$10]*[.C395]+[.$I$11]*[.A395]*[.C395]+[.$I$12]*[.A395]^2*[.C395]+[.$I$13]*[.A395]^3*[.C395]+[.$I$14]*[.A395]^4*[.C395]+[.$I$15]*[.C395]^2+[.$I$16]*[.A395]*[.C395]^2+[.$I$17]*[.A395]^2*[.C395]^2+[.$I$18]*[.A395]^3*[.C395]^2+[.$I$19]*[.A395]^4*[.C395]^2+[.$I$20]*[.C395]^3+[.$I$21]*[.A395]*[.C395]^3+[.$I$22]*[.A395]^2*[.C395]^3+[.$I$23]*[.A395]^3*[.C395]^3+[.$I$24]*[.A395]^4*[.C395]^3+[.$I$25]*[.C395]^4+[.$I$26]*[.A395]*[.C395]^4+[.$I$27]*[.A395]^2*[.C395]^4+[.$I$28]*[.A395]^3*[.C395]^4+[.$I$29]*[.A395]^4*[.C395]^4" office:value-type="float" office:value="172.430820122585">
            <text:p>172.43</text:p>
          </table:table-cell>
          <table:table-cell table:number-columns-repeated="8"/>
        </table:table-row>
        <table:table-row table:style-name="ro1">
          <table:table-cell office:value-type="float" office:value="0.4">
            <text:p>0.40</text:p>
          </table:table-cell>
          <table:table-cell office:value-type="float" office:value="25">
            <text:p>25</text:p>
          </table:table-cell>
          <table:table-cell table:formula="of:=1.01325*[.B396]" office:value-type="float" office:value="25.33125">
            <text:p>25.331250</text:p>
          </table:table-cell>
          <table:table-cell table:style-name="ce41" office:value-type="float" office:value="172.46">
            <text:p>172.46</text:p>
          </table:table-cell>
          <table:table-cell/>
          <table:table-cell table:style-name="ce41" table:formula="of:=[.$I$5]+[.$I$6]*[.A396]+[.$I$7]*[.A396]^2+[.$I$8]*[.A396]^3+[.$I$9]*[.A396]^4+[.$I$10]*[.C396]+[.$I$11]*[.A396]*[.C396]+[.$I$12]*[.A396]^2*[.C396]+[.$I$13]*[.A396]^3*[.C396]+[.$I$14]*[.A396]^4*[.C396]+[.$I$15]*[.C396]^2+[.$I$16]*[.A396]*[.C396]^2+[.$I$17]*[.A396]^2*[.C396]^2+[.$I$18]*[.A396]^3*[.C396]^2+[.$I$19]*[.A396]^4*[.C396]^2+[.$I$20]*[.C396]^3+[.$I$21]*[.A396]*[.C396]^3+[.$I$22]*[.A396]^2*[.C396]^3+[.$I$23]*[.A396]^3*[.C396]^3+[.$I$24]*[.A396]^4*[.C396]^3+[.$I$25]*[.C396]^4+[.$I$26]*[.A396]*[.C396]^4+[.$I$27]*[.A396]^2*[.C396]^4+[.$I$28]*[.A396]^3*[.C396]^4+[.$I$29]*[.A396]^4*[.C396]^4" office:value-type="float" office:value="172.436370336133">
            <text:p>172.44</text:p>
          </table:table-cell>
          <table:table-cell table:number-columns-repeated="8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25">
            <text:p>25</text:p>
          </table:table-cell>
          <table:table-cell table:formula="of:=1.01325*[.B397]" office:value-type="float" office:value="25.33125">
            <text:p>25.331250</text:p>
          </table:table-cell>
          <table:table-cell table:style-name="ce41" office:value-type="float" office:value="172.46">
            <text:p>172.46</text:p>
          </table:table-cell>
          <table:table-cell/>
          <table:table-cell table:style-name="ce41" table:formula="of:=[.$I$5]+[.$I$6]*[.A397]+[.$I$7]*[.A397]^2+[.$I$8]*[.A397]^3+[.$I$9]*[.A397]^4+[.$I$10]*[.C397]+[.$I$11]*[.A397]*[.C397]+[.$I$12]*[.A397]^2*[.C397]+[.$I$13]*[.A397]^3*[.C397]+[.$I$14]*[.A397]^4*[.C397]+[.$I$15]*[.C397]^2+[.$I$16]*[.A397]*[.C397]^2+[.$I$17]*[.A397]^2*[.C397]^2+[.$I$18]*[.A397]^3*[.C397]^2+[.$I$19]*[.A397]^4*[.C397]^2+[.$I$20]*[.C397]^3+[.$I$21]*[.A397]*[.C397]^3+[.$I$22]*[.A397]^2*[.C397]^3+[.$I$23]*[.A397]^3*[.C397]^3+[.$I$24]*[.A397]^4*[.C397]^3+[.$I$25]*[.C397]^4+[.$I$26]*[.A397]*[.C397]^4+[.$I$27]*[.A397]^2*[.C397]^4+[.$I$28]*[.A397]^3*[.C397]^4+[.$I$29]*[.A397]^4*[.C397]^4" office:value-type="float" office:value="172.443996456669">
            <text:p>172.44</text:p>
          </table:table-cell>
          <table:table-cell table:number-columns-repeated="8"/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25">
            <text:p>25</text:p>
          </table:table-cell>
          <table:table-cell table:formula="of:=1.01325*[.B398]" office:value-type="float" office:value="25.33125">
            <text:p>25.331250</text:p>
          </table:table-cell>
          <table:table-cell table:style-name="ce41" office:value-type="float" office:value="172.46">
            <text:p>172.46</text:p>
          </table:table-cell>
          <table:table-cell/>
          <table:table-cell table:style-name="ce41" table:formula="of:=[.$I$5]+[.$I$6]*[.A398]+[.$I$7]*[.A398]^2+[.$I$8]*[.A398]^3+[.$I$9]*[.A398]^4+[.$I$10]*[.C398]+[.$I$11]*[.A398]*[.C398]+[.$I$12]*[.A398]^2*[.C398]+[.$I$13]*[.A398]^3*[.C398]+[.$I$14]*[.A398]^4*[.C398]+[.$I$15]*[.C398]^2+[.$I$16]*[.A398]*[.C398]^2+[.$I$17]*[.A398]^2*[.C398]^2+[.$I$18]*[.A398]^3*[.C398]^2+[.$I$19]*[.A398]^4*[.C398]^2+[.$I$20]*[.C398]^3+[.$I$21]*[.A398]*[.C398]^3+[.$I$22]*[.A398]^2*[.C398]^3+[.$I$23]*[.A398]^3*[.C398]^3+[.$I$24]*[.A398]^4*[.C398]^3+[.$I$25]*[.C398]^4+[.$I$26]*[.A398]*[.C398]^4+[.$I$27]*[.A398]^2*[.C398]^4+[.$I$28]*[.A398]^3*[.C398]^4+[.$I$29]*[.A398]^4*[.C398]^4" office:value-type="float" office:value="172.452495791099">
            <text:p>172.45</text:p>
          </table:table-cell>
          <table:table-cell table:number-columns-repeated="8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25">
            <text:p>25</text:p>
          </table:table-cell>
          <table:table-cell table:formula="of:=1.01325*[.B399]" office:value-type="float" office:value="25.33125">
            <text:p>25.331250</text:p>
          </table:table-cell>
          <table:table-cell table:style-name="ce41" office:value-type="float" office:value="172.46">
            <text:p>172.46</text:p>
          </table:table-cell>
          <table:table-cell/>
          <table:table-cell table:style-name="ce41" table:formula="of:=[.$I$5]+[.$I$6]*[.A399]+[.$I$7]*[.A399]^2+[.$I$8]*[.A399]^3+[.$I$9]*[.A399]^4+[.$I$10]*[.C399]+[.$I$11]*[.A399]*[.C399]+[.$I$12]*[.A399]^2*[.C399]+[.$I$13]*[.A399]^3*[.C399]+[.$I$14]*[.A399]^4*[.C399]+[.$I$15]*[.C399]^2+[.$I$16]*[.A399]*[.C399]^2+[.$I$17]*[.A399]^2*[.C399]^2+[.$I$18]*[.A399]^3*[.C399]^2+[.$I$19]*[.A399]^4*[.C399]^2+[.$I$20]*[.C399]^3+[.$I$21]*[.A399]*[.C399]^3+[.$I$22]*[.A399]^2*[.C399]^3+[.$I$23]*[.A399]^3*[.C399]^3+[.$I$24]*[.A399]^4*[.C399]^3+[.$I$25]*[.C399]^4+[.$I$26]*[.A399]*[.C399]^4+[.$I$27]*[.A399]^2*[.C399]^4+[.$I$28]*[.A399]^3*[.C399]^4+[.$I$29]*[.A399]^4*[.C399]^4" office:value-type="float" office:value="172.460916378295">
            <text:p>172.46</text:p>
          </table:table-cell>
          <table:table-cell table:number-columns-repeated="8"/>
        </table:table-row>
        <table:table-row table:style-name="ro1">
          <table:table-cell office:value-type="float" office:value="0.6">
            <text:p>0.60</text:p>
          </table:table-cell>
          <table:table-cell office:value-type="float" office:value="25">
            <text:p>25</text:p>
          </table:table-cell>
          <table:table-cell table:formula="of:=1.01325*[.B400]" office:value-type="float" office:value="25.33125">
            <text:p>25.331250</text:p>
          </table:table-cell>
          <table:table-cell table:style-name="ce41" office:value-type="float" office:value="172.46">
            <text:p>172.46</text:p>
          </table:table-cell>
          <table:table-cell/>
          <table:table-cell table:style-name="ce41" table:formula="of:=[.$I$5]+[.$I$6]*[.A400]+[.$I$7]*[.A400]^2+[.$I$8]*[.A400]^3+[.$I$9]*[.A400]^4+[.$I$10]*[.C400]+[.$I$11]*[.A400]*[.C400]+[.$I$12]*[.A400]^2*[.C400]+[.$I$13]*[.A400]^3*[.C400]+[.$I$14]*[.A400]^4*[.C400]+[.$I$15]*[.C400]^2+[.$I$16]*[.A400]*[.C400]^2+[.$I$17]*[.A400]^2*[.C400]^2+[.$I$18]*[.A400]^3*[.C400]^2+[.$I$19]*[.A400]^4*[.C400]^2+[.$I$20]*[.C400]^3+[.$I$21]*[.A400]*[.C400]^3+[.$I$22]*[.A400]^2*[.C400]^3+[.$I$23]*[.A400]^3*[.C400]^3+[.$I$24]*[.A400]^4*[.C400]^3+[.$I$25]*[.C400]^4+[.$I$26]*[.A400]*[.C400]^4+[.$I$27]*[.A400]^2*[.C400]^4+[.$I$28]*[.A400]^3*[.C400]^4+[.$I$29]*[.A400]^4*[.C400]^4" office:value-type="float" office:value="172.468556989092">
            <text:p>172.47</text:p>
          </table:table-cell>
          <table:table-cell table:number-columns-repeated="8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25">
            <text:p>25</text:p>
          </table:table-cell>
          <table:table-cell table:formula="of:=1.01325*[.B401]" office:value-type="float" office:value="25.33125">
            <text:p>25.331250</text:p>
          </table:table-cell>
          <table:table-cell table:style-name="ce41" office:value-type="float" office:value="172.46">
            <text:p>172.46</text:p>
          </table:table-cell>
          <table:table-cell/>
          <table:table-cell table:style-name="ce41" table:formula="of:=[.$I$5]+[.$I$6]*[.A401]+[.$I$7]*[.A401]^2+[.$I$8]*[.A401]^3+[.$I$9]*[.A401]^4+[.$I$10]*[.C401]+[.$I$11]*[.A401]*[.C401]+[.$I$12]*[.A401]^2*[.C401]+[.$I$13]*[.A401]^3*[.C401]+[.$I$14]*[.A401]^4*[.C401]+[.$I$15]*[.C401]^2+[.$I$16]*[.A401]*[.C401]^2+[.$I$17]*[.A401]^2*[.C401]^2+[.$I$18]*[.A401]^3*[.C401]^2+[.$I$19]*[.A401]^4*[.C401]^2+[.$I$20]*[.C401]^3+[.$I$21]*[.A401]*[.C401]^3+[.$I$22]*[.A401]^2*[.C401]^3+[.$I$23]*[.A401]^3*[.C401]^3+[.$I$24]*[.A401]^4*[.C401]^3+[.$I$25]*[.C401]^4+[.$I$26]*[.A401]*[.C401]^4+[.$I$27]*[.A401]^2*[.C401]^4+[.$I$28]*[.A401]^3*[.C401]^4+[.$I$29]*[.A401]^4*[.C401]^4" office:value-type="float" office:value="172.47496712629">
            <text:p>172.47</text:p>
          </table:table-cell>
          <table:table-cell table:number-columns-repeated="8"/>
        </table:table-row>
        <table:table-row table:style-name="ro1">
          <table:table-cell office:value-type="float" office:value="0.7">
            <text:p>0.70</text:p>
          </table:table-cell>
          <table:table-cell office:value-type="float" office:value="25">
            <text:p>25</text:p>
          </table:table-cell>
          <table:table-cell table:formula="of:=1.01325*[.B402]" office:value-type="float" office:value="25.33125">
            <text:p>25.331250</text:p>
          </table:table-cell>
          <table:table-cell table:style-name="ce41" office:value-type="float" office:value="172.46">
            <text:p>172.46</text:p>
          </table:table-cell>
          <table:table-cell/>
          <table:table-cell table:style-name="ce41" table:formula="of:=[.$I$5]+[.$I$6]*[.A402]+[.$I$7]*[.A402]^2+[.$I$8]*[.A402]^3+[.$I$9]*[.A402]^4+[.$I$10]*[.C402]+[.$I$11]*[.A402]*[.C402]+[.$I$12]*[.A402]^2*[.C402]+[.$I$13]*[.A402]^3*[.C402]+[.$I$14]*[.A402]^4*[.C402]+[.$I$15]*[.C402]^2+[.$I$16]*[.A402]*[.C402]^2+[.$I$17]*[.A402]^2*[.C402]^2+[.$I$18]*[.A402]^3*[.C402]^2+[.$I$19]*[.A402]^4*[.C402]^2+[.$I$20]*[.C402]^3+[.$I$21]*[.A402]*[.C402]^3+[.$I$22]*[.A402]^2*[.C402]^3+[.$I$23]*[.A402]^3*[.C402]^3+[.$I$24]*[.A402]^4*[.C402]^3+[.$I$25]*[.C402]^4+[.$I$26]*[.A402]*[.C402]^4+[.$I$27]*[.A402]^2*[.C402]^4+[.$I$28]*[.A402]^3*[.C402]^4+[.$I$29]*[.A402]^4*[.C402]^4" office:value-type="float" office:value="172.479947024652">
            <text:p>172.48</text:p>
          </table:table-cell>
          <table:table-cell table:number-columns-repeated="8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25">
            <text:p>25</text:p>
          </table:table-cell>
          <table:table-cell table:formula="of:=1.01325*[.B403]" office:value-type="float" office:value="25.33125">
            <text:p>25.331250</text:p>
          </table:table-cell>
          <table:table-cell table:style-name="ce41" office:value-type="float" office:value="172.47">
            <text:p>172.47</text:p>
          </table:table-cell>
          <table:table-cell/>
          <table:table-cell table:style-name="ce41" table:formula="of:=[.$I$5]+[.$I$6]*[.A403]+[.$I$7]*[.A403]^2+[.$I$8]*[.A403]^3+[.$I$9]*[.A403]^4+[.$I$10]*[.C403]+[.$I$11]*[.A403]*[.C403]+[.$I$12]*[.A403]^2*[.C403]+[.$I$13]*[.A403]^3*[.C403]+[.$I$14]*[.A403]^4*[.C403]+[.$I$15]*[.C403]^2+[.$I$16]*[.A403]*[.C403]^2+[.$I$17]*[.A403]^2*[.C403]^2+[.$I$18]*[.A403]^3*[.C403]^2+[.$I$19]*[.A403]^4*[.C403]^2+[.$I$20]*[.C403]^3+[.$I$21]*[.A403]*[.C403]^3+[.$I$22]*[.A403]^2*[.C403]^3+[.$I$23]*[.A403]^3*[.C403]^3+[.$I$24]*[.A403]^4*[.C403]^3+[.$I$25]*[.C403]^4+[.$I$26]*[.A403]*[.C403]^4+[.$I$27]*[.A403]^2*[.C403]^4+[.$I$28]*[.A403]^3*[.C403]^4+[.$I$29]*[.A403]^4*[.C403]^4" office:value-type="float" office:value="172.483547650909">
            <text:p>172.48</text:p>
          </table:table-cell>
          <table:table-cell table:number-columns-repeated="8"/>
        </table:table-row>
        <table:table-row table:style-name="ro1">
          <table:table-cell office:value-type="float" office:value="0.8">
            <text:p>0.80</text:p>
          </table:table-cell>
          <table:table-cell office:value-type="float" office:value="25">
            <text:p>25</text:p>
          </table:table-cell>
          <table:table-cell table:formula="of:=1.01325*[.B404]" office:value-type="float" office:value="25.33125">
            <text:p>25.331250</text:p>
          </table:table-cell>
          <table:table-cell table:style-name="ce41" office:value-type="float" office:value="172.47">
            <text:p>172.47</text:p>
          </table:table-cell>
          <table:table-cell/>
          <table:table-cell table:style-name="ce41" table:formula="of:=[.$I$5]+[.$I$6]*[.A404]+[.$I$7]*[.A404]^2+[.$I$8]*[.A404]^3+[.$I$9]*[.A404]^4+[.$I$10]*[.C404]+[.$I$11]*[.A404]*[.C404]+[.$I$12]*[.A404]^2*[.C404]+[.$I$13]*[.A404]^3*[.C404]+[.$I$14]*[.A404]^4*[.C404]+[.$I$15]*[.C404]^2+[.$I$16]*[.A404]*[.C404]^2+[.$I$17]*[.A404]^2*[.C404]^2+[.$I$18]*[.A404]^3*[.C404]^2+[.$I$19]*[.A404]^4*[.C404]^2+[.$I$20]*[.C404]^3+[.$I$21]*[.A404]*[.C404]^3+[.$I$22]*[.A404]^2*[.C404]^3+[.$I$23]*[.A404]^3*[.C404]^3+[.$I$24]*[.A404]^4*[.C404]^3+[.$I$25]*[.C404]^4+[.$I$26]*[.A404]*[.C404]^4+[.$I$27]*[.A404]^2*[.C404]^4+[.$I$28]*[.A404]^3*[.C404]^4+[.$I$29]*[.A404]^4*[.C404]^4" office:value-type="float" office:value="172.486070703753">
            <text:p>172.49</text:p>
          </table:table-cell>
          <table:table-cell table:number-columns-repeated="8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5">
            <text:p>25</text:p>
          </table:table-cell>
          <table:table-cell table:formula="of:=1.01325*[.B405]" office:value-type="float" office:value="25.33125">
            <text:p>25.331250</text:p>
          </table:table-cell>
          <table:table-cell table:style-name="ce41" office:value-type="float" office:value="172.47">
            <text:p>172.47</text:p>
          </table:table-cell>
          <table:table-cell/>
          <table:table-cell table:style-name="ce41" table:formula="of:=[.$I$5]+[.$I$6]*[.A405]+[.$I$7]*[.A405]^2+[.$I$8]*[.A405]^3+[.$I$9]*[.A405]^4+[.$I$10]*[.C405]+[.$I$11]*[.A405]*[.C405]+[.$I$12]*[.A405]^2*[.C405]+[.$I$13]*[.A405]^3*[.C405]+[.$I$14]*[.A405]^4*[.C405]+[.$I$15]*[.C405]^2+[.$I$16]*[.A405]*[.C405]^2+[.$I$17]*[.A405]^2*[.C405]^2+[.$I$18]*[.A405]^3*[.C405]^2+[.$I$19]*[.A405]^4*[.C405]^2+[.$I$20]*[.C405]^3+[.$I$21]*[.A405]*[.C405]^3+[.$I$22]*[.A405]^2*[.C405]^3+[.$I$23]*[.A405]^3*[.C405]^3+[.$I$24]*[.A405]^4*[.C405]^3+[.$I$25]*[.C405]^4+[.$I$26]*[.A405]*[.C405]^4+[.$I$27]*[.A405]^2*[.C405]^4+[.$I$28]*[.A405]^3*[.C405]^4+[.$I$29]*[.A405]^4*[.C405]^4" office:value-type="float" office:value="172.488068613842">
            <text:p>172.49</text:p>
          </table:table-cell>
          <table:table-cell table:number-columns-repeated="8"/>
        </table:table-row>
        <table:table-row table:style-name="ro1">
          <table:table-cell office:value-type="float" office:value="0.9">
            <text:p>0.90</text:p>
          </table:table-cell>
          <table:table-cell office:value-type="float" office:value="25">
            <text:p>25</text:p>
          </table:table-cell>
          <table:table-cell table:formula="of:=1.01325*[.B406]" office:value-type="float" office:value="25.33125">
            <text:p>25.331250</text:p>
          </table:table-cell>
          <table:table-cell table:style-name="ce41" office:value-type="float" office:value="172.48">
            <text:p>172.48</text:p>
          </table:table-cell>
          <table:table-cell/>
          <table:table-cell table:style-name="ce41" table:formula="of:=[.$I$5]+[.$I$6]*[.A406]+[.$I$7]*[.A406]^2+[.$I$8]*[.A406]^3+[.$I$9]*[.A406]^4+[.$I$10]*[.C406]+[.$I$11]*[.A406]*[.C406]+[.$I$12]*[.A406]^2*[.C406]+[.$I$13]*[.A406]^3*[.C406]+[.$I$14]*[.A406]^4*[.C406]+[.$I$15]*[.C406]^2+[.$I$16]*[.A406]*[.C406]^2+[.$I$17]*[.A406]^2*[.C406]^2+[.$I$18]*[.A406]^3*[.C406]^2+[.$I$19]*[.A406]^4*[.C406]^2+[.$I$20]*[.C406]^3+[.$I$21]*[.A406]*[.C406]^3+[.$I$22]*[.A406]^2*[.C406]^3+[.$I$23]*[.A406]^3*[.C406]^3+[.$I$24]*[.A406]^4*[.C406]^3+[.$I$25]*[.C406]^4+[.$I$26]*[.A406]*[.C406]^4+[.$I$27]*[.A406]^2*[.C406]^4+[.$I$28]*[.A406]^3*[.C406]^4+[.$I$29]*[.A406]^4*[.C406]^4" office:value-type="float" office:value="172.490344543796">
            <text:p>172.49</text:p>
          </table:table-cell>
          <table:table-cell table:number-columns-repeated="8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25">
            <text:p>25</text:p>
          </table:table-cell>
          <table:table-cell table:formula="of:=1.01325*[.B407]" office:value-type="float" office:value="25.33125">
            <text:p>25.331250</text:p>
          </table:table-cell>
          <table:table-cell table:style-name="ce41" office:value-type="float" office:value="172.49">
            <text:p>172.49</text:p>
          </table:table-cell>
          <table:table-cell/>
          <table:table-cell table:style-name="ce41" table:formula="of:=[.$I$5]+[.$I$6]*[.A407]+[.$I$7]*[.A407]^2+[.$I$8]*[.A407]^3+[.$I$9]*[.A407]^4+[.$I$10]*[.C407]+[.$I$11]*[.A407]*[.C407]+[.$I$12]*[.A407]^2*[.C407]+[.$I$13]*[.A407]^3*[.C407]+[.$I$14]*[.A407]^4*[.C407]+[.$I$15]*[.C407]^2+[.$I$16]*[.A407]*[.C407]^2+[.$I$17]*[.A407]^2*[.C407]^2+[.$I$18]*[.A407]^3*[.C407]^2+[.$I$19]*[.A407]^4*[.C407]^2+[.$I$20]*[.C407]^3+[.$I$21]*[.A407]*[.C407]^3+[.$I$22]*[.A407]^2*[.C407]^3+[.$I$23]*[.A407]^3*[.C407]^3+[.$I$24]*[.A407]^4*[.C407]^3+[.$I$25]*[.C407]^4+[.$I$26]*[.A407]*[.C407]^4+[.$I$27]*[.A407]^2*[.C407]^4+[.$I$28]*[.A407]^3*[.C407]^4+[.$I$29]*[.A407]^4*[.C407]^4" office:value-type="float" office:value="172.493952388204">
            <text:p>172.49</text:p>
          </table:table-cell>
          <table:table-cell table:number-columns-repeated="8"/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25">
            <text:p>25</text:p>
          </table:table-cell>
          <table:table-cell table:formula="of:=1.01325*[.B408]" office:value-type="float" office:value="25.33125">
            <text:p>25.331250</text:p>
          </table:table-cell>
          <table:table-cell table:style-name="ce41" office:value-type="float" office:value="172.51">
            <text:p>172.51</text:p>
          </table:table-cell>
          <table:table-cell/>
          <table:table-cell table:style-name="ce41" table:formula="of:=[.$I$5]+[.$I$6]*[.A408]+[.$I$7]*[.A408]^2+[.$I$8]*[.A408]^3+[.$I$9]*[.A408]^4+[.$I$10]*[.C408]+[.$I$11]*[.A408]*[.C408]+[.$I$12]*[.A408]^2*[.C408]+[.$I$13]*[.A408]^3*[.C408]+[.$I$14]*[.A408]^4*[.C408]+[.$I$15]*[.C408]^2+[.$I$16]*[.A408]*[.C408]^2+[.$I$17]*[.A408]^2*[.C408]^2+[.$I$18]*[.A408]^3*[.C408]^2+[.$I$19]*[.A408]^4*[.C408]^2+[.$I$20]*[.C408]^3+[.$I$21]*[.A408]*[.C408]^3+[.$I$22]*[.A408]^2*[.C408]^3+[.$I$23]*[.A408]^3*[.C408]^3+[.$I$24]*[.A408]^4*[.C408]^3+[.$I$25]*[.C408]^4+[.$I$26]*[.A408]*[.C408]^4+[.$I$27]*[.A408]^2*[.C408]^4+[.$I$28]*[.A408]^3*[.C408]^4+[.$I$29]*[.A408]^4*[.C408]^4" office:value-type="float" office:value="172.500196773615">
            <text:p>172.50</text:p>
          </table:table-cell>
          <table:table-cell table:number-columns-repeated="8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25">
            <text:p>25</text:p>
          </table:table-cell>
          <table:table-cell table:formula="of:=1.01325*[.B409]" office:value-type="float" office:value="25.33125">
            <text:p>25.331250</text:p>
          </table:table-cell>
          <table:table-cell table:style-name="ce41" office:value-type="float" office:value="172.52">
            <text:p>172.52</text:p>
          </table:table-cell>
          <table:table-cell/>
          <table:table-cell table:style-name="ce41" table:formula="of:=[.$I$5]+[.$I$6]*[.A409]+[.$I$7]*[.A409]^2+[.$I$8]*[.A409]^3+[.$I$9]*[.A409]^4+[.$I$10]*[.C409]+[.$I$11]*[.A409]*[.C409]+[.$I$12]*[.A409]^2*[.C409]+[.$I$13]*[.A409]^3*[.C409]+[.$I$14]*[.A409]^4*[.C409]+[.$I$15]*[.C409]^2+[.$I$16]*[.A409]*[.C409]^2+[.$I$17]*[.A409]^2*[.C409]^2+[.$I$18]*[.A409]^3*[.C409]^2+[.$I$19]*[.A409]^4*[.C409]^2+[.$I$20]*[.C409]^3+[.$I$21]*[.A409]*[.C409]^3+[.$I$22]*[.A409]^2*[.C409]^3+[.$I$23]*[.A409]^3*[.C409]^3+[.$I$24]*[.A409]^4*[.C409]^3+[.$I$25]*[.C409]^4+[.$I$26]*[.A409]*[.C409]^4+[.$I$27]*[.A409]^2*[.C409]^4+[.$I$28]*[.A409]^3*[.C409]^4+[.$I$29]*[.A409]^4*[.C409]^4" office:value-type="float" office:value="172.510633058544">
            <text:p>172.51</text:p>
          </table:table-cell>
          <table:table-cell table:number-columns-repeated="8"/>
        </table:table-row>
        <table:table-row table:style-name="ro1">
          <table:table-cell office:value-type="float" office:value="1.1">
            <text:p>1.10</text:p>
          </table:table-cell>
          <table:table-cell office:value-type="float" office:value="25">
            <text:p>25</text:p>
          </table:table-cell>
          <table:table-cell table:formula="of:=1.01325*[.B410]" office:value-type="float" office:value="25.33125">
            <text:p>25.331250</text:p>
          </table:table-cell>
          <table:table-cell table:style-name="ce41" office:value-type="float" office:value="172.55">
            <text:p>172.55</text:p>
          </table:table-cell>
          <table:table-cell/>
          <table:table-cell table:style-name="ce41" table:formula="of:=[.$I$5]+[.$I$6]*[.A410]+[.$I$7]*[.A410]^2+[.$I$8]*[.A410]^3+[.$I$9]*[.A410]^4+[.$I$10]*[.C410]+[.$I$11]*[.A410]*[.C410]+[.$I$12]*[.A410]^2*[.C410]+[.$I$13]*[.A410]^3*[.C410]+[.$I$14]*[.A410]^4*[.C410]+[.$I$15]*[.C410]^2+[.$I$16]*[.A410]*[.C410]^2+[.$I$17]*[.A410]^2*[.C410]^2+[.$I$18]*[.A410]^3*[.C410]^2+[.$I$19]*[.A410]^4*[.C410]^2+[.$I$20]*[.C410]^3+[.$I$21]*[.A410]*[.C410]^3+[.$I$22]*[.A410]^2*[.C410]^3+[.$I$23]*[.A410]^3*[.C410]^3+[.$I$24]*[.A410]^4*[.C410]^3+[.$I$25]*[.C410]^4+[.$I$26]*[.A410]*[.C410]^4+[.$I$27]*[.A410]^2*[.C410]^4+[.$I$28]*[.A410]^3*[.C410]^4+[.$I$29]*[.A410]^4*[.C410]^4" office:value-type="float" office:value="172.527067333472">
            <text:p>172.53</text:p>
          </table:table-cell>
          <table:table-cell table:number-columns-repeated="8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25">
            <text:p>25</text:p>
          </table:table-cell>
          <table:table-cell table:formula="of:=1.01325*[.B411]" office:value-type="float" office:value="25.33125">
            <text:p>25.331250</text:p>
          </table:table-cell>
          <table:table-cell table:style-name="ce41" office:value-type="float" office:value="172.58">
            <text:p>172.58</text:p>
          </table:table-cell>
          <table:table-cell/>
          <table:table-cell table:style-name="ce41" table:formula="of:=[.$I$5]+[.$I$6]*[.A411]+[.$I$7]*[.A411]^2+[.$I$8]*[.A411]^3+[.$I$9]*[.A411]^4+[.$I$10]*[.C411]+[.$I$11]*[.A411]*[.C411]+[.$I$12]*[.A411]^2*[.C411]+[.$I$13]*[.A411]^3*[.C411]+[.$I$14]*[.A411]^4*[.C411]+[.$I$15]*[.C411]^2+[.$I$16]*[.A411]*[.C411]^2+[.$I$17]*[.A411]^2*[.C411]^2+[.$I$18]*[.A411]^3*[.C411]^2+[.$I$19]*[.A411]^4*[.C411]^2+[.$I$20]*[.C411]^3+[.$I$21]*[.A411]*[.C411]^3+[.$I$22]*[.A411]^2*[.C411]^3+[.$I$23]*[.A411]^3*[.C411]^3+[.$I$24]*[.A411]^4*[.C411]^3+[.$I$25]*[.C411]^4+[.$I$26]*[.A411]*[.C411]^4+[.$I$27]*[.A411]^2*[.C411]^4+[.$I$28]*[.A411]^3*[.C411]^4+[.$I$29]*[.A411]^4*[.C411]^4" office:value-type="float" office:value="172.551556420842">
            <text:p>172.55</text:p>
          </table:table-cell>
          <table:table-cell table:number-columns-repeated="8"/>
        </table:table-row>
        <table:table-row table:style-name="ro1">
          <table:table-cell office:value-type="float" office:value="1.2">
            <text:p>1.20</text:p>
          </table:table-cell>
          <table:table-cell office:value-type="float" office:value="25">
            <text:p>25</text:p>
          </table:table-cell>
          <table:table-cell table:formula="of:=1.01325*[.B412]" office:value-type="float" office:value="25.33125">
            <text:p>25.331250</text:p>
          </table:table-cell>
          <table:table-cell table:style-name="ce41" office:value-type="float" office:value="172.62">
            <text:p>172.62</text:p>
          </table:table-cell>
          <table:table-cell/>
          <table:table-cell table:style-name="ce41" table:formula="of:=[.$I$5]+[.$I$6]*[.A412]+[.$I$7]*[.A412]^2+[.$I$8]*[.A412]^3+[.$I$9]*[.A412]^4+[.$I$10]*[.C412]+[.$I$11]*[.A412]*[.C412]+[.$I$12]*[.A412]^2*[.C412]+[.$I$13]*[.A412]^3*[.C412]+[.$I$14]*[.A412]^4*[.C412]+[.$I$15]*[.C412]^2+[.$I$16]*[.A412]*[.C412]^2+[.$I$17]*[.A412]^2*[.C412]^2+[.$I$18]*[.A412]^3*[.C412]^2+[.$I$19]*[.A412]^4*[.C412]^2+[.$I$20]*[.C412]^3+[.$I$21]*[.A412]*[.C412]^3+[.$I$22]*[.A412]^2*[.C412]^3+[.$I$23]*[.A412]^3*[.C412]^3+[.$I$24]*[.A412]^4*[.C412]^3+[.$I$25]*[.C412]^4+[.$I$26]*[.A412]*[.C412]^4+[.$I$27]*[.A412]^2*[.C412]^4+[.$I$28]*[.A412]^3*[.C412]^4+[.$I$29]*[.A412]^4*[.C412]^4" office:value-type="float" office:value="172.586407875062">
            <text:p>172.59</text:p>
          </table:table-cell>
          <table:table-cell table:number-columns-repeated="8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25">
            <text:p>25</text:p>
          </table:table-cell>
          <table:table-cell table:formula="of:=1.01325*[.B413]" office:value-type="float" office:value="25.33125">
            <text:p>25.331250</text:p>
          </table:table-cell>
          <table:table-cell table:style-name="ce41" office:value-type="float" office:value="172.67">
            <text:p>172.67</text:p>
          </table:table-cell>
          <table:table-cell/>
          <table:table-cell table:style-name="ce41" table:formula="of:=[.$I$5]+[.$I$6]*[.A413]+[.$I$7]*[.A413]^2+[.$I$8]*[.A413]^3+[.$I$9]*[.A413]^4+[.$I$10]*[.C413]+[.$I$11]*[.A413]*[.C413]+[.$I$12]*[.A413]^2*[.C413]+[.$I$13]*[.A413]^3*[.C413]+[.$I$14]*[.A413]^4*[.C413]+[.$I$15]*[.C413]^2+[.$I$16]*[.A413]*[.C413]^2+[.$I$17]*[.A413]^2*[.C413]^2+[.$I$18]*[.A413]^3*[.C413]^2+[.$I$19]*[.A413]^4*[.C413]^2+[.$I$20]*[.C413]^3+[.$I$21]*[.A413]*[.C413]^3+[.$I$22]*[.A413]^2*[.C413]^3+[.$I$23]*[.A413]^3*[.C413]^3+[.$I$24]*[.A413]^4*[.C413]^3+[.$I$25]*[.C413]^4+[.$I$26]*[.A413]*[.C413]^4+[.$I$27]*[.A413]^2*[.C413]^4+[.$I$28]*[.A413]^3*[.C413]^4+[.$I$29]*[.A413]^4*[.C413]^4" office:value-type="float" office:value="172.634179982505">
            <text:p>172.63</text:p>
          </table:table-cell>
          <table:table-cell table:number-columns-repeated="8"/>
        </table:table-row>
        <table:table-row table:style-name="ro1">
          <table:table-cell office:value-type="float" office:value="1.3">
            <text:p>1.30</text:p>
          </table:table-cell>
          <table:table-cell office:value-type="float" office:value="25">
            <text:p>25</text:p>
          </table:table-cell>
          <table:table-cell table:formula="of:=1.01325*[.B414]" office:value-type="float" office:value="25.33125">
            <text:p>25.331250</text:p>
          </table:table-cell>
          <table:table-cell table:style-name="ce41" office:value-type="float" office:value="172.73">
            <text:p>172.73</text:p>
          </table:table-cell>
          <table:table-cell/>
          <table:table-cell table:style-name="ce41" table:formula="of:=[.$I$5]+[.$I$6]*[.A414]+[.$I$7]*[.A414]^2+[.$I$8]*[.A414]^3+[.$I$9]*[.A414]^4+[.$I$10]*[.C414]+[.$I$11]*[.A414]*[.C414]+[.$I$12]*[.A414]^2*[.C414]+[.$I$13]*[.A414]^3*[.C414]+[.$I$14]*[.A414]^4*[.C414]+[.$I$15]*[.C414]^2+[.$I$16]*[.A414]*[.C414]^2+[.$I$17]*[.A414]^2*[.C414]^2+[.$I$18]*[.A414]^3*[.C414]^2+[.$I$19]*[.A414]^4*[.C414]^2+[.$I$20]*[.C414]^3+[.$I$21]*[.A414]*[.C414]^3+[.$I$22]*[.A414]^2*[.C414]^3+[.$I$23]*[.A414]^3*[.C414]^3+[.$I$24]*[.A414]^4*[.C414]^3+[.$I$25]*[.C414]^4+[.$I$26]*[.A414]*[.C414]^4+[.$I$27]*[.A414]^2*[.C414]^4+[.$I$28]*[.A414]^3*[.C414]^4+[.$I$29]*[.A414]^4*[.C414]^4" office:value-type="float" office:value="172.697681761509">
            <text:p>172.70</text:p>
          </table:table-cell>
          <table:table-cell table:number-columns-repeated="8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25">
            <text:p>25</text:p>
          </table:table-cell>
          <table:table-cell table:formula="of:=1.01325*[.B415]" office:value-type="float" office:value="25.33125">
            <text:p>25.331250</text:p>
          </table:table-cell>
          <table:table-cell table:style-name="ce41" office:value-type="float" office:value="172.82">
            <text:p>172.82</text:p>
          </table:table-cell>
          <table:table-cell/>
          <table:table-cell table:style-name="ce41" table:formula="of:=[.$I$5]+[.$I$6]*[.A415]+[.$I$7]*[.A415]^2+[.$I$8]*[.A415]^3+[.$I$9]*[.A415]^4+[.$I$10]*[.C415]+[.$I$11]*[.A415]*[.C415]+[.$I$12]*[.A415]^2*[.C415]+[.$I$13]*[.A415]^3*[.C415]+[.$I$14]*[.A415]^4*[.C415]+[.$I$15]*[.C415]^2+[.$I$16]*[.A415]*[.C415]^2+[.$I$17]*[.A415]^2*[.C415]^2+[.$I$18]*[.A415]^3*[.C415]^2+[.$I$19]*[.A415]^4*[.C415]^2+[.$I$20]*[.C415]^3+[.$I$21]*[.A415]*[.C415]^3+[.$I$22]*[.A415]^2*[.C415]^3+[.$I$23]*[.A415]^3*[.C415]^3+[.$I$24]*[.A415]^4*[.C415]^3+[.$I$25]*[.C415]^4+[.$I$26]*[.A415]*[.C415]^4+[.$I$27]*[.A415]^2*[.C415]^4+[.$I$28]*[.A415]^3*[.C415]^4+[.$I$29]*[.A415]^4*[.C415]^4" office:value-type="float" office:value="172.779972962374">
            <text:p>172.78</text:p>
          </table:table-cell>
          <table:table-cell table:number-columns-repeated="8"/>
        </table:table-row>
        <table:table-row table:style-name="ro1">
          <table:table-cell office:value-type="float" office:value="1.4">
            <text:p>1.40</text:p>
          </table:table-cell>
          <table:table-cell office:value-type="float" office:value="25">
            <text:p>25</text:p>
          </table:table-cell>
          <table:table-cell table:formula="of:=1.01325*[.B416]" office:value-type="float" office:value="25.33125">
            <text:p>25.331250</text:p>
          </table:table-cell>
          <table:table-cell table:style-name="ce41" office:value-type="float" office:value="172.91">
            <text:p>172.91</text:p>
          </table:table-cell>
          <table:table-cell/>
          <table:table-cell table:style-name="ce41" table:formula="of:=[.$I$5]+[.$I$6]*[.A416]+[.$I$7]*[.A416]^2+[.$I$8]*[.A416]^3+[.$I$9]*[.A416]^4+[.$I$10]*[.C416]+[.$I$11]*[.A416]*[.C416]+[.$I$12]*[.A416]^2*[.C416]+[.$I$13]*[.A416]^3*[.C416]+[.$I$14]*[.A416]^4*[.C416]+[.$I$15]*[.C416]^2+[.$I$16]*[.A416]*[.C416]^2+[.$I$17]*[.A416]^2*[.C416]^2+[.$I$18]*[.A416]^3*[.C416]^2+[.$I$19]*[.A416]^4*[.C416]^2+[.$I$20]*[.C416]^3+[.$I$21]*[.A416]*[.C416]^3+[.$I$22]*[.A416]^2*[.C416]^3+[.$I$23]*[.A416]^3*[.C416]^3+[.$I$24]*[.A416]^4*[.C416]^3+[.$I$25]*[.C416]^4+[.$I$26]*[.A416]*[.C416]^4+[.$I$27]*[.A416]^2*[.C416]^4+[.$I$28]*[.A416]^3*[.C416]^4+[.$I$29]*[.A416]^4*[.C416]^4" office:value-type="float" office:value="172.884364067367">
            <text:p>172.88</text:p>
          </table:table-cell>
          <table:table-cell table:number-columns-repeated="8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25">
            <text:p>25</text:p>
          </table:table-cell>
          <table:table-cell table:formula="of:=1.01325*[.B417]" office:value-type="float" office:value="25.33125">
            <text:p>25.331250</text:p>
          </table:table-cell>
          <table:table-cell table:style-name="ce41" office:value-type="float" office:value="173.03">
            <text:p>173.03</text:p>
          </table:table-cell>
          <table:table-cell/>
          <table:table-cell table:style-name="ce41" table:formula="of:=[.$I$5]+[.$I$6]*[.A417]+[.$I$7]*[.A417]^2+[.$I$8]*[.A417]^3+[.$I$9]*[.A417]^4+[.$I$10]*[.C417]+[.$I$11]*[.A417]*[.C417]+[.$I$12]*[.A417]^2*[.C417]+[.$I$13]*[.A417]^3*[.C417]+[.$I$14]*[.A417]^4*[.C417]+[.$I$15]*[.C417]^2+[.$I$16]*[.A417]*[.C417]^2+[.$I$17]*[.A417]^2*[.C417]^2+[.$I$18]*[.A417]^3*[.C417]^2+[.$I$19]*[.A417]^4*[.C417]^2+[.$I$20]*[.C417]^3+[.$I$21]*[.A417]*[.C417]^3+[.$I$22]*[.A417]^2*[.C417]^3+[.$I$23]*[.A417]^3*[.C417]^3+[.$I$24]*[.A417]^4*[.C417]^3+[.$I$25]*[.C417]^4+[.$I$26]*[.A417]*[.C417]^4+[.$I$27]*[.A417]^2*[.C417]^4+[.$I$28]*[.A417]^3*[.C417]^4+[.$I$29]*[.A417]^4*[.C417]^4" office:value-type="float" office:value="173.014416290719">
            <text:p>173.01</text:p>
          </table:table-cell>
          <table:table-cell table:number-columns-repeated="8"/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25">
            <text:p>25</text:p>
          </table:table-cell>
          <table:table-cell table:formula="of:=1.01325*[.B418]" office:value-type="float" office:value="25.33125">
            <text:p>25.331250</text:p>
          </table:table-cell>
          <table:table-cell table:style-name="ce41" office:value-type="float" office:value="173.17">
            <text:p>173.17</text:p>
          </table:table-cell>
          <table:table-cell/>
          <table:table-cell table:style-name="ce41" table:formula="of:=[.$I$5]+[.$I$6]*[.A418]+[.$I$7]*[.A418]^2+[.$I$8]*[.A418]^3+[.$I$9]*[.A418]^4+[.$I$10]*[.C418]+[.$I$11]*[.A418]*[.C418]+[.$I$12]*[.A418]^2*[.C418]+[.$I$13]*[.A418]^3*[.C418]+[.$I$14]*[.A418]^4*[.C418]+[.$I$15]*[.C418]^2+[.$I$16]*[.A418]*[.C418]^2+[.$I$17]*[.A418]^2*[.C418]^2+[.$I$18]*[.A418]^3*[.C418]^2+[.$I$19]*[.A418]^4*[.C418]^2+[.$I$20]*[.C418]^3+[.$I$21]*[.A418]*[.C418]^3+[.$I$22]*[.A418]^2*[.C418]^3+[.$I$23]*[.A418]^3*[.C418]^3+[.$I$24]*[.A418]^4*[.C418]^3+[.$I$25]*[.C418]^4+[.$I$26]*[.A418]*[.C418]^4+[.$I$27]*[.A418]^2*[.C418]^4+[.$I$28]*[.A418]^3*[.C418]^4+[.$I$29]*[.A418]^4*[.C418]^4" office:value-type="float" office:value="173.173941578623">
            <text:p>173.17</text:p>
          </table:table-cell>
          <table:table-cell table:number-columns-repeated="8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25">
            <text:p>25</text:p>
          </table:table-cell>
          <table:table-cell table:formula="of:=1.01325*[.B419]" office:value-type="float" office:value="25.33125">
            <text:p>25.331250</text:p>
          </table:table-cell>
          <table:table-cell table:style-name="ce41" office:value-type="float" office:value="173.35">
            <text:p>173.35</text:p>
          </table:table-cell>
          <table:table-cell/>
          <table:table-cell table:style-name="ce41" table:formula="of:=[.$I$5]+[.$I$6]*[.A419]+[.$I$7]*[.A419]^2+[.$I$8]*[.A419]^3+[.$I$9]*[.A419]^4+[.$I$10]*[.C419]+[.$I$11]*[.A419]*[.C419]+[.$I$12]*[.A419]^2*[.C419]+[.$I$13]*[.A419]^3*[.C419]+[.$I$14]*[.A419]^4*[.C419]+[.$I$15]*[.C419]^2+[.$I$16]*[.A419]*[.C419]^2+[.$I$17]*[.A419]^2*[.C419]^2+[.$I$18]*[.A419]^3*[.C419]^2+[.$I$19]*[.A419]^4*[.C419]^2+[.$I$20]*[.C419]^3+[.$I$21]*[.A419]*[.C419]^3+[.$I$22]*[.A419]^2*[.C419]^3+[.$I$23]*[.A419]^3*[.C419]^3+[.$I$24]*[.A419]^4*[.C419]^3+[.$I$25]*[.C419]^4+[.$I$26]*[.A419]*[.C419]^4+[.$I$27]*[.A419]^2*[.C419]^4+[.$I$28]*[.A419]^3*[.C419]^4+[.$I$29]*[.A419]^4*[.C419]^4" office:value-type="float" office:value="173.36700260924">
            <text:p>173.37</text:p>
          </table:table-cell>
          <table:table-cell table:number-columns-repeated="8"/>
        </table:table-row>
        <table:table-row table:style-name="ro1">
          <table:table-cell office:value-type="float" office:value="1.6">
            <text:p>1.60</text:p>
          </table:table-cell>
          <table:table-cell office:value-type="float" office:value="25">
            <text:p>25</text:p>
          </table:table-cell>
          <table:table-cell table:formula="of:=1.01325*[.B420]" office:value-type="float" office:value="25.33125">
            <text:p>25.331250</text:p>
          </table:table-cell>
          <table:table-cell table:style-name="ce41" office:value-type="float" office:value="173.56">
            <text:p>173.56</text:p>
          </table:table-cell>
          <table:table-cell/>
          <table:table-cell table:style-name="ce41" table:formula="of:=[.$I$5]+[.$I$6]*[.A420]+[.$I$7]*[.A420]^2+[.$I$8]*[.A420]^3+[.$I$9]*[.A420]^4+[.$I$10]*[.C420]+[.$I$11]*[.A420]*[.C420]+[.$I$12]*[.A420]^2*[.C420]+[.$I$13]*[.A420]^3*[.C420]+[.$I$14]*[.A420]^4*[.C420]+[.$I$15]*[.C420]^2+[.$I$16]*[.A420]*[.C420]^2+[.$I$17]*[.A420]^2*[.C420]^2+[.$I$18]*[.A420]^3*[.C420]^2+[.$I$19]*[.A420]^4*[.C420]^2+[.$I$20]*[.C420]^3+[.$I$21]*[.A420]*[.C420]^3+[.$I$22]*[.A420]^2*[.C420]^3+[.$I$23]*[.A420]^3*[.C420]^3+[.$I$24]*[.A420]^4*[.C420]^3+[.$I$25]*[.C420]^4+[.$I$26]*[.A420]*[.C420]^4+[.$I$27]*[.A420]^2*[.C420]^4+[.$I$28]*[.A420]^3*[.C420]^4+[.$I$29]*[.A420]^4*[.C420]^4" office:value-type="float" office:value="173.597912792691">
            <text:p>173.60</text:p>
          </table:table-cell>
          <table:table-cell table:number-columns-repeated="8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25">
            <text:p>25</text:p>
          </table:table-cell>
          <table:table-cell table:formula="of:=1.01325*[.B421]" office:value-type="float" office:value="25.33125">
            <text:p>25.331250</text:p>
          </table:table-cell>
          <table:table-cell table:style-name="ce41" office:value-type="float" office:value="173.82">
            <text:p>173.82</text:p>
          </table:table-cell>
          <table:table-cell/>
          <table:table-cell table:style-name="ce41" table:formula="of:=[.$I$5]+[.$I$6]*[.A421]+[.$I$7]*[.A421]^2+[.$I$8]*[.A421]^3+[.$I$9]*[.A421]^4+[.$I$10]*[.C421]+[.$I$11]*[.A421]*[.C421]+[.$I$12]*[.A421]^2*[.C421]+[.$I$13]*[.A421]^3*[.C421]+[.$I$14]*[.A421]^4*[.C421]+[.$I$15]*[.C421]^2+[.$I$16]*[.A421]*[.C421]^2+[.$I$17]*[.A421]^2*[.C421]^2+[.$I$18]*[.A421]^3*[.C421]^2+[.$I$19]*[.A421]^4*[.C421]^2+[.$I$20]*[.C421]^3+[.$I$21]*[.A421]*[.C421]^3+[.$I$22]*[.A421]^2*[.C421]^3+[.$I$23]*[.A421]^3*[.C421]^3+[.$I$24]*[.A421]^4*[.C421]^3+[.$I$25]*[.C421]^4+[.$I$26]*[.A421]*[.C421]^4+[.$I$27]*[.A421]^2*[.C421]^4+[.$I$28]*[.A421]^3*[.C421]^4+[.$I$29]*[.A421]^4*[.C421]^4" office:value-type="float" office:value="173.871236271067">
            <text:p>173.87</text:p>
          </table:table-cell>
          <table:table-cell table:number-columns-repeated="8"/>
        </table:table-row>
        <table:table-row table:style-name="ro1">
          <table:table-cell office:value-type="float" office:value="1.7">
            <text:p>1.70</text:p>
          </table:table-cell>
          <table:table-cell office:value-type="float" office:value="25">
            <text:p>25</text:p>
          </table:table-cell>
          <table:table-cell table:formula="of:=1.01325*[.B422]" office:value-type="float" office:value="25.33125">
            <text:p>25.331250</text:p>
          </table:table-cell>
          <table:table-cell table:style-name="ce41" office:value-type="float" office:value="174.13">
            <text:p>174.13</text:p>
          </table:table-cell>
          <table:table-cell/>
          <table:table-cell table:style-name="ce41" table:formula="of:=[.$I$5]+[.$I$6]*[.A422]+[.$I$7]*[.A422]^2+[.$I$8]*[.A422]^3+[.$I$9]*[.A422]^4+[.$I$10]*[.C422]+[.$I$11]*[.A422]*[.C422]+[.$I$12]*[.A422]^2*[.C422]+[.$I$13]*[.A422]^3*[.C422]+[.$I$14]*[.A422]^4*[.C422]+[.$I$15]*[.C422]^2+[.$I$16]*[.A422]*[.C422]^2+[.$I$17]*[.A422]^2*[.C422]^2+[.$I$18]*[.A422]^3*[.C422]^2+[.$I$19]*[.A422]^4*[.C422]^2+[.$I$20]*[.C422]^3+[.$I$21]*[.A422]*[.C422]^3+[.$I$22]*[.A422]^2*[.C422]^3+[.$I$23]*[.A422]^3*[.C422]^3+[.$I$24]*[.A422]^4*[.C422]^3+[.$I$25]*[.C422]^4+[.$I$26]*[.A422]*[.C422]^4+[.$I$27]*[.A422]^2*[.C422]^4+[.$I$28]*[.A422]^3*[.C422]^4+[.$I$29]*[.A422]^4*[.C422]^4" office:value-type="float" office:value="174.191787918419">
            <text:p>174.19</text:p>
          </table:table-cell>
          <table:table-cell table:number-columns-repeated="8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25">
            <text:p>25</text:p>
          </table:table-cell>
          <table:table-cell table:formula="of:=1.01325*[.B423]" office:value-type="float" office:value="25.33125">
            <text:p>25.331250</text:p>
          </table:table-cell>
          <table:table-cell table:style-name="ce41" office:value-type="float" office:value="174.57">
            <text:p>174.57</text:p>
          </table:table-cell>
          <table:table-cell/>
          <table:table-cell table:style-name="ce41" table:formula="of:=[.$I$5]+[.$I$6]*[.A423]+[.$I$7]*[.A423]^2+[.$I$8]*[.A423]^3+[.$I$9]*[.A423]^4+[.$I$10]*[.C423]+[.$I$11]*[.A423]*[.C423]+[.$I$12]*[.A423]^2*[.C423]+[.$I$13]*[.A423]^3*[.C423]+[.$I$14]*[.A423]^4*[.C423]+[.$I$15]*[.C423]^2+[.$I$16]*[.A423]*[.C423]^2+[.$I$17]*[.A423]^2*[.C423]^2+[.$I$18]*[.A423]^3*[.C423]^2+[.$I$19]*[.A423]^4*[.C423]^2+[.$I$20]*[.C423]^3+[.$I$21]*[.A423]*[.C423]^3+[.$I$22]*[.A423]^2*[.C423]^3+[.$I$23]*[.A423]^3*[.C423]^3+[.$I$24]*[.A423]^4*[.C423]^3+[.$I$25]*[.C423]^4+[.$I$26]*[.A423]*[.C423]^4+[.$I$27]*[.A423]^2*[.C423]^4+[.$I$28]*[.A423]^3*[.C423]^4+[.$I$29]*[.A423]^4*[.C423]^4" office:value-type="float" office:value="174.564633340763">
            <text:p>174.56</text:p>
          </table:table-cell>
          <table:table-cell table:number-columns-repeated="8"/>
        </table:table-row>
        <table:table-row table:style-name="ro1">
          <table:table-cell office:value-type="float" office:value="1.8">
            <text:p>1.80</text:p>
          </table:table-cell>
          <table:table-cell office:value-type="float" office:value="25">
            <text:p>25</text:p>
          </table:table-cell>
          <table:table-cell table:formula="of:=1.01325*[.B424]" office:value-type="float" office:value="25.33125">
            <text:p>25.331250</text:p>
          </table:table-cell>
          <table:table-cell table:style-name="ce41" office:value-type="float" office:value="175.12">
            <text:p>175.12</text:p>
          </table:table-cell>
          <table:table-cell/>
          <table:table-cell table:style-name="ce41" table:formula="of:=[.$I$5]+[.$I$6]*[.A424]+[.$I$7]*[.A424]^2+[.$I$8]*[.A424]^3+[.$I$9]*[.A424]^4+[.$I$10]*[.C424]+[.$I$11]*[.A424]*[.C424]+[.$I$12]*[.A424]^2*[.C424]+[.$I$13]*[.A424]^3*[.C424]+[.$I$14]*[.A424]^4*[.C424]+[.$I$15]*[.C424]^2+[.$I$16]*[.A424]*[.C424]^2+[.$I$17]*[.A424]^2*[.C424]^2+[.$I$18]*[.A424]^3*[.C424]^2+[.$I$19]*[.A424]^4*[.C424]^2+[.$I$20]*[.C424]^3+[.$I$21]*[.A424]*[.C424]^3+[.$I$22]*[.A424]^2*[.C424]^3+[.$I$23]*[.A424]^3*[.C424]^3+[.$I$24]*[.A424]^4*[.C424]^3+[.$I$25]*[.C424]^4+[.$I$26]*[.A424]*[.C424]^4+[.$I$27]*[.A424]^2*[.C424]^4+[.$I$28]*[.A424]^3*[.C424]^4+[.$I$29]*[.A424]^4*[.C424]^4" office:value-type="float" office:value="174.995088876082">
            <text:p>175.00</text:p>
          </table:table-cell>
          <table:table-cell table:number-columns-repeated="8"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62" table:number-columns-repeated="3"/>
          <table:table-cell table:number-columns-repeated="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62" table:number-columns-repeated="2"/>
          <table:table-cell table:style-name="Default"/>
          <table:table-cell table:number-columns-repeated="11"/>
        </table:table-row>
        <table:table-row table:style-name="ro1" table:number-rows-repeated="419">
          <table:table-cell/>
          <table:table-cell table:style-name="ce100"/>
          <table:table-cell table:style-name="ce41"/>
          <table:table-cell table:number-columns-repeated="11"/>
        </table:table-row>
        <table:table-row table:style-name="ro1">
          <table:table-cell/>
          <table:table-cell table:style-name="ce100"/>
          <table:table-cell table:style-name="ce41"/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1" number:min-integer-digits="1"/>
    </number:number-style>
    <number:number-style style:name="N125">
      <number:scientific-number number:decimal-places="4" number:min-integer-digits="1" number:min-exponent-digits="2"/>
    </number:number-style>
    <number:number-style style:name="N126">
      <number:number number:decimal-places="3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14" number:min-integer-digits="1"/>
    </number:number-style>
    <number:number-style style:name="N129">
      <number:scientific-number number:decimal-places="22" number:min-integer-digits="1" number:min-exponent-digits="3"/>
    </number:number-style>
    <number:number-style style:name="N130">
      <number:number number:decimal-places="7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scientific-number number:decimal-places="5" number:min-integer-digits="1" number:min-exponent-digits="1"/>
    </number:number-style>
    <number:number-style style:name="N134">
      <number:number number:decimal-places="9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4">02/04/2010</text:date>, <text:time>17:0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9-03-04T14:39:38</meta:creation-date>
    <dc:date>2010-02-04T17:08:12</dc:date>
    <meta:editing-cycles>39</meta:editing-cycles>
    <meta:editing-duration>PT165H32M57S</meta:editing-duration>
    <meta:document-statistic meta:table-count="5" meta:cell-count="7485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7.26042222976685pt" fo:font-style="normal" fo:text-shadow="none" style:text-underline-style="none" fo:font-weight="normal" style:font-size-asian="7.26042222976685pt" style:font-style-asian="normal" style:font-weight-asian="normal" style:font-family-complex="Arial" style:font-size-complex="7.26042222976685pt" style:font-style-complex="normal" style:font-weight-complex="normal"/>
    </style:style>
    <style:style style:name="ch3" style:family="chart">
      <style:chart-properties chart:symbol-type="automatic" chart:connect-bars="false" chart:spline-order="3"/>
    </style:style>
    <style:style style:name="ch4" style:family="chart" style:data-style-name="N2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5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5.02644634246826pt" fo:font-style="normal" fo:text-shadow="none" style:text-underline-style="none" fo:font-weight="normal" style:font-size-asian="5.02644634246826pt" style:font-style-asian="normal" style:font-weight-asian="normal" style:font-family-complex="Arial" style:font-size-complex="5.02644634246826pt" style:font-style-complex="normal" style:font-weight-complex="normal"/>
    </style:style>
    <style:style style:name="ch6" style:family="chart" style:data-style-name="N121">
      <style:chart-properties chart:display-label="true" chart:tick-marks-major-inner="false" chart:tick-marks-major-outer="true" chart:tick-marks-minor-inner="false" chart:tick-marks-minor-outer="false" chart:logarithmic="false" chart:minimum="0.1425" chart:maximum="0.16" chart:interval-major="0.0025" chart:reverse-direction="false" text:line-break="false" chart:link-data-style-to-source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7" style:family="chart">
      <style:chart-properties style:rotation-angle="90" style:direction="ltr"/>
      <style:text-properties fo:color="#000000" style:text-outline="false" style:text-line-through-style="none" style:text-position="0% 58%" fo:font-family="Arial" fo:font-size="5.02644634246826pt" fo:font-style="normal" fo:text-shadow="none" style:text-underline-style="none" fo:font-weight="normal" style:font-size-asian="5.02644634246826pt" style:font-style-asian="normal" style:font-weight-asian="normal" style:font-family-complex="Arial" style:font-size-complex="5.02644634246826pt" style:font-style-complex="normal" style:font-weight-complex="normal"/>
    </style:style>
    <style:style style:name="ch8" style:family="chart">
      <style:graphic-properties draw:stroke="solid" svg:stroke-width="0cm" svg:stroke-color="#b3b3b3" svg:stroke-opacity="100%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width="0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width="0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none" svg:stroke-width="0cm" svg:stroke-color="#ffffff" svg:stroke-opacity="100%" draw:fill-color="#ffffff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none" svg:stroke-width="0cm" svg:stroke-color="#579d1c" svg:stroke-opacity="100%" draw:fill-color="#579d1c" draw:opacity="100%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none" svg:stroke-width="0cm" svg:stroke-color="#7e0021" svg:stroke-opacity="100%" draw:fill-color="#7e0021" draw:opacity="100%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draw:stroke="none" svg:stroke-width="0cm" svg:stroke-color="#ffffff" svg:stroke-opacity="100%" draw:fill-color="#ffffff" draw:opacity="100%" dr3d:edge-rounding="0%"/>
      <style:text-properties fo:font-size="6pt" style:font-size-asian="6pt" style:font-size-complex="6pt"/>
    </style:style>
    <style:style style:name="ch15" style:family="chart">
      <style:chart-properties chart:symbol-type="named-symbol" chart:symbol-name="bow-tie" chart:symbol-width="0.25cm" chart:symbol-height="0.25cm"/>
      <style:graphic-properties draw:stroke="none" svg:stroke-width="0cm" svg:stroke-color="#ffffff" svg:stroke-opacity="100%" draw:fill-color="#ffffff" draw:opacity="100%" dr3d:edge-rounding="0%"/>
      <style:text-properties fo:font-size="6pt" style:font-size-asian="6pt" style:font-size-complex="6pt"/>
    </style:style>
    <style:style style:name="ch16" style:family="chart">
      <style:graphic-properties draw:stroke="solid" svg:stroke-width="0cm" svg:stroke-color="#b3b3b3" svg:stroke-opacity="100%" draw:fill="none" draw:fill-color="#000000" draw:opacity="100%"/>
    </style:style>
    <style:style style:name="ch17" style:family="chart">
      <style:graphic-properties draw:fill-color="#d9d9d9"/>
    </style:style>
  </office:automatic-styles>
  <office:body>
    <office:chart>
      <chart:chart svg:width="13.9cm" svg:height="7.438cm" chart:class="chart:scatter" chart:column-mapping="2 3 4 5" chart:style-name="ch1">
        <chart:title svg:x="3.972cm" svg:y="0.148cm" chart:style-name="ch2">
          <text:p>Density of helium-4 at (0 atm)
vs Temperature</text:p>
        </chart:title>
        <chart:plot-area chart:style-name="ch3" table:cell-range-address="$Sheet1.$A$8:$B$48;$Sheet1.$B$4;$Sheet1.$D$4:$I$4;$Sheet1.$D$6:$I$72" chart:data-source-has-labels="row" svg:x="0.354cm" svg:y="0.898cm" svg:width="13.266cm" svg:height="6.355cm">
          <chart:axis chart:dimension="x" chart:name="primary-x" chart:style-name="ch4">
            <chart:title svg:x="6.129cm" svg:y="7.092cm" chart:style-name="ch5">
              <text:p>Temperature (K)</text:p>
            </chart:title>
          </chart:axis>
          <chart:axis chart:dimension="y" chart:name="primary-y" chart:style-name="ch6">
            <chart:title svg:x="0.287cm" svg:y="4.573cm" chart:style-name="ch7">
              <text:p>Density (g/cm^3)</text:p>
            </chart:title>
            <chart:grid chart:style-name="ch8" chart:class="major"/>
          </chart:axis>
          <chart:series chart:style-name="ch9" chart:values-cell-range-address="Sheet1.B8:Sheet1.B48" chart:label-cell-address="Sheet1.B4:Sheet1.B4" chart:class="chart:scatter">
            <chart:domain table:cell-range-address="Sheet1.A8:Sheet1.A48"/>
            <chart:data-point chart:repeated="41"/>
          </chart:series>
          <chart:series chart:style-name="ch10" chart:values-cell-range-address="Sheet1.D6:Sheet1.D72" chart:label-cell-address="Sheet1.D4:Sheet1.D4" chart:class="chart:scatter">
            <chart:domain table:cell-range-address="Sheet1.A6:Sheet1.A72"/>
            <chart:data-point chart:repeated="67"/>
          </chart:series>
          <chart:series chart:style-name="ch11" chart:values-cell-range-address="Sheet1.E6:Sheet1.E72" chart:label-cell-address="Sheet1.E4:Sheet1.E4" chart:class="chart:scatter">
            <chart:domain table:cell-range-address="Sheet1.A6:Sheet1.A72"/>
            <chart:data-point chart:repeated="67"/>
          </chart:series>
          <chart:series chart:style-name="ch12" chart:values-cell-range-address="Sheet1.F6:Sheet1.F72" chart:label-cell-address="Sheet1.F4:Sheet1.F4" chart:class="chart:scatter">
            <chart:domain table:cell-range-address="Sheet1.A6:Sheet1.A72"/>
            <chart:data-point chart:repeated="67"/>
          </chart:series>
          <chart:series chart:style-name="ch13" chart:values-cell-range-address="Sheet1.G6:Sheet1.G72" chart:label-cell-address="Sheet1.G4:Sheet1.G4" chart:class="chart:scatter">
            <chart:domain table:cell-range-address="Sheet1.A6:Sheet1.A72"/>
            <chart:data-point chart:repeated="67"/>
          </chart:series>
          <chart:series chart:style-name="ch14" chart:values-cell-range-address="Sheet1.H6:Sheet1.H72" chart:label-cell-address="Sheet1.H4:Sheet1.H4" chart:class="chart:scatter">
            <chart:domain table:cell-range-address="Sheet1.A6:Sheet1.A72"/>
            <chart:data-point chart:repeated="67"/>
          </chart:series>
          <chart:series chart:style-name="ch15" chart:values-cell-range-address="Sheet1.I6:Sheet1.I72" chart:label-cell-address="Sheet1.I4:Sheet1.I4" chart:class="chart:scatter">
            <chart:domain table:cell-range-address="Sheet1.A6:Sheet1.A72"/>
            <chart:data-point chart:repeated="6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4:Sheet1.B4">Density</text:p>
              </table:table-cell>
              <table:table-cell office:value-type="string">
                <text:p>Column A</text:p>
              </table:table-cell>
              <table:table-cell office:value-type="string">
                <text:p text:id="Sheet1.D4:Sheet1.D4">1st order fit</text:p>
              </table:table-cell>
              <table:table-cell office:value-type="string">
                <text:p>Column A</text:p>
              </table:table-cell>
              <table:table-cell office:value-type="string">
                <text:p text:id="Sheet1.E4:Sheet1.E4">2nd order fit</text:p>
              </table:table-cell>
              <table:table-cell office:value-type="string">
                <text:p>Column A</text:p>
              </table:table-cell>
              <table:table-cell office:value-type="string">
                <text:p text:id="Sheet1.F4:Sheet1.F4">3rd order fit</text:p>
              </table:table-cell>
              <table:table-cell office:value-type="string">
                <text:p>Column A</text:p>
              </table:table-cell>
              <table:table-cell office:value-type="string">
                <text:p text:id="Sheet1.G4:Sheet1.G4">4th order fit</text:p>
              </table:table-cell>
              <table:table-cell office:value-type="string">
                <text:p>Column A</text:p>
              </table:table-cell>
              <table:table-cell office:value-type="string">
                <text:p text:id="Sheet1.H4:Sheet1.H4">5th order fit</text:p>
              </table:table-cell>
              <table:table-cell office:value-type="string">
                <text:p>Column A</text:p>
              </table:table-cell>
              <table:table-cell office:value-type="string">
                <text:p text:id="Sheet1.I4:Sheet1.I4">6th order f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 text:id="Sheet1.A8:Sheet1.A48">0.1</text:p>
              </table:table-cell>
              <table:table-cell office:value-type="float" office:value="0.14513">
                <text:p text:id="Sheet1.B8:Sheet1.B48">0.14513</text:p>
              </table:table-cell>
              <table:table-cell office:value-type="float" office:value="0">
                <text:p text:id="Sheet1.A6:Sheet1.A72">0</text:p>
              </table:table-cell>
              <table:table-cell office:value-type="float" office:value="0.144983">
                <text:p text:id="Sheet1.D6:Sheet1.D72">0.144983</text:p>
              </table:table-cell>
              <table:table-cell office:value-type="float" office:value="0">
                <text:p text:id="Sheet1.A6:Sheet1.A72">0</text:p>
              </table:table-cell>
              <table:table-cell office:value-type="float" office:value="0.14528">
                <text:p text:id="Sheet1.E6:Sheet1.E72">0.14528</text:p>
              </table:table-cell>
              <table:table-cell office:value-type="float" office:value="0">
                <text:p text:id="Sheet1.A6:Sheet1.A72">0</text:p>
              </table:table-cell>
              <table:table-cell office:value-type="float" office:value="0.145054">
                <text:p text:id="Sheet1.F6:Sheet1.F72">0.145054</text:p>
              </table:table-cell>
              <table:table-cell office:value-type="float" office:value="0">
                <text:p text:id="Sheet1.A6:Sheet1.A72">0</text:p>
              </table:table-cell>
              <table:table-cell office:value-type="float" office:value="0.14514">
                <text:p text:id="Sheet1.G6:Sheet1.G72">0.14514</text:p>
              </table:table-cell>
              <table:table-cell office:value-type="float" office:value="0">
                <text:p text:id="Sheet1.A6:Sheet1.A72">0</text:p>
              </table:table-cell>
              <table:table-cell office:value-type="float" office:value="0.145125">
                <text:p text:id="Sheet1.H6:Sheet1.H72">0.145125</text:p>
              </table:table-cell>
              <table:table-cell office:value-type="float" office:value="0">
                <text:p text:id="Sheet1.A6:Sheet1.A72">0</text:p>
              </table:table-cell>
              <table:table-cell office:value-type="float" office:value="0.145143">
                <text:p text:id="Sheet1.I6:Sheet1.I72">0.1451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14513">
                <text:p>0.14513</text:p>
              </table:table-cell>
              <table:table-cell office:value-type="float" office:value="0.05">
                <text:p>0.05</text:p>
              </table:table-cell>
              <table:table-cell office:value-type="float" office:value="0.14499329615">
                <text:p>0.14499329615</text:p>
              </table:table-cell>
              <table:table-cell office:value-type="float" office:value="0.05">
                <text:p>0.05</text:p>
              </table:table-cell>
              <table:table-cell office:value-type="float" office:value="0.14525318549">
                <text:p>0.14525318549</text:p>
              </table:table-cell>
              <table:table-cell office:value-type="float" office:value="0.05">
                <text:p>0.05</text:p>
              </table:table-cell>
              <table:table-cell office:value-type="float" office:value="0.145077445186375">
                <text:p>0.145077445186375</text:p>
              </table:table-cell>
              <table:table-cell office:value-type="float" office:value="0.05">
                <text:p>0.05</text:p>
              </table:table-cell>
              <table:table-cell office:value-type="float" office:value="0.145135627643044">
                <text:p>0.145135627643044</text:p>
              </table:table-cell>
              <table:table-cell office:value-type="float" office:value="0.05">
                <text:p>0.05</text:p>
              </table:table-cell>
              <table:table-cell office:value-type="float" office:value="0.14512683568773">
                <text:p>0.14512683568773</text:p>
              </table:table-cell>
              <table:table-cell office:value-type="float" office:value="0.05">
                <text:p>0.05</text:p>
              </table:table-cell>
              <table:table-cell office:value-type="float" office:value="0.145135943414777">
                <text:p>0.145135943414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4513">
                <text:p>0.14513</text:p>
              </table:table-cell>
              <table:table-cell office:value-type="float" office:value="0.1">
                <text:p>0.1</text:p>
              </table:table-cell>
              <table:table-cell office:value-type="float" office:value="0.1450035923">
                <text:p>0.1450035923</text:p>
              </table:table-cell>
              <table:table-cell office:value-type="float" office:value="0.1">
                <text:p>0.1</text:p>
              </table:table-cell>
              <table:table-cell office:value-type="float" office:value="0.14522809706">
                <text:p>0.14522809706</text:p>
              </table:table-cell>
              <table:table-cell office:value-type="float" office:value="0.1">
                <text:p>0.1</text:p>
              </table:table-cell>
              <table:table-cell office:value-type="float" office:value="0.145097037941">
                <text:p>0.145097037941</text:p>
              </table:table-cell>
              <table:table-cell office:value-type="float" office:value="0.1">
                <text:p>0.1</text:p>
              </table:table-cell>
              <table:table-cell office:value-type="float" office:value="0.1451326350627">
                <text:p>0.1451326350627</text:p>
              </table:table-cell>
              <table:table-cell office:value-type="float" office:value="0.1">
                <text:p>0.1</text:p>
              </table:table-cell>
              <table:table-cell office:value-type="float" office:value="0.145128362271521">
                <text:p>0.145128362271521</text:p>
              </table:table-cell>
              <table:table-cell office:value-type="float" office:value="0.1">
                <text:p>0.1</text:p>
              </table:table-cell>
              <table:table-cell office:value-type="float" office:value="0.145131756465888">
                <text:p>0.145131756465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14513">
                <text:p>0.14513</text:p>
              </table:table-cell>
              <table:table-cell office:value-type="float" office:value="0.15">
                <text:p>0.15</text:p>
              </table:table-cell>
              <table:table-cell office:value-type="float" office:value="0.14501388845">
                <text:p>0.14501388845</text:p>
              </table:table-cell>
              <table:table-cell office:value-type="float" office:value="0.15">
                <text:p>0.15</text:p>
              </table:table-cell>
              <table:table-cell office:value-type="float" office:value="0.14520473471">
                <text:p>0.14520473471</text:p>
              </table:table-cell>
              <table:table-cell office:value-type="float" office:value="0.15">
                <text:p>0.15</text:p>
              </table:table-cell>
              <table:table-cell office:value-type="float" office:value="0.145113043907125">
                <text:p>0.145113043907125</text:p>
              </table:table-cell>
              <table:table-cell office:value-type="float" office:value="0.15">
                <text:p>0.15</text:p>
              </table:table-cell>
              <table:table-cell office:value-type="float" office:value="0.145130725278544">
                <text:p>0.145130725278544</text:p>
              </table:table-cell>
              <table:table-cell office:value-type="float" office:value="0.15">
                <text:p>0.15</text:p>
              </table:table-cell>
              <table:table-cell office:value-type="float" office:value="0.145129581560318">
                <text:p>0.145129581560318</text:p>
              </table:table-cell>
              <table:table-cell office:value-type="float" office:value="0.15">
                <text:p>0.15</text:p>
              </table:table-cell>
              <table:table-cell office:value-type="float" office:value="0.145129638088566">
                <text:p>0.145129638088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14513">
                <text:p>0.14513</text:p>
              </table:table-cell>
              <table:table-cell office:value-type="float" office:value="0.2">
                <text:p>0.2</text:p>
              </table:table-cell>
              <table:table-cell office:value-type="float" office:value="0.1450241846">
                <text:p>0.1450241846</text:p>
              </table:table-cell>
              <table:table-cell office:value-type="float" office:value="0.2">
                <text:p>0.2</text:p>
              </table:table-cell>
              <table:table-cell office:value-type="float" office:value="0.14518309844">
                <text:p>0.14518309844</text:p>
              </table:table-cell>
              <table:table-cell office:value-type="float" office:value="0.2">
                <text:p>0.2</text:p>
              </table:table-cell>
              <table:table-cell office:value-type="float" office:value="0.145125728728">
                <text:p>0.145125728728</text:p>
              </table:table-cell>
              <table:table-cell office:value-type="float" office:value="0.2">
                <text:p>0.2</text:p>
              </table:table-cell>
              <table:table-cell office:value-type="float" office:value="0.1451296287552">
                <text:p>0.1451296287552</text:p>
              </table:table-cell>
              <table:table-cell office:value-type="float" office:value="0.2">
                <text:p>0.2</text:p>
              </table:table-cell>
              <table:table-cell office:value-type="float" office:value="0.145130490852032">
                <text:p>0.145130490852032</text:p>
              </table:table-cell>
              <table:table-cell office:value-type="float" office:value="0.2">
                <text:p>0.2</text:p>
              </table:table-cell>
              <table:table-cell office:value-type="float" office:value="0.145128921349018">
                <text:p>0.145128921349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0.14513">
                <text:p>0.14513</text:p>
              </table:table-cell>
              <table:table-cell office:value-type="float" office:value="0.25">
                <text:p>0.25</text:p>
              </table:table-cell>
              <table:table-cell office:value-type="float" office:value="0.14503448075">
                <text:p>0.14503448075</text:p>
              </table:table-cell>
              <table:table-cell office:value-type="float" office:value="0.25">
                <text:p>0.25</text:p>
              </table:table-cell>
              <table:table-cell office:value-type="float" office:value="0.14516318825">
                <text:p>0.14516318825</text:p>
              </table:table-cell>
              <table:table-cell office:value-type="float" office:value="0.25">
                <text:p>0.25</text:p>
              </table:table-cell>
              <table:table-cell office:value-type="float" office:value="0.145135358046875">
                <text:p>0.145135358046875</text:p>
              </table:table-cell>
              <table:table-cell office:value-type="float" office:value="0.25">
                <text:p>0.25</text:p>
              </table:table-cell>
              <table:table-cell office:value-type="float" office:value="0.145129103402344">
                <text:p>0.145129103402344</text:p>
              </table:table-cell>
              <table:table-cell office:value-type="float" office:value="0.25">
                <text:p>0.25</text:p>
              </table:table-cell>
              <table:table-cell office:value-type="float" office:value="0.145131084531348">
                <text:p>0.145131084531348</text:p>
              </table:table-cell>
              <table:table-cell office:value-type="float" office:value="0.25">
                <text:p>0.25</text:p>
              </table:table-cell>
              <table:table-cell office:value-type="float" office:value="0.145129060120703">
                <text:p>0.145129060120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14513">
                <text:p>0.14513</text:p>
              </table:table-cell>
              <table:table-cell office:value-type="float" office:value="0.3">
                <text:p>0.3</text:p>
              </table:table-cell>
              <table:table-cell office:value-type="float" office:value="0.1450447769">
                <text:p>0.1450447769</text:p>
              </table:table-cell>
              <table:table-cell office:value-type="float" office:value="0.3">
                <text:p>0.3</text:p>
              </table:table-cell>
              <table:table-cell office:value-type="float" office:value="0.14514500414">
                <text:p>0.14514500414</text:p>
              </table:table-cell>
              <table:table-cell office:value-type="float" office:value="0.3">
                <text:p>0.3</text:p>
              </table:table-cell>
              <table:table-cell office:value-type="float" office:value="0.145142197507">
                <text:p>0.145142197507</text:p>
              </table:table-cell>
              <table:table-cell office:value-type="float" office:value="0.3">
                <text:p>0.3</text:p>
              </table:table-cell>
              <table:table-cell office:value-type="float" office:value="0.1451289345747">
                <text:p>0.1451289345747</text:p>
              </table:table-cell>
              <table:table-cell office:value-type="float" office:value="0.3">
                <text:p>0.3</text:p>
              </table:table-cell>
              <table:table-cell office:value-type="float" office:value="0.145131355667523">
                <text:p>0.145131355667523</text:p>
              </table:table-cell>
              <table:table-cell office:value-type="float" office:value="0.3">
                <text:p>0.3</text:p>
              </table:table-cell>
              <table:table-cell office:value-type="float" office:value="0.145129616525824">
                <text:p>0.145129616525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0.14513">
                <text:p>0.14513</text:p>
              </table:table-cell>
              <table:table-cell office:value-type="float" office:value="0.35">
                <text:p>0.35</text:p>
              </table:table-cell>
              <table:table-cell office:value-type="float" office:value="0.14505507305">
                <text:p>0.14505507305</text:p>
              </table:table-cell>
              <table:table-cell office:value-type="float" office:value="0.35">
                <text:p>0.35</text:p>
              </table:table-cell>
              <table:table-cell office:value-type="float" office:value="0.14512854611">
                <text:p>0.14512854611</text:p>
              </table:table-cell>
              <table:table-cell office:value-type="float" office:value="0.35">
                <text:p>0.35</text:p>
              </table:table-cell>
              <table:table-cell office:value-type="float" office:value="0.145146512751625">
                <text:p>0.145146512751625</text:p>
              </table:table-cell>
              <table:table-cell office:value-type="float" office:value="0.35">
                <text:p>0.35</text:p>
              </table:table-cell>
              <table:table-cell office:value-type="float" office:value="0.145128935072044">
                <text:p>0.145128935072044</text:p>
              </table:table-cell>
              <table:table-cell office:value-type="float" office:value="0.35">
                <text:p>0.35</text:p>
              </table:table-cell>
              <table:table-cell office:value-type="float" office:value="0.145131297612195">
                <text:p>0.145131297612195</text:p>
              </table:table-cell>
              <table:table-cell office:value-type="float" office:value="0.35">
                <text:p>0.35</text:p>
              </table:table-cell>
              <table:table-cell office:value-type="float" office:value="0.145130249142014">
                <text:p>0.145130249142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14513">
                <text:p>0.14513</text:p>
              </table:table-cell>
              <table:table-cell office:value-type="float" office:value="0.4">
                <text:p>0.4</text:p>
              </table:table-cell>
              <table:table-cell office:value-type="float" office:value="0.1450653692">
                <text:p>0.1450653692</text:p>
              </table:table-cell>
              <table:table-cell office:value-type="float" office:value="0.4">
                <text:p>0.4</text:p>
              </table:table-cell>
              <table:table-cell office:value-type="float" office:value="0.14511381416">
                <text:p>0.14511381416</text:p>
              </table:table-cell>
              <table:table-cell office:value-type="float" office:value="0.4">
                <text:p>0.4</text:p>
              </table:table-cell>
              <table:table-cell office:value-type="float" office:value="0.145148569424">
                <text:p>0.145148569424</text:p>
              </table:table-cell>
              <table:table-cell office:value-type="float" office:value="0.4">
                <text:p>0.4</text:p>
              </table:table-cell>
              <table:table-cell office:value-type="float" office:value="0.1451289451392">
                <text:p>0.1451289451392</text:p>
              </table:table-cell>
              <table:table-cell office:value-type="float" office:value="0.4">
                <text:p>0.4</text:p>
              </table:table-cell>
              <table:table-cell office:value-type="float" office:value="0.145130905597184">
                <text:p>0.145130905597184</text:p>
              </table:table-cell>
              <table:table-cell office:value-type="float" office:value="0.4">
                <text:p>0.4</text:p>
              </table:table-cell>
              <table:table-cell office:value-type="float" office:value="0.145130701974246">
                <text:p>0.145130701974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0.14513">
                <text:p>0.14513</text:p>
              </table:table-cell>
              <table:table-cell office:value-type="float" office:value="0.45">
                <text:p>0.45</text:p>
              </table:table-cell>
              <table:table-cell office:value-type="float" office:value="0.14507566535">
                <text:p>0.14507566535</text:p>
              </table:table-cell>
              <table:table-cell office:value-type="float" office:value="0.45">
                <text:p>0.45</text:p>
              </table:table-cell>
              <table:table-cell office:value-type="float" office:value="0.14510080829">
                <text:p>0.14510080829</text:p>
              </table:table-cell>
              <table:table-cell office:value-type="float" office:value="0.45">
                <text:p>0.45</text:p>
              </table:table-cell>
              <table:table-cell office:value-type="float" office:value="0.145148633167375">
                <text:p>0.145148633167375</text:p>
              </table:table-cell>
              <table:table-cell office:value-type="float" office:value="0.45">
                <text:p>0.45</text:p>
              </table:table-cell>
              <table:table-cell office:value-type="float" office:value="0.145128832466044">
                <text:p>0.145128832466044</text:p>
              </table:table-cell>
              <table:table-cell office:value-type="float" office:value="0.45">
                <text:p>0.45</text:p>
              </table:table-cell>
              <table:table-cell office:value-type="float" office:value="0.145130178332295">
                <text:p>0.145130178332295</text:p>
              </table:table-cell>
              <table:table-cell office:value-type="float" office:value="0.45">
                <text:p>0.45</text:p>
              </table:table-cell>
              <table:table-cell office:value-type="float" office:value="0.145130794191934">
                <text:p>0.145130794191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14513">
                <text:p>0.14513</text:p>
              </table:table-cell>
              <table:table-cell office:value-type="float" office:value="0.5">
                <text:p>0.5</text:p>
              </table:table-cell>
              <table:table-cell office:value-type="float" office:value="0.1450859615">
                <text:p>0.1450859615</text:p>
              </table:table-cell>
              <table:table-cell office:value-type="float" office:value="0.5">
                <text:p>0.5</text:p>
              </table:table-cell>
              <table:table-cell office:value-type="float" office:value="0.1450895285">
                <text:p>0.1450895285</text:p>
              </table:table-cell>
              <table:table-cell office:value-type="float" office:value="0.5">
                <text:p>0.5</text:p>
              </table:table-cell>
              <table:table-cell office:value-type="float" office:value="0.145146969625">
                <text:p>0.145146969625</text:p>
              </table:table-cell>
              <table:table-cell office:value-type="float" office:value="0.5">
                <text:p>0.5</text:p>
              </table:table-cell>
              <table:table-cell office:value-type="float" office:value="0.1451284921875">
                <text:p>0.1451284921875</text:p>
              </table:table-cell>
              <table:table-cell office:value-type="float" office:value="0.5">
                <text:p>0.5</text:p>
              </table:table-cell>
              <table:table-cell office:value-type="float" office:value="0.145129119603125">
                <text:p>0.145129119603125</text:p>
              </table:table-cell>
              <table:table-cell office:value-type="float" office:value="0.5">
                <text:p>0.5</text:p>
              </table:table-cell>
              <table:table-cell office:value-type="float" office:value="0.14513041063125">
                <text:p>0.1451304106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512">
                <text:p>0.14512</text:p>
              </table:table-cell>
              <table:table-cell office:value-type="float" office:value="0.55">
                <text:p>0.55</text:p>
              </table:table-cell>
              <table:table-cell office:value-type="float" office:value="0.14509625765">
                <text:p>0.14509625765</text:p>
              </table:table-cell>
              <table:table-cell office:value-type="float" office:value="0.55">
                <text:p>0.55</text:p>
              </table:table-cell>
              <table:table-cell office:value-type="float" office:value="0.14507997479">
                <text:p>0.14507997479</text:p>
              </table:table-cell>
              <table:table-cell office:value-type="float" office:value="0.55">
                <text:p>0.55</text:p>
              </table:table-cell>
              <table:table-cell office:value-type="float" office:value="0.145143844440125">
                <text:p>0.145143844440125</text:p>
              </table:table-cell>
              <table:table-cell office:value-type="float" office:value="0.55">
                <text:p>0.55</text:p>
              </table:table-cell>
              <table:table-cell office:value-type="float" office:value="0.145127846883544">
                <text:p>0.145127846883544</text:p>
              </table:table-cell>
              <table:table-cell office:value-type="float" office:value="0.55">
                <text:p>0.55</text:p>
              </table:table-cell>
              <table:table-cell office:value-type="float" office:value="0.145127739868863">
                <text:p>0.145127739868863</text:p>
              </table:table-cell>
              <table:table-cell office:value-type="float" office:value="0.55">
                <text:p>0.55</text:p>
              </table:table-cell>
              <table:table-cell office:value-type="float" office:value="0.145129493062648">
                <text:p>0.145129493062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14512">
                <text:p>0.14512</text:p>
              </table:table-cell>
              <table:table-cell office:value-type="float" office:value="0.6">
                <text:p>0.6</text:p>
              </table:table-cell>
              <table:table-cell office:value-type="float" office:value="0.1451065538">
                <text:p>0.1451065538</text:p>
              </table:table-cell>
              <table:table-cell office:value-type="float" office:value="0.6">
                <text:p>0.6</text:p>
              </table:table-cell>
              <table:table-cell office:value-type="float" office:value="0.14507214716">
                <text:p>0.14507214716</text:p>
              </table:table-cell>
              <table:table-cell office:value-type="float" office:value="0.6">
                <text:p>0.6</text:p>
              </table:table-cell>
              <table:table-cell office:value-type="float" office:value="0.145139523256">
                <text:p>0.145139523256</text:p>
              </table:table-cell>
              <table:table-cell office:value-type="float" office:value="0.6">
                <text:p>0.6</text:p>
              </table:table-cell>
              <table:table-cell office:value-type="float" office:value="0.1451268465792">
                <text:p>0.1451268465792</text:p>
              </table:table-cell>
              <table:table-cell office:value-type="float" office:value="0.6">
                <text:p>0.6</text:p>
              </table:table-cell>
              <table:table-cell office:value-type="float" office:value="0.145126057860096">
                <text:p>0.145126057860096</text:p>
              </table:table-cell>
              <table:table-cell office:value-type="float" office:value="0.6">
                <text:p>0.6</text:p>
              </table:table-cell>
              <table:table-cell office:value-type="float" office:value="0.14512803222359">
                <text:p>0.145128032223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">
                <text:p>0.75</text:p>
              </table:table-cell>
              <table:table-cell office:value-type="float" office:value="0.14512">
                <text:p>0.14512</text:p>
              </table:table-cell>
              <table:table-cell office:value-type="float" office:value="0.65">
                <text:p>0.65</text:p>
              </table:table-cell>
              <table:table-cell office:value-type="float" office:value="0.14511684995">
                <text:p>0.14511684995</text:p>
              </table:table-cell>
              <table:table-cell office:value-type="float" office:value="0.65">
                <text:p>0.65</text:p>
              </table:table-cell>
              <table:table-cell office:value-type="float" office:value="0.14506604561">
                <text:p>0.14506604561</text:p>
              </table:table-cell>
              <table:table-cell office:value-type="float" office:value="0.65">
                <text:p>0.65</text:p>
              </table:table-cell>
              <table:table-cell office:value-type="float" office:value="0.145134271715875">
                <text:p>0.145134271715875</text:p>
              </table:table-cell>
              <table:table-cell office:value-type="float" office:value="0.65">
                <text:p>0.65</text:p>
              </table:table-cell>
              <table:table-cell office:value-type="float" office:value="0.145125468744544">
                <text:p>0.145125468744544</text:p>
              </table:table-cell>
              <table:table-cell office:value-type="float" office:value="0.65">
                <text:p>0.65</text:p>
              </table:table-cell>
              <table:table-cell office:value-type="float" office:value="0.145124102176613">
                <text:p>0.145124102176613</text:p>
              </table:table-cell>
              <table:table-cell office:value-type="float" office:value="0.65">
                <text:p>0.65</text:p>
              </table:table-cell>
              <table:table-cell office:value-type="float" office:value="0.145126060616486">
                <text:p>0.145126060616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0.14512">
                <text:p>0.14512</text:p>
              </table:table-cell>
              <table:table-cell office:value-type="float" office:value="0.7">
                <text:p>0.7</text:p>
              </table:table-cell>
              <table:table-cell office:value-type="float" office:value="0.1451271461">
                <text:p>0.1451271461</text:p>
              </table:table-cell>
              <table:table-cell office:value-type="float" office:value="0.7">
                <text:p>0.7</text:p>
              </table:table-cell>
              <table:table-cell office:value-type="float" office:value="0.14506167014">
                <text:p>0.14506167014</text:p>
              </table:table-cell>
              <table:table-cell office:value-type="float" office:value="0.7">
                <text:p>0.7</text:p>
              </table:table-cell>
              <table:table-cell office:value-type="float" office:value="0.145128355463">
                <text:p>0.145128355463</text:p>
              </table:table-cell>
              <table:table-cell office:value-type="float" office:value="0.7">
                <text:p>0.7</text:p>
              </table:table-cell>
              <table:table-cell office:value-type="float" office:value="0.1451237182947">
                <text:p>0.1451237182947</text:p>
              </table:table-cell>
              <table:table-cell office:value-type="float" office:value="0.7">
                <text:p>0.7</text:p>
              </table:table-cell>
              <table:table-cell office:value-type="float" office:value="0.145121912885207">
                <text:p>0.145121912885207</text:p>
              </table:table-cell>
              <table:table-cell office:value-type="float" office:value="0.7">
                <text:p>0.7</text:p>
              </table:table-cell>
              <table:table-cell office:value-type="float" office:value="0.145123646071832">
                <text:p>0.1451236460718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  <table:table-cell office:value-type="float" office:value="0.14512">
                <text:p>0.14512</text:p>
              </table:table-cell>
              <table:table-cell office:value-type="float" office:value="0.75">
                <text:p>0.75</text:p>
              </table:table-cell>
              <table:table-cell office:value-type="float" office:value="0.14513744225">
                <text:p>0.14513744225</text:p>
              </table:table-cell>
              <table:table-cell office:value-type="float" office:value="0.75">
                <text:p>0.75</text:p>
              </table:table-cell>
              <table:table-cell office:value-type="float" office:value="0.14505902075">
                <text:p>0.14505902075</text:p>
              </table:table-cell>
              <table:table-cell office:value-type="float" office:value="0.75">
                <text:p>0.75</text:p>
              </table:table-cell>
              <table:table-cell office:value-type="float" office:value="0.145122040140625">
                <text:p>0.145122040140625</text:p>
              </table:table-cell>
              <table:table-cell office:value-type="float" office:value="0.75">
                <text:p>0.75</text:p>
              </table:table-cell>
              <table:table-cell office:value-type="float" office:value="0.145121627589844">
                <text:p>0.145121627589844</text:p>
              </table:table-cell>
              <table:table-cell office:value-type="float" office:value="0.75">
                <text:p>0.75</text:p>
              </table:table-cell>
              <table:table-cell office:value-type="float" office:value="0.14511954311748">
                <text:p>0.14511954311748</text:p>
              </table:table-cell>
              <table:table-cell office:value-type="float" office:value="0.75">
                <text:p>0.75</text:p>
              </table:table-cell>
              <table:table-cell office:value-type="float" office:value="0.145120886076562">
                <text:p>0.145120886076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0.14511">
                <text:p>0.14511</text:p>
              </table:table-cell>
              <table:table-cell office:value-type="float" office:value="0.8">
                <text:p>0.8</text:p>
              </table:table-cell>
              <table:table-cell office:value-type="float" office:value="0.1451477384">
                <text:p>0.1451477384</text:p>
              </table:table-cell>
              <table:table-cell office:value-type="float" office:value="0.8">
                <text:p>0.8</text:p>
              </table:table-cell>
              <table:table-cell office:value-type="float" office:value="0.14505809744">
                <text:p>0.14505809744</text:p>
              </table:table-cell>
              <table:table-cell office:value-type="float" office:value="0.8">
                <text:p>0.8</text:p>
              </table:table-cell>
              <table:table-cell office:value-type="float" office:value="0.145115591392">
                <text:p>0.145115591392</text:p>
              </table:table-cell>
              <table:table-cell office:value-type="float" office:value="0.8">
                <text:p>0.8</text:p>
              </table:table-cell>
              <table:table-cell office:value-type="float" office:value="0.1451192564352">
                <text:p>0.1451192564352</text:p>
              </table:table-cell>
              <table:table-cell office:value-type="float" office:value="0.8">
                <text:p>0.8</text:p>
              </table:table-cell>
              <table:table-cell office:value-type="float" office:value="0.145117060667648">
                <text:p>0.145117060667648</text:p>
              </table:table-cell>
              <table:table-cell office:value-type="float" office:value="0.8">
                <text:p>0.8</text:p>
              </table:table-cell>
              <table:table-cell office:value-type="float" office:value="0.14511790286761">
                <text:p>0.145117902867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">
                <text:p>0.95</text:p>
              </table:table-cell>
              <table:table-cell office:value-type="float" office:value="0.14511">
                <text:p>0.14511</text:p>
              </table:table-cell>
              <table:table-cell office:value-type="float" office:value="0.85">
                <text:p>0.85</text:p>
              </table:table-cell>
              <table:table-cell office:value-type="float" office:value="0.14515803455">
                <text:p>0.14515803455</text:p>
              </table:table-cell>
              <table:table-cell office:value-type="float" office:value="0.85">
                <text:p>0.85</text:p>
              </table:table-cell>
              <table:table-cell office:value-type="float" office:value="0.14505890021">
                <text:p>0.14505890021</text:p>
              </table:table-cell>
              <table:table-cell office:value-type="float" office:value="0.85">
                <text:p>0.85</text:p>
              </table:table-cell>
              <table:table-cell office:value-type="float" office:value="0.145109274860375">
                <text:p>0.145109274860375</text:p>
              </table:table-cell>
              <table:table-cell office:value-type="float" office:value="0.85">
                <text:p>0.85</text:p>
              </table:table-cell>
              <table:table-cell office:value-type="float" office:value="0.145116692081044">
                <text:p>0.145116692081044</text:p>
              </table:table-cell>
              <table:table-cell office:value-type="float" office:value="0.85">
                <text:p>0.85</text:p>
              </table:table-cell>
              <table:table-cell office:value-type="float" office:value="0.145114549590341">
                <text:p>0.145114549590341</text:p>
              </table:table-cell>
              <table:table-cell office:value-type="float" office:value="0.85">
                <text:p>0.85</text:p>
              </table:table-cell>
              <table:table-cell office:value-type="float" office:value="0.145114839290663">
                <text:p>0.1451148392906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14511">
                <text:p>0.14511</text:p>
              </table:table-cell>
              <table:table-cell office:value-type="float" office:value="0.9">
                <text:p>0.9</text:p>
              </table:table-cell>
              <table:table-cell office:value-type="float" office:value="0.1451683307">
                <text:p>0.1451683307</text:p>
              </table:table-cell>
              <table:table-cell office:value-type="float" office:value="0.9">
                <text:p>0.9</text:p>
              </table:table-cell>
              <table:table-cell office:value-type="float" office:value="0.14506142906">
                <text:p>0.14506142906</text:p>
              </table:table-cell>
              <table:table-cell office:value-type="float" office:value="0.9">
                <text:p>0.9</text:p>
              </table:table-cell>
              <table:table-cell office:value-type="float" office:value="0.145103356189">
                <text:p>0.145103356189</text:p>
              </table:table-cell>
              <table:table-cell office:value-type="float" office:value="0.9">
                <text:p>0.9</text:p>
              </table:table-cell>
              <table:table-cell office:value-type="float" office:value="0.1451140492227">
                <text:p>0.1451140492227</text:p>
              </table:table-cell>
              <table:table-cell office:value-type="float" office:value="0.9">
                <text:p>0.9</text:p>
              </table:table-cell>
              <table:table-cell office:value-type="float" office:value="0.145112111798409">
                <text:p>0.145112111798409</text:p>
              </table:table-cell>
              <table:table-cell office:value-type="float" office:value="0.9">
                <text:p>0.9</text:p>
              </table:table-cell>
              <table:table-cell office:value-type="float" office:value="0.145111855424144">
                <text:p>0.145111855424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0.14511">
                <text:p>0.14511</text:p>
              </table:table-cell>
              <table:table-cell office:value-type="float" office:value="0.95">
                <text:p>0.95</text:p>
              </table:table-cell>
              <table:table-cell office:value-type="float" office:value="0.14517862685">
                <text:p>0.14517862685</text:p>
              </table:table-cell>
              <table:table-cell office:value-type="float" office:value="0.95">
                <text:p>0.95</text:p>
              </table:table-cell>
              <table:table-cell office:value-type="float" office:value="0.14506568399">
                <text:p>0.14506568399</text:p>
              </table:table-cell>
              <table:table-cell office:value-type="float" office:value="0.95">
                <text:p>0.95</text:p>
              </table:table-cell>
              <table:table-cell office:value-type="float" office:value="0.145098101021125">
                <text:p>0.145098101021125</text:p>
              </table:table-cell>
              <table:table-cell office:value-type="float" office:value="0.95">
                <text:p>0.95</text:p>
              </table:table-cell>
              <table:table-cell office:value-type="float" office:value="0.145111470000544">
                <text:p>0.145111470000544</text:p>
              </table:table-cell>
              <table:table-cell office:value-type="float" office:value="0.95">
                <text:p>0.95</text:p>
              </table:table-cell>
              <table:table-cell office:value-type="float" office:value="0.145109868660728">
                <text:p>0.145109868660728</text:p>
              </table:table-cell>
              <table:table-cell office:value-type="float" office:value="0.95">
                <text:p>0.95</text:p>
              </table:table-cell>
              <table:table-cell office:value-type="float" office:value="0.145109125968382">
                <text:p>0.145109125968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">
                <text:p>1.1</text:p>
              </table:table-cell>
              <table:table-cell office:value-type="float" office:value="0.1451">
                <text:p>0.1451</text:p>
              </table:table-cell>
              <table:table-cell office:value-type="float" office:value="1">
                <text:p>1</text:p>
              </table:table-cell>
              <table:table-cell office:value-type="float" office:value="0.145188923">
                <text:p>0.145188923</text:p>
              </table:table-cell>
              <table:table-cell office:value-type="float" office:value="1">
                <text:p>1</text:p>
              </table:table-cell>
              <table:table-cell office:value-type="float" office:value="0.145071665">
                <text:p>0.145071665</text:p>
              </table:table-cell>
              <table:table-cell office:value-type="float" office:value="1">
                <text:p>1</text:p>
              </table:table-cell>
              <table:table-cell office:value-type="float" office:value="0.145093775">
                <text:p>0.145093775</text:p>
              </table:table-cell>
              <table:table-cell office:value-type="float" office:value="1">
                <text:p>1</text:p>
              </table:table-cell>
              <table:table-cell office:value-type="float" office:value="0.145109124">
                <text:p>0.145109124</text:p>
              </table:table-cell>
              <table:table-cell office:value-type="float" office:value="1">
                <text:p>1</text:p>
              </table:table-cell>
              <table:table-cell office:value-type="float" office:value="0.1451079626">
                <text:p>0.1451079626</text:p>
              </table:table-cell>
              <table:table-cell office:value-type="float" office:value="1">
                <text:p>1</text:p>
              </table:table-cell>
              <table:table-cell office:value-type="float" office:value="0.1451068384">
                <text:p>0.1451068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">
                <text:p>1.15</text:p>
              </table:table-cell>
              <table:table-cell office:value-type="float" office:value="0.1451">
                <text:p>0.1451</text:p>
              </table:table-cell>
              <table:table-cell office:value-type="float" office:value="1.05">
                <text:p>1.05</text:p>
              </table:table-cell>
              <table:table-cell office:value-type="float" office:value="0.14519921915">
                <text:p>0.14519921915</text:p>
              </table:table-cell>
              <table:table-cell office:value-type="float" office:value="1.05">
                <text:p>1.05</text:p>
              </table:table-cell>
              <table:table-cell office:value-type="float" office:value="0.14507937209">
                <text:p>0.14507937209</text:p>
              </table:table-cell>
              <table:table-cell office:value-type="float" office:value="1.05">
                <text:p>1.05</text:p>
              </table:table-cell>
              <table:table-cell office:value-type="float" office:value="0.145090643768875">
                <text:p>0.145090643768875</text:p>
              </table:table-cell>
              <table:table-cell office:value-type="float" office:value="1.05">
                <text:p>1.05</text:p>
              </table:table-cell>
              <table:table-cell office:value-type="float" office:value="0.145107208251544">
                <text:p>0.145107208251544</text:p>
              </table:table-cell>
              <table:table-cell office:value-type="float" office:value="1.05">
                <text:p>1.05</text:p>
              </table:table-cell>
              <table:table-cell office:value-type="float" office:value="0.145106558690558">
                <text:p>0.145106558690558</text:p>
              </table:table-cell>
              <table:table-cell office:value-type="float" office:value="1.05">
                <text:p>1.05</text:p>
              </table:table-cell>
              <table:table-cell office:value-type="float" office:value="0.145105191891506">
                <text:p>0.145105191891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0.14511">
                <text:p>0.14511</text:p>
              </table:table-cell>
              <table:table-cell office:value-type="float" office:value="1.1">
                <text:p>1.1</text:p>
              </table:table-cell>
              <table:table-cell office:value-type="float" office:value="0.1452095153">
                <text:p>0.1452095153</text:p>
              </table:table-cell>
              <table:table-cell office:value-type="float" office:value="1.1">
                <text:p>1.1</text:p>
              </table:table-cell>
              <table:table-cell office:value-type="float" office:value="0.14508880526">
                <text:p>0.14508880526</text:p>
              </table:table-cell>
              <table:table-cell office:value-type="float" office:value="1.1">
                <text:p>1.1</text:p>
              </table:table-cell>
              <table:table-cell office:value-type="float" office:value="0.145088972971">
                <text:p>0.145088972971</text:p>
              </table:table-cell>
              <table:table-cell office:value-type="float" office:value="1.1">
                <text:p>1.1</text:p>
              </table:table-cell>
              <table:table-cell office:value-type="float" office:value="0.1451059472307">
                <text:p>0.1451059472307</text:p>
              </table:table-cell>
              <table:table-cell office:value-type="float" office:value="1.1">
                <text:p>1.1</text:p>
              </table:table-cell>
              <table:table-cell office:value-type="float" office:value="0.145105846256171">
                <text:p>0.145105846256171</text:p>
              </table:table-cell>
              <table:table-cell office:value-type="float" office:value="1.1">
                <text:p>1.1</text:p>
              </table:table-cell>
              <table:table-cell office:value-type="float" office:value="0.145104396996092">
                <text:p>0.145104396996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5">
                <text:p>1.25</text:p>
              </table:table-cell>
              <table:table-cell office:value-type="float" office:value="0.14511">
                <text:p>0.14511</text:p>
              </table:table-cell>
              <table:table-cell office:value-type="float" office:value="1.15">
                <text:p>1.15</text:p>
              </table:table-cell>
              <table:table-cell office:value-type="float" office:value="0.14521981145">
                <text:p>0.14521981145</text:p>
              </table:table-cell>
              <table:table-cell office:value-type="float" office:value="1.15">
                <text:p>1.15</text:p>
              </table:table-cell>
              <table:table-cell office:value-type="float" office:value="0.14509996451">
                <text:p>0.14509996451</text:p>
              </table:table-cell>
              <table:table-cell office:value-type="float" office:value="1.15">
                <text:p>1.15</text:p>
              </table:table-cell>
              <table:table-cell office:value-type="float" office:value="0.145089028249625">
                <text:p>0.145089028249625</text:p>
              </table:table-cell>
              <table:table-cell office:value-type="float" office:value="1.15">
                <text:p>1.15</text:p>
              </table:table-cell>
              <table:table-cell office:value-type="float" office:value="0.145105592858044">
                <text:p>0.145105592858044</text:p>
              </table:table-cell>
              <table:table-cell office:value-type="float" office:value="1.15">
                <text:p>1.15</text:p>
              </table:table-cell>
              <table:table-cell office:value-type="float" office:value="0.145106040467846">
                <text:p>0.145106040467846</text:p>
              </table:table-cell>
              <table:table-cell office:value-type="float" office:value="1.15">
                <text:p>1.15</text:p>
              </table:table-cell>
              <table:table-cell office:value-type="float" office:value="0.145104676097643">
                <text:p>0.1451046760976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">
                <text:p>1.3</text:p>
              </table:table-cell>
              <table:table-cell office:value-type="float" office:value="0.14511">
                <text:p>0.14511</text:p>
              </table:table-cell>
              <table:table-cell office:value-type="float" office:value="1.2">
                <text:p>1.2</text:p>
              </table:table-cell>
              <table:table-cell office:value-type="float" office:value="0.1452301076">
                <text:p>0.1452301076</text:p>
              </table:table-cell>
              <table:table-cell office:value-type="float" office:value="1.2">
                <text:p>1.2</text:p>
              </table:table-cell>
              <table:table-cell office:value-type="float" office:value="0.14511284984">
                <text:p>0.14511284984</text:p>
              </table:table-cell>
              <table:table-cell office:value-type="float" office:value="1.2">
                <text:p>1.2</text:p>
              </table:table-cell>
              <table:table-cell office:value-type="float" office:value="0.145091075248">
                <text:p>0.145091075248</text:p>
              </table:table-cell>
              <table:table-cell office:value-type="float" office:value="1.2">
                <text:p>1.2</text:p>
              </table:table-cell>
              <table:table-cell office:value-type="float" office:value="0.1451064244992">
                <text:p>0.1451064244992</text:p>
              </table:table-cell>
              <table:table-cell office:value-type="float" office:value="1.2">
                <text:p>1.2</text:p>
              </table:table-cell>
              <table:table-cell office:value-type="float" office:value="0.145107383941632">
                <text:p>0.145107383941632</text:p>
              </table:table-cell>
              <table:table-cell office:value-type="float" office:value="1.2">
                <text:p>1.2</text:p>
              </table:table-cell>
              <table:table-cell office:value-type="float" office:value="0.145106264625946">
                <text:p>0.1451062646259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5">
                <text:p>1.35</text:p>
              </table:table-cell>
              <table:table-cell office:value-type="float" office:value="0.14512">
                <text:p>0.14512</text:p>
              </table:table-cell>
              <table:table-cell office:value-type="float" office:value="1.25">
                <text:p>1.25</text:p>
              </table:table-cell>
              <table:table-cell office:value-type="float" office:value="0.14524040375">
                <text:p>0.14524040375</text:p>
              </table:table-cell>
              <table:table-cell office:value-type="float" office:value="1.25">
                <text:p>1.25</text:p>
              </table:table-cell>
              <table:table-cell office:value-type="float" office:value="0.14512746125">
                <text:p>0.14512746125</text:p>
              </table:table-cell>
              <table:table-cell office:value-type="float" office:value="1.25">
                <text:p>1.25</text:p>
              </table:table-cell>
              <table:table-cell office:value-type="float" office:value="0.145095379609375">
                <text:p>0.145095379609375</text:p>
              </table:table-cell>
              <table:table-cell office:value-type="float" office:value="1.25">
                <text:p>1.25</text:p>
              </table:table-cell>
              <table:table-cell office:value-type="float" office:value="0.145108748964844">
                <text:p>0.145108748964844</text:p>
              </table:table-cell>
              <table:table-cell office:value-type="float" office:value="1.25">
                <text:p>1.25</text:p>
              </table:table-cell>
              <table:table-cell office:value-type="float" office:value="0.145110148336426">
                <text:p>0.145110148336426</text:p>
              </table:table-cell>
              <table:table-cell office:value-type="float" office:value="1.25">
                <text:p>1.25</text:p>
              </table:table-cell>
              <table:table-cell office:value-type="float" office:value="0.145109413037109">
                <text:p>0.145109413037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">
                <text:p>1.4</text:p>
              </table:table-cell>
              <table:table-cell office:value-type="float" office:value="0.14513">
                <text:p>0.14513</text:p>
              </table:table-cell>
              <table:table-cell office:value-type="float" office:value="1.3">
                <text:p>1.3</text:p>
              </table:table-cell>
              <table:table-cell office:value-type="float" office:value="0.1452506999">
                <text:p>0.1452506999</text:p>
              </table:table-cell>
              <table:table-cell office:value-type="float" office:value="1.3">
                <text:p>1.3</text:p>
              </table:table-cell>
              <table:table-cell office:value-type="float" office:value="0.14514379874">
                <text:p>0.14514379874</text:p>
              </table:table-cell>
              <table:table-cell office:value-type="float" office:value="1.3">
                <text:p>1.3</text:p>
              </table:table-cell>
              <table:table-cell office:value-type="float" office:value="0.145102206977">
                <text:p>0.145102206977</text:p>
              </table:table-cell>
              <table:table-cell office:value-type="float" office:value="1.3">
                <text:p>1.3</text:p>
              </table:table-cell>
              <table:table-cell office:value-type="float" office:value="0.1451129005107">
                <text:p>0.1451129005107</text:p>
              </table:table-cell>
              <table:table-cell office:value-type="float" office:value="1.3">
                <text:p>1.3</text:p>
              </table:table-cell>
              <table:table-cell office:value-type="float" office:value="0.145114635951773">
                <text:p>0.145114635951773</text:p>
              </table:table-cell>
              <table:table-cell office:value-type="float" office:value="1.3">
                <text:p>1.3</text:p>
              </table:table-cell>
              <table:table-cell office:value-type="float" office:value="0.145114389559196">
                <text:p>0.1451143895591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5">
                <text:p>1.45</text:p>
              </table:table-cell>
              <table:table-cell office:value-type="float" office:value="0.14514">
                <text:p>0.14514</text:p>
              </table:table-cell>
              <table:table-cell office:value-type="float" office:value="1.35">
                <text:p>1.35</text:p>
              </table:table-cell>
              <table:table-cell office:value-type="float" office:value="0.14526099605">
                <text:p>0.14526099605</text:p>
              </table:table-cell>
              <table:table-cell office:value-type="float" office:value="1.35">
                <text:p>1.35</text:p>
              </table:table-cell>
              <table:table-cell office:value-type="float" office:value="0.14516186231">
                <text:p>0.14516186231</text:p>
              </table:table-cell>
              <table:table-cell office:value-type="float" office:value="1.35">
                <text:p>1.35</text:p>
              </table:table-cell>
              <table:table-cell office:value-type="float" office:value="0.145111822994125">
                <text:p>0.145111822994125</text:p>
              </table:table-cell>
              <table:table-cell office:value-type="float" office:value="1.35">
                <text:p>1.35</text:p>
              </table:table-cell>
              <table:table-cell office:value-type="float" office:value="0.145119240837544">
                <text:p>0.145119240837544</text:p>
              </table:table-cell>
              <table:table-cell office:value-type="float" office:value="1.35">
                <text:p>1.35</text:p>
              </table:table-cell>
              <table:table-cell office:value-type="float" office:value="0.145121181325673">
                <text:p>0.145121181325673</text:p>
              </table:table-cell>
              <table:table-cell office:value-type="float" office:value="1.35">
                <text:p>1.35</text:p>
              </table:table-cell>
              <table:table-cell office:value-type="float" office:value="0.14512148370305">
                <text:p>0.145121483703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">
                <text:p>1.5</text:p>
              </table:table-cell>
              <table:table-cell office:value-type="float" office:value="0.14516">
                <text:p>0.14516</text:p>
              </table:table-cell>
              <table:table-cell office:value-type="float" office:value="1.4">
                <text:p>1.4</text:p>
              </table:table-cell>
              <table:table-cell office:value-type="float" office:value="0.1452712922">
                <text:p>0.1452712922</text:p>
              </table:table-cell>
              <table:table-cell office:value-type="float" office:value="1.4">
                <text:p>1.4</text:p>
              </table:table-cell>
              <table:table-cell office:value-type="float" office:value="0.14518165196">
                <text:p>0.14518165196</text:p>
              </table:table-cell>
              <table:table-cell office:value-type="float" office:value="1.4">
                <text:p>1.4</text:p>
              </table:table-cell>
              <table:table-cell office:value-type="float" office:value="0.145124493304">
                <text:p>0.145124493304</text:p>
              </table:table-cell>
              <table:table-cell office:value-type="float" office:value="1.4">
                <text:p>1.4</text:p>
              </table:table-cell>
              <table:table-cell office:value-type="float" office:value="0.1451281590912">
                <text:p>0.1451281590912</text:p>
              </table:table-cell>
              <table:table-cell office:value-type="float" office:value="1.4">
                <text:p>1.4</text:p>
              </table:table-cell>
              <table:table-cell office:value-type="float" office:value="0.145130152832384">
                <text:p>0.145130152832384</text:p>
              </table:table-cell>
              <table:table-cell office:value-type="float" office:value="1.4">
                <text:p>1.4</text:p>
              </table:table-cell>
              <table:table-cell office:value-type="float" office:value="0.145131010538342">
                <text:p>0.1451310105383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5">
                <text:p>1.55</text:p>
              </table:table-cell>
              <table:table-cell office:value-type="float" office:value="0.14518">
                <text:p>0.14518</text:p>
              </table:table-cell>
              <table:table-cell office:value-type="float" office:value="1.45">
                <text:p>1.45</text:p>
              </table:table-cell>
              <table:table-cell office:value-type="float" office:value="0.14528158835">
                <text:p>0.14528158835</text:p>
              </table:table-cell>
              <table:table-cell office:value-type="float" office:value="1.45">
                <text:p>1.45</text:p>
              </table:table-cell>
              <table:table-cell office:value-type="float" office:value="0.14520316769">
                <text:p>0.14520316769</text:p>
              </table:table-cell>
              <table:table-cell office:value-type="float" office:value="1.45">
                <text:p>1.45</text:p>
              </table:table-cell>
              <table:table-cell office:value-type="float" office:value="0.145140483549875">
                <text:p>0.145140483549875</text:p>
              </table:table-cell>
              <table:table-cell office:value-type="float" office:value="1.45">
                <text:p>1.45</text:p>
              </table:table-cell>
              <table:table-cell office:value-type="float" office:value="0.145140071862544">
                <text:p>0.145140071862544</text:p>
              </table:table-cell>
              <table:table-cell office:value-type="float" office:value="1.45">
                <text:p>1.45</text:p>
              </table:table-cell>
              <table:table-cell office:value-type="float" office:value="0.145141954280223">
                <text:p>0.145141954280223</text:p>
              </table:table-cell>
              <table:table-cell office:value-type="float" office:value="1.45">
                <text:p>1.45</text:p>
              </table:table-cell>
              <table:table-cell office:value-type="float" office:value="0.145143315734818">
                <text:p>0.1451433157348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">
                <text:p>1.6</text:p>
              </table:table-cell>
              <table:table-cell office:value-type="float" office:value="0.1452">
                <text:p>0.1452</text:p>
              </table:table-cell>
              <table:table-cell office:value-type="float" office:value="1.5">
                <text:p>1.5</text:p>
              </table:table-cell>
              <table:table-cell office:value-type="float" office:value="0.1452918845">
                <text:p>0.1452918845</text:p>
              </table:table-cell>
              <table:table-cell office:value-type="float" office:value="1.5">
                <text:p>1.5</text:p>
              </table:table-cell>
              <table:table-cell office:value-type="float" office:value="0.1452264095">
                <text:p>0.1452264095</text:p>
              </table:table-cell>
              <table:table-cell office:value-type="float" office:value="1.5">
                <text:p>1.5</text:p>
              </table:table-cell>
              <table:table-cell office:value-type="float" office:value="0.145160059375">
                <text:p>0.145160059375</text:p>
              </table:table-cell>
              <table:table-cell office:value-type="float" office:value="1.5">
                <text:p>1.5</text:p>
              </table:table-cell>
              <table:table-cell office:value-type="float" office:value="0.1451554231875">
                <text:p>0.1451554231875</text:p>
              </table:table-cell>
              <table:table-cell office:value-type="float" office:value="1.5">
                <text:p>1.5</text:p>
              </table:table-cell>
              <table:table-cell office:value-type="float" office:value="0.145157026509375">
                <text:p>0.145157026509375</text:p>
              </table:table-cell>
              <table:table-cell office:value-type="float" office:value="1.5">
                <text:p>1.5</text:p>
              </table:table-cell>
              <table:table-cell office:value-type="float" office:value="0.14515878136875">
                <text:p>0.1451587813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5">
                <text:p>1.65</text:p>
              </table:table-cell>
              <table:table-cell office:value-type="float" office:value="0.14523">
                <text:p>0.14523</text:p>
              </table:table-cell>
              <table:table-cell office:value-type="float" office:value="1.55">
                <text:p>1.55</text:p>
              </table:table-cell>
              <table:table-cell office:value-type="float" office:value="0.14530218065">
                <text:p>0.14530218065</text:p>
              </table:table-cell>
              <table:table-cell office:value-type="float" office:value="1.55">
                <text:p>1.55</text:p>
              </table:table-cell>
              <table:table-cell office:value-type="float" office:value="0.14525137739">
                <text:p>0.14525137739</text:p>
              </table:table-cell>
              <table:table-cell office:value-type="float" office:value="1.55">
                <text:p>1.55</text:p>
              </table:table-cell>
              <table:table-cell office:value-type="float" office:value="0.145183486422625">
                <text:p>0.145183486422625</text:p>
              </table:table-cell>
              <table:table-cell office:value-type="float" office:value="1.55">
                <text:p>1.55</text:p>
              </table:table-cell>
              <table:table-cell office:value-type="float" office:value="0.145174684547044">
                <text:p>0.145174684547044</text:p>
              </table:table-cell>
              <table:table-cell office:value-type="float" office:value="1.55">
                <text:p>1.55</text:p>
              </table:table-cell>
              <table:table-cell office:value-type="float" office:value="0.145175848989691">
                <text:p>0.145175848989691</text:p>
              </table:table-cell>
              <table:table-cell office:value-type="float" office:value="1.55">
                <text:p>1.55</text:p>
              </table:table-cell>
              <table:table-cell office:value-type="float" office:value="0.145177832494601">
                <text:p>0.145177832494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">
                <text:p>1.7</text:p>
              </table:table-cell>
              <table:table-cell office:value-type="float" office:value="0.14526">
                <text:p>0.14526</text:p>
              </table:table-cell>
              <table:table-cell office:value-type="float" office:value="1.6">
                <text:p>1.6</text:p>
              </table:table-cell>
              <table:table-cell office:value-type="float" office:value="0.1453124768">
                <text:p>0.1453124768</text:p>
              </table:table-cell>
              <table:table-cell office:value-type="float" office:value="1.6">
                <text:p>1.6</text:p>
              </table:table-cell>
              <table:table-cell office:value-type="float" office:value="0.14527807136">
                <text:p>0.14527807136</text:p>
              </table:table-cell>
              <table:table-cell office:value-type="float" office:value="1.6">
                <text:p>1.6</text:p>
              </table:table-cell>
              <table:table-cell office:value-type="float" office:value="0.145211030336">
                <text:p>0.145211030336</text:p>
              </table:table-cell>
              <table:table-cell office:value-type="float" office:value="1.6">
                <text:p>1.6</text:p>
              </table:table-cell>
              <table:table-cell office:value-type="float" office:value="0.1451983548672">
                <text:p>0.1451983548672</text:p>
              </table:table-cell>
              <table:table-cell office:value-type="float" office:value="1.6">
                <text:p>1.6</text:p>
              </table:table-cell>
              <table:table-cell office:value-type="float" office:value="0.145198941418496">
                <text:p>0.145198941418496</text:p>
              </table:table-cell>
              <table:table-cell office:value-type="float" office:value="1.6">
                <text:p>1.6</text:p>
              </table:table-cell>
              <table:table-cell office:value-type="float" office:value="0.145200944481894">
                <text:p>0.1452009444818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5">
                <text:p>1.75</text:p>
              </table:table-cell>
              <table:table-cell office:value-type="float" office:value="0.1453">
                <text:p>0.1453</text:p>
              </table:table-cell>
              <table:table-cell office:value-type="float" office:value="1.65">
                <text:p>1.65</text:p>
              </table:table-cell>
              <table:table-cell office:value-type="float" office:value="0.14532277295">
                <text:p>0.14532277295</text:p>
              </table:table-cell>
              <table:table-cell office:value-type="float" office:value="1.65">
                <text:p>1.65</text:p>
              </table:table-cell>
              <table:table-cell office:value-type="float" office:value="0.14530649141">
                <text:p>0.14530649141</text:p>
              </table:table-cell>
              <table:table-cell office:value-type="float" office:value="1.65">
                <text:p>1.65</text:p>
              </table:table-cell>
              <table:table-cell office:value-type="float" office:value="0.145242956758375">
                <text:p>0.145242956758375</text:p>
              </table:table-cell>
              <table:table-cell office:value-type="float" office:value="1.65">
                <text:p>1.65</text:p>
              </table:table-cell>
              <table:table-cell office:value-type="float" office:value="0.145226960519044">
                <text:p>0.145226960519044</text:p>
              </table:table-cell>
              <table:table-cell office:value-type="float" office:value="1.65">
                <text:p>1.65</text:p>
              </table:table-cell>
              <table:table-cell office:value-type="float" office:value="0.145226865318391">
                <text:p>0.145226865318391</text:p>
              </table:table-cell>
              <table:table-cell office:value-type="float" office:value="1.65">
                <text:p>1.65</text:p>
              </table:table-cell>
              <table:table-cell office:value-type="float" office:value="0.145228651117288">
                <text:p>0.145228651117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">
                <text:p>1.8</text:p>
              </table:table-cell>
              <table:table-cell office:value-type="float" office:value="0.14535">
                <text:p>0.14535</text:p>
              </table:table-cell>
              <table:table-cell office:value-type="float" office:value="1.7">
                <text:p>1.7</text:p>
              </table:table-cell>
              <table:table-cell office:value-type="float" office:value="0.1453330691">
                <text:p>0.1453330691</text:p>
              </table:table-cell>
              <table:table-cell office:value-type="float" office:value="1.7">
                <text:p>1.7</text:p>
              </table:table-cell>
              <table:table-cell office:value-type="float" office:value="0.14533663754">
                <text:p>0.14533663754</text:p>
              </table:table-cell>
              <table:table-cell office:value-type="float" office:value="1.7">
                <text:p>1.7</text:p>
              </table:table-cell>
              <table:table-cell office:value-type="float" office:value="0.145279531333">
                <text:p>0.145279531333</text:p>
              </table:table-cell>
              <table:table-cell office:value-type="float" office:value="1.7">
                <text:p>1.7</text:p>
              </table:table-cell>
              <table:table-cell office:value-type="float" office:value="0.1452610553187">
                <text:p>0.1452610553187</text:p>
              </table:table-cell>
              <table:table-cell office:value-type="float" office:value="1.7">
                <text:p>1.7</text:p>
              </table:table-cell>
              <table:table-cell office:value-type="float" office:value="0.145260225635057">
                <text:p>0.145260225635057</text:p>
              </table:table-cell>
              <table:table-cell office:value-type="float" office:value="1.7">
                <text:p>1.7</text:p>
              </table:table-cell>
              <table:table-cell office:value-type="float" office:value="0.14526155347186">
                <text:p>0.145261553471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5">
                <text:p>1.85</text:p>
              </table:table-cell>
              <table:table-cell office:value-type="float" office:value="0.1454">
                <text:p>0.1454</text:p>
              </table:table-cell>
              <table:table-cell office:value-type="float" office:value="1.75">
                <text:p>1.75</text:p>
              </table:table-cell>
              <table:table-cell office:value-type="float" office:value="0.14534336525">
                <text:p>0.14534336525</text:p>
              </table:table-cell>
              <table:table-cell office:value-type="float" office:value="1.75">
                <text:p>1.75</text:p>
              </table:table-cell>
              <table:table-cell office:value-type="float" office:value="0.14536850975">
                <text:p>0.14536850975</text:p>
              </table:table-cell>
              <table:table-cell office:value-type="float" office:value="1.75">
                <text:p>1.75</text:p>
              </table:table-cell>
              <table:table-cell office:value-type="float" office:value="0.145321019703125">
                <text:p>0.145321019703125</text:p>
              </table:table-cell>
              <table:table-cell office:value-type="float" office:value="1.75">
                <text:p>1.75</text:p>
              </table:table-cell>
              <table:table-cell office:value-type="float" office:value="0.145301220527344">
                <text:p>0.145301220527344</text:p>
              </table:table-cell>
              <table:table-cell office:value-type="float" office:value="1.75">
                <text:p>1.75</text:p>
              </table:table-cell>
              <table:table-cell office:value-type="float" office:value="0.145299672335059">
                <text:p>0.145299672335059</text:p>
              </table:table-cell>
              <table:table-cell office:value-type="float" office:value="1.75">
                <text:p>1.75</text:p>
              </table:table-cell>
              <table:table-cell office:value-type="float" office:value="0.145300329533594">
                <text:p>0.1453003295335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">
                <text:p>1.9</text:p>
              </table:table-cell>
              <table:table-cell office:value-type="float" office:value="0.14546">
                <text:p>0.14546</text:p>
              </table:table-cell>
              <table:table-cell office:value-type="float" office:value="1.8">
                <text:p>1.8</text:p>
              </table:table-cell>
              <table:table-cell office:value-type="float" office:value="0.1453536614">
                <text:p>0.1453536614</text:p>
              </table:table-cell>
              <table:table-cell office:value-type="float" office:value="1.8">
                <text:p>1.8</text:p>
              </table:table-cell>
              <table:table-cell office:value-type="float" office:value="0.14540210804">
                <text:p>0.14540210804</text:p>
              </table:table-cell>
              <table:table-cell office:value-type="float" office:value="1.8">
                <text:p>1.8</text:p>
              </table:table-cell>
              <table:table-cell office:value-type="float" office:value="0.145367687512">
                <text:p>0.145367687512</text:p>
              </table:table-cell>
              <table:table-cell office:value-type="float" office:value="1.8">
                <text:p>1.8</text:p>
              </table:table-cell>
              <table:table-cell office:value-type="float" office:value="0.1453480648512">
                <text:p>0.1453480648512</text:p>
              </table:table-cell>
              <table:table-cell office:value-type="float" office:value="1.8">
                <text:p>1.8</text:p>
              </table:table-cell>
              <table:table-cell office:value-type="float" office:value="0.145345902003648">
                <text:p>0.145345902003648</text:p>
              </table:table-cell>
              <table:table-cell office:value-type="float" office:value="1.8">
                <text:p>1.8</text:p>
              </table:table-cell>
              <table:table-cell office:value-type="float" office:value="0.145345744605082">
                <text:p>0.145345744605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5">
                <text:p>1.95</text:p>
              </table:table-cell>
              <table:table-cell office:value-type="float" office:value="0.14553">
                <text:p>0.14553</text:p>
              </table:table-cell>
              <table:table-cell office:value-type="float" office:value="1.85">
                <text:p>1.85</text:p>
              </table:table-cell>
              <table:table-cell office:value-type="float" office:value="0.14536395755">
                <text:p>0.14536395755</text:p>
              </table:table-cell>
              <table:table-cell office:value-type="float" office:value="1.85">
                <text:p>1.85</text:p>
              </table:table-cell>
              <table:table-cell office:value-type="float" office:value="0.14543743241">
                <text:p>0.14543743241</text:p>
              </table:table-cell>
              <table:table-cell office:value-type="float" office:value="1.85">
                <text:p>1.85</text:p>
              </table:table-cell>
              <table:table-cell office:value-type="float" office:value="0.145419800402875">
                <text:p>0.145419800402875</text:p>
              </table:table-cell>
              <table:table-cell office:value-type="float" office:value="1.85">
                <text:p>1.85</text:p>
              </table:table-cell>
              <table:table-cell office:value-type="float" office:value="0.145402224441544">
                <text:p>0.145402224441544</text:p>
              </table:table-cell>
              <table:table-cell office:value-type="float" office:value="1.85">
                <text:p>1.85</text:p>
              </table:table-cell>
              <table:table-cell office:value-type="float" office:value="0.145399659442569">
                <text:p>0.145399659442569</text:p>
              </table:table-cell>
              <table:table-cell office:value-type="float" office:value="1.85">
                <text:p>1.85</text:p>
              </table:table-cell>
              <table:table-cell office:value-type="float" office:value="0.145398662466424">
                <text:p>0.145398662466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0.14561">
                <text:p>0.14561</text:p>
              </table:table-cell>
              <table:table-cell office:value-type="float" office:value="1.9">
                <text:p>1.9</text:p>
              </table:table-cell>
              <table:table-cell office:value-type="float" office:value="0.1453742537">
                <text:p>0.1453742537</text:p>
              </table:table-cell>
              <table:table-cell office:value-type="float" office:value="1.9">
                <text:p>1.9</text:p>
              </table:table-cell>
              <table:table-cell office:value-type="float" office:value="0.14547448286">
                <text:p>0.14547448286</text:p>
              </table:table-cell>
              <table:table-cell office:value-type="float" office:value="1.9">
                <text:p>1.9</text:p>
              </table:table-cell>
              <table:table-cell office:value-type="float" office:value="0.145477624019">
                <text:p>0.145477624019</text:p>
              </table:table-cell>
              <table:table-cell office:value-type="float" office:value="1.9">
                <text:p>1.9</text:p>
              </table:table-cell>
              <table:table-cell office:value-type="float" office:value="0.1454643628947">
                <text:p>0.1454643628947</text:p>
              </table:table-cell>
              <table:table-cell office:value-type="float" office:value="1.9">
                <text:p>1.9</text:p>
              </table:table-cell>
              <table:table-cell office:value-type="float" office:value="0.145461739267859">
                <text:p>0.145461739267859</text:p>
              </table:table-cell>
              <table:table-cell office:value-type="float" office:value="1.9">
                <text:p>1.9</text:p>
              </table:table-cell>
              <table:table-cell office:value-type="float" office:value="0.14546005730334">
                <text:p>0.14546005730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5">
                <text:p>2.05</text:p>
              </table:table-cell>
              <table:table-cell office:value-type="float" office:value="0.1457">
                <text:p>0.1457</text:p>
              </table:table-cell>
              <table:table-cell office:value-type="float" office:value="1.95">
                <text:p>1.95</text:p>
              </table:table-cell>
              <table:table-cell office:value-type="float" office:value="0.14538454985">
                <text:p>0.14538454985</text:p>
              </table:table-cell>
              <table:table-cell office:value-type="float" office:value="1.95">
                <text:p>1.95</text:p>
              </table:table-cell>
              <table:table-cell office:value-type="float" office:value="0.14551325939">
                <text:p>0.14551325939</text:p>
              </table:table-cell>
              <table:table-cell office:value-type="float" office:value="1.95">
                <text:p>1.95</text:p>
              </table:table-cell>
              <table:table-cell office:value-type="float" office:value="0.145541424003625">
                <text:p>0.145541424003625</text:p>
              </table:table-cell>
              <table:table-cell office:value-type="float" office:value="1.95">
                <text:p>1.95</text:p>
              </table:table-cell>
              <table:table-cell office:value-type="float" office:value="0.145535171252044">
                <text:p>0.145535171252044</text:p>
              </table:table-cell>
              <table:table-cell office:value-type="float" office:value="1.95">
                <text:p>1.95</text:p>
              </table:table-cell>
              <table:table-cell office:value-type="float" office:value="0.145532987507656">
                <text:p>0.145532987507656</text:p>
              </table:table-cell>
              <table:table-cell office:value-type="float" office:value="1.95">
                <text:p>1.95</text:p>
              </table:table-cell>
              <table:table-cell office:value-type="float" office:value="0.145531026400492">
                <text:p>0.1455310264004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">
                <text:p>2.1</text:p>
              </table:table-cell>
              <table:table-cell office:value-type="float" office:value="0.14582">
                <text:p>0.14582</text:p>
              </table:table-cell>
              <table:table-cell office:value-type="float" office:value="2">
                <text:p>2</text:p>
              </table:table-cell>
              <table:table-cell office:value-type="float" office:value="0.145394846">
                <text:p>0.145394846</text:p>
              </table:table-cell>
              <table:table-cell office:value-type="float" office:value="2">
                <text:p>2</text:p>
              </table:table-cell>
              <table:table-cell office:value-type="float" office:value="0.145553762">
                <text:p>0.145553762</text:p>
              </table:table-cell>
              <table:table-cell office:value-type="float" office:value="2">
                <text:p>2</text:p>
              </table:table-cell>
              <table:table-cell office:value-type="float" office:value="0.145611466">
                <text:p>0.145611466</text:p>
              </table:table-cell>
              <table:table-cell office:value-type="float" office:value="2">
                <text:p>2</text:p>
              </table:table-cell>
              <table:table-cell office:value-type="float" office:value="0.145615368">
                <text:p>0.145615368</text:p>
              </table:table-cell>
              <table:table-cell office:value-type="float" office:value="2">
                <text:p>2</text:p>
              </table:table-cell>
              <table:table-cell office:value-type="float" office:value="0.1456143032">
                <text:p>0.1456143032</text:p>
              </table:table-cell>
              <table:table-cell office:value-type="float" office:value="2">
                <text:p>2</text:p>
              </table:table-cell>
              <table:table-cell office:value-type="float" office:value="0.1456128036">
                <text:p>0.145612803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05">
                <text:p>2.05</text:p>
              </table:table-cell>
              <table:table-cell office:value-type="float" office:value="0.14540514215">
                <text:p>0.14540514215</text:p>
              </table:table-cell>
              <table:table-cell office:value-type="float" office:value="2.05">
                <text:p>2.05</text:p>
              </table:table-cell>
              <table:table-cell office:value-type="float" office:value="0.14559599069">
                <text:p>0.14559599069</text:p>
              </table:table-cell>
              <table:table-cell office:value-type="float" office:value="2.05">
                <text:p>2.05</text:p>
              </table:table-cell>
              <table:table-cell office:value-type="float" office:value="0.145688015651375">
                <text:p>0.145688015651375</text:p>
              </table:table-cell>
              <table:table-cell office:value-type="float" office:value="2.05">
                <text:p>2.05</text:p>
              </table:table-cell>
              <table:table-cell office:value-type="float" office:value="0.145705699070044">
                <text:p>0.145705699070044</text:p>
              </table:table-cell>
              <table:table-cell office:value-type="float" office:value="2.05">
                <text:p>2.05</text:p>
              </table:table-cell>
              <table:table-cell office:value-type="float" office:value="0.145706639990636">
                <text:p>0.145706639990636</text:p>
              </table:table-cell>
              <table:table-cell office:value-type="float" office:value="2.05">
                <text:p>2.05</text:p>
              </table:table-cell>
              <table:table-cell office:value-type="float" office:value="0.145706773525184">
                <text:p>0.14570677352518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1">
                <text:p>2.1</text:p>
              </table:table-cell>
              <table:table-cell office:value-type="float" office:value="0.1454154383">
                <text:p>0.1454154383</text:p>
              </table:table-cell>
              <table:table-cell office:value-type="float" office:value="2.1">
                <text:p>2.1</text:p>
              </table:table-cell>
              <table:table-cell office:value-type="float" office:value="0.14563994546">
                <text:p>0.14563994546</text:p>
              </table:table-cell>
              <table:table-cell office:value-type="float" office:value="2.1">
                <text:p>2.1</text:p>
              </table:table-cell>
              <table:table-cell office:value-type="float" office:value="0.145771338601">
                <text:p>0.145771338601</text:p>
              </table:table-cell>
              <table:table-cell office:value-type="float" office:value="2.1">
                <text:p>2.1</text:p>
              </table:table-cell>
              <table:table-cell office:value-type="float" office:value="0.1458069378387">
                <text:p>0.1458069378387</text:p>
              </table:table-cell>
              <table:table-cell office:value-type="float" office:value="2.1">
                <text:p>2.1</text:p>
              </table:table-cell>
              <table:table-cell office:value-type="float" office:value="0.145811007730821">
                <text:p>0.145811007730821</text:p>
              </table:table-cell>
              <table:table-cell office:value-type="float" office:value="2.1">
                <text:p>2.1</text:p>
              </table:table-cell>
              <table:table-cell office:value-type="float" office:value="0.145814486569496">
                <text:p>0.14581448656949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15">
                <text:p>2.15</text:p>
              </table:table-cell>
              <table:table-cell office:value-type="float" office:value="0.14542573445">
                <text:p>0.14542573445</text:p>
              </table:table-cell>
              <table:table-cell office:value-type="float" office:value="2.15">
                <text:p>2.15</text:p>
              </table:table-cell>
              <table:table-cell office:value-type="float" office:value="0.14568562631">
                <text:p>0.14568562631</text:p>
              </table:table-cell>
              <table:table-cell office:value-type="float" office:value="2.15">
                <text:p>2.15</text:p>
              </table:table-cell>
              <table:table-cell office:value-type="float" office:value="0.145861700492125">
                <text:p>0.145861700492125</text:p>
              </table:table-cell>
              <table:table-cell office:value-type="float" office:value="2.15">
                <text:p>2.15</text:p>
              </table:table-cell>
              <table:table-cell office:value-type="float" office:value="0.145919885127544">
                <text:p>0.145919885127544</text:p>
              </table:table-cell>
              <table:table-cell office:value-type="float" office:value="2.15">
                <text:p>2.15</text:p>
              </table:table-cell>
              <table:table-cell office:value-type="float" office:value="0.145928474075124">
                <text:p>0.145928474075124</text:p>
              </table:table-cell>
              <table:table-cell office:value-type="float" office:value="2.15">
                <text:p>2.15</text:p>
              </table:table-cell>
              <table:table-cell office:value-type="float" office:value="0.145937674650671">
                <text:p>0.14593767465067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1768">
                <text:p>2.1768</text:p>
              </table:table-cell>
              <table:table-cell office:value-type="float" office:value="0.1454312531864">
                <text:p>0.1454312531864</text:p>
              </table:table-cell>
              <table:table-cell office:value-type="float" office:value="2.1768">
                <text:p>2.1768</text:p>
              </table:table-cell>
              <table:table-cell office:value-type="float" office:value="0.14571082178298">
                <text:p>0.14571082178298</text:p>
              </table:table-cell>
              <table:table-cell office:value-type="float" office:value="2.1768">
                <text:p>2.1768</text:p>
              </table:table-cell>
              <table:table-cell office:value-type="float" office:value="0.145913124470437">
                <text:p>0.145913124470437</text:p>
              </table:table-cell>
              <table:table-cell office:value-type="float" office:value="2.1768">
                <text:p>2.1768</text:p>
              </table:table-cell>
              <table:table-cell office:value-type="float" office:value="0.145985531775479">
                <text:p>0.145985531775479</text:p>
              </table:table-cell>
              <table:table-cell office:value-type="float" office:value="2.1768">
                <text:p>2.1768</text:p>
              </table:table-cell>
              <table:table-cell office:value-type="float" office:value="0.145997217799067">
                <text:p>0.145997217799067</text:p>
              </table:table-cell>
              <table:table-cell office:value-type="float" office:value="2.1768">
                <text:p>2.1768</text:p>
              </table:table-cell>
              <table:table-cell office:value-type="float" office:value="0.146010736835432">
                <text:p>0.14601073683543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2">
                <text:p>2.2</text:p>
              </table:table-cell>
              <table:table-cell office:value-type="float" office:value="0.1454360306">
                <text:p>0.1454360306</text:p>
              </table:table-cell>
              <table:table-cell office:value-type="float" office:value="2.2">
                <text:p>2.2</text:p>
              </table:table-cell>
              <table:table-cell office:value-type="float" office:value="0.14573303324">
                <text:p>0.14573303324</text:p>
              </table:table-cell>
              <table:table-cell office:value-type="float" office:value="2.2">
                <text:p>2.2</text:p>
              </table:table-cell>
              <table:table-cell office:value-type="float" office:value="0.145959366968">
                <text:p>0.145959366968</text:p>
              </table:table-cell>
              <table:table-cell office:value-type="float" office:value="2.2">
                <text:p>2.2</text:p>
              </table:table-cell>
              <table:table-cell office:value-type="float" office:value="0.1460453692032">
                <text:p>0.1460453692032</text:p>
              </table:table-cell>
              <table:table-cell office:value-type="float" office:value="2.2">
                <text:p>2.2</text:p>
              </table:table-cell>
              <table:table-cell office:value-type="float" office:value="0.146060166079232">
                <text:p>0.146060166079232</text:p>
              </table:table-cell>
              <table:table-cell office:value-type="float" office:value="2.2">
                <text:p>2.2</text:p>
              </table:table-cell>
              <table:table-cell office:value-type="float" office:value="0.146078267730074">
                <text:p>0.14607826773007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25">
                <text:p>2.25</text:p>
              </table:table-cell>
              <table:table-cell office:value-type="float" office:value="0.14544632675">
                <text:p>0.14544632675</text:p>
              </table:table-cell>
              <table:table-cell office:value-type="float" office:value="2.25">
                <text:p>2.25</text:p>
              </table:table-cell>
              <table:table-cell office:value-type="float" office:value="0.14578216625">
                <text:p>0.14578216625</text:p>
              </table:table-cell>
              <table:table-cell office:value-type="float" office:value="2.25">
                <text:p>2.25</text:p>
              </table:table-cell>
              <table:table-cell office:value-type="float" office:value="0.146064603671875">
                <text:p>0.146064603671875</text:p>
              </table:table-cell>
              <table:table-cell office:value-type="float" office:value="2.25">
                <text:p>2.25</text:p>
              </table:table-cell>
              <table:table-cell office:value-type="float" office:value="0.146184245777344">
                <text:p>0.146184245777344</text:p>
              </table:table-cell>
              <table:table-cell office:value-type="float" office:value="2.25">
                <text:p>2.25</text:p>
              </table:table-cell>
              <table:table-cell office:value-type="float" office:value="0.146207271797754">
                <text:p>0.146207271797754</text:p>
              </table:table-cell>
              <table:table-cell office:value-type="float" office:value="2.25">
                <text:p>2.25</text:p>
              </table:table-cell>
              <table:table-cell office:value-type="float" office:value="0.146238411097266">
                <text:p>0.14623841109726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3">
                <text:p>2.3</text:p>
              </table:table-cell>
              <table:table-cell office:value-type="float" office:value="0.1454566229">
                <text:p>0.1454566229</text:p>
              </table:table-cell>
              <table:table-cell office:value-type="float" office:value="2.3">
                <text:p>2.3</text:p>
              </table:table-cell>
              <table:table-cell office:value-type="float" office:value="0.14583302534">
                <text:p>0.14583302534</text:p>
              </table:table-cell>
              <table:table-cell office:value-type="float" office:value="2.3">
                <text:p>2.3</text:p>
              </table:table-cell>
              <table:table-cell office:value-type="float" office:value="0.146177676247">
                <text:p>0.146177676247</text:p>
              </table:table-cell>
              <table:table-cell office:value-type="float" office:value="2.3">
                <text:p>2.3</text:p>
              </table:table-cell>
              <table:table-cell office:value-type="float" office:value="0.1463373980067">
                <text:p>0.1463373980067</text:p>
              </table:table-cell>
              <table:table-cell office:value-type="float" office:value="2.3">
                <text:p>2.3</text:p>
              </table:table-cell>
              <table:table-cell office:value-type="float" office:value="0.146371041882023">
                <text:p>0.146371041882023</text:p>
              </table:table-cell>
              <table:table-cell office:value-type="float" office:value="2.3">
                <text:p>2.3</text:p>
              </table:table-cell>
              <table:table-cell office:value-type="float" office:value="0.146420483419768">
                <text:p>0.14642048341976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35">
                <text:p>2.35</text:p>
              </table:table-cell>
              <table:table-cell office:value-type="float" office:value="0.14546691905">
                <text:p>0.14546691905</text:p>
              </table:table-cell>
              <table:table-cell office:value-type="float" office:value="2.35">
                <text:p>2.35</text:p>
              </table:table-cell>
              <table:table-cell office:value-type="float" office:value="0.14588561051">
                <text:p>0.14588561051</text:p>
              </table:table-cell>
              <table:table-cell office:value-type="float" office:value="2.35">
                <text:p>2.35</text:p>
              </table:table-cell>
              <table:table-cell office:value-type="float" office:value="0.146298850336625">
                <text:p>0.146298850336625</text:p>
              </table:table-cell>
              <table:table-cell office:value-type="float" office:value="2.35">
                <text:p>2.35</text:p>
              </table:table-cell>
              <table:table-cell office:value-type="float" office:value="0.146505736493044">
                <text:p>0.146505736493044</text:p>
              </table:table-cell>
              <table:table-cell office:value-type="float" office:value="2.35">
                <text:p>2.35</text:p>
              </table:table-cell>
              <table:table-cell office:value-type="float" office:value="0.146552791177901">
                <text:p>0.146552791177901</text:p>
              </table:table-cell>
              <table:table-cell office:value-type="float" office:value="2.35">
                <text:p>2.35</text:p>
              </table:table-cell>
              <table:table-cell office:value-type="float" office:value="0.146627115558035">
                <text:p>0.14662711555803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4">
                <text:p>2.4</text:p>
              </table:table-cell>
              <table:table-cell office:value-type="float" office:value="0.1454772152">
                <text:p>0.1454772152</text:p>
              </table:table-cell>
              <table:table-cell office:value-type="float" office:value="2.4">
                <text:p>2.4</text:p>
              </table:table-cell>
              <table:table-cell office:value-type="float" office:value="0.14593992176">
                <text:p>0.14593992176</text:p>
              </table:table-cell>
              <table:table-cell office:value-type="float" office:value="2.4">
                <text:p>2.4</text:p>
              </table:table-cell>
              <table:table-cell office:value-type="float" office:value="0.146428391584">
                <text:p>0.146428391584</text:p>
              </table:table-cell>
              <table:table-cell office:value-type="float" office:value="2.4">
                <text:p>2.4</text:p>
              </table:table-cell>
              <table:table-cell office:value-type="float" office:value="0.1466901992832">
                <text:p>0.1466901992832</text:p>
              </table:table-cell>
              <table:table-cell office:value-type="float" office:value="2.4">
                <text:p>2.4</text:p>
              </table:table-cell>
              <table:table-cell office:value-type="float" office:value="0.146753900323584">
                <text:p>0.146753900323584</text:p>
              </table:table-cell>
              <table:table-cell office:value-type="float" office:value="2.4">
                <text:p>2.4</text:p>
              </table:table-cell>
              <table:table-cell office:value-type="float" office:value="0.146861210145638">
                <text:p>0.14686121014563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45">
                <text:p>2.45</text:p>
              </table:table-cell>
              <table:table-cell office:value-type="float" office:value="0.14548751135">
                <text:p>0.14548751135</text:p>
              </table:table-cell>
              <table:table-cell office:value-type="float" office:value="2.45">
                <text:p>2.45</text:p>
              </table:table-cell>
              <table:table-cell office:value-type="float" office:value="0.14599595909">
                <text:p>0.14599595909</text:p>
              </table:table-cell>
              <table:table-cell office:value-type="float" office:value="2.45">
                <text:p>2.45</text:p>
              </table:table-cell>
              <table:table-cell office:value-type="float" office:value="0.146566565632375">
                <text:p>0.146566565632375</text:p>
              </table:table-cell>
              <table:table-cell office:value-type="float" office:value="2.45">
                <text:p>2.45</text:p>
              </table:table-cell>
              <table:table-cell office:value-type="float" office:value="0.146891751869044">
                <text:p>0.146891751869044</text:p>
              </table:table-cell>
              <table:table-cell office:value-type="float" office:value="2.45">
                <text:p>2.45</text:p>
              </table:table-cell>
              <table:table-cell office:value-type="float" office:value="0.146975817347402">
                <text:p>0.146975817347402</text:p>
              </table:table-cell>
              <table:table-cell office:value-type="float" office:value="2.45">
                <text:p>2.45</text:p>
              </table:table-cell>
              <table:table-cell office:value-type="float" office:value="0.147125961934652">
                <text:p>0.14712596193465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5">
                <text:p>2.5</text:p>
              </table:table-cell>
              <table:table-cell office:value-type="float" office:value="0.1454978075">
                <text:p>0.1454978075</text:p>
              </table:table-cell>
              <table:table-cell office:value-type="float" office:value="2.5">
                <text:p>2.5</text:p>
              </table:table-cell>
              <table:table-cell office:value-type="float" office:value="0.1460537225">
                <text:p>0.1460537225</text:p>
              </table:table-cell>
              <table:table-cell office:value-type="float" office:value="2.5">
                <text:p>2.5</text:p>
              </table:table-cell>
              <table:table-cell office:value-type="float" office:value="0.146713638125">
                <text:p>0.146713638125</text:p>
              </table:table-cell>
              <table:table-cell office:value-type="float" office:value="2.5">
                <text:p>2.5</text:p>
              </table:table-cell>
              <table:table-cell office:value-type="float" office:value="0.1471113871875">
                <text:p>0.1471113871875</text:p>
              </table:table-cell>
              <table:table-cell office:value-type="float" office:value="2.5">
                <text:p>2.5</text:p>
              </table:table-cell>
              <table:table-cell office:value-type="float" office:value="0.147220059265625">
                <text:p>0.147220059265625</text:p>
              </table:table-cell>
              <table:table-cell office:value-type="float" office:value="2.5">
                <text:p>2.5</text:p>
              </table:table-cell>
              <table:table-cell office:value-type="float" office:value="0.14742487890625">
                <text:p>0.1474248789062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55">
                <text:p>2.55</text:p>
              </table:table-cell>
              <table:table-cell office:value-type="float" office:value="0.14550810365">
                <text:p>0.14550810365</text:p>
              </table:table-cell>
              <table:table-cell office:value-type="float" office:value="2.55">
                <text:p>2.55</text:p>
              </table:table-cell>
              <table:table-cell office:value-type="float" office:value="0.14611321199">
                <text:p>0.14611321199</text:p>
              </table:table-cell>
              <table:table-cell office:value-type="float" office:value="2.55">
                <text:p>2.55</text:p>
              </table:table-cell>
              <table:table-cell office:value-type="float" office:value="0.146869874705125">
                <text:p>0.146869874705125</text:p>
              </table:table-cell>
              <table:table-cell office:value-type="float" office:value="2.55">
                <text:p>2.55</text:p>
              </table:table-cell>
              <table:table-cell office:value-type="float" office:value="0.147350125620544">
                <text:p>0.147350125620544</text:p>
              </table:table-cell>
              <table:table-cell office:value-type="float" office:value="2.55">
                <text:p>2.55</text:p>
              </table:table-cell>
              <table:table-cell office:value-type="float" office:value="0.147488213680269">
                <text:p>0.147488213680269</text:p>
              </table:table-cell>
              <table:table-cell office:value-type="float" office:value="2.55">
                <text:p>2.55</text:p>
              </table:table-cell>
              <table:table-cell office:value-type="float" office:value="0.147761804146504">
                <text:p>0.14776180414650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6">
                <text:p>2.6</text:p>
              </table:table-cell>
              <table:table-cell office:value-type="float" office:value="0.1455183998">
                <text:p>0.1455183998</text:p>
              </table:table-cell>
              <table:table-cell office:value-type="float" office:value="2.6">
                <text:p>2.6</text:p>
              </table:table-cell>
              <table:table-cell office:value-type="float" office:value="0.14617442756">
                <text:p>0.14617442756</text:p>
              </table:table-cell>
              <table:table-cell office:value-type="float" office:value="2.6">
                <text:p>2.6</text:p>
              </table:table-cell>
              <table:table-cell office:value-type="float" office:value="0.147035541016">
                <text:p>0.147035541016</text:p>
              </table:table-cell>
              <table:table-cell office:value-type="float" office:value="2.6">
                <text:p>2.6</text:p>
              </table:table-cell>
              <table:table-cell office:value-type="float" office:value="0.1476090149952">
                <text:p>0.1476090149952</text:p>
              </table:table-cell>
              <table:table-cell office:value-type="float" office:value="2.6">
                <text:p>2.6</text:p>
              </table:table-cell>
              <table:table-cell office:value-type="float" office:value="0.147781940376896">
                <text:p>0.147781940376896</text:p>
              </table:table-cell>
              <table:table-cell office:value-type="float" office:value="2.6">
                <text:p>2.6</text:p>
              </table:table-cell>
              <table:table-cell office:value-type="float" office:value="0.148140938487398">
                <text:p>0.14814093848739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65">
                <text:p>2.65</text:p>
              </table:table-cell>
              <table:table-cell office:value-type="float" office:value="0.14552869595">
                <text:p>0.14552869595</text:p>
              </table:table-cell>
              <table:table-cell office:value-type="float" office:value="2.65">
                <text:p>2.65</text:p>
              </table:table-cell>
              <table:table-cell office:value-type="float" office:value="0.14623736921">
                <text:p>0.14623736921</text:p>
              </table:table-cell>
              <table:table-cell office:value-type="float" office:value="2.65">
                <text:p>2.65</text:p>
              </table:table-cell>
              <table:table-cell office:value-type="float" office:value="0.147210902700875">
                <text:p>0.147210902700875</text:p>
              </table:table-cell>
              <table:table-cell office:value-type="float" office:value="2.65">
                <text:p>2.65</text:p>
              </table:table-cell>
              <table:table-cell office:value-type="float" office:value="0.147889130583544">
                <text:p>0.147889130583544</text:p>
              </table:table-cell>
              <table:table-cell office:value-type="float" office:value="2.65">
                <text:p>2.65</text:p>
              </table:table-cell>
              <table:table-cell office:value-type="float" office:value="0.148102972922419">
                <text:p>0.148102972922419</text:p>
              </table:table-cell>
              <table:table-cell office:value-type="float" office:value="2.65">
                <text:p>2.65</text:p>
              </table:table-cell>
              <table:table-cell office:value-type="float" office:value="0.148566863913041">
                <text:p>0.14856686391304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7">
                <text:p>2.7</text:p>
              </table:table-cell>
              <table:table-cell office:value-type="float" office:value="0.1455389921">
                <text:p>0.1455389921</text:p>
              </table:table-cell>
              <table:table-cell office:value-type="float" office:value="2.7">
                <text:p>2.7</text:p>
              </table:table-cell>
              <table:table-cell office:value-type="float" office:value="0.14630203694">
                <text:p>0.14630203694</text:p>
              </table:table-cell>
              <table:table-cell office:value-type="float" office:value="2.7">
                <text:p>2.7</text:p>
              </table:table-cell>
              <table:table-cell office:value-type="float" office:value="0.147396225403">
                <text:p>0.147396225403</text:p>
              </table:table-cell>
              <table:table-cell office:value-type="float" office:value="2.7">
                <text:p>2.7</text:p>
              </table:table-cell>
              <table:table-cell office:value-type="float" office:value="0.1481915751027">
                <text:p>0.1481915751027</text:p>
              </table:table-cell>
              <table:table-cell office:value-type="float" office:value="2.7">
                <text:p>2.7</text:p>
              </table:table-cell>
              <table:table-cell office:value-type="float" office:value="0.148453120262907">
                <text:p>0.148453120262907</text:p>
              </table:table-cell>
              <table:table-cell office:value-type="float" office:value="2.7">
                <text:p>2.7</text:p>
              </table:table-cell>
              <table:table-cell office:value-type="float" office:value="0.149044567731088">
                <text:p>0.14904456773108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75">
                <text:p>2.75</text:p>
              </table:table-cell>
              <table:table-cell office:value-type="float" office:value="0.14554928825">
                <text:p>0.14554928825</text:p>
              </table:table-cell>
              <table:table-cell office:value-type="float" office:value="2.75">
                <text:p>2.75</text:p>
              </table:table-cell>
              <table:table-cell office:value-type="float" office:value="0.14636843075">
                <text:p>0.14636843075</text:p>
              </table:table-cell>
              <table:table-cell office:value-type="float" office:value="2.75">
                <text:p>2.75</text:p>
              </table:table-cell>
              <table:table-cell office:value-type="float" office:value="0.147591774765625">
                <text:p>0.147591774765625</text:p>
              </table:table-cell>
              <table:table-cell office:value-type="float" office:value="2.75">
                <text:p>2.75</text:p>
              </table:table-cell>
              <table:table-cell office:value-type="float" office:value="0.148517478714844">
                <text:p>0.148517478714844</text:p>
              </table:table-cell>
              <table:table-cell office:value-type="float" office:value="2.75">
                <text:p>2.75</text:p>
              </table:table-cell>
              <table:table-cell office:value-type="float" office:value="0.148834268321387">
                <text:p>0.148834268321387</text:p>
              </table:table-cell>
              <table:table-cell office:value-type="float" office:value="2.75">
                <text:p>2.75</text:p>
              </table:table-cell>
              <table:table-cell office:value-type="float" office:value="0.149579467509375">
                <text:p>0.14957946750937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8">
                <text:p>2.8</text:p>
              </table:table-cell>
              <table:table-cell office:value-type="float" office:value="0.1455595844">
                <text:p>0.1455595844</text:p>
              </table:table-cell>
              <table:table-cell office:value-type="float" office:value="2.8">
                <text:p>2.8</text:p>
              </table:table-cell>
              <table:table-cell office:value-type="float" office:value="0.14643655064">
                <text:p>0.14643655064</text:p>
              </table:table-cell>
              <table:table-cell office:value-type="float" office:value="2.8">
                <text:p>2.8</text:p>
              </table:table-cell>
              <table:table-cell office:value-type="float" office:value="0.147797816432">
                <text:p>0.147797816432</text:p>
              </table:table-cell>
              <table:table-cell office:value-type="float" office:value="2.8">
                <text:p>2.8</text:p>
              </table:table-cell>
              <table:table-cell office:value-type="float" office:value="0.1488679990272">
                <text:p>0.1488679990272</text:p>
              </table:table-cell>
              <table:table-cell office:value-type="float" office:value="2.8">
                <text:p>2.8</text:p>
              </table:table-cell>
              <table:table-cell office:value-type="float" office:value="0.149248381595648">
                <text:p>0.149248381595648</text:p>
              </table:table-cell>
              <table:table-cell office:value-type="float" office:value="2.8">
                <text:p>2.8</text:p>
              </table:table-cell>
              <table:table-cell office:value-type="float" office:value="0.150177436777754">
                <text:p>0.15017743677775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85">
                <text:p>2.85</text:p>
              </table:table-cell>
              <table:table-cell office:value-type="float" office:value="0.14556988055">
                <text:p>0.14556988055</text:p>
              </table:table-cell>
              <table:table-cell office:value-type="float" office:value="2.85">
                <text:p>2.85</text:p>
              </table:table-cell>
              <table:table-cell office:value-type="float" office:value="0.14650639661">
                <text:p>0.14650639661</text:p>
              </table:table-cell>
              <table:table-cell office:value-type="float" office:value="2.85">
                <text:p>2.85</text:p>
              </table:table-cell>
              <table:table-cell office:value-type="float" office:value="0.148014616045375">
                <text:p>0.148014616045375</text:p>
              </table:table-cell>
              <table:table-cell office:value-type="float" office:value="2.85">
                <text:p>2.85</text:p>
              </table:table-cell>
              <table:table-cell office:value-type="float" office:value="0.149244321092044">
                <text:p>0.149244321092044</text:p>
              </table:table-cell>
              <table:table-cell office:value-type="float" office:value="2.85">
                <text:p>2.85</text:p>
              </table:table-cell>
              <table:table-cell office:value-type="float" office:value="0.149697504756047">
                <text:p>0.149697504756047</text:p>
              </table:table-cell>
              <table:table-cell office:value-type="float" office:value="2.85">
                <text:p>2.85</text:p>
              </table:table-cell>
              <table:table-cell office:value-type="float" office:value="0.150844831495134">
                <text:p>0.15084483149513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9">
                <text:p>2.9</text:p>
              </table:table-cell>
              <table:table-cell office:value-type="float" office:value="0.1455801767">
                <text:p>0.1455801767</text:p>
              </table:table-cell>
              <table:table-cell office:value-type="float" office:value="2.9">
                <text:p>2.9</text:p>
              </table:table-cell>
              <table:table-cell office:value-type="float" office:value="0.14657796866">
                <text:p>0.14657796866</text:p>
              </table:table-cell>
              <table:table-cell office:value-type="float" office:value="2.9">
                <text:p>2.9</text:p>
              </table:table-cell>
              <table:table-cell office:value-type="float" office:value="0.148242439249">
                <text:p>0.148242439249</text:p>
              </table:table-cell>
              <table:table-cell office:value-type="float" office:value="2.9">
                <text:p>2.9</text:p>
              </table:table-cell>
              <table:table-cell office:value-type="float" office:value="0.1496476574067">
                <text:p>0.1496476574067</text:p>
              </table:table-cell>
              <table:table-cell office:value-type="float" office:value="2.9">
                <text:p>2.9</text:p>
              </table:table-cell>
              <table:table-cell office:value-type="float" office:value="0.150183764243309">
                <text:p>0.150183764243309</text:p>
              </table:table-cell>
              <table:table-cell office:value-type="float" office:value="2.9">
                <text:p>2.9</text:p>
              </table:table-cell>
              <table:table-cell office:value-type="float" office:value="0.151588517281736">
                <text:p>0.15158851728173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95">
                <text:p>2.95</text:p>
              </table:table-cell>
              <table:table-cell office:value-type="float" office:value="0.14559047285">
                <text:p>0.14559047285</text:p>
              </table:table-cell>
              <table:table-cell office:value-type="float" office:value="2.95">
                <text:p>2.95</text:p>
              </table:table-cell>
              <table:table-cell office:value-type="float" office:value="0.14665126679">
                <text:p>0.14665126679</text:p>
              </table:table-cell>
              <table:table-cell office:value-type="float" office:value="2.95">
                <text:p>2.95</text:p>
              </table:table-cell>
              <table:table-cell office:value-type="float" office:value="0.148481551686125">
                <text:p>0.148481551686125</text:p>
              </table:table-cell>
              <table:table-cell office:value-type="float" office:value="2.95">
                <text:p>2.95</text:p>
              </table:table-cell>
              <table:table-cell office:value-type="float" office:value="0.150079247913544">
                <text:p>0.150079247913544</text:p>
              </table:table-cell>
              <table:table-cell office:value-type="float" office:value="2.95">
                <text:p>2.95</text:p>
              </table:table-cell>
              <table:table-cell office:value-type="float" office:value="0.150709369866334">
                <text:p>0.150709369866334</text:p>
              </table:table-cell>
              <table:table-cell office:value-type="float" office:value="2.95">
                <text:p>2.95</text:p>
              </table:table-cell>
              <table:table-cell office:value-type="float" office:value="0.152415897416551">
                <text:p>0.15241589741655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0.145600769">
                <text:p>0.145600769</text:p>
              </table:table-cell>
              <table:table-cell office:value-type="float" office:value="3">
                <text:p>3</text:p>
              </table:table-cell>
              <table:table-cell office:value-type="float" office:value="0.146726291">
                <text:p>0.146726291</text:p>
              </table:table-cell>
              <table:table-cell office:value-type="float" office:value="3">
                <text:p>3</text:p>
              </table:table-cell>
              <table:table-cell office:value-type="float" office:value="0.148732219">
                <text:p>0.148732219</text:p>
              </table:table-cell>
              <table:table-cell office:value-type="float" office:value="3">
                <text:p>3</text:p>
              </table:table-cell>
              <table:table-cell office:value-type="float" office:value="0.15054036">
                <text:p>0.15054036</text:p>
              </table:table-cell>
              <table:table-cell office:value-type="float" office:value="3">
                <text:p>3</text:p>
              </table:table-cell>
              <table:table-cell office:value-type="float" office:value="0.1512766164">
                <text:p>0.1512766164</text:p>
              </table:table-cell>
              <table:table-cell office:value-type="float" office:value="3">
                <text:p>3</text:p>
              </table:table-cell>
              <table:table-cell office:value-type="float" office:value="0.1533349416">
                <text:p>0.153334941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05">
                <text:p>3.05</text:p>
              </table:table-cell>
              <table:table-cell office:value-type="float" office:value="0.14561106515">
                <text:p>0.14561106515</text:p>
              </table:table-cell>
              <table:table-cell office:value-type="float" office:value="3.05">
                <text:p>3.05</text:p>
              </table:table-cell>
              <table:table-cell office:value-type="float" office:value="0.14680304129">
                <text:p>0.14680304129</text:p>
              </table:table-cell>
              <table:table-cell office:value-type="float" office:value="3.05">
                <text:p>3.05</text:p>
              </table:table-cell>
              <table:table-cell office:value-type="float" office:value="0.148994706833875">
                <text:p>0.148994706833875</text:p>
              </table:table-cell>
              <table:table-cell office:value-type="float" office:value="3.05">
                <text:p>3.05</text:p>
              </table:table-cell>
              <table:table-cell office:value-type="float" office:value="0.151032288498544">
                <text:p>0.151032288498544</text:p>
              </table:table-cell>
              <table:table-cell office:value-type="float" office:value="3.05">
                <text:p>3.05</text:p>
              </table:table-cell>
              <table:table-cell office:value-type="float" office:value="0.151887885182964">
                <text:p>0.151887885182964</text:p>
              </table:table-cell>
              <table:table-cell office:value-type="float" office:value="3.05">
                <text:p>3.05</text:p>
              </table:table-cell>
              <table:table-cell office:value-type="float" office:value="0.154354215481812">
                <text:p>0.15435421548181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1">
                <text:p>3.1</text:p>
              </table:table-cell>
              <table:table-cell office:value-type="float" office:value="0.1456213613">
                <text:p>0.1456213613</text:p>
              </table:table-cell>
              <table:table-cell office:value-type="float" office:value="3.1">
                <text:p>3.1</text:p>
              </table:table-cell>
              <table:table-cell office:value-type="float" office:value="0.14688151766">
                <text:p>0.14688151766</text:p>
              </table:table-cell>
              <table:table-cell office:value-type="float" office:value="3.1">
                <text:p>3.1</text:p>
              </table:table-cell>
              <table:table-cell office:value-type="float" office:value="0.149269280831">
                <text:p>0.149269280831</text:p>
              </table:table-cell>
              <table:table-cell office:value-type="float" office:value="3.1">
                <text:p>3.1</text:p>
              </table:table-cell>
              <table:table-cell office:value-type="float" office:value="0.1515563556867">
                <text:p>0.1515563556867</text:p>
              </table:table-cell>
              <table:table-cell office:value-type="float" office:value="3.1">
                <text:p>3.1</text:p>
              </table:table-cell>
              <table:table-cell office:value-type="float" office:value="0.152545645715471">
                <text:p>0.152545645715471</text:p>
              </table:table-cell>
              <table:table-cell office:value-type="float" office:value="3.1">
                <text:p>3.1</text:p>
              </table:table-cell>
              <table:table-cell office:value-type="float" office:value="0.1554829109541">
                <text:p>0.155482910954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15">
                <text:p>3.15</text:p>
              </table:table-cell>
              <table:table-cell office:value-type="float" office:value="0.14563165745">
                <text:p>0.14563165745</text:p>
              </table:table-cell>
              <table:table-cell office:value-type="float" office:value="3.15">
                <text:p>3.15</text:p>
              </table:table-cell>
              <table:table-cell office:value-type="float" office:value="0.14696172011">
                <text:p>0.14696172011</text:p>
              </table:table-cell>
              <table:table-cell office:value-type="float" office:value="3.15">
                <text:p>3.15</text:p>
              </table:table-cell>
              <table:table-cell office:value-type="float" office:value="0.149556206634625">
                <text:p>0.149556206634625</text:p>
              </table:table-cell>
              <table:table-cell office:value-type="float" office:value="3.15">
                <text:p>3.15</text:p>
              </table:table-cell>
              <table:table-cell office:value-type="float" office:value="0.152113911287044">
                <text:p>0.152113911287044</text:p>
              </table:table-cell>
              <table:table-cell office:value-type="float" office:value="3.15">
                <text:p>3.15</text:p>
              </table:table-cell>
              <table:table-cell office:value-type="float" office:value="0.153252457257152">
                <text:p>0.153252457257152</text:p>
              </table:table-cell>
              <table:table-cell office:value-type="float" office:value="3.15">
                <text:p>3.15</text:p>
              </table:table-cell>
              <table:table-cell office:value-type="float" office:value="0.156730877209648">
                <text:p>0.15673087720964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2">
                <text:p>3.2</text:p>
              </table:table-cell>
              <table:table-cell office:value-type="float" office:value="0.1456419536">
                <text:p>0.1456419536</text:p>
              </table:table-cell>
              <table:table-cell office:value-type="float" office:value="3.2">
                <text:p>3.2</text:p>
              </table:table-cell>
              <table:table-cell office:value-type="float" office:value="0.14704364864">
                <text:p>0.14704364864</text:p>
              </table:table-cell>
              <table:table-cell office:value-type="float" office:value="3.2">
                <text:p>3.2</text:p>
              </table:table-cell>
              <table:table-cell office:value-type="float" office:value="0.149855749888">
                <text:p>0.149855749888</text:p>
              </table:table-cell>
              <table:table-cell office:value-type="float" office:value="3.2">
                <text:p>3.2</text:p>
              </table:table-cell>
              <table:table-cell office:value-type="float" office:value="0.1527063324672">
                <text:p>0.1527063324672</text:p>
              </table:table-cell>
              <table:table-cell office:value-type="float" office:value="3.2">
                <text:p>3.2</text:p>
              </table:table-cell>
              <table:table-cell office:value-type="float" office:value="0.154010970424832">
                <text:p>0.154010970424832</text:p>
              </table:table-cell>
              <table:table-cell office:value-type="float" office:value="3.2">
                <text:p>3.2</text:p>
              </table:table-cell>
              <table:table-cell office:value-type="float" office:value="0.158108652565402">
                <text:p>0.15810865256540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25">
                <text:p>3.25</text:p>
              </table:table-cell>
              <table:table-cell office:value-type="float" office:value="0.14565224975">
                <text:p>0.14565224975</text:p>
              </table:table-cell>
              <table:table-cell office:value-type="float" office:value="3.25">
                <text:p>3.25</text:p>
              </table:table-cell>
              <table:table-cell office:value-type="float" office:value="0.14712730325">
                <text:p>0.14712730325</text:p>
              </table:table-cell>
              <table:table-cell office:value-type="float" office:value="3.25">
                <text:p>3.25</text:p>
              </table:table-cell>
              <table:table-cell office:value-type="float" office:value="0.150168176234375">
                <text:p>0.150168176234375</text:p>
              </table:table-cell>
              <table:table-cell office:value-type="float" office:value="3.25">
                <text:p>3.25</text:p>
              </table:table-cell>
              <table:table-cell office:value-type="float" office:value="0.153335023839844">
                <text:p>0.153335023839844</text:p>
              </table:table-cell>
              <table:table-cell office:value-type="float" office:value="3.25">
                <text:p>3.25</text:p>
              </table:table-cell>
              <table:table-cell office:value-type="float" office:value="0.154823928790332">
                <text:p>0.154823928790332</text:p>
              </table:table-cell>
              <table:table-cell office:value-type="float" office:value="3.25">
                <text:p>3.25</text:p>
              </table:table-cell>
              <table:table-cell office:value-type="float" office:value="0.159627497051172">
                <text:p>0.159627497051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6042652130127pt" style:font-size-asian="7.6042652130127pt" style:font-size-complex="7.6042652130127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minimum="140" chart:maximum="18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amed-symbol" chart:symbol-name="bow-tie" chart:symbol-width="0.25cm" chart:symbol-height="0.25cm"/>
      <style:graphic-properties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5" style:family="chart">
      <style:chart-properties chart:symbol-type="named-symbol" chart:symbol-name="square" chart:symbol-width="0.25cm" chart:symbol-height="0.25cm"/>
      <style:graphic-properties svg:stroke-color="#4b1f6f" draw:fill-color="#4b1f6f"/>
      <style:text-properties fo:font-size="6pt" style:font-size-asian="6pt" style:font-size-complex="6pt"/>
    </style:style>
    <style:style style:name="ch16" style:family="chart">
      <style:chart-properties chart:symbol-type="named-symbol" chart:symbol-name="diamond" chart:symbol-width="0.25cm" chart:symbol-height="0.25cm"/>
      <style:graphic-properties svg:stroke-color="#ff950e" draw:fill-color="#ff950e"/>
      <style:text-properties fo:font-size="6pt" style:font-size-asian="6pt" style:font-size-complex="6pt"/>
    </style:style>
    <style:style style:name="ch17" style:family="chart">
      <style:chart-properties chart:symbol-type="named-symbol" chart:symbol-name="arrow-down" chart:symbol-width="0.25cm" chart:symbol-height="0.25cm"/>
      <style:graphic-properties svg:stroke-color="#c5000b" draw:fill-color="#c5000b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color="#0084d1" draw:fill-color="#0084d1"/>
      <style:text-properties fo:font-size="6pt" style:font-size-asian="6pt" style:font-size-complex="6pt"/>
    </style:style>
    <style:style style:name="ch19" style:family="chart">
      <style:chart-properties chart:symbol-type="named-symbol" chart:symbol-name="arrow-right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20" style:family="chart">
      <style:chart-properties chart:symbol-type="named-symbol" chart:symbol-name="arrow-left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21" style:family="chart">
      <style:chart-properties chart:symbol-type="named-symbol" chart:symbol-name="bow-tie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22" style:family="chart">
      <style:chart-properties chart:symbol-type="named-symbol" chart:symbol-name="hourglass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square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24" style:family="chart">
      <style:chart-properties chart:symbol-type="named-symbol" chart:symbol-name="diamond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25" style:family="chart">
      <style:chart-properties chart:symbol-type="named-symbol" chart:symbol-name="arrow-up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26" style:family="chart">
      <style:chart-properties chart:symbol-type="named-symbol" chart:symbol-name="arrow-right" chart:symbol-width="0.25cm" chart:symbol-height="0.25cm"/>
      <style:graphic-properties svg:stroke-color="#4b1f6f" draw:fill-color="#4b1f6f"/>
      <style:text-properties fo:font-size="6pt" style:font-size-asian="6pt" style:font-size-complex="6pt"/>
    </style:style>
    <style:style style:name="ch27" style:family="chart">
      <style:chart-properties chart:symbol-type="named-symbol" chart:symbol-name="arrow-left" chart:symbol-width="0.25cm" chart:symbol-height="0.25cm"/>
      <style:graphic-properties svg:stroke-color="#ff950e" draw:fill-color="#ff950e"/>
      <style:text-properties fo:font-size="6pt" style:font-size-asian="6pt" style:font-size-complex="6pt"/>
    </style:style>
    <style:style style:name="ch28" style:family="chart">
      <style:chart-properties chart:symbol-type="named-symbol" chart:symbol-name="bow-tie" chart:symbol-width="0.25cm" chart:symbol-height="0.25cm"/>
      <style:graphic-properties svg:stroke-color="#c5000b" draw:fill-color="#c5000b"/>
      <style:text-properties fo:font-size="6pt" style:font-size-asian="6pt" style:font-size-complex="6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draw:stroke="none" svg:stroke-color="#b3b3b3" draw:fill="solid" draw:fill-color="#cccccc"/>
    </style:style>
  </office:automatic-styles>
  <office:body>
    <office:chart>
      <chart:chart svg:width="17.614cm" svg:height="11.856cm" chart:class="chart:scatter" chart:style-name="ch1">
        <chart:legend chart:legend-position="end" svg:x="15.322cm" svg:y="1.917cm" chart:style-name="ch2"/>
        <chart:plot-area chart:style-name="ch3" table:cell-range-address="$Sheet4.$A$52:$C$92;$Sheet4.$B$50:$L$50;$Sheet4.$D$52:$D$91;$Sheet4.$E$52:$F$90;$Sheet4.$G$52:$H$89;$Sheet4.$I$52:$I$88;$Sheet4.$J$52:$K$87;$Sheet4.$L$52:$L$86;$Sheet4.$O$52:$P$92;$Sheet4.$Q$52:$Q$91;$Sheet4.$R$52:$S$90;$Sheet4.$T$52:$U$89;$Sheet4.$V$52:$V$88;$Sheet4.$W$52:$X$87;$Sheet4.$Y$52:$Y$86" svg:x="0.352cm" svg:y="0.236cm" svg:width="14.617cm" svg:height="11.14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B52:Sheet4.B92" chart:label-cell-address="Sheet4.B50:Sheet4.B50" chart:class="chart:scatter">
            <chart:domain table:cell-range-address="Sheet4.A52:Sheet4.A92"/>
            <chart:data-point chart:repeated="41"/>
          </chart:series>
          <chart:series chart:style-name="ch8" chart:values-cell-range-address="Sheet4.C52:Sheet4.C92" chart:label-cell-address="Sheet4.C50:Sheet4.C50" chart:class="chart:scatter">
            <chart:data-point chart:repeated="41"/>
          </chart:series>
          <chart:series chart:style-name="ch9" chart:values-cell-range-address="Sheet4.D52:Sheet4.D91" chart:label-cell-address="Sheet4.D50:Sheet4.D50" chart:class="chart:scatter">
            <chart:domain table:cell-range-address="Sheet4.A52:Sheet4.A91"/>
            <chart:data-point chart:repeated="40"/>
          </chart:series>
          <chart:series chart:style-name="ch10" chart:values-cell-range-address="Sheet4.E52:Sheet4.E90" chart:label-cell-address="Sheet4.E50:Sheet4.E50" chart:class="chart:scatter">
            <chart:domain table:cell-range-address="Sheet4.A52:Sheet4.A90"/>
            <chart:data-point chart:repeated="39"/>
          </chart:series>
          <chart:series chart:style-name="ch11" chart:values-cell-range-address="Sheet4.F52:Sheet4.F90" chart:label-cell-address="Sheet4.F50:Sheet4.F50" chart:class="chart:scatter">
            <chart:domain table:cell-range-address="Sheet4.A52:Sheet4.A90"/>
            <chart:data-point chart:repeated="39"/>
          </chart:series>
          <chart:series chart:style-name="ch12" chart:values-cell-range-address="Sheet4.G52:Sheet4.G89" chart:label-cell-address="Sheet4.G50:Sheet4.G50" chart:class="chart:scatter">
            <chart:domain table:cell-range-address="Sheet4.A52:Sheet4.A89"/>
            <chart:data-point chart:repeated="38"/>
          </chart:series>
          <chart:series chart:style-name="ch13" chart:values-cell-range-address="Sheet4.H52:Sheet4.H89" chart:label-cell-address="Sheet4.H50:Sheet4.H50" chart:class="chart:scatter">
            <chart:domain table:cell-range-address="Sheet4.A52:Sheet4.A89"/>
            <chart:data-point chart:repeated="38"/>
          </chart:series>
          <chart:series chart:style-name="ch14" chart:values-cell-range-address="Sheet4.I52:Sheet4.I88" chart:label-cell-address="Sheet4.I50:Sheet4.I50" chart:class="chart:scatter">
            <chart:domain table:cell-range-address="Sheet4.A52:Sheet4.A88"/>
            <chart:data-point chart:repeated="37"/>
          </chart:series>
          <chart:series chart:style-name="ch15" chart:values-cell-range-address="Sheet4.J52:Sheet4.J87" chart:label-cell-address="Sheet4.J50:Sheet4.J50" chart:class="chart:scatter">
            <chart:domain table:cell-range-address="Sheet4.A52:Sheet4.A87"/>
            <chart:data-point chart:repeated="36"/>
          </chart:series>
          <chart:series chart:style-name="ch16" chart:values-cell-range-address="Sheet4.K52:Sheet4.K87" chart:label-cell-address="Sheet4.K50:Sheet4.K50" chart:class="chart:scatter">
            <chart:domain table:cell-range-address="Sheet4.A52:Sheet4.A87"/>
            <chart:data-point chart:repeated="36"/>
          </chart:series>
          <chart:series chart:style-name="ch17" chart:values-cell-range-address="Sheet4.L52:Sheet4.L86" chart:label-cell-address="Sheet4.L50:Sheet4.L50" chart:class="chart:scatter">
            <chart:domain table:cell-range-address="Sheet4.A52:Sheet4.A86"/>
            <chart:data-point chart:repeated="35"/>
          </chart:series>
          <chart:series chart:style-name="ch18" chart:values-cell-range-address="Sheet4.O52:Sheet4.O92" chart:class="chart:scatter">
            <chart:data-point chart:repeated="41"/>
          </chart:series>
          <chart:series chart:style-name="ch19" chart:values-cell-range-address="Sheet4.P52:Sheet4.P92" chart:class="chart:scatter">
            <chart:data-point chart:repeated="41"/>
          </chart:series>
          <chart:series chart:style-name="ch20" chart:values-cell-range-address="Sheet4.Q52:Sheet4.Q91" chart:class="chart:scatter">
            <chart:domain table:cell-range-address="Sheet4.A52:Sheet4.A91"/>
            <chart:data-point chart:repeated="40"/>
          </chart:series>
          <chart:series chart:style-name="ch21" chart:values-cell-range-address="Sheet4.R52:Sheet4.R90" chart:class="chart:scatter">
            <chart:domain table:cell-range-address="Sheet4.A52:Sheet4.A90"/>
            <chart:data-point chart:repeated="39"/>
          </chart:series>
          <chart:series chart:style-name="ch22" chart:values-cell-range-address="Sheet4.S52:Sheet4.S90" chart:class="chart:scatter">
            <chart:domain table:cell-range-address="Sheet4.A52:Sheet4.A90"/>
            <chart:data-point chart:repeated="39"/>
          </chart:series>
          <chart:series chart:style-name="ch23" chart:values-cell-range-address="Sheet4.T52:Sheet4.T89" chart:class="chart:scatter">
            <chart:domain table:cell-range-address="Sheet4.A52:Sheet4.A89"/>
            <chart:data-point chart:repeated="38"/>
          </chart:series>
          <chart:series chart:style-name="ch24" chart:values-cell-range-address="Sheet4.U52:Sheet4.U89" chart:class="chart:scatter">
            <chart:domain table:cell-range-address="Sheet4.A52:Sheet4.A89"/>
            <chart:data-point chart:repeated="38"/>
          </chart:series>
          <chart:series chart:style-name="ch25" chart:values-cell-range-address="Sheet4.V52:Sheet4.V88" chart:class="chart:scatter">
            <chart:domain table:cell-range-address="Sheet4.A52:Sheet4.A88"/>
            <chart:data-point chart:repeated="37"/>
          </chart:series>
          <chart:series chart:style-name="ch26" chart:values-cell-range-address="Sheet4.W52:Sheet4.W87" chart:class="chart:scatter">
            <chart:domain table:cell-range-address="Sheet4.A52:Sheet4.A87"/>
            <chart:data-point chart:repeated="36"/>
          </chart:series>
          <chart:series chart:style-name="ch27" chart:values-cell-range-address="Sheet4.X52:Sheet4.X87" chart:class="chart:scatter">
            <chart:domain table:cell-range-address="Sheet4.A52:Sheet4.A87"/>
            <chart:data-point chart:repeated="36"/>
          </chart:series>
          <chart:series chart:style-name="ch28" chart:values-cell-range-address="Sheet4.Y52:Sheet4.Y86" chart:class="chart:scatter">
            <chart:domain table:cell-range-address="Sheet4.A52:Sheet4.A86"/>
            <chart:data-point chart:repeated="35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4.B50:Sheet4.B50">0</text:p>
              </table:table-cell>
              <table:table-cell office:value-type="string">
                <text:p text:id="Sheet4.C50:Sheet4.C50">2.5</text:p>
              </table:table-cell>
              <table:table-cell office:value-type="string">
                <text:p>Column A</text:p>
              </table:table-cell>
              <table:table-cell office:value-type="string">
                <text:p text:id="Sheet4.D50:Sheet4.D50">5</text:p>
              </table:table-cell>
              <table:table-cell office:value-type="string">
                <text:p>Column A</text:p>
              </table:table-cell>
              <table:table-cell office:value-type="string">
                <text:p text:id="Sheet4.E50:Sheet4.E50">7.5</text:p>
              </table:table-cell>
              <table:table-cell office:value-type="string">
                <text:p>Column A</text:p>
              </table:table-cell>
              <table:table-cell office:value-type="string">
                <text:p text:id="Sheet4.F50:Sheet4.F50">10</text:p>
              </table:table-cell>
              <table:table-cell office:value-type="string">
                <text:p>Column A</text:p>
              </table:table-cell>
              <table:table-cell office:value-type="string">
                <text:p text:id="Sheet4.G50:Sheet4.G50">12.5</text:p>
              </table:table-cell>
              <table:table-cell office:value-type="string">
                <text:p>Column A</text:p>
              </table:table-cell>
              <table:table-cell office:value-type="string">
                <text:p text:id="Sheet4.H50:Sheet4.H50">15</text:p>
              </table:table-cell>
              <table:table-cell office:value-type="string">
                <text:p>Column A</text:p>
              </table:table-cell>
              <table:table-cell office:value-type="string">
                <text:p text:id="Sheet4.I50:Sheet4.I50">17.5</text:p>
              </table:table-cell>
              <table:table-cell office:value-type="string">
                <text:p>Column A</text:p>
              </table:table-cell>
              <table:table-cell office:value-type="string">
                <text:p text:id="Sheet4.J50:Sheet4.J50">20</text:p>
              </table:table-cell>
              <table:table-cell office:value-type="string">
                <text:p>Column A</text:p>
              </table:table-cell>
              <table:table-cell office:value-type="string">
                <text:p text:id="Sheet4.K50:Sheet4.K50">22.5</text:p>
              </table:table-cell>
              <table:table-cell office:value-type="string">
                <text:p>Column A</text:p>
              </table:table-cell>
              <table:table-cell office:value-type="string">
                <text:p text:id="Sheet4.L50:Sheet4.L50">25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A</text:p>
              </table:table-cell>
              <table:table-cell office:value-type="string">
                <text:p>Column Q</text:p>
              </table:table-cell>
              <table:table-cell office:value-type="string">
                <text:p>Column A</text:p>
              </table:table-cell>
              <table:table-cell office:value-type="string">
                <text:p>Column R</text:p>
              </table:table-cell>
              <table:table-cell office:value-type="string">
                <text:p>Column A</text:p>
              </table:table-cell>
              <table:table-cell office:value-type="string">
                <text:p>Column S</text:p>
              </table:table-cell>
              <table:table-cell office:value-type="string">
                <text:p>Column A</text:p>
              </table:table-cell>
              <table:table-cell office:value-type="string">
                <text:p>Column T</text:p>
              </table:table-cell>
              <table:table-cell office:value-type="string">
                <text:p>Column A</text:p>
              </table:table-cell>
              <table:table-cell office:value-type="string">
                <text:p>Column U</text:p>
              </table:table-cell>
              <table:table-cell office:value-type="string">
                <text:p>Column A</text:p>
              </table:table-cell>
              <table:table-cell office:value-type="string">
                <text:p>Column V</text:p>
              </table:table-cell>
              <table:table-cell office:value-type="string">
                <text:p>Column A</text:p>
              </table:table-cell>
              <table:table-cell office:value-type="string">
                <text:p>Column W</text:p>
              </table:table-cell>
              <table:table-cell office:value-type="string">
                <text:p>Column A</text:p>
              </table:table-cell>
              <table:table-cell office:value-type="string">
                <text:p>Column X</text:p>
              </table:table-cell>
              <table:table-cell office:value-type="string">
                <text:p>Column A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 text:id="Sheet4.A52:Sheet4.A92">0.1</text:p>
              </table:table-cell>
              <table:table-cell office:value-type="float" office:value="145.13">
                <text:p text:id="Sheet4.B52:Sheet4.B92">145.13</text:p>
              </table:table-cell>
              <table:table-cell office:value-type="float" office:value="149.25">
                <text:p text:id="Sheet4.C52:Sheet4.C92">149.25</text:p>
              </table:table-cell>
              <table:table-cell office:value-type="float" office:value="0.1">
                <text:p text:id="Sheet4.A52:Sheet4.A91">0.1</text:p>
              </table:table-cell>
              <table:table-cell office:value-type="float" office:value="152.84">
                <text:p text:id="Sheet4.D52:Sheet4.D91">152.84</text:p>
              </table:table-cell>
              <table:table-cell office:value-type="float" office:value="0.1">
                <text:p text:id="Sheet4.A52:Sheet4.A90">0.1</text:p>
              </table:table-cell>
              <table:table-cell office:value-type="float" office:value="156.03">
                <text:p text:id="Sheet4.E52:Sheet4.E90">156.03</text:p>
              </table:table-cell>
              <table:table-cell office:value-type="float" office:value="0.1">
                <text:p text:id="Sheet4.A52:Sheet4.A90">0.1</text:p>
              </table:table-cell>
              <table:table-cell office:value-type="float" office:value="158.92">
                <text:p text:id="Sheet4.F52:Sheet4.F90">158.92</text:p>
              </table:table-cell>
              <table:table-cell office:value-type="float" office:value="0.1">
                <text:p text:id="Sheet4.A52:Sheet4.A89">0.1</text:p>
              </table:table-cell>
              <table:table-cell office:value-type="float" office:value="161.57">
                <text:p text:id="Sheet4.G52:Sheet4.G89">161.57</text:p>
              </table:table-cell>
              <table:table-cell office:value-type="float" office:value="0.1">
                <text:p text:id="Sheet4.A52:Sheet4.A89">0.1</text:p>
              </table:table-cell>
              <table:table-cell office:value-type="float" office:value="164.03">
                <text:p text:id="Sheet4.H52:Sheet4.H89">164.03</text:p>
              </table:table-cell>
              <table:table-cell office:value-type="float" office:value="0.1">
                <text:p text:id="Sheet4.A52:Sheet4.A88">0.1</text:p>
              </table:table-cell>
              <table:table-cell office:value-type="float" office:value="166.33">
                <text:p text:id="Sheet4.I52:Sheet4.I88">166.33</text:p>
              </table:table-cell>
              <table:table-cell office:value-type="float" office:value="0.1">
                <text:p text:id="Sheet4.A52:Sheet4.A87">0.1</text:p>
              </table:table-cell>
              <table:table-cell office:value-type="float" office:value="168.49">
                <text:p text:id="Sheet4.J52:Sheet4.J87">168.49</text:p>
              </table:table-cell>
              <table:table-cell office:value-type="float" office:value="0.1">
                <text:p text:id="Sheet4.A52:Sheet4.A87">0.1</text:p>
              </table:table-cell>
              <table:table-cell office:value-type="float" office:value="170.53">
                <text:p text:id="Sheet4.K52:Sheet4.K87">170.53</text:p>
              </table:table-cell>
              <table:table-cell office:value-type="float" office:value="0.1">
                <text:p text:id="Sheet4.A52:Sheet4.A86">0.1</text:p>
              </table:table-cell>
              <table:table-cell office:value-type="float" office:value="172.46">
                <text:p text:id="Sheet4.L52:Sheet4.L86">172.46</text:p>
              </table:table-cell>
              <table:table-cell office:value-type="float" office:value="145.1326350627">
                <text:p text:id="Sheet4.O52:Sheet4.O92">145.1326350627</text:p>
              </table:table-cell>
              <table:table-cell office:value-type="float" office:value="149.2586106051">
                <text:p text:id="Sheet4.P52:Sheet4.P92">149.2586106051</text:p>
              </table:table-cell>
              <table:table-cell office:value-type="float" office:value="0.1">
                <text:p text:id="Sheet4.A52:Sheet4.A91">0.1</text:p>
              </table:table-cell>
              <table:table-cell office:value-type="float" office:value="152.8559005862">
                <text:p text:id="Sheet4.Q52:Sheet4.Q91">152.8559005862</text:p>
              </table:table-cell>
              <table:table-cell office:value-type="float" office:value="0.1">
                <text:p text:id="Sheet4.A52:Sheet4.A90">0.1</text:p>
              </table:table-cell>
              <table:table-cell office:value-type="float" office:value="156.0434325358">
                <text:p text:id="Sheet4.R52:Sheet4.R90">156.0434325358</text:p>
              </table:table-cell>
              <table:table-cell office:value-type="float" office:value="0.1">
                <text:p text:id="Sheet4.A52:Sheet4.A90">0.1</text:p>
              </table:table-cell>
              <table:table-cell office:value-type="float" office:value="158.9406820443">
                <text:p text:id="Sheet4.S52:Sheet4.S90">158.9406820443</text:p>
              </table:table-cell>
              <table:table-cell office:value-type="float" office:value="0.1">
                <text:p text:id="Sheet4.A52:Sheet4.A89">0.1</text:p>
              </table:table-cell>
              <table:table-cell office:value-type="float" office:value="161.591251642">
                <text:p text:id="Sheet4.T52:Sheet4.T89">161.591251642</text:p>
              </table:table-cell>
              <table:table-cell office:value-type="float" office:value="0.1">
                <text:p text:id="Sheet4.A52:Sheet4.A89">0.1</text:p>
              </table:table-cell>
              <table:table-cell office:value-type="float" office:value="164.0608203402">
                <text:p text:id="Sheet4.U52:Sheet4.U89">164.0608203402</text:p>
              </table:table-cell>
              <table:table-cell office:value-type="float" office:value="0.1">
                <text:p text:id="Sheet4.A52:Sheet4.A88">0.1</text:p>
              </table:table-cell>
              <table:table-cell office:value-type="float" office:value="166.3558842115">
                <text:p text:id="Sheet4.V52:Sheet4.V88">166.3558842115</text:p>
              </table:table-cell>
              <table:table-cell office:value-type="float" office:value="0.1">
                <text:p text:id="Sheet4.A52:Sheet4.A87">0.1</text:p>
              </table:table-cell>
              <table:table-cell office:value-type="float" office:value="168.515302443">
                <text:p text:id="Sheet4.W52:Sheet4.W87">168.515302443</text:p>
              </table:table-cell>
              <table:table-cell office:value-type="float" office:value="0.1">
                <text:p text:id="Sheet4.A52:Sheet4.A87">0.1</text:p>
              </table:table-cell>
              <table:table-cell office:value-type="float" office:value="170.567018176">
                <text:p text:id="Sheet4.X52:Sheet4.X87">170.567018176</text:p>
              </table:table-cell>
              <table:table-cell office:value-type="float" office:value="0.1">
                <text:p text:id="Sheet4.A52:Sheet4.A86">0.1</text:p>
              </table:table-cell>
              <table:table-cell office:value-type="float" office:value="172.503547259">
                <text:p text:id="Sheet4.Y52:Sheet4.Y86">172.5035472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145.13">
                <text:p>145.13</text:p>
              </table:table-cell>
              <table:table-cell office:value-type="float" office:value="149.25">
                <text:p>149.25</text:p>
              </table:table-cell>
              <table:table-cell office:value-type="float" office:value="0.15">
                <text:p>0.15</text:p>
              </table:table-cell>
              <table:table-cell office:value-type="float" office:value="152.84">
                <text:p>152.84</text:p>
              </table:table-cell>
              <table:table-cell office:value-type="float" office:value="0.15">
                <text:p>0.15</text:p>
              </table:table-cell>
              <table:table-cell office:value-type="float" office:value="156.03">
                <text:p>156.03</text:p>
              </table:table-cell>
              <table:table-cell office:value-type="float" office:value="0.15">
                <text:p>0.15</text:p>
              </table:table-cell>
              <table:table-cell office:value-type="float" office:value="158.92">
                <text:p>158.92</text:p>
              </table:table-cell>
              <table:table-cell office:value-type="float" office:value="0.15">
                <text:p>0.15</text:p>
              </table:table-cell>
              <table:table-cell office:value-type="float" office:value="161.57">
                <text:p>161.57</text:p>
              </table:table-cell>
              <table:table-cell office:value-type="float" office:value="0.15">
                <text:p>0.15</text:p>
              </table:table-cell>
              <table:table-cell office:value-type="float" office:value="164.03">
                <text:p>164.03</text:p>
              </table:table-cell>
              <table:table-cell office:value-type="float" office:value="0.15">
                <text:p>0.15</text:p>
              </table:table-cell>
              <table:table-cell office:value-type="float" office:value="166.33">
                <text:p>166.33</text:p>
              </table:table-cell>
              <table:table-cell office:value-type="float" office:value="0.15">
                <text:p>0.15</text:p>
              </table:table-cell>
              <table:table-cell office:value-type="float" office:value="168.49">
                <text:p>168.49</text:p>
              </table:table-cell>
              <table:table-cell office:value-type="float" office:value="0.15">
                <text:p>0.15</text:p>
              </table:table-cell>
              <table:table-cell office:value-type="float" office:value="170.53">
                <text:p>170.53</text:p>
              </table:table-cell>
              <table:table-cell office:value-type="float" office:value="0.15">
                <text:p>0.15</text:p>
              </table:table-cell>
              <table:table-cell office:value-type="float" office:value="172.46">
                <text:p>172.46</text:p>
              </table:table-cell>
              <table:table-cell office:value-type="float" office:value="145.130725278544">
                <text:p>145.130725278544</text:p>
              </table:table-cell>
              <table:table-cell office:value-type="float" office:value="149.252477416944">
                <text:p>149.252477416944</text:p>
              </table:table-cell>
              <table:table-cell office:value-type="float" office:value="0.15">
                <text:p>0.15</text:p>
              </table:table-cell>
              <table:table-cell office:value-type="float" office:value="152.845020718262">
                <text:p>152.845020718262</text:p>
              </table:table-cell>
              <table:table-cell office:value-type="float" office:value="0.15">
                <text:p>0.15</text:p>
              </table:table-cell>
              <table:table-cell office:value-type="float" office:value="156.033691818737">
                <text:p>156.033691818737</text:p>
              </table:table-cell>
              <table:table-cell office:value-type="float" office:value="0.15">
                <text:p>0.15</text:p>
              </table:table-cell>
              <table:table-cell office:value-type="float" office:value="158.925907509894">
                <text:p>158.925907509894</text:p>
              </table:table-cell>
              <table:table-cell office:value-type="float" office:value="0.15">
                <text:p>0.15</text:p>
              </table:table-cell>
              <table:table-cell office:value-type="float" office:value="161.5753173245">
                <text:p>161.5753173245</text:p>
              </table:table-cell>
              <table:table-cell office:value-type="float" office:value="0.15">
                <text:p>0.15</text:p>
              </table:table-cell>
              <table:table-cell office:value-type="float" office:value="164.038193584763">
                <text:p>164.038193584763</text:p>
              </table:table-cell>
              <table:table-cell office:value-type="float" office:value="0.15">
                <text:p>0.15</text:p>
              </table:table-cell>
              <table:table-cell office:value-type="float" office:value="166.336466786344">
                <text:p>166.336466786344</text:p>
              </table:table-cell>
              <table:table-cell office:value-type="float" office:value="0.15">
                <text:p>0.15</text:p>
              </table:table-cell>
              <table:table-cell office:value-type="float" office:value="168.495710080187">
                <text:p>168.495710080187</text:p>
              </table:table-cell>
              <table:table-cell office:value-type="float" office:value="0.15">
                <text:p>0.15</text:p>
              </table:table-cell>
              <table:table-cell office:value-type="float" office:value="170.53830721975">
                <text:p>170.53830721975</text:p>
              </table:table-cell>
              <table:table-cell office:value-type="float" office:value="0.15">
                <text:p>0.15</text:p>
              </table:table-cell>
              <table:table-cell office:value-type="float" office:value="172.469164790563">
                <text:p>172.469164790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45.13">
                <text:p>145.13</text:p>
              </table:table-cell>
              <table:table-cell office:value-type="float" office:value="149.25">
                <text:p>149.25</text:p>
              </table:table-cell>
              <table:table-cell office:value-type="float" office:value="0.2">
                <text:p>0.2</text:p>
              </table:table-cell>
              <table:table-cell office:value-type="float" office:value="152.84">
                <text:p>152.84</text:p>
              </table:table-cell>
              <table:table-cell office:value-type="float" office:value="0.2">
                <text:p>0.2</text:p>
              </table:table-cell>
              <table:table-cell office:value-type="float" office:value="156.03">
                <text:p>156.03</text:p>
              </table:table-cell>
              <table:table-cell office:value-type="float" office:value="0.2">
                <text:p>0.2</text:p>
              </table:table-cell>
              <table:table-cell office:value-type="float" office:value="158.92">
                <text:p>158.92</text:p>
              </table:table-cell>
              <table:table-cell office:value-type="float" office:value="0.2">
                <text:p>0.2</text:p>
              </table:table-cell>
              <table:table-cell office:value-type="float" office:value="161.57">
                <text:p>161.57</text:p>
              </table:table-cell>
              <table:table-cell office:value-type="float" office:value="0.2">
                <text:p>0.2</text:p>
              </table:table-cell>
              <table:table-cell office:value-type="float" office:value="164.03">
                <text:p>164.03</text:p>
              </table:table-cell>
              <table:table-cell office:value-type="float" office:value="0.2">
                <text:p>0.2</text:p>
              </table:table-cell>
              <table:table-cell office:value-type="float" office:value="166.33">
                <text:p>166.33</text:p>
              </table:table-cell>
              <table:table-cell office:value-type="float" office:value="0.2">
                <text:p>0.2</text:p>
              </table:table-cell>
              <table:table-cell office:value-type="float" office:value="168.49">
                <text:p>168.49</text:p>
              </table:table-cell>
              <table:table-cell office:value-type="float" office:value="0.2">
                <text:p>0.2</text:p>
              </table:table-cell>
              <table:table-cell office:value-type="float" office:value="170.53">
                <text:p>170.53</text:p>
              </table:table-cell>
              <table:table-cell office:value-type="float" office:value="0.2">
                <text:p>0.2</text:p>
              </table:table-cell>
              <table:table-cell office:value-type="float" office:value="172.46">
                <text:p>172.46</text:p>
              </table:table-cell>
              <table:table-cell office:value-type="float" office:value="145.1296287552">
                <text:p>145.1296287552</text:p>
              </table:table-cell>
              <table:table-cell office:value-type="float" office:value="149.2484108336">
                <text:p>149.2484108336</text:p>
              </table:table-cell>
              <table:table-cell office:value-type="float" office:value="0.2">
                <text:p>0.2</text:p>
              </table:table-cell>
              <table:table-cell office:value-type="float" office:value="152.8373508192">
                <text:p>152.8373508192</text:p>
              </table:table-cell>
              <table:table-cell office:value-type="float" office:value="0.2">
                <text:p>0.2</text:p>
              </table:table-cell>
              <table:table-cell office:value-type="float" office:value="156.0272787728">
                <text:p>156.0272787728</text:p>
              </table:table-cell>
              <table:table-cell office:value-type="float" office:value="0.2">
                <text:p>0.2</text:p>
              </table:table-cell>
              <table:table-cell office:value-type="float" office:value="158.9162203888">
                <text:p>158.9162203888</text:p>
              </table:table-cell>
              <table:table-cell office:value-type="float" office:value="0.2">
                <text:p>0.2</text:p>
              </table:table-cell>
              <table:table-cell office:value-type="float" office:value="161.564990832">
                <text:p>161.564990832</text:p>
              </table:table-cell>
              <table:table-cell office:value-type="float" office:value="0.2">
                <text:p>0.2</text:p>
              </table:table-cell>
              <table:table-cell office:value-type="float" office:value="164.0233076432">
                <text:p>164.0233076432</text:p>
              </table:table-cell>
              <table:table-cell office:value-type="float" office:value="0.2">
                <text:p>0.2</text:p>
              </table:table-cell>
              <table:table-cell office:value-type="float" office:value="166.324000784">
                <text:p>166.324000784</text:p>
              </table:table-cell>
              <table:table-cell office:value-type="float" office:value="0.2">
                <text:p>0.2</text:p>
              </table:table-cell>
              <table:table-cell office:value-type="float" office:value="168.483331688">
                <text:p>168.483331688</text:p>
              </table:table-cell>
              <table:table-cell office:value-type="float" office:value="0.2">
                <text:p>0.2</text:p>
              </table:table-cell>
              <table:table-cell office:value-type="float" office:value="170.519959456">
                <text:p>170.519959456</text:p>
              </table:table-cell>
              <table:table-cell office:value-type="float" office:value="0.2">
                <text:p>0.2</text:p>
              </table:table-cell>
              <table:table-cell office:value-type="float" office:value="172.447461424">
                <text:p>172.447461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45.13">
                <text:p>145.13</text:p>
              </table:table-cell>
              <table:table-cell office:value-type="float" office:value="149.25">
                <text:p>149.25</text:p>
              </table:table-cell>
              <table:table-cell office:value-type="float" office:value="0.25">
                <text:p>0.25</text:p>
              </table:table-cell>
              <table:table-cell office:value-type="float" office:value="152.84">
                <text:p>152.84</text:p>
              </table:table-cell>
              <table:table-cell office:value-type="float" office:value="0.25">
                <text:p>0.25</text:p>
              </table:table-cell>
              <table:table-cell office:value-type="float" office:value="156.03">
                <text:p>156.03</text:p>
              </table:table-cell>
              <table:table-cell office:value-type="float" office:value="0.25">
                <text:p>0.25</text:p>
              </table:table-cell>
              <table:table-cell office:value-type="float" office:value="158.92">
                <text:p>158.92</text:p>
              </table:table-cell>
              <table:table-cell office:value-type="float" office:value="0.25">
                <text:p>0.25</text:p>
              </table:table-cell>
              <table:table-cell office:value-type="float" office:value="161.57">
                <text:p>161.57</text:p>
              </table:table-cell>
              <table:table-cell office:value-type="float" office:value="0.25">
                <text:p>0.25</text:p>
              </table:table-cell>
              <table:table-cell office:value-type="float" office:value="164.03">
                <text:p>164.03</text:p>
              </table:table-cell>
              <table:table-cell office:value-type="float" office:value="0.25">
                <text:p>0.25</text:p>
              </table:table-cell>
              <table:table-cell office:value-type="float" office:value="166.33">
                <text:p>166.33</text:p>
              </table:table-cell>
              <table:table-cell office:value-type="float" office:value="0.25">
                <text:p>0.25</text:p>
              </table:table-cell>
              <table:table-cell office:value-type="float" office:value="168.49">
                <text:p>168.49</text:p>
              </table:table-cell>
              <table:table-cell office:value-type="float" office:value="0.25">
                <text:p>0.25</text:p>
              </table:table-cell>
              <table:table-cell office:value-type="float" office:value="170.53">
                <text:p>170.53</text:p>
              </table:table-cell>
              <table:table-cell office:value-type="float" office:value="0.25">
                <text:p>0.25</text:p>
              </table:table-cell>
              <table:table-cell office:value-type="float" office:value="172.46">
                <text:p>172.46</text:p>
              </table:table-cell>
              <table:table-cell office:value-type="float" office:value="145.129103402344">
                <text:p>145.129103402344</text:p>
              </table:table-cell>
              <table:table-cell office:value-type="float" office:value="149.245984464844">
                <text:p>149.245984464844</text:p>
              </table:table-cell>
              <table:table-cell office:value-type="float" office:value="0.25">
                <text:p>0.25</text:p>
              </table:table-cell>
              <table:table-cell office:value-type="float" office:value="152.832288476563">
                <text:p>152.832288476563</text:p>
              </table:table-cell>
              <table:table-cell office:value-type="float" office:value="0.25">
                <text:p>0.25</text:p>
              </table:table-cell>
              <table:table-cell office:value-type="float" office:value="156.023508460938">
                <text:p>156.023508460938</text:p>
              </table:table-cell>
              <table:table-cell office:value-type="float" office:value="0.25">
                <text:p>0.25</text:p>
              </table:table-cell>
              <table:table-cell office:value-type="float" office:value="158.910618808594">
                <text:p>158.910618808594</text:p>
              </table:table-cell>
              <table:table-cell office:value-type="float" office:value="0.25">
                <text:p>0.25</text:p>
              </table:table-cell>
              <table:table-cell office:value-type="float" office:value="161.55915025">
                <text:p>161.55915025</text:p>
              </table:table-cell>
              <table:table-cell office:value-type="float" office:value="0.25">
                <text:p>0.25</text:p>
              </table:table-cell>
              <table:table-cell office:value-type="float" office:value="164.014667601563">
                <text:p>164.014667601563</text:p>
              </table:table-cell>
              <table:table-cell office:value-type="float" office:value="0.25">
                <text:p>0.25</text:p>
              </table:table-cell>
              <table:table-cell office:value-type="float" office:value="166.317063214844">
                <text:p>166.317063214844</text:p>
              </table:table-cell>
              <table:table-cell office:value-type="float" office:value="0.25">
                <text:p>0.25</text:p>
              </table:table-cell>
              <table:table-cell office:value-type="float" office:value="168.476650992188">
                <text:p>168.476650992188</text:p>
              </table:table-cell>
              <table:table-cell office:value-type="float" office:value="0.25">
                <text:p>0.25</text:p>
              </table:table-cell>
              <table:table-cell office:value-type="float" office:value="170.50987234375">
                <text:p>170.50987234375</text:p>
              </table:table-cell>
              <table:table-cell office:value-type="float" office:value="0.25">
                <text:p>0.25</text:p>
              </table:table-cell>
              <table:table-cell office:value-type="float" office:value="172.435849414063">
                <text:p>172.435849414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145.13">
                <text:p>145.13</text:p>
              </table:table-cell>
              <table:table-cell office:value-type="float" office:value="149.25">
                <text:p>149.25</text:p>
              </table:table-cell>
              <table:table-cell office:value-type="float" office:value="0.3">
                <text:p>0.3</text:p>
              </table:table-cell>
              <table:table-cell office:value-type="float" office:value="152.84">
                <text:p>152.84</text:p>
              </table:table-cell>
              <table:table-cell office:value-type="float" office:value="0.3">
                <text:p>0.3</text:p>
              </table:table-cell>
              <table:table-cell office:value-type="float" office:value="156.03">
                <text:p>156.03</text:p>
              </table:table-cell>
              <table:table-cell office:value-type="float" office:value="0.3">
                <text:p>0.3</text:p>
              </table:table-cell>
              <table:table-cell office:value-type="float" office:value="158.92">
                <text:p>158.92</text:p>
              </table:table-cell>
              <table:table-cell office:value-type="float" office:value="0.3">
                <text:p>0.3</text:p>
              </table:table-cell>
              <table:table-cell office:value-type="float" office:value="161.57">
                <text:p>161.57</text:p>
              </table:table-cell>
              <table:table-cell office:value-type="float" office:value="0.3">
                <text:p>0.3</text:p>
              </table:table-cell>
              <table:table-cell office:value-type="float" office:value="164.03">
                <text:p>164.03</text:p>
              </table:table-cell>
              <table:table-cell office:value-type="float" office:value="0.3">
                <text:p>0.3</text:p>
              </table:table-cell>
              <table:table-cell office:value-type="float" office:value="166.33">
                <text:p>166.33</text:p>
              </table:table-cell>
              <table:table-cell office:value-type="float" office:value="0.3">
                <text:p>0.3</text:p>
              </table:table-cell>
              <table:table-cell office:value-type="float" office:value="168.49">
                <text:p>168.49</text:p>
              </table:table-cell>
              <table:table-cell office:value-type="float" office:value="0.3">
                <text:p>0.3</text:p>
              </table:table-cell>
              <table:table-cell office:value-type="float" office:value="170.53">
                <text:p>170.53</text:p>
              </table:table-cell>
              <table:table-cell office:value-type="float" office:value="0.3">
                <text:p>0.3</text:p>
              </table:table-cell>
              <table:table-cell office:value-type="float" office:value="172.46">
                <text:p>172.46</text:p>
              </table:table-cell>
              <table:table-cell office:value-type="float" office:value="145.1289345747">
                <text:p>145.1289345747</text:p>
              </table:table-cell>
              <table:table-cell office:value-type="float" office:value="149.2448154491">
                <text:p>149.2448154491</text:p>
              </table:table-cell>
              <table:table-cell office:value-type="float" office:value="0.3">
                <text:p>0.3</text:p>
              </table:table-cell>
              <table:table-cell office:value-type="float" office:value="152.8292913022">
                <text:p>152.8292913022</text:p>
              </table:table-cell>
              <table:table-cell office:value-type="float" office:value="0.3">
                <text:p>0.3</text:p>
              </table:table-cell>
              <table:table-cell office:value-type="float" office:value="156.0217685998">
                <text:p>156.0217685998</text:p>
              </table:table-cell>
              <table:table-cell office:value-type="float" office:value="0.3">
                <text:p>0.3</text:p>
              </table:table-cell>
              <table:table-cell office:value-type="float" office:value="158.9082007283">
                <text:p>158.9082007283</text:p>
              </table:table-cell>
              <table:table-cell office:value-type="float" office:value="0.3">
                <text:p>0.3</text:p>
              </table:table-cell>
              <table:table-cell office:value-type="float" office:value="161.556787382">
                <text:p>161.556787382</text:p>
              </table:table-cell>
              <table:table-cell office:value-type="float" office:value="0.3">
                <text:p>0.3</text:p>
              </table:table-cell>
              <table:table-cell office:value-type="float" office:value="164.0109233562">
                <text:p>164.0109233562</text:p>
              </table:table-cell>
              <table:table-cell office:value-type="float" office:value="0.3">
                <text:p>0.3</text:p>
              </table:table-cell>
              <table:table-cell office:value-type="float" office:value="166.3143780315">
                <text:p>166.3143780315</text:p>
              </table:table-cell>
              <table:table-cell office:value-type="float" office:value="0.3">
                <text:p>0.3</text:p>
              </table:table-cell>
              <table:table-cell office:value-type="float" office:value="168.474312883">
                <text:p>168.474312883</text:p>
              </table:table-cell>
              <table:table-cell office:value-type="float" office:value="0.3">
                <text:p>0.3</text:p>
              </table:table-cell>
              <table:table-cell office:value-type="float" office:value="170.506155376">
                <text:p>170.506155376</text:p>
              </table:table-cell>
              <table:table-cell office:value-type="float" office:value="0.3">
                <text:p>0.3</text:p>
              </table:table-cell>
              <table:table-cell office:value-type="float" office:value="172.432000919">
                <text:p>172.432000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145.13">
                <text:p>145.13</text:p>
              </table:table-cell>
              <table:table-cell office:value-type="float" office:value="149.25">
                <text:p>149.25</text:p>
              </table:table-cell>
              <table:table-cell office:value-type="float" office:value="0.35">
                <text:p>0.35</text:p>
              </table:table-cell>
              <table:table-cell office:value-type="float" office:value="152.84">
                <text:p>152.84</text:p>
              </table:table-cell>
              <table:table-cell office:value-type="float" office:value="0.35">
                <text:p>0.35</text:p>
              </table:table-cell>
              <table:table-cell office:value-type="float" office:value="156.03">
                <text:p>156.03</text:p>
              </table:table-cell>
              <table:table-cell office:value-type="float" office:value="0.35">
                <text:p>0.35</text:p>
              </table:table-cell>
              <table:table-cell office:value-type="float" office:value="158.92">
                <text:p>158.92</text:p>
              </table:table-cell>
              <table:table-cell office:value-type="float" office:value="0.35">
                <text:p>0.35</text:p>
              </table:table-cell>
              <table:table-cell office:value-type="float" office:value="161.57">
                <text:p>161.57</text:p>
              </table:table-cell>
              <table:table-cell office:value-type="float" office:value="0.35">
                <text:p>0.35</text:p>
              </table:table-cell>
              <table:table-cell office:value-type="float" office:value="164.03">
                <text:p>164.03</text:p>
              </table:table-cell>
              <table:table-cell office:value-type="float" office:value="0.35">
                <text:p>0.35</text:p>
              </table:table-cell>
              <table:table-cell office:value-type="float" office:value="166.33">
                <text:p>166.33</text:p>
              </table:table-cell>
              <table:table-cell office:value-type="float" office:value="0.35">
                <text:p>0.35</text:p>
              </table:table-cell>
              <table:table-cell office:value-type="float" office:value="168.49">
                <text:p>168.49</text:p>
              </table:table-cell>
              <table:table-cell office:value-type="float" office:value="0.35">
                <text:p>0.35</text:p>
              </table:table-cell>
              <table:table-cell office:value-type="float" office:value="170.53">
                <text:p>170.53</text:p>
              </table:table-cell>
              <table:table-cell office:value-type="float" office:value="0.35">
                <text:p>0.35</text:p>
              </table:table-cell>
              <table:table-cell office:value-type="float" office:value="172.46">
                <text:p>172.46</text:p>
              </table:table-cell>
              <table:table-cell office:value-type="float" office:value="145.128935072044">
                <text:p>145.128935072044</text:p>
              </table:table-cell>
              <table:table-cell office:value-type="float" office:value="149.244564453444">
                <text:p>149.244564453444</text:p>
              </table:table-cell>
              <table:table-cell office:value-type="float" office:value="0.35">
                <text:p>0.35</text:p>
              </table:table-cell>
              <table:table-cell office:value-type="float" office:value="152.827876932262">
                <text:p>152.827876932262</text:p>
              </table:table-cell>
              <table:table-cell office:value-type="float" office:value="0.35">
                <text:p>0.35</text:p>
              </table:table-cell>
              <table:table-cell office:value-type="float" office:value="156.021519559738">
                <text:p>156.021519559738</text:p>
              </table:table-cell>
              <table:table-cell office:value-type="float" office:value="0.35">
                <text:p>0.35</text:p>
              </table:table-cell>
              <table:table-cell office:value-type="float" office:value="158.908163938394">
                <text:p>158.908163938394</text:p>
              </table:table-cell>
              <table:table-cell office:value-type="float" office:value="0.35">
                <text:p>0.35</text:p>
              </table:table-cell>
              <table:table-cell office:value-type="float" office:value="161.5570077495">
                <text:p>161.5570077495</text:p>
              </table:table-cell>
              <table:table-cell office:value-type="float" office:value="0.35">
                <text:p>0.35</text:p>
              </table:table-cell>
              <table:table-cell office:value-type="float" office:value="164.010869613762">
                <text:p>164.010869613762</text:p>
              </table:table-cell>
              <table:table-cell office:value-type="float" office:value="0.35">
                <text:p>0.35</text:p>
              </table:table-cell>
              <table:table-cell office:value-type="float" office:value="166.314816128844">
                <text:p>166.314816128844</text:p>
              </table:table-cell>
              <table:table-cell office:value-type="float" office:value="0.35">
                <text:p>0.35</text:p>
              </table:table-cell>
              <table:table-cell office:value-type="float" office:value="168.475123415188">
                <text:p>168.475123415188</text:p>
              </table:table-cell>
              <table:table-cell office:value-type="float" office:value="0.35">
                <text:p>0.35</text:p>
              </table:table-cell>
              <table:table-cell office:value-type="float" office:value="170.50713007975">
                <text:p>170.50713007975</text:p>
              </table:table-cell>
              <table:table-cell office:value-type="float" office:value="0.35">
                <text:p>0.35</text:p>
              </table:table-cell>
              <table:table-cell office:value-type="float" office:value="172.433848000563">
                <text:p>172.433848000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145.13">
                <text:p>145.13</text:p>
              </table:table-cell>
              <table:table-cell office:value-type="float" office:value="149.25">
                <text:p>149.25</text:p>
              </table:table-cell>
              <table:table-cell office:value-type="float" office:value="0.4">
                <text:p>0.4</text:p>
              </table:table-cell>
              <table:table-cell office:value-type="float" office:value="152.84">
                <text:p>152.84</text:p>
              </table:table-cell>
              <table:table-cell office:value-type="float" office:value="0.4">
                <text:p>0.4</text:p>
              </table:table-cell>
              <table:table-cell office:value-type="float" office:value="156.03">
                <text:p>156.03</text:p>
              </table:table-cell>
              <table:table-cell office:value-type="float" office:value="0.4">
                <text:p>0.4</text:p>
              </table:table-cell>
              <table:table-cell office:value-type="float" office:value="158.92">
                <text:p>158.92</text:p>
              </table:table-cell>
              <table:table-cell office:value-type="float" office:value="0.4">
                <text:p>0.4</text:p>
              </table:table-cell>
              <table:table-cell office:value-type="float" office:value="161.57">
                <text:p>161.57</text:p>
              </table:table-cell>
              <table:table-cell office:value-type="float" office:value="0.4">
                <text:p>0.4</text:p>
              </table:table-cell>
              <table:table-cell office:value-type="float" office:value="164.03">
                <text:p>164.03</text:p>
              </table:table-cell>
              <table:table-cell office:value-type="float" office:value="0.4">
                <text:p>0.4</text:p>
              </table:table-cell>
              <table:table-cell office:value-type="float" office:value="166.33">
                <text:p>166.33</text:p>
              </table:table-cell>
              <table:table-cell office:value-type="float" office:value="0.4">
                <text:p>0.4</text:p>
              </table:table-cell>
              <table:table-cell office:value-type="float" office:value="168.49">
                <text:p>168.49</text:p>
              </table:table-cell>
              <table:table-cell office:value-type="float" office:value="0.4">
                <text:p>0.4</text:p>
              </table:table-cell>
              <table:table-cell office:value-type="float" office:value="170.53">
                <text:p>170.53</text:p>
              </table:table-cell>
              <table:table-cell office:value-type="float" office:value="0.4">
                <text:p>0.4</text:p>
              </table:table-cell>
              <table:table-cell office:value-type="float" office:value="172.46">
                <text:p>172.46</text:p>
              </table:table-cell>
              <table:table-cell office:value-type="float" office:value="145.1289451392">
                <text:p>145.1289451392</text:p>
              </table:table-cell>
              <table:table-cell office:value-type="float" office:value="149.2449356736">
                <text:p>149.2449356736</text:p>
              </table:table-cell>
              <table:table-cell office:value-type="float" office:value="0.4">
                <text:p>0.4</text:p>
              </table:table-cell>
              <table:table-cell office:value-type="float" office:value="152.8276230272">
                <text:p>152.8276230272</text:p>
              </table:table-cell>
              <table:table-cell office:value-type="float" office:value="0.4">
                <text:p>0.4</text:p>
              </table:table-cell>
              <table:table-cell office:value-type="float" office:value="156.0222943648">
                <text:p>156.0222943648</text:p>
              </table:table-cell>
              <table:table-cell office:value-type="float" office:value="0.4">
                <text:p>0.4</text:p>
              </table:table-cell>
              <table:table-cell office:value-type="float" office:value="158.9098060608">
                <text:p>158.9098060608</text:p>
              </table:table-cell>
              <table:table-cell office:value-type="float" office:value="0.4">
                <text:p>0.4</text:p>
              </table:table-cell>
              <table:table-cell office:value-type="float" office:value="161.559030592">
                <text:p>161.559030592</text:p>
              </table:table-cell>
              <table:table-cell office:value-type="float" office:value="0.4">
                <text:p>0.4</text:p>
              </table:table-cell>
              <table:table-cell office:value-type="float" office:value="164.0134458912">
                <text:p>164.0134458912</text:p>
              </table:table-cell>
              <table:table-cell office:value-type="float" office:value="0.4">
                <text:p>0.4</text:p>
              </table:table-cell>
              <table:table-cell office:value-type="float" office:value="166.317395344">
                <text:p>166.317395344</text:p>
              </table:table-cell>
              <table:table-cell office:value-type="float" office:value="0.4">
                <text:p>0.4</text:p>
              </table:table-cell>
              <table:table-cell office:value-type="float" office:value="168.478049808">
                <text:p>168.478049808</text:p>
              </table:table-cell>
              <table:table-cell office:value-type="float" office:value="0.4">
                <text:p>0.4</text:p>
              </table:table-cell>
              <table:table-cell office:value-type="float" office:value="170.511330016">
                <text:p>170.511330016</text:p>
              </table:table-cell>
              <table:table-cell office:value-type="float" office:value="0.4">
                <text:p>0.4</text:p>
              </table:table-cell>
              <table:table-cell office:value-type="float" office:value="172.439582624">
                <text:p>172.439582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145.13">
                <text:p>145.13</text:p>
              </table:table-cell>
              <table:table-cell office:value-type="float" office:value="149.25">
                <text:p>149.25</text:p>
              </table:table-cell>
              <table:table-cell office:value-type="float" office:value="0.45">
                <text:p>0.45</text:p>
              </table:table-cell>
              <table:table-cell office:value-type="float" office:value="152.83">
                <text:p>152.83</text:p>
              </table:table-cell>
              <table:table-cell office:value-type="float" office:value="0.45">
                <text:p>0.45</text:p>
              </table:table-cell>
              <table:table-cell office:value-type="float" office:value="156.03">
                <text:p>156.03</text:p>
              </table:table-cell>
              <table:table-cell office:value-type="float" office:value="0.45">
                <text:p>0.45</text:p>
              </table:table-cell>
              <table:table-cell office:value-type="float" office:value="158.92">
                <text:p>158.92</text:p>
              </table:table-cell>
              <table:table-cell office:value-type="float" office:value="0.45">
                <text:p>0.45</text:p>
              </table:table-cell>
              <table:table-cell office:value-type="float" office:value="161.57">
                <text:p>161.57</text:p>
              </table:table-cell>
              <table:table-cell office:value-type="float" office:value="0.45">
                <text:p>0.45</text:p>
              </table:table-cell>
              <table:table-cell office:value-type="float" office:value="164.03">
                <text:p>164.03</text:p>
              </table:table-cell>
              <table:table-cell office:value-type="float" office:value="0.45">
                <text:p>0.45</text:p>
              </table:table-cell>
              <table:table-cell office:value-type="float" office:value="166.33">
                <text:p>166.33</text:p>
              </table:table-cell>
              <table:table-cell office:value-type="float" office:value="0.45">
                <text:p>0.45</text:p>
              </table:table-cell>
              <table:table-cell office:value-type="float" office:value="168.49">
                <text:p>168.49</text:p>
              </table:table-cell>
              <table:table-cell office:value-type="float" office:value="0.45">
                <text:p>0.45</text:p>
              </table:table-cell>
              <table:table-cell office:value-type="float" office:value="170.53">
                <text:p>170.53</text:p>
              </table:table-cell>
              <table:table-cell office:value-type="float" office:value="0.45">
                <text:p>0.45</text:p>
              </table:table-cell>
              <table:table-cell office:value-type="float" office:value="172.46">
                <text:p>172.46</text:p>
              </table:table-cell>
              <table:table-cell office:value-type="float" office:value="145.128832466044">
                <text:p>145.128832466044</text:p>
              </table:table-cell>
              <table:table-cell office:value-type="float" office:value="149.245676833944">
                <text:p>149.245676833944</text:p>
              </table:table-cell>
              <table:table-cell office:value-type="float" office:value="0.45">
                <text:p>0.45</text:p>
              </table:table-cell>
              <table:table-cell office:value-type="float" office:value="152.828167271763">
                <text:p>152.828167271763</text:p>
              </table:table-cell>
              <table:table-cell office:value-type="float" office:value="0.45">
                <text:p>0.45</text:p>
              </table:table-cell>
              <table:table-cell office:value-type="float" office:value="156.023698692737">
                <text:p>156.023698692737</text:p>
              </table:table-cell>
              <table:table-cell office:value-type="float" office:value="0.45">
                <text:p>0.45</text:p>
              </table:table-cell>
              <table:table-cell office:value-type="float" office:value="158.912524548894">
                <text:p>158.912524548894</text:p>
              </table:table-cell>
              <table:table-cell office:value-type="float" office:value="0.45">
                <text:p>0.45</text:p>
              </table:table-cell>
              <table:table-cell office:value-type="float" office:value="161.562188867">
                <text:p>161.562188867</text:p>
              </table:table-cell>
              <table:table-cell office:value-type="float" office:value="0.45">
                <text:p>0.45</text:p>
              </table:table-cell>
              <table:table-cell office:value-type="float" office:value="164.017736515762">
                <text:p>164.017736515762</text:p>
              </table:table-cell>
              <table:table-cell office:value-type="float" office:value="0.45">
                <text:p>0.45</text:p>
              </table:table-cell>
              <table:table-cell office:value-type="float" office:value="166.321280456344">
                <text:p>166.321280456344</text:p>
              </table:table-cell>
              <table:table-cell office:value-type="float" office:value="0.45">
                <text:p>0.45</text:p>
              </table:table-cell>
              <table:table-cell office:value-type="float" office:value="168.482220445188">
                <text:p>168.482220445188</text:p>
              </table:table-cell>
              <table:table-cell office:value-type="float" office:value="0.45">
                <text:p>0.45</text:p>
              </table:table-cell>
              <table:table-cell office:value-type="float" office:value="170.51750077975">
                <text:p>170.51750077975</text:p>
              </table:table-cell>
              <table:table-cell office:value-type="float" office:value="0.45">
                <text:p>0.45</text:p>
              </table:table-cell>
              <table:table-cell office:value-type="float" office:value="172.447656658063">
                <text:p>172.447656658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145.13">
                <text:p>145.13</text:p>
              </table:table-cell>
              <table:table-cell office:value-type="float" office:value="149.25">
                <text:p>149.25</text:p>
              </table:table-cell>
              <table:table-cell office:value-type="float" office:value="0.5">
                <text:p>0.5</text:p>
              </table:table-cell>
              <table:table-cell office:value-type="float" office:value="152.83">
                <text:p>152.83</text:p>
              </table:table-cell>
              <table:table-cell office:value-type="float" office:value="0.5">
                <text:p>0.5</text:p>
              </table:table-cell>
              <table:table-cell office:value-type="float" office:value="156.03">
                <text:p>156.03</text:p>
              </table:table-cell>
              <table:table-cell office:value-type="float" office:value="0.5">
                <text:p>0.5</text:p>
              </table:table-cell>
              <table:table-cell office:value-type="float" office:value="158.92">
                <text:p>158.92</text:p>
              </table:table-cell>
              <table:table-cell office:value-type="float" office:value="0.5">
                <text:p>0.5</text:p>
              </table:table-cell>
              <table:table-cell office:value-type="float" office:value="161.57">
                <text:p>161.57</text:p>
              </table:table-cell>
              <table:table-cell office:value-type="float" office:value="0.5">
                <text:p>0.5</text:p>
              </table:table-cell>
              <table:table-cell office:value-type="float" office:value="164.03">
                <text:p>164.03</text:p>
              </table:table-cell>
              <table:table-cell office:value-type="float" office:value="0.5">
                <text:p>0.5</text:p>
              </table:table-cell>
              <table:table-cell office:value-type="float" office:value="166.33">
                <text:p>166.33</text:p>
              </table:table-cell>
              <table:table-cell office:value-type="float" office:value="0.5">
                <text:p>0.5</text:p>
              </table:table-cell>
              <table:table-cell office:value-type="float" office:value="168.49">
                <text:p>168.49</text:p>
              </table:table-cell>
              <table:table-cell office:value-type="float" office:value="0.5">
                <text:p>0.5</text:p>
              </table:table-cell>
              <table:table-cell office:value-type="float" office:value="170.53">
                <text:p>170.53</text:p>
              </table:table-cell>
              <table:table-cell office:value-type="float" office:value="0.5">
                <text:p>0.5</text:p>
              </table:table-cell>
              <table:table-cell office:value-type="float" office:value="172.46">
                <text:p>172.46</text:p>
              </table:table-cell>
              <table:table-cell office:value-type="float" office:value="145.1284921875">
                <text:p>145.1284921875</text:p>
              </table:table-cell>
              <table:table-cell office:value-type="float" office:value="149.2465791875">
                <text:p>149.2465791875</text:p>
              </table:table-cell>
              <table:table-cell office:value-type="float" office:value="0.5">
                <text:p>0.5</text:p>
              </table:table-cell>
              <table:table-cell office:value-type="float" office:value="152.829207375">
                <text:p>152.829207375</text:p>
              </table:table-cell>
              <table:table-cell office:value-type="float" office:value="0.5">
                <text:p>0.5</text:p>
              </table:table-cell>
              <table:table-cell office:value-type="float" office:value="156.025410875">
                <text:p>156.025410875</text:p>
              </table:table-cell>
              <table:table-cell office:value-type="float" office:value="0.5">
                <text:p>0.5</text:p>
              </table:table-cell>
              <table:table-cell office:value-type="float" office:value="158.9158166875">
                <text:p>158.9158166875</text:p>
              </table:table-cell>
              <table:table-cell office:value-type="float" office:value="0.5">
                <text:p>0.5</text:p>
              </table:table-cell>
              <table:table-cell office:value-type="float" office:value="161.56592925">
                <text:p>161.56592925</text:p>
              </table:table-cell>
              <table:table-cell office:value-type="float" office:value="0.5">
                <text:p>0.5</text:p>
              </table:table-cell>
              <table:table-cell office:value-type="float" office:value="164.022970625">
                <text:p>164.022970625</text:p>
              </table:table-cell>
              <table:table-cell office:value-type="float" office:value="0.5">
                <text:p>0.5</text:p>
              </table:table-cell>
              <table:table-cell office:value-type="float" office:value="166.3257831875">
                <text:p>166.3257831875</text:p>
              </table:table-cell>
              <table:table-cell office:value-type="float" office:value="0.5">
                <text:p>0.5</text:p>
              </table:table-cell>
              <table:table-cell office:value-type="float" office:value="168.486924875">
                <text:p>168.486924875</text:p>
              </table:table-cell>
              <table:table-cell office:value-type="float" office:value="0.5">
                <text:p>0.5</text:p>
              </table:table-cell>
              <table:table-cell office:value-type="float" office:value="170.5246">
                <text:p>170.5246</text:p>
              </table:table-cell>
              <table:table-cell office:value-type="float" office:value="0.5">
                <text:p>0.5</text:p>
              </table:table-cell>
              <table:table-cell office:value-type="float" office:value="172.456781875">
                <text:p>172.45678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145.13">
                <text:p>145.13</text:p>
              </table:table-cell>
              <table:table-cell office:value-type="float" office:value="149.25">
                <text:p>149.25</text:p>
              </table:table-cell>
              <table:table-cell office:value-type="float" office:value="0.55">
                <text:p>0.55</text:p>
              </table:table-cell>
              <table:table-cell office:value-type="float" office:value="152.83">
                <text:p>152.83</text:p>
              </table:table-cell>
              <table:table-cell office:value-type="float" office:value="0.55">
                <text:p>0.55</text:p>
              </table:table-cell>
              <table:table-cell office:value-type="float" office:value="156.03">
                <text:p>156.03</text:p>
              </table:table-cell>
              <table:table-cell office:value-type="float" office:value="0.55">
                <text:p>0.55</text:p>
              </table:table-cell>
              <table:table-cell office:value-type="float" office:value="158.92">
                <text:p>158.92</text:p>
              </table:table-cell>
              <table:table-cell office:value-type="float" office:value="0.55">
                <text:p>0.55</text:p>
              </table:table-cell>
              <table:table-cell office:value-type="float" office:value="161.57">
                <text:p>161.57</text:p>
              </table:table-cell>
              <table:table-cell office:value-type="float" office:value="0.55">
                <text:p>0.55</text:p>
              </table:table-cell>
              <table:table-cell office:value-type="float" office:value="164.03">
                <text:p>164.03</text:p>
              </table:table-cell>
              <table:table-cell office:value-type="float" office:value="0.55">
                <text:p>0.55</text:p>
              </table:table-cell>
              <table:table-cell office:value-type="float" office:value="166.33">
                <text:p>166.33</text:p>
              </table:table-cell>
              <table:table-cell office:value-type="float" office:value="0.55">
                <text:p>0.55</text:p>
              </table:table-cell>
              <table:table-cell office:value-type="float" office:value="168.49">
                <text:p>168.49</text:p>
              </table:table-cell>
              <table:table-cell office:value-type="float" office:value="0.55">
                <text:p>0.55</text:p>
              </table:table-cell>
              <table:table-cell office:value-type="float" office:value="170.53">
                <text:p>170.53</text:p>
              </table:table-cell>
              <table:table-cell office:value-type="float" office:value="0.55">
                <text:p>0.55</text:p>
              </table:table-cell>
              <table:table-cell office:value-type="float" office:value="172.46">
                <text:p>172.46</text:p>
              </table:table-cell>
              <table:table-cell office:value-type="float" office:value="145.127846883544">
                <text:p>145.127846883544</text:p>
              </table:table-cell>
              <table:table-cell office:value-type="float" office:value="149.247477515944">
                <text:p>149.247477515944</text:p>
              </table:table-cell>
              <table:table-cell office:value-type="float" office:value="0.55">
                <text:p>0.55</text:p>
              </table:table-cell>
              <table:table-cell office:value-type="float" office:value="152.830501070262">
                <text:p>152.830501070262</text:p>
              </table:table-cell>
              <table:table-cell office:value-type="float" office:value="0.55">
                <text:p>0.55</text:p>
              </table:table-cell>
              <table:table-cell office:value-type="float" office:value="156.027181896738">
                <text:p>156.027181896738</text:p>
              </table:table-cell>
              <table:table-cell office:value-type="float" office:value="0.55">
                <text:p>0.55</text:p>
              </table:table-cell>
              <table:table-cell office:value-type="float" office:value="158.919279592894">
                <text:p>158.919279592894</text:p>
              </table:table-cell>
              <table:table-cell office:value-type="float" office:value="0.55">
                <text:p>0.55</text:p>
              </table:table-cell>
              <table:table-cell office:value-type="float" office:value="161.5698121345">
                <text:p>161.5698121345</text:p>
              </table:table-cell>
              <table:table-cell office:value-type="float" office:value="0.55">
                <text:p>0.55</text:p>
              </table:table-cell>
              <table:table-cell office:value-type="float" office:value="164.028522166763">
                <text:p>164.028522166763</text:p>
              </table:table-cell>
              <table:table-cell office:value-type="float" office:value="0.55">
                <text:p>0.55</text:p>
              </table:table-cell>
              <table:table-cell office:value-type="float" office:value="166.330362201344">
                <text:p>166.330362201344</text:p>
              </table:table-cell>
              <table:table-cell office:value-type="float" office:value="0.55">
                <text:p>0.55</text:p>
              </table:table-cell>
              <table:table-cell office:value-type="float" office:value="168.491613810188">
                <text:p>168.491613810188</text:p>
              </table:table-cell>
              <table:table-cell office:value-type="float" office:value="0.55">
                <text:p>0.55</text:p>
              </table:table-cell>
              <table:table-cell office:value-type="float" office:value="170.53179733975">
                <text:p>170.53179733975</text:p>
              </table:table-cell>
              <table:table-cell office:value-type="float" office:value="0.55">
                <text:p>0.55</text:p>
              </table:table-cell>
              <table:table-cell office:value-type="float" office:value="172.465929950563">
                <text:p>172.465929950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145.13">
                <text:p>145.13</text:p>
              </table:table-cell>
              <table:table-cell office:value-type="float" office:value="149.25">
                <text:p>149.25</text:p>
              </table:table-cell>
              <table:table-cell office:value-type="float" office:value="0.6">
                <text:p>0.6</text:p>
              </table:table-cell>
              <table:table-cell office:value-type="float" office:value="152.83">
                <text:p>152.83</text:p>
              </table:table-cell>
              <table:table-cell office:value-type="float" office:value="0.6">
                <text:p>0.6</text:p>
              </table:table-cell>
              <table:table-cell office:value-type="float" office:value="156.03">
                <text:p>156.03</text:p>
              </table:table-cell>
              <table:table-cell office:value-type="float" office:value="0.6">
                <text:p>0.6</text:p>
              </table:table-cell>
              <table:table-cell office:value-type="float" office:value="158.92">
                <text:p>158.92</text:p>
              </table:table-cell>
              <table:table-cell office:value-type="float" office:value="0.6">
                <text:p>0.6</text:p>
              </table:table-cell>
              <table:table-cell office:value-type="float" office:value="161.57">
                <text:p>161.57</text:p>
              </table:table-cell>
              <table:table-cell office:value-type="float" office:value="0.6">
                <text:p>0.6</text:p>
              </table:table-cell>
              <table:table-cell office:value-type="float" office:value="164.03">
                <text:p>164.03</text:p>
              </table:table-cell>
              <table:table-cell office:value-type="float" office:value="0.6">
                <text:p>0.6</text:p>
              </table:table-cell>
              <table:table-cell office:value-type="float" office:value="166.33">
                <text:p>166.33</text:p>
              </table:table-cell>
              <table:table-cell office:value-type="float" office:value="0.6">
                <text:p>0.6</text:p>
              </table:table-cell>
              <table:table-cell office:value-type="float" office:value="168.49">
                <text:p>168.49</text:p>
              </table:table-cell>
              <table:table-cell office:value-type="float" office:value="0.6">
                <text:p>0.6</text:p>
              </table:table-cell>
              <table:table-cell office:value-type="float" office:value="170.53">
                <text:p>170.53</text:p>
              </table:table-cell>
              <table:table-cell office:value-type="float" office:value="0.6">
                <text:p>0.6</text:p>
              </table:table-cell>
              <table:table-cell office:value-type="float" office:value="172.46">
                <text:p>172.46</text:p>
              </table:table-cell>
              <table:table-cell office:value-type="float" office:value="145.1268465792">
                <text:p>145.1268465792</text:p>
              </table:table-cell>
              <table:table-cell office:value-type="float" office:value="149.2482501296">
                <text:p>149.2482501296</text:p>
              </table:table-cell>
              <table:table-cell office:value-type="float" office:value="0.6">
                <text:p>0.6</text:p>
              </table:table-cell>
              <table:table-cell office:value-type="float" office:value="152.8318661152">
                <text:p>152.8318661152</text:p>
              </table:table-cell>
              <table:table-cell office:value-type="float" office:value="0.6">
                <text:p>0.6</text:p>
              </table:table-cell>
              <table:table-cell office:value-type="float" office:value="156.0288353968">
                <text:p>156.0288353968</text:p>
              </table:table-cell>
              <table:table-cell office:value-type="float" office:value="0.6">
                <text:p>0.6</text:p>
              </table:table-cell>
              <table:table-cell office:value-type="float" office:value="158.9226102128">
                <text:p>158.9226102128</text:p>
              </table:table-cell>
              <table:table-cell office:value-type="float" office:value="0.6">
                <text:p>0.6</text:p>
              </table:table-cell>
              <table:table-cell office:value-type="float" office:value="161.573511632">
                <text:p>161.573511632</text:p>
              </table:table-cell>
              <table:table-cell office:value-type="float" office:value="0.6">
                <text:p>0.6</text:p>
              </table:table-cell>
              <table:table-cell office:value-type="float" office:value="164.0339098992">
                <text:p>164.0339098992</text:p>
              </table:table-cell>
              <table:table-cell office:value-type="float" office:value="0.6">
                <text:p>0.6</text:p>
              </table:table-cell>
              <table:table-cell office:value-type="float" office:value="166.334623104">
                <text:p>166.334623104</text:p>
              </table:table-cell>
              <table:table-cell office:value-type="float" office:value="0.6">
                <text:p>0.6</text:p>
              </table:table-cell>
              <table:table-cell office:value-type="float" office:value="168.495899128">
                <text:p>168.495899128</text:p>
              </table:table-cell>
              <table:table-cell office:value-type="float" office:value="0.6">
                <text:p>0.6</text:p>
              </table:table-cell>
              <table:table-cell office:value-type="float" office:value="170.538474496">
                <text:p>170.538474496</text:p>
              </table:table-cell>
              <table:table-cell office:value-type="float" office:value="0.6">
                <text:p>0.6</text:p>
              </table:table-cell>
              <table:table-cell office:value-type="float" office:value="172.474332464">
                <text:p>172.474332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145.12">
                <text:p>145.12</text:p>
              </table:table-cell>
              <table:table-cell office:value-type="float" office:value="149.25">
                <text:p>149.25</text:p>
              </table:table-cell>
              <table:table-cell office:value-type="float" office:value="0.65">
                <text:p>0.65</text:p>
              </table:table-cell>
              <table:table-cell office:value-type="float" office:value="152.83">
                <text:p>152.83</text:p>
              </table:table-cell>
              <table:table-cell office:value-type="float" office:value="0.65">
                <text:p>0.65</text:p>
              </table:table-cell>
              <table:table-cell office:value-type="float" office:value="156.03">
                <text:p>156.03</text:p>
              </table:table-cell>
              <table:table-cell office:value-type="float" office:value="0.65">
                <text:p>0.65</text:p>
              </table:table-cell>
              <table:table-cell office:value-type="float" office:value="158.92">
                <text:p>158.92</text:p>
              </table:table-cell>
              <table:table-cell office:value-type="float" office:value="0.65">
                <text:p>0.65</text:p>
              </table:table-cell>
              <table:table-cell office:value-type="float" office:value="161.57">
                <text:p>161.57</text:p>
              </table:table-cell>
              <table:table-cell office:value-type="float" office:value="0.65">
                <text:p>0.65</text:p>
              </table:table-cell>
              <table:table-cell office:value-type="float" office:value="164.03">
                <text:p>164.03</text:p>
              </table:table-cell>
              <table:table-cell office:value-type="float" office:value="0.65">
                <text:p>0.65</text:p>
              </table:table-cell>
              <table:table-cell office:value-type="float" office:value="166.33">
                <text:p>166.33</text:p>
              </table:table-cell>
              <table:table-cell office:value-type="float" office:value="0.65">
                <text:p>0.65</text:p>
              </table:table-cell>
              <table:table-cell office:value-type="float" office:value="168.49">
                <text:p>168.49</text:p>
              </table:table-cell>
              <table:table-cell office:value-type="float" office:value="0.65">
                <text:p>0.65</text:p>
              </table:table-cell>
              <table:table-cell office:value-type="float" office:value="170.53">
                <text:p>170.53</text:p>
              </table:table-cell>
              <table:table-cell office:value-type="float" office:value="0.65">
                <text:p>0.65</text:p>
              </table:table-cell>
              <table:table-cell office:value-type="float" office:value="172.46">
                <text:p>172.46</text:p>
              </table:table-cell>
              <table:table-cell office:value-type="float" office:value="145.125468744544">
                <text:p>145.125468744544</text:p>
              </table:table-cell>
              <table:table-cell office:value-type="float" office:value="149.248818867444">
                <text:p>149.248818867444</text:p>
              </table:table-cell>
              <table:table-cell office:value-type="float" office:value="0.65">
                <text:p>0.65</text:p>
              </table:table-cell>
              <table:table-cell office:value-type="float" office:value="152.833180291763">
                <text:p>152.833180291763</text:p>
              </table:table-cell>
              <table:table-cell office:value-type="float" office:value="0.65">
                <text:p>0.65</text:p>
              </table:table-cell>
              <table:table-cell office:value-type="float" office:value="156.030267667737">
                <text:p>156.030267667737</text:p>
              </table:table-cell>
              <table:table-cell office:value-type="float" office:value="0.65">
                <text:p>0.65</text:p>
              </table:table-cell>
              <table:table-cell office:value-type="float" office:value="158.925605326394">
                <text:p>158.925605326394</text:p>
              </table:table-cell>
              <table:table-cell office:value-type="float" office:value="0.65">
                <text:p>0.65</text:p>
              </table:table-cell>
              <table:table-cell office:value-type="float" office:value="161.576815572">
                <text:p>161.576815572</text:p>
              </table:table-cell>
              <table:table-cell office:value-type="float" office:value="0.65">
                <text:p>0.65</text:p>
              </table:table-cell>
              <table:table-cell office:value-type="float" office:value="164.038797390762">
                <text:p>164.038797390762</text:p>
              </table:table-cell>
              <table:table-cell office:value-type="float" office:value="0.65">
                <text:p>0.65</text:p>
              </table:table-cell>
              <table:table-cell office:value-type="float" office:value="166.338318443844">
                <text:p>166.338318443844</text:p>
              </table:table-cell>
              <table:table-cell office:value-type="float" office:value="0.65">
                <text:p>0.65</text:p>
              </table:table-cell>
              <table:table-cell office:value-type="float" office:value="168.499553870188">
                <text:p>168.499553870188</text:p>
              </table:table-cell>
              <table:table-cell office:value-type="float" office:value="0.65">
                <text:p>0.65</text:p>
              </table:table-cell>
              <table:table-cell office:value-type="float" office:value="170.54422519975">
                <text:p>170.54422519975</text:p>
              </table:table-cell>
              <table:table-cell office:value-type="float" office:value="0.65">
                <text:p>0.65</text:p>
              </table:table-cell>
              <table:table-cell office:value-type="float" office:value="172.481480898063">
                <text:p>172.481480898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145.12">
                <text:p>145.12</text:p>
              </table:table-cell>
              <table:table-cell office:value-type="float" office:value="149.25">
                <text:p>149.25</text:p>
              </table:table-cell>
              <table:table-cell office:value-type="float" office:value="0.7">
                <text:p>0.7</text:p>
              </table:table-cell>
              <table:table-cell office:value-type="float" office:value="152.83">
                <text:p>152.83</text:p>
              </table:table-cell>
              <table:table-cell office:value-type="float" office:value="0.7">
                <text:p>0.7</text:p>
              </table:table-cell>
              <table:table-cell office:value-type="float" office:value="156.02">
                <text:p>156.02</text:p>
              </table:table-cell>
              <table:table-cell office:value-type="float" office:value="0.7">
                <text:p>0.7</text:p>
              </table:table-cell>
              <table:table-cell office:value-type="float" office:value="158.92">
                <text:p>158.92</text:p>
              </table:table-cell>
              <table:table-cell office:value-type="float" office:value="0.7">
                <text:p>0.7</text:p>
              </table:table-cell>
              <table:table-cell office:value-type="float" office:value="161.57">
                <text:p>161.57</text:p>
              </table:table-cell>
              <table:table-cell office:value-type="float" office:value="0.7">
                <text:p>0.7</text:p>
              </table:table-cell>
              <table:table-cell office:value-type="float" office:value="164.03">
                <text:p>164.03</text:p>
              </table:table-cell>
              <table:table-cell office:value-type="float" office:value="0.7">
                <text:p>0.7</text:p>
              </table:table-cell>
              <table:table-cell office:value-type="float" office:value="166.33">
                <text:p>166.33</text:p>
              </table:table-cell>
              <table:table-cell office:value-type="float" office:value="0.7">
                <text:p>0.7</text:p>
              </table:table-cell>
              <table:table-cell office:value-type="float" office:value="168.49">
                <text:p>168.49</text:p>
              </table:table-cell>
              <table:table-cell office:value-type="float" office:value="0.7">
                <text:p>0.7</text:p>
              </table:table-cell>
              <table:table-cell office:value-type="float" office:value="170.53">
                <text:p>170.53</text:p>
              </table:table-cell>
              <table:table-cell office:value-type="float" office:value="0.7">
                <text:p>0.7</text:p>
              </table:table-cell>
              <table:table-cell office:value-type="float" office:value="172.46">
                <text:p>172.46</text:p>
              </table:table-cell>
              <table:table-cell office:value-type="float" office:value="145.1237182947">
                <text:p>145.1237182947</text:p>
              </table:table-cell>
              <table:table-cell office:value-type="float" office:value="149.2491490971">
                <text:p>149.2491490971</text:p>
              </table:table-cell>
              <table:table-cell office:value-type="float" office:value="0.7">
                <text:p>0.7</text:p>
              </table:table-cell>
              <table:table-cell office:value-type="float" office:value="152.8343814062">
                <text:p>152.8343814062</text:p>
              </table:table-cell>
              <table:table-cell office:value-type="float" office:value="0.7">
                <text:p>0.7</text:p>
              </table:table-cell>
              <table:table-cell office:value-type="float" office:value="156.0314476558">
                <text:p>156.0314476558</text:p>
              </table:table-cell>
              <table:table-cell office:value-type="float" office:value="0.7">
                <text:p>0.7</text:p>
              </table:table-cell>
              <table:table-cell office:value-type="float" office:value="158.9281615443">
                <text:p>158.9281615443</text:p>
              </table:table-cell>
              <table:table-cell office:value-type="float" office:value="0.7">
                <text:p>0.7</text:p>
              </table:table-cell>
              <table:table-cell office:value-type="float" office:value="161.579625502">
                <text:p>161.579625502</text:p>
              </table:table-cell>
              <table:table-cell office:value-type="float" office:value="0.7">
                <text:p>0.7</text:p>
              </table:table-cell>
              <table:table-cell office:value-type="float" office:value="164.0429930202">
                <text:p>164.0429930202</text:p>
              </table:table-cell>
              <table:table-cell office:value-type="float" office:value="0.7">
                <text:p>0.7</text:p>
              </table:table-cell>
              <table:table-cell office:value-type="float" office:value="166.3413477115">
                <text:p>166.3413477115</text:p>
              </table:table-cell>
              <table:table-cell office:value-type="float" office:value="0.7">
                <text:p>0.7</text:p>
              </table:table-cell>
              <table:table-cell office:value-type="float" office:value="168.502512243">
                <text:p>168.502512243</text:p>
              </table:table-cell>
              <table:table-cell office:value-type="float" office:value="0.7">
                <text:p>0.7</text:p>
              </table:table-cell>
              <table:table-cell office:value-type="float" office:value="170.548855216">
                <text:p>170.548855216</text:p>
              </table:table-cell>
              <table:table-cell office:value-type="float" office:value="0.7">
                <text:p>0.7</text:p>
              </table:table-cell>
              <table:table-cell office:value-type="float" office:value="172.487126639">
                <text:p>172.487126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">
                <text:p>0.75</text:p>
              </table:table-cell>
              <table:table-cell office:value-type="float" office:value="145.12">
                <text:p>145.12</text:p>
              </table:table-cell>
              <table:table-cell office:value-type="float" office:value="149.25">
                <text:p>149.25</text:p>
              </table:table-cell>
              <table:table-cell office:value-type="float" office:value="0.75">
                <text:p>0.75</text:p>
              </table:table-cell>
              <table:table-cell office:value-type="float" office:value="152.83">
                <text:p>152.83</text:p>
              </table:table-cell>
              <table:table-cell office:value-type="float" office:value="0.75">
                <text:p>0.75</text:p>
              </table:table-cell>
              <table:table-cell office:value-type="float" office:value="156.02">
                <text:p>156.02</text:p>
              </table:table-cell>
              <table:table-cell office:value-type="float" office:value="0.75">
                <text:p>0.75</text:p>
              </table:table-cell>
              <table:table-cell office:value-type="float" office:value="158.92">
                <text:p>158.92</text:p>
              </table:table-cell>
              <table:table-cell office:value-type="float" office:value="0.75">
                <text:p>0.75</text:p>
              </table:table-cell>
              <table:table-cell office:value-type="float" office:value="161.57">
                <text:p>161.57</text:p>
              </table:table-cell>
              <table:table-cell office:value-type="float" office:value="0.75">
                <text:p>0.75</text:p>
              </table:table-cell>
              <table:table-cell office:value-type="float" office:value="164.03">
                <text:p>164.03</text:p>
              </table:table-cell>
              <table:table-cell office:value-type="float" office:value="0.75">
                <text:p>0.75</text:p>
              </table:table-cell>
              <table:table-cell office:value-type="float" office:value="166.33">
                <text:p>166.33</text:p>
              </table:table-cell>
              <table:table-cell office:value-type="float" office:value="0.75">
                <text:p>0.75</text:p>
              </table:table-cell>
              <table:table-cell office:value-type="float" office:value="168.49">
                <text:p>168.49</text:p>
              </table:table-cell>
              <table:table-cell office:value-type="float" office:value="0.75">
                <text:p>0.75</text:p>
              </table:table-cell>
              <table:table-cell office:value-type="float" office:value="170.53">
                <text:p>170.53</text:p>
              </table:table-cell>
              <table:table-cell office:value-type="float" office:value="0.75">
                <text:p>0.75</text:p>
              </table:table-cell>
              <table:table-cell office:value-type="float" office:value="172.47">
                <text:p>172.47</text:p>
              </table:table-cell>
              <table:table-cell office:value-type="float" office:value="145.121627589844">
                <text:p>145.121627589844</text:p>
              </table:table-cell>
              <table:table-cell office:value-type="float" office:value="149.249249714844">
                <text:p>149.249249714844</text:p>
              </table:table-cell>
              <table:table-cell office:value-type="float" office:value="0.75">
                <text:p>0.75</text:p>
              </table:table-cell>
              <table:table-cell office:value-type="float" office:value="152.835467289062">
                <text:p>152.835467289062</text:p>
              </table:table-cell>
              <table:table-cell office:value-type="float" office:value="0.75">
                <text:p>0.75</text:p>
              </table:table-cell>
              <table:table-cell office:value-type="float" office:value="156.032416960938">
                <text:p>156.032416960938</text:p>
              </table:table-cell>
              <table:table-cell office:value-type="float" office:value="0.75">
                <text:p>0.75</text:p>
              </table:table-cell>
              <table:table-cell office:value-type="float" office:value="158.930275308594">
                <text:p>158.930275308594</text:p>
              </table:table-cell>
              <table:table-cell office:value-type="float" office:value="0.75">
                <text:p>0.75</text:p>
              </table:table-cell>
              <table:table-cell office:value-type="float" office:value="161.5819566875">
                <text:p>161.5819566875</text:p>
              </table:table-cell>
              <table:table-cell office:value-type="float" office:value="0.75">
                <text:p>0.75</text:p>
              </table:table-cell>
              <table:table-cell office:value-type="float" office:value="164.046449976562">
                <text:p>164.046449976562</text:p>
              </table:table-cell>
              <table:table-cell office:value-type="float" office:value="0.75">
                <text:p>0.75</text:p>
              </table:table-cell>
              <table:table-cell office:value-type="float" office:value="166.343757339844">
                <text:p>166.343757339844</text:p>
              </table:table-cell>
              <table:table-cell office:value-type="float" office:value="0.75">
                <text:p>0.75</text:p>
              </table:table-cell>
              <table:table-cell office:value-type="float" office:value="168.504869617188">
                <text:p>168.504869617188</text:p>
              </table:table-cell>
              <table:table-cell office:value-type="float" office:value="0.75">
                <text:p>0.75</text:p>
              </table:table-cell>
              <table:table-cell office:value-type="float" office:value="170.55238234375">
                <text:p>170.55238234375</text:p>
              </table:table-cell>
              <table:table-cell office:value-type="float" office:value="0.75">
                <text:p>0.75</text:p>
              </table:table-cell>
              <table:table-cell office:value-type="float" office:value="172.491280976562">
                <text:p>172.4912809765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145.12">
                <text:p>145.12</text:p>
              </table:table-cell>
              <table:table-cell office:value-type="float" office:value="149.24">
                <text:p>149.24</text:p>
              </table:table-cell>
              <table:table-cell office:value-type="float" office:value="0.8">
                <text:p>0.8</text:p>
              </table:table-cell>
              <table:table-cell office:value-type="float" office:value="152.83">
                <text:p>152.83</text:p>
              </table:table-cell>
              <table:table-cell office:value-type="float" office:value="0.8">
                <text:p>0.8</text:p>
              </table:table-cell>
              <table:table-cell office:value-type="float" office:value="156.02">
                <text:p>156.02</text:p>
              </table:table-cell>
              <table:table-cell office:value-type="float" office:value="0.8">
                <text:p>0.8</text:p>
              </table:table-cell>
              <table:table-cell office:value-type="float" office:value="158.92">
                <text:p>158.92</text:p>
              </table:table-cell>
              <table:table-cell office:value-type="float" office:value="0.8">
                <text:p>0.8</text:p>
              </table:table-cell>
              <table:table-cell office:value-type="float" office:value="161.57">
                <text:p>161.57</text:p>
              </table:table-cell>
              <table:table-cell office:value-type="float" office:value="0.8">
                <text:p>0.8</text:p>
              </table:table-cell>
              <table:table-cell office:value-type="float" office:value="164.03">
                <text:p>164.03</text:p>
              </table:table-cell>
              <table:table-cell office:value-type="float" office:value="0.8">
                <text:p>0.8</text:p>
              </table:table-cell>
              <table:table-cell office:value-type="float" office:value="166.33">
                <text:p>166.33</text:p>
              </table:table-cell>
              <table:table-cell office:value-type="float" office:value="0.8">
                <text:p>0.8</text:p>
              </table:table-cell>
              <table:table-cell office:value-type="float" office:value="168.49">
                <text:p>168.49</text:p>
              </table:table-cell>
              <table:table-cell office:value-type="float" office:value="0.8">
                <text:p>0.8</text:p>
              </table:table-cell>
              <table:table-cell office:value-type="float" office:value="170.53">
                <text:p>170.53</text:p>
              </table:table-cell>
              <table:table-cell office:value-type="float" office:value="0.8">
                <text:p>0.8</text:p>
              </table:table-cell>
              <table:table-cell office:value-type="float" office:value="172.47">
                <text:p>172.47</text:p>
              </table:table-cell>
              <table:table-cell office:value-type="float" office:value="145.1192564352">
                <text:p>145.1192564352</text:p>
              </table:table-cell>
              <table:table-cell office:value-type="float" office:value="149.2491731456">
                <text:p>149.2491731456</text:p>
              </table:table-cell>
              <table:table-cell office:value-type="float" office:value="0.8">
                <text:p>0.8</text:p>
              </table:table-cell>
              <table:table-cell office:value-type="float" office:value="152.8364957952">
                <text:p>152.8364957952</text:p>
              </table:table-cell>
              <table:table-cell office:value-type="float" office:value="0.8">
                <text:p>0.8</text:p>
              </table:table-cell>
              <table:table-cell office:value-type="float" office:value="156.0332898368">
                <text:p>156.0332898368</text:p>
              </table:table-cell>
              <table:table-cell office:value-type="float" office:value="0.8">
                <text:p>0.8</text:p>
              </table:table-cell>
              <table:table-cell office:value-type="float" office:value="158.9320428928">
                <text:p>158.9320428928</text:p>
              </table:table-cell>
              <table:table-cell office:value-type="float" office:value="0.8">
                <text:p>0.8</text:p>
              </table:table-cell>
              <table:table-cell office:value-type="float" office:value="161.583938112">
                <text:p>161.583938112</text:p>
              </table:table-cell>
              <table:table-cell office:value-type="float" office:value="0.8">
                <text:p>0.8</text:p>
              </table:table-cell>
              <table:table-cell office:value-type="float" office:value="164.0492662592">
                <text:p>164.0492662592</text:p>
              </table:table-cell>
              <table:table-cell office:value-type="float" office:value="0.8">
                <text:p>0.8</text:p>
              </table:table-cell>
              <table:table-cell office:value-type="float" office:value="166.345740704">
                <text:p>166.345740704</text:p>
              </table:table-cell>
              <table:table-cell office:value-type="float" office:value="0.8">
                <text:p>0.8</text:p>
              </table:table-cell>
              <table:table-cell office:value-type="float" office:value="168.506882528">
                <text:p>168.506882528</text:p>
              </table:table-cell>
              <table:table-cell office:value-type="float" office:value="0.8">
                <text:p>0.8</text:p>
              </table:table-cell>
              <table:table-cell office:value-type="float" office:value="170.555036416">
                <text:p>170.555036416</text:p>
              </table:table-cell>
              <table:table-cell office:value-type="float" office:value="0.8">
                <text:p>0.8</text:p>
              </table:table-cell>
              <table:table-cell office:value-type="float" office:value="172.494215104">
                <text:p>172.494215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  <table:table-cell office:value-type="float" office:value="145.12">
                <text:p>145.12</text:p>
              </table:table-cell>
              <table:table-cell office:value-type="float" office:value="149.24">
                <text:p>149.24</text:p>
              </table:table-cell>
              <table:table-cell office:value-type="float" office:value="0.85">
                <text:p>0.85</text:p>
              </table:table-cell>
              <table:table-cell office:value-type="float" office:value="152.83">
                <text:p>152.83</text:p>
              </table:table-cell>
              <table:table-cell office:value-type="float" office:value="0.85">
                <text:p>0.85</text:p>
              </table:table-cell>
              <table:table-cell office:value-type="float" office:value="156.03">
                <text:p>156.03</text:p>
              </table:table-cell>
              <table:table-cell office:value-type="float" office:value="0.85">
                <text:p>0.85</text:p>
              </table:table-cell>
              <table:table-cell office:value-type="float" office:value="158.92">
                <text:p>158.92</text:p>
              </table:table-cell>
              <table:table-cell office:value-type="float" office:value="0.85">
                <text:p>0.85</text:p>
              </table:table-cell>
              <table:table-cell office:value-type="float" office:value="161.57">
                <text:p>161.57</text:p>
              </table:table-cell>
              <table:table-cell office:value-type="float" office:value="0.85">
                <text:p>0.85</text:p>
              </table:table-cell>
              <table:table-cell office:value-type="float" office:value="164.03">
                <text:p>164.03</text:p>
              </table:table-cell>
              <table:table-cell office:value-type="float" office:value="0.85">
                <text:p>0.85</text:p>
              </table:table-cell>
              <table:table-cell office:value-type="float" office:value="166.33">
                <text:p>166.33</text:p>
              </table:table-cell>
              <table:table-cell office:value-type="float" office:value="0.85">
                <text:p>0.85</text:p>
              </table:table-cell>
              <table:table-cell office:value-type="float" office:value="168.49">
                <text:p>168.49</text:p>
              </table:table-cell>
              <table:table-cell office:value-type="float" office:value="0.85">
                <text:p>0.85</text:p>
              </table:table-cell>
              <table:table-cell office:value-type="float" office:value="170.54">
                <text:p>170.54</text:p>
              </table:table-cell>
              <table:table-cell office:value-type="float" office:value="0.85">
                <text:p>0.85</text:p>
              </table:table-cell>
              <table:table-cell office:value-type="float" office:value="172.47">
                <text:p>172.47</text:p>
              </table:table-cell>
              <table:table-cell office:value-type="float" office:value="145.116692081044">
                <text:p>145.116692081044</text:p>
              </table:table-cell>
              <table:table-cell office:value-type="float" office:value="149.249015342944">
                <text:p>149.249015342944</text:p>
              </table:table-cell>
              <table:table-cell office:value-type="float" office:value="0.85">
                <text:p>0.85</text:p>
              </table:table-cell>
              <table:table-cell office:value-type="float" office:value="152.837584803763">
                <text:p>152.837584803763</text:p>
              </table:table-cell>
              <table:table-cell office:value-type="float" office:value="0.85">
                <text:p>0.85</text:p>
              </table:table-cell>
              <table:table-cell office:value-type="float" office:value="156.034253190737">
                <text:p>156.034253190737</text:p>
              </table:table-cell>
              <table:table-cell office:value-type="float" office:value="0.85">
                <text:p>0.85</text:p>
              </table:table-cell>
              <table:table-cell office:value-type="float" office:value="158.933660401894">
                <text:p>158.933660401894</text:p>
              </table:table-cell>
              <table:table-cell office:value-type="float" office:value="0.85">
                <text:p>0.85</text:p>
              </table:table-cell>
              <table:table-cell office:value-type="float" office:value="161.585812477">
                <text:p>161.585812477</text:p>
              </table:table-cell>
              <table:table-cell office:value-type="float" office:value="0.85">
                <text:p>0.85</text:p>
              </table:table-cell>
              <table:table-cell office:value-type="float" office:value="164.051684677763">
                <text:p>164.051684677763</text:p>
              </table:table-cell>
              <table:table-cell office:value-type="float" office:value="0.85">
                <text:p>0.85</text:p>
              </table:table-cell>
              <table:table-cell office:value-type="float" office:value="166.347638121344">
                <text:p>166.347638121344</text:p>
              </table:table-cell>
              <table:table-cell office:value-type="float" office:value="0.85">
                <text:p>0.85</text:p>
              </table:table-cell>
              <table:table-cell office:value-type="float" office:value="168.508968675187">
                <text:p>168.508968675187</text:p>
              </table:table-cell>
              <table:table-cell office:value-type="float" office:value="0.85">
                <text:p>0.85</text:p>
              </table:table-cell>
              <table:table-cell office:value-type="float" office:value="170.55725929975">
                <text:p>170.55725929975</text:p>
              </table:table-cell>
              <table:table-cell office:value-type="float" office:value="0.85">
                <text:p>0.85</text:p>
              </table:table-cell>
              <table:table-cell office:value-type="float" office:value="172.496460118063">
                <text:p>172.496460118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145.11">
                <text:p>145.11</text:p>
              </table:table-cell>
              <table:table-cell office:value-type="float" office:value="149.24">
                <text:p>149.24</text:p>
              </table:table-cell>
              <table:table-cell office:value-type="float" office:value="0.9">
                <text:p>0.9</text:p>
              </table:table-cell>
              <table:table-cell office:value-type="float" office:value="152.83">
                <text:p>152.83</text:p>
              </table:table-cell>
              <table:table-cell office:value-type="float" office:value="0.9">
                <text:p>0.9</text:p>
              </table:table-cell>
              <table:table-cell office:value-type="float" office:value="156.03">
                <text:p>156.03</text:p>
              </table:table-cell>
              <table:table-cell office:value-type="float" office:value="0.9">
                <text:p>0.9</text:p>
              </table:table-cell>
              <table:table-cell office:value-type="float" office:value="158.92">
                <text:p>158.92</text:p>
              </table:table-cell>
              <table:table-cell office:value-type="float" office:value="0.9">
                <text:p>0.9</text:p>
              </table:table-cell>
              <table:table-cell office:value-type="float" office:value="161.58">
                <text:p>161.58</text:p>
              </table:table-cell>
              <table:table-cell office:value-type="float" office:value="0.9">
                <text:p>0.9</text:p>
              </table:table-cell>
              <table:table-cell office:value-type="float" office:value="164.04">
                <text:p>164.04</text:p>
              </table:table-cell>
              <table:table-cell office:value-type="float" office:value="0.9">
                <text:p>0.9</text:p>
              </table:table-cell>
              <table:table-cell office:value-type="float" office:value="166.34">
                <text:p>166.34</text:p>
              </table:table-cell>
              <table:table-cell office:value-type="float" office:value="0.9">
                <text:p>0.9</text:p>
              </table:table-cell>
              <table:table-cell office:value-type="float" office:value="168.5">
                <text:p>168.5</text:p>
              </table:table-cell>
              <table:table-cell office:value-type="float" office:value="0.9">
                <text:p>0.9</text:p>
              </table:table-cell>
              <table:table-cell office:value-type="float" office:value="170.54">
                <text:p>170.54</text:p>
              </table:table-cell>
              <table:table-cell office:value-type="float" office:value="0.9">
                <text:p>0.9</text:p>
              </table:table-cell>
              <table:table-cell office:value-type="float" office:value="172.48">
                <text:p>172.48</text:p>
              </table:table-cell>
              <table:table-cell office:value-type="float" office:value="145.1140492227">
                <text:p>145.1140492227</text:p>
              </table:table-cell>
              <table:table-cell office:value-type="float" office:value="149.2489157891">
                <text:p>149.2489157891</text:p>
              </table:table-cell>
              <table:table-cell office:value-type="float" office:value="0.9">
                <text:p>0.9</text:p>
              </table:table-cell>
              <table:table-cell office:value-type="float" office:value="152.8389122182">
                <text:p>152.8389122182</text:p>
              </table:table-cell>
              <table:table-cell office:value-type="float" office:value="0.9">
                <text:p>0.9</text:p>
              </table:table-cell>
              <table:table-cell office:value-type="float" office:value="156.0355665838">
                <text:p>156.0355665838</text:p>
              </table:table-cell>
              <table:table-cell office:value-type="float" office:value="0.9">
                <text:p>0.9</text:p>
              </table:table-cell>
              <table:table-cell office:value-type="float" office:value="158.9354237723">
                <text:p>158.9354237723</text:p>
              </table:table-cell>
              <table:table-cell office:value-type="float" office:value="0.9">
                <text:p>0.9</text:p>
              </table:table-cell>
              <table:table-cell office:value-type="float" office:value="161.587936202">
                <text:p>161.587936202</text:p>
              </table:table-cell>
              <table:table-cell office:value-type="float" office:value="0.9">
                <text:p>0.9</text:p>
              </table:table-cell>
              <table:table-cell office:value-type="float" office:value="164.0540928522">
                <text:p>164.0540928522</text:p>
              </table:table-cell>
              <table:table-cell office:value-type="float" office:value="0.9">
                <text:p>0.9</text:p>
              </table:table-cell>
              <table:table-cell office:value-type="float" office:value="166.3499368515">
                <text:p>166.3499368515</text:p>
              </table:table-cell>
              <table:table-cell office:value-type="float" office:value="0.9">
                <text:p>0.9</text:p>
              </table:table-cell>
              <table:table-cell office:value-type="float" office:value="168.511706923">
                <text:p>168.511706923</text:p>
              </table:table-cell>
              <table:table-cell office:value-type="float" office:value="0.9">
                <text:p>0.9</text:p>
              </table:table-cell>
              <table:table-cell office:value-type="float" office:value="170.559704896">
                <text:p>170.559704896</text:p>
              </table:table-cell>
              <table:table-cell office:value-type="float" office:value="0.9">
                <text:p>0.9</text:p>
              </table:table-cell>
              <table:table-cell office:value-type="float" office:value="172.498807019">
                <text:p>172.498807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">
                <text:p>0.95</text:p>
              </table:table-cell>
              <table:table-cell office:value-type="float" office:value="145.11">
                <text:p>145.11</text:p>
              </table:table-cell>
              <table:table-cell office:value-type="float" office:value="149.24">
                <text:p>149.24</text:p>
              </table:table-cell>
              <table:table-cell office:value-type="float" office:value="0.95">
                <text:p>0.95</text:p>
              </table:table-cell>
              <table:table-cell office:value-type="float" office:value="152.83">
                <text:p>152.83</text:p>
              </table:table-cell>
              <table:table-cell office:value-type="float" office:value="0.95">
                <text:p>0.95</text:p>
              </table:table-cell>
              <table:table-cell office:value-type="float" office:value="156.03">
                <text:p>156.03</text:p>
              </table:table-cell>
              <table:table-cell office:value-type="float" office:value="0.95">
                <text:p>0.95</text:p>
              </table:table-cell>
              <table:table-cell office:value-type="float" office:value="158.93">
                <text:p>158.93</text:p>
              </table:table-cell>
              <table:table-cell office:value-type="float" office:value="0.95">
                <text:p>0.95</text:p>
              </table:table-cell>
              <table:table-cell office:value-type="float" office:value="161.58">
                <text:p>161.58</text:p>
              </table:table-cell>
              <table:table-cell office:value-type="float" office:value="0.95">
                <text:p>0.95</text:p>
              </table:table-cell>
              <table:table-cell office:value-type="float" office:value="164.04">
                <text:p>164.04</text:p>
              </table:table-cell>
              <table:table-cell office:value-type="float" office:value="0.95">
                <text:p>0.95</text:p>
              </table:table-cell>
              <table:table-cell office:value-type="float" office:value="166.34">
                <text:p>166.34</text:p>
              </table:table-cell>
              <table:table-cell office:value-type="float" office:value="0.95">
                <text:p>0.95</text:p>
              </table:table-cell>
              <table:table-cell office:value-type="float" office:value="168.51">
                <text:p>168.51</text:p>
              </table:table-cell>
              <table:table-cell office:value-type="float" office:value="0.95">
                <text:p>0.95</text:p>
              </table:table-cell>
              <table:table-cell office:value-type="float" office:value="170.55">
                <text:p>170.55</text:p>
              </table:table-cell>
              <table:table-cell office:value-type="float" office:value="0.95">
                <text:p>0.95</text:p>
              </table:table-cell>
              <table:table-cell office:value-type="float" office:value="172.49">
                <text:p>172.49</text:p>
              </table:table-cell>
              <table:table-cell office:value-type="float" office:value="145.111470000544">
                <text:p>145.111470000544</text:p>
              </table:table-cell>
              <table:table-cell office:value-type="float" office:value="149.249057494944">
                <text:p>149.249057494944</text:p>
              </table:table-cell>
              <table:table-cell office:value-type="float" office:value="0.95">
                <text:p>0.95</text:p>
              </table:table-cell>
              <table:table-cell office:value-type="float" office:value="152.840715966262">
                <text:p>152.840715966262</text:p>
              </table:table-cell>
              <table:table-cell office:value-type="float" office:value="0.95">
                <text:p>0.95</text:p>
              </table:table-cell>
              <table:table-cell office:value-type="float" office:value="156.037562230738">
                <text:p>156.037562230738</text:p>
              </table:table-cell>
              <table:table-cell office:value-type="float" office:value="0.95">
                <text:p>0.95</text:p>
              </table:table-cell>
              <table:table-cell office:value-type="float" office:value="158.937728771894">
                <text:p>158.937728771894</text:p>
              </table:table-cell>
              <table:table-cell office:value-type="float" office:value="0.95">
                <text:p>0.95</text:p>
              </table:table-cell>
              <table:table-cell office:value-type="float" office:value="161.5907794245">
                <text:p>161.5907794245</text:p>
              </table:table-cell>
              <table:table-cell office:value-type="float" office:value="0.95">
                <text:p>0.95</text:p>
              </table:table-cell>
              <table:table-cell office:value-type="float" office:value="164.057023212763">
                <text:p>164.057023212763</text:p>
              </table:table-cell>
              <table:table-cell office:value-type="float" office:value="0.95">
                <text:p>0.95</text:p>
              </table:table-cell>
              <table:table-cell office:value-type="float" office:value="166.353271096344">
                <text:p>166.353271096344</text:p>
              </table:table-cell>
              <table:table-cell office:value-type="float" office:value="0.95">
                <text:p>0.95</text:p>
              </table:table-cell>
              <table:table-cell office:value-type="float" office:value="168.515837300188">
                <text:p>168.515837300188</text:p>
              </table:table-cell>
              <table:table-cell office:value-type="float" office:value="0.95">
                <text:p>0.95</text:p>
              </table:table-cell>
              <table:table-cell office:value-type="float" office:value="170.56323913975">
                <text:p>170.56323913975</text:p>
              </table:table-cell>
              <table:table-cell office:value-type="float" office:value="0.95">
                <text:p>0.95</text:p>
              </table:table-cell>
              <table:table-cell office:value-type="float" office:value="172.502306710563">
                <text:p>172.502306710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45.11">
                <text:p>145.11</text:p>
              </table:table-cell>
              <table:table-cell office:value-type="float" office:value="149.25">
                <text:p>149.25</text:p>
              </table:table-cell>
              <table:table-cell office:value-type="float" office:value="1">
                <text:p>1</text:p>
              </table:table-cell>
              <table:table-cell office:value-type="float" office:value="152.84">
                <text:p>152.84</text:p>
              </table:table-cell>
              <table:table-cell office:value-type="float" office:value="1">
                <text:p>1</text:p>
              </table:table-cell>
              <table:table-cell office:value-type="float" office:value="156.04">
                <text:p>156.04</text:p>
              </table:table-cell>
              <table:table-cell office:value-type="float" office:value="1">
                <text:p>1</text:p>
              </table:table-cell>
              <table:table-cell office:value-type="float" office:value="158.93">
                <text:p>158.93</text:p>
              </table:table-cell>
              <table:table-cell office:value-type="float" office:value="1">
                <text:p>1</text:p>
              </table:table-cell>
              <table:table-cell office:value-type="float" office:value="161.59">
                <text:p>161.59</text:p>
              </table:table-cell>
              <table:table-cell office:value-type="float" office:value="1">
                <text:p>1</text:p>
              </table:table-cell>
              <table:table-cell office:value-type="float" office:value="164.05">
                <text:p>164.05</text:p>
              </table:table-cell>
              <table:table-cell office:value-type="float" office:value="1">
                <text:p>1</text:p>
              </table:table-cell>
              <table:table-cell office:value-type="float" office:value="166.35">
                <text:p>166.35</text:p>
              </table:table-cell>
              <table:table-cell office:value-type="float" office:value="1">
                <text:p>1</text:p>
              </table:table-cell>
              <table:table-cell office:value-type="float" office:value="168.52">
                <text:p>168.52</text:p>
              </table:table-cell>
              <table:table-cell office:value-type="float" office:value="1">
                <text:p>1</text:p>
              </table:table-cell>
              <table:table-cell office:value-type="float" office:value="170.56">
                <text:p>170.56</text:p>
              </table:table-cell>
              <table:table-cell office:value-type="float" office:value="1">
                <text:p>1</text:p>
              </table:table-cell>
              <table:table-cell office:value-type="float" office:value="172.51">
                <text:p>172.51</text:p>
              </table:table-cell>
              <table:table-cell office:value-type="float" office:value="145.109124">
                <text:p>145.109124</text:p>
              </table:table-cell>
              <table:table-cell office:value-type="float" office:value="149.249667">
                <text:p>149.249667</text:p>
              </table:table-cell>
              <table:table-cell office:value-type="float" office:value="1">
                <text:p>1</text:p>
              </table:table-cell>
              <table:table-cell office:value-type="float" office:value="152.843294">
                <text:p>152.843294</text:p>
              </table:table-cell>
              <table:table-cell office:value-type="float" office:value="1">
                <text:p>1</text:p>
              </table:table-cell>
              <table:table-cell office:value-type="float" office:value="156.040645">
                <text:p>156.040645</text:p>
              </table:table-cell>
              <table:table-cell office:value-type="float" office:value="1">
                <text:p>1</text:p>
              </table:table-cell>
              <table:table-cell office:value-type="float" office:value="158.941071">
                <text:p>158.941071</text:p>
              </table:table-cell>
              <table:table-cell office:value-type="float" office:value="1">
                <text:p>1</text:p>
              </table:table-cell>
              <table:table-cell office:value-type="float" office:value="161.594926">
                <text:p>161.594926</text:p>
              </table:table-cell>
              <table:table-cell office:value-type="float" office:value="1">
                <text:p>1</text:p>
              </table:table-cell>
              <table:table-cell office:value-type="float" office:value="164.061153">
                <text:p>164.061153</text:p>
              </table:table-cell>
              <table:table-cell office:value-type="float" office:value="1">
                <text:p>1</text:p>
              </table:table-cell>
              <table:table-cell office:value-type="float" office:value="166.358422">
                <text:p>166.358422</text:p>
              </table:table-cell>
              <table:table-cell office:value-type="float" office:value="1">
                <text:p>1</text:p>
              </table:table-cell>
              <table:table-cell office:value-type="float" office:value="168.522261">
                <text:p>168.522261</text:p>
              </table:table-cell>
              <table:table-cell office:value-type="float" office:value="1">
                <text:p>1</text:p>
              </table:table-cell>
              <table:table-cell office:value-type="float" office:value="170.56894">
                <text:p>170.56894</text:p>
              </table:table-cell>
              <table:table-cell office:value-type="float" office:value="1">
                <text:p>1</text:p>
              </table:table-cell>
              <table:table-cell office:value-type="float" office:value="172.50827">
                <text:p>172.50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45.11">
                <text:p>145.11</text:p>
              </table:table-cell>
              <table:table-cell office:value-type="float" office:value="149.25">
                <text:p>149.25</text:p>
              </table:table-cell>
              <table:table-cell office:value-type="float" office:value="1.05">
                <text:p>1.05</text:p>
              </table:table-cell>
              <table:table-cell office:value-type="float" office:value="152.84">
                <text:p>152.84</text:p>
              </table:table-cell>
              <table:table-cell office:value-type="float" office:value="1.05">
                <text:p>1.05</text:p>
              </table:table-cell>
              <table:table-cell office:value-type="float" office:value="156.04">
                <text:p>156.04</text:p>
              </table:table-cell>
              <table:table-cell office:value-type="float" office:value="1.05">
                <text:p>1.05</text:p>
              </table:table-cell>
              <table:table-cell office:value-type="float" office:value="158.94">
                <text:p>158.94</text:p>
              </table:table-cell>
              <table:table-cell office:value-type="float" office:value="1.05">
                <text:p>1.05</text:p>
              </table:table-cell>
              <table:table-cell office:value-type="float" office:value="161.6">
                <text:p>161.6</text:p>
              </table:table-cell>
              <table:table-cell office:value-type="float" office:value="1.05">
                <text:p>1.05</text:p>
              </table:table-cell>
              <table:table-cell office:value-type="float" office:value="164.06">
                <text:p>164.06</text:p>
              </table:table-cell>
              <table:table-cell office:value-type="float" office:value="1.05">
                <text:p>1.05</text:p>
              </table:table-cell>
              <table:table-cell office:value-type="float" office:value="166.36">
                <text:p>166.36</text:p>
              </table:table-cell>
              <table:table-cell office:value-type="float" office:value="1.05">
                <text:p>1.05</text:p>
              </table:table-cell>
              <table:table-cell office:value-type="float" office:value="168.53">
                <text:p>168.53</text:p>
              </table:table-cell>
              <table:table-cell office:value-type="float" office:value="1.05">
                <text:p>1.05</text:p>
              </table:table-cell>
              <table:table-cell office:value-type="float" office:value="170.58">
                <text:p>170.58</text:p>
              </table:table-cell>
              <table:table-cell office:value-type="float" office:value="1.05">
                <text:p>1.05</text:p>
              </table:table-cell>
              <table:table-cell office:value-type="float" office:value="172.52">
                <text:p>172.52</text:p>
              </table:table-cell>
              <table:table-cell office:value-type="float" office:value="145.107208251544">
                <text:p>145.107208251544</text:p>
              </table:table-cell>
              <table:table-cell office:value-type="float" office:value="149.251014372444">
                <text:p>149.251014372444</text:p>
              </table:table-cell>
              <table:table-cell office:value-type="float" office:value="1.05">
                <text:p>1.05</text:p>
              </table:table-cell>
              <table:table-cell office:value-type="float" office:value="152.847004295763">
                <text:p>152.847004295763</text:p>
              </table:table-cell>
              <table:table-cell office:value-type="float" office:value="1.05">
                <text:p>1.05</text:p>
              </table:table-cell>
              <table:table-cell office:value-type="float" office:value="156.045292413737">
                <text:p>156.045292413737</text:p>
              </table:table-cell>
              <table:table-cell office:value-type="float" office:value="1.05">
                <text:p>1.05</text:p>
              </table:table-cell>
              <table:table-cell office:value-type="float" office:value="158.946045887394">
                <text:p>158.946045887394</text:p>
              </table:table-cell>
              <table:table-cell office:value-type="float" office:value="1.05">
                <text:p>1.05</text:p>
              </table:table-cell>
              <table:table-cell office:value-type="float" office:value="161.601073502">
                <text:p>161.601073502</text:p>
              </table:table-cell>
              <table:table-cell office:value-type="float" office:value="1.05">
                <text:p>1.05</text:p>
              </table:table-cell>
              <table:table-cell office:value-type="float" office:value="164.067304264762">
                <text:p>164.067304264762</text:p>
              </table:table-cell>
              <table:table-cell office:value-type="float" office:value="1.05">
                <text:p>1.05</text:p>
              </table:table-cell>
              <table:table-cell office:value-type="float" office:value="166.366317648844">
                <text:p>166.366317648844</text:p>
              </table:table-cell>
              <table:table-cell office:value-type="float" office:value="1.05">
                <text:p>1.05</text:p>
              </table:table-cell>
              <table:table-cell office:value-type="float" office:value="168.532040380188">
                <text:p>168.532040380188</text:p>
              </table:table-cell>
              <table:table-cell office:value-type="float" office:value="1.05">
                <text:p>1.05</text:p>
              </table:table-cell>
              <table:table-cell office:value-type="float" office:value="170.57809747975">
                <text:p>170.57809747975</text:p>
              </table:table-cell>
              <table:table-cell office:value-type="float" office:value="1.05">
                <text:p>1.05</text:p>
              </table:table-cell>
              <table:table-cell office:value-type="float" office:value="172.518267598063">
                <text:p>172.5182675980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">
                <text:p>1.1</text:p>
              </table:table-cell>
              <table:table-cell office:value-type="float" office:value="145.1">
                <text:p>145.1</text:p>
              </table:table-cell>
              <table:table-cell office:value-type="float" office:value="149.25">
                <text:p>149.25</text:p>
              </table:table-cell>
              <table:table-cell office:value-type="float" office:value="1.1">
                <text:p>1.1</text:p>
              </table:table-cell>
              <table:table-cell office:value-type="float" office:value="152.85">
                <text:p>152.85</text:p>
              </table:table-cell>
              <table:table-cell office:value-type="float" office:value="1.1">
                <text:p>1.1</text:p>
              </table:table-cell>
              <table:table-cell office:value-type="float" office:value="156.05">
                <text:p>156.05</text:p>
              </table:table-cell>
              <table:table-cell office:value-type="float" office:value="1.1">
                <text:p>1.1</text:p>
              </table:table-cell>
              <table:table-cell office:value-type="float" office:value="158.95">
                <text:p>158.95</text:p>
              </table:table-cell>
              <table:table-cell office:value-type="float" office:value="1.1">
                <text:p>1.1</text:p>
              </table:table-cell>
              <table:table-cell office:value-type="float" office:value="161.61">
                <text:p>161.61</text:p>
              </table:table-cell>
              <table:table-cell office:value-type="float" office:value="1.1">
                <text:p>1.1</text:p>
              </table:table-cell>
              <table:table-cell office:value-type="float" office:value="164.08">
                <text:p>164.08</text:p>
              </table:table-cell>
              <table:table-cell office:value-type="float" office:value="1.1">
                <text:p>1.1</text:p>
              </table:table-cell>
              <table:table-cell office:value-type="float" office:value="166.38">
                <text:p>166.38</text:p>
              </table:table-cell>
              <table:table-cell office:value-type="float" office:value="1.1">
                <text:p>1.1</text:p>
              </table:table-cell>
              <table:table-cell office:value-type="float" office:value="168.55">
                <text:p>168.55</text:p>
              </table:table-cell>
              <table:table-cell office:value-type="float" office:value="1.1">
                <text:p>1.1</text:p>
              </table:table-cell>
              <table:table-cell office:value-type="float" office:value="170.6">
                <text:p>170.6</text:p>
              </table:table-cell>
              <table:table-cell office:value-type="float" office:value="1.1">
                <text:p>1.1</text:p>
              </table:table-cell>
              <table:table-cell office:value-type="float" office:value="172.55">
                <text:p>172.55</text:p>
              </table:table-cell>
              <table:table-cell office:value-type="float" office:value="145.1059472307">
                <text:p>145.1059472307</text:p>
              </table:table-cell>
              <table:table-cell office:value-type="float" office:value="149.2534132091">
                <text:p>149.2534132091</text:p>
              </table:table-cell>
              <table:table-cell office:value-type="float" office:value="1.1">
                <text:p>1.1</text:p>
              </table:table-cell>
              <table:table-cell office:value-type="float" office:value="152.8522648542">
                <text:p>152.8522648542</text:p>
              </table:table-cell>
              <table:table-cell office:value-type="float" office:value="1.1">
                <text:p>1.1</text:p>
              </table:table-cell>
              <table:table-cell office:value-type="float" office:value="156.0520546478">
                <text:p>156.0520546478</text:p>
              </table:table-cell>
              <table:table-cell office:value-type="float" office:value="1.1">
                <text:p>1.1</text:p>
              </table:table-cell>
              <table:table-cell office:value-type="float" office:value="158.9533486963">
                <text:p>158.9533486963</text:p>
              </table:table-cell>
              <table:table-cell office:value-type="float" office:value="1.1">
                <text:p>1.1</text:p>
              </table:table-cell>
              <table:table-cell office:value-type="float" office:value="161.610033222">
                <text:p>161.610033222</text:p>
              </table:table-cell>
              <table:table-cell office:value-type="float" office:value="1.1">
                <text:p>1.1</text:p>
              </table:table-cell>
              <table:table-cell office:value-type="float" office:value="164.0764438682">
                <text:p>164.0764438682</text:p>
              </table:table-cell>
              <table:table-cell office:value-type="float" office:value="1.1">
                <text:p>1.1</text:p>
              </table:table-cell>
              <table:table-cell office:value-type="float" office:value="166.3780330715">
                <text:p>166.3780330715</text:p>
              </table:table-cell>
              <table:table-cell office:value-type="float" office:value="1.1">
                <text:p>1.1</text:p>
              </table:table-cell>
              <table:table-cell office:value-type="float" office:value="168.546398963">
                <text:p>168.546398963</text:p>
              </table:table-cell>
              <table:table-cell office:value-type="float" office:value="1.1">
                <text:p>1.1</text:p>
              </table:table-cell>
              <table:table-cell office:value-type="float" office:value="170.592213616">
                <text:p>170.592213616</text:p>
              </table:table-cell>
              <table:table-cell office:value-type="float" office:value="1.1">
                <text:p>1.1</text:p>
              </table:table-cell>
              <table:table-cell office:value-type="float" office:value="172.534130119">
                <text:p>172.534130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">
                <text:p>1.15</text:p>
              </table:table-cell>
              <table:table-cell office:value-type="float" office:value="145.1">
                <text:p>145.1</text:p>
              </table:table-cell>
              <table:table-cell office:value-type="float" office:value="149.26">
                <text:p>149.26</text:p>
              </table:table-cell>
              <table:table-cell office:value-type="float" office:value="1.15">
                <text:p>1.15</text:p>
              </table:table-cell>
              <table:table-cell office:value-type="float" office:value="152.86">
                <text:p>152.86</text:p>
              </table:table-cell>
              <table:table-cell office:value-type="float" office:value="1.15">
                <text:p>1.15</text:p>
              </table:table-cell>
              <table:table-cell office:value-type="float" office:value="156.07">
                <text:p>156.07</text:p>
              </table:table-cell>
              <table:table-cell office:value-type="float" office:value="1.15">
                <text:p>1.15</text:p>
              </table:table-cell>
              <table:table-cell office:value-type="float" office:value="158.97">
                <text:p>158.97</text:p>
              </table:table-cell>
              <table:table-cell office:value-type="float" office:value="1.15">
                <text:p>1.15</text:p>
              </table:table-cell>
              <table:table-cell office:value-type="float" office:value="161.63">
                <text:p>161.63</text:p>
              </table:table-cell>
              <table:table-cell office:value-type="float" office:value="1.15">
                <text:p>1.15</text:p>
              </table:table-cell>
              <table:table-cell office:value-type="float" office:value="164.1">
                <text:p>164.1</text:p>
              </table:table-cell>
              <table:table-cell office:value-type="float" office:value="1.15">
                <text:p>1.15</text:p>
              </table:table-cell>
              <table:table-cell office:value-type="float" office:value="166.4">
                <text:p>166.4</text:p>
              </table:table-cell>
              <table:table-cell office:value-type="float" office:value="1.15">
                <text:p>1.15</text:p>
              </table:table-cell>
              <table:table-cell office:value-type="float" office:value="168.58">
                <text:p>168.58</text:p>
              </table:table-cell>
              <table:table-cell office:value-type="float" office:value="1.15">
                <text:p>1.15</text:p>
              </table:table-cell>
              <table:table-cell office:value-type="float" office:value="170.63">
                <text:p>170.63</text:p>
              </table:table-cell>
              <table:table-cell office:value-type="float" office:value="1.15">
                <text:p>1.15</text:p>
              </table:table-cell>
              <table:table-cell office:value-type="float" office:value="172.58">
                <text:p>172.58</text:p>
              </table:table-cell>
              <table:table-cell office:value-type="float" office:value="145.105592858044">
                <text:p>145.105592858044</text:p>
              </table:table-cell>
              <table:table-cell office:value-type="float" office:value="149.257220635444">
                <text:p>149.257220635444</text:p>
              </table:table-cell>
              <table:table-cell office:value-type="float" office:value="1.15">
                <text:p>1.15</text:p>
              </table:table-cell>
              <table:table-cell office:value-type="float" office:value="152.859553700262">
                <text:p>152.859553700262</text:p>
              </table:table-cell>
              <table:table-cell office:value-type="float" office:value="1.15">
                <text:p>1.15</text:p>
              </table:table-cell>
              <table:table-cell office:value-type="float" office:value="156.061554531738">
                <text:p>156.061554531738</text:p>
              </table:table-cell>
              <table:table-cell office:value-type="float" office:value="1.15">
                <text:p>1.15</text:p>
              </table:table-cell>
              <table:table-cell office:value-type="float" office:value="158.963774520394">
                <text:p>158.963774520394</text:p>
              </table:table-cell>
              <table:table-cell office:value-type="float" office:value="1.15">
                <text:p>1.15</text:p>
              </table:table-cell>
              <table:table-cell office:value-type="float" office:value="161.6227301695">
                <text:p>161.6227301695</text:p>
              </table:table-cell>
              <table:table-cell office:value-type="float" office:value="1.15">
                <text:p>1.15</text:p>
              </table:table-cell>
              <table:table-cell office:value-type="float" office:value="164.089683481763">
                <text:p>164.089683481763</text:p>
              </table:table-cell>
              <table:table-cell office:value-type="float" office:value="1.15">
                <text:p>1.15</text:p>
              </table:table-cell>
              <table:table-cell office:value-type="float" office:value="166.394790238844">
                <text:p>166.394790238844</text:p>
              </table:table-cell>
              <table:table-cell office:value-type="float" office:value="1.15">
                <text:p>1.15</text:p>
              </table:table-cell>
              <table:table-cell office:value-type="float" office:value="168.566721435188">
                <text:p>168.566721435188</text:p>
              </table:table-cell>
              <table:table-cell office:value-type="float" office:value="1.15">
                <text:p>1.15</text:p>
              </table:table-cell>
              <table:table-cell office:value-type="float" office:value="170.61300247975">
                <text:p>170.61300247975</text:p>
              </table:table-cell>
              <table:table-cell office:value-type="float" office:value="1.15">
                <text:p>1.15</text:p>
              </table:table-cell>
              <table:table-cell office:value-type="float" office:value="172.557948080563">
                <text:p>172.55794808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145.11">
                <text:p>145.11</text:p>
              </table:table-cell>
              <table:table-cell office:value-type="float" office:value="149.26">
                <text:p>149.26</text:p>
              </table:table-cell>
              <table:table-cell office:value-type="float" office:value="1.2">
                <text:p>1.2</text:p>
              </table:table-cell>
              <table:table-cell office:value-type="float" office:value="152.87">
                <text:p>152.87</text:p>
              </table:table-cell>
              <table:table-cell office:value-type="float" office:value="1.2">
                <text:p>1.2</text:p>
              </table:table-cell>
              <table:table-cell office:value-type="float" office:value="156.08">
                <text:p>156.08</text:p>
              </table:table-cell>
              <table:table-cell office:value-type="float" office:value="1.2">
                <text:p>1.2</text:p>
              </table:table-cell>
              <table:table-cell office:value-type="float" office:value="158.99">
                <text:p>158.99</text:p>
              </table:table-cell>
              <table:table-cell office:value-type="float" office:value="1.2">
                <text:p>1.2</text:p>
              </table:table-cell>
              <table:table-cell office:value-type="float" office:value="161.65">
                <text:p>161.65</text:p>
              </table:table-cell>
              <table:table-cell office:value-type="float" office:value="1.2">
                <text:p>1.2</text:p>
              </table:table-cell>
              <table:table-cell office:value-type="float" office:value="164.12">
                <text:p>164.12</text:p>
              </table:table-cell>
              <table:table-cell office:value-type="float" office:value="1.2">
                <text:p>1.2</text:p>
              </table:table-cell>
              <table:table-cell office:value-type="float" office:value="166.43">
                <text:p>166.43</text:p>
              </table:table-cell>
              <table:table-cell office:value-type="float" office:value="1.2">
                <text:p>1.2</text:p>
              </table:table-cell>
              <table:table-cell office:value-type="float" office:value="168.61">
                <text:p>168.61</text:p>
              </table:table-cell>
              <table:table-cell office:value-type="float" office:value="1.2">
                <text:p>1.2</text:p>
              </table:table-cell>
              <table:table-cell office:value-type="float" office:value="170.66">
                <text:p>170.66</text:p>
              </table:table-cell>
              <table:table-cell office:value-type="float" office:value="1.2">
                <text:p>1.2</text:p>
              </table:table-cell>
              <table:table-cell office:value-type="float" office:value="172.62">
                <text:p>172.62</text:p>
              </table:table-cell>
              <table:table-cell office:value-type="float" office:value="145.1064244992">
                <text:p>145.1064244992</text:p>
              </table:table-cell>
              <table:table-cell office:value-type="float" office:value="149.2628373056">
                <text:p>149.2628373056</text:p>
              </table:table-cell>
              <table:table-cell office:value-type="float" office:value="1.2">
                <text:p>1.2</text:p>
              </table:table-cell>
              <table:table-cell office:value-type="float" office:value="152.8694088832">
                <text:p>152.8694088832</text:p>
              </table:table-cell>
              <table:table-cell office:value-type="float" office:value="1.2">
                <text:p>1.2</text:p>
              </table:table-cell>
              <table:table-cell office:value-type="float" office:value="156.0744875488">
                <text:p>156.0744875488</text:p>
              </table:table-cell>
              <table:table-cell office:value-type="float" office:value="1.2">
                <text:p>1.2</text:p>
              </table:table-cell>
              <table:table-cell office:value-type="float" office:value="158.9782182848">
                <text:p>158.9782182848</text:p>
              </table:table-cell>
              <table:table-cell office:value-type="float" office:value="1.2">
                <text:p>1.2</text:p>
              </table:table-cell>
              <table:table-cell office:value-type="float" office:value="161.640203072">
                <text:p>161.640203072</text:p>
              </table:table-cell>
              <table:table-cell office:value-type="float" office:value="1.2">
                <text:p>1.2</text:p>
              </table:table-cell>
              <table:table-cell office:value-type="float" office:value="164.1082795872">
                <text:p>164.1082795872</text:p>
              </table:table-cell>
              <table:table-cell office:value-type="float" office:value="1.2">
                <text:p>1.2</text:p>
              </table:table-cell>
              <table:table-cell office:value-type="float" office:value="166.417958064">
                <text:p>166.417958064</text:p>
              </table:table-cell>
              <table:table-cell office:value-type="float" office:value="1.2">
                <text:p>1.2</text:p>
              </table:table-cell>
              <table:table-cell office:value-type="float" office:value="168.594553648">
                <text:p>168.594553648</text:p>
              </table:table-cell>
              <table:table-cell office:value-type="float" office:value="1.2">
                <text:p>1.2</text:p>
              </table:table-cell>
              <table:table-cell office:value-type="float" office:value="170.642390176">
                <text:p>170.642390176</text:p>
              </table:table-cell>
              <table:table-cell office:value-type="float" office:value="1.2">
                <text:p>1.2</text:p>
              </table:table-cell>
              <table:table-cell office:value-type="float" office:value="172.592071904">
                <text:p>172.5920719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5">
                <text:p>1.25</text:p>
              </table:table-cell>
              <table:table-cell office:value-type="float" office:value="145.11">
                <text:p>145.11</text:p>
              </table:table-cell>
              <table:table-cell office:value-type="float" office:value="149.27">
                <text:p>149.27</text:p>
              </table:table-cell>
              <table:table-cell office:value-type="float" office:value="1.25">
                <text:p>1.25</text:p>
              </table:table-cell>
              <table:table-cell office:value-type="float" office:value="152.89">
                <text:p>152.89</text:p>
              </table:table-cell>
              <table:table-cell office:value-type="float" office:value="1.25">
                <text:p>1.25</text:p>
              </table:table-cell>
              <table:table-cell office:value-type="float" office:value="156.1">
                <text:p>156.1</text:p>
              </table:table-cell>
              <table:table-cell office:value-type="float" office:value="1.25">
                <text:p>1.25</text:p>
              </table:table-cell>
              <table:table-cell office:value-type="float" office:value="159.01">
                <text:p>159.01</text:p>
              </table:table-cell>
              <table:table-cell office:value-type="float" office:value="1.25">
                <text:p>1.25</text:p>
              </table:table-cell>
              <table:table-cell office:value-type="float" office:value="161.68">
                <text:p>161.68</text:p>
              </table:table-cell>
              <table:table-cell office:value-type="float" office:value="1.25">
                <text:p>1.25</text:p>
              </table:table-cell>
              <table:table-cell office:value-type="float" office:value="164.15">
                <text:p>164.15</text:p>
              </table:table-cell>
              <table:table-cell office:value-type="float" office:value="1.25">
                <text:p>1.25</text:p>
              </table:table-cell>
              <table:table-cell office:value-type="float" office:value="166.47">
                <text:p>166.47</text:p>
              </table:table-cell>
              <table:table-cell office:value-type="float" office:value="1.25">
                <text:p>1.25</text:p>
              </table:table-cell>
              <table:table-cell office:value-type="float" office:value="168.65">
                <text:p>168.65</text:p>
              </table:table-cell>
              <table:table-cell office:value-type="float" office:value="1.25">
                <text:p>1.25</text:p>
              </table:table-cell>
              <table:table-cell office:value-type="float" office:value="170.71">
                <text:p>170.71</text:p>
              </table:table-cell>
              <table:table-cell office:value-type="float" office:value="1.25">
                <text:p>1.25</text:p>
              </table:table-cell>
              <table:table-cell office:value-type="float" office:value="172.67">
                <text:p>172.67</text:p>
              </table:table-cell>
              <table:table-cell office:value-type="float" office:value="145.108748964844">
                <text:p>145.108748964844</text:p>
              </table:table-cell>
              <table:table-cell office:value-type="float" office:value="149.270707402344">
                <text:p>149.270707402344</text:p>
              </table:table-cell>
              <table:table-cell office:value-type="float" office:value="1.25">
                <text:p>1.25</text:p>
              </table:table-cell>
              <table:table-cell office:value-type="float" office:value="152.882428476563">
                <text:p>152.882428476563</text:p>
              </table:table-cell>
              <table:table-cell office:value-type="float" office:value="1.25">
                <text:p>1.25</text:p>
              </table:table-cell>
              <table:table-cell office:value-type="float" office:value="156.091621835937">
                <text:p>156.091621835937</text:p>
              </table:table-cell>
              <table:table-cell office:value-type="float" office:value="1.25">
                <text:p>1.25</text:p>
              </table:table-cell>
              <table:table-cell office:value-type="float" office:value="158.997674746094">
                <text:p>158.997674746094</text:p>
              </table:table-cell>
              <table:table-cell office:value-type="float" office:value="1.25">
                <text:p>1.25</text:p>
              </table:table-cell>
              <table:table-cell office:value-type="float" office:value="161.663604375">
                <text:p>161.663604375</text:p>
              </table:table-cell>
              <table:table-cell office:value-type="float" office:value="1.25">
                <text:p>1.25</text:p>
              </table:table-cell>
              <table:table-cell office:value-type="float" office:value="164.133633476563">
                <text:p>164.133633476563</text:p>
              </table:table-cell>
              <table:table-cell office:value-type="float" office:value="1.25">
                <text:p>1.25</text:p>
              </table:table-cell>
              <table:table-cell office:value-type="float" office:value="166.449052402344">
                <text:p>166.449052402344</text:p>
              </table:table-cell>
              <table:table-cell office:value-type="float" office:value="1.25">
                <text:p>1.25</text:p>
              </table:table-cell>
              <table:table-cell office:value-type="float" office:value="168.631602617188">
                <text:p>168.631602617188</text:p>
              </table:table-cell>
              <table:table-cell office:value-type="float" office:value="1.25">
                <text:p>1.25</text:p>
              </table:table-cell>
              <table:table-cell office:value-type="float" office:value="170.68251484375">
                <text:p>170.68251484375</text:p>
              </table:table-cell>
              <table:table-cell office:value-type="float" office:value="1.25">
                <text:p>1.25</text:p>
              </table:table-cell>
              <table:table-cell office:value-type="float" office:value="172.639111914063">
                <text:p>172.639111914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">
                <text:p>1.3</text:p>
              </table:table-cell>
              <table:table-cell office:value-type="float" office:value="145.11">
                <text:p>145.11</text:p>
              </table:table-cell>
              <table:table-cell office:value-type="float" office:value="149.29">
                <text:p>149.29</text:p>
              </table:table-cell>
              <table:table-cell office:value-type="float" office:value="1.3">
                <text:p>1.3</text:p>
              </table:table-cell>
              <table:table-cell office:value-type="float" office:value="152.91">
                <text:p>152.91</text:p>
              </table:table-cell>
              <table:table-cell office:value-type="float" office:value="1.3">
                <text:p>1.3</text:p>
              </table:table-cell>
              <table:table-cell office:value-type="float" office:value="156.12">
                <text:p>156.12</text:p>
              </table:table-cell>
              <table:table-cell office:value-type="float" office:value="1.3">
                <text:p>1.3</text:p>
              </table:table-cell>
              <table:table-cell office:value-type="float" office:value="159.04">
                <text:p>159.04</text:p>
              </table:table-cell>
              <table:table-cell office:value-type="float" office:value="1.3">
                <text:p>1.3</text:p>
              </table:table-cell>
              <table:table-cell office:value-type="float" office:value="161.71">
                <text:p>161.71</text:p>
              </table:table-cell>
              <table:table-cell office:value-type="float" office:value="1.3">
                <text:p>1.3</text:p>
              </table:table-cell>
              <table:table-cell office:value-type="float" office:value="164.19">
                <text:p>164.19</text:p>
              </table:table-cell>
              <table:table-cell office:value-type="float" office:value="1.3">
                <text:p>1.3</text:p>
              </table:table-cell>
              <table:table-cell office:value-type="float" office:value="166.51">
                <text:p>166.51</text:p>
              </table:table-cell>
              <table:table-cell office:value-type="float" office:value="1.3">
                <text:p>1.3</text:p>
              </table:table-cell>
              <table:table-cell office:value-type="float" office:value="168.7">
                <text:p>168.7</text:p>
              </table:table-cell>
              <table:table-cell office:value-type="float" office:value="1.3">
                <text:p>1.3</text:p>
              </table:table-cell>
              <table:table-cell office:value-type="float" office:value="170.77">
                <text:p>170.77</text:p>
              </table:table-cell>
              <table:table-cell office:value-type="float" office:value="1.3">
                <text:p>1.3</text:p>
              </table:table-cell>
              <table:table-cell office:value-type="float" office:value="172.73">
                <text:p>172.73</text:p>
              </table:table-cell>
              <table:table-cell office:value-type="float" office:value="145.1129005107">
                <text:p>145.1129005107</text:p>
              </table:table-cell>
              <table:table-cell office:value-type="float" office:value="149.2813186371">
                <text:p>149.2813186371</text:p>
              </table:table-cell>
              <table:table-cell office:value-type="float" office:value="1.3">
                <text:p>1.3</text:p>
              </table:table-cell>
              <table:table-cell office:value-type="float" office:value="152.8992705782">
                <text:p>152.8992705782</text:p>
              </table:table-cell>
              <table:table-cell office:value-type="float" office:value="1.3">
                <text:p>1.3</text:p>
              </table:table-cell>
              <table:table-cell office:value-type="float" office:value="156.1137981838">
                <text:p>156.1137981838</text:p>
              </table:table-cell>
              <table:table-cell office:value-type="float" office:value="1.3">
                <text:p>1.3</text:p>
              </table:table-cell>
              <table:table-cell office:value-type="float" office:value="159.0232384923">
                <text:p>159.0232384923</text:p>
              </table:table-cell>
              <table:table-cell office:value-type="float" office:value="1.3">
                <text:p>1.3</text:p>
              </table:table-cell>
              <table:table-cell office:value-type="float" office:value="161.694200242">
                <text:p>161.694200242</text:p>
              </table:table-cell>
              <table:table-cell office:value-type="float" office:value="1.3">
                <text:p>1.3</text:p>
              </table:table-cell>
              <table:table-cell office:value-type="float" office:value="164.1672912522">
                <text:p>164.1672912522</text:p>
              </table:table-cell>
              <table:table-cell office:value-type="float" office:value="1.3">
                <text:p>1.3</text:p>
              </table:table-cell>
              <table:table-cell office:value-type="float" office:value="166.4897360515">
                <text:p>166.4897360515</text:p>
              </table:table-cell>
              <table:table-cell office:value-type="float" office:value="1.3">
                <text:p>1.3</text:p>
              </table:table-cell>
              <table:table-cell office:value-type="float" office:value="168.679736523">
                <text:p>168.679736523</text:p>
              </table:table-cell>
              <table:table-cell office:value-type="float" office:value="1.3">
                <text:p>1.3</text:p>
              </table:table-cell>
              <table:table-cell office:value-type="float" office:value="170.735726656">
                <text:p>170.735726656</text:p>
              </table:table-cell>
              <table:table-cell office:value-type="float" office:value="1.3">
                <text:p>1.3</text:p>
              </table:table-cell>
              <table:table-cell office:value-type="float" office:value="172.701938339">
                <text:p>172.701938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5">
                <text:p>1.35</text:p>
              </table:table-cell>
              <table:table-cell office:value-type="float" office:value="145.12">
                <text:p>145.12</text:p>
              </table:table-cell>
              <table:table-cell office:value-type="float" office:value="149.3">
                <text:p>149.3</text:p>
              </table:table-cell>
              <table:table-cell office:value-type="float" office:value="1.35">
                <text:p>1.35</text:p>
              </table:table-cell>
              <table:table-cell office:value-type="float" office:value="152.93">
                <text:p>152.93</text:p>
              </table:table-cell>
              <table:table-cell office:value-type="float" office:value="1.35">
                <text:p>1.35</text:p>
              </table:table-cell>
              <table:table-cell office:value-type="float" office:value="156.15">
                <text:p>156.15</text:p>
              </table:table-cell>
              <table:table-cell office:value-type="float" office:value="1.35">
                <text:p>1.35</text:p>
              </table:table-cell>
              <table:table-cell office:value-type="float" office:value="159.07">
                <text:p>159.07</text:p>
              </table:table-cell>
              <table:table-cell office:value-type="float" office:value="1.35">
                <text:p>1.35</text:p>
              </table:table-cell>
              <table:table-cell office:value-type="float" office:value="161.75">
                <text:p>161.75</text:p>
              </table:table-cell>
              <table:table-cell office:value-type="float" office:value="1.35">
                <text:p>1.35</text:p>
              </table:table-cell>
              <table:table-cell office:value-type="float" office:value="164.23">
                <text:p>164.23</text:p>
              </table:table-cell>
              <table:table-cell office:value-type="float" office:value="1.35">
                <text:p>1.35</text:p>
              </table:table-cell>
              <table:table-cell office:value-type="float" office:value="166.56">
                <text:p>166.56</text:p>
              </table:table-cell>
              <table:table-cell office:value-type="float" office:value="1.35">
                <text:p>1.35</text:p>
              </table:table-cell>
              <table:table-cell office:value-type="float" office:value="168.76">
                <text:p>168.76</text:p>
              </table:table-cell>
              <table:table-cell office:value-type="float" office:value="1.35">
                <text:p>1.35</text:p>
              </table:table-cell>
              <table:table-cell office:value-type="float" office:value="170.83">
                <text:p>170.83</text:p>
              </table:table-cell>
              <table:table-cell office:value-type="float" office:value="1.35">
                <text:p>1.35</text:p>
              </table:table-cell>
              <table:table-cell office:value-type="float" office:value="172.82">
                <text:p>172.82</text:p>
              </table:table-cell>
              <table:table-cell office:value-type="float" office:value="145.119240837544">
                <text:p>145.119240837544</text:p>
              </table:table-cell>
              <table:table-cell office:value-type="float" office:value="149.295202249944">
                <text:p>149.295202249944</text:p>
              </table:table-cell>
              <table:table-cell office:value-type="float" office:value="1.35">
                <text:p>1.35</text:p>
              </table:table-cell>
              <table:table-cell office:value-type="float" office:value="152.920653310262">
                <text:p>152.920653310262</text:p>
              </table:table-cell>
              <table:table-cell office:value-type="float" office:value="1.35">
                <text:p>1.35</text:p>
              </table:table-cell>
              <table:table-cell office:value-type="float" office:value="156.141930036737">
                <text:p>156.141930036737</text:p>
              </table:table-cell>
              <table:table-cell office:value-type="float" office:value="1.35">
                <text:p>1.35</text:p>
              </table:table-cell>
              <table:table-cell office:value-type="float" office:value="159.056103942894">
                <text:p>159.056103942894</text:p>
              </table:table-cell>
              <table:table-cell office:value-type="float" office:value="1.35">
                <text:p>1.35</text:p>
              </table:table-cell>
              <table:table-cell office:value-type="float" office:value="161.7333705545">
                <text:p>161.7333705545</text:p>
              </table:table-cell>
              <table:table-cell office:value-type="float" office:value="1.35">
                <text:p>1.35</text:p>
              </table:table-cell>
              <table:table-cell office:value-type="float" office:value="164.210943826763">
                <text:p>164.210943826763</text:p>
              </table:table-cell>
              <table:table-cell office:value-type="float" office:value="1.35">
                <text:p>1.35</text:p>
              </table:table-cell>
              <table:table-cell office:value-type="float" office:value="166.541818751344">
                <text:p>166.541818751344</text:p>
              </table:table-cell>
              <table:table-cell office:value-type="float" office:value="1.35">
                <text:p>1.35</text:p>
              </table:table-cell>
              <table:table-cell office:value-type="float" office:value="168.740984710187">
                <text:p>168.740984710187</text:p>
              </table:table-cell>
              <table:table-cell office:value-type="float" office:value="1.35">
                <text:p>1.35</text:p>
              </table:table-cell>
              <table:table-cell office:value-type="float" office:value="170.80458781975">
                <text:p>170.80458781975</text:p>
              </table:table-cell>
              <table:table-cell office:value-type="float" office:value="1.35">
                <text:p>1.35</text:p>
              </table:table-cell>
              <table:table-cell office:value-type="float" office:value="172.783681310563">
                <text:p>172.7836813105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">
                <text:p>1.4</text:p>
              </table:table-cell>
              <table:table-cell office:value-type="float" office:value="145.13">
                <text:p>145.13</text:p>
              </table:table-cell>
              <table:table-cell office:value-type="float" office:value="149.32">
                <text:p>149.32</text:p>
              </table:table-cell>
              <table:table-cell office:value-type="float" office:value="1.4">
                <text:p>1.4</text:p>
              </table:table-cell>
              <table:table-cell office:value-type="float" office:value="152.96">
                <text:p>152.96</text:p>
              </table:table-cell>
              <table:table-cell office:value-type="float" office:value="1.4">
                <text:p>1.4</text:p>
              </table:table-cell>
              <table:table-cell office:value-type="float" office:value="156.19">
                <text:p>156.19</text:p>
              </table:table-cell>
              <table:table-cell office:value-type="float" office:value="1.4">
                <text:p>1.4</text:p>
              </table:table-cell>
              <table:table-cell office:value-type="float" office:value="159.11">
                <text:p>159.11</text:p>
              </table:table-cell>
              <table:table-cell office:value-type="float" office:value="1.4">
                <text:p>1.4</text:p>
              </table:table-cell>
              <table:table-cell office:value-type="float" office:value="161.8">
                <text:p>161.8</text:p>
              </table:table-cell>
              <table:table-cell office:value-type="float" office:value="1.4">
                <text:p>1.4</text:p>
              </table:table-cell>
              <table:table-cell office:value-type="float" office:value="164.29">
                <text:p>164.29</text:p>
              </table:table-cell>
              <table:table-cell office:value-type="float" office:value="1.4">
                <text:p>1.4</text:p>
              </table:table-cell>
              <table:table-cell office:value-type="float" office:value="166.63">
                <text:p>166.63</text:p>
              </table:table-cell>
              <table:table-cell office:value-type="float" office:value="1.4">
                <text:p>1.4</text:p>
              </table:table-cell>
              <table:table-cell office:value-type="float" office:value="168.83">
                <text:p>168.83</text:p>
              </table:table-cell>
              <table:table-cell office:value-type="float" office:value="1.4">
                <text:p>1.4</text:p>
              </table:table-cell>
              <table:table-cell office:value-type="float" office:value="170.92">
                <text:p>170.92</text:p>
              </table:table-cell>
              <table:table-cell office:value-type="float" office:value="1.4">
                <text:p>1.4</text:p>
              </table:table-cell>
              <table:table-cell office:value-type="float" office:value="172.91">
                <text:p>172.91</text:p>
              </table:table-cell>
              <table:table-cell office:value-type="float" office:value="145.1281590912">
                <text:p>145.1281590912</text:p>
              </table:table-cell>
              <table:table-cell office:value-type="float" office:value="149.3129330096">
                <text:p>149.3129330096</text:p>
              </table:table-cell>
              <table:table-cell office:value-type="float" office:value="1.4">
                <text:p>1.4</text:p>
              </table:table-cell>
              <table:table-cell office:value-type="float" office:value="152.9473548192">
                <text:p>152.9473548192</text:p>
              </table:table-cell>
              <table:table-cell office:value-type="float" office:value="1.4">
                <text:p>1.4</text:p>
              </table:table-cell>
              <table:table-cell office:value-type="float" office:value="156.1770034928">
                <text:p>156.1770034928</text:p>
              </table:table-cell>
              <table:table-cell office:value-type="float" office:value="1.4">
                <text:p>1.4</text:p>
              </table:table-cell>
              <table:table-cell office:value-type="float" office:value="159.0975653488">
                <text:p>159.0975653488</text:p>
              </table:table-cell>
              <table:table-cell office:value-type="float" office:value="1.4">
                <text:p>1.4</text:p>
              </table:table-cell>
              <table:table-cell office:value-type="float" office:value="161.782608912">
                <text:p>161.782608912</text:p>
              </table:table-cell>
              <table:table-cell office:value-type="float" office:value="1.4">
                <text:p>1.4</text:p>
              </table:table-cell>
              <table:table-cell office:value-type="float" office:value="164.2664269232">
                <text:p>164.2664269232</text:p>
              </table:table-cell>
              <table:table-cell office:value-type="float" office:value="1.4">
                <text:p>1.4</text:p>
              </table:table-cell>
              <table:table-cell office:value-type="float" office:value="166.607257184">
                <text:p>166.607257184</text:p>
              </table:table-cell>
              <table:table-cell office:value-type="float" office:value="1.4">
                <text:p>1.4</text:p>
              </table:table-cell>
              <table:table-cell office:value-type="float" office:value="168.817537688">
                <text:p>168.817537688</text:p>
              </table:table-cell>
              <table:table-cell office:value-type="float" office:value="1.4">
                <text:p>1.4</text:p>
              </table:table-cell>
              <table:table-cell office:value-type="float" office:value="170.891872576">
                <text:p>170.891872576</text:p>
              </table:table-cell>
              <table:table-cell office:value-type="float" office:value="1.4">
                <text:p>1.4</text:p>
              </table:table-cell>
              <table:table-cell office:value-type="float" office:value="172.887730864">
                <text:p>172.887730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5">
                <text:p>1.45</text:p>
              </table:table-cell>
              <table:table-cell office:value-type="float" office:value="145.14">
                <text:p>145.14</text:p>
              </table:table-cell>
              <table:table-cell office:value-type="float" office:value="149.34">
                <text:p>149.34</text:p>
              </table:table-cell>
              <table:table-cell office:value-type="float" office:value="1.45">
                <text:p>1.45</text:p>
              </table:table-cell>
              <table:table-cell office:value-type="float" office:value="152.99">
                <text:p>152.99</text:p>
              </table:table-cell>
              <table:table-cell office:value-type="float" office:value="1.45">
                <text:p>1.45</text:p>
              </table:table-cell>
              <table:table-cell office:value-type="float" office:value="156.23">
                <text:p>156.23</text:p>
              </table:table-cell>
              <table:table-cell office:value-type="float" office:value="1.45">
                <text:p>1.45</text:p>
              </table:table-cell>
              <table:table-cell office:value-type="float" office:value="159.16">
                <text:p>159.16</text:p>
              </table:table-cell>
              <table:table-cell office:value-type="float" office:value="1.45">
                <text:p>1.45</text:p>
              </table:table-cell>
              <table:table-cell office:value-type="float" office:value="161.85">
                <text:p>161.85</text:p>
              </table:table-cell>
              <table:table-cell office:value-type="float" office:value="1.45">
                <text:p>1.45</text:p>
              </table:table-cell>
              <table:table-cell office:value-type="float" office:value="164.36">
                <text:p>164.36</text:p>
              </table:table-cell>
              <table:table-cell office:value-type="float" office:value="1.45">
                <text:p>1.45</text:p>
              </table:table-cell>
              <table:table-cell office:value-type="float" office:value="166.7">
                <text:p>166.7</text:p>
              </table:table-cell>
              <table:table-cell office:value-type="float" office:value="1.45">
                <text:p>1.45</text:p>
              </table:table-cell>
              <table:table-cell office:value-type="float" office:value="168.92">
                <text:p>168.92</text:p>
              </table:table-cell>
              <table:table-cell office:value-type="float" office:value="1.45">
                <text:p>1.45</text:p>
              </table:table-cell>
              <table:table-cell office:value-type="float" office:value="171.02">
                <text:p>171.02</text:p>
              </table:table-cell>
              <table:table-cell office:value-type="float" office:value="1.45">
                <text:p>1.45</text:p>
              </table:table-cell>
              <table:table-cell office:value-type="float" office:value="173.03">
                <text:p>173.03</text:p>
              </table:table-cell>
              <table:table-cell office:value-type="float" office:value="145.140071862544">
                <text:p>145.140071862544</text:p>
              </table:table-cell>
              <table:table-cell office:value-type="float" office:value="149.335129213444">
                <text:p>149.335129213444</text:p>
              </table:table-cell>
              <table:table-cell office:value-type="float" office:value="1.45">
                <text:p>1.45</text:p>
              </table:table-cell>
              <table:table-cell office:value-type="float" office:value="152.980213275763">
                <text:p>152.980213275763</text:p>
              </table:table-cell>
              <table:table-cell office:value-type="float" office:value="1.45">
                <text:p>1.45</text:p>
              </table:table-cell>
              <table:table-cell office:value-type="float" office:value="156.220077303738">
                <text:p>156.220077303738</text:p>
              </table:table-cell>
              <table:table-cell office:value-type="float" office:value="1.45">
                <text:p>1.45</text:p>
              </table:table-cell>
              <table:table-cell office:value-type="float" office:value="159.149016792394">
                <text:p>159.149016792394</text:p>
              </table:table-cell>
              <table:table-cell office:value-type="float" office:value="1.45">
                <text:p>1.45</text:p>
              </table:table-cell>
              <table:table-cell office:value-type="float" office:value="161.843522632">
                <text:p>161.843522632</text:p>
              </table:table-cell>
              <table:table-cell office:value-type="float" office:value="1.45">
                <text:p>1.45</text:p>
              </table:table-cell>
              <table:table-cell office:value-type="float" office:value="164.335721074762">
                <text:p>164.335721074762</text:p>
              </table:table-cell>
              <table:table-cell office:value-type="float" office:value="1.45">
                <text:p>1.45</text:p>
              </table:table-cell>
              <table:table-cell office:value-type="float" office:value="166.688154973844">
                <text:p>166.688154973844</text:p>
              </table:table-cell>
              <table:table-cell office:value-type="float" office:value="1.45">
                <text:p>1.45</text:p>
              </table:table-cell>
              <table:table-cell office:value-type="float" office:value="168.911747130188">
                <text:p>168.911747130188</text:p>
              </table:table-cell>
              <table:table-cell office:value-type="float" office:value="1.45">
                <text:p>1.45</text:p>
              </table:table-cell>
              <table:table-cell office:value-type="float" office:value="171.00056719975">
                <text:p>171.00056719975</text:p>
              </table:table-cell>
              <table:table-cell office:value-type="float" office:value="1.45">
                <text:p>1.45</text:p>
              </table:table-cell>
              <table:table-cell office:value-type="float" office:value="173.017736938063">
                <text:p>173.0177369380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">
                <text:p>1.5</text:p>
              </table:table-cell>
              <table:table-cell office:value-type="float" office:value="145.16">
                <text:p>145.16</text:p>
              </table:table-cell>
              <table:table-cell office:value-type="float" office:value="149.37">
                <text:p>149.37</text:p>
              </table:table-cell>
              <table:table-cell office:value-type="float" office:value="1.5">
                <text:p>1.5</text:p>
              </table:table-cell>
              <table:table-cell office:value-type="float" office:value="153.03">
                <text:p>153.03</text:p>
              </table:table-cell>
              <table:table-cell office:value-type="float" office:value="1.5">
                <text:p>1.5</text:p>
              </table:table-cell>
              <table:table-cell office:value-type="float" office:value="156.28">
                <text:p>156.28</text:p>
              </table:table-cell>
              <table:table-cell office:value-type="float" office:value="1.5">
                <text:p>1.5</text:p>
              </table:table-cell>
              <table:table-cell office:value-type="float" office:value="159.22">
                <text:p>159.22</text:p>
              </table:table-cell>
              <table:table-cell office:value-type="float" office:value="1.5">
                <text:p>1.5</text:p>
              </table:table-cell>
              <table:table-cell office:value-type="float" office:value="161.92">
                <text:p>161.92</text:p>
              </table:table-cell>
              <table:table-cell office:value-type="float" office:value="1.5">
                <text:p>1.5</text:p>
              </table:table-cell>
              <table:table-cell office:value-type="float" office:value="164.44">
                <text:p>164.44</text:p>
              </table:table-cell>
              <table:table-cell office:value-type="float" office:value="1.5">
                <text:p>1.5</text:p>
              </table:table-cell>
              <table:table-cell office:value-type="float" office:value="166.8">
                <text:p>166.8</text:p>
              </table:table-cell>
              <table:table-cell office:value-type="float" office:value="1.5">
                <text:p>1.5</text:p>
              </table:table-cell>
              <table:table-cell office:value-type="float" office:value="169.03">
                <text:p>169.03</text:p>
              </table:table-cell>
              <table:table-cell office:value-type="float" office:value="1.5">
                <text:p>1.5</text:p>
              </table:table-cell>
              <table:table-cell office:value-type="float" office:value="171.14">
                <text:p>171.14</text:p>
              </table:table-cell>
              <table:table-cell office:value-type="float" office:value="1.5">
                <text:p>1.5</text:p>
              </table:table-cell>
              <table:table-cell office:value-type="float" office:value="173.17">
                <text:p>173.17</text:p>
              </table:table-cell>
              <table:table-cell office:value-type="float" office:value="145.1554231875">
                <text:p>145.1554231875</text:p>
              </table:table-cell>
              <table:table-cell office:value-type="float" office:value="149.3624526875">
                <text:p>149.3624526875</text:p>
              </table:table-cell>
              <table:table-cell office:value-type="float" office:value="1.5">
                <text:p>1.5</text:p>
              </table:table-cell>
              <table:table-cell office:value-type="float" office:value="153.020126875">
                <text:p>153.020126875</text:p>
              </table:table-cell>
              <table:table-cell office:value-type="float" office:value="1.5">
                <text:p>1.5</text:p>
              </table:table-cell>
              <table:table-cell office:value-type="float" office:value="156.272282875">
                <text:p>156.272282875</text:p>
              </table:table-cell>
              <table:table-cell office:value-type="float" office:value="1.5">
                <text:p>1.5</text:p>
              </table:table-cell>
              <table:table-cell office:value-type="float" office:value="159.2119521875">
                <text:p>159.2119521875</text:p>
              </table:table-cell>
              <table:table-cell office:value-type="float" office:value="1.5">
                <text:p>1.5</text:p>
              </table:table-cell>
              <table:table-cell office:value-type="float" office:value="161.91783275">
                <text:p>161.91783275</text:p>
              </table:table-cell>
              <table:table-cell office:value-type="float" office:value="1.5">
                <text:p>1.5</text:p>
              </table:table-cell>
              <table:table-cell office:value-type="float" office:value="164.420951625">
                <text:p>164.420951625</text:p>
              </table:table-cell>
              <table:table-cell office:value-type="float" office:value="1.5">
                <text:p>1.5</text:p>
              </table:table-cell>
              <table:table-cell office:value-type="float" office:value="166.7867626875">
                <text:p>166.7867626875</text:p>
              </table:table-cell>
              <table:table-cell office:value-type="float" office:value="1.5">
                <text:p>1.5</text:p>
              </table:table-cell>
              <table:table-cell office:value-type="float" office:value="169.026125875">
                <text:p>169.026125875</text:p>
              </table:table-cell>
              <table:table-cell office:value-type="float" office:value="1.5">
                <text:p>1.5</text:p>
              </table:table-cell>
              <table:table-cell office:value-type="float" office:value="171.13387">
                <text:p>171.13387</text:p>
              </table:table-cell>
              <table:table-cell office:value-type="float" office:value="1.5">
                <text:p>1.5</text:p>
              </table:table-cell>
              <table:table-cell office:value-type="float" office:value="173.177609375">
                <text:p>173.17760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5">
                <text:p>1.55</text:p>
              </table:table-cell>
              <table:table-cell office:value-type="float" office:value="145.18">
                <text:p>145.18</text:p>
              </table:table-cell>
              <table:table-cell office:value-type="float" office:value="149.41">
                <text:p>149.41</text:p>
              </table:table-cell>
              <table:table-cell office:value-type="float" office:value="1.55">
                <text:p>1.55</text:p>
              </table:table-cell>
              <table:table-cell office:value-type="float" office:value="153.08">
                <text:p>153.08</text:p>
              </table:table-cell>
              <table:table-cell office:value-type="float" office:value="1.55">
                <text:p>1.55</text:p>
              </table:table-cell>
              <table:table-cell office:value-type="float" office:value="156.34">
                <text:p>156.34</text:p>
              </table:table-cell>
              <table:table-cell office:value-type="float" office:value="1.55">
                <text:p>1.55</text:p>
              </table:table-cell>
              <table:table-cell office:value-type="float" office:value="159.29">
                <text:p>159.29</text:p>
              </table:table-cell>
              <table:table-cell office:value-type="float" office:value="1.55">
                <text:p>1.55</text:p>
              </table:table-cell>
              <table:table-cell office:value-type="float" office:value="162.01">
                <text:p>162.01</text:p>
              </table:table-cell>
              <table:table-cell office:value-type="float" office:value="1.55">
                <text:p>1.55</text:p>
              </table:table-cell>
              <table:table-cell office:value-type="float" office:value="164.53">
                <text:p>164.53</text:p>
              </table:table-cell>
              <table:table-cell office:value-type="float" office:value="1.55">
                <text:p>1.55</text:p>
              </table:table-cell>
              <table:table-cell office:value-type="float" office:value="166.91">
                <text:p>166.91</text:p>
              </table:table-cell>
              <table:table-cell office:value-type="float" office:value="1.55">
                <text:p>1.55</text:p>
              </table:table-cell>
              <table:table-cell office:value-type="float" office:value="169.16">
                <text:p>169.16</text:p>
              </table:table-cell>
              <table:table-cell office:value-type="float" office:value="1.55">
                <text:p>1.55</text:p>
              </table:table-cell>
              <table:table-cell office:value-type="float" office:value="171.29">
                <text:p>171.29</text:p>
              </table:table-cell>
              <table:table-cell office:value-type="float" office:value="1.55">
                <text:p>1.55</text:p>
              </table:table-cell>
              <table:table-cell office:value-type="float" office:value="173.35">
                <text:p>173.35</text:p>
              </table:table-cell>
              <table:table-cell office:value-type="float" office:value="145.174684547044">
                <text:p>145.174684547044</text:p>
              </table:table-cell>
              <table:table-cell office:value-type="float" office:value="149.395608786444">
                <text:p>149.395608786444</text:p>
              </table:table-cell>
              <table:table-cell office:value-type="float" office:value="1.55">
                <text:p>1.55</text:p>
              </table:table-cell>
              <table:table-cell office:value-type="float" office:value="153.068053836263">
                <text:p>153.068053836263</text:p>
              </table:table-cell>
              <table:table-cell office:value-type="float" office:value="1.55">
                <text:p>1.55</text:p>
              </table:table-cell>
              <table:table-cell office:value-type="float" office:value="156.334824265738">
                <text:p>156.334824265738</text:p>
              </table:table-cell>
              <table:table-cell office:value-type="float" office:value="1.55">
                <text:p>1.55</text:p>
              </table:table-cell>
              <table:table-cell office:value-type="float" office:value="159.287965279394">
                <text:p>159.287965279394</text:p>
              </table:table-cell>
              <table:table-cell office:value-type="float" office:value="1.55">
                <text:p>1.55</text:p>
              </table:table-cell>
              <table:table-cell office:value-type="float" office:value="162.0073740195">
                <text:p>162.0073740195</text:p>
              </table:table-cell>
              <table:table-cell office:value-type="float" office:value="1.55">
                <text:p>1.55</text:p>
              </table:table-cell>
              <table:table-cell office:value-type="float" office:value="164.524388727762">
                <text:p>164.524388727762</text:p>
              </table:table-cell>
              <table:table-cell office:value-type="float" office:value="1.55">
                <text:p>1.55</text:p>
              </table:table-cell>
              <table:table-cell office:value-type="float" office:value="166.905477833844">
                <text:p>166.905477833844</text:p>
              </table:table-cell>
              <table:table-cell office:value-type="float" office:value="1.55">
                <text:p>1.55</text:p>
              </table:table-cell>
              <table:table-cell office:value-type="float" office:value="169.163347925187">
                <text:p>169.163347925187</text:p>
              </table:table-cell>
              <table:table-cell office:value-type="float" office:value="1.55">
                <text:p>1.55</text:p>
              </table:table-cell>
              <table:table-cell office:value-type="float" office:value="171.29519131975">
                <text:p>171.29519131975</text:p>
              </table:table-cell>
              <table:table-cell office:value-type="float" office:value="1.55">
                <text:p>1.55</text:p>
              </table:table-cell>
              <table:table-cell office:value-type="float" office:value="173.371517920563">
                <text:p>173.371517920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">
                <text:p>1.6</text:p>
              </table:table-cell>
              <table:table-cell office:value-type="float" office:value="145.2">
                <text:p>145.2</text:p>
              </table:table-cell>
              <table:table-cell office:value-type="float" office:value="149.44">
                <text:p>149.44</text:p>
              </table:table-cell>
              <table:table-cell office:value-type="float" office:value="1.6">
                <text:p>1.6</text:p>
              </table:table-cell>
              <table:table-cell office:value-type="float" office:value="153.13">
                <text:p>153.13</text:p>
              </table:table-cell>
              <table:table-cell office:value-type="float" office:value="1.6">
                <text:p>1.6</text:p>
              </table:table-cell>
              <table:table-cell office:value-type="float" office:value="156.41">
                <text:p>156.41</text:p>
              </table:table-cell>
              <table:table-cell office:value-type="float" office:value="1.6">
                <text:p>1.6</text:p>
              </table:table-cell>
              <table:table-cell office:value-type="float" office:value="159.38">
                <text:p>159.38</text:p>
              </table:table-cell>
              <table:table-cell office:value-type="float" office:value="1.6">
                <text:p>1.6</text:p>
              </table:table-cell>
              <table:table-cell office:value-type="float" office:value="162.11">
                <text:p>162.11</text:p>
              </table:table-cell>
              <table:table-cell office:value-type="float" office:value="1.6">
                <text:p>1.6</text:p>
              </table:table-cell>
              <table:table-cell office:value-type="float" office:value="164.65">
                <text:p>164.65</text:p>
              </table:table-cell>
              <table:table-cell office:value-type="float" office:value="1.6">
                <text:p>1.6</text:p>
              </table:table-cell>
              <table:table-cell office:value-type="float" office:value="167.04">
                <text:p>167.04</text:p>
              </table:table-cell>
              <table:table-cell office:value-type="float" office:value="1.6">
                <text:p>1.6</text:p>
              </table:table-cell>
              <table:table-cell office:value-type="float" office:value="169.31">
                <text:p>169.31</text:p>
              </table:table-cell>
              <table:table-cell office:value-type="float" office:value="1.6">
                <text:p>1.6</text:p>
              </table:table-cell>
              <table:table-cell office:value-type="float" office:value="171.46">
                <text:p>171.46</text:p>
              </table:table-cell>
              <table:table-cell office:value-type="float" office:value="1.6">
                <text:p>1.6</text:p>
              </table:table-cell>
              <table:table-cell office:value-type="float" office:value="173.56">
                <text:p>173.56</text:p>
              </table:table-cell>
              <table:table-cell office:value-type="float" office:value="145.1983548672">
                <text:p>145.1983548672</text:p>
              </table:table-cell>
              <table:table-cell office:value-type="float" office:value="149.4353463936">
                <text:p>149.4353463936</text:p>
              </table:table-cell>
              <table:table-cell office:value-type="float" office:value="1.6">
                <text:p>1.6</text:p>
              </table:table-cell>
              <table:table-cell office:value-type="float" office:value="153.1250124032">
                <text:p>153.1250124032</text:p>
              </table:table-cell>
              <table:table-cell office:value-type="float" office:value="1.6">
                <text:p>1.6</text:p>
              </table:table-cell>
              <table:table-cell office:value-type="float" office:value="156.4089781888">
                <text:p>156.4089781888</text:p>
              </table:table-cell>
              <table:table-cell office:value-type="float" office:value="1.6">
                <text:p>1.6</text:p>
              </table:table-cell>
              <table:table-cell office:value-type="float" office:value="159.3787496448">
                <text:p>159.3787496448</text:p>
              </table:table-cell>
              <table:table-cell office:value-type="float" office:value="1.6">
                <text:p>1.6</text:p>
              </table:table-cell>
              <table:table-cell office:value-type="float" office:value="162.114094912">
                <text:p>162.114094912</text:p>
              </table:table-cell>
              <table:table-cell office:value-type="float" office:value="1.6">
                <text:p>1.6</text:p>
              </table:table-cell>
              <table:table-cell office:value-type="float" office:value="164.6484473472">
                <text:p>164.6484473472</text:p>
              </table:table-cell>
              <table:table-cell office:value-type="float" office:value="1.6">
                <text:p>1.6</text:p>
              </table:table-cell>
              <table:table-cell office:value-type="float" office:value="167.046844864">
                <text:p>167.046844864</text:p>
              </table:table-cell>
              <table:table-cell office:value-type="float" office:value="1.6">
                <text:p>1.6</text:p>
              </table:table-cell>
              <table:table-cell office:value-type="float" office:value="169.326248448">
                <text:p>169.326248448</text:p>
              </table:table-cell>
              <table:table-cell office:value-type="float" office:value="1.6">
                <text:p>1.6</text:p>
              </table:table-cell>
              <table:table-cell office:value-type="float" office:value="171.488153536">
                <text:p>171.488153536</text:p>
              </table:table-cell>
              <table:table-cell office:value-type="float" office:value="1.6">
                <text:p>1.6</text:p>
              </table:table-cell>
              <table:table-cell office:value-type="float" office:value="173.603892224">
                <text:p>173.6038922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5">
                <text:p>1.65</text:p>
              </table:table-cell>
              <table:table-cell office:value-type="float" office:value="145.23">
                <text:p>145.23</text:p>
              </table:table-cell>
              <table:table-cell office:value-type="float" office:value="149.49">
                <text:p>149.49</text:p>
              </table:table-cell>
              <table:table-cell office:value-type="float" office:value="1.65">
                <text:p>1.65</text:p>
              </table:table-cell>
              <table:table-cell office:value-type="float" office:value="153.19">
                <text:p>153.19</text:p>
              </table:table-cell>
              <table:table-cell office:value-type="float" office:value="1.65">
                <text:p>1.65</text:p>
              </table:table-cell>
              <table:table-cell office:value-type="float" office:value="156.49">
                <text:p>156.49</text:p>
              </table:table-cell>
              <table:table-cell office:value-type="float" office:value="1.65">
                <text:p>1.65</text:p>
              </table:table-cell>
              <table:table-cell office:value-type="float" office:value="159.48">
                <text:p>159.48</text:p>
              </table:table-cell>
              <table:table-cell office:value-type="float" office:value="1.65">
                <text:p>1.65</text:p>
              </table:table-cell>
              <table:table-cell office:value-type="float" office:value="162.23">
                <text:p>162.23</text:p>
              </table:table-cell>
              <table:table-cell office:value-type="float" office:value="1.65">
                <text:p>1.65</text:p>
              </table:table-cell>
              <table:table-cell office:value-type="float" office:value="164.78">
                <text:p>164.78</text:p>
              </table:table-cell>
              <table:table-cell office:value-type="float" office:value="1.65">
                <text:p>1.65</text:p>
              </table:table-cell>
              <table:table-cell office:value-type="float" office:value="167.19">
                <text:p>167.19</text:p>
              </table:table-cell>
              <table:table-cell office:value-type="float" office:value="1.65">
                <text:p>1.65</text:p>
              </table:table-cell>
              <table:table-cell office:value-type="float" office:value="169.49">
                <text:p>169.49</text:p>
              </table:table-cell>
              <table:table-cell office:value-type="float" office:value="1.65">
                <text:p>1.65</text:p>
              </table:table-cell>
              <table:table-cell office:value-type="float" office:value="171.68">
                <text:p>171.68</text:p>
              </table:table-cell>
              <table:table-cell office:value-type="float" office:value="1.65">
                <text:p>1.65</text:p>
              </table:table-cell>
              <table:table-cell office:value-type="float" office:value="173.82">
                <text:p>173.82</text:p>
              </table:table-cell>
              <table:table-cell office:value-type="float" office:value="145.226960519044">
                <text:p>145.226960519044</text:p>
              </table:table-cell>
              <table:table-cell office:value-type="float" office:value="149.482457920944">
                <text:p>149.482457920944</text:p>
              </table:table-cell>
              <table:table-cell office:value-type="float" office:value="1.65">
                <text:p>1.65</text:p>
              </table:table-cell>
              <table:table-cell office:value-type="float" office:value="153.192080843762">
                <text:p>153.192080843762</text:p>
              </table:table-cell>
              <table:table-cell office:value-type="float" office:value="1.65">
                <text:p>1.65</text:p>
              </table:table-cell>
              <table:table-cell office:value-type="float" office:value="156.496094010738">
                <text:p>156.496094010738</text:p>
              </table:table-cell>
              <table:table-cell office:value-type="float" office:value="1.65">
                <text:p>1.65</text:p>
              </table:table-cell>
              <table:table-cell office:value-type="float" office:value="159.486098691894">
                <text:p>159.486098691894</text:p>
              </table:table-cell>
              <table:table-cell office:value-type="float" office:value="1.65">
                <text:p>1.65</text:p>
              </table:table-cell>
              <table:table-cell office:value-type="float" office:value="162.240057617">
                <text:p>162.240057617</text:p>
              </table:table-cell>
              <table:table-cell office:value-type="float" office:value="1.65">
                <text:p>1.65</text:p>
              </table:table-cell>
              <table:table-cell office:value-type="float" office:value="164.795687257763">
                <text:p>164.795687257763</text:p>
              </table:table-cell>
              <table:table-cell office:value-type="float" office:value="1.65">
                <text:p>1.65</text:p>
              </table:table-cell>
              <table:table-cell office:value-type="float" office:value="167.213555171344">
                <text:p>167.213555171344</text:p>
              </table:table-cell>
              <table:table-cell office:value-type="float" office:value="1.65">
                <text:p>1.65</text:p>
              </table:table-cell>
              <table:table-cell office:value-type="float" office:value="169.517823775187">
                <text:p>169.517823775187</text:p>
              </table:table-cell>
              <table:table-cell office:value-type="float" office:value="1.65">
                <text:p>1.65</text:p>
              </table:table-cell>
              <table:table-cell office:value-type="float" office:value="171.71659105975">
                <text:p>171.71659105975</text:p>
              </table:table-cell>
              <table:table-cell office:value-type="float" office:value="1.65">
                <text:p>1.65</text:p>
              </table:table-cell>
              <table:table-cell office:value-type="float" office:value="173.879421838063">
                <text:p>173.879421838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">
                <text:p>1.7</text:p>
              </table:table-cell>
              <table:table-cell office:value-type="float" office:value="145.26">
                <text:p>145.26</text:p>
              </table:table-cell>
              <table:table-cell office:value-type="float" office:value="149.54">
                <text:p>149.54</text:p>
              </table:table-cell>
              <table:table-cell office:value-type="float" office:value="1.7">
                <text:p>1.7</text:p>
              </table:table-cell>
              <table:table-cell office:value-type="float" office:value="153.27">
                <text:p>153.27</text:p>
              </table:table-cell>
              <table:table-cell office:value-type="float" office:value="1.7">
                <text:p>1.7</text:p>
              </table:table-cell>
              <table:table-cell office:value-type="float" office:value="156.59">
                <text:p>156.59</text:p>
              </table:table-cell>
              <table:table-cell office:value-type="float" office:value="1.7">
                <text:p>1.7</text:p>
              </table:table-cell>
              <table:table-cell office:value-type="float" office:value="159.6">
                <text:p>159.6</text:p>
              </table:table-cell>
              <table:table-cell office:value-type="float" office:value="1.7">
                <text:p>1.7</text:p>
              </table:table-cell>
              <table:table-cell office:value-type="float" office:value="162.37">
                <text:p>162.37</text:p>
              </table:table-cell>
              <table:table-cell office:value-type="float" office:value="1.7">
                <text:p>1.7</text:p>
              </table:table-cell>
              <table:table-cell office:value-type="float" office:value="164.95">
                <text:p>164.95</text:p>
              </table:table-cell>
              <table:table-cell office:value-type="float" office:value="1.7">
                <text:p>1.7</text:p>
              </table:table-cell>
              <table:table-cell office:value-type="float" office:value="167.38">
                <text:p>167.38</text:p>
              </table:table-cell>
              <table:table-cell office:value-type="float" office:value="1.7">
                <text:p>1.7</text:p>
              </table:table-cell>
              <table:table-cell office:value-type="float" office:value="169.71">
                <text:p>169.71</text:p>
              </table:table-cell>
              <table:table-cell office:value-type="float" office:value="1.7">
                <text:p>1.7</text:p>
              </table:table-cell>
              <table:table-cell office:value-type="float" office:value="171.93">
                <text:p>171.93</text:p>
              </table:table-cell>
              <table:table-cell office:value-type="float" office:value="1.7">
                <text:p>1.7</text:p>
              </table:table-cell>
              <table:table-cell office:value-type="float" office:value="174.13">
                <text:p>174.13</text:p>
              </table:table-cell>
              <table:table-cell office:value-type="float" office:value="145.2610553187">
                <text:p>145.2610553187</text:p>
              </table:table-cell>
              <table:table-cell office:value-type="float" office:value="149.5377793091">
                <text:p>149.5377793091</text:p>
              </table:table-cell>
              <table:table-cell office:value-type="float" office:value="1.7">
                <text:p>1.7</text:p>
              </table:table-cell>
              <table:table-cell office:value-type="float" office:value="153.2703974502">
                <text:p>153.2703974502</text:p>
              </table:table-cell>
              <table:table-cell office:value-type="float" office:value="1.7">
                <text:p>1.7</text:p>
              </table:table-cell>
              <table:table-cell office:value-type="float" office:value="156.5975937518">
                <text:p>156.5975937518</text:p>
              </table:table-cell>
              <table:table-cell office:value-type="float" office:value="1.7">
                <text:p>1.7</text:p>
              </table:table-cell>
              <table:table-cell office:value-type="float" office:value="159.6119056603">
                <text:p>159.6119056603</text:p>
              </table:table-cell>
              <table:table-cell office:value-type="float" office:value="1.7">
                <text:p>1.7</text:p>
              </table:table-cell>
              <table:table-cell office:value-type="float" office:value="162.387438042">
                <text:p>162.387438042</text:p>
              </table:table-cell>
              <table:table-cell office:value-type="float" office:value="1.7">
                <text:p>1.7</text:p>
              </table:table-cell>
              <table:table-cell office:value-type="float" office:value="164.9688130442">
                <text:p>164.9688130442</text:p>
              </table:table-cell>
              <table:table-cell office:value-type="float" office:value="1.7">
                <text:p>1.7</text:p>
              </table:table-cell>
              <table:table-cell office:value-type="float" office:value="167.4084470915">
                <text:p>167.4084470915</text:p>
              </table:table-cell>
              <table:table-cell office:value-type="float" office:value="1.7">
                <text:p>1.7</text:p>
              </table:table-cell>
              <table:table-cell office:value-type="float" office:value="169.741231403">
                <text:p>169.741231403</text:p>
              </table:table-cell>
              <table:table-cell office:value-type="float" office:value="1.7">
                <text:p>1.7</text:p>
              </table:table-cell>
              <table:table-cell office:value-type="float" office:value="171.984550336">
                <text:p>171.984550336</text:p>
              </table:table-cell>
              <table:table-cell office:value-type="float" office:value="1.7">
                <text:p>1.7</text:p>
              </table:table-cell>
              <table:table-cell office:value-type="float" office:value="174.203056219">
                <text:p>174.2030562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5">
                <text:p>1.75</text:p>
              </table:table-cell>
              <table:table-cell office:value-type="float" office:value="145.3">
                <text:p>145.3</text:p>
              </table:table-cell>
              <table:table-cell office:value-type="float" office:value="149.6">
                <text:p>149.6</text:p>
              </table:table-cell>
              <table:table-cell office:value-type="float" office:value="1.75">
                <text:p>1.75</text:p>
              </table:table-cell>
              <table:table-cell office:value-type="float" office:value="153.35">
                <text:p>153.35</text:p>
              </table:table-cell>
              <table:table-cell office:value-type="float" office:value="1.75">
                <text:p>1.75</text:p>
              </table:table-cell>
              <table:table-cell office:value-type="float" office:value="156.7">
                <text:p>156.7</text:p>
              </table:table-cell>
              <table:table-cell office:value-type="float" office:value="1.75">
                <text:p>1.75</text:p>
              </table:table-cell>
              <table:table-cell office:value-type="float" office:value="159.74">
                <text:p>159.74</text:p>
              </table:table-cell>
              <table:table-cell office:value-type="float" office:value="1.75">
                <text:p>1.75</text:p>
              </table:table-cell>
              <table:table-cell office:value-type="float" office:value="162.54">
                <text:p>162.54</text:p>
              </table:table-cell>
              <table:table-cell office:value-type="float" office:value="1.75">
                <text:p>1.75</text:p>
              </table:table-cell>
              <table:table-cell office:value-type="float" office:value="165.14">
                <text:p>165.14</text:p>
              </table:table-cell>
              <table:table-cell office:value-type="float" office:value="1.75">
                <text:p>1.75</text:p>
              </table:table-cell>
              <table:table-cell office:value-type="float" office:value="167.6">
                <text:p>167.6</text:p>
              </table:table-cell>
              <table:table-cell office:value-type="float" office:value="1.75">
                <text:p>1.75</text:p>
              </table:table-cell>
              <table:table-cell office:value-type="float" office:value="169.97">
                <text:p>169.97</text:p>
              </table:table-cell>
              <table:table-cell office:value-type="float" office:value="1.75">
                <text:p>1.75</text:p>
              </table:table-cell>
              <table:table-cell office:value-type="float" office:value="172.25">
                <text:p>172.25</text:p>
              </table:table-cell>
              <table:table-cell office:value-type="float" office:value="1.75">
                <text:p>1.75</text:p>
              </table:table-cell>
              <table:table-cell office:value-type="float" office:value="174.57">
                <text:p>174.57</text:p>
              </table:table-cell>
              <table:table-cell office:value-type="float" office:value="145.301220527344">
                <text:p>145.301220527344</text:p>
              </table:table-cell>
              <table:table-cell office:value-type="float" office:value="149.602190027344">
                <text:p>149.602190027344</text:p>
              </table:table-cell>
              <table:table-cell office:value-type="float" office:value="1.75">
                <text:p>1.75</text:p>
              </table:table-cell>
              <table:table-cell office:value-type="float" office:value="153.361160539063">
                <text:p>153.361160539063</text:p>
              </table:table-cell>
              <table:table-cell office:value-type="float" office:value="1.75">
                <text:p>1.75</text:p>
              </table:table-cell>
              <table:table-cell office:value-type="float" office:value="156.714972085938">
                <text:p>156.714972085938</text:p>
              </table:table-cell>
              <table:table-cell office:value-type="float" office:value="1.75">
                <text:p>1.75</text:p>
              </table:table-cell>
              <table:table-cell office:value-type="float" office:value="159.758163621094">
                <text:p>159.758163621094</text:p>
              </table:table-cell>
              <table:table-cell office:value-type="float" office:value="1.75">
                <text:p>1.75</text:p>
              </table:table-cell>
              <table:table-cell office:value-type="float" office:value="162.5585258125">
                <text:p>162.5585258125</text:p>
              </table:table-cell>
              <table:table-cell office:value-type="float" office:value="1.75">
                <text:p>1.75</text:p>
              </table:table-cell>
              <table:table-cell office:value-type="float" office:value="165.170674101563">
                <text:p>165.170674101563</text:p>
              </table:table-cell>
              <table:table-cell office:value-type="float" office:value="1.75">
                <text:p>1.75</text:p>
              </table:table-cell>
              <table:table-cell office:value-type="float" office:value="167.634505902344">
                <text:p>167.634505902344</text:p>
              </table:table-cell>
              <table:table-cell office:value-type="float" office:value="1.75">
                <text:p>1.75</text:p>
              </table:table-cell>
              <table:table-cell office:value-type="float" office:value="169.999789992187">
                <text:p>169.999789992187</text:p>
              </table:table-cell>
              <table:table-cell office:value-type="float" office:value="1.75">
                <text:p>1.75</text:p>
              </table:table-cell>
              <table:table-cell office:value-type="float" office:value="172.29628984375">
                <text:p>172.29628984375</text:p>
              </table:table-cell>
              <table:table-cell office:value-type="float" office:value="1.75">
                <text:p>1.75</text:p>
              </table:table-cell>
              <table:table-cell office:value-type="float" office:value="174.580004726563">
                <text:p>174.5800047265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">
                <text:p>1.8</text:p>
              </table:table-cell>
              <table:table-cell office:value-type="float" office:value="145.35">
                <text:p>145.35</text:p>
              </table:table-cell>
              <table:table-cell office:value-type="float" office:value="149.67">
                <text:p>149.67</text:p>
              </table:table-cell>
              <table:table-cell office:value-type="float" office:value="1.8">
                <text:p>1.8</text:p>
              </table:table-cell>
              <table:table-cell office:value-type="float" office:value="153.45">
                <text:p>153.45</text:p>
              </table:table-cell>
              <table:table-cell office:value-type="float" office:value="1.8">
                <text:p>1.8</text:p>
              </table:table-cell>
              <table:table-cell office:value-type="float" office:value="156.84">
                <text:p>156.84</text:p>
              </table:table-cell>
              <table:table-cell office:value-type="float" office:value="1.8">
                <text:p>1.8</text:p>
              </table:table-cell>
              <table:table-cell office:value-type="float" office:value="159.91">
                <text:p>159.91</text:p>
              </table:table-cell>
              <table:table-cell office:value-type="float" office:value="1.8">
                <text:p>1.8</text:p>
              </table:table-cell>
              <table:table-cell office:value-type="float" office:value="162.74">
                <text:p>162.74</text:p>
              </table:table-cell>
              <table:table-cell office:value-type="float" office:value="1.8">
                <text:p>1.8</text:p>
              </table:table-cell>
              <table:table-cell office:value-type="float" office:value="165.36">
                <text:p>165.36</text:p>
              </table:table-cell>
              <table:table-cell office:value-type="float" office:value="1.8">
                <text:p>1.8</text:p>
              </table:table-cell>
              <table:table-cell office:value-type="float" office:value="167.86">
                <text:p>167.86</text:p>
              </table:table-cell>
              <table:table-cell office:value-type="float" office:value="1.8">
                <text:p>1.8</text:p>
              </table:table-cell>
              <table:table-cell office:value-type="float" office:value="170.28">
                <text:p>170.28</text:p>
              </table:table-cell>
              <table:table-cell office:value-type="float" office:value="1.8">
                <text:p>1.8</text:p>
              </table:table-cell>
              <table:table-cell office:value-type="float" office:value="172.63">
                <text:p>172.63</text:p>
              </table:table-cell>
              <table:table-cell office:value-type="float" office:value="1.8">
                <text:p>1.8</text:p>
              </table:table-cell>
              <table:table-cell office:value-type="float" office:value="175.12">
                <text:p>175.12</text:p>
              </table:table-cell>
              <table:table-cell office:value-type="float" office:value="145.3480648512">
                <text:p>145.3480648512</text:p>
              </table:table-cell>
              <table:table-cell office:value-type="float" office:value="149.6766130736">
                <text:p>149.6766130736</text:p>
              </table:table-cell>
              <table:table-cell office:value-type="float" office:value="1.8">
                <text:p>1.8</text:p>
              </table:table-cell>
              <table:table-cell office:value-type="float" office:value="153.4656284512">
                <text:p>153.4656284512</text:p>
              </table:table-cell>
              <table:table-cell office:value-type="float" office:value="1.8">
                <text:p>1.8</text:p>
              </table:table-cell>
              <table:table-cell office:value-type="float" office:value="156.8497963408">
                <text:p>156.8497963408</text:p>
              </table:table-cell>
              <table:table-cell office:value-type="float" office:value="1.8">
                <text:p>1.8</text:p>
              </table:table-cell>
              <table:table-cell office:value-type="float" office:value="159.9269654768">
                <text:p>159.9269654768</text:p>
              </table:table-cell>
              <table:table-cell office:value-type="float" office:value="1.8">
                <text:p>1.8</text:p>
              </table:table-cell>
              <table:table-cell office:value-type="float" office:value="162.755724272">
                <text:p>162.755724272</text:p>
              </table:table-cell>
              <table:table-cell office:value-type="float" office:value="1.8">
                <text:p>1.8</text:p>
              </table:table-cell>
              <table:table-cell office:value-type="float" office:value="165.4042646352">
                <text:p>165.4042646352</text:p>
              </table:table-cell>
              <table:table-cell office:value-type="float" office:value="1.8">
                <text:p>1.8</text:p>
              </table:table-cell>
              <table:table-cell office:value-type="float" office:value="167.894863824">
                <text:p>167.894863824</text:p>
              </table:table-cell>
              <table:table-cell office:value-type="float" office:value="1.8">
                <text:p>1.8</text:p>
              </table:table-cell>
              <table:table-cell office:value-type="float" office:value="170.296979368">
                <text:p>170.296979368</text:p>
              </table:table-cell>
              <table:table-cell office:value-type="float" office:value="1.8">
                <text:p>1.8</text:p>
              </table:table-cell>
              <table:table-cell office:value-type="float" office:value="172.656280096">
                <text:p>172.656280096</text:p>
              </table:table-cell>
              <table:table-cell office:value-type="float" office:value="1.8">
                <text:p>1.8</text:p>
              </table:table-cell>
              <table:table-cell office:value-type="float" office:value="175.015736624">
                <text:p>175.015736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5">
                <text:p>1.85</text:p>
              </table:table-cell>
              <table:table-cell office:value-type="float" office:value="145.4">
                <text:p>145.4</text:p>
              </table:table-cell>
              <table:table-cell office:value-type="float" office:value="149.75">
                <text:p>149.75</text:p>
              </table:table-cell>
              <table:table-cell office:value-type="float" office:value="1.85">
                <text:p>1.85</text:p>
              </table:table-cell>
              <table:table-cell office:value-type="float" office:value="153.57">
                <text:p>153.57</text:p>
              </table:table-cell>
              <table:table-cell office:value-type="float" office:value="1.85">
                <text:p>1.85</text:p>
              </table:table-cell>
              <table:table-cell office:value-type="float" office:value="156.99">
                <text:p>156.99</text:p>
              </table:table-cell>
              <table:table-cell office:value-type="float" office:value="1.85">
                <text:p>1.85</text:p>
              </table:table-cell>
              <table:table-cell office:value-type="float" office:value="160.11">
                <text:p>160.11</text:p>
              </table:table-cell>
              <table:table-cell office:value-type="float" office:value="1.85">
                <text:p>1.85</text:p>
              </table:table-cell>
              <table:table-cell office:value-type="float" office:value="162.97">
                <text:p>162.97</text:p>
              </table:table-cell>
              <table:table-cell office:value-type="float" office:value="1.85">
                <text:p>1.85</text:p>
              </table:table-cell>
              <table:table-cell office:value-type="float" office:value="165.64">
                <text:p>165.64</text:p>
              </table:table-cell>
              <table:table-cell office:value-type="float" office:value="1.85">
                <text:p>1.85</text:p>
              </table:table-cell>
              <table:table-cell office:value-type="float" office:value="168.18">
                <text:p>168.18</text:p>
              </table:table-cell>
              <table:table-cell office:value-type="float" office:value="1.85">
                <text:p>1.85</text:p>
              </table:table-cell>
              <table:table-cell office:value-type="float" office:value="170.7">
                <text:p>170.7</text:p>
              </table:table-cell>
              <table:table-cell office:value-type="float" office:value="1.85">
                <text:p>1.85</text:p>
              </table:table-cell>
              <table:table-cell office:value-type="float" office:value="173.17">
                <text:p>173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5.402224441544">
                <text:p>145.402224441544</text:p>
              </table:table-cell>
              <table:table-cell office:value-type="float" office:value="149.762014974444">
                <text:p>149.762014974444</text:p>
              </table:table-cell>
              <table:table-cell office:value-type="float" office:value="1.85">
                <text:p>1.85</text:p>
              </table:table-cell>
              <table:table-cell office:value-type="float" office:value="153.585119551762">
                <text:p>153.585119551762</text:p>
              </table:table-cell>
              <table:table-cell office:value-type="float" office:value="1.85">
                <text:p>1.85</text:p>
              </table:table-cell>
              <table:table-cell office:value-type="float" office:value="157.003706497737">
                <text:p>157.003706497737</text:p>
              </table:table-cell>
              <table:table-cell office:value-type="float" office:value="1.85">
                <text:p>1.85</text:p>
              </table:table-cell>
              <table:table-cell office:value-type="float" office:value="160.120503961394">
                <text:p>160.120503961394</text:p>
              </table:table-cell>
              <table:table-cell office:value-type="float" office:value="1.85">
                <text:p>1.85</text:p>
              </table:table-cell>
              <table:table-cell office:value-type="float" office:value="162.981550482">
                <text:p>162.981550482</text:p>
              </table:table-cell>
              <table:table-cell office:value-type="float" office:value="1.85">
                <text:p>1.85</text:p>
              </table:table-cell>
              <table:table-cell office:value-type="float" office:value="165.672723660763">
                <text:p>165.672723660763</text:p>
              </table:table-cell>
              <table:table-cell office:value-type="float" office:value="1.85">
                <text:p>1.85</text:p>
              </table:table-cell>
              <table:table-cell office:value-type="float" office:value="168.192800018844">
                <text:p>168.192800018844</text:p>
              </table:table-cell>
              <table:table-cell office:value-type="float" office:value="1.85">
                <text:p>1.85</text:p>
              </table:table-cell>
              <table:table-cell office:value-type="float" office:value="170.636440520188">
                <text:p>170.636440520188</text:p>
              </table:table-cell>
              <table:table-cell office:value-type="float" office:value="1.85">
                <text:p>1.85</text:p>
              </table:table-cell>
              <table:table-cell office:value-type="float" office:value="173.06920363975">
                <text:p>173.06920363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">
                <text:p>1.9</text:p>
              </table:table-cell>
              <table:table-cell office:value-type="float" office:value="145.46">
                <text:p>145.46</text:p>
              </table:table-cell>
              <table:table-cell office:value-type="float" office:value="149.84">
                <text:p>149.84</text:p>
              </table:table-cell>
              <table:table-cell office:value-type="float" office:value="1.9">
                <text:p>1.9</text:p>
              </table:table-cell>
              <table:table-cell office:value-type="float" office:value="153.7">
                <text:p>153.7</text:p>
              </table:table-cell>
              <table:table-cell office:value-type="float" office:value="1.9">
                <text:p>1.9</text:p>
              </table:table-cell>
              <table:table-cell office:value-type="float" office:value="157.17">
                <text:p>157.17</text:p>
              </table:table-cell>
              <table:table-cell office:value-type="float" office:value="1.9">
                <text:p>1.9</text:p>
              </table:table-cell>
              <table:table-cell office:value-type="float" office:value="160.32">
                <text:p>160.32</text:p>
              </table:table-cell>
              <table:table-cell office:value-type="float" office:value="1.9">
                <text:p>1.9</text:p>
              </table:table-cell>
              <table:table-cell office:value-type="float" office:value="163.23">
                <text:p>163.23</text:p>
              </table:table-cell>
              <table:table-cell office:value-type="float" office:value="1.9">
                <text:p>1.9</text:p>
              </table:table-cell>
              <table:table-cell office:value-type="float" office:value="165.96">
                <text:p>165.96</text:p>
              </table:table-cell>
              <table:table-cell office:value-type="float" office:value="1.9">
                <text:p>1.9</text:p>
              </table:table-cell>
              <table:table-cell office:value-type="float" office:value="168.6">
                <text:p>168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5.4643628947">
                <text:p>145.4643628947</text:p>
              </table:table-cell>
              <table:table-cell office:value-type="float" office:value="149.8594057851">
                <text:p>149.8594057851</text:p>
              </table:table-cell>
              <table:table-cell office:value-type="float" office:value="1.9">
                <text:p>1.9</text:p>
              </table:table-cell>
              <table:table-cell office:value-type="float" office:value="153.7210122302">
                <text:p>153.7210122302</text:p>
              </table:table-cell>
              <table:table-cell office:value-type="float" office:value="1.9">
                <text:p>1.9</text:p>
              </table:table-cell>
              <table:table-cell office:value-type="float" office:value="157.1784151918">
                <text:p>157.1784151918</text:p>
              </table:table-cell>
              <table:table-cell office:value-type="float" office:value="1.9">
                <text:p>1.9</text:p>
              </table:table-cell>
              <table:table-cell office:value-type="float" office:value="160.3410716403">
                <text:p>160.3410716403</text:p>
              </table:table-cell>
              <table:table-cell office:value-type="float" office:value="1.9">
                <text:p>1.9</text:p>
              </table:table-cell>
              <table:table-cell office:value-type="float" office:value="163.238635222">
                <text:p>163.238635222</text:p>
              </table:table-cell>
              <table:table-cell office:value-type="float" office:value="1.9">
                <text:p>1.9</text:p>
              </table:table-cell>
              <table:table-cell office:value-type="float" office:value="165.9793350042">
                <text:p>165.9793350042</text:p>
              </table:table-cell>
              <table:table-cell office:value-type="float" office:value="1.9">
                <text:p>1.9</text:p>
              </table:table-cell>
              <table:table-cell office:value-type="float" office:value="168.5317405915">
                <text:p>168.53174059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5">
                <text:p>1.95</text:p>
              </table:table-cell>
              <table:table-cell office:value-type="float" office:value="145.53">
                <text:p>145.53</text:p>
              </table:table-cell>
              <table:table-cell office:value-type="float" office:value="149.96">
                <text:p>149.96</text:p>
              </table:table-cell>
              <table:table-cell office:value-type="float" office:value="1.95">
                <text:p>1.95</text:p>
              </table:table-cell>
              <table:table-cell office:value-type="float" office:value="153.87">
                <text:p>153.87</text:p>
              </table:table-cell>
              <table:table-cell office:value-type="float" office:value="1.95">
                <text:p>1.95</text:p>
              </table:table-cell>
              <table:table-cell office:value-type="float" office:value="157.38">
                <text:p>157.38</text:p>
              </table:table-cell>
              <table:table-cell office:value-type="float" office:value="1.95">
                <text:p>1.95</text:p>
              </table:table-cell>
              <table:table-cell office:value-type="float" office:value="160.59">
                <text:p>160.59</text:p>
              </table:table-cell>
              <table:table-cell office:value-type="float" office:value="1.95">
                <text:p>1.95</text:p>
              </table:table-cell>
              <table:table-cell office:value-type="float" office:value="163.57">
                <text:p>163.57</text:p>
              </table:table-cell>
              <table:table-cell office:value-type="float" office:value="1.95">
                <text:p>1.95</text:p>
              </table:table-cell>
              <table:table-cell office:value-type="float" office:value="166.41">
                <text:p>166.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5.535171252044">
                <text:p>145.535171252044</text:p>
              </table:table-cell>
              <table:table-cell office:value-type="float" office:value="149.969839089444">
                <text:p>149.969839089444</text:p>
              </table:table-cell>
              <table:table-cell office:value-type="float" office:value="1.95">
                <text:p>1.95</text:p>
              </table:table-cell>
              <table:table-cell office:value-type="float" office:value="153.874744900263">
                <text:p>153.874744900263</text:p>
              </table:table-cell>
              <table:table-cell office:value-type="float" office:value="1.95">
                <text:p>1.95</text:p>
              </table:table-cell>
              <table:table-cell office:value-type="float" office:value="157.375707711737">
                <text:p>157.375707711737</text:p>
              </table:table-cell>
              <table:table-cell office:value-type="float" office:value="1.95">
                <text:p>1.95</text:p>
              </table:table-cell>
              <table:table-cell office:value-type="float" office:value="160.591060910394">
                <text:p>160.591060910394</text:p>
              </table:table-cell>
              <table:table-cell office:value-type="float" office:value="1.95">
                <text:p>1.95</text:p>
              </table:table-cell>
              <table:table-cell office:value-type="float" office:value="163.5297229895">
                <text:p>163.5297229895</text:p>
              </table:table-cell>
              <table:table-cell office:value-type="float" office:value="1.95">
                <text:p>1.95</text:p>
              </table:table-cell>
              <table:table-cell office:value-type="float" office:value="166.327527301762">
                <text:p>166.3275273017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145.61">
                <text:p>145.61</text:p>
              </table:table-cell>
              <table:table-cell office:value-type="float" office:value="150.09">
                <text:p>150.09</text:p>
              </table:table-cell>
              <table:table-cell office:value-type="float" office:value="2">
                <text:p>2</text:p>
              </table:table-cell>
              <table:table-cell office:value-type="float" office:value="154.05">
                <text:p>154.05</text:p>
              </table:table-cell>
              <table:table-cell office:value-type="float" office:value="2">
                <text:p>2</text:p>
              </table:table-cell>
              <table:table-cell office:value-type="float" office:value="157.62">
                <text:p>157.62</text:p>
              </table:table-cell>
              <table:table-cell office:value-type="float" office:value="2">
                <text:p>2</text:p>
              </table:table-cell>
              <table:table-cell office:value-type="float" office:value="160.91">
                <text:p>160.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5.615368">
                <text:p>145.615368</text:p>
              </table:table-cell>
              <table:table-cell office:value-type="float" office:value="150.094412">
                <text:p>150.094412</text:p>
              </table:table-cell>
              <table:table-cell office:value-type="float" office:value="2">
                <text:p>2</text:p>
              </table:table-cell>
              <table:table-cell office:value-type="float" office:value="154.047816">
                <text:p>154.047816</text:p>
              </table:table-cell>
              <table:table-cell office:value-type="float" office:value="2">
                <text:p>2</text:p>
              </table:table-cell>
              <table:table-cell office:value-type="float" office:value="157.597442">
                <text:p>157.597442</text:p>
              </table:table-cell>
              <table:table-cell office:value-type="float" office:value="2">
                <text:p>2</text:p>
              </table:table-cell>
              <table:table-cell office:value-type="float" office:value="160.872964">
                <text:p>160.8729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5">
                <text:p>2.05</text:p>
              </table:table-cell>
              <table:table-cell office:value-type="float" office:value="145.7">
                <text:p>145.7</text:p>
              </table:table-cell>
              <table:table-cell office:value-type="float" office:value="150.24">
                <text:p>150.24</text:p>
              </table:table-cell>
              <table:table-cell office:value-type="float" office:value="2.05">
                <text:p>2.05</text:p>
              </table:table-cell>
              <table:table-cell office:value-type="float" office:value="154.27">
                <text:p>154.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5.705699070044">
                <text:p>145.705699070044</text:p>
              </table:table-cell>
              <table:table-cell office:value-type="float" office:value="150.234265157944">
                <text:p>150.234265157944</text:p>
              </table:table-cell>
              <table:table-cell office:value-type="float" office:value="2.05">
                <text:p>2.05</text:p>
              </table:table-cell>
              <table:table-cell office:value-type="float" office:value="154.241783991762">
                <text:p>154.2417839917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">
                <text:p>2.1</text:p>
              </table:table-cell>
              <table:table-cell office:value-type="float" office:value="145.82">
                <text:p>145.82</text:p>
              </table:table-cell>
              <table:table-cell office:value-type="float" office:value="150.41">
                <text:p>150.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5.8069378387">
                <text:p>145.8069378387</text:p>
              </table:table-cell>
              <table:table-cell office:value-type="float" office:value="150.3905827331">
                <text:p>150.39058273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12.9990749359131pt" fo:font-style="normal" fo:text-shadow="none" style:text-underline-style="none" fo:font-weight="normal" style:font-size-asian="12.9990749359131pt" style:font-style-asian="normal" style:font-weight-asian="normal" style:font-family-complex="Arial" style:font-size-complex="12.9990749359131pt" style:font-style-complex="normal" style:font-weight-complex="normal"/>
    </style:style>
    <style:style style:name="ch3" style:family="chart">
      <style:graphic-properties draw:stroke="none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Arial" fo:font-size="7.99943065643311pt" fo:font-style="normal" fo:text-shadow="none" style:text-underline-style="none" fo:font-weight="normal" style:font-size-asian="7.99943065643311pt" style:font-style-asian="normal" style:font-weight-asian="normal" style:font-family-complex="Arial" style:font-size-complex="7.99943065643311pt" style:font-style-complex="normal" style:font-weight-complex="normal"/>
    </style:style>
    <style:style style:name="ch4" style:family="chart">
      <style:chart-properties chart:symbol-type="automatic" chart:connect-bars="false" chart:spline-order="3"/>
    </style:style>
    <style:style style:name="ch5" style:family="chart" style:data-style-name="N2">
      <style:chart-properties chart:display-label="true" chart:tick-marks-major-inner="false" chart:tick-marks-major-outer="true" chart:tick-marks-minor-inner="false" chart:tick-marks-minor-outer="false" chart:logarithmic="false" chart:maximum="2.18" chart:reverse-direction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6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8.99936008453369pt" fo:font-style="normal" fo:text-shadow="none" style:text-underline-style="none" fo:font-weight="normal" style:font-size-asian="8.99936008453369pt" style:font-style-asian="normal" style:font-weight-asian="normal" style:font-family-complex="Arial" style:font-size-complex="8.99936008453369pt" style:font-style-complex="normal" style:font-weight-complex="normal"/>
    </style:style>
    <style:style style:name="ch7" style:family="chart" style:data-style-name="N61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8" style:family="chart">
      <style:chart-properties style:rotation-angle="90" style:direction="ltr"/>
      <style:text-properties fo:color="#000000" style:text-outline="false" style:text-line-through-style="none" style:text-position="0% 58%" fo:font-family="Arial" fo:font-size="8.99936008453369pt" fo:font-style="normal" fo:text-shadow="none" style:text-underline-style="none" fo:font-weight="normal" style:font-size-asian="8.99936008453369pt" style:font-style-asian="normal" style:font-weight-asian="normal" style:font-family-complex="Arial" style:font-size-complex="8.99936008453369pt" style:font-style-complex="normal" style:font-weight-complex="normal"/>
    </style:style>
    <style:style style:name="ch9" style:family="chart">
      <style:graphic-properties draw:stroke="solid" svg:stroke-width="0cm" svg:stroke-color="#b3b3b3" svg:stroke-opacity="100%"/>
    </style:style>
    <style:style style:name="ch10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25cm" chart:symbol-height="0.25cm"/>
      <style:graphic-properties draw:stroke="none" svg:stroke-width="0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draw:stroke="none" svg:stroke-width="0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draw:stroke="none" svg:stroke-width="0cm" svg:stroke-color="#ffffff" svg:stroke-opacity="100%" draw:fill-color="#ffffff" draw:opacity="100%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width="0cm" svg:stroke-color="#b3b3b3" svg:stroke-opacity="100%" draw:fill="none" draw:fill-color="#000000" draw:opacity="100%"/>
    </style:style>
    <style:style style:name="ch16" style:family="chart">
      <style:graphic-properties draw:fill-color="#d9d9d9"/>
    </style:style>
  </office:automatic-styles>
  <office:body>
    <office:chart>
      <chart:chart svg:width="14.053cm" svg:height="12cm" chart:class="chart:scatter" chart:style-name="ch1">
        <chart:title svg:x="1.315cm" svg:y="0.243cm" chart:style-name="ch2">
          <text:p>Helium Density and Phonon Component vs Temperature</text:p>
        </chart:title>
        <chart:legend chart:legend-position="end" svg:x="11.959cm" svg:y="4.927cm" chart:style-name="ch3"/>
        <chart:plot-area chart:style-name="ch4" table:cell-range-address="$Sheet1.$A$8:$A$48;$Sheet1.$N$4:$O$4;$Sheet1.$O$8:$O$48;$Sheet1.$C$4;$Sheet1.$C$8:$C$48;$Sheet1.$J$3;$Sheet1.$J$6:$J$72;$Sheet1.$L$3;$Sheet1.$L$6:$L$72;$Sheet1.$N$6:$N$51" chart:data-source-has-labels="row" svg:x="0.36cm" svg:y="1.029cm" svg:width="11.317cm" svg:height="10.461cm">
          <chart:axis chart:dimension="x" chart:name="primary-x" chart:style-name="ch5">
            <chart:title svg:x="5.169cm" svg:y="11.154cm" chart:style-name="ch6">
              <text:p>Temperature (K)</text:p>
            </chart:title>
          </chart:axis>
          <chart:axis chart:dimension="y" chart:name="primary-y" chart:style-name="ch7">
            <chart:title svg:x="0.289cm" svg:y="7.157cm" chart:style-name="ch8">
              <text:p>Density (g/cm^3)</text:p>
            </chart:title>
            <chart:grid chart:style-name="ch9" chart:class="major"/>
          </chart:axis>
          <chart:series chart:style-name="ch10" chart:values-cell-range-address="Sheet1.O8:Sheet1.O48" chart:label-cell-address="Sheet1.O4:Sheet1.O4" chart:class="chart:scatter">
            <chart:domain table:cell-range-address="Sheet1.A8:Sheet1.A48"/>
            <chart:data-point chart:repeated="41"/>
          </chart:series>
          <chart:series chart:style-name="ch11" chart:values-cell-range-address="Sheet1.C8:Sheet1.C48" chart:label-cell-address="Sheet1.C4:Sheet1.C4" chart:class="chart:scatter">
            <chart:data-point chart:repeated="41"/>
          </chart:series>
          <chart:series chart:style-name="ch12" chart:values-cell-range-address="Sheet1.J6:Sheet1.J72" chart:label-cell-address="Sheet1.J3:Sheet1.J3" chart:class="chart:scatter">
            <chart:domain table:cell-range-address="Sheet1.A6:Sheet1.A72"/>
            <chart:data-point chart:repeated="67"/>
          </chart:series>
          <chart:series chart:style-name="ch13" chart:values-cell-range-address="Sheet1.L6:Sheet1.L72" chart:label-cell-address="Sheet1.L3:Sheet1.L3" chart:class="chart:scatter">
            <chart:domain table:cell-range-address="Sheet1.A6:Sheet1.A72"/>
            <chart:data-point chart:repeated="67"/>
          </chart:series>
          <chart:series chart:style-name="ch14" chart:values-cell-range-address="Sheet1.N6:Sheet1.N51" chart:label-cell-address="Sheet1.N4:Sheet1.N4" chart:class="chart:scatter">
            <chart:domain table:cell-range-address="Sheet1.A6:Sheet1.A51"/>
            <chart:data-point chart:repeated="4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O4:Sheet1.O4">Superfl 3</text:p>
              </table:table-cell>
              <table:table-cell office:value-type="string">
                <text:p text:id="Sheet1.C4:Sheet1.C4">Density</text:p>
              </table:table-cell>
              <table:table-cell office:value-type="string">
                <text:p>Column A</text:p>
              </table:table-cell>
              <table:table-cell office:value-type="string">
                <text:p text:id="Sheet1.J3:Sheet1.J3">Phonon 1</text:p>
              </table:table-cell>
              <table:table-cell office:value-type="string">
                <text:p>Column A</text:p>
              </table:table-cell>
              <table:table-cell office:value-type="string">
                <text:p text:id="Sheet1.L3:Sheet1.L3">Phonon 2</text:p>
              </table:table-cell>
              <table:table-cell office:value-type="string">
                <text:p>Column A</text:p>
              </table:table-cell>
              <table:table-cell office:value-type="string">
                <text:p text:id="Sheet1.N4:Sheet1.N4">Superfl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 text:id="Sheet1.A8:Sheet1.A48">0.1</text:p>
              </table:table-cell>
              <table:table-cell office:value-type="float" office:value="145.129998583579">
                <text:p text:id="Sheet1.O8:Sheet1.O48">145.129998583579</text:p>
              </table:table-cell>
              <table:table-cell office:value-type="float" office:value="145.13">
                <text:p text:id="Sheet1.C8:Sheet1.C48">145.13</text:p>
              </table:table-cell>
              <table:table-cell office:value-type="float" office:value="0">
                <text:p text:id="Sheet1.A6:Sheet1.A72">0</text:p>
              </table:table-cell>
              <table:table-cell office:value-type="float" office:value="0">
                <text:p text:id="Sheet1.J6:Sheet1.J72">0</text:p>
              </table:table-cell>
              <table:table-cell office:value-type="float" office:value="0">
                <text:p text:id="Sheet1.A6:Sheet1.A72">0</text:p>
              </table:table-cell>
              <table:table-cell office:value-type="float" office:value="0">
                <text:p text:id="Sheet1.L6:Sheet1.L72">0</text:p>
              </table:table-cell>
              <table:table-cell office:value-type="float" office:value="0">
                <text:p text:id="Sheet1.A6:Sheet1.A51">0</text:p>
              </table:table-cell>
              <table:table-cell office:value-type="float" office:value="145.2">
                <text:p text:id="Sheet1.N6:Sheet1.N51">14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145.12999255094">
                <text:p>145.12999255094</text:p>
              </table:table-cell>
              <table:table-cell office:value-type="float" office:value="145.13">
                <text:p>145.13</text:p>
              </table:table-cell>
              <table:table-cell office:value-type="float" office:value="0.05">
                <text:p>0.05</text:p>
              </table:table-cell>
              <table:table-cell office:value-type="float" office:value="0.000000106671329735715">
                <text:p>0.000000106671329735715</text:p>
              </table:table-cell>
              <table:table-cell office:value-type="float" office:value="0.05">
                <text:p>0.05</text:p>
              </table:table-cell>
              <table:table-cell office:value-type="float" office:value="0.0000000848813827845905">
                <text:p>0.0000000848813827845905</text:p>
              </table:table-cell>
              <table:table-cell office:value-type="float" office:value="0.05">
                <text:p>0.05</text:p>
              </table:table-cell>
              <table:table-cell office:value-type="float" office:value="145.199999915119">
                <text:p>145.199999915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45.129975636336">
                <text:p>145.129975636336</text:p>
              </table:table-cell>
              <table:table-cell office:value-type="float" office:value="145.13">
                <text:p>145.13</text:p>
              </table:table-cell>
              <table:table-cell office:value-type="float" office:value="0.1">
                <text:p>0.1</text:p>
              </table:table-cell>
              <table:table-cell office:value-type="float" office:value="0.00000170674127577144">
                <text:p>0.00000170674127577144</text:p>
              </table:table-cell>
              <table:table-cell office:value-type="float" office:value="0.1">
                <text:p>0.1</text:p>
              </table:table-cell>
              <table:table-cell office:value-type="float" office:value="0.00000141642064357662">
                <text:p>0.00000141642064357662</text:p>
              </table:table-cell>
              <table:table-cell office:value-type="float" office:value="0.1">
                <text:p>0.1</text:p>
              </table:table-cell>
              <table:table-cell office:value-type="float" office:value="145.199998583579">
                <text:p>145.199998583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45.129938669775">
                <text:p>145.129938669775</text:p>
              </table:table-cell>
              <table:table-cell office:value-type="float" office:value="145.13">
                <text:p>145.13</text:p>
              </table:table-cell>
              <table:table-cell office:value-type="float" office:value="0.15">
                <text:p>0.15</text:p>
              </table:table-cell>
              <table:table-cell office:value-type="float" office:value="0.0000086403777085929">
                <text:p>0.0000086403777085929</text:p>
              </table:table-cell>
              <table:table-cell office:value-type="float" office:value="0.15">
                <text:p>0.15</text:p>
              </table:table-cell>
              <table:table-cell office:value-type="float" office:value="0.00000744906000790821">
                <text:p>0.00000744906000790821</text:p>
              </table:table-cell>
              <table:table-cell office:value-type="float" office:value="0.15">
                <text:p>0.15</text:p>
              </table:table-cell>
              <table:table-cell office:value-type="float" office:value="145.19999255094">
                <text:p>145.19999255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145.129869332826">
                <text:p>145.129869332826</text:p>
              </table:table-cell>
              <table:table-cell office:value-type="float" office:value="145.13">
                <text:p>145.13</text:p>
              </table:table-cell>
              <table:table-cell office:value-type="float" office:value="0.2">
                <text:p>0.2</text:p>
              </table:table-cell>
              <table:table-cell office:value-type="float" office:value="0.000027307860412343">
                <text:p>0.000027307860412343</text:p>
              </table:table-cell>
              <table:table-cell office:value-type="float" office:value="0.2">
                <text:p>0.2</text:p>
              </table:table-cell>
              <table:table-cell office:value-type="float" office:value="0.0000243636643647368">
                <text:p>0.0000243636643647368</text:p>
              </table:table-cell>
              <table:table-cell office:value-type="float" office:value="0.2">
                <text:p>0.2</text:p>
              </table:table-cell>
              <table:table-cell office:value-type="float" office:value="145.199975636336">
                <text:p>145.199975636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145.129752103608">
                <text:p>145.129752103608</text:p>
              </table:table-cell>
              <table:table-cell office:value-type="float" office:value="145.13">
                <text:p>145.13</text:p>
              </table:table-cell>
              <table:table-cell office:value-type="float" office:value="0.25">
                <text:p>0.25</text:p>
              </table:table-cell>
              <table:table-cell office:value-type="float" office:value="0.0000666695810848217">
                <text:p>0.0000666695810848217</text:p>
              </table:table-cell>
              <table:table-cell office:value-type="float" office:value="0.25">
                <text:p>0.25</text:p>
              </table:table-cell>
              <table:table-cell office:value-type="float" office:value="0.0000613302248842257">
                <text:p>0.0000613302248842257</text:p>
              </table:table-cell>
              <table:table-cell office:value-type="float" office:value="0.25">
                <text:p>0.25</text:p>
              </table:table-cell>
              <table:table-cell office:value-type="float" office:value="145.199938669775">
                <text:p>145.199938669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145.129568298695">
                <text:p>145.129568298695</text:p>
              </table:table-cell>
              <table:table-cell office:value-type="float" office:value="145.13">
                <text:p>145.13</text:p>
              </table:table-cell>
              <table:table-cell office:value-type="float" office:value="0.3">
                <text:p>0.3</text:p>
              </table:table-cell>
              <table:table-cell office:value-type="float" office:value="0.000138246043337486">
                <text:p>0.000138246043337486</text:p>
              </table:table-cell>
              <table:table-cell office:value-type="float" office:value="0.3">
                <text:p>0.3</text:p>
              </table:table-cell>
              <table:table-cell office:value-type="float" office:value="0.000130667174034206">
                <text:p>0.000130667174034206</text:p>
              </table:table-cell>
              <table:table-cell office:value-type="float" office:value="0.3">
                <text:p>0.3</text:p>
              </table:table-cell>
              <table:table-cell office:value-type="float" office:value="145.199869332826">
                <text:p>145.199869332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145.12929619707">
                <text:p>145.12929619707</text:p>
              </table:table-cell>
              <table:table-cell office:value-type="float" office:value="145.13">
                <text:p>145.13</text:p>
              </table:table-cell>
              <table:table-cell office:value-type="float" office:value="0.35">
                <text:p>0.35</text:p>
              </table:table-cell>
              <table:table-cell office:value-type="float" office:value="0.000256117862695451">
                <text:p>0.000256117862695451</text:p>
              </table:table-cell>
              <table:table-cell office:value-type="float" office:value="0.35">
                <text:p>0.35</text:p>
              </table:table-cell>
              <table:table-cell office:value-type="float" office:value="0.000247896391953268">
                <text:p>0.000247896391953268</text:p>
              </table:table-cell>
              <table:table-cell office:value-type="float" office:value="0.35">
                <text:p>0.35</text:p>
              </table:table-cell>
              <table:table-cell office:value-type="float" office:value="145.199752103608">
                <text:p>145.199752103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145.12891122524">
                <text:p>145.12891122524</text:p>
              </table:table-cell>
              <table:table-cell office:value-type="float" office:value="145.13">
                <text:p>145.13</text:p>
              </table:table-cell>
              <table:table-cell office:value-type="float" office:value="0.4">
                <text:p>0.4</text:p>
              </table:table-cell>
              <table:table-cell office:value-type="float" office:value="0.000436925766597488">
                <text:p>0.000436925766597488</text:p>
              </table:table-cell>
              <table:table-cell office:value-type="float" office:value="0.4">
                <text:p>0.4</text:p>
              </table:table-cell>
              <table:table-cell office:value-type="float" office:value="0.000431701305105498">
                <text:p>0.000431701305105498</text:p>
              </table:table-cell>
              <table:table-cell office:value-type="float" office:value="0.4">
                <text:p>0.4</text:p>
              </table:table-cell>
              <table:table-cell office:value-type="float" office:value="145.199568298695">
                <text:p>145.199568298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145.12838617828">
                <text:p>145.12838617828</text:p>
              </table:table-cell>
              <table:table-cell office:value-type="float" office:value="145.13">
                <text:p>145.13</text:p>
              </table:table-cell>
              <table:table-cell office:value-type="float" office:value="0.45">
                <text:p>0.45</text:p>
              </table:table-cell>
              <table:table-cell office:value-type="float" office:value="0.000699870594396025">
                <text:p>0.000699870594396025</text:p>
              </table:table-cell>
              <table:table-cell office:value-type="float" office:value="0.45">
                <text:p>0.45</text:p>
              </table:table-cell>
              <table:table-cell office:value-type="float" office:value="0.000703802929677599">
                <text:p>0.000703802929677599</text:p>
              </table:table-cell>
              <table:table-cell office:value-type="float" office:value="0.45">
                <text:p>0.45</text:p>
              </table:table-cell>
              <table:table-cell office:value-type="float" office:value="145.19929619707">
                <text:p>145.19929619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145.127691449135">
                <text:p>145.127691449135</text:p>
              </table:table-cell>
              <table:table-cell office:value-type="float" office:value="145.13">
                <text:p>145.13</text:p>
              </table:table-cell>
              <table:table-cell office:value-type="float" office:value="0.5">
                <text:p>0.5</text:p>
              </table:table-cell>
              <table:table-cell office:value-type="float" office:value="0.00106671329735715">
                <text:p>0.00106671329735715</text:p>
              </table:table-cell>
              <table:table-cell office:value-type="float" office:value="0.5">
                <text:p>0.5</text:p>
              </table:table-cell>
              <table:table-cell office:value-type="float" office:value="0.0010887747601634">
                <text:p>0.0010887747601634</text:p>
              </table:table-cell>
              <table:table-cell office:value-type="float" office:value="0.5">
                <text:p>0.5</text:p>
              </table:table-cell>
              <table:table-cell office:value-type="float" office:value="145.19891122524">
                <text:p>145.19891122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145.116795237723">
                <text:p>145.116795237723</text:p>
              </table:table-cell>
              <table:table-cell office:value-type="float" office:value="145.12">
                <text:p>145.12</text:p>
              </table:table-cell>
              <table:table-cell office:value-type="float" office:value="0.55">
                <text:p>0.55</text:p>
              </table:table-cell>
              <table:table-cell office:value-type="float" office:value="0.0015617749386606">
                <text:p>0.0015617749386606</text:p>
              </table:table-cell>
              <table:table-cell office:value-type="float" office:value="0.55">
                <text:p>0.55</text:p>
              </table:table-cell>
              <table:table-cell office:value-type="float" office:value="0.00161382171966108">
                <text:p>0.00161382171966108</text:p>
              </table:table-cell>
              <table:table-cell office:value-type="float" office:value="0.55">
                <text:p>0.55</text:p>
              </table:table-cell>
              <table:table-cell office:value-type="float" office:value="145.19838617828">
                <text:p>145.19838617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145.115663712165">
                <text:p>145.115663712165</text:p>
              </table:table-cell>
              <table:table-cell office:value-type="float" office:value="145.12">
                <text:p>145.12</text:p>
              </table:table-cell>
              <table:table-cell office:value-type="float" office:value="0.6">
                <text:p>0.6</text:p>
              </table:table-cell>
              <table:table-cell office:value-type="float" office:value="0.00221193669339978">
                <text:p>0.00221193669339978</text:p>
              </table:table-cell>
              <table:table-cell office:value-type="float" office:value="0.6">
                <text:p>0.6</text:p>
              </table:table-cell>
              <table:table-cell office:value-type="float" office:value="0.00230855086502278">
                <text:p>0.00230855086502278</text:p>
              </table:table-cell>
              <table:table-cell office:value-type="float" office:value="0.6">
                <text:p>0.6</text:p>
              </table:table-cell>
              <table:table-cell office:value-type="float" office:value="145.197691449135">
                <text:p>145.197691449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">
                <text:p>0.75</text:p>
              </table:table-cell>
              <table:table-cell office:value-type="float" office:value="145.114261096228">
                <text:p>145.114261096228</text:p>
              </table:table-cell>
              <table:table-cell office:value-type="float" office:value="145.12">
                <text:p>145.12</text:p>
              </table:table-cell>
              <table:table-cell office:value-type="float" office:value="0.65">
                <text:p>0.65</text:p>
              </table:table-cell>
              <table:table-cell office:value-type="float" office:value="0.00304663984858175">
                <text:p>0.00304663984858175</text:p>
              </table:table-cell>
              <table:table-cell office:value-type="float" office:value="0.65">
                <text:p>0.65</text:p>
              </table:table-cell>
              <table:table-cell office:value-type="float" office:value="0.00320476227700111">
                <text:p>0.00320476227700111</text:p>
              </table:table-cell>
              <table:table-cell office:value-type="float" office:value="0.65">
                <text:p>0.65</text:p>
              </table:table-cell>
              <table:table-cell office:value-type="float" office:value="145.196795237723">
                <text:p>145.196795237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145.112549659498">
                <text:p>145.112549659498</text:p>
              </table:table-cell>
              <table:table-cell office:value-type="float" office:value="145.12">
                <text:p>145.12</text:p>
              </table:table-cell>
              <table:table-cell office:value-type="float" office:value="0.7">
                <text:p>0.7</text:p>
              </table:table-cell>
              <table:table-cell office:value-type="float" office:value="0.00409788580312722">
                <text:p>0.00409788580312722</text:p>
              </table:table-cell>
              <table:table-cell office:value-type="float" office:value="0.7">
                <text:p>0.7</text:p>
              </table:table-cell>
              <table:table-cell office:value-type="float" office:value="0.00433628783488068">
                <text:p>0.00433628783488068</text:p>
              </table:table-cell>
              <table:table-cell office:value-type="float" office:value="0.7">
                <text:p>0.7</text:p>
              </table:table-cell>
              <table:table-cell office:value-type="float" office:value="145.195663712165">
                <text:p>145.195663712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  <table:table-cell office:value-type="float" office:value="145.110489589329">
                <text:p>145.110489589329</text:p>
              </table:table-cell>
              <table:table-cell office:value-type="float" office:value="145.12">
                <text:p>145.12</text:p>
              </table:table-cell>
              <table:table-cell office:value-type="float" office:value="0.75">
                <text:p>0.75</text:p>
              </table:table-cell>
              <table:table-cell office:value-type="float" office:value="0.00540023606787056">
                <text:p>0.00540023606787056</text:p>
              </table:table-cell>
              <table:table-cell office:value-type="float" office:value="0.75">
                <text:p>0.75</text:p>
              </table:table-cell>
              <table:table-cell office:value-type="float" office:value="0.00573890377223353">
                <text:p>0.00573890377223353</text:p>
              </table:table-cell>
              <table:table-cell office:value-type="float" office:value="0.75">
                <text:p>0.75</text:p>
              </table:table-cell>
              <table:table-cell office:value-type="float" office:value="145.194261096228">
                <text:p>145.194261096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145.098038725762">
                <text:p>145.098038725762</text:p>
              </table:table-cell>
              <table:table-cell office:value-type="float" office:value="145.11">
                <text:p>145.11</text:p>
              </table:table-cell>
              <table:table-cell office:value-type="float" office:value="0.8">
                <text:p>0.8</text:p>
              </table:table-cell>
              <table:table-cell office:value-type="float" office:value="0.0069908122655598">
                <text:p>0.0069908122655598</text:p>
              </table:table-cell>
              <table:table-cell office:value-type="float" office:value="0.8">
                <text:p>0.8</text:p>
              </table:table-cell>
              <table:table-cell office:value-type="float" office:value="0.00745034050170556">
                <text:p>0.00745034050170556</text:p>
              </table:table-cell>
              <table:table-cell office:value-type="float" office:value="0.8">
                <text:p>0.8</text:p>
              </table:table-cell>
              <table:table-cell office:value-type="float" office:value="145.192549659498">
                <text:p>145.192549659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">
                <text:p>0.95</text:p>
              </table:table-cell>
              <table:table-cell office:value-type="float" office:value="145.095152142024">
                <text:p>145.095152142024</text:p>
              </table:table-cell>
              <table:table-cell office:value-type="float" office:value="145.11">
                <text:p>145.11</text:p>
              </table:table-cell>
              <table:table-cell office:value-type="float" office:value="0.85">
                <text:p>0.85</text:p>
              </table:table-cell>
              <table:table-cell office:value-type="float" office:value="0.00890929613085663">
                <text:p>0.00890929613085663</text:p>
              </table:table-cell>
              <table:table-cell office:value-type="float" office:value="0.85">
                <text:p>0.85</text:p>
              </table:table-cell>
              <table:table-cell office:value-type="float" office:value="0.0095104106706251">
                <text:p>0.0095104106706251</text:p>
              </table:table-cell>
              <table:table-cell office:value-type="float" office:value="0.85">
                <text:p>0.85</text:p>
              </table:table-cell>
              <table:table-cell office:value-type="float" office:value="145.190489589329">
                <text:p>145.190489589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45.091781553413">
                <text:p>145.091781553413</text:p>
              </table:table-cell>
              <table:table-cell office:value-type="float" office:value="145.11">
                <text:p>145.11</text:p>
              </table:table-cell>
              <table:table-cell office:value-type="float" office:value="0.9">
                <text:p>0.9</text:p>
              </table:table-cell>
              <table:table-cell office:value-type="float" office:value="0.0111979295103364">
                <text:p>0.0111979295103364</text:p>
              </table:table-cell>
              <table:table-cell office:value-type="float" office:value="0.9">
                <text:p>0.9</text:p>
              </table:table-cell>
              <table:table-cell office:value-type="float" office:value="0.011961274237839">
                <text:p>0.011961274237839</text:p>
              </table:table-cell>
              <table:table-cell office:value-type="float" office:value="0.9">
                <text:p>0.9</text:p>
              </table:table-cell>
              <table:table-cell office:value-type="float" office:value="145.188038725762">
                <text:p>145.1880387257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45.087874536114">
                <text:p>145.087874536114</text:p>
              </table:table-cell>
              <table:table-cell office:value-type="float" office:value="145.11">
                <text:p>145.11</text:p>
              </table:table-cell>
              <table:table-cell office:value-type="float" office:value="0.95">
                <text:p>0.95</text:p>
              </table:table-cell>
              <table:table-cell office:value-type="float" office:value="0.0139015143624881">
                <text:p>0.0139015143624881</text:p>
              </table:table-cell>
              <table:table-cell office:value-type="float" office:value="0.95">
                <text:p>0.95</text:p>
              </table:table-cell>
              <table:table-cell office:value-type="float" office:value="0.014847857976446">
                <text:p>0.014847857976446</text:p>
              </table:table-cell>
              <table:table-cell office:value-type="float" office:value="0.95">
                <text:p>0.95</text:p>
              </table:table-cell>
              <table:table-cell office:value-type="float" office:value="145.185152142024">
                <text:p>145.1851521420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">
                <text:p>1.1</text:p>
              </table:table-cell>
              <table:table-cell office:value-type="float" office:value="145.07337353438">
                <text:p>145.07337353438</text:p>
              </table:table-cell>
              <table:table-cell office:value-type="float" office:value="145.1">
                <text:p>145.1</text:p>
              </table:table-cell>
              <table:table-cell office:value-type="float" office:value="1">
                <text:p>1</text:p>
              </table:table-cell>
              <table:table-cell office:value-type="float" office:value="0.0170674127577144">
                <text:p>0.0170674127577144</text:p>
              </table:table-cell>
              <table:table-cell office:value-type="float" office:value="1">
                <text:p>1</text:p>
              </table:table-cell>
              <table:table-cell office:value-type="float" office:value="0.0182184465870516">
                <text:p>0.0182184465870516</text:p>
              </table:table-cell>
              <table:table-cell office:value-type="float" office:value="1">
                <text:p>1</text:p>
              </table:table-cell>
              <table:table-cell office:value-type="float" office:value="145.181781553413">
                <text:p>145.1817815534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">
                <text:p>1.15</text:p>
              </table:table-cell>
              <table:table-cell office:value-type="float" office:value="145.068214629344">
                <text:p>145.068214629344</text:p>
              </table:table-cell>
              <table:table-cell office:value-type="float" office:value="145.1">
                <text:p>145.1</text:p>
              </table:table-cell>
              <table:table-cell office:value-type="float" office:value="1.05">
                <text:p>1.05</text:p>
              </table:table-cell>
              <table:table-cell office:value-type="float" office:value="0.0207455468783315">
                <text:p>0.0207455468783315</text:p>
              </table:table-cell>
              <table:table-cell office:value-type="float" office:value="1.05">
                <text:p>1.05</text:p>
              </table:table-cell>
              <table:table-cell office:value-type="float" office:value="0.0221254638860134">
                <text:p>0.0221254638860134</text:p>
              </table:table-cell>
              <table:table-cell office:value-type="float" office:value="1.05">
                <text:p>1.05</text:p>
              </table:table-cell>
              <table:table-cell office:value-type="float" office:value="145.177874536114">
                <text:p>145.177874536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145.072326035019">
                <text:p>145.072326035019</text:p>
              </table:table-cell>
              <table:table-cell office:value-type="float" office:value="145.11">
                <text:p>145.11</text:p>
              </table:table-cell>
              <table:table-cell office:value-type="float" office:value="1.1">
                <text:p>1.1</text:p>
              </table:table-cell>
              <table:table-cell office:value-type="float" office:value="0.0249883990185696">
                <text:p>0.0249883990185696</text:p>
              </table:table-cell>
              <table:table-cell office:value-type="float" office:value="1.1">
                <text:p>1.1</text:p>
              </table:table-cell>
              <table:table-cell office:value-type="float" office:value="0.026626465619537">
                <text:p>0.026626465619537</text:p>
              </table:table-cell>
              <table:table-cell office:value-type="float" office:value="1.1">
                <text:p>1.1</text:p>
              </table:table-cell>
              <table:table-cell office:value-type="float" office:value="145.17337353438">
                <text:p>145.173373534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5">
                <text:p>1.25</text:p>
              </table:table-cell>
              <table:table-cell office:value-type="float" office:value="145.065626276515">
                <text:p>145.065626276515</text:p>
              </table:table-cell>
              <table:table-cell office:value-type="float" office:value="145.11">
                <text:p>145.11</text:p>
              </table:table-cell>
              <table:table-cell office:value-type="float" office:value="1.15">
                <text:p>1.15</text:p>
              </table:table-cell>
              <table:table-cell office:value-type="float" office:value="0.0298510115845721">
                <text:p>0.0298510115845721</text:p>
              </table:table-cell>
              <table:table-cell office:value-type="float" office:value="1.15">
                <text:p>1.15</text:p>
              </table:table-cell>
              <table:table-cell office:value-type="float" office:value="0.0317853706563737">
                <text:p>0.0317853706563737</text:p>
              </table:table-cell>
              <table:table-cell office:value-type="float" office:value="1.15">
                <text:p>1.15</text:p>
              </table:table-cell>
              <table:table-cell office:value-type="float" office:value="145.168214629344">
                <text:p>145.168214629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">
                <text:p>1.3</text:p>
              </table:table-cell>
              <table:table-cell office:value-type="float" office:value="145.058021991346">
                <text:p>145.058021991346</text:p>
              </table:table-cell>
              <table:table-cell office:value-type="float" office:value="145.11">
                <text:p>145.11</text:p>
              </table:table-cell>
              <table:table-cell office:value-type="float" office:value="1.2">
                <text:p>1.2</text:p>
              </table:table-cell>
              <table:table-cell office:value-type="float" office:value="0.0353909870943965">
                <text:p>0.0353909870943965</text:p>
              </table:table-cell>
              <table:table-cell office:value-type="float" office:value="1.2">
                <text:p>1.2</text:p>
              </table:table-cell>
              <table:table-cell office:value-type="float" office:value="0.0376739649805717">
                <text:p>0.0376739649805717</text:p>
              </table:table-cell>
              <table:table-cell office:value-type="float" office:value="1.2">
                <text:p>1.2</text:p>
              </table:table-cell>
              <table:table-cell office:value-type="float" office:value="145.162326035019">
                <text:p>145.162326035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5">
                <text:p>1.35</text:p>
              </table:table-cell>
              <table:table-cell office:value-type="float" office:value="145.059405276351">
                <text:p>145.059405276351</text:p>
              </table:table-cell>
              <table:table-cell office:value-type="float" office:value="145.12">
                <text:p>145.12</text:p>
              </table:table-cell>
              <table:table-cell office:value-type="float" office:value="1.25">
                <text:p>1.25</text:p>
              </table:table-cell>
              <table:table-cell office:value-type="float" office:value="0.0416684881780136">
                <text:p>0.0416684881780136</text:p>
              </table:table-cell>
              <table:table-cell office:value-type="float" office:value="1.25">
                <text:p>1.25</text:p>
              </table:table-cell>
              <table:table-cell office:value-type="float" office:value="0.0443737234850081">
                <text:p>0.0443737234850081</text:p>
              </table:table-cell>
              <table:table-cell office:value-type="float" office:value="1.25">
                <text:p>1.25</text:p>
              </table:table-cell>
              <table:table-cell office:value-type="float" office:value="145.155626276515">
                <text:p>145.1556262765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">
                <text:p>1.4</text:p>
              </table:table-cell>
              <table:table-cell office:value-type="float" office:value="145.05965047877">
                <text:p>145.05965047877</text:p>
              </table:table-cell>
              <table:table-cell office:value-type="float" office:value="145.13">
                <text:p>145.13</text:p>
              </table:table-cell>
              <table:table-cell office:value-type="float" office:value="1.3">
                <text:p>1.3</text:p>
              </table:table-cell>
              <table:table-cell office:value-type="float" office:value="0.048746237577308">
                <text:p>0.048746237577308</text:p>
              </table:table-cell>
              <table:table-cell office:value-type="float" office:value="1.3">
                <text:p>1.3</text:p>
              </table:table-cell>
              <table:table-cell office:value-type="float" office:value="0.0519780086541524">
                <text:p>0.0519780086541524</text:p>
              </table:table-cell>
              <table:table-cell office:value-type="float" office:value="1.3">
                <text:p>1.3</text:p>
              </table:table-cell>
              <table:table-cell office:value-type="float" office:value="145.148021991346">
                <text:p>145.148021991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5">
                <text:p>1.45</text:p>
              </table:table-cell>
              <table:table-cell office:value-type="float" office:value="145.058610299021">
                <text:p>145.058610299021</text:p>
              </table:table-cell>
              <table:table-cell office:value-type="float" office:value="145.14">
                <text:p>145.14</text:p>
              </table:table-cell>
              <table:table-cell office:value-type="float" office:value="1.35">
                <text:p>1.35</text:p>
              </table:table-cell>
              <table:table-cell office:value-type="float" office:value="0.056689518146078">
                <text:p>0.056689518146078</text:p>
              </table:table-cell>
              <table:table-cell office:value-type="float" office:value="1.35">
                <text:p>1.35</text:p>
              </table:table-cell>
              <table:table-cell office:value-type="float" office:value="0.0605947236493797">
                <text:p>0.0605947236493797</text:p>
              </table:table-cell>
              <table:table-cell office:value-type="float" office:value="1.35">
                <text:p>1.35</text:p>
              </table:table-cell>
              <table:table-cell office:value-type="float" office:value="145.139405276351">
                <text:p>145.139405276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">
                <text:p>1.5</text:p>
              </table:table-cell>
              <table:table-cell office:value-type="float" office:value="145.066111032301">
                <text:p>145.066111032301</text:p>
              </table:table-cell>
              <table:table-cell office:value-type="float" office:value="145.16">
                <text:p>145.16</text:p>
              </table:table-cell>
              <table:table-cell office:value-type="float" office:value="1.4">
                <text:p>1.4</text:p>
              </table:table-cell>
              <table:table-cell office:value-type="float" office:value="0.0655661728500355">
                <text:p>0.0655661728500355</text:p>
              </table:table-cell>
              <table:table-cell office:value-type="float" office:value="1.4">
                <text:p>1.4</text:p>
              </table:table-cell>
              <table:table-cell office:value-type="float" office:value="0.070349521230298">
                <text:p>0.070349521230298</text:p>
              </table:table-cell>
              <table:table-cell office:value-type="float" office:value="1.4">
                <text:p>1.4</text:p>
              </table:table-cell>
              <table:table-cell office:value-type="float" office:value="145.12965047877">
                <text:p>145.12965047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5">
                <text:p>1.55</text:p>
              </table:table-cell>
              <table:table-cell office:value-type="float" office:value="145.071946723222">
                <text:p>145.071946723222</text:p>
              </table:table-cell>
              <table:table-cell office:value-type="float" office:value="145.18">
                <text:p>145.18</text:p>
              </table:table-cell>
              <table:table-cell office:value-type="float" office:value="1.45">
                <text:p>1.45</text:p>
              </table:table-cell>
              <table:table-cell office:value-type="float" office:value="0.0754466047668061">
                <text:p>0.0754466047668061</text:p>
              </table:table-cell>
              <table:table-cell office:value-type="float" office:value="1.45">
                <text:p>1.45</text:p>
              </table:table-cell>
              <table:table-cell office:value-type="float" office:value="0.0813897009791655">
                <text:p>0.0813897009791655</text:p>
              </table:table-cell>
              <table:table-cell office:value-type="float" office:value="1.45">
                <text:p>1.45</text:p>
              </table:table-cell>
              <table:table-cell office:value-type="float" office:value="145.118610299021">
                <text:p>145.118610299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">
                <text:p>1.6</text:p>
              </table:table-cell>
              <table:table-cell office:value-type="float" office:value="145.075871937872">
                <text:p>145.075871937872</text:p>
              </table:table-cell>
              <table:table-cell office:value-type="float" office:value="145.2">
                <text:p>145.2</text:p>
              </table:table-cell>
              <table:table-cell office:value-type="float" office:value="1.5">
                <text:p>1.5</text:p>
              </table:table-cell>
              <table:table-cell office:value-type="float" office:value="0.086403777085929">
                <text:p>0.086403777085929</text:p>
              </table:table-cell>
              <table:table-cell office:value-type="float" office:value="1.5">
                <text:p>1.5</text:p>
              </table:table-cell>
              <table:table-cell office:value-type="float" office:value="0.0938889676993411">
                <text:p>0.0938889676993411</text:p>
              </table:table-cell>
              <table:table-cell office:value-type="float" office:value="1.5">
                <text:p>1.5</text:p>
              </table:table-cell>
              <table:table-cell office:value-type="float" office:value="145.106111032301">
                <text:p>145.106111032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5">
                <text:p>1.65</text:p>
              </table:table-cell>
              <table:table-cell office:value-type="float" office:value="145.087592764803">
                <text:p>145.087592764803</text:p>
              </table:table-cell>
              <table:table-cell office:value-type="float" office:value="145.23">
                <text:p>145.23</text:p>
              </table:table-cell>
              <table:table-cell office:value-type="float" office:value="1.55">
                <text:p>1.55</text:p>
              </table:table-cell>
              <table:table-cell office:value-type="float" office:value="0.0985132131088571">
                <text:p>0.0985132131088571</text:p>
              </table:table-cell>
              <table:table-cell office:value-type="float" office:value="1.55">
                <text:p>1.55</text:p>
              </table:table-cell>
              <table:table-cell office:value-type="float" office:value="0.108053276778065">
                <text:p>0.108053276778065</text:p>
              </table:table-cell>
              <table:table-cell office:value-type="float" office:value="1.55">
                <text:p>1.55</text:p>
              </table:table-cell>
              <table:table-cell office:value-type="float" office:value="145.091946723222">
                <text:p>145.091946723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">
                <text:p>1.7</text:p>
              </table:table-cell>
              <table:table-cell office:value-type="float" office:value="145.096755531885">
                <text:p>145.096755531885</text:p>
              </table:table-cell>
              <table:table-cell office:value-type="float" office:value="145.26">
                <text:p>145.26</text:p>
              </table:table-cell>
              <table:table-cell office:value-type="float" office:value="1.6">
                <text:p>1.6</text:p>
              </table:table-cell>
              <table:table-cell office:value-type="float" office:value="0.111852996248957">
                <text:p>0.111852996248957</text:p>
              </table:table-cell>
              <table:table-cell office:value-type="float" office:value="1.6">
                <text:p>1.6</text:p>
              </table:table-cell>
              <table:table-cell office:value-type="float" office:value="0.124128062127898">
                <text:p>0.124128062127898</text:p>
              </table:table-cell>
              <table:table-cell office:value-type="float" office:value="1.6">
                <text:p>1.6</text:p>
              </table:table-cell>
              <table:table-cell office:value-type="float" office:value="145.075871937872">
                <text:p>145.075871937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5">
                <text:p>1.75</text:p>
              </table:table-cell>
              <table:table-cell office:value-type="float" office:value="145.112932557398">
                <text:p>145.112932557398</text:p>
              </table:table-cell>
              <table:table-cell office:value-type="float" office:value="145.3">
                <text:p>145.3</text:p>
              </table:table-cell>
              <table:table-cell office:value-type="float" office:value="1.65">
                <text:p>1.65</text:p>
              </table:table-cell>
              <table:table-cell office:value-type="float" office:value="0.126503770031509">
                <text:p>0.126503770031509</text:p>
              </table:table-cell>
              <table:table-cell office:value-type="float" office:value="1.65">
                <text:p>1.65</text:p>
              </table:table-cell>
              <table:table-cell office:value-type="float" office:value="0.142407235196535">
                <text:p>0.142407235196535</text:p>
              </table:table-cell>
              <table:table-cell office:value-type="float" office:value="1.65">
                <text:p>1.65</text:p>
              </table:table-cell>
              <table:table-cell office:value-type="float" office:value="145.057592764803">
                <text:p>145.0575927648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">
                <text:p>1.8</text:p>
              </table:table-cell>
              <table:table-cell office:value-type="float" office:value="145.135604023715">
                <text:p>145.135604023715</text:p>
              </table:table-cell>
              <table:table-cell office:value-type="float" office:value="145.35">
                <text:p>145.35</text:p>
              </table:table-cell>
              <table:table-cell office:value-type="float" office:value="1.7">
                <text:p>1.7</text:p>
              </table:table-cell>
              <table:table-cell office:value-type="float" office:value="0.142548738093706">
                <text:p>0.142548738093706</text:p>
              </table:table-cell>
              <table:table-cell office:value-type="float" office:value="1.7">
                <text:p>1.7</text:p>
              </table:table-cell>
              <table:table-cell office:value-type="float" office:value="0.163244468114747">
                <text:p>0.163244468114747</text:p>
              </table:table-cell>
              <table:table-cell office:value-type="float" office:value="1.7">
                <text:p>1.7</text:p>
              </table:table-cell>
              <table:table-cell office:value-type="float" office:value="145.036755531885">
                <text:p>145.0367555318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5">
                <text:p>1.85</text:p>
              </table:table-cell>
              <table:table-cell office:value-type="float" office:value="145.154134745126">
                <text:p>145.154134745126</text:p>
              </table:table-cell>
              <table:table-cell office:value-type="float" office:value="145.4">
                <text:p>145.4</text:p>
              </table:table-cell>
              <table:table-cell office:value-type="float" office:value="1.75">
                <text:p>1.75</text:p>
              </table:table-cell>
              <table:table-cell office:value-type="float" office:value="0.160073664184657">
                <text:p>0.160073664184657</text:p>
              </table:table-cell>
              <table:table-cell office:value-type="float" office:value="1.75">
                <text:p>1.75</text:p>
              </table:table-cell>
              <table:table-cell office:value-type="float" office:value="0.187067442601554">
                <text:p>0.187067442601554</text:p>
              </table:table-cell>
              <table:table-cell office:value-type="float" office:value="1.75">
                <text:p>1.75</text:p>
              </table:table-cell>
              <table:table-cell office:value-type="float" office:value="145.012932557398">
                <text:p>145.0129325573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">
                <text:p>1.9</text:p>
              </table:table-cell>
              <table:table-cell office:value-type="float" office:value="145.17774416113">
                <text:p>145.17774416113</text:p>
              </table:table-cell>
              <table:table-cell office:value-type="float" office:value="145.46">
                <text:p>145.46</text:p>
              </table:table-cell>
              <table:table-cell office:value-type="float" office:value="1.8">
                <text:p>1.8</text:p>
              </table:table-cell>
              <table:table-cell office:value-type="float" office:value="0.179166872165382">
                <text:p>0.179166872165382</text:p>
              </table:table-cell>
              <table:table-cell office:value-type="float" office:value="1.8">
                <text:p>1.8</text:p>
              </table:table-cell>
              <table:table-cell office:value-type="float" office:value="0.214395976284901">
                <text:p>0.214395976284901</text:p>
              </table:table-cell>
              <table:table-cell office:value-type="float" office:value="1.8">
                <text:p>1.8</text:p>
              </table:table-cell>
              <table:table-cell office:value-type="float" office:value="144.985604023715">
                <text:p>144.9856040237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5">
                <text:p>1.95</text:p>
              </table:table-cell>
              <table:table-cell office:value-type="float" office:value="145.205467268787">
                <text:p>145.205467268787</text:p>
              </table:table-cell>
              <table:table-cell office:value-type="float" office:value="145.53">
                <text:p>145.53</text:p>
              </table:table-cell>
              <table:table-cell office:value-type="float" office:value="1.85">
                <text:p>1.85</text:p>
              </table:table-cell>
              <table:table-cell office:value-type="float" office:value="0.199919246008817">
                <text:p>0.199919246008817</text:p>
              </table:table-cell>
              <table:table-cell office:value-type="float" office:value="1.85">
                <text:p>1.85</text:p>
              </table:table-cell>
              <table:table-cell office:value-type="float" office:value="0.245865254873994">
                <text:p>0.245865254873994</text:p>
              </table:table-cell>
              <table:table-cell office:value-type="float" office:value="1.85">
                <text:p>1.85</text:p>
              </table:table-cell>
              <table:table-cell office:value-type="float" office:value="144.954134745126">
                <text:p>144.9541347451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145.236103332347">
                <text:p>145.236103332347</text:p>
              </table:table-cell>
              <table:table-cell office:value-type="float" office:value="145.61">
                <text:p>145.61</text:p>
              </table:table-cell>
              <table:table-cell office:value-type="float" office:value="1.9">
                <text:p>1.9</text:p>
              </table:table-cell>
              <table:table-cell office:value-type="float" office:value="0.222424229799809">
                <text:p>0.222424229799809</text:p>
              </table:table-cell>
              <table:table-cell office:value-type="float" office:value="1.9">
                <text:p>1.9</text:p>
              </table:table-cell>
              <table:table-cell office:value-type="float" office:value="0.282255838869947">
                <text:p>0.282255838869947</text:p>
              </table:table-cell>
              <table:table-cell office:value-type="float" office:value="1.9">
                <text:p>1.9</text:p>
              </table:table-cell>
              <table:table-cell office:value-type="float" office:value="144.91774416113">
                <text:p>144.917744161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5">
                <text:p>2.05</text:p>
              </table:table-cell>
              <table:table-cell office:value-type="float" office:value="145.268147954787">
                <text:p>145.268147954787</text:p>
              </table:table-cell>
              <table:table-cell office:value-type="float" office:value="145.7">
                <text:p>145.7</text:p>
              </table:table-cell>
              <table:table-cell office:value-type="float" office:value="1.95">
                <text:p>1.95</text:p>
              </table:table-cell>
              <table:table-cell office:value-type="float" office:value="0.246777827735122">
                <text:p>0.246777827735122</text:p>
              </table:table-cell>
              <table:table-cell office:value-type="float" office:value="1.95">
                <text:p>1.95</text:p>
              </table:table-cell>
              <table:table-cell office:value-type="float" office:value="0.324532731213463">
                <text:p>0.324532731213463</text:p>
              </table:table-cell>
              <table:table-cell office:value-type="float" office:value="1.95">
                <text:p>1.95</text:p>
              </table:table-cell>
              <table:table-cell office:value-type="float" office:value="144.875467268787">
                <text:p>144.8754672687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">
                <text:p>2.1</text:p>
              </table:table-cell>
              <table:table-cell office:value-type="float" office:value="145.319702280689">
                <text:p>145.319702280689</text:p>
              </table:table-cell>
              <table:table-cell office:value-type="float" office:value="145.82">
                <text:p>145.82</text:p>
              </table:table-cell>
              <table:table-cell office:value-type="float" office:value="2">
                <text:p>2</text:p>
              </table:table-cell>
              <table:table-cell office:value-type="float" office:value="0.27307860412343">
                <text:p>0.27307860412343</text:p>
              </table:table-cell>
              <table:table-cell office:value-type="float" office:value="2">
                <text:p>2</text:p>
              </table:table-cell>
              <table:table-cell office:value-type="float" office:value="0.373896667652927">
                <text:p>0.373896667652927</text:p>
              </table:table-cell>
              <table:table-cell office:value-type="float" office:value="2">
                <text:p>2</text:p>
              </table:table-cell>
              <table:table-cell office:value-type="float" office:value="144.826103332347">
                <text:p>144.82610333234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05">
                <text:p>2.05</text:p>
              </table:table-cell>
              <table:table-cell office:value-type="float" office:value="0.301427683385323">
                <text:p>0.301427683385323</text:p>
              </table:table-cell>
              <table:table-cell office:value-type="float" office:value="2.05">
                <text:p>2.05</text:p>
              </table:table-cell>
              <table:table-cell office:value-type="float" office:value="0.431852045213368">
                <text:p>0.431852045213368</text:p>
              </table:table-cell>
              <table:table-cell office:value-type="float" office:value="2.05">
                <text:p>2.05</text:p>
              </table:table-cell>
              <table:table-cell office:value-type="float" office:value="144.768147954787">
                <text:p>144.76814795478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1">
                <text:p>2.1</text:p>
              </table:table-cell>
              <table:table-cell office:value-type="float" office:value="0.331928750053305">
                <text:p>0.331928750053305</text:p>
              </table:table-cell>
              <table:table-cell office:value-type="float" office:value="2.1">
                <text:p>2.1</text:p>
              </table:table-cell>
              <table:table-cell office:value-type="float" office:value="0.500297719311507">
                <text:p>0.500297719311507</text:p>
              </table:table-cell>
              <table:table-cell office:value-type="float" office:value="2.1">
                <text:p>2.1</text:p>
              </table:table-cell>
              <table:table-cell office:value-type="float" office:value="144.699702280689">
                <text:p>144.69970228068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15">
                <text:p>2.15</text:p>
              </table:table-cell>
              <table:table-cell office:value-type="float" office:value="0.364688048771791">
                <text:p>0.364688048771791</text:p>
              </table:table-cell>
              <table:table-cell office:value-type="float" office:value="2.15">
                <text:p>2.15</text:p>
              </table:table-cell>
              <table:table-cell office:value-type="float" office:value="0.581649559307239">
                <text:p>0.581649559307239</text:p>
              </table:table-cell>
              <table:table-cell office:value-type="float" office:value="2.15">
                <text:p>2.15</text:p>
              </table:table-cell>
              <table:table-cell office:value-type="float" office:value="144.618350440693">
                <text:p>144.61835044069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1768">
                <text:p>2.1768</text:p>
              </table:table-cell>
              <table:table-cell office:value-type="float" office:value="0.38321438810617">
                <text:p>0.38321438810617</text:p>
              </table:table-cell>
              <table:table-cell office:value-type="float" office:value="2.1768">
                <text:p>2.1768</text:p>
              </table:table-cell>
              <table:table-cell office:value-type="float" office:value="0.631612045175277">
                <text:p>0.631612045175277</text:p>
              </table:table-cell>
              <table:table-cell office:value-type="float" office:value="2.1768">
                <text:p>2.1768</text:p>
              </table:table-cell>
              <table:table-cell office:value-type="float" office:value="144.568387954825">
                <text:p>144.56838795482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2">
                <text:p>2.2</text:p>
              </table:table-cell>
              <table:table-cell office:value-type="float" office:value="0.399814384297114">
                <text:p>0.399814384297114</text:p>
              </table:table-cell>
              <table:table-cell office:value-type="float" office:value="2.2">
                <text:p>2.2</text:p>
              </table:table-cell>
              <table:table-cell office:value-type="float" office:value="0.679007596886481">
                <text:p>0.679007596886481</text:p>
              </table:table-cell>
              <table:table-cell office:value-type="float" office:value="2.2">
                <text:p>2.2</text:p>
              </table:table-cell>
              <table:table-cell office:value-type="float" office:value="144.520992403113">
                <text:p>144.52099240311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25">
                <text:p>2.25</text:p>
              </table:table-cell>
              <table:table-cell office:value-type="float" office:value="0.437419121497515">
                <text:p>0.437419121497515</text:p>
              </table:table-cell>
              <table:table-cell office:value-type="float" office:value="2.25">
                <text:p>2.25</text:p>
              </table:table-cell>
              <table:table-cell office:value-type="float" office:value="0.796386530993616">
                <text:p>0.7963865309936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3">
                <text:p>2.3</text:p>
              </table:table-cell>
              <table:table-cell office:value-type="float" office:value="0.477616185353154">
                <text:p>0.477616185353154</text:p>
              </table:table-cell>
              <table:table-cell office:value-type="float" office:value="2.3">
                <text:p>2.3</text:p>
              </table:table-cell>
              <table:table-cell office:value-type="float" office:value="0.939037392766906">
                <text:p>0.939037392766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35">
                <text:p>2.35</text:p>
              </table:table-cell>
              <table:table-cell office:value-type="float" office:value="0.520522060956102">
                <text:p>0.520522060956102</text:p>
              </table:table-cell>
              <table:table-cell office:value-type="float" office:value="2.35">
                <text:p>2.35</text:p>
              </table:table-cell>
              <table:table-cell office:value-type="float" office:value="1.11390216627946">
                <text:p>1.113902166279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4">
                <text:p>2.4</text:p>
              </table:table-cell>
              <table:table-cell office:value-type="float" office:value="0.566255793510344">
                <text:p>0.566255793510344</text:p>
              </table:table-cell>
              <table:table-cell office:value-type="float" office:value="2.4">
                <text:p>2.4</text:p>
              </table:table-cell>
              <table:table-cell office:value-type="float" office:value="1.33026517465646">
                <text:p>1.330265174656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45">
                <text:p>2.45</text:p>
              </table:table-cell>
              <table:table-cell office:value-type="float" office:value="0.614938988331778">
                <text:p>0.614938988331778</text:p>
              </table:table-cell>
              <table:table-cell office:value-type="float" office:value="2.45">
                <text:p>2.45</text:p>
              </table:table-cell>
              <table:table-cell office:value-type="float" office:value="1.60070028696456">
                <text:p>1.600700286964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5">
                <text:p>2.5</text:p>
              </table:table-cell>
              <table:table-cell office:value-type="float" office:value="0.666695810848217">
                <text:p>0.666695810848217</text:p>
              </table:table-cell>
              <table:table-cell office:value-type="float" office:value="2.5">
                <text:p>2.5</text:p>
              </table:table-cell>
              <table:table-cell office:value-type="float" office:value="1.94247051036536">
                <text:p>1.942470510365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55">
                <text:p>2.55</text:p>
              </table:table-cell>
              <table:table-cell office:value-type="float" office:value="0.721652986599387">
                <text:p>0.721652986599387</text:p>
              </table:table-cell>
              <table:table-cell office:value-type="float" office:value="2.55">
                <text:p>2.55</text:p>
              </table:table-cell>
              <table:table-cell office:value-type="float" office:value="2.37963230947508">
                <text:p>2.379632309475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6">
                <text:p>2.6</text:p>
              </table:table-cell>
              <table:table-cell office:value-type="float" office:value="0.779939801236928">
                <text:p>0.779939801236928</text:p>
              </table:table-cell>
              <table:table-cell office:value-type="float" office:value="2.6">
                <text:p>2.6</text:p>
              </table:table-cell>
              <table:table-cell office:value-type="float" office:value="2.94626009713812">
                <text:p>2.946260097138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65">
                <text:p>2.65</text:p>
              </table:table-cell>
              <table:table-cell office:value-type="float" office:value="0.841688100524392">
                <text:p>0.841688100524392</text:p>
              </table:table-cell>
              <table:table-cell office:value-type="float" office:value="2.65">
                <text:p>2.65</text:p>
              </table:table-cell>
              <table:table-cell office:value-type="float" office:value="3.6914909215199">
                <text:p>3.69149092151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7">
                <text:p>2.7</text:p>
              </table:table-cell>
              <table:table-cell office:value-type="float" office:value="0.907032290337248">
                <text:p>0.907032290337248</text:p>
              </table:table-cell>
              <table:table-cell office:value-type="float" office:value="2.7">
                <text:p>2.7</text:p>
              </table:table-cell>
              <table:table-cell office:value-type="float" office:value="4.68759929889016">
                <text:p>4.68759929889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75">
                <text:p>2.75</text:p>
              </table:table-cell>
              <table:table-cell office:value-type="float" office:value="0.976109336662875">
                <text:p>0.976109336662875</text:p>
              </table:table-cell>
              <table:table-cell office:value-type="float" office:value="2.75">
                <text:p>2.75</text:p>
              </table:table-cell>
              <table:table-cell office:value-type="float" office:value="6.04325299377333">
                <text:p>6.04325299377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8">
                <text:p>2.8</text:p>
              </table:table-cell>
              <table:table-cell office:value-type="float" office:value="1.04905876560057">
                <text:p>1.04905876560057</text:p>
              </table:table-cell>
              <table:table-cell office:value-type="float" office:value="2.8">
                <text:p>2.8</text:p>
              </table:table-cell>
              <table:table-cell office:value-type="float" office:value="7.92589363064308">
                <text:p>7.925893630643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85">
                <text:p>2.85</text:p>
              </table:table-cell>
              <table:table-cell office:value-type="float" office:value="1.12602266336153">
                <text:p>1.12602266336153</text:p>
              </table:table-cell>
              <table:table-cell office:value-type="float" office:value="2.85">
                <text:p>2.85</text:p>
              </table:table-cell>
              <table:table-cell office:value-type="float" office:value="10.6007286201994">
                <text:p>10.60072862019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9">
                <text:p>2.9</text:p>
              </table:table-cell>
              <table:table-cell office:value-type="float" office:value="1.2071456762689">
                <text:p>1.2071456762689</text:p>
              </table:table-cell>
              <table:table-cell office:value-type="float" office:value="2.9">
                <text:p>2.9</text:p>
              </table:table-cell>
              <table:table-cell office:value-type="float" office:value="14.5011079989217">
                <text:p>14.50110799892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95">
                <text:p>2.95</text:p>
              </table:table-cell>
              <table:table-cell office:value-type="float" office:value="1.29257501075769">
                <text:p>1.29257501075769</text:p>
              </table:table-cell>
              <table:table-cell office:value-type="float" office:value="2.95">
                <text:p>2.95</text:p>
              </table:table-cell>
              <table:table-cell office:value-type="float" office:value="20.3607466867637">
                <text:p>20.36074668676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38246043337486">
                <text:p>1.38246043337486</text:p>
              </table:table-cell>
              <table:table-cell office:value-type="float" office:value="3">
                <text:p>3</text:p>
              </table:table-cell>
              <table:table-cell office:value-type="float" office:value="29.4738138181916">
                <text:p>29.47381381819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05">
                <text:p>3.05</text:p>
              </table:table-cell>
              <table:table-cell office:value-type="float" office:value="1.47695427077928">
                <text:p>1.47695427077928</text:p>
              </table:table-cell>
              <table:table-cell office:value-type="float" office:value="3.05">
                <text:p>3.05</text:p>
              </table:table-cell>
              <table:table-cell office:value-type="float" office:value="44.2344571948589">
                <text:p>44.23445719485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1">
                <text:p>3.1</text:p>
              </table:table-cell>
              <table:table-cell office:value-type="float" office:value="1.57621140974171">
                <text:p>1.57621140974171</text:p>
              </table:table-cell>
              <table:table-cell office:value-type="float" office:value="3.1">
                <text:p>3.1</text:p>
              </table:table-cell>
              <table:table-cell office:value-type="float" office:value="69.3278171703294">
                <text:p>69.32781717032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15">
                <text:p>3.15</text:p>
              </table:table-cell>
              <table:table-cell office:value-type="float" office:value="1.68038929714485">
                <text:p>1.68038929714485</text:p>
              </table:table-cell>
              <table:table-cell office:value-type="float" office:value="3.15">
                <text:p>3.15</text:p>
              </table:table-cell>
              <table:table-cell office:value-type="float" office:value="114.560948516063">
                <text:p>114.5609485160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2">
                <text:p>3.2</text:p>
              </table:table-cell>
              <table:table-cell office:value-type="float" office:value="1.78964793998331">
                <text:p>1.78964793998331</text:p>
              </table:table-cell>
              <table:table-cell office:value-type="float" office:value="3.2">
                <text:p>3.2</text:p>
              </table:table-cell>
              <table:table-cell office:value-type="float" office:value="202.221149357295">
                <text:p>202.221149357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25">
                <text:p>3.25</text:p>
              </table:table-cell>
              <table:table-cell office:value-type="float" office:value="1.90414990536359">
                <text:p>1.90414990536359</text:p>
              </table:table-cell>
              <table:table-cell office:value-type="float" office:value="3.25">
                <text:p>3.25</text:p>
              </table:table-cell>
              <table:table-cell office:value-type="float" office:value="388.439957372867">
                <text:p>388.4399573728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12.9988746643066pt" fo:font-style="normal" fo:text-shadow="none" style:text-underline-style="none" fo:font-weight="normal" style:font-size-asian="12.9988746643066pt" style:font-style-asian="normal" style:font-weight-asian="normal" style:font-family-complex="Arial" style:font-size-complex="12.9988746643066pt" style:font-style-complex="normal" style:font-weight-complex="normal"/>
    </style:style>
    <style:style style:name="ch3" style:family="chart">
      <style:chart-properties chart:symbol-type="automatic" chart:connect-bars="false" chart:spline-order="3"/>
    </style:style>
    <style:style style:name="ch4" style:family="chart" style:data-style-name="N2">
      <style:chart-properties chart:display-label="true" chart:tick-marks-major-inner="false" chart:tick-marks-major-outer="true" chart:tick-marks-minor-inner="false" chart:tick-marks-minor-outer="false" chart:logarithmic="false" chart:minimum="1" chart:maximum="2.18" chart:interval-major="1" chart:reverse-direction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5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8.9992208480835pt" fo:font-style="normal" fo:text-shadow="none" style:text-underline-style="none" fo:font-weight="normal" style:font-size-asian="8.9992208480835pt" style:font-style-asian="normal" style:font-weight-asian="normal" style:font-family-complex="Arial" style:font-size-complex="8.9992208480835pt" style:font-style-complex="normal" style:font-weight-complex="normal"/>
    </style:style>
    <style:style style:name="ch6" style:family="chart" style:data-style-name="N2">
      <style:chart-properties chart:display-label="true" chart:tick-marks-major-inner="false" chart:tick-marks-major-outer="true" chart:tick-marks-minor-inner="false" chart:tick-marks-minor-outer="false" chart:logarithmic="false" chart:minimum="200" chart:maximum="240" chart:interval-major="10" chart:reverse-direction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7" style:family="chart">
      <style:chart-properties style:rotation-angle="90" style:direction="ltr"/>
      <style:text-properties fo:color="#000000" style:text-outline="false" style:text-line-through-style="none" style:text-position="0% 58%" fo:font-family="Arial" fo:font-size="8.9992208480835pt" fo:font-style="normal" fo:text-shadow="none" style:text-underline-style="none" fo:font-weight="normal" style:font-size-asian="8.9992208480835pt" style:font-style-asian="normal" style:font-weight-asian="normal" style:font-family-complex="Arial" style:font-size-complex="8.9992208480835pt" style:font-style-complex="normal" style:font-weight-complex="normal"/>
    </style:style>
    <style:style style:name="ch8" style:family="chart">
      <style:graphic-properties draw:stroke="solid" svg:stroke-width="0cm" svg:stroke-color="#b3b3b3" svg:stroke-opacity="100%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width="0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b3b3b3" svg:stroke-opacity="100%" draw:fill="none" draw:fill-color="#000000" draw:opacity="100%"/>
    </style:style>
    <style:style style:name="ch11" style:family="chart">
      <style:graphic-properties draw:fill-color="#d9d9d9"/>
    </style:style>
  </office:automatic-styles>
  <office:body>
    <office:chart>
      <chart:chart svg:width="7.123cm" svg:height="11.553cm" chart:class="chart:scatter" chart:style-name="ch1">
        <chart:title svg:x="-0.901cm" svg:y="0.231cm" chart:style-name="ch2">
          <text:p>Speed of sound in Helium-4 vs Temperature</text:p>
        </chart:title>
        <chart:plot-area chart:style-name="ch3" table:cell-range-address="$Sheet1.$A$6:$A$72;$Sheet1.$K$4;$Sheet1.$K$6:$K$72" chart:data-source-has-labels="row" svg:x="0.083cm" svg:y="0.991cm" svg:width="6.897cm" svg:height="10.299cm">
          <chart:axis chart:dimension="x" chart:name="primary-x" chart:style-name="ch4">
            <chart:title svg:x="2.682cm" svg:y="10.969cm" chart:style-name="ch5">
              <text:p>Temperature (K)</text:p>
            </chart:title>
          </chart:axis>
          <chart:axis chart:dimension="y" chart:name="primary-y" chart:style-name="ch6">
            <chart:title svg:x="0.151cm" svg:y="7.168cm" chart:style-name="ch7">
              <text:p>Sound speed (m/s)</text:p>
            </chart:title>
            <chart:grid chart:style-name="ch8" chart:class="major"/>
          </chart:axis>
          <chart:series chart:style-name="ch9" chart:values-cell-range-address="Sheet1.K6:Sheet1.K72" chart:label-cell-address="Sheet1.K4:Sheet1.K4" chart:class="chart:scatter">
            <chart:domain table:cell-range-address="Sheet1.A6:Sheet1.A72"/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4:Sheet1.K4">sound spe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6:Sheet1.A72">0</text:p>
              </table:table-cell>
              <table:table-cell office:value-type="float" office:value="253.55">
                <text:p text:id="Sheet1.K6:Sheet1.K72">253.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251.2223618625">
                <text:p>251.2223618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49.1187009">
                <text:p>249.1187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247.2279072875">
                <text:p>247.227907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245.5388712">
                <text:p>245.5388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244.0404828125">
                <text:p>244.040482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242.7216323">
                <text:p>242.7216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241.5712098375">
                <text:p>241.5712098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240.5781056">
                <text:p>240.5781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239.7312097625">
                <text:p>239.7312097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239.0194125">
                <text:p>239.0194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238.4316039875">
                <text:p>238.4316039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237.9566744">
                <text:p>237.9566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237.5835139125">
                <text:p>237.5835139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237.3010127">
                <text:p>237.3010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237.0980609375">
                <text:p>237.09806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236.9635488">
                <text:p>236.9635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236.8863664625">
                <text:p>236.8863664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236.8554041">
                <text:p>236.8554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236.8595518875">
                <text:p>236.8595518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36.8877">
                <text:p>236.8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236.9287386125">
                <text:p>236.9287386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236.9715579">
                <text:p>236.97155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237.0050480375">
                <text:p>237.0050480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237.0180992">
                <text:p>237.0180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236.9996015625">
                <text:p>236.999601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236.9384453">
                <text:p>236.9384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236.8235205875">
                <text:p>236.8235205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236.6437176">
                <text:p>236.6437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236.3879265125">
                <text:p>236.3879265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236.0450375">
                <text:p>236.0450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235.6039407375">
                <text:p>235.6039407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235.0535264">
                <text:p>235.0535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234.3826846625">
                <text:p>234.3826846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233.5803057">
                <text:p>233.58030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232.6352796875">
                <text:p>232.635279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231.5364968">
                <text:p>231.53649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230.2728472125">
                <text:p>230.2728472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228.8332211">
                <text:p>228.8332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227.2065086375">
                <text:p>227.2065086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25.3816">
                <text:p>225.38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223.3473853625">
                <text:p>223.3473853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221.0927549">
                <text:p>221.0927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218.6065987875">
                <text:p>218.6065987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768">
                <text:p>2.1768</text:p>
              </table:table-cell>
              <table:table-cell office:value-type="float" office:value="217.174846046014">
                <text:p>217.1748460460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">
                <text:p>2.2</text:p>
              </table:table-cell>
              <table:table-cell office:value-type="float" office:value="215.8778072">
                <text:p>215.87780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5">
                <text:p>2.25</text:p>
              </table:table-cell>
              <table:table-cell office:value-type="float" office:value="212.8952703125">
                <text:p>212.8952703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">
                <text:p>2.3</text:p>
              </table:table-cell>
              <table:table-cell office:value-type="float" office:value="209.6478783">
                <text:p>209.6478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5">
                <text:p>2.35</text:p>
              </table:table-cell>
              <table:table-cell office:value-type="float" office:value="206.1245213375">
                <text:p>206.1245213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">
                <text:p>2.4</text:p>
              </table:table-cell>
              <table:table-cell office:value-type="float" office:value="202.3140896">
                <text:p>202.31408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5">
                <text:p>2.45</text:p>
              </table:table-cell>
              <table:table-cell office:value-type="float" office:value="198.2054732625">
                <text:p>198.2054732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">
                <text:p>2.5</text:p>
              </table:table-cell>
              <table:table-cell office:value-type="float" office:value="193.7875625">
                <text:p>193.7875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5">
                <text:p>2.55</text:p>
              </table:table-cell>
              <table:table-cell office:value-type="float" office:value="189.0492474875">
                <text:p>189.0492474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">
                <text:p>2.6</text:p>
              </table:table-cell>
              <table:table-cell office:value-type="float" office:value="183.9794184">
                <text:p>183.97941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5">
                <text:p>2.65</text:p>
              </table:table-cell>
              <table:table-cell office:value-type="float" office:value="178.5669654125">
                <text:p>178.5669654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">
                <text:p>2.7</text:p>
              </table:table-cell>
              <table:table-cell office:value-type="float" office:value="172.8007787">
                <text:p>172.80077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5">
                <text:p>2.75</text:p>
              </table:table-cell>
              <table:table-cell office:value-type="float" office:value="166.6697484375">
                <text:p>166.669748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">
                <text:p>2.8</text:p>
              </table:table-cell>
              <table:table-cell office:value-type="float" office:value="160.1627648">
                <text:p>160.16276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5">
                <text:p>2.85</text:p>
              </table:table-cell>
              <table:table-cell office:value-type="float" office:value="153.2687179625">
                <text:p>153.2687179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">
                <text:p>2.9</text:p>
              </table:table-cell>
              <table:table-cell office:value-type="float" office:value="145.9764981">
                <text:p>145.9764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5">
                <text:p>2.95</text:p>
              </table:table-cell>
              <table:table-cell office:value-type="float" office:value="138.2749953875">
                <text:p>138.2749953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130.1531">
                <text:p>130.15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5">
                <text:p>3.05</text:p>
              </table:table-cell>
              <table:table-cell office:value-type="float" office:value="121.5997021125">
                <text:p>121.5997021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">
                <text:p>3.1</text:p>
              </table:table-cell>
              <table:table-cell office:value-type="float" office:value="112.6036919">
                <text:p>112.60369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5">
                <text:p>3.15</text:p>
              </table:table-cell>
              <table:table-cell office:value-type="float" office:value="103.1539595375">
                <text:p>103.1539595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">
                <text:p>3.2</text:p>
              </table:table-cell>
              <table:table-cell office:value-type="float" office:value="93.2393951999999">
                <text:p>93.2393951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">
                <text:p>3.25</text:p>
              </table:table-cell>
              <table:table-cell office:value-type="float" office:value="82.8488890625">
                <text:p>82.848889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13pt" fo:font-style="normal" fo:text-shadow="none" style:text-underline-style="none" fo:font-weight="normal" style:font-size-asian="13pt" style:font-style-asian="normal" style:font-weight-asian="normal" style:font-family-complex="Arial" style:font-size-complex="13pt" style:font-style-complex="normal" style:font-weight-complex="normal"/>
    </style:style>
    <style:style style:name="ch3" style:family="chart">
      <style:chart-properties chart:symbol-type="automatic" chart:connect-bars="false" chart:spline-order="3"/>
    </style:style>
    <style:style style:name="ch4" style:family="chart" style:data-style-name="N2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5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9pt" fo:font-style="normal" fo:text-shadow="none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ch6" style:family="chart" style:data-style-name="N123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7" style:family="chart">
      <style:chart-properties style:rotation-angle="90" style:direction="ltr"/>
      <style:text-properties fo:color="#000000" style:text-outline="false" style:text-line-through-style="none" style:text-position="0% 58%" fo:font-family="Arial" fo:font-size="9pt" fo:font-style="normal" fo:text-shadow="none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ch8" style:family="chart">
      <style:graphic-properties draw:stroke="solid" svg:stroke-width="0cm" svg:stroke-color="#b3b3b3" svg:stroke-opacity="100%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width="0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b3b3b3" svg:stroke-opacity="100%" draw:fill="none" draw:fill-color="#000000" draw:opacity="100%"/>
    </style:style>
    <style:style style:name="ch11" style:family="chart">
      <style:graphic-properties draw:fill-color="#d9d9d9"/>
    </style:style>
  </office:automatic-styles>
  <office:body>
    <office:chart>
      <chart:chart svg:width="19.973cm" svg:height="10.956cm" chart:class="chart:scatter" chart:style-name="ch1">
        <chart:title svg:x="6.006cm" svg:y="0.219cm" chart:style-name="ch2">
          <text:p>Superfluid density in helium-4 at (0 atm)
vs Temperature</text:p>
        </chart:title>
        <chart:plot-area chart:style-name="ch3" table:cell-range-address="Sheet3.A5:Sheet3.B45" svg:x="0.597cm" svg:y="1.497cm" svg:width="18.976cm" svg:height="9.221cm">
          <chart:axis chart:dimension="x" chart:name="primary-x" chart:style-name="ch4">
            <chart:title svg:x="9.235cm" svg:y="10.384cm" chart:style-name="ch5">
              <text:p>Temperature (K)</text:p>
            </chart:title>
          </chart:axis>
          <chart:axis chart:dimension="y" chart:name="primary-y" chart:style-name="ch6">
            <chart:title svg:x="0.408cm" svg:y="7.665cm" chart:style-name="ch7">
              <text:p>Superfluid density (g/cm^3)</text:p>
            </chart:title>
            <chart:grid chart:style-name="ch8" chart:class="major"/>
          </chart:axis>
          <chart:series chart:style-name="ch9" chart:values-cell-range-address="Sheet3.B5:Sheet3.B45" chart:class="chart:scatter">
            <chart:domain table:cell-range-address="Sheet3.A5:Sheet3.A45"/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 text:id="Sheet3.A5:Sheet3.A45">0.1</text:p>
              </table:table-cell>
              <table:table-cell office:value-type="float" office:value="0.14513">
                <text:p text:id="Sheet3.B5:Sheet3.B45">0.145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14513">
                <text:p>0.14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4513">
                <text:p>0.14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14513">
                <text:p>0.14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14513">
                <text:p>0.14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0.14513">
                <text:p>0.14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14513">
                <text:p>0.14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0.14513">
                <text:p>0.14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14512">
                <text:p>0.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0.14512">
                <text:p>0.14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14512">
                <text:p>0.14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511">
                <text:p>0.14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14509">
                <text:p>0.145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">
                <text:p>0.75</text:p>
              </table:table-cell>
              <table:table-cell office:value-type="float" office:value="0.14505">
                <text:p>0.14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0.14499">
                <text:p>0.14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  <table:table-cell office:value-type="float" office:value="0.14489">
                <text:p>0.144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0.14473">
                <text:p>0.14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">
                <text:p>0.95</text:p>
              </table:table-cell>
              <table:table-cell office:value-type="float" office:value="0.14449">
                <text:p>0.14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14415">
                <text:p>0.14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0.14366">
                <text:p>0.14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">
                <text:p>1.1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">
                <text:p>1.15</text:p>
              </table:table-cell>
              <table:table-cell office:value-type="float" office:value="0.14214">
                <text:p>0.142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0.14107">
                <text:p>0.14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5">
                <text:p>1.25</text:p>
              </table:table-cell>
              <table:table-cell office:value-type="float" office:value="0.13975">
                <text:p>0.13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">
                <text:p>1.3</text:p>
              </table:table-cell>
              <table:table-cell office:value-type="float" office:value="0.13817">
                <text:p>0.138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5">
                <text:p>1.35</text:p>
              </table:table-cell>
              <table:table-cell office:value-type="float" office:value="0.13632">
                <text:p>0.13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">
                <text:p>1.4</text:p>
              </table:table-cell>
              <table:table-cell office:value-type="float" office:value="0.13403">
                <text:p>0.134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5">
                <text:p>1.45</text:p>
              </table:table-cell>
              <table:table-cell office:value-type="float" office:value="0.13123">
                <text:p>0.131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">
                <text:p>1.5</text:p>
              </table:table-cell>
              <table:table-cell office:value-type="float" office:value="0.12809">
                <text:p>0.128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5">
                <text:p>1.55</text:p>
              </table:table-cell>
              <table:table-cell office:value-type="float" office:value="0.12469">
                <text:p>0.12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">
                <text:p>1.6</text:p>
              </table:table-cell>
              <table:table-cell office:value-type="float" office:value="0.1209">
                <text:p>0.12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5">
                <text:p>1.65</text:p>
              </table:table-cell>
              <table:table-cell office:value-type="float" office:value="0.11646">
                <text:p>0.116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">
                <text:p>1.7</text:p>
              </table:table-cell>
              <table:table-cell office:value-type="float" office:value="0.1112">
                <text:p>0.1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5">
                <text:p>1.75</text:p>
              </table:table-cell>
              <table:table-cell office:value-type="float" office:value="0.10502">
                <text:p>0.105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">
                <text:p>1.8</text:p>
              </table:table-cell>
              <table:table-cell office:value-type="float" office:value="0.098205">
                <text:p>0.098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5">
                <text:p>1.85</text:p>
              </table:table-cell>
              <table:table-cell office:value-type="float" office:value="0.090588">
                <text:p>0.0905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">
                <text:p>1.9</text:p>
              </table:table-cell>
              <table:table-cell office:value-type="float" office:value="0.082016">
                <text:p>0.082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5">
                <text:p>1.95</text:p>
              </table:table-cell>
              <table:table-cell office:value-type="float" office:value="0.072596">
                <text:p>0.072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0.060925">
                <text:p>0.0609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5">
                <text:p>2.05</text:p>
              </table:table-cell>
              <table:table-cell office:value-type="float" office:value="0.047502">
                <text:p>0.047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">
                <text:p>2.1</text:p>
              </table:table-cell>
              <table:table-cell office:value-type="float" office:value="0.033852">
                <text:p>0.033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24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9433288574pt" style:font-size-asian="12.9989433288574pt" style:font-size-complex="12.9989433288574pt"/>
    </style:style>
    <style:style style:name="ch3" style:family="chart">
      <style:graphic-properties draw:stroke="none" svg:stroke-color="#b3b3b3" draw:fill="none" draw:fill-color="#e6e6e6"/>
      <style:text-properties fo:font-size="7.99934959411621pt" style:font-size-asian="7.99934959411621pt" style:font-size-complex="7.99934959411621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9926853179932pt" style:font-size-asian="8.99926853179932pt" style:font-size-complex="8.99926853179932pt"/>
    </style:style>
    <style:style style:name="ch7" style:family="chart" style:data-style-name="N124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99926853179932pt" style:font-size-asian="8.99926853179932pt" style:font-size-complex="8.9992685317993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34cm" svg:height="12.299cm" chart:class="chart:scatter" chart:column-mapping="1" chart:style-name="ch1">
        <chart:title svg:x="4.65cm" svg:y="0.247cm" chart:style-name="ch2">
          <text:p>Helium Density</text:p>
        </chart:title>
        <chart:legend chart:legend-position="end" svg:x="10.069cm" svg:y="5.288cm" chart:style-name="ch3"/>
        <chart:plot-area chart:style-name="ch4" table:cell-range-address="$Sheet1.$A$8:$A$48;$Sheet1.$O$4;$Sheet1.$O$8:$O$48;$Sheet1.$C$4;$Sheet1.$C$8:$C$48;$Sheet1.$AB$4:$AC$4;$Sheet1.$AB$6:$AC$52" chart:data-source-has-labels="row" svg:x="0.291cm" svg:y="1.028cm" svg:width="9.532cm" svg:height="10.735cm">
          <chart:axis chart:dimension="x" chart:name="primary-x" chart:style-name="ch5">
            <chart:title svg:x="4.199cm" svg:y="11.448cm" chart:style-name="ch6">
              <text:p>Temperature (K)</text:p>
            </chart:title>
          </chart:axis>
          <chart:axis chart:dimension="y" chart:name="primary-y" chart:style-name="ch7">
            <chart:title svg:x="0.255cm" svg:y="7.27cm" chart:style-name="ch8">
              <text:p>Density (kg/m^3)</text:p>
            </chart:title>
            <chart:grid chart:style-name="ch9" chart:class="major"/>
          </chart:axis>
          <chart:series chart:style-name="ch10" chart:values-cell-range-address="Sheet1.O8:Sheet1.O48" chart:label-cell-address="Sheet1.O4:Sheet1.O4" chart:class="chart:scatter">
            <chart:domain table:cell-range-address="Sheet1.A8:Sheet1.A48"/>
            <chart:data-point chart:repeated="41"/>
          </chart:series>
          <chart:series chart:style-name="ch11" chart:values-cell-range-address="Sheet1.C8:Sheet1.C48" chart:label-cell-address="Sheet1.C4:Sheet1.C4" chart:class="chart:scatter">
            <chart:data-point chart:repeated="41"/>
          </chart:series>
          <chart:series chart:style-name="ch12" chart:values-cell-range-address="Sheet1.AC6:Sheet1.AC52" chart:label-cell-address="Sheet1.AC4:Sheet1.AC4" chart:class="chart:scatter">
            <chart:domain table:cell-range-address="Sheet1.A6:Sheet1.A52"/>
            <chart:data-point chart:repeated="47"/>
          </chart:series>
          <chart:series chart:style-name="ch13" chart:values-cell-range-address="Sheet1.AB6:Sheet1.AB52" chart:label-cell-address="Sheet1.AB4:Sheet1.AB4" chart:class="chart:scatter">
            <chart:domain table:cell-range-address="Sheet1.A6:Sheet1.A52"/>
            <chart:data-point chart:repeated="4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O4:Sheet1.O4">Superfl 3</text:p>
              </table:table-cell>
              <table:table-cell office:value-type="string">
                <text:p text:id="Sheet1.C4:Sheet1.C4">Density</text:p>
              </table:table-cell>
              <table:table-cell office:value-type="string">
                <text:p>Column A</text:p>
              </table:table-cell>
              <table:table-cell office:value-type="string">
                <text:p text:id="Sheet1.AC4:Sheet1.AC4">4th order fit</text:p>
              </table:table-cell>
              <table:table-cell office:value-type="string">
                <text:p>Column A</text:p>
              </table:table-cell>
              <table:table-cell office:value-type="string">
                <text:p text:id="Sheet1.AB4:Sheet1.AB4">4th order f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 text:id="Sheet1.A8:Sheet1.A48">0.1</text:p>
              </table:table-cell>
              <table:table-cell office:value-type="float" office:value="145.129998583579">
                <text:p text:id="Sheet1.O8:Sheet1.O48">145.129998583579</text:p>
              </table:table-cell>
              <table:table-cell office:value-type="float" office:value="145.13">
                <text:p text:id="Sheet1.C8:Sheet1.C48">145.13</text:p>
              </table:table-cell>
              <table:table-cell office:value-type="float" office:value="0">
                <text:p text:id="Sheet1.A6:Sheet1.A52">0</text:p>
              </table:table-cell>
              <table:table-cell office:value-type="float" office:value="145.12">
                <text:p text:id="Sheet1.AC6:Sheet1.AC52">145.12</text:p>
              </table:table-cell>
              <table:table-cell office:value-type="float" office:value="0">
                <text:p text:id="Sheet1.A6:Sheet1.A52">0</text:p>
              </table:table-cell>
              <table:table-cell office:value-type="float" office:value="145.14">
                <text:p text:id="Sheet1.AB6:Sheet1.AB52">145.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145.12999255094">
                <text:p>145.12999255094</text:p>
              </table:table-cell>
              <table:table-cell office:value-type="float" office:value="145.13">
                <text:p>145.13</text:p>
              </table:table-cell>
              <table:table-cell office:value-type="float" office:value="0.05">
                <text:p>0.05</text:p>
              </table:table-cell>
              <table:table-cell office:value-type="float" office:value="145.123199904101">
                <text:p>145.123199904101</text:p>
              </table:table-cell>
              <table:table-cell office:value-type="float" office:value="0.05">
                <text:p>0.05</text:p>
              </table:table-cell>
              <table:table-cell office:value-type="float" office:value="145.135627643044">
                <text:p>145.135627643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45.129975636336">
                <text:p>145.129975636336</text:p>
              </table:table-cell>
              <table:table-cell office:value-type="float" office:value="145.13">
                <text:p>145.13</text:p>
              </table:table-cell>
              <table:table-cell office:value-type="float" office:value="0.1">
                <text:p>0.1</text:p>
              </table:table-cell>
              <table:table-cell office:value-type="float" office:value="145.12604369662">
                <text:p>145.12604369662</text:p>
              </table:table-cell>
              <table:table-cell office:value-type="float" office:value="0.1">
                <text:p>0.1</text:p>
              </table:table-cell>
              <table:table-cell office:value-type="float" office:value="145.1326350627">
                <text:p>145.1326350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45.129938669775">
                <text:p>145.129938669775</text:p>
              </table:table-cell>
              <table:table-cell office:value-type="float" office:value="145.13">
                <text:p>145.13</text:p>
              </table:table-cell>
              <table:table-cell office:value-type="float" office:value="0.15">
                <text:p>0.15</text:p>
              </table:table-cell>
              <table:table-cell office:value-type="float" office:value="145.128463127451">
                <text:p>145.128463127451</text:p>
              </table:table-cell>
              <table:table-cell office:value-type="float" office:value="0.15">
                <text:p>0.15</text:p>
              </table:table-cell>
              <table:table-cell office:value-type="float" office:value="145.130725278544">
                <text:p>145.130725278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145.129869332826">
                <text:p>145.129869332826</text:p>
              </table:table-cell>
              <table:table-cell office:value-type="float" office:value="145.13">
                <text:p>145.13</text:p>
              </table:table-cell>
              <table:table-cell office:value-type="float" office:value="0.2">
                <text:p>0.2</text:p>
              </table:table-cell>
              <table:table-cell office:value-type="float" office:value="145.13040026592">
                <text:p>145.13040026592</text:p>
              </table:table-cell>
              <table:table-cell office:value-type="float" office:value="0.2">
                <text:p>0.2</text:p>
              </table:table-cell>
              <table:table-cell office:value-type="float" office:value="145.1296287552">
                <text:p>145.1296287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145.129752103608">
                <text:p>145.129752103608</text:p>
              </table:table-cell>
              <table:table-cell office:value-type="float" office:value="145.13">
                <text:p>145.13</text:p>
              </table:table-cell>
              <table:table-cell office:value-type="float" office:value="0.25">
                <text:p>0.25</text:p>
              </table:table-cell>
              <table:table-cell office:value-type="float" office:value="145.131807500781">
                <text:p>145.131807500781</text:p>
              </table:table-cell>
              <table:table-cell office:value-type="float" office:value="0.25">
                <text:p>0.25</text:p>
              </table:table-cell>
              <table:table-cell office:value-type="float" office:value="145.129103402344">
                <text:p>145.129103402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145.129568298695">
                <text:p>145.129568298695</text:p>
              </table:table-cell>
              <table:table-cell office:value-type="float" office:value="145.13">
                <text:p>145.13</text:p>
              </table:table-cell>
              <table:table-cell office:value-type="float" office:value="0.3">
                <text:p>0.3</text:p>
              </table:table-cell>
              <table:table-cell office:value-type="float" office:value="145.13264754022">
                <text:p>145.13264754022</text:p>
              </table:table-cell>
              <table:table-cell office:value-type="float" office:value="0.3">
                <text:p>0.3</text:p>
              </table:table-cell>
              <table:table-cell office:value-type="float" office:value="145.1289345747">
                <text:p>145.1289345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145.12929619707">
                <text:p>145.12929619707</text:p>
              </table:table-cell>
              <table:table-cell office:value-type="float" office:value="145.13">
                <text:p>145.13</text:p>
              </table:table-cell>
              <table:table-cell office:value-type="float" office:value="0.35">
                <text:p>0.35</text:p>
              </table:table-cell>
              <table:table-cell office:value-type="float" office:value="145.132893411851">
                <text:p>145.132893411851</text:p>
              </table:table-cell>
              <table:table-cell office:value-type="float" office:value="0.35">
                <text:p>0.35</text:p>
              </table:table-cell>
              <table:table-cell office:value-type="float" office:value="145.128935072044">
                <text:p>145.128935072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145.12891122524">
                <text:p>145.12891122524</text:p>
              </table:table-cell>
              <table:table-cell office:value-type="float" office:value="145.13">
                <text:p>145.13</text:p>
              </table:table-cell>
              <table:table-cell office:value-type="float" office:value="0.4">
                <text:p>0.4</text:p>
              </table:table-cell>
              <table:table-cell office:value-type="float" office:value="145.13252846272">
                <text:p>145.13252846272</text:p>
              </table:table-cell>
              <table:table-cell office:value-type="float" office:value="0.4">
                <text:p>0.4</text:p>
              </table:table-cell>
              <table:table-cell office:value-type="float" office:value="145.1289451392">
                <text:p>145.1289451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145.12838617828">
                <text:p>145.12838617828</text:p>
              </table:table-cell>
              <table:table-cell office:value-type="float" office:value="145.13">
                <text:p>145.13</text:p>
              </table:table-cell>
              <table:table-cell office:value-type="float" office:value="0.45">
                <text:p>0.45</text:p>
              </table:table-cell>
              <table:table-cell office:value-type="float" office:value="145.131546359301">
                <text:p>145.131546359301</text:p>
              </table:table-cell>
              <table:table-cell office:value-type="float" office:value="0.45">
                <text:p>0.45</text:p>
              </table:table-cell>
              <table:table-cell office:value-type="float" office:value="145.128832466044">
                <text:p>145.128832466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145.127691449135">
                <text:p>145.127691449135</text:p>
              </table:table-cell>
              <table:table-cell office:value-type="float" office:value="145.13">
                <text:p>145.13</text:p>
              </table:table-cell>
              <table:table-cell office:value-type="float" office:value="0.5">
                <text:p>0.5</text:p>
              </table:table-cell>
              <table:table-cell office:value-type="float" office:value="145.1299510875">
                <text:p>145.1299510875</text:p>
              </table:table-cell>
              <table:table-cell office:value-type="float" office:value="0.5">
                <text:p>0.5</text:p>
              </table:table-cell>
              <table:table-cell office:value-type="float" office:value="145.1284921875">
                <text:p>145.128492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145.116795237723">
                <text:p>145.116795237723</text:p>
              </table:table-cell>
              <table:table-cell office:value-type="float" office:value="145.12">
                <text:p>145.12</text:p>
              </table:table-cell>
              <table:table-cell office:value-type="float" office:value="0.55">
                <text:p>0.55</text:p>
              </table:table-cell>
              <table:table-cell office:value-type="float" office:value="145.127756952651">
                <text:p>145.127756952651</text:p>
              </table:table-cell>
              <table:table-cell office:value-type="float" office:value="0.55">
                <text:p>0.55</text:p>
              </table:table-cell>
              <table:table-cell office:value-type="float" office:value="145.127846883544">
                <text:p>145.127846883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145.115663712165">
                <text:p>145.115663712165</text:p>
              </table:table-cell>
              <table:table-cell office:value-type="float" office:value="145.12">
                <text:p>145.12</text:p>
              </table:table-cell>
              <table:table-cell office:value-type="float" office:value="0.6">
                <text:p>0.6</text:p>
              </table:table-cell>
              <table:table-cell office:value-type="float" office:value="145.12498857952">
                <text:p>145.12498857952</text:p>
              </table:table-cell>
              <table:table-cell office:value-type="float" office:value="0.6">
                <text:p>0.6</text:p>
              </table:table-cell>
              <table:table-cell office:value-type="float" office:value="145.1268465792">
                <text:p>145.12684657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">
                <text:p>0.75</text:p>
              </table:table-cell>
              <table:table-cell office:value-type="float" office:value="145.114261096228">
                <text:p>145.114261096228</text:p>
              </table:table-cell>
              <table:table-cell office:value-type="float" office:value="145.12">
                <text:p>145.12</text:p>
              </table:table-cell>
              <table:table-cell office:value-type="float" office:value="0.65">
                <text:p>0.65</text:p>
              </table:table-cell>
              <table:table-cell office:value-type="float" office:value="145.121680912301">
                <text:p>145.121680912301</text:p>
              </table:table-cell>
              <table:table-cell office:value-type="float" office:value="0.65">
                <text:p>0.65</text:p>
              </table:table-cell>
              <table:table-cell office:value-type="float" office:value="145.125468744544">
                <text:p>145.125468744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145.112549659498">
                <text:p>145.112549659498</text:p>
              </table:table-cell>
              <table:table-cell office:value-type="float" office:value="145.12">
                <text:p>145.12</text:p>
              </table:table-cell>
              <table:table-cell office:value-type="float" office:value="0.7">
                <text:p>0.7</text:p>
              </table:table-cell>
              <table:table-cell office:value-type="float" office:value="145.11787921462">
                <text:p>145.11787921462</text:p>
              </table:table-cell>
              <table:table-cell office:value-type="float" office:value="0.7">
                <text:p>0.7</text:p>
              </table:table-cell>
              <table:table-cell office:value-type="float" office:value="145.1237182947">
                <text:p>145.1237182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  <table:table-cell office:value-type="float" office:value="145.110489589329">
                <text:p>145.110489589329</text:p>
              </table:table-cell>
              <table:table-cell office:value-type="float" office:value="145.12">
                <text:p>145.12</text:p>
              </table:table-cell>
              <table:table-cell office:value-type="float" office:value="0.75">
                <text:p>0.75</text:p>
              </table:table-cell>
              <table:table-cell office:value-type="float" office:value="145.113639069531">
                <text:p>145.113639069531</text:p>
              </table:table-cell>
              <table:table-cell office:value-type="float" office:value="0.75">
                <text:p>0.75</text:p>
              </table:table-cell>
              <table:table-cell office:value-type="float" office:value="145.121627589844">
                <text:p>145.121627589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145.098038725762">
                <text:p>145.098038725762</text:p>
              </table:table-cell>
              <table:table-cell office:value-type="float" office:value="145.11">
                <text:p>145.11</text:p>
              </table:table-cell>
              <table:table-cell office:value-type="float" office:value="0.8">
                <text:p>0.8</text:p>
              </table:table-cell>
              <table:table-cell office:value-type="float" office:value="145.10902637952">
                <text:p>145.10902637952</text:p>
              </table:table-cell>
              <table:table-cell office:value-type="float" office:value="0.8">
                <text:p>0.8</text:p>
              </table:table-cell>
              <table:table-cell office:value-type="float" office:value="145.1192564352">
                <text:p>145.1192564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">
                <text:p>0.95</text:p>
              </table:table-cell>
              <table:table-cell office:value-type="float" office:value="145.095152142024">
                <text:p>145.095152142024</text:p>
              </table:table-cell>
              <table:table-cell office:value-type="float" office:value="145.11">
                <text:p>145.11</text:p>
              </table:table-cell>
              <table:table-cell office:value-type="float" office:value="0.85">
                <text:p>0.85</text:p>
              </table:table-cell>
              <table:table-cell office:value-type="float" office:value="145.104117366501">
                <text:p>145.104117366501</text:p>
              </table:table-cell>
              <table:table-cell office:value-type="float" office:value="0.85">
                <text:p>0.85</text:p>
              </table:table-cell>
              <table:table-cell office:value-type="float" office:value="145.116692081044">
                <text:p>145.1166920810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45.091781553413">
                <text:p>145.091781553413</text:p>
              </table:table-cell>
              <table:table-cell office:value-type="float" office:value="145.11">
                <text:p>145.11</text:p>
              </table:table-cell>
              <table:table-cell office:value-type="float" office:value="0.9">
                <text:p>0.9</text:p>
              </table:table-cell>
              <table:table-cell office:value-type="float" office:value="145.09899857182">
                <text:p>145.09899857182</text:p>
              </table:table-cell>
              <table:table-cell office:value-type="float" office:value="0.9">
                <text:p>0.9</text:p>
              </table:table-cell>
              <table:table-cell office:value-type="float" office:value="145.1140492227">
                <text:p>145.1140492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45.087874536114">
                <text:p>145.087874536114</text:p>
              </table:table-cell>
              <table:table-cell office:value-type="float" office:value="145.11">
                <text:p>145.11</text:p>
              </table:table-cell>
              <table:table-cell office:value-type="float" office:value="0.95">
                <text:p>0.95</text:p>
              </table:table-cell>
              <table:table-cell office:value-type="float" office:value="145.093766856251">
                <text:p>145.093766856251</text:p>
              </table:table-cell>
              <table:table-cell office:value-type="float" office:value="0.95">
                <text:p>0.95</text:p>
              </table:table-cell>
              <table:table-cell office:value-type="float" office:value="145.111470000544">
                <text:p>145.111470000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">
                <text:p>1.1</text:p>
              </table:table-cell>
              <table:table-cell office:value-type="float" office:value="145.07337353438">
                <text:p>145.07337353438</text:p>
              </table:table-cell>
              <table:table-cell office:value-type="float" office:value="145.1">
                <text:p>145.1</text:p>
              </table:table-cell>
              <table:table-cell office:value-type="float" office:value="1">
                <text:p>1</text:p>
              </table:table-cell>
              <table:table-cell office:value-type="float" office:value="145.0885294">
                <text:p>145.0885294</text:p>
              </table:table-cell>
              <table:table-cell office:value-type="float" office:value="1">
                <text:p>1</text:p>
              </table:table-cell>
              <table:table-cell office:value-type="float" office:value="145.109124">
                <text:p>145.109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">
                <text:p>1.15</text:p>
              </table:table-cell>
              <table:table-cell office:value-type="float" office:value="145.068214629344">
                <text:p>145.068214629344</text:p>
              </table:table-cell>
              <table:table-cell office:value-type="float" office:value="145.1">
                <text:p>145.1</text:p>
              </table:table-cell>
              <table:table-cell office:value-type="float" office:value="1.05">
                <text:p>1.05</text:p>
              </table:table-cell>
              <table:table-cell office:value-type="float" office:value="145.083403702701">
                <text:p>145.083403702701</text:p>
              </table:table-cell>
              <table:table-cell office:value-type="float" office:value="1.05">
                <text:p>1.05</text:p>
              </table:table-cell>
              <table:table-cell office:value-type="float" office:value="145.107208251544">
                <text:p>145.1072082515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145.072326035019">
                <text:p>145.072326035019</text:p>
              </table:table-cell>
              <table:table-cell office:value-type="float" office:value="145.11">
                <text:p>145.11</text:p>
              </table:table-cell>
              <table:table-cell office:value-type="float" office:value="1.1">
                <text:p>1.1</text:p>
              </table:table-cell>
              <table:table-cell office:value-type="float" office:value="145.07851758342">
                <text:p>145.07851758342</text:p>
              </table:table-cell>
              <table:table-cell office:value-type="float" office:value="1.1">
                <text:p>1.1</text:p>
              </table:table-cell>
              <table:table-cell office:value-type="float" office:value="145.1059472307">
                <text:p>145.10594723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5">
                <text:p>1.25</text:p>
              </table:table-cell>
              <table:table-cell office:value-type="float" office:value="145.065626276515">
                <text:p>145.065626276515</text:p>
              </table:table-cell>
              <table:table-cell office:value-type="float" office:value="145.11">
                <text:p>145.11</text:p>
              </table:table-cell>
              <table:table-cell office:value-type="float" office:value="1.15">
                <text:p>1.15</text:p>
              </table:table-cell>
              <table:table-cell office:value-type="float" office:value="145.074009180651">
                <text:p>145.074009180651</text:p>
              </table:table-cell>
              <table:table-cell office:value-type="float" office:value="1.15">
                <text:p>1.15</text:p>
              </table:table-cell>
              <table:table-cell office:value-type="float" office:value="145.105592858044">
                <text:p>145.1055928580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">
                <text:p>1.3</text:p>
              </table:table-cell>
              <table:table-cell office:value-type="float" office:value="145.058021991346">
                <text:p>145.058021991346</text:p>
              </table:table-cell>
              <table:table-cell office:value-type="float" office:value="145.11">
                <text:p>145.11</text:p>
              </table:table-cell>
              <table:table-cell office:value-type="float" office:value="1.2">
                <text:p>1.2</text:p>
              </table:table-cell>
              <table:table-cell office:value-type="float" office:value="145.07002695232">
                <text:p>145.07002695232</text:p>
              </table:table-cell>
              <table:table-cell office:value-type="float" office:value="1.2">
                <text:p>1.2</text:p>
              </table:table-cell>
              <table:table-cell office:value-type="float" office:value="145.1064244992">
                <text:p>145.1064244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5">
                <text:p>1.35</text:p>
              </table:table-cell>
              <table:table-cell office:value-type="float" office:value="145.059405276351">
                <text:p>145.059405276351</text:p>
              </table:table-cell>
              <table:table-cell office:value-type="float" office:value="145.12">
                <text:p>145.12</text:p>
              </table:table-cell>
              <table:table-cell office:value-type="float" office:value="1.25">
                <text:p>1.25</text:p>
              </table:table-cell>
              <table:table-cell office:value-type="float" office:value="145.066729675781">
                <text:p>145.066729675781</text:p>
              </table:table-cell>
              <table:table-cell office:value-type="float" office:value="1.25">
                <text:p>1.25</text:p>
              </table:table-cell>
              <table:table-cell office:value-type="float" office:value="145.108748964844">
                <text:p>145.1087489648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">
                <text:p>1.4</text:p>
              </table:table-cell>
              <table:table-cell office:value-type="float" office:value="145.05965047877">
                <text:p>145.05965047877</text:p>
              </table:table-cell>
              <table:table-cell office:value-type="float" office:value="145.13">
                <text:p>145.13</text:p>
              </table:table-cell>
              <table:table-cell office:value-type="float" office:value="1.3">
                <text:p>1.3</text:p>
              </table:table-cell>
              <table:table-cell office:value-type="float" office:value="145.06428644782">
                <text:p>145.06428644782</text:p>
              </table:table-cell>
              <table:table-cell office:value-type="float" office:value="1.3">
                <text:p>1.3</text:p>
              </table:table-cell>
              <table:table-cell office:value-type="float" office:value="145.1129005107">
                <text:p>145.1129005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5">
                <text:p>1.45</text:p>
              </table:table-cell>
              <table:table-cell office:value-type="float" office:value="145.058610299021">
                <text:p>145.058610299021</text:p>
              </table:table-cell>
              <table:table-cell office:value-type="float" office:value="145.14">
                <text:p>145.14</text:p>
              </table:table-cell>
              <table:table-cell office:value-type="float" office:value="1.35">
                <text:p>1.35</text:p>
              </table:table-cell>
              <table:table-cell office:value-type="float" office:value="145.062876684651">
                <text:p>145.062876684651</text:p>
              </table:table-cell>
              <table:table-cell office:value-type="float" office:value="1.35">
                <text:p>1.35</text:p>
              </table:table-cell>
              <table:table-cell office:value-type="float" office:value="145.119240837544">
                <text:p>145.119240837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">
                <text:p>1.5</text:p>
              </table:table-cell>
              <table:table-cell office:value-type="float" office:value="145.066111032301">
                <text:p>145.066111032301</text:p>
              </table:table-cell>
              <table:table-cell office:value-type="float" office:value="145.16">
                <text:p>145.16</text:p>
              </table:table-cell>
              <table:table-cell office:value-type="float" office:value="1.4">
                <text:p>1.4</text:p>
              </table:table-cell>
              <table:table-cell office:value-type="float" office:value="145.06269012192">
                <text:p>145.06269012192</text:p>
              </table:table-cell>
              <table:table-cell office:value-type="float" office:value="1.4">
                <text:p>1.4</text:p>
              </table:table-cell>
              <table:table-cell office:value-type="float" office:value="145.1281590912">
                <text:p>145.12815909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5">
                <text:p>1.55</text:p>
              </table:table-cell>
              <table:table-cell office:value-type="float" office:value="145.071946723222">
                <text:p>145.071946723222</text:p>
              </table:table-cell>
              <table:table-cell office:value-type="float" office:value="145.18">
                <text:p>145.18</text:p>
              </table:table-cell>
              <table:table-cell office:value-type="float" office:value="1.45">
                <text:p>1.45</text:p>
              </table:table-cell>
              <table:table-cell office:value-type="float" office:value="145.063926814701">
                <text:p>145.063926814701</text:p>
              </table:table-cell>
              <table:table-cell office:value-type="float" office:value="1.45">
                <text:p>1.45</text:p>
              </table:table-cell>
              <table:table-cell office:value-type="float" office:value="145.140071862544">
                <text:p>145.1400718625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">
                <text:p>1.6</text:p>
              </table:table-cell>
              <table:table-cell office:value-type="float" office:value="145.075871937872">
                <text:p>145.075871937872</text:p>
              </table:table-cell>
              <table:table-cell office:value-type="float" office:value="145.2">
                <text:p>145.2</text:p>
              </table:table-cell>
              <table:table-cell office:value-type="float" office:value="1.5">
                <text:p>1.5</text:p>
              </table:table-cell>
              <table:table-cell office:value-type="float" office:value="145.0667971375">
                <text:p>145.0667971375</text:p>
              </table:table-cell>
              <table:table-cell office:value-type="float" office:value="1.5">
                <text:p>1.5</text:p>
              </table:table-cell>
              <table:table-cell office:value-type="float" office:value="145.1554231875">
                <text:p>145.1554231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5">
                <text:p>1.65</text:p>
              </table:table-cell>
              <table:table-cell office:value-type="float" office:value="145.087592764803">
                <text:p>145.087592764803</text:p>
              </table:table-cell>
              <table:table-cell office:value-type="float" office:value="145.23">
                <text:p>145.23</text:p>
              </table:table-cell>
              <table:table-cell office:value-type="float" office:value="1.55">
                <text:p>1.55</text:p>
              </table:table-cell>
              <table:table-cell office:value-type="float" office:value="145.071521784251">
                <text:p>145.071521784251</text:p>
              </table:table-cell>
              <table:table-cell office:value-type="float" office:value="1.55">
                <text:p>1.55</text:p>
              </table:table-cell>
              <table:table-cell office:value-type="float" office:value="145.174684547044">
                <text:p>145.1746845470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">
                <text:p>1.7</text:p>
              </table:table-cell>
              <table:table-cell office:value-type="float" office:value="145.096755531885">
                <text:p>145.096755531885</text:p>
              </table:table-cell>
              <table:table-cell office:value-type="float" office:value="145.26">
                <text:p>145.26</text:p>
              </table:table-cell>
              <table:table-cell office:value-type="float" office:value="1.6">
                <text:p>1.6</text:p>
              </table:table-cell>
              <table:table-cell office:value-type="float" office:value="145.07833176832">
                <text:p>145.07833176832</text:p>
              </table:table-cell>
              <table:table-cell office:value-type="float" office:value="1.6">
                <text:p>1.6</text:p>
              </table:table-cell>
              <table:table-cell office:value-type="float" office:value="145.1983548672">
                <text:p>145.1983548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5">
                <text:p>1.75</text:p>
              </table:table-cell>
              <table:table-cell office:value-type="float" office:value="145.112932557398">
                <text:p>145.112932557398</text:p>
              </table:table-cell>
              <table:table-cell office:value-type="float" office:value="145.3">
                <text:p>145.3</text:p>
              </table:table-cell>
              <table:table-cell office:value-type="float" office:value="1.65">
                <text:p>1.65</text:p>
              </table:table-cell>
              <table:table-cell office:value-type="float" office:value="145.087468422501">
                <text:p>145.087468422501</text:p>
              </table:table-cell>
              <table:table-cell office:value-type="float" office:value="1.65">
                <text:p>1.65</text:p>
              </table:table-cell>
              <table:table-cell office:value-type="float" office:value="145.226960519044">
                <text:p>145.226960519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">
                <text:p>1.8</text:p>
              </table:table-cell>
              <table:table-cell office:value-type="float" office:value="145.135604023715">
                <text:p>145.135604023715</text:p>
              </table:table-cell>
              <table:table-cell office:value-type="float" office:value="145.35">
                <text:p>145.35</text:p>
              </table:table-cell>
              <table:table-cell office:value-type="float" office:value="1.7">
                <text:p>1.7</text:p>
              </table:table-cell>
              <table:table-cell office:value-type="float" office:value="145.09918339902">
                <text:p>145.09918339902</text:p>
              </table:table-cell>
              <table:table-cell office:value-type="float" office:value="1.7">
                <text:p>1.7</text:p>
              </table:table-cell>
              <table:table-cell office:value-type="float" office:value="145.2610553187">
                <text:p>145.26105531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5">
                <text:p>1.85</text:p>
              </table:table-cell>
              <table:table-cell office:value-type="float" office:value="145.154134745126">
                <text:p>145.154134745126</text:p>
              </table:table-cell>
              <table:table-cell office:value-type="float" office:value="145.4">
                <text:p>145.4</text:p>
              </table:table-cell>
              <table:table-cell office:value-type="float" office:value="1.75">
                <text:p>1.75</text:p>
              </table:table-cell>
              <table:table-cell office:value-type="float" office:value="145.113738669531">
                <text:p>145.113738669531</text:p>
              </table:table-cell>
              <table:table-cell office:value-type="float" office:value="1.75">
                <text:p>1.75</text:p>
              </table:table-cell>
              <table:table-cell office:value-type="float" office:value="145.301220527344">
                <text:p>145.301220527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">
                <text:p>1.9</text:p>
              </table:table-cell>
              <table:table-cell office:value-type="float" office:value="145.17774416113">
                <text:p>145.17774416113</text:p>
              </table:table-cell>
              <table:table-cell office:value-type="float" office:value="145.46">
                <text:p>145.46</text:p>
              </table:table-cell>
              <table:table-cell office:value-type="float" office:value="1.8">
                <text:p>1.8</text:p>
              </table:table-cell>
              <table:table-cell office:value-type="float" office:value="145.13140652512">
                <text:p>145.13140652512</text:p>
              </table:table-cell>
              <table:table-cell office:value-type="float" office:value="1.8">
                <text:p>1.8</text:p>
              </table:table-cell>
              <table:table-cell office:value-type="float" office:value="145.3480648512">
                <text:p>145.3480648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5">
                <text:p>1.95</text:p>
              </table:table-cell>
              <table:table-cell office:value-type="float" office:value="145.205467268787">
                <text:p>145.205467268787</text:p>
              </table:table-cell>
              <table:table-cell office:value-type="float" office:value="145.53">
                <text:p>145.53</text:p>
              </table:table-cell>
              <table:table-cell office:value-type="float" office:value="1.85">
                <text:p>1.85</text:p>
              </table:table-cell>
              <table:table-cell office:value-type="float" office:value="145.152469576301">
                <text:p>145.152469576301</text:p>
              </table:table-cell>
              <table:table-cell office:value-type="float" office:value="1.85">
                <text:p>1.85</text:p>
              </table:table-cell>
              <table:table-cell office:value-type="float" office:value="145.402224441544">
                <text:p>145.402224441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145.236103332347">
                <text:p>145.236103332347</text:p>
              </table:table-cell>
              <table:table-cell office:value-type="float" office:value="145.61">
                <text:p>145.61</text:p>
              </table:table-cell>
              <table:table-cell office:value-type="float" office:value="1.9">
                <text:p>1.9</text:p>
              </table:table-cell>
              <table:table-cell office:value-type="float" office:value="145.17722075302">
                <text:p>145.17722075302</text:p>
              </table:table-cell>
              <table:table-cell office:value-type="float" office:value="1.9">
                <text:p>1.9</text:p>
              </table:table-cell>
              <table:table-cell office:value-type="float" office:value="145.4643628947">
                <text:p>145.46436289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5">
                <text:p>2.05</text:p>
              </table:table-cell>
              <table:table-cell office:value-type="float" office:value="145.268147954787">
                <text:p>145.268147954787</text:p>
              </table:table-cell>
              <table:table-cell office:value-type="float" office:value="145.7">
                <text:p>145.7</text:p>
              </table:table-cell>
              <table:table-cell office:value-type="float" office:value="1.95">
                <text:p>1.95</text:p>
              </table:table-cell>
              <table:table-cell office:value-type="float" office:value="145.205963304651">
                <text:p>145.205963304651</text:p>
              </table:table-cell>
              <table:table-cell office:value-type="float" office:value="1.95">
                <text:p>1.95</text:p>
              </table:table-cell>
              <table:table-cell office:value-type="float" office:value="145.535171252044">
                <text:p>145.535171252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">
                <text:p>2.1</text:p>
              </table:table-cell>
              <table:table-cell office:value-type="float" office:value="145.319702280689">
                <text:p>145.319702280689</text:p>
              </table:table-cell>
              <table:table-cell office:value-type="float" office:value="145.82">
                <text:p>145.82</text:p>
              </table:table-cell>
              <table:table-cell office:value-type="float" office:value="2">
                <text:p>2</text:p>
              </table:table-cell>
              <table:table-cell office:value-type="float" office:value="145.2390108">
                <text:p>145.2390108</text:p>
              </table:table-cell>
              <table:table-cell office:value-type="float" office:value="2">
                <text:p>2</text:p>
              </table:table-cell>
              <table:table-cell office:value-type="float" office:value="145.615368">
                <text:p>145.61536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05">
                <text:p>2.05</text:p>
              </table:table-cell>
              <table:table-cell office:value-type="float" office:value="145.276687127301">
                <text:p>145.276687127301</text:p>
              </table:table-cell>
              <table:table-cell office:value-type="float" office:value="2.05">
                <text:p>2.05</text:p>
              </table:table-cell>
              <table:table-cell office:value-type="float" office:value="145.705699070044">
                <text:p>145.70569907004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1">
                <text:p>2.1</text:p>
              </table:table-cell>
              <table:table-cell office:value-type="float" office:value="145.31932649422">
                <text:p>145.31932649422</text:p>
              </table:table-cell>
              <table:table-cell office:value-type="float" office:value="2.1">
                <text:p>2.1</text:p>
              </table:table-cell>
              <table:table-cell office:value-type="float" office:value="145.8069378387">
                <text:p>145.806937838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15">
                <text:p>2.15</text:p>
              </table:table-cell>
              <table:table-cell office:value-type="float" office:value="145.367273427851">
                <text:p>145.367273427851</text:p>
              </table:table-cell>
              <table:table-cell office:value-type="float" office:value="2.15">
                <text:p>2.15</text:p>
              </table:table-cell>
              <table:table-cell office:value-type="float" office:value="145.919885127544">
                <text:p>145.91988512754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1768">
                <text:p>2.1768</text:p>
              </table:table-cell>
              <table:table-cell office:value-type="float" office:value="145.395280896363">
                <text:p>145.395280896363</text:p>
              </table:table-cell>
              <table:table-cell office:value-type="float" office:value="2.1768">
                <text:p>2.1768</text:p>
              </table:table-cell>
              <table:table-cell office:value-type="float" office:value="145.985531775479">
                <text:p>145.98553177547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2">
                <text:p>2.2</text:p>
              </table:table-cell>
              <table:table-cell office:value-type="float" office:value="145.42088277472">
                <text:p>145.42088277472</text:p>
              </table:table-cell>
              <table:table-cell office:value-type="float" office:value="2.2">
                <text:p>2.2</text:p>
              </table:table-cell>
              <table:table-cell office:value-type="float" office:value="146.0453692032">
                <text:p>146.045369203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25">
                <text:p>2.25</text:p>
              </table:table-cell>
              <table:table-cell office:value-type="float" office:value="145.480519700781">
                <text:p>145.480519700781</text:p>
              </table:table-cell>
              <table:table-cell office:value-type="float" office:value="2.25">
                <text:p>2.25</text:p>
              </table:table-cell>
              <table:table-cell office:value-type="float" office:value="146.184245777344">
                <text:p>146.184245777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0773925781pt" style:font-size-asian="12.9980773925781pt" style:font-size-complex="12.9980773925781pt"/>
    </style:style>
    <style:style style:name="ch3" style:family="chart">
      <style:graphic-properties draw:stroke="none" svg:stroke-color="#b3b3b3" draw:fill="none" draw:fill-color="#e6e6e6"/>
      <style:text-properties fo:font-size="7.99881744384766pt" style:font-size-asian="7.99881744384766pt" style:font-size-complex="7.99881744384766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986686706543pt" style:font-size-asian="8.9986686706543pt" style:font-size-complex="8.9986686706543pt"/>
    </style:style>
    <style:style style:name="ch7" style:family="chart">
      <style:chart-properties style:rotation-angle="90"/>
      <style:text-properties fo:font-size="8.9986686706543pt" style:font-size-asian="8.9986686706543pt" style:font-size-complex="8.9986686706543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528cm" svg:height="9.664cm" chart:class="chart:scatter" chart:style-name="ch1">
        <chart:title svg:x="4.862cm" svg:y="0.197cm" chart:style-name="ch2">
          <text:p>Roton Energy Gap</text:p>
        </chart:title>
        <chart:legend chart:legend-position="end" svg:x="11.735cm" svg:y="4.541cm" chart:style-name="ch3"/>
        <chart:plot-area chart:style-name="ch4" table:cell-range-address="$Sheet1.$A$10:$A$52;$Sheet1.$AF$4;$Sheet1.$AF$10:$AF$52;$Sheet1.$AJ$4;$Sheet1.$AJ$10:$AJ$52" chart:data-source-has-labels="row" svg:x="0.337cm" svg:y="0.929cm" svg:width="11.174cm" svg:height="8.357cm">
          <chart:axis chart:dimension="x" chart:name="primary-x" chart:style-name="ch5">
            <chart:title svg:x="5.067cm" svg:y="8.914cm" chart:style-name="ch6">
              <text:p>Temperature (K)</text:p>
            </chart:title>
          </chart:axis>
          <chart:axis chart:dimension="y" chart:name="primary-y" chart:style-name="ch5">
            <chart:title svg:x="0.277cm" svg:y="5.537cm" chart:style-name="ch7">
              <text:p>Del/kB (K)</text:p>
            </chart:title>
            <chart:grid chart:style-name="ch8" chart:class="major"/>
          </chart:axis>
          <chart:series chart:style-name="ch9" chart:values-cell-range-address="Sheet1.AF10:Sheet1.AF52" chart:label-cell-address="Sheet1.AF4:Sheet1.AF4" chart:class="chart:scatter">
            <chart:domain table:cell-range-address="Sheet1.A10:Sheet1.A52"/>
            <chart:data-point chart:repeated="43"/>
          </chart:series>
          <chart:series chart:style-name="ch10" chart:values-cell-range-address="Sheet1.AJ10:Sheet1.AJ52" chart:label-cell-address="Sheet1.AJ4:Sheet1.AJ4" chart:class="chart:scatter"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AF4:Sheet1.AF4">Del/kB 1</text:p>
              </table:table-cell>
              <table:table-cell office:value-type="string">
                <text:p text:id="Sheet1.AJ4:Sheet1.AJ4">Del/kB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 text:id="Sheet1.A10:Sheet1.A52">0.2</text:p>
              </table:table-cell>
              <table:table-cell office:value-type="float" office:value="8.63783563604085">
                <text:p text:id="Sheet1.AF10:Sheet1.AF52">8.63783563604085</text:p>
              </table:table-cell>
              <table:table-cell office:value-type="float" office:value="8.62894224305727">
                <text:p text:id="Sheet1.AJ10:Sheet1.AJ52">8.628942243057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8.63786741370525">
                <text:p>8.63786741370525</text:p>
              </table:table-cell>
              <table:table-cell office:value-type="float" office:value="8.62894224305727">
                <text:p>8.62894224305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8.63787762579025">
                <text:p>8.63787762579025</text:p>
              </table:table-cell>
              <table:table-cell office:value-type="float" office:value="8.62894224305692">
                <text:p>8.62894224305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8.63787759568266">
                <text:p>8.63787759568266</text:p>
              </table:table-cell>
              <table:table-cell office:value-type="float" office:value="8.62894224303217">
                <text:p>8.62894224303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8.63787698615071">
                <text:p>8.63787698615071</text:p>
              </table:table-cell>
              <table:table-cell office:value-type="float" office:value="8.6289422424321">
                <text:p>8.6289422424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">
                <text:p>0.45</text:p>
              </table:table-cell>
              <table:table-cell office:value-type="float" office:value="8.63788379457789">
                <text:p>8.63788379457789</text:p>
              </table:table-cell>
              <table:table-cell office:value-type="float" office:value="8.62894223532834">
                <text:p>8.62894223532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63790432755832">
                <text:p>8.63790432755832</text:p>
              </table:table-cell>
              <table:table-cell office:value-type="float" office:value="8.62894218462695">
                <text:p>8.62894218462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8.63794311444832">
                <text:p>8.63794311444832</text:p>
              </table:table-cell>
              <table:table-cell office:value-type="float" office:value="8.62894193450595">
                <text:p>8.62894193450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8.63800269862215">
                <text:p>8.63800269862215</text:p>
              </table:table-cell>
              <table:table-cell office:value-type="float" office:value="8.62894099937364">
                <text:p>8.62894099937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8.63808325218033">
                <text:p>8.63808325218033</text:p>
              </table:table-cell>
              <table:table-cell office:value-type="float" office:value="8.62893817498299">
                <text:p>8.62893817498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8.63818200701199">
                <text:p>8.63818200701199</text:p>
              </table:table-cell>
              <table:table-cell office:value-type="float" office:value="8.62893096517719">
                <text:p>8.628930965177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8.63829257573259">
                <text:p>8.63829257573259</text:p>
              </table:table-cell>
              <table:table-cell office:value-type="float" office:value="8.62891489934877">
                <text:p>8.62891489934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8.63840433466558">
                <text:p>8.63840433466558</text:p>
              </table:table-cell>
              <table:table-cell office:value-type="float" office:value="8.62888291561086">
                <text:p>8.6288829156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">
                <text:p>0.85</text:p>
              </table:table-cell>
              <table:table-cell office:value-type="float" office:value="8.63850213811043">
                <text:p>8.63850213811043</text:p>
              </table:table-cell>
              <table:table-cell office:value-type="float" office:value="8.62882508308129">
                <text:p>8.62882508308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8.63856669690479">
                <text:p>8.63856669690479</text:p>
              </table:table-cell>
              <table:table-cell office:value-type="float" office:value="8.62872900106692">
                <text:p>8.62872900106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">
                <text:p>0.95</text:p>
              </table:table-cell>
              <table:table-cell office:value-type="float" office:value="8.63857593242037">
                <text:p>8.63857593242037</text:p>
              </table:table-cell>
              <table:table-cell office:value-type="float" office:value="8.62858118958405">
                <text:p>8.62858118958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8.63850744006407">
                <text:p>8.63850744006407</text:p>
              </table:table-cell>
              <table:table-cell office:value-type="float" office:value="8.62836960328778">
                <text:p>8.62836960328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5">
                <text:p>1.05</text:p>
              </table:table-cell>
              <table:table-cell office:value-type="float" office:value="8.63834179474976">
                <text:p>8.63834179474976</text:p>
              </table:table-cell>
              <table:table-cell office:value-type="float" office:value="8.62808698895061">
                <text:p>8.62808698895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">
                <text:p>1.1</text:p>
              </table:table-cell>
              <table:table-cell office:value-type="float" office:value="8.63806576121481">
                <text:p>8.63806576121481</text:p>
              </table:table-cell>
              <table:table-cell office:value-type="float" office:value="8.62773412214448">
                <text:p>8.62773412214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5">
                <text:p>1.15</text:p>
              </table:table-cell>
              <table:table-cell office:value-type="float" office:value="8.63767354105744">
                <text:p>8.63767354105744</text:p>
              </table:table-cell>
              <table:table-cell office:value-type="float" office:value="8.6273210117624">
                <text:p>8.6273210117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8.63716306542074">
                <text:p>8.63716306542074</text:p>
              </table:table-cell>
              <table:table-cell office:value-type="float" office:value="8.62686302829485">
                <text:p>8.626863028294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">
                <text:p>1.25</text:p>
              </table:table-cell>
              <table:table-cell office:value-type="float" office:value="8.63652315515185">
                <text:p>8.63652315515185</text:p>
              </table:table-cell>
              <table:table-cell office:value-type="float" office:value="8.6263677325913">
                <text:p>8.6263677325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">
                <text:p>1.3</text:p>
              </table:table-cell>
              <table:table-cell office:value-type="float" office:value="8.63570628343321">
                <text:p>8.63570628343321</text:p>
              </table:table-cell>
              <table:table-cell office:value-type="float" office:value="8.62580713511275">
                <text:p>8.62580713511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5">
                <text:p>1.35</text:p>
              </table:table-cell>
              <table:table-cell office:value-type="float" office:value="8.63458085773779">
                <text:p>8.63458085773779</text:p>
              </table:table-cell>
              <table:table-cell office:value-type="float" office:value="8.62506938540426">
                <text:p>8.625069385404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">
                <text:p>1.4</text:p>
              </table:table-cell>
              <table:table-cell office:value-type="float" office:value="8.6328565271688">
                <text:p>8.6328565271688</text:p>
              </table:table-cell>
              <table:table-cell office:value-type="float" office:value="8.62388363028302">
                <text:p>8.62388363028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5">
                <text:p>1.45</text:p>
              </table:table-cell>
              <table:table-cell office:value-type="float" office:value="8.62997610083416">
                <text:p>8.62997610083416</text:p>
              </table:table-cell>
              <table:table-cell office:value-type="float" office:value="8.6217120796477">
                <text:p>8.62171207964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">
                <text:p>1.5</text:p>
              </table:table-cell>
              <table:table-cell office:value-type="float" office:value="8.62496824776323">
                <text:p>8.62496824776323</text:p>
              </table:table-cell>
              <table:table-cell office:value-type="float" office:value="8.61760419880025">
                <text:p>8.617604198800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5">
                <text:p>1.55</text:p>
              </table:table-cell>
              <table:table-cell office:value-type="float" office:value="8.61625618752455">
                <text:p>8.61625618752455</text:p>
              </table:table-cell>
              <table:table-cell office:value-type="float" office:value="8.61000934966746">
                <text:p>8.61000934966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">
                <text:p>1.6</text:p>
              </table:table-cell>
              <table:table-cell office:value-type="float" office:value="8.60141896859306">
                <text:p>8.60141896859306</text:p>
              </table:table-cell>
              <table:table-cell office:value-type="float" office:value="8.59654601364874">
                <text:p>8.59654601364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5">
                <text:p>1.65</text:p>
              </table:table-cell>
              <table:table-cell office:value-type="float" office:value="8.57690353094239">
                <text:p>8.57690353094239</text:p>
              </table:table-cell>
              <table:table-cell office:value-type="float" office:value="8.57372778998337">
                <text:p>8.573727789983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">
                <text:p>1.7</text:p>
              </table:table-cell>
              <table:table-cell office:value-type="float" office:value="8.53768741099776">
                <text:p>8.53768741099776</text:p>
              </table:table-cell>
              <table:table-cell office:value-type="float" office:value="8.53664850392039">
                <text:p>8.53664850392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5">
                <text:p>1.75</text:p>
              </table:table-cell>
              <table:table-cell office:value-type="float" office:value="8.47689352914023">
                <text:p>8.47689352914023</text:p>
              </table:table-cell>
              <table:table-cell office:value-type="float" office:value="8.47863081322525">
                <text:p>8.47863081322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">
                <text:p>1.8</text:p>
              </table:table-cell>
              <table:table-cell office:value-type="float" office:value="8.3853598821159">
                <text:p>8.3853598821159</text:p>
              </table:table-cell>
              <table:table-cell office:value-type="float" office:value="8.39084452750971">
                <text:p>8.390844527509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5">
                <text:p>1.85</text:p>
              </table:table-cell>
              <table:table-cell office:value-type="float" office:value="8.2511680543904">
                <text:p>8.2511680543904</text:p>
              </table:table-cell>
              <table:table-cell office:value-type="float" office:value="8.26190234439954">
                <text:p>8.26190234439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">
                <text:p>1.9</text:p>
              </table:table-cell>
              <table:table-cell office:value-type="float" office:value="8.05913520532502">
                <text:p>8.05913520532502</text:p>
              </table:table-cell>
              <table:table-cell office:value-type="float" office:value="8.07744179030112">
                <text:p>8.07744179030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5">
                <text:p>1.95</text:p>
              </table:table-cell>
              <table:table-cell office:value-type="float" office:value="7.79027455477181">
                <text:p>7.79027455477181</text:p>
              </table:table-cell>
              <table:table-cell office:value-type="float" office:value="7.81970280048799">
                <text:p>7.819702800487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7.42122937482228">
                <text:p>7.42122937482228</text:p>
              </table:table-cell>
              <table:table-cell office:value-type="float" office:value="7.46711058656319">
                <text:p>7.467110586563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5">
                <text:p>2.05</text:p>
              </table:table-cell>
              <table:table-cell office:value-type="float" office:value="6.923685114134">
                <text:p>6.923685114134</text:p>
              </table:table-cell>
              <table:table-cell office:value-type="float" office:value="6.99387324989404">
                <text:p>6.993873249894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">
                <text:p>2.1</text:p>
              </table:table-cell>
              <table:table-cell office:value-type="float" office:value="6.26376355735777">
                <text:p>6.26376355735777</text:p>
              </table:table-cell>
              <table:table-cell office:value-type="float" office:value="6.36960305835977">
                <text:p>6.36960305835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5">
                <text:p>2.15</text:p>
              </table:table-cell>
              <table:table-cell office:value-type="float" office:value="5.40140188148118">
                <text:p>5.40140188148118</text:p>
              </table:table-cell>
              <table:table-cell office:value-type="float" office:value="5.55896947438016">
                <text:p>5.55896947438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768">
                <text:p>2.1768</text:p>
              </table:table-cell>
              <table:table-cell office:value-type="float" office:value="4.83982164277406">
                <text:p>4.83982164277406</text:p>
              </table:table-cell>
              <table:table-cell office:value-type="float" office:value="5.0338520222182">
                <text:p>5.03385202221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">
                <text:p>2.2</text:p>
              </table:table-cell>
              <table:table-cell office:value-type="float" office:value="4.28971813394252">
                <text:p>4.28971813394252</text:p>
              </table:table-cell>
              <table:table-cell office:value-type="float" office:value="4.52139097431387">
                <text:p>4.521390974313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5">
                <text:p>2.25</text:p>
              </table:table-cell>
              <table:table-cell office:value-type="float" office:value="2.8743630331063">
                <text:p>2.8743630331063</text:p>
              </table:table-cell>
              <table:table-cell office:value-type="float" office:value="3.21077150285206">
                <text:p>3.210771502852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.4398279190063pt" style:font-size-asian="11.4398279190063pt" style:font-size-complex="11.4398279190063pt"/>
    </style:style>
    <style:style style:name="ch3" style:family="chart">
      <style:graphic-properties draw:stroke="none" svg:stroke-color="#b3b3b3" draw:fill="none" draw:fill-color="#e6e6e6"/>
      <style:text-properties fo:font-size="7.03989410400391pt" style:font-size-asian="7.03989410400391pt" style:font-size-complex="7.03989410400391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12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7.91988086700439pt" style:font-size-asian="7.91988086700439pt" style:font-size-complex="7.91988086700439pt"/>
    </style:style>
    <style:style style:name="ch7" style:family="chart">
      <style:chart-properties style:rotation-angle="90"/>
      <style:text-properties fo:font-size="7.91988086700439pt" style:font-size-asian="7.91988086700439pt" style:font-size-complex="7.9198808670043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square" chart:symbol-width="0.25cm" chart:symbol-height="0.25cm">
        <chart:symbol-image xlink:href="Pictures/2000000F000000FD000000FDD6FA36F5.svm" xlink:type="simple" xlink:actuate="onLoad"/>
      </style:chart-properties>
      <style:graphic-properties draw:stroke="none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926cm" svg:height="12.381cm" chart:class="chart:scatter" chart:column-mapping="1 0" chart:style-name="ch1">
        <chart:title svg:x="6.294cm" svg:y="0.25cm" chart:style-name="ch2">
          <text:p>Roton Energy Gap</text:p>
        </chart:title>
        <chart:legend chart:legend-position="end" svg:x="13.77cm" svg:y="5.73cm" chart:style-name="ch3"/>
        <chart:plot-area chart:style-name="ch4" table:cell-range-address="$Sheet1.$AS$13:$AS$129;$Sheet1.$BA$11;$Sheet1.$BA$13:$BA$129;$Sheet1.$AU$11;$Sheet1.$AU$13:$AU$129" chart:data-source-has-labels="both" svg:x="0.458cm" svg:y="1.015cm" svg:width="12.994cm" svg:height="10.82cm">
          <chart:axis chart:dimension="x" chart:name="primary-x" chart:style-name="ch5">
            <chart:title svg:x="6.205cm" svg:y="11.531cm" chart:style-name="ch6">
              <text:p>Temperature (K)</text:p>
            </chart:title>
            <chart:categories table:cell-range-address="Sheet1.AS14:Sheet1.AS129"/>
          </chart:axis>
          <chart:axis chart:dimension="y" chart:name="primary-y" chart:style-name="ch5">
            <chart:title svg:x="0.318cm" svg:y="6.843cm" chart:style-name="ch7">
              <text:p>Del/kB (K)</text:p>
            </chart:title>
            <chart:grid chart:style-name="ch8" chart:class="major"/>
          </chart:axis>
          <chart:series chart:style-name="ch9" chart:values-cell-range-address="Sheet1.BA13:Sheet1.BA129" chart:label-cell-address="Sheet1.BA11:Sheet1.BA11" chart:class="chart:scatter">
            <chart:domain table:cell-range-address="Sheet1.AS13:Sheet1.AS129"/>
            <chart:data-point chart:repeated="117"/>
          </chart:series>
          <chart:series chart:style-name="ch10" chart:values-cell-range-address="Sheet1.AU13:Sheet1.AU129" chart:label-cell-address="Sheet1.AU11:Sheet1.AU11" chart:class="chart:scatter">
            <chart:data-point chart:repeated="1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  <table:table-cell office:value-type="string">
                <text:p text:id="Sheet1.BA11:Sheet1.BA11">Del/kB 3</text:p>
              </table:table-cell>
              <table:table-cell office:value-type="string">
                <text:p text:id="Sheet1.AU11:Sheet1.AU11">Del/kB data</text:p>
              </table:table-cell>
            </table:table-row>
          </table:table-header-rows>
          <table:table-rows>
            <table:table-row>
              <table:table-cell office:value-type="string">
                <text:p text:id="Sheet1.AS14:Sheet1.AS129">1.0601</text:p>
              </table:table-cell>
              <table:table-cell office:value-type="float" office:value="1.0499">
                <text:p text:id="Sheet1.AS13:Sheet1.AS129">1.0499</text:p>
              </table:table-cell>
              <table:table-cell office:value-type="float" office:value="8.68183147831363">
                <text:p text:id="Sheet1.BA13:Sheet1.BA129">8.68183147831363</text:p>
              </table:table-cell>
              <table:table-cell office:value-type="float" office:value="8.6537">
                <text:p text:id="Sheet1.AU13:Sheet1.AU129">8.6537</text:p>
              </table:table-cell>
            </table:table-row>
            <table:table-row>
              <table:table-cell office:value-type="string">
                <text:p>1.0700</text:p>
              </table:table-cell>
              <table:table-cell office:value-type="float" office:value="1.0601">
                <text:p>1.0601</text:p>
              </table:table-cell>
              <table:table-cell office:value-type="float" office:value="8.68174667877847">
                <text:p>8.68174667877847</text:p>
              </table:table-cell>
              <table:table-cell office:value-type="float" office:value="8.6561">
                <text:p>8.6561</text:p>
              </table:table-cell>
            </table:table-row>
            <table:table-row>
              <table:table-cell office:value-type="string">
                <text:p>1.0799</text:p>
              </table:table-cell>
              <table:table-cell office:value-type="float" office:value="1.07">
                <text:p>1.07</text:p>
              </table:table-cell>
              <table:table-cell office:value-type="float" office:value="8.68165966334644">
                <text:p>8.68165966334644</text:p>
              </table:table-cell>
              <table:table-cell office:value-type="float" office:value="8.6585">
                <text:p>8.6585</text:p>
              </table:table-cell>
            </table:table-row>
            <table:table-row>
              <table:table-cell office:value-type="string">
                <text:p>1.0901</text:p>
              </table:table-cell>
              <table:table-cell office:value-type="float" office:value="1.0799">
                <text:p>1.0799</text:p>
              </table:table-cell>
              <table:table-cell office:value-type="float" office:value="8.68156796274245">
                <text:p>8.68156796274245</text:p>
              </table:table-cell>
              <table:table-cell office:value-type="float" office:value="8.6577">
                <text:p>8.6577</text:p>
              </table:table-cell>
            </table:table-row>
            <table:table-row>
              <table:table-cell office:value-type="string">
                <text:p>1.1000</text:p>
              </table:table-cell>
              <table:table-cell office:value-type="float" office:value="1.0901">
                <text:p>1.0901</text:p>
              </table:table-cell>
              <table:table-cell office:value-type="float" office:value="8.68146854858645">
                <text:p>8.68146854858645</text:p>
              </table:table-cell>
              <table:table-cell office:value-type="float" office:value="8.6601">
                <text:p>8.6601</text:p>
              </table:table-cell>
            </table:table-row>
            <table:table-row>
              <table:table-cell office:value-type="string">
                <text:p>1.1100</text:p>
              </table:table-cell>
              <table:table-cell office:value-type="float" office:value="1.1">
                <text:p>1.1</text:p>
              </table:table-cell>
              <table:table-cell office:value-type="float" office:value="8.68136724728977">
                <text:p>8.68136724728977</text:p>
              </table:table-cell>
              <table:table-cell office:value-type="float" office:value="8.6626">
                <text:p>8.6626</text:p>
              </table:table-cell>
            </table:table-row>
            <table:table-row>
              <table:table-cell office:value-type="string">
                <text:p>1.1202</text:p>
              </table:table-cell>
              <table:table-cell office:value-type="float" office:value="1.11">
                <text:p>1.11</text:p>
              </table:table-cell>
              <table:table-cell office:value-type="float" office:value="8.68126010084476">
                <text:p>8.68126010084476</text:p>
              </table:table-cell>
              <table:table-cell office:value-type="float" office:value="8.665">
                <text:p>8.665</text:p>
              </table:table-cell>
            </table:table-row>
            <table:table-row>
              <table:table-cell office:value-type="string">
                <text:p>1.1301</text:p>
              </table:table-cell>
              <table:table-cell office:value-type="float" office:value="1.1202">
                <text:p>1.1202</text:p>
              </table:table-cell>
              <table:table-cell office:value-type="float" office:value="8.68114581789162">
                <text:p>8.68114581789162</text:p>
              </table:table-cell>
              <table:table-cell office:value-type="float" office:value="8.6642">
                <text:p>8.6642</text:p>
              </table:table-cell>
            </table:table-row>
            <table:table-row>
              <table:table-cell office:value-type="string">
                <text:p>1.1400</text:p>
              </table:table-cell>
              <table:table-cell office:value-type="float" office:value="1.1301">
                <text:p>1.1301</text:p>
              </table:table-cell>
              <table:table-cell office:value-type="float" office:value="8.68103007982935">
                <text:p>8.68103007982935</text:p>
              </table:table-cell>
              <table:table-cell office:value-type="float" office:value="8.6634">
                <text:p>8.6634</text:p>
              </table:table-cell>
            </table:table-row>
            <table:table-row>
              <table:table-cell office:value-type="string">
                <text:p>1.1502</text:p>
              </table:table-cell>
              <table:table-cell office:value-type="float" office:value="1.14">
                <text:p>1.14</text:p>
              </table:table-cell>
              <table:table-cell office:value-type="float" office:value="8.6809096082054">
                <text:p>8.6809096082054</text:p>
              </table:table-cell>
              <table:table-cell office:value-type="float" office:value="8.6658">
                <text:p>8.6658</text:p>
              </table:table-cell>
            </table:table-row>
            <table:table-row>
              <table:table-cell office:value-type="string">
                <text:p>1.1601</text:p>
              </table:table-cell>
              <table:table-cell office:value-type="float" office:value="1.1502">
                <text:p>1.1502</text:p>
              </table:table-cell>
              <table:table-cell office:value-type="float" office:value="8.68078054801539">
                <text:p>8.68078054801539</text:p>
              </table:table-cell>
              <table:table-cell office:value-type="float" office:value="8.665">
                <text:p>8.665</text:p>
              </table:table-cell>
            </table:table-row>
            <table:table-row>
              <table:table-cell office:value-type="string">
                <text:p>1.1700</text:p>
              </table:table-cell>
              <table:table-cell office:value-type="float" office:value="1.1601">
                <text:p>1.1601</text:p>
              </table:table-cell>
              <table:table-cell office:value-type="float" office:value="8.68065050119392">
                <text:p>8.68065050119392</text:p>
              </table:table-cell>
              <table:table-cell office:value-type="float" office:value="8.6706">
                <text:p>8.6706</text:p>
              </table:table-cell>
            </table:table-row>
            <table:table-row>
              <table:table-cell office:value-type="string">
                <text:p>1.1799</text:p>
              </table:table-cell>
              <table:table-cell office:value-type="float" office:value="1.17">
                <text:p>1.17</text:p>
              </table:table-cell>
              <table:table-cell office:value-type="float" office:value="8.68051574621526">
                <text:p>8.68051574621526</text:p>
              </table:table-cell>
              <table:table-cell office:value-type="float" office:value="8.6698">
                <text:p>8.6698</text:p>
              </table:table-cell>
            </table:table-row>
            <table:table-row>
              <table:table-cell office:value-type="string">
                <text:p>1.1901</text:p>
              </table:table-cell>
              <table:table-cell office:value-type="float" office:value="1.1799">
                <text:p>1.1799</text:p>
              </table:table-cell>
              <table:table-cell office:value-type="float" office:value="8.68037627369945">
                <text:p>8.68037627369945</text:p>
              </table:table-cell>
              <table:table-cell office:value-type="float" office:value="8.6691">
                <text:p>8.6691</text:p>
              </table:table-cell>
            </table:table-row>
            <table:table-row>
              <table:table-cell office:value-type="string">
                <text:p>1.2000</text:p>
              </table:table-cell>
              <table:table-cell office:value-type="float" office:value="1.1901">
                <text:p>1.1901</text:p>
              </table:table-cell>
              <table:table-cell office:value-type="float" office:value="8.68022761102251">
                <text:p>8.68022761102251</text:p>
              </table:table-cell>
              <table:table-cell office:value-type="float" office:value="8.6715">
                <text:p>8.6715</text:p>
              </table:table-cell>
            </table:table-row>
            <table:table-row>
              <table:table-cell office:value-type="string">
                <text:p>1.2099</text:p>
              </table:table-cell>
              <table:table-cell office:value-type="float" office:value="1.2">
                <text:p>1.2</text:p>
              </table:table-cell>
              <table:table-cell office:value-type="float" office:value="8.68007844785246">
                <text:p>8.68007844785246</text:p>
              </table:table-cell>
              <table:table-cell office:value-type="float" office:value="8.6739">
                <text:p>8.6739</text:p>
              </table:table-cell>
            </table:table-row>
            <table:table-row>
              <table:table-cell office:value-type="string">
                <text:p>1.2202</text:p>
              </table:table-cell>
              <table:table-cell office:value-type="float" office:value="1.2099">
                <text:p>1.2099</text:p>
              </table:table-cell>
              <table:table-cell office:value-type="float" office:value="8.67992439573146">
                <text:p>8.67992439573146</text:p>
              </table:table-cell>
              <table:table-cell office:value-type="float" office:value="8.6731">
                <text:p>8.6731</text:p>
              </table:table-cell>
            </table:table-row>
            <table:table-row>
              <table:table-cell office:value-type="string">
                <text:p>1.2301</text:p>
              </table:table-cell>
              <table:table-cell office:value-type="float" office:value="1.2202">
                <text:p>1.2202</text:p>
              </table:table-cell>
              <table:table-cell office:value-type="float" office:value="8.67975878833597">
                <text:p>8.67975878833597</text:p>
              </table:table-cell>
              <table:table-cell office:value-type="float" office:value="8.6755">
                <text:p>8.6755</text:p>
              </table:table-cell>
            </table:table-row>
            <table:table-row>
              <table:table-cell office:value-type="string">
                <text:p>1.2400</text:p>
              </table:table-cell>
              <table:table-cell office:value-type="float" office:value="1.2301">
                <text:p>1.2301</text:p>
              </table:table-cell>
              <table:table-cell office:value-type="float" office:value="8.67959429621251">
                <text:p>8.67959429621251</text:p>
              </table:table-cell>
              <table:table-cell office:value-type="float" office:value="8.6747">
                <text:p>8.6747</text:p>
              </table:table-cell>
            </table:table-row>
            <table:table-row>
              <table:table-cell office:value-type="string">
                <text:p>1.2502</text:p>
              </table:table-cell>
              <table:table-cell office:value-type="float" office:value="1.24">
                <text:p>1.24</text:p>
              </table:table-cell>
              <table:table-cell office:value-type="float" office:value="8.67942433812795">
                <text:p>8.67942433812795</text:p>
              </table:table-cell>
              <table:table-cell office:value-type="float" office:value="8.6739">
                <text:p>8.6739</text:p>
              </table:table-cell>
            </table:table-row>
            <table:table-row>
              <table:table-cell office:value-type="string">
                <text:p>1.2601</text:p>
              </table:table-cell>
              <table:table-cell office:value-type="float" office:value="1.2502">
                <text:p>1.2502</text:p>
              </table:table-cell>
              <table:table-cell office:value-type="float" office:value="8.67924316272573">
                <text:p>8.67924316272573</text:p>
              </table:table-cell>
              <table:table-cell office:value-type="float" office:value="8.6763">
                <text:p>8.6763</text:p>
              </table:table-cell>
            </table:table-row>
            <table:table-row>
              <table:table-cell office:value-type="string">
                <text:p>1.2700</text:p>
              </table:table-cell>
              <table:table-cell office:value-type="float" office:value="1.2601">
                <text:p>1.2601</text:p>
              </table:table-cell>
              <table:table-cell office:value-type="float" office:value="8.67906099172047">
                <text:p>8.67906099172047</text:p>
              </table:table-cell>
              <table:table-cell office:value-type="float" office:value="8.6787">
                <text:p>8.6787</text:p>
              </table:table-cell>
            </table:table-row>
            <table:table-row>
              <table:table-cell office:value-type="string">
                <text:p>1.2802</text:p>
              </table:table-cell>
              <table:table-cell office:value-type="float" office:value="1.27">
                <text:p>1.27</text:p>
              </table:table-cell>
              <table:table-cell office:value-type="float" office:value="8.67887205120494">
                <text:p>8.67887205120494</text:p>
              </table:table-cell>
              <table:table-cell office:value-type="float" office:value="8.6748">
                <text:p>8.6748</text:p>
              </table:table-cell>
            </table:table-row>
            <table:table-row>
              <table:table-cell office:value-type="string">
                <text:p>1.2901</text:p>
              </table:table-cell>
              <table:table-cell office:value-type="float" office:value="1.2802">
                <text:p>1.2802</text:p>
              </table:table-cell>
              <table:table-cell office:value-type="float" office:value="8.67866960542616">
                <text:p>8.67866960542616</text:p>
              </table:table-cell>
              <table:table-cell office:value-type="float" office:value="8.6772">
                <text:p>8.6772</text:p>
              </table:table-cell>
            </table:table-row>
            <table:table-row>
              <table:table-cell office:value-type="string">
                <text:p>1.3000</text:p>
              </table:table-cell>
              <table:table-cell office:value-type="float" office:value="1.2901">
                <text:p>1.2901</text:p>
              </table:table-cell>
              <table:table-cell office:value-type="float" office:value="8.67846473425371">
                <text:p>8.67846473425371</text:p>
              </table:table-cell>
              <table:table-cell office:value-type="float" office:value="8.6764">
                <text:p>8.6764</text:p>
              </table:table-cell>
            </table:table-row>
            <table:table-row>
              <table:table-cell office:value-type="string">
                <text:p>1.3099</text:p>
              </table:table-cell>
              <table:table-cell office:value-type="float" office:value="1.3">
                <text:p>1.3</text:p>
              </table:table-cell>
              <table:table-cell office:value-type="float" office:value="8.6782506235817">
                <text:p>8.6782506235817</text:p>
              </table:table-cell>
              <table:table-cell office:value-type="float" office:value="8.682">
                <text:p>8.682</text:p>
              </table:table-cell>
            </table:table-row>
            <table:table-row>
              <table:table-cell office:value-type="string">
                <text:p>1.3201</text:p>
              </table:table-cell>
              <table:table-cell office:value-type="float" office:value="1.3099">
                <text:p>1.3099</text:p>
              </table:table-cell>
              <table:table-cell office:value-type="float" office:value="8.67802610897811">
                <text:p>8.67802610897811</text:p>
              </table:table-cell>
              <table:table-cell office:value-type="float" office:value="8.6812">
                <text:p>8.6812</text:p>
              </table:table-cell>
            </table:table-row>
            <table:table-row>
              <table:table-cell office:value-type="string">
                <text:p>1.3300</text:p>
              </table:table-cell>
              <table:table-cell office:value-type="float" office:value="1.3201">
                <text:p>1.3201</text:p>
              </table:table-cell>
              <table:table-cell office:value-type="float" office:value="8.67778245310384">
                <text:p>8.67778245310384</text:p>
              </table:table-cell>
              <table:table-cell office:value-type="float" office:value="8.6804">
                <text:p>8.6804</text:p>
              </table:table-cell>
            </table:table-row>
            <table:table-row>
              <table:table-cell office:value-type="string">
                <text:p>1.3399</text:p>
              </table:table-cell>
              <table:table-cell office:value-type="float" office:value="1.33">
                <text:p>1.33</text:p>
              </table:table-cell>
              <table:table-cell office:value-type="float" office:value="8.67753232902208">
                <text:p>8.67753232902208</text:p>
              </table:table-cell>
              <table:table-cell office:value-type="float" office:value="8.6796">
                <text:p>8.6796</text:p>
              </table:table-cell>
            </table:table-row>
            <table:table-row>
              <table:table-cell office:value-type="string">
                <text:p>1.3502</text:p>
              </table:table-cell>
              <table:table-cell office:value-type="float" office:value="1.3399">
                <text:p>1.3399</text:p>
              </table:table-cell>
              <table:table-cell office:value-type="float" office:value="8.67726686788961">
                <text:p>8.67726686788961</text:p>
              </table:table-cell>
              <table:table-cell office:value-type="float" office:value="8.6821">
                <text:p>8.6821</text:p>
              </table:table-cell>
            </table:table-row>
            <table:table-row>
              <table:table-cell office:value-type="string">
                <text:p>1.3601</text:p>
              </table:table-cell>
              <table:table-cell office:value-type="float" office:value="1.3502">
                <text:p>1.3502</text:p>
              </table:table-cell>
              <table:table-cell office:value-type="float" office:value="8.6769720473516">
                <text:p>8.6769720473516</text:p>
              </table:table-cell>
              <table:table-cell office:value-type="float" office:value="8.6813">
                <text:p>8.6813</text:p>
              </table:table-cell>
            </table:table-row>
            <table:table-row>
              <table:table-cell office:value-type="string">
                <text:p>1.3700</text:p>
              </table:table-cell>
              <table:table-cell office:value-type="float" office:value="1.3601">
                <text:p>1.3601</text:p>
              </table:table-cell>
              <table:table-cell office:value-type="float" office:value="8.67666815920141">
                <text:p>8.67666815920141</text:p>
              </table:table-cell>
              <table:table-cell office:value-type="float" office:value="8.6837">
                <text:p>8.6837</text:p>
              </table:table-cell>
            </table:table-row>
            <table:table-row>
              <table:table-cell office:value-type="string">
                <text:p>1.3802</text:p>
              </table:table-cell>
              <table:table-cell office:value-type="float" office:value="1.37">
                <text:p>1.37</text:p>
              </table:table-cell>
              <table:table-cell office:value-type="float" office:value="8.67634123301247">
                <text:p>8.67634123301247</text:p>
              </table:table-cell>
              <table:table-cell office:value-type="float" office:value="8.6797">
                <text:p>8.6797</text:p>
              </table:table-cell>
            </table:table-row>
            <table:table-row>
              <table:table-cell office:value-type="string">
                <text:p>1.3901</text:p>
              </table:table-cell>
              <table:table-cell office:value-type="float" office:value="1.3802">
                <text:p>1.3802</text:p>
              </table:table-cell>
              <table:table-cell office:value-type="float" office:value="8.67597682220974">
                <text:p>8.67597682220974</text:p>
              </table:table-cell>
              <table:table-cell office:value-type="float" office:value="8.6821">
                <text:p>8.6821</text:p>
              </table:table-cell>
            </table:table-row>
            <table:table-row>
              <table:table-cell office:value-type="string">
                <text:p>1.4000</text:p>
              </table:table-cell>
              <table:table-cell office:value-type="float" office:value="1.3901">
                <text:p>1.3901</text:p>
              </table:table-cell>
              <table:table-cell office:value-type="float" office:value="8.67559252923278">
                <text:p>8.67559252923278</text:p>
              </table:table-cell>
              <table:table-cell office:value-type="float" office:value="8.6813">
                <text:p>8.6813</text:p>
              </table:table-cell>
            </table:table-row>
            <table:table-row>
              <table:table-cell office:value-type="string">
                <text:p>1.4102</text:p>
              </table:table-cell>
              <table:table-cell office:value-type="float" office:value="1.4">
                <text:p>1.4</text:p>
              </table:table-cell>
              <table:table-cell office:value-type="float" office:value="8.67517382758198">
                <text:p>8.67517382758198</text:p>
              </table:table-cell>
              <table:table-cell office:value-type="float" office:value="8.6806">
                <text:p>8.6806</text:p>
              </table:table-cell>
            </table:table-row>
            <table:table-row>
              <table:table-cell office:value-type="string">
                <text:p>1.4201</text:p>
              </table:table-cell>
              <table:table-cell office:value-type="float" office:value="1.4102">
                <text:p>1.4102</text:p>
              </table:table-cell>
              <table:table-cell office:value-type="float" office:value="8.67470142626947">
                <text:p>8.67470142626947</text:p>
              </table:table-cell>
              <table:table-cell office:value-type="float" office:value="8.6829">
                <text:p>8.6829</text:p>
              </table:table-cell>
            </table:table-row>
            <table:table-row>
              <table:table-cell office:value-type="string">
                <text:p>1.4300</text:p>
              </table:table-cell>
              <table:table-cell office:value-type="float" office:value="1.4201">
                <text:p>1.4201</text:p>
              </table:table-cell>
              <table:table-cell office:value-type="float" office:value="8.6741976489421">
                <text:p>8.6741976489421</text:p>
              </table:table-cell>
              <table:table-cell office:value-type="float" office:value="8.6822">
                <text:p>8.6822</text:p>
              </table:table-cell>
            </table:table-row>
            <table:table-row>
              <table:table-cell office:value-type="string">
                <text:p>1.4399</text:p>
              </table:table-cell>
              <table:table-cell office:value-type="float" office:value="1.43">
                <text:p>1.43</text:p>
              </table:table-cell>
              <table:table-cell office:value-type="float" office:value="8.67364326450707">
                <text:p>8.67364326450707</text:p>
              </table:table-cell>
              <table:table-cell office:value-type="float" office:value="8.6814">
                <text:p>8.6814</text:p>
              </table:table-cell>
            </table:table-row>
            <table:table-row>
              <table:table-cell office:value-type="string">
                <text:p>1.4501</text:p>
              </table:table-cell>
              <table:table-cell office:value-type="float" office:value="1.4399">
                <text:p>1.4399</text:p>
              </table:table-cell>
              <table:table-cell office:value-type="float" office:value="8.67303164616341">
                <text:p>8.67303164616341</text:p>
              </table:table-cell>
              <table:table-cell office:value-type="float" office:value="8.6806">
                <text:p>8.6806</text:p>
              </table:table-cell>
            </table:table-row>
            <table:table-row>
              <table:table-cell office:value-type="string">
                <text:p>1.4600</text:p>
              </table:table-cell>
              <table:table-cell office:value-type="float" office:value="1.4501">
                <text:p>1.4501</text:p>
              </table:table-cell>
              <table:table-cell office:value-type="float" office:value="8.67233386174292">
                <text:p>8.67233386174292</text:p>
              </table:table-cell>
              <table:table-cell office:value-type="float" office:value="8.6798">
                <text:p>8.6798</text:p>
              </table:table-cell>
            </table:table-row>
            <table:table-row>
              <table:table-cell office:value-type="string">
                <text:p>1.4699</text:p>
              </table:table-cell>
              <table:table-cell office:value-type="float" office:value="1.46">
                <text:p>1.46</text:p>
              </table:table-cell>
              <table:table-cell office:value-type="float" office:value="8.6715826111336">
                <text:p>8.6715826111336</text:p>
              </table:table-cell>
              <table:table-cell office:value-type="float" office:value="8.6822">
                <text:p>8.6822</text:p>
              </table:table-cell>
            </table:table-row>
            <table:table-row>
              <table:table-cell office:value-type="string">
                <text:p>1.4801</text:p>
              </table:table-cell>
              <table:table-cell office:value-type="float" office:value="1.4699">
                <text:p>1.4699</text:p>
              </table:table-cell>
              <table:table-cell office:value-type="float" office:value="8.67074940227697">
                <text:p>8.67074940227697</text:p>
              </table:table-cell>
              <table:table-cell office:value-type="float" office:value="8.6783">
                <text:p>8.6783</text:p>
              </table:table-cell>
            </table:table-row>
            <table:table-row>
              <table:table-cell office:value-type="string">
                <text:p>1.4900</text:p>
              </table:table-cell>
              <table:table-cell office:value-type="float" office:value="1.4801">
                <text:p>1.4801</text:p>
              </table:table-cell>
              <table:table-cell office:value-type="float" office:value="8.66979477049855">
                <text:p>8.66979477049855</text:p>
              </table:table-cell>
              <table:table-cell office:value-type="float" office:value="8.6775">
                <text:p>8.6775</text:p>
              </table:table-cell>
            </table:table-row>
            <table:table-row>
              <table:table-cell office:value-type="string">
                <text:p>1.4999</text:p>
              </table:table-cell>
              <table:table-cell office:value-type="float" office:value="1.49">
                <text:p>1.49</text:p>
              </table:table-cell>
              <table:table-cell office:value-type="float" office:value="8.66876373155081">
                <text:p>8.66876373155081</text:p>
              </table:table-cell>
              <table:table-cell office:value-type="float" office:value="8.6767">
                <text:p>8.6767</text:p>
              </table:table-cell>
            </table:table-row>
            <table:table-row>
              <table:table-cell office:value-type="string">
                <text:p>1.5102</text:p>
              </table:table-cell>
              <table:table-cell office:value-type="float" office:value="1.4999">
                <text:p>1.4999</text:p>
              </table:table-cell>
              <table:table-cell office:value-type="float" office:value="8.66761774885416">
                <text:p>8.66761774885416</text:p>
              </table:table-cell>
              <table:table-cell office:value-type="float" office:value="8.6727">
                <text:p>8.6727</text:p>
              </table:table-cell>
            </table:table-row>
            <table:table-row>
              <table:table-cell office:value-type="string">
                <text:p>1.5201</text:p>
              </table:table-cell>
              <table:table-cell office:value-type="float" office:value="1.5102">
                <text:p>1.5102</text:p>
              </table:table-cell>
              <table:table-cell office:value-type="float" office:value="8.66628946006709">
                <text:p>8.66628946006709</text:p>
              </table:table-cell>
              <table:table-cell office:value-type="float" office:value="8.6719">
                <text:p>8.6719</text:p>
              </table:table-cell>
            </table:table-row>
            <table:table-row>
              <table:table-cell office:value-type="string">
                <text:p>1.5300</text:p>
              </table:table-cell>
              <table:table-cell office:value-type="float" office:value="1.5201">
                <text:p>1.5201</text:p>
              </table:table-cell>
              <table:table-cell office:value-type="float" office:value="8.66486735694246">
                <text:p>8.66486735694246</text:p>
              </table:table-cell>
              <table:table-cell office:value-type="float" office:value="8.6743">
                <text:p>8.6743</text:p>
              </table:table-cell>
            </table:table-row>
            <table:table-row>
              <table:table-cell office:value-type="string">
                <text:p>1.5402</text:p>
              </table:table-cell>
              <table:table-cell office:value-type="float" office:value="1.53">
                <text:p>1.53</text:p>
              </table:table-cell>
              <table:table-cell office:value-type="float" office:value="8.66328707753085">
                <text:p>8.66328707753085</text:p>
              </table:table-cell>
              <table:table-cell office:value-type="float" office:value="8.6736">
                <text:p>8.6736</text:p>
              </table:table-cell>
            </table:table-row>
            <table:table-row>
              <table:table-cell office:value-type="string">
                <text:p>1.5501</text:p>
              </table:table-cell>
              <table:table-cell office:value-type="float" office:value="1.5402">
                <text:p>1.5402</text:p>
              </table:table-cell>
              <table:table-cell office:value-type="float" office:value="8.66147573277865">
                <text:p>8.66147573277865</text:p>
              </table:table-cell>
              <table:table-cell office:value-type="float" office:value="8.6728">
                <text:p>8.6728</text:p>
              </table:table-cell>
            </table:table-row>
            <table:table-row>
              <table:table-cell office:value-type="string">
                <text:p>1.5600</text:p>
              </table:table-cell>
              <table:table-cell office:value-type="float" office:value="1.5501">
                <text:p>1.5501</text:p>
              </table:table-cell>
              <table:table-cell office:value-type="float" office:value="8.65952121050322">
                <text:p>8.65952121050322</text:p>
              </table:table-cell>
              <table:table-cell office:value-type="float" office:value="8.672">
                <text:p>8.672</text:p>
              </table:table-cell>
            </table:table-row>
            <table:table-row>
              <table:table-cell office:value-type="string">
                <text:p>1.5702</text:p>
              </table:table-cell>
              <table:table-cell office:value-type="float" office:value="1.56">
                <text:p>1.56</text:p>
              </table:table-cell>
              <table:table-cell office:value-type="float" office:value="8.65735327942385">
                <text:p>8.65735327942385</text:p>
              </table:table-cell>
              <table:table-cell office:value-type="float" office:value="8.668">
                <text:p>8.668</text:p>
              </table:table-cell>
            </table:table-row>
            <table:table-row>
              <table:table-cell office:value-type="string">
                <text:p>1.5801</text:p>
              </table:table-cell>
              <table:table-cell office:value-type="float" office:value="1.5702">
                <text:p>1.5702</text:p>
              </table:table-cell>
              <table:table-cell office:value-type="float" office:value="8.65487396830976">
                <text:p>8.65487396830976</text:p>
              </table:table-cell>
              <table:table-cell office:value-type="float" office:value="8.6672">
                <text:p>8.6672</text:p>
              </table:table-cell>
            </table:table-row>
            <table:table-row>
              <table:table-cell office:value-type="string">
                <text:p>1.5900</text:p>
              </table:table-cell>
              <table:table-cell office:value-type="float" office:value="1.5801">
                <text:p>1.5801</text:p>
              </table:table-cell>
              <table:table-cell office:value-type="float" office:value="8.65220559807935">
                <text:p>8.65220559807935</text:p>
              </table:table-cell>
              <table:table-cell office:value-type="float" office:value="8.6664">
                <text:p>8.6664</text:p>
              </table:table-cell>
            </table:table-row>
            <table:table-row>
              <table:table-cell office:value-type="string">
                <text:p>1.5999</text:p>
              </table:table-cell>
              <table:table-cell office:value-type="float" office:value="1.59">
                <text:p>1.59</text:p>
              </table:table-cell>
              <table:table-cell office:value-type="float" office:value="8.64925421970622">
                <text:p>8.64925421970622</text:p>
              </table:table-cell>
              <table:table-cell office:value-type="float" office:value="8.6625">
                <text:p>8.6625</text:p>
              </table:table-cell>
            </table:table-row>
            <table:table-row>
              <table:table-cell office:value-type="string">
                <text:p>1.6101</text:p>
              </table:table-cell>
              <table:table-cell office:value-type="float" office:value="1.5999">
                <text:p>1.5999</text:p>
              </table:table-cell>
              <table:table-cell office:value-type="float" office:value="8.64599330241565">
                <text:p>8.64599330241565</text:p>
              </table:table-cell>
              <table:table-cell office:value-type="float" office:value="8.6617">
                <text:p>8.6617</text:p>
              </table:table-cell>
            </table:table-row>
            <table:table-row>
              <table:table-cell office:value-type="string">
                <text:p>1.6200</text:p>
              </table:table-cell>
              <table:table-cell office:value-type="float" office:value="1.6101">
                <text:p>1.6101</text:p>
              </table:table-cell>
              <table:table-cell office:value-type="float" office:value="8.64227974405532">
                <text:p>8.64227974405532</text:p>
              </table:table-cell>
              <table:table-cell office:value-type="float" office:value="8.6577">
                <text:p>8.6577</text:p>
              </table:table-cell>
            </table:table-row>
            <table:table-row>
              <table:table-cell office:value-type="string">
                <text:p>1.6299</text:p>
              </table:table-cell>
              <table:table-cell office:value-type="float" office:value="1.62">
                <text:p>1.62</text:p>
              </table:table-cell>
              <table:table-cell office:value-type="float" office:value="8.63830071628065">
                <text:p>8.63830071628065</text:p>
              </table:table-cell>
              <table:table-cell office:value-type="float" office:value="8.6537">
                <text:p>8.6537</text:p>
              </table:table-cell>
            </table:table-row>
            <table:table-row>
              <table:table-cell office:value-type="string">
                <text:p>1.6401</text:p>
              </table:table-cell>
              <table:table-cell office:value-type="float" office:value="1.6299">
                <text:p>1.6299</text:p>
              </table:table-cell>
              <table:table-cell office:value-type="float" office:value="8.63391963231605">
                <text:p>8.63391963231605</text:p>
              </table:table-cell>
              <table:table-cell office:value-type="float" office:value="8.653">
                <text:p>8.653</text:p>
              </table:table-cell>
            </table:table-row>
            <table:table-row>
              <table:table-cell office:value-type="string">
                <text:p>1.6500</text:p>
              </table:table-cell>
              <table:table-cell office:value-type="float" office:value="1.6401">
                <text:p>1.6401</text:p>
              </table:table-cell>
              <table:table-cell office:value-type="float" office:value="8.62894842894292">
                <text:p>8.62894842894292</text:p>
              </table:table-cell>
              <table:table-cell office:value-type="float" office:value="8.6458">
                <text:p>8.6458</text:p>
              </table:table-cell>
            </table:table-row>
            <table:table-row>
              <table:table-cell office:value-type="string">
                <text:p>1.6599</text:p>
              </table:table-cell>
              <table:table-cell office:value-type="float" office:value="1.65">
                <text:p>1.65</text:p>
              </table:table-cell>
              <table:table-cell office:value-type="float" office:value="8.62364137920041">
                <text:p>8.62364137920041</text:p>
              </table:table-cell>
              <table:table-cell office:value-type="float" office:value="8.6418">
                <text:p>8.6418</text:p>
              </table:table-cell>
            </table:table-row>
            <table:table-row>
              <table:table-cell office:value-type="string">
                <text:p>1.6701</text:p>
              </table:table-cell>
              <table:table-cell office:value-type="float" office:value="1.6599">
                <text:p>1.6599</text:p>
              </table:table-cell>
              <table:table-cell office:value-type="float" office:value="8.61781942480739">
                <text:p>8.61781942480739</text:p>
              </table:table-cell>
              <table:table-cell office:value-type="float" office:value="8.6378">
                <text:p>8.6378</text:p>
              </table:table-cell>
            </table:table-row>
            <table:table-row>
              <table:table-cell office:value-type="string">
                <text:p>1.6800</text:p>
              </table:table-cell>
              <table:table-cell office:value-type="float" office:value="1.6701">
                <text:p>1.6701</text:p>
              </table:table-cell>
              <table:table-cell office:value-type="float" office:value="8.61123791679461">
                <text:p>8.61123791679461</text:p>
              </table:table-cell>
              <table:table-cell office:value-type="float" office:value="8.6275">
                <text:p>8.6275</text:p>
              </table:table-cell>
            </table:table-row>
            <table:table-row>
              <table:table-cell office:value-type="string">
                <text:p>1.6899</text:p>
              </table:table-cell>
              <table:table-cell office:value-type="float" office:value="1.68">
                <text:p>1.68</text:p>
              </table:table-cell>
              <table:table-cell office:value-type="float" office:value="8.60423801259223">
                <text:p>8.60423801259223</text:p>
              </table:table-cell>
              <table:table-cell office:value-type="float" office:value="8.6203">
                <text:p>8.6203</text:p>
              </table:table-cell>
            </table:table-row>
            <table:table-row>
              <table:table-cell office:value-type="string">
                <text:p>1.7001</text:p>
              </table:table-cell>
              <table:table-cell office:value-type="float" office:value="1.6899">
                <text:p>1.6899</text:p>
              </table:table-cell>
              <table:table-cell office:value-type="float" office:value="8.59658718291942">
                <text:p>8.59658718291942</text:p>
              </table:table-cell>
              <table:table-cell office:value-type="float" office:value="8.6131">
                <text:p>8.6131</text:p>
              </table:table-cell>
            </table:table-row>
            <table:table-row>
              <table:table-cell office:value-type="string">
                <text:p>1.7100</text:p>
              </table:table-cell>
              <table:table-cell office:value-type="float" office:value="1.7001">
                <text:p>1.7001</text:p>
              </table:table-cell>
              <table:table-cell office:value-type="float" office:value="8.58797034720036">
                <text:p>8.58797034720036</text:p>
              </table:table-cell>
              <table:table-cell office:value-type="float" office:value="8.6028">
                <text:p>8.6028</text:p>
              </table:table-cell>
            </table:table-row>
            <table:table-row>
              <table:table-cell office:value-type="string">
                <text:p>1.7199</text:p>
              </table:table-cell>
              <table:table-cell office:value-type="float" office:value="1.71">
                <text:p>1.71</text:p>
              </table:table-cell>
              <table:table-cell office:value-type="float" office:value="8.57883953971516">
                <text:p>8.57883953971516</text:p>
              </table:table-cell>
              <table:table-cell office:value-type="float" office:value="8.5956">
                <text:p>8.5956</text:p>
              </table:table-cell>
            </table:table-row>
            <table:table-row>
              <table:table-cell office:value-type="string">
                <text:p>1.7301</text:p>
              </table:table-cell>
              <table:table-cell office:value-type="float" office:value="1.7199">
                <text:p>1.7199</text:p>
              </table:table-cell>
              <table:table-cell office:value-type="float" office:value="8.56889563297795">
                <text:p>8.56889563297795</text:p>
              </table:table-cell>
              <table:table-cell office:value-type="float" office:value="8.5852">
                <text:p>8.5852</text:p>
              </table:table-cell>
            </table:table-row>
            <table:table-row>
              <table:table-cell office:value-type="string">
                <text:p>1.7400</text:p>
              </table:table-cell>
              <table:table-cell office:value-type="float" office:value="1.7301">
                <text:p>1.7301</text:p>
              </table:table-cell>
              <table:table-cell office:value-type="float" office:value="8.55773678012556">
                <text:p>8.55773678012556</text:p>
              </table:table-cell>
              <table:table-cell office:value-type="float" office:value="8.5717">
                <text:p>8.5717</text:p>
              </table:table-cell>
            </table:table-row>
            <table:table-row>
              <table:table-cell office:value-type="string">
                <text:p>1.7499</text:p>
              </table:table-cell>
              <table:table-cell office:value-type="float" office:value="1.74">
                <text:p>1.74</text:p>
              </table:table-cell>
              <table:table-cell office:value-type="float" office:value="8.54595464985071">
                <text:p>8.54595464985071</text:p>
              </table:table-cell>
              <table:table-cell office:value-type="float" office:value="8.5581">
                <text:p>8.5581</text:p>
              </table:table-cell>
            </table:table-row>
            <table:table-row>
              <table:table-cell office:value-type="string">
                <text:p>1.7601</text:p>
              </table:table-cell>
              <table:table-cell office:value-type="float" office:value="1.7499">
                <text:p>1.7499</text:p>
              </table:table-cell>
              <table:table-cell office:value-type="float" office:value="8.53316799841957">
                <text:p>8.53316799841957</text:p>
              </table:table-cell>
              <table:table-cell office:value-type="float" office:value="8.5478">
                <text:p>8.5478</text:p>
              </table:table-cell>
            </table:table-row>
            <table:table-row>
              <table:table-cell office:value-type="string">
                <text:p>1.7700</text:p>
              </table:table-cell>
              <table:table-cell office:value-type="float" office:value="1.7601">
                <text:p>1.7601</text:p>
              </table:table-cell>
              <table:table-cell office:value-type="float" office:value="8.51886911238599">
                <text:p>8.51886911238599</text:p>
              </table:table-cell>
              <table:table-cell office:value-type="float" office:value="8.5342">
                <text:p>8.5342</text:p>
              </table:table-cell>
            </table:table-row>
            <table:table-row>
              <table:table-cell office:value-type="string">
                <text:p>1.7802</text:p>
              </table:table-cell>
              <table:table-cell office:value-type="float" office:value="1.77">
                <text:p>1.77</text:p>
              </table:table-cell>
              <table:table-cell office:value-type="float" office:value="8.50382339514292">
                <text:p>8.50382339514292</text:p>
              </table:table-cell>
              <table:table-cell office:value-type="float" office:value="8.5175">
                <text:p>8.5175</text:p>
              </table:table-cell>
            </table:table-row>
            <table:table-row>
              <table:table-cell office:value-type="string">
                <text:p>1.7901</text:p>
              </table:table-cell>
              <table:table-cell office:value-type="float" office:value="1.7802">
                <text:p>1.7802</text:p>
              </table:table-cell>
              <table:table-cell office:value-type="float" office:value="8.48703612339618">
                <text:p>8.48703612339618</text:p>
              </table:table-cell>
              <table:table-cell office:value-type="float" office:value="8.4975">
                <text:p>8.4975</text:p>
              </table:table-cell>
            </table:table-row>
            <table:table-row>
              <table:table-cell office:value-type="string">
                <text:p>1.7999</text:p>
              </table:table-cell>
              <table:table-cell office:value-type="float" office:value="1.7901">
                <text:p>1.7901</text:p>
              </table:table-cell>
              <table:table-cell office:value-type="float" office:value="8.46941111154176">
                <text:p>8.46941111154176</text:p>
              </table:table-cell>
              <table:table-cell office:value-type="float" office:value="8.4776">
                <text:p>8.4776</text:p>
              </table:table-cell>
            </table:table-row>
            <table:table-row>
              <table:table-cell office:value-type="string">
                <text:p>1.8101</text:p>
              </table:table-cell>
              <table:table-cell office:value-type="float" office:value="1.7999">
                <text:p>1.7999</text:p>
              </table:table-cell>
              <table:table-cell office:value-type="float" office:value="8.45058742800936">
                <text:p>8.45058742800936</text:p>
              </table:table-cell>
              <table:table-cell office:value-type="float" office:value="8.4545">
                <text:p>8.4545</text:p>
              </table:table-cell>
            </table:table-row>
            <table:table-row>
              <table:table-cell office:value-type="string">
                <text:p>1.8200</text:p>
              </table:table-cell>
              <table:table-cell office:value-type="float" office:value="1.8101">
                <text:p>1.8101</text:p>
              </table:table-cell>
              <table:table-cell office:value-type="float" office:value="8.42944663457597">
                <text:p>8.42944663457597</text:p>
              </table:table-cell>
              <table:table-cell office:value-type="float" office:value="8.4345">
                <text:p>8.4345</text:p>
              </table:table-cell>
            </table:table-row>
            <table:table-row>
              <table:table-cell office:value-type="string">
                <text:p>1.8302</text:p>
              </table:table-cell>
              <table:table-cell office:value-type="float" office:value="1.82">
                <text:p>1.82</text:p>
              </table:table-cell>
              <table:table-cell office:value-type="float" office:value="8.40732074280055">
                <text:p>8.40732074280055</text:p>
              </table:table-cell>
              <table:table-cell office:value-type="float" office:value="8.4114">
                <text:p>8.4114</text:p>
              </table:table-cell>
            </table:table-row>
            <table:table-row>
              <table:table-cell office:value-type="string">
                <text:p>1.8401</text:p>
              </table:table-cell>
              <table:table-cell office:value-type="float" office:value="1.8302">
                <text:p>1.8302</text:p>
              </table:table-cell>
              <table:table-cell office:value-type="float" office:value="8.38276371485788">
                <text:p>8.38276371485788</text:p>
              </table:table-cell>
              <table:table-cell office:value-type="float" office:value="8.3819">
                <text:p>8.3819</text:p>
              </table:table-cell>
            </table:table-row>
            <table:table-row>
              <table:table-cell office:value-type="string">
                <text:p>1.8499</text:p>
              </table:table-cell>
              <table:table-cell office:value-type="float" office:value="1.8401">
                <text:p>1.8401</text:p>
              </table:table-cell>
              <table:table-cell office:value-type="float" office:value="8.35711444654568">
                <text:p>8.35711444654568</text:p>
              </table:table-cell>
              <table:table-cell office:value-type="float" office:value="8.3524">
                <text:p>8.3524</text:p>
              </table:table-cell>
            </table:table-row>
            <table:table-row>
              <table:table-cell office:value-type="string">
                <text:p>1.8601</text:p>
              </table:table-cell>
              <table:table-cell office:value-type="float" office:value="1.8499">
                <text:p>1.8499</text:p>
              </table:table-cell>
              <table:table-cell office:value-type="float" office:value="8.32985710390514">
                <text:p>8.32985710390514</text:p>
              </table:table-cell>
              <table:table-cell office:value-type="float" office:value="8.3261">
                <text:p>8.3261</text:p>
              </table:table-cell>
            </table:table-row>
            <table:table-row>
              <table:table-cell office:value-type="string">
                <text:p>1.8700</text:p>
              </table:table-cell>
              <table:table-cell office:value-type="float" office:value="1.8601">
                <text:p>1.8601</text:p>
              </table:table-cell>
              <table:table-cell office:value-type="float" office:value="8.29939648099235">
                <text:p>8.29939648099235</text:p>
              </table:table-cell>
              <table:table-cell office:value-type="float" office:value="8.2901">
                <text:p>8.2901</text:p>
              </table:table-cell>
            </table:table-row>
            <table:table-row>
              <table:table-cell office:value-type="string">
                <text:p>1.8802</text:p>
              </table:table-cell>
              <table:table-cell office:value-type="float" office:value="1.87">
                <text:p>1.87</text:p>
              </table:table-cell>
              <table:table-cell office:value-type="float" office:value="8.26767252790835">
                <text:p>8.26767252790835</text:p>
              </table:table-cell>
              <table:table-cell office:value-type="float" office:value="8.2543">
                <text:p>8.2543</text:p>
              </table:table-cell>
            </table:table-row>
            <table:table-row>
              <table:table-cell office:value-type="string">
                <text:p>1.8900</text:p>
              </table:table-cell>
              <table:table-cell office:value-type="float" office:value="1.8802">
                <text:p>1.8802</text:p>
              </table:table-cell>
              <table:table-cell office:value-type="float" office:value="8.23263211255958">
                <text:p>8.23263211255958</text:p>
              </table:table-cell>
              <table:table-cell office:value-type="float" office:value="8.2183">
                <text:p>8.2183</text:p>
              </table:table-cell>
            </table:table-row>
            <table:table-row>
              <table:table-cell office:value-type="string">
                <text:p>1.9002</text:p>
              </table:table-cell>
              <table:table-cell office:value-type="float" office:value="1.89">
                <text:p>1.89</text:p>
              </table:table-cell>
              <table:table-cell office:value-type="float" office:value="8.19658607654527">
                <text:p>8.19658607654527</text:p>
              </table:table-cell>
              <table:table-cell office:value-type="float" office:value="8.1793">
                <text:p>8.1793</text:p>
              </table:table-cell>
            </table:table-row>
            <table:table-row>
              <table:table-cell office:value-type="string">
                <text:p>1.9101</text:p>
              </table:table-cell>
              <table:table-cell office:value-type="float" office:value="1.9002">
                <text:p>1.9002</text:p>
              </table:table-cell>
              <table:table-cell office:value-type="float" office:value="8.15645152745692">
                <text:p>8.15645152745692</text:p>
              </table:table-cell>
              <table:table-cell office:value-type="float" office:value="8.137">
                <text:p>8.137</text:p>
              </table:table-cell>
            </table:table-row>
            <table:table-row>
              <table:table-cell office:value-type="string">
                <text:p>1.9199</text:p>
              </table:table-cell>
              <table:table-cell office:value-type="float" office:value="1.9101">
                <text:p>1.9101</text:p>
              </table:table-cell>
              <table:table-cell office:value-type="float" office:value="8.11480341245696">
                <text:p>8.11480341245696</text:p>
              </table:table-cell>
              <table:table-cell office:value-type="float" office:value="8.0947">
                <text:p>8.0947</text:p>
              </table:table-cell>
            </table:table-row>
            <table:table-row>
              <table:table-cell office:value-type="string">
                <text:p>1.9301</text:p>
              </table:table-cell>
              <table:table-cell office:value-type="float" office:value="1.9199">
                <text:p>1.9199</text:p>
              </table:table-cell>
              <table:table-cell office:value-type="float" office:value="8.07082008581958">
                <text:p>8.07082008581958</text:p>
              </table:table-cell>
              <table:table-cell office:value-type="float" office:value="8.046">
                <text:p>8.046</text:p>
              </table:table-cell>
            </table:table-row>
            <table:table-row>
              <table:table-cell office:value-type="string">
                <text:p>1.9399</text:p>
              </table:table-cell>
              <table:table-cell office:value-type="float" office:value="1.9301">
                <text:p>1.9301</text:p>
              </table:table-cell>
              <table:table-cell office:value-type="float" office:value="8.02197336513794">
                <text:p>8.02197336513794</text:p>
              </table:table-cell>
              <table:table-cell office:value-type="float" office:value="7.9942">
                <text:p>7.9942</text:p>
              </table:table-cell>
            </table:table-row>
            <table:table-row>
              <table:table-cell office:value-type="string">
                <text:p>1.9501</text:p>
              </table:table-cell>
              <table:table-cell office:value-type="float" office:value="1.9399">
                <text:p>1.9399</text:p>
              </table:table-cell>
              <table:table-cell office:value-type="float" office:value="7.97193924932477">
                <text:p>7.97193924932477</text:p>
              </table:table-cell>
              <table:table-cell office:value-type="float" office:value="7.9487">
                <text:p>7.9487</text:p>
              </table:table-cell>
            </table:table-row>
            <table:table-row>
              <table:table-cell office:value-type="string">
                <text:p>1.9599</text:p>
              </table:table-cell>
              <table:table-cell office:value-type="float" office:value="1.9501">
                <text:p>1.9501</text:p>
              </table:table-cell>
              <table:table-cell office:value-type="float" office:value="7.91646358844482">
                <text:p>7.91646358844482</text:p>
              </table:table-cell>
              <table:table-cell office:value-type="float" office:value="7.8968">
                <text:p>7.8968</text:p>
              </table:table-cell>
            </table:table-row>
            <table:table-row>
              <table:table-cell office:value-type="string">
                <text:p>1.9701</text:p>
              </table:table-cell>
              <table:table-cell office:value-type="float" office:value="1.9599">
                <text:p>1.9599</text:p>
              </table:table-cell>
              <table:table-cell office:value-type="float" office:value="7.85973059311483">
                <text:p>7.85973059311483</text:p>
              </table:table-cell>
              <table:table-cell office:value-type="float" office:value="7.8386">
                <text:p>7.8386</text:p>
              </table:table-cell>
            </table:table-row>
            <table:table-row>
              <table:table-cell office:value-type="string">
                <text:p>1.9799</text:p>
              </table:table-cell>
              <table:table-cell office:value-type="float" office:value="1.9701">
                <text:p>1.9701</text:p>
              </table:table-cell>
              <table:table-cell office:value-type="float" office:value="7.79692669803652">
                <text:p>7.79692669803652</text:p>
              </table:table-cell>
              <table:table-cell office:value-type="float" office:value="7.7771">
                <text:p>7.7771</text:p>
              </table:table-cell>
            </table:table-row>
            <table:table-row>
              <table:table-cell office:value-type="string">
                <text:p>1.9901</text:p>
              </table:table-cell>
              <table:table-cell office:value-type="float" office:value="1.9799">
                <text:p>1.9799</text:p>
              </table:table-cell>
              <table:table-cell office:value-type="float" office:value="7.73279875617319">
                <text:p>7.73279875617319</text:p>
              </table:table-cell>
              <table:table-cell office:value-type="float" office:value="7.7157">
                <text:p>7.7157</text:p>
              </table:table-cell>
            </table:table-row>
            <table:table-row>
              <table:table-cell office:value-type="string">
                <text:p>1.9999</text:p>
              </table:table-cell>
              <table:table-cell office:value-type="float" office:value="1.9901">
                <text:p>1.9901</text:p>
              </table:table-cell>
              <table:table-cell office:value-type="float" office:value="7.66191653553505">
                <text:p>7.66191653553505</text:p>
              </table:table-cell>
              <table:table-cell office:value-type="float" office:value="7.6479">
                <text:p>7.6479</text:p>
              </table:table-cell>
            </table:table-row>
            <table:table-row>
              <table:table-cell office:value-type="string">
                <text:p>2.0100</text:p>
              </table:table-cell>
              <table:table-cell office:value-type="float" office:value="1.9999">
                <text:p>1.9999</text:p>
              </table:table-cell>
              <table:table-cell office:value-type="float" office:value="7.58964796414763">
                <text:p>7.58964796414763</text:p>
              </table:table-cell>
              <table:table-cell office:value-type="float" office:value="7.5769">
                <text:p>7.5769</text:p>
              </table:table-cell>
            </table:table-row>
            <table:table-row>
              <table:table-cell office:value-type="string">
                <text:p>2.0202</text:p>
              </table:table-cell>
              <table:table-cell office:value-type="float" office:value="2.01">
                <text:p>2.01</text:p>
              </table:table-cell>
              <table:table-cell office:value-type="float" office:value="7.51069005178582">
                <text:p>7.51069005178582</text:p>
              </table:table-cell>
              <table:table-cell office:value-type="float" office:value="7.4995">
                <text:p>7.4995</text:p>
              </table:table-cell>
            </table:table-row>
            <table:table-row>
              <table:table-cell office:value-type="string">
                <text:p>2.0300</text:p>
              </table:table-cell>
              <table:table-cell office:value-type="float" office:value="2.0202">
                <text:p>2.0202</text:p>
              </table:table-cell>
              <table:table-cell office:value-type="float" office:value="7.42612003227433">
                <text:p>7.42612003227433</text:p>
              </table:table-cell>
              <table:table-cell office:value-type="float" office:value="7.4221">
                <text:p>7.4221</text:p>
              </table:table-cell>
            </table:table-row>
            <table:table-row>
              <table:table-cell office:value-type="string">
                <text:p>2.0401</text:p>
              </table:table-cell>
              <table:table-cell office:value-type="float" office:value="2.03">
                <text:p>2.03</text:p>
              </table:table-cell>
              <table:table-cell office:value-type="float" office:value="7.34008106591787">
                <text:p>7.34008106591787</text:p>
              </table:table-cell>
              <table:table-cell office:value-type="float" office:value="7.3351">
                <text:p>7.3351</text:p>
              </table:table-cell>
            </table:table-row>
            <table:table-row>
              <table:table-cell office:value-type="string">
                <text:p>2.0499</text:p>
              </table:table-cell>
              <table:table-cell office:value-type="float" office:value="2.0401">
                <text:p>2.0401</text:p>
              </table:table-cell>
              <table:table-cell office:value-type="float" office:value="7.24627555164675">
                <text:p>7.24627555164675</text:p>
              </table:table-cell>
              <table:table-cell office:value-type="float" office:value="7.2449">
                <text:p>7.2449</text:p>
              </table:table-cell>
            </table:table-row>
            <table:table-row>
              <table:table-cell office:value-type="string">
                <text:p>2.0600</text:p>
              </table:table-cell>
              <table:table-cell office:value-type="float" office:value="2.0499">
                <text:p>2.0499</text:p>
              </table:table-cell>
              <table:table-cell office:value-type="float" office:value="7.15005356695056">
                <text:p>7.15005356695056</text:p>
              </table:table-cell>
              <table:table-cell office:value-type="float" office:value="7.1516">
                <text:p>7.1516</text:p>
              </table:table-cell>
            </table:table-row>
            <table:table-row>
              <table:table-cell office:value-type="string">
                <text:p>2.0701</text:p>
              </table:table-cell>
              <table:table-cell office:value-type="float" office:value="2.06">
                <text:p>2.06</text:p>
              </table:table-cell>
              <table:table-cell office:value-type="float" office:value="7.0452852953259">
                <text:p>7.0452852953259</text:p>
              </table:table-cell>
              <table:table-cell office:value-type="float" office:value="7.0454">
                <text:p>7.0454</text:p>
              </table:table-cell>
            </table:table-row>
            <table:table-row>
              <table:table-cell office:value-type="string">
                <text:p>2.0799</text:p>
              </table:table-cell>
              <table:table-cell office:value-type="float" office:value="2.0701">
                <text:p>2.0701</text:p>
              </table:table-cell>
              <table:table-cell office:value-type="float" office:value="6.93458234360325">
                <text:p>6.93458234360325</text:p>
              </table:table-cell>
              <table:table-cell office:value-type="float" office:value="6.9393">
                <text:p>6.9393</text:p>
              </table:table-cell>
            </table:table-row>
            <table:table-row>
              <table:table-cell office:value-type="string">
                <text:p>2.0900</text:p>
              </table:table-cell>
              <table:table-cell office:value-type="float" office:value="2.0799">
                <text:p>2.0799</text:p>
              </table:table-cell>
              <table:table-cell office:value-type="float" office:value="6.82124923378476">
                <text:p>6.82124923378476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2.1001</text:p>
              </table:table-cell>
              <table:table-cell office:value-type="float" office:value="2.09">
                <text:p>2.09</text:p>
              </table:table-cell>
              <table:table-cell office:value-type="float" office:value="6.69808690767664">
                <text:p>6.69808690767664</text:p>
              </table:table-cell>
              <table:table-cell office:value-type="float" office:value="6.7079">
                <text:p>6.7079</text:p>
              </table:table-cell>
            </table:table-row>
            <table:table-row>
              <table:table-cell office:value-type="string">
                <text:p>2.1101</text:p>
              </table:table-cell>
              <table:table-cell office:value-type="float" office:value="2.1001">
                <text:p>2.1001</text:p>
              </table:table-cell>
              <table:table-cell office:value-type="float" office:value="6.56819717020723">
                <text:p>6.56819717020723</text:p>
              </table:table-cell>
              <table:table-cell office:value-type="float" office:value="6.5762">
                <text:p>6.5762</text:p>
              </table:table-cell>
            </table:table-row>
            <table:table-row>
              <table:table-cell office:value-type="string">
                <text:p>2.1199</text:p>
              </table:table-cell>
              <table:table-cell office:value-type="float" office:value="2.1101">
                <text:p>2.1101</text:p>
              </table:table-cell>
              <table:table-cell office:value-type="float" office:value="6.43268871509043">
                <text:p>6.43268871509043</text:p>
              </table:table-cell>
              <table:table-cell office:value-type="float" office:value="6.4413">
                <text:p>6.4413</text:p>
              </table:table-cell>
            </table:table-row>
            <table:table-row>
              <table:table-cell office:value-type="string">
                <text:p>2.1300</text:p>
              </table:table-cell>
              <table:table-cell office:value-type="float" office:value="2.1199">
                <text:p>2.1199</text:p>
              </table:table-cell>
              <table:table-cell office:value-type="float" office:value="6.29295289142046">
                <text:p>6.29295289142046</text:p>
              </table:table-cell>
              <table:table-cell office:value-type="float" office:value="6.3065">
                <text:p>6.3065</text:p>
              </table:table-cell>
            </table:table-row>
            <table:table-row>
              <table:table-cell office:value-type="string">
                <text:p>2.1400</text:p>
              </table:table-cell>
              <table:table-cell office:value-type="float" office:value="2.13">
                <text:p>2.13</text:p>
              </table:table-cell>
              <table:table-cell office:value-type="float" office:value="6.14146430116237">
                <text:p>6.14146430116237</text:p>
              </table:table-cell>
              <table:table-cell office:value-type="float" office:value="6.1557">
                <text:p>6.1557</text:p>
              </table:table-cell>
            </table:table-row>
            <table:table-row>
              <table:table-cell office:value-type="string">
                <text:p>2.1500</text:p>
              </table:table-cell>
              <table:table-cell office:value-type="float" office:value="2.14">
                <text:p>2.14</text:p>
              </table:table-cell>
              <table:table-cell office:value-type="float" office:value="5.98370341402433">
                <text:p>5.98370341402433</text:p>
              </table:table-cell>
              <table:table-cell office:value-type="float" office:value="5.9953">
                <text:p>5.9953</text:p>
              </table:table-cell>
            </table:table-row>
            <table:table-row>
              <table:table-cell office:value-type="string">
                <text:p>2.1601</text:p>
              </table:table-cell>
              <table:table-cell office:value-type="float" office:value="2.15">
                <text:p>2.15</text:p>
              </table:table-cell>
              <table:table-cell office:value-type="float" office:value="5.81790423721427">
                <text:p>5.81790423721427</text:p>
              </table:table-cell>
              <table:table-cell office:value-type="float" office:value="5.8285">
                <text:p>5.8285</text:p>
              </table:table-cell>
            </table:table-row>
            <table:table-row>
              <table:table-cell office:value-type="string">
                <text:p>2.1701</text:p>
              </table:table-cell>
              <table:table-cell office:value-type="float" office:value="2.1601">
                <text:p>2.1601</text:p>
              </table:table-cell>
              <table:table-cell office:value-type="float" office:value="5.64197062245364">
                <text:p>5.64197062245364</text:p>
              </table:table-cell>
              <table:table-cell office:value-type="float" office:value="5.6553">
                <text:p>5.6553</text:p>
              </table:table-cell>
            </table:table-row>
            <table:table-row>
              <table:table-cell office:value-type="string">
                <text:p>2.1801</text:p>
              </table:table-cell>
              <table:table-cell office:value-type="float" office:value="2.1701">
                <text:p>2.1701</text:p>
              </table:table-cell>
              <table:table-cell office:value-type="float" office:value="5.45906459956127">
                <text:p>5.45906459956127</text:p>
              </table:table-cell>
              <table:table-cell office:value-type="float" office:value="5.4726">
                <text:p>5.4726</text:p>
              </table:table-cell>
            </table:table-row>
            <table:table-row>
              <table:table-cell office:value-type="string">
                <text:p>2.1901</text:p>
              </table:table-cell>
              <table:table-cell office:value-type="float" office:value="2.1801">
                <text:p>2.1801</text:p>
              </table:table-cell>
              <table:table-cell office:value-type="float" office:value="5.26715964131538">
                <text:p>5.26715964131538</text:p>
              </table:table-cell>
              <table:table-cell office:value-type="float" office:value="5.277">
                <text:p>5.277</text:p>
              </table:table-cell>
            </table:table-row>
            <table:table-row>
              <table:table-cell office:value-type="string">
                <text:p>2.2001</text:p>
              </table:table-cell>
              <table:table-cell office:value-type="float" office:value="2.1901">
                <text:p>2.1901</text:p>
              </table:table-cell>
              <table:table-cell office:value-type="float" office:value="5.06592110415095">
                <text:p>5.06592110415095</text:p>
              </table:table-cell>
              <table:table-cell office:value-type="float" office:value="5.0719">
                <text:p>5.0719</text:p>
              </table:table-cell>
            </table:table-row>
            <table:table-row>
              <table:table-cell office:value-type="string">
                <text:p>2.2004</text:p>
              </table:table-cell>
              <table:table-cell office:value-type="float" office:value="2.2001">
                <text:p>2.2001</text:p>
              </table:table-cell>
              <table:table-cell office:value-type="float" office:value="4.85500656839715">
                <text:p>4.85500656839715</text:p>
              </table:table-cell>
              <table:table-cell office:value-type="float" office:value="4.8541">
                <text:p>4.8541</text:p>
              </table:table-cell>
            </table:table-row>
            <table:table-row>
              <table:table-cell office:value-type="string"/>
              <table:table-cell office:value-type="float" office:value="2.2004">
                <text:p>2.2004</text:p>
              </table:table-cell>
              <table:table-cell office:value-type="float" office:value="4.84852599658749">
                <text:p>4.84852599658749</text:p>
              </table:table-cell>
              <table:table-cell office:value-type="float" office:value="4.8477">
                <text:p>4.847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82629776001pt" style:font-size-asian="12.982629776001pt" style:font-size-complex="12.982629776001pt"/>
    </style:style>
    <style:style style:name="ch3" style:family="chart">
      <style:graphic-properties draw:stroke="none" svg:stroke-color="#b3b3b3" draw:fill="none" draw:fill-color="#e6e6e6"/>
      <style:text-properties fo:font-size="7.98931074142456pt" style:font-size-asian="7.98931074142456pt" style:font-size-complex="7.98931074142456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12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8797512054443pt" style:font-size-asian="8.98797512054443pt" style:font-size-complex="8.98797512054443pt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98797512054443pt" style:font-size-asian="8.98797512054443pt" style:font-size-complex="8.98797512054443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8.584cm" svg:height="14.201cm" chart:class="chart:scatter" chart:style-name="ch1">
        <chart:title svg:x="6.283cm" svg:y="0.286cm" chart:style-name="ch2">
          <text:p>Roton Energy Gap Fake Data</text:p>
        </chart:title>
        <chart:legend chart:legend-position="end" svg:x="15.638cm" svg:y="6.632cm" chart:style-name="ch3"/>
        <chart:plot-area chart:style-name="ch4" table:cell-range-address="$Sheet1.$AS$13:$AS$129;$Sheet1.$BM$11;$Sheet1.$BM$13:$BM$129;$Sheet1.$BT$11;$Sheet1.$BT$13:$BT$129" chart:data-source-has-labels="row" svg:x="0.541cm" svg:y="1.096cm" svg:width="14.726cm" svg:height="12.453cm">
          <chart:axis chart:dimension="x" chart:name="primary-x" chart:style-name="ch5">
            <chart:title svg:x="7.044cm" svg:y="13.281cm" chart:style-name="ch6">
              <text:p>Temperature (K)</text:p>
            </chart:title>
          </chart:axis>
          <chart:axis chart:dimension="y" chart:name="primary-y" chart:style-name="ch7">
            <chart:title svg:x="0.38cm" svg:y="7.738cm" chart:style-name="ch8">
              <text:p>Del/kB (K)</text:p>
            </chart:title>
            <chart:grid chart:style-name="ch9" chart:class="major"/>
          </chart:axis>
          <chart:series chart:style-name="ch10" chart:values-cell-range-address="Sheet1.BM13:Sheet1.BM129" chart:label-cell-address="Sheet1.BM11:Sheet1.BM11" chart:class="chart:scatter">
            <chart:domain table:cell-range-address="Sheet1.AS13:Sheet1.AS129"/>
            <chart:data-point chart:repeated="117"/>
          </chart:series>
          <chart:series chart:style-name="ch11" chart:values-cell-range-address="Sheet1.BT13:Sheet1.BT129" chart:label-cell-address="Sheet1.BT11:Sheet1.BT11" chart:class="chart:scatter">
            <chart:data-point chart:repeated="1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  <table:table-cell office:value-type="string">
                <text:p text:id="Sheet1.BM11:Sheet1.BM11">Del/kB Fake</text:p>
              </table:table-cell>
              <table:table-cell office:value-type="string">
                <text:p text:id="Sheet1.BT11:Sheet1.BT11">Del/kB Fake F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499">
                <text:p text:id="Sheet1.AS13:Sheet1.AS129">1.0499</text:p>
              </table:table-cell>
              <table:table-cell office:value-type="float" office:value="8.37809904540401">
                <text:p text:id="Sheet1.BM13:Sheet1.BM129">8.37809904540401</text:p>
              </table:table-cell>
              <table:table-cell office:value-type="float" office:value="8.29185238871496">
                <text:p text:id="Sheet1.BT13:Sheet1.BT129">8.291852388714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01">
                <text:p>1.0601</text:p>
              </table:table-cell>
              <table:table-cell office:value-type="float" office:value="8.37805047807588">
                <text:p>8.37805047807588</text:p>
              </table:table-cell>
              <table:table-cell office:value-type="float" office:value="8.2918053514353">
                <text:p>8.2918053514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7">
                <text:p>1.07</text:p>
              </table:table-cell>
              <table:table-cell office:value-type="float" office:value="8.37799959914604">
                <text:p>8.37799959914604</text:p>
              </table:table-cell>
              <table:table-cell office:value-type="float" office:value="8.29175612466746">
                <text:p>8.29175612466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99">
                <text:p>1.0799</text:p>
              </table:table-cell>
              <table:table-cell office:value-type="float" office:value="8.37794506086153">
                <text:p>8.37794506086153</text:p>
              </table:table-cell>
              <table:table-cell office:value-type="float" office:value="8.29170341172614">
                <text:p>8.29170341172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01">
                <text:p>1.0901</text:p>
              </table:table-cell>
              <table:table-cell office:value-type="float" office:value="8.37788507749896">
                <text:p>8.37788507749896</text:p>
              </table:table-cell>
              <table:table-cell office:value-type="float" office:value="8.29164549929921">
                <text:p>8.29164549929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">
                <text:p>1.1</text:p>
              </table:table-cell>
              <table:table-cell office:value-type="float" office:value="8.37782321689255">
                <text:p>8.37782321689255</text:p>
              </table:table-cell>
              <table:table-cell office:value-type="float" office:value="8.29158584246125">
                <text:p>8.29158584246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">
                <text:p>1.11</text:p>
              </table:table-cell>
              <table:table-cell office:value-type="float" office:value="8.37775713086796">
                <text:p>8.37775713086796</text:p>
              </table:table-cell>
              <table:table-cell office:value-type="float" office:value="8.29152218548904">
                <text:p>8.29152218548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02">
                <text:p>1.1202</text:p>
              </table:table-cell>
              <table:table-cell office:value-type="float" office:value="8.37768603426952">
                <text:p>8.37768603426952</text:p>
              </table:table-cell>
              <table:table-cell office:value-type="float" office:value="8.2914537865138">
                <text:p>8.2914537865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301">
                <text:p>1.1301</text:p>
              </table:table-cell>
              <table:table-cell office:value-type="float" office:value="8.37761349475007">
                <text:p>8.37761349475007</text:p>
              </table:table-cell>
              <table:table-cell office:value-type="float" office:value="8.29138408736062">
                <text:p>8.29138408736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4">
                <text:p>1.14</text:p>
              </table:table-cell>
              <table:table-cell office:value-type="float" office:value="8.37753748644995">
                <text:p>8.37753748644995</text:p>
              </table:table-cell>
              <table:table-cell office:value-type="float" office:value="8.29131114781109">
                <text:p>8.29131114781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502">
                <text:p>1.1502</text:p>
              </table:table-cell>
              <table:table-cell office:value-type="float" office:value="8.37745553516058">
                <text:p>8.37745553516058</text:p>
              </table:table-cell>
              <table:table-cell office:value-type="float" office:value="8.29123260736202">
                <text:p>8.29123260736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601">
                <text:p>1.1601</text:p>
              </table:table-cell>
              <table:table-cell office:value-type="float" office:value="8.37737241725538">
                <text:p>8.37737241725538</text:p>
              </table:table-cell>
              <table:table-cell office:value-type="float" office:value="8.29115305183678">
                <text:p>8.29115305183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">
                <text:p>1.17</text:p>
              </table:table-cell>
              <table:table-cell office:value-type="float" office:value="8.37728568940402">
                <text:p>8.37728568940402</text:p>
              </table:table-cell>
              <table:table-cell office:value-type="float" office:value="8.29107014455723">
                <text:p>8.29107014455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99">
                <text:p>1.1799</text:p>
              </table:table-cell>
              <table:table-cell office:value-type="float" office:value="8.37719521221079">
                <text:p>8.37719521221079</text:p>
              </table:table-cell>
              <table:table-cell office:value-type="float" office:value="8.29098375626927">
                <text:p>8.29098375626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901">
                <text:p>1.1901</text:p>
              </table:table-cell>
              <table:table-cell office:value-type="float" office:value="8.37709785377158">
                <text:p>8.37709785377158</text:p>
              </table:table-cell>
              <table:table-cell office:value-type="float" office:value="8.29089090216418">
                <text:p>8.290890902164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8.37699904579902">
                <text:p>8.37699904579902</text:p>
              </table:table-cell>
              <table:table-cell office:value-type="float" office:value="8.29079675968928">
                <text:p>8.29079675968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099">
                <text:p>1.2099</text:p>
              </table:table-cell>
              <table:table-cell office:value-type="float" office:value="8.37689559951576">
                <text:p>8.37689559951576</text:p>
              </table:table-cell>
              <table:table-cell office:value-type="float" office:value="8.29069827884106">
                <text:p>8.29069827884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202">
                <text:p>1.2202</text:p>
              </table:table-cell>
              <table:table-cell office:value-type="float" office:value="8.3767825093464">
                <text:p>8.3767825093464</text:p>
              </table:table-cell>
              <table:table-cell office:value-type="float" office:value="8.29059068460698">
                <text:p>8.29059068460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301">
                <text:p>1.2301</text:p>
              </table:table-cell>
              <table:table-cell office:value-type="float" office:value="8.37666789790526">
                <text:p>8.37666789790526</text:p>
              </table:table-cell>
              <table:table-cell office:value-type="float" office:value="8.29048168393772">
                <text:p>8.29048168393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4">
                <text:p>1.24</text:p>
              </table:table-cell>
              <table:table-cell office:value-type="float" office:value="8.37654668186622">
                <text:p>8.37654668186622</text:p>
              </table:table-cell>
              <table:table-cell office:value-type="float" office:value="8.29036641155385">
                <text:p>8.29036641155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02">
                <text:p>1.2502</text:p>
              </table:table-cell>
              <table:table-cell office:value-type="float" office:value="8.37641384745801">
                <text:p>8.37641384745801</text:p>
              </table:table-cell>
              <table:table-cell office:value-type="float" office:value="8.29024006079505">
                <text:p>8.29024006079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601">
                <text:p>1.2601</text:p>
              </table:table-cell>
              <table:table-cell office:value-type="float" office:value="8.37627598777251">
                <text:p>8.37627598777251</text:p>
              </table:table-cell>
              <table:table-cell office:value-type="float" office:value="8.29010885485665">
                <text:p>8.290108854856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7">
                <text:p>1.27</text:p>
              </table:table-cell>
              <table:table-cell office:value-type="float" office:value="8.37612788732068">
                <text:p>8.37612788732068</text:p>
              </table:table-cell>
              <table:table-cell office:value-type="float" office:value="8.28996777500055">
                <text:p>8.28996777500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802">
                <text:p>1.2802</text:p>
              </table:table-cell>
              <table:table-cell office:value-type="float" office:value="8.37596279458533">
                <text:p>8.37596279458533</text:p>
              </table:table-cell>
              <table:table-cell office:value-type="float" office:value="8.28981031138356">
                <text:p>8.28981031138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901">
                <text:p>1.2901</text:p>
              </table:table-cell>
              <table:table-cell office:value-type="float" office:value="8.37578837100523">
                <text:p>8.37578837100523</text:p>
              </table:table-cell>
              <table:table-cell office:value-type="float" office:value="8.28964368851413">
                <text:p>8.28964368851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">
                <text:p>1.3</text:p>
              </table:table-cell>
              <table:table-cell office:value-type="float" office:value="8.37559761251781">
                <text:p>8.37559761251781</text:p>
              </table:table-cell>
              <table:table-cell office:value-type="float" office:value="8.28946113257624">
                <text:p>8.289461132576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099">
                <text:p>1.3099</text:p>
              </table:table-cell>
              <table:table-cell office:value-type="float" office:value="8.3753878066531">
                <text:p>8.3753878066531</text:p>
              </table:table-cell>
              <table:table-cell office:value-type="float" office:value="8.28925994285457">
                <text:p>8.28925994285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201">
                <text:p>1.3201</text:p>
              </table:table-cell>
              <table:table-cell office:value-type="float" office:value="8.3751484144247">
                <text:p>8.3751484144247</text:p>
              </table:table-cell>
              <table:table-cell office:value-type="float" office:value="8.2890298729697">
                <text:p>8.2890298729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">
                <text:p>1.33</text:p>
              </table:table-cell>
              <table:table-cell office:value-type="float" office:value="8.3748898350015">
                <text:p>8.3748898350015</text:p>
              </table:table-cell>
              <table:table-cell office:value-type="float" office:value="8.28878078596808">
                <text:p>8.288780785968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399">
                <text:p>1.3399</text:p>
              </table:table-cell>
              <table:table-cell office:value-type="float" office:value="8.3746012774333">
                <text:p>8.3746012774333</text:p>
              </table:table-cell>
              <table:table-cell office:value-type="float" office:value="8.2885021706152">
                <text:p>8.2885021706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502">
                <text:p>1.3502</text:p>
              </table:table-cell>
              <table:table-cell office:value-type="float" office:value="8.37426422366341">
                <text:p>8.37426422366341</text:p>
              </table:table-cell>
              <table:table-cell office:value-type="float" office:value="8.28817595123254">
                <text:p>8.288175951232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601">
                <text:p>1.3601</text:p>
              </table:table-cell>
              <table:table-cell office:value-type="float" office:value="8.37389939476688">
                <text:p>8.37389939476688</text:p>
              </table:table-cell>
              <table:table-cell office:value-type="float" office:value="8.28782202001534">
                <text:p>8.287822020015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7">
                <text:p>1.37</text:p>
              </table:table-cell>
              <table:table-cell office:value-type="float" office:value="8.37348848111238">
                <text:p>8.37348848111238</text:p>
              </table:table-cell>
              <table:table-cell office:value-type="float" office:value="8.28742249095853">
                <text:p>8.287422490958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802">
                <text:p>1.3802</text:p>
              </table:table-cell>
              <table:table-cell office:value-type="float" office:value="8.37300985189792">
                <text:p>8.37300985189792</text:p>
              </table:table-cell>
              <table:table-cell office:value-type="float" office:value="8.28695611367444">
                <text:p>8.28695611367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901">
                <text:p>1.3901</text:p>
              </table:table-cell>
              <table:table-cell office:value-type="float" office:value="8.37248399435229">
                <text:p>8.37248399435229</text:p>
              </table:table-cell>
              <table:table-cell office:value-type="float" office:value="8.28644266745265">
                <text:p>8.286442667452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8.37188932630297">
                <text:p>8.37188932630297</text:p>
              </table:table-cell>
              <table:table-cell office:value-type="float" office:value="8.28586093535874">
                <text:p>8.28586093535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102">
                <text:p>1.4102</text:p>
              </table:table-cell>
              <table:table-cell office:value-type="float" office:value="8.37119487382639">
                <text:p>8.37119487382639</text:p>
              </table:table-cell>
              <table:table-cell office:value-type="float" office:value="8.28518037285392">
                <text:p>8.28518037285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201">
                <text:p>1.4201</text:p>
              </table:table-cell>
              <table:table-cell office:value-type="float" office:value="8.37043095387482">
                <text:p>8.37043095387482</text:p>
              </table:table-cell>
              <table:table-cell office:value-type="float" office:value="8.28443049280808">
                <text:p>8.28443049280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3">
                <text:p>1.43</text:p>
              </table:table-cell>
              <table:table-cell office:value-type="float" office:value="8.36956701828168">
                <text:p>8.36956701828168</text:p>
              </table:table-cell>
              <table:table-cell office:value-type="float" office:value="8.28358116009278">
                <text:p>8.283581160092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399">
                <text:p>1.4399</text:p>
              </table:table-cell>
              <table:table-cell office:value-type="float" office:value="8.3685905590908">
                <text:p>8.3685905590908</text:p>
              </table:table-cell>
              <table:table-cell office:value-type="float" office:value="8.28261987952855">
                <text:p>8.282619879528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501">
                <text:p>1.4501</text:p>
              </table:table-cell>
              <table:table-cell office:value-type="float" office:value="8.36745229392005">
                <text:p>8.36745229392005</text:p>
              </table:table-cell>
              <table:table-cell office:value-type="float" office:value="8.28149786868558">
                <text:p>8.28149786868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6">
                <text:p>1.46</text:p>
              </table:table-cell>
              <table:table-cell office:value-type="float" office:value="8.3662037178124">
                <text:p>8.3662037178124</text:p>
              </table:table-cell>
              <table:table-cell office:value-type="float" office:value="8.28026567968677">
                <text:p>8.28026567968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699">
                <text:p>1.4699</text:p>
              </table:table-cell>
              <table:table-cell office:value-type="float" office:value="8.36479683366171">
                <text:p>8.36479683366171</text:p>
              </table:table-cell>
              <table:table-cell office:value-type="float" office:value="8.27887579744994">
                <text:p>8.278875797449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801">
                <text:p>1.4801</text:p>
              </table:table-cell>
              <table:table-cell office:value-type="float" office:value="8.36316269821035">
                <text:p>8.36316269821035</text:p>
              </table:table-cell>
              <table:table-cell office:value-type="float" office:value="8.27725983588112">
                <text:p>8.27725983588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9">
                <text:p>1.49</text:p>
              </table:table-cell>
              <table:table-cell office:value-type="float" office:value="8.36137730139208">
                <text:p>8.36137730139208</text:p>
              </table:table-cell>
              <table:table-cell office:value-type="float" office:value="8.27549272923358">
                <text:p>8.27549272923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999">
                <text:p>1.4999</text:p>
              </table:table-cell>
              <table:table-cell office:value-type="float" office:value="8.35937398851997">
                <text:p>8.35937398851997</text:p>
              </table:table-cell>
              <table:table-cell office:value-type="float" office:value="8.27350836085044">
                <text:p>8.27350836085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102">
                <text:p>1.5102</text:p>
              </table:table-cell>
              <table:table-cell office:value-type="float" office:value="8.35703348699584">
                <text:p>8.35703348699584</text:p>
              </table:table-cell>
              <table:table-cell office:value-type="float" office:value="8.27118827788055">
                <text:p>8.27118827788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01">
                <text:p>1.5201</text:p>
              </table:table-cell>
              <table:table-cell office:value-type="float" office:value="8.35451160571941">
                <text:p>8.35451160571941</text:p>
              </table:table-cell>
              <table:table-cell office:value-type="float" office:value="8.268686716934">
                <text:p>8.2686867169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3">
                <text:p>1.53</text:p>
              </table:table-cell>
              <table:table-cell office:value-type="float" office:value="8.35169530426104">
                <text:p>8.35169530426104</text:p>
              </table:table-cell>
              <table:table-cell office:value-type="float" office:value="8.26589143016524">
                <text:p>8.26589143016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402">
                <text:p>1.5402</text:p>
              </table:table-cell>
              <table:table-cell office:value-type="float" office:value="8.34845471017959">
                <text:p>8.34845471017959</text:p>
              </table:table-cell>
              <table:table-cell office:value-type="float" office:value="8.26267322781779">
                <text:p>8.262673227817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501">
                <text:p>1.5501</text:p>
              </table:table-cell>
              <table:table-cell office:value-type="float" office:value="8.34494800840227">
                <text:p>8.34494800840227</text:p>
              </table:table-cell>
              <table:table-cell office:value-type="float" office:value="8.25918899127779">
                <text:p>8.259188991277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6">
                <text:p>1.56</text:p>
              </table:table-cell>
              <table:table-cell office:value-type="float" office:value="8.34105089969317">
                <text:p>8.34105089969317</text:p>
              </table:table-cell>
              <table:table-cell office:value-type="float" office:value="8.25531508241327">
                <text:p>8.255315082413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702">
                <text:p>1.5702</text:p>
              </table:table-cell>
              <table:table-cell office:value-type="float" office:value="8.33658871013491">
                <text:p>8.33658871013491</text:p>
              </table:table-cell>
              <table:table-cell office:value-type="float" office:value="8.25087757816243">
                <text:p>8.25087757816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801">
                <text:p>1.5801</text:p>
              </table:table-cell>
              <table:table-cell office:value-type="float" office:value="8.33178367397459">
                <text:p>8.33178367397459</text:p>
              </table:table-cell>
              <table:table-cell office:value-type="float" office:value="8.24609727441287">
                <text:p>8.246097274412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9">
                <text:p>1.59</text:p>
              </table:table-cell>
              <table:table-cell office:value-type="float" office:value="8.32646915552611">
                <text:p>8.32646915552611</text:p>
              </table:table-cell>
              <table:table-cell office:value-type="float" office:value="8.2408082635189">
                <text:p>8.24080826351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999">
                <text:p>1.5999</text:p>
              </table:table-cell>
              <table:table-cell office:value-type="float" office:value="8.32060017597984">
                <text:p>8.32060017597984</text:p>
              </table:table-cell>
              <table:table-cell office:value-type="float" office:value="8.23496558010374">
                <text:p>8.23496558010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101">
                <text:p>1.6101</text:p>
              </table:table-cell>
              <table:table-cell office:value-type="float" office:value="8.31392266335549">
                <text:p>8.31392266335549</text:p>
              </table:table-cell>
              <table:table-cell office:value-type="float" office:value="8.22831599946449">
                <text:p>8.228315999464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2">
                <text:p>1.62</text:p>
              </table:table-cell>
              <table:table-cell office:value-type="float" office:value="8.30677683944709">
                <text:p>8.30677683944709</text:p>
              </table:table-cell>
              <table:table-cell office:value-type="float" office:value="8.22119811416218">
                <text:p>8.221198114162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299">
                <text:p>1.6299</text:p>
              </table:table-cell>
              <table:table-cell office:value-type="float" office:value="8.29892104086407">
                <text:p>8.29892104086407</text:p>
              </table:table-cell>
              <table:table-cell office:value-type="float" office:value="8.21337108361644">
                <text:p>8.213371083616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401">
                <text:p>1.6401</text:p>
              </table:table-cell>
              <table:table-cell office:value-type="float" office:value="8.29002315264595">
                <text:p>8.29002315264595</text:p>
              </table:table-cell>
              <table:table-cell office:value-type="float" office:value="8.20450371699869">
                <text:p>8.20450371699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5">
                <text:p>1.65</text:p>
              </table:table-cell>
              <table:table-cell office:value-type="float" office:value="8.2805431618492">
                <text:p>8.2805431618492</text:p>
              </table:table-cell>
              <table:table-cell office:value-type="float" office:value="8.19505421986878">
                <text:p>8.195054219868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599">
                <text:p>1.6599</text:p>
              </table:table-cell>
              <table:table-cell office:value-type="float" office:value="8.27016562376945">
                <text:p>8.27016562376945</text:p>
              </table:table-cell>
              <table:table-cell office:value-type="float" office:value="8.18470804593873">
                <text:p>8.184708045938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701">
                <text:p>1.6701</text:p>
              </table:table-cell>
              <table:table-cell office:value-type="float" office:value="8.25846123294165">
                <text:p>8.25846123294165</text:p>
              </table:table-cell>
              <table:table-cell office:value-type="float" office:value="8.17303689449184">
                <text:p>8.173036894491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8">
                <text:p>1.68</text:p>
              </table:table-cell>
              <table:table-cell office:value-type="float" office:value="8.24604276879209">
                <text:p>8.24604276879209</text:p>
              </table:table-cell>
              <table:table-cell office:value-type="float" office:value="8.16065160364483">
                <text:p>8.160651603644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899">
                <text:p>1.6899</text:p>
              </table:table-cell>
              <table:table-cell office:value-type="float" office:value="8.23250283847285">
                <text:p>8.23250283847285</text:p>
              </table:table-cell>
              <table:table-cell office:value-type="float" office:value="8.14714575833002">
                <text:p>8.14714575833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001">
                <text:p>1.7001</text:p>
              </table:table-cell>
              <table:table-cell office:value-type="float" office:value="8.21729231230984">
                <text:p>8.21729231230984</text:p>
              </table:table-cell>
              <table:table-cell office:value-type="float" office:value="8.13197131801665">
                <text:p>8.131971318016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1">
                <text:p>1.71</text:p>
              </table:table-cell>
              <table:table-cell office:value-type="float" office:value="8.20121638523215">
                <text:p>8.20121638523215</text:p>
              </table:table-cell>
              <table:table-cell office:value-type="float" office:value="8.11593136893321">
                <text:p>8.115931368933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199">
                <text:p>1.7199</text:p>
              </table:table-cell>
              <table:table-cell office:value-type="float" office:value="8.18375420091516">
                <text:p>8.18375420091516</text:p>
              </table:table-cell>
              <table:table-cell office:value-type="float" office:value="8.09850611567413">
                <text:p>8.09850611567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301">
                <text:p>1.7301</text:p>
              </table:table-cell>
              <table:table-cell office:value-type="float" office:value="8.16421027276752">
                <text:p>8.16421027276752</text:p>
              </table:table-cell>
              <table:table-cell office:value-type="float" office:value="8.07900124897956">
                <text:p>8.079001248979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4">
                <text:p>1.74</text:p>
              </table:table-cell>
              <table:table-cell office:value-type="float" office:value="8.14362926796454">
                <text:p>8.14362926796454</text:p>
              </table:table-cell>
              <table:table-cell office:value-type="float" office:value="8.05845915233035">
                <text:p>8.058459152330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499">
                <text:p>1.7499</text:p>
              </table:table-cell>
              <table:table-cell office:value-type="float" office:value="8.12135159733458">
                <text:p>8.12135159733458</text:p>
              </table:table-cell>
              <table:table-cell office:value-type="float" office:value="8.03622138440298">
                <text:p>8.036221384402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601">
                <text:p>1.7601</text:p>
              </table:table-cell>
              <table:table-cell office:value-type="float" office:value="8.09650455347358">
                <text:p>8.09650455347358</text:p>
              </table:table-cell>
              <table:table-cell office:value-type="float" office:value="8.01141650711876">
                <text:p>8.01141650711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7">
                <text:p>1.77</text:p>
              </table:table-cell>
              <table:table-cell office:value-type="float" office:value="8.07042764446319">
                <text:p>8.07042764446319</text:p>
              </table:table-cell>
              <table:table-cell office:value-type="float" office:value="7.98538156224722">
                <text:p>7.985381562247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802">
                <text:p>1.7802</text:p>
              </table:table-cell>
              <table:table-cell office:value-type="float" office:value="8.04140704717879">
                <text:p>8.04140704717879</text:p>
              </table:table-cell>
              <table:table-cell office:value-type="float" office:value="7.95640528460302">
                <text:p>7.956405284603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901">
                <text:p>1.7901</text:p>
              </table:table-cell>
              <table:table-cell office:value-type="float" office:value="8.01101534472163">
                <text:p>8.01101534472163</text:p>
              </table:table-cell>
              <table:table-cell office:value-type="float" office:value="7.92605766434703">
                <text:p>7.92605766434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999">
                <text:p>1.7999</text:p>
              </table:table-cell>
              <table:table-cell office:value-type="float" office:value="7.97863597328923">
                <text:p>7.97863597328923</text:p>
              </table:table-cell>
              <table:table-cell office:value-type="float" office:value="7.893722977793">
                <text:p>7.8937229777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101">
                <text:p>1.8101</text:p>
              </table:table-cell>
              <table:table-cell office:value-type="float" office:value="7.94235944799194">
                <text:p>7.94235944799194</text:p>
              </table:table-cell>
              <table:table-cell office:value-type="float" office:value="7.85749408300787">
                <text:p>7.857494083007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2">
                <text:p>1.82</text:p>
              </table:table-cell>
              <table:table-cell office:value-type="float" office:value="7.90448360945722">
                <text:p>7.90448360945722</text:p>
              </table:table-cell>
              <table:table-cell office:value-type="float" office:value="7.81966558238156">
                <text:p>7.819665582381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302">
                <text:p>1.8302</text:p>
              </table:table-cell>
              <table:table-cell office:value-type="float" office:value="7.86254480457308">
                <text:p>7.86254480457308</text:p>
              </table:table-cell>
              <table:table-cell office:value-type="float" office:value="7.77777670647919">
                <text:p>7.777776706479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401">
                <text:p>1.8401</text:p>
              </table:table-cell>
              <table:table-cell office:value-type="float" office:value="7.8188411171561">
                <text:p>7.8188411171561</text:p>
              </table:table-cell>
              <table:table-cell office:value-type="float" office:value="7.73412261626736">
                <text:p>7.734122616267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499">
                <text:p>1.8499</text:p>
              </table:table-cell>
              <table:table-cell office:value-type="float" office:value="7.77249932885479">
                <text:p>7.77249932885479</text:p>
              </table:table-cell>
              <table:table-cell office:value-type="float" office:value="7.68783104072844">
                <text:p>7.68783104072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601">
                <text:p>1.8601</text:p>
              </table:table-cell>
              <table:table-cell office:value-type="float" office:value="7.72082390725405">
                <text:p>7.72082390725405</text:p>
              </table:table-cell>
              <table:table-cell office:value-type="float" office:value="7.63620907567701">
                <text:p>7.636209075677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7">
                <text:p>1.87</text:p>
              </table:table-cell>
              <table:table-cell office:value-type="float" office:value="7.6671194643127">
                <text:p>7.6671194643127</text:p>
              </table:table-cell>
              <table:table-cell office:value-type="float" office:value="7.5825576961212">
                <text:p>7.58255769612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802">
                <text:p>1.8802</text:p>
              </table:table-cell>
              <table:table-cell office:value-type="float" office:value="7.60792300105997">
                <text:p>7.60792300105997</text:p>
              </table:table-cell>
              <table:table-cell office:value-type="float" office:value="7.52341713381802">
                <text:p>7.523417133818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9">
                <text:p>1.89</text:p>
              </table:table-cell>
              <table:table-cell office:value-type="float" office:value="7.5471487945585">
                <text:p>7.5471487945585</text:p>
              </table:table-cell>
              <table:table-cell office:value-type="float" office:value="7.46269782549729">
                <text:p>7.462697825497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002">
                <text:p>1.9002</text:p>
              </table:table-cell>
              <table:table-cell office:value-type="float" office:value="7.47961178258128">
                <text:p>7.47961178258128</text:p>
              </table:table-cell>
              <table:table-cell office:value-type="float" office:value="7.39521920508033">
                <text:p>7.39521920508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101">
                <text:p>1.9101</text:p>
              </table:table-cell>
              <table:table-cell office:value-type="float" office:value="7.40965912095175">
                <text:p>7.40965912095175</text:p>
              </table:table-cell>
              <table:table-cell office:value-type="float" office:value="7.32532445365875">
                <text:p>7.32532445365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199">
                <text:p>1.9199</text:p>
              </table:table-cell>
              <table:table-cell office:value-type="float" office:value="7.33591533478385">
                <text:p>7.33591533478385</text:p>
              </table:table-cell>
              <table:table-cell office:value-type="float" office:value="7.25163920571917">
                <text:p>7.251639205719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301">
                <text:p>1.9301</text:p>
              </table:table-cell>
              <table:table-cell office:value-type="float" office:value="7.25415989208328">
                <text:p>7.25415989208328</text:p>
              </table:table-cell>
              <table:table-cell office:value-type="float" office:value="7.16994598682011">
                <text:p>7.16994598682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399">
                <text:p>1.9399</text:p>
              </table:table-cell>
              <table:table-cell office:value-type="float" office:value="7.17055731741724">
                <text:p>7.17055731741724</text:p>
              </table:table-cell>
              <table:table-cell office:value-type="float" office:value="7.0864044551752">
                <text:p>7.08640445517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501">
                <text:p>1.9501</text:p>
              </table:table-cell>
              <table:table-cell office:value-type="float" office:value="7.07801176300885">
                <text:p>7.07801176300885</text:p>
              </table:table-cell>
              <table:table-cell office:value-type="float" office:value="6.99392376083164">
                <text:p>6.993923760831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599">
                <text:p>1.9599</text:p>
              </table:table-cell>
              <table:table-cell office:value-type="float" office:value="6.98351503125601">
                <text:p>6.98351503125601</text:p>
              </table:table-cell>
              <table:table-cell office:value-type="float" office:value="6.89949063309073">
                <text:p>6.89949063309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701">
                <text:p>1.9701</text:p>
              </table:table-cell>
              <table:table-cell office:value-type="float" office:value="6.87906146025055">
                <text:p>6.87906146025055</text:p>
              </table:table-cell>
              <table:table-cell office:value-type="float" office:value="6.79510461695353">
                <text:p>6.795104616953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799">
                <text:p>1.9799</text:p>
              </table:table-cell>
              <table:table-cell office:value-type="float" office:value="6.77255695733173">
                <text:p>6.77255695733173</text:p>
              </table:table-cell>
              <table:table-cell office:value-type="float" office:value="6.68866633532964">
                <text:p>6.688666335329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901">
                <text:p>1.9901</text:p>
              </table:table-cell>
              <table:table-cell office:value-type="float" office:value="6.65499423814684">
                <text:p>6.65499423814684</text:p>
              </table:table-cell>
              <table:table-cell office:value-type="float" office:value="6.57117392445759">
                <text:p>6.571173924457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999">
                <text:p>1.9999</text:p>
              </table:table-cell>
              <table:table-cell office:value-type="float" office:value="6.5352866647693">
                <text:p>6.5352866647693</text:p>
              </table:table-cell>
              <table:table-cell office:value-type="float" office:value="6.45153524605041">
                <text:p>6.451535246050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1">
                <text:p>2.01</text:p>
              </table:table-cell>
              <table:table-cell office:value-type="float" office:value="6.4046581648886">
                <text:p>6.4046581648886</text:p>
              </table:table-cell>
              <table:table-cell office:value-type="float" office:value="6.32097914276186">
                <text:p>6.320979142761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202">
                <text:p>2.0202</text:p>
              </table:table-cell>
              <table:table-cell office:value-type="float" office:value="6.26490982840726">
                <text:p>6.26490982840726</text:p>
              </table:table-cell>
              <table:table-cell office:value-type="float" office:value="6.1813053693062">
                <text:p>6.18130536930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3">
                <text:p>2.03</text:p>
              </table:table-cell>
              <table:table-cell office:value-type="float" office:value="6.1228900009982">
                <text:p>6.1228900009982</text:p>
              </table:table-cell>
              <table:table-cell office:value-type="float" office:value="6.03935856728727">
                <text:p>6.03935856728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401">
                <text:p>2.0401</text:p>
              </table:table-cell>
              <table:table-cell office:value-type="float" office:value="5.96820953969751">
                <text:p>5.96820953969751</text:p>
              </table:table-cell>
              <table:table-cell office:value-type="float" office:value="5.884754803127">
                <text:p>5.884754803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499">
                <text:p>2.0499</text:p>
              </table:table-cell>
              <table:table-cell office:value-type="float" office:value="5.80969754827151">
                <text:p>5.80969754827151</text:p>
              </table:table-cell>
              <table:table-cell office:value-type="float" office:value="5.72631863829804">
                <text:p>5.726318638298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6">
                <text:p>2.06</text:p>
              </table:table-cell>
              <table:table-cell office:value-type="float" office:value="5.63726253201948">
                <text:p>5.63726253201948</text:p>
              </table:table-cell>
              <table:table-cell office:value-type="float" office:value="5.55396323510621">
                <text:p>5.553963235106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701">
                <text:p>2.0701</text:p>
              </table:table-cell>
              <table:table-cell office:value-type="float" office:value="5.45521506155125">
                <text:p>5.45521506155125</text:p>
              </table:table-cell>
              <table:table-cell office:value-type="float" office:value="5.37199687982683">
                <text:p>5.371996879826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799">
                <text:p>2.0799</text:p>
              </table:table-cell>
              <table:table-cell office:value-type="float" office:value="5.26898714251906">
                <text:p>5.26898714251906</text:p>
              </table:table-cell>
              <table:table-cell office:value-type="float" office:value="5.18584911664933">
                <text:p>5.185849116649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9">
                <text:p>2.09</text:p>
              </table:table-cell>
              <table:table-cell office:value-type="float" office:value="5.06675260688438">
                <text:p>5.06675260688438</text:p>
              </table:table-cell>
              <table:table-cell office:value-type="float" office:value="4.98369869965164">
                <text:p>4.983698699651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001">
                <text:p>2.1001</text:p>
              </table:table-cell>
              <table:table-cell office:value-type="float" office:value="4.85361281318563">
                <text:p>4.85361281318563</text:p>
              </table:table-cell>
              <table:table-cell office:value-type="float" office:value="4.77064457122559">
                <text:p>4.770644571225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101">
                <text:p>2.1101</text:p>
              </table:table-cell>
              <table:table-cell office:value-type="float" office:value="4.6313856437282">
                <text:p>4.6313856437282</text:p>
              </table:table-cell>
              <table:table-cell office:value-type="float" office:value="4.54850375736388">
                <text:p>4.548503757363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199">
                <text:p>2.1199</text:p>
              </table:table-cell>
              <table:table-cell office:value-type="float" office:value="4.40234632828378">
                <text:p>4.40234632828378</text:p>
              </table:table-cell>
              <table:table-cell office:value-type="float" office:value="4.31955056974369">
                <text:p>4.319550569743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3">
                <text:p>2.13</text:p>
              </table:table-cell>
              <table:table-cell office:value-type="float" office:value="4.15415928925512">
                <text:p>4.15415928925512</text:p>
              </table:table-cell>
              <table:table-cell office:value-type="float" office:value="4.07145386279448">
                <text:p>4.071453862794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4">
                <text:p>2.14</text:p>
              </table:table-cell>
              <table:table-cell office:value-type="float" office:value="3.8958022879722">
                <text:p>3.8958022879722</text:p>
              </table:table-cell>
              <table:table-cell office:value-type="float" office:value="3.8131878816498">
                <text:p>3.81318788164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5">
                <text:p>2.15</text:p>
              </table:table-cell>
              <table:table-cell office:value-type="float" office:value="3.62437556019376">
                <text:p>3.62437556019376</text:p>
              </table:table-cell>
              <table:table-cell office:value-type="float" office:value="3.54185376328827">
                <text:p>3.541853763288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1601">
                <text:p>2.1601</text:p>
              </table:table-cell>
              <table:table-cell office:value-type="float" office:value="3.33644056657929">
                <text:p>3.33644056657929</text:p>
              </table:table-cell>
              <table:table-cell office:value-type="float" office:value="3.25401393334286">
                <text:p>3.254013933342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1701">
                <text:p>2.1701</text:p>
              </table:table-cell>
              <table:table-cell office:value-type="float" office:value="3.0371619110971">
                <text:p>3.0371619110971</text:p>
              </table:table-cell>
              <table:table-cell office:value-type="float" office:value="2.9548311261894">
                <text:p>2.95483112618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801">
                <text:p>2.1801</text:p>
              </table:table-cell>
              <table:table-cell office:value-type="float" office:value="2.72321007656562">
                <text:p>2.72321007656562</text:p>
              </table:table-cell>
              <table:table-cell office:value-type="float" office:value="2.64097677355436">
                <text:p>2.640976773554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1901">
                <text:p>2.1901</text:p>
              </table:table-cell>
              <table:table-cell office:value-type="float" office:value="2.39402252274515">
                <text:p>2.39402252274515</text:p>
              </table:table-cell>
              <table:table-cell office:value-type="float" office:value="2.31188834996166">
                <text:p>2.311888349961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001">
                <text:p>2.2001</text:p>
              </table:table-cell>
              <table:table-cell office:value-type="float" office:value="2.04902144513281">
                <text:p>2.04902144513281</text:p>
              </table:table-cell>
              <table:table-cell office:value-type="float" office:value="1.96698806569798">
                <text:p>1.966988065697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004">
                <text:p>2.2004</text:p>
              </table:table-cell>
              <table:table-cell office:value-type="float" office:value="2.038420930841">
                <text:p>2.038420930841</text:p>
              </table:table-cell>
              <table:table-cell office:value-type="float" office:value="1.95639060105668">
                <text:p>1.9563906010566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121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12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922cm" svg:height="16.269cm" chart:class="chart:scatter" chart:column-mapping="2 1" chart:style-name="ch1">
        <chart:title svg:x="3.756cm" svg:y="0.328cm" chart:style-name="ch2">
          <text:p>Roton Energy Gap Data and Fit</text:p>
        </chart:title>
        <chart:subtitle svg:x="4.725cm" svg:y="1.188cm" chart:style-name="ch3">
          <text:p>From Brooks and Donnelly</text:p>
        </chart:subtitle>
        <chart:legend chart:legend-position="end" svg:x="11.556cm" svg:y="7.665cm" chart:style-name="ch4"/>
        <chart:plot-area chart:style-name="ch5" table:cell-range-address="$Sheet1.$AS$13:$AS$129;$Sheet1.$AW$11;$Sheet1.$AW$13:$AW$129;$Sheet1.$AU$11;$Sheet1.$AU$13:$AU$129" chart:data-source-has-labels="row" svg:x="0.355cm" svg:y="1.93cm" svg:width="10.923cm" svg:height="13.564cm">
          <chart:axis chart:dimension="x" chart:name="primary-x" chart:style-name="ch6">
            <chart:title svg:x="4.957cm" svg:y="15.266cm" chart:style-name="ch7">
              <text:p>Temperature (K)</text:p>
            </chart:title>
          </chart:axis>
          <chart:axis chart:dimension="y" chart:name="primary-y" chart:style-name="ch6">
            <chart:title svg:x="0.287cm" svg:y="9.13cm" chart:style-name="ch8">
              <text:p>Del/kB (K)</text:p>
            </chart:title>
            <chart:grid chart:style-name="ch9" chart:class="major"/>
          </chart:axis>
          <chart:series chart:style-name="ch10" chart:values-cell-range-address="Sheet1.AW13:Sheet1.AW129" chart:label-cell-address="Sheet1.AW11:Sheet1.AW11" chart:class="chart:scatter">
            <chart:domain table:cell-range-address="Sheet1.AS13:Sheet1.AS129"/>
            <chart:data-point chart:repeated="117"/>
          </chart:series>
          <chart:series chart:style-name="ch11" chart:values-cell-range-address="Sheet1.AU13:Sheet1.AU129" chart:label-cell-address="Sheet1.AU11:Sheet1.AU11" chart:class="chart:scatter">
            <chart:data-point chart:repeated="1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  <table:table-cell office:value-type="string">
                <text:p text:id="Sheet1.AW11:Sheet1.AW11">Del/kB 1</text:p>
              </table:table-cell>
              <table:table-cell office:value-type="string">
                <text:p text:id="Sheet1.AU11:Sheet1.AU11">Del/kB 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499">
                <text:p text:id="Sheet1.AS13:Sheet1.AS129">1.0499</text:p>
              </table:table-cell>
              <table:table-cell office:value-type="float" office:value="8.63834223306498">
                <text:p text:id="Sheet1.AW13:Sheet1.AW129">8.63834223306498</text:p>
              </table:table-cell>
              <table:table-cell office:value-type="float" office:value="8.6537">
                <text:p text:id="Sheet1.AU13:Sheet1.AU129">8.65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01">
                <text:p>1.0601</text:p>
              </table:table-cell>
              <table:table-cell office:value-type="float" office:value="8.63829522424781">
                <text:p>8.63829522424781</text:p>
              </table:table-cell>
              <table:table-cell office:value-type="float" office:value="8.6561">
                <text:p>8.6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7">
                <text:p>1.07</text:p>
              </table:table-cell>
              <table:table-cell office:value-type="float" office:value="8.63824511069712">
                <text:p>8.63824511069712</text:p>
              </table:table-cell>
              <table:table-cell office:value-type="float" office:value="8.6585">
                <text:p>8.6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99">
                <text:p>1.0799</text:p>
              </table:table-cell>
              <table:table-cell office:value-type="float" office:value="8.63819052199906">
                <text:p>8.63819052199906</text:p>
              </table:table-cell>
              <table:table-cell office:value-type="float" office:value="8.6577">
                <text:p>8.6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01">
                <text:p>1.0901</text:p>
              </table:table-cell>
              <table:table-cell office:value-type="float" office:value="8.63812955398042">
                <text:p>8.63812955398042</text:p>
              </table:table-cell>
              <table:table-cell office:value-type="float" office:value="8.6601">
                <text:p>8.6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">
                <text:p>1.1</text:p>
              </table:table-cell>
              <table:table-cell office:value-type="float" office:value="8.63806576121481">
                <text:p>8.63806576121481</text:p>
              </table:table-cell>
              <table:table-cell office:value-type="float" office:value="8.6626">
                <text:p>8.6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">
                <text:p>1.11</text:p>
              </table:table-cell>
              <table:table-cell office:value-type="float" office:value="8.63799668414787">
                <text:p>8.63799668414787</text:p>
              </table:table-cell>
              <table:table-cell office:value-type="float" office:value="8.665">
                <text:p>8.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02">
                <text:p>1.1202</text:p>
              </table:table-cell>
              <table:table-cell office:value-type="float" office:value="8.63792140750685">
                <text:p>8.63792140750685</text:p>
              </table:table-cell>
              <table:table-cell office:value-type="float" office:value="8.6642">
                <text:p>8.6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301">
                <text:p>1.1301</text:p>
              </table:table-cell>
              <table:table-cell office:value-type="float" office:value="8.6378436840108">
                <text:p>8.6378436840108</text:p>
              </table:table-cell>
              <table:table-cell office:value-type="float" office:value="8.6634">
                <text:p>8.6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4">
                <text:p>1.14</text:p>
              </table:table-cell>
              <table:table-cell office:value-type="float" office:value="8.63776136431404">
                <text:p>8.63776136431404</text:p>
              </table:table-cell>
              <table:table-cell office:value-type="float" office:value="8.6658">
                <text:p>8.6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502">
                <text:p>1.1502</text:p>
              </table:table-cell>
              <table:table-cell office:value-type="float" office:value="8.63767173663312">
                <text:p>8.63767173663312</text:p>
              </table:table-cell>
              <table:table-cell office:value-type="float" office:value="8.665">
                <text:p>8.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601">
                <text:p>1.1601</text:p>
              </table:table-cell>
              <table:table-cell office:value-type="float" office:value="8.63758006157183">
                <text:p>8.63758006157183</text:p>
              </table:table-cell>
              <table:table-cell office:value-type="float" office:value="8.6706">
                <text:p>8.6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">
                <text:p>1.17</text:p>
              </table:table-cell>
              <table:table-cell office:value-type="float" office:value="8.63748375075648">
                <text:p>8.63748375075648</text:p>
              </table:table-cell>
              <table:table-cell office:value-type="float" office:value="8.6698">
                <text:p>8.6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99">
                <text:p>1.1799</text:p>
              </table:table-cell>
              <table:table-cell office:value-type="float" office:value="8.63738276556441">
                <text:p>8.63738276556441</text:p>
              </table:table-cell>
              <table:table-cell office:value-type="float" office:value="8.6691">
                <text:p>8.6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901">
                <text:p>1.1901</text:p>
              </table:table-cell>
              <table:table-cell office:value-type="float" office:value="8.63727376535481">
                <text:p>8.63727376535481</text:p>
              </table:table-cell>
              <table:table-cell office:value-type="float" office:value="8.6715">
                <text:p>8.6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8.63716306542074">
                <text:p>8.63716306542074</text:p>
              </table:table-cell>
              <table:table-cell office:value-type="float" office:value="8.6739">
                <text:p>8.6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099">
                <text:p>1.2099</text:p>
              </table:table-cell>
              <table:table-cell office:value-type="float" office:value="8.63704739676441">
                <text:p>8.63704739676441</text:p>
              </table:table-cell>
              <table:table-cell office:value-type="float" office:value="8.6731">
                <text:p>8.6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202">
                <text:p>1.2202</text:p>
              </table:table-cell>
              <table:table-cell office:value-type="float" office:value="8.63692157984239">
                <text:p>8.63692157984239</text:p>
              </table:table-cell>
              <table:table-cell office:value-type="float" office:value="8.6755">
                <text:p>8.6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301">
                <text:p>1.2301</text:p>
              </table:table-cell>
              <table:table-cell office:value-type="float" office:value="8.63679512856417">
                <text:p>8.63679512856417</text:p>
              </table:table-cell>
              <table:table-cell office:value-type="float" office:value="8.6747">
                <text:p>8.6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4">
                <text:p>1.24</text:p>
              </table:table-cell>
              <table:table-cell office:value-type="float" office:value="8.63666293593682">
                <text:p>8.63666293593682</text:p>
              </table:table-cell>
              <table:table-cell office:value-type="float" office:value="8.6739">
                <text:p>8.6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02">
                <text:p>1.2502</text:p>
              </table:table-cell>
              <table:table-cell office:value-type="float" office:value="8.63652029195843">
                <text:p>8.63652029195843</text:p>
              </table:table-cell>
              <table:table-cell office:value-type="float" office:value="8.6763">
                <text:p>8.67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601">
                <text:p>1.2601</text:p>
              </table:table-cell>
              <table:table-cell office:value-type="float" office:value="8.63637505092255">
                <text:p>8.63637505092255</text:p>
              </table:table-cell>
              <table:table-cell office:value-type="float" office:value="8.6787">
                <text:p>8.6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7">
                <text:p>1.27</text:p>
              </table:table-cell>
              <table:table-cell office:value-type="float" office:value="8.63622246538566">
                <text:p>8.63622246538566</text:p>
              </table:table-cell>
              <table:table-cell office:value-type="float" office:value="8.6748">
                <text:p>8.67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802">
                <text:p>1.2802</text:p>
              </table:table-cell>
              <table:table-cell office:value-type="float" office:value="8.63605673887793">
                <text:p>8.63605673887793</text:p>
              </table:table-cell>
              <table:table-cell office:value-type="float" office:value="8.6772">
                <text:p>8.6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901">
                <text:p>1.2901</text:p>
              </table:table-cell>
              <table:table-cell office:value-type="float" office:value="8.63588664118461">
                <text:p>8.63588664118461</text:p>
              </table:table-cell>
              <table:table-cell office:value-type="float" office:value="8.6764">
                <text:p>8.6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">
                <text:p>1.3</text:p>
              </table:table-cell>
              <table:table-cell office:value-type="float" office:value="8.63570628343321">
                <text:p>8.63570628343321</text:p>
              </table:table-cell>
              <table:table-cell office:value-type="float" office:value="8.682">
                <text:p>8.6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099">
                <text:p>1.3099</text:p>
              </table:table-cell>
              <table:table-cell office:value-type="float" office:value="8.63551431358509">
                <text:p>8.63551431358509</text:p>
              </table:table-cell>
              <table:table-cell office:value-type="float" office:value="8.6812">
                <text:p>8.6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201">
                <text:p>1.3201</text:p>
              </table:table-cell>
              <table:table-cell office:value-type="float" office:value="8.63530270167465">
                <text:p>8.63530270167465</text:p>
              </table:table-cell>
              <table:table-cell office:value-type="float" office:value="8.6804">
                <text:p>8.6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">
                <text:p>1.33</text:p>
              </table:table-cell>
              <table:table-cell office:value-type="float" office:value="8.63508199221329">
                <text:p>8.63508199221329</text:p>
              </table:table-cell>
              <table:table-cell office:value-type="float" office:value="8.6796">
                <text:p>8.6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399">
                <text:p>1.3399</text:p>
              </table:table-cell>
              <table:table-cell office:value-type="float" office:value="8.63484401506635">
                <text:p>8.63484401506635</text:p>
              </table:table-cell>
              <table:table-cell office:value-type="float" office:value="8.6821">
                <text:p>8.68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502">
                <text:p>1.3502</text:p>
              </table:table-cell>
              <table:table-cell office:value-type="float" office:value="8.63457541924705">
                <text:p>8.63457541924705</text:p>
              </table:table-cell>
              <table:table-cell office:value-type="float" office:value="8.6813">
                <text:p>8.6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601">
                <text:p>1.3601</text:p>
              </table:table-cell>
              <table:table-cell office:value-type="float" office:value="8.63429411606228">
                <text:p>8.63429411606228</text:p>
              </table:table-cell>
              <table:table-cell office:value-type="float" office:value="8.6837">
                <text:p>8.6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7">
                <text:p>1.37</text:p>
              </table:table-cell>
              <table:table-cell office:value-type="float" office:value="8.63398683062752">
                <text:p>8.63398683062752</text:p>
              </table:table-cell>
              <table:table-cell office:value-type="float" office:value="8.6797">
                <text:p>8.67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802">
                <text:p>1.3802</text:p>
              </table:table-cell>
              <table:table-cell office:value-type="float" office:value="8.63363914220406">
                <text:p>8.63363914220406</text:p>
              </table:table-cell>
              <table:table-cell office:value-type="float" office:value="8.6821">
                <text:p>8.6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901">
                <text:p>1.3901</text:p>
              </table:table-cell>
              <table:table-cell office:value-type="float" office:value="8.63326720277015">
                <text:p>8.63326720277015</text:p>
              </table:table-cell>
              <table:table-cell office:value-type="float" office:value="8.6813">
                <text:p>8.68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8.6328565271688">
                <text:p>8.6328565271688</text:p>
              </table:table-cell>
              <table:table-cell office:value-type="float" office:value="8.6806">
                <text:p>8.6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102">
                <text:p>1.4102</text:p>
              </table:table-cell>
              <table:table-cell office:value-type="float" office:value="8.6323872817844">
                <text:p>8.6323872817844</text:p>
              </table:table-cell>
              <table:table-cell office:value-type="float" office:value="8.6829">
                <text:p>8.68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201">
                <text:p>1.4201</text:p>
              </table:table-cell>
              <table:table-cell office:value-type="float" office:value="8.6318809768917">
                <text:p>8.6318809768917</text:p>
              </table:table-cell>
              <table:table-cell office:value-type="float" office:value="8.6822">
                <text:p>8.6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3">
                <text:p>1.43</text:p>
              </table:table-cell>
              <table:table-cell office:value-type="float" office:value="8.6313178776922">
                <text:p>8.6313178776922</text:p>
              </table:table-cell>
              <table:table-cell office:value-type="float" office:value="8.6814">
                <text:p>8.6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399">
                <text:p>1.4399</text:p>
              </table:table-cell>
              <table:table-cell office:value-type="float" office:value="8.63069061834117">
                <text:p>8.63069061834117</text:p>
              </table:table-cell>
              <table:table-cell office:value-type="float" office:value="8.6806">
                <text:p>8.68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501">
                <text:p>1.4501</text:p>
              </table:table-cell>
              <table:table-cell office:value-type="float" office:value="8.62996861878661">
                <text:p>8.62996861878661</text:p>
              </table:table-cell>
              <table:table-cell office:value-type="float" office:value="8.6798">
                <text:p>8.67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6">
                <text:p>1.46</text:p>
              </table:table-cell>
              <table:table-cell office:value-type="float" office:value="8.6291850940136">
                <text:p>8.6291850940136</text:p>
              </table:table-cell>
              <table:table-cell office:value-type="float" office:value="8.6822">
                <text:p>8.68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699">
                <text:p>1.4699</text:p>
              </table:table-cell>
              <table:table-cell office:value-type="float" office:value="8.62830999154169">
                <text:p>8.62830999154169</text:p>
              </table:table-cell>
              <table:table-cell office:value-type="float" office:value="8.6783">
                <text:p>8.67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801">
                <text:p>1.4801</text:p>
              </table:table-cell>
              <table:table-cell office:value-type="float" office:value="8.62730101686477">
                <text:p>8.62730101686477</text:p>
              </table:table-cell>
              <table:table-cell office:value-type="float" office:value="8.6775">
                <text:p>8.67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9">
                <text:p>1.49</text:p>
              </table:table-cell>
              <table:table-cell office:value-type="float" office:value="8.62620519860664">
                <text:p>8.62620519860664</text:p>
              </table:table-cell>
              <table:table-cell office:value-type="float" office:value="8.6767">
                <text:p>8.67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999">
                <text:p>1.4999</text:p>
              </table:table-cell>
              <table:table-cell office:value-type="float" office:value="8.62498131166309">
                <text:p>8.62498131166309</text:p>
              </table:table-cell>
              <table:table-cell office:value-type="float" office:value="8.6727">
                <text:p>8.67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102">
                <text:p>1.5102</text:p>
              </table:table-cell>
              <table:table-cell office:value-type="float" office:value="8.62355656771472">
                <text:p>8.62355656771472</text:p>
              </table:table-cell>
              <table:table-cell office:value-type="float" office:value="8.6719">
                <text:p>8.67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01">
                <text:p>1.5201</text:p>
              </table:table-cell>
              <table:table-cell office:value-type="float" office:value="8.62202541243979">
                <text:p>8.62202541243979</text:p>
              </table:table-cell>
              <table:table-cell office:value-type="float" office:value="8.6743">
                <text:p>8.67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3">
                <text:p>1.53</text:p>
              </table:table-cell>
              <table:table-cell office:value-type="float" office:value="8.6203184253777">
                <text:p>8.6203184253777</text:p>
              </table:table-cell>
              <table:table-cell office:value-type="float" office:value="8.6736">
                <text:p>8.67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402">
                <text:p>1.5402</text:p>
              </table:table-cell>
              <table:table-cell office:value-type="float" office:value="8.61835621621073">
                <text:p>8.61835621621073</text:p>
              </table:table-cell>
              <table:table-cell office:value-type="float" office:value="8.6728">
                <text:p>8.67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501">
                <text:p>1.5501</text:p>
              </table:table-cell>
              <table:table-cell office:value-type="float" office:value="8.61623360099654">
                <text:p>8.61623360099654</text:p>
              </table:table-cell>
              <table:table-cell office:value-type="float" office:value="8.672">
                <text:p>8.6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6">
                <text:p>1.56</text:p>
              </table:table-cell>
              <table:table-cell office:value-type="float" office:value="8.61387415985599">
                <text:p>8.61387415985599</text:p>
              </table:table-cell>
              <table:table-cell office:value-type="float" office:value="8.668">
                <text:p>8.6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702">
                <text:p>1.5702</text:p>
              </table:table-cell>
              <table:table-cell office:value-type="float" office:value="8.61117069519931">
                <text:p>8.61117069519931</text:p>
              </table:table-cell>
              <table:table-cell office:value-type="float" office:value="8.6672">
                <text:p>8.66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801">
                <text:p>1.5801</text:p>
              </table:table-cell>
              <table:table-cell office:value-type="float" office:value="8.60825625143509">
                <text:p>8.60825625143509</text:p>
              </table:table-cell>
              <table:table-cell office:value-type="float" office:value="8.6664">
                <text:p>8.66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9">
                <text:p>1.59</text:p>
              </table:table-cell>
              <table:table-cell office:value-type="float" office:value="8.60502809423788">
                <text:p>8.60502809423788</text:p>
              </table:table-cell>
              <table:table-cell office:value-type="float" office:value="8.6625">
                <text:p>8.6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999">
                <text:p>1.5999</text:p>
              </table:table-cell>
              <table:table-cell office:value-type="float" office:value="8.60145689700353">
                <text:p>8.60145689700353</text:p>
              </table:table-cell>
              <table:table-cell office:value-type="float" office:value="8.6617">
                <text:p>8.66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101">
                <text:p>1.6101</text:p>
              </table:table-cell>
              <table:table-cell office:value-type="float" office:value="8.59738543322187">
                <text:p>8.59738543322187</text:p>
              </table:table-cell>
              <table:table-cell office:value-type="float" office:value="8.6577">
                <text:p>8.65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2">
                <text:p>1.62</text:p>
              </table:table-cell>
              <table:table-cell office:value-type="float" office:value="8.59301859944497">
                <text:p>8.59301859944497</text:p>
              </table:table-cell>
              <table:table-cell office:value-type="float" office:value="8.6537">
                <text:p>8.6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299">
                <text:p>1.6299</text:p>
              </table:table-cell>
              <table:table-cell office:value-type="float" office:value="8.58820635670312">
                <text:p>8.58820635670312</text:p>
              </table:table-cell>
              <table:table-cell office:value-type="float" office:value="8.653">
                <text:p>8.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401">
                <text:p>1.6401</text:p>
              </table:table-cell>
              <table:table-cell office:value-type="float" office:value="8.58274161365932">
                <text:p>8.58274161365932</text:p>
              </table:table-cell>
              <table:table-cell office:value-type="float" office:value="8.6458">
                <text:p>8.6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5">
                <text:p>1.65</text:p>
              </table:table-cell>
              <table:table-cell office:value-type="float" office:value="8.57690353094239">
                <text:p>8.57690353094239</text:p>
              </table:table-cell>
              <table:table-cell office:value-type="float" office:value="8.6418">
                <text:p>8.64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599">
                <text:p>1.6599</text:p>
              </table:table-cell>
              <table:table-cell office:value-type="float" office:value="8.57049492540777">
                <text:p>8.57049492540777</text:p>
              </table:table-cell>
              <table:table-cell office:value-type="float" office:value="8.6378">
                <text:p>8.63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701">
                <text:p>1.6701</text:p>
              </table:table-cell>
              <table:table-cell office:value-type="float" office:value="8.56324589059877">
                <text:p>8.56324589059877</text:p>
              </table:table-cell>
              <table:table-cell office:value-type="float" office:value="8.6275">
                <text:p>8.62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8">
                <text:p>1.68</text:p>
              </table:table-cell>
              <table:table-cell office:value-type="float" office:value="8.5555317199925">
                <text:p>8.5555317199925</text:p>
              </table:table-cell>
              <table:table-cell office:value-type="float" office:value="8.6203">
                <text:p>8.62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899">
                <text:p>1.6899</text:p>
              </table:table-cell>
              <table:table-cell office:value-type="float" office:value="8.54709582293679">
                <text:p>8.54709582293679</text:p>
              </table:table-cell>
              <table:table-cell office:value-type="float" office:value="8.6131">
                <text:p>8.61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001">
                <text:p>1.7001</text:p>
              </table:table-cell>
              <table:table-cell office:value-type="float" office:value="8.537590001268">
                <text:p>8.537590001268</text:p>
              </table:table-cell>
              <table:table-cell office:value-type="float" office:value="8.6028">
                <text:p>8.60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1">
                <text:p>1.71</text:p>
              </table:table-cell>
              <table:table-cell office:value-type="float" office:value="8.52751226526666">
                <text:p>8.52751226526666</text:p>
              </table:table-cell>
              <table:table-cell office:value-type="float" office:value="8.5956">
                <text:p>8.59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199">
                <text:p>1.7199</text:p>
              </table:table-cell>
              <table:table-cell office:value-type="float" office:value="8.51653193438414">
                <text:p>8.51653193438414</text:p>
              </table:table-cell>
              <table:table-cell office:value-type="float" office:value="8.5852">
                <text:p>8.5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301">
                <text:p>1.7301</text:p>
              </table:table-cell>
              <table:table-cell office:value-type="float" office:value="8.50420418784261">
                <text:p>8.50420418784261</text:p>
              </table:table-cell>
              <table:table-cell office:value-type="float" office:value="8.5717">
                <text:p>8.57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4">
                <text:p>1.74</text:p>
              </table:table-cell>
              <table:table-cell office:value-type="float" office:value="8.49118171227525">
                <text:p>8.49118171227525</text:p>
              </table:table-cell>
              <table:table-cell office:value-type="float" office:value="8.5581">
                <text:p>8.55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499">
                <text:p>1.7499</text:p>
              </table:table-cell>
              <table:table-cell office:value-type="float" office:value="8.47704231497934">
                <text:p>8.47704231497934</text:p>
              </table:table-cell>
              <table:table-cell office:value-type="float" office:value="8.5478">
                <text:p>8.54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601">
                <text:p>1.7601</text:p>
              </table:table-cell>
              <table:table-cell office:value-type="float" office:value="8.46122302001773">
                <text:p>8.46122302001773</text:p>
              </table:table-cell>
              <table:table-cell office:value-type="float" office:value="8.5342">
                <text:p>8.53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7">
                <text:p>1.77</text:p>
              </table:table-cell>
              <table:table-cell office:value-type="float" office:value="8.44456922661995">
                <text:p>8.44456922661995</text:p>
              </table:table-cell>
              <table:table-cell office:value-type="float" office:value="8.5175">
                <text:p>8.51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802">
                <text:p>1.7802</text:p>
              </table:table-cell>
              <table:table-cell office:value-type="float" office:value="8.42597826419816">
                <text:p>8.42597826419816</text:p>
              </table:table-cell>
              <table:table-cell office:value-type="float" office:value="8.4975">
                <text:p>8.49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901">
                <text:p>1.7901</text:p>
              </table:table-cell>
              <table:table-cell office:value-type="float" office:value="8.40644929106711">
                <text:p>8.40644929106711</text:p>
              </table:table-cell>
              <table:table-cell office:value-type="float" office:value="8.4776">
                <text:p>8.4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999">
                <text:p>1.7999</text:p>
              </table:table-cell>
              <table:table-cell office:value-type="float" office:value="8.38558104094993">
                <text:p>8.38558104094993</text:p>
              </table:table-cell>
              <table:table-cell office:value-type="float" office:value="8.4545">
                <text:p>8.45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101">
                <text:p>1.8101</text:p>
              </table:table-cell>
              <table:table-cell office:value-type="float" office:value="8.3621308480798">
                <text:p>8.3621308480798</text:p>
              </table:table-cell>
              <table:table-cell office:value-type="float" office:value="8.4345">
                <text:p>8.4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2">
                <text:p>1.82</text:p>
              </table:table-cell>
              <table:table-cell office:value-type="float" office:value="8.33757358304152">
                <text:p>8.33757358304152</text:p>
              </table:table-cell>
              <table:table-cell office:value-type="float" office:value="8.4114">
                <text:p>8.41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302">
                <text:p>1.8302</text:p>
              </table:table-cell>
              <table:table-cell office:value-type="float" office:value="8.31030143014664">
                <text:p>8.31030143014664</text:p>
              </table:table-cell>
              <table:table-cell office:value-type="float" office:value="8.3819">
                <text:p>8.38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401">
                <text:p>1.8401</text:p>
              </table:table-cell>
              <table:table-cell office:value-type="float" office:value="8.28179824417446">
                <text:p>8.28179824417446</text:p>
              </table:table-cell>
              <table:table-cell office:value-type="float" office:value="8.3524">
                <text:p>8.35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499">
                <text:p>1.8499</text:p>
              </table:table-cell>
              <table:table-cell office:value-type="float" office:value="8.25148850602505">
                <text:p>8.25148850602505</text:p>
              </table:table-cell>
              <table:table-cell office:value-type="float" office:value="8.3261">
                <text:p>8.3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601">
                <text:p>1.8601</text:p>
              </table:table-cell>
              <table:table-cell office:value-type="float" office:value="8.21759366557182">
                <text:p>8.21759366557182</text:p>
              </table:table-cell>
              <table:table-cell office:value-type="float" office:value="8.2901">
                <text:p>8.29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7">
                <text:p>1.87</text:p>
              </table:table-cell>
              <table:table-cell office:value-type="float" office:value="8.18226791545299">
                <text:p>8.18226791545299</text:p>
              </table:table-cell>
              <table:table-cell office:value-type="float" office:value="8.2543">
                <text:p>8.25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802">
                <text:p>1.8802</text:p>
              </table:table-cell>
              <table:table-cell office:value-type="float" office:value="8.14322023251337">
                <text:p>8.14322023251337</text:p>
              </table:table-cell>
              <table:table-cell office:value-type="float" office:value="8.2183">
                <text:p>8.21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9">
                <text:p>1.89</text:p>
              </table:table-cell>
              <table:table-cell office:value-type="float" office:value="8.103021151818">
                <text:p>8.103021151818</text:p>
              </table:table-cell>
              <table:table-cell office:value-type="float" office:value="8.1793">
                <text:p>8.17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002">
                <text:p>1.9002</text:p>
              </table:table-cell>
              <table:table-cell office:value-type="float" office:value="8.05822684384356">
                <text:p>8.05822684384356</text:p>
              </table:table-cell>
              <table:table-cell office:value-type="float" office:value="8.137">
                <text:p>8.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101">
                <text:p>1.9101</text:p>
              </table:table-cell>
              <table:table-cell office:value-type="float" office:value="8.01170464673697">
                <text:p>8.01170464673697</text:p>
              </table:table-cell>
              <table:table-cell office:value-type="float" office:value="8.0947">
                <text:p>8.09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199">
                <text:p>1.9199</text:p>
              </table:table-cell>
              <table:table-cell office:value-type="float" office:value="7.96253247672443">
                <text:p>7.96253247672443</text:p>
              </table:table-cell>
              <table:table-cell office:value-type="float" office:value="8.046">
                <text:p>8.0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301">
                <text:p>1.9301</text:p>
              </table:table-cell>
              <table:table-cell office:value-type="float" office:value="7.90787463727696">
                <text:p>7.90787463727696</text:p>
              </table:table-cell>
              <table:table-cell office:value-type="float" office:value="7.9942">
                <text:p>7.99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399">
                <text:p>1.9399</text:p>
              </table:table-cell>
              <table:table-cell office:value-type="float" office:value="7.85183667192436">
                <text:p>7.85183667192436</text:p>
              </table:table-cell>
              <table:table-cell office:value-type="float" office:value="7.9487">
                <text:p>7.94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501">
                <text:p>1.9501</text:p>
              </table:table-cell>
              <table:table-cell office:value-type="float" office:value="7.78964502140395">
                <text:p>7.78964502140395</text:p>
              </table:table-cell>
              <table:table-cell office:value-type="float" office:value="7.8968">
                <text:p>7.89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599">
                <text:p>1.9599</text:p>
              </table:table-cell>
              <table:table-cell office:value-type="float" office:value="7.72598123718471">
                <text:p>7.72598123718471</text:p>
              </table:table-cell>
              <table:table-cell office:value-type="float" office:value="7.8386">
                <text:p>7.83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701">
                <text:p>1.9701</text:p>
              </table:table-cell>
              <table:table-cell office:value-type="float" office:value="7.65543315920313">
                <text:p>7.65543315920313</text:p>
              </table:table-cell>
              <table:table-cell office:value-type="float" office:value="7.7771">
                <text:p>7.7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799">
                <text:p>1.9799</text:p>
              </table:table-cell>
              <table:table-cell office:value-type="float" office:value="7.58332212296354">
                <text:p>7.58332212296354</text:p>
              </table:table-cell>
              <table:table-cell office:value-type="float" office:value="7.7157">
                <text:p>7.71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901">
                <text:p>1.9901</text:p>
              </table:table-cell>
              <table:table-cell office:value-type="float" office:value="7.5035295236413">
                <text:p>7.5035295236413</text:p>
              </table:table-cell>
              <table:table-cell office:value-type="float" office:value="7.6479">
                <text:p>7.64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999">
                <text:p>1.9999</text:p>
              </table:table-cell>
              <table:table-cell office:value-type="float" office:value="7.4220853836969">
                <text:p>7.4220853836969</text:p>
              </table:table-cell>
              <table:table-cell office:value-type="float" office:value="7.5769">
                <text:p>7.57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1">
                <text:p>2.01</text:p>
              </table:table-cell>
              <table:table-cell office:value-type="float" office:value="7.3330005426251">
                <text:p>7.3330005426251</text:p>
              </table:table-cell>
              <table:table-cell office:value-type="float" office:value="7.4995">
                <text:p>7.49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202">
                <text:p>2.0202</text:p>
              </table:table-cell>
              <table:table-cell office:value-type="float" office:value="7.23746884756665">
                <text:p>7.23746884756665</text:p>
              </table:table-cell>
              <table:table-cell office:value-type="float" office:value="7.4221">
                <text:p>7.42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3">
                <text:p>2.03</text:p>
              </table:table-cell>
              <table:table-cell office:value-type="float" office:value="7.14015912025796">
                <text:p>7.14015912025796</text:p>
              </table:table-cell>
              <table:table-cell office:value-type="float" office:value="7.3351">
                <text:p>7.33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401">
                <text:p>2.0401</text:p>
              </table:table-cell>
              <table:table-cell office:value-type="float" office:value="7.03393275949081">
                <text:p>7.03393275949081</text:p>
              </table:table-cell>
              <table:table-cell office:value-type="float" office:value="7.2449">
                <text:p>7.24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499">
                <text:p>2.0499</text:p>
              </table:table-cell>
              <table:table-cell office:value-type="float" office:value="6.92482997462996">
                <text:p>6.92482997462996</text:p>
              </table:table-cell>
              <table:table-cell office:value-type="float" office:value="7.1516">
                <text:p>7.15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6">
                <text:p>2.06</text:p>
              </table:table-cell>
              <table:table-cell office:value-type="float" office:value="6.80587995727477">
                <text:p>6.80587995727477</text:p>
              </table:table-cell>
              <table:table-cell office:value-type="float" office:value="7.0454">
                <text:p>7.04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701">
                <text:p>2.0701</text:p>
              </table:table-cell>
              <table:table-cell office:value-type="float" office:value="6.68001893769475">
                <text:p>6.68001893769475</text:p>
              </table:table-cell>
              <table:table-cell office:value-type="float" office:value="6.9393">
                <text:p>6.9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799">
                <text:p>2.0799</text:p>
              </table:table-cell>
              <table:table-cell office:value-type="float" office:value="6.55098836517927">
                <text:p>6.55098836517927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9">
                <text:p>2.09</text:p>
              </table:table-cell>
              <table:table-cell office:value-type="float" office:value="6.41056693193614">
                <text:p>6.41056693193614</text:p>
              </table:table-cell>
              <table:table-cell office:value-type="float" office:value="6.7079">
                <text:p>6.70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001">
                <text:p>2.1001</text:p>
              </table:table-cell>
              <table:table-cell office:value-type="float" office:value="6.26225531837607">
                <text:p>6.26225531837607</text:p>
              </table:table-cell>
              <table:table-cell office:value-type="float" office:value="6.5762">
                <text:p>6.57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101">
                <text:p>2.1101</text:p>
              </table:table-cell>
              <table:table-cell office:value-type="float" office:value="6.10729363744822">
                <text:p>6.10729363744822</text:p>
              </table:table-cell>
              <table:table-cell office:value-type="float" office:value="6.4413">
                <text:p>6.44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199">
                <text:p>2.1199</text:p>
              </table:table-cell>
              <table:table-cell office:value-type="float" office:value="5.94725340897099">
                <text:p>5.94725340897099</text:p>
              </table:table-cell>
              <table:table-cell office:value-type="float" office:value="6.3065">
                <text:p>6.30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3">
                <text:p>2.13</text:p>
              </table:table-cell>
              <table:table-cell office:value-type="float" office:value="5.77347957880818">
                <text:p>5.77347957880818</text:p>
              </table:table-cell>
              <table:table-cell office:value-type="float" office:value="6.1557">
                <text:p>6.15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4">
                <text:p>2.14</text:p>
              </table:table-cell>
              <table:table-cell office:value-type="float" office:value="5.59221637970615">
                <text:p>5.59221637970615</text:p>
              </table:table-cell>
              <table:table-cell office:value-type="float" office:value="5.9953">
                <text:p>5.99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5">
                <text:p>2.15</text:p>
              </table:table-cell>
              <table:table-cell office:value-type="float" office:value="5.40140188148118">
                <text:p>5.40140188148118</text:p>
              </table:table-cell>
              <table:table-cell office:value-type="float" office:value="5.8285">
                <text:p>5.82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1601">
                <text:p>2.1601</text:p>
              </table:table-cell>
              <table:table-cell office:value-type="float" office:value="5.19857913611873">
                <text:p>5.19857913611873</text:p>
              </table:table-cell>
              <table:table-cell office:value-type="float" office:value="5.6553">
                <text:p>5.65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1701">
                <text:p>2.1701</text:p>
              </table:table-cell>
              <table:table-cell office:value-type="float" office:value="4.98735131558625">
                <text:p>4.98735131558625</text:p>
              </table:table-cell>
              <table:table-cell office:value-type="float" office:value="5.4726">
                <text:p>5.47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801">
                <text:p>2.1801</text:p>
              </table:table-cell>
              <table:table-cell office:value-type="float" office:value="4.76533879007821">
                <text:p>4.76533879007821</text:p>
              </table:table-cell>
              <table:table-cell office:value-type="float" office:value="5.277">
                <text:p>5.2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1901">
                <text:p>2.1901</text:p>
              </table:table-cell>
              <table:table-cell office:value-type="float" office:value="4.53210727734915">
                <text:p>4.53210727734915</text:p>
              </table:table-cell>
              <table:table-cell office:value-type="float" office:value="5.0719">
                <text:p>5.07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001">
                <text:p>2.2001</text:p>
              </table:table-cell>
              <table:table-cell office:value-type="float" office:value="4.28720991581324">
                <text:p>4.28720991581324</text:p>
              </table:table-cell>
              <table:table-cell office:value-type="float" office:value="4.8541">
                <text:p>4.85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004">
                <text:p>2.2004</text:p>
              </table:table-cell>
              <table:table-cell office:value-type="float" office:value="4.27967798490896">
                <text:p>4.27967798490896</text:p>
              </table:table-cell>
              <table:table-cell office:value-type="float" office:value="4.8477">
                <text:p>4.8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